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0.9756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0.9571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2"/>
    <style:style style:name="ce2" style:family="table-cell" style:parent-style-name="Default" style:data-style-name="N124"/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start" fo:margin-left="0.5555in"/>
    </style:style>
  </office:automatic-styles>
  <office:body>
    <office:spreadsheet>
      <table:table table:name="Att1" table:style-name="ta1" table:print="false">
        <table:table-column table:style-name="co1" table:number-columns-repeated="8" table:default-cell-style-name="Default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column table:style-name="co1" table:number-columns-repeated="7" table:default-cell-style-name="ce2"/>
        <table:table-row table:style-name="ro1"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aZ</text:p>
          </table:table-cell>
          <table:table-cell office:value-type="string">
            <text:p>T</text:p>
          </table:table-cell>
          <table:table-cell office:value-type="string">
            <text:p>gX</text:p>
          </table:table-cell>
          <table:table-cell office:value-type="string">
            <text:p>gY</text:p>
          </table:table-cell>
          <table:table-cell office:value-type="string">
            <text:p>gZ</text:p>
          </table:table-cell>
          <table:table-cell/>
          <table:table-cell table:style-name="Default" office:value-type="string">
            <text:p>aX</text:p>
          </table:table-cell>
          <table:table-cell table:style-name="Default" office:value-type="string">
            <text:p>aY</text:p>
          </table:table-cell>
          <table:table-cell table:style-name="Default" office:value-type="string">
            <text:p>aZ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X</text:p>
          </table:table-cell>
          <table:table-cell table:style-name="Default" office:value-type="string">
            <text:p>gY</text:p>
          </table:table-cell>
          <table:table-cell table:style-name="Default" office:value-type="string">
            <text:p>gZ</text:p>
          </table:table-cell>
          <table:table-cell/>
          <table:table-cell table:style-name="Default" office:value-type="string">
            <text:p>aX</text:p>
          </table:table-cell>
          <table:table-cell table:style-name="Default" office:value-type="string">
            <text:p>aY</text:p>
          </table:table-cell>
          <table:table-cell table:style-name="Default" office:value-type="string">
            <text:p>aZ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X</text:p>
          </table:table-cell>
          <table:table-cell table:style-name="Default" office:value-type="string">
            <text:p>gY</text:p>
          </table:table-cell>
          <table:table-cell table:style-name="Default" office:value-type="string">
            <text:p>gZ</text:p>
          </table:table-cell>
          <table:table-cell/>
          <table:table-cell table:style-name="Default" office:value-type="string">
            <text:p>dX</text:p>
          </table:table-cell>
          <table:table-cell table:style-name="Default" office:value-type="string">
            <text:p>dY</text:p>
          </table:table-cell>
          <table:table-cell table:style-name="Default" office:value-type="string">
            <text:p>dZ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X</text:p>
          </table:table-cell>
          <table:table-cell table:style-name="Default" office:value-type="string">
            <text:p>gY</text:p>
          </table:table-cell>
          <table:table-cell table:style-name="Default" office:value-type="string">
            <text:p>gZ</text:p>
          </table:table-cell>
        </table:table-row>
        <table:table-row table:style-name="ro1">
          <table:table-cell office:value-type="float" office:value="12976">
            <text:p>12976</text:p>
          </table:table-cell>
          <table:table-cell office:value-type="float" office:value="-2808">
            <text:p>-2808</text:p>
          </table:table-cell>
          <table:table-cell office:value-type="float" office:value="-10708">
            <text:p>-10708</text:p>
          </table:table-cell>
          <table:table-cell office:value-type="float" office:value="23.97">
            <text:p>23.97</text:p>
          </table:table-cell>
          <table:table-cell office:value-type="float" office:value="-135">
            <text:p>-135</text:p>
          </table:table-cell>
          <table:table-cell office:value-type="float" office:value="-136">
            <text:p>-136</text:p>
          </table:table-cell>
          <table:table-cell office:value-type="float" office:value="-143">
            <text:p>-143</text:p>
          </table:table-cell>
          <table:table-cell/>
          <table:table-cell table:formula="of:=[.A2]/16384" office:value-type="float" office:value="0.7919921875">
            <text:p>0.79</text:p>
          </table:table-cell>
          <table:table-cell table:formula="of:=[.B2]/16384" office:value-type="float" office:value="-0.17138671875">
            <text:p>-0.17</text:p>
          </table:table-cell>
          <table:table-cell table:formula="of:=[.C2]/16384" office:value-type="float" office:value="-0.653564453125">
            <text:p>-0.65</text:p>
          </table:table-cell>
          <table:table-cell table:formula="of:=[.D2]" office:value-type="float" office:value="23.97">
            <text:p>23.97</text:p>
          </table:table-cell>
          <table:table-cell table:formula="of:=[.E2]/(131*250)" office:value-type="float" office:value="-0.00412213740458015">
            <text:p>0.00</text:p>
          </table:table-cell>
          <table:table-cell table:formula="of:=[.F2]/(131*250)" office:value-type="float" office:value="-0.00415267175572519">
            <text:p>0.00</text:p>
          </table:table-cell>
          <table:table-cell table:formula="of:=[.G2]/(131*250)" office:value-type="float" office:value="-0.00436641221374046">
            <text:p>0.00</text:p>
          </table:table-cell>
          <table:table-cell/>
          <table:table-cell table:number-columns-repeated="3" office:value-type="float" office:value="0">
            <text:p>0.00</text:p>
          </table:table-cell>
          <table:table-cell table:formula="of:=[.L2]" office:value-type="float" office:value="23.97">
            <text:p>23.97</text:p>
          </table:table-cell>
          <table:table-cell table:number-columns-repeated="3" office:value-type="float" office:value="0">
            <text:p>0.00</text:p>
          </table:table-cell>
          <table:table-cell/>
          <table:table-cell table:number-columns-repeated="3" office:value-type="float" office:value="0">
            <text:p>0.0</text:p>
          </table:table-cell>
          <table:table-cell/>
          <table:table-cell table:number-columns-repeated="3" office:value-type="float" office:value="0">
            <text:p>0.0</text:p>
          </table:table-cell>
        </table:table-row>
        <table:table-row table:style-name="ro1">
          <table:table-cell office:value-type="float" office:value="15588">
            <text:p>15588</text:p>
          </table:table-cell>
          <table:table-cell office:value-type="float" office:value="-3476">
            <text:p>-3476</text:p>
          </table:table-cell>
          <table:table-cell office:value-type="float" office:value="6252">
            <text:p>6252</text:p>
          </table:table-cell>
          <table:table-cell office:value-type="float" office:value="24.06">
            <text:p>24.06</text:p>
          </table:table-cell>
          <table:table-cell office:value-type="float" office:value="1224">
            <text:p>1224</text:p>
          </table:table-cell>
          <table:table-cell office:value-type="float" office:value="3682">
            <text:p>3682</text:p>
          </table:table-cell>
          <table:table-cell office:value-type="float" office:value="-921">
            <text:p>-921</text:p>
          </table:table-cell>
          <table:table-cell/>
          <table:table-cell table:formula="of:=[.A3]/16384" office:value-type="float" office:value="0.951416015625">
            <text:p>0.95</text:p>
          </table:table-cell>
          <table:table-cell table:formula="of:=[.B3]/16384" office:value-type="float" office:value="-0.212158203125">
            <text:p>-0.21</text:p>
          </table:table-cell>
          <table:table-cell table:formula="of:=[.C3]/16384" office:value-type="float" office:value="0.381591796875">
            <text:p>0.38</text:p>
          </table:table-cell>
          <table:table-cell table:formula="of:=[.D3]" office:value-type="float" office:value="24.06">
            <text:p>24.06</text:p>
          </table:table-cell>
          <table:table-cell table:formula="of:=[.E3]/(131*250)" office:value-type="float" office:value="0.0373740458015267">
            <text:p>0.04</text:p>
          </table:table-cell>
          <table:table-cell table:formula="of:=[.F3]/(131*250)" office:value-type="float" office:value="0.112427480916031">
            <text:p>0.11</text:p>
          </table:table-cell>
          <table:table-cell table:formula="of:=[.G3]/(131*250)" office:value-type="float" office:value="-0.0281221374045802">
            <text:p>-0.03</text:p>
          </table:table-cell>
          <table:table-cell/>
          <table:table-cell table:formula="of:=[.Q2]+([.I2]-[.I$164])*1/3" office:value-type="float" office:value="-0.0521701388888889">
            <text:p>-0.05</text:p>
          </table:table-cell>
          <table:table-cell table:formula="of:=[.R2]+([.J2]-[.J$164])*1/3" office:value-type="float" office:value="0.0137641059027778">
            <text:p>0.01</text:p>
          </table:table-cell>
          <table:table-cell table:formula="of:=[.S2]+([.K2]-[.K$164])*1/3" office:value-type="float" office:value="-0.285584852430556">
            <text:p>-0.29</text:p>
          </table:table-cell>
          <table:table-cell table:formula="of:=[.L3]" office:value-type="float" office:value="24.06">
            <text:p>24.06</text:p>
          </table:table-cell>
          <table:table-cell table:formula="of:=[.U2]+[.M2]-[.M$164]" office:value-type="float" office:value="-0.0118045801526718">
            <text:p>-0.01</text:p>
          </table:table-cell>
          <table:table-cell table:formula="of:=[.V2]+[.N2]-[.N$164]" office:value-type="float" office:value="-0.00571806615776081">
            <text:p>-0.01</text:p>
          </table:table-cell>
          <table:table-cell table:formula="of:=[.W2]+[.O2]-[.O$164]" office:value-type="float" office:value="-0.00945139949109415">
            <text:p>-0.01</text:p>
          </table:table-cell>
          <table:table-cell/>
          <table:table-cell table:formula="of:=[.Y2]+[.Q3]+0.5*([.Q3]-[.Q2])" office:value-type="float" office:value="-0.0782552083333333">
            <text:p>-0.1</text:p>
          </table:table-cell>
          <table:table-cell table:formula="of:=[.Z2]+[.R3]+0.5*([.R3]-[.R2])" office:value-type="float" office:value="0.0206461588541667">
            <text:p>0.0</text:p>
          </table:table-cell>
          <table:table-cell table:formula="of:=[.AA2]+[.S3]+0.5*([.S3]-[.S2])" office:value-type="float" office:value="-0.428377278645833">
            <text:p>-0.4</text:p>
          </table:table-cell>
          <table:table-cell/>
          <table:table-cell table:formula="of:=MOD([.AC2]+[.U3]+0.5*([.U3]-[.U2]);360)" office:value-type="float" office:value="359.982293129771">
            <text:p>360.0</text:p>
          </table:table-cell>
          <table:table-cell table:formula="of:=MOD([.AD2]+[.V3]+0.5*([.V3]-[.V2]);360)" office:value-type="float" office:value="359.991422900763">
            <text:p>360.0</text:p>
          </table:table-cell>
          <table:table-cell table:formula="of:=MOD([.AE2]+[.W3]+0.5*([.W3]-[.W2]);360)" office:value-type="float" office:value="359.985822900763">
            <text:p>360.0</text:p>
          </table:table-cell>
        </table:table-row>
        <table:table-row table:style-name="ro1">
          <table:table-cell office:value-type="float" office:value="15548">
            <text:p>15548</text:p>
          </table:table-cell>
          <table:table-cell office:value-type="float" office:value="-616">
            <text:p>-616</text:p>
          </table:table-cell>
          <table:table-cell office:value-type="float" office:value="3156">
            <text:p>3156</text:p>
          </table:table-cell>
          <table:table-cell office:value-type="float" office:value="24.01">
            <text:p>24.01</text:p>
          </table:table-cell>
          <table:table-cell office:value-type="float" office:value="-211">
            <text:p>-211</text:p>
          </table:table-cell>
          <table:table-cell office:value-type="float" office:value="-4838">
            <text:p>-4838</text:p>
          </table:table-cell>
          <table:table-cell office:value-type="float" office:value="2417">
            <text:p>2417</text:p>
          </table:table-cell>
          <table:table-cell/>
          <table:table-cell table:formula="of:=[.A4]/16384" office:value-type="float" office:value="0.948974609375">
            <text:p>0.95</text:p>
          </table:table-cell>
          <table:table-cell table:formula="of:=[.B4]/16384" office:value-type="float" office:value="-0.03759765625">
            <text:p>-0.04</text:p>
          </table:table-cell>
          <table:table-cell table:formula="of:=[.C4]/16384" office:value-type="float" office:value="0.192626953125">
            <text:p>0.19</text:p>
          </table:table-cell>
          <table:table-cell table:formula="of:=[.D4]" office:value-type="float" office:value="24.01">
            <text:p>24.01</text:p>
          </table:table-cell>
          <table:table-cell table:formula="of:=[.E4]/(131*250)" office:value-type="float" office:value="-0.00644274809160305">
            <text:p>-0.01</text:p>
          </table:table-cell>
          <table:table-cell table:formula="of:=[.F4]/(131*250)" office:value-type="float" office:value="-0.147725190839695">
            <text:p>-0.15</text:p>
          </table:table-cell>
          <table:table-cell table:formula="of:=[.G4]/(131*250)" office:value-type="float" office:value="0.0738015267175573">
            <text:p>0.07</text:p>
          </table:table-cell>
          <table:table-cell/>
          <table:table-cell table:formula="of:=[.Q3]+([.I3]-[.I$164])*1/3" office:value-type="float" office:value="-0.0511990017361111">
            <text:p>-0.05</text:p>
          </table:table-cell>
          <table:table-cell table:formula="of:=[.R3]+([.J3]-[.J$164])*1/3" office:value-type="float" office:value="0.0139377170138889">
            <text:p>0.01</text:p>
          </table:table-cell>
          <table:table-cell table:formula="of:=[.S3]+([.K3]-[.K$164])*1/3" office:value-type="float" office:value="-0.226117621527778">
            <text:p>-0.23</text:p>
          </table:table-cell>
          <table:table-cell table:formula="of:=[.L4]" office:value-type="float" office:value="24.01">
            <text:p>24.01</text:p>
          </table:table-cell>
          <table:table-cell table:formula="of:=[.U3]+[.M3]-[.M$164]" office:value-type="float" office:value="0.0178870229007634">
            <text:p>0.02</text:p>
          </table:table-cell>
          <table:table-cell table:formula="of:=[.V3]+[.N3]-[.N$164]" office:value-type="float" office:value="0.105144020356234">
            <text:p>0.11</text:p>
          </table:table-cell>
          <table:table-cell table:formula="of:=[.W3]+[.O3]-[.O$164]" office:value-type="float" office:value="-0.042658524173028">
            <text:p>-0.04</text:p>
          </table:table-cell>
          <table:table-cell/>
          <table:table-cell table:formula="of:=[.Y3]+[.Q4]+0.5*([.Q4]-[.Q3])" office:value-type="float" office:value="-0.128968641493056">
            <text:p>-0.1</text:p>
          </table:table-cell>
          <table:table-cell table:formula="of:=[.Z3]+[.R4]+0.5*([.R4]-[.R3])" office:value-type="float" office:value="0.0346706814236111">
            <text:p>0.0</text:p>
          </table:table-cell>
          <table:table-cell table:formula="of:=[.AA3]+[.S4]+0.5*([.S4]-[.S3])" office:value-type="float" office:value="-0.624761284722222">
            <text:p>-0.6</text:p>
          </table:table-cell>
          <table:table-cell/>
          <table:table-cell table:formula="of:=MOD([.AC3]+[.U4]+0.5*([.U4]-[.U3]);360)" office:value-type="float" office:value="0.0150259541984497">
            <text:p>0.0</text:p>
          </table:table-cell>
          <table:table-cell table:formula="of:=MOD([.AD3]+[.V4]+0.5*([.V4]-[.V3]);360)" office:value-type="float" office:value="0.151997964376619">
            <text:p>0.2</text:p>
          </table:table-cell>
          <table:table-cell table:formula="of:=MOD([.AE3]+[.W4]+0.5*([.W4]-[.W3]);360)" office:value-type="float" office:value="359.926560814249">
            <text:p>359.9</text:p>
          </table:table-cell>
        </table:table-row>
        <table:table-row table:style-name="ro1">
          <table:table-cell office:value-type="float" office:value="15768">
            <text:p>15768</text:p>
          </table:table-cell>
          <table:table-cell office:value-type="float" office:value="-4124">
            <text:p>-4124</text:p>
          </table:table-cell>
          <table:table-cell office:value-type="float" office:value="4452">
            <text:p>4452</text:p>
          </table:table-cell>
          <table:table-cell office:value-type="float" office:value="24.06">
            <text:p>24.06</text:p>
          </table:table-cell>
          <table:table-cell office:value-type="float" office:value="2289">
            <text:p>2289</text:p>
          </table:table-cell>
          <table:table-cell office:value-type="float" office:value="1145">
            <text:p>1145</text:p>
          </table:table-cell>
          <table:table-cell office:value-type="float" office:value="1809">
            <text:p>1809</text:p>
          </table:table-cell>
          <table:table-cell/>
          <table:table-cell table:formula="of:=[.A5]/16384" office:value-type="float" office:value="0.96240234375">
            <text:p>0.96</text:p>
          </table:table-cell>
          <table:table-cell table:formula="of:=[.B5]/16384" office:value-type="float" office:value="-0.251708984375">
            <text:p>-0.25</text:p>
          </table:table-cell>
          <table:table-cell table:formula="of:=[.C5]/16384" office:value-type="float" office:value="0.271728515625">
            <text:p>0.27</text:p>
          </table:table-cell>
          <table:table-cell table:formula="of:=[.D5]" office:value-type="float" office:value="24.06">
            <text:p>24.06</text:p>
          </table:table-cell>
          <table:table-cell table:formula="of:=[.E5]/(131*250)" office:value-type="float" office:value="0.0698931297709924">
            <text:p>0.07</text:p>
          </table:table-cell>
          <table:table-cell table:formula="of:=[.F5]/(131*250)" office:value-type="float" office:value="0.0349618320610687">
            <text:p>0.03</text:p>
          </table:table-cell>
          <table:table-cell table:formula="of:=[.G5]/(131*250)" office:value-type="float" office:value="0.055236641221374">
            <text:p>0.06</text:p>
          </table:table-cell>
          <table:table-cell/>
          <table:table-cell table:formula="of:=[.Q4]+([.I4]-[.I$164])*1/3" office:value-type="float" office:value="-0.0510416666666667">
            <text:p>-0.05</text:p>
          </table:table-cell>
          <table:table-cell table:formula="of:=[.R4]+([.J4]-[.J$164])*1/3" office:value-type="float" office:value="0.0722981770833333">
            <text:p>0.07</text:p>
          </table:table-cell>
          <table:table-cell table:formula="of:=[.S4]+([.K4]-[.K$164])*1/3" office:value-type="float" office:value="-0.229638671875">
            <text:p>-0.23</text:p>
          </table:table-cell>
          <table:table-cell table:formula="of:=[.L5]" office:value-type="float" office:value="24.06">
            <text:p>24.06</text:p>
          </table:table-cell>
          <table:table-cell table:formula="of:=[.U4]+[.M4]-[.M$164]" office:value-type="float" office:value="0.0037618320610687">
            <text:p>0.00</text:p>
          </table:table-cell>
          <table:table-cell table:formula="of:=[.V4]+[.N4]-[.N$164]" office:value-type="float" office:value="-0.0441465648854962">
            <text:p>-0.04</text:p>
          </table:table-cell>
          <table:table-cell table:formula="of:=[.W4]+[.O4]-[.O$164]" office:value-type="float" office:value="0.0260580152671756">
            <text:p>0.03</text:p>
          </table:table-cell>
          <table:table-cell/>
          <table:table-cell table:formula="of:=[.Y4]+[.Q5]+0.5*([.Q5]-[.Q4])" office:value-type="float" office:value="-0.179931640625">
            <text:p>-0.2</text:p>
          </table:table-cell>
          <table:table-cell table:formula="of:=[.Z4]+[.R5]+0.5*([.R5]-[.R4])" office:value-type="float" office:value="0.136149088541667">
            <text:p>0.1</text:p>
          </table:table-cell>
          <table:table-cell table:formula="of:=[.AA4]+[.S5]+0.5*([.S5]-[.S4])" office:value-type="float" office:value="-0.856160481770833">
            <text:p>-0.9</text:p>
          </table:table-cell>
          <table:table-cell/>
          <table:table-cell table:formula="of:=MOD([.AC4]+[.U5]+0.5*([.U5]-[.U4]);360)" office:value-type="float" office:value="0.011725190839671">
            <text:p>0.0</text:p>
          </table:table-cell>
          <table:table-cell table:formula="of:=MOD([.AD4]+[.V5]+0.5*([.V5]-[.V4]);360)" office:value-type="float" office:value="0.0332061068702578">
            <text:p>0.0</text:p>
          </table:table-cell>
          <table:table-cell table:formula="of:=MOD([.AE4]+[.W5]+0.5*([.W5]-[.W4]);360)" office:value-type="float" office:value="359.986977099237">
            <text:p>360.0</text:p>
          </table:table-cell>
        </table:table-row>
        <table:table-row table:style-name="ro1">
          <table:table-cell office:value-type="float" office:value="16776">
            <text:p>16776</text:p>
          </table:table-cell>
          <table:table-cell office:value-type="float" office:value="-3436">
            <text:p>-3436</text:p>
          </table:table-cell>
          <table:table-cell office:value-type="float" office:value="2404">
            <text:p>2404</text:p>
          </table:table-cell>
          <table:table-cell office:value-type="float" office:value="24.06">
            <text:p>24.06</text:p>
          </table:table-cell>
          <table:table-cell office:value-type="float" office:value="-1113">
            <text:p>-1113</text:p>
          </table:table-cell>
          <table:table-cell office:value-type="float" office:value="212">
            <text:p>212</text:p>
          </table:table-cell>
          <table:table-cell office:value-type="float" office:value="-2181">
            <text:p>-2181</text:p>
          </table:table-cell>
          <table:table-cell/>
          <table:table-cell table:formula="of:=[.A6]/16384" office:value-type="float" office:value="1.02392578125">
            <text:p>1.02</text:p>
          </table:table-cell>
          <table:table-cell table:formula="of:=[.B6]/16384" office:value-type="float" office:value="-0.209716796875">
            <text:p>-0.21</text:p>
          </table:table-cell>
          <table:table-cell table:formula="of:=[.C6]/16384" office:value-type="float" office:value="0.146728515625">
            <text:p>0.15</text:p>
          </table:table-cell>
          <table:table-cell table:formula="of:=[.D6]" office:value-type="float" office:value="24.06">
            <text:p>24.06</text:p>
          </table:table-cell>
          <table:table-cell table:formula="of:=[.E6]/(131*250)" office:value-type="float" office:value="-0.0339847328244275">
            <text:p>-0.03</text:p>
          </table:table-cell>
          <table:table-cell table:formula="of:=[.F6]/(131*250)" office:value-type="float" office:value="0.00647328244274809">
            <text:p>0.01</text:p>
          </table:table-cell>
          <table:table-cell table:formula="of:=[.G6]/(131*250)" office:value-type="float" office:value="-0.0665954198473282">
            <text:p>-0.07</text:p>
          </table:table-cell>
          <table:table-cell/>
          <table:table-cell table:formula="of:=[.Q5]+([.I5]-[.I$164])*1/3" office:value-type="float" office:value="-0.0464084201388889">
            <text:p>-0.05</text:p>
          </table:table-cell>
          <table:table-cell table:formula="of:=[.R5]+([.J5]-[.J$164])*1/3" office:value-type="float" office:value="0.0592881944444444">
            <text:p>0.06</text:p>
          </table:table-cell>
          <table:table-cell table:formula="of:=[.S5]+([.K5]-[.K$164])*1/3" office:value-type="float" office:value="-0.206792534722222">
            <text:p>-0.21</text:p>
          </table:table-cell>
          <table:table-cell table:formula="of:=[.L6]" office:value-type="float" office:value="24.06">
            <text:p>24.06</text:p>
          </table:table-cell>
          <table:table-cell table:formula="of:=[.U5]+[.M5]-[.M$164]" office:value-type="float" office:value="0.0659725190839695">
            <text:p>0.07</text:p>
          </table:table-cell>
          <table:table-cell table:formula="of:=[.V5]+[.N5]-[.N$164]" office:value-type="float" office:value="-0.0107501272264631">
            <text:p>-0.01</text:p>
          </table:table-cell>
          <table:table-cell table:formula="of:=[.W5]+[.O5]-[.O$164]" office:value-type="float" office:value="0.0762096692111959">
            <text:p>0.08</text:p>
          </table:table-cell>
          <table:table-cell/>
          <table:table-cell table:formula="of:=[.Y5]+[.Q6]+0.5*([.Q6]-[.Q5])" office:value-type="float" office:value="-0.2240234375">
            <text:p>-0.2</text:p>
          </table:table-cell>
          <table:table-cell table:formula="of:=[.Z5]+[.R6]+0.5*([.R6]-[.R5])" office:value-type="float" office:value="0.188932291666667">
            <text:p>0.2</text:p>
          </table:table-cell>
          <table:table-cell table:formula="of:=[.AA5]+[.S6]+0.5*([.S6]-[.S5])" office:value-type="float" office:value="-1.05152994791667">
            <text:p>-1.1</text:p>
          </table:table-cell>
          <table:table-cell/>
          <table:table-cell table:formula="of:=MOD([.AC5]+[.U6]+0.5*([.U6]-[.U5]);360)" office:value-type="float" office:value="0.108803053435091">
            <text:p>0.1</text:p>
          </table:table-cell>
          <table:table-cell table:formula="of:=MOD([.AD5]+[.V6]+0.5*([.V6]-[.V5]);360)" office:value-type="float" office:value="0.0391541984733113">
            <text:p>0.0</text:p>
          </table:table-cell>
          <table:table-cell table:formula="of:=MOD([.AE5]+[.W6]+0.5*([.W6]-[.W5]);360)" office:value-type="float" office:value="0.0882625954198488">
            <text:p>0.1</text:p>
          </table:table-cell>
        </table:table-row>
        <table:table-row table:style-name="ro1">
          <table:table-cell office:value-type="float" office:value="15960">
            <text:p>15960</text:p>
          </table:table-cell>
          <table:table-cell office:value-type="float" office:value="-3288">
            <text:p>-3288</text:p>
          </table:table-cell>
          <table:table-cell office:value-type="float" office:value="4008">
            <text:p>4008</text:p>
          </table:table-cell>
          <table:table-cell office:value-type="float" office:value="24.01">
            <text:p>24.01</text:p>
          </table:table-cell>
          <table:table-cell office:value-type="float" office:value="186">
            <text:p>186</text:p>
          </table:table-cell>
          <table:table-cell office:value-type="float" office:value="478">
            <text:p>478</text:p>
          </table:table-cell>
          <table:table-cell office:value-type="float" office:value="-410">
            <text:p>-410</text:p>
          </table:table-cell>
          <table:table-cell/>
          <table:table-cell table:formula="of:=[.A7]/16384" office:value-type="float" office:value="0.97412109375">
            <text:p>0.97</text:p>
          </table:table-cell>
          <table:table-cell table:formula="of:=[.B7]/16384" office:value-type="float" office:value="-0.20068359375">
            <text:p>-0.20</text:p>
          </table:table-cell>
          <table:table-cell table:formula="of:=[.C7]/16384" office:value-type="float" office:value="0.24462890625">
            <text:p>0.24</text:p>
          </table:table-cell>
          <table:table-cell table:formula="of:=[.D7]" office:value-type="float" office:value="24.01">
            <text:p>24.01</text:p>
          </table:table-cell>
          <table:table-cell table:formula="of:=[.E7]/(131*250)" office:value-type="float" office:value="0.0056793893129771">
            <text:p>0.01</text:p>
          </table:table-cell>
          <table:table-cell table:formula="of:=[.F7]/(131*250)" office:value-type="float" office:value="0.0145954198473282">
            <text:p>0.01</text:p>
          </table:table-cell>
          <table:table-cell table:formula="of:=[.G7]/(131*250)" office:value-type="float" office:value="-0.0125190839694656">
            <text:p>-0.01</text:p>
          </table:table-cell>
          <table:table-cell/>
          <table:table-cell table:formula="of:=[.Q6]+([.I6]-[.I$164])*1/3" office:value-type="float" office:value="-0.0212673611111111">
            <text:p>-0.02</text:p>
          </table:table-cell>
          <table:table-cell table:formula="of:=[.R6]+([.J6]-[.J$164])*1/3" office:value-type="float" office:value="0.0602756076388889">
            <text:p>0.06</text:p>
          </table:table-cell>
          <table:table-cell table:formula="of:=[.S6]+([.K6]-[.K$164])*1/3" office:value-type="float" office:value="-0.225613064236111">
            <text:p>-0.23</text:p>
          </table:table-cell>
          <table:table-cell table:formula="of:=[.L7]" office:value-type="float" office:value="24.01">
            <text:p>24.01</text:p>
          </table:table-cell>
          <table:table-cell table:formula="of:=[.U6]+[.M6]-[.M$164]" office:value-type="float" office:value="0.0243053435114504">
            <text:p>0.02</text:p>
          </table:table-cell>
          <table:table-cell table:formula="of:=[.V6]+[.N6]-[.N$164]" office:value-type="float" office:value="-0.00584223918575063">
            <text:p>-0.01</text:p>
          </table:table-cell>
          <table:table-cell table:formula="of:=[.W6]+[.O6]-[.O$164]" office:value-type="float" office:value="0.004529262086514">
            <text:p>0.00</text:p>
          </table:table-cell>
          <table:table-cell/>
          <table:table-cell table:formula="of:=[.Y6]+[.Q7]+0.5*([.Q7]-[.Q6])" office:value-type="float" office:value="-0.232720269097222">
            <text:p>-0.2</text:p>
          </table:table-cell>
          <table:table-cell table:formula="of:=[.Z6]+[.R7]+0.5*([.R7]-[.R6])" office:value-type="float" office:value="0.249701605902778">
            <text:p>0.2</text:p>
          </table:table-cell>
          <table:table-cell table:formula="of:=[.AA6]+[.S7]+0.5*([.S7]-[.S6])" office:value-type="float" office:value="-1.28655327690972">
            <text:p>-1.3</text:p>
          </table:table-cell>
          <table:table-cell/>
          <table:table-cell table:formula="of:=MOD([.AC6]+[.U7]+0.5*([.U7]-[.U6]);360)" office:value-type="float" office:value="0.112274809160282">
            <text:p>0.1</text:p>
          </table:table-cell>
          <table:table-cell table:formula="of:=MOD([.AD6]+[.V7]+0.5*([.V7]-[.V6]);360)" office:value-type="float" office:value="0.0357659033079169">
            <text:p>0.0</text:p>
          </table:table-cell>
          <table:table-cell table:formula="of:=MOD([.AE6]+[.W7]+0.5*([.W7]-[.W6]);360)" office:value-type="float" office:value="0.0569516539440219">
            <text:p>0.1</text:p>
          </table:table-cell>
        </table:table-row>
        <table:table-row table:style-name="ro1">
          <table:table-cell office:value-type="float" office:value="15584">
            <text:p>15584</text:p>
          </table:table-cell>
          <table:table-cell office:value-type="float" office:value="-3692">
            <text:p>-3692</text:p>
          </table:table-cell>
          <table:table-cell office:value-type="float" office:value="4524">
            <text:p>4524</text:p>
          </table:table-cell>
          <table:table-cell office:value-type="float" office:value="24.11">
            <text:p>24.11</text:p>
          </table:table-cell>
          <table:table-cell office:value-type="float" office:value="234">
            <text:p>234</text:p>
          </table:table-cell>
          <table:table-cell office:value-type="float" office:value="378">
            <text:p>378</text:p>
          </table:table-cell>
          <table:table-cell office:value-type="float" office:value="554">
            <text:p>554</text:p>
          </table:table-cell>
          <table:table-cell/>
          <table:table-cell table:formula="of:=[.A8]/16384" office:value-type="float" office:value="0.951171875">
            <text:p>0.95</text:p>
          </table:table-cell>
          <table:table-cell table:formula="of:=[.B8]/16384" office:value-type="float" office:value="-0.225341796875">
            <text:p>-0.23</text:p>
          </table:table-cell>
          <table:table-cell table:formula="of:=[.C8]/16384" office:value-type="float" office:value="0.276123046875">
            <text:p>0.28</text:p>
          </table:table-cell>
          <table:table-cell table:formula="of:=[.D8]" office:value-type="float" office:value="24.11">
            <text:p>24.11</text:p>
          </table:table-cell>
          <table:table-cell table:formula="of:=[.E8]/(131*250)" office:value-type="float" office:value="0.00714503816793893">
            <text:p>0.01</text:p>
          </table:table-cell>
          <table:table-cell table:formula="of:=[.F8]/(131*250)" office:value-type="float" office:value="0.0115419847328244">
            <text:p>0.01</text:p>
          </table:table-cell>
          <table:table-cell table:formula="of:=[.G8]/(131*250)" office:value-type="float" office:value="0.0169160305343511">
            <text:p>0.02</text:p>
          </table:table-cell>
          <table:table-cell/>
          <table:table-cell table:formula="of:=[.Q7]+([.I7]-[.I$164])*1/3" office:value-type="float" office:value="-0.0127278645833333">
            <text:p>-0.01</text:p>
          </table:table-cell>
          <table:table-cell table:formula="of:=[.R7]+([.J7]-[.J$164])*1/3" office:value-type="float" office:value="0.0642740885416667">
            <text:p>0.06</text:p>
          </table:table-cell>
          <table:table-cell table:formula="of:=[.S7]+([.K7]-[.K$164])*1/3" office:value-type="float" office:value="-0.211800130208333">
            <text:p>-0.21</text:p>
          </table:table-cell>
          <table:table-cell table:formula="of:=[.L8]" office:value-type="float" office:value="24.11">
            <text:p>24.11</text:p>
          </table:table-cell>
          <table:table-cell table:formula="of:=[.U7]+[.M7]-[.M$164]" office:value-type="float" office:value="0.0223022900763359">
            <text:p>0.02</text:p>
          </table:table-cell>
          <table:table-cell table:formula="of:=[.V7]+[.N7]-[.N$164]" office:value-type="float" office:value="0.00718778625954199">
            <text:p>0.01</text:p>
          </table:table-cell>
          <table:table-cell table:formula="of:=[.W7]+[.O7]-[.O$164]" office:value-type="float" office:value="-0.0130748091603053">
            <text:p>-0.01</text:p>
          </table:table-cell>
          <table:table-cell/>
          <table:table-cell table:formula="of:=[.Y7]+[.Q8]+0.5*([.Q8]-[.Q7])" office:value-type="float" office:value="-0.241178385416667">
            <text:p>-0.2</text:p>
          </table:table-cell>
          <table:table-cell table:formula="of:=[.Z7]+[.R8]+0.5*([.R8]-[.R7])" office:value-type="float" office:value="0.315974934895833">
            <text:p>0.3</text:p>
          </table:table-cell>
          <table:table-cell table:formula="of:=[.AA7]+[.S8]+0.5*([.S8]-[.S7])" office:value-type="float" office:value="-1.49144694010417">
            <text:p>-1.5</text:p>
          </table:table-cell>
          <table:table-cell/>
          <table:table-cell table:formula="of:=MOD([.AC7]+[.U8]+0.5*([.U8]-[.U7]);360)" office:value-type="float" office:value="0.13357557251906">
            <text:p>0.1</text:p>
          </table:table-cell>
          <table:table-cell table:formula="of:=MOD([.AD7]+[.V8]+0.5*([.V8]-[.V7]);360)" office:value-type="float" office:value="0.0494687022901052">
            <text:p>0.0</text:p>
          </table:table-cell>
          <table:table-cell table:formula="of:=MOD([.AE7]+[.W8]+0.5*([.W8]-[.W7]);360)" office:value-type="float" office:value="0.0350748091603068">
            <text:p>0.0</text:p>
          </table:table-cell>
        </table:table-row>
        <table:table-row table:style-name="ro1">
          <table:table-cell office:value-type="float" office:value="15652">
            <text:p>15652</text:p>
          </table:table-cell>
          <table:table-cell office:value-type="float" office:value="-3948">
            <text:p>-3948</text:p>
          </table:table-cell>
          <table:table-cell office:value-type="float" office:value="4448">
            <text:p>4448</text:p>
          </table:table-cell>
          <table:table-cell office:value-type="float" office:value="24.11">
            <text:p>24.11</text:p>
          </table:table-cell>
          <table:table-cell office:value-type="float" office:value="199">
            <text:p>199</text:p>
          </table:table-cell>
          <table:table-cell office:value-type="float" office:value="126">
            <text:p>126</text:p>
          </table:table-cell>
          <table:table-cell office:value-type="float" office:value="335">
            <text:p>335</text:p>
          </table:table-cell>
          <table:table-cell/>
          <table:table-cell table:formula="of:=[.A9]/16384" office:value-type="float" office:value="0.955322265625">
            <text:p>0.96</text:p>
          </table:table-cell>
          <table:table-cell table:formula="of:=[.B9]/16384" office:value-type="float" office:value="-0.240966796875">
            <text:p>-0.24</text:p>
          </table:table-cell>
          <table:table-cell table:formula="of:=[.C9]/16384" office:value-type="float" office:value="0.271484375">
            <text:p>0.27</text:p>
          </table:table-cell>
          <table:table-cell table:formula="of:=[.D9]" office:value-type="float" office:value="24.11">
            <text:p>24.11</text:p>
          </table:table-cell>
          <table:table-cell table:formula="of:=[.E9]/(131*250)" office:value-type="float" office:value="0.0060763358778626">
            <text:p>0.01</text:p>
          </table:table-cell>
          <table:table-cell table:formula="of:=[.F9]/(131*250)" office:value-type="float" office:value="0.00384732824427481">
            <text:p>0.00</text:p>
          </table:table-cell>
          <table:table-cell table:formula="of:=[.G9]/(131*250)" office:value-type="float" office:value="0.0102290076335878">
            <text:p>0.01</text:p>
          </table:table-cell>
          <table:table-cell/>
          <table:table-cell table:formula="of:=[.Q8]+([.I8]-[.I$164])*1/3" office:value-type="float" office:value="-0.0118381076388889">
            <text:p>-0.01</text:p>
          </table:table-cell>
          <table:table-cell table:formula="of:=[.R8]+([.J8]-[.J$164])*1/3" office:value-type="float" office:value="0.0600531684027778">
            <text:p>0.06</text:p>
          </table:table-cell>
          <table:table-cell table:formula="of:=[.S8]+([.K8]-[.K$164])*1/3" office:value-type="float" office:value="-0.187489149305556">
            <text:p>-0.19</text:p>
          </table:table-cell>
          <table:table-cell table:formula="of:=[.L9]" office:value-type="float" office:value="24.11">
            <text:p>24.11</text:p>
          </table:table-cell>
          <table:table-cell table:formula="of:=[.U8]+[.M8]-[.M$164]" office:value-type="float" office:value="0.0217648854961832">
            <text:p>0.02</text:p>
          </table:table-cell>
          <table:table-cell table:formula="of:=[.V8]+[.N8]-[.N$164]" office:value-type="float" office:value="0.0171643765903308">
            <text:p>0.02</text:p>
          </table:table-cell>
          <table:table-cell table:formula="of:=[.W8]+[.O8]-[.O$164]" office:value-type="float" office:value="-0.00124376590330788">
            <text:p>0.00</text:p>
          </table:table-cell>
          <table:table-cell/>
          <table:table-cell table:formula="of:=[.Y8]+[.Q9]+0.5*([.Q9]-[.Q8])" office:value-type="float" office:value="-0.252571614583333">
            <text:p>-0.3</text:p>
          </table:table-cell>
          <table:table-cell table:formula="of:=[.Z8]+[.R9]+0.5*([.R9]-[.R8])" office:value-type="float" office:value="0.373917643229167">
            <text:p>0.4</text:p>
          </table:table-cell>
          <table:table-cell table:formula="of:=[.AA8]+[.S9]+0.5*([.S9]-[.S8])" office:value-type="float" office:value="-1.66678059895833">
            <text:p>-1.7</text:p>
          </table:table-cell>
          <table:table-cell/>
          <table:table-cell table:formula="of:=MOD([.AC8]+[.U9]+0.5*([.U9]-[.U8]);360)" office:value-type="float" office:value="0.155071755725167">
            <text:p>0.2</text:p>
          </table:table-cell>
          <table:table-cell table:formula="of:=MOD([.AD8]+[.V9]+0.5*([.V9]-[.V8]);360)" office:value-type="float" office:value="0.0716213740458304">
            <text:p>0.1</text:p>
          </table:table-cell>
          <table:table-cell table:formula="of:=MOD([.AE8]+[.W9]+0.5*([.W9]-[.W8]);360)" office:value-type="float" office:value="0.0397465648854977">
            <text:p>0.0</text:p>
          </table:table-cell>
        </table:table-row>
        <table:table-row table:style-name="ro1">
          <table:table-cell office:value-type="float" office:value="15616">
            <text:p>15616</text:p>
          </table:table-cell>
          <table:table-cell office:value-type="float" office:value="-3676">
            <text:p>-3676</text:p>
          </table:table-cell>
          <table:table-cell office:value-type="float" office:value="4380">
            <text:p>4380</text:p>
          </table:table-cell>
          <table:table-cell office:value-type="float" office:value="24.11">
            <text:p>24.11</text:p>
          </table:table-cell>
          <table:table-cell office:value-type="float" office:value="116">
            <text:p>116</text:p>
          </table:table-cell>
          <table:table-cell office:value-type="float" office:value="-105">
            <text:p>-105</text:p>
          </table:table-cell>
          <table:table-cell office:value-type="float" office:value="37">
            <text:p>37</text:p>
          </table:table-cell>
          <table:table-cell/>
          <table:table-cell table:formula="of:=[.A10]/16384" office:value-type="float" office:value="0.953125">
            <text:p>0.95</text:p>
          </table:table-cell>
          <table:table-cell table:formula="of:=[.B10]/16384" office:value-type="float" office:value="-0.224365234375">
            <text:p>-0.22</text:p>
          </table:table-cell>
          <table:table-cell table:formula="of:=[.C10]/16384" office:value-type="float" office:value="0.267333984375">
            <text:p>0.27</text:p>
          </table:table-cell>
          <table:table-cell table:formula="of:=[.D10]" office:value-type="float" office:value="24.11">
            <text:p>24.11</text:p>
          </table:table-cell>
          <table:table-cell table:formula="of:=[.E10]/(131*250)" office:value-type="float" office:value="0.00354198473282443">
            <text:p>0.00</text:p>
          </table:table-cell>
          <table:table-cell table:formula="of:=[.F10]/(131*250)" office:value-type="float" office:value="-0.00320610687022901">
            <text:p>0.00</text:p>
          </table:table-cell>
          <table:table-cell table:formula="of:=[.G10]/(131*250)" office:value-type="float" office:value="0.00112977099236641">
            <text:p>0.00</text:p>
          </table:table-cell>
          <table:table-cell/>
          <table:table-cell table:formula="of:=[.Q9]+([.I9]-[.I$164])*1/3" office:value-type="float" office:value="-0.00956488715277774">
            <text:p>-0.01</text:p>
          </table:table-cell>
          <table:table-cell table:formula="of:=[.R9]+([.J9]-[.J$164])*1/3" office:value-type="float" office:value="0.0506239149305555">
            <text:p>0.05</text:p>
          </table:table-cell>
          <table:table-cell table:formula="of:=[.S9]+([.K9]-[.K$164])*1/3" office:value-type="float" office:value="-0.164724392361111">
            <text:p>-0.16</text:p>
          </table:table-cell>
          <table:table-cell table:formula="of:=[.L10]" office:value-type="float" office:value="24.11">
            <text:p>24.11</text:p>
          </table:table-cell>
          <table:table-cell table:formula="of:=[.U9]+[.M9]-[.M$164]" office:value-type="float" office:value="0.0201587786259542">
            <text:p>0.02</text:p>
          </table:table-cell>
          <table:table-cell table:formula="of:=[.V9]+[.N9]-[.N$164]" office:value-type="float" office:value="0.01944631043257">
            <text:p>0.02</text:p>
          </table:table-cell>
          <table:table-cell table:formula="of:=[.W9]+[.O9]-[.O$164]" office:value-type="float" office:value="0.00390025445292621">
            <text:p>0.00</text:p>
          </table:table-cell>
          <table:table-cell/>
          <table:table-cell table:formula="of:=[.Y9]+[.Q10]+0.5*([.Q10]-[.Q9])" office:value-type="float" office:value="-0.260999891493055">
            <text:p>-0.3</text:p>
          </table:table-cell>
          <table:table-cell table:formula="of:=[.Z9]+[.R10]+0.5*([.R10]-[.R9])" office:value-type="float" office:value="0.419826931423611">
            <text:p>0.4</text:p>
          </table:table-cell>
          <table:table-cell table:formula="of:=[.AA9]+[.S10]+0.5*([.S10]-[.S9])" office:value-type="float" office:value="-1.82012261284722">
            <text:p>-1.8</text:p>
          </table:table-cell>
          <table:table-cell/>
          <table:table-cell table:formula="of:=MOD([.AC9]+[.U10]+0.5*([.U10]-[.U9]);360)" office:value-type="float" office:value="0.174427480916007">
            <text:p>0.2</text:p>
          </table:table-cell>
          <table:table-cell table:formula="of:=MOD([.AD9]+[.V10]+0.5*([.V10]-[.V9]);360)" office:value-type="float" office:value="0.09220865139952">
            <text:p>0.1</text:p>
          </table:table-cell>
          <table:table-cell table:formula="of:=MOD([.AE9]+[.W10]+0.5*([.W10]-[.W9]);360)" office:value-type="float" office:value="0.046218829516541">
            <text:p>0.0</text:p>
          </table:table-cell>
        </table:table-row>
        <table:table-row table:style-name="ro1">
          <table:table-cell office:value-type="float" office:value="15632">
            <text:p>15632</text:p>
          </table:table-cell>
          <table:table-cell office:value-type="float" office:value="-3692">
            <text:p>-3692</text:p>
          </table:table-cell>
          <table:table-cell office:value-type="float" office:value="4580">
            <text:p>4580</text:p>
          </table:table-cell>
          <table:table-cell office:value-type="float" office:value="23.97">
            <text:p>23.97</text:p>
          </table:table-cell>
          <table:table-cell office:value-type="float" office:value="225">
            <text:p>225</text:p>
          </table:table-cell>
          <table:table-cell office:value-type="float" office:value="-115">
            <text:p>-115</text:p>
          </table:table-cell>
          <table:table-cell office:value-type="float" office:value="170">
            <text:p>170</text:p>
          </table:table-cell>
          <table:table-cell/>
          <table:table-cell table:formula="of:=[.A11]/16384" office:value-type="float" office:value="0.9541015625">
            <text:p>0.95</text:p>
          </table:table-cell>
          <table:table-cell table:formula="of:=[.B11]/16384" office:value-type="float" office:value="-0.225341796875">
            <text:p>-0.23</text:p>
          </table:table-cell>
          <table:table-cell table:formula="of:=[.C11]/16384" office:value-type="float" office:value="0.279541015625">
            <text:p>0.28</text:p>
          </table:table-cell>
          <table:table-cell table:formula="of:=[.D11]" office:value-type="float" office:value="23.97">
            <text:p>23.97</text:p>
          </table:table-cell>
          <table:table-cell table:formula="of:=[.E11]/(131*250)" office:value-type="float" office:value="0.00687022900763359">
            <text:p>0.01</text:p>
          </table:table-cell>
          <table:table-cell table:formula="of:=[.F11]/(131*250)" office:value-type="float" office:value="-0.00351145038167939">
            <text:p>0.00</text:p>
          </table:table-cell>
          <table:table-cell table:formula="of:=[.G11]/(131*250)" office:value-type="float" office:value="0.00519083969465649">
            <text:p>0.01</text:p>
          </table:table-cell>
          <table:table-cell/>
          <table:table-cell table:formula="of:=[.Q10]+([.I10]-[.I$164])*1/3" office:value-type="float" office:value="-0.00802408854166662">
            <text:p>-0.01</text:p>
          </table:table-cell>
          <table:table-cell table:formula="of:=[.R10]+([.J10]-[.J$164])*1/3" office:value-type="float" office:value="0.046728515625">
            <text:p>0.05</text:p>
          </table:table-cell>
          <table:table-cell table:formula="of:=[.S10]+([.K10]-[.K$164])*1/3" office:value-type="float" office:value="-0.143343098958333">
            <text:p>-0.14</text:p>
          </table:table-cell>
          <table:table-cell table:formula="of:=[.L11]" office:value-type="float" office:value="23.97">
            <text:p>23.97</text:p>
          </table:table-cell>
          <table:table-cell table:formula="of:=[.U10]+[.M10]-[.M$164]" office:value-type="float" office:value="0.016018320610687">
            <text:p>0.02</text:p>
          </table:table-cell>
          <table:table-cell table:formula="of:=[.V10]+[.N10]-[.N$164]" office:value-type="float" office:value="0.0146748091603053">
            <text:p>0.01</text:p>
          </table:table-cell>
          <table:table-cell table:formula="of:=[.W10]+[.O10]-[.O$164]" office:value-type="float" office:value="-0.0000549618320610642">
            <text:p>0.00</text:p>
          </table:table-cell>
          <table:table-cell/>
          <table:table-cell table:formula="of:=[.Y10]+[.Q11]+0.5*([.Q11]-[.Q10])" office:value-type="float" office:value="-0.268253580729166">
            <text:p>-0.3</text:p>
          </table:table-cell>
          <table:table-cell table:formula="of:=[.Z10]+[.R11]+0.5*([.R11]-[.R10])" office:value-type="float" office:value="0.464607747395833">
            <text:p>0.5</text:p>
          </table:table-cell>
          <table:table-cell table:formula="of:=[.AA10]+[.S11]+0.5*([.S11]-[.S10])" office:value-type="float" office:value="-1.95277506510417">
            <text:p>-2.0</text:p>
          </table:table-cell>
          <table:table-cell/>
          <table:table-cell table:formula="of:=MOD([.AC10]+[.U11]+0.5*([.U11]-[.U10]);360)" office:value-type="float" office:value="0.18837557251906">
            <text:p>0.2</text:p>
          </table:table-cell>
          <table:table-cell table:formula="of:=MOD([.AD10]+[.V11]+0.5*([.V11]-[.V10]);360)" office:value-type="float" office:value="0.104497709923693">
            <text:p>0.1</text:p>
          </table:table-cell>
          <table:table-cell table:formula="of:=MOD([.AE10]+[.W11]+0.5*([.W11]-[.W10]);360)" office:value-type="float" office:value="0.0441862595419862">
            <text:p>0.0</text:p>
          </table:table-cell>
        </table:table-row>
        <table:table-row table:style-name="ro1">
          <table:table-cell office:value-type="float" office:value="15592">
            <text:p>15592</text:p>
          </table:table-cell>
          <table:table-cell office:value-type="float" office:value="-3872">
            <text:p>-3872</text:p>
          </table:table-cell>
          <table:table-cell office:value-type="float" office:value="4360">
            <text:p>4360</text:p>
          </table:table-cell>
          <table:table-cell office:value-type="float" office:value="24.06">
            <text:p>24.06</text:p>
          </table:table-cell>
          <table:table-cell office:value-type="float" office:value="174">
            <text:p>174</text:p>
          </table:table-cell>
          <table:table-cell office:value-type="float" office:value="-102">
            <text:p>-102</text:p>
          </table:table-cell>
          <table:table-cell office:value-type="float" office:value="83">
            <text:p>83</text:p>
          </table:table-cell>
          <table:table-cell/>
          <table:table-cell table:formula="of:=[.A12]/16384" office:value-type="float" office:value="0.95166015625">
            <text:p>0.95</text:p>
          </table:table-cell>
          <table:table-cell table:formula="of:=[.B12]/16384" office:value-type="float" office:value="-0.236328125">
            <text:p>-0.24</text:p>
          </table:table-cell>
          <table:table-cell table:formula="of:=[.C12]/16384" office:value-type="float" office:value="0.26611328125">
            <text:p>0.27</text:p>
          </table:table-cell>
          <table:table-cell table:formula="of:=[.D12]" office:value-type="float" office:value="24.06">
            <text:p>24.06</text:p>
          </table:table-cell>
          <table:table-cell table:formula="of:=[.E12]/(131*250)" office:value-type="float" office:value="0.00531297709923664">
            <text:p>0.01</text:p>
          </table:table-cell>
          <table:table-cell table:formula="of:=[.F12]/(131*250)" office:value-type="float" office:value="-0.00311450381679389">
            <text:p>0.00</text:p>
          </table:table-cell>
          <table:table-cell table:formula="of:=[.G12]/(131*250)" office:value-type="float" office:value="0.00253435114503817">
            <text:p>0.00</text:p>
          </table:table-cell>
          <table:table-cell/>
          <table:table-cell table:formula="of:=[.Q11]+([.I11]-[.I$164])*1/3" office:value-type="float" office:value="-0.00615776909722217">
            <text:p>-0.01</text:p>
          </table:table-cell>
          <table:table-cell table:formula="of:=[.R11]+([.J11]-[.J$164])*1/3" office:value-type="float" office:value="0.0425075954861111">
            <text:p>0.04</text:p>
          </table:table-cell>
          <table:table-cell table:formula="of:=[.S11]+([.K11]-[.K$164])*1/3" office:value-type="float" office:value="-0.117892795138889">
            <text:p>-0.12</text:p>
          </table:table-cell>
          <table:table-cell table:formula="of:=[.L12]" office:value-type="float" office:value="24.06">
            <text:p>24.06</text:p>
          </table:table-cell>
          <table:table-cell table:formula="of:=[.U11]+[.M11]-[.M$164]" office:value-type="float" office:value="0.015206106870229">
            <text:p>0.02</text:p>
          </table:table-cell>
          <table:table-cell table:formula="of:=[.V11]+[.N11]-[.N$164]" office:value-type="float" office:value="0.00959796437659033">
            <text:p>0.01</text:p>
          </table:table-cell>
          <table:table-cell table:formula="of:=[.W11]+[.O11]-[.O$164]" office:value-type="float" office:value="0.000050890585241734">
            <text:p>0.00</text:p>
          </table:table-cell>
          <table:table-cell/>
          <table:table-cell table:formula="of:=[.Y11]+[.Q12]+0.5*([.Q12]-[.Q11])" office:value-type="float" office:value="-0.273478190104166">
            <text:p>-0.3</text:p>
          </table:table-cell>
          <table:table-cell table:formula="of:=[.Z11]+[.R12]+0.5*([.R12]-[.R11])" office:value-type="float" office:value="0.5050048828125">
            <text:p>0.5</text:p>
          </table:table-cell>
          <table:table-cell table:formula="of:=[.AA11]+[.S12]+0.5*([.S12]-[.S11])" office:value-type="float" office:value="-2.05794270833333">
            <text:p>-2.1</text:p>
          </table:table-cell>
          <table:table-cell/>
          <table:table-cell table:formula="of:=MOD([.AC11]+[.U12]+0.5*([.U12]-[.U11]);360)" office:value-type="float" office:value="0.20317557251906">
            <text:p>0.2</text:p>
          </table:table-cell>
          <table:table-cell table:formula="of:=MOD([.AD11]+[.V12]+0.5*([.V12]-[.V11]);360)" office:value-type="float" office:value="0.111557251908426">
            <text:p>0.1</text:p>
          </table:table-cell>
          <table:table-cell table:formula="of:=MOD([.AE11]+[.W12]+0.5*([.W12]-[.W11]);360)" office:value-type="float" office:value="0.0442900763358794">
            <text:p>0.0</text:p>
          </table:table-cell>
        </table:table-row>
        <table:table-row table:style-name="ro1">
          <table:table-cell office:value-type="float" office:value="15588">
            <text:p>15588</text:p>
          </table:table-cell>
          <table:table-cell office:value-type="float" office:value="-3820">
            <text:p>-3820</text:p>
          </table:table-cell>
          <table:table-cell office:value-type="float" office:value="4536">
            <text:p>4536</text:p>
          </table:table-cell>
          <table:table-cell office:value-type="float" office:value="24.06">
            <text:p>24.06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271">
            <text:p>271</text:p>
          </table:table-cell>
          <table:table-cell/>
          <table:table-cell table:formula="of:=[.A13]/16384" office:value-type="float" office:value="0.951416015625">
            <text:p>0.95</text:p>
          </table:table-cell>
          <table:table-cell table:formula="of:=[.B13]/16384" office:value-type="float" office:value="-0.233154296875">
            <text:p>-0.23</text:p>
          </table:table-cell>
          <table:table-cell table:formula="of:=[.C13]/16384" office:value-type="float" office:value="0.27685546875">
            <text:p>0.28</text:p>
          </table:table-cell>
          <table:table-cell table:formula="of:=[.D13]" office:value-type="float" office:value="24.06">
            <text:p>24.06</text:p>
          </table:table-cell>
          <table:table-cell table:formula="of:=[.E13]/(131*250)" office:value-type="float" office:value="0.00473282442748092">
            <text:p>0.00</text:p>
          </table:table-cell>
          <table:table-cell table:formula="of:=[.F13]/(131*250)" office:value-type="float" office:value="0.00458015267175573">
            <text:p>0.00</text:p>
          </table:table-cell>
          <table:table-cell table:formula="of:=[.G13]/(131*250)" office:value-type="float" office:value="0.00827480916030534">
            <text:p>0.01</text:p>
          </table:table-cell>
          <table:table-cell/>
          <table:table-cell table:formula="of:=[.Q12]+([.I12]-[.I$164])*1/3" office:value-type="float" office:value="-0.00510525173611106">
            <text:p>-0.01</text:p>
          </table:table-cell>
          <table:table-cell table:formula="of:=[.R12]+([.J12]-[.J$164])*1/3" office:value-type="float" office:value="0.0346245659722222">
            <text:p>0.03</text:p>
          </table:table-cell>
          <table:table-cell table:formula="of:=[.S12]+([.K12]-[.K$164])*1/3" office:value-type="float" office:value="-0.0969184027777778">
            <text:p>-0.10</text:p>
          </table:table-cell>
          <table:table-cell table:formula="of:=[.L13]" office:value-type="float" office:value="24.06">
            <text:p>24.06</text:p>
          </table:table-cell>
          <table:table-cell table:formula="of:=[.U12]+[.M12]-[.M$164]" office:value-type="float" office:value="0.0128366412213741">
            <text:p>0.01</text:p>
          </table:table-cell>
          <table:table-cell table:formula="of:=[.V12]+[.N12]-[.N$164]" office:value-type="float" office:value="0.00491806615776082">
            <text:p>0.00</text:p>
          </table:table-cell>
          <table:table-cell table:formula="of:=[.W12]+[.O12]-[.O$164]" office:value-type="float" office:value="-0.00249974554707379">
            <text:p>0.00</text:p>
          </table:table-cell>
          <table:table-cell/>
          <table:table-cell table:formula="of:=[.Y12]+[.Q13]+0.5*([.Q13]-[.Q12])" office:value-type="float" office:value="-0.278057183159722">
            <text:p>-0.3</text:p>
          </table:table-cell>
          <table:table-cell table:formula="of:=[.Z12]+[.R13]+0.5*([.R13]-[.R12])" office:value-type="float" office:value="0.535687934027778">
            <text:p>0.5</text:p>
          </table:table-cell>
          <table:table-cell table:formula="of:=[.AA12]+[.S13]+0.5*([.S13]-[.S12])" office:value-type="float" office:value="-2.14437391493056">
            <text:p>-2.1</text:p>
          </table:table-cell>
          <table:table-cell/>
          <table:table-cell table:formula="of:=MOD([.AC12]+[.U13]+0.5*([.U13]-[.U12]);360)" office:value-type="float" office:value="0.214827480916007">
            <text:p>0.2</text:p>
          </table:table-cell>
          <table:table-cell table:formula="of:=MOD([.AD12]+[.V13]+0.5*([.V13]-[.V12]);360)" office:value-type="float" office:value="0.114135368956772">
            <text:p>0.1</text:p>
          </table:table-cell>
          <table:table-cell table:formula="of:=MOD([.AE12]+[.W13]+0.5*([.W13]-[.W12]);360)" office:value-type="float" office:value="0.0405150127226478">
            <text:p>0.0</text:p>
          </table:table-cell>
        </table:table-row>
        <table:table-row table:style-name="ro1">
          <table:table-cell office:value-type="float" office:value="15600">
            <text:p>15600</text:p>
          </table:table-cell>
          <table:table-cell office:value-type="float" office:value="-3904">
            <text:p>-3904</text:p>
          </table:table-cell>
          <table:table-cell office:value-type="float" office:value="4416">
            <text:p>4416</text:p>
          </table:table-cell>
          <table:table-cell office:value-type="float" office:value="24.06">
            <text:p>24.06</text:p>
          </table:table-cell>
          <table:table-cell office:value-type="float" office:value="106">
            <text:p>106</text:p>
          </table:table-cell>
          <table:table-cell office:value-type="float" office:value="-38">
            <text:p>-38</text:p>
          </table:table-cell>
          <table:table-cell office:value-type="float" office:value="196">
            <text:p>196</text:p>
          </table:table-cell>
          <table:table-cell/>
          <table:table-cell table:formula="of:=[.A14]/16384" office:value-type="float" office:value="0.9521484375">
            <text:p>0.95</text:p>
          </table:table-cell>
          <table:table-cell table:formula="of:=[.B14]/16384" office:value-type="float" office:value="-0.23828125">
            <text:p>-0.24</text:p>
          </table:table-cell>
          <table:table-cell table:formula="of:=[.C14]/16384" office:value-type="float" office:value="0.26953125">
            <text:p>0.27</text:p>
          </table:table-cell>
          <table:table-cell table:formula="of:=[.D14]" office:value-type="float" office:value="24.06">
            <text:p>24.06</text:p>
          </table:table-cell>
          <table:table-cell table:formula="of:=[.E14]/(131*250)" office:value-type="float" office:value="0.00323664122137405">
            <text:p>0.00</text:p>
          </table:table-cell>
          <table:table-cell table:formula="of:=[.F14]/(131*250)" office:value-type="float" office:value="-0.00116030534351145">
            <text:p>0.00</text:p>
          </table:table-cell>
          <table:table-cell table:formula="of:=[.G14]/(131*250)" office:value-type="float" office:value="0.00598473282442748">
            <text:p>0.01</text:p>
          </table:table-cell>
          <table:table-cell/>
          <table:table-cell table:formula="of:=[.Q13]+([.I13]-[.I$164])*1/3" office:value-type="float" office:value="-0.00413411458333328">
            <text:p>0.00</text:p>
          </table:table-cell>
          <table:table-cell table:formula="of:=[.R13]+([.J13]-[.J$164])*1/3" office:value-type="float" office:value="0.0277994791666667">
            <text:p>0.03</text:p>
          </table:table-cell>
          <table:table-cell table:formula="of:=[.S13]+([.K13]-[.K$164])*1/3" office:value-type="float" office:value="-0.07236328125">
            <text:p>-0.07</text:p>
          </table:table-cell>
          <table:table-cell table:formula="of:=[.L14]" office:value-type="float" office:value="24.06">
            <text:p>24.06</text:p>
          </table:table-cell>
          <table:table-cell table:formula="of:=[.U13]+[.M13]-[.M$164]" office:value-type="float" office:value="0.00988702290076337">
            <text:p>0.01</text:p>
          </table:table-cell>
          <table:table-cell table:formula="of:=[.V13]+[.N13]-[.N$164]" office:value-type="float" office:value="0.00793282442748092">
            <text:p>0.01</text:p>
          </table:table-cell>
          <table:table-cell table:formula="of:=[.W13]+[.O13]-[.O$164]" office:value-type="float" office:value="0.000690076335877864">
            <text:p>0.00</text:p>
          </table:table-cell>
          <table:table-cell/>
          <table:table-cell table:formula="of:=[.Y13]+[.Q14]+0.5*([.Q14]-[.Q13])" office:value-type="float" office:value="-0.281705729166666">
            <text:p>-0.3</text:p>
          </table:table-cell>
          <table:table-cell table:formula="of:=[.Z13]+[.R14]+0.5*([.R14]-[.R13])" office:value-type="float" office:value="0.560074869791667">
            <text:p>0.6</text:p>
          </table:table-cell>
          <table:table-cell table:formula="of:=[.AA13]+[.S14]+0.5*([.S14]-[.S13])" office:value-type="float" office:value="-2.20445963541667">
            <text:p>-2.2</text:p>
          </table:table-cell>
          <table:table-cell/>
          <table:table-cell table:formula="of:=MOD([.AC13]+[.U14]+0.5*([.U14]-[.U13]);360)" office:value-type="float" office:value="0.223239694656465">
            <text:p>0.2</text:p>
          </table:table-cell>
          <table:table-cell table:formula="of:=MOD([.AD13]+[.V14]+0.5*([.V14]-[.V13]);360)" office:value-type="float" office:value="0.123575572519113">
            <text:p>0.1</text:p>
          </table:table-cell>
          <table:table-cell table:formula="of:=MOD([.AE13]+[.W14]+0.5*([.W14]-[.W13]);360)" office:value-type="float" office:value="0.0428000000000015">
            <text:p>0.0</text:p>
          </table:table-cell>
        </table:table-row>
        <table:table-row table:style-name="ro1">
          <table:table-cell office:value-type="float" office:value="15624">
            <text:p>15624</text:p>
          </table:table-cell>
          <table:table-cell office:value-type="float" office:value="-3928">
            <text:p>-3928</text:p>
          </table:table-cell>
          <table:table-cell office:value-type="float" office:value="4616">
            <text:p>4616</text:p>
          </table:table-cell>
          <table:table-cell office:value-type="float" office:value="24.01">
            <text:p>24.01</text:p>
          </table:table-cell>
          <table:table-cell office:value-type="float" office:value="155">
            <text:p>155</text:p>
          </table:table-cell>
          <table:table-cell office:value-type="float" office:value="-65">
            <text:p>-65</text:p>
          </table:table-cell>
          <table:table-cell office:value-type="float" office:value="136">
            <text:p>136</text:p>
          </table:table-cell>
          <table:table-cell/>
          <table:table-cell table:formula="of:=[.A15]/16384" office:value-type="float" office:value="0.95361328125">
            <text:p>0.95</text:p>
          </table:table-cell>
          <table:table-cell table:formula="of:=[.B15]/16384" office:value-type="float" office:value="-0.23974609375">
            <text:p>-0.24</text:p>
          </table:table-cell>
          <table:table-cell table:formula="of:=[.C15]/16384" office:value-type="float" office:value="0.28173828125">
            <text:p>0.28</text:p>
          </table:table-cell>
          <table:table-cell table:formula="of:=[.D15]" office:value-type="float" office:value="24.01">
            <text:p>24.01</text:p>
          </table:table-cell>
          <table:table-cell table:formula="of:=[.E15]/(131*250)" office:value-type="float" office:value="0.00473282442748092">
            <text:p>0.00</text:p>
          </table:table-cell>
          <table:table-cell table:formula="of:=[.F15]/(131*250)" office:value-type="float" office:value="-0.00198473282442748">
            <text:p>0.00</text:p>
          </table:table-cell>
          <table:table-cell table:formula="of:=[.G15]/(131*250)" office:value-type="float" office:value="0.00415267175572519">
            <text:p>0.00</text:p>
          </table:table-cell>
          <table:table-cell/>
          <table:table-cell table:formula="of:=[.Q14]+([.I14]-[.I$164])*1/3" office:value-type="float" office:value="-0.00291883680555549">
            <text:p>0.00</text:p>
          </table:table-cell>
          <table:table-cell table:formula="of:=[.R14]+([.J14]-[.J$164])*1/3" office:value-type="float" office:value="0.0192654079861111">
            <text:p>0.02</text:p>
          </table:table-cell>
          <table:table-cell table:formula="of:=[.S14]+([.K14]-[.K$164])*1/3" office:value-type="float" office:value="-0.0502495659722222">
            <text:p>-0.05</text:p>
          </table:table-cell>
          <table:table-cell table:formula="of:=[.L15]" office:value-type="float" office:value="24.01">
            <text:p>24.01</text:p>
          </table:table-cell>
          <table:table-cell table:formula="of:=[.U14]+[.M14]-[.M$164]" office:value-type="float" office:value="0.00544122137404581">
            <text:p>0.01</text:p>
          </table:table-cell>
          <table:table-cell table:formula="of:=[.V14]+[.N14]-[.N$164]" office:value-type="float" office:value="0.00520712468193384">
            <text:p>0.01</text:p>
          </table:table-cell>
          <table:table-cell table:formula="of:=[.W14]+[.O14]-[.O$164]" office:value-type="float" office:value="0.00158982188295165">
            <text:p>0.00</text:p>
          </table:table-cell>
          <table:table-cell/>
          <table:table-cell table:formula="of:=[.Y14]+[.Q15]+0.5*([.Q15]-[.Q14])" office:value-type="float" office:value="-0.284016927083333">
            <text:p>-0.3</text:p>
          </table:table-cell>
          <table:table-cell table:formula="of:=[.Z14]+[.R15]+0.5*([.R15]-[.R14])" office:value-type="float" office:value="0.5750732421875">
            <text:p>0.6</text:p>
          </table:table-cell>
          <table:table-cell table:formula="of:=[.AA14]+[.S15]+0.5*([.S15]-[.S14])" office:value-type="float" office:value="-2.24365234375">
            <text:p>-2.2</text:p>
          </table:table-cell>
          <table:table-cell/>
          <table:table-cell table:formula="of:=MOD([.AC14]+[.U15]+0.5*([.U15]-[.U14]);360)" office:value-type="float" office:value="0.226458015267152">
            <text:p>0.2</text:p>
          </table:table-cell>
          <table:table-cell table:formula="of:=MOD([.AD14]+[.V15]+0.5*([.V15]-[.V14]);360)" office:value-type="float" office:value="0.127419847328273">
            <text:p>0.1</text:p>
          </table:table-cell>
          <table:table-cell table:formula="of:=MOD([.AE14]+[.W15]+0.5*([.W15]-[.W14]);360)" office:value-type="float" office:value="0.0448396946564901">
            <text:p>0.0</text:p>
          </table:table-cell>
        </table:table-row>
        <table:table-row table:style-name="ro1">
          <table:table-cell office:value-type="float" office:value="15600">
            <text:p>15600</text:p>
          </table:table-cell>
          <table:table-cell office:value-type="float" office:value="-3988">
            <text:p>-3988</text:p>
          </table:table-cell>
          <table:table-cell office:value-type="float" office:value="4512">
            <text:p>4512</text:p>
          </table:table-cell>
          <table:table-cell office:value-type="float" office:value="24.11">
            <text:p>24.11</text:p>
          </table:table-cell>
          <table:table-cell office:value-type="float" office:value="170">
            <text:p>170</text:p>
          </table:table-cell>
          <table:table-cell office:value-type="float" office:value="-3">
            <text:p>-3</text:p>
          </table:table-cell>
          <table:table-cell office:value-type="float" office:value="145">
            <text:p>145</text:p>
          </table:table-cell>
          <table:table-cell/>
          <table:table-cell table:formula="of:=[.A16]/16384" office:value-type="float" office:value="0.9521484375">
            <text:p>0.95</text:p>
          </table:table-cell>
          <table:table-cell table:formula="of:=[.B16]/16384" office:value-type="float" office:value="-0.243408203125">
            <text:p>-0.24</text:p>
          </table:table-cell>
          <table:table-cell table:formula="of:=[.C16]/16384" office:value-type="float" office:value="0.275390625">
            <text:p>0.28</text:p>
          </table:table-cell>
          <table:table-cell table:formula="of:=[.D16]" office:value-type="float" office:value="24.11">
            <text:p>24.11</text:p>
          </table:table-cell>
          <table:table-cell table:formula="of:=[.E16]/(131*250)" office:value-type="float" office:value="0.00519083969465649">
            <text:p>0.01</text:p>
          </table:table-cell>
          <table:table-cell table:formula="of:=[.F16]/(131*250)" office:value-type="float" office:value="-0.0000916030534351145">
            <text:p>0.00</text:p>
          </table:table-cell>
          <table:table-cell table:formula="of:=[.G16]/(131*250)" office:value-type="float" office:value="0.00442748091603053">
            <text:p>0.00</text:p>
          </table:table-cell>
          <table:table-cell/>
          <table:table-cell table:formula="of:=[.Q15]+([.I15]-[.I$164])*1/3" office:value-type="float" office:value="-0.00121527777777771">
            <text:p>0.00</text:p>
          </table:table-cell>
          <table:table-cell table:formula="of:=[.R15]+([.J15]-[.J$164])*1/3" office:value-type="float" office:value="0.0102430555555555">
            <text:p>0.01</text:p>
          </table:table-cell>
          <table:table-cell table:formula="of:=[.S15]+([.K15]-[.K$164])*1/3" office:value-type="float" office:value="-0.0240668402777777">
            <text:p>-0.02</text:p>
          </table:table-cell>
          <table:table-cell table:formula="of:=[.L16]" office:value-type="float" office:value="24.11">
            <text:p>24.11</text:p>
          </table:table-cell>
          <table:table-cell table:formula="of:=[.U15]+[.M15]-[.M$164]" office:value-type="float" office:value="0.00249160305343513">
            <text:p>0.00</text:p>
          </table:table-cell>
          <table:table-cell table:formula="of:=[.V15]+[.N15]-[.N$164]" office:value-type="float" office:value="0.00165699745547074">
            <text:p>0.00</text:p>
          </table:table-cell>
          <table:table-cell table:formula="of:=[.W15]+[.O15]-[.O$164]" office:value-type="float" office:value="0.000657506361323155">
            <text:p>0.00</text:p>
          </table:table-cell>
          <table:table-cell/>
          <table:table-cell table:formula="of:=[.Y15]+[.Q16]+0.5*([.Q16]-[.Q15])" office:value-type="float" office:value="-0.284380425347222">
            <text:p>-0.3</text:p>
          </table:table-cell>
          <table:table-cell table:formula="of:=[.Z15]+[.R16]+0.5*([.R16]-[.R15])" office:value-type="float" office:value="0.580805121527778">
            <text:p>0.6</text:p>
          </table:table-cell>
          <table:table-cell table:formula="of:=[.AA15]+[.S16]+0.5*([.S16]-[.S15])" office:value-type="float" office:value="-2.25462782118056">
            <text:p>-2.3</text:p>
          </table:table-cell>
          <table:table-cell/>
          <table:table-cell table:formula="of:=MOD([.AC15]+[.U16]+0.5*([.U16]-[.U15]);360)" office:value-type="float" office:value="0.227474809160282">
            <text:p>0.2</text:p>
          </table:table-cell>
          <table:table-cell table:formula="of:=MOD([.AD15]+[.V16]+0.5*([.V16]-[.V15]);360)" office:value-type="float" office:value="0.127301781170512">
            <text:p>0.1</text:p>
          </table:table-cell>
          <table:table-cell table:formula="of:=MOD([.AE15]+[.W16]+0.5*([.W16]-[.W15]);360)" office:value-type="float" office:value="0.045031043256999">
            <text:p>0.0</text:p>
          </table:table-cell>
        </table:table-row>
        <table:table-row table:style-name="ro1">
          <table:table-cell office:value-type="float" office:value="15544">
            <text:p>15544</text:p>
          </table:table-cell>
          <table:table-cell office:value-type="float" office:value="-3952">
            <text:p>-3952</text:p>
          </table:table-cell>
          <table:table-cell office:value-type="float" office:value="4772">
            <text:p>4772</text:p>
          </table:table-cell>
          <table:table-cell office:value-type="float" office:value="24.06">
            <text:p>24.06</text:p>
          </table:table-cell>
          <table:table-cell office:value-type="float" office:value="154">
            <text:p>154</text:p>
          </table:table-cell>
          <table:table-cell office:value-type="float" office:value="58">
            <text:p>58</text:p>
          </table:table-cell>
          <table:table-cell office:value-type="float" office:value="207">
            <text:p>207</text:p>
          </table:table-cell>
          <table:table-cell/>
          <table:table-cell table:formula="of:=[.A17]/16384" office:value-type="float" office:value="0.94873046875">
            <text:p>0.95</text:p>
          </table:table-cell>
          <table:table-cell table:formula="of:=[.B17]/16384" office:value-type="float" office:value="-0.2412109375">
            <text:p>-0.24</text:p>
          </table:table-cell>
          <table:table-cell table:formula="of:=[.C17]/16384" office:value-type="float" office:value="0.291259765625">
            <text:p>0.29</text:p>
          </table:table-cell>
          <table:table-cell table:formula="of:=[.D17]" office:value-type="float" office:value="24.06">
            <text:p>24.06</text:p>
          </table:table-cell>
          <table:table-cell table:formula="of:=[.E17]/(131*250)" office:value-type="float" office:value="0.00470229007633588">
            <text:p>0.00</text:p>
          </table:table-cell>
          <table:table-cell table:formula="of:=[.F17]/(131*250)" office:value-type="float" office:value="0.00177099236641221">
            <text:p>0.00</text:p>
          </table:table-cell>
          <table:table-cell table:formula="of:=[.G17]/(131*250)" office:value-type="float" office:value="0.0063206106870229">
            <text:p>0.01</text:p>
          </table:table-cell>
          <table:table-cell/>
          <table:table-cell table:formula="of:=[.Q16]+([.I16]-[.I$164])*1/3" office:value-type="float" office:value="7.32920668600201E-017">
            <text:p>0.00</text:p>
          </table:table-cell>
          <table:table-cell table:formula="of:=[.R16]+([.J16]-[.J$164])*1/3" office:value-type="float" office:value="0">
            <text:p>0.00</text:p>
          </table:table-cell>
          <table:table-cell table:formula="of:=[.S16]+([.K16]-[.K$164])*1/3" office:value-type="float" office:value="0">
            <text:p>0.00</text:p>
          </table:table-cell>
          <table:table-cell table:formula="of:=[.L17]" office:value-type="float" office:value="24.06">
            <text:p>24.06</text:p>
          </table:table-cell>
          <table:table-cell table:formula="of:=[.U16]+[.M16]-[.M$164]" office:value-type="float" office:value="0">
            <text:p>0.00</text:p>
          </table:table-cell>
          <table:table-cell table:formula="of:=[.V16]+[.N16]-[.N$164]" office:value-type="float" office:value="0">
            <text:p>0.00</text:p>
          </table:table-cell>
          <table:table-cell table:formula="of:=[.W16]+[.O16]-[.O$164]" office:value-type="float" office:value="0">
            <text:p>0.00</text:p>
          </table:table-cell>
          <table:table-cell/>
          <table:table-cell table:formula="of:=[.Y16]+[.Q17]+0.5*([.Q17]-[.Q16])" office:value-type="float" office:value="-0.283772786458333">
            <text:p>-0.3</text:p>
          </table:table-cell>
          <table:table-cell table:formula="of:=[.Z16]+[.R17]+0.5*([.R17]-[.R16])" office:value-type="float" office:value="0.57568359375">
            <text:p>0.6</text:p>
          </table:table-cell>
          <table:table-cell table:formula="of:=[.AA16]+[.S17]+0.5*([.S17]-[.S16])" office:value-type="float" office:value="-2.24259440104167">
            <text:p>-2.2</text:p>
          </table:table-cell>
          <table:table-cell/>
          <table:table-cell table:formula="of:=MOD([.AC16]+[.U17]+0.5*([.U17]-[.U16]);360)" office:value-type="float" office:value="0.226229007633564">
            <text:p>0.2</text:p>
          </table:table-cell>
          <table:table-cell table:formula="of:=MOD([.AD16]+[.V17]+0.5*([.V17]-[.V16]);360)" office:value-type="float" office:value="0.126473282442777">
            <text:p>0.1</text:p>
          </table:table-cell>
          <table:table-cell table:formula="of:=MOD([.AE16]+[.W17]+0.5*([.W17]-[.W16]);360)" office:value-type="float" office:value="0.0447022900763374">
            <text:p>0.0</text:p>
          </table:table-cell>
        </table:table-row>
        <table:table-row table:style-name="ro1">
          <table:table-cell office:value-type="float" office:value="15572">
            <text:p>15572</text:p>
          </table:table-cell>
          <table:table-cell office:value-type="float" office:value="-3984">
            <text:p>-3984</text:p>
          </table:table-cell>
          <table:table-cell office:value-type="float" office:value="4672">
            <text:p>4672</text:p>
          </table:table-cell>
          <table:table-cell office:value-type="float" office:value="24.11">
            <text:p>24.11</text:p>
          </table:table-cell>
          <table:table-cell office:value-type="float" office:value="91">
            <text:p>91</text:p>
          </table:table-cell>
          <table:table-cell office:value-type="float" office:value="80">
            <text:p>80</text:p>
          </table:table-cell>
          <table:table-cell office:value-type="float" office:value="186">
            <text:p>186</text:p>
          </table:table-cell>
          <table:table-cell/>
          <table:table-cell table:formula="of:=[.A18]/16384" office:value-type="float" office:value="0.950439453125">
            <text:p>0.95</text:p>
          </table:table-cell>
          <table:table-cell table:formula="of:=[.B18]/16384" office:value-type="float" office:value="-0.2431640625">
            <text:p>-0.24</text:p>
          </table:table-cell>
          <table:table-cell table:formula="of:=[.C18]/16384" office:value-type="float" office:value="0.28515625">
            <text:p>0.29</text:p>
          </table:table-cell>
          <table:table-cell table:formula="of:=[.D18]" office:value-type="float" office:value="24.11">
            <text:p>24.11</text:p>
          </table:table-cell>
          <table:table-cell table:formula="of:=[.E18]/(131*250)" office:value-type="float" office:value="0.00277862595419847">
            <text:p>0.00</text:p>
          </table:table-cell>
          <table:table-cell table:formula="of:=[.F18]/(131*250)" office:value-type="float" office:value="0.00244274809160305">
            <text:p>0.00</text:p>
          </table:table-cell>
          <table:table-cell table:formula="of:=[.G18]/(131*250)" office:value-type="float" office:value="0.0056793893129771">
            <text:p>0.01</text:p>
          </table:table-cell>
          <table:table-cell/>
          <table:table-cell table:formula="of:=[.Q17]+([.I17]-[.I$164])*1/3" office:value-type="float" office:value="0.0000759548611111893">
            <text:p>0.00</text:p>
          </table:table-cell>
          <table:table-cell table:formula="of:=[.R17]+([.J17]-[.J$164])*1/3" office:value-type="float" office:value="-0.00951063368055556">
            <text:p>-0.01</text:p>
          </table:table-cell>
          <table:table-cell table:formula="of:=[.S17]+([.K17]-[.K$164])*1/3" office:value-type="float" office:value="0.0293565538194444">
            <text:p>0.03</text:p>
          </table:table-cell>
          <table:table-cell table:formula="of:=[.L18]" office:value-type="float" office:value="24.11">
            <text:p>24.11</text:p>
          </table:table-cell>
          <table:table-cell table:formula="of:=[.U17]+[.M17]-[.M$164]" office:value-type="float" office:value="-0.00298015267175572">
            <text:p>0.00</text:p>
          </table:table-cell>
          <table:table-cell table:formula="of:=[.V17]+[.N17]-[.N$164]" office:value-type="float" office:value="0.00020559796437659">
            <text:p>0.00</text:p>
          </table:table-cell>
          <table:table-cell table:formula="of:=[.W17]+[.O17]-[.O$164]" office:value-type="float" office:value="0.00123562340966921">
            <text:p>0.00</text:p>
          </table:table-cell>
          <table:table-cell/>
          <table:table-cell table:formula="of:=[.Y17]+[.Q18]+0.5*([.Q18]-[.Q17])" office:value-type="float" office:value="-0.283658854166666">
            <text:p>-0.3</text:p>
          </table:table-cell>
          <table:table-cell table:formula="of:=[.Z17]+[.R18]+0.5*([.R18]-[.R17])" office:value-type="float" office:value="0.561417643229167">
            <text:p>0.6</text:p>
          </table:table-cell>
          <table:table-cell table:formula="of:=[.AA17]+[.S18]+0.5*([.S18]-[.S17])" office:value-type="float" office:value="-2.1985595703125">
            <text:p>-2.2</text:p>
          </table:table-cell>
          <table:table-cell/>
          <table:table-cell table:formula="of:=MOD([.AC17]+[.U18]+0.5*([.U18]-[.U17]);360)" office:value-type="float" office:value="0.221758778625931">
            <text:p>0.2</text:p>
          </table:table-cell>
          <table:table-cell table:formula="of:=MOD([.AD17]+[.V18]+0.5*([.V18]-[.V17]);360)" office:value-type="float" office:value="0.126781679389342">
            <text:p>0.1</text:p>
          </table:table-cell>
          <table:table-cell table:formula="of:=MOD([.AE17]+[.W18]+0.5*([.W18]-[.W17]);360)" office:value-type="float" office:value="0.0465557251908412">
            <text:p>0.0</text:p>
          </table:table-cell>
        </table:table-row>
        <table:table-row table:style-name="ro1">
          <table:table-cell office:value-type="float" office:value="15520">
            <text:p>15520</text:p>
          </table:table-cell>
          <table:table-cell office:value-type="float" office:value="-4120">
            <text:p>-4120</text:p>
          </table:table-cell>
          <table:table-cell office:value-type="float" office:value="4568">
            <text:p>4568</text:p>
          </table:table-cell>
          <table:table-cell office:value-type="float" office:value="24.06">
            <text:p>24.06</text:p>
          </table:table-cell>
          <table:table-cell office:value-type="float" office:value="208">
            <text:p>208</text:p>
          </table:table-cell>
          <table:table-cell office:value-type="float" office:value="-82">
            <text:p>-82</text:p>
          </table:table-cell>
          <table:table-cell office:value-type="float" office:value="259">
            <text:p>259</text:p>
          </table:table-cell>
          <table:table-cell/>
          <table:table-cell table:formula="of:=[.A19]/16384" office:value-type="float" office:value="0.947265625">
            <text:p>0.95</text:p>
          </table:table-cell>
          <table:table-cell table:formula="of:=[.B19]/16384" office:value-type="float" office:value="-0.25146484375">
            <text:p>-0.25</text:p>
          </table:table-cell>
          <table:table-cell table:formula="of:=[.C19]/16384" office:value-type="float" office:value="0.27880859375">
            <text:p>0.28</text:p>
          </table:table-cell>
          <table:table-cell table:formula="of:=[.D19]" office:value-type="float" office:value="24.06">
            <text:p>24.06</text:p>
          </table:table-cell>
          <table:table-cell table:formula="of:=[.E19]/(131*250)" office:value-type="float" office:value="0.00635114503816794">
            <text:p>0.01</text:p>
          </table:table-cell>
          <table:table-cell table:formula="of:=[.F19]/(131*250)" office:value-type="float" office:value="-0.00250381679389313">
            <text:p>0.00</text:p>
          </table:table-cell>
          <table:table-cell table:formula="of:=[.G19]/(131*250)" office:value-type="float" office:value="0.00790839694656489">
            <text:p>0.01</text:p>
          </table:table-cell>
          <table:table-cell/>
          <table:table-cell table:formula="of:=[.Q18]+([.I18]-[.I$164])*1/3" office:value-type="float" office:value="0.000721571180555639">
            <text:p>0.00</text:p>
          </table:table-cell>
          <table:table-cell table:formula="of:=[.R18]+([.J18]-[.J$164])*1/3" office:value-type="float" office:value="-0.0196723090277778">
            <text:p>-0.02</text:p>
          </table:table-cell>
          <table:table-cell table:formula="of:=[.S18]+([.K18]-[.K$164])*1/3" office:value-type="float" office:value="0.0566786024305556">
            <text:p>0.06</text:p>
          </table:table-cell>
          <table:table-cell table:formula="of:=[.L19]" office:value-type="float" office:value="24.06">
            <text:p>24.06</text:p>
          </table:table-cell>
          <table:table-cell table:formula="of:=[.U18]+[.M18]-[.M$164]" office:value-type="float" office:value="-0.00788396946564885">
            <text:p>-0.01</text:p>
          </table:table-cell>
          <table:table-cell table:formula="of:=[.V18]+[.N18]-[.N$164]" office:value-type="float" office:value="0.00108295165394402">
            <text:p>0.00</text:p>
          </table:table-cell>
          <table:table-cell table:formula="of:=[.W18]+[.O18]-[.O$164]" office:value-type="float" office:value="0.00183002544529262">
            <text:p>0.00</text:p>
          </table:table-cell>
          <table:table-cell/>
          <table:table-cell table:formula="of:=[.Y18]+[.Q19]+0.5*([.Q19]-[.Q18])" office:value-type="float" office:value="-0.282614474826388">
            <text:p>-0.3</text:p>
          </table:table-cell>
          <table:table-cell table:formula="of:=[.Z18]+[.R19]+0.5*([.R19]-[.R18])" office:value-type="float" office:value="0.536664496527778">
            <text:p>0.5</text:p>
          </table:table-cell>
          <table:table-cell table:formula="of:=[.AA18]+[.S19]+0.5*([.S19]-[.S18])" office:value-type="float" office:value="-2.12821994357639">
            <text:p>-2.1</text:p>
          </table:table-cell>
          <table:table-cell/>
          <table:table-cell table:formula="of:=MOD([.AC18]+[.U19]+0.5*([.U19]-[.U18]);360)" office:value-type="float" office:value="0.211422900763335">
            <text:p>0.2</text:p>
          </table:table-cell>
          <table:table-cell table:formula="of:=MOD([.AD18]+[.V19]+0.5*([.V19]-[.V18]);360)" office:value-type="float" office:value="0.12830330788807">
            <text:p>0.1</text:p>
          </table:table-cell>
          <table:table-cell table:formula="of:=MOD([.AE18]+[.W19]+0.5*([.W19]-[.W18]);360)" office:value-type="float" office:value="0.0486829516539456">
            <text:p>0.0</text:p>
          </table:table-cell>
        </table:table-row>
        <table:table-row table:style-name="ro1">
          <table:table-cell office:value-type="float" office:value="15436">
            <text:p>15436</text:p>
          </table:table-cell>
          <table:table-cell office:value-type="float" office:value="-4052">
            <text:p>-4052</text:p>
          </table:table-cell>
          <table:table-cell office:value-type="float" office:value="4492">
            <text:p>4492</text:p>
          </table:table-cell>
          <table:table-cell office:value-type="float" office:value="24.06">
            <text:p>24.06</text:p>
          </table:table-cell>
          <table:table-cell office:value-type="float" office:value="163">
            <text:p>163</text:p>
          </table:table-cell>
          <table:table-cell office:value-type="float" office:value="-252">
            <text:p>-252</text:p>
          </table:table-cell>
          <table:table-cell office:value-type="float" office:value="1">
            <text:p>1</text:p>
          </table:table-cell>
          <table:table-cell/>
          <table:table-cell table:formula="of:=[.A20]/16384" office:value-type="float" office:value="0.942138671875">
            <text:p>0.94</text:p>
          </table:table-cell>
          <table:table-cell table:formula="of:=[.B20]/16384" office:value-type="float" office:value="-0.247314453125">
            <text:p>-0.25</text:p>
          </table:table-cell>
          <table:table-cell table:formula="of:=[.C20]/16384" office:value-type="float" office:value="0.274169921875">
            <text:p>0.27</text:p>
          </table:table-cell>
          <table:table-cell table:formula="of:=[.D20]" office:value-type="float" office:value="24.06">
            <text:p>24.06</text:p>
          </table:table-cell>
          <table:table-cell table:formula="of:=[.E20]/(131*250)" office:value-type="float" office:value="0.00497709923664122">
            <text:p>0.00</text:p>
          </table:table-cell>
          <table:table-cell table:formula="of:=[.F20]/(131*250)" office:value-type="float" office:value="-0.00769465648854962">
            <text:p>-0.01</text:p>
          </table:table-cell>
          <table:table-cell table:formula="of:=[.G20]/(131*250)" office:value-type="float" office:value="0.0000305343511450382">
            <text:p>0.00</text:p>
          </table:table-cell>
          <table:table-cell/>
          <table:table-cell table:formula="of:=[.Q19]+([.I19]-[.I$164])*1/3" office:value-type="float" office:value="0.000309244791666755">
            <text:p>0.00</text:p>
          </table:table-cell>
          <table:table-cell table:formula="of:=[.R19]+([.J19]-[.J$164])*1/3" office:value-type="float" office:value="-0.0326009114583333">
            <text:p>-0.03</text:p>
          </table:table-cell>
          <table:table-cell table:formula="of:=[.S19]+([.K19]-[.K$164])*1/3" office:value-type="float" office:value="0.081884765625">
            <text:p>0.08</text:p>
          </table:table-cell>
          <table:table-cell table:formula="of:=[.L20]" office:value-type="float" office:value="24.06">
            <text:p>24.06</text:p>
          </table:table-cell>
          <table:table-cell table:formula="of:=[.U19]+[.M19]-[.M$164]" office:value-type="float" office:value="-0.00921526717557251">
            <text:p>-0.01</text:p>
          </table:table-cell>
          <table:table-cell table:formula="of:=[.V19]+[.N19]-[.N$164]" office:value-type="float" office:value="-0.00298625954198473">
            <text:p>0.00</text:p>
          </table:table-cell>
          <table:table-cell table:formula="of:=[.W19]+[.O19]-[.O$164]" office:value-type="float" office:value="0.00465343511450381">
            <text:p>0.00</text:p>
          </table:table-cell>
          <table:table-cell/>
          <table:table-cell table:formula="of:=[.Y19]+[.Q20]+0.5*([.Q20]-[.Q19])" office:value-type="float" office:value="-0.282511393229166">
            <text:p>-0.3</text:p>
          </table:table-cell>
          <table:table-cell table:formula="of:=[.Z19]+[.R20]+0.5*([.R20]-[.R19])" office:value-type="float" office:value="0.497599283854166">
            <text:p>0.5</text:p>
          </table:table-cell>
          <table:table-cell table:formula="of:=[.AA19]+[.S20]+0.5*([.S20]-[.S19])" office:value-type="float" office:value="-2.03373209635417">
            <text:p>-2.0</text:p>
          </table:table-cell>
          <table:table-cell/>
          <table:table-cell table:formula="of:=MOD([.AC19]+[.U20]+0.5*([.U20]-[.U19]);360)" office:value-type="float" office:value="0.201541984732801">
            <text:p>0.2</text:p>
          </table:table-cell>
          <table:table-cell table:formula="of:=MOD([.AD19]+[.V20]+0.5*([.V20]-[.V19]);360)" office:value-type="float" office:value="0.12328244274812">
            <text:p>0.1</text:p>
          </table:table-cell>
          <table:table-cell table:formula="of:=MOD([.AE19]+[.W20]+0.5*([.W20]-[.W19]);360)" office:value-type="float" office:value="0.054748091603055">
            <text:p>0.1</text:p>
          </table:table-cell>
        </table:table-row>
        <table:table-row table:style-name="ro1">
          <table:table-cell office:value-type="float" office:value="15512">
            <text:p>15512</text:p>
          </table:table-cell>
          <table:table-cell office:value-type="float" office:value="-4120">
            <text:p>-4120</text:p>
          </table:table-cell>
          <table:table-cell office:value-type="float" office:value="4560">
            <text:p>4560</text:p>
          </table:table-cell>
          <table:table-cell office:value-type="float" office:value="24.01">
            <text:p>24.01</text:p>
          </table:table-cell>
          <table:table-cell office:value-type="float" office:value="138">
            <text:p>138</text:p>
          </table:table-cell>
          <table:table-cell office:value-type="float" office:value="-94">
            <text:p>-94</text:p>
          </table:table-cell>
          <table:table-cell office:value-type="float" office:value="8">
            <text:p>8</text:p>
          </table:table-cell>
          <table:table-cell/>
          <table:table-cell table:formula="of:=[.A21]/16384" office:value-type="float" office:value="0.94677734375">
            <text:p>0.95</text:p>
          </table:table-cell>
          <table:table-cell table:formula="of:=[.B21]/16384" office:value-type="float" office:value="-0.25146484375">
            <text:p>-0.25</text:p>
          </table:table-cell>
          <table:table-cell table:formula="of:=[.C21]/16384" office:value-type="float" office:value="0.2783203125">
            <text:p>0.28</text:p>
          </table:table-cell>
          <table:table-cell table:formula="of:=[.D21]" office:value-type="float" office:value="24.01">
            <text:p>24.01</text:p>
          </table:table-cell>
          <table:table-cell table:formula="of:=[.E21]/(131*250)" office:value-type="float" office:value="0.00421374045801527">
            <text:p>0.00</text:p>
          </table:table-cell>
          <table:table-cell table:formula="of:=[.F21]/(131*250)" office:value-type="float" office:value="-0.00287022900763359">
            <text:p>0.00</text:p>
          </table:table-cell>
          <table:table-cell table:formula="of:=[.G21]/(131*250)" office:value-type="float" office:value="0.000244274809160305">
            <text:p>0.00</text:p>
          </table:table-cell>
          <table:table-cell/>
          <table:table-cell table:formula="of:=[.Q20]+([.I20]-[.I$164])*1/3" office:value-type="float" office:value="-0.00181206597222213">
            <text:p>0.00</text:p>
          </table:table-cell>
          <table:table-cell table:formula="of:=[.R20]+([.J20]-[.J$164])*1/3" office:value-type="float" office:value="-0.0441460503472222">
            <text:p>-0.04</text:p>
          </table:table-cell>
          <table:table-cell table:formula="of:=[.S20]+([.K20]-[.K$164])*1/3" office:value-type="float" office:value="0.105544704861111">
            <text:p>0.11</text:p>
          </table:table-cell>
          <table:table-cell table:formula="of:=[.L21]" office:value-type="float" office:value="24.01">
            <text:p>24.01</text:p>
          </table:table-cell>
          <table:table-cell table:formula="of:=[.U20]+[.M20]-[.M$164]" office:value-type="float" office:value="-0.0119206106870229">
            <text:p>-0.01</text:p>
          </table:table-cell>
          <table:table-cell table:formula="of:=[.V20]+[.N20]-[.N$164]" office:value-type="float" office:value="-0.01224631043257">
            <text:p>-0.01</text:p>
          </table:table-cell>
          <table:table-cell table:formula="of:=[.W20]+[.O20]-[.O$164]" office:value-type="float" office:value="-0.000401017811704838">
            <text:p>0.00</text:p>
          </table:table-cell>
          <table:table-cell/>
          <table:table-cell table:formula="of:=[.Y20]+[.Q21]+0.5*([.Q21]-[.Q20])" office:value-type="float" office:value="-0.285384114583332">
            <text:p>-0.3</text:p>
          </table:table-cell>
          <table:table-cell table:formula="of:=[.Z20]+[.R21]+0.5*([.R21]-[.R20])" office:value-type="float" office:value="0.4476806640625">
            <text:p>0.4</text:p>
          </table:table-cell>
          <table:table-cell table:formula="of:=[.AA20]+[.S21]+0.5*([.S21]-[.S20])" office:value-type="float" office:value="-1.916357421875">
            <text:p>-1.9</text:p>
          </table:table-cell>
          <table:table-cell/>
          <table:table-cell table:formula="of:=MOD([.AC20]+[.U21]+0.5*([.U21]-[.U20]);360)" office:value-type="float" office:value="0.188268702290053">
            <text:p>0.2</text:p>
          </table:table-cell>
          <table:table-cell table:formula="of:=MOD([.AD20]+[.V21]+0.5*([.V21]-[.V20]);360)" office:value-type="float" office:value="0.106406106870258">
            <text:p>0.1</text:p>
          </table:table-cell>
          <table:table-cell table:formula="of:=MOD([.AE20]+[.W21]+0.5*([.W21]-[.W20]);360)" office:value-type="float" office:value="0.0518198473282458">
            <text:p>0.1</text:p>
          </table:table-cell>
        </table:table-row>
        <table:table-row table:style-name="ro1">
          <table:table-cell office:value-type="float" office:value="15580">
            <text:p>15580</text:p>
          </table:table-cell>
          <table:table-cell office:value-type="float" office:value="-3984">
            <text:p>-3984</text:p>
          </table:table-cell>
          <table:table-cell office:value-type="float" office:value="4700">
            <text:p>4700</text:p>
          </table:table-cell>
          <table:table-cell office:value-type="float" office:value="23.97">
            <text:p>23.97</text:p>
          </table:table-cell>
          <table:table-cell office:value-type="float" office:value="198">
            <text:p>198</text:p>
          </table:table-cell>
          <table:table-cell office:value-type="float" office:value="-259">
            <text:p>-259</text:p>
          </table:table-cell>
          <table:table-cell office:value-type="float" office:value="325">
            <text:p>325</text:p>
          </table:table-cell>
          <table:table-cell/>
          <table:table-cell table:formula="of:=[.A22]/16384" office:value-type="float" office:value="0.950927734375">
            <text:p>0.95</text:p>
          </table:table-cell>
          <table:table-cell table:formula="of:=[.B22]/16384" office:value-type="float" office:value="-0.2431640625">
            <text:p>-0.24</text:p>
          </table:table-cell>
          <table:table-cell table:formula="of:=[.C22]/16384" office:value-type="float" office:value="0.286865234375">
            <text:p>0.29</text:p>
          </table:table-cell>
          <table:table-cell table:formula="of:=[.D22]" office:value-type="float" office:value="23.97">
            <text:p>23.97</text:p>
          </table:table-cell>
          <table:table-cell table:formula="of:=[.E22]/(131*250)" office:value-type="float" office:value="0.00604580152671756">
            <text:p>0.01</text:p>
          </table:table-cell>
          <table:table-cell table:formula="of:=[.F22]/(131*250)" office:value-type="float" office:value="-0.00790839694656489">
            <text:p>-0.01</text:p>
          </table:table-cell>
          <table:table-cell table:formula="of:=[.G22]/(131*250)" office:value-type="float" office:value="0.00992366412213741">
            <text:p>0.01</text:p>
          </table:table-cell>
          <table:table-cell/>
          <table:table-cell table:formula="of:=[.Q21]+([.I21]-[.I$164])*1/3" office:value-type="float" office:value="-0.00238715277777768">
            <text:p>0.00</text:p>
          </table:table-cell>
          <table:table-cell table:formula="of:=[.R21]+([.J21]-[.J$164])*1/3" office:value-type="float" office:value="-0.0570746527777778">
            <text:p>-0.06</text:p>
          </table:table-cell>
          <table:table-cell table:formula="of:=[.S21]+([.K21]-[.K$164])*1/3" office:value-type="float" office:value="0.130588107638889">
            <text:p>0.13</text:p>
          </table:table-cell>
          <table:table-cell table:formula="of:=[.L22]" office:value-type="float" office:value="23.97">
            <text:p>23.97</text:p>
          </table:table-cell>
          <table:table-cell table:formula="of:=[.U21]+[.M21]-[.M$164]" office:value-type="float" office:value="-0.0153893129770992">
            <text:p>-0.02</text:p>
          </table:table-cell>
          <table:table-cell table:formula="of:=[.V21]+[.N21]-[.N$164]" office:value-type="float" office:value="-0.0166819338422392">
            <text:p>-0.02</text:p>
          </table:table-cell>
          <table:table-cell table:formula="of:=[.W21]+[.O21]-[.O$164]" office:value-type="float" office:value="-0.00524173027989822">
            <text:p>-0.01</text:p>
          </table:table-cell>
          <table:table-cell/>
          <table:table-cell table:formula="of:=[.Y21]+[.Q22]+0.5*([.Q22]-[.Q21])" office:value-type="float" office:value="-0.288058810763888">
            <text:p>-0.3</text:p>
          </table:table-cell>
          <table:table-cell table:formula="of:=[.Z21]+[.R22]+0.5*([.R22]-[.R21])" office:value-type="float" office:value="0.384141710069444">
            <text:p>0.4</text:p>
          </table:table-cell>
          <table:table-cell table:formula="of:=[.AA21]+[.S22]+0.5*([.S22]-[.S21])" office:value-type="float" office:value="-1.77324761284722">
            <text:p>-1.8</text:p>
          </table:table-cell>
          <table:table-cell/>
          <table:table-cell table:formula="of:=MOD([.AC21]+[.U22]+0.5*([.U22]-[.U21]);360)" office:value-type="float" office:value="0.171145038167915">
            <text:p>0.2</text:p>
          </table:table-cell>
          <table:table-cell table:formula="of:=MOD([.AD21]+[.V22]+0.5*([.V22]-[.V21]);360)" office:value-type="float" office:value="0.0875063613231841">
            <text:p>0.1</text:p>
          </table:table-cell>
          <table:table-cell table:formula="of:=MOD([.AE21]+[.W22]+0.5*([.W22]-[.W21]);360)" office:value-type="float" office:value="0.0441577608142509">
            <text:p>0.0</text:p>
          </table:table-cell>
        </table:table-row>
        <table:table-row table:style-name="ro1">
          <table:table-cell office:value-type="float" office:value="15236">
            <text:p>15236</text:p>
          </table:table-cell>
          <table:table-cell office:value-type="float" office:value="-4268">
            <text:p>-4268</text:p>
          </table:table-cell>
          <table:table-cell office:value-type="float" office:value="4536">
            <text:p>4536</text:p>
          </table:table-cell>
          <table:table-cell office:value-type="float" office:value="24.06">
            <text:p>24.06</text:p>
          </table:table-cell>
          <table:table-cell office:value-type="float" office:value="-47">
            <text:p>-47</text:p>
          </table:table-cell>
          <table:table-cell office:value-type="float" office:value="-396">
            <text:p>-396</text:p>
          </table:table-cell>
          <table:table-cell office:value-type="float" office:value="1395">
            <text:p>1395</text:p>
          </table:table-cell>
          <table:table-cell/>
          <table:table-cell table:formula="of:=[.A23]/16384" office:value-type="float" office:value="0.929931640625">
            <text:p>0.93</text:p>
          </table:table-cell>
          <table:table-cell table:formula="of:=[.B23]/16384" office:value-type="float" office:value="-0.260498046875">
            <text:p>-0.26</text:p>
          </table:table-cell>
          <table:table-cell table:formula="of:=[.C23]/16384" office:value-type="float" office:value="0.27685546875">
            <text:p>0.28</text:p>
          </table:table-cell>
          <table:table-cell table:formula="of:=[.D23]" office:value-type="float" office:value="24.06">
            <text:p>24.06</text:p>
          </table:table-cell>
          <table:table-cell table:formula="of:=[.E23]/(131*250)" office:value-type="float" office:value="-0.00143511450381679">
            <text:p>0.00</text:p>
          </table:table-cell>
          <table:table-cell table:formula="of:=[.F23]/(131*250)" office:value-type="float" office:value="-0.0120916030534351">
            <text:p>-0.01</text:p>
          </table:table-cell>
          <table:table-cell table:formula="of:=[.G23]/(131*250)" office:value-type="float" office:value="0.0425954198473282">
            <text:p>0.04</text:p>
          </table:table-cell>
          <table:table-cell/>
          <table:table-cell table:formula="of:=[.Q22]+([.I22]-[.I$164])*1/3" office:value-type="float" office:value="-0.00157877604166656">
            <text:p>0.00</text:p>
          </table:table-cell>
          <table:table-cell table:formula="of:=[.R22]+([.J22]-[.J$164])*1/3" office:value-type="float" office:value="-0.067236328125">
            <text:p>-0.07</text:p>
          </table:table-cell>
          <table:table-cell table:formula="of:=[.S22]+([.K22]-[.K$164])*1/3" office:value-type="float" office:value="0.158479817708333">
            <text:p>0.16</text:p>
          </table:table-cell>
          <table:table-cell table:formula="of:=[.L23]" office:value-type="float" office:value="24.06">
            <text:p>24.06</text:p>
          </table:table-cell>
          <table:table-cell table:formula="of:=[.U22]+[.M22]-[.M$164]" office:value-type="float" office:value="-0.0170259541984733">
            <text:p>-0.02</text:p>
          </table:table-cell>
          <table:table-cell table:formula="of:=[.V22]+[.N22]-[.N$164]" office:value-type="float" office:value="-0.0261557251908397">
            <text:p>-0.03</text:p>
          </table:table-cell>
          <table:table-cell table:formula="of:=[.W22]+[.O22]-[.O$164]" office:value-type="float" office:value="-0.000403053435114508">
            <text:p>0.00</text:p>
          </table:table-cell>
          <table:table-cell/>
          <table:table-cell table:formula="of:=[.Y22]+[.Q23]+0.5*([.Q23]-[.Q22])" office:value-type="float" office:value="-0.289233398437499">
            <text:p>-0.3</text:p>
          </table:table-cell>
          <table:table-cell table:formula="of:=[.Z22]+[.R23]+0.5*([.R23]-[.R22])" office:value-type="float" office:value="0.311824544270833">
            <text:p>0.3</text:p>
          </table:table-cell>
          <table:table-cell table:formula="of:=[.AA22]+[.S23]+0.5*([.S23]-[.S22])" office:value-type="float" office:value="-1.60082194010417">
            <text:p>-1.6</text:p>
          </table:table-cell>
          <table:table-cell/>
          <table:table-cell table:formula="of:=MOD([.AC22]+[.U23]+0.5*([.U23]-[.U22]);360)" office:value-type="float" office:value="0.153300763358755">
            <text:p>0.2</text:p>
          </table:table-cell>
          <table:table-cell table:formula="of:=MOD([.AD22]+[.V23]+0.5*([.V23]-[.V22]);360)" office:value-type="float" office:value="0.0566137404580441">
            <text:p>0.1</text:p>
          </table:table-cell>
          <table:table-cell table:formula="of:=MOD([.AE22]+[.W23]+0.5*([.W23]-[.W22]);360)" office:value-type="float" office:value="0.0461740458015282">
            <text:p>0.0</text:p>
          </table:table-cell>
        </table:table-row>
        <table:table-row table:style-name="ro1">
          <table:table-cell office:value-type="float" office:value="15812">
            <text:p>15812</text:p>
          </table:table-cell>
          <table:table-cell office:value-type="float" office:value="-5728">
            <text:p>-5728</text:p>
          </table:table-cell>
          <table:table-cell office:value-type="float" office:value="2104">
            <text:p>2104</text:p>
          </table:table-cell>
          <table:table-cell office:value-type="float" office:value="23.97">
            <text:p>23.97</text:p>
          </table:table-cell>
          <table:table-cell office:value-type="float" office:value="42">
            <text:p>42</text:p>
          </table:table-cell>
          <table:table-cell office:value-type="float" office:value="-2841">
            <text:p>-2841</text:p>
          </table:table-cell>
          <table:table-cell office:value-type="float" office:value="449">
            <text:p>449</text:p>
          </table:table-cell>
          <table:table-cell/>
          <table:table-cell table:formula="of:=[.A24]/16384" office:value-type="float" office:value="0.965087890625">
            <text:p>0.97</text:p>
          </table:table-cell>
          <table:table-cell table:formula="of:=[.B24]/16384" office:value-type="float" office:value="-0.349609375">
            <text:p>-0.35</text:p>
          </table:table-cell>
          <table:table-cell table:formula="of:=[.C24]/16384" office:value-type="float" office:value="0.12841796875">
            <text:p>0.13</text:p>
          </table:table-cell>
          <table:table-cell table:formula="of:=[.D24]" office:value-type="float" office:value="23.97">
            <text:p>23.97</text:p>
          </table:table-cell>
          <table:table-cell table:formula="of:=[.E24]/(131*250)" office:value-type="float" office:value="0.0012824427480916">
            <text:p>0.00</text:p>
          </table:table-cell>
          <table:table-cell table:formula="of:=[.F24]/(131*250)" office:value-type="float" office:value="-0.0867480916030534">
            <text:p>-0.09</text:p>
          </table:table-cell>
          <table:table-cell table:formula="of:=[.G24]/(131*250)" office:value-type="float" office:value="0.0137099236641221">
            <text:p>0.01</text:p>
          </table:table-cell>
          <table:table-cell/>
          <table:table-cell table:formula="of:=[.Q23]+([.I23]-[.I$164])*1/3" office:value-type="float" office:value="-0.00776909722222212">
            <text:p>-0.01</text:p>
          </table:table-cell>
          <table:table-cell table:formula="of:=[.R23]+([.J23]-[.J$164])*1/3" office:value-type="float" office:value="-0.0831759982638889">
            <text:p>-0.08</text:p>
          </table:table-cell>
          <table:table-cell table:formula="of:=[.S23]+([.K23]-[.K$164])*1/3" office:value-type="float" office:value="0.183034939236111">
            <text:p>0.18</text:p>
          </table:table-cell>
          <table:table-cell table:formula="of:=[.L24]" office:value-type="float" office:value="23.97">
            <text:p>23.97</text:p>
          </table:table-cell>
          <table:table-cell table:formula="of:=[.U23]+[.M23]-[.M$164]" office:value-type="float" office:value="-0.0261435114503817">
            <text:p>-0.03</text:p>
          </table:table-cell>
          <table:table-cell table:formula="of:=[.V23]+[.N23]-[.N$164]" office:value-type="float" office:value="-0.0398127226463104">
            <text:p>-0.04</text:p>
          </table:table-cell>
          <table:table-cell table:formula="of:=[.W23]+[.O23]-[.O$164]" office:value-type="float" office:value="0.03710737913486">
            <text:p>0.04</text:p>
          </table:table-cell>
          <table:table-cell/>
          <table:table-cell table:formula="of:=[.Y23]+[.Q24]+0.5*([.Q24]-[.Q23])" office:value-type="float" office:value="-0.300097656249999">
            <text:p>-0.3</text:p>
          </table:table-cell>
          <table:table-cell table:formula="of:=[.Z23]+[.R24]+0.5*([.R24]-[.R23])" office:value-type="float" office:value="0.2206787109375">
            <text:p>0.2</text:p>
          </table:table-cell>
          <table:table-cell table:formula="of:=[.AA23]+[.S24]+0.5*([.S24]-[.S23])" office:value-type="float" office:value="-1.40550944010417">
            <text:p>-1.4</text:p>
          </table:table-cell>
          <table:table-cell/>
          <table:table-cell table:formula="of:=MOD([.AC23]+[.U24]+0.5*([.U24]-[.U23]);360)" office:value-type="float" office:value="0.122598473282419">
            <text:p>0.1</text:p>
          </table:table-cell>
          <table:table-cell table:formula="of:=MOD([.AD23]+[.V24]+0.5*([.V24]-[.V23]);360)" office:value-type="float" office:value="0.0099725190839983">
            <text:p>0.0</text:p>
          </table:table-cell>
          <table:table-cell table:formula="of:=MOD([.AE23]+[.W24]+0.5*([.W24]-[.W23]);360)" office:value-type="float" office:value="0.102036641221376">
            <text:p>0.1</text:p>
          </table:table-cell>
        </table:table-row>
        <table:table-row table:style-name="ro1">
          <table:table-cell office:value-type="float" office:value="15700">
            <text:p>15700</text:p>
          </table:table-cell>
          <table:table-cell office:value-type="float" office:value="-5488">
            <text:p>-5488</text:p>
          </table:table-cell>
          <table:table-cell office:value-type="float" office:value="1808">
            <text:p>1808</text:p>
          </table:table-cell>
          <table:table-cell office:value-type="float" office:value="24.06">
            <text:p>24.06</text:p>
          </table:table-cell>
          <table:table-cell office:value-type="float" office:value="-585">
            <text:p>-585</text:p>
          </table:table-cell>
          <table:table-cell office:value-type="float" office:value="-1295">
            <text:p>-1295</text:p>
          </table:table-cell>
          <table:table-cell office:value-type="float" office:value="-652">
            <text:p>-652</text:p>
          </table:table-cell>
          <table:table-cell/>
          <table:table-cell table:formula="of:=[.A25]/16384" office:value-type="float" office:value="0.958251953125">
            <text:p>0.96</text:p>
          </table:table-cell>
          <table:table-cell table:formula="of:=[.B25]/16384" office:value-type="float" office:value="-0.3349609375">
            <text:p>-0.33</text:p>
          </table:table-cell>
          <table:table-cell table:formula="of:=[.C25]/16384" office:value-type="float" office:value="0.1103515625">
            <text:p>0.11</text:p>
          </table:table-cell>
          <table:table-cell table:formula="of:=[.D25]" office:value-type="float" office:value="24.06">
            <text:p>24.06</text:p>
          </table:table-cell>
          <table:table-cell table:formula="of:=[.E25]/(131*250)" office:value-type="float" office:value="-0.0178625954198473">
            <text:p>-0.02</text:p>
          </table:table-cell>
          <table:table-cell table:formula="of:=[.F25]/(131*250)" office:value-type="float" office:value="-0.0395419847328244">
            <text:p>-0.04</text:p>
          </table:table-cell>
          <table:table-cell table:formula="of:=[.G25]/(131*250)" office:value-type="float" office:value="-0.0199083969465649">
            <text:p>-0.02</text:p>
          </table:table-cell>
          <table:table-cell/>
          <table:table-cell table:formula="of:=[.Q24]+([.I24]-[.I$164])*1/3" office:value-type="float" office:value="-0.00224066840277767">
            <text:p>0.00</text:p>
          </table:table-cell>
          <table:table-cell table:formula="of:=[.R24]+([.J24]-[.J$164])*1/3" office:value-type="float" office:value="-0.128819444444444">
            <text:p>-0.13</text:p>
          </table:table-cell>
          <table:table-cell table:formula="of:=[.S24]+([.K24]-[.K$164])*1/3" office:value-type="float" office:value="0.158110894097222">
            <text:p>0.16</text:p>
          </table:table-cell>
          <table:table-cell table:formula="of:=[.L25]" office:value-type="float" office:value="24.06">
            <text:p>24.06</text:p>
          </table:table-cell>
          <table:table-cell table:formula="of:=[.U24]+[.M24]-[.M$164]" office:value-type="float" office:value="-0.0325435114503817">
            <text:p>-0.03</text:p>
          </table:table-cell>
          <table:table-cell table:formula="of:=[.V24]+[.N24]-[.N$164]" office:value-type="float" office:value="-0.1281262086514">
            <text:p>-0.13</text:p>
          </table:table-cell>
          <table:table-cell table:formula="of:=[.W24]+[.O24]-[.O$164]" office:value-type="float" office:value="0.0457323155216285">
            <text:p>0.05</text:p>
          </table:table-cell>
          <table:table-cell/>
          <table:table-cell table:formula="of:=[.Y24]+[.Q25]+0.5*([.Q25]-[.Q24])" office:value-type="float" office:value="-0.299574110243054">
            <text:p>-0.3</text:p>
          </table:table-cell>
          <table:table-cell table:formula="of:=[.Z24]+[.R25]+0.5*([.R25]-[.R24])" office:value-type="float" office:value="0.0690375434027775">
            <text:p>0.1</text:p>
          </table:table-cell>
          <table:table-cell table:formula="of:=[.AA24]+[.S25]+0.5*([.S25]-[.S24])" office:value-type="float" office:value="-1.25986056857639">
            <text:p>-1.3</text:p>
          </table:table-cell>
          <table:table-cell/>
          <table:table-cell table:formula="of:=MOD([.AC24]+[.U25]+0.5*([.U25]-[.U24]);360)" office:value-type="float" office:value="0.0868549618320376">
            <text:p>0.1</text:p>
          </table:table-cell>
          <table:table-cell table:formula="of:=MOD([.AD24]+[.V25]+0.5*([.V25]-[.V24]);360)" office:value-type="float" office:value="359.83768956743">
            <text:p>359.8</text:p>
          </table:table-cell>
          <table:table-cell table:formula="of:=MOD([.AE24]+[.W25]+0.5*([.W25]-[.W24]);360)" office:value-type="float" office:value="0.152081424936388">
            <text:p>0.2</text:p>
          </table:table-cell>
        </table:table-row>
        <table:table-row table:style-name="ro1">
          <table:table-cell office:value-type="float" office:value="20216">
            <text:p>20216</text:p>
          </table:table-cell>
          <table:table-cell office:value-type="float" office:value="-3012">
            <text:p>-3012</text:p>
          </table:table-cell>
          <table:table-cell office:value-type="float" office:value="4000">
            <text:p>4000</text:p>
          </table:table-cell>
          <table:table-cell office:value-type="float" office:value="24.06">
            <text:p>24.06</text:p>
          </table:table-cell>
          <table:table-cell office:value-type="float" office:value="-7015">
            <text:p>-7015</text:p>
          </table:table-cell>
          <table:table-cell office:value-type="float" office:value="-11664">
            <text:p>-11664</text:p>
          </table:table-cell>
          <table:table-cell office:value-type="float" office:value="-6337">
            <text:p>-6337</text:p>
          </table:table-cell>
          <table:table-cell/>
          <table:table-cell table:formula="of:=[.A26]/16384" office:value-type="float" office:value="1.23388671875">
            <text:p>1.23</text:p>
          </table:table-cell>
          <table:table-cell table:formula="of:=[.B26]/16384" office:value-type="float" office:value="-0.183837890625">
            <text:p>-0.18</text:p>
          </table:table-cell>
          <table:table-cell table:formula="of:=[.C26]/16384" office:value-type="float" office:value="0.244140625">
            <text:p>0.24</text:p>
          </table:table-cell>
          <table:table-cell table:formula="of:=[.D26]" office:value-type="float" office:value="24.06">
            <text:p>24.06</text:p>
          </table:table-cell>
          <table:table-cell table:formula="of:=[.E26]/(131*250)" office:value-type="float" office:value="-0.214198473282443">
            <text:p>-0.21</text:p>
          </table:table-cell>
          <table:table-cell table:formula="of:=[.F26]/(131*250)" office:value-type="float" office:value="-0.356152671755725">
            <text:p>-0.36</text:p>
          </table:table-cell>
          <table:table-cell table:formula="of:=[.G26]/(131*250)" office:value-type="float" office:value="-0.193496183206107">
            <text:p>-0.19</text:p>
          </table:table-cell>
          <table:table-cell/>
          <table:table-cell table:formula="of:=[.Q25]+([.I25]-[.I$164])*1/3" office:value-type="float" office:value="0.00100911458333345">
            <text:p>0.00</text:p>
          </table:table-cell>
          <table:table-cell table:formula="of:=[.R25]+([.J25]-[.J$164])*1/3" office:value-type="float" office:value="-0.169580078125">
            <text:p>-0.17</text:p>
          </table:table-cell>
          <table:table-cell table:formula="of:=[.S25]+([.K25]-[.K$164])*1/3" office:value-type="float" office:value="0.127164713541667">
            <text:p>0.13</text:p>
          </table:table-cell>
          <table:table-cell table:formula="of:=[.L26]" office:value-type="float" office:value="24.06">
            <text:p>24.06</text:p>
          </table:table-cell>
          <table:table-cell table:formula="of:=[.U25]+[.M25]-[.M$164]" office:value-type="float" office:value="-0.0580885496183206">
            <text:p>-0.06</text:p>
          </table:table-cell>
          <table:table-cell table:formula="of:=[.V25]+[.N25]-[.N$164]" office:value-type="float" office:value="-0.16923358778626">
            <text:p>-0.17</text:p>
          </table:table-cell>
          <table:table-cell table:formula="of:=[.W25]+[.O25]-[.O$164]" office:value-type="float" office:value="0.0207389312977099">
            <text:p>0.02</text:p>
          </table:table-cell>
          <table:table-cell/>
          <table:table-cell table:formula="of:=[.Y25]+[.Q26]+0.5*([.Q26]-[.Q25])" office:value-type="float" office:value="-0.296940104166665">
            <text:p>-0.3</text:p>
          </table:table-cell>
          <table:table-cell table:formula="of:=[.Z25]+[.R26]+0.5*([.R26]-[.R25])" office:value-type="float" office:value="-0.1209228515625">
            <text:p>-0.1</text:p>
          </table:table-cell>
          <table:table-cell table:formula="of:=[.AA25]+[.S26]+0.5*([.S26]-[.S25])" office:value-type="float" office:value="-1.1481689453125">
            <text:p>-1.1</text:p>
          </table:table-cell>
          <table:table-cell/>
          <table:table-cell table:formula="of:=MOD([.AC25]+[.U26]+0.5*([.U26]-[.U25]);360)" office:value-type="float" office:value="0.0159938931297475">
            <text:p>0.0</text:p>
          </table:table-cell>
          <table:table-cell table:formula="of:=MOD([.AD25]+[.V26]+0.5*([.V26]-[.V25]);360)" office:value-type="float" office:value="359.647902290076">
            <text:p>359.6</text:p>
          </table:table-cell>
          <table:table-cell table:formula="of:=MOD([.AE25]+[.W26]+0.5*([.W26]-[.W25]);360)" office:value-type="float" office:value="0.160323664122139">
            <text:p>0.2</text:p>
          </table:table-cell>
        </table:table-row>
        <table:table-row table:style-name="ro1">
          <table:table-cell office:value-type="float" office:value="17260">
            <text:p>17260</text:p>
          </table:table-cell>
          <table:table-cell office:value-type="float" office:value="-1856">
            <text:p>-1856</text:p>
          </table:table-cell>
          <table:table-cell office:value-type="float" office:value="-220">
            <text:p>-220</text:p>
          </table:table-cell>
          <table:table-cell office:value-type="float" office:value="24.06">
            <text:p>24.06</text:p>
          </table:table-cell>
          <table:table-cell office:value-type="float" office:value="5118">
            <text:p>5118</text:p>
          </table:table-cell>
          <table:table-cell office:value-type="float" office:value="26757">
            <text:p>26757</text:p>
          </table:table-cell>
          <table:table-cell office:value-type="float" office:value="11567">
            <text:p>11567</text:p>
          </table:table-cell>
          <table:table-cell/>
          <table:table-cell table:formula="of:=[.A27]/16384" office:value-type="float" office:value="1.053466796875">
            <text:p>1.05</text:p>
          </table:table-cell>
          <table:table-cell table:formula="of:=[.B27]/16384" office:value-type="float" office:value="-0.11328125">
            <text:p>-0.11</text:p>
          </table:table-cell>
          <table:table-cell table:formula="of:=[.C27]/16384" office:value-type="float" office:value="-0.013427734375">
            <text:p>-0.01</text:p>
          </table:table-cell>
          <table:table-cell table:formula="of:=[.D27]" office:value-type="float" office:value="24.06">
            <text:p>24.06</text:p>
          </table:table-cell>
          <table:table-cell table:formula="of:=[.E27]/(131*250)" office:value-type="float" office:value="0.156274809160305">
            <text:p>0.16</text:p>
          </table:table-cell>
          <table:table-cell table:formula="of:=[.F27]/(131*250)" office:value-type="float" office:value="0.817007633587786">
            <text:p>0.82</text:p>
          </table:table-cell>
          <table:table-cell table:formula="of:=[.G27]/(131*250)" office:value-type="float" office:value="0.353190839694656">
            <text:p>0.35</text:p>
          </table:table-cell>
          <table:table-cell/>
          <table:table-cell table:formula="of:=[.Q26]+([.I26]-[.I$164])*1/3" office:value-type="float" office:value="0.0961371527777779">
            <text:p>0.10</text:p>
          </table:table-cell>
          <table:table-cell table:formula="of:=[.R26]+([.J26]-[.J$164])*1/3" office:value-type="float" office:value="-0.159966362847222">
            <text:p>-0.16</text:p>
          </table:table-cell>
          <table:table-cell table:formula="of:=[.S26]+([.K26]-[.K$164])*1/3" office:value-type="float" office:value="0.140814887152778">
            <text:p>0.14</text:p>
          </table:table-cell>
          <table:table-cell table:formula="of:=[.L27]" office:value-type="float" office:value="24.06">
            <text:p>24.06</text:p>
          </table:table-cell>
          <table:table-cell table:formula="of:=[.U26]+[.M26]-[.M$164]" office:value-type="float" office:value="-0.279969465648855">
            <text:p>-0.28</text:p>
          </table:table-cell>
          <table:table-cell table:formula="of:=[.V26]+[.N26]-[.N$164]" office:value-type="float" office:value="-0.52695165394402">
            <text:p>-0.53</text:p>
          </table:table-cell>
          <table:table-cell table:formula="of:=[.W26]+[.O26]-[.O$164]" office:value-type="float" office:value="-0.177842239185751">
            <text:p>-0.18</text:p>
          </table:table-cell>
          <table:table-cell/>
          <table:table-cell table:formula="of:=[.Y26]+[.Q27]+0.5*([.Q27]-[.Q26])" office:value-type="float" office:value="-0.153238932291665">
            <text:p>-0.2</text:p>
          </table:table-cell>
          <table:table-cell table:formula="of:=[.Z26]+[.R27]+0.5*([.R27]-[.R26])" office:value-type="float" office:value="-0.276082356770834">
            <text:p>-0.3</text:p>
          </table:table-cell>
          <table:table-cell table:formula="of:=[.AA26]+[.S27]+0.5*([.S27]-[.S26])" office:value-type="float" office:value="-1.00052897135417">
            <text:p>-1.0</text:p>
          </table:table-cell>
          <table:table-cell/>
          <table:table-cell table:formula="of:=MOD([.AC26]+[.U27]+0.5*([.U27]-[.U26]);360)" office:value-type="float" office:value="359.625083969466">
            <text:p>359.6</text:p>
          </table:table-cell>
          <table:table-cell table:formula="of:=MOD([.AD26]+[.V27]+0.5*([.V27]-[.V26]);360)" office:value-type="float" office:value="358.942091603053">
            <text:p>358.9</text:p>
          </table:table-cell>
          <table:table-cell table:formula="of:=MOD([.AE26]+[.W27]+0.5*([.W27]-[.W26]);360)" office:value-type="float" office:value="359.883190839695">
            <text:p>359.9</text:p>
          </table:table-cell>
        </table:table-row>
        <table:table-row table:style-name="ro1">
          <table:table-cell office:value-type="float" office:value="21760">
            <text:p>21760</text:p>
          </table:table-cell>
          <table:table-cell office:value-type="float" office:value="2844">
            <text:p>2844</text:p>
          </table:table-cell>
          <table:table-cell office:value-type="float" office:value="9392">
            <text:p>9392</text:p>
          </table:table-cell>
          <table:table-cell office:value-type="float" office:value="24.01">
            <text:p>24.01</text:p>
          </table:table-cell>
          <table:table-cell office:value-type="float" office:value="11500">
            <text:p>11500</text:p>
          </table:table-cell>
          <table:table-cell office:value-type="float" office:value="-13730">
            <text:p>-13730</text:p>
          </table:table-cell>
          <table:table-cell office:value-type="float" office:value="584">
            <text:p>584</text:p>
          </table:table-cell>
          <table:table-cell/>
          <table:table-cell table:formula="of:=[.A28]/16384" office:value-type="float" office:value="1.328125">
            <text:p>1.33</text:p>
          </table:table-cell>
          <table:table-cell table:formula="of:=[.B28]/16384" office:value-type="float" office:value="0.173583984375">
            <text:p>0.17</text:p>
          </table:table-cell>
          <table:table-cell table:formula="of:=[.C28]/16384" office:value-type="float" office:value="0.5732421875">
            <text:p>0.57</text:p>
          </table:table-cell>
          <table:table-cell table:formula="of:=[.D28]" office:value-type="float" office:value="24.01">
            <text:p>24.01</text:p>
          </table:table-cell>
          <table:table-cell table:formula="of:=[.E28]/(131*250)" office:value-type="float" office:value="0.351145038167939">
            <text:p>0.35</text:p>
          </table:table-cell>
          <table:table-cell table:formula="of:=[.F28]/(131*250)" office:value-type="float" office:value="-0.419236641221374">
            <text:p>-0.42</text:p>
          </table:table-cell>
          <table:table-cell table:formula="of:=[.G28]/(131*250)" office:value-type="float" office:value="0.0178320610687023">
            <text:p>0.02</text:p>
          </table:table-cell>
          <table:table-cell/>
          <table:table-cell table:formula="of:=[.Q27]+([.I27]-[.I$164])*1/3" office:value-type="float" office:value="0.131125217013889">
            <text:p>0.13</text:p>
          </table:table-cell>
          <table:table-cell table:formula="of:=[.R27]+([.J27]-[.J$164])*1/3" office:value-type="float" office:value="-0.126833767361111">
            <text:p>-0.13</text:p>
          </table:table-cell>
          <table:table-cell table:formula="of:=[.S27]+([.K27]-[.K$164])*1/3" office:value-type="float" office:value="0.0686089409722222">
            <text:p>0.07</text:p>
          </table:table-cell>
          <table:table-cell table:formula="of:=[.L28]" office:value-type="float" office:value="24.01">
            <text:p>24.01</text:p>
          </table:table-cell>
          <table:table-cell table:formula="of:=[.U27]+[.M27]-[.M$164]" office:value-type="float" office:value="-0.131377099236641">
            <text:p>-0.13</text:p>
          </table:table-cell>
          <table:table-cell table:formula="of:=[.V27]+[.N27]-[.N$164]" office:value-type="float" office:value="0.28849058524173">
            <text:p>0.29</text:p>
          </table:table-cell>
          <table:table-cell table:formula="of:=[.W27]+[.O27]-[.O$164]" office:value-type="float" office:value="0.170263613231552">
            <text:p>0.17</text:p>
          </table:table-cell>
          <table:table-cell/>
          <table:table-cell table:formula="of:=[.Y27]+[.Q28]+0.5*([.Q28]-[.Q27])" office:value-type="float" office:value="-0.00461968315972036">
            <text:p>0.0</text:p>
          </table:table-cell>
          <table:table-cell table:formula="of:=[.Z27]+[.R28]+0.5*([.R28]-[.R27])" office:value-type="float" office:value="-0.386349826388889">
            <text:p>-0.4</text:p>
          </table:table-cell>
          <table:table-cell table:formula="of:=[.AA27]+[.S28]+0.5*([.S28]-[.S27])" office:value-type="float" office:value="-0.968023003472223">
            <text:p>-1.0</text:p>
          </table:table-cell>
          <table:table-cell/>
          <table:table-cell table:formula="of:=MOD([.AC27]+[.U28]+0.5*([.U28]-[.U27]);360)" office:value-type="float" office:value="359.568003053435">
            <text:p>359.6</text:p>
          </table:table-cell>
          <table:table-cell table:formula="of:=MOD([.AD27]+[.V28]+0.5*([.V28]-[.V27]);360)" office:value-type="float" office:value="359.638303307888">
            <text:p>359.6</text:p>
          </table:table-cell>
          <table:table-cell table:formula="of:=MOD([.AE27]+[.W28]+0.5*([.W28]-[.W27]);360)" office:value-type="float" office:value="0.227507379134863">
            <text:p>0.2</text:p>
          </table:table-cell>
        </table:table-row>
        <table:table-row table:style-name="ro1">
          <table:table-cell office:value-type="float" office:value="15496">
            <text:p>15496</text:p>
          </table:table-cell>
          <table:table-cell office:value-type="float" office:value="-6352">
            <text:p>-6352</text:p>
          </table:table-cell>
          <table:table-cell office:value-type="float" office:value="2264">
            <text:p>2264</text:p>
          </table:table-cell>
          <table:table-cell office:value-type="float" office:value="24.06">
            <text:p>24.06</text:p>
          </table:table-cell>
          <table:table-cell office:value-type="float" office:value="-1314">
            <text:p>-1314</text:p>
          </table:table-cell>
          <table:table-cell office:value-type="float" office:value="-2882">
            <text:p>-2882</text:p>
          </table:table-cell>
          <table:table-cell office:value-type="float" office:value="-462">
            <text:p>-462</text:p>
          </table:table-cell>
          <table:table-cell/>
          <table:table-cell table:formula="of:=[.A29]/16384" office:value-type="float" office:value="0.94580078125">
            <text:p>0.95</text:p>
          </table:table-cell>
          <table:table-cell table:formula="of:=[.B29]/16384" office:value-type="float" office:value="-0.3876953125">
            <text:p>-0.39</text:p>
          </table:table-cell>
          <table:table-cell table:formula="of:=[.C29]/16384" office:value-type="float" office:value="0.13818359375">
            <text:p>0.14</text:p>
          </table:table-cell>
          <table:table-cell table:formula="of:=[.D29]" office:value-type="float" office:value="24.06">
            <text:p>24.06</text:p>
          </table:table-cell>
          <table:table-cell table:formula="of:=[.E29]/(131*250)" office:value-type="float" office:value="-0.0401221374045802">
            <text:p>-0.04</text:p>
          </table:table-cell>
          <table:table-cell table:formula="of:=[.F29]/(131*250)" office:value-type="float" office:value="-0.088">
            <text:p>-0.09</text:p>
          </table:table-cell>
          <table:table-cell table:formula="of:=[.G29]/(131*250)" office:value-type="float" office:value="-0.0141068702290076">
            <text:p>-0.01</text:p>
          </table:table-cell>
          <table:table-cell/>
          <table:table-cell table:formula="of:=[.Q28]+([.I28]-[.I$164])*1/3" office:value-type="float" office:value="0.257666015625">
            <text:p>0.26</text:p>
          </table:table-cell>
          <table:table-cell table:formula="of:=[.R28]+([.J28]-[.J$164])*1/3" office:value-type="float" office:value="0.00192057291666667">
            <text:p>0.00</text:p>
          </table:table-cell>
          <table:table-cell table:formula="of:=[.S28]+([.K28]-[.K$164])*1/3" office:value-type="float" office:value="0.191959635416667">
            <text:p>0.19</text:p>
          </table:table-cell>
          <table:table-cell table:formula="of:=[.L29]" office:value-type="float" office:value="24.06">
            <text:p>24.06</text:p>
          </table:table-cell>
          <table:table-cell table:formula="of:=[.U28]+[.M28]-[.M$164]" office:value-type="float" office:value="0.212085496183206">
            <text:p>0.21</text:p>
          </table:table-cell>
          <table:table-cell table:formula="of:=[.V28]+[.N28]-[.N$164]" office:value-type="float" office:value="-0.132311450381679">
            <text:p>-0.13</text:p>
          </table:table-cell>
          <table:table-cell table:formula="of:=[.W28]+[.O28]-[.O$164]" office:value-type="float" office:value="0.183010687022901">
            <text:p>0.18</text:p>
          </table:table-cell>
          <table:table-cell/>
          <table:table-cell table:formula="of:=[.Y28]+[.Q29]+0.5*([.Q29]-[.Q28])" office:value-type="float" office:value="0.316316731770835">
            <text:p>0.3</text:p>
          </table:table-cell>
          <table:table-cell table:formula="of:=[.Z28]+[.R29]+0.5*([.R29]-[.R28])" office:value-type="float" office:value="-0.320052083333334">
            <text:p>-0.3</text:p>
          </table:table-cell>
          <table:table-cell table:formula="of:=[.AA28]+[.S29]+0.5*([.S29]-[.S28])" office:value-type="float" office:value="-0.714388020833334">
            <text:p>-0.7</text:p>
          </table:table-cell>
          <table:table-cell/>
          <table:table-cell table:formula="of:=MOD([.AC28]+[.U29]+0.5*([.U29]-[.U28]);360)" office:value-type="float" office:value="359.951819847328">
            <text:p>360.0</text:p>
          </table:table-cell>
          <table:table-cell table:formula="of:=MOD([.AD28]+[.V29]+0.5*([.V29]-[.V28]);360)" office:value-type="float" office:value="359.295590839695">
            <text:p>359.3</text:p>
          </table:table-cell>
          <table:table-cell table:formula="of:=MOD([.AE28]+[.W29]+0.5*([.W29]-[.W28]);360)" office:value-type="float" office:value="0.416891603053438">
            <text:p>0.4</text:p>
          </table:table-cell>
        </table:table-row>
        <table:table-row table:style-name="ro1">
          <table:table-cell office:value-type="float" office:value="20384">
            <text:p>20384</text:p>
          </table:table-cell>
          <table:table-cell office:value-type="float" office:value="-5872">
            <text:p>-5872</text:p>
          </table:table-cell>
          <table:table-cell office:value-type="float" office:value="8272">
            <text:p>8272</text:p>
          </table:table-cell>
          <table:table-cell office:value-type="float" office:value="24.01">
            <text:p>24.01</text:p>
          </table:table-cell>
          <table:table-cell office:value-type="float" office:value="-13494">
            <text:p>-13494</text:p>
          </table:table-cell>
          <table:table-cell office:value-type="float" office:value="-16333">
            <text:p>-16333</text:p>
          </table:table-cell>
          <table:table-cell office:value-type="float" office:value="-6815">
            <text:p>-6815</text:p>
          </table:table-cell>
          <table:table-cell/>
          <table:table-cell table:formula="of:=[.A30]/16384" office:value-type="float" office:value="1.244140625">
            <text:p>1.24</text:p>
          </table:table-cell>
          <table:table-cell table:formula="of:=[.B30]/16384" office:value-type="float" office:value="-0.3583984375">
            <text:p>-0.36</text:p>
          </table:table-cell>
          <table:table-cell table:formula="of:=[.C30]/16384" office:value-type="float" office:value="0.5048828125">
            <text:p>0.50</text:p>
          </table:table-cell>
          <table:table-cell table:formula="of:=[.D30]" office:value-type="float" office:value="24.01">
            <text:p>24.01</text:p>
          </table:table-cell>
          <table:table-cell table:formula="of:=[.E30]/(131*250)" office:value-type="float" office:value="-0.412030534351145">
            <text:p>-0.41</text:p>
          </table:table-cell>
          <table:table-cell table:formula="of:=[.F30]/(131*250)" office:value-type="float" office:value="-0.498717557251908">
            <text:p>-0.50</text:p>
          </table:table-cell>
          <table:table-cell table:formula="of:=[.G30]/(131*250)" office:value-type="float" office:value="-0.208091603053435">
            <text:p>-0.21</text:p>
          </table:table-cell>
          <table:table-cell/>
          <table:table-cell table:formula="of:=[.Q29]+([.I29]-[.I$164])*1/3" office:value-type="float" office:value="0.256765407986111">
            <text:p>0.26</text:p>
          </table:table-cell>
          <table:table-cell table:formula="of:=[.R29]+([.J29]-[.J$164])*1/3" office:value-type="float" office:value="-0.0564181857638889">
            <text:p>-0.06</text:p>
          </table:table-cell>
          <table:table-cell table:formula="of:=[.S29]+([.K29]-[.K$164])*1/3" office:value-type="float" office:value="0.170290798611111">
            <text:p>0.17</text:p>
          </table:table-cell>
          <table:table-cell table:formula="of:=[.L30]" office:value-type="float" office:value="24.01">
            <text:p>24.01</text:p>
          </table:table-cell>
          <table:table-cell table:formula="of:=[.U29]+[.M29]-[.M$164]" office:value-type="float" office:value="0.164280916030534">
            <text:p>0.16</text:p>
          </table:table-cell>
          <table:table-cell table:formula="of:=[.V29]+[.N29]-[.N$164]" office:value-type="float" office:value="-0.221876844783715">
            <text:p>-0.22</text:p>
          </table:table-cell>
          <table:table-cell table:formula="of:=[.W29]+[.O29]-[.O$164]" office:value-type="float" office:value="0.163818829516539">
            <text:p>0.16</text:p>
          </table:table-cell>
          <table:table-cell/>
          <table:table-cell table:formula="of:=[.Y29]+[.Q30]+0.5*([.Q30]-[.Q29])" office:value-type="float" office:value="0.572631835937502">
            <text:p>0.6</text:p>
          </table:table-cell>
          <table:table-cell table:formula="of:=[.Z29]+[.R30]+0.5*([.R30]-[.R29])" office:value-type="float" office:value="-0.4056396484375">
            <text:p>-0.4</text:p>
          </table:table-cell>
          <table:table-cell table:formula="of:=[.AA29]+[.S30]+0.5*([.S30]-[.S29])" office:value-type="float" office:value="-0.554931640625">
            <text:p>-0.6</text:p>
          </table:table-cell>
          <table:table-cell/>
          <table:table-cell table:formula="of:=MOD([.AC29]+[.U30]+0.5*([.U30]-[.U29]);360)" office:value-type="float" office:value="0.0921984732823944">
            <text:p>0.1</text:p>
          </table:table-cell>
          <table:table-cell table:formula="of:=MOD([.AD29]+[.V30]+0.5*([.V30]-[.V29]);360)" office:value-type="float" office:value="359.02893129771">
            <text:p>359.0</text:p>
          </table:table-cell>
          <table:table-cell table:formula="of:=MOD([.AE29]+[.W30]+0.5*([.W30]-[.W29]);360)" office:value-type="float" office:value="0.571114503816797">
            <text:p>0.6</text:p>
          </table:table-cell>
        </table:table-row>
        <table:table-row table:style-name="ro1">
          <table:table-cell office:value-type="float" office:value="21296">
            <text:p>21296</text:p>
          </table:table-cell>
          <table:table-cell office:value-type="float" office:value="-4572">
            <text:p>-4572</text:p>
          </table:table-cell>
          <table:table-cell office:value-type="float" office:value="-1320">
            <text:p>-1320</text:p>
          </table:table-cell>
          <table:table-cell office:value-type="float" office:value="23.92">
            <text:p>23.92</text:p>
          </table:table-cell>
          <table:table-cell office:value-type="float" office:value="5791">
            <text:p>5791</text:p>
          </table:table-cell>
          <table:table-cell office:value-type="float" office:value="32767">
            <text:p>32767</text:p>
          </table:table-cell>
          <table:table-cell office:value-type="float" office:value="17751">
            <text:p>17751</text:p>
          </table:table-cell>
          <table:table-cell/>
          <table:table-cell table:formula="of:=[.A31]/16384" office:value-type="float" office:value="1.2998046875">
            <text:p>1.30</text:p>
          </table:table-cell>
          <table:table-cell table:formula="of:=[.B31]/16384" office:value-type="float" office:value="-0.279052734375">
            <text:p>-0.28</text:p>
          </table:table-cell>
          <table:table-cell table:formula="of:=[.C31]/16384" office:value-type="float" office:value="-0.08056640625">
            <text:p>-0.08</text:p>
          </table:table-cell>
          <table:table-cell table:formula="of:=[.D31]" office:value-type="float" office:value="23.92">
            <text:p>23.92</text:p>
          </table:table-cell>
          <table:table-cell table:formula="of:=[.E31]/(131*250)" office:value-type="float" office:value="0.176824427480916">
            <text:p>0.18</text:p>
          </table:table-cell>
          <table:table-cell table:formula="of:=[.F31]/(131*250)" office:value-type="float" office:value="1.00051908396947">
            <text:p>1.00</text:p>
          </table:table-cell>
          <table:table-cell table:formula="of:=[.G31]/(131*250)" office:value-type="float" office:value="0.542015267175573">
            <text:p>0.54</text:p>
          </table:table-cell>
          <table:table-cell/>
          <table:table-cell table:formula="of:=[.Q30]+([.I30]-[.I$164])*1/3" office:value-type="float" office:value="0.355311414930556">
            <text:p>0.36</text:p>
          </table:table-cell>
          <table:table-cell table:formula="of:=[.R30]+([.J30]-[.J$164])*1/3" office:value-type="float" office:value="-0.104991319444444">
            <text:p>-0.10</text:p>
          </table:table-cell>
          <table:table-cell table:formula="of:=[.S30]+([.K30]-[.K$164])*1/3" office:value-type="float" office:value="0.270855034722222">
            <text:p>0.27</text:p>
          </table:table-cell>
          <table:table-cell table:formula="of:=[.L31]" office:value-type="float" office:value="23.92">
            <text:p>23.92</text:p>
          </table:table-cell>
          <table:table-cell table:formula="of:=[.U30]+[.M30]-[.M$164]" office:value-type="float" office:value="-0.255432061068702">
            <text:p>-0.26</text:p>
          </table:table-cell>
          <table:table-cell table:formula="of:=[.V30]+[.N30]-[.N$164]" office:value-type="float" office:value="-0.722159796437659">
            <text:p>-0.72</text:p>
          </table:table-cell>
          <table:table-cell table:formula="of:=[.W30]+[.O30]-[.O$164]" office:value-type="float" office:value="-0.0493577608142493">
            <text:p>-0.05</text:p>
          </table:table-cell>
          <table:table-cell/>
          <table:table-cell table:formula="of:=[.Y30]+[.Q31]+0.5*([.Q31]-[.Q30])" office:value-type="float" office:value="0.97721625434028">
            <text:p>1.0</text:p>
          </table:table-cell>
          <table:table-cell table:formula="of:=[.Z30]+[.R31]+0.5*([.R31]-[.R30])" office:value-type="float" office:value="-0.534917534722222">
            <text:p>-0.5</text:p>
          </table:table-cell>
          <table:table-cell table:formula="of:=[.AA30]+[.S31]+0.5*([.S31]-[.S30])" office:value-type="float" office:value="-0.233794487847223">
            <text:p>-0.2</text:p>
          </table:table-cell>
          <table:table-cell/>
          <table:table-cell table:formula="of:=MOD([.AC30]+[.U31]+0.5*([.U31]-[.U30]);360)" office:value-type="float" office:value="359.626909923664">
            <text:p>359.6</text:p>
          </table:table-cell>
          <table:table-cell table:formula="of:=MOD([.AD30]+[.V31]+0.5*([.V31]-[.V30]);360)" office:value-type="float" office:value="358.056630025445">
            <text:p>358.1</text:p>
          </table:table-cell>
          <table:table-cell table:formula="of:=MOD([.AE30]+[.W31]+0.5*([.W31]-[.W30]);360)" office:value-type="float" office:value="0.415168447837153">
            <text:p>0.4</text:p>
          </table:table-cell>
        </table:table-row>
        <table:table-row table:style-name="ro1">
          <table:table-cell office:value-type="float" office:value="19892">
            <text:p>19892</text:p>
          </table:table-cell>
          <table:table-cell office:value-type="float" office:value="108">
            <text:p>108</text:p>
          </table:table-cell>
          <table:table-cell office:value-type="float" office:value="368">
            <text:p>368</text:p>
          </table:table-cell>
          <table:table-cell office:value-type="float" office:value="23.92">
            <text:p>23.92</text:p>
          </table:table-cell>
          <table:table-cell office:value-type="float" office:value="-2147">
            <text:p>-2147</text:p>
          </table:table-cell>
          <table:table-cell office:value-type="float" office:value="-12511">
            <text:p>-12511</text:p>
          </table:table-cell>
          <table:table-cell office:value-type="float" office:value="29">
            <text:p>29</text:p>
          </table:table-cell>
          <table:table-cell/>
          <table:table-cell table:formula="of:=[.A32]/16384" office:value-type="float" office:value="1.214111328125">
            <text:p>1.21</text:p>
          </table:table-cell>
          <table:table-cell table:formula="of:=[.B32]/16384" office:value-type="float" office:value="0.006591796875">
            <text:p>0.01</text:p>
          </table:table-cell>
          <table:table-cell table:formula="of:=[.C32]/16384" office:value-type="float" office:value="0.0224609375">
            <text:p>0.02</text:p>
          </table:table-cell>
          <table:table-cell table:formula="of:=[.D32]" office:value-type="float" office:value="23.92">
            <text:p>23.92</text:p>
          </table:table-cell>
          <table:table-cell table:formula="of:=[.E32]/(131*250)" office:value-type="float" office:value="-0.065557251908397">
            <text:p>-0.07</text:p>
          </table:table-cell>
          <table:table-cell table:formula="of:=[.F32]/(131*250)" office:value-type="float" office:value="-0.382015267175572">
            <text:p>-0.38</text:p>
          </table:table-cell>
          <table:table-cell table:formula="of:=[.G32]/(131*250)" office:value-type="float" office:value="0.000885496183206107">
            <text:p>0.00</text:p>
          </table:table-cell>
          <table:table-cell/>
          <table:table-cell table:formula="of:=[.Q31]+([.I31]-[.I$164])*1/3" office:value-type="float" office:value="0.472412109375">
            <text:p>0.47</text:p>
          </table:table-cell>
          <table:table-cell table:formula="of:=[.R31]+([.J31]-[.J$164])*1/3" office:value-type="float" office:value="-0.127115885416667">
            <text:p>-0.13</text:p>
          </table:table-cell>
          <table:table-cell table:formula="of:=[.S31]+([.K31]-[.K$164])*1/3" office:value-type="float" office:value="0.17626953125">
            <text:p>0.18</text:p>
          </table:table-cell>
          <table:table-cell table:formula="of:=[.L32]" office:value-type="float" office:value="23.92">
            <text:p>23.92</text:p>
          </table:table-cell>
          <table:table-cell table:formula="of:=[.U31]+[.M31]-[.M$164]" office:value-type="float" office:value="-0.0862900763358779">
            <text:p>-0.09</text:p>
          </table:table-cell>
          <table:table-cell table:formula="of:=[.V31]+[.N31]-[.N$164]" office:value-type="float" office:value="0.276793893129771">
            <text:p>0.28</text:p>
          </table:table-cell>
          <table:table-cell table:formula="of:=[.W31]+[.O31]-[.O$164]" office:value-type="float" office:value="0.487572519083969">
            <text:p>0.49</text:p>
          </table:table-cell>
          <table:table-cell/>
          <table:table-cell table:formula="of:=[.Y31]+[.Q32]+0.5*([.Q32]-[.Q31])" office:value-type="float" office:value="1.5081787109375">
            <text:p>1.5</text:p>
          </table:table-cell>
          <table:table-cell table:formula="of:=[.Z31]+[.R32]+0.5*([.R32]-[.R31])" office:value-type="float" office:value="-0.673095703125">
            <text:p>-0.7</text:p>
          </table:table-cell>
          <table:table-cell table:formula="of:=[.AA31]+[.S32]+0.5*([.S32]-[.S31])" office:value-type="float" office:value="-0.104817708333334">
            <text:p>-0.1</text:p>
          </table:table-cell>
          <table:table-cell/>
          <table:table-cell table:formula="of:=MOD([.AC31]+[.U32]+0.5*([.U32]-[.U31]);360)" office:value-type="float" office:value="359.625190839695">
            <text:p>359.6</text:p>
          </table:table-cell>
          <table:table-cell table:formula="of:=MOD([.AD31]+[.V32]+0.5*([.V32]-[.V31]);360)" office:value-type="float" office:value="358.832900763359">
            <text:p>358.8</text:p>
          </table:table-cell>
          <table:table-cell table:formula="of:=MOD([.AE31]+[.W32]+0.5*([.W32]-[.W31]);360)" office:value-type="float" office:value="1.17120610687023">
            <text:p>1.2</text:p>
          </table:table-cell>
        </table:table-row>
        <table:table-row table:style-name="ro1">
          <table:table-cell office:value-type="float" office:value="14840">
            <text:p>14840</text:p>
          </table:table-cell>
          <table:table-cell office:value-type="float" office:value="-6104">
            <text:p>-6104</text:p>
          </table:table-cell>
          <table:table-cell office:value-type="float" office:value="2840">
            <text:p>2840</text:p>
          </table:table-cell>
          <table:table-cell office:value-type="float" office:value="23.82">
            <text:p>23.82</text:p>
          </table:table-cell>
          <table:table-cell office:value-type="float" office:value="-3416">
            <text:p>-3416</text:p>
          </table:table-cell>
          <table:table-cell office:value-type="float" office:value="-8530">
            <text:p>-8530</text:p>
          </table:table-cell>
          <table:table-cell office:value-type="float" office:value="-2032">
            <text:p>-2032</text:p>
          </table:table-cell>
          <table:table-cell/>
          <table:table-cell table:formula="of:=[.A33]/16384" office:value-type="float" office:value="0.90576171875">
            <text:p>0.91</text:p>
          </table:table-cell>
          <table:table-cell table:formula="of:=[.B33]/16384" office:value-type="float" office:value="-0.37255859375">
            <text:p>-0.37</text:p>
          </table:table-cell>
          <table:table-cell table:formula="of:=[.C33]/16384" office:value-type="float" office:value="0.17333984375">
            <text:p>0.17</text:p>
          </table:table-cell>
          <table:table-cell table:formula="of:=[.D33]" office:value-type="float" office:value="23.82">
            <text:p>23.82</text:p>
          </table:table-cell>
          <table:table-cell table:formula="of:=[.E33]/(131*250)" office:value-type="float" office:value="-0.10430534351145">
            <text:p>-0.10</text:p>
          </table:table-cell>
          <table:table-cell table:formula="of:=[.F33]/(131*250)" office:value-type="float" office:value="-0.260458015267176">
            <text:p>-0.26</text:p>
          </table:table-cell>
          <table:table-cell table:formula="of:=[.G33]/(131*250)" office:value-type="float" office:value="-0.0620458015267176">
            <text:p>-0.06</text:p>
          </table:table-cell>
          <table:table-cell/>
          <table:table-cell table:formula="of:=[.Q32]+([.I32]-[.I$164])*1/3" office:value-type="float" office:value="0.560948350694445">
            <text:p>0.56</text:p>
          </table:table-cell>
          <table:table-cell table:formula="of:=[.R32]+([.J32]-[.J$164])*1/3" office:value-type="float" office:value="-0.0540256076388889">
            <text:p>-0.05</text:p>
          </table:table-cell>
          <table:table-cell table:formula="of:=[.S32]+([.K32]-[.K$164])*1/3" office:value-type="float" office:value="0.116026475694444">
            <text:p>0.12</text:p>
          </table:table-cell>
          <table:table-cell table:formula="of:=[.L33]" office:value-type="float" office:value="23.82">
            <text:p>23.82</text:p>
          </table:table-cell>
          <table:table-cell table:formula="of:=[.U32]+[.M32]-[.M$164]" office:value-type="float" office:value="-0.159529770992366">
            <text:p>-0.16</text:p>
          </table:table-cell>
          <table:table-cell table:formula="of:=[.V32]+[.N32]-[.N$164]" office:value-type="float" office:value="-0.106786768447837">
            <text:p>-0.11</text:p>
          </table:table-cell>
          <table:table-cell table:formula="of:=[.W32]+[.O32]-[.O$164]" office:value-type="float" office:value="0.483373027989822">
            <text:p>0.48</text:p>
          </table:table-cell>
          <table:table-cell/>
          <table:table-cell table:formula="of:=[.Y32]+[.Q33]+0.5*([.Q33]-[.Q32])" office:value-type="float" office:value="2.11339518229167">
            <text:p>2.1</text:p>
          </table:table-cell>
          <table:table-cell table:formula="of:=[.Z32]+[.R33]+0.5*([.R33]-[.R32])" office:value-type="float" office:value="-0.690576171875">
            <text:p>-0.7</text:p>
          </table:table-cell>
          <table:table-cell table:formula="of:=[.AA32]+[.S33]+0.5*([.S33]-[.S32])" office:value-type="float" office:value="-0.0189127604166671">
            <text:p>0.0</text:p>
          </table:table-cell>
          <table:table-cell/>
          <table:table-cell table:formula="of:=MOD([.AC32]+[.U33]+0.5*([.U33]-[.U32]);360)" office:value-type="float" office:value="359.429041221374">
            <text:p>359.4</text:p>
          </table:table-cell>
          <table:table-cell table:formula="of:=MOD([.AD32]+[.V33]+0.5*([.V33]-[.V32]);360)" office:value-type="float" office:value="358.534323664122">
            <text:p>358.5</text:p>
          </table:table-cell>
          <table:table-cell table:formula="of:=MOD([.AE32]+[.W33]+0.5*([.W33]-[.W32]);360)" office:value-type="float" office:value="1.65247938931298">
            <text:p>1.7</text:p>
          </table:table-cell>
        </table:table-row>
        <table:table-row table:style-name="ro1">
          <table:table-cell office:value-type="float" office:value="5228">
            <text:p>5228</text:p>
          </table:table-cell>
          <table:table-cell office:value-type="float" office:value="-2436">
            <text:p>-2436</text:p>
          </table:table-cell>
          <table:table-cell office:value-type="float" office:value="4232">
            <text:p>4232</text:p>
          </table:table-cell>
          <table:table-cell office:value-type="float" office:value="23.97">
            <text:p>23.97</text:p>
          </table:table-cell>
          <table:table-cell office:value-type="float" office:value="2493">
            <text:p>2493</text:p>
          </table:table-cell>
          <table:table-cell office:value-type="float" office:value="9459">
            <text:p>9459</text:p>
          </table:table-cell>
          <table:table-cell office:value-type="float" office:value="1734">
            <text:p>1734</text:p>
          </table:table-cell>
          <table:table-cell/>
          <table:table-cell table:formula="of:=[.A34]/16384" office:value-type="float" office:value="0.319091796875">
            <text:p>0.32</text:p>
          </table:table-cell>
          <table:table-cell table:formula="of:=[.B34]/16384" office:value-type="float" office:value="-0.148681640625">
            <text:p>-0.15</text:p>
          </table:table-cell>
          <table:table-cell table:formula="of:=[.C34]/16384" office:value-type="float" office:value="0.25830078125">
            <text:p>0.26</text:p>
          </table:table-cell>
          <table:table-cell table:formula="of:=[.D34]" office:value-type="float" office:value="23.97">
            <text:p>23.97</text:p>
          </table:table-cell>
          <table:table-cell table:formula="of:=[.E34]/(131*250)" office:value-type="float" office:value="0.0761221374045802">
            <text:p>0.08</text:p>
          </table:table-cell>
          <table:table-cell table:formula="of:=[.F34]/(131*250)" office:value-type="float" office:value="0.288824427480916">
            <text:p>0.29</text:p>
          </table:table-cell>
          <table:table-cell table:formula="of:=[.G34]/(131*250)" office:value-type="float" office:value="0.0529465648854962">
            <text:p>0.05</text:p>
          </table:table-cell>
          <table:table-cell/>
          <table:table-cell table:formula="of:=[.Q33]+([.I33]-[.I$164])*1/3" office:value-type="float" office:value="0.546701388888889">
            <text:p>0.55</text:p>
          </table:table-cell>
          <table:table-cell table:formula="of:=[.R33]+([.J33]-[.J$164])*1/3" office:value-type="float" office:value="-0.107318793402778">
            <text:p>-0.11</text:p>
          </table:table-cell>
          <table:table-cell table:formula="of:=[.S33]+([.K33]-[.K$164])*1/3" office:value-type="float" office:value="0.106076388888889">
            <text:p>0.11</text:p>
          </table:table-cell>
          <table:table-cell table:formula="of:=[.L34]" office:value-type="float" office:value="23.97">
            <text:p>23.97</text:p>
          </table:table-cell>
          <table:table-cell table:formula="of:=[.U33]+[.M33]-[.M$164]" office:value-type="float" office:value="-0.271517557251908">
            <text:p>-0.27</text:p>
          </table:table-cell>
          <table:table-cell table:formula="of:=[.V33]+[.N33]-[.N$164]" office:value-type="float" office:value="-0.368810178117048">
            <text:p>-0.37</text:p>
          </table:table-cell>
          <table:table-cell table:formula="of:=[.W33]+[.O33]-[.O$164]" office:value-type="float" office:value="0.416242239185751">
            <text:p>0.42</text:p>
          </table:table-cell>
          <table:table-cell/>
          <table:table-cell table:formula="of:=[.Y33]+[.Q34]+0.5*([.Q34]-[.Q33])" office:value-type="float" office:value="2.65297309027778">
            <text:p>2.7</text:p>
          </table:table-cell>
          <table:table-cell table:formula="of:=[.Z33]+[.R34]+0.5*([.R34]-[.R33])" office:value-type="float" office:value="-0.824541558159722">
            <text:p>-0.8</text:p>
          </table:table-cell>
          <table:table-cell table:formula="of:=[.AA33]+[.S34]+0.5*([.S34]-[.S33])" office:value-type="float" office:value="0.082188585069444">
            <text:p>0.1</text:p>
          </table:table-cell>
          <table:table-cell/>
          <table:table-cell table:formula="of:=MOD([.AC33]+[.U34]+0.5*([.U34]-[.U33]);360)" office:value-type="float" office:value="359.101529770992">
            <text:p>359.1</text:p>
          </table:table-cell>
          <table:table-cell table:formula="of:=MOD([.AD33]+[.V34]+0.5*([.V34]-[.V33]);360)" office:value-type="float" office:value="358.034501781171">
            <text:p>358.0</text:p>
          </table:table-cell>
          <table:table-cell table:formula="of:=MOD([.AE33]+[.W34]+0.5*([.W34]-[.W33]);360)" office:value-type="float" office:value="2.03515623409669">
            <text:p>2.0</text:p>
          </table:table-cell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-7600">
            <text:p>-7600</text:p>
          </table:table-cell>
          <table:table-cell office:value-type="float" office:value="6608">
            <text:p>6608</text:p>
          </table:table-cell>
          <table:table-cell office:value-type="float" office:value="23.87">
            <text:p>23.87</text:p>
          </table:table-cell>
          <table:table-cell office:value-type="float" office:value="-1039">
            <text:p>-1039</text:p>
          </table:table-cell>
          <table:table-cell office:value-type="float" office:value="-10521">
            <text:p>-10521</text:p>
          </table:table-cell>
          <table:table-cell office:value-type="float" office:value="4126">
            <text:p>4126</text:p>
          </table:table-cell>
          <table:table-cell/>
          <table:table-cell table:formula="of:=[.A35]/16384" office:value-type="float" office:value="1.99993896484375">
            <text:p>2.00</text:p>
          </table:table-cell>
          <table:table-cell table:formula="of:=[.B35]/16384" office:value-type="float" office:value="-0.4638671875">
            <text:p>-0.46</text:p>
          </table:table-cell>
          <table:table-cell table:formula="of:=[.C35]/16384" office:value-type="float" office:value="0.4033203125">
            <text:p>0.40</text:p>
          </table:table-cell>
          <table:table-cell table:formula="of:=[.D35]" office:value-type="float" office:value="23.87">
            <text:p>23.87</text:p>
          </table:table-cell>
          <table:table-cell table:formula="of:=[.E35]/(131*250)" office:value-type="float" office:value="-0.0317251908396947">
            <text:p>-0.03</text:p>
          </table:table-cell>
          <table:table-cell table:formula="of:=[.F35]/(131*250)" office:value-type="float" office:value="-0.321251908396947">
            <text:p>-0.32</text:p>
          </table:table-cell>
          <table:table-cell table:formula="of:=[.G35]/(131*250)" office:value-type="float" office:value="0.125984732824427">
            <text:p>0.13</text:p>
          </table:table-cell>
          <table:table-cell/>
          <table:table-cell table:formula="of:=[.Q34]+([.I34]-[.I$164])*1/3" office:value-type="float" office:value="0.336897786458334">
            <text:p>0.34</text:p>
          </table:table-cell>
          <table:table-cell table:formula="of:=[.R34]+([.J34]-[.J$164])*1/3" office:value-type="float" office:value="-0.085986328125">
            <text:p>-0.09</text:p>
          </table:table-cell>
          <table:table-cell table:formula="of:=[.S34]+([.K34]-[.K$164])*1/3" office:value-type="float" office:value="0.124446614583333">
            <text:p>0.12</text:p>
          </table:table-cell>
          <table:table-cell table:formula="of:=[.L35]" office:value-type="float" office:value="23.87">
            <text:p>23.87</text:p>
          </table:table-cell>
          <table:table-cell table:formula="of:=[.U34]+[.M34]-[.M$164]" office:value-type="float" office:value="-0.20307786259542">
            <text:p>-0.20</text:p>
          </table:table-cell>
          <table:table-cell table:formula="of:=[.V34]+[.N34]-[.N$164]" office:value-type="float" office:value="-0.081551145038168">
            <text:p>-0.08</text:p>
          </table:table-cell>
          <table:table-cell table:formula="of:=[.W34]+[.O34]-[.O$164]" office:value-type="float" office:value="0.464103816793893">
            <text:p>0.46</text:p>
          </table:table-cell>
          <table:table-cell/>
          <table:table-cell table:formula="of:=[.Y34]+[.Q35]+0.5*([.Q35]-[.Q34])" office:value-type="float" office:value="2.88496907552084">
            <text:p>2.9</text:p>
          </table:table-cell>
          <table:table-cell table:formula="of:=[.Z34]+[.R35]+0.5*([.R35]-[.R34])" office:value-type="float" office:value="-0.899861653645833">
            <text:p>-0.9</text:p>
          </table:table-cell>
          <table:table-cell table:formula="of:=[.AA34]+[.S35]+0.5*([.S35]-[.S34])" office:value-type="float" office:value="0.2158203125">
            <text:p>0.2</text:p>
          </table:table-cell>
          <table:table-cell/>
          <table:table-cell table:formula="of:=MOD([.AC34]+[.U35]+0.5*([.U35]-[.U34]);360)" office:value-type="float" office:value="358.932671755725">
            <text:p>358.9</text:p>
          </table:table-cell>
          <table:table-cell table:formula="of:=MOD([.AD34]+[.V35]+0.5*([.V35]-[.V34]);360)" office:value-type="float" office:value="358.096580152672">
            <text:p>358.1</text:p>
          </table:table-cell>
          <table:table-cell table:formula="of:=MOD([.AE34]+[.W35]+0.5*([.W35]-[.W34]);360)" office:value-type="float" office:value="2.52319083969466">
            <text:p>2.5</text:p>
          </table:table-cell>
        </table:table-row>
        <table:table-row table:style-name="ro1">
          <table:table-cell office:value-type="float" office:value="15820">
            <text:p>15820</text:p>
          </table:table-cell>
          <table:table-cell office:value-type="float" office:value="-4844">
            <text:p>-4844</text:p>
          </table:table-cell>
          <table:table-cell office:value-type="float" office:value="2244">
            <text:p>2244</text:p>
          </table:table-cell>
          <table:table-cell office:value-type="float" office:value="23.87">
            <text:p>23.87</text:p>
          </table:table-cell>
          <table:table-cell office:value-type="float" office:value="-536">
            <text:p>-536</text:p>
          </table:table-cell>
          <table:table-cell office:value-type="float" office:value="-4393">
            <text:p>-4393</text:p>
          </table:table-cell>
          <table:table-cell office:value-type="float" office:value="-1687">
            <text:p>-1687</text:p>
          </table:table-cell>
          <table:table-cell/>
          <table:table-cell table:formula="of:=[.A36]/16384" office:value-type="float" office:value="0.965576171875">
            <text:p>0.97</text:p>
          </table:table-cell>
          <table:table-cell table:formula="of:=[.B36]/16384" office:value-type="float" office:value="-0.295654296875">
            <text:p>-0.30</text:p>
          </table:table-cell>
          <table:table-cell table:formula="of:=[.C36]/16384" office:value-type="float" office:value="0.136962890625">
            <text:p>0.14</text:p>
          </table:table-cell>
          <table:table-cell table:formula="of:=[.D36]" office:value-type="float" office:value="23.87">
            <text:p>23.87</text:p>
          </table:table-cell>
          <table:table-cell table:formula="of:=[.E36]/(131*250)" office:value-type="float" office:value="-0.0163664122137405">
            <text:p>-0.02</text:p>
          </table:table-cell>
          <table:table-cell table:formula="of:=[.F36]/(131*250)" office:value-type="float" office:value="-0.134137404580153">
            <text:p>-0.13</text:p>
          </table:table-cell>
          <table:table-cell table:formula="of:=[.G36]/(131*250)" office:value-type="float" office:value="-0.0515114503816794">
            <text:p>-0.05</text:p>
          </table:table-cell>
          <table:table-cell/>
          <table:table-cell table:formula="of:=[.Q35]+([.I35]-[.I$164])*1/3" office:value-type="float" office:value="0.687376573350695">
            <text:p>0.69</text:p>
          </table:table-cell>
          <table:table-cell table:formula="of:=[.R35]+([.J35]-[.J$164])*1/3" office:value-type="float" office:value="-0.169715711805556">
            <text:p>-0.17</text:p>
          </table:table-cell>
          <table:table-cell table:formula="of:=[.S35]+([.K35]-[.K$164])*1/3" office:value-type="float" office:value="0.191156684027778">
            <text:p>0.19</text:p>
          </table:table-cell>
          <table:table-cell table:formula="of:=[.L36]" office:value-type="float" office:value="23.87">
            <text:p>23.87</text:p>
          </table:table-cell>
          <table:table-cell table:formula="of:=[.U35]+[.M35]-[.M$164]" office:value-type="float" office:value="-0.242485496183206">
            <text:p>-0.24</text:p>
          </table:table-cell>
          <table:table-cell table:formula="of:=[.V35]+[.N35]-[.N$164]" office:value-type="float" office:value="-0.40436844783715">
            <text:p>-0.40</text:p>
          </table:table-cell>
          <table:table-cell table:formula="of:=[.W35]+[.O35]-[.O$164]" office:value-type="float" office:value="0.585003562340967">
            <text:p>0.59</text:p>
          </table:table-cell>
          <table:table-cell/>
          <table:table-cell table:formula="of:=[.Y35]+[.Q36]+0.5*([.Q36]-[.Q35])" office:value-type="float" office:value="3.74758504231771">
            <text:p>3.7</text:p>
          </table:table-cell>
          <table:table-cell table:formula="of:=[.Z35]+[.R36]+0.5*([.R36]-[.R35])" office:value-type="float" office:value="-1.11144205729167">
            <text:p>-1.1</text:p>
          </table:table-cell>
          <table:table-cell table:formula="of:=[.AA35]+[.S36]+0.5*([.S36]-[.S35])" office:value-type="float" office:value="0.44033203125">
            <text:p>0.4</text:p>
          </table:table-cell>
          <table:table-cell/>
          <table:table-cell table:formula="of:=MOD([.AC35]+[.U36]+0.5*([.U36]-[.U35]);360)" office:value-type="float" office:value="358.670482442748">
            <text:p>358.7</text:p>
          </table:table-cell>
          <table:table-cell table:formula="of:=MOD([.AD35]+[.V36]+0.5*([.V36]-[.V35]);360)" office:value-type="float" office:value="357.530803053435">
            <text:p>357.5</text:p>
          </table:table-cell>
          <table:table-cell table:formula="of:=MOD([.AE35]+[.W36]+0.5*([.W36]-[.W35]);360)" office:value-type="float" office:value="3.16864427480916">
            <text:p>3.2</text:p>
          </table:table-cell>
        </table:table-row>
        <table:table-row table:style-name="ro1">
          <table:table-cell office:value-type="float" office:value="26728">
            <text:p>26728</text:p>
          </table:table-cell>
          <table:table-cell office:value-type="float" office:value="-6000">
            <text:p>-6000</text:p>
          </table:table-cell>
          <table:table-cell office:value-type="float" office:value="3884">
            <text:p>3884</text:p>
          </table:table-cell>
          <table:table-cell office:value-type="float" office:value="23.73">
            <text:p>23.73</text:p>
          </table:table-cell>
          <table:table-cell office:value-type="float" office:value="-14664">
            <text:p>-14664</text:p>
          </table:table-cell>
          <table:table-cell office:value-type="float" office:value="-12240">
            <text:p>-12240</text:p>
          </table:table-cell>
          <table:table-cell office:value-type="float" office:value="-17930">
            <text:p>-17930</text:p>
          </table:table-cell>
          <table:table-cell/>
          <table:table-cell table:formula="of:=[.A37]/16384" office:value-type="float" office:value="1.63134765625">
            <text:p>1.63</text:p>
          </table:table-cell>
          <table:table-cell table:formula="of:=[.B37]/16384" office:value-type="float" office:value="-0.3662109375">
            <text:p>-0.37</text:p>
          </table:table-cell>
          <table:table-cell table:formula="of:=[.C37]/16384" office:value-type="float" office:value="0.237060546875">
            <text:p>0.24</text:p>
          </table:table-cell>
          <table:table-cell table:formula="of:=[.D37]" office:value-type="float" office:value="23.73">
            <text:p>23.73</text:p>
          </table:table-cell>
          <table:table-cell table:formula="of:=[.E37]/(131*250)" office:value-type="float" office:value="-0.44775572519084">
            <text:p>-0.45</text:p>
          </table:table-cell>
          <table:table-cell table:formula="of:=[.F37]/(131*250)" office:value-type="float" office:value="-0.373740458015267">
            <text:p>-0.37</text:p>
          </table:table-cell>
          <table:table-cell table:formula="of:=[.G37]/(131*250)" office:value-type="float" office:value="-0.547480916030534">
            <text:p>-0.55</text:p>
          </table:table-cell>
          <table:table-cell/>
          <table:table-cell table:formula="of:=[.Q36]+([.I36]-[.I$164])*1/3" office:value-type="float" office:value="0.693067762586806">
            <text:p>0.69</text:p>
          </table:table-cell>
          <table:table-cell table:formula="of:=[.R36]+([.J36]-[.J$164])*1/3" office:value-type="float" office:value="-0.197374131944444">
            <text:p>-0.20</text:p>
          </table:table-cell>
          <table:table-cell table:formula="of:=[.S36]+([.K36]-[.K$164])*1/3" office:value-type="float" office:value="0.169080946180556">
            <text:p>0.17</text:p>
          </table:table-cell>
          <table:table-cell table:formula="of:=[.L37]" office:value-type="float" office:value="23.73">
            <text:p>23.73</text:p>
          </table:table-cell>
          <table:table-cell table:formula="of:=[.U36]+[.M36]-[.M$164]" office:value-type="float" office:value="-0.266534351145038">
            <text:p>-0.27</text:p>
          </table:table-cell>
          <table:table-cell table:formula="of:=[.V36]+[.N36]-[.N$164]" office:value-type="float" office:value="-0.540071246819339">
            <text:p>-0.54</text:p>
          </table:table-cell>
          <table:table-cell table:formula="of:=[.W36]+[.O36]-[.O$164]" office:value-type="float" office:value="0.528407124681934">
            <text:p>0.53</text:p>
          </table:table-cell>
          <table:table-cell/>
          <table:table-cell table:formula="of:=[.Y36]+[.Q37]+0.5*([.Q37]-[.Q36])" office:value-type="float" office:value="4.44349839952257">
            <text:p>4.4</text:p>
          </table:table-cell>
          <table:table-cell table:formula="of:=[.Z36]+[.R37]+0.5*([.R37]-[.R36])" office:value-type="float" office:value="-1.32264539930556">
            <text:p>-1.3</text:p>
          </table:table-cell>
          <table:table-cell table:formula="of:=[.AA36]+[.S37]+0.5*([.S37]-[.S36])" office:value-type="float" office:value="0.598375108506944">
            <text:p>0.6</text:p>
          </table:table-cell>
          <table:table-cell/>
          <table:table-cell table:formula="of:=MOD([.AC36]+[.U37]+0.5*([.U37]-[.U36]);360)" office:value-type="float" office:value="358.391923664122">
            <text:p>358.4</text:p>
          </table:table-cell>
          <table:table-cell table:formula="of:=MOD([.AD36]+[.V37]+0.5*([.V37]-[.V36]);360)" office:value-type="float" office:value="356.922880407125">
            <text:p>356.9</text:p>
          </table:table-cell>
          <table:table-cell table:formula="of:=MOD([.AE36]+[.W37]+0.5*([.W37]-[.W36]);360)" office:value-type="float" office:value="3.66875318066158">
            <text:p>3.7</text:p>
          </table:table-cell>
        </table:table-row>
        <table:table-row table:style-name="ro1">
          <table:table-cell office:value-type="float" office:value="26604">
            <text:p>26604</text:p>
          </table:table-cell>
          <table:table-cell office:value-type="float" office:value="-8024">
            <text:p>-8024</text:p>
          </table:table-cell>
          <table:table-cell office:value-type="float" office:value="-3768">
            <text:p>-3768</text:p>
          </table:table-cell>
          <table:table-cell office:value-type="float" office:value="23.82">
            <text:p>23.82</text:p>
          </table:table-cell>
          <table:table-cell office:value-type="float" office:value="3200">
            <text:p>3200</text:p>
          </table:table-cell>
          <table:table-cell office:value-type="float" office:value="32767">
            <text:p>32767</text:p>
          </table:table-cell>
          <table:table-cell office:value-type="float" office:value="19456">
            <text:p>19456</text:p>
          </table:table-cell>
          <table:table-cell/>
          <table:table-cell table:formula="of:=[.A38]/16384" office:value-type="float" office:value="1.623779296875">
            <text:p>1.62</text:p>
          </table:table-cell>
          <table:table-cell table:formula="of:=[.B38]/16384" office:value-type="float" office:value="-0.48974609375">
            <text:p>-0.49</text:p>
          </table:table-cell>
          <table:table-cell table:formula="of:=[.C38]/16384" office:value-type="float" office:value="-0.22998046875">
            <text:p>-0.23</text:p>
          </table:table-cell>
          <table:table-cell table:formula="of:=[.D38]" office:value-type="float" office:value="23.82">
            <text:p>23.82</text:p>
          </table:table-cell>
          <table:table-cell table:formula="of:=[.E38]/(131*250)" office:value-type="float" office:value="0.0977099236641221">
            <text:p>0.10</text:p>
          </table:table-cell>
          <table:table-cell table:formula="of:=[.F38]/(131*250)" office:value-type="float" office:value="1.00051908396947">
            <text:p>1.00</text:p>
          </table:table-cell>
          <table:table-cell table:formula="of:=[.G38]/(131*250)" office:value-type="float" office:value="0.594076335877863">
            <text:p>0.59</text:p>
          </table:table-cell>
          <table:table-cell/>
          <table:table-cell table:formula="of:=[.Q37]+([.I37]-[.I$164])*1/3" office:value-type="float" office:value="0.920682779947917">
            <text:p>0.92</text:p>
          </table:table-cell>
          <table:table-cell table:formula="of:=[.R37]+([.J37]-[.J$164])*1/3" office:value-type="float" office:value="-0.248551432291667">
            <text:p>-0.25</text:p>
          </table:table-cell>
          <table:table-cell table:formula="of:=[.S37]+([.K37]-[.K$164])*1/3" office:value-type="float" office:value="0.18037109375">
            <text:p>0.18</text:p>
          </table:table-cell>
          <table:table-cell table:formula="of:=[.L38]" office:value-type="float" office:value="23.82">
            <text:p>23.82</text:p>
          </table:table-cell>
          <table:table-cell table:formula="of:=[.U37]+[.M37]-[.M$164]" office:value-type="float" office:value="-0.721972519083969">
            <text:p>-0.72</text:p>
          </table:table-cell>
          <table:table-cell table:formula="of:=[.V37]+[.N37]-[.N$164]" office:value-type="float" office:value="-0.915377099236641">
            <text:p>-0.92</text:p>
          </table:table-cell>
          <table:table-cell table:formula="of:=[.W37]+[.O37]-[.O$164]" office:value-type="float" office:value="-0.0241587786259542">
            <text:p>-0.02</text:p>
          </table:table-cell>
          <table:table-cell/>
          <table:table-cell table:formula="of:=[.Y37]+[.Q38]+0.5*([.Q38]-[.Q37])" office:value-type="float" office:value="5.47798868815105">
            <text:p>5.5</text:p>
          </table:table-cell>
          <table:table-cell table:formula="of:=[.Z37]+[.R38]+0.5*([.R38]-[.R37])" office:value-type="float" office:value="-1.59678548177083">
            <text:p>-1.6</text:p>
          </table:table-cell>
          <table:table-cell table:formula="of:=[.AA37]+[.S38]+0.5*([.S38]-[.S37])" office:value-type="float" office:value="0.784391276041666">
            <text:p>0.8</text:p>
          </table:table-cell>
          <table:table-cell/>
          <table:table-cell table:formula="of:=MOD([.AC37]+[.U38]+0.5*([.U38]-[.U37]);360)" office:value-type="float" office:value="357.442232061069">
            <text:p>357.4</text:p>
          </table:table-cell>
          <table:table-cell table:formula="of:=MOD([.AD37]+[.V38]+0.5*([.V38]-[.V37]);360)" office:value-type="float" office:value="355.819850381679">
            <text:p>355.8</text:p>
          </table:table-cell>
          <table:table-cell table:formula="of:=MOD([.AE37]+[.W38]+0.5*([.W38]-[.W37]);360)" office:value-type="float" office:value="3.36831145038168">
            <text:p>3.4</text:p>
          </table:table-cell>
        </table:table-row>
        <table:table-row table:style-name="ro1">
          <table:table-cell office:value-type="float" office:value="15004">
            <text:p>15004</text:p>
          </table:table-cell>
          <table:table-cell office:value-type="float" office:value="-8604">
            <text:p>-8604</text:p>
          </table:table-cell>
          <table:table-cell office:value-type="float" office:value="2340">
            <text:p>2340</text:p>
          </table:table-cell>
          <table:table-cell office:value-type="float" office:value="23.82">
            <text:p>23.82</text:p>
          </table:table-cell>
          <table:table-cell office:value-type="float" office:value="1105">
            <text:p>1105</text:p>
          </table:table-cell>
          <table:table-cell office:value-type="float" office:value="-7516">
            <text:p>-7516</text:p>
          </table:table-cell>
          <table:table-cell office:value-type="float" office:value="-265">
            <text:p>-265</text:p>
          </table:table-cell>
          <table:table-cell/>
          <table:table-cell table:formula="of:=[.A39]/16384" office:value-type="float" office:value="0.915771484375">
            <text:p>0.92</text:p>
          </table:table-cell>
          <table:table-cell table:formula="of:=[.B39]/16384" office:value-type="float" office:value="-0.525146484375">
            <text:p>-0.53</text:p>
          </table:table-cell>
          <table:table-cell table:formula="of:=[.C39]/16384" office:value-type="float" office:value="0.142822265625">
            <text:p>0.14</text:p>
          </table:table-cell>
          <table:table-cell table:formula="of:=[.D39]" office:value-type="float" office:value="23.82">
            <text:p>23.82</text:p>
          </table:table-cell>
          <table:table-cell table:formula="of:=[.E39]/(131*250)" office:value-type="float" office:value="0.0337404580152672">
            <text:p>0.03</text:p>
          </table:table-cell>
          <table:table-cell table:formula="of:=[.F39]/(131*250)" office:value-type="float" office:value="-0.229496183206107">
            <text:p>-0.23</text:p>
          </table:table-cell>
          <table:table-cell table:formula="of:=[.G39]/(131*250)" office:value-type="float" office:value="-0.00809160305343512">
            <text:p>-0.01</text:p>
          </table:table-cell>
          <table:table-cell/>
          <table:table-cell table:formula="of:=[.Q38]+([.I38]-[.I$164])*1/3" office:value-type="float" office:value="1.14577501085069">
            <text:p>1.15</text:p>
          </table:table-cell>
          <table:table-cell table:formula="of:=[.R38]+([.J38]-[.J$164])*1/3" office:value-type="float" office:value="-0.340907118055556">
            <text:p>-0.34</text:p>
          </table:table-cell>
          <table:table-cell table:formula="of:=[.S38]+([.K38]-[.K$164])*1/3" office:value-type="float" office:value="0.0359809027777778">
            <text:p>0.04</text:p>
          </table:table-cell>
          <table:table-cell table:formula="of:=[.L39]" office:value-type="float" office:value="23.82">
            <text:p>23.82</text:p>
          </table:table-cell>
          <table:table-cell table:formula="of:=[.U38]+[.M38]-[.M$164]" office:value-type="float" office:value="-0.631945038167939">
            <text:p>-0.63</text:p>
          </table:table-cell>
          <table:table-cell table:formula="of:=[.V38]+[.N38]-[.N$164]" office:value-type="float" office:value="0.0835765903307886">
            <text:p>0.08</text:p>
          </table:table-cell>
          <table:table-cell table:formula="of:=[.W38]+[.O38]-[.O$164]" office:value-type="float" office:value="0.564832569974555">
            <text:p>0.56</text:p>
          </table:table-cell>
          <table:table-cell/>
          <table:table-cell table:formula="of:=[.Y38]+[.Q39]+0.5*([.Q39]-[.Q38])" office:value-type="float" office:value="6.73630981445313">
            <text:p>6.7</text:p>
          </table:table-cell>
          <table:table-cell table:formula="of:=[.Z38]+[.R39]+0.5*([.R39]-[.R38])" office:value-type="float" office:value="-1.98387044270833">
            <text:p>-2.0</text:p>
          </table:table-cell>
          <table:table-cell table:formula="of:=[.AA38]+[.S39]+0.5*([.S39]-[.S38])" office:value-type="float" office:value="0.748177083333333">
            <text:p>0.7</text:p>
          </table:table-cell>
          <table:table-cell/>
          <table:table-cell table:formula="of:=MOD([.AC38]+[.U39]+0.5*([.U39]-[.U38]);360)" office:value-type="float" office:value="356.855300763359">
            <text:p>356.9</text:p>
          </table:table-cell>
          <table:table-cell table:formula="of:=MOD([.AD38]+[.V39]+0.5*([.V39]-[.V38]);360)" office:value-type="float" office:value="356.402903816794">
            <text:p>356.4</text:p>
          </table:table-cell>
          <table:table-cell table:formula="of:=MOD([.AE38]+[.W39]+0.5*([.W39]-[.W38]);360)" office:value-type="float" office:value="4.22763969465649">
            <text:p>4.2</text:p>
          </table:table-cell>
        </table:table-row>
        <table:table-row table:style-name="ro1">
          <table:table-cell office:value-type="float" office:value="18236">
            <text:p>18236</text:p>
          </table:table-cell>
          <table:table-cell office:value-type="float" office:value="-3044">
            <text:p>-3044</text:p>
          </table:table-cell>
          <table:table-cell office:value-type="float" office:value="4844">
            <text:p>4844</text:p>
          </table:table-cell>
          <table:table-cell office:value-type="float" office:value="23.87">
            <text:p>23.87</text:p>
          </table:table-cell>
          <table:table-cell office:value-type="float" office:value="-1065">
            <text:p>-1065</text:p>
          </table:table-cell>
          <table:table-cell office:value-type="float" office:value="-11100">
            <text:p>-11100</text:p>
          </table:table-cell>
          <table:table-cell office:value-type="float" office:value="-6356">
            <text:p>-6356</text:p>
          </table:table-cell>
          <table:table-cell/>
          <table:table-cell table:formula="of:=[.A40]/16384" office:value-type="float" office:value="1.113037109375">
            <text:p>1.11</text:p>
          </table:table-cell>
          <table:table-cell table:formula="of:=[.B40]/16384" office:value-type="float" office:value="-0.185791015625">
            <text:p>-0.19</text:p>
          </table:table-cell>
          <table:table-cell table:formula="of:=[.C40]/16384" office:value-type="float" office:value="0.295654296875">
            <text:p>0.30</text:p>
          </table:table-cell>
          <table:table-cell table:formula="of:=[.D40]" office:value-type="float" office:value="23.87">
            <text:p>23.87</text:p>
          </table:table-cell>
          <table:table-cell table:formula="of:=[.E40]/(131*250)" office:value-type="float" office:value="-0.0325190839694657">
            <text:p>-0.03</text:p>
          </table:table-cell>
          <table:table-cell table:formula="of:=[.F40]/(131*250)" office:value-type="float" office:value="-0.338931297709924">
            <text:p>-0.34</text:p>
          </table:table-cell>
          <table:table-cell table:formula="of:=[.G40]/(131*250)" office:value-type="float" office:value="-0.194076335877863">
            <text:p>-0.19</text:p>
          </table:table-cell>
          <table:table-cell/>
          <table:table-cell table:formula="of:=[.Q39]+([.I39]-[.I$164])*1/3" office:value-type="float" office:value="1.13486463758681">
            <text:p>1.13</text:p>
          </table:table-cell>
          <table:table-cell table:formula="of:=[.R39]+([.J39]-[.J$164])*1/3" office:value-type="float" office:value="-0.445062934027778">
            <text:p>-0.45</text:p>
          </table:table-cell>
          <table:table-cell table:formula="of:=[.S39]+([.K39]-[.K$164])*1/3" office:value-type="float" office:value="0.0158582899305556">
            <text:p>0.02</text:p>
          </table:table-cell>
          <table:table-cell table:formula="of:=[.L40]" office:value-type="float" office:value="23.87">
            <text:p>23.87</text:p>
          </table:table-cell>
          <table:table-cell table:formula="of:=[.U39]+[.M39]-[.M$164]" office:value-type="float" office:value="-0.605887022900763">
            <text:p>-0.61</text:p>
          </table:table-cell>
          <table:table-cell table:formula="of:=[.V39]+[.N39]-[.N$164]" office:value-type="float" office:value="-0.147484987277354">
            <text:p>-0.15</text:p>
          </table:table-cell>
          <table:table-cell table:formula="of:=[.W39]+[.O39]-[.O$164]" office:value-type="float" office:value="0.551655979643766">
            <text:p>0.55</text:p>
          </table:table-cell>
          <table:table-cell/>
          <table:table-cell table:formula="of:=[.Y39]+[.Q40]+0.5*([.Q40]-[.Q39])" office:value-type="float" office:value="7.86571926540799">
            <text:p>7.9</text:p>
          </table:table-cell>
          <table:table-cell table:formula="of:=[.Z39]+[.R40]+0.5*([.R40]-[.R39])" office:value-type="float" office:value="-2.48101128472222">
            <text:p>-2.5</text:p>
          </table:table-cell>
          <table:table-cell table:formula="of:=[.AA39]+[.S40]+0.5*([.S40]-[.S39])" office:value-type="float" office:value="0.753974066840277">
            <text:p>0.8</text:p>
          </table:table-cell>
          <table:table-cell/>
          <table:table-cell table:formula="of:=MOD([.AC39]+[.U40]+0.5*([.U40]-[.U39]);360)" office:value-type="float" office:value="356.262442748091">
            <text:p>356.3</text:p>
          </table:table-cell>
          <table:table-cell table:formula="of:=MOD([.AD39]+[.V40]+0.5*([.V40]-[.V39]);360)" office:value-type="float" office:value="356.139888040712">
            <text:p>356.1</text:p>
          </table:table-cell>
          <table:table-cell table:formula="of:=MOD([.AE39]+[.W40]+0.5*([.W40]-[.W39]);360)" office:value-type="float" office:value="4.77270737913486">
            <text:p>4.8</text:p>
          </table:table-cell>
        </table:table-row>
        <table:table-row table:style-name="ro1">
          <table:table-cell office:value-type="float" office:value="8132">
            <text:p>8132</text:p>
          </table:table-cell>
          <table:table-cell office:value-type="float" office:value="-4212">
            <text:p>-4212</text:p>
          </table:table-cell>
          <table:table-cell office:value-type="float" office:value="-1528">
            <text:p>-1528</text:p>
          </table:table-cell>
          <table:table-cell office:value-type="float" office:value="23.82">
            <text:p>23.82</text:p>
          </table:table-cell>
          <table:table-cell office:value-type="float" office:value="20609">
            <text:p>20609</text:p>
          </table:table-cell>
          <table:table-cell office:value-type="float" office:value="15032">
            <text:p>15032</text:p>
          </table:table-cell>
          <table:table-cell office:value-type="float" office:value="-4930">
            <text:p>-4930</text:p>
          </table:table-cell>
          <table:table-cell/>
          <table:table-cell table:formula="of:=[.A41]/16384" office:value-type="float" office:value="0.496337890625">
            <text:p>0.50</text:p>
          </table:table-cell>
          <table:table-cell table:formula="of:=[.B41]/16384" office:value-type="float" office:value="-0.257080078125">
            <text:p>-0.26</text:p>
          </table:table-cell>
          <table:table-cell table:formula="of:=[.C41]/16384" office:value-type="float" office:value="-0.09326171875">
            <text:p>-0.09</text:p>
          </table:table-cell>
          <table:table-cell table:formula="of:=[.D41]" office:value-type="float" office:value="23.82">
            <text:p>23.82</text:p>
          </table:table-cell>
          <table:table-cell table:formula="of:=[.E41]/(131*250)" office:value-type="float" office:value="0.629282442748092">
            <text:p>0.63</text:p>
          </table:table-cell>
          <table:table-cell table:formula="of:=[.F41]/(131*250)" office:value-type="float" office:value="0.458992366412214">
            <text:p>0.46</text:p>
          </table:table-cell>
          <table:table-cell table:formula="of:=[.G41]/(131*250)" office:value-type="float" office:value="-0.150534351145038">
            <text:p>-0.15</text:p>
          </table:table-cell>
          <table:table-cell/>
          <table:table-cell table:formula="of:=[.Q40]+([.I40]-[.I$164])*1/3" office:value-type="float" office:value="1.18970947265625">
            <text:p>1.19</text:p>
          </table:table-cell>
          <table:table-cell table:formula="of:=[.R40]+([.J40]-[.J$164])*1/3" office:value-type="float" office:value="-0.436100260416667">
            <text:p>-0.44</text:p>
          </table:table-cell>
          <table:table-cell table:formula="of:=[.S40]+([.K40]-[.K$164])*1/3" office:value-type="float" office:value="0.0466796875">
            <text:p>0.05</text:p>
          </table:table-cell>
          <table:table-cell table:formula="of:=[.L41]" office:value-type="float" office:value="23.82">
            <text:p>23.82</text:p>
          </table:table-cell>
          <table:table-cell table:formula="of:=[.U40]+[.M40]-[.M$164]" office:value-type="float" office:value="-0.646088549618321">
            <text:p>-0.65</text:p>
          </table:table-cell>
          <table:table-cell table:formula="of:=[.V40]+[.N40]-[.N$164]" office:value-type="float" office:value="-0.487981679389313">
            <text:p>-0.49</text:p>
          </table:table-cell>
          <table:table-cell table:formula="of:=[.W40]+[.O40]-[.O$164]" office:value-type="float" office:value="0.352494656488549">
            <text:p>0.35</text:p>
          </table:table-cell>
          <table:table-cell/>
          <table:table-cell table:formula="of:=[.Y40]+[.Q41]+0.5*([.Q41]-[.Q40])" office:value-type="float" office:value="9.08285115559897">
            <text:p>9.1</text:p>
          </table:table-cell>
          <table:table-cell table:formula="of:=[.Z40]+[.R41]+0.5*([.R41]-[.R40])" office:value-type="float" office:value="-2.91263020833333">
            <text:p>-2.9</text:p>
          </table:table-cell>
          <table:table-cell table:formula="of:=[.AA40]+[.S41]+0.5*([.S41]-[.S40])" office:value-type="float" office:value="0.816064453125">
            <text:p>0.8</text:p>
          </table:table-cell>
          <table:table-cell/>
          <table:table-cell table:formula="of:=MOD([.AC40]+[.U41]+0.5*([.U41]-[.U40]);360)" office:value-type="float" office:value="355.596253435114">
            <text:p>355.6</text:p>
          </table:table-cell>
          <table:table-cell table:formula="of:=MOD([.AD40]+[.V41]+0.5*([.V41]-[.V40]);360)" office:value-type="float" office:value="355.481658015267">
            <text:p>355.5</text:p>
          </table:table-cell>
          <table:table-cell table:formula="of:=MOD([.AE40]+[.W41]+0.5*([.W41]-[.W40]);360)" office:value-type="float" office:value="5.0256213740458">
            <text:p>5.0</text:p>
          </table:table-cell>
        </table:table-row>
        <table:table-row table:style-name="ro1">
          <table:table-cell office:value-type="float" office:value="15544">
            <text:p>15544</text:p>
          </table:table-cell>
          <table:table-cell office:value-type="float" office:value="-4524">
            <text:p>-4524</text:p>
          </table:table-cell>
          <table:table-cell office:value-type="float" office:value="-7164">
            <text:p>-7164</text:p>
          </table:table-cell>
          <table:table-cell office:value-type="float" office:value="23.78">
            <text:p>23.78</text:p>
          </table:table-cell>
          <table:table-cell office:value-type="float" office:value="-6712">
            <text:p>-6712</text:p>
          </table:table-cell>
          <table:table-cell office:value-type="float" office:value="-10457">
            <text:p>-10457</text:p>
          </table:table-cell>
          <table:table-cell office:value-type="float" office:value="-167">
            <text:p>-167</text:p>
          </table:table-cell>
          <table:table-cell/>
          <table:table-cell table:formula="of:=[.A42]/16384" office:value-type="float" office:value="0.94873046875">
            <text:p>0.95</text:p>
          </table:table-cell>
          <table:table-cell table:formula="of:=[.B42]/16384" office:value-type="float" office:value="-0.276123046875">
            <text:p>-0.28</text:p>
          </table:table-cell>
          <table:table-cell table:formula="of:=[.C42]/16384" office:value-type="float" office:value="-0.437255859375">
            <text:p>-0.44</text:p>
          </table:table-cell>
          <table:table-cell table:formula="of:=[.D42]" office:value-type="float" office:value="23.78">
            <text:p>23.78</text:p>
          </table:table-cell>
          <table:table-cell table:formula="of:=[.E42]/(131*250)" office:value-type="float" office:value="-0.204946564885496">
            <text:p>-0.20</text:p>
          </table:table-cell>
          <table:table-cell table:formula="of:=[.F42]/(131*250)" office:value-type="float" office:value="-0.319297709923664">
            <text:p>-0.32</text:p>
          </table:table-cell>
          <table:table-cell table:formula="of:=[.G42]/(131*250)" office:value-type="float" office:value="-0.00509923664122137">
            <text:p>-0.01</text:p>
          </table:table-cell>
          <table:table-cell/>
          <table:table-cell table:formula="of:=[.Q41]+([.I41]-[.I$164])*1/3" office:value-type="float" office:value="1.03898790147569">
            <text:p>1.04</text:p>
          </table:table-cell>
          <table:table-cell table:formula="of:=[.R41]+([.J41]-[.J$164])*1/3" office:value-type="float" office:value="-0.450900607638889">
            <text:p>-0.45</text:p>
          </table:table-cell>
          <table:table-cell table:formula="of:=[.S41]+([.K41]-[.K$164])*1/3" office:value-type="float" office:value="-0.0521375868055555">
            <text:p>-0.05</text:p>
          </table:table-cell>
          <table:table-cell table:formula="of:=[.L42]" office:value-type="float" office:value="23.78">
            <text:p>23.78</text:p>
          </table:table-cell>
          <table:table-cell table:formula="of:=[.U41]+[.M41]-[.M$164]" office:value-type="float" office:value="-0.0244885496183206">
            <text:p>-0.02</text:p>
          </table:table-cell>
          <table:table-cell table:formula="of:=[.V41]+[.N41]-[.N$164]" office:value-type="float" office:value="-0.0305547073791351">
            <text:p>-0.03</text:p>
          </table:table-cell>
          <table:table-cell table:formula="of:=[.W41]+[.O41]-[.O$164]" office:value-type="float" office:value="0.196875318066158">
            <text:p>0.20</text:p>
          </table:table-cell>
          <table:table-cell/>
          <table:table-cell table:formula="of:=[.Y41]+[.Q42]+0.5*([.Q42]-[.Q41])" office:value-type="float" office:value="10.0464782714844">
            <text:p>10.0</text:p>
          </table:table-cell>
          <table:table-cell table:formula="of:=[.Z41]+[.R42]+0.5*([.R42]-[.R41])" office:value-type="float" office:value="-3.37093098958333">
            <text:p>-3.4</text:p>
          </table:table-cell>
          <table:table-cell table:formula="of:=[.AA41]+[.S42]+0.5*([.S42]-[.S41])" office:value-type="float" office:value="0.714518229166667">
            <text:p>0.7</text:p>
          </table:table-cell>
          <table:table-cell/>
          <table:table-cell table:formula="of:=MOD([.AC41]+[.U42]+0.5*([.U42]-[.U41]);360)" office:value-type="float" office:value="355.882564885496">
            <text:p>355.9</text:p>
          </table:table-cell>
          <table:table-cell table:formula="of:=MOD([.AD41]+[.V42]+0.5*([.V42]-[.V41]);360)" office:value-type="float" office:value="355.679816793893">
            <text:p>355.7</text:p>
          </table:table-cell>
          <table:table-cell table:formula="of:=MOD([.AE41]+[.W42]+0.5*([.W42]-[.W41]);360)" office:value-type="float" office:value="5.14468702290077">
            <text:p>5.1</text:p>
          </table:table-cell>
        </table:table-row>
        <table:table-row table:style-name="ro1">
          <table:table-cell office:value-type="float" office:value="14512">
            <text:p>14512</text:p>
          </table:table-cell>
          <table:table-cell office:value-type="float" office:value="-7208">
            <text:p>-7208</text:p>
          </table:table-cell>
          <table:table-cell office:value-type="float" office:value="2608">
            <text:p>2608</text:p>
          </table:table-cell>
          <table:table-cell office:value-type="float" office:value="23.73">
            <text:p>23.73</text:p>
          </table:table-cell>
          <table:table-cell office:value-type="float" office:value="-1261">
            <text:p>-1261</text:p>
          </table:table-cell>
          <table:table-cell office:value-type="float" office:value="-4361">
            <text:p>-4361</text:p>
          </table:table-cell>
          <table:table-cell office:value-type="float" office:value="-1122">
            <text:p>-1122</text:p>
          </table:table-cell>
          <table:table-cell/>
          <table:table-cell table:formula="of:=[.A43]/16384" office:value-type="float" office:value="0.8857421875">
            <text:p>0.89</text:p>
          </table:table-cell>
          <table:table-cell table:formula="of:=[.B43]/16384" office:value-type="float" office:value="-0.43994140625">
            <text:p>-0.44</text:p>
          </table:table-cell>
          <table:table-cell table:formula="of:=[.C43]/16384" office:value-type="float" office:value="0.1591796875">
            <text:p>0.16</text:p>
          </table:table-cell>
          <table:table-cell table:formula="of:=[.D43]" office:value-type="float" office:value="23.73">
            <text:p>23.73</text:p>
          </table:table-cell>
          <table:table-cell table:formula="of:=[.E43]/(131*250)" office:value-type="float" office:value="-0.0385038167938931">
            <text:p>-0.04</text:p>
          </table:table-cell>
          <table:table-cell table:formula="of:=[.F43]/(131*250)" office:value-type="float" office:value="-0.133160305343511">
            <text:p>-0.13</text:p>
          </table:table-cell>
          <table:table-cell table:formula="of:=[.G43]/(131*250)" office:value-type="float" office:value="-0.0342595419847328">
            <text:p>-0.03</text:p>
          </table:table-cell>
          <table:table-cell/>
          <table:table-cell table:formula="of:=[.Q42]+([.I42]-[.I$164])*1/3" office:value-type="float" office:value="1.03906385633681">
            <text:p>1.04</text:p>
          </table:table-cell>
          <table:table-cell table:formula="of:=[.R42]+([.J42]-[.J$164])*1/3" office:value-type="float" office:value="-0.472048611111111">
            <text:p>-0.47</text:p>
          </table:table-cell>
          <table:table-cell table:formula="of:=[.S42]+([.K42]-[.K$164])*1/3" office:value-type="float" office:value="-0.265619574652778">
            <text:p>-0.27</text:p>
          </table:table-cell>
          <table:table-cell table:formula="of:=[.L43]" office:value-type="float" office:value="23.73">
            <text:p>23.73</text:p>
          </table:table-cell>
          <table:table-cell table:formula="of:=[.U42]+[.M42]-[.M$164]" office:value-type="float" office:value="-0.237117557251908">
            <text:p>-0.24</text:p>
          </table:table-cell>
          <table:table-cell table:formula="of:=[.V42]+[.N42]-[.N$164]" office:value-type="float" office:value="-0.351417811704835">
            <text:p>-0.35</text:p>
          </table:table-cell>
          <table:table-cell table:formula="of:=[.W42]+[.O42]-[.O$164]" office:value-type="float" office:value="0.186691094147582">
            <text:p>0.19</text:p>
          </table:table-cell>
          <table:table-cell/>
          <table:table-cell table:formula="of:=[.Y42]+[.Q43]+0.5*([.Q43]-[.Q42])" office:value-type="float" office:value="11.0855801052517">
            <text:p>11.1</text:p>
          </table:table-cell>
          <table:table-cell table:formula="of:=[.Z42]+[.R43]+0.5*([.R43]-[.R42])" office:value-type="float" office:value="-3.85355360243055">
            <text:p>-3.9</text:p>
          </table:table-cell>
          <table:table-cell table:formula="of:=[.AA42]+[.S43]+0.5*([.S43]-[.S42])" office:value-type="float" office:value="0.342157660590278">
            <text:p>0.3</text:p>
          </table:table-cell>
          <table:table-cell/>
          <table:table-cell table:formula="of:=MOD([.AC42]+[.U43]+0.5*([.U43]-[.U42]);360)" office:value-type="float" office:value="355.539132824427">
            <text:p>355.5</text:p>
          </table:table-cell>
          <table:table-cell table:formula="of:=MOD([.AD42]+[.V43]+0.5*([.V43]-[.V42]);360)" office:value-type="float" office:value="355.167967430025">
            <text:p>355.2</text:p>
          </table:table-cell>
          <table:table-cell table:formula="of:=MOD([.AE42]+[.W43]+0.5*([.W43]-[.W42]);360)" office:value-type="float" office:value="5.32628600508906">
            <text:p>5.3</text:p>
          </table:table-cell>
        </table:table-row>
        <table:table-row table:style-name="ro1">
          <table:table-cell office:value-type="float" office:value="20972">
            <text:p>20972</text:p>
          </table:table-cell>
          <table:table-cell office:value-type="float" office:value="-9536">
            <text:p>-9536</text:p>
          </table:table-cell>
          <table:table-cell office:value-type="float" office:value="6412">
            <text:p>6412</text:p>
          </table:table-cell>
          <table:table-cell office:value-type="float" office:value="23.78">
            <text:p>23.78</text:p>
          </table:table-cell>
          <table:table-cell office:value-type="float" office:value="-10506">
            <text:p>-10506</text:p>
          </table:table-cell>
          <table:table-cell office:value-type="float" office:value="-13388">
            <text:p>-13388</text:p>
          </table:table-cell>
          <table:table-cell office:value-type="float" office:value="-7639">
            <text:p>-7639</text:p>
          </table:table-cell>
          <table:table-cell/>
          <table:table-cell table:formula="of:=[.A44]/16384" office:value-type="float" office:value="1.280029296875">
            <text:p>1.28</text:p>
          </table:table-cell>
          <table:table-cell table:formula="of:=[.B44]/16384" office:value-type="float" office:value="-0.58203125">
            <text:p>-0.58</text:p>
          </table:table-cell>
          <table:table-cell table:formula="of:=[.C44]/16384" office:value-type="float" office:value="0.391357421875">
            <text:p>0.39</text:p>
          </table:table-cell>
          <table:table-cell table:formula="of:=[.D44]" office:value-type="float" office:value="23.78">
            <text:p>23.78</text:p>
          </table:table-cell>
          <table:table-cell table:formula="of:=[.E44]/(131*250)" office:value-type="float" office:value="-0.320793893129771">
            <text:p>-0.32</text:p>
          </table:table-cell>
          <table:table-cell table:formula="of:=[.F44]/(131*250)" office:value-type="float" office:value="-0.408793893129771">
            <text:p>-0.41</text:p>
          </table:table-cell>
          <table:table-cell table:formula="of:=[.G44]/(131*250)" office:value-type="float" office:value="-0.233251908396947">
            <text:p>-0.23</text:p>
          </table:table-cell>
          <table:table-cell/>
          <table:table-cell table:formula="of:=[.Q43]+([.I43]-[.I$164])*1/3" office:value-type="float" office:value="1.01814371744792">
            <text:p>1.02</text:p>
          </table:table-cell>
          <table:table-cell table:formula="of:=[.R43]+([.J43]-[.J$164])*1/3" office:value-type="float" office:value="-0.547802734375">
            <text:p>-0.55</text:p>
          </table:table-cell>
          <table:table-cell table:formula="of:=[.S43]+([.K43]-[.K$164])*1/3" office:value-type="float" office:value="-0.280289713541667">
            <text:p>-0.28</text:p>
          </table:table-cell>
          <table:table-cell table:formula="of:=[.L44]" office:value-type="float" office:value="23.78">
            <text:p>23.78</text:p>
          </table:table-cell>
          <table:table-cell table:formula="of:=[.U43]+[.M43]-[.M$164]" office:value-type="float" office:value="-0.283303816793893">
            <text:p>-0.28</text:p>
          </table:table-cell>
          <table:table-cell table:formula="of:=[.V43]+[.N43]-[.N$164]" office:value-type="float" office:value="-0.486143511450382">
            <text:p>-0.49</text:p>
          </table:table-cell>
          <table:table-cell table:formula="of:=[.W43]+[.O43]-[.O$164]" office:value-type="float" office:value="0.147346564885496">
            <text:p>0.15</text:p>
          </table:table-cell>
          <table:table-cell/>
          <table:table-cell table:formula="of:=[.Y43]+[.Q44]+0.5*([.Q44]-[.Q43])" office:value-type="float" office:value="12.0932637532552">
            <text:p>12.1</text:p>
          </table:table-cell>
          <table:table-cell table:formula="of:=[.Z43]+[.R44]+0.5*([.R44]-[.R43])" office:value-type="float" office:value="-4.4392333984375">
            <text:p>-4.4</text:p>
          </table:table-cell>
          <table:table-cell table:formula="of:=[.AA43]+[.S44]+0.5*([.S44]-[.S43])" office:value-type="float" office:value="0.0545328776041665">
            <text:p>0.1</text:p>
          </table:table-cell>
          <table:table-cell/>
          <table:table-cell table:formula="of:=MOD([.AC43]+[.U44]+0.5*([.U44]-[.U43]);360)" office:value-type="float" office:value="355.232735877862">
            <text:p>355.2</text:p>
          </table:table-cell>
          <table:table-cell table:formula="of:=MOD([.AD43]+[.V44]+0.5*([.V44]-[.V43]);360)" office:value-type="float" office:value="354.614461068702">
            <text:p>354.6</text:p>
          </table:table-cell>
          <table:table-cell table:formula="of:=MOD([.AE43]+[.W44]+0.5*([.W44]-[.W43]);360)" office:value-type="float" office:value="5.45396030534351">
            <text:p>5.5</text:p>
          </table:table-cell>
        </table:table-row>
        <table:table-row table:style-name="ro1">
          <table:table-cell office:value-type="float" office:value="19704">
            <text:p>19704</text:p>
          </table:table-cell>
          <table:table-cell office:value-type="float" office:value="-5960">
            <text:p>-5960</text:p>
          </table:table-cell>
          <table:table-cell office:value-type="float" office:value="-4172">
            <text:p>-4172</text:p>
          </table:table-cell>
          <table:table-cell office:value-type="float" office:value="23.64">
            <text:p>23.64</text:p>
          </table:table-cell>
          <table:table-cell office:value-type="float" office:value="3017">
            <text:p>3017</text:p>
          </table:table-cell>
          <table:table-cell office:value-type="float" office:value="32767">
            <text:p>32767</text:p>
          </table:table-cell>
          <table:table-cell office:value-type="float" office:value="15591">
            <text:p>15591</text:p>
          </table:table-cell>
          <table:table-cell/>
          <table:table-cell table:formula="of:=[.A45]/16384" office:value-type="float" office:value="1.20263671875">
            <text:p>1.20</text:p>
          </table:table-cell>
          <table:table-cell table:formula="of:=[.B45]/16384" office:value-type="float" office:value="-0.36376953125">
            <text:p>-0.36</text:p>
          </table:table-cell>
          <table:table-cell table:formula="of:=[.C45]/16384" office:value-type="float" office:value="-0.254638671875">
            <text:p>-0.25</text:p>
          </table:table-cell>
          <table:table-cell table:formula="of:=[.D45]" office:value-type="float" office:value="23.64">
            <text:p>23.64</text:p>
          </table:table-cell>
          <table:table-cell table:formula="of:=[.E45]/(131*250)" office:value-type="float" office:value="0.0921221374045802">
            <text:p>0.09</text:p>
          </table:table-cell>
          <table:table-cell table:formula="of:=[.F45]/(131*250)" office:value-type="float" office:value="1.00051908396947">
            <text:p>1.00</text:p>
          </table:table-cell>
          <table:table-cell table:formula="of:=[.G45]/(131*250)" office:value-type="float" office:value="0.47606106870229">
            <text:p>0.48</text:p>
          </table:table-cell>
          <table:table-cell/>
          <table:table-cell table:formula="of:=[.Q44]+([.I44]-[.I$164])*1/3" office:value-type="float" office:value="1.12865261501736">
            <text:p>1.13</text:p>
          </table:table-cell>
          <table:table-cell table:formula="of:=[.R44]+([.J44]-[.J$164])*1/3" office:value-type="float" office:value="-0.670920138888889">
            <text:p>-0.67</text:p>
          </table:table-cell>
          <table:table-cell table:formula="of:=[.S44]+([.K44]-[.K$164])*1/3" office:value-type="float" office:value="-0.217567274305556">
            <text:p>-0.22</text:p>
          </table:table-cell>
          <table:table-cell table:formula="of:=[.L45]" office:value-type="float" office:value="23.64">
            <text:p>23.64</text:p>
          </table:table-cell>
          <table:table-cell table:formula="of:=[.U44]+[.M44]-[.M$164]" office:value-type="float" office:value="-0.611780152671756">
            <text:p>-0.61</text:p>
          </table:table-cell>
          <table:table-cell table:formula="of:=[.V44]+[.N44]-[.N$164]" office:value-type="float" office:value="-0.896502798982188">
            <text:p>-0.90</text:p>
          </table:table-cell>
          <table:table-cell table:formula="of:=[.W44]+[.O44]-[.O$164]" office:value-type="float" office:value="-0.0909903307888043">
            <text:p>-0.09</text:p>
          </table:table-cell>
          <table:table-cell/>
          <table:table-cell table:formula="of:=[.Y44]+[.Q45]+0.5*([.Q45]-[.Q44])" office:value-type="float" office:value="13.2771708170573">
            <text:p>13.3</text:p>
          </table:table-cell>
          <table:table-cell table:formula="of:=[.Z44]+[.R45]+0.5*([.R45]-[.R44])" office:value-type="float" office:value="-5.17171223958333">
            <text:p>-5.2</text:p>
          </table:table-cell>
          <table:table-cell table:formula="of:=[.AA44]+[.S45]+0.5*([.S45]-[.S44])" office:value-type="float" office:value="-0.131673177083333">
            <text:p>-0.1</text:p>
          </table:table-cell>
          <table:table-cell/>
          <table:table-cell table:formula="of:=MOD([.AC44]+[.U45]+0.5*([.U45]-[.U44]);360)" office:value-type="float" office:value="354.456717557252">
            <text:p>354.5</text:p>
          </table:table-cell>
          <table:table-cell table:formula="of:=MOD([.AD44]+[.V45]+0.5*([.V45]-[.V44]);360)" office:value-type="float" office:value="353.512778625954">
            <text:p>353.5</text:p>
          </table:table-cell>
          <table:table-cell table:formula="of:=MOD([.AE44]+[.W45]+0.5*([.W45]-[.W44]);360)" office:value-type="float" office:value="5.24380152671756">
            <text:p>5.2</text:p>
          </table:table-cell>
        </table:table-row>
        <table:table-row table:style-name="ro1">
          <table:table-cell office:value-type="float" office:value="14276">
            <text:p>14276</text:p>
          </table:table-cell>
          <table:table-cell office:value-type="float" office:value="-13096">
            <text:p>-13096</text:p>
          </table:table-cell>
          <table:table-cell office:value-type="float" office:value="144">
            <text:p>144</text:p>
          </table:table-cell>
          <table:table-cell office:value-type="float" office:value="23.73">
            <text:p>23.73</text:p>
          </table:table-cell>
          <table:table-cell office:value-type="float" office:value="955">
            <text:p>955</text:p>
          </table:table-cell>
          <table:table-cell office:value-type="float" office:value="-15361">
            <text:p>-15361</text:p>
          </table:table-cell>
          <table:table-cell office:value-type="float" office:value="-539">
            <text:p>-539</text:p>
          </table:table-cell>
          <table:table-cell/>
          <table:table-cell table:formula="of:=[.A46]/16384" office:value-type="float" office:value="0.871337890625">
            <text:p>0.87</text:p>
          </table:table-cell>
          <table:table-cell table:formula="of:=[.B46]/16384" office:value-type="float" office:value="-0.79931640625">
            <text:p>-0.80</text:p>
          </table:table-cell>
          <table:table-cell table:formula="of:=[.C46]/16384" office:value-type="float" office:value="0.0087890625">
            <text:p>0.01</text:p>
          </table:table-cell>
          <table:table-cell table:formula="of:=[.D46]" office:value-type="float" office:value="23.73">
            <text:p>23.73</text:p>
          </table:table-cell>
          <table:table-cell table:formula="of:=[.E46]/(131*250)" office:value-type="float" office:value="0.0291603053435114">
            <text:p>0.03</text:p>
          </table:table-cell>
          <table:table-cell table:formula="of:=[.F46]/(131*250)" office:value-type="float" office:value="-0.469038167938931">
            <text:p>-0.47</text:p>
          </table:table-cell>
          <table:table-cell table:formula="of:=[.G46]/(131*250)" office:value-type="float" office:value="-0.0164580152671756">
            <text:p>-0.02</text:p>
          </table:table-cell>
          <table:table-cell/>
          <table:table-cell table:formula="of:=[.Q45]+([.I45]-[.I$164])*1/3" office:value-type="float" office:value="1.21336398654514">
            <text:p>1.21</text:p>
          </table:table-cell>
          <table:table-cell table:formula="of:=[.R45]+([.J45]-[.J$164])*1/3" office:value-type="float" office:value="-0.721283637152778">
            <text:p>-0.72</text:p>
          </table:table-cell>
          <table:table-cell table:formula="of:=[.S45]+([.K45]-[.K$164])*1/3" office:value-type="float" office:value="-0.370176866319444">
            <text:p>-0.37</text:p>
          </table:table-cell>
          <table:table-cell table:formula="of:=[.L46]" office:value-type="float" office:value="23.73">
            <text:p>23.73</text:p>
          </table:table-cell>
          <table:table-cell table:formula="of:=[.U45]+[.M45]-[.M$164]" office:value-type="float" office:value="-0.527340458015267">
            <text:p>-0.53</text:p>
          </table:table-cell>
          <table:table-cell table:formula="of:=[.V45]+[.N45]-[.N$164]" office:value-type="float" office:value="0.102450890585241">
            <text:p>0.10</text:p>
          </table:table-cell>
          <table:table-cell table:formula="of:=[.W45]+[.O45]-[.O$164]" office:value-type="float" office:value="0.379985750636132">
            <text:p>0.38</text:p>
          </table:table-cell>
          <table:table-cell/>
          <table:table-cell table:formula="of:=[.Y45]+[.Q46]+0.5*([.Q46]-[.Q45])" office:value-type="float" office:value="14.5328904893663">
            <text:p>14.5</text:p>
          </table:table-cell>
          <table:table-cell table:formula="of:=[.Z45]+[.R46]+0.5*([.R46]-[.R45])" office:value-type="float" office:value="-5.91817762586806">
            <text:p>-5.9</text:p>
          </table:table-cell>
          <table:table-cell table:formula="of:=[.AA45]+[.S46]+0.5*([.S46]-[.S45])" office:value-type="float" office:value="-0.578154839409722">
            <text:p>-0.6</text:p>
          </table:table-cell>
          <table:table-cell/>
          <table:table-cell table:formula="of:=MOD([.AC45]+[.U46]+0.5*([.U46]-[.U45]);360)" office:value-type="float" office:value="353.971596946565">
            <text:p>354.0</text:p>
          </table:table-cell>
          <table:table-cell table:formula="of:=MOD([.AD45]+[.V46]+0.5*([.V46]-[.V45]);360)" office:value-type="float" office:value="354.114706361323">
            <text:p>354.1</text:p>
          </table:table-cell>
          <table:table-cell table:formula="of:=MOD([.AE45]+[.W46]+0.5*([.W46]-[.W45]);360)" office:value-type="float" office:value="5.85927531806616">
            <text:p>5.9</text:p>
          </table:table-cell>
        </table:table-row>
        <table:table-row table:style-name="ro1">
          <table:table-cell office:value-type="float" office:value="14796">
            <text:p>14796</text:p>
          </table:table-cell>
          <table:table-cell office:value-type="float" office:value="-5748">
            <text:p>-5748</text:p>
          </table:table-cell>
          <table:table-cell office:value-type="float" office:value="3600">
            <text:p>3600</text:p>
          </table:table-cell>
          <table:table-cell office:value-type="float" office:value="23.73">
            <text:p>23.73</text:p>
          </table:table-cell>
          <table:table-cell office:value-type="float" office:value="-1029">
            <text:p>-1029</text:p>
          </table:table-cell>
          <table:table-cell office:value-type="float" office:value="-5608">
            <text:p>-5608</text:p>
          </table:table-cell>
          <table:table-cell office:value-type="float" office:value="-3360">
            <text:p>-3360</text:p>
          </table:table-cell>
          <table:table-cell/>
          <table:table-cell table:formula="of:=[.A47]/16384" office:value-type="float" office:value="0.903076171875">
            <text:p>0.90</text:p>
          </table:table-cell>
          <table:table-cell table:formula="of:=[.B47]/16384" office:value-type="float" office:value="-0.350830078125">
            <text:p>-0.35</text:p>
          </table:table-cell>
          <table:table-cell table:formula="of:=[.C47]/16384" office:value-type="float" office:value="0.2197265625">
            <text:p>0.22</text:p>
          </table:table-cell>
          <table:table-cell table:formula="of:=[.D47]" office:value-type="float" office:value="23.73">
            <text:p>23.73</text:p>
          </table:table-cell>
          <table:table-cell table:formula="of:=[.E47]/(131*250)" office:value-type="float" office:value="-0.0314198473282443">
            <text:p>-0.03</text:p>
          </table:table-cell>
          <table:table-cell table:formula="of:=[.F47]/(131*250)" office:value-type="float" office:value="-0.171236641221374">
            <text:p>-0.17</text:p>
          </table:table-cell>
          <table:table-cell table:formula="of:=[.G47]/(131*250)" office:value-type="float" office:value="-0.102595419847328">
            <text:p>-0.10</text:p>
          </table:table-cell>
          <table:table-cell/>
          <table:table-cell table:formula="of:=[.Q46]+([.I46]-[.I$164])*1/3" office:value-type="float" office:value="1.18764241536458">
            <text:p>1.19</text:p>
          </table:table-cell>
          <table:table-cell table:formula="of:=[.R46]+([.J46]-[.J$164])*1/3" office:value-type="float" office:value="-0.916829427083333">
            <text:p>-0.92</text:p>
          </table:table-cell>
          <table:table-cell table:formula="of:=[.S46]+([.K46]-[.K$164])*1/3" office:value-type="float" office:value="-0.434977213541667">
            <text:p>-0.43</text:p>
          </table:table-cell>
          <table:table-cell table:formula="of:=[.L47]" office:value-type="float" office:value="23.73">
            <text:p>23.73</text:p>
          </table:table-cell>
          <table:table-cell table:formula="of:=[.U46]+[.M46]-[.M$164]" office:value-type="float" office:value="-0.505862595419847">
            <text:p>-0.51</text:p>
          </table:table-cell>
          <table:table-cell table:formula="of:=[.V46]+[.N46]-[.N$164]" office:value-type="float" office:value="-0.368152671755726">
            <text:p>-0.37</text:p>
          </table:table-cell>
          <table:table-cell table:formula="of:=[.W46]+[.O46]-[.O$164]" office:value-type="float" office:value="0.358442748091603">
            <text:p>0.36</text:p>
          </table:table-cell>
          <table:table-cell/>
          <table:table-cell table:formula="of:=[.Y46]+[.Q47]+0.5*([.Q47]-[.Q46])" office:value-type="float" office:value="15.7076721191406">
            <text:p>15.7</text:p>
          </table:table-cell>
          <table:table-cell table:formula="of:=[.Z46]+[.R47]+0.5*([.R47]-[.R46])" office:value-type="float" office:value="-6.93277994791667">
            <text:p>-6.9</text:p>
          </table:table-cell>
          <table:table-cell table:formula="of:=[.AA46]+[.S47]+0.5*([.S47]-[.S46])" office:value-type="float" office:value="-1.0455322265625">
            <text:p>-1.0</text:p>
          </table:table-cell>
          <table:table-cell/>
          <table:table-cell table:formula="of:=MOD([.AC46]+[.U47]+0.5*([.U47]-[.U46]);360)" office:value-type="float" office:value="353.476473282443">
            <text:p>353.5</text:p>
          </table:table-cell>
          <table:table-cell table:formula="of:=MOD([.AD46]+[.V47]+0.5*([.V47]-[.V46]);360)" office:value-type="float" office:value="353.511251908397">
            <text:p>353.5</text:p>
          </table:table-cell>
          <table:table-cell table:formula="of:=MOD([.AE46]+[.W47]+0.5*([.W47]-[.W46]);360)" office:value-type="float" office:value="6.2069465648855">
            <text:p>6.2</text:p>
          </table:table-cell>
        </table:table-row>
        <table:table-row table:style-name="ro1">
          <table:table-cell office:value-type="float" office:value="13128">
            <text:p>13128</text:p>
          </table:table-cell>
          <table:table-cell office:value-type="float" office:value="10400">
            <text:p>10400</text:p>
          </table:table-cell>
          <table:table-cell office:value-type="float" office:value="-23388">
            <text:p>-23388</text:p>
          </table:table-cell>
          <table:table-cell office:value-type="float" office:value="23.73">
            <text:p>23.73</text:p>
          </table:table-cell>
          <table:table-cell office:value-type="float" office:value="28997">
            <text:p>28997</text:p>
          </table:table-cell>
          <table:table-cell office:value-type="float" office:value="-6599">
            <text:p>-6599</text:p>
          </table:table-cell>
          <table:table-cell office:value-type="float" office:value="-3562">
            <text:p>-3562</text:p>
          </table:table-cell>
          <table:table-cell/>
          <table:table-cell table:formula="of:=[.A48]/16384" office:value-type="float" office:value="0.80126953125">
            <text:p>0.80</text:p>
          </table:table-cell>
          <table:table-cell table:formula="of:=[.B48]/16384" office:value-type="float" office:value="0.634765625">
            <text:p>0.63</text:p>
          </table:table-cell>
          <table:table-cell table:formula="of:=[.C48]/16384" office:value-type="float" office:value="-1.427490234375">
            <text:p>-1.43</text:p>
          </table:table-cell>
          <table:table-cell table:formula="of:=[.D48]" office:value-type="float" office:value="23.73">
            <text:p>23.73</text:p>
          </table:table-cell>
          <table:table-cell table:formula="of:=[.E48]/(131*250)" office:value-type="float" office:value="0.885404580152672">
            <text:p>0.89</text:p>
          </table:table-cell>
          <table:table-cell table:formula="of:=[.F48]/(131*250)" office:value-type="float" office:value="-0.201496183206107">
            <text:p>-0.20</text:p>
          </table:table-cell>
          <table:table-cell table:formula="of:=[.G48]/(131*250)" office:value-type="float" office:value="-0.108763358778626">
            <text:p>-0.11</text:p>
          </table:table-cell>
          <table:table-cell/>
          <table:table-cell table:formula="of:=[.Q47]+([.I47]-[.I$164])*1/3" office:value-type="float" office:value="1.17250027126736">
            <text:p>1.17</text:p>
          </table:table-cell>
          <table:table-cell table:formula="of:=[.R47]+([.J47]-[.J$164])*1/3" office:value-type="float" office:value="-0.962879774305556">
            <text:p>-0.96</text:p>
          </table:table-cell>
          <table:table-cell table:formula="of:=[.S47]+([.K47]-[.K$164])*1/3" office:value-type="float" office:value="-0.429465060763889">
            <text:p>-0.43</text:p>
          </table:table-cell>
          <table:table-cell table:formula="of:=[.L48]" office:value-type="float" office:value="23.73">
            <text:p>23.73</text:p>
          </table:table-cell>
          <table:table-cell table:formula="of:=[.U47]+[.M47]-[.M$164]" office:value-type="float" office:value="-0.544964885496183">
            <text:p>-0.54</text:p>
          </table:table-cell>
          <table:table-cell table:formula="of:=[.V47]+[.N47]-[.N$164]" office:value-type="float" office:value="-0.540954707379135">
            <text:p>-0.54</text:p>
          </table:table-cell>
          <table:table-cell table:formula="of:=[.W47]+[.O47]-[.O$164]" office:value-type="float" office:value="0.250762340966921">
            <text:p>0.25</text:p>
          </table:table-cell>
          <table:table-cell/>
          <table:table-cell table:formula="of:=[.Y47]+[.Q48]+0.5*([.Q48]-[.Q47])" office:value-type="float" office:value="16.8726013183594">
            <text:p>16.9</text:p>
          </table:table-cell>
          <table:table-cell table:formula="of:=[.Z47]+[.R48]+0.5*([.R48]-[.R47])" office:value-type="float" office:value="-7.91868489583333">
            <text:p>-7.9</text:p>
          </table:table-cell>
          <table:table-cell table:formula="of:=[.AA47]+[.S48]+0.5*([.S48]-[.S47])" office:value-type="float" office:value="-1.4722412109375">
            <text:p>-1.5</text:p>
          </table:table-cell>
          <table:table-cell/>
          <table:table-cell table:formula="of:=MOD([.AC47]+[.U48]+0.5*([.U48]-[.U47]);360)" office:value-type="float" office:value="352.911957251908">
            <text:p>352.9</text:p>
          </table:table-cell>
          <table:table-cell table:formula="of:=MOD([.AD47]+[.V48]+0.5*([.V48]-[.V47]);360)" office:value-type="float" office:value="352.883896183206">
            <text:p>352.9</text:p>
          </table:table-cell>
          <table:table-cell table:formula="of:=MOD([.AE47]+[.W48]+0.5*([.W48]-[.W47]);360)" office:value-type="float" office:value="6.40386870229008">
            <text:p>6.4</text:p>
          </table:table-cell>
        </table:table-row>
        <table:table-row table:style-name="ro1">
          <table:table-cell office:value-type="float" office:value="23240">
            <text:p>23240</text:p>
          </table:table-cell>
          <table:table-cell office:value-type="float" office:value="-4592">
            <text:p>-4592</text:p>
          </table:table-cell>
          <table:table-cell office:value-type="float" office:value="-1452">
            <text:p>-1452</text:p>
          </table:table-cell>
          <table:table-cell office:value-type="float" office:value="23.68">
            <text:p>23.68</text:p>
          </table:table-cell>
          <table:table-cell office:value-type="float" office:value="5371">
            <text:p>5371</text:p>
          </table:table-cell>
          <table:table-cell office:value-type="float" office:value="24110">
            <text:p>24110</text:p>
          </table:table-cell>
          <table:table-cell office:value-type="float" office:value="16382">
            <text:p>16382</text:p>
          </table:table-cell>
          <table:table-cell/>
          <table:table-cell table:formula="of:=[.A49]/16384" office:value-type="float" office:value="1.41845703125">
            <text:p>1.42</text:p>
          </table:table-cell>
          <table:table-cell table:formula="of:=[.B49]/16384" office:value-type="float" office:value="-0.2802734375">
            <text:p>-0.28</text:p>
          </table:table-cell>
          <table:table-cell table:formula="of:=[.C49]/16384" office:value-type="float" office:value="-0.088623046875">
            <text:p>-0.09</text:p>
          </table:table-cell>
          <table:table-cell table:formula="of:=[.D49]" office:value-type="float" office:value="23.68">
            <text:p>23.68</text:p>
          </table:table-cell>
          <table:table-cell table:formula="of:=[.E49]/(131*250)" office:value-type="float" office:value="0.164">
            <text:p>0.16</text:p>
          </table:table-cell>
          <table:table-cell table:formula="of:=[.F49]/(131*250)" office:value-type="float" office:value="0.73618320610687">
            <text:p>0.74</text:p>
          </table:table-cell>
          <table:table-cell table:formula="of:=[.G49]/(131*250)" office:value-type="float" office:value="0.500213740458015">
            <text:p>0.50</text:p>
          </table:table-cell>
          <table:table-cell/>
          <table:table-cell table:formula="of:=[.Q48]+([.I48]-[.I$164])*1/3" office:value-type="float" office:value="1.12342258029514">
            <text:p>1.12</text:p>
          </table:table-cell>
          <table:table-cell table:formula="of:=[.R48]+([.J48]-[.J$164])*1/3" office:value-type="float" office:value="-0.680398220486111">
            <text:p>-0.68</text:p>
          </table:table-cell>
          <table:table-cell table:formula="of:=[.S48]+([.K48]-[.K$164])*1/3" office:value-type="float" office:value="-0.973025173611111">
            <text:p>-0.97</text:p>
          </table:table-cell>
          <table:table-cell table:formula="of:=[.L49]" office:value-type="float" office:value="23.68">
            <text:p>23.68</text:p>
          </table:table-cell>
          <table:table-cell table:formula="of:=[.U48]+[.M48]-[.M$164]" office:value-type="float" office:value="0.332757251908397">
            <text:p>0.33</text:p>
          </table:table-cell>
          <table:table-cell table:formula="of:=[.V48]+[.N48]-[.N$164]" office:value-type="float" office:value="-0.744016284987278">
            <text:p>-0.74</text:p>
          </table:table-cell>
          <table:table-cell table:formula="of:=[.W48]+[.O48]-[.O$164]" office:value-type="float" office:value="0.136913994910941">
            <text:p>0.14</text:p>
          </table:table-cell>
          <table:table-cell/>
          <table:table-cell table:formula="of:=[.Y48]+[.Q49]+0.5*([.Q49]-[.Q48])" office:value-type="float" office:value="17.9714850531684">
            <text:p>18.0</text:p>
          </table:table-cell>
          <table:table-cell table:formula="of:=[.Z48]+[.R49]+0.5*([.R49]-[.R48])" office:value-type="float" office:value="-8.45784233940972">
            <text:p>-8.5</text:p>
          </table:table-cell>
          <table:table-cell table:formula="of:=[.AA48]+[.S49]+0.5*([.S49]-[.S48])" office:value-type="float" office:value="-2.71704644097222">
            <text:p>-2.7</text:p>
          </table:table-cell>
          <table:table-cell/>
          <table:table-cell table:formula="of:=MOD([.AC48]+[.U49]+0.5*([.U49]-[.U48]);360)" office:value-type="float" office:value="353.683575572519">
            <text:p>353.7</text:p>
          </table:table-cell>
          <table:table-cell table:formula="of:=MOD([.AD48]+[.V49]+0.5*([.V49]-[.V48]);360)" office:value-type="float" office:value="352.038349109415">
            <text:p>352.0</text:p>
          </table:table-cell>
          <table:table-cell table:formula="of:=MOD([.AE48]+[.W49]+0.5*([.W49]-[.W48]);360)" office:value-type="float" office:value="6.48385852417303">
            <text:p>6.5</text:p>
          </table:table-cell>
        </table:table-row>
        <table:table-row table:style-name="ro1">
          <table:table-cell office:value-type="float" office:value="16316">
            <text:p>16316</text:p>
          </table:table-cell>
          <table:table-cell office:value-type="float" office:value="-5256">
            <text:p>-5256</text:p>
          </table:table-cell>
          <table:table-cell office:value-type="float" office:value="2500">
            <text:p>2500</text:p>
          </table:table-cell>
          <table:table-cell office:value-type="float" office:value="23.64">
            <text:p>23.64</text:p>
          </table:table-cell>
          <table:table-cell office:value-type="float" office:value="1041">
            <text:p>1041</text:p>
          </table:table-cell>
          <table:table-cell office:value-type="float" office:value="-4621">
            <text:p>-4621</text:p>
          </table:table-cell>
          <table:table-cell office:value-type="float" office:value="-538">
            <text:p>-538</text:p>
          </table:table-cell>
          <table:table-cell/>
          <table:table-cell table:formula="of:=[.A50]/16384" office:value-type="float" office:value="0.995849609375">
            <text:p>1.00</text:p>
          </table:table-cell>
          <table:table-cell table:formula="of:=[.B50]/16384" office:value-type="float" office:value="-0.32080078125">
            <text:p>-0.32</text:p>
          </table:table-cell>
          <table:table-cell table:formula="of:=[.C50]/16384" office:value-type="float" office:value="0.152587890625">
            <text:p>0.15</text:p>
          </table:table-cell>
          <table:table-cell table:formula="of:=[.D50]" office:value-type="float" office:value="23.64">
            <text:p>23.64</text:p>
          </table:table-cell>
          <table:table-cell table:formula="of:=[.E50]/(131*250)" office:value-type="float" office:value="0.0317862595419847">
            <text:p>0.03</text:p>
          </table:table-cell>
          <table:table-cell table:formula="of:=[.F50]/(131*250)" office:value-type="float" office:value="-0.141099236641221">
            <text:p>-0.14</text:p>
          </table:table-cell>
          <table:table-cell table:formula="of:=[.G50]/(131*250)" office:value-type="float" office:value="-0.0164274809160305">
            <text:p>-0.02</text:p>
          </table:table-cell>
          <table:table-cell/>
          <table:table-cell table:formula="of:=[.Q49]+([.I49]-[.I$164])*1/3" office:value-type="float" office:value="1.28007405598958">
            <text:p>1.28</text:p>
          </table:table-cell>
          <table:table-cell table:formula="of:=[.R49]+([.J49]-[.J$164])*1/3" office:value-type="float" office:value="-0.7029296875">
            <text:p>-0.70</text:p>
          </table:table-cell>
          <table:table-cell table:formula="of:=[.S49]+([.K49]-[.K$164])*1/3" office:value-type="float" office:value="-1.07029622395833">
            <text:p>-1.07</text:p>
          </table:table-cell>
          <table:table-cell table:formula="of:=[.L50]" office:value-type="float" office:value="23.64">
            <text:p>23.64</text:p>
          </table:table-cell>
          <table:table-cell table:formula="of:=[.U49]+[.M49]-[.M$164]" office:value-type="float" office:value="0.489074809160305">
            <text:p>0.49</text:p>
          </table:table-cell>
          <table:table-cell table:formula="of:=[.V49]+[.N49]-[.N$164]" office:value-type="float" office:value="-0.00939847328244303">
            <text:p>-0.01</text:p>
          </table:table-cell>
          <table:table-cell table:formula="of:=[.W49]+[.O49]-[.O$164]" office:value-type="float" office:value="0.632042748091603">
            <text:p>0.63</text:p>
          </table:table-cell>
          <table:table-cell/>
          <table:table-cell table:formula="of:=[.Y49]+[.Q50]+0.5*([.Q50]-[.Q49])" office:value-type="float" office:value="19.3298848470052">
            <text:p>19.3</text:p>
          </table:table-cell>
          <table:table-cell table:formula="of:=[.Z49]+[.R50]+0.5*([.R50]-[.R49])" office:value-type="float" office:value="-9.17203776041666">
            <text:p>-9.2</text:p>
          </table:table-cell>
          <table:table-cell table:formula="of:=[.AA49]+[.S50]+0.5*([.S50]-[.S49])" office:value-type="float" office:value="-3.83597819010417">
            <text:p>-3.8</text:p>
          </table:table-cell>
          <table:table-cell/>
          <table:table-cell table:formula="of:=MOD([.AC49]+[.U50]+0.5*([.U50]-[.U49]);360)" office:value-type="float" office:value="354.250809160305">
            <text:p>354.3</text:p>
          </table:table-cell>
          <table:table-cell table:formula="of:=MOD([.AD49]+[.V50]+0.5*([.V50]-[.V49]);360)" office:value-type="float" office:value="352.396259541985">
            <text:p>352.4</text:p>
          </table:table-cell>
          <table:table-cell table:formula="of:=MOD([.AE49]+[.W50]+0.5*([.W50]-[.W49]);360)" office:value-type="float" office:value="7.36346564885496">
            <text:p>7.4</text:p>
          </table:table-cell>
        </table:table-row>
        <table:table-row table:style-name="ro1">
          <table:table-cell office:value-type="float" office:value="17312">
            <text:p>17312</text:p>
          </table:table-cell>
          <table:table-cell office:value-type="float" office:value="-4132">
            <text:p>-4132</text:p>
          </table:table-cell>
          <table:table-cell office:value-type="float" office:value="3272">
            <text:p>3272</text:p>
          </table:table-cell>
          <table:table-cell office:value-type="float" office:value="23.59">
            <text:p>23.59</text:p>
          </table:table-cell>
          <table:table-cell office:value-type="float" office:value="-3643">
            <text:p>-3643</text:p>
          </table:table-cell>
          <table:table-cell office:value-type="float" office:value="-12794">
            <text:p>-12794</text:p>
          </table:table-cell>
          <table:table-cell office:value-type="float" office:value="-6241">
            <text:p>-6241</text:p>
          </table:table-cell>
          <table:table-cell/>
          <table:table-cell table:formula="of:=[.A51]/16384" office:value-type="float" office:value="1.056640625">
            <text:p>1.06</text:p>
          </table:table-cell>
          <table:table-cell table:formula="of:=[.B51]/16384" office:value-type="float" office:value="-0.252197265625">
            <text:p>-0.25</text:p>
          </table:table-cell>
          <table:table-cell table:formula="of:=[.C51]/16384" office:value-type="float" office:value="0.19970703125">
            <text:p>0.20</text:p>
          </table:table-cell>
          <table:table-cell table:formula="of:=[.D51]" office:value-type="float" office:value="23.59">
            <text:p>23.59</text:p>
          </table:table-cell>
          <table:table-cell table:formula="of:=[.E51]/(131*250)" office:value-type="float" office:value="-0.111236641221374">
            <text:p>-0.11</text:p>
          </table:table-cell>
          <table:table-cell table:formula="of:=[.F51]/(131*250)" office:value-type="float" office:value="-0.390656488549618">
            <text:p>-0.39</text:p>
          </table:table-cell>
          <table:table-cell table:formula="of:=[.G51]/(131*250)" office:value-type="float" office:value="-0.190564885496183">
            <text:p>-0.19</text:p>
          </table:table-cell>
          <table:table-cell/>
          <table:table-cell table:formula="of:=[.Q50]+([.I50]-[.I$164])*1/3" office:value-type="float" office:value="1.29585639105903">
            <text:p>1.30</text:p>
          </table:table-cell>
          <table:table-cell table:formula="of:=[.R50]+([.J50]-[.J$164])*1/3" office:value-type="float" office:value="-0.738970269097222">
            <text:p>-0.74</text:p>
          </table:table-cell>
          <table:table-cell table:formula="of:=[.S50]+([.K50]-[.K$164])*1/3" office:value-type="float" office:value="-1.08716362847222">
            <text:p>-1.09</text:p>
          </table:table-cell>
          <table:table-cell table:formula="of:=[.L51]" office:value-type="float" office:value="23.59">
            <text:p>23.59</text:p>
          </table:table-cell>
          <table:table-cell table:formula="of:=[.U50]+[.M50]-[.M$164]" office:value-type="float" office:value="0.513178625954199">
            <text:p>0.51</text:p>
          </table:table-cell>
          <table:table-cell table:formula="of:=[.V50]+[.N50]-[.N$164]" office:value-type="float" office:value="-0.1520631043257">
            <text:p>-0.15</text:p>
          </table:table-cell>
          <table:table-cell table:formula="of:=[.W50]+[.O50]-[.O$164]" office:value-type="float" office:value="0.610530279898219">
            <text:p>0.61</text:p>
          </table:table-cell>
          <table:table-cell/>
          <table:table-cell table:formula="of:=[.Y50]+[.Q51]+0.5*([.Q51]-[.Q50])" office:value-type="float" office:value="20.633632405599">
            <text:p>20.6</text:p>
          </table:table-cell>
          <table:table-cell table:formula="of:=[.Z50]+[.R51]+0.5*([.R51]-[.R50])" office:value-type="float" office:value="-9.9290283203125">
            <text:p>-9.9</text:p>
          </table:table-cell>
          <table:table-cell table:formula="of:=[.AA50]+[.S51]+0.5*([.S51]-[.S50])" office:value-type="float" office:value="-4.93157552083333">
            <text:p>-4.9</text:p>
          </table:table-cell>
          <table:table-cell/>
          <table:table-cell table:formula="of:=MOD([.AC50]+[.U51]+0.5*([.U51]-[.U50]);360)" office:value-type="float" office:value="354.776039694656">
            <text:p>354.8</text:p>
          </table:table-cell>
          <table:table-cell table:formula="of:=MOD([.AD50]+[.V51]+0.5*([.V51]-[.V50]);360)" office:value-type="float" office:value="352.172864122137">
            <text:p>352.2</text:p>
          </table:table-cell>
          <table:table-cell table:formula="of:=MOD([.AE50]+[.W51]+0.5*([.W51]-[.W50]);360)" office:value-type="float" office:value="7.96323969465649">
            <text:p>8.0</text:p>
          </table:table-cell>
        </table:table-row>
        <table:table-row table:style-name="ro1">
          <table:table-cell office:value-type="float" office:value="12008">
            <text:p>12008</text:p>
          </table:table-cell>
          <table:table-cell office:value-type="float" office:value="-4172">
            <text:p>-4172</text:p>
          </table:table-cell>
          <table:table-cell office:value-type="float" office:value="-4204">
            <text:p>-4204</text:p>
          </table:table-cell>
          <table:table-cell office:value-type="float" office:value="23.73">
            <text:p>23.73</text:p>
          </table:table-cell>
          <table:table-cell office:value-type="float" office:value="15309">
            <text:p>15309</text:p>
          </table:table-cell>
          <table:table-cell office:value-type="float" office:value="19959">
            <text:p>19959</text:p>
          </table:table-cell>
          <table:table-cell office:value-type="float" office:value="10415">
            <text:p>10415</text:p>
          </table:table-cell>
          <table:table-cell/>
          <table:table-cell table:formula="of:=[.A52]/16384" office:value-type="float" office:value="0.73291015625">
            <text:p>0.73</text:p>
          </table:table-cell>
          <table:table-cell table:formula="of:=[.B52]/16384" office:value-type="float" office:value="-0.254638671875">
            <text:p>-0.25</text:p>
          </table:table-cell>
          <table:table-cell table:formula="of:=[.C52]/16384" office:value-type="float" office:value="-0.256591796875">
            <text:p>-0.26</text:p>
          </table:table-cell>
          <table:table-cell table:formula="of:=[.D52]" office:value-type="float" office:value="23.73">
            <text:p>23.73</text:p>
          </table:table-cell>
          <table:table-cell table:formula="of:=[.E52]/(131*250)" office:value-type="float" office:value="0.467450381679389">
            <text:p>0.47</text:p>
          </table:table-cell>
          <table:table-cell table:formula="of:=[.F52]/(131*250)" office:value-type="float" office:value="0.609435114503817">
            <text:p>0.61</text:p>
          </table:table-cell>
          <table:table-cell table:formula="of:=[.G52]/(131*250)" office:value-type="float" office:value="0.318015267175572">
            <text:p>0.32</text:p>
          </table:table-cell>
          <table:table-cell/>
          <table:table-cell table:formula="of:=[.Q51]+([.I51]-[.I$164])*1/3" office:value-type="float" office:value="1.33190239800347">
            <text:p>1.33</text:p>
          </table:table-cell>
          <table:table-cell table:formula="of:=[.R51]+([.J51]-[.J$164])*1/3" office:value-type="float" office:value="-0.752143012152778">
            <text:p>-0.75</text:p>
          </table:table-cell>
          <table:table-cell table:formula="of:=[.S51]+([.K51]-[.K$164])*1/3" office:value-type="float" office:value="-1.08832465277778">
            <text:p>-1.09</text:p>
          </table:table-cell>
          <table:table-cell table:formula="of:=[.L52]" office:value-type="float" office:value="23.73">
            <text:p>23.73</text:p>
          </table:table-cell>
          <table:table-cell table:formula="of:=[.U51]+[.M51]-[.M$164]" office:value-type="float" office:value="0.394259541984733">
            <text:p>0.39</text:p>
          </table:table-cell>
          <table:table-cell table:formula="of:=[.V51]+[.N51]-[.N$164]" office:value-type="float" office:value="-0.544284987277354">
            <text:p>-0.54</text:p>
          </table:table-cell>
          <table:table-cell table:formula="of:=[.W51]+[.O51]-[.O$164]" office:value-type="float" office:value="0.414880407124682">
            <text:p>0.41</text:p>
          </table:table-cell>
          <table:table-cell/>
          <table:table-cell table:formula="of:=[.Y51]+[.Q52]+0.5*([.Q52]-[.Q51])" office:value-type="float" office:value="21.9835578070747">
            <text:p>22.0</text:p>
          </table:table-cell>
          <table:table-cell table:formula="of:=[.Z51]+[.R52]+0.5*([.R52]-[.R51])" office:value-type="float" office:value="-10.6877577039931">
            <text:p>-10.7</text:p>
          </table:table-cell>
          <table:table-cell table:formula="of:=[.AA51]+[.S52]+0.5*([.S52]-[.S51])" office:value-type="float" office:value="-6.02048068576389">
            <text:p>-6.0</text:p>
          </table:table-cell>
          <table:table-cell/>
          <table:table-cell table:formula="of:=MOD([.AC51]+[.U52]+0.5*([.U52]-[.U51]);360)" office:value-type="float" office:value="355.110839694656">
            <text:p>355.1</text:p>
          </table:table-cell>
          <table:table-cell table:formula="of:=MOD([.AD51]+[.V52]+0.5*([.V52]-[.V51]);360)" office:value-type="float" office:value="351.432468193384">
            <text:p>351.4</text:p>
          </table:table-cell>
          <table:table-cell table:formula="of:=MOD([.AE51]+[.W52]+0.5*([.W52]-[.W51]);360)" office:value-type="float" office:value="8.2802951653944">
            <text:p>8.3</text:p>
          </table:table-cell>
        </table:table-row>
        <table:table-row table:style-name="ro1">
          <table:table-cell office:value-type="float" office:value="29596">
            <text:p>29596</text:p>
          </table:table-cell>
          <table:table-cell office:value-type="float" office:value="8384">
            <text:p>8384</text:p>
          </table:table-cell>
          <table:table-cell office:value-type="float" office:value="5452">
            <text:p>5452</text:p>
          </table:table-cell>
          <table:table-cell office:value-type="float" office:value="23.64">
            <text:p>23.64</text:p>
          </table:table-cell>
          <table:table-cell office:value-type="float" office:value="11222">
            <text:p>11222</text:p>
          </table:table-cell>
          <table:table-cell office:value-type="float" office:value="-16963">
            <text:p>-16963</text:p>
          </table:table-cell>
          <table:table-cell office:value-type="float" office:value="-2498">
            <text:p>-2498</text:p>
          </table:table-cell>
          <table:table-cell/>
          <table:table-cell table:formula="of:=[.A53]/16384" office:value-type="float" office:value="1.806396484375">
            <text:p>1.81</text:p>
          </table:table-cell>
          <table:table-cell table:formula="of:=[.B53]/16384" office:value-type="float" office:value="0.51171875">
            <text:p>0.51</text:p>
          </table:table-cell>
          <table:table-cell table:formula="of:=[.C53]/16384" office:value-type="float" office:value="0.332763671875">
            <text:p>0.33</text:p>
          </table:table-cell>
          <table:table-cell table:formula="of:=[.D53]" office:value-type="float" office:value="23.64">
            <text:p>23.64</text:p>
          </table:table-cell>
          <table:table-cell table:formula="of:=[.E53]/(131*250)" office:value-type="float" office:value="0.342656488549618">
            <text:p>0.34</text:p>
          </table:table-cell>
          <table:table-cell table:formula="of:=[.F53]/(131*250)" office:value-type="float" office:value="-0.517954198473282">
            <text:p>-0.52</text:p>
          </table:table-cell>
          <table:table-cell table:formula="of:=[.G53]/(131*250)" office:value-type="float" office:value="-0.0762748091603053">
            <text:p>-0.08</text:p>
          </table:table-cell>
          <table:table-cell/>
          <table:table-cell table:formula="of:=[.Q52]+([.I52]-[.I$164])*1/3" office:value-type="float" office:value="1.26003824869792">
            <text:p>1.26</text:p>
          </table:table-cell>
          <table:table-cell table:formula="of:=[.R52]+([.J52]-[.J$164])*1/3" office:value-type="float" office:value="-0.766129557291667">
            <text:p>-0.77</text:p>
          </table:table-cell>
          <table:table-cell table:formula="of:=[.S52]+([.K52]-[.K$164])*1/3" office:value-type="float" office:value="-1.24158528645833">
            <text:p>-1.24</text:p>
          </table:table-cell>
          <table:table-cell table:formula="of:=[.L53]" office:value-type="float" office:value="23.64">
            <text:p>23.64</text:p>
          </table:table-cell>
          <table:table-cell table:formula="of:=[.U52]+[.M52]-[.M$164]" office:value-type="float" office:value="0.854027480916031">
            <text:p>0.85</text:p>
          </table:table-cell>
          <table:table-cell table:formula="of:=[.V52]+[.N52]-[.N$164]" office:value-type="float" office:value="0.0635847328244272">
            <text:p>0.06</text:p>
          </table:table-cell>
          <table:table-cell table:formula="of:=[.W52]+[.O52]-[.O$164]" office:value-type="float" office:value="0.7278106870229">
            <text:p>0.73</text:p>
          </table:table-cell>
          <table:table-cell/>
          <table:table-cell table:formula="of:=[.Y52]+[.Q53]+0.5*([.Q53]-[.Q52])" office:value-type="float" office:value="23.2076639811198">
            <text:p>23.2</text:p>
          </table:table-cell>
          <table:table-cell table:formula="of:=[.Z52]+[.R53]+0.5*([.R53]-[.R52])" office:value-type="float" office:value="-11.4608805338542">
            <text:p>-11.5</text:p>
          </table:table-cell>
          <table:table-cell table:formula="of:=[.AA52]+[.S53]+0.5*([.S53]-[.S52])" office:value-type="float" office:value="-7.3386962890625">
            <text:p>-7.3</text:p>
          </table:table-cell>
          <table:table-cell/>
          <table:table-cell table:formula="of:=MOD([.AC52]+[.U53]+0.5*([.U53]-[.U52]);360)" office:value-type="float" office:value="356.194751145038">
            <text:p>356.2</text:p>
          </table:table-cell>
          <table:table-cell table:formula="of:=MOD([.AD52]+[.V53]+0.5*([.V53]-[.V52]);360)" office:value-type="float" office:value="351.79998778626">
            <text:p>351.8</text:p>
          </table:table-cell>
          <table:table-cell table:formula="of:=MOD([.AE52]+[.W53]+0.5*([.W53]-[.W52]);360)" office:value-type="float" office:value="9.16457099236641">
            <text:p>9.2</text:p>
          </table:table-cell>
        </table:table-row>
        <table:table-row table:style-name="ro1">
          <table:table-cell office:value-type="float" office:value="15504">
            <text:p>15504</text:p>
          </table:table-cell>
          <table:table-cell office:value-type="float" office:value="-5616">
            <text:p>-5616</text:p>
          </table:table-cell>
          <table:table-cell office:value-type="float" office:value="2060">
            <text:p>2060</text:p>
          </table:table-cell>
          <table:table-cell office:value-type="float" office:value="23.64">
            <text:p>23.64</text:p>
          </table:table-cell>
          <table:table-cell office:value-type="float" office:value="-992">
            <text:p>-992</text:p>
          </table:table-cell>
          <table:table-cell office:value-type="float" office:value="-3528">
            <text:p>-3528</text:p>
          </table:table-cell>
          <table:table-cell office:value-type="float" office:value="-1129">
            <text:p>-1129</text:p>
          </table:table-cell>
          <table:table-cell/>
          <table:table-cell table:formula="of:=[.A54]/16384" office:value-type="float" office:value="0.9462890625">
            <text:p>0.95</text:p>
          </table:table-cell>
          <table:table-cell table:formula="of:=[.B54]/16384" office:value-type="float" office:value="-0.3427734375">
            <text:p>-0.34</text:p>
          </table:table-cell>
          <table:table-cell table:formula="of:=[.C54]/16384" office:value-type="float" office:value="0.125732421875">
            <text:p>0.13</text:p>
          </table:table-cell>
          <table:table-cell table:formula="of:=[.D54]" office:value-type="float" office:value="23.64">
            <text:p>23.64</text:p>
          </table:table-cell>
          <table:table-cell table:formula="of:=[.E54]/(131*250)" office:value-type="float" office:value="-0.0302900763358779">
            <text:p>-0.03</text:p>
          </table:table-cell>
          <table:table-cell table:formula="of:=[.F54]/(131*250)" office:value-type="float" office:value="-0.107725190839695">
            <text:p>-0.11</text:p>
          </table:table-cell>
          <table:table-cell table:formula="of:=[.G54]/(131*250)" office:value-type="float" office:value="-0.0344732824427481">
            <text:p>-0.03</text:p>
          </table:table-cell>
          <table:table-cell/>
          <table:table-cell table:formula="of:=[.Q53]+([.I53]-[.I$164])*1/3" office:value-type="float" office:value="1.54600287543403">
            <text:p>1.55</text:p>
          </table:table-cell>
          <table:table-cell table:formula="of:=[.R53]+([.J53]-[.J$164])*1/3" office:value-type="float" office:value="-0.524663628472222">
            <text:p>-0.52</text:p>
          </table:table-cell>
          <table:table-cell table:formula="of:=[.S53]+([.K53]-[.K$164])*1/3" office:value-type="float" office:value="-1.19839409722222">
            <text:p>-1.20</text:p>
          </table:table-cell>
          <table:table-cell table:formula="of:=[.L54]" office:value-type="float" office:value="23.64">
            <text:p>23.64</text:p>
          </table:table-cell>
          <table:table-cell table:formula="of:=[.U53]+[.M53]-[.M$164]" office:value-type="float" office:value="1.18900152671756">
            <text:p>1.19</text:p>
          </table:table-cell>
          <table:table-cell table:formula="of:=[.V53]+[.N53]-[.N$164]" office:value-type="float" office:value="-0.455934860050891">
            <text:p>-0.46</text:p>
          </table:table-cell>
          <table:table-cell table:formula="of:=[.W53]+[.O53]-[.O$164]" office:value-type="float" office:value="0.646450890585241">
            <text:p>0.65</text:p>
          </table:table-cell>
          <table:table-cell/>
          <table:table-cell table:formula="of:=[.Y53]+[.Q54]+0.5*([.Q54]-[.Q53])" office:value-type="float" office:value="24.8966491699219">
            <text:p>24.9</text:p>
          </table:table-cell>
          <table:table-cell table:formula="of:=[.Z53]+[.R54]+0.5*([.R54]-[.R53])" office:value-type="float" office:value="-11.8648111979167">
            <text:p>-11.9</text:p>
          </table:table-cell>
          <table:table-cell table:formula="of:=[.AA53]+[.S54]+0.5*([.S54]-[.S53])" office:value-type="float" office:value="-8.51549479166667">
            <text:p>-8.5</text:p>
          </table:table-cell>
          <table:table-cell/>
          <table:table-cell table:formula="of:=MOD([.AC53]+[.U54]+0.5*([.U54]-[.U53]);360)" office:value-type="float" office:value="357.551239694656">
            <text:p>357.6</text:p>
          </table:table-cell>
          <table:table-cell table:formula="of:=MOD([.AD53]+[.V54]+0.5*([.V54]-[.V53]);360)" office:value-type="float" office:value="351.084293129771">
            <text:p>351.1</text:p>
          </table:table-cell>
          <table:table-cell table:formula="of:=MOD([.AE53]+[.W54]+0.5*([.W54]-[.W53]);360)" office:value-type="float" office:value="9.77034198473283">
            <text:p>9.8</text:p>
          </table:table-cell>
        </table:table-row>
        <table:table-row table:style-name="ro1">
          <table:table-cell office:value-type="float" office:value="20428">
            <text:p>20428</text:p>
          </table:table-cell>
          <table:table-cell office:value-type="float" office:value="-13604">
            <text:p>-13604</text:p>
          </table:table-cell>
          <table:table-cell office:value-type="float" office:value="2660">
            <text:p>2660</text:p>
          </table:table-cell>
          <table:table-cell office:value-type="float" office:value="23.64">
            <text:p>23.64</text:p>
          </table:table-cell>
          <table:table-cell office:value-type="float" office:value="-27995">
            <text:p>-27995</text:p>
          </table:table-cell>
          <table:table-cell office:value-type="float" office:value="-9686">
            <text:p>-9686</text:p>
          </table:table-cell>
          <table:table-cell office:value-type="float" office:value="-15750">
            <text:p>-15750</text:p>
          </table:table-cell>
          <table:table-cell/>
          <table:table-cell table:formula="of:=[.A55]/16384" office:value-type="float" office:value="1.246826171875">
            <text:p>1.25</text:p>
          </table:table-cell>
          <table:table-cell table:formula="of:=[.B55]/16384" office:value-type="float" office:value="-0.830322265625">
            <text:p>-0.83</text:p>
          </table:table-cell>
          <table:table-cell table:formula="of:=[.C55]/16384" office:value-type="float" office:value="0.162353515625">
            <text:p>0.16</text:p>
          </table:table-cell>
          <table:table-cell table:formula="of:=[.D55]" office:value-type="float" office:value="23.64">
            <text:p>23.64</text:p>
          </table:table-cell>
          <table:table-cell table:formula="of:=[.E55]/(131*250)" office:value-type="float" office:value="-0.854809160305343">
            <text:p>-0.85</text:p>
          </table:table-cell>
          <table:table-cell table:formula="of:=[.F55]/(131*250)" office:value-type="float" office:value="-0.29575572519084">
            <text:p>-0.30</text:p>
          </table:table-cell>
          <table:table-cell table:formula="of:=[.G55]/(131*250)" office:value-type="float" office:value="-0.480916030534351">
            <text:p>-0.48</text:p>
          </table:table-cell>
          <table:table-cell/>
          <table:table-cell table:formula="of:=[.Q54]+([.I54]-[.I$164])*1/3" office:value-type="float" office:value="1.54526502821181">
            <text:p>1.55</text:p>
          </table:table-cell>
          <table:table-cell table:formula="of:=[.R54]+([.J54]-[.J$164])*1/3" office:value-type="float" office:value="-0.568028428819445">
            <text:p>-0.57</text:p>
          </table:table-cell>
          <table:table-cell table:formula="of:=[.S54]+([.K54]-[.K$164])*1/3" office:value-type="float" office:value="-1.22421332465278">
            <text:p>-1.22</text:p>
          </table:table-cell>
          <table:table-cell table:formula="of:=[.L55]" office:value-type="float" office:value="23.64">
            <text:p>23.64</text:p>
          </table:table-cell>
          <table:table-cell table:formula="of:=[.U54]+[.M54]-[.M$164]" office:value-type="float" office:value="1.15102900763359">
            <text:p>1.15</text:p>
          </table:table-cell>
          <table:table-cell table:formula="of:=[.V54]+[.N54]-[.N$164]" office:value-type="float" office:value="-0.565225445292621">
            <text:p>-0.57</text:p>
          </table:table-cell>
          <table:table-cell table:formula="of:=[.W54]+[.O54]-[.O$164]" office:value-type="float" office:value="0.60689262086514">
            <text:p>0.61</text:p>
          </table:table-cell>
          <table:table-cell/>
          <table:table-cell table:formula="of:=[.Y54]+[.Q55]+0.5*([.Q55]-[.Q54])" office:value-type="float" office:value="26.4415452745226">
            <text:p>26.4</text:p>
          </table:table-cell>
          <table:table-cell table:formula="of:=[.Z54]+[.R55]+0.5*([.R55]-[.R54])" office:value-type="float" office:value="-12.4545220269097">
            <text:p>-12.5</text:p>
          </table:table-cell>
          <table:table-cell table:formula="of:=[.AA54]+[.S55]+0.5*([.S55]-[.S54])" office:value-type="float" office:value="-9.75261773003472">
            <text:p>-9.8</text:p>
          </table:table-cell>
          <table:table-cell/>
          <table:table-cell table:formula="of:=MOD([.AC54]+[.U55]+0.5*([.U55]-[.U54]);360)" office:value-type="float" office:value="358.683282442748">
            <text:p>358.7</text:p>
          </table:table-cell>
          <table:table-cell table:formula="of:=MOD([.AD54]+[.V55]+0.5*([.V55]-[.V54]);360)" office:value-type="float" office:value="350.464422391858">
            <text:p>350.5</text:p>
          </table:table-cell>
          <table:table-cell table:formula="of:=MOD([.AE54]+[.W55]+0.5*([.W55]-[.W54]);360)" office:value-type="float" office:value="10.3574554707379">
            <text:p>10.4</text:p>
          </table:table-cell>
        </table:table-row>
        <table:table-row table:style-name="ro1">
          <table:table-cell office:value-type="float" office:value="24920">
            <text:p>24920</text:p>
          </table:table-cell>
          <table:table-cell office:value-type="float" office:value="-3940">
            <text:p>-3940</text:p>
          </table:table-cell>
          <table:table-cell office:value-type="float" office:value="-2188">
            <text:p>-2188</text:p>
          </table:table-cell>
          <table:table-cell office:value-type="float" office:value="23.59">
            <text:p>23.59</text:p>
          </table:table-cell>
          <table:table-cell office:value-type="float" office:value="41">
            <text:p>41</text:p>
          </table:table-cell>
          <table:table-cell office:value-type="float" office:value="31322">
            <text:p>31322</text:p>
          </table:table-cell>
          <table:table-cell office:value-type="float" office:value="14588">
            <text:p>14588</text:p>
          </table:table-cell>
          <table:table-cell/>
          <table:table-cell table:formula="of:=[.A56]/16384" office:value-type="float" office:value="1.52099609375">
            <text:p>1.52</text:p>
          </table:table-cell>
          <table:table-cell table:formula="of:=[.B56]/16384" office:value-type="float" office:value="-0.240478515625">
            <text:p>-0.24</text:p>
          </table:table-cell>
          <table:table-cell table:formula="of:=[.C56]/16384" office:value-type="float" office:value="-0.133544921875">
            <text:p>-0.13</text:p>
          </table:table-cell>
          <table:table-cell table:formula="of:=[.D56]" office:value-type="float" office:value="23.59">
            <text:p>23.59</text:p>
          </table:table-cell>
          <table:table-cell table:formula="of:=[.E56]/(131*250)" office:value-type="float" office:value="0.00125190839694657">
            <text:p>0.00</text:p>
          </table:table-cell>
          <table:table-cell table:formula="of:=[.F56]/(131*250)" office:value-type="float" office:value="0.956396946564886">
            <text:p>0.96</text:p>
          </table:table-cell>
          <table:table-cell table:formula="of:=[.G56]/(131*250)" office:value-type="float" office:value="0.445435114503817">
            <text:p>0.45</text:p>
          </table:table-cell>
          <table:table-cell/>
          <table:table-cell table:formula="of:=[.Q55]+([.I55]-[.I$164])*1/3" office:value-type="float" office:value="1.64470621744792">
            <text:p>1.64</text:p>
          </table:table-cell>
          <table:table-cell table:formula="of:=[.R55]+([.J55]-[.J$164])*1/3" office:value-type="float" office:value="-0.773909505208333">
            <text:p>-0.77</text:p>
          </table:table-cell>
          <table:table-cell table:formula="of:=[.S55]+([.K55]-[.K$164])*1/3" office:value-type="float" office:value="-1.23782552083333">
            <text:p>-1.24</text:p>
          </table:table-cell>
          <table:table-cell table:formula="of:=[.L56]" office:value-type="float" office:value="23.59">
            <text:p>23.59</text:p>
          </table:table-cell>
          <table:table-cell table:formula="of:=[.U55]+[.M55]-[.M$164]" office:value-type="float" office:value="0.288537404580153">
            <text:p>0.29</text:p>
          </table:table-cell>
          <table:table-cell table:formula="of:=[.V55]+[.N55]-[.N$164]" office:value-type="float" office:value="-0.862546564885496">
            <text:p>-0.86</text:p>
          </table:table-cell>
          <table:table-cell table:formula="of:=[.W55]+[.O55]-[.O$164]" office:value-type="float" office:value="0.120891603053435">
            <text:p>0.12</text:p>
          </table:table-cell>
          <table:table-cell/>
          <table:table-cell table:formula="of:=[.Y55]+[.Q56]+0.5*([.Q56]-[.Q55])" office:value-type="float" office:value="28.1359720865886">
            <text:p>28.1</text:p>
          </table:table-cell>
          <table:table-cell table:formula="of:=[.Z55]+[.R56]+0.5*([.R56]-[.R55])" office:value-type="float" office:value="-13.3313720703125">
            <text:p>-13.3</text:p>
          </table:table-cell>
          <table:table-cell table:formula="of:=[.AA55]+[.S56]+0.5*([.S56]-[.S55])" office:value-type="float" office:value="-10.9972493489583">
            <text:p>-11.0</text:p>
          </table:table-cell>
          <table:table-cell/>
          <table:table-cell table:formula="of:=MOD([.AC55]+[.U56]+0.5*([.U56]-[.U55]);360)" office:value-type="float" office:value="358.540574045801">
            <text:p>358.5</text:p>
          </table:table-cell>
          <table:table-cell table:formula="of:=MOD([.AD55]+[.V56]+0.5*([.V56]-[.V55]);360)" office:value-type="float" office:value="349.453215267176">
            <text:p>349.5</text:p>
          </table:table-cell>
          <table:table-cell table:formula="of:=MOD([.AE55]+[.W56]+0.5*([.W56]-[.W55]);360)" office:value-type="float" office:value="10.2353465648855">
            <text:p>10.2</text:p>
          </table:table-cell>
        </table:table-row>
        <table:table-row table:style-name="ro1">
          <table:table-cell office:value-type="float" office:value="15740">
            <text:p>15740</text:p>
          </table:table-cell>
          <table:table-cell office:value-type="float" office:value="-6668">
            <text:p>-6668</text:p>
          </table:table-cell>
          <table:table-cell office:value-type="float" office:value="3140">
            <text:p>3140</text:p>
          </table:table-cell>
          <table:table-cell office:value-type="float" office:value="23.59">
            <text:p>23.59</text:p>
          </table:table-cell>
          <table:table-cell office:value-type="float" office:value="41">
            <text:p>41</text:p>
          </table:table-cell>
          <table:table-cell office:value-type="float" office:value="-4427">
            <text:p>-4427</text:p>
          </table:table-cell>
          <table:table-cell office:value-type="float" office:value="-1373">
            <text:p>-1373</text:p>
          </table:table-cell>
          <table:table-cell/>
          <table:table-cell table:formula="of:=[.A57]/16384" office:value-type="float" office:value="0.960693359375">
            <text:p>0.96</text:p>
          </table:table-cell>
          <table:table-cell table:formula="of:=[.B57]/16384" office:value-type="float" office:value="-0.406982421875">
            <text:p>-0.41</text:p>
          </table:table-cell>
          <table:table-cell table:formula="of:=[.C57]/16384" office:value-type="float" office:value="0.191650390625">
            <text:p>0.19</text:p>
          </table:table-cell>
          <table:table-cell table:formula="of:=[.D57]" office:value-type="float" office:value="23.59">
            <text:p>23.59</text:p>
          </table:table-cell>
          <table:table-cell table:formula="of:=[.E57]/(131*250)" office:value-type="float" office:value="0.00125190839694657">
            <text:p>0.00</text:p>
          </table:table-cell>
          <table:table-cell table:formula="of:=[.F57]/(131*250)" office:value-type="float" office:value="-0.135175572519084">
            <text:p>-0.14</text:p>
          </table:table-cell>
          <table:table-cell table:formula="of:=[.G57]/(131*250)" office:value-type="float" office:value="-0.0419236641221374">
            <text:p>-0.04</text:p>
          </table:table-cell>
          <table:table-cell/>
          <table:table-cell table:formula="of:=[.Q56]+([.I56]-[.I$164])*1/3" office:value-type="float" office:value="1.83553738064236">
            <text:p>1.84</text:p>
          </table:table-cell>
          <table:table-cell table:formula="of:=[.R56]+([.J56]-[.J$164])*1/3" office:value-type="float" office:value="-0.783175998263889">
            <text:p>-0.78</text:p>
          </table:table-cell>
          <table:table-cell table:formula="of:=[.S56]+([.K56]-[.K$164])*1/3" office:value-type="float" office:value="-1.35007052951389">
            <text:p>-1.35</text:p>
          </table:table-cell>
          <table:table-cell table:formula="of:=[.L57]" office:value-type="float" office:value="23.59">
            <text:p>23.59</text:p>
          </table:table-cell>
          <table:table-cell table:formula="of:=[.U56]+[.M56]-[.M$164]" office:value-type="float" office:value="0.282106870229008">
            <text:p>0.28</text:p>
          </table:table-cell>
          <table:table-cell table:formula="of:=[.V56]+[.N56]-[.N$164]" office:value-type="float" office:value="0.0922849872773535">
            <text:p>0.09</text:p>
          </table:table-cell>
          <table:table-cell table:formula="of:=[.W56]+[.O56]-[.O$164]" office:value-type="float" office:value="0.561241730279898">
            <text:p>0.56</text:p>
          </table:table-cell>
          <table:table-cell/>
          <table:table-cell table:formula="of:=[.Y56]+[.Q57]+0.5*([.Q57]-[.Q56])" office:value-type="float" office:value="30.0669250488281">
            <text:p>30.1</text:p>
          </table:table-cell>
          <table:table-cell table:formula="of:=[.Z56]+[.R57]+0.5*([.R57]-[.R56])" office:value-type="float" office:value="-14.1191813151042">
            <text:p>-14.1</text:p>
          </table:table-cell>
          <table:table-cell table:formula="of:=[.AA56]+[.S57]+0.5*([.S57]-[.S56])" office:value-type="float" office:value="-12.4034423828125">
            <text:p>-12.4</text:p>
          </table:table-cell>
          <table:table-cell/>
          <table:table-cell table:formula="of:=MOD([.AC56]+[.U57]+0.5*([.U57]-[.U56]);360)" office:value-type="float" office:value="358.819465648855">
            <text:p>358.8</text:p>
          </table:table-cell>
          <table:table-cell table:formula="of:=MOD([.AD56]+[.V57]+0.5*([.V57]-[.V56]);360)" office:value-type="float" office:value="350.022916030534">
            <text:p>350.0</text:p>
          </table:table-cell>
          <table:table-cell table:formula="of:=MOD([.AE56]+[.W57]+0.5*([.W57]-[.W56]);360)" office:value-type="float" office:value="11.0167633587786">
            <text:p>11.0</text:p>
          </table:table-cell>
        </table:table-row>
        <table:table-row table:style-name="ro1">
          <table:table-cell office:value-type="float" office:value="18376">
            <text:p>18376</text:p>
          </table:table-cell>
          <table:table-cell office:value-type="float" office:value="-9844">
            <text:p>-9844</text:p>
          </table:table-cell>
          <table:table-cell office:value-type="float" office:value="1460">
            <text:p>1460</text:p>
          </table:table-cell>
          <table:table-cell office:value-type="float" office:value="23.45">
            <text:p>23.45</text:p>
          </table:table-cell>
          <table:table-cell office:value-type="float" office:value="-5060">
            <text:p>-5060</text:p>
          </table:table-cell>
          <table:table-cell office:value-type="float" office:value="-11676">
            <text:p>-11676</text:p>
          </table:table-cell>
          <table:table-cell office:value-type="float" office:value="-4793">
            <text:p>-4793</text:p>
          </table:table-cell>
          <table:table-cell/>
          <table:table-cell table:formula="of:=[.A58]/16384" office:value-type="float" office:value="1.12158203125">
            <text:p>1.12</text:p>
          </table:table-cell>
          <table:table-cell table:formula="of:=[.B58]/16384" office:value-type="float" office:value="-0.600830078125">
            <text:p>-0.60</text:p>
          </table:table-cell>
          <table:table-cell table:formula="of:=[.C58]/16384" office:value-type="float" office:value="0.089111328125">
            <text:p>0.09</text:p>
          </table:table-cell>
          <table:table-cell table:formula="of:=[.D58]" office:value-type="float" office:value="23.45">
            <text:p>23.45</text:p>
          </table:table-cell>
          <table:table-cell table:formula="of:=[.E58]/(131*250)" office:value-type="float" office:value="-0.154503816793893">
            <text:p>-0.15</text:p>
          </table:table-cell>
          <table:table-cell table:formula="of:=[.F58]/(131*250)" office:value-type="float" office:value="-0.356519083969466">
            <text:p>-0.36</text:p>
          </table:table-cell>
          <table:table-cell table:formula="of:=[.G58]/(131*250)" office:value-type="float" office:value="-0.146351145038168">
            <text:p>-0.15</text:p>
          </table:table-cell>
          <table:table-cell/>
          <table:table-cell table:formula="of:=[.Q57]+([.I57]-[.I$164])*1/3" office:value-type="float" office:value="1.83960096571181">
            <text:p>1.84</text:p>
          </table:table-cell>
          <table:table-cell table:formula="of:=[.R57]+([.J57]-[.J$164])*1/3" office:value-type="float" office:value="-0.847943793402778">
            <text:p>-0.85</text:p>
          </table:table-cell>
          <table:table-cell table:formula="of:=[.S57]+([.K57]-[.K$164])*1/3" office:value-type="float" office:value="-1.35391710069444">
            <text:p>-1.35</text:p>
          </table:table-cell>
          <table:table-cell table:formula="of:=[.L58]" office:value-type="float" office:value="23.45">
            <text:p>23.45</text:p>
          </table:table-cell>
          <table:table-cell table:formula="of:=[.U57]+[.M57]-[.M$164]" office:value-type="float" office:value="0.275676335877863">
            <text:p>0.28</text:p>
          </table:table-cell>
          <table:table-cell table:formula="of:=[.V57]+[.N57]-[.N$164]" office:value-type="float" office:value="-0.0444559796437661">
            <text:p>-0.04</text:p>
          </table:table-cell>
          <table:table-cell table:formula="of:=[.W57]+[.O57]-[.O$164]" office:value-type="float" office:value="0.514233078880406">
            <text:p>0.51</text:p>
          </table:table-cell>
          <table:table-cell/>
          <table:table-cell table:formula="of:=[.Y57]+[.Q58]+0.5*([.Q58]-[.Q57])" office:value-type="float" office:value="31.9085578070747">
            <text:p>31.9</text:p>
          </table:table-cell>
          <table:table-cell table:formula="of:=[.Z57]+[.R58]+0.5*([.R58]-[.R57])" office:value-type="float" office:value="-14.9995090060764">
            <text:p>-15.0</text:p>
          </table:table-cell>
          <table:table-cell table:formula="of:=[.AA57]+[.S58]+0.5*([.S58]-[.S57])" office:value-type="float" office:value="-13.7592827690972">
            <text:p>-13.8</text:p>
          </table:table-cell>
          <table:table-cell/>
          <table:table-cell table:formula="of:=MOD([.AC57]+[.U58]+0.5*([.U58]-[.U57]);360)" office:value-type="float" office:value="359.091926717557">
            <text:p>359.1</text:p>
          </table:table-cell>
          <table:table-cell table:formula="of:=MOD([.AD57]+[.V58]+0.5*([.V58]-[.V57]);360)" office:value-type="float" office:value="349.91008956743">
            <text:p>349.9</text:p>
          </table:table-cell>
          <table:table-cell table:formula="of:=MOD([.AE57]+[.W58]+0.5*([.W58]-[.W57]);360)" office:value-type="float" office:value="11.5074921119593">
            <text:p>11.5</text:p>
          </table:table-cell>
        </table:table-row>
        <table:table-row table:style-name="ro1">
          <table:table-cell office:value-type="float" office:value="10664">
            <text:p>10664</text:p>
          </table:table-cell>
          <table:table-cell office:value-type="float" office:value="-6848">
            <text:p>-6848</text:p>
          </table:table-cell>
          <table:table-cell office:value-type="float" office:value="-4428">
            <text:p>-4428</text:p>
          </table:table-cell>
          <table:table-cell office:value-type="float" office:value="23.54">
            <text:p>23.54</text:p>
          </table:table-cell>
          <table:table-cell office:value-type="float" office:value="9993">
            <text:p>9993</text:p>
          </table:table-cell>
          <table:table-cell office:value-type="float" office:value="20683">
            <text:p>20683</text:p>
          </table:table-cell>
          <table:table-cell office:value-type="float" office:value="2431">
            <text:p>2431</text:p>
          </table:table-cell>
          <table:table-cell/>
          <table:table-cell table:formula="of:=[.A59]/16384" office:value-type="float" office:value="0.65087890625">
            <text:p>0.65</text:p>
          </table:table-cell>
          <table:table-cell table:formula="of:=[.B59]/16384" office:value-type="float" office:value="-0.41796875">
            <text:p>-0.42</text:p>
          </table:table-cell>
          <table:table-cell table:formula="of:=[.C59]/16384" office:value-type="float" office:value="-0.270263671875">
            <text:p>-0.27</text:p>
          </table:table-cell>
          <table:table-cell table:formula="of:=[.D59]" office:value-type="float" office:value="23.54">
            <text:p>23.54</text:p>
          </table:table-cell>
          <table:table-cell table:formula="of:=[.E59]/(131*250)" office:value-type="float" office:value="0.305129770992366">
            <text:p>0.31</text:p>
          </table:table-cell>
          <table:table-cell table:formula="of:=[.F59]/(131*250)" office:value-type="float" office:value="0.631541984732824">
            <text:p>0.63</text:p>
          </table:table-cell>
          <table:table-cell table:formula="of:=[.G59]/(131*250)" office:value-type="float" office:value="0.0742290076335878">
            <text:p>0.07</text:p>
          </table:table-cell>
          <table:table-cell/>
          <table:table-cell table:formula="of:=[.Q58]+([.I58]-[.I$164])*1/3" office:value-type="float" office:value="1.89729410807292">
            <text:p>1.90</text:p>
          </table:table-cell>
          <table:table-cell table:formula="of:=[.R58]+([.J58]-[.J$164])*1/3" office:value-type="float" office:value="-0.977327473958333">
            <text:p>-0.98</text:p>
          </table:table-cell>
          <table:table-cell table:formula="of:=[.S58]+([.K58]-[.K$164])*1/3" office:value-type="float" office:value="-1.391943359375">
            <text:p>-1.39</text:p>
          </table:table-cell>
          <table:table-cell table:formula="of:=[.L59]" office:value-type="float" office:value="23.54">
            <text:p>23.54</text:p>
          </table:table-cell>
          <table:table-cell table:formula="of:=[.U58]+[.M58]-[.M$164]" office:value-type="float" office:value="0.113490076335878">
            <text:p>0.11</text:p>
          </table:table-cell>
          <table:table-cell table:formula="of:=[.V58]+[.N58]-[.N$164]" office:value-type="float" office:value="-0.402540458015267">
            <text:p>-0.40</text:p>
          </table:table-cell>
          <table:table-cell table:formula="of:=[.W58]+[.O58]-[.O$164]" office:value-type="float" office:value="0.362796946564885">
            <text:p>0.36</text:p>
          </table:table-cell>
          <table:table-cell/>
          <table:table-cell table:formula="of:=[.Y58]+[.Q59]+0.5*([.Q59]-[.Q58])" office:value-type="float" office:value="33.8346984863281">
            <text:p>33.8</text:p>
          </table:table-cell>
          <table:table-cell table:formula="of:=[.Z58]+[.R59]+0.5*([.R59]-[.R58])" office:value-type="float" office:value="-16.0415283203125">
            <text:p>-16.0</text:p>
          </table:table-cell>
          <table:table-cell table:formula="of:=[.AA58]+[.S59]+0.5*([.S59]-[.S58])" office:value-type="float" office:value="-15.1702392578125">
            <text:p>-15.2</text:p>
          </table:table-cell>
          <table:table-cell/>
          <table:table-cell table:formula="of:=MOD([.AC58]+[.U59]+0.5*([.U59]-[.U58]);360)" office:value-type="float" office:value="359.124323664122">
            <text:p>359.1</text:p>
          </table:table-cell>
          <table:table-cell table:formula="of:=MOD([.AD58]+[.V59]+0.5*([.V59]-[.V58]);360)" office:value-type="float" office:value="349.328506870229">
            <text:p>349.3</text:p>
          </table:table-cell>
          <table:table-cell table:formula="of:=MOD([.AE58]+[.W59]+0.5*([.W59]-[.W58]);360)" office:value-type="float" office:value="11.7945709923664">
            <text:p>11.8</text:p>
          </table:table-cell>
        </table:table-row>
        <table:table-row table:style-name="ro1">
          <table:table-cell office:value-type="float" office:value="23608">
            <text:p>23608</text:p>
          </table:table-cell>
          <table:table-cell office:value-type="float" office:value="8636">
            <text:p>8636</text:p>
          </table:table-cell>
          <table:table-cell office:value-type="float" office:value="32767">
            <text:p>32767</text:p>
          </table:table-cell>
          <table:table-cell office:value-type="float" office:value="23.49">
            <text:p>23.49</text:p>
          </table:table-cell>
          <table:table-cell office:value-type="float" office:value="15177">
            <text:p>15177</text:p>
          </table:table-cell>
          <table:table-cell office:value-type="float" office:value="-16323">
            <text:p>-16323</text:p>
          </table:table-cell>
          <table:table-cell office:value-type="float" office:value="15">
            <text:p>15</text:p>
          </table:table-cell>
          <table:table-cell/>
          <table:table-cell table:formula="of:=[.A60]/16384" office:value-type="float" office:value="1.44091796875">
            <text:p>1.44</text:p>
          </table:table-cell>
          <table:table-cell table:formula="of:=[.B60]/16384" office:value-type="float" office:value="0.527099609375">
            <text:p>0.53</text:p>
          </table:table-cell>
          <table:table-cell table:formula="of:=[.C60]/16384" office:value-type="float" office:value="1.99993896484375">
            <text:p>2.00</text:p>
          </table:table-cell>
          <table:table-cell table:formula="of:=[.D60]" office:value-type="float" office:value="23.49">
            <text:p>23.49</text:p>
          </table:table-cell>
          <table:table-cell table:formula="of:=[.E60]/(131*250)" office:value-type="float" office:value="0.463419847328244">
            <text:p>0.46</text:p>
          </table:table-cell>
          <table:table-cell table:formula="of:=[.F60]/(131*250)" office:value-type="float" office:value="-0.498412213740458">
            <text:p>-0.50</text:p>
          </table:table-cell>
          <table:table-cell table:formula="of:=[.G60]/(131*250)" office:value-type="float" office:value="0.000458015267175573">
            <text:p>0.00</text:p>
          </table:table-cell>
          <table:table-cell/>
          <table:table-cell table:formula="of:=[.Q59]+([.I59]-[.I$164])*1/3" office:value-type="float" office:value="1.79808620876736">
            <text:p>1.80</text:p>
          </table:table-cell>
          <table:table-cell table:formula="of:=[.R59]+([.J59]-[.J$164])*1/3" office:value-type="float" office:value="-1.04575737847222">
            <text:p>-1.05</text:p>
          </table:table-cell>
          <table:table-cell table:formula="of:=[.S59]+([.K59]-[.K$164])*1/3" office:value-type="float" office:value="-1.54976128472222">
            <text:p>-1.55</text:p>
          </table:table-cell>
          <table:table-cell table:formula="of:=[.L60]" office:value-type="float" office:value="23.49">
            <text:p>23.49</text:p>
          </table:table-cell>
          <table:table-cell table:formula="of:=[.U59]+[.M59]-[.M$164]" office:value-type="float" office:value="0.410937404580153">
            <text:p>0.41</text:p>
          </table:table-cell>
          <table:table-cell table:formula="of:=[.V59]+[.N59]-[.N$164]" office:value-type="float" office:value="0.227436132315521">
            <text:p>0.23</text:p>
          </table:table-cell>
          <table:table-cell table:formula="of:=[.W59]+[.O59]-[.O$164]" office:value-type="float" office:value="0.431940966921119">
            <text:p>0.43</text:p>
          </table:table-cell>
          <table:table-cell/>
          <table:table-cell table:formula="of:=[.Y59]+[.Q60]+0.5*([.Q60]-[.Q59])" office:value-type="float" office:value="35.5831807454427">
            <text:p>35.6</text:p>
          </table:table-cell>
          <table:table-cell table:formula="of:=[.Z59]+[.R60]+0.5*([.R60]-[.R59])" office:value-type="float" office:value="-17.1215006510417">
            <text:p>-17.1</text:p>
          </table:table-cell>
          <table:table-cell table:formula="of:=[.AA59]+[.S60]+0.5*([.S60]-[.S59])" office:value-type="float" office:value="-16.7989095052083">
            <text:p>-16.8</text:p>
          </table:table-cell>
          <table:table-cell/>
          <table:table-cell table:formula="of:=MOD([.AC59]+[.U60]+0.5*([.U60]-[.U59]);360)" office:value-type="float" office:value="359.683984732824">
            <text:p>359.7</text:p>
          </table:table-cell>
          <table:table-cell table:formula="of:=MOD([.AD59]+[.V60]+0.5*([.V60]-[.V59]);360)" office:value-type="float" office:value="349.87093129771">
            <text:p>349.9</text:p>
          </table:table-cell>
          <table:table-cell table:formula="of:=MOD([.AE59]+[.W60]+0.5*([.W60]-[.W59]);360)" office:value-type="float" office:value="12.2610839694656">
            <text:p>12.3</text:p>
          </table:table-cell>
        </table:table-row>
        <table:table-row table:style-name="ro1">
          <table:table-cell office:value-type="float" office:value="16508">
            <text:p>16508</text:p>
          </table:table-cell>
          <table:table-cell office:value-type="float" office:value="-3464">
            <text:p>-3464</text:p>
          </table:table-cell>
          <table:table-cell office:value-type="float" office:value="2572">
            <text:p>2572</text:p>
          </table:table-cell>
          <table:table-cell office:value-type="float" office:value="23.54">
            <text:p>23.54</text:p>
          </table:table-cell>
          <table:table-cell office:value-type="float" office:value="2311">
            <text:p>2311</text:p>
          </table:table-cell>
          <table:table-cell office:value-type="float" office:value="-4151">
            <text:p>-4151</text:p>
          </table:table-cell>
          <table:table-cell office:value-type="float" office:value="214">
            <text:p>214</text:p>
          </table:table-cell>
          <table:table-cell/>
          <table:table-cell table:formula="of:=[.A61]/16384" office:value-type="float" office:value="1.007568359375">
            <text:p>1.01</text:p>
          </table:table-cell>
          <table:table-cell table:formula="of:=[.B61]/16384" office:value-type="float" office:value="-0.21142578125">
            <text:p>-0.21</text:p>
          </table:table-cell>
          <table:table-cell table:formula="of:=[.C61]/16384" office:value-type="float" office:value="0.156982421875">
            <text:p>0.16</text:p>
          </table:table-cell>
          <table:table-cell table:formula="of:=[.D61]" office:value-type="float" office:value="23.54">
            <text:p>23.54</text:p>
          </table:table-cell>
          <table:table-cell table:formula="of:=[.E61]/(131*250)" office:value-type="float" office:value="0.0705648854961832">
            <text:p>0.07</text:p>
          </table:table-cell>
          <table:table-cell table:formula="of:=[.F61]/(131*250)" office:value-type="float" office:value="-0.126748091603053">
            <text:p>-0.13</text:p>
          </table:table-cell>
          <table:table-cell table:formula="of:=[.G61]/(131*250)" office:value-type="float" office:value="0.00653435114503817">
            <text:p>0.01</text:p>
          </table:table-cell>
          <table:table-cell/>
          <table:table-cell table:formula="of:=[.Q60]+([.I60]-[.I$164])*1/3" office:value-type="float" office:value="1.96222466362847">
            <text:p>1.96</text:p>
          </table:table-cell>
          <table:table-cell table:formula="of:=[.R60]+([.J60]-[.J$164])*1/3" office:value-type="float" office:value="-0.799164496527778">
            <text:p>-0.80</text:p>
          </table:table-cell>
          <table:table-cell table:formula="of:=[.S60]+([.K60]-[.K$164])*1/3" office:value-type="float" office:value="-0.950844997829861">
            <text:p>-0.95</text:p>
          </table:table-cell>
          <table:table-cell table:formula="of:=[.L61]" office:value-type="float" office:value="23.54">
            <text:p>23.54</text:p>
          </table:table-cell>
          <table:table-cell table:formula="of:=[.U60]+[.M60]-[.M$164]" office:value-type="float" office:value="0.866674809160305">
            <text:p>0.87</text:p>
          </table:table-cell>
          <table:table-cell table:formula="of:=[.V60]+[.N60]-[.N$164]" office:value-type="float" office:value="-0.272541475826972">
            <text:p>-0.27</text:p>
          </table:table-cell>
          <table:table-cell table:formula="of:=[.W60]+[.O60]-[.O$164]" office:value-type="float" office:value="0.427313994910941">
            <text:p>0.43</text:p>
          </table:table-cell>
          <table:table-cell/>
          <table:table-cell table:formula="of:=[.Y60]+[.Q61]+0.5*([.Q61]-[.Q60])" office:value-type="float" office:value="37.6274746365018">
            <text:p>37.6</text:p>
          </table:table-cell>
          <table:table-cell table:formula="of:=[.Z60]+[.R61]+0.5*([.R61]-[.R60])" office:value-type="float" office:value="-17.7973687065972">
            <text:p>-17.8</text:p>
          </table:table-cell>
          <table:table-cell table:formula="of:=[.AA60]+[.S61]+0.5*([.S61]-[.S60])" office:value-type="float" office:value="-17.450296359592">
            <text:p>-17.5</text:p>
          </table:table-cell>
          <table:table-cell/>
          <table:table-cell table:formula="of:=MOD([.AC60]+[.U61]+0.5*([.U61]-[.U60]);360)" office:value-type="float" office:value="0.778528244274867">
            <text:p>0.8</text:p>
          </table:table-cell>
          <table:table-cell table:formula="of:=MOD([.AD60]+[.V61]+0.5*([.V61]-[.V60]);360)" office:value-type="float" office:value="349.348401017812">
            <text:p>349.3</text:p>
          </table:table-cell>
          <table:table-cell table:formula="of:=MOD([.AE60]+[.W61]+0.5*([.W61]-[.W60]);360)" office:value-type="float" office:value="12.6860844783715">
            <text:p>12.7</text:p>
          </table:table-cell>
        </table:table-row>
        <table:table-row table:style-name="ro1">
          <table:table-cell office:value-type="float" office:value="20556">
            <text:p>20556</text:p>
          </table:table-cell>
          <table:table-cell office:value-type="float" office:value="-9880">
            <text:p>-9880</text:p>
          </table:table-cell>
          <table:table-cell office:value-type="float" office:value="8852">
            <text:p>8852</text:p>
          </table:table-cell>
          <table:table-cell office:value-type="float" office:value="23.49">
            <text:p>23.49</text:p>
          </table:table-cell>
          <table:table-cell office:value-type="float" office:value="-7582">
            <text:p>-7582</text:p>
          </table:table-cell>
          <table:table-cell office:value-type="float" office:value="-15931">
            <text:p>-15931</text:p>
          </table:table-cell>
          <table:table-cell office:value-type="float" office:value="-11049">
            <text:p>-11049</text:p>
          </table:table-cell>
          <table:table-cell/>
          <table:table-cell table:formula="of:=[.A62]/16384" office:value-type="float" office:value="1.254638671875">
            <text:p>1.25</text:p>
          </table:table-cell>
          <table:table-cell table:formula="of:=[.B62]/16384" office:value-type="float" office:value="-0.60302734375">
            <text:p>-0.60</text:p>
          </table:table-cell>
          <table:table-cell table:formula="of:=[.C62]/16384" office:value-type="float" office:value="0.540283203125">
            <text:p>0.54</text:p>
          </table:table-cell>
          <table:table-cell table:formula="of:=[.D62]" office:value-type="float" office:value="23.49">
            <text:p>23.49</text:p>
          </table:table-cell>
          <table:table-cell table:formula="of:=[.E62]/(131*250)" office:value-type="float" office:value="-0.231511450381679">
            <text:p>-0.23</text:p>
          </table:table-cell>
          <table:table-cell table:formula="of:=[.F62]/(131*250)" office:value-type="float" office:value="-0.486442748091603">
            <text:p>-0.49</text:p>
          </table:table-cell>
          <table:table-cell table:formula="of:=[.G62]/(131*250)" office:value-type="float" office:value="-0.337374045801527">
            <text:p>-0.34</text:p>
          </table:table-cell>
          <table:table-cell/>
          <table:table-cell table:formula="of:=[.Q61]+([.I61]-[.I$164])*1/3" office:value-type="float" office:value="1.98191324869792">
            <text:p>1.98</text:p>
          </table:table-cell>
          <table:table-cell table:formula="of:=[.R61]+([.J61]-[.J$164])*1/3" office:value-type="float" office:value="-0.798746744791667">
            <text:p>-0.80</text:p>
          </table:table-cell>
          <table:table-cell table:formula="of:=[.S61]+([.K61]-[.K$164])*1/3" office:value-type="float" office:value="-0.96624755859375">
            <text:p>-0.97</text:p>
          </table:table-cell>
          <table:table-cell table:formula="of:=[.L62]" office:value-type="float" office:value="23.49">
            <text:p>23.49</text:p>
          </table:table-cell>
          <table:table-cell table:formula="of:=[.U61]+[.M61]-[.M$164]" office:value-type="float" office:value="0.929557251908397">
            <text:p>0.93</text:p>
          </table:table-cell>
          <table:table-cell table:formula="of:=[.V61]+[.N61]-[.N$164]" office:value-type="float" office:value="-0.400854961832061">
            <text:p>-0.40</text:p>
          </table:table-cell>
          <table:table-cell table:formula="of:=[.W61]+[.O61]-[.O$164]" office:value-type="float" office:value="0.428763358778625">
            <text:p>0.43</text:p>
          </table:table-cell>
          <table:table-cell/>
          <table:table-cell table:formula="of:=[.Y61]+[.Q62]+0.5*([.Q62]-[.Q61])" office:value-type="float" office:value="39.6192321777344">
            <text:p>39.6</text:p>
          </table:table-cell>
          <table:table-cell table:formula="of:=[.Z61]+[.R62]+0.5*([.R62]-[.R61])" office:value-type="float" office:value="-18.5959065755208">
            <text:p>-18.6</text:p>
          </table:table-cell>
          <table:table-cell table:formula="of:=[.AA61]+[.S62]+0.5*([.S62]-[.S61])" office:value-type="float" office:value="-18.4242451985677">
            <text:p>-18.4</text:p>
          </table:table-cell>
          <table:table-cell/>
          <table:table-cell table:formula="of:=MOD([.AC61]+[.U62]+0.5*([.U62]-[.U61]);360)" office:value-type="float" office:value="1.73952671755731">
            <text:p>1.7</text:p>
          </table:table-cell>
          <table:table-cell table:formula="of:=MOD([.AD61]+[.V62]+0.5*([.V62]-[.V61]);360)" office:value-type="float" office:value="348.883389312977">
            <text:p>348.9</text:p>
          </table:table-cell>
          <table:table-cell table:formula="of:=MOD([.AE61]+[.W62]+0.5*([.W62]-[.W61]);360)" office:value-type="float" office:value="13.115572519084">
            <text:p>13.1</text:p>
          </table:table-cell>
        </table:table-row>
        <table:table-row table:style-name="ro1">
          <table:table-cell office:value-type="float" office:value="22416">
            <text:p>22416</text:p>
          </table:table-cell>
          <table:table-cell office:value-type="float" office:value="-7308">
            <text:p>-7308</text:p>
          </table:table-cell>
          <table:table-cell office:value-type="float" office:value="-2440">
            <text:p>-2440</text:p>
          </table:table-cell>
          <table:table-cell office:value-type="float" office:value="23.49">
            <text:p>23.49</text:p>
          </table:table-cell>
          <table:table-cell office:value-type="float" office:value="6061">
            <text:p>6061</text:p>
          </table:table-cell>
          <table:table-cell office:value-type="float" office:value="32767">
            <text:p>32767</text:p>
          </table:table-cell>
          <table:table-cell office:value-type="float" office:value="15254">
            <text:p>15254</text:p>
          </table:table-cell>
          <table:table-cell/>
          <table:table-cell table:formula="of:=[.A63]/16384" office:value-type="float" office:value="1.3681640625">
            <text:p>1.37</text:p>
          </table:table-cell>
          <table:table-cell table:formula="of:=[.B63]/16384" office:value-type="float" office:value="-0.446044921875">
            <text:p>-0.45</text:p>
          </table:table-cell>
          <table:table-cell table:formula="of:=[.C63]/16384" office:value-type="float" office:value="-0.14892578125">
            <text:p>-0.15</text:p>
          </table:table-cell>
          <table:table-cell table:formula="of:=[.D63]" office:value-type="float" office:value="23.49">
            <text:p>23.49</text:p>
          </table:table-cell>
          <table:table-cell table:formula="of:=[.E63]/(131*250)" office:value-type="float" office:value="0.185068702290076">
            <text:p>0.19</text:p>
          </table:table-cell>
          <table:table-cell table:formula="of:=[.F63]/(131*250)" office:value-type="float" office:value="1.00051908396947">
            <text:p>1.00</text:p>
          </table:table-cell>
          <table:table-cell table:formula="of:=[.G63]/(131*250)" office:value-type="float" office:value="0.465770992366412">
            <text:p>0.47</text:p>
          </table:table-cell>
          <table:table-cell/>
          <table:table-cell table:formula="of:=[.Q62]+([.I62]-[.I$164])*1/3" office:value-type="float" office:value="2.08395860460069">
            <text:p>2.08</text:p>
          </table:table-cell>
          <table:table-cell table:formula="of:=[.R62]+([.J62]-[.J$164])*1/3" office:value-type="float" office:value="-0.928862847222223">
            <text:p>-0.93</text:p>
          </table:table-cell>
          <table:table-cell table:formula="of:=[.S62]+([.K62]-[.K$164])*1/3" office:value-type="float" office:value="-0.853883192274305">
            <text:p>-0.85</text:p>
          </table:table-cell>
          <table:table-cell table:formula="of:=[.L63]" office:value-type="float" office:value="23.49">
            <text:p>23.49</text:p>
          </table:table-cell>
          <table:table-cell table:formula="of:=[.U62]+[.M62]-[.M$164]" office:value-type="float" office:value="0.690363358778626">
            <text:p>0.69</text:p>
          </table:table-cell>
          <table:table-cell table:formula="of:=[.V62]+[.N62]-[.N$164]" office:value-type="float" office:value="-0.8888631043257">
            <text:p>-0.89</text:p>
          </table:table-cell>
          <table:table-cell table:formula="of:=[.W62]+[.O62]-[.O$164]" office:value-type="float" office:value="0.0863043256997449">
            <text:p>0.09</text:p>
          </table:table-cell>
          <table:table-cell/>
          <table:table-cell table:formula="of:=[.Y62]+[.Q63]+0.5*([.Q63]-[.Q62])" office:value-type="float" office:value="41.7542134602865">
            <text:p>41.8</text:p>
          </table:table-cell>
          <table:table-cell table:formula="of:=[.Z62]+[.R63]+0.5*([.R63]-[.R62])" office:value-type="float" office:value="-19.5898274739583">
            <text:p>-19.6</text:p>
          </table:table-cell>
          <table:table-cell table:formula="of:=[.AA62]+[.S63]+0.5*([.S63]-[.S62])" office:value-type="float" office:value="-19.2219462076823">
            <text:p>-19.2</text:p>
          </table:table-cell>
          <table:table-cell/>
          <table:table-cell table:formula="of:=MOD([.AC62]+[.U63]+0.5*([.U63]-[.U62]);360)" office:value-type="float" office:value="2.31029312977105">
            <text:p>2.3</text:p>
          </table:table-cell>
          <table:table-cell table:formula="of:=MOD([.AD62]+[.V63]+0.5*([.V63]-[.V62]);360)" office:value-type="float" office:value="347.750522137405">
            <text:p>347.8</text:p>
          </table:table-cell>
          <table:table-cell table:formula="of:=MOD([.AE62]+[.W63]+0.5*([.W63]-[.W62]);360)" office:value-type="float" office:value="13.0306473282443">
            <text:p>13.0</text:p>
          </table:table-cell>
        </table:table-row>
        <table:table-row table:style-name="ro1">
          <table:table-cell office:value-type="float" office:value="17724">
            <text:p>17724</text:p>
          </table:table-cell>
          <table:table-cell office:value-type="float" office:value="-2068">
            <text:p>-2068</text:p>
          </table:table-cell>
          <table:table-cell office:value-type="float" office:value="4296">
            <text:p>4296</text:p>
          </table:table-cell>
          <table:table-cell office:value-type="float" office:value="23.49">
            <text:p>23.49</text:p>
          </table:table-cell>
          <table:table-cell office:value-type="float" office:value="2289">
            <text:p>2289</text:p>
          </table:table-cell>
          <table:table-cell office:value-type="float" office:value="-12598">
            <text:p>-12598</text:p>
          </table:table-cell>
          <table:table-cell office:value-type="float" office:value="-2661">
            <text:p>-2661</text:p>
          </table:table-cell>
          <table:table-cell/>
          <table:table-cell table:formula="of:=[.A64]/16384" office:value-type="float" office:value="1.081787109375">
            <text:p>1.08</text:p>
          </table:table-cell>
          <table:table-cell table:formula="of:=[.B64]/16384" office:value-type="float" office:value="-0.126220703125">
            <text:p>-0.13</text:p>
          </table:table-cell>
          <table:table-cell table:formula="of:=[.C64]/16384" office:value-type="float" office:value="0.26220703125">
            <text:p>0.26</text:p>
          </table:table-cell>
          <table:table-cell table:formula="of:=[.D64]" office:value-type="float" office:value="23.49">
            <text:p>23.49</text:p>
          </table:table-cell>
          <table:table-cell table:formula="of:=[.E64]/(131*250)" office:value-type="float" office:value="0.0698931297709924">
            <text:p>0.07</text:p>
          </table:table-cell>
          <table:table-cell table:formula="of:=[.F64]/(131*250)" office:value-type="float" office:value="-0.384671755725191">
            <text:p>-0.38</text:p>
          </table:table-cell>
          <table:table-cell table:formula="of:=[.G64]/(131*250)" office:value-type="float" office:value="-0.0812519083969466">
            <text:p>-0.08</text:p>
          </table:table-cell>
          <table:table-cell/>
          <table:table-cell table:formula="of:=[.Q63]+([.I63]-[.I$164])*1/3" office:value-type="float" office:value="2.22384575737847">
            <text:p>2.22</text:p>
          </table:table-cell>
          <table:table-cell table:formula="of:=[.R63]+([.J63]-[.J$164])*1/3" office:value-type="float" office:value="-1.00665147569444">
            <text:p>-1.01</text:p>
          </table:table-cell>
          <table:table-cell table:formula="of:=[.S63]+([.K63]-[.K$164])*1/3" office:value-type="float" office:value="-0.971255154079861">
            <text:p>-0.97</text:p>
          </table:table-cell>
          <table:table-cell table:formula="of:=[.L64]" office:value-type="float" office:value="23.49">
            <text:p>23.49</text:p>
          </table:table-cell>
          <table:table-cell table:formula="of:=[.U63]+[.M63]-[.M$164]" office:value-type="float" office:value="0.867749618320611">
            <text:p>0.87</text:p>
          </table:table-cell>
          <table:table-cell table:formula="of:=[.V63]+[.N63]-[.N$164]" office:value-type="float" office:value="0.11009058524173">
            <text:p>0.11</text:p>
          </table:table-cell>
          <table:table-cell table:formula="of:=[.W63]+[.O63]-[.O$164]" office:value-type="float" office:value="0.546990330788803">
            <text:p>0.55</text:p>
          </table:table-cell>
          <table:table-cell/>
          <table:table-cell table:formula="of:=[.Y63]+[.Q64]+0.5*([.Q64]-[.Q63])" office:value-type="float" office:value="44.0480027940538">
            <text:p>44.0</text:p>
          </table:table-cell>
          <table:table-cell table:formula="of:=[.Z63]+[.R64]+0.5*([.R64]-[.R63])" office:value-type="float" office:value="-20.6353732638889">
            <text:p>-20.6</text:p>
          </table:table-cell>
          <table:table-cell table:formula="of:=[.AA63]+[.S64]+0.5*([.S64]-[.S63])" office:value-type="float" office:value="-20.2518873426649">
            <text:p>-20.3</text:p>
          </table:table-cell>
          <table:table-cell/>
          <table:table-cell table:formula="of:=MOD([.AC63]+[.U64]+0.5*([.U64]-[.U63]);360)" office:value-type="float" office:value="3.26673587786265">
            <text:p>3.3</text:p>
          </table:table-cell>
          <table:table-cell table:formula="of:=MOD([.AD63]+[.V64]+0.5*([.V64]-[.V63]);360)" office:value-type="float" office:value="348.36008956743">
            <text:p>348.4</text:p>
          </table:table-cell>
          <table:table-cell table:formula="of:=MOD([.AE63]+[.W64]+0.5*([.W64]-[.W63]);360)" office:value-type="float" office:value="13.8079806615776">
            <text:p>13.8</text:p>
          </table:table-cell>
        </table:table-row>
        <table:table-row table:style-name="ro1">
          <table:table-cell office:value-type="float" office:value="15412">
            <text:p>15412</text:p>
          </table:table-cell>
          <table:table-cell office:value-type="float" office:value="-5512">
            <text:p>-5512</text:p>
          </table:table-cell>
          <table:table-cell office:value-type="float" office:value="2312">
            <text:p>2312</text:p>
          </table:table-cell>
          <table:table-cell office:value-type="float" office:value="23.49">
            <text:p>23.49</text:p>
          </table:table-cell>
          <table:table-cell office:value-type="float" office:value="-967">
            <text:p>-967</text:p>
          </table:table-cell>
          <table:table-cell office:value-type="float" office:value="-3578">
            <text:p>-3578</text:p>
          </table:table-cell>
          <table:table-cell office:value-type="float" office:value="-823">
            <text:p>-823</text:p>
          </table:table-cell>
          <table:table-cell/>
          <table:table-cell table:formula="of:=[.A65]/16384" office:value-type="float" office:value="0.940673828125">
            <text:p>0.94</text:p>
          </table:table-cell>
          <table:table-cell table:formula="of:=[.B65]/16384" office:value-type="float" office:value="-0.33642578125">
            <text:p>-0.34</text:p>
          </table:table-cell>
          <table:table-cell table:formula="of:=[.C65]/16384" office:value-type="float" office:value="0.14111328125">
            <text:p>0.14</text:p>
          </table:table-cell>
          <table:table-cell table:formula="of:=[.D65]" office:value-type="float" office:value="23.49">
            <text:p>23.49</text:p>
          </table:table-cell>
          <table:table-cell table:formula="of:=[.E65]/(131*250)" office:value-type="float" office:value="-0.0295267175572519">
            <text:p>-0.03</text:p>
          </table:table-cell>
          <table:table-cell table:formula="of:=[.F65]/(131*250)" office:value-type="float" office:value="-0.109251908396947">
            <text:p>-0.11</text:p>
          </table:table-cell>
          <table:table-cell table:formula="of:=[.G65]/(131*250)" office:value-type="float" office:value="-0.0251297709923664">
            <text:p>-0.03</text:p>
          </table:table-cell>
          <table:table-cell/>
          <table:table-cell table:formula="of:=[.Q64]+([.I64]-[.I$164])*1/3" office:value-type="float" office:value="2.26827392578125">
            <text:p>2.27</text:p>
          </table:table-cell>
          <table:table-cell table:formula="of:=[.R64]+([.J64]-[.J$164])*1/3" office:value-type="float" office:value="-0.97783203125">
            <text:p>-0.98</text:p>
          </table:table-cell>
          <table:table-cell table:formula="of:=[.S64]+([.K64]-[.K$164])*1/3" office:value-type="float" office:value="-0.951582845052083">
            <text:p>-0.95</text:p>
          </table:table-cell>
          <table:table-cell table:formula="of:=[.L65]" office:value-type="float" office:value="23.49">
            <text:p>23.49</text:p>
          </table:table-cell>
          <table:table-cell table:formula="of:=[.U64]+[.M64]-[.M$164]" office:value-type="float" office:value="0.929960305343512">
            <text:p>0.93</text:p>
          </table:table-cell>
          <table:table-cell table:formula="of:=[.V64]+[.N64]-[.N$164]" office:value-type="float" office:value="-0.276146564885496">
            <text:p>-0.28</text:p>
          </table:table-cell>
          <table:table-cell table:formula="of:=[.W64]+[.O64]-[.O$164]" office:value-type="float" office:value="0.460653435114503">
            <text:p>0.46</text:p>
          </table:table-cell>
          <table:table-cell/>
          <table:table-cell table:formula="of:=[.Y64]+[.Q65]+0.5*([.Q65]-[.Q64])" office:value-type="float" office:value="46.3384908040365">
            <text:p>46.3</text:p>
          </table:table-cell>
          <table:table-cell table:formula="of:=[.Z64]+[.R65]+0.5*([.R65]-[.R64])" office:value-type="float" office:value="-21.5987955729167">
            <text:p>-21.6</text:p>
          </table:table-cell>
          <table:table-cell table:formula="of:=[.AA64]+[.S65]+0.5*([.S65]-[.S64])" office:value-type="float" office:value="-21.1936340332031">
            <text:p>-21.2</text:p>
          </table:table-cell>
          <table:table-cell/>
          <table:table-cell table:formula="of:=MOD([.AC64]+[.U65]+0.5*([.U65]-[.U64]);360)" office:value-type="float" office:value="4.22780152671762">
            <text:p>4.2</text:p>
          </table:table-cell>
          <table:table-cell table:formula="of:=MOD([.AD64]+[.V65]+0.5*([.V65]-[.V64]);360)" office:value-type="float" office:value="347.890824427481">
            <text:p>347.9</text:p>
          </table:table-cell>
          <table:table-cell table:formula="of:=MOD([.AE64]+[.W65]+0.5*([.W65]-[.W64]);360)" office:value-type="float" office:value="14.225465648855">
            <text:p>14.2</text:p>
          </table:table-cell>
        </table:table-row>
        <table:table-row table:style-name="ro1">
          <table:table-cell office:value-type="float" office:value="17440">
            <text:p>17440</text:p>
          </table:table-cell>
          <table:table-cell office:value-type="float" office:value="-18556">
            <text:p>-18556</text:p>
          </table:table-cell>
          <table:table-cell office:value-type="float" office:value="-2880">
            <text:p>-2880</text:p>
          </table:table-cell>
          <table:table-cell office:value-type="float" office:value="23.45">
            <text:p>23.45</text:p>
          </table:table-cell>
          <table:table-cell office:value-type="float" office:value="-21995">
            <text:p>-21995</text:p>
          </table:table-cell>
          <table:table-cell office:value-type="float" office:value="-9466">
            <text:p>-9466</text:p>
          </table:table-cell>
          <table:table-cell office:value-type="float" office:value="-14897">
            <text:p>-14897</text:p>
          </table:table-cell>
          <table:table-cell/>
          <table:table-cell table:formula="of:=[.A66]/16384" office:value-type="float" office:value="1.064453125">
            <text:p>1.06</text:p>
          </table:table-cell>
          <table:table-cell table:formula="of:=[.B66]/16384" office:value-type="float" office:value="-1.132568359375">
            <text:p>-1.13</text:p>
          </table:table-cell>
          <table:table-cell table:formula="of:=[.C66]/16384" office:value-type="float" office:value="-0.17578125">
            <text:p>-0.18</text:p>
          </table:table-cell>
          <table:table-cell table:formula="of:=[.D66]" office:value-type="float" office:value="23.45">
            <text:p>23.45</text:p>
          </table:table-cell>
          <table:table-cell table:formula="of:=[.E66]/(131*250)" office:value-type="float" office:value="-0.671603053435114">
            <text:p>-0.67</text:p>
          </table:table-cell>
          <table:table-cell table:formula="of:=[.F66]/(131*250)" office:value-type="float" office:value="-0.289038167938931">
            <text:p>-0.29</text:p>
          </table:table-cell>
          <table:table-cell table:formula="of:=[.G66]/(131*250)" office:value-type="float" office:value="-0.454870229007634">
            <text:p>-0.45</text:p>
          </table:table-cell>
          <table:table-cell/>
          <table:table-cell table:formula="of:=[.Q65]+([.I65]-[.I$164])*1/3" office:value-type="float" office:value="2.26566433376736">
            <text:p>2.27</text:p>
          </table:table-cell>
          <table:table-cell table:formula="of:=[.R65]+([.J65]-[.J$164])*1/3" office:value-type="float" office:value="-1.01908094618056">
            <text:p>-1.02</text:p>
          </table:table-cell>
          <table:table-cell table:formula="of:=[.S65]+([.K65]-[.K$164])*1/3" office:value-type="float" office:value="-0.972275119357639">
            <text:p>-0.97</text:p>
          </table:table-cell>
          <table:table-cell table:formula="of:=[.L66]" office:value-type="float" office:value="23.45">
            <text:p>23.45</text:p>
          </table:table-cell>
          <table:table-cell table:formula="of:=[.U65]+[.M65]-[.M$164]" office:value-type="float" office:value="0.892751145038168">
            <text:p>0.89</text:p>
          </table:table-cell>
          <table:table-cell table:formula="of:=[.V65]+[.N65]-[.N$164]" office:value-type="float" office:value="-0.386963867684479">
            <text:p>-0.39</text:p>
          </table:table-cell>
          <table:table-cell table:formula="of:=[.W65]+[.O65]-[.O$164]" office:value-type="float" office:value="0.430438676844783">
            <text:p>0.43</text:p>
          </table:table-cell>
          <table:table-cell/>
          <table:table-cell table:formula="of:=[.Y65]+[.Q66]+0.5*([.Q66]-[.Q65])" office:value-type="float" office:value="48.6028503417969">
            <text:p>48.6</text:p>
          </table:table-cell>
          <table:table-cell table:formula="of:=[.Z65]+[.R66]+0.5*([.R66]-[.R65])" office:value-type="float" office:value="-22.6385009765625">
            <text:p>-22.6</text:p>
          </table:table-cell>
          <table:table-cell table:formula="of:=[.AA65]+[.S66]+0.5*([.S66]-[.S65])" office:value-type="float" office:value="-22.1762552897135">
            <text:p>-22.2</text:p>
          </table:table-cell>
          <table:table-cell/>
          <table:table-cell table:formula="of:=MOD([.AC65]+[.U66]+0.5*([.U66]-[.U65]);360)" office:value-type="float" office:value="5.10194809160311">
            <text:p>5.1</text:p>
          </table:table-cell>
          <table:table-cell table:formula="of:=MOD([.AD65]+[.V66]+0.5*([.V66]-[.V65]);360)" office:value-type="float" office:value="347.448451908397">
            <text:p>347.4</text:p>
          </table:table-cell>
          <table:table-cell table:formula="of:=MOD([.AE65]+[.W66]+0.5*([.W66]-[.W65]);360)" office:value-type="float" office:value="14.6407969465649">
            <text:p>14.6</text:p>
          </table:table-cell>
        </table:table-row>
        <table:table-row table:style-name="ro1">
          <table:table-cell office:value-type="float" office:value="22812">
            <text:p>22812</text:p>
          </table:table-cell>
          <table:table-cell office:value-type="float" office:value="-7288">
            <text:p>-7288</text:p>
          </table:table-cell>
          <table:table-cell office:value-type="float" office:value="-148">
            <text:p>-148</text:p>
          </table:table-cell>
          <table:table-cell office:value-type="float" office:value="23.4">
            <text:p>23.4</text:p>
          </table:table-cell>
          <table:table-cell office:value-type="float" office:value="14074">
            <text:p>14074</text:p>
          </table:table-cell>
          <table:table-cell office:value-type="float" office:value="23211">
            <text:p>23211</text:p>
          </table:table-cell>
          <table:table-cell office:value-type="float" office:value="17916">
            <text:p>17916</text:p>
          </table:table-cell>
          <table:table-cell/>
          <table:table-cell table:formula="of:=[.A67]/16384" office:value-type="float" office:value="1.392333984375">
            <text:p>1.39</text:p>
          </table:table-cell>
          <table:table-cell table:formula="of:=[.B67]/16384" office:value-type="float" office:value="-0.44482421875">
            <text:p>-0.44</text:p>
          </table:table-cell>
          <table:table-cell table:formula="of:=[.C67]/16384" office:value-type="float" office:value="-0.009033203125">
            <text:p>-0.01</text:p>
          </table:table-cell>
          <table:table-cell table:formula="of:=[.D67]" office:value-type="float" office:value="23.4">
            <text:p>23.40</text:p>
          </table:table-cell>
          <table:table-cell table:formula="of:=[.E67]/(131*250)" office:value-type="float" office:value="0.429740458015267">
            <text:p>0.43</text:p>
          </table:table-cell>
          <table:table-cell table:formula="of:=[.F67]/(131*250)" office:value-type="float" office:value="0.708732824427481">
            <text:p>0.71</text:p>
          </table:table-cell>
          <table:table-cell table:formula="of:=[.G67]/(131*250)" office:value-type="float" office:value="0.547053435114504">
            <text:p>0.55</text:p>
          </table:table-cell>
          <table:table-cell/>
          <table:table-cell table:formula="of:=[.Q66]+([.I66]-[.I$164])*1/3" office:value-type="float" office:value="2.30431450737847">
            <text:p>2.30</text:p>
          </table:table-cell>
          <table:table-cell table:formula="of:=[.R66]+([.J66]-[.J$164])*1/3" office:value-type="float" office:value="-1.32571072048611">
            <text:p>-1.33</text:p>
          </table:table-cell>
          <table:table-cell table:formula="of:=[.S66]+([.K66]-[.K$164])*1/3" office:value-type="float" office:value="-1.09859890407986">
            <text:p>-1.10</text:p>
          </table:table-cell>
          <table:table-cell table:formula="of:=[.L67]" office:value-type="float" office:value="23.4">
            <text:p>23.40</text:p>
          </table:table-cell>
          <table:table-cell table:formula="of:=[.U66]+[.M66]-[.M$164]" office:value-type="float" office:value="0.213465648854962">
            <text:p>0.21</text:p>
          </table:table-cell>
          <table:table-cell table:formula="of:=[.V66]+[.N66]-[.N$164]" office:value-type="float" office:value="-0.677567430025446">
            <text:p>-0.68</text:p>
          </table:table-cell>
          <table:table-cell table:formula="of:=[.W66]+[.O66]-[.O$164]" office:value-type="float" office:value="-0.0295165394402042">
            <text:p>-0.03</text:p>
          </table:table-cell>
          <table:table-cell/>
          <table:table-cell table:formula="of:=[.Y66]+[.Q67]+0.5*([.Q67]-[.Q66])" office:value-type="float" office:value="50.9264899359809">
            <text:p>50.9</text:p>
          </table:table-cell>
          <table:table-cell table:formula="of:=[.Z66]+[.R67]+0.5*([.R67]-[.R66])" office:value-type="float" office:value="-24.1175265842014">
            <text:p>-24.1</text:p>
          </table:table-cell>
          <table:table-cell table:formula="of:=[.AA66]+[.S67]+0.5*([.S67]-[.S66])" office:value-type="float" office:value="-23.3380160861545">
            <text:p>-23.3</text:p>
          </table:table-cell>
          <table:table-cell/>
          <table:table-cell table:formula="of:=MOD([.AC66]+[.U67]+0.5*([.U67]-[.U66]);360)" office:value-type="float" office:value="4.97577099236647">
            <text:p>5.0</text:p>
          </table:table-cell>
          <table:table-cell table:formula="of:=MOD([.AD66]+[.V67]+0.5*([.V67]-[.V66]);360)" office:value-type="float" office:value="346.625582697201">
            <text:p>346.6</text:p>
          </table:table-cell>
          <table:table-cell table:formula="of:=MOD([.AE66]+[.W67]+0.5*([.W67]-[.W66]);360)" office:value-type="float" office:value="14.3813027989822">
            <text:p>14.4</text:p>
          </table:table-cell>
        </table:table-row>
        <table:table-row table:style-name="ro1">
          <table:table-cell office:value-type="float" office:value="15676">
            <text:p>15676</text:p>
          </table:table-cell>
          <table:table-cell office:value-type="float" office:value="-6288">
            <text:p>-6288</text:p>
          </table:table-cell>
          <table:table-cell office:value-type="float" office:value="5352">
            <text:p>5352</text:p>
          </table:table-cell>
          <table:table-cell office:value-type="float" office:value="23.35">
            <text:p>23.35</text:p>
          </table:table-cell>
          <table:table-cell office:value-type="float" office:value="4941">
            <text:p>4941</text:p>
          </table:table-cell>
          <table:table-cell office:value-type="float" office:value="-12302">
            <text:p>-12302</text:p>
          </table:table-cell>
          <table:table-cell office:value-type="float" office:value="4966">
            <text:p>4966</text:p>
          </table:table-cell>
          <table:table-cell/>
          <table:table-cell table:formula="of:=[.A68]/16384" office:value-type="float" office:value="0.956787109375">
            <text:p>0.96</text:p>
          </table:table-cell>
          <table:table-cell table:formula="of:=[.B68]/16384" office:value-type="float" office:value="-0.3837890625">
            <text:p>-0.38</text:p>
          </table:table-cell>
          <table:table-cell table:formula="of:=[.C68]/16384" office:value-type="float" office:value="0.32666015625">
            <text:p>0.33</text:p>
          </table:table-cell>
          <table:table-cell table:formula="of:=[.D68]" office:value-type="float" office:value="23.35">
            <text:p>23.35</text:p>
          </table:table-cell>
          <table:table-cell table:formula="of:=[.E68]/(131*250)" office:value-type="float" office:value="0.150870229007634">
            <text:p>0.15</text:p>
          </table:table-cell>
          <table:table-cell table:formula="of:=[.F68]/(131*250)" office:value-type="float" office:value="-0.37563358778626">
            <text:p>-0.38</text:p>
          </table:table-cell>
          <table:table-cell table:formula="of:=[.G68]/(131*250)" office:value-type="float" office:value="0.15163358778626">
            <text:p>0.15</text:p>
          </table:table-cell>
          <table:table-cell/>
          <table:table-cell table:formula="of:=[.Q67]+([.I67]-[.I$164])*1/3" office:value-type="float" office:value="2.45225830078125">
            <text:p>2.45</text:p>
          </table:table-cell>
          <table:table-cell table:formula="of:=[.R67]+([.J67]-[.J$164])*1/3" office:value-type="float" office:value="-1.40309244791667">
            <text:p>-1.40</text:p>
          </table:table-cell>
          <table:table-cell table:formula="of:=[.S67]+([.K67]-[.K$164])*1/3" office:value-type="float" office:value="-1.16934000651042">
            <text:p>-1.17</text:p>
          </table:table-cell>
          <table:table-cell table:formula="of:=[.L68]" office:value-type="float" office:value="23.35">
            <text:p>23.35</text:p>
          </table:table-cell>
          <table:table-cell table:formula="of:=[.U67]+[.M67]-[.M$164]" office:value-type="float" office:value="0.635523664122138">
            <text:p>0.64</text:p>
          </table:table-cell>
          <table:table-cell table:formula="of:=[.V67]+[.N67]-[.N$164]" office:value-type="float" office:value="0.0295999999999996">
            <text:p>0.03</text:p>
          </table:table-cell>
          <table:table-cell table:formula="of:=[.W67]+[.O67]-[.O$164]" office:value-type="float" office:value="0.512451908396946">
            <text:p>0.51</text:p>
          </table:table-cell>
          <table:table-cell/>
          <table:table-cell table:formula="of:=[.Y67]+[.Q68]+0.5*([.Q68]-[.Q67])" office:value-type="float" office:value="53.4527201334636">
            <text:p>53.5</text:p>
          </table:table-cell>
          <table:table-cell table:formula="of:=[.Z67]+[.R68]+0.5*([.R68]-[.R67])" office:value-type="float" office:value="-25.5593098958333">
            <text:p>-25.6</text:p>
          </table:table-cell>
          <table:table-cell table:formula="of:=[.AA67]+[.S68]+0.5*([.S68]-[.S67])" office:value-type="float" office:value="-24.5427266438802">
            <text:p>-24.5</text:p>
          </table:table-cell>
          <table:table-cell/>
          <table:table-cell table:formula="of:=MOD([.AC67]+[.U68]+0.5*([.U68]-[.U67]);360)" office:value-type="float" office:value="5.8223236641222">
            <text:p>5.8</text:p>
          </table:table-cell>
          <table:table-cell table:formula="of:=MOD([.AD67]+[.V68]+0.5*([.V68]-[.V67]);360)" office:value-type="float" office:value="347.008766412214">
            <text:p>347.0</text:p>
          </table:table-cell>
          <table:table-cell table:formula="of:=MOD([.AE67]+[.W68]+0.5*([.W68]-[.W67]);360)" office:value-type="float" office:value="15.1647389312977">
            <text:p>15.2</text:p>
          </table:table-cell>
        </table:table-row>
        <table:table-row table:style-name="ro1">
          <table:table-cell office:value-type="float" office:value="18892">
            <text:p>18892</text:p>
          </table:table-cell>
          <table:table-cell office:value-type="float" office:value="-1368">
            <text:p>-1368</text:p>
          </table:table-cell>
          <table:table-cell office:value-type="float" office:value="2768">
            <text:p>2768</text:p>
          </table:table-cell>
          <table:table-cell office:value-type="float" office:value="23.54">
            <text:p>23.54</text:p>
          </table:table-cell>
          <table:table-cell office:value-type="float" office:value="32767">
            <text:p>32767</text:p>
          </table:table-cell>
          <table:table-cell office:value-type="float" office:value="-17606">
            <text:p>-17606</text:p>
          </table:table-cell>
          <table:table-cell office:value-type="float" office:value="1839">
            <text:p>1839</text:p>
          </table:table-cell>
          <table:table-cell/>
          <table:table-cell table:formula="of:=[.A69]/16384" office:value-type="float" office:value="1.153076171875">
            <text:p>1.15</text:p>
          </table:table-cell>
          <table:table-cell table:formula="of:=[.B69]/16384" office:value-type="float" office:value="-0.08349609375">
            <text:p>-0.08</text:p>
          </table:table-cell>
          <table:table-cell table:formula="of:=[.C69]/16384" office:value-type="float" office:value="0.1689453125">
            <text:p>0.17</text:p>
          </table:table-cell>
          <table:table-cell table:formula="of:=[.D69]" office:value-type="float" office:value="23.54">
            <text:p>23.54</text:p>
          </table:table-cell>
          <table:table-cell table:formula="of:=[.E69]/(131*250)" office:value-type="float" office:value="1.00051908396947">
            <text:p>1.00</text:p>
          </table:table-cell>
          <table:table-cell table:formula="of:=[.F69]/(131*250)" office:value-type="float" office:value="-0.537587786259542">
            <text:p>-0.54</text:p>
          </table:table-cell>
          <table:table-cell table:formula="of:=[.G69]/(131*250)" office:value-type="float" office:value="0.0561526717557252">
            <text:p>0.06</text:p>
          </table:table-cell>
          <table:table-cell/>
          <table:table-cell table:formula="of:=[.Q68]+([.I68]-[.I$164])*1/3" office:value-type="float" office:value="2.45501980251736">
            <text:p>2.46</text:p>
          </table:table-cell>
          <table:table-cell table:formula="of:=[.R68]+([.J68]-[.J$164])*1/3" office:value-type="float" office:value="-1.46012912326389">
            <text:p>-1.46</text:p>
          </table:table-cell>
          <table:table-cell table:formula="of:=[.S68]+([.K68]-[.K$164])*1/3" office:value-type="float" office:value="-1.12818332248264">
            <text:p>-1.13</text:p>
          </table:table-cell>
          <table:table-cell table:formula="of:=[.L69]" office:value-type="float" office:value="23.54">
            <text:p>23.54</text:p>
          </table:table-cell>
          <table:table-cell table:formula="of:=[.U68]+[.M68]-[.M$164]" office:value-type="float" office:value="0.77871145038168">
            <text:p>0.78</text:p>
          </table:table-cell>
          <table:table-cell table:formula="of:=[.V68]+[.N68]-[.N$164]" office:value-type="float" office:value="-0.347598982188296">
            <text:p>-0.35</text:p>
          </table:table-cell>
          <table:table-cell table:formula="of:=[.W68]+[.O68]-[.O$164]" office:value-type="float" office:value="0.659000508905852">
            <text:p>0.66</text:p>
          </table:table-cell>
          <table:table-cell/>
          <table:table-cell table:formula="of:=[.Y68]+[.Q69]+0.5*([.Q69]-[.Q68])" office:value-type="float" office:value="55.909120686849">
            <text:p>55.9</text:p>
          </table:table-cell>
          <table:table-cell table:formula="of:=[.Z68]+[.R69]+0.5*([.R69]-[.R68])" office:value-type="float" office:value="-27.0479573567708">
            <text:p>-27.0</text:p>
          </table:table-cell>
          <table:table-cell table:formula="of:=[.AA68]+[.S69]+0.5*([.S69]-[.S68])" office:value-type="float" office:value="-25.650331624349">
            <text:p>-25.7</text:p>
          </table:table-cell>
          <table:table-cell/>
          <table:table-cell table:formula="of:=MOD([.AC68]+[.U69]+0.5*([.U69]-[.U68]);360)" office:value-type="float" office:value="6.67262900763365">
            <text:p>6.7</text:p>
          </table:table-cell>
          <table:table-cell table:formula="of:=MOD([.AD68]+[.V69]+0.5*([.V69]-[.V68]);360)" office:value-type="float" office:value="346.472567938931">
            <text:p>346.5</text:p>
          </table:table-cell>
          <table:table-cell table:formula="of:=MOD([.AE68]+[.W69]+0.5*([.W69]-[.W68]);360)" office:value-type="float" office:value="15.897013740458">
            <text:p>15.9</text:p>
          </table:table-cell>
        </table:table-row>
        <table:table-row table:style-name="ro1">
          <table:table-cell office:value-type="float" office:value="15964">
            <text:p>15964</text:p>
          </table:table-cell>
          <table:table-cell office:value-type="float" office:value="-4284">
            <text:p>-4284</text:p>
          </table:table-cell>
          <table:table-cell office:value-type="float" office:value="3744">
            <text:p>3744</text:p>
          </table:table-cell>
          <table:table-cell office:value-type="float" office:value="23.4">
            <text:p>23.4</text:p>
          </table:table-cell>
          <table:table-cell office:value-type="float" office:value="122">
            <text:p>122</text:p>
          </table:table-cell>
          <table:table-cell office:value-type="float" office:value="-8">
            <text:p>-8</text:p>
          </table:table-cell>
          <table:table-cell office:value-type="float" office:value="453">
            <text:p>453</text:p>
          </table:table-cell>
          <table:table-cell/>
          <table:table-cell table:formula="of:=[.A70]/16384" office:value-type="float" office:value="0.974365234375">
            <text:p>0.97</text:p>
          </table:table-cell>
          <table:table-cell table:formula="of:=[.B70]/16384" office:value-type="float" office:value="-0.261474609375">
            <text:p>-0.26</text:p>
          </table:table-cell>
          <table:table-cell table:formula="of:=[.C70]/16384" office:value-type="float" office:value="0.228515625">
            <text:p>0.23</text:p>
          </table:table-cell>
          <table:table-cell table:formula="of:=[.D70]" office:value-type="float" office:value="23.4">
            <text:p>23.40</text:p>
          </table:table-cell>
          <table:table-cell table:formula="of:=[.E70]/(131*250)" office:value-type="float" office:value="0.00372519083969466">
            <text:p>0.00</text:p>
          </table:table-cell>
          <table:table-cell table:formula="of:=[.F70]/(131*250)" office:value-type="float" office:value="-0.000244274809160305">
            <text:p>0.00</text:p>
          </table:table-cell>
          <table:table-cell table:formula="of:=[.G70]/(131*250)" office:value-type="float" office:value="0.0138320610687023">
            <text:p>0.01</text:p>
          </table:table-cell>
          <table:table-cell/>
          <table:table-cell table:formula="of:=[.Q69]+([.I69]-[.I$164])*1/3" office:value-type="float" office:value="2.52321099175347">
            <text:p>2.52</text:p>
          </table:table-cell>
          <table:table-cell table:formula="of:=[.R69]+([.J69]-[.J$164])*1/3" office:value-type="float" office:value="-1.41706814236111">
            <text:p>-1.42</text:p>
          </table:table-cell>
          <table:table-cell table:formula="of:=[.S69]+([.K69]-[.K$164])*1/3" office:value-type="float" office:value="-1.13959825303819">
            <text:p>-1.14</text:p>
          </table:table-cell>
          <table:table-cell table:formula="of:=[.L70]" office:value-type="float" office:value="23.4">
            <text:p>23.40</text:p>
          </table:table-cell>
          <table:table-cell table:formula="of:=[.U69]+[.M69]-[.M$164]" office:value-type="float" office:value="1.77154809160305">
            <text:p>1.77</text:p>
          </table:table-cell>
          <table:table-cell table:formula="of:=[.V69]+[.N69]-[.N$164]" office:value-type="float" office:value="-0.886752162849873">
            <text:p>-0.89</text:p>
          </table:table-cell>
          <table:table-cell table:formula="of:=[.W69]+[.O69]-[.O$164]" office:value-type="float" office:value="0.710068193384223">
            <text:p>0.71</text:p>
          </table:table-cell>
          <table:table-cell/>
          <table:table-cell table:formula="of:=[.Y69]+[.Q70]+0.5*([.Q70]-[.Q69])" office:value-type="float" office:value="58.4664272732205">
            <text:p>58.5</text:p>
          </table:table-cell>
          <table:table-cell table:formula="of:=[.Z69]+[.R70]+0.5*([.R70]-[.R69])" office:value-type="float" office:value="-28.4434950086805">
            <text:p>-28.4</text:p>
          </table:table-cell>
          <table:table-cell table:formula="of:=[.AA69]+[.S70]+0.5*([.S70]-[.S69])" office:value-type="float" office:value="-26.7956373426649">
            <text:p>-26.8</text:p>
          </table:table-cell>
          <table:table-cell/>
          <table:table-cell table:formula="of:=MOD([.AC69]+[.U70]+0.5*([.U70]-[.U69]);360)" office:value-type="float" office:value="8.94059541984739">
            <text:p>8.9</text:p>
          </table:table-cell>
          <table:table-cell table:formula="of:=MOD([.AD69]+[.V70]+0.5*([.V70]-[.V69]);360)" office:value-type="float" office:value="345.316239185751">
            <text:p>345.3</text:p>
          </table:table-cell>
          <table:table-cell table:formula="of:=MOD([.AE69]+[.W70]+0.5*([.W70]-[.W69]);360)" office:value-type="float" office:value="16.6326157760814">
            <text:p>16.6</text:p>
          </table:table-cell>
        </table:table-row>
        <table:table-row table:style-name="ro1">
          <table:table-cell office:value-type="float" office:value="15616">
            <text:p>15616</text:p>
          </table:table-cell>
          <table:table-cell office:value-type="float" office:value="-4308">
            <text:p>-4308</text:p>
          </table:table-cell>
          <table:table-cell office:value-type="float" office:value="4076">
            <text:p>4076</text:p>
          </table:table-cell>
          <table:table-cell office:value-type="float" office:value="23.49">
            <text:p>23.49</text:p>
          </table:table-cell>
          <table:table-cell office:value-type="float" office:value="581">
            <text:p>581</text:p>
          </table:table-cell>
          <table:table-cell office:value-type="float" office:value="534">
            <text:p>534</text:p>
          </table:table-cell>
          <table:table-cell office:value-type="float" office:value="218">
            <text:p>218</text:p>
          </table:table-cell>
          <table:table-cell/>
          <table:table-cell table:formula="of:=[.A71]/16384" office:value-type="float" office:value="0.953125">
            <text:p>0.95</text:p>
          </table:table-cell>
          <table:table-cell table:formula="of:=[.B71]/16384" office:value-type="float" office:value="-0.262939453125">
            <text:p>-0.26</text:p>
          </table:table-cell>
          <table:table-cell table:formula="of:=[.C71]/16384" office:value-type="float" office:value="0.248779296875">
            <text:p>0.25</text:p>
          </table:table-cell>
          <table:table-cell table:formula="of:=[.D71]" office:value-type="float" office:value="23.49">
            <text:p>23.49</text:p>
          </table:table-cell>
          <table:table-cell table:formula="of:=[.E71]/(131*250)" office:value-type="float" office:value="0.0177404580152672">
            <text:p>0.02</text:p>
          </table:table-cell>
          <table:table-cell table:formula="of:=[.F71]/(131*250)" office:value-type="float" office:value="0.0163053435114504">
            <text:p>0.02</text:p>
          </table:table-cell>
          <table:table-cell table:formula="of:=[.G71]/(131*250)" office:value-type="float" office:value="0.00665648854961832">
            <text:p>0.01</text:p>
          </table:table-cell>
          <table:table-cell/>
          <table:table-cell table:formula="of:=[.Q70]+([.I70]-[.I$164])*1/3" office:value-type="float" office:value="2.53183186848958">
            <text:p>2.53</text:p>
          </table:table-cell>
          <table:table-cell table:formula="of:=[.R70]+([.J70]-[.J$164])*1/3" office:value-type="float" office:value="-1.43333333333333">
            <text:p>-1.43</text:p>
          </table:table-cell>
          <table:table-cell table:formula="of:=[.S70]+([.K70]-[.K$164])*1/3" office:value-type="float" office:value="-1.13115641276042">
            <text:p>-1.13</text:p>
          </table:table-cell>
          <table:table-cell table:formula="of:=[.L71]" office:value-type="float" office:value="23.49">
            <text:p>23.49</text:p>
          </table:table-cell>
          <table:table-cell table:formula="of:=[.U70]+[.M70]-[.M$164]" office:value-type="float" office:value="1.76759083969466">
            <text:p>1.77</text:p>
          </table:table-cell>
          <table:table-cell table:formula="of:=[.V70]+[.N70]-[.N$164]" office:value-type="float" office:value="-0.888561832061069">
            <text:p>-0.89</text:p>
          </table:table-cell>
          <table:table-cell table:formula="of:=[.W70]+[.O70]-[.O$164]" office:value-type="float" office:value="0.718815267175572">
            <text:p>0.72</text:p>
          </table:table-cell>
          <table:table-cell/>
          <table:table-cell table:formula="of:=[.Y70]+[.Q71]+0.5*([.Q71]-[.Q70])" office:value-type="float" office:value="61.0025695800782">
            <text:p>61.0</text:p>
          </table:table-cell>
          <table:table-cell table:formula="of:=[.Z70]+[.R71]+0.5*([.R71]-[.R70])" office:value-type="float" office:value="-29.8849609375">
            <text:p>-29.9</text:p>
          </table:table-cell>
          <table:table-cell table:formula="of:=[.AA70]+[.S71]+0.5*([.S71]-[.S70])" office:value-type="float" office:value="-27.9225728352865">
            <text:p>-27.9</text:p>
          </table:table-cell>
          <table:table-cell/>
          <table:table-cell table:formula="of:=MOD([.AC70]+[.U71]+0.5*([.U71]-[.U70]);360)" office:value-type="float" office:value="10.7062076335878">
            <text:p>10.7</text:p>
          </table:table-cell>
          <table:table-cell table:formula="of:=MOD([.AD70]+[.V71]+0.5*([.V71]-[.V70]);360)" office:value-type="float" office:value="344.426772519084">
            <text:p>344.4</text:p>
          </table:table-cell>
          <table:table-cell table:formula="of:=MOD([.AE70]+[.W71]+0.5*([.W71]-[.W70]);360)" office:value-type="float" office:value="17.3558045801527">
            <text:p>17.4</text:p>
          </table:table-cell>
        </table:table-row>
        <table:table-row table:style-name="ro1">
          <table:table-cell office:value-type="float" office:value="15500">
            <text:p>15500</text:p>
          </table:table-cell>
          <table:table-cell office:value-type="float" office:value="-4332">
            <text:p>-4332</text:p>
          </table:table-cell>
          <table:table-cell office:value-type="float" office:value="4208">
            <text:p>4208</text:p>
          </table:table-cell>
          <table:table-cell office:value-type="float" office:value="23.4">
            <text:p>23.4</text:p>
          </table:table-cell>
          <table:table-cell office:value-type="float" office:value="185">
            <text:p>185</text:p>
          </table:table-cell>
          <table:table-cell office:value-type="float" office:value="-92">
            <text:p>-92</text:p>
          </table:table-cell>
          <table:table-cell office:value-type="float" office:value="84">
            <text:p>84</text:p>
          </table:table-cell>
          <table:table-cell/>
          <table:table-cell table:formula="of:=[.A72]/16384" office:value-type="float" office:value="0.946044921875">
            <text:p>0.95</text:p>
          </table:table-cell>
          <table:table-cell table:formula="of:=[.B72]/16384" office:value-type="float" office:value="-0.264404296875">
            <text:p>-0.26</text:p>
          </table:table-cell>
          <table:table-cell table:formula="of:=[.C72]/16384" office:value-type="float" office:value="0.2568359375">
            <text:p>0.26</text:p>
          </table:table-cell>
          <table:table-cell table:formula="of:=[.D72]" office:value-type="float" office:value="23.4">
            <text:p>23.40</text:p>
          </table:table-cell>
          <table:table-cell table:formula="of:=[.E72]/(131*250)" office:value-type="float" office:value="0.00564885496183206">
            <text:p>0.01</text:p>
          </table:table-cell>
          <table:table-cell table:formula="of:=[.F72]/(131*250)" office:value-type="float" office:value="-0.00280916030534351">
            <text:p>0.00</text:p>
          </table:table-cell>
          <table:table-cell table:formula="of:=[.G72]/(131*250)" office:value-type="float" office:value="0.00256488549618321">
            <text:p>0.00</text:p>
          </table:table-cell>
          <table:table-cell/>
          <table:table-cell table:formula="of:=[.Q71]+([.I71]-[.I$164])*1/3" office:value-type="float" office:value="2.53337266710069">
            <text:p>2.53</text:p>
          </table:table-cell>
          <table:table-cell table:formula="of:=[.R71]+([.J71]-[.J$164])*1/3" office:value-type="float" office:value="-1.45008680555556">
            <text:p>-1.45</text:p>
          </table:table-cell>
          <table:table-cell table:formula="of:=[.S71]+([.K71]-[.K$164])*1/3" office:value-type="float" office:value="-1.11596001519097">
            <text:p>-1.12</text:p>
          </table:table-cell>
          <table:table-cell table:formula="of:=[.L72]" office:value-type="float" office:value="23.4">
            <text:p>23.40</text:p>
          </table:table-cell>
          <table:table-cell table:formula="of:=[.U71]+[.M71]-[.M$164]" office:value-type="float" office:value="1.77764885496183">
            <text:p>1.78</text:p>
          </table:table-cell>
          <table:table-cell table:formula="of:=[.V71]+[.N71]-[.N$164]" office:value-type="float" office:value="-0.873821882951654">
            <text:p>-0.87</text:p>
          </table:table-cell>
          <table:table-cell table:formula="of:=[.W71]+[.O71]-[.O$164]" office:value-type="float" office:value="0.720386768447836">
            <text:p>0.72</text:p>
          </table:table-cell>
          <table:table-cell/>
          <table:table-cell table:formula="of:=[.Y71]+[.Q72]+0.5*([.Q72]-[.Q71])" office:value-type="float" office:value="63.5367126464844">
            <text:p>63.5</text:p>
          </table:table-cell>
          <table:table-cell table:formula="of:=[.Z71]+[.R72]+0.5*([.R72]-[.R71])" office:value-type="float" office:value="-31.3434244791667">
            <text:p>-31.3</text:p>
          </table:table-cell>
          <table:table-cell table:formula="of:=[.AA71]+[.S72]+0.5*([.S72]-[.S71])" office:value-type="float" office:value="-29.0309346516927">
            <text:p>-29.0</text:p>
          </table:table-cell>
          <table:table-cell/>
          <table:table-cell table:formula="of:=MOD([.AC71]+[.U72]+0.5*([.U72]-[.U71]);360)" office:value-type="float" office:value="12.4888854961833">
            <text:p>12.5</text:p>
          </table:table-cell>
          <table:table-cell table:formula="of:=MOD([.AD71]+[.V72]+0.5*([.V72]-[.V71]);360)" office:value-type="float" office:value="343.560320610687">
            <text:p>343.6</text:p>
          </table:table-cell>
          <table:table-cell table:formula="of:=MOD([.AE71]+[.W72]+0.5*([.W72]-[.W71]);360)" office:value-type="float" office:value="18.0769770992366">
            <text:p>18.1</text:p>
          </table:table-cell>
        </table:table-row>
        <table:table-row table:style-name="ro1">
          <table:table-cell office:value-type="float" office:value="15644">
            <text:p>15644</text:p>
          </table:table-cell>
          <table:table-cell office:value-type="float" office:value="-4216">
            <text:p>-4216</text:p>
          </table:table-cell>
          <table:table-cell office:value-type="float" office:value="4060">
            <text:p>4060</text:p>
          </table:table-cell>
          <table:table-cell office:value-type="float" office:value="23.4">
            <text:p>23.4</text:p>
          </table:table-cell>
          <table:table-cell office:value-type="float" office:value="183">
            <text:p>183</text:p>
          </table:table-cell>
          <table:table-cell office:value-type="float" office:value="-38">
            <text:p>-38</text:p>
          </table:table-cell>
          <table:table-cell office:value-type="float" office:value="166">
            <text:p>166</text:p>
          </table:table-cell>
          <table:table-cell/>
          <table:table-cell table:formula="of:=[.A73]/16384" office:value-type="float" office:value="0.954833984375">
            <text:p>0.95</text:p>
          </table:table-cell>
          <table:table-cell table:formula="of:=[.B73]/16384" office:value-type="float" office:value="-0.25732421875">
            <text:p>-0.26</text:p>
          </table:table-cell>
          <table:table-cell table:formula="of:=[.C73]/16384" office:value-type="float" office:value="0.247802734375">
            <text:p>0.25</text:p>
          </table:table-cell>
          <table:table-cell table:formula="of:=[.D73]" office:value-type="float" office:value="23.4">
            <text:p>23.40</text:p>
          </table:table-cell>
          <table:table-cell table:formula="of:=[.E73]/(131*250)" office:value-type="float" office:value="0.00558778625954199">
            <text:p>0.01</text:p>
          </table:table-cell>
          <table:table-cell table:formula="of:=[.F73]/(131*250)" office:value-type="float" office:value="-0.00116030534351145">
            <text:p>0.00</text:p>
          </table:table-cell>
          <table:table-cell table:formula="of:=[.G73]/(131*250)" office:value-type="float" office:value="0.00506870229007634">
            <text:p>0.01</text:p>
          </table:table-cell>
          <table:table-cell/>
          <table:table-cell table:formula="of:=[.Q72]+([.I72]-[.I$164])*1/3" office:value-type="float" office:value="2.53255343967014">
            <text:p>2.53</text:p>
          </table:table-cell>
          <table:table-cell table:formula="of:=[.R72]+([.J72]-[.J$164])*1/3" office:value-type="float" office:value="-1.46732855902778">
            <text:p>-1.47</text:p>
          </table:table-cell>
          <table:table-cell table:formula="of:=[.S72]+([.K72]-[.K$164])*1/3" office:value-type="float" office:value="-1.09807807074653">
            <text:p>-1.10</text:p>
          </table:table-cell>
          <table:table-cell table:formula="of:=[.L73]" office:value-type="float" office:value="23.4">
            <text:p>23.40</text:p>
          </table:table-cell>
          <table:table-cell table:formula="of:=[.U72]+[.M72]-[.M$164]" office:value-type="float" office:value="1.77561526717557">
            <text:p>1.78</text:p>
          </table:table-cell>
          <table:table-cell table:formula="of:=[.V72]+[.N72]-[.N$164]" office:value-type="float" office:value="-0.878196437659033">
            <text:p>-0.88</text:p>
          </table:table-cell>
          <table:table-cell table:formula="of:=[.W72]+[.O72]-[.O$164]" office:value-type="float" office:value="0.717866666666666">
            <text:p>0.72</text:p>
          </table:table-cell>
          <table:table-cell/>
          <table:table-cell table:formula="of:=[.Y72]+[.Q73]+0.5*([.Q73]-[.Q72])" office:value-type="float" office:value="66.0688564724393">
            <text:p>66.1</text:p>
          </table:table-cell>
          <table:table-cell table:formula="of:=[.Z72]+[.R73]+0.5*([.R73]-[.R72])" office:value-type="float" office:value="-32.8193739149305">
            <text:p>-32.8</text:p>
          </table:table-cell>
          <table:table-cell table:formula="of:=[.AA72]+[.S73]+0.5*([.S73]-[.S72])" office:value-type="float" office:value="-30.120071750217">
            <text:p>-30.1</text:p>
          </table:table-cell>
          <table:table-cell/>
          <table:table-cell table:formula="of:=MOD([.AC72]+[.U73]+0.5*([.U73]-[.U72]);360)" office:value-type="float" office:value="14.2634839694657">
            <text:p>14.3</text:p>
          </table:table-cell>
          <table:table-cell table:formula="of:=MOD([.AD72]+[.V73]+0.5*([.V73]-[.V72]);360)" office:value-type="float" office:value="342.679936895674">
            <text:p>342.7</text:p>
          </table:table-cell>
          <table:table-cell table:formula="of:=MOD([.AE72]+[.W73]+0.5*([.W73]-[.W72]);360)" office:value-type="float" office:value="18.7935837150127">
            <text:p>18.8</text:p>
          </table:table-cell>
        </table:table-row>
        <table:table-row table:style-name="ro1">
          <table:table-cell office:value-type="float" office:value="15616">
            <text:p>15616</text:p>
          </table:table-cell>
          <table:table-cell office:value-type="float" office:value="-4288">
            <text:p>-4288</text:p>
          </table:table-cell>
          <table:table-cell office:value-type="float" office:value="4216">
            <text:p>4216</text:p>
          </table:table-cell>
          <table:table-cell office:value-type="float" office:value="23.45">
            <text:p>23.45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/>
          <table:table-cell table:formula="of:=[.A74]/16384" office:value-type="float" office:value="0.953125">
            <text:p>0.95</text:p>
          </table:table-cell>
          <table:table-cell table:formula="of:=[.B74]/16384" office:value-type="float" office:value="-0.26171875">
            <text:p>-0.26</text:p>
          </table:table-cell>
          <table:table-cell table:formula="of:=[.C74]/16384" office:value-type="float" office:value="0.25732421875">
            <text:p>0.26</text:p>
          </table:table-cell>
          <table:table-cell table:formula="of:=[.D74]" office:value-type="float" office:value="23.45">
            <text:p>23.45</text:p>
          </table:table-cell>
          <table:table-cell table:formula="of:=[.E74]/(131*250)" office:value-type="float" office:value="0.00717557251908397">
            <text:p>0.01</text:p>
          </table:table-cell>
          <table:table-cell table:formula="of:=[.F74]/(131*250)" office:value-type="float" office:value="0.0000305343511450382">
            <text:p>0.00</text:p>
          </table:table-cell>
          <table:table-cell table:formula="of:=[.G74]/(131*250)" office:value-type="float" office:value="0.00574045801526718">
            <text:p>0.01</text:p>
          </table:table-cell>
          <table:table-cell/>
          <table:table-cell table:formula="of:=[.Q73]+([.I73]-[.I$164])*1/3" office:value-type="float" office:value="2.53466389973958">
            <text:p>2.53</text:p>
          </table:table-cell>
          <table:table-cell table:formula="of:=[.R73]+([.J73]-[.J$164])*1/3" office:value-type="float" office:value="-1.48221028645833">
            <text:p>-1.48</text:p>
          </table:table-cell>
          <table:table-cell table:formula="of:=[.S73]+([.K73]-[.K$164])*1/3" office:value-type="float" office:value="-1.08320719401042">
            <text:p>-1.08</text:p>
          </table:table-cell>
          <table:table-cell table:formula="of:=[.L74]" office:value-type="float" office:value="23.45">
            <text:p>23.45</text:p>
          </table:table-cell>
          <table:table-cell table:formula="of:=[.U73]+[.M73]-[.M$164]" office:value-type="float" office:value="1.77352061068702">
            <text:p>1.77</text:p>
          </table:table-cell>
          <table:table-cell table:formula="of:=[.V73]+[.N73]-[.N$164]" office:value-type="float" office:value="-0.880922137404581">
            <text:p>-0.88</text:p>
          </table:table-cell>
          <table:table-cell table:formula="of:=[.W73]+[.O73]-[.O$164]" office:value-type="float" office:value="0.717850381679388">
            <text:p>0.72</text:p>
          </table:table-cell>
          <table:table-cell/>
          <table:table-cell table:formula="of:=[.Y73]+[.Q74]+0.5*([.Q74]-[.Q73])" office:value-type="float" office:value="68.6045756022136">
            <text:p>68.6</text:p>
          </table:table-cell>
          <table:table-cell table:formula="of:=[.Z73]+[.R74]+0.5*([.R74]-[.R73])" office:value-type="float" office:value="-34.3090250651042">
            <text:p>-34.3</text:p>
          </table:table-cell>
          <table:table-cell table:formula="of:=[.AA73]+[.S74]+0.5*([.S74]-[.S73])" office:value-type="float" office:value="-31.1958435058594">
            <text:p>-31.2</text:p>
          </table:table-cell>
          <table:table-cell/>
          <table:table-cell table:formula="of:=MOD([.AC73]+[.U74]+0.5*([.U74]-[.U73]);360)" office:value-type="float" office:value="16.0359572519085">
            <text:p>16.0</text:p>
          </table:table-cell>
          <table:table-cell table:formula="of:=MOD([.AD73]+[.V74]+0.5*([.V74]-[.V73]);360)" office:value-type="float" office:value="341.797651908397">
            <text:p>341.8</text:p>
          </table:table-cell>
          <table:table-cell table:formula="of:=MOD([.AE73]+[.W74]+0.5*([.W74]-[.W73]);360)" office:value-type="float" office:value="19.5114259541985">
            <text:p>19.5</text:p>
          </table:table-cell>
        </table:table-row>
        <table:table-row table:style-name="ro1">
          <table:table-cell office:value-type="float" office:value="15692">
            <text:p>15692</text:p>
          </table:table-cell>
          <table:table-cell office:value-type="float" office:value="-4324">
            <text:p>-4324</text:p>
          </table:table-cell>
          <table:table-cell office:value-type="float" office:value="4244">
            <text:p>4244</text:p>
          </table:table-cell>
          <table:table-cell office:value-type="float" office:value="23.45">
            <text:p>23.45</text:p>
          </table:table-cell>
          <table:table-cell office:value-type="float" office:value="194">
            <text:p>194</text:p>
          </table:table-cell>
          <table:table-cell office:value-type="float" office:value="-36">
            <text:p>-36</text:p>
          </table:table-cell>
          <table:table-cell office:value-type="float" office:value="185">
            <text:p>185</text:p>
          </table:table-cell>
          <table:table-cell/>
          <table:table-cell table:formula="of:=[.A75]/16384" office:value-type="float" office:value="0.957763671875">
            <text:p>0.96</text:p>
          </table:table-cell>
          <table:table-cell table:formula="of:=[.B75]/16384" office:value-type="float" office:value="-0.263916015625">
            <text:p>-0.26</text:p>
          </table:table-cell>
          <table:table-cell table:formula="of:=[.C75]/16384" office:value-type="float" office:value="0.259033203125">
            <text:p>0.26</text:p>
          </table:table-cell>
          <table:table-cell table:formula="of:=[.D75]" office:value-type="float" office:value="23.45">
            <text:p>23.45</text:p>
          </table:table-cell>
          <table:table-cell table:formula="of:=[.E75]/(131*250)" office:value-type="float" office:value="0.00592366412213741">
            <text:p>0.01</text:p>
          </table:table-cell>
          <table:table-cell table:formula="of:=[.F75]/(131*250)" office:value-type="float" office:value="-0.00109923664122137">
            <text:p>0.00</text:p>
          </table:table-cell>
          <table:table-cell table:formula="of:=[.G75]/(131*250)" office:value-type="float" office:value="0.00564885496183206">
            <text:p>0.01</text:p>
          </table:table-cell>
          <table:table-cell/>
          <table:table-cell table:formula="of:=[.Q74]+([.I74]-[.I$164])*1/3" office:value-type="float" office:value="2.53620469835069">
            <text:p>2.54</text:p>
          </table:table-cell>
          <table:table-cell table:formula="of:=[.R74]+([.J74]-[.J$164])*1/3" office:value-type="float" office:value="-1.49855685763889">
            <text:p>-1.50</text:p>
          </table:table-cell>
          <table:table-cell table:formula="of:=[.S74]+([.K74]-[.K$164])*1/3" office:value-type="float" office:value="-1.06516248914931">
            <text:p>-1.07</text:p>
          </table:table-cell>
          <table:table-cell table:formula="of:=[.L75]" office:value-type="float" office:value="23.45">
            <text:p>23.45</text:p>
          </table:table-cell>
          <table:table-cell table:formula="of:=[.U74]+[.M74]-[.M$164]" office:value-type="float" office:value="1.77301374045801">
            <text:p>1.77</text:p>
          </table:table-cell>
          <table:table-cell table:formula="of:=[.V74]+[.N74]-[.N$164]" office:value-type="float" office:value="-0.882456997455471">
            <text:p>-0.88</text:p>
          </table:table-cell>
          <table:table-cell table:formula="of:=[.W74]+[.O74]-[.O$164]" office:value-type="float" office:value="0.718505852417302">
            <text:p>0.72</text:p>
          </table:table-cell>
          <table:table-cell/>
          <table:table-cell table:formula="of:=[.Y74]+[.Q75]+0.5*([.Q75]-[.Q74])" office:value-type="float" office:value="71.1415506998698">
            <text:p>71.1</text:p>
          </table:table-cell>
          <table:table-cell table:formula="of:=[.Z74]+[.R75]+0.5*([.R75]-[.R74])" office:value-type="float" office:value="-35.8157552083333">
            <text:p>-35.8</text:p>
          </table:table-cell>
          <table:table-cell table:formula="of:=[.AA74]+[.S75]+0.5*([.S75]-[.S74])" office:value-type="float" office:value="-32.2519836425781">
            <text:p>-32.3</text:p>
          </table:table-cell>
          <table:table-cell/>
          <table:table-cell table:formula="of:=MOD([.AC74]+[.U75]+0.5*([.U75]-[.U74]);360)" office:value-type="float" office:value="17.808717557252">
            <text:p>17.8</text:p>
          </table:table-cell>
          <table:table-cell table:formula="of:=MOD([.AD74]+[.V75]+0.5*([.V75]-[.V74]);360)" office:value-type="float" office:value="340.914427480916">
            <text:p>340.9</text:p>
          </table:table-cell>
          <table:table-cell table:formula="of:=MOD([.AE74]+[.W75]+0.5*([.W75]-[.W74]);360)" office:value-type="float" office:value="20.2302595419847">
            <text:p>20.2</text:p>
          </table:table-cell>
        </table:table-row>
        <table:table-row table:style-name="ro1">
          <table:table-cell office:value-type="float" office:value="15600">
            <text:p>15600</text:p>
          </table:table-cell>
          <table:table-cell office:value-type="float" office:value="-4268">
            <text:p>-4268</text:p>
          </table:table-cell>
          <table:table-cell office:value-type="float" office:value="4120">
            <text:p>4120</text:p>
          </table:table-cell>
          <table:table-cell office:value-type="float" office:value="23.45">
            <text:p>23.45</text:p>
          </table:table-cell>
          <table:table-cell office:value-type="float" office:value="164">
            <text:p>164</text:p>
          </table:table-cell>
          <table:table-cell office:value-type="float" office:value="-37">
            <text:p>-37</text:p>
          </table:table-cell>
          <table:table-cell office:value-type="float" office:value="162">
            <text:p>162</text:p>
          </table:table-cell>
          <table:table-cell/>
          <table:table-cell table:formula="of:=[.A76]/16384" office:value-type="float" office:value="0.9521484375">
            <text:p>0.95</text:p>
          </table:table-cell>
          <table:table-cell table:formula="of:=[.B76]/16384" office:value-type="float" office:value="-0.260498046875">
            <text:p>-0.26</text:p>
          </table:table-cell>
          <table:table-cell table:formula="of:=[.C76]/16384" office:value-type="float" office:value="0.25146484375">
            <text:p>0.25</text:p>
          </table:table-cell>
          <table:table-cell table:formula="of:=[.D76]" office:value-type="float" office:value="23.45">
            <text:p>23.45</text:p>
          </table:table-cell>
          <table:table-cell table:formula="of:=[.E76]/(131*250)" office:value-type="float" office:value="0.00500763358778626">
            <text:p>0.01</text:p>
          </table:table-cell>
          <table:table-cell table:formula="of:=[.F76]/(131*250)" office:value-type="float" office:value="-0.00112977099236641">
            <text:p>0.00</text:p>
          </table:table-cell>
          <table:table-cell table:formula="of:=[.G76]/(131*250)" office:value-type="float" office:value="0.00494656488549618">
            <text:p>0.00</text:p>
          </table:table-cell>
          <table:table-cell/>
          <table:table-cell table:formula="of:=[.Q75]+([.I75]-[.I$164])*1/3" office:value-type="float" office:value="2.53929172092014">
            <text:p>2.54</text:p>
          </table:table-cell>
          <table:table-cell table:formula="of:=[.R75]+([.J75]-[.J$164])*1/3" office:value-type="float" office:value="-1.51563585069444">
            <text:p>-1.52</text:p>
          </table:table-cell>
          <table:table-cell table:formula="of:=[.S75]+([.K75]-[.K$164])*1/3" office:value-type="float" office:value="-1.04654812282986">
            <text:p>-1.05</text:p>
          </table:table-cell>
          <table:table-cell table:formula="of:=[.L76]" office:value-type="float" office:value="23.45">
            <text:p>23.45</text:p>
          </table:table-cell>
          <table:table-cell table:formula="of:=[.U75]+[.M75]-[.M$164]" office:value-type="float" office:value="1.77125496183206">
            <text:p>1.77</text:p>
          </table:table-cell>
          <table:table-cell table:formula="of:=[.V75]+[.N75]-[.N$164]" office:value-type="float" office:value="-0.885121628498728">
            <text:p>-0.89</text:p>
          </table:table-cell>
          <table:table-cell table:formula="of:=[.W75]+[.O75]-[.O$164]" office:value-type="float" office:value="0.71906972010178">
            <text:p>0.72</text:p>
          </table:table-cell>
          <table:table-cell/>
          <table:table-cell table:formula="of:=[.Y75]+[.Q76]+0.5*([.Q76]-[.Q75])" office:value-type="float" office:value="73.6823859320747">
            <text:p>73.7</text:p>
          </table:table-cell>
          <table:table-cell table:formula="of:=[.Z75]+[.R76]+0.5*([.R76]-[.R75])" office:value-type="float" office:value="-37.3399305555555">
            <text:p>-37.3</text:p>
          </table:table-cell>
          <table:table-cell table:formula="of:=[.AA75]+[.S76]+0.5*([.S76]-[.S75])" office:value-type="float" office:value="-33.2892245822483">
            <text:p>-33.3</text:p>
          </table:table-cell>
          <table:table-cell/>
          <table:table-cell table:formula="of:=MOD([.AC75]+[.U76]+0.5*([.U76]-[.U75]);360)" office:value-type="float" office:value="19.5790931297711">
            <text:p>19.6</text:p>
          </table:table-cell>
          <table:table-cell table:formula="of:=MOD([.AD75]+[.V76]+0.5*([.V76]-[.V75]);360)" office:value-type="float" office:value="340.027973536896">
            <text:p>340.0</text:p>
          </table:table-cell>
          <table:table-cell table:formula="of:=MOD([.AE75]+[.W76]+0.5*([.W76]-[.W75]);360)" office:value-type="float" office:value="20.9496111959287">
            <text:p>20.9</text:p>
          </table:table-cell>
        </table:table-row>
        <table:table-row table:style-name="ro1">
          <table:table-cell office:value-type="float" office:value="15532">
            <text:p>15532</text:p>
          </table:table-cell>
          <table:table-cell office:value-type="float" office:value="-4356">
            <text:p>-4356</text:p>
          </table:table-cell>
          <table:table-cell office:value-type="float" office:value="4244">
            <text:p>4244</text:p>
          </table:table-cell>
          <table:table-cell office:value-type="float" office:value="23.54">
            <text:p>23.54</text:p>
          </table:table-cell>
          <table:table-cell office:value-type="float" office:value="221">
            <text:p>221</text:p>
          </table:table-cell>
          <table:table-cell office:value-type="float" office:value="194">
            <text:p>194</text:p>
          </table:table-cell>
          <table:table-cell office:value-type="float" office:value="176">
            <text:p>176</text:p>
          </table:table-cell>
          <table:table-cell/>
          <table:table-cell table:formula="of:=[.A77]/16384" office:value-type="float" office:value="0.947998046875">
            <text:p>0.95</text:p>
          </table:table-cell>
          <table:table-cell table:formula="of:=[.B77]/16384" office:value-type="float" office:value="-0.265869140625">
            <text:p>-0.27</text:p>
          </table:table-cell>
          <table:table-cell table:formula="of:=[.C77]/16384" office:value-type="float" office:value="0.259033203125">
            <text:p>0.26</text:p>
          </table:table-cell>
          <table:table-cell table:formula="of:=[.D77]" office:value-type="float" office:value="23.54">
            <text:p>23.54</text:p>
          </table:table-cell>
          <table:table-cell table:formula="of:=[.E77]/(131*250)" office:value-type="float" office:value="0.00674809160305343">
            <text:p>0.01</text:p>
          </table:table-cell>
          <table:table-cell table:formula="of:=[.F77]/(131*250)" office:value-type="float" office:value="0.00592366412213741">
            <text:p>0.01</text:p>
          </table:table-cell>
          <table:table-cell table:formula="of:=[.G77]/(131*250)" office:value-type="float" office:value="0.00537404580152672">
            <text:p>0.01</text:p>
          </table:table-cell>
          <table:table-cell/>
          <table:table-cell table:formula="of:=[.Q76]+([.I76]-[.I$164])*1/3" office:value-type="float" office:value="2.54050699869792">
            <text:p>2.54</text:p>
          </table:table-cell>
          <table:table-cell table:formula="of:=[.R76]+([.J76]-[.J$164])*1/3" office:value-type="float" office:value="-1.53157552083333">
            <text:p>-1.53</text:p>
          </table:table-cell>
          <table:table-cell table:formula="of:=[.S76]+([.K76]-[.K$164])*1/3" office:value-type="float" office:value="-1.03045654296875">
            <text:p>-1.03</text:p>
          </table:table-cell>
          <table:table-cell table:formula="of:=[.L77]" office:value-type="float" office:value="23.54">
            <text:p>23.54</text:p>
          </table:table-cell>
          <table:table-cell table:formula="of:=[.U76]+[.M76]-[.M$164]" office:value-type="float" office:value="1.76858015267176">
            <text:p>1.77</text:p>
          </table:table-cell>
          <table:table-cell table:formula="of:=[.V76]+[.N76]-[.N$164]" office:value-type="float" office:value="-0.88781679389313">
            <text:p>-0.89</text:p>
          </table:table-cell>
          <table:table-cell table:formula="of:=[.W76]+[.O76]-[.O$164]" office:value-type="float" office:value="0.718931297709923">
            <text:p>0.72</text:p>
          </table:table-cell>
          <table:table-cell/>
          <table:table-cell table:formula="of:=[.Y76]+[.Q77]+0.5*([.Q77]-[.Q76])" office:value-type="float" office:value="76.2235005696615">
            <text:p>76.2</text:p>
          </table:table-cell>
          <table:table-cell table:formula="of:=[.Z76]+[.R77]+0.5*([.R77]-[.R76])" office:value-type="float" office:value="-38.8794759114583">
            <text:p>-38.9</text:p>
          </table:table-cell>
          <table:table-cell table:formula="of:=[.AA76]+[.S77]+0.5*([.S77]-[.S76])" office:value-type="float" office:value="-34.3116353352865">
            <text:p>-34.3</text:p>
          </table:table-cell>
          <table:table-cell/>
          <table:table-cell table:formula="of:=MOD([.AC76]+[.U77]+0.5*([.U77]-[.U76]);360)" office:value-type="float" office:value="21.3463358778627">
            <text:p>21.3</text:p>
          </table:table-cell>
          <table:table-cell table:formula="of:=MOD([.AD76]+[.V77]+0.5*([.V77]-[.V76]);360)" office:value-type="float" office:value="339.138809160306">
            <text:p>339.1</text:p>
          </table:table-cell>
          <table:table-cell table:formula="of:=MOD([.AE76]+[.W77]+0.5*([.W77]-[.W76]);360)" office:value-type="float" office:value="21.6684732824427">
            <text:p>21.7</text:p>
          </table:table-cell>
        </table:table-row>
        <table:table-row table:style-name="ro1">
          <table:table-cell office:value-type="float" office:value="15420">
            <text:p>15420</text:p>
          </table:table-cell>
          <table:table-cell office:value-type="float" office:value="-4324">
            <text:p>-4324</text:p>
          </table:table-cell>
          <table:table-cell office:value-type="float" office:value="4268">
            <text:p>4268</text:p>
          </table:table-cell>
          <table:table-cell office:value-type="float" office:value="23.45">
            <text:p>23.45</text:p>
          </table:table-cell>
          <table:table-cell office:value-type="float" office:value="178">
            <text:p>178</text:p>
          </table:table-cell>
          <table:table-cell office:value-type="float" office:value="-154">
            <text:p>-154</text:p>
          </table:table-cell>
          <table:table-cell office:value-type="float" office:value="255">
            <text:p>255</text:p>
          </table:table-cell>
          <table:table-cell/>
          <table:table-cell table:formula="of:=[.A78]/16384" office:value-type="float" office:value="0.941162109375">
            <text:p>0.94</text:p>
          </table:table-cell>
          <table:table-cell table:formula="of:=[.B78]/16384" office:value-type="float" office:value="-0.263916015625">
            <text:p>-0.26</text:p>
          </table:table-cell>
          <table:table-cell table:formula="of:=[.C78]/16384" office:value-type="float" office:value="0.260498046875">
            <text:p>0.26</text:p>
          </table:table-cell>
          <table:table-cell table:formula="of:=[.D78]" office:value-type="float" office:value="23.45">
            <text:p>23.45</text:p>
          </table:table-cell>
          <table:table-cell table:formula="of:=[.E78]/(131*250)" office:value-type="float" office:value="0.00543511450381679">
            <text:p>0.01</text:p>
          </table:table-cell>
          <table:table-cell table:formula="of:=[.F78]/(131*250)" office:value-type="float" office:value="-0.00470229007633588">
            <text:p>0.00</text:p>
          </table:table-cell>
          <table:table-cell table:formula="of:=[.G78]/(131*250)" office:value-type="float" office:value="0.00778625954198473">
            <text:p>0.01</text:p>
          </table:table-cell>
          <table:table-cell/>
          <table:table-cell table:formula="of:=[.Q77]+([.I77]-[.I$164])*1/3" office:value-type="float" office:value="2.54033881293403">
            <text:p>2.54</text:p>
          </table:table-cell>
          <table:table-cell table:formula="of:=[.R77]+([.J77]-[.J$164])*1/3" office:value-type="float" office:value="-1.54930555555556">
            <text:p>-1.55</text:p>
          </table:table-cell>
          <table:table-cell table:formula="of:=[.S77]+([.K77]-[.K$164])*1/3" office:value-type="float" office:value="-1.01184217664931">
            <text:p>-1.01</text:p>
          </table:table-cell>
          <table:table-cell table:formula="of:=[.L78]" office:value-type="float" office:value="23.45">
            <text:p>23.45</text:p>
          </table:table-cell>
          <table:table-cell table:formula="of:=[.U77]+[.M77]-[.M$164]" office:value-type="float" office:value="1.76764580152672">
            <text:p>1.77</text:p>
          </table:table-cell>
          <table:table-cell table:formula="of:=[.V77]+[.N77]-[.N$164]" office:value-type="float" office:value="-0.883458524173028">
            <text:p>-0.88</text:p>
          </table:table-cell>
          <table:table-cell table:formula="of:=[.W77]+[.O77]-[.O$164]" office:value-type="float" office:value="0.719220356234096">
            <text:p>0.72</text:p>
          </table:table-cell>
          <table:table-cell/>
          <table:table-cell table:formula="of:=[.Y77]+[.Q78]+0.5*([.Q78]-[.Q77])" office:value-type="float" office:value="78.7637552897136">
            <text:p>78.8</text:p>
          </table:table-cell>
          <table:table-cell table:formula="of:=[.Z77]+[.R78]+0.5*([.R78]-[.R77])" office:value-type="float" office:value="-40.437646484375">
            <text:p>-40.4</text:p>
          </table:table-cell>
          <table:table-cell table:formula="of:=[.AA77]+[.S78]+0.5*([.S78]-[.S77])" office:value-type="float" office:value="-35.314170328776">
            <text:p>-35.3</text:p>
          </table:table-cell>
          <table:table-cell/>
          <table:table-cell table:formula="of:=MOD([.AC77]+[.U78]+0.5*([.U78]-[.U77]);360)" office:value-type="float" office:value="23.1135145038168">
            <text:p>23.1</text:p>
          </table:table-cell>
          <table:table-cell table:formula="of:=MOD([.AD77]+[.V78]+0.5*([.V78]-[.V77]);360)" office:value-type="float" office:value="338.257529770993">
            <text:p>338.3</text:p>
          </table:table-cell>
          <table:table-cell table:formula="of:=MOD([.AE77]+[.W78]+0.5*([.W78]-[.W77]);360)" office:value-type="float" office:value="22.3878381679389">
            <text:p>22.4</text:p>
          </table:table-cell>
        </table:table-row>
        <table:table-row table:style-name="ro1">
          <table:table-cell office:value-type="float" office:value="15480">
            <text:p>15480</text:p>
          </table:table-cell>
          <table:table-cell office:value-type="float" office:value="-4756">
            <text:p>-4756</text:p>
          </table:table-cell>
          <table:table-cell office:value-type="float" office:value="4432">
            <text:p>4432</text:p>
          </table:table-cell>
          <table:table-cell office:value-type="float" office:value="23.45">
            <text:p>23.45</text:p>
          </table:table-cell>
          <table:table-cell office:value-type="float" office:value="170">
            <text:p>170</text:p>
          </table:table-cell>
          <table:table-cell office:value-type="float" office:value="-62">
            <text:p>-62</text:p>
          </table:table-cell>
          <table:table-cell office:value-type="float" office:value="347">
            <text:p>347</text:p>
          </table:table-cell>
          <table:table-cell/>
          <table:table-cell table:formula="of:=[.A79]/16384" office:value-type="float" office:value="0.94482421875">
            <text:p>0.94</text:p>
          </table:table-cell>
          <table:table-cell table:formula="of:=[.B79]/16384" office:value-type="float" office:value="-0.290283203125">
            <text:p>-0.29</text:p>
          </table:table-cell>
          <table:table-cell table:formula="of:=[.C79]/16384" office:value-type="float" office:value="0.2705078125">
            <text:p>0.27</text:p>
          </table:table-cell>
          <table:table-cell table:formula="of:=[.D79]" office:value-type="float" office:value="23.45">
            <text:p>23.45</text:p>
          </table:table-cell>
          <table:table-cell table:formula="of:=[.E79]/(131*250)" office:value-type="float" office:value="0.00519083969465649">
            <text:p>0.01</text:p>
          </table:table-cell>
          <table:table-cell table:formula="of:=[.F79]/(131*250)" office:value-type="float" office:value="-0.00189312977099237">
            <text:p>0.00</text:p>
          </table:table-cell>
          <table:table-cell table:formula="of:=[.G79]/(131*250)" office:value-type="float" office:value="0.0105954198473282">
            <text:p>0.01</text:p>
          </table:table-cell>
          <table:table-cell/>
          <table:table-cell table:formula="of:=[.Q78]+([.I78]-[.I$164])*1/3" office:value-type="float" office:value="2.5378919813368">
            <text:p>2.54</text:p>
          </table:table-cell>
          <table:table-cell table:formula="of:=[.R78]+([.J78]-[.J$164])*1/3" office:value-type="float" office:value="-1.56638454861111">
            <text:p>-1.57</text:p>
          </table:table-cell>
          <table:table-cell table:formula="of:=[.S78]+([.K78]-[.K$164])*1/3" office:value-type="float" office:value="-0.992739529079861">
            <text:p>-0.99</text:p>
          </table:table-cell>
          <table:table-cell table:formula="of:=[.L79]" office:value-type="float" office:value="23.45">
            <text:p>23.45</text:p>
          </table:table-cell>
          <table:table-cell table:formula="of:=[.U78]+[.M78]-[.M$164]" office:value-type="float" office:value="1.76539847328244">
            <text:p>1.77</text:p>
          </table:table-cell>
          <table:table-cell table:formula="of:=[.V78]+[.N78]-[.N$164]" office:value-type="float" office:value="-0.8897262086514">
            <text:p>-0.89</text:p>
          </table:table-cell>
          <table:table-cell table:formula="of:=[.W78]+[.O78]-[.O$164]" office:value-type="float" office:value="0.721921628498727">
            <text:p>0.72</text:p>
          </table:table-cell>
          <table:table-cell/>
          <table:table-cell table:formula="of:=[.Y78]+[.Q79]+0.5*([.Q79]-[.Q78])" office:value-type="float" office:value="81.3004238552518">
            <text:p>81.3</text:p>
          </table:table-cell>
          <table:table-cell table:formula="of:=[.Z78]+[.R79]+0.5*([.R79]-[.R78])" office:value-type="float" office:value="-42.0125705295139">
            <text:p>-42.0</text:p>
          </table:table-cell>
          <table:table-cell table:formula="of:=[.AA78]+[.S79]+0.5*([.S79]-[.S78])" office:value-type="float" office:value="-36.2973585340712">
            <text:p>-36.3</text:p>
          </table:table-cell>
          <table:table-cell/>
          <table:table-cell table:formula="of:=MOD([.AC78]+[.U79]+0.5*([.U79]-[.U78]);360)" office:value-type="float" office:value="24.8777893129772">
            <text:p>24.9</text:p>
          </table:table-cell>
          <table:table-cell table:formula="of:=MOD([.AD78]+[.V79]+0.5*([.V79]-[.V78]);360)" office:value-type="float" office:value="337.364669720102">
            <text:p>337.4</text:p>
          </table:table-cell>
          <table:table-cell table:formula="of:=MOD([.AE78]+[.W79]+0.5*([.W79]-[.W78]);360)" office:value-type="float" office:value="23.11111043257">
            <text:p>23.1</text:p>
          </table:table-cell>
        </table:table-row>
        <table:table-row table:style-name="ro1">
          <table:table-cell office:value-type="float" office:value="15496">
            <text:p>15496</text:p>
          </table:table-cell>
          <table:table-cell office:value-type="float" office:value="-4448">
            <text:p>-4448</text:p>
          </table:table-cell>
          <table:table-cell office:value-type="float" office:value="4236">
            <text:p>4236</text:p>
          </table:table-cell>
          <table:table-cell office:value-type="float" office:value="23.45">
            <text:p>23.45</text:p>
          </table:table-cell>
          <table:table-cell office:value-type="float" office:value="138">
            <text:p>138</text:p>
          </table:table-cell>
          <table:table-cell office:value-type="float" office:value="-43">
            <text:p>-43</text:p>
          </table:table-cell>
          <table:table-cell office:value-type="float" office:value="125">
            <text:p>125</text:p>
          </table:table-cell>
          <table:table-cell/>
          <table:table-cell table:formula="of:=[.A80]/16384" office:value-type="float" office:value="0.94580078125">
            <text:p>0.95</text:p>
          </table:table-cell>
          <table:table-cell table:formula="of:=[.B80]/16384" office:value-type="float" office:value="-0.271484375">
            <text:p>-0.27</text:p>
          </table:table-cell>
          <table:table-cell table:formula="of:=[.C80]/16384" office:value-type="float" office:value="0.258544921875">
            <text:p>0.26</text:p>
          </table:table-cell>
          <table:table-cell table:formula="of:=[.D80]" office:value-type="float" office:value="23.45">
            <text:p>23.45</text:p>
          </table:table-cell>
          <table:table-cell table:formula="of:=[.E80]/(131*250)" office:value-type="float" office:value="0.00421374045801527">
            <text:p>0.00</text:p>
          </table:table-cell>
          <table:table-cell table:formula="of:=[.F80]/(131*250)" office:value-type="float" office:value="-0.00131297709923664">
            <text:p>0.00</text:p>
          </table:table-cell>
          <table:table-cell table:formula="of:=[.G80]/(131*250)" office:value-type="float" office:value="0.00381679389312977">
            <text:p>0.00</text:p>
          </table:table-cell>
          <table:table-cell/>
          <table:table-cell table:formula="of:=[.Q79]+([.I79]-[.I$164])*1/3" office:value-type="float" office:value="2.53666585286458">
            <text:p>2.54</text:p>
          </table:table-cell>
          <table:table-cell table:formula="of:=[.R79]+([.J79]-[.J$164])*1/3" office:value-type="float" office:value="-1.59225260416667">
            <text:p>-1.59</text:p>
          </table:table-cell>
          <table:table-cell table:formula="of:=[.S79]+([.K79]-[.K$164])*1/3" office:value-type="float" office:value="-0.97030029296875">
            <text:p>-0.97</text:p>
          </table:table-cell>
          <table:table-cell table:formula="of:=[.L80]" office:value-type="float" office:value="23.45">
            <text:p>23.45</text:p>
          </table:table-cell>
          <table:table-cell table:formula="of:=[.U79]+[.M79]-[.M$164]" office:value-type="float" office:value="1.76290687022901">
            <text:p>1.76</text:p>
          </table:table-cell>
          <table:table-cell table:formula="of:=[.V79]+[.N79]-[.N$164]" office:value-type="float" office:value="-0.893184732824428">
            <text:p>-0.89</text:p>
          </table:table-cell>
          <table:table-cell table:formula="of:=[.W79]+[.O79]-[.O$164]" office:value-type="float" office:value="0.727432061068701">
            <text:p>0.73</text:p>
          </table:table-cell>
          <table:table-cell/>
          <table:table-cell table:formula="of:=[.Y79]+[.Q80]+0.5*([.Q80]-[.Q79])" office:value-type="float" office:value="83.8364766438802">
            <text:p>83.8</text:p>
          </table:table-cell>
          <table:table-cell table:formula="of:=[.Z79]+[.R80]+0.5*([.R80]-[.R79])" office:value-type="float" office:value="-43.6177571614583">
            <text:p>-43.6</text:p>
          </table:table-cell>
          <table:table-cell table:formula="of:=[.AA79]+[.S80]+0.5*([.S80]-[.S79])" office:value-type="float" office:value="-37.2564392089844">
            <text:p>-37.3</text:p>
          </table:table-cell>
          <table:table-cell/>
          <table:table-cell table:formula="of:=MOD([.AC79]+[.U80]+0.5*([.U80]-[.U79]);360)" office:value-type="float" office:value="26.6394503816794">
            <text:p>26.6</text:p>
          </table:table-cell>
          <table:table-cell table:formula="of:=MOD([.AD79]+[.V80]+0.5*([.V80]-[.V79]);360)" office:value-type="float" office:value="336.469755725191">
            <text:p>336.5</text:p>
          </table:table-cell>
          <table:table-cell table:formula="of:=MOD([.AE79]+[.W80]+0.5*([.W80]-[.W79]);360)" office:value-type="float" office:value="23.8412977099236">
            <text:p>23.8</text:p>
          </table:table-cell>
        </table:table-row>
        <table:table-row table:style-name="ro1">
          <table:table-cell office:value-type="float" office:value="15444">
            <text:p>15444</text:p>
          </table:table-cell>
          <table:table-cell office:value-type="float" office:value="-4608">
            <text:p>-4608</text:p>
          </table:table-cell>
          <table:table-cell office:value-type="float" office:value="4112">
            <text:p>4112</text:p>
          </table:table-cell>
          <table:table-cell office:value-type="float" office:value="23.45">
            <text:p>23.45</text:p>
          </table:table-cell>
          <table:table-cell office:value-type="float" office:value="152">
            <text:p>152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/>
          <table:table-cell table:formula="of:=[.A81]/16384" office:value-type="float" office:value="0.942626953125">
            <text:p>0.94</text:p>
          </table:table-cell>
          <table:table-cell table:formula="of:=[.B81]/16384" office:value-type="float" office:value="-0.28125">
            <text:p>-0.28</text:p>
          </table:table-cell>
          <table:table-cell table:formula="of:=[.C81]/16384" office:value-type="float" office:value="0.2509765625">
            <text:p>0.25</text:p>
          </table:table-cell>
          <table:table-cell table:formula="of:=[.D81]" office:value-type="float" office:value="23.45">
            <text:p>23.45</text:p>
          </table:table-cell>
          <table:table-cell table:formula="of:=[.E81]/(131*250)" office:value-type="float" office:value="0.0046412213740458">
            <text:p>0.00</text:p>
          </table:table-cell>
          <table:table-cell table:formula="of:=[.F81]/(131*250)" office:value-type="float" office:value="0.000274809160305344">
            <text:p>0.00</text:p>
          </table:table-cell>
          <table:table-cell table:formula="of:=[.G81]/(131*250)" office:value-type="float" office:value="0.00329770992366412">
            <text:p>0.00</text:p>
          </table:table-cell>
          <table:table-cell/>
          <table:table-cell table:formula="of:=[.Q80]+([.I80]-[.I$164])*1/3" office:value-type="float" office:value="2.53576524522569">
            <text:p>2.54</text:p>
          </table:table-cell>
          <table:table-cell table:formula="of:=[.R80]+([.J80]-[.J$164])*1/3" office:value-type="float" office:value="-1.61185438368056">
            <text:p>-1.61</text:p>
          </table:table-cell>
          <table:table-cell table:formula="of:=[.S80]+([.K80]-[.K$164])*1/3" office:value-type="float" office:value="-0.951848687065972">
            <text:p>-0.95</text:p>
          </table:table-cell>
          <table:table-cell table:formula="of:=[.L81]" office:value-type="float" office:value="23.45">
            <text:p>23.45</text:p>
          </table:table-cell>
          <table:table-cell table:formula="of:=[.U80]+[.M80]-[.M$164]" office:value-type="float" office:value="1.75943816793893">
            <text:p>1.76</text:p>
          </table:table-cell>
          <table:table-cell table:formula="of:=[.V80]+[.N80]-[.N$164]" office:value-type="float" office:value="-0.8960631043257">
            <text:p>-0.90</text:p>
          </table:table-cell>
          <table:table-cell table:formula="of:=[.W80]+[.O80]-[.O$164]" office:value-type="float" office:value="0.726163867684477">
            <text:p>0.73</text:p>
          </table:table-cell>
          <table:table-cell/>
          <table:table-cell table:formula="of:=[.Y80]+[.Q81]+0.5*([.Q81]-[.Q80])" office:value-type="float" office:value="86.3717915852865">
            <text:p>86.4</text:p>
          </table:table-cell>
          <table:table-cell table:formula="of:=[.Z80]+[.R81]+0.5*([.R81]-[.R80])" office:value-type="float" office:value="-45.2394124348958">
            <text:p>-45.2</text:p>
          </table:table-cell>
          <table:table-cell table:formula="of:=[.AA80]+[.S81]+0.5*([.S81]-[.S80])" office:value-type="float" office:value="-38.199062093099">
            <text:p>-38.2</text:p>
          </table:table-cell>
          <table:table-cell/>
          <table:table-cell table:formula="of:=MOD([.AC80]+[.U81]+0.5*([.U81]-[.U80]);360)" office:value-type="float" office:value="28.3971541984733">
            <text:p>28.4</text:p>
          </table:table-cell>
          <table:table-cell table:formula="of:=MOD([.AD80]+[.V81]+0.5*([.V81]-[.V80]);360)" office:value-type="float" office:value="335.572253435115">
            <text:p>335.6</text:p>
          </table:table-cell>
          <table:table-cell table:formula="of:=MOD([.AE80]+[.W81]+0.5*([.W81]-[.W80]);360)" office:value-type="float" office:value="24.566827480916">
            <text:p>24.6</text:p>
          </table:table-cell>
        </table:table-row>
        <table:table-row table:style-name="ro1">
          <table:table-cell office:value-type="float" office:value="15408">
            <text:p>15408</text:p>
          </table:table-cell>
          <table:table-cell office:value-type="float" office:value="-4380">
            <text:p>-4380</text:p>
          </table:table-cell>
          <table:table-cell office:value-type="float" office:value="4248">
            <text:p>4248</text:p>
          </table:table-cell>
          <table:table-cell office:value-type="float" office:value="23.35">
            <text:p>23.35</text:p>
          </table:table-cell>
          <table:table-cell office:value-type="float" office:value="134">
            <text:p>134</text:p>
          </table:table-cell>
          <table:table-cell office:value-type="float" office:value="-102">
            <text:p>-102</text:p>
          </table:table-cell>
          <table:table-cell office:value-type="float" office:value="102">
            <text:p>102</text:p>
          </table:table-cell>
          <table:table-cell/>
          <table:table-cell table:formula="of:=[.A82]/16384" office:value-type="float" office:value="0.9404296875">
            <text:p>0.94</text:p>
          </table:table-cell>
          <table:table-cell table:formula="of:=[.B82]/16384" office:value-type="float" office:value="-0.267333984375">
            <text:p>-0.27</text:p>
          </table:table-cell>
          <table:table-cell table:formula="of:=[.C82]/16384" office:value-type="float" office:value="0.25927734375">
            <text:p>0.26</text:p>
          </table:table-cell>
          <table:table-cell table:formula="of:=[.D82]" office:value-type="float" office:value="23.35">
            <text:p>23.35</text:p>
          </table:table-cell>
          <table:table-cell table:formula="of:=[.E82]/(131*250)" office:value-type="float" office:value="0.00409160305343512">
            <text:p>0.00</text:p>
          </table:table-cell>
          <table:table-cell table:formula="of:=[.F82]/(131*250)" office:value-type="float" office:value="-0.00311450381679389">
            <text:p>0.00</text:p>
          </table:table-cell>
          <table:table-cell table:formula="of:=[.G82]/(131*250)" office:value-type="float" office:value="0.00311450381679389">
            <text:p>0.00</text:p>
          </table:table-cell>
          <table:table-cell/>
          <table:table-cell table:formula="of:=[.Q81]+([.I81]-[.I$164])*1/3" office:value-type="float" office:value="2.53380669487847">
            <text:p>2.53</text:p>
          </table:table-cell>
          <table:table-cell table:formula="of:=[.R81]+([.J81]-[.J$164])*1/3" office:value-type="float" office:value="-1.63471137152778">
            <text:p>-1.63</text:p>
          </table:table-cell>
          <table:table-cell table:formula="of:=[.S81]+([.K81]-[.K$164])*1/3" office:value-type="float" office:value="-0.935919867621527">
            <text:p>-0.94</text:p>
          </table:table-cell>
          <table:table-cell table:formula="of:=[.L82]" office:value-type="float" office:value="23.35">
            <text:p>23.35</text:p>
          </table:table-cell>
          <table:table-cell table:formula="of:=[.U81]+[.M81]-[.M$164]" office:value-type="float" office:value="1.75639694656488">
            <text:p>1.76</text:p>
          </table:table-cell>
          <table:table-cell table:formula="of:=[.V81]+[.N81]-[.N$164]" office:value-type="float" office:value="-0.89735368956743">
            <text:p>-0.90</text:p>
          </table:table-cell>
          <table:table-cell table:formula="of:=[.W81]+[.O81]-[.O$164]" office:value-type="float" office:value="0.724376590330787">
            <text:p>0.72</text:p>
          </table:table-cell>
          <table:table-cell/>
          <table:table-cell table:formula="of:=[.Y81]+[.Q82]+0.5*([.Q82]-[.Q81])" office:value-type="float" office:value="88.9046190049914">
            <text:p>88.9</text:p>
          </table:table-cell>
          <table:table-cell table:formula="of:=[.Z81]+[.R82]+0.5*([.R82]-[.R81])" office:value-type="float" office:value="-46.8855523003472">
            <text:p>-46.9</text:p>
          </table:table-cell>
          <table:table-cell table:formula="of:=[.AA81]+[.S82]+0.5*([.S82]-[.S81])" office:value-type="float" office:value="-39.1270175509983">
            <text:p>-39.1</text:p>
          </table:table-cell>
          <table:table-cell/>
          <table:table-cell table:formula="of:=MOD([.AC81]+[.U82]+0.5*([.U82]-[.U81]);360)" office:value-type="float" office:value="30.1520305343512">
            <text:p>30.2</text:p>
          </table:table-cell>
          <table:table-cell table:formula="of:=MOD([.AD81]+[.V82]+0.5*([.V82]-[.V81]);360)" office:value-type="float" office:value="334.674254452926">
            <text:p>334.7</text:p>
          </table:table-cell>
          <table:table-cell table:formula="of:=MOD([.AE81]+[.W82]+0.5*([.W82]-[.W81]);360)" office:value-type="float" office:value="25.2903104325699">
            <text:p>25.3</text:p>
          </table:table-cell>
        </table:table-row>
        <table:table-row table:style-name="ro1">
          <table:table-cell office:value-type="float" office:value="15440">
            <text:p>15440</text:p>
          </table:table-cell>
          <table:table-cell office:value-type="float" office:value="-4504">
            <text:p>-4504</text:p>
          </table:table-cell>
          <table:table-cell office:value-type="float" office:value="4216">
            <text:p>4216</text:p>
          </table:table-cell>
          <table:table-cell office:value-type="float" office:value="23.54">
            <text:p>23.54</text:p>
          </table:table-cell>
          <table:table-cell office:value-type="float" office:value="143">
            <text:p>143</text:p>
          </table:table-cell>
          <table:table-cell office:value-type="float" office:value="-117">
            <text:p>-117</text:p>
          </table:table-cell>
          <table:table-cell office:value-type="float" office:value="179">
            <text:p>179</text:p>
          </table:table-cell>
          <table:table-cell/>
          <table:table-cell table:formula="of:=[.A83]/16384" office:value-type="float" office:value="0.9423828125">
            <text:p>0.94</text:p>
          </table:table-cell>
          <table:table-cell table:formula="of:=[.B83]/16384" office:value-type="float" office:value="-0.27490234375">
            <text:p>-0.27</text:p>
          </table:table-cell>
          <table:table-cell table:formula="of:=[.C83]/16384" office:value-type="float" office:value="0.25732421875">
            <text:p>0.26</text:p>
          </table:table-cell>
          <table:table-cell table:formula="of:=[.D83]" office:value-type="float" office:value="23.54">
            <text:p>23.54</text:p>
          </table:table-cell>
          <table:table-cell table:formula="of:=[.E83]/(131*250)" office:value-type="float" office:value="0.00436641221374046">
            <text:p>0.00</text:p>
          </table:table-cell>
          <table:table-cell table:formula="of:=[.F83]/(131*250)" office:value-type="float" office:value="-0.00357251908396947">
            <text:p>0.00</text:p>
          </table:table-cell>
          <table:table-cell table:formula="of:=[.G83]/(131*250)" office:value-type="float" office:value="0.00546564885496183">
            <text:p>0.01</text:p>
          </table:table-cell>
          <table:table-cell/>
          <table:table-cell table:formula="of:=[.Q82]+([.I82]-[.I$164])*1/3" office:value-type="float" office:value="2.53111572265625">
            <text:p>2.53</text:p>
          </table:table-cell>
          <table:table-cell table:formula="of:=[.R82]+([.J82]-[.J$164])*1/3" office:value-type="float" office:value="-1.6529296875">
            <text:p>-1.65</text:p>
          </table:table-cell>
          <table:table-cell table:formula="of:=[.S82]+([.K82]-[.K$164])*1/3" office:value-type="float" office:value="-0.91722412109375">
            <text:p>-0.92</text:p>
          </table:table-cell>
          <table:table-cell table:formula="of:=[.L83]" office:value-type="float" office:value="23.54">
            <text:p>23.54</text:p>
          </table:table-cell>
          <table:table-cell table:formula="of:=[.U82]+[.M82]-[.M$164]" office:value-type="float" office:value="1.75280610687023">
            <text:p>1.75</text:p>
          </table:table-cell>
          <table:table-cell table:formula="of:=[.V82]+[.N82]-[.N$164]" office:value-type="float" office:value="-0.90203358778626">
            <text:p>-0.90</text:p>
          </table:table-cell>
          <table:table-cell table:formula="of:=[.W82]+[.O82]-[.O$164]" office:value-type="float" office:value="0.722406106870228">
            <text:p>0.72</text:p>
          </table:table-cell>
          <table:table-cell/>
          <table:table-cell table:formula="of:=[.Y82]+[.Q83]+0.5*([.Q83]-[.Q82])" office:value-type="float" office:value="91.4343892415365">
            <text:p>91.4</text:p>
          </table:table-cell>
          <table:table-cell table:formula="of:=[.Z82]+[.R83]+0.5*([.R83]-[.R82])" office:value-type="float" office:value="-48.5475911458333">
            <text:p>-48.5</text:p>
          </table:table-cell>
          <table:table-cell table:formula="of:=[.AA82]+[.S83]+0.5*([.S83]-[.S82])" office:value-type="float" office:value="-40.0348937988281">
            <text:p>-40.0</text:p>
          </table:table-cell>
          <table:table-cell/>
          <table:table-cell table:formula="of:=MOD([.AC82]+[.U83]+0.5*([.U83]-[.U82]);360)" office:value-type="float" office:value="31.9030412213741">
            <text:p>31.9</text:p>
          </table:table-cell>
          <table:table-cell table:formula="of:=MOD([.AD82]+[.V83]+0.5*([.V83]-[.V82]);360)" office:value-type="float" office:value="333.769880916031">
            <text:p>333.8</text:p>
          </table:table-cell>
          <table:table-cell table:formula="of:=MOD([.AE82]+[.W83]+0.5*([.W83]-[.W82]);360)" office:value-type="float" office:value="26.0117312977099">
            <text:p>26.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-4428">
            <text:p>-4428</text:p>
          </table:table-cell>
          <table:table-cell office:value-type="float" office:value="4252">
            <text:p>4252</text:p>
          </table:table-cell>
          <table:table-cell office:value-type="float" office:value="23.54">
            <text:p>23.54</text:p>
          </table:table-cell>
          <table:table-cell office:value-type="float" office:value="23">
            <text:p>23</text:p>
          </table:table-cell>
          <table:table-cell office:value-type="float" office:value="-269">
            <text:p>-269</text:p>
          </table:table-cell>
          <table:table-cell office:value-type="float" office:value="112">
            <text:p>112</text:p>
          </table:table-cell>
          <table:table-cell/>
          <table:table-cell table:formula="of:=[.A84]/16384" office:value-type="float" office:value="0.9375">
            <text:p>0.94</text:p>
          </table:table-cell>
          <table:table-cell table:formula="of:=[.B84]/16384" office:value-type="float" office:value="-0.270263671875">
            <text:p>-0.27</text:p>
          </table:table-cell>
          <table:table-cell table:formula="of:=[.C84]/16384" office:value-type="float" office:value="0.259521484375">
            <text:p>0.26</text:p>
          </table:table-cell>
          <table:table-cell table:formula="of:=[.D84]" office:value-type="float" office:value="23.54">
            <text:p>23.54</text:p>
          </table:table-cell>
          <table:table-cell table:formula="of:=[.E84]/(131*250)" office:value-type="float" office:value="0.000702290076335878">
            <text:p>0.00</text:p>
          </table:table-cell>
          <table:table-cell table:formula="of:=[.F84]/(131*250)" office:value-type="float" office:value="-0.00821374045801527">
            <text:p>-0.01</text:p>
          </table:table-cell>
          <table:table-cell table:formula="of:=[.G84]/(131*250)" office:value-type="float" office:value="0.00341984732824427">
            <text:p>0.00</text:p>
          </table:table-cell>
          <table:table-cell/>
          <table:table-cell table:formula="of:=[.Q83]+([.I83]-[.I$164])*1/3" office:value-type="float" office:value="2.52907579210069">
            <text:p>2.53</text:p>
          </table:table-cell>
          <table:table-cell table:formula="of:=[.R83]+([.J83]-[.J$164])*1/3" office:value-type="float" office:value="-1.67367078993056">
            <text:p>-1.67</text:p>
          </table:table-cell>
          <table:table-cell table:formula="of:=[.S83]+([.K83]-[.K$164])*1/3" office:value-type="float" office:value="-0.899179416232638">
            <text:p>-0.90</text:p>
          </table:table-cell>
          <table:table-cell table:formula="of:=[.L84]" office:value-type="float" office:value="23.54">
            <text:p>23.54</text:p>
          </table:table-cell>
          <table:table-cell table:formula="of:=[.U83]+[.M83]-[.M$164]" office:value-type="float" office:value="1.74949007633588">
            <text:p>1.75</text:p>
          </table:table-cell>
          <table:table-cell table:formula="of:=[.V83]+[.N83]-[.N$164]" office:value-type="float" office:value="-0.907171501272265">
            <text:p>-0.91</text:p>
          </table:table-cell>
          <table:table-cell table:formula="of:=[.W83]+[.O83]-[.O$164]" office:value-type="float" office:value="0.722786768447836">
            <text:p>0.72</text:p>
          </table:table-cell>
          <table:table-cell/>
          <table:table-cell table:formula="of:=[.Y83]+[.Q84]+0.5*([.Q84]-[.Q83])" office:value-type="float" office:value="93.9624450683594">
            <text:p>94.0</text:p>
          </table:table-cell>
          <table:table-cell table:formula="of:=[.Z83]+[.R84]+0.5*([.R84]-[.R83])" office:value-type="float" office:value="-50.2316324869791">
            <text:p>-50.2</text:p>
          </table:table-cell>
          <table:table-cell table:formula="of:=[.AA83]+[.S84]+0.5*([.S84]-[.S83])" office:value-type="float" office:value="-40.9250508626302">
            <text:p>-40.9</text:p>
          </table:table-cell>
          <table:table-cell/>
          <table:table-cell table:formula="of:=MOD([.AC83]+[.U84]+0.5*([.U84]-[.U83]);360)" office:value-type="float" office:value="33.6508732824428">
            <text:p>33.7</text:p>
          </table:table-cell>
          <table:table-cell table:formula="of:=MOD([.AD83]+[.V84]+0.5*([.V84]-[.V83]);360)" office:value-type="float" office:value="332.860140458015">
            <text:p>332.9</text:p>
          </table:table-cell>
          <table:table-cell table:formula="of:=MOD([.AE83]+[.W84]+0.5*([.W84]-[.W83]);360)" office:value-type="float" office:value="26.7347083969465">
            <text:p>26.7</text:p>
          </table:table-cell>
        </table:table-row>
        <table:table-row table:style-name="ro1">
          <table:table-cell office:value-type="float" office:value="15608">
            <text:p>15608</text:p>
          </table:table-cell>
          <table:table-cell office:value-type="float" office:value="-4568">
            <text:p>-4568</text:p>
          </table:table-cell>
          <table:table-cell office:value-type="float" office:value="3776">
            <text:p>3776</text:p>
          </table:table-cell>
          <table:table-cell office:value-type="float" office:value="23.35">
            <text:p>23.35</text:p>
          </table:table-cell>
          <table:table-cell office:value-type="float" office:value="-11">
            <text:p>-11</text:p>
          </table:table-cell>
          <table:table-cell office:value-type="float" office:value="-421">
            <text:p>-421</text:p>
          </table:table-cell>
          <table:table-cell office:value-type="float" office:value="717">
            <text:p>717</text:p>
          </table:table-cell>
          <table:table-cell/>
          <table:table-cell table:formula="of:=[.A85]/16384" office:value-type="float" office:value="0.95263671875">
            <text:p>0.95</text:p>
          </table:table-cell>
          <table:table-cell table:formula="of:=[.B85]/16384" office:value-type="float" office:value="-0.27880859375">
            <text:p>-0.28</text:p>
          </table:table-cell>
          <table:table-cell table:formula="of:=[.C85]/16384" office:value-type="float" office:value="0.23046875">
            <text:p>0.23</text:p>
          </table:table-cell>
          <table:table-cell table:formula="of:=[.D85]" office:value-type="float" office:value="23.35">
            <text:p>23.35</text:p>
          </table:table-cell>
          <table:table-cell table:formula="of:=[.E85]/(131*250)" office:value-type="float" office:value="-0.00033587786259542">
            <text:p>0.00</text:p>
          </table:table-cell>
          <table:table-cell table:formula="of:=[.F85]/(131*250)" office:value-type="float" office:value="-0.0128549618320611">
            <text:p>-0.01</text:p>
          </table:table-cell>
          <table:table-cell table:formula="of:=[.G85]/(131*250)" office:value-type="float" office:value="0.0218931297709924">
            <text:p>0.02</text:p>
          </table:table-cell>
          <table:table-cell/>
          <table:table-cell table:formula="of:=[.Q84]+([.I84]-[.I$164])*1/3" office:value-type="float" office:value="2.52540825737847">
            <text:p>2.53</text:p>
          </table:table-cell>
          <table:table-cell table:formula="of:=[.R84]+([.J84]-[.J$164])*1/3" office:value-type="float" office:value="-1.69286566840278">
            <text:p>-1.69</text:p>
          </table:table-cell>
          <table:table-cell table:formula="of:=[.S84]+([.K84]-[.K$164])*1/3" office:value-type="float" office:value="-0.880402289496527">
            <text:p>-0.88</text:p>
          </table:table-cell>
          <table:table-cell table:formula="of:=[.L85]" office:value-type="float" office:value="23.35">
            <text:p>23.35</text:p>
          </table:table-cell>
          <table:table-cell table:formula="of:=[.U84]+[.M84]-[.M$164]" office:value-type="float" office:value="1.74250992366412">
            <text:p>1.74</text:p>
          </table:table-cell>
          <table:table-cell table:formula="of:=[.V84]+[.N84]-[.N$164]" office:value-type="float" office:value="-0.916950636132316">
            <text:p>-0.92</text:p>
          </table:table-cell>
          <table:table-cell table:formula="of:=[.W84]+[.O84]-[.O$164]" office:value-type="float" office:value="0.721121628498726">
            <text:p>0.72</text:p>
          </table:table-cell>
          <table:table-cell/>
          <table:table-cell table:formula="of:=[.Y84]+[.Q85]+0.5*([.Q85]-[.Q84])" office:value-type="float" office:value="96.4860195583768">
            <text:p>96.5</text:p>
          </table:table-cell>
          <table:table-cell table:formula="of:=[.Z84]+[.R85]+0.5*([.R85]-[.R84])" office:value-type="float" office:value="-51.934095594618">
            <text:p>-51.9</text:p>
          </table:table-cell>
          <table:table-cell table:formula="of:=[.AA84]+[.S85]+0.5*([.S85]-[.S84])" office:value-type="float" office:value="-41.7960645887587">
            <text:p>-41.8</text:p>
          </table:table-cell>
          <table:table-cell/>
          <table:table-cell table:formula="of:=MOD([.AC84]+[.U85]+0.5*([.U85]-[.U84]);360)" office:value-type="float" office:value="35.389893129771">
            <text:p>35.4</text:p>
          </table:table-cell>
          <table:table-cell table:formula="of:=MOD([.AD84]+[.V85]+0.5*([.V85]-[.V84]);360)" office:value-type="float" office:value="331.938300254453">
            <text:p>331.9</text:p>
          </table:table-cell>
          <table:table-cell table:formula="of:=MOD([.AE84]+[.W85]+0.5*([.W85]-[.W84]);360)" office:value-type="float" office:value="27.4549974554707">
            <text:p>27.5</text:p>
          </table:table-cell>
        </table:table-row>
        <table:table-row table:style-name="ro1">
          <table:table-cell office:value-type="float" office:value="15240">
            <text:p>15240</text:p>
          </table:table-cell>
          <table:table-cell office:value-type="float" office:value="-5476">
            <text:p>-5476</text:p>
          </table:table-cell>
          <table:table-cell office:value-type="float" office:value="3188">
            <text:p>3188</text:p>
          </table:table-cell>
          <table:table-cell office:value-type="float" office:value="23.4">
            <text:p>23.4</text:p>
          </table:table-cell>
          <table:table-cell office:value-type="float" office:value="171">
            <text:p>171</text:p>
          </table:table-cell>
          <table:table-cell office:value-type="float" office:value="-2348">
            <text:p>-2348</text:p>
          </table:table-cell>
          <table:table-cell office:value-type="float" office:value="1414">
            <text:p>1414</text:p>
          </table:table-cell>
          <table:table-cell/>
          <table:table-cell table:formula="of:=[.A86]/16384" office:value-type="float" office:value="0.93017578125">
            <text:p>0.93</text:p>
          </table:table-cell>
          <table:table-cell table:formula="of:=[.B86]/16384" office:value-type="float" office:value="-0.334228515625">
            <text:p>-0.33</text:p>
          </table:table-cell>
          <table:table-cell table:formula="of:=[.C86]/16384" office:value-type="float" office:value="0.194580078125">
            <text:p>0.19</text:p>
          </table:table-cell>
          <table:table-cell table:formula="of:=[.D86]" office:value-type="float" office:value="23.4">
            <text:p>23.40</text:p>
          </table:table-cell>
          <table:table-cell table:formula="of:=[.E86]/(131*250)" office:value-type="float" office:value="0.00522137404580153">
            <text:p>0.01</text:p>
          </table:table-cell>
          <table:table-cell table:formula="of:=[.F86]/(131*250)" office:value-type="float" office:value="-0.0716946564885496">
            <text:p>-0.07</text:p>
          </table:table-cell>
          <table:table-cell table:formula="of:=[.G86]/(131*250)" office:value-type="float" office:value="0.043175572519084">
            <text:p>0.04</text:p>
          </table:table-cell>
          <table:table-cell/>
          <table:table-cell table:formula="of:=[.Q85]+([.I85]-[.I$164])*1/3" office:value-type="float" office:value="2.52678629557292">
            <text:p>2.53</text:p>
          </table:table-cell>
          <table:table-cell table:formula="of:=[.R85]+([.J85]-[.J$164])*1/3" office:value-type="float" office:value="-1.71490885416667">
            <text:p>-1.71</text:p>
          </table:table-cell>
          <table:table-cell table:formula="of:=[.S85]+([.K85]-[.K$164])*1/3" office:value-type="float" office:value="-0.871309407552083">
            <text:p>-0.87</text:p>
          </table:table-cell>
          <table:table-cell table:formula="of:=[.L86]" office:value-type="float" office:value="23.4">
            <text:p>23.40</text:p>
          </table:table-cell>
          <table:table-cell table:formula="of:=[.U85]+[.M85]-[.M$164]" office:value-type="float" office:value="1.73449160305343">
            <text:p>1.73</text:p>
          </table:table-cell>
          <table:table-cell table:formula="of:=[.V85]+[.N85]-[.N$164]" office:value-type="float" office:value="-0.931370992366412">
            <text:p>-0.93</text:p>
          </table:table-cell>
          <table:table-cell table:formula="of:=[.W85]+[.O85]-[.O$164]" office:value-type="float" office:value="0.737929770992365">
            <text:p>0.74</text:p>
          </table:table-cell>
          <table:table-cell/>
          <table:table-cell table:formula="of:=[.Y85]+[.Q86]+0.5*([.Q86]-[.Q85])" office:value-type="float" office:value="99.0134948730469">
            <text:p>99.0</text:p>
          </table:table-cell>
          <table:table-cell table:formula="of:=[.Z85]+[.R86]+0.5*([.R86]-[.R85])" office:value-type="float" office:value="-53.6600260416667">
            <text:p>-53.7</text:p>
          </table:table-cell>
          <table:table-cell table:formula="of:=[.AA85]+[.S86]+0.5*([.S86]-[.S85])" office:value-type="float" office:value="-42.6628275553385">
            <text:p>-42.7</text:p>
          </table:table-cell>
          <table:table-cell/>
          <table:table-cell table:formula="of:=MOD([.AC85]+[.U86]+0.5*([.U86]-[.U85]);360)" office:value-type="float" office:value="37.1203755725191">
            <text:p>37.1</text:p>
          </table:table-cell>
          <table:table-cell table:formula="of:=MOD([.AD85]+[.V86]+0.5*([.V86]-[.V85]);360)" office:value-type="float" office:value="330.99971908397">
            <text:p>331.0</text:p>
          </table:table-cell>
          <table:table-cell table:formula="of:=MOD([.AE85]+[.W86]+0.5*([.W86]-[.W85]);360)" office:value-type="float" office:value="28.2013312977099">
            <text:p>28.2</text:p>
          </table:table-cell>
        </table:table-row>
        <table:table-row table:style-name="ro1">
          <table:table-cell office:value-type="float" office:value="15228">
            <text:p>15228</text:p>
          </table:table-cell>
          <table:table-cell office:value-type="float" office:value="-5868">
            <text:p>-5868</text:p>
          </table:table-cell>
          <table:table-cell office:value-type="float" office:value="1756">
            <text:p>1756</text:p>
          </table:table-cell>
          <table:table-cell office:value-type="float" office:value="23.35">
            <text:p>23.35</text:p>
          </table:table-cell>
          <table:table-cell office:value-type="float" office:value="-1127">
            <text:p>-1127</text:p>
          </table:table-cell>
          <table:table-cell office:value-type="float" office:value="-3296">
            <text:p>-3296</text:p>
          </table:table-cell>
          <table:table-cell office:value-type="float" office:value="-1025">
            <text:p>-1025</text:p>
          </table:table-cell>
          <table:table-cell/>
          <table:table-cell table:formula="of:=[.A87]/16384" office:value-type="float" office:value="0.929443359375">
            <text:p>0.93</text:p>
          </table:table-cell>
          <table:table-cell table:formula="of:=[.B87]/16384" office:value-type="float" office:value="-0.358154296875">
            <text:p>-0.36</text:p>
          </table:table-cell>
          <table:table-cell table:formula="of:=[.C87]/16384" office:value-type="float" office:value="0.107177734375">
            <text:p>0.11</text:p>
          </table:table-cell>
          <table:table-cell table:formula="of:=[.D87]" office:value-type="float" office:value="23.35">
            <text:p>23.35</text:p>
          </table:table-cell>
          <table:table-cell table:formula="of:=[.E87]/(131*250)" office:value-type="float" office:value="-0.034412213740458">
            <text:p>-0.03</text:p>
          </table:table-cell>
          <table:table-cell table:formula="of:=[.F87]/(131*250)" office:value-type="float" office:value="-0.100641221374046">
            <text:p>-0.10</text:p>
          </table:table-cell>
          <table:table-cell table:formula="of:=[.G87]/(131*250)" office:value-type="float" office:value="-0.0312977099236641">
            <text:p>-0.03</text:p>
          </table:table-cell>
          <table:table-cell/>
          <table:table-cell table:formula="of:=[.Q86]+([.I86]-[.I$164])*1/3" office:value-type="float" office:value="2.52067735460069">
            <text:p>2.52</text:p>
          </table:table-cell>
          <table:table-cell table:formula="of:=[.R86]+([.J86]-[.J$164])*1/3" office:value-type="float" office:value="-1.75542534722222">
            <text:p>-1.76</text:p>
          </table:table-cell>
          <table:table-cell table:formula="of:=[.S86]+([.K86]-[.K$164])*1/3" office:value-type="float" office:value="-0.874179416232638">
            <text:p>-0.87</text:p>
          </table:table-cell>
          <table:table-cell table:formula="of:=[.L87]" office:value-type="float" office:value="23.35">
            <text:p>23.35</text:p>
          </table:table-cell>
          <table:table-cell table:formula="of:=[.U86]+[.M86]-[.M$164]" office:value-type="float" office:value="1.73203053435114">
            <text:p>1.73</text:p>
          </table:table-cell>
          <table:table-cell table:formula="of:=[.V86]+[.N86]-[.N$164]" office:value-type="float" office:value="-1.004631043257">
            <text:p>-1.00</text:p>
          </table:table-cell>
          <table:table-cell table:formula="of:=[.W86]+[.O86]-[.O$164]" office:value-type="float" office:value="0.776020356234095">
            <text:p>0.78</text:p>
          </table:table-cell>
          <table:table-cell/>
          <table:table-cell table:formula="of:=[.Y86]+[.Q87]+0.5*([.Q87]-[.Q86])" office:value-type="float" office:value="101.531117757162">
            <text:p>101.5</text:p>
          </table:table-cell>
          <table:table-cell table:formula="of:=[.Z86]+[.R87]+0.5*([.R87]-[.R86])" office:value-type="float" office:value="-55.4357096354166">
            <text:p>-55.4</text:p>
          </table:table-cell>
          <table:table-cell table:formula="of:=[.AA86]+[.S87]+0.5*([.S87]-[.S86])" office:value-type="float" office:value="-43.5384419759115">
            <text:p>-43.5</text:p>
          </table:table-cell>
          <table:table-cell/>
          <table:table-cell table:formula="of:=MOD([.AC86]+[.U87]+0.5*([.U87]-[.U86]);360)" office:value-type="float" office:value="38.8511755725191">
            <text:p>38.9</text:p>
          </table:table-cell>
          <table:table-cell table:formula="of:=MOD([.AD86]+[.V87]+0.5*([.V87]-[.V86]);360)" office:value-type="float" office:value="329.958458015267">
            <text:p>330.0</text:p>
          </table:table-cell>
          <table:table-cell table:formula="of:=MOD([.AE86]+[.W87]+0.5*([.W87]-[.W86]);360)" office:value-type="float" office:value="28.9963969465648">
            <text:p>29.0</text:p>
          </table:table-cell>
        </table:table-row>
        <table:table-row table:style-name="ro1">
          <table:table-cell office:value-type="float" office:value="17444">
            <text:p>17444</text:p>
          </table:table-cell>
          <table:table-cell office:value-type="float" office:value="-5448">
            <text:p>-5448</text:p>
          </table:table-cell>
          <table:table-cell office:value-type="float" office:value="116">
            <text:p>116</text:p>
          </table:table-cell>
          <table:table-cell office:value-type="float" office:value="23.45">
            <text:p>23.45</text:p>
          </table:table-cell>
          <table:table-cell office:value-type="float" office:value="-3542">
            <text:p>-3542</text:p>
          </table:table-cell>
          <table:table-cell office:value-type="float" office:value="-10235">
            <text:p>-10235</text:p>
          </table:table-cell>
          <table:table-cell office:value-type="float" office:value="-5733">
            <text:p>-5733</text:p>
          </table:table-cell>
          <table:table-cell/>
          <table:table-cell table:formula="of:=[.A88]/16384" office:value-type="float" office:value="1.064697265625">
            <text:p>1.06</text:p>
          </table:table-cell>
          <table:table-cell table:formula="of:=[.B88]/16384" office:value-type="float" office:value="-0.33251953125">
            <text:p>-0.33</text:p>
          </table:table-cell>
          <table:table-cell table:formula="of:=[.C88]/16384" office:value-type="float" office:value="0.007080078125">
            <text:p>0.01</text:p>
          </table:table-cell>
          <table:table-cell table:formula="of:=[.D88]" office:value-type="float" office:value="23.45">
            <text:p>23.45</text:p>
          </table:table-cell>
          <table:table-cell table:formula="of:=[.E88]/(131*250)" office:value-type="float" office:value="-0.108152671755725">
            <text:p>-0.11</text:p>
          </table:table-cell>
          <table:table-cell table:formula="of:=[.F88]/(131*250)" office:value-type="float" office:value="-0.312519083969466">
            <text:p>-0.31</text:p>
          </table:table-cell>
          <table:table-cell table:formula="of:=[.G88]/(131*250)" office:value-type="float" office:value="-0.175053435114504">
            <text:p>-0.18</text:p>
          </table:table-cell>
          <table:table-cell/>
          <table:table-cell table:formula="of:=[.Q87]+([.I87]-[.I$164])*1/3" office:value-type="float" office:value="2.51432427300347">
            <text:p>2.51</text:p>
          </table:table-cell>
          <table:table-cell table:formula="of:=[.R87]+([.J87]-[.J$164])*1/3" office:value-type="float" office:value="-1.80391710069444">
            <text:p>-1.80</text:p>
          </table:table-cell>
          <table:table-cell table:formula="of:=[.S87]+([.K87]-[.K$164])*1/3" office:value-type="float" office:value="-0.906183539496527">
            <text:p>-0.91</text:p>
          </table:table-cell>
          <table:table-cell table:formula="of:=[.L88]" office:value-type="float" office:value="23.45">
            <text:p>23.45</text:p>
          </table:table-cell>
          <table:table-cell table:formula="of:=[.U87]+[.M87]-[.M$164]" office:value-type="float" office:value="1.68993587786259">
            <text:p>1.69</text:p>
          </table:table-cell>
          <table:table-cell table:formula="of:=[.V87]+[.N87]-[.N$164]" office:value-type="float" office:value="-1.10683765903308">
            <text:p>-1.11</text:p>
          </table:table-cell>
          <table:table-cell table:formula="of:=[.W87]+[.O87]-[.O$164]" office:value-type="float" office:value="0.739637659033077">
            <text:p>0.74</text:p>
          </table:table-cell>
          <table:table-cell/>
          <table:table-cell table:formula="of:=[.Y87]+[.Q88]+0.5*([.Q88]-[.Q87])" office:value-type="float" office:value="104.042265489366">
            <text:p>104.0</text:p>
          </table:table-cell>
          <table:table-cell table:formula="of:=[.Z87]+[.R88]+0.5*([.R88]-[.R87])" office:value-type="float" office:value="-57.2638726128472">
            <text:p>-57.3</text:p>
          </table:table-cell>
          <table:table-cell table:formula="of:=[.AA87]+[.S88]+0.5*([.S88]-[.S87])" office:value-type="float" office:value="-44.4606275770399">
            <text:p>-44.5</text:p>
          </table:table-cell>
          <table:table-cell/>
          <table:table-cell table:formula="of:=MOD([.AC87]+[.U88]+0.5*([.U88]-[.U87]);360)" office:value-type="float" office:value="40.5200641221375">
            <text:p>40.5</text:p>
          </table:table-cell>
          <table:table-cell table:formula="of:=MOD([.AD87]+[.V88]+0.5*([.V88]-[.V87]);360)" office:value-type="float" office:value="328.800517048346">
            <text:p>328.8</text:p>
          </table:table-cell>
          <table:table-cell table:formula="of:=MOD([.AE87]+[.W88]+0.5*([.W88]-[.W87]);360)" office:value-type="float" office:value="29.7178432569974">
            <text:p>29.7</text:p>
          </table:table-cell>
        </table:table-row>
        <table:table-row table:style-name="ro1">
          <table:table-cell office:value-type="float" office:value="15692">
            <text:p>15692</text:p>
          </table:table-cell>
          <table:table-cell office:value-type="float" office:value="-2376">
            <text:p>-2376</text:p>
          </table:table-cell>
          <table:table-cell office:value-type="float" office:value="-720">
            <text:p>-720</text:p>
          </table:table-cell>
          <table:table-cell office:value-type="float" office:value="23.35">
            <text:p>23.35</text:p>
          </table:table-cell>
          <table:table-cell office:value-type="float" office:value="9630">
            <text:p>9630</text:p>
          </table:table-cell>
          <table:table-cell office:value-type="float" office:value="27752">
            <text:p>27752</text:p>
          </table:table-cell>
          <table:table-cell office:value-type="float" office:value="14382">
            <text:p>14382</text:p>
          </table:table-cell>
          <table:table-cell/>
          <table:table-cell table:formula="of:=[.A89]/16384" office:value-type="float" office:value="0.957763671875">
            <text:p>0.96</text:p>
          </table:table-cell>
          <table:table-cell table:formula="of:=[.B89]/16384" office:value-type="float" office:value="-0.14501953125">
            <text:p>-0.15</text:p>
          </table:table-cell>
          <table:table-cell table:formula="of:=[.C89]/16384" office:value-type="float" office:value="-0.0439453125">
            <text:p>-0.04</text:p>
          </table:table-cell>
          <table:table-cell table:formula="of:=[.D89]" office:value-type="float" office:value="23.35">
            <text:p>23.35</text:p>
          </table:table-cell>
          <table:table-cell table:formula="of:=[.E89]/(131*250)" office:value-type="float" office:value="0.294045801526718">
            <text:p>0.29</text:p>
          </table:table-cell>
          <table:table-cell table:formula="of:=[.F89]/(131*250)" office:value-type="float" office:value="0.847389312977099">
            <text:p>0.85</text:p>
          </table:table-cell>
          <table:table-cell table:formula="of:=[.G89]/(131*250)" office:value-type="float" office:value="0.439145038167939">
            <text:p>0.44</text:p>
          </table:table-cell>
          <table:table-cell/>
          <table:table-cell table:formula="of:=[.Q88]+([.I88]-[.I$164])*1/3" office:value-type="float" office:value="2.55305582682292">
            <text:p>2.55</text:p>
          </table:table-cell>
          <table:table-cell table:formula="of:=[.R88]+([.J88]-[.J$164])*1/3" office:value-type="float" office:value="-1.84386393229167">
            <text:p>-1.84</text:p>
          </table:table-cell>
          <table:table-cell table:formula="of:=[.S88]+([.K88]-[.K$164])*1/3" office:value-type="float" office:value="-0.971553548177083">
            <text:p>-0.97</text:p>
          </table:table-cell>
          <table:table-cell table:formula="of:=[.L89]" office:value-type="float" office:value="23.35">
            <text:p>23.35</text:p>
          </table:table-cell>
          <table:table-cell table:formula="of:=[.U88]+[.M88]-[.M$164]" office:value-type="float" office:value="1.57410076335878">
            <text:p>1.57</text:p>
          </table:table-cell>
          <table:table-cell table:formula="of:=[.V88]+[.N88]-[.N$164]" office:value-type="float" office:value="-1.42092213740458">
            <text:p>-1.42</text:p>
          </table:table-cell>
          <table:table-cell table:formula="of:=[.W88]+[.O88]-[.O$164]" office:value-type="float" office:value="0.55949923664122">
            <text:p>0.56</text:p>
          </table:table-cell>
          <table:table-cell/>
          <table:table-cell table:formula="of:=[.Y88]+[.Q89]+0.5*([.Q89]-[.Q88])" office:value-type="float" office:value="106.614687093099">
            <text:p>106.6</text:p>
          </table:table-cell>
          <table:table-cell table:formula="of:=[.Z88]+[.R89]+0.5*([.R89]-[.R88])" office:value-type="float" office:value="-59.1277099609375">
            <text:p>-59.1</text:p>
          </table:table-cell>
          <table:table-cell table:formula="of:=[.AA88]+[.S89]+0.5*([.S89]-[.S88])" office:value-type="float" office:value="-45.4648661295573">
            <text:p>-45.5</text:p>
          </table:table-cell>
          <table:table-cell/>
          <table:table-cell table:formula="of:=MOD([.AC88]+[.U89]+0.5*([.U89]-[.U88]);360)" office:value-type="float" office:value="42.0362473282443">
            <text:p>42.0</text:p>
          </table:table-cell>
          <table:table-cell table:formula="of:=MOD([.AD88]+[.V89]+0.5*([.V89]-[.V88]);360)" office:value-type="float" office:value="327.222552671756">
            <text:p>327.2</text:p>
          </table:table-cell>
          <table:table-cell table:formula="of:=MOD([.AE88]+[.W89]+0.5*([.W89]-[.W88]);360)" office:value-type="float" office:value="30.1872732824427">
            <text:p>30.2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-9768">
            <text:p>-9768</text:p>
          </table:table-cell>
          <table:table-cell office:value-type="float" office:value="-1428">
            <text:p>-1428</text:p>
          </table:table-cell>
          <table:table-cell office:value-type="float" office:value="23.4">
            <text:p>23.4</text:p>
          </table:table-cell>
          <table:table-cell office:value-type="float" office:value="-6111">
            <text:p>-6111</text:p>
          </table:table-cell>
          <table:table-cell office:value-type="float" office:value="-16455">
            <text:p>-16455</text:p>
          </table:table-cell>
          <table:table-cell office:value-type="float" office:value="-1512">
            <text:p>-1512</text:p>
          </table:table-cell>
          <table:table-cell/>
          <table:table-cell table:formula="of:=[.A90]/16384" office:value-type="float" office:value="1.0986328125">
            <text:p>1.10</text:p>
          </table:table-cell>
          <table:table-cell table:formula="of:=[.B90]/16384" office:value-type="float" office:value="-0.59619140625">
            <text:p>-0.60</text:p>
          </table:table-cell>
          <table:table-cell table:formula="of:=[.C90]/16384" office:value-type="float" office:value="-0.087158203125">
            <text:p>-0.09</text:p>
          </table:table-cell>
          <table:table-cell table:formula="of:=[.D90]" office:value-type="float" office:value="23.4">
            <text:p>23.40</text:p>
          </table:table-cell>
          <table:table-cell table:formula="of:=[.E90]/(131*250)" office:value-type="float" office:value="-0.186595419847328">
            <text:p>-0.19</text:p>
          </table:table-cell>
          <table:table-cell table:formula="of:=[.F90]/(131*250)" office:value-type="float" office:value="-0.502442748091603">
            <text:p>-0.50</text:p>
          </table:table-cell>
          <table:table-cell table:formula="of:=[.G90]/(131*250)" office:value-type="float" office:value="-0.0461679389312977">
            <text:p>-0.05</text:p>
          </table:table-cell>
          <table:table-cell/>
          <table:table-cell table:formula="of:=[.Q89]+([.I89]-[.I$164])*1/3" office:value-type="float" office:value="2.55614284939236">
            <text:p>2.56</text:p>
          </table:table-cell>
          <table:table-cell table:formula="of:=[.R89]+([.J89]-[.J$164])*1/3" office:value-type="float" office:value="-1.82131076388889">
            <text:p>-1.82</text:p>
          </table:table-cell>
          <table:table-cell table:formula="of:=[.S89]+([.K89]-[.K$164])*1/3" office:value-type="float" office:value="-1.05393202039931">
            <text:p>-1.05</text:p>
          </table:table-cell>
          <table:table-cell table:formula="of:=[.L90]" office:value-type="float" office:value="23.4">
            <text:p>23.40</text:p>
          </table:table-cell>
          <table:table-cell table:formula="of:=[.U89]+[.M89]-[.M$164]" office:value-type="float" office:value="1.8604641221374">
            <text:p>1.86</text:p>
          </table:table-cell>
          <table:table-cell table:formula="of:=[.V89]+[.N89]-[.N$164]" office:value-type="float" office:value="-0.575098218829516">
            <text:p>-0.58</text:p>
          </table:table-cell>
          <table:table-cell table:formula="of:=[.W89]+[.O89]-[.O$164]" office:value-type="float" office:value="0.993559287531805">
            <text:p>0.99</text:p>
          </table:table-cell>
          <table:table-cell/>
          <table:table-cell table:formula="of:=[.Y89]+[.Q90]+0.5*([.Q90]-[.Q89])" office:value-type="float" office:value="109.172373453776">
            <text:p>109.2</text:p>
          </table:table-cell>
          <table:table-cell table:formula="of:=[.Z89]+[.R90]+0.5*([.R90]-[.R89])" office:value-type="float" office:value="-60.937744140625">
            <text:p>-60.9</text:p>
          </table:table-cell>
          <table:table-cell table:formula="of:=[.AA89]+[.S90]+0.5*([.S90]-[.S89])" office:value-type="float" office:value="-46.5599873860677">
            <text:p>-46.6</text:p>
          </table:table-cell>
          <table:table-cell/>
          <table:table-cell table:formula="of:=MOD([.AC89]+[.U90]+0.5*([.U90]-[.U89]);360)" office:value-type="float" office:value="44.039893129771">
            <text:p>44.0</text:p>
          </table:table-cell>
          <table:table-cell table:formula="of:=MOD([.AD89]+[.V90]+0.5*([.V90]-[.V89]);360)" office:value-type="float" office:value="327.070366412214">
            <text:p>327.1</text:p>
          </table:table-cell>
          <table:table-cell table:formula="of:=MOD([.AE89]+[.W90]+0.5*([.W90]-[.W89]);360)" office:value-type="float" office:value="31.3978625954198">
            <text:p>31.4</text:p>
          </table:table-cell>
        </table:table-row>
        <table:table-row table:style-name="ro1">
          <table:table-cell office:value-type="float" office:value="14372">
            <text:p>14372</text:p>
          </table:table-cell>
          <table:table-cell office:value-type="float" office:value="-5592">
            <text:p>-5592</text:p>
          </table:table-cell>
          <table:table-cell office:value-type="float" office:value="4708">
            <text:p>4708</text:p>
          </table:table-cell>
          <table:table-cell office:value-type="float" office:value="23.4">
            <text:p>23.4</text:p>
          </table:table-cell>
          <table:table-cell office:value-type="float" office:value="-1271">
            <text:p>-1271</text:p>
          </table:table-cell>
          <table:table-cell office:value-type="float" office:value="-6826">
            <text:p>-6826</text:p>
          </table:table-cell>
          <table:table-cell office:value-type="float" office:value="-3937">
            <text:p>-3937</text:p>
          </table:table-cell>
          <table:table-cell/>
          <table:table-cell table:formula="of:=[.A91]/16384" office:value-type="float" office:value="0.877197265625">
            <text:p>0.88</text:p>
          </table:table-cell>
          <table:table-cell table:formula="of:=[.B91]/16384" office:value-type="float" office:value="-0.34130859375">
            <text:p>-0.34</text:p>
          </table:table-cell>
          <table:table-cell table:formula="of:=[.C91]/16384" office:value-type="float" office:value="0.287353515625">
            <text:p>0.29</text:p>
          </table:table-cell>
          <table:table-cell table:formula="of:=[.D91]" office:value-type="float" office:value="23.4">
            <text:p>23.40</text:p>
          </table:table-cell>
          <table:table-cell table:formula="of:=[.E91]/(131*250)" office:value-type="float" office:value="-0.0388091603053435">
            <text:p>-0.04</text:p>
          </table:table-cell>
          <table:table-cell table:formula="of:=[.F91]/(131*250)" office:value-type="float" office:value="-0.208427480916031">
            <text:p>-0.21</text:p>
          </table:table-cell>
          <table:table-cell table:formula="of:=[.G91]/(131*250)" office:value-type="float" office:value="-0.120213740458015">
            <text:p>-0.12</text:p>
          </table:table-cell>
          <table:table-cell/>
          <table:table-cell table:formula="of:=[.Q90]+([.I90]-[.I$164])*1/3" office:value-type="float" office:value="2.60618625217014">
            <text:p>2.61</text:p>
          </table:table-cell>
          <table:table-cell table:formula="of:=[.R90]+([.J90]-[.J$164])*1/3" office:value-type="float" office:value="-1.94914822048611">
            <text:p>-1.95</text:p>
          </table:table-cell>
          <table:table-cell table:formula="of:=[.S90]+([.K90]-[.K$164])*1/3" office:value-type="float" office:value="-1.15071478949653">
            <text:p>-1.15</text:p>
          </table:table-cell>
          <table:table-cell table:formula="of:=[.L91]" office:value-type="float" office:value="23.4">
            <text:p>23.40</text:p>
          </table:table-cell>
          <table:table-cell table:formula="of:=[.U90]+[.M90]-[.M$164]" office:value-type="float" office:value="1.66618625954198">
            <text:p>1.67</text:p>
          </table:table-cell>
          <table:table-cell table:formula="of:=[.V90]+[.N90]-[.N$164]" office:value-type="float" office:value="-1.07910636132316">
            <text:p>-1.08</text:p>
          </table:table-cell>
          <table:table-cell table:formula="of:=[.W90]+[.O90]-[.O$164]" office:value-type="float" office:value="0.942306361323153">
            <text:p>0.94</text:p>
          </table:table-cell>
          <table:table-cell/>
          <table:table-cell table:formula="of:=[.Y90]+[.Q91]+0.5*([.Q91]-[.Q90])" office:value-type="float" office:value="111.803581407335">
            <text:p>111.8</text:p>
          </table:table-cell>
          <table:table-cell table:formula="of:=[.Z90]+[.R91]+0.5*([.R91]-[.R90])" office:value-type="float" office:value="-62.9508110894097">
            <text:p>-63.0</text:p>
          </table:table-cell>
          <table:table-cell table:formula="of:=[.AA90]+[.S91]+0.5*([.S91]-[.S90])" office:value-type="float" office:value="-47.7590935601128">
            <text:p>-47.8</text:p>
          </table:table-cell>
          <table:table-cell/>
          <table:table-cell table:formula="of:=MOD([.AC90]+[.U91]+0.5*([.U91]-[.U90]);360)" office:value-type="float" office:value="45.6089404580153">
            <text:p>45.6</text:p>
          </table:table-cell>
          <table:table-cell table:formula="of:=MOD([.AD90]+[.V91]+0.5*([.V91]-[.V90]);360)" office:value-type="float" office:value="325.739255979644">
            <text:p>325.7</text:p>
          </table:table-cell>
          <table:table-cell table:formula="of:=MOD([.AE90]+[.W91]+0.5*([.W91]-[.W90]);360)" office:value-type="float" office:value="32.3145424936386">
            <text:p>32.3</text:p>
          </table:table-cell>
        </table:table-row>
        <table:table-row table:style-name="ro1">
          <table:table-cell office:value-type="float" office:value="12088">
            <text:p>12088</text:p>
          </table:table-cell>
          <table:table-cell office:value-type="float" office:value="-11100">
            <text:p>-11100</text:p>
          </table:table-cell>
          <table:table-cell office:value-type="float" office:value="4992">
            <text:p>4992</text:p>
          </table:table-cell>
          <table:table-cell office:value-type="float" office:value="23.31">
            <text:p>23.31</text:p>
          </table:table-cell>
          <table:table-cell office:value-type="float" office:value="12721">
            <text:p>12721</text:p>
          </table:table-cell>
          <table:table-cell office:value-type="float" office:value="3803">
            <text:p>3803</text:p>
          </table:table-cell>
          <table:table-cell office:value-type="float" office:value="711">
            <text:p>711</text:p>
          </table:table-cell>
          <table:table-cell/>
          <table:table-cell table:formula="of:=[.A92]/16384" office:value-type="float" office:value="0.73779296875">
            <text:p>0.74</text:p>
          </table:table-cell>
          <table:table-cell table:formula="of:=[.B92]/16384" office:value-type="float" office:value="-0.677490234375">
            <text:p>-0.68</text:p>
          </table:table-cell>
          <table:table-cell table:formula="of:=[.C92]/16384" office:value-type="float" office:value="0.3046875">
            <text:p>0.30</text:p>
          </table:table-cell>
          <table:table-cell table:formula="of:=[.D92]" office:value-type="float" office:value="23.31">
            <text:p>23.31</text:p>
          </table:table-cell>
          <table:table-cell table:formula="of:=[.E92]/(131*250)" office:value-type="float" office:value="0.38842748091603">
            <text:p>0.39</text:p>
          </table:table-cell>
          <table:table-cell table:formula="of:=[.F92]/(131*250)" office:value-type="float" office:value="0.11612213740458">
            <text:p>0.12</text:p>
          </table:table-cell>
          <table:table-cell table:formula="of:=[.G92]/(131*250)" office:value-type="float" office:value="0.0217099236641221">
            <text:p>0.02</text:p>
          </table:table-cell>
          <table:table-cell/>
          <table:table-cell table:formula="of:=[.Q91]+([.I91]-[.I$164])*1/3" office:value-type="float" office:value="2.58241780598958">
            <text:p>2.58</text:p>
          </table:table-cell>
          <table:table-cell table:formula="of:=[.R91]+([.J91]-[.J$164])*1/3" office:value-type="float" office:value="-1.99202473958333">
            <text:p>-1.99</text:p>
          </table:table-cell>
          <table:table-cell table:formula="of:=[.S91]+([.K91]-[.K$164])*1/3" office:value-type="float" office:value="-1.12266031901042">
            <text:p>-1.12</text:p>
          </table:table-cell>
          <table:table-cell table:formula="of:=[.L92]" office:value-type="float" office:value="23.31">
            <text:p>23.31</text:p>
          </table:table-cell>
          <table:table-cell table:formula="of:=[.U91]+[.M91]-[.M$164]" office:value-type="float" office:value="1.61969465648855">
            <text:p>1.62</text:p>
          </table:table-cell>
          <table:table-cell table:formula="of:=[.V91]+[.N91]-[.N$164]" office:value-type="float" office:value="-1.28909923664122">
            <text:p>-1.29</text:p>
          </table:table-cell>
          <table:table-cell table:formula="of:=[.W91]+[.O91]-[.O$164]" office:value-type="float" office:value="0.817007633587784">
            <text:p>0.82</text:p>
          </table:table-cell>
          <table:table-cell/>
          <table:table-cell table:formula="of:=[.Y91]+[.Q92]+0.5*([.Q92]-[.Q91])" office:value-type="float" office:value="114.374114990234">
            <text:p>114.4</text:p>
          </table:table-cell>
          <table:table-cell table:formula="of:=[.Z91]+[.R92]+0.5*([.R92]-[.R91])" office:value-type="float" office:value="-64.9642740885416">
            <text:p>-65.0</text:p>
          </table:table-cell>
          <table:table-cell table:formula="of:=[.AA91]+[.S92]+0.5*([.S92]-[.S91])" office:value-type="float" office:value="-48.8677266438802">
            <text:p>-48.9</text:p>
          </table:table-cell>
          <table:table-cell/>
          <table:table-cell table:formula="of:=MOD([.AC91]+[.U92]+0.5*([.U92]-[.U91]);360)" office:value-type="float" office:value="47.2053893129771">
            <text:p>47.2</text:p>
          </table:table-cell>
          <table:table-cell table:formula="of:=MOD([.AD91]+[.V92]+0.5*([.V92]-[.V91]);360)" office:value-type="float" office:value="324.345160305344">
            <text:p>324.3</text:p>
          </table:table-cell>
          <table:table-cell table:formula="of:=MOD([.AE91]+[.W92]+0.5*([.W92]-[.W91]);360)" office:value-type="float" office:value="33.0689007633587">
            <text:p>33.1</text:p>
          </table:table-cell>
        </table:table-row>
        <table:table-row table:style-name="ro1">
          <table:table-cell office:value-type="float" office:value="31012">
            <text:p>31012</text:p>
          </table:table-cell>
          <table:table-cell office:value-type="float" office:value="-3160">
            <text:p>-3160</text:p>
          </table:table-cell>
          <table:table-cell office:value-type="float" office:value="5208">
            <text:p>5208</text:p>
          </table:table-cell>
          <table:table-cell office:value-type="float" office:value="23.26">
            <text:p>23.26</text:p>
          </table:table-cell>
          <table:table-cell office:value-type="float" office:value="17067">
            <text:p>17067</text:p>
          </table:table-cell>
          <table:table-cell office:value-type="float" office:value="-15526">
            <text:p>-15526</text:p>
          </table:table-cell>
          <table:table-cell office:value-type="float" office:value="6185">
            <text:p>6185</text:p>
          </table:table-cell>
          <table:table-cell/>
          <table:table-cell table:formula="of:=[.A93]/16384" office:value-type="float" office:value="1.892822265625">
            <text:p>1.89</text:p>
          </table:table-cell>
          <table:table-cell table:formula="of:=[.B93]/16384" office:value-type="float" office:value="-0.19287109375">
            <text:p>-0.19</text:p>
          </table:table-cell>
          <table:table-cell table:formula="of:=[.C93]/16384" office:value-type="float" office:value="0.31787109375">
            <text:p>0.32</text:p>
          </table:table-cell>
          <table:table-cell table:formula="of:=[.D93]" office:value-type="float" office:value="23.26">
            <text:p>23.26</text:p>
          </table:table-cell>
          <table:table-cell table:formula="of:=[.E93]/(131*250)" office:value-type="float" office:value="0.521129770992366">
            <text:p>0.52</text:p>
          </table:table-cell>
          <table:table-cell table:formula="of:=[.F93]/(131*250)" office:value-type="float" office:value="-0.474076335877863">
            <text:p>-0.47</text:p>
          </table:table-cell>
          <table:table-cell table:formula="of:=[.G93]/(131*250)" office:value-type="float" office:value="0.188854961832061">
            <text:p>0.19</text:p>
          </table:table-cell>
          <table:table-cell/>
          <table:table-cell table:formula="of:=[.Q92]+([.I92]-[.I$164])*1/3" office:value-type="float" office:value="2.51218126085069">
            <text:p>2.51</text:p>
          </table:table-cell>
          <table:table-cell table:formula="of:=[.R92]+([.J92]-[.J$164])*1/3" office:value-type="float" office:value="-2.14696180555556">
            <text:p>-2.15</text:p>
          </table:table-cell>
          <table:table-cell table:formula="of:=[.S92]+([.K92]-[.K$164])*1/3" office:value-type="float" office:value="-1.08882785373264">
            <text:p>-1.09</text:p>
          </table:table-cell>
          <table:table-cell table:formula="of:=[.L93]" office:value-type="float" office:value="23.26">
            <text:p>23.26</text:p>
          </table:table-cell>
          <table:table-cell table:formula="of:=[.U92]+[.M92]-[.M$164]" office:value-type="float" office:value="2.00043969465649">
            <text:p>2.00</text:p>
          </table:table-cell>
          <table:table-cell table:formula="of:=[.V92]+[.N92]-[.N$164]" office:value-type="float" office:value="-1.17454249363868">
            <text:p>-1.17</text:p>
          </table:table-cell>
          <table:table-cell table:formula="of:=[.W92]+[.O92]-[.O$164]" office:value-type="float" office:value="0.833632569974553">
            <text:p>0.83</text:p>
          </table:table-cell>
          <table:table-cell/>
          <table:table-cell table:formula="of:=[.Y92]+[.Q93]+0.5*([.Q93]-[.Q92])" office:value-type="float" office:value="116.851177978516">
            <text:p>116.9</text:p>
          </table:table-cell>
          <table:table-cell table:formula="of:=[.Z92]+[.R93]+0.5*([.R93]-[.R92])" office:value-type="float" office:value="-67.1887044270833">
            <text:p>-67.2</text:p>
          </table:table-cell>
          <table:table-cell table:formula="of:=[.AA92]+[.S93]+0.5*([.S93]-[.S92])" office:value-type="float" office:value="-49.9396382649739">
            <text:p>-49.9</text:p>
          </table:table-cell>
          <table:table-cell/>
          <table:table-cell table:formula="of:=MOD([.AC92]+[.U93]+0.5*([.U93]-[.U92]);360)" office:value-type="float" office:value="49.3962015267176">
            <text:p>49.4</text:p>
          </table:table-cell>
          <table:table-cell table:formula="of:=MOD([.AD92]+[.V93]+0.5*([.V93]-[.V92]);360)" office:value-type="float" office:value="323.227896183206">
            <text:p>323.2</text:p>
          </table:table-cell>
          <table:table-cell table:formula="of:=MOD([.AE92]+[.W93]+0.5*([.W93]-[.W92]);360)" office:value-type="float" office:value="33.9108458015267">
            <text:p>33.9</text:p>
          </table:table-cell>
        </table:table-row>
        <table:table-row table:style-name="ro1">
          <table:table-cell office:value-type="float" office:value="17248">
            <text:p>17248</text:p>
          </table:table-cell>
          <table:table-cell office:value-type="float" office:value="-1604">
            <text:p>-1604</text:p>
          </table:table-cell>
          <table:table-cell office:value-type="float" office:value="4832">
            <text:p>4832</text:p>
          </table:table-cell>
          <table:table-cell office:value-type="float" office:value="23.35">
            <text:p>23.35</text:p>
          </table:table-cell>
          <table:table-cell office:value-type="float" office:value="2116">
            <text:p>2116</text:p>
          </table:table-cell>
          <table:table-cell office:value-type="float" office:value="-4531">
            <text:p>-4531</text:p>
          </table:table-cell>
          <table:table-cell office:value-type="float" office:value="-1282">
            <text:p>-1282</text:p>
          </table:table-cell>
          <table:table-cell/>
          <table:table-cell table:formula="of:=[.A94]/16384" office:value-type="float" office:value="1.052734375">
            <text:p>1.05</text:p>
          </table:table-cell>
          <table:table-cell table:formula="of:=[.B94]/16384" office:value-type="float" office:value="-0.097900390625">
            <text:p>-0.10</text:p>
          </table:table-cell>
          <table:table-cell table:formula="of:=[.C94]/16384" office:value-type="float" office:value="0.294921875">
            <text:p>0.29</text:p>
          </table:table-cell>
          <table:table-cell table:formula="of:=[.D94]" office:value-type="float" office:value="23.35">
            <text:p>23.35</text:p>
          </table:table-cell>
          <table:table-cell table:formula="of:=[.E94]/(131*250)" office:value-type="float" office:value="0.0646106870229008">
            <text:p>0.06</text:p>
          </table:table-cell>
          <table:table-cell table:formula="of:=[.F94]/(131*250)" office:value-type="float" office:value="-0.138351145038168">
            <text:p>-0.14</text:p>
          </table:table-cell>
          <table:table-cell table:formula="of:=[.G94]/(131*250)" office:value-type="float" office:value="-0.0391450381679389">
            <text:p>-0.04</text:p>
          </table:table-cell>
          <table:table-cell/>
          <table:table-cell table:formula="of:=[.Q93]+([.I93]-[.I$164])*1/3" office:value-type="float" office:value="2.8269544813368">
            <text:p>2.83</text:p>
          </table:table-cell>
          <table:table-cell table:formula="of:=[.R93]+([.J93]-[.J$164])*1/3" office:value-type="float" office:value="-2.14035915798611">
            <text:p>-2.14</text:p>
          </table:table-cell>
          <table:table-cell table:formula="of:=[.S93]+([.K93]-[.K$164])*1/3" office:value-type="float" office:value="-1.05060085720486">
            <text:p>-1.05</text:p>
          </table:table-cell>
          <table:table-cell table:formula="of:=[.L94]" office:value-type="float" office:value="23.35">
            <text:p>23.35</text:p>
          </table:table-cell>
          <table:table-cell table:formula="of:=[.U93]+[.M93]-[.M$164]" office:value-type="float" office:value="2.51388702290076">
            <text:p>2.51</text:p>
          </table:table-cell>
          <table:table-cell table:formula="of:=[.V93]+[.N93]-[.N$164]" office:value-type="float" office:value="-1.65018422391857">
            <text:p>-1.65</text:p>
          </table:table-cell>
          <table:table-cell table:formula="of:=[.W93]+[.O93]-[.O$164]" office:value-type="float" office:value="1.01740254452926">
            <text:p>1.02</text:p>
          </table:table-cell>
          <table:table-cell/>
          <table:table-cell table:formula="of:=[.Y93]+[.Q94]+0.5*([.Q94]-[.Q93])" office:value-type="float" office:value="119.835519070096">
            <text:p>119.8</text:p>
          </table:table-cell>
          <table:table-cell table:formula="of:=[.Z93]+[.R94]+0.5*([.R94]-[.R93])" office:value-type="float" office:value="-69.3257622612847">
            <text:p>-69.3</text:p>
          </table:table-cell>
          <table:table-cell table:formula="of:=[.AA93]+[.S94]+0.5*([.S94]-[.S93])" office:value-type="float" office:value="-50.9711256239149">
            <text:p>-51.0</text:p>
          </table:table-cell>
          <table:table-cell/>
          <table:table-cell table:formula="of:=MOD([.AC93]+[.U94]+0.5*([.U94]-[.U93]);360)" office:value-type="float" office:value="52.1668122137405">
            <text:p>52.2</text:p>
          </table:table-cell>
          <table:table-cell table:formula="of:=MOD([.AD93]+[.V94]+0.5*([.V94]-[.V93]);360)" office:value-type="float" office:value="321.339891094148">
            <text:p>321.3</text:p>
          </table:table-cell>
          <table:table-cell table:formula="of:=MOD([.AE93]+[.W94]+0.5*([.W94]-[.W93]);360)" office:value-type="float" office:value="35.0201333333333">
            <text:p>35.0</text:p>
          </table:table-cell>
        </table:table-row>
        <table:table-row table:style-name="ro1">
          <table:table-cell office:value-type="float" office:value="24508">
            <text:p>24508</text:p>
          </table:table-cell>
          <table:table-cell office:value-type="float" office:value="-7968">
            <text:p>-7968</text:p>
          </table:table-cell>
          <table:table-cell office:value-type="float" office:value="5880">
            <text:p>5880</text:p>
          </table:table-cell>
          <table:table-cell office:value-type="float" office:value="23.31">
            <text:p>23.31</text:p>
          </table:table-cell>
          <table:table-cell office:value-type="float" office:value="-9174">
            <text:p>-9174</text:p>
          </table:table-cell>
          <table:table-cell office:value-type="float" office:value="-13689">
            <text:p>-13689</text:p>
          </table:table-cell>
          <table:table-cell office:value-type="float" office:value="-16682">
            <text:p>-16682</text:p>
          </table:table-cell>
          <table:table-cell/>
          <table:table-cell table:formula="of:=[.A95]/16384" office:value-type="float" office:value="1.495849609375">
            <text:p>1.50</text:p>
          </table:table-cell>
          <table:table-cell table:formula="of:=[.B95]/16384" office:value-type="float" office:value="-0.486328125">
            <text:p>-0.49</text:p>
          </table:table-cell>
          <table:table-cell table:formula="of:=[.C95]/16384" office:value-type="float" office:value="0.35888671875">
            <text:p>0.36</text:p>
          </table:table-cell>
          <table:table-cell table:formula="of:=[.D95]" office:value-type="float" office:value="23.31">
            <text:p>23.31</text:p>
          </table:table-cell>
          <table:table-cell table:formula="of:=[.E95]/(131*250)" office:value-type="float" office:value="-0.28012213740458">
            <text:p>-0.28</text:p>
          </table:table-cell>
          <table:table-cell table:formula="of:=[.F95]/(131*250)" office:value-type="float" office:value="-0.417984732824428">
            <text:p>-0.42</text:p>
          </table:table-cell>
          <table:table-cell table:formula="of:=[.G95]/(131*250)" office:value-type="float" office:value="-0.509374045801527">
            <text:p>-0.51</text:p>
          </table:table-cell>
          <table:table-cell/>
          <table:table-cell table:formula="of:=[.Q94]+([.I94]-[.I$164])*1/3" office:value-type="float" office:value="2.86169840494792">
            <text:p>2.86</text:p>
          </table:table-cell>
          <table:table-cell table:formula="of:=[.R94]+([.J94]-[.J$164])*1/3" office:value-type="float" office:value="-2.102099609375">
            <text:p>-2.10</text:p>
          </table:table-cell>
          <table:table-cell table:formula="of:=[.S94]+([.K94]-[.K$164])*1/3" office:value-type="float" office:value="-1.02002360026042">
            <text:p>-1.02</text:p>
          </table:table-cell>
          <table:table-cell table:formula="of:=[.L95]" office:value-type="float" office:value="23.31">
            <text:p>23.31</text:p>
          </table:table-cell>
          <table:table-cell table:formula="of:=[.U94]+[.M94]-[.M$164]" office:value-type="float" office:value="2.57081526717557">
            <text:p>2.57</text:p>
          </table:table-cell>
          <table:table-cell table:formula="of:=[.V94]+[.N94]-[.N$164]" office:value-type="float" office:value="-1.79010076335878">
            <text:p>-1.79</text:p>
          </table:table-cell>
          <table:table-cell table:formula="of:=[.W94]+[.O94]-[.O$164]" office:value-type="float" office:value="0.973172519083968">
            <text:p>0.97</text:p>
          </table:table-cell>
          <table:table-cell/>
          <table:table-cell table:formula="of:=[.Y94]+[.Q95]+0.5*([.Q95]-[.Q94])" office:value-type="float" office:value="122.714589436849">
            <text:p>122.7</text:p>
          </table:table-cell>
          <table:table-cell table:formula="of:=[.Z94]+[.R95]+0.5*([.R95]-[.R94])" office:value-type="float" office:value="-71.4087320963542">
            <text:p>-71.4</text:p>
          </table:table-cell>
          <table:table-cell table:formula="of:=[.AA94]+[.S95]+0.5*([.S95]-[.S94])" office:value-type="float" office:value="-51.9758605957031">
            <text:p>-52.0</text:p>
          </table:table-cell>
          <table:table-cell/>
          <table:table-cell table:formula="of:=MOD([.AC94]+[.U95]+0.5*([.U95]-[.U94]);360)" office:value-type="float" office:value="54.7660916030535">
            <text:p>54.8</text:p>
          </table:table-cell>
          <table:table-cell table:formula="of:=MOD([.AD94]+[.V95]+0.5*([.V95]-[.V94]);360)" office:value-type="float" office:value="319.479832061069">
            <text:p>319.5</text:p>
          </table:table-cell>
          <table:table-cell table:formula="of:=MOD([.AE94]+[.W95]+0.5*([.W95]-[.W94]);360)" office:value-type="float" office:value="35.9711908396946">
            <text:p>36.0</text:p>
          </table:table-cell>
        </table:table-row>
        <table:table-row table:style-name="ro1">
          <table:table-cell office:value-type="float" office:value="26780">
            <text:p>26780</text:p>
          </table:table-cell>
          <table:table-cell office:value-type="float" office:value="-7544">
            <text:p>-7544</text:p>
          </table:table-cell>
          <table:table-cell office:value-type="float" office:value="-5596">
            <text:p>-5596</text:p>
          </table:table-cell>
          <table:table-cell office:value-type="float" office:value="23.26">
            <text:p>23.26</text:p>
          </table:table-cell>
          <table:table-cell office:value-type="float" office:value="7218">
            <text:p>7218</text:p>
          </table:table-cell>
          <table:table-cell office:value-type="float" office:value="29225">
            <text:p>29225</text:p>
          </table:table-cell>
          <table:table-cell office:value-type="float" office:value="17432">
            <text:p>17432</text:p>
          </table:table-cell>
          <table:table-cell/>
          <table:table-cell table:formula="of:=[.A96]/16384" office:value-type="float" office:value="1.634521484375">
            <text:p>1.63</text:p>
          </table:table-cell>
          <table:table-cell table:formula="of:=[.B96]/16384" office:value-type="float" office:value="-0.46044921875">
            <text:p>-0.46</text:p>
          </table:table-cell>
          <table:table-cell table:formula="of:=[.C96]/16384" office:value-type="float" office:value="-0.341552734375">
            <text:p>-0.34</text:p>
          </table:table-cell>
          <table:table-cell table:formula="of:=[.D96]" office:value-type="float" office:value="23.26">
            <text:p>23.26</text:p>
          </table:table-cell>
          <table:table-cell table:formula="of:=[.E96]/(131*250)" office:value-type="float" office:value="0.220396946564885">
            <text:p>0.22</text:p>
          </table:table-cell>
          <table:table-cell table:formula="of:=[.F96]/(131*250)" office:value-type="float" office:value="0.892366412213741">
            <text:p>0.89</text:p>
          </table:table-cell>
          <table:table-cell table:formula="of:=[.G96]/(131*250)" office:value-type="float" office:value="0.532274809160305">
            <text:p>0.53</text:p>
          </table:table-cell>
          <table:table-cell/>
          <table:table-cell table:formula="of:=[.Q95]+([.I95]-[.I$164])*1/3" office:value-type="float" office:value="3.04414740668403">
            <text:p>3.04</text:p>
          </table:table-cell>
          <table:table-cell table:formula="of:=[.R95]+([.J95]-[.J$164])*1/3" office:value-type="float" office:value="-2.19331597222222">
            <text:p>-2.19</text:p>
          </table:table-cell>
          <table:table-cell table:formula="of:=[.S95]+([.K95]-[.K$164])*1/3" office:value-type="float" office:value="-0.968124728732638">
            <text:p>-0.97</text:p>
          </table:table-cell>
          <table:table-cell table:formula="of:=[.L96]" office:value-type="float" office:value="23.26">
            <text:p>23.26</text:p>
          </table:table-cell>
          <table:table-cell table:formula="of:=[.U95]+[.M95]-[.M$164]" office:value-type="float" office:value="2.2830106870229">
            <text:p>2.28</text:p>
          </table:table-cell>
          <table:table-cell table:formula="of:=[.V95]+[.N95]-[.N$164]" office:value-type="float" office:value="-2.20965089058524">
            <text:p>-2.21</text:p>
          </table:table-cell>
          <table:table-cell table:formula="of:=[.W95]+[.O95]-[.O$164]" office:value-type="float" office:value="0.458713486005087">
            <text:p>0.46</text:p>
          </table:table-cell>
          <table:table-cell/>
          <table:table-cell table:formula="of:=[.Y95]+[.Q96]+0.5*([.Q96]-[.Q95])" office:value-type="float" office:value="125.849961344401">
            <text:p>125.8</text:p>
          </table:table-cell>
          <table:table-cell table:formula="of:=[.Z95]+[.R96]+0.5*([.R96]-[.R95])" office:value-type="float" office:value="-73.64765625">
            <text:p>-73.6</text:p>
          </table:table-cell>
          <table:table-cell table:formula="of:=[.AA95]+[.S96]+0.5*([.S96]-[.S95])" office:value-type="float" office:value="-52.9180358886719">
            <text:p>-52.9</text:p>
          </table:table-cell>
          <table:table-cell/>
          <table:table-cell table:formula="of:=MOD([.AC95]+[.U96]+0.5*([.U96]-[.U95]);360)" office:value-type="float" office:value="56.9052">
            <text:p>56.9</text:p>
          </table:table-cell>
          <table:table-cell table:formula="of:=MOD([.AD95]+[.V96]+0.5*([.V96]-[.V95]);360)" office:value-type="float" office:value="317.060406106871">
            <text:p>317.1</text:p>
          </table:table-cell>
          <table:table-cell table:formula="of:=MOD([.AE95]+[.W96]+0.5*([.W96]-[.W95]);360)" office:value-type="float" office:value="36.1726748091603">
            <text:p>36.2</text:p>
          </table:table-cell>
        </table:table-row>
        <table:table-row table:style-name="ro1">
          <table:table-cell office:value-type="float" office:value="17200">
            <text:p>17200</text:p>
          </table:table-cell>
          <table:table-cell office:value-type="float" office:value="-3976">
            <text:p>-3976</text:p>
          </table:table-cell>
          <table:table-cell office:value-type="float" office:value="2212">
            <text:p>2212</text:p>
          </table:table-cell>
          <table:table-cell office:value-type="float" office:value="23.17">
            <text:p>23.17</text:p>
          </table:table-cell>
          <table:table-cell office:value-type="float" office:value="39">
            <text:p>39</text:p>
          </table:table-cell>
          <table:table-cell office:value-type="float" office:value="-4769">
            <text:p>-4769</text:p>
          </table:table-cell>
          <table:table-cell office:value-type="float" office:value="-449">
            <text:p>-449</text:p>
          </table:table-cell>
          <table:table-cell/>
          <table:table-cell table:formula="of:=[.A97]/16384" office:value-type="float" office:value="1.0498046875">
            <text:p>1.05</text:p>
          </table:table-cell>
          <table:table-cell table:formula="of:=[.B97]/16384" office:value-type="float" office:value="-0.24267578125">
            <text:p>-0.24</text:p>
          </table:table-cell>
          <table:table-cell table:formula="of:=[.C97]/16384" office:value-type="float" office:value="0.135009765625">
            <text:p>0.14</text:p>
          </table:table-cell>
          <table:table-cell table:formula="of:=[.D97]" office:value-type="float" office:value="23.17">
            <text:p>23.17</text:p>
          </table:table-cell>
          <table:table-cell table:formula="of:=[.E97]/(131*250)" office:value-type="float" office:value="0.00119083969465649">
            <text:p>0.00</text:p>
          </table:table-cell>
          <table:table-cell table:formula="of:=[.F97]/(131*250)" office:value-type="float" office:value="-0.145618320610687">
            <text:p>-0.15</text:p>
          </table:table-cell>
          <table:table-cell table:formula="of:=[.G97]/(131*250)" office:value-type="float" office:value="-0.0137099236641221">
            <text:p>-0.01</text:p>
          </table:table-cell>
          <table:table-cell/>
          <table:table-cell table:formula="of:=[.Q96]+([.I96]-[.I$164])*1/3" office:value-type="float" office:value="3.27282036675347">
            <text:p>3.27</text:p>
          </table:table-cell>
          <table:table-cell table:formula="of:=[.R96]+([.J96]-[.J$164])*1/3" office:value-type="float" office:value="-2.27590603298611">
            <text:p>-2.28</text:p>
          </table:table-cell>
          <table:table-cell table:formula="of:=[.S96]+([.K96]-[.K$164])*1/3" office:value-type="float" office:value="-1.14970567491319">
            <text:p>-1.15</text:p>
          </table:table-cell>
          <table:table-cell table:formula="of:=[.L97]" office:value-type="float" office:value="23.17">
            <text:p>23.17</text:p>
          </table:table-cell>
          <table:table-cell table:formula="of:=[.U96]+[.M96]-[.M$164]" office:value-type="float" office:value="2.49572519083969">
            <text:p>2.50</text:p>
          </table:table-cell>
          <table:table-cell table:formula="of:=[.V96]+[.N96]-[.N$164]" office:value-type="float" office:value="-1.31884987277354">
            <text:p>-1.32</text:p>
          </table:table-cell>
          <table:table-cell table:formula="of:=[.W96]+[.O96]-[.O$164]" office:value-type="float" office:value="0.985903307888039">
            <text:p>0.99</text:p>
          </table:table-cell>
          <table:table-cell/>
          <table:table-cell table:formula="of:=[.Y96]+[.Q97]+0.5*([.Q97]-[.Q96])" office:value-type="float" office:value="129.237118191189">
            <text:p>129.2</text:p>
          </table:table-cell>
          <table:table-cell table:formula="of:=[.Z96]+[.R97]+0.5*([.R97]-[.R96])" office:value-type="float" office:value="-75.9648573133681">
            <text:p>-76.0</text:p>
          </table:table-cell>
          <table:table-cell table:formula="of:=[.AA96]+[.S97]+0.5*([.S97]-[.S96])" office:value-type="float" office:value="-54.1585320366753">
            <text:p>-54.2</text:p>
          </table:table-cell>
          <table:table-cell/>
          <table:table-cell table:formula="of:=MOD([.AC96]+[.U97]+0.5*([.U97]-[.U96]);360)" office:value-type="float" office:value="59.5072824427481">
            <text:p>59.5</text:p>
          </table:table-cell>
          <table:table-cell table:formula="of:=MOD([.AD96]+[.V97]+0.5*([.V97]-[.V96]);360)" office:value-type="float" office:value="316.186956743003">
            <text:p>316.2</text:p>
          </table:table-cell>
          <table:table-cell table:formula="of:=MOD([.AE96]+[.W97]+0.5*([.W97]-[.W96]);360)" office:value-type="float" office:value="37.4221730279898">
            <text:p>37.4</text:p>
          </table:table-cell>
        </table:table-row>
        <table:table-row table:style-name="ro1">
          <table:table-cell office:value-type="float" office:value="17896">
            <text:p>17896</text:p>
          </table:table-cell>
          <table:table-cell office:value-type="float" office:value="-5596">
            <text:p>-5596</text:p>
          </table:table-cell>
          <table:table-cell office:value-type="float" office:value="3396">
            <text:p>3396</text:p>
          </table:table-cell>
          <table:table-cell office:value-type="float" office:value="23.26">
            <text:p>23.26</text:p>
          </table:table-cell>
          <table:table-cell office:value-type="float" office:value="-2583">
            <text:p>-2583</text:p>
          </table:table-cell>
          <table:table-cell office:value-type="float" office:value="-14957">
            <text:p>-14957</text:p>
          </table:table-cell>
          <table:table-cell office:value-type="float" office:value="-7715">
            <text:p>-7715</text:p>
          </table:table-cell>
          <table:table-cell/>
          <table:table-cell table:formula="of:=[.A98]/16384" office:value-type="float" office:value="1.09228515625">
            <text:p>1.09</text:p>
          </table:table-cell>
          <table:table-cell table:formula="of:=[.B98]/16384" office:value-type="float" office:value="-0.341552734375">
            <text:p>-0.34</text:p>
          </table:table-cell>
          <table:table-cell table:formula="of:=[.C98]/16384" office:value-type="float" office:value="0.207275390625">
            <text:p>0.21</text:p>
          </table:table-cell>
          <table:table-cell table:formula="of:=[.D98]" office:value-type="float" office:value="23.26">
            <text:p>23.26</text:p>
          </table:table-cell>
          <table:table-cell table:formula="of:=[.E98]/(131*250)" office:value-type="float" office:value="-0.0788702290076336">
            <text:p>-0.08</text:p>
          </table:table-cell>
          <table:table-cell table:formula="of:=[.F98]/(131*250)" office:value-type="float" office:value="-0.456702290076336">
            <text:p>-0.46</text:p>
          </table:table-cell>
          <table:table-cell table:formula="of:=[.G98]/(131*250)" office:value-type="float" office:value="-0.235572519083969">
            <text:p>-0.24</text:p>
          </table:table-cell>
          <table:table-cell/>
          <table:table-cell table:formula="of:=[.Q97]+([.I97]-[.I$164])*1/3" office:value-type="float" office:value="3.30658772786458">
            <text:p>3.31</text:p>
          </table:table-cell>
          <table:table-cell table:formula="of:=[.R97]+([.J97]-[.J$164])*1/3" office:value-type="float" office:value="-2.28590494791667">
            <text:p>-2.29</text:p>
          </table:table-cell>
          <table:table-cell table:formula="of:=[.S97]+([.K97]-[.K$164])*1/3" office:value-type="float" office:value="-1.17243245442708">
            <text:p>-1.17</text:p>
          </table:table-cell>
          <table:table-cell table:formula="of:=[.L98]" office:value-type="float" office:value="23.26">
            <text:p>23.26</text:p>
          </table:table-cell>
          <table:table-cell table:formula="of:=[.U97]+[.M97]-[.M$164]" office:value-type="float" office:value="2.48923358778626">
            <text:p>2.49</text:p>
          </table:table-cell>
          <table:table-cell table:formula="of:=[.V97]+[.N97]-[.N$164]" office:value-type="float" office:value="-1.46603358778626">
            <text:p>-1.47</text:p>
          </table:table-cell>
          <table:table-cell table:formula="of:=[.W97]+[.O97]-[.O$164]" office:value-type="float" office:value="0.967108396946563">
            <text:p>0.97</text:p>
          </table:table-cell>
          <table:table-cell/>
          <table:table-cell table:formula="of:=[.Y97]+[.Q98]+0.5*([.Q98]-[.Q97])" office:value-type="float" office:value="132.560589599609">
            <text:p>132.6</text:p>
          </table:table-cell>
          <table:table-cell table:formula="of:=[.Z97]+[.R98]+0.5*([.R98]-[.R97])" office:value-type="float" office:value="-78.25576171875">
            <text:p>-78.3</text:p>
          </table:table-cell>
          <table:table-cell table:formula="of:=[.AA97]+[.S98]+0.5*([.S98]-[.S97])" office:value-type="float" office:value="-55.3423278808594">
            <text:p>-55.3</text:p>
          </table:table-cell>
          <table:table-cell/>
          <table:table-cell table:formula="of:=MOD([.AC97]+[.U98]+0.5*([.U98]-[.U97]);360)" office:value-type="float" office:value="61.9932702290077">
            <text:p>62.0</text:p>
          </table:table-cell>
          <table:table-cell table:formula="of:=MOD([.AD97]+[.V98]+0.5*([.V98]-[.V97]);360)" office:value-type="float" office:value="314.64733129771">
            <text:p>314.6</text:p>
          </table:table-cell>
          <table:table-cell table:formula="of:=MOD([.AE97]+[.W98]+0.5*([.W98]-[.W97]);360)" office:value-type="float" office:value="38.3798839694656">
            <text:p>38.4</text:p>
          </table:table-cell>
        </table:table-row>
        <table:table-row table:style-name="ro1">
          <table:table-cell office:value-type="float" office:value="15512">
            <text:p>15512</text:p>
          </table:table-cell>
          <table:table-cell office:value-type="float" office:value="-9888">
            <text:p>-9888</text:p>
          </table:table-cell>
          <table:table-cell office:value-type="float" office:value="-5096">
            <text:p>-5096</text:p>
          </table:table-cell>
          <table:table-cell office:value-type="float" office:value="23.21">
            <text:p>23.21</text:p>
          </table:table-cell>
          <table:table-cell office:value-type="float" office:value="20329">
            <text:p>20329</text:p>
          </table:table-cell>
          <table:table-cell office:value-type="float" office:value="27015">
            <text:p>27015</text:p>
          </table:table-cell>
          <table:table-cell office:value-type="float" office:value="7961">
            <text:p>7961</text:p>
          </table:table-cell>
          <table:table-cell/>
          <table:table-cell table:formula="of:=[.A99]/16384" office:value-type="float" office:value="0.94677734375">
            <text:p>0.95</text:p>
          </table:table-cell>
          <table:table-cell table:formula="of:=[.B99]/16384" office:value-type="float" office:value="-0.603515625">
            <text:p>-0.60</text:p>
          </table:table-cell>
          <table:table-cell table:formula="of:=[.C99]/16384" office:value-type="float" office:value="-0.31103515625">
            <text:p>-0.31</text:p>
          </table:table-cell>
          <table:table-cell table:formula="of:=[.D99]" office:value-type="float" office:value="23.21">
            <text:p>23.21</text:p>
          </table:table-cell>
          <table:table-cell table:formula="of:=[.E99]/(131*250)" office:value-type="float" office:value="0.620732824427481">
            <text:p>0.62</text:p>
          </table:table-cell>
          <table:table-cell table:formula="of:=[.F99]/(131*250)" office:value-type="float" office:value="0.824885496183206">
            <text:p>0.82</text:p>
          </table:table-cell>
          <table:table-cell table:formula="of:=[.G99]/(131*250)" office:value-type="float" office:value="0.243083969465649">
            <text:p>0.24</text:p>
          </table:table-cell>
          <table:table-cell/>
          <table:table-cell table:formula="of:=[.Q98]+([.I98]-[.I$164])*1/3" office:value-type="float" office:value="3.35451524522569">
            <text:p>3.35</text:p>
          </table:table-cell>
          <table:table-cell table:formula="of:=[.R98]+([.J98]-[.J$164])*1/3" office:value-type="float" office:value="-2.32886284722222">
            <text:p>-2.33</text:p>
          </table:table-cell>
          <table:table-cell table:formula="of:=[.S98]+([.K98]-[.K$164])*1/3" office:value-type="float" office:value="-1.17107069227431">
            <text:p>-1.17</text:p>
          </table:table-cell>
          <table:table-cell table:formula="of:=[.L99]" office:value-type="float" office:value="23.21">
            <text:p>23.21</text:p>
          </table:table-cell>
          <table:table-cell table:formula="of:=[.U98]+[.M98]-[.M$164]" office:value-type="float" office:value="2.40268091603053">
            <text:p>2.40</text:p>
          </table:table-cell>
          <table:table-cell table:formula="of:=[.V98]+[.N98]-[.N$164]" office:value-type="float" office:value="-1.92430127226463">
            <text:p>-1.92</text:p>
          </table:table-cell>
          <table:table-cell table:formula="of:=[.W98]+[.O98]-[.O$164]" office:value-type="float" office:value="0.72645089058524">
            <text:p>0.73</text:p>
          </table:table-cell>
          <table:table-cell/>
          <table:table-cell table:formula="of:=[.Y98]+[.Q99]+0.5*([.Q99]-[.Q98])" office:value-type="float" office:value="135.939068603516">
            <text:p>135.9</text:p>
          </table:table-cell>
          <table:table-cell table:formula="of:=[.Z98]+[.R99]+0.5*([.R99]-[.R98])" office:value-type="float" office:value="-80.606103515625">
            <text:p>-80.6</text:p>
          </table:table-cell>
          <table:table-cell table:formula="of:=[.AA98]+[.S99]+0.5*([.S99]-[.S98])" office:value-type="float" office:value="-56.5127176920573">
            <text:p>-56.5</text:p>
          </table:table-cell>
          <table:table-cell/>
          <table:table-cell table:formula="of:=MOD([.AC98]+[.U99]+0.5*([.U99]-[.U98]);360)" office:value-type="float" office:value="64.3526748091603">
            <text:p>64.4</text:p>
          </table:table-cell>
          <table:table-cell table:formula="of:=MOD([.AD98]+[.V99]+0.5*([.V99]-[.V98]);360)" office:value-type="float" office:value="312.493896183206">
            <text:p>312.5</text:p>
          </table:table-cell>
          <table:table-cell table:formula="of:=MOD([.AE98]+[.W99]+0.5*([.W99]-[.W98]);360)" office:value-type="float" office:value="38.9860061068702">
            <text:p>39.0</text:p>
          </table:table-cell>
        </table:table-row>
        <table:table-row table:style-name="ro1">
          <table:table-cell office:value-type="float" office:value="18340">
            <text:p>18340</text:p>
          </table:table-cell>
          <table:table-cell office:value-type="float" office:value="-1856">
            <text:p>-1856</text:p>
          </table:table-cell>
          <table:table-cell office:value-type="float" office:value="4008">
            <text:p>4008</text:p>
          </table:table-cell>
          <table:table-cell office:value-type="float" office:value="23.26">
            <text:p>23.26</text:p>
          </table:table-cell>
          <table:table-cell office:value-type="float" office:value="1864">
            <text:p>1864</text:p>
          </table:table-cell>
          <table:table-cell office:value-type="float" office:value="-17608">
            <text:p>-17608</text:p>
          </table:table-cell>
          <table:table-cell office:value-type="float" office:value="-3425">
            <text:p>-3425</text:p>
          </table:table-cell>
          <table:table-cell/>
          <table:table-cell table:formula="of:=[.A100]/16384" office:value-type="float" office:value="1.119384765625">
            <text:p>1.12</text:p>
          </table:table-cell>
          <table:table-cell table:formula="of:=[.B100]/16384" office:value-type="float" office:value="-0.11328125">
            <text:p>-0.11</text:p>
          </table:table-cell>
          <table:table-cell table:formula="of:=[.C100]/16384" office:value-type="float" office:value="0.24462890625">
            <text:p>0.24</text:p>
          </table:table-cell>
          <table:table-cell table:formula="of:=[.D100]" office:value-type="float" office:value="23.26">
            <text:p>23.26</text:p>
          </table:table-cell>
          <table:table-cell table:formula="of:=[.E100]/(131*250)" office:value-type="float" office:value="0.0569160305343512">
            <text:p>0.06</text:p>
          </table:table-cell>
          <table:table-cell table:formula="of:=[.F100]/(131*250)" office:value-type="float" office:value="-0.537648854961832">
            <text:p>-0.54</text:p>
          </table:table-cell>
          <table:table-cell table:formula="of:=[.G100]/(131*250)" office:value-type="float" office:value="-0.104580152671756">
            <text:p>-0.10</text:p>
          </table:table-cell>
          <table:table-cell/>
          <table:table-cell table:formula="of:=[.Q99]+([.I99]-[.I$164])*1/3" office:value-type="float" office:value="3.35394015842014">
            <text:p>3.35</text:p>
          </table:table-cell>
          <table:table-cell table:formula="of:=[.R99]+([.J99]-[.J$164])*1/3" office:value-type="float" office:value="-2.45914171006944">
            <text:p>-2.46</text:p>
          </table:table-cell>
          <table:table-cell table:formula="of:=[.S99]+([.K99]-[.K$164])*1/3" office:value-type="float" office:value="-1.34247911241319">
            <text:p>-1.34</text:p>
          </table:table-cell>
          <table:table-cell table:formula="of:=[.L100]" office:value-type="float" office:value="23.26">
            <text:p>23.26</text:p>
          </table:table-cell>
          <table:table-cell table:formula="of:=[.U99]+[.M99]-[.M$164]" office:value-type="float" office:value="3.01573129770992">
            <text:p>3.02</text:p>
          </table:table-cell>
          <table:table-cell table:formula="of:=[.V99]+[.N99]-[.N$164]" office:value-type="float" office:value="-1.10098117048346">
            <text:p>-1.10</text:p>
          </table:table-cell>
          <table:table-cell table:formula="of:=[.W99]+[.O99]-[.O$164]" office:value-type="float" office:value="0.964449872773535">
            <text:p>0.96</text:p>
          </table:table-cell>
          <table:table-cell/>
          <table:table-cell table:formula="of:=[.Y99]+[.Q100]+0.5*([.Q100]-[.Q99])" office:value-type="float" office:value="139.292721218533">
            <text:p>139.3</text:p>
          </table:table-cell>
          <table:table-cell table:formula="of:=[.Z99]+[.R100]+0.5*([.R100]-[.R99])" office:value-type="float" office:value="-83.1303846571181">
            <text:p>-83.1</text:p>
          </table:table-cell>
          <table:table-cell table:formula="of:=[.AA99]+[.S100]+0.5*([.S100]-[.S99])" office:value-type="float" office:value="-57.9409010145399">
            <text:p>-57.9</text:p>
          </table:table-cell>
          <table:table-cell/>
          <table:table-cell table:formula="of:=MOD([.AC99]+[.U100]+0.5*([.U100]-[.U99]);360)" office:value-type="float" office:value="67.67493129771">
            <text:p>67.7</text:p>
          </table:table-cell>
          <table:table-cell table:formula="of:=MOD([.AD99]+[.V100]+0.5*([.V100]-[.V99]);360)" office:value-type="float" office:value="311.804575063613">
            <text:p>311.8</text:p>
          </table:table-cell>
          <table:table-cell table:formula="of:=MOD([.AE99]+[.W100]+0.5*([.W100]-[.W99]);360)" office:value-type="float" office:value="40.0694554707379">
            <text:p>40.1</text:p>
          </table:table-cell>
        </table:table-row>
        <table:table-row table:style-name="ro1">
          <table:table-cell office:value-type="float" office:value="13768">
            <text:p>13768</text:p>
          </table:table-cell>
          <table:table-cell office:value-type="float" office:value="-5668">
            <text:p>-5668</text:p>
          </table:table-cell>
          <table:table-cell office:value-type="float" office:value="5028">
            <text:p>5028</text:p>
          </table:table-cell>
          <table:table-cell office:value-type="float" office:value="23.17">
            <text:p>23.17</text:p>
          </table:table-cell>
          <table:table-cell office:value-type="float" office:value="-764">
            <text:p>-764</text:p>
          </table:table-cell>
          <table:table-cell office:value-type="float" office:value="-5346">
            <text:p>-5346</text:p>
          </table:table-cell>
          <table:table-cell office:value-type="float" office:value="-3817">
            <text:p>-3817</text:p>
          </table:table-cell>
          <table:table-cell/>
          <table:table-cell table:formula="of:=[.A101]/16384" office:value-type="float" office:value="0.84033203125">
            <text:p>0.84</text:p>
          </table:table-cell>
          <table:table-cell table:formula="of:=[.B101]/16384" office:value-type="float" office:value="-0.345947265625">
            <text:p>-0.35</text:p>
          </table:table-cell>
          <table:table-cell table:formula="of:=[.C101]/16384" office:value-type="float" office:value="0.306884765625">
            <text:p>0.31</text:p>
          </table:table-cell>
          <table:table-cell table:formula="of:=[.D101]" office:value-type="float" office:value="23.17">
            <text:p>23.17</text:p>
          </table:table-cell>
          <table:table-cell table:formula="of:=[.E101]/(131*250)" office:value-type="float" office:value="-0.0233282442748092">
            <text:p>-0.02</text:p>
          </table:table-cell>
          <table:table-cell table:formula="of:=[.F101]/(131*250)" office:value-type="float" office:value="-0.163236641221374">
            <text:p>-0.16</text:p>
          </table:table-cell>
          <table:table-cell table:formula="of:=[.G101]/(131*250)" office:value-type="float" office:value="-0.116549618320611">
            <text:p>-0.12</text:p>
          </table:table-cell>
          <table:table-cell/>
          <table:table-cell table:formula="of:=[.Q100]+([.I100]-[.I$164])*1/3" office:value-type="float" office:value="3.41090087890625">
            <text:p>3.41</text:p>
          </table:table-cell>
          <table:table-cell table:formula="of:=[.R100]+([.J100]-[.J$164])*1/3" office:value-type="float" office:value="-2.42600911458333">
            <text:p>-2.43</text:p>
          </table:table-cell>
          <table:table-cell table:formula="of:=[.S100]+([.K100]-[.K$164])*1/3" office:value-type="float" office:value="-1.32866617838542">
            <text:p>-1.33</text:p>
          </table:table-cell>
          <table:table-cell table:formula="of:=[.L101]" office:value-type="float" office:value="23.17">
            <text:p>23.17</text:p>
          </table:table-cell>
          <table:table-cell table:formula="of:=[.U100]+[.M100]-[.M$164]" office:value-type="float" office:value="3.06496488549618">
            <text:p>3.06</text:p>
          </table:table-cell>
          <table:table-cell table:formula="of:=[.V100]+[.N100]-[.N$164]" office:value-type="float" office:value="-1.64019541984733">
            <text:p>-1.64</text:p>
          </table:table-cell>
          <table:table-cell table:formula="of:=[.W100]+[.O100]-[.O$164]" office:value-type="float" office:value="0.854784732824425">
            <text:p>0.85</text:p>
          </table:table-cell>
          <table:table-cell/>
          <table:table-cell table:formula="of:=[.Y100]+[.Q101]+0.5*([.Q101]-[.Q100])" office:value-type="float" office:value="142.732102457682">
            <text:p>142.7</text:p>
          </table:table-cell>
          <table:table-cell table:formula="of:=[.Z100]+[.R101]+0.5*([.R101]-[.R100])" office:value-type="float" office:value="-85.5398274739583">
            <text:p>-85.5</text:p>
          </table:table-cell>
          <table:table-cell table:formula="of:=[.AA100]+[.S101]+0.5*([.S101]-[.S100])" office:value-type="float" office:value="-59.2626607259114">
            <text:p>-59.3</text:p>
          </table:table-cell>
          <table:table-cell/>
          <table:table-cell table:formula="of:=MOD([.AC100]+[.U101]+0.5*([.U101]-[.U100]);360)" office:value-type="float" office:value="70.7645129770993">
            <text:p>70.8</text:p>
          </table:table-cell>
          <table:table-cell table:formula="of:=MOD([.AD100]+[.V101]+0.5*([.V101]-[.V100]);360)" office:value-type="float" office:value="309.894772519084">
            <text:p>309.9</text:p>
          </table:table-cell>
          <table:table-cell table:formula="of:=MOD([.AE100]+[.W101]+0.5*([.W101]-[.W100]);360)" office:value-type="float" office:value="40.8694076335877">
            <text:p>40.9</text:p>
          </table:table-cell>
        </table:table-row>
        <table:table-row table:style-name="ro1">
          <table:table-cell office:value-type="float" office:value="19900">
            <text:p>19900</text:p>
          </table:table-cell>
          <table:table-cell office:value-type="float" office:value="6072">
            <text:p>6072</text:p>
          </table:table-cell>
          <table:table-cell office:value-type="float" office:value="-20328">
            <text:p>-20328</text:p>
          </table:table-cell>
          <table:table-cell office:value-type="float" office:value="23.26">
            <text:p>23.26</text:p>
          </table:table-cell>
          <table:table-cell office:value-type="float" office:value="19083">
            <text:p>19083</text:p>
          </table:table-cell>
          <table:table-cell office:value-type="float" office:value="-10003">
            <text:p>-10003</text:p>
          </table:table-cell>
          <table:table-cell office:value-type="float" office:value="-6288">
            <text:p>-6288</text:p>
          </table:table-cell>
          <table:table-cell/>
          <table:table-cell table:formula="of:=[.A102]/16384" office:value-type="float" office:value="1.214599609375">
            <text:p>1.21</text:p>
          </table:table-cell>
          <table:table-cell table:formula="of:=[.B102]/16384" office:value-type="float" office:value="0.37060546875">
            <text:p>0.37</text:p>
          </table:table-cell>
          <table:table-cell table:formula="of:=[.C102]/16384" office:value-type="float" office:value="-1.24072265625">
            <text:p>-1.24</text:p>
          </table:table-cell>
          <table:table-cell table:formula="of:=[.D102]" office:value-type="float" office:value="23.26">
            <text:p>23.26</text:p>
          </table:table-cell>
          <table:table-cell table:formula="of:=[.E102]/(131*250)" office:value-type="float" office:value="0.582687022900763">
            <text:p>0.58</text:p>
          </table:table-cell>
          <table:table-cell table:formula="of:=[.F102]/(131*250)" office:value-type="float" office:value="-0.305435114503817">
            <text:p>-0.31</text:p>
          </table:table-cell>
          <table:table-cell table:formula="of:=[.G102]/(131*250)" office:value-type="float" office:value="-0.192">
            <text:p>-0.19</text:p>
          </table:table-cell>
          <table:table-cell/>
          <table:table-cell table:formula="of:=[.Q101]+([.I101]-[.I$164])*1/3" office:value-type="float" office:value="3.37484402126736">
            <text:p>3.37</text:p>
          </table:table-cell>
          <table:table-cell table:formula="of:=[.R101]+([.J101]-[.J$164])*1/3" office:value-type="float" office:value="-2.47043185763889">
            <text:p>-2.47</text:p>
          </table:table-cell>
          <table:table-cell table:formula="of:=[.S101]+([.K101]-[.K$164])*1/3" office:value-type="float" office:value="-1.29410129123264">
            <text:p>-1.29</text:p>
          </table:table-cell>
          <table:table-cell table:formula="of:=[.L102]" office:value-type="float" office:value="23.26">
            <text:p>23.26</text:p>
          </table:table-cell>
          <table:table-cell table:formula="of:=[.U101]+[.M101]-[.M$164]" office:value-type="float" office:value="3.03395419847328">
            <text:p>3.03</text:p>
          </table:table-cell>
          <table:table-cell table:formula="of:=[.V101]+[.N101]-[.N$164]" office:value-type="float" office:value="-1.80499745547074">
            <text:p>-1.80</text:p>
          </table:table-cell>
          <table:table-cell table:formula="of:=[.W101]+[.O101]-[.O$164]" office:value-type="float" office:value="0.733150127226461">
            <text:p>0.73</text:p>
          </table:table-cell>
          <table:table-cell/>
          <table:table-cell table:formula="of:=[.Y101]+[.Q102]+0.5*([.Q102]-[.Q101])" office:value-type="float" office:value="146.08891805013">
            <text:p>146.1</text:p>
          </table:table-cell>
          <table:table-cell table:formula="of:=[.Z101]+[.R102]+0.5*([.R102]-[.R101])" office:value-type="float" office:value="-88.032470703125">
            <text:p>-88.0</text:p>
          </table:table-cell>
          <table:table-cell table:formula="of:=[.AA101]+[.S102]+0.5*([.S102]-[.S101])" office:value-type="float" office:value="-60.5394795735677">
            <text:p>-60.5</text:p>
          </table:table-cell>
          <table:table-cell/>
          <table:table-cell table:formula="of:=MOD([.AC101]+[.U102]+0.5*([.U102]-[.U101]);360)" office:value-type="float" office:value="73.7829618320611">
            <text:p>73.8</text:p>
          </table:table-cell>
          <table:table-cell table:formula="of:=MOD([.AD101]+[.V102]+0.5*([.V102]-[.V101]);360)" office:value-type="float" office:value="308.007374045802">
            <text:p>308.0</text:p>
          </table:table-cell>
          <table:table-cell table:formula="of:=MOD([.AE101]+[.W102]+0.5*([.W102]-[.W101]);360)" office:value-type="float" office:value="41.5417404580152">
            <text:p>41.5</text:p>
          </table:table-cell>
        </table:table-row>
        <table:table-row table:style-name="ro1">
          <table:table-cell office:value-type="float" office:value="18484">
            <text:p>18484</text:p>
          </table:table-cell>
          <table:table-cell office:value-type="float" office:value="-3672">
            <text:p>-3672</text:p>
          </table:table-cell>
          <table:table-cell office:value-type="float" office:value="-12360">
            <text:p>-12360</text:p>
          </table:table-cell>
          <table:table-cell office:value-type="float" office:value="23.07">
            <text:p>23.07</text:p>
          </table:table-cell>
          <table:table-cell office:value-type="float" office:value="27496">
            <text:p>27496</text:p>
          </table:table-cell>
          <table:table-cell office:value-type="float" office:value="7409">
            <text:p>7409</text:p>
          </table:table-cell>
          <table:table-cell office:value-type="float" office:value="20209">
            <text:p>20209</text:p>
          </table:table-cell>
          <table:table-cell/>
          <table:table-cell table:formula="of:=[.A103]/16384" office:value-type="float" office:value="1.128173828125">
            <text:p>1.13</text:p>
          </table:table-cell>
          <table:table-cell table:formula="of:=[.B103]/16384" office:value-type="float" office:value="-0.22412109375">
            <text:p>-0.22</text:p>
          </table:table-cell>
          <table:table-cell table:formula="of:=[.C103]/16384" office:value-type="float" office:value="-0.75439453125">
            <text:p>-0.75</text:p>
          </table:table-cell>
          <table:table-cell table:formula="of:=[.D103]" office:value-type="float" office:value="23.07">
            <text:p>23.07</text:p>
          </table:table-cell>
          <table:table-cell table:formula="of:=[.E103]/(131*250)" office:value-type="float" office:value="0.83957251908397">
            <text:p>0.84</text:p>
          </table:table-cell>
          <table:table-cell table:formula="of:=[.F103]/(131*250)" office:value-type="float" office:value="0.226229007633588">
            <text:p>0.23</text:p>
          </table:table-cell>
          <table:table-cell table:formula="of:=[.G103]/(131*250)" office:value-type="float" office:value="0.617068702290076">
            <text:p>0.62</text:p>
          </table:table-cell>
          <table:table-cell/>
          <table:table-cell table:formula="of:=[.Q102]+([.I102]-[.I$164])*1/3" office:value-type="float" office:value="3.46354302300347">
            <text:p>3.46</text:p>
          </table:table-cell>
          <table:table-cell table:formula="of:=[.R102]+([.J102]-[.J$164])*1/3" office:value-type="float" office:value="-2.27600368923611">
            <text:p>-2.28</text:p>
          </table:table-cell>
          <table:table-cell table:formula="of:=[.S102]+([.K102]-[.K$164])*1/3" office:value-type="float" office:value="-1.77540554470486">
            <text:p>-1.78</text:p>
          </table:table-cell>
          <table:table-cell table:formula="of:=[.L103]" office:value-type="float" office:value="23.07">
            <text:p>23.07</text:p>
          </table:table-cell>
          <table:table-cell table:formula="of:=[.U102]+[.M102]-[.M$164]" office:value-type="float" office:value="3.60895877862595">
            <text:p>3.61</text:p>
          </table:table-cell>
          <table:table-cell table:formula="of:=[.V102]+[.N102]-[.N$164]" office:value-type="float" office:value="-2.11199796437659">
            <text:p>-2.11</text:p>
          </table:table-cell>
          <table:table-cell table:formula="of:=[.W102]+[.O102]-[.O$164]" office:value-type="float" office:value="0.536065139949107">
            <text:p>0.54</text:p>
          </table:table-cell>
          <table:table-cell/>
          <table:table-cell table:formula="of:=[.Y102]+[.Q103]+0.5*([.Q103]-[.Q102])" office:value-type="float" office:value="149.596810574002">
            <text:p>149.6</text:p>
          </table:table-cell>
          <table:table-cell table:formula="of:=[.Z102]+[.R103]+0.5*([.R103]-[.R102])" office:value-type="float" office:value="-90.2112603081597">
            <text:p>-90.2</text:p>
          </table:table-cell>
          <table:table-cell table:formula="of:=[.AA102]+[.S103]+0.5*([.S103]-[.S102])" office:value-type="float" office:value="-62.5555372450087">
            <text:p>-62.6</text:p>
          </table:table-cell>
          <table:table-cell/>
          <table:table-cell table:formula="of:=MOD([.AC102]+[.U103]+0.5*([.U103]-[.U102]);360)" office:value-type="float" office:value="77.6794229007634">
            <text:p>77.7</text:p>
          </table:table-cell>
          <table:table-cell table:formula="of:=MOD([.AD102]+[.V103]+0.5*([.V103]-[.V102]);360)" office:value-type="float" office:value="305.741875826972">
            <text:p>305.7</text:p>
          </table:table-cell>
          <table:table-cell table:formula="of:=MOD([.AE102]+[.W103]+0.5*([.W103]-[.W102]);360)" office:value-type="float" office:value="41.9792631043257">
            <text:p>42.0</text:p>
          </table:table-cell>
        </table:table-row>
        <table:table-row table:style-name="ro1">
          <table:table-cell office:value-type="float" office:value="15400">
            <text:p>15400</text:p>
          </table:table-cell>
          <table:table-cell office:value-type="float" office:value="-4752">
            <text:p>-4752</text:p>
          </table:table-cell>
          <table:table-cell office:value-type="float" office:value="3136">
            <text:p>3136</text:p>
          </table:table-cell>
          <table:table-cell office:value-type="float" office:value="23.26">
            <text:p>23.26</text:p>
          </table:table-cell>
          <table:table-cell office:value-type="float" office:value="803">
            <text:p>803</text:p>
          </table:table-cell>
          <table:table-cell office:value-type="float" office:value="-4014">
            <text:p>-4014</text:p>
          </table:table-cell>
          <table:table-cell office:value-type="float" office:value="-1265">
            <text:p>-1265</text:p>
          </table:table-cell>
          <table:table-cell/>
          <table:table-cell table:formula="of:=[.A104]/16384" office:value-type="float" office:value="0.93994140625">
            <text:p>0.94</text:p>
          </table:table-cell>
          <table:table-cell table:formula="of:=[.B104]/16384" office:value-type="float" office:value="-0.2900390625">
            <text:p>-0.29</text:p>
          </table:table-cell>
          <table:table-cell table:formula="of:=[.C104]/16384" office:value-type="float" office:value="0.19140625">
            <text:p>0.19</text:p>
          </table:table-cell>
          <table:table-cell table:formula="of:=[.D104]" office:value-type="float" office:value="23.26">
            <text:p>23.26</text:p>
          </table:table-cell>
          <table:table-cell table:formula="of:=[.E104]/(131*250)" office:value-type="float" office:value="0.0245190839694656">
            <text:p>0.02</text:p>
          </table:table-cell>
          <table:table-cell table:formula="of:=[.F104]/(131*250)" office:value-type="float" office:value="-0.122564885496183">
            <text:p>-0.12</text:p>
          </table:table-cell>
          <table:table-cell table:formula="of:=[.G104]/(131*250)" office:value-type="float" office:value="-0.0386259541984733">
            <text:p>-0.04</text:p>
          </table:table-cell>
          <table:table-cell/>
          <table:table-cell table:formula="of:=[.Q103]+([.I103]-[.I$164])*1/3" office:value-type="float" office:value="3.52343343098958">
            <text:p>3.52</text:p>
          </table:table-cell>
          <table:table-cell table:formula="of:=[.R103]+([.J103]-[.J$164])*1/3" office:value-type="float" office:value="-2.27981770833333">
            <text:p>-2.28</text:p>
          </table:table-cell>
          <table:table-cell table:formula="of:=[.S103]+([.K103]-[.K$164])*1/3" office:value-type="float" office:value="-2.09460042317708">
            <text:p>-2.09</text:p>
          </table:table-cell>
          <table:table-cell table:formula="of:=[.L104]" office:value-type="float" office:value="23.26">
            <text:p>23.26</text:p>
          </table:table-cell>
          <table:table-cell table:formula="of:=[.U103]+[.M103]-[.M$164]" office:value-type="float" office:value="4.44084885496183">
            <text:p>4.44</text:p>
          </table:table-cell>
          <table:table-cell table:formula="of:=[.V103]+[.N103]-[.N$164]" office:value-type="float" office:value="-1.88733435114504">
            <text:p>-1.89</text:p>
          </table:table-cell>
          <table:table-cell table:formula="of:=[.W103]+[.O103]-[.O$164]" office:value-type="float" office:value="1.14804885496183">
            <text:p>1.15</text:p>
          </table:table-cell>
          <table:table-cell/>
          <table:table-cell table:formula="of:=[.Y103]+[.Q104]+0.5*([.Q104]-[.Q103])" office:value-type="float" office:value="153.150189208984">
            <text:p>153.2</text:p>
          </table:table-cell>
          <table:table-cell table:formula="of:=[.Z103]+[.R104]+0.5*([.R104]-[.R103])" office:value-type="float" office:value="-92.4929850260417">
            <text:p>-92.5</text:p>
          </table:table-cell>
          <table:table-cell table:formula="of:=[.AA103]+[.S104]+0.5*([.S104]-[.S103])" office:value-type="float" office:value="-64.8097351074218">
            <text:p>-64.8</text:p>
          </table:table-cell>
          <table:table-cell/>
          <table:table-cell table:formula="of:=MOD([.AC103]+[.U104]+0.5*([.U104]-[.U103]);360)" office:value-type="float" office:value="82.5362167938931">
            <text:p>82.5</text:p>
          </table:table-cell>
          <table:table-cell table:formula="of:=MOD([.AD103]+[.V104]+0.5*([.V104]-[.V103]);360)" office:value-type="float" office:value="303.966873282443">
            <text:p>304.0</text:p>
          </table:table-cell>
          <table:table-cell table:formula="of:=MOD([.AE103]+[.W104]+0.5*([.W104]-[.W103]);360)" office:value-type="float" office:value="43.4333038167938">
            <text:p>43.4</text:p>
          </table:table-cell>
        </table:table-row>
        <table:table-row table:style-name="ro1">
          <table:table-cell office:value-type="float" office:value="23272">
            <text:p>23272</text:p>
          </table:table-cell>
          <table:table-cell office:value-type="float" office:value="-3624">
            <text:p>-3624</text:p>
          </table:table-cell>
          <table:table-cell office:value-type="float" office:value="10220">
            <text:p>10220</text:p>
          </table:table-cell>
          <table:table-cell office:value-type="float" office:value="23.12">
            <text:p>23.12</text:p>
          </table:table-cell>
          <table:table-cell office:value-type="float" office:value="-5130">
            <text:p>-5130</text:p>
          </table:table-cell>
          <table:table-cell office:value-type="float" office:value="-15732">
            <text:p>-15732</text:p>
          </table:table-cell>
          <table:table-cell office:value-type="float" office:value="-12583">
            <text:p>-12583</text:p>
          </table:table-cell>
          <table:table-cell/>
          <table:table-cell table:formula="of:=[.A105]/16384" office:value-type="float" office:value="1.42041015625">
            <text:p>1.42</text:p>
          </table:table-cell>
          <table:table-cell table:formula="of:=[.B105]/16384" office:value-type="float" office:value="-0.22119140625">
            <text:p>-0.22</text:p>
          </table:table-cell>
          <table:table-cell table:formula="of:=[.C105]/16384" office:value-type="float" office:value="0.623779296875">
            <text:p>0.62</text:p>
          </table:table-cell>
          <table:table-cell table:formula="of:=[.D105]" office:value-type="float" office:value="23.12">
            <text:p>23.12</text:p>
          </table:table-cell>
          <table:table-cell table:formula="of:=[.E105]/(131*250)" office:value-type="float" office:value="-0.156641221374046">
            <text:p>-0.16</text:p>
          </table:table-cell>
          <table:table-cell table:formula="of:=[.F105]/(131*250)" office:value-type="float" office:value="-0.48036641221374">
            <text:p>-0.48</text:p>
          </table:table-cell>
          <table:table-cell table:formula="of:=[.G105]/(131*250)" office:value-type="float" office:value="-0.384213740458015">
            <text:p>-0.38</text:p>
          </table:table-cell>
          <table:table-cell/>
          <table:table-cell table:formula="of:=[.Q104]+([.I104]-[.I$164])*1/3" office:value-type="float" office:value="3.52057969835069">
            <text:p>3.52</text:p>
          </table:table-cell>
          <table:table-cell table:formula="of:=[.R104]+([.J104]-[.J$164])*1/3" office:value-type="float" office:value="-2.30560438368056">
            <text:p>-2.31</text:p>
          </table:table-cell>
          <table:table-cell table:formula="of:=[.S104]+([.K104]-[.K$164])*1/3" office:value-type="float" office:value="-2.09852837456597">
            <text:p>-2.10</text:p>
          </table:table-cell>
          <table:table-cell table:formula="of:=[.L105]" office:value-type="float" office:value="23.12">
            <text:p>23.12</text:p>
          </table:table-cell>
          <table:table-cell table:formula="of:=[.U104]+[.M104]-[.M$164]" office:value-type="float" office:value="4.45768549618321">
            <text:p>4.46</text:p>
          </table:table-cell>
          <table:table-cell table:formula="of:=[.V104]+[.N104]-[.N$164]" office:value-type="float" office:value="-2.01146463104326">
            <text:p>-2.01</text:p>
          </table:table-cell>
          <table:table-cell table:formula="of:=[.W104]+[.O104]-[.O$164]" office:value-type="float" office:value="1.104337913486">
            <text:p>1.10</text:p>
          </table:table-cell>
          <table:table-cell/>
          <table:table-cell table:formula="of:=[.Y104]+[.Q105]+0.5*([.Q105]-[.Q104])" office:value-type="float" office:value="156.669342041016">
            <text:p>156.7</text:p>
          </table:table-cell>
          <table:table-cell table:formula="of:=[.Z104]+[.R105]+0.5*([.R105]-[.R104])" office:value-type="float" office:value="-94.8114827473959">
            <text:p>-94.8</text:p>
          </table:table-cell>
          <table:table-cell table:formula="of:=[.AA104]+[.S105]+0.5*([.S105]-[.S104])" office:value-type="float" office:value="-66.9102274576823">
            <text:p>-66.9</text:p>
          </table:table-cell>
          <table:table-cell/>
          <table:table-cell table:formula="of:=MOD([.AC104]+[.U105]+0.5*([.U105]-[.U104]);360)" office:value-type="float" office:value="87.002320610687">
            <text:p>87.0</text:p>
          </table:table-cell>
          <table:table-cell table:formula="of:=MOD([.AD104]+[.V105]+0.5*([.V105]-[.V104]);360)" office:value-type="float" office:value="301.893343511451">
            <text:p>301.9</text:p>
          </table:table-cell>
          <table:table-cell table:formula="of:=MOD([.AE104]+[.W105]+0.5*([.W105]-[.W104]);360)" office:value-type="float" office:value="44.5157862595419">
            <text:p>44.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-8452">
            <text:p>-8452</text:p>
          </table:table-cell>
          <table:table-cell office:value-type="float" office:value="-4140">
            <text:p>-4140</text:p>
          </table:table-cell>
          <table:table-cell office:value-type="float" office:value="23.17">
            <text:p>23.17</text:p>
          </table:table-cell>
          <table:table-cell office:value-type="float" office:value="15772">
            <text:p>15772</text:p>
          </table:table-cell>
          <table:table-cell office:value-type="float" office:value="32767">
            <text:p>32767</text:p>
          </table:table-cell>
          <table:table-cell office:value-type="float" office:value="13662">
            <text:p>13662</text:p>
          </table:table-cell>
          <table:table-cell/>
          <table:table-cell table:formula="of:=[.A106]/16384" office:value-type="float" office:value="1.25">
            <text:p>1.25</text:p>
          </table:table-cell>
          <table:table-cell table:formula="of:=[.B106]/16384" office:value-type="float" office:value="-0.515869140625">
            <text:p>-0.52</text:p>
          </table:table-cell>
          <table:table-cell table:formula="of:=[.C106]/16384" office:value-type="float" office:value="-0.252685546875">
            <text:p>-0.25</text:p>
          </table:table-cell>
          <table:table-cell table:formula="of:=[.D106]" office:value-type="float" office:value="23.17">
            <text:p>23.17</text:p>
          </table:table-cell>
          <table:table-cell table:formula="of:=[.E106]/(131*250)" office:value-type="float" office:value="0.481587786259542">
            <text:p>0.48</text:p>
          </table:table-cell>
          <table:table-cell table:formula="of:=[.F106]/(131*250)" office:value-type="float" office:value="1.00051908396947">
            <text:p>1.00</text:p>
          </table:table-cell>
          <table:table-cell table:formula="of:=[.G106]/(131*250)" office:value-type="float" office:value="0.417160305343511">
            <text:p>0.42</text:p>
          </table:table-cell>
          <table:table-cell/>
          <table:table-cell table:formula="of:=[.Q105]+([.I105]-[.I$164])*1/3" office:value-type="float" office:value="3.6778822157118">
            <text:p>3.68</text:p>
          </table:table-cell>
          <table:table-cell table:formula="of:=[.R105]+([.J105]-[.J$164])*1/3" office:value-type="float" office:value="-2.30844184027778">
            <text:p>-2.31</text:p>
          </table:table-cell>
          <table:table-cell table:formula="of:=[.S105]+([.K105]-[.K$164])*1/3" office:value-type="float" office:value="-1.95833197699653">
            <text:p>-1.96</text:p>
          </table:table-cell>
          <table:table-cell table:formula="of:=[.L106]" office:value-type="float" office:value="23.17">
            <text:p>23.17</text:p>
          </table:table-cell>
          <table:table-cell table:formula="of:=[.U105]+[.M105]-[.M$164]" office:value-type="float" office:value="4.29336183206107">
            <text:p>4.29</text:p>
          </table:table-cell>
          <table:table-cell table:formula="of:=[.V105]+[.N105]-[.N$164]" office:value-type="float" office:value="-2.49339643765903">
            <text:p>-2.49</text:p>
          </table:table-cell>
          <table:table-cell table:formula="of:=[.W105]+[.O105]-[.O$164]" office:value-type="float" office:value="0.715039185750634">
            <text:p>0.72</text:p>
          </table:table-cell>
          <table:table-cell/>
          <table:table-cell table:formula="of:=[.Y105]+[.Q106]+0.5*([.Q106]-[.Q105])" office:value-type="float" office:value="160.425875515408">
            <text:p>160.4</text:p>
          </table:table-cell>
          <table:table-cell table:formula="of:=[.Z105]+[.R106]+0.5*([.R106]-[.R105])" office:value-type="float" office:value="-97.1213433159723">
            <text:p>-97.1</text:p>
          </table:table-cell>
          <table:table-cell table:formula="of:=[.AA105]+[.S106]+0.5*([.S106]-[.S105])" office:value-type="float" office:value="-68.7984612358941">
            <text:p>-68.8</text:p>
          </table:table-cell>
          <table:table-cell/>
          <table:table-cell table:formula="of:=MOD([.AC105]+[.U106]+0.5*([.U106]-[.U105]);360)" office:value-type="float" office:value="91.213520610687">
            <text:p>91.2</text:p>
          </table:table-cell>
          <table:table-cell table:formula="of:=MOD([.AD105]+[.V106]+0.5*([.V106]-[.V105]);360)" office:value-type="float" office:value="299.158981170484">
            <text:p>299.2</text:p>
          </table:table-cell>
          <table:table-cell table:formula="of:=MOD([.AE105]+[.W106]+0.5*([.W106]-[.W105]);360)" office:value-type="float" office:value="45.0361760814249">
            <text:p>45.0</text:p>
          </table:table-cell>
        </table:table-row>
        <table:table-row table:style-name="ro1">
          <table:table-cell office:value-type="float" office:value="20400">
            <text:p>20400</text:p>
          </table:table-cell>
          <table:table-cell office:value-type="float" office:value="2196">
            <text:p>2196</text:p>
          </table:table-cell>
          <table:table-cell office:value-type="float" office:value="520">
            <text:p>520</text:p>
          </table:table-cell>
          <table:table-cell office:value-type="float" office:value="23.07">
            <text:p>23.07</text:p>
          </table:table-cell>
          <table:table-cell office:value-type="float" office:value="-1228">
            <text:p>-1228</text:p>
          </table:table-cell>
          <table:table-cell office:value-type="float" office:value="-13062">
            <text:p>-13062</text:p>
          </table:table-cell>
          <table:table-cell office:value-type="float" office:value="1061">
            <text:p>1061</text:p>
          </table:table-cell>
          <table:table-cell/>
          <table:table-cell table:formula="of:=[.A107]/16384" office:value-type="float" office:value="1.2451171875">
            <text:p>1.25</text:p>
          </table:table-cell>
          <table:table-cell table:formula="of:=[.B107]/16384" office:value-type="float" office:value="0.134033203125">
            <text:p>0.13</text:p>
          </table:table-cell>
          <table:table-cell table:formula="of:=[.C107]/16384" office:value-type="float" office:value="0.03173828125">
            <text:p>0.03</text:p>
          </table:table-cell>
          <table:table-cell table:formula="of:=[.D107]" office:value-type="float" office:value="23.07">
            <text:p>23.07</text:p>
          </table:table-cell>
          <table:table-cell table:formula="of:=[.E107]/(131*250)" office:value-type="float" office:value="-0.0374961832061069">
            <text:p>-0.04</text:p>
          </table:table-cell>
          <table:table-cell table:formula="of:=[.F107]/(131*250)" office:value-type="float" office:value="-0.398839694656489">
            <text:p>-0.40</text:p>
          </table:table-cell>
          <table:table-cell table:formula="of:=[.G107]/(131*250)" office:value-type="float" office:value="0.0323969465648855">
            <text:p>0.03</text:p>
          </table:table-cell>
          <table:table-cell/>
          <table:table-cell table:formula="of:=[.Q106]+([.I106]-[.I$164])*1/3" office:value-type="float" office:value="3.77838134765625">
            <text:p>3.78</text:p>
          </table:table-cell>
          <table:table-cell table:formula="of:=[.R106]+([.J106]-[.J$164])*1/3" office:value-type="float" office:value="-2.40950520833333">
            <text:p>-2.41</text:p>
          </table:table-cell>
          <table:table-cell table:formula="of:=[.S106]+([.K106]-[.K$164])*1/3" office:value-type="float" office:value="-2.11029052734375">
            <text:p>-2.11</text:p>
          </table:table-cell>
          <table:table-cell table:formula="of:=[.L107]" office:value-type="float" office:value="23.07">
            <text:p>23.07</text:p>
          </table:table-cell>
          <table:table-cell table:formula="of:=[.U106]+[.M106]-[.M$164]" office:value-type="float" office:value="4.76726717557252">
            <text:p>4.77</text:p>
          </table:table-cell>
          <table:table-cell table:formula="of:=[.V106]+[.N106]-[.N$164]" office:value-type="float" office:value="-1.4944427480916">
            <text:p>-1.49</text:p>
          </table:table-cell>
          <table:table-cell table:formula="of:=[.W106]+[.O106]-[.O$164]" office:value-type="float" office:value="1.12711450381679">
            <text:p>1.13</text:p>
          </table:table-cell>
          <table:table-cell/>
          <table:table-cell table:formula="of:=[.Y106]+[.Q107]+0.5*([.Q107]-[.Q106])" office:value-type="float" office:value="164.254506429037">
            <text:p>164.3</text:p>
          </table:table-cell>
          <table:table-cell table:formula="of:=[.Z106]+[.R107]+0.5*([.R107]-[.R106])" office:value-type="float" office:value="-99.5813802083334">
            <text:p>-99.6</text:p>
          </table:table-cell>
          <table:table-cell table:formula="of:=[.AA106]+[.S107]+0.5*([.S107]-[.S106])" office:value-type="float" office:value="-70.9847310384114">
            <text:p>-71.0</text:p>
          </table:table-cell>
          <table:table-cell/>
          <table:table-cell table:formula="of:=MOD([.AC106]+[.U107]+0.5*([.U107]-[.U106]);360)" office:value-type="float" office:value="96.2177404580153">
            <text:p>96.2</text:p>
          </table:table-cell>
          <table:table-cell table:formula="of:=MOD([.AD106]+[.V107]+0.5*([.V107]-[.V106]);360)" office:value-type="float" office:value="298.164015267176">
            <text:p>298.2</text:p>
          </table:table-cell>
          <table:table-cell table:formula="of:=MOD([.AE106]+[.W107]+0.5*([.W107]-[.W106]);360)" office:value-type="float" office:value="46.3693282442748">
            <text:p>46.4</text:p>
          </table:table-cell>
        </table:table-row>
        <table:table-row table:style-name="ro1">
          <table:table-cell office:value-type="float" office:value="14776">
            <text:p>14776</text:p>
          </table:table-cell>
          <table:table-cell office:value-type="float" office:value="-5720">
            <text:p>-5720</text:p>
          </table:table-cell>
          <table:table-cell office:value-type="float" office:value="3316">
            <text:p>3316</text:p>
          </table:table-cell>
          <table:table-cell office:value-type="float" office:value="23.12">
            <text:p>23.12</text:p>
          </table:table-cell>
          <table:table-cell office:value-type="float" office:value="-957">
            <text:p>-957</text:p>
          </table:table-cell>
          <table:table-cell office:value-type="float" office:value="-8955">
            <text:p>-8955</text:p>
          </table:table-cell>
          <table:table-cell office:value-type="float" office:value="-3518">
            <text:p>-3518</text:p>
          </table:table-cell>
          <table:table-cell/>
          <table:table-cell table:formula="of:=[.A108]/16384" office:value-type="float" office:value="0.90185546875">
            <text:p>0.90</text:p>
          </table:table-cell>
          <table:table-cell table:formula="of:=[.B108]/16384" office:value-type="float" office:value="-0.34912109375">
            <text:p>-0.35</text:p>
          </table:table-cell>
          <table:table-cell table:formula="of:=[.C108]/16384" office:value-type="float" office:value="0.202392578125">
            <text:p>0.20</text:p>
          </table:table-cell>
          <table:table-cell table:formula="of:=[.D108]" office:value-type="float" office:value="23.12">
            <text:p>23.12</text:p>
          </table:table-cell>
          <table:table-cell table:formula="of:=[.E108]/(131*250)" office:value-type="float" office:value="-0.0292213740458015">
            <text:p>-0.03</text:p>
          </table:table-cell>
          <table:table-cell table:formula="of:=[.F108]/(131*250)" office:value-type="float" office:value="-0.273435114503817">
            <text:p>-0.27</text:p>
          </table:table-cell>
          <table:table-cell table:formula="of:=[.G108]/(131*250)" office:value-type="float" office:value="-0.107419847328244">
            <text:p>-0.11</text:p>
          </table:table-cell>
          <table:table-cell/>
          <table:table-cell table:formula="of:=[.Q107]+([.I107]-[.I$164])*1/3" office:value-type="float" office:value="3.87725287543403">
            <text:p>3.88</text:p>
          </table:table-cell>
          <table:table-cell table:formula="of:=[.R107]+([.J107]-[.J$164])*1/3" office:value-type="float" office:value="-2.29393446180556">
            <text:p>-2.29</text:p>
          </table:table-cell>
          <table:table-cell table:formula="of:=[.S107]+([.K107]-[.K$164])*1/3" office:value-type="float" office:value="-2.16744113498264">
            <text:p>-2.17</text:p>
          </table:table-cell>
          <table:table-cell table:formula="of:=[.L108]" office:value-type="float" office:value="23.12">
            <text:p>23.12</text:p>
          </table:table-cell>
          <table:table-cell table:formula="of:=[.U107]+[.M107]-[.M$164]" office:value-type="float" office:value="4.72208854961832">
            <text:p>4.72</text:p>
          </table:table-cell>
          <table:table-cell table:formula="of:=[.V107]+[.N107]-[.N$164]" office:value-type="float" office:value="-1.89484783715013">
            <text:p>-1.89</text:p>
          </table:table-cell>
          <table:table-cell table:formula="of:=[.W107]+[.O107]-[.O$164]" office:value-type="float" office:value="1.15442646310432">
            <text:p>1.15</text:p>
          </table:table-cell>
          <table:table-cell/>
          <table:table-cell table:formula="of:=[.Y107]+[.Q108]+0.5*([.Q108]-[.Q107])" office:value-type="float" office:value="168.181195068359">
            <text:p>168.2</text:p>
          </table:table-cell>
          <table:table-cell table:formula="of:=[.Z107]+[.R108]+0.5*([.R108]-[.R107])" office:value-type="float" office:value="-101.817529296875">
            <text:p>-101.8</text:p>
          </table:table-cell>
          <table:table-cell table:formula="of:=[.AA107]+[.S108]+0.5*([.S108]-[.S107])" office:value-type="float" office:value="-73.1807474772135">
            <text:p>-73.2</text:p>
          </table:table-cell>
          <table:table-cell/>
          <table:table-cell table:formula="of:=MOD([.AC107]+[.U108]+0.5*([.U108]-[.U107]);360)" office:value-type="float" office:value="100.917239694656">
            <text:p>100.9</text:p>
          </table:table-cell>
          <table:table-cell table:formula="of:=MOD([.AD107]+[.V108]+0.5*([.V108]-[.V107]);360)" office:value-type="float" office:value="296.068964885496">
            <text:p>296.1</text:p>
          </table:table-cell>
          <table:table-cell table:formula="of:=MOD([.AE107]+[.W108]+0.5*([.W108]-[.W107]);360)" office:value-type="float" office:value="47.5374106870228">
            <text:p>47.5</text:p>
          </table:table-cell>
        </table:table-row>
        <table:table-row table:style-name="ro1">
          <table:table-cell office:value-type="float" office:value="5172">
            <text:p>5172</text:p>
          </table:table-cell>
          <table:table-cell office:value-type="float" office:value="-8536">
            <text:p>-8536</text:p>
          </table:table-cell>
          <table:table-cell office:value-type="float" office:value="1528">
            <text:p>1528</text:p>
          </table:table-cell>
          <table:table-cell office:value-type="float" office:value="23.07">
            <text:p>23.07</text:p>
          </table:table-cell>
          <table:table-cell office:value-type="float" office:value="11404">
            <text:p>11404</text:p>
          </table:table-cell>
          <table:table-cell office:value-type="float" office:value="9846">
            <text:p>9846</text:p>
          </table:table-cell>
          <table:table-cell office:value-type="float" office:value="-1751">
            <text:p>-1751</text:p>
          </table:table-cell>
          <table:table-cell/>
          <table:table-cell table:formula="of:=[.A109]/16384" office:value-type="float" office:value="0.315673828125">
            <text:p>0.32</text:p>
          </table:table-cell>
          <table:table-cell table:formula="of:=[.B109]/16384" office:value-type="float" office:value="-0.52099609375">
            <text:p>-0.52</text:p>
          </table:table-cell>
          <table:table-cell table:formula="of:=[.C109]/16384" office:value-type="float" office:value="0.09326171875">
            <text:p>0.09</text:p>
          </table:table-cell>
          <table:table-cell table:formula="of:=[.D109]" office:value-type="float" office:value="23.07">
            <text:p>23.07</text:p>
          </table:table-cell>
          <table:table-cell table:formula="of:=[.E109]/(131*250)" office:value-type="float" office:value="0.348213740458015">
            <text:p>0.35</text:p>
          </table:table-cell>
          <table:table-cell table:formula="of:=[.F109]/(131*250)" office:value-type="float" office:value="0.300641221374046">
            <text:p>0.30</text:p>
          </table:table-cell>
          <table:table-cell table:formula="of:=[.G109]/(131*250)" office:value-type="float" office:value="-0.0534656488549618">
            <text:p>-0.05</text:p>
          </table:table-cell>
          <table:table-cell/>
          <table:table-cell table:formula="of:=[.Q108]+([.I108]-[.I$164])*1/3" office:value-type="float" office:value="3.86170383029514">
            <text:p>3.86</text:p>
          </table:table-cell>
          <table:table-cell table:formula="of:=[.R108]+([.J108]-[.J$164])*1/3" office:value-type="float" office:value="-2.33941514756944">
            <text:p>-2.34</text:p>
          </table:table-cell>
          <table:table-cell table:formula="of:=[.S108]+([.K108]-[.K$164])*1/3" office:value-type="float" office:value="-2.16770697699653">
            <text:p>-2.17</text:p>
          </table:table-cell>
          <table:table-cell table:formula="of:=[.L109]" office:value-type="float" office:value="23.07">
            <text:p>23.07</text:p>
          </table:table-cell>
          <table:table-cell table:formula="of:=[.U108]+[.M108]-[.M$164]" office:value-type="float" office:value="4.68518473282443">
            <text:p>4.69</text:p>
          </table:table-cell>
          <table:table-cell table:formula="of:=[.V108]+[.N108]-[.N$164]" office:value-type="float" office:value="-2.16984834605598">
            <text:p>-2.17</text:p>
          </table:table-cell>
          <table:table-cell table:formula="of:=[.W108]+[.O108]-[.O$164]" office:value-type="float" office:value="1.04192162849873">
            <text:p>1.04</text:p>
          </table:table-cell>
          <table:table-cell/>
          <table:table-cell table:formula="of:=[.Y108]+[.Q109]+0.5*([.Q109]-[.Q108])" office:value-type="float" office:value="172.035124376085">
            <text:p>172.0</text:p>
          </table:table-cell>
          <table:table-cell table:formula="of:=[.Z108]+[.R109]+0.5*([.R109]-[.R108])" office:value-type="float" office:value="-104.179684787326">
            <text:p>-104.2</text:p>
          </table:table-cell>
          <table:table-cell table:formula="of:=[.AA108]+[.S109]+0.5*([.S109]-[.S108])" office:value-type="float" office:value="-75.348587375217">
            <text:p>-75.3</text:p>
          </table:table-cell>
          <table:table-cell/>
          <table:table-cell table:formula="of:=MOD([.AC108]+[.U109]+0.5*([.U109]-[.U108]);360)" office:value-type="float" office:value="105.583972519084">
            <text:p>105.6</text:p>
          </table:table-cell>
          <table:table-cell table:formula="of:=MOD([.AD108]+[.V109]+0.5*([.V109]-[.V108]);360)" office:value-type="float" office:value="293.761616284987">
            <text:p>293.8</text:p>
          </table:table-cell>
          <table:table-cell table:formula="of:=MOD([.AE108]+[.W109]+0.5*([.W109]-[.W108]);360)" office:value-type="float" office:value="48.5230798982188">
            <text:p>48.5</text:p>
          </table:table-cell>
        </table:table-row>
        <table:table-row table:style-name="ro1">
          <table:table-cell office:value-type="float" office:value="14352">
            <text:p>14352</text:p>
          </table:table-cell>
          <table:table-cell office:value-type="float" office:value="6568">
            <text:p>6568</text:p>
          </table:table-cell>
          <table:table-cell office:value-type="float" office:value="-5820">
            <text:p>-5820</text:p>
          </table:table-cell>
          <table:table-cell office:value-type="float" office:value="23.07">
            <text:p>23.07</text:p>
          </table:table-cell>
          <table:table-cell office:value-type="float" office:value="9652">
            <text:p>9652</text:p>
          </table:table-cell>
          <table:table-cell office:value-type="float" office:value="-8331">
            <text:p>-8331</text:p>
          </table:table-cell>
          <table:table-cell office:value-type="float" office:value="8698">
            <text:p>8698</text:p>
          </table:table-cell>
          <table:table-cell/>
          <table:table-cell table:formula="of:=[.A110]/16384" office:value-type="float" office:value="0.8759765625">
            <text:p>0.88</text:p>
          </table:table-cell>
          <table:table-cell table:formula="of:=[.B110]/16384" office:value-type="float" office:value="0.40087890625">
            <text:p>0.40</text:p>
          </table:table-cell>
          <table:table-cell table:formula="of:=[.C110]/16384" office:value-type="float" office:value="-0.355224609375">
            <text:p>-0.36</text:p>
          </table:table-cell>
          <table:table-cell table:formula="of:=[.D110]" office:value-type="float" office:value="23.07">
            <text:p>23.07</text:p>
          </table:table-cell>
          <table:table-cell table:formula="of:=[.E110]/(131*250)" office:value-type="float" office:value="0.294717557251908">
            <text:p>0.29</text:p>
          </table:table-cell>
          <table:table-cell table:formula="of:=[.F110]/(131*250)" office:value-type="float" office:value="-0.254381679389313">
            <text:p>-0.25</text:p>
          </table:table-cell>
          <table:table-cell table:formula="of:=[.G110]/(131*250)" office:value-type="float" office:value="0.265587786259542">
            <text:p>0.27</text:p>
          </table:table-cell>
          <table:table-cell/>
          <table:table-cell table:formula="of:=[.Q109]+([.I109]-[.I$164])*1/3" office:value-type="float" office:value="3.65076090494791">
            <text:p>3.65</text:p>
          </table:table-cell>
          <table:table-cell table:formula="of:=[.R109]+([.J109]-[.J$164])*1/3" office:value-type="float" office:value="-2.4421875">
            <text:p>-2.44</text:p>
          </table:table-cell>
          <table:table-cell table:formula="of:=[.S109]+([.K109]-[.K$164])*1/3" office:value-type="float" office:value="-2.20434977213542">
            <text:p>-2.20</text:p>
          </table:table-cell>
          <table:table-cell table:formula="of:=[.L110]" office:value-type="float" office:value="23.07">
            <text:p>23.07</text:p>
          </table:table-cell>
          <table:table-cell table:formula="of:=[.U109]+[.M109]-[.M$164]" office:value-type="float" office:value="5.02571603053435">
            <text:p>5.03</text:p>
          </table:table-cell>
          <table:table-cell table:formula="of:=[.V109]+[.N109]-[.N$164]" office:value-type="float" office:value="-1.87077251908397">
            <text:p>-1.87</text:p>
          </table:table-cell>
          <table:table-cell table:formula="of:=[.W109]+[.O109]-[.O$164]" office:value-type="float" office:value="0.98337099236641">
            <text:p>0.98</text:p>
          </table:table-cell>
          <table:table-cell/>
          <table:table-cell table:formula="of:=[.Y109]+[.Q110]+0.5*([.Q110]-[.Q109])" office:value-type="float" office:value="175.580413818359">
            <text:p>175.6</text:p>
          </table:table-cell>
          <table:table-cell table:formula="of:=[.Z109]+[.R110]+0.5*([.R110]-[.R109])" office:value-type="float" office:value="-106.673258463542">
            <text:p>-106.7</text:p>
          </table:table-cell>
          <table:table-cell table:formula="of:=[.AA109]+[.S110]+0.5*([.S110]-[.S109])" office:value-type="float" office:value="-77.5712585449219">
            <text:p>-77.6</text:p>
          </table:table-cell>
          <table:table-cell/>
          <table:table-cell table:formula="of:=MOD([.AC109]+[.U110]+0.5*([.U110]-[.U109]);360)" office:value-type="float" office:value="110.779954198473">
            <text:p>110.8</text:p>
          </table:table-cell>
          <table:table-cell table:formula="of:=MOD([.AD109]+[.V110]+0.5*([.V110]-[.V109]);360)" office:value-type="float" office:value="292.04038167939">
            <text:p>292.0</text:p>
          </table:table-cell>
          <table:table-cell table:formula="of:=MOD([.AE109]+[.W110]+0.5*([.W110]-[.W109]);360)" office:value-type="float" office:value="49.477175572519">
            <text:p>49.5</text:p>
          </table:table-cell>
        </table:table-row>
        <table:table-row table:style-name="ro1">
          <table:table-cell office:value-type="float" office:value="16576">
            <text:p>16576</text:p>
          </table:table-cell>
          <table:table-cell office:value-type="float" office:value="-1948">
            <text:p>-1948</text:p>
          </table:table-cell>
          <table:table-cell office:value-type="float" office:value="4056">
            <text:p>4056</text:p>
          </table:table-cell>
          <table:table-cell office:value-type="float" office:value="23.21">
            <text:p>23.21</text:p>
          </table:table-cell>
          <table:table-cell office:value-type="float" office:value="1417">
            <text:p>1417</text:p>
          </table:table-cell>
          <table:table-cell office:value-type="float" office:value="-4159">
            <text:p>-4159</text:p>
          </table:table-cell>
          <table:table-cell office:value-type="float" office:value="-1898">
            <text:p>-1898</text:p>
          </table:table-cell>
          <table:table-cell/>
          <table:table-cell table:formula="of:=[.A111]/16384" office:value-type="float" office:value="1.01171875">
            <text:p>1.01</text:p>
          </table:table-cell>
          <table:table-cell table:formula="of:=[.B111]/16384" office:value-type="float" office:value="-0.118896484375">
            <text:p>-0.12</text:p>
          </table:table-cell>
          <table:table-cell table:formula="of:=[.C111]/16384" office:value-type="float" office:value="0.24755859375">
            <text:p>0.25</text:p>
          </table:table-cell>
          <table:table-cell table:formula="of:=[.D111]" office:value-type="float" office:value="23.21">
            <text:p>23.21</text:p>
          </table:table-cell>
          <table:table-cell table:formula="of:=[.E111]/(131*250)" office:value-type="float" office:value="0.0432671755725191">
            <text:p>0.04</text:p>
          </table:table-cell>
          <table:table-cell table:formula="of:=[.F111]/(131*250)" office:value-type="float" office:value="-0.126992366412214">
            <text:p>-0.13</text:p>
          </table:table-cell>
          <table:table-cell table:formula="of:=[.G111]/(131*250)" office:value-type="float" office:value="-0.0579541984732824">
            <text:p>-0.06</text:p>
          </table:table-cell>
          <table:table-cell/>
          <table:table-cell table:formula="of:=[.Q110]+([.I110]-[.I$164])*1/3" office:value-type="float" office:value="3.62658555772569">
            <text:p>3.63</text:p>
          </table:table-cell>
          <table:table-cell table:formula="of:=[.R110]+([.J110]-[.J$164])*1/3" office:value-type="float" office:value="-2.23766818576389">
            <text:p>-2.24</text:p>
          </table:table-cell>
          <table:table-cell table:formula="of:=[.S110]+([.K110]-[.K$164])*1/3" office:value-type="float" office:value="-2.39048800998264">
            <text:p>-2.39</text:p>
          </table:table-cell>
          <table:table-cell table:formula="of:=[.L111]" office:value-type="float" office:value="23.21">
            <text:p>23.21</text:p>
          </table:table-cell>
          <table:table-cell table:formula="of:=[.U110]+[.M110]-[.M$164]" office:value-type="float" office:value="5.31275114503817">
            <text:p>5.31</text:p>
          </table:table-cell>
          <table:table-cell table:formula="of:=[.V110]+[.N110]-[.N$164]" office:value-type="float" office:value="-2.12671959287532">
            <text:p>-2.13</text:p>
          </table:table-cell>
          <table:table-cell table:formula="of:=[.W110]+[.O110]-[.O$164]" office:value-type="float" office:value="1.2438737913486">
            <text:p>1.24</text:p>
          </table:table-cell>
          <table:table-cell/>
          <table:table-cell table:formula="of:=[.Y110]+[.Q111]+0.5*([.Q111]-[.Q110])" office:value-type="float" office:value="179.194911702474">
            <text:p>179.2</text:p>
          </table:table-cell>
          <table:table-cell table:formula="of:=[.Z110]+[.R111]+0.5*([.R111]-[.R110])" office:value-type="float" office:value="-108.808666992188">
            <text:p>-108.8</text:p>
          </table:table-cell>
          <table:table-cell table:formula="of:=[.AA110]+[.S111]+0.5*([.S111]-[.S110])" office:value-type="float" office:value="-80.0548156738281">
            <text:p>-80.1</text:p>
          </table:table-cell>
          <table:table-cell/>
          <table:table-cell table:formula="of:=MOD([.AC110]+[.U111]+0.5*([.U111]-[.U110]);360)" office:value-type="float" office:value="116.236222900763">
            <text:p>116.2</text:p>
          </table:table-cell>
          <table:table-cell table:formula="of:=MOD([.AD110]+[.V111]+0.5*([.V111]-[.V110]);360)" office:value-type="float" office:value="289.785688549619">
            <text:p>289.8</text:p>
          </table:table-cell>
          <table:table-cell table:formula="of:=MOD([.AE110]+[.W111]+0.5*([.W111]-[.W110]);360)" office:value-type="float" office:value="50.8513007633587">
            <text:p>50.9</text:p>
          </table:table-cell>
        </table:table-row>
        <table:table-row table:style-name="ro1">
          <table:table-cell office:value-type="float" office:value="23776">
            <text:p>23776</text:p>
          </table:table-cell>
          <table:table-cell office:value-type="float" office:value="-6968">
            <text:p>-6968</text:p>
          </table:table-cell>
          <table:table-cell office:value-type="float" office:value="13124">
            <text:p>13124</text:p>
          </table:table-cell>
          <table:table-cell office:value-type="float" office:value="22.98">
            <text:p>22.98</text:p>
          </table:table-cell>
          <table:table-cell office:value-type="float" office:value="-7475">
            <text:p>-7475</text:p>
          </table:table-cell>
          <table:table-cell office:value-type="float" office:value="-17345">
            <text:p>-17345</text:p>
          </table:table-cell>
          <table:table-cell office:value-type="float" office:value="-12653">
            <text:p>-12653</text:p>
          </table:table-cell>
          <table:table-cell/>
          <table:table-cell table:formula="of:=[.A112]/16384" office:value-type="float" office:value="1.451171875">
            <text:p>1.45</text:p>
          </table:table-cell>
          <table:table-cell table:formula="of:=[.B112]/16384" office:value-type="float" office:value="-0.42529296875">
            <text:p>-0.43</text:p>
          </table:table-cell>
          <table:table-cell table:formula="of:=[.C112]/16384" office:value-type="float" office:value="0.801025390625">
            <text:p>0.80</text:p>
          </table:table-cell>
          <table:table-cell table:formula="of:=[.D112]" office:value-type="float" office:value="22.98">
            <text:p>22.98</text:p>
          </table:table-cell>
          <table:table-cell table:formula="of:=[.E112]/(131*250)" office:value-type="float" office:value="-0.22824427480916">
            <text:p>-0.23</text:p>
          </table:table-cell>
          <table:table-cell table:formula="of:=[.F112]/(131*250)" office:value-type="float" office:value="-0.529618320610687">
            <text:p>-0.53</text:p>
          </table:table-cell>
          <table:table-cell table:formula="of:=[.G112]/(131*250)" office:value-type="float" office:value="-0.386351145038168">
            <text:p>-0.39</text:p>
          </table:table-cell>
          <table:table-cell/>
          <table:table-cell table:formula="of:=[.Q111]+([.I111]-[.I$164])*1/3" office:value-type="float" office:value="3.6476576063368">
            <text:p>3.65</text:p>
          </table:table-cell>
          <table:table-cell table:formula="of:=[.R111]+([.J111]-[.J$164])*1/3" office:value-type="float" office:value="-2.20640733506944">
            <text:p>-2.21</text:p>
          </table:table-cell>
          <table:table-cell table:formula="of:=[.S111]+([.K111]-[.K$164])*1/3" office:value-type="float" office:value="-2.37569851345486">
            <text:p>-2.38</text:p>
          </table:table-cell>
          <table:table-cell table:formula="of:=[.L112]" office:value-type="float" office:value="22.98">
            <text:p>22.98</text:p>
          </table:table-cell>
          <table:table-cell table:formula="of:=[.U111]+[.M111]-[.M$164]" office:value-type="float" office:value="5.3483358778626">
            <text:p>5.35</text:p>
          </table:table-cell>
          <table:table-cell table:formula="of:=[.V111]+[.N111]-[.N$164]" office:value-type="float" office:value="-2.25527735368957">
            <text:p>-2.26</text:p>
          </table:table-cell>
          <table:table-cell table:formula="of:=[.W111]+[.O111]-[.O$164]" office:value-type="float" office:value="1.18083460559796">
            <text:p>1.18</text:p>
          </table:table-cell>
          <table:table-cell/>
          <table:table-cell table:formula="of:=[.Y111]+[.Q112]+0.5*([.Q112]-[.Q111])" office:value-type="float" office:value="182.853105333116">
            <text:p>182.9</text:p>
          </table:table-cell>
          <table:table-cell table:formula="of:=[.Z111]+[.R112]+0.5*([.R112]-[.R111])" office:value-type="float" office:value="-110.99944390191">
            <text:p>-111.0</text:p>
          </table:table-cell>
          <table:table-cell table:formula="of:=[.AA111]+[.S112]+0.5*([.S112]-[.S111])" office:value-type="float" office:value="-82.4231194390191">
            <text:p>-82.4</text:p>
          </table:table-cell>
          <table:table-cell/>
          <table:table-cell table:formula="of:=MOD([.AC111]+[.U112]+0.5*([.U112]-[.U111]);360)" office:value-type="float" office:value="121.602351145038">
            <text:p>121.6</text:p>
          </table:table-cell>
          <table:table-cell table:formula="of:=MOD([.AD111]+[.V112]+0.5*([.V112]-[.V111]);360)" office:value-type="float" office:value="287.466132315522">
            <text:p>287.5</text:p>
          </table:table-cell>
          <table:table-cell table:formula="of:=MOD([.AE111]+[.W112]+0.5*([.W112]-[.W111]);360)" office:value-type="float" office:value="52.0006157760814">
            <text:p>52.0</text:p>
          </table:table-cell>
        </table:table-row>
        <table:table-row table:style-name="ro1">
          <table:table-cell office:value-type="float" office:value="23744">
            <text:p>23744</text:p>
          </table:table-cell>
          <table:table-cell office:value-type="float" office:value="-10944">
            <text:p>-10944</text:p>
          </table:table-cell>
          <table:table-cell office:value-type="float" office:value="-4180">
            <text:p>-4180</text:p>
          </table:table-cell>
          <table:table-cell office:value-type="float" office:value="22.98">
            <text:p>22.98</text:p>
          </table:table-cell>
          <table:table-cell office:value-type="float" office:value="7622">
            <text:p>7622</text:p>
          </table:table-cell>
          <table:table-cell office:value-type="float" office:value="32767">
            <text:p>32767</text:p>
          </table:table-cell>
          <table:table-cell office:value-type="float" office:value="18761">
            <text:p>18761</text:p>
          </table:table-cell>
          <table:table-cell/>
          <table:table-cell table:formula="of:=[.A113]/16384" office:value-type="float" office:value="1.44921875">
            <text:p>1.45</text:p>
          </table:table-cell>
          <table:table-cell table:formula="of:=[.B113]/16384" office:value-type="float" office:value="-0.66796875">
            <text:p>-0.67</text:p>
          </table:table-cell>
          <table:table-cell table:formula="of:=[.C113]/16384" office:value-type="float" office:value="-0.255126953125">
            <text:p>-0.26</text:p>
          </table:table-cell>
          <table:table-cell table:formula="of:=[.D113]" office:value-type="float" office:value="22.98">
            <text:p>22.98</text:p>
          </table:table-cell>
          <table:table-cell table:formula="of:=[.E113]/(131*250)" office:value-type="float" office:value="0.232732824427481">
            <text:p>0.23</text:p>
          </table:table-cell>
          <table:table-cell table:formula="of:=[.F113]/(131*250)" office:value-type="float" office:value="1.00051908396947">
            <text:p>1.00</text:p>
          </table:table-cell>
          <table:table-cell table:formula="of:=[.G113]/(131*250)" office:value-type="float" office:value="0.572854961832061">
            <text:p>0.57</text:p>
          </table:table-cell>
          <table:table-cell/>
          <table:table-cell table:formula="of:=[.Q112]+([.I112]-[.I$164])*1/3" office:value-type="float" office:value="3.81521402994791">
            <text:p>3.82</text:p>
          </table:table-cell>
          <table:table-cell table:formula="of:=[.R112]+([.J112]-[.J$164])*1/3" office:value-type="float" office:value="-2.27727864583333">
            <text:p>-2.28</text:p>
          </table:table-cell>
          <table:table-cell table:formula="of:=[.S112]+([.K112]-[.K$164])*1/3" office:value-type="float" office:value="-2.17642008463542">
            <text:p>-2.18</text:p>
          </table:table-cell>
          <table:table-cell table:formula="of:=[.L113]" office:value-type="float" office:value="22.98">
            <text:p>22.98</text:p>
          </table:table-cell>
          <table:table-cell table:formula="of:=[.U112]+[.M112]-[.M$164]" office:value-type="float" office:value="5.11240916030534">
            <text:p>5.11</text:p>
          </table:table-cell>
          <table:table-cell table:formula="of:=[.V112]+[.N112]-[.N$164]" office:value-type="float" office:value="-2.78646106870229">
            <text:p>-2.79</text:p>
          </table:table-cell>
          <table:table-cell table:formula="of:=[.W112]+[.O112]-[.O$164]" office:value-type="float" office:value="0.78939847328244">
            <text:p>0.79</text:p>
          </table:table-cell>
          <table:table-cell/>
          <table:table-cell table:formula="of:=[.Y112]+[.Q113]+0.5*([.Q113]-[.Q112])" office:value-type="float" office:value="186.75209757487">
            <text:p>186.8</text:p>
          </table:table-cell>
          <table:table-cell table:formula="of:=[.Z112]+[.R113]+0.5*([.R113]-[.R112])" office:value-type="float" office:value="-113.312158203125">
            <text:p>-113.3</text:p>
          </table:table-cell>
          <table:table-cell table:formula="of:=[.AA112]+[.S113]+0.5*([.S113]-[.S112])" office:value-type="float" office:value="-84.4999003092448">
            <text:p>-84.5</text:p>
          </table:table-cell>
          <table:table-cell/>
          <table:table-cell table:formula="of:=MOD([.AC112]+[.U113]+0.5*([.U113]-[.U112]);360)" office:value-type="float" office:value="126.596796946565">
            <text:p>126.6</text:p>
          </table:table-cell>
          <table:table-cell table:formula="of:=MOD([.AD112]+[.V113]+0.5*([.V113]-[.V112]);360)" office:value-type="float" office:value="284.414079389313">
            <text:p>284.4</text:p>
          </table:table-cell>
          <table:table-cell table:formula="of:=MOD([.AE112]+[.W113]+0.5*([.W113]-[.W112]);360)" office:value-type="float" office:value="52.594296183206">
            <text:p>52.6</text:p>
          </table:table-cell>
        </table:table-row>
        <table:table-row table:style-name="ro1">
          <table:table-cell office:value-type="float" office:value="18796">
            <text:p>18796</text:p>
          </table:table-cell>
          <table:table-cell office:value-type="float" office:value="-596">
            <text:p>-596</text:p>
          </table:table-cell>
          <table:table-cell office:value-type="float" office:value="4340">
            <text:p>4340</text:p>
          </table:table-cell>
          <table:table-cell office:value-type="float" office:value="23.02">
            <text:p>23.02</text:p>
          </table:table-cell>
          <table:table-cell office:value-type="float" office:value="257">
            <text:p>257</text:p>
          </table:table-cell>
          <table:table-cell office:value-type="float" office:value="-10329">
            <text:p>-10329</text:p>
          </table:table-cell>
          <table:table-cell office:value-type="float" office:value="-977">
            <text:p>-977</text:p>
          </table:table-cell>
          <table:table-cell/>
          <table:table-cell table:formula="of:=[.A114]/16384" office:value-type="float" office:value="1.147216796875">
            <text:p>1.15</text:p>
          </table:table-cell>
          <table:table-cell table:formula="of:=[.B114]/16384" office:value-type="float" office:value="-0.036376953125">
            <text:p>-0.04</text:p>
          </table:table-cell>
          <table:table-cell table:formula="of:=[.C114]/16384" office:value-type="float" office:value="0.264892578125">
            <text:p>0.26</text:p>
          </table:table-cell>
          <table:table-cell table:formula="of:=[.D114]" office:value-type="float" office:value="23.02">
            <text:p>23.02</text:p>
          </table:table-cell>
          <table:table-cell table:formula="of:=[.E114]/(131*250)" office:value-type="float" office:value="0.00784732824427481">
            <text:p>0.01</text:p>
          </table:table-cell>
          <table:table-cell table:formula="of:=[.F114]/(131*250)" office:value-type="float" office:value="-0.315389312977099">
            <text:p>-0.32</text:p>
          </table:table-cell>
          <table:table-cell table:formula="of:=[.G114]/(131*250)" office:value-type="float" office:value="-0.0298320610687023">
            <text:p>-0.03</text:p>
          </table:table-cell>
          <table:table-cell/>
          <table:table-cell table:formula="of:=[.Q113]+([.I113]-[.I$164])*1/3" office:value-type="float" office:value="3.98211941189236">
            <text:p>3.98</text:p>
          </table:table-cell>
          <table:table-cell table:formula="of:=[.R113]+([.J113]-[.J$164])*1/3" office:value-type="float" office:value="-2.42904188368056">
            <text:p>-2.43</text:p>
          </table:table-cell>
          <table:table-cell table:formula="of:=[.S113]+([.K113]-[.K$164])*1/3" office:value-type="float" office:value="-2.32919243706597">
            <text:p>-2.33</text:p>
          </table:table-cell>
          <table:table-cell table:formula="of:=[.L114]" office:value-type="float" office:value="23.02">
            <text:p>23.02</text:p>
          </table:table-cell>
          <table:table-cell table:formula="of:=[.U113]+[.M113]-[.M$164]" office:value-type="float" office:value="5.33745954198473">
            <text:p>5.34</text:p>
          </table:table-cell>
          <table:table-cell table:formula="of:=[.V113]+[.N113]-[.N$164]" office:value-type="float" office:value="-1.78750737913486">
            <text:p>-1.79</text:p>
          </table:table-cell>
          <table:table-cell table:formula="of:=[.W113]+[.O113]-[.O$164]" office:value-type="float" office:value="1.35716844783715">
            <text:p>1.36</text:p>
          </table:table-cell>
          <table:table-cell/>
          <table:table-cell table:formula="of:=[.Y113]+[.Q114]+0.5*([.Q114]-[.Q113])" office:value-type="float" office:value="190.817669677734">
            <text:p>190.8</text:p>
          </table:table-cell>
          <table:table-cell table:formula="of:=[.Z113]+[.R114]+0.5*([.R114]-[.R113])" office:value-type="float" office:value="-115.817081705729">
            <text:p>-115.8</text:p>
          </table:table-cell>
          <table:table-cell table:formula="of:=[.AA113]+[.S114]+0.5*([.S114]-[.S113])" office:value-type="float" office:value="-86.905478922526">
            <text:p>-86.9</text:p>
          </table:table-cell>
          <table:table-cell/>
          <table:table-cell table:formula="of:=MOD([.AC113]+[.U114]+0.5*([.U114]-[.U113]);360)" office:value-type="float" office:value="132.046781679389">
            <text:p>132.0</text:p>
          </table:table-cell>
          <table:table-cell table:formula="of:=MOD([.AD113]+[.V114]+0.5*([.V114]-[.V113]);360)" office:value-type="float" office:value="283.126048854962">
            <text:p>283.1</text:p>
          </table:table-cell>
          <table:table-cell table:formula="of:=MOD([.AE113]+[.W114]+0.5*([.W114]-[.W113]);360)" office:value-type="float" office:value="54.2353496183205">
            <text:p>54.2</text:p>
          </table:table-cell>
        </table:table-row>
        <table:table-row table:style-name="ro1">
          <table:table-cell office:value-type="float" office:value="15092">
            <text:p>15092</text:p>
          </table:table-cell>
          <table:table-cell office:value-type="float" office:value="-4712">
            <text:p>-4712</text:p>
          </table:table-cell>
          <table:table-cell office:value-type="float" office:value="4244">
            <text:p>4244</text:p>
          </table:table-cell>
          <table:table-cell office:value-type="float" office:value="23.07">
            <text:p>23.07</text:p>
          </table:table-cell>
          <table:table-cell office:value-type="float" office:value="960">
            <text:p>960</text:p>
          </table:table-cell>
          <table:table-cell office:value-type="float" office:value="-11001">
            <text:p>-11001</text:p>
          </table:table-cell>
          <table:table-cell office:value-type="float" office:value="-4605">
            <text:p>-4605</text:p>
          </table:table-cell>
          <table:table-cell/>
          <table:table-cell table:formula="of:=[.A115]/16384" office:value-type="float" office:value="0.921142578125">
            <text:p>0.92</text:p>
          </table:table-cell>
          <table:table-cell table:formula="of:=[.B115]/16384" office:value-type="float" office:value="-0.28759765625">
            <text:p>-0.29</text:p>
          </table:table-cell>
          <table:table-cell table:formula="of:=[.C115]/16384" office:value-type="float" office:value="0.259033203125">
            <text:p>0.26</text:p>
          </table:table-cell>
          <table:table-cell table:formula="of:=[.D115]" office:value-type="float" office:value="23.07">
            <text:p>23.07</text:p>
          </table:table-cell>
          <table:table-cell table:formula="of:=[.E115]/(131*250)" office:value-type="float" office:value="0.0293129770992366">
            <text:p>0.03</text:p>
          </table:table-cell>
          <table:table-cell table:formula="of:=[.F115]/(131*250)" office:value-type="float" office:value="-0.335908396946565">
            <text:p>-0.34</text:p>
          </table:table-cell>
          <table:table-cell table:formula="of:=[.G115]/(131*250)" office:value-type="float" office:value="-0.140610687022901">
            <text:p>-0.14</text:p>
          </table:table-cell>
          <table:table-cell/>
          <table:table-cell table:formula="of:=[.Q114]+([.I114]-[.I$164])*1/3" office:value-type="float" office:value="4.04835747612847">
            <text:p>4.05</text:p>
          </table:table-cell>
          <table:table-cell table:formula="of:=[.R114]+([.J114]-[.J$164])*1/3" office:value-type="float" office:value="-2.37027452256944">
            <text:p>-2.37</text:p>
          </table:table-cell>
          <table:table-cell table:formula="of:=[.S114]+([.K114]-[.K$164])*1/3" office:value-type="float" office:value="-2.30862494574653">
            <text:p>-2.31</text:p>
          </table:table-cell>
          <table:table-cell table:formula="of:=[.L115]" office:value-type="float" office:value="23.07">
            <text:p>23.07</text:p>
          </table:table-cell>
          <table:table-cell table:formula="of:=[.U114]+[.M114]-[.M$164]" office:value-type="float" office:value="5.33762442748092">
            <text:p>5.34</text:p>
          </table:table-cell>
          <table:table-cell table:formula="of:=[.V114]+[.N114]-[.N$164]" office:value-type="float" office:value="-2.10446208651399">
            <text:p>-2.10</text:p>
          </table:table-cell>
          <table:table-cell table:formula="of:=[.W114]+[.O114]-[.O$164]" office:value-type="float" office:value="1.32225139949109">
            <text:p>1.32</text:p>
          </table:table-cell>
          <table:table-cell/>
          <table:table-cell table:formula="of:=[.Y114]+[.Q115]+0.5*([.Q115]-[.Q114])" office:value-type="float" office:value="194.899146185981">
            <text:p>194.9</text:p>
          </table:table-cell>
          <table:table-cell table:formula="of:=[.Z114]+[.R115]+0.5*([.R115]-[.R114])" office:value-type="float" office:value="-118.157972547743">
            <text:p>-118.2</text:p>
          </table:table-cell>
          <table:table-cell table:formula="of:=[.AA114]+[.S115]+0.5*([.S115]-[.S114])" office:value-type="float" office:value="-89.2038201226128">
            <text:p>-89.2</text:p>
          </table:table-cell>
          <table:table-cell/>
          <table:table-cell table:formula="of:=MOD([.AC114]+[.U115]+0.5*([.U115]-[.U114]);360)" office:value-type="float" office:value="137.384488549618">
            <text:p>137.4</text:p>
          </table:table-cell>
          <table:table-cell table:formula="of:=MOD([.AD114]+[.V115]+0.5*([.V115]-[.V114]);360)" office:value-type="float" office:value="280.863109414758">
            <text:p>280.9</text:p>
          </table:table-cell>
          <table:table-cell table:formula="of:=MOD([.AE114]+[.W115]+0.5*([.W115]-[.W114]);360)" office:value-type="float" office:value="55.5401424936386">
            <text:p>55.5</text:p>
          </table:table-cell>
        </table:table-row>
        <table:table-row table:style-name="ro1">
          <table:table-cell office:value-type="float" office:value="7080">
            <text:p>7080</text:p>
          </table:table-cell>
          <table:table-cell office:value-type="float" office:value="-7768">
            <text:p>-7768</text:p>
          </table:table-cell>
          <table:table-cell office:value-type="float" office:value="-444">
            <text:p>-444</text:p>
          </table:table-cell>
          <table:table-cell office:value-type="float" office:value="23.02">
            <text:p>23.02</text:p>
          </table:table-cell>
          <table:table-cell office:value-type="float" office:value="17173">
            <text:p>17173</text:p>
          </table:table-cell>
          <table:table-cell office:value-type="float" office:value="13244">
            <text:p>13244</text:p>
          </table:table-cell>
          <table:table-cell office:value-type="float" office:value="-720">
            <text:p>-720</text:p>
          </table:table-cell>
          <table:table-cell/>
          <table:table-cell table:formula="of:=[.A116]/16384" office:value-type="float" office:value="0.43212890625">
            <text:p>0.43</text:p>
          </table:table-cell>
          <table:table-cell table:formula="of:=[.B116]/16384" office:value-type="float" office:value="-0.47412109375">
            <text:p>-0.47</text:p>
          </table:table-cell>
          <table:table-cell table:formula="of:=[.C116]/16384" office:value-type="float" office:value="-0.027099609375">
            <text:p>-0.03</text:p>
          </table:table-cell>
          <table:table-cell table:formula="of:=[.D116]" office:value-type="float" office:value="23.02">
            <text:p>23.02</text:p>
          </table:table-cell>
          <table:table-cell table:formula="of:=[.E116]/(131*250)" office:value-type="float" office:value="0.52436641221374">
            <text:p>0.52</text:p>
          </table:table-cell>
          <table:table-cell table:formula="of:=[.F116]/(131*250)" office:value-type="float" office:value="0.404396946564886">
            <text:p>0.40</text:p>
          </table:table-cell>
          <table:table-cell table:formula="of:=[.G116]/(131*250)" office:value-type="float" office:value="-0.0219847328244275">
            <text:p>-0.02</text:p>
          </table:table-cell>
          <table:table-cell/>
          <table:table-cell table:formula="of:=[.Q115]+([.I115]-[.I$164])*1/3" office:value-type="float" office:value="4.03923746744792">
            <text:p>4.04</text:p>
          </table:table-cell>
          <table:table-cell table:formula="of:=[.R115]+([.J115]-[.J$164])*1/3" office:value-type="float" office:value="-2.39524739583333">
            <text:p>-2.40</text:p>
          </table:table-cell>
          <table:table-cell table:formula="of:=[.S115]+([.K115]-[.K$164])*1/3" office:value-type="float" office:value="-2.29001057942708">
            <text:p>-2.29</text:p>
          </table:table-cell>
          <table:table-cell table:formula="of:=[.L116]" office:value-type="float" office:value="23.02">
            <text:p>23.02</text:p>
          </table:table-cell>
          <table:table-cell table:formula="of:=[.U115]+[.M115]-[.M$164]" office:value-type="float" office:value="5.35925496183206">
            <text:p>5.36</text:p>
          </table:table-cell>
          <table:table-cell table:formula="of:=[.V115]+[.N115]-[.N$164]" office:value-type="float" office:value="-2.44193587786259">
            <text:p>-2.44</text:p>
          </table:table-cell>
          <table:table-cell table:formula="of:=[.W115]+[.O115]-[.O$164]" office:value-type="float" office:value="1.17655572519084">
            <text:p>1.18</text:p>
          </table:table-cell>
          <table:table-cell/>
          <table:table-cell table:formula="of:=[.Y115]+[.Q116]+0.5*([.Q116]-[.Q115])" office:value-type="float" office:value="198.933823649089">
            <text:p>198.9</text:p>
          </table:table-cell>
          <table:table-cell table:formula="of:=[.Z115]+[.R116]+0.5*([.R116]-[.R115])" office:value-type="float" office:value="-120.565706380208">
            <text:p>-120.6</text:p>
          </table:table-cell>
          <table:table-cell table:formula="of:=[.AA115]+[.S116]+0.5*([.S116]-[.S115])" office:value-type="float" office:value="-91.4845235188802">
            <text:p>-91.5</text:p>
          </table:table-cell>
          <table:table-cell/>
          <table:table-cell table:formula="of:=MOD([.AC115]+[.U116]+0.5*([.U116]-[.U115]);360)" office:value-type="float" office:value="142.754558778626">
            <text:p>142.8</text:p>
          </table:table-cell>
          <table:table-cell table:formula="of:=MOD([.AD115]+[.V116]+0.5*([.V116]-[.V115]);360)" office:value-type="float" office:value="278.252436641222">
            <text:p>278.3</text:p>
          </table:table-cell>
          <table:table-cell table:formula="of:=MOD([.AE115]+[.W116]+0.5*([.W116]-[.W115]);360)" office:value-type="float" office:value="56.6438503816793">
            <text:p>56.6</text:p>
          </table:table-cell>
        </table:table-row>
        <table:table-row table:style-name="ro1">
          <table:table-cell office:value-type="float" office:value="32148">
            <text:p>32148</text:p>
          </table:table-cell>
          <table:table-cell office:value-type="float" office:value="-6196">
            <text:p>-6196</text:p>
          </table:table-cell>
          <table:table-cell office:value-type="float" office:value="5348">
            <text:p>5348</text:p>
          </table:table-cell>
          <table:table-cell office:value-type="float" office:value="23.02">
            <text:p>23.02</text:p>
          </table:table-cell>
          <table:table-cell office:value-type="float" office:value="6235">
            <text:p>6235</text:p>
          </table:table-cell>
          <table:table-cell office:value-type="float" office:value="-9717">
            <text:p>-9717</text:p>
          </table:table-cell>
          <table:table-cell office:value-type="float" office:value="4966">
            <text:p>4966</text:p>
          </table:table-cell>
          <table:table-cell/>
          <table:table-cell table:formula="of:=[.A117]/16384" office:value-type="float" office:value="1.962158203125">
            <text:p>1.96</text:p>
          </table:table-cell>
          <table:table-cell table:formula="of:=[.B117]/16384" office:value-type="float" office:value="-0.378173828125">
            <text:p>-0.38</text:p>
          </table:table-cell>
          <table:table-cell table:formula="of:=[.C117]/16384" office:value-type="float" office:value="0.326416015625">
            <text:p>0.33</text:p>
          </table:table-cell>
          <table:table-cell table:formula="of:=[.D117]" office:value-type="float" office:value="23.02">
            <text:p>23.02</text:p>
          </table:table-cell>
          <table:table-cell table:formula="of:=[.E117]/(131*250)" office:value-type="float" office:value="0.190381679389313">
            <text:p>0.19</text:p>
          </table:table-cell>
          <table:table-cell table:formula="of:=[.F117]/(131*250)" office:value-type="float" office:value="-0.296702290076336">
            <text:p>-0.30</text:p>
          </table:table-cell>
          <table:table-cell table:formula="of:=[.G117]/(131*250)" office:value-type="float" office:value="0.15163358778626">
            <text:p>0.15</text:p>
          </table:table-cell>
          <table:table-cell/>
          <table:table-cell table:formula="of:=[.Q116]+([.I116]-[.I$164])*1/3" office:value-type="float" office:value="3.86711290147569">
            <text:p>3.87</text:p>
          </table:table-cell>
          <table:table-cell table:formula="of:=[.R116]+([.J116]-[.J$164])*1/3" office:value-type="float" office:value="-2.48239474826389">
            <text:p>-2.48</text:p>
          </table:table-cell>
          <table:table-cell table:formula="of:=[.S116]+([.K116]-[.K$164])*1/3" office:value-type="float" office:value="-2.3667738172743">
            <text:p>-2.37</text:p>
          </table:table-cell>
          <table:table-cell table:formula="of:=[.L117]" office:value-type="float" office:value="23.02">
            <text:p>23.02</text:p>
          </table:table-cell>
          <table:table-cell table:formula="of:=[.U116]+[.M116]-[.M$164]" office:value-type="float" office:value="5.87593893129771">
            <text:p>5.88</text:p>
          </table:table-cell>
          <table:table-cell table:formula="of:=[.V116]+[.N116]-[.N$164]" office:value-type="float" office:value="-2.03910432569974">
            <text:p>-2.04</text:p>
          </table:table-cell>
          <table:table-cell table:formula="of:=[.W116]+[.O116]-[.O$164]" office:value-type="float" office:value="1.14948600508906">
            <text:p>1.15</text:p>
          </table:table-cell>
          <table:table-cell/>
          <table:table-cell table:formula="of:=[.Y116]+[.Q117]+0.5*([.Q117]-[.Q116])" office:value-type="float" office:value="202.714874267578">
            <text:p>202.7</text:p>
          </table:table-cell>
          <table:table-cell table:formula="of:=[.Z116]+[.R117]+0.5*([.R117]-[.R116])" office:value-type="float" office:value="-123.091674804688">
            <text:p>-123.1</text:p>
          </table:table-cell>
          <table:table-cell table:formula="of:=[.AA116]+[.S117]+0.5*([.S117]-[.S116])" office:value-type="float" office:value="-93.8896789550781">
            <text:p>-93.9</text:p>
          </table:table-cell>
          <table:table-cell/>
          <table:table-cell table:formula="of:=MOD([.AC116]+[.U117]+0.5*([.U117]-[.U116]);360)" office:value-type="float" office:value="148.888839694656">
            <text:p>148.9</text:p>
          </table:table-cell>
          <table:table-cell table:formula="of:=MOD([.AD116]+[.V117]+0.5*([.V117]-[.V116]);360)" office:value-type="float" office:value="276.414748091603">
            <text:p>276.4</text:p>
          </table:table-cell>
          <table:table-cell table:formula="of:=MOD([.AE116]+[.W117]+0.5*([.W117]-[.W116]);360)" office:value-type="float" office:value="57.7798015267175">
            <text:p>57.8</text:p>
          </table:table-cell>
        </table:table-row>
        <table:table-row table:style-name="ro1">
          <table:table-cell office:value-type="float" office:value="15708">
            <text:p>15708</text:p>
          </table:table-cell>
          <table:table-cell office:value-type="float" office:value="-4032">
            <text:p>-4032</text:p>
          </table:table-cell>
          <table:table-cell office:value-type="float" office:value="2756">
            <text:p>2756</text:p>
          </table:table-cell>
          <table:table-cell office:value-type="float" office:value="22.93">
            <text:p>22.93</text:p>
          </table:table-cell>
          <table:table-cell office:value-type="float" office:value="-981">
            <text:p>-981</text:p>
          </table:table-cell>
          <table:table-cell office:value-type="float" office:value="-2564">
            <text:p>-2564</text:p>
          </table:table-cell>
          <table:table-cell office:value-type="float" office:value="-827">
            <text:p>-827</text:p>
          </table:table-cell>
          <table:table-cell/>
          <table:table-cell table:formula="of:=[.A118]/16384" office:value-type="float" office:value="0.958740234375">
            <text:p>0.96</text:p>
          </table:table-cell>
          <table:table-cell table:formula="of:=[.B118]/16384" office:value-type="float" office:value="-0.24609375">
            <text:p>-0.25</text:p>
          </table:table-cell>
          <table:table-cell table:formula="of:=[.C118]/16384" office:value-type="float" office:value="0.168212890625">
            <text:p>0.17</text:p>
          </table:table-cell>
          <table:table-cell table:formula="of:=[.D118]" office:value-type="float" office:value="22.93">
            <text:p>22.93</text:p>
          </table:table-cell>
          <table:table-cell table:formula="of:=[.E118]/(131*250)" office:value-type="float" office:value="-0.0299541984732824">
            <text:p>-0.03</text:p>
          </table:table-cell>
          <table:table-cell table:formula="of:=[.F118]/(131*250)" office:value-type="float" office:value="-0.0782900763358779">
            <text:p>-0.08</text:p>
          </table:table-cell>
          <table:table-cell table:formula="of:=[.G118]/(131*250)" office:value-type="float" office:value="-0.0252519083969466">
            <text:p>-0.03</text:p>
          </table:table-cell>
          <table:table-cell/>
          <table:table-cell table:formula="of:=[.Q117]+([.I117]-[.I$164])*1/3" office:value-type="float" office:value="4.20499810112847">
            <text:p>4.20</text:p>
          </table:table-cell>
          <table:table-cell table:formula="of:=[.R117]+([.J117]-[.J$164])*1/3" office:value-type="float" office:value="-2.53755967881944">
            <text:p>-2.54</text:p>
          </table:table-cell>
          <table:table-cell table:formula="of:=[.S117]+([.K117]-[.K$164])*1/3" office:value-type="float" office:value="-2.32569851345486">
            <text:p>-2.33</text:p>
          </table:table-cell>
          <table:table-cell table:formula="of:=[.L118]" office:value-type="float" office:value="22.93">
            <text:p>22.93</text:p>
          </table:table-cell>
          <table:table-cell table:formula="of:=[.U117]+[.M117]-[.M$164]" office:value-type="float" office:value="6.05863816793893">
            <text:p>6.06</text:p>
          </table:table-cell>
          <table:table-cell table:formula="of:=[.V117]+[.N117]-[.N$164]" office:value-type="float" office:value="-2.33737201017812">
            <text:p>-2.34</text:p>
          </table:table-cell>
          <table:table-cell table:formula="of:=[.W117]+[.O117]-[.O$164]" office:value-type="float" office:value="1.29603460559796">
            <text:p>1.30</text:p>
          </table:table-cell>
          <table:table-cell/>
          <table:table-cell table:formula="of:=[.Y117]+[.Q118]+0.5*([.Q118]-[.Q117])" office:value-type="float" office:value="207.088814968533">
            <text:p>207.1</text:p>
          </table:table-cell>
          <table:table-cell table:formula="of:=[.Z117]+[.R118]+0.5*([.R118]-[.R117])" office:value-type="float" office:value="-125.656816948785">
            <text:p>-125.7</text:p>
          </table:table-cell>
          <table:table-cell table:formula="of:=[.AA117]+[.S118]+0.5*([.S118]-[.S117])" office:value-type="float" office:value="-96.1948398166233">
            <text:p>-96.2</text:p>
          </table:table-cell>
          <table:table-cell/>
          <table:table-cell table:formula="of:=MOD([.AC117]+[.U118]+0.5*([.U118]-[.U117]);360)" office:value-type="float" office:value="155.038827480916">
            <text:p>155.0</text:p>
          </table:table-cell>
          <table:table-cell table:formula="of:=MOD([.AD117]+[.V118]+0.5*([.V118]-[.V117]);360)" office:value-type="float" office:value="273.928242239186">
            <text:p>273.9</text:p>
          </table:table-cell>
          <table:table-cell table:formula="of:=MOD([.AE117]+[.W118]+0.5*([.W118]-[.W117]);360)" office:value-type="float" office:value="59.1491104325699">
            <text:p>59.1</text:p>
          </table:table-cell>
        </table:table-row>
        <table:table-row table:style-name="ro1">
          <table:table-cell office:value-type="float" office:value="29664">
            <text:p>29664</text:p>
          </table:table-cell>
          <table:table-cell office:value-type="float" office:value="-8468">
            <text:p>-8468</text:p>
          </table:table-cell>
          <table:table-cell office:value-type="float" office:value="6240">
            <text:p>6240</text:p>
          </table:table-cell>
          <table:table-cell office:value-type="float" office:value="22.98">
            <text:p>22.98</text:p>
          </table:table-cell>
          <table:table-cell office:value-type="float" office:value="-11940">
            <text:p>-11940</text:p>
          </table:table-cell>
          <table:table-cell office:value-type="float" office:value="-12830">
            <text:p>-12830</text:p>
          </table:table-cell>
          <table:table-cell office:value-type="float" office:value="-20296">
            <text:p>-20296</text:p>
          </table:table-cell>
          <table:table-cell/>
          <table:table-cell table:formula="of:=[.A119]/16384" office:value-type="float" office:value="1.810546875">
            <text:p>1.81</text:p>
          </table:table-cell>
          <table:table-cell table:formula="of:=[.B119]/16384" office:value-type="float" office:value="-0.516845703125">
            <text:p>-0.52</text:p>
          </table:table-cell>
          <table:table-cell table:formula="of:=[.C119]/16384" office:value-type="float" office:value="0.380859375">
            <text:p>0.38</text:p>
          </table:table-cell>
          <table:table-cell table:formula="of:=[.D119]" office:value-type="float" office:value="22.98">
            <text:p>22.98</text:p>
          </table:table-cell>
          <table:table-cell table:formula="of:=[.E119]/(131*250)" office:value-type="float" office:value="-0.364580152671756">
            <text:p>-0.36</text:p>
          </table:table-cell>
          <table:table-cell table:formula="of:=[.F119]/(131*250)" office:value-type="float" office:value="-0.39175572519084">
            <text:p>-0.39</text:p>
          </table:table-cell>
          <table:table-cell table:formula="of:=[.G119]/(131*250)" office:value-type="float" office:value="-0.619725190839695">
            <text:p>-0.62</text:p>
          </table:table-cell>
          <table:table-cell/>
          <table:table-cell table:formula="of:=[.Q118]+([.I118]-[.I$164])*1/3" office:value-type="float" office:value="4.20841064453125">
            <text:p>4.21</text:p>
          </table:table-cell>
          <table:table-cell table:formula="of:=[.R118]+([.J118]-[.J$164])*1/3" office:value-type="float" office:value="-2.54869791666667">
            <text:p>-2.55</text:p>
          </table:table-cell>
          <table:table-cell table:formula="of:=[.S118]+([.K118]-[.K$164])*1/3" office:value-type="float" office:value="-2.33735758463542">
            <text:p>-2.34</text:p>
          </table:table-cell>
          <table:table-cell table:formula="of:=[.L119]" office:value-type="float" office:value="22.98">
            <text:p>22.98</text:p>
          </table:table-cell>
          <table:table-cell table:formula="of:=[.U118]+[.M118]-[.M$164]" office:value-type="float" office:value="6.02100152671756">
            <text:p>6.02</text:p>
          </table:table-cell>
          <table:table-cell table:formula="of:=[.V118]+[.N118]-[.N$164]" office:value-type="float" office:value="-2.41722748091603">
            <text:p>-2.42</text:p>
          </table:table-cell>
          <table:table-cell table:formula="of:=[.W118]+[.O118]-[.O$164]" office:value-type="float" office:value="1.26569770992366">
            <text:p>1.27</text:p>
          </table:table-cell>
          <table:table-cell/>
          <table:table-cell table:formula="of:=[.Y118]+[.Q119]+0.5*([.Q119]-[.Q118])" office:value-type="float" office:value="211.298931884766">
            <text:p>211.3</text:p>
          </table:table-cell>
          <table:table-cell table:formula="of:=[.Z118]+[.R119]+0.5*([.R119]-[.R118])" office:value-type="float" office:value="-128.211083984375">
            <text:p>-128.2</text:p>
          </table:table-cell>
          <table:table-cell table:formula="of:=[.AA118]+[.S119]+0.5*([.S119]-[.S118])" office:value-type="float" office:value="-98.538026936849">
            <text:p>-98.5</text:p>
          </table:table-cell>
          <table:table-cell/>
          <table:table-cell table:formula="of:=MOD([.AC118]+[.U119]+0.5*([.U119]-[.U118]);360)" office:value-type="float" office:value="161.041010687023">
            <text:p>161.0</text:p>
          </table:table-cell>
          <table:table-cell table:formula="of:=MOD([.AD118]+[.V119]+0.5*([.V119]-[.V118]);360)" office:value-type="float" office:value="271.471087022901">
            <text:p>271.5</text:p>
          </table:table-cell>
          <table:table-cell table:formula="of:=MOD([.AE118]+[.W119]+0.5*([.W119]-[.W118]);360)" office:value-type="float" office:value="60.3996396946564">
            <text:p>60.4</text:p>
          </table:table-cell>
        </table:table-row>
        <table:table-row table:style-name="ro1">
          <table:table-cell office:value-type="float" office:value="26344">
            <text:p>26344</text:p>
          </table:table-cell>
          <table:table-cell office:value-type="float" office:value="-4476">
            <text:p>-4476</text:p>
          </table:table-cell>
          <table:table-cell office:value-type="float" office:value="-4560">
            <text:p>-4560</text:p>
          </table:table-cell>
          <table:table-cell office:value-type="float" office:value="22.98">
            <text:p>22.98</text:p>
          </table:table-cell>
          <table:table-cell office:value-type="float" office:value="8522">
            <text:p>8522</text:p>
          </table:table-cell>
          <table:table-cell office:value-type="float" office:value="31395">
            <text:p>31395</text:p>
          </table:table-cell>
          <table:table-cell office:value-type="float" office:value="18564">
            <text:p>18564</text:p>
          </table:table-cell>
          <table:table-cell/>
          <table:table-cell table:formula="of:=[.A120]/16384" office:value-type="float" office:value="1.60791015625">
            <text:p>1.61</text:p>
          </table:table-cell>
          <table:table-cell table:formula="of:=[.B120]/16384" office:value-type="float" office:value="-0.273193359375">
            <text:p>-0.27</text:p>
          </table:table-cell>
          <table:table-cell table:formula="of:=[.C120]/16384" office:value-type="float" office:value="-0.2783203125">
            <text:p>-0.28</text:p>
          </table:table-cell>
          <table:table-cell table:formula="of:=[.D120]" office:value-type="float" office:value="22.98">
            <text:p>22.98</text:p>
          </table:table-cell>
          <table:table-cell table:formula="of:=[.E120]/(131*250)" office:value-type="float" office:value="0.260213740458015">
            <text:p>0.26</text:p>
          </table:table-cell>
          <table:table-cell table:formula="of:=[.F120]/(131*250)" office:value-type="float" office:value="0.958625954198473">
            <text:p>0.96</text:p>
          </table:table-cell>
          <table:table-cell table:formula="of:=[.G120]/(131*250)" office:value-type="float" office:value="0.566839694656489">
            <text:p>0.57</text:p>
          </table:table-cell>
          <table:table-cell/>
          <table:table-cell table:formula="of:=[.Q119]+([.I119]-[.I$164])*1/3" office:value-type="float" office:value="4.49575873480903">
            <text:p>4.50</text:p>
          </table:table-cell>
          <table:table-cell table:formula="of:=[.R119]+([.J119]-[.J$164])*1/3" office:value-type="float" office:value="-2.65008680555556">
            <text:p>-2.65</text:p>
          </table:table-cell>
          <table:table-cell table:formula="of:=[.S119]+([.K119]-[.K$164])*1/3" office:value-type="float" office:value="-2.27813449435764">
            <text:p>-2.28</text:p>
          </table:table-cell>
          <table:table-cell table:formula="of:=[.L120]" office:value-type="float" office:value="22.98">
            <text:p>22.98</text:p>
          </table:table-cell>
          <table:table-cell table:formula="of:=[.U119]+[.M119]-[.M$164]" office:value-type="float" office:value="5.64873893129771">
            <text:p>5.65</text:p>
          </table:table-cell>
          <table:table-cell table:formula="of:=[.V119]+[.N119]-[.N$164]" office:value-type="float" office:value="-2.81054860050891">
            <text:p>-2.81</text:p>
          </table:table-cell>
          <table:table-cell table:formula="of:=[.W119]+[.O119]-[.O$164]" office:value-type="float" office:value="0.640887531806613">
            <text:p>0.64</text:p>
          </table:table-cell>
          <table:table-cell/>
          <table:table-cell table:formula="of:=[.Y119]+[.Q120]+0.5*([.Q120]-[.Q119])" office:value-type="float" office:value="215.938364664714">
            <text:p>215.9</text:p>
          </table:table-cell>
          <table:table-cell table:formula="of:=[.Z119]+[.R120]+0.5*([.R120]-[.R119])" office:value-type="float" office:value="-130.911865234375">
            <text:p>-130.9</text:p>
          </table:table-cell>
          <table:table-cell table:formula="of:=[.AA119]+[.S120]+0.5*([.S120]-[.S119])" office:value-type="float" office:value="-100.786549886068">
            <text:p>-100.8</text:p>
          </table:table-cell>
          <table:table-cell/>
          <table:table-cell table:formula="of:=MOD([.AC119]+[.U120]+0.5*([.U120]-[.U119]);360)" office:value-type="float" office:value="166.503618320611">
            <text:p>166.5</text:p>
          </table:table-cell>
          <table:table-cell table:formula="of:=MOD([.AD119]+[.V120]+0.5*([.V120]-[.V119]);360)" office:value-type="float" office:value="268.463877862596">
            <text:p>268.5</text:p>
          </table:table-cell>
          <table:table-cell table:formula="of:=MOD([.AE119]+[.W120]+0.5*([.W120]-[.W119]);360)" office:value-type="float" office:value="60.7281221374045">
            <text:p>60.7</text:p>
          </table:table-cell>
        </table:table-row>
        <table:table-row table:style-name="ro1">
          <table:table-cell office:value-type="float" office:value="17304">
            <text:p>17304</text:p>
          </table:table-cell>
          <table:table-cell office:value-type="float" office:value="-3800">
            <text:p>-3800</text:p>
          </table:table-cell>
          <table:table-cell office:value-type="float" office:value="2656">
            <text:p>2656</text:p>
          </table:table-cell>
          <table:table-cell office:value-type="float" office:value="23.07">
            <text:p>23.07</text:p>
          </table:table-cell>
          <table:table-cell office:value-type="float" office:value="1247">
            <text:p>1247</text:p>
          </table:table-cell>
          <table:table-cell office:value-type="float" office:value="-5679">
            <text:p>-5679</text:p>
          </table:table-cell>
          <table:table-cell office:value-type="float" office:value="-858">
            <text:p>-858</text:p>
          </table:table-cell>
          <table:table-cell/>
          <table:table-cell table:formula="of:=[.A121]/16384" office:value-type="float" office:value="1.05615234375">
            <text:p>1.06</text:p>
          </table:table-cell>
          <table:table-cell table:formula="of:=[.B121]/16384" office:value-type="float" office:value="-0.23193359375">
            <text:p>-0.23</text:p>
          </table:table-cell>
          <table:table-cell table:formula="of:=[.C121]/16384" office:value-type="float" office:value="0.162109375">
            <text:p>0.16</text:p>
          </table:table-cell>
          <table:table-cell table:formula="of:=[.D121]" office:value-type="float" office:value="23.07">
            <text:p>23.07</text:p>
          </table:table-cell>
          <table:table-cell table:formula="of:=[.E121]/(131*250)" office:value-type="float" office:value="0.0380763358778626">
            <text:p>0.04</text:p>
          </table:table-cell>
          <table:table-cell table:formula="of:=[.F121]/(131*250)" office:value-type="float" office:value="-0.173404580152672">
            <text:p>-0.17</text:p>
          </table:table-cell>
          <table:table-cell table:formula="of:=[.G121]/(131*250)" office:value-type="float" office:value="-0.0261984732824427">
            <text:p>-0.03</text:p>
          </table:table-cell>
          <table:table-cell/>
          <table:table-cell table:formula="of:=[.Q120]+([.I120]-[.I$164])*1/3" office:value-type="float" office:value="4.71556125217014">
            <text:p>4.72</text:p>
          </table:table-cell>
          <table:table-cell table:formula="of:=[.R120]+([.J120]-[.J$164])*1/3" office:value-type="float" office:value="-2.67025824652778">
            <text:p>-2.67</text:p>
          </table:table-cell>
          <table:table-cell table:formula="of:=[.S120]+([.K120]-[.K$164])*1/3" office:value-type="float" office:value="-2.43863796657986">
            <text:p>-2.44</text:p>
          </table:table-cell>
          <table:table-cell table:formula="of:=[.L121]" office:value-type="float" office:value="23.07">
            <text:p>23.07</text:p>
          </table:table-cell>
          <table:table-cell table:formula="of:=[.U120]+[.M120]-[.M$164]" office:value-type="float" office:value="5.90127022900764">
            <text:p>5.90</text:p>
          </table:table-cell>
          <table:table-cell table:formula="of:=[.V120]+[.N120]-[.N$164]" office:value-type="float" office:value="-1.85348804071247">
            <text:p>-1.85</text:p>
          </table:table-cell>
          <table:table-cell table:formula="of:=[.W120]+[.O120]-[.O$164]" office:value-type="float" office:value="1.20264223918575">
            <text:p>1.20</text:p>
          </table:table-cell>
          <table:table-cell/>
          <table:table-cell table:formula="of:=[.Y120]+[.Q121]+0.5*([.Q121]-[.Q120])" office:value-type="float" office:value="220.763827175564">
            <text:p>220.8</text:p>
          </table:table-cell>
          <table:table-cell table:formula="of:=[.Z120]+[.R121]+0.5*([.R121]-[.R120])" office:value-type="float" office:value="-133.592209201389">
            <text:p>-133.6</text:p>
          </table:table-cell>
          <table:table-cell table:formula="of:=[.AA120]+[.S121]+0.5*([.S121]-[.S120])" office:value-type="float" office:value="-103.305439588759">
            <text:p>-103.3</text:p>
          </table:table-cell>
          <table:table-cell/>
          <table:table-cell table:formula="of:=MOD([.AC120]+[.U121]+0.5*([.U121]-[.U120]);360)" office:value-type="float" office:value="172.531154198473">
            <text:p>172.5</text:p>
          </table:table-cell>
          <table:table-cell table:formula="of:=MOD([.AD120]+[.V121]+0.5*([.V121]-[.V120]);360)" office:value-type="float" office:value="267.088920101781">
            <text:p>267.1</text:p>
          </table:table-cell>
          <table:table-cell table:formula="of:=MOD([.AE120]+[.W121]+0.5*([.W121]-[.W120]);360)" office:value-type="float" office:value="62.2116417302798">
            <text:p>62.2</text:p>
          </table:table-cell>
        </table:table-row>
        <table:table-row table:style-name="ro1">
          <table:table-cell office:value-type="float" office:value="19728">
            <text:p>19728</text:p>
          </table:table-cell>
          <table:table-cell office:value-type="float" office:value="-6284">
            <text:p>-6284</text:p>
          </table:table-cell>
          <table:table-cell office:value-type="float" office:value="3492">
            <text:p>3492</text:p>
          </table:table-cell>
          <table:table-cell office:value-type="float" office:value="22.88">
            <text:p>22.88</text:p>
          </table:table-cell>
          <table:table-cell office:value-type="float" office:value="70">
            <text:p>70</text:p>
          </table:table-cell>
          <table:table-cell office:value-type="float" office:value="-15443">
            <text:p>-15443</text:p>
          </table:table-cell>
          <table:table-cell office:value-type="float" office:value="-9196">
            <text:p>-9196</text:p>
          </table:table-cell>
          <table:table-cell/>
          <table:table-cell table:formula="of:=[.A122]/16384" office:value-type="float" office:value="1.2041015625">
            <text:p>1.20</text:p>
          </table:table-cell>
          <table:table-cell table:formula="of:=[.B122]/16384" office:value-type="float" office:value="-0.383544921875">
            <text:p>-0.38</text:p>
          </table:table-cell>
          <table:table-cell table:formula="of:=[.C122]/16384" office:value-type="float" office:value="0.213134765625">
            <text:p>0.21</text:p>
          </table:table-cell>
          <table:table-cell table:formula="of:=[.D122]" office:value-type="float" office:value="22.88">
            <text:p>22.88</text:p>
          </table:table-cell>
          <table:table-cell table:formula="of:=[.E122]/(131*250)" office:value-type="float" office:value="0.00213740458015267">
            <text:p>0.00</text:p>
          </table:table-cell>
          <table:table-cell table:formula="of:=[.F122]/(131*250)" office:value-type="float" office:value="-0.471541984732824">
            <text:p>-0.47</text:p>
          </table:table-cell>
          <table:table-cell table:formula="of:=[.G122]/(131*250)" office:value-type="float" office:value="-0.280793893129771">
            <text:p>-0.28</text:p>
          </table:table-cell>
          <table:table-cell/>
          <table:table-cell table:formula="of:=[.Q121]+([.I121]-[.I$164])*1/3" office:value-type="float" office:value="4.75144449869792">
            <text:p>4.75</text:p>
          </table:table-cell>
          <table:table-cell table:formula="of:=[.R121]+([.J121]-[.J$164])*1/3" office:value-type="float" office:value="-2.67667643229167">
            <text:p>-2.68</text:p>
          </table:table-cell>
          <table:table-cell table:formula="of:=[.S121]+([.K121]-[.K$164])*1/3" office:value-type="float" office:value="-2.45233154296875">
            <text:p>-2.45</text:p>
          </table:table-cell>
          <table:table-cell table:formula="of:=[.L122]" office:value-type="float" office:value="22.88">
            <text:p>22.88</text:p>
          </table:table-cell>
          <table:table-cell table:formula="of:=[.U121]+[.M121]-[.M$164]" office:value-type="float" office:value="5.93166412213741">
            <text:p>5.93</text:p>
          </table:table-cell>
          <table:table-cell table:formula="of:=[.V121]+[.N121]-[.N$164]" office:value-type="float" office:value="-2.02845801526718">
            <text:p>-2.03</text:p>
          </table:table-cell>
          <table:table-cell table:formula="of:=[.W121]+[.O121]-[.O$164]" office:value-type="float" office:value="1.17135877862595">
            <text:p>1.17</text:p>
          </table:table-cell>
          <table:table-cell/>
          <table:table-cell table:formula="of:=[.Y121]+[.Q122]+0.5*([.Q122]-[.Q121])" office:value-type="float" office:value="225.533213297526">
            <text:p>225.5</text:p>
          </table:table-cell>
          <table:table-cell table:formula="of:=[.Z121]+[.R122]+0.5*([.R122]-[.R121])" office:value-type="float" office:value="-136.272094726563">
            <text:p>-136.3</text:p>
          </table:table-cell>
          <table:table-cell table:formula="of:=[.AA121]+[.S122]+0.5*([.S122]-[.S121])" office:value-type="float" office:value="-105.764617919922">
            <text:p>-105.8</text:p>
          </table:table-cell>
          <table:table-cell/>
          <table:table-cell table:formula="of:=MOD([.AC121]+[.U122]+0.5*([.U122]-[.U121]);360)" office:value-type="float" office:value="178.478015267176">
            <text:p>178.5</text:p>
          </table:table-cell>
          <table:table-cell table:formula="of:=MOD([.AD121]+[.V122]+0.5*([.V122]-[.V121]);360)" office:value-type="float" office:value="264.972977099237">
            <text:p>265.0</text:p>
          </table:table-cell>
          <table:table-cell table:formula="of:=MOD([.AE121]+[.W122]+0.5*([.W122]-[.W121]);360)" office:value-type="float" office:value="63.3673587786259">
            <text:p>63.4</text:p>
          </table:table-cell>
        </table:table-row>
        <table:table-row table:style-name="ro1">
          <table:table-cell office:value-type="float" office:value="15552">
            <text:p>15552</text:p>
          </table:table-cell>
          <table:table-cell office:value-type="float" office:value="-4292">
            <text:p>-4292</text:p>
          </table:table-cell>
          <table:table-cell office:value-type="float" office:value="-3088">
            <text:p>-3088</text:p>
          </table:table-cell>
          <table:table-cell office:value-type="float" office:value="22.88">
            <text:p>22.88</text:p>
          </table:table-cell>
          <table:table-cell office:value-type="float" office:value="12494">
            <text:p>12494</text:p>
          </table:table-cell>
          <table:table-cell office:value-type="float" office:value="28440">
            <text:p>28440</text:p>
          </table:table-cell>
          <table:table-cell office:value-type="float" office:value="9589">
            <text:p>9589</text:p>
          </table:table-cell>
          <table:table-cell/>
          <table:table-cell table:formula="of:=[.A123]/16384" office:value-type="float" office:value="0.94921875">
            <text:p>0.95</text:p>
          </table:table-cell>
          <table:table-cell table:formula="of:=[.B123]/16384" office:value-type="float" office:value="-0.261962890625">
            <text:p>-0.26</text:p>
          </table:table-cell>
          <table:table-cell table:formula="of:=[.C123]/16384" office:value-type="float" office:value="-0.1884765625">
            <text:p>-0.19</text:p>
          </table:table-cell>
          <table:table-cell table:formula="of:=[.D123]" office:value-type="float" office:value="22.88">
            <text:p>22.88</text:p>
          </table:table-cell>
          <table:table-cell table:formula="of:=[.E123]/(131*250)" office:value-type="float" office:value="0.381496183206107">
            <text:p>0.38</text:p>
          </table:table-cell>
          <table:table-cell table:formula="of:=[.F123]/(131*250)" office:value-type="float" office:value="0.868396946564885">
            <text:p>0.87</text:p>
          </table:table-cell>
          <table:table-cell table:formula="of:=[.G123]/(131*250)" office:value-type="float" office:value="0.292793893129771">
            <text:p>0.29</text:p>
          </table:table-cell>
          <table:table-cell/>
          <table:table-cell table:formula="of:=[.Q122]+([.I122]-[.I$164])*1/3" office:value-type="float" office:value="4.83664415147569">
            <text:p>4.84</text:p>
          </table:table-cell>
          <table:table-cell table:formula="of:=[.R122]+([.J122]-[.J$164])*1/3" office:value-type="float" office:value="-2.73363172743056">
            <text:p>-2.73</text:p>
          </table:table-cell>
          <table:table-cell table:formula="of:=[.S122]+([.K122]-[.K$164])*1/3" office:value-type="float" office:value="-2.44901665581597">
            <text:p>-2.45</text:p>
          </table:table-cell>
          <table:table-cell table:formula="of:=[.L123]" office:value-type="float" office:value="22.88">
            <text:p>22.88</text:p>
          </table:table-cell>
          <table:table-cell table:formula="of:=[.U122]+[.M122]-[.M$164]" office:value-type="float" office:value="5.92611908396947">
            <text:p>5.93</text:p>
          </table:table-cell>
          <table:table-cell table:formula="of:=[.V122]+[.N122]-[.N$164]" office:value-type="float" office:value="-2.50156539440204">
            <text:p>-2.50</text:p>
          </table:table-cell>
          <table:table-cell table:formula="of:=[.W122]+[.O122]-[.O$164]" office:value-type="float" office:value="0.885479898218826">
            <text:p>0.89</text:p>
          </table:table-cell>
          <table:table-cell/>
          <table:table-cell table:formula="of:=[.Y122]+[.Q123]+0.5*([.Q123]-[.Q122])" office:value-type="float" office:value="230.412457275391">
            <text:p>230.4</text:p>
          </table:table-cell>
          <table:table-cell table:formula="of:=[.Z122]+[.R123]+0.5*([.R123]-[.R122])" office:value-type="float" office:value="-139.034204101562">
            <text:p>-139.0</text:p>
          </table:table-cell>
          <table:table-cell table:formula="of:=[.AA122]+[.S123]+0.5*([.S123]-[.S122])" office:value-type="float" office:value="-108.211977132161">
            <text:p>-108.2</text:p>
          </table:table-cell>
          <table:table-cell/>
          <table:table-cell table:formula="of:=MOD([.AC122]+[.U123]+0.5*([.U123]-[.U122]);360)" office:value-type="float" office:value="184.401361832061">
            <text:p>184.4</text:p>
          </table:table-cell>
          <table:table-cell table:formula="of:=MOD([.AD122]+[.V123]+0.5*([.V123]-[.V122]);360)" office:value-type="float" office:value="262.234858015267">
            <text:p>262.2</text:p>
          </table:table-cell>
          <table:table-cell table:formula="of:=MOD([.AE122]+[.W123]+0.5*([.W123]-[.W122]);360)" office:value-type="float" office:value="64.1098992366411">
            <text:p>64.1</text:p>
          </table:table-cell>
        </table:table-row>
        <table:table-row table:style-name="ro1">
          <table:table-cell office:value-type="float" office:value="17196">
            <text:p>17196</text:p>
          </table:table-cell>
          <table:table-cell office:value-type="float" office:value="-5512">
            <text:p>-5512</text:p>
          </table:table-cell>
          <table:table-cell office:value-type="float" office:value="2300">
            <text:p>2300</text:p>
          </table:table-cell>
          <table:table-cell office:value-type="float" office:value="23.02">
            <text:p>23.02</text:p>
          </table:table-cell>
          <table:table-cell office:value-type="float" office:value="1779">
            <text:p>1779</text:p>
          </table:table-cell>
          <table:table-cell office:value-type="float" office:value="-15919">
            <text:p>-15919</text:p>
          </table:table-cell>
          <table:table-cell office:value-type="float" office:value="594">
            <text:p>594</text:p>
          </table:table-cell>
          <table:table-cell/>
          <table:table-cell table:formula="of:=[.A124]/16384" office:value-type="float" office:value="1.049560546875">
            <text:p>1.05</text:p>
          </table:table-cell>
          <table:table-cell table:formula="of:=[.B124]/16384" office:value-type="float" office:value="-0.33642578125">
            <text:p>-0.34</text:p>
          </table:table-cell>
          <table:table-cell table:formula="of:=[.C124]/16384" office:value-type="float" office:value="0.140380859375">
            <text:p>0.14</text:p>
          </table:table-cell>
          <table:table-cell table:formula="of:=[.D124]" office:value-type="float" office:value="23.02">
            <text:p>23.02</text:p>
          </table:table-cell>
          <table:table-cell table:formula="of:=[.E124]/(131*250)" office:value-type="float" office:value="0.0543206106870229">
            <text:p>0.05</text:p>
          </table:table-cell>
          <table:table-cell table:formula="of:=[.F124]/(131*250)" office:value-type="float" office:value="-0.486076335877863">
            <text:p>-0.49</text:p>
          </table:table-cell>
          <table:table-cell table:formula="of:=[.G124]/(131*250)" office:value-type="float" office:value="0.0181374045801527">
            <text:p>0.02</text:p>
          </table:table-cell>
          <table:table-cell/>
          <table:table-cell table:formula="of:=[.Q123]+([.I123]-[.I$164])*1/3" office:value-type="float" office:value="4.83688286675347">
            <text:p>4.84</text:p>
          </table:table-cell>
          <table:table-cell table:formula="of:=[.R123]+([.J123]-[.J$164])*1/3" office:value-type="float" office:value="-2.75005967881944">
            <text:p>-2.75</text:p>
          </table:table-cell>
          <table:table-cell table:formula="of:=[.S123]+([.K123]-[.K$164])*1/3" office:value-type="float" office:value="-2.57957221137153">
            <text:p>-2.58</text:p>
          </table:table-cell>
          <table:table-cell table:formula="of:=[.L124]" office:value-type="float" office:value="23.02">
            <text:p>23.02</text:p>
          </table:table-cell>
          <table:table-cell table:formula="of:=[.U123]+[.M123]-[.M$164]" office:value-type="float" office:value="6.29993282442748">
            <text:p>6.30</text:p>
          </table:table-cell>
          <table:table-cell table:formula="of:=[.V123]+[.N123]-[.N$164]" office:value-type="float" office:value="-1.63473384223919">
            <text:p>-1.63</text:p>
          </table:table-cell>
          <table:table-cell table:formula="of:=[.W123]+[.O123]-[.O$164]" office:value-type="float" office:value="1.17318880407124">
            <text:p>1.17</text:p>
          </table:table-cell>
          <table:table-cell/>
          <table:table-cell table:formula="of:=[.Y123]+[.Q124]+0.5*([.Q124]-[.Q123])" office:value-type="float" office:value="235.249459499783">
            <text:p>235.2</text:p>
          </table:table-cell>
          <table:table-cell table:formula="of:=[.Z123]+[.R124]+0.5*([.R124]-[.R123])" office:value-type="float" office:value="-141.792477756076">
            <text:p>-141.8</text:p>
          </table:table-cell>
          <table:table-cell table:formula="of:=[.AA123]+[.S124]+0.5*([.S124]-[.S123])" office:value-type="float" office:value="-110.856827121311">
            <text:p>-110.9</text:p>
          </table:table-cell>
          <table:table-cell/>
          <table:table-cell table:formula="of:=MOD([.AC123]+[.U124]+0.5*([.U124]-[.U123]);360)" office:value-type="float" office:value="190.888201526718">
            <text:p>190.9</text:p>
          </table:table-cell>
          <table:table-cell table:formula="of:=MOD([.AD123]+[.V124]+0.5*([.V124]-[.V123]);360)" office:value-type="float" office:value="261.03353994911">
            <text:p>261.0</text:p>
          </table:table-cell>
          <table:table-cell table:formula="of:=MOD([.AE123]+[.W124]+0.5*([.W124]-[.W123]);360)" office:value-type="float" office:value="65.4269424936386">
            <text:p>65.4</text:p>
          </table:table-cell>
        </table:table-row>
        <table:table-row table:style-name="ro1">
          <table:table-cell office:value-type="float" office:value="15796">
            <text:p>15796</text:p>
          </table:table-cell>
          <table:table-cell office:value-type="float" office:value="-3780">
            <text:p>-3780</text:p>
          </table:table-cell>
          <table:table-cell office:value-type="float" office:value="3224">
            <text:p>3224</text:p>
          </table:table-cell>
          <table:table-cell office:value-type="float" office:value="22.93">
            <text:p>22.93</text:p>
          </table:table-cell>
          <table:table-cell office:value-type="float" office:value="411">
            <text:p>411</text:p>
          </table:table-cell>
          <table:table-cell office:value-type="float" office:value="-5239">
            <text:p>-5239</text:p>
          </table:table-cell>
          <table:table-cell office:value-type="float" office:value="-3682">
            <text:p>-3682</text:p>
          </table:table-cell>
          <table:table-cell/>
          <table:table-cell table:formula="of:=[.A125]/16384" office:value-type="float" office:value="0.964111328125">
            <text:p>0.96</text:p>
          </table:table-cell>
          <table:table-cell table:formula="of:=[.B125]/16384" office:value-type="float" office:value="-0.230712890625">
            <text:p>-0.23</text:p>
          </table:table-cell>
          <table:table-cell table:formula="of:=[.C125]/16384" office:value-type="float" office:value="0.19677734375">
            <text:p>0.20</text:p>
          </table:table-cell>
          <table:table-cell table:formula="of:=[.D125]" office:value-type="float" office:value="22.93">
            <text:p>22.93</text:p>
          </table:table-cell>
          <table:table-cell table:formula="of:=[.E125]/(131*250)" office:value-type="float" office:value="0.0125496183206107">
            <text:p>0.01</text:p>
          </table:table-cell>
          <table:table-cell table:formula="of:=[.F125]/(131*250)" office:value-type="float" office:value="-0.159969465648855">
            <text:p>-0.16</text:p>
          </table:table-cell>
          <table:table-cell table:formula="of:=[.G125]/(131*250)" office:value-type="float" office:value="-0.112427480916031">
            <text:p>-0.11</text:p>
          </table:table-cell>
          <table:table-cell/>
          <table:table-cell table:formula="of:=[.Q124]+([.I124]-[.I$164])*1/3" office:value-type="float" office:value="4.87056884765625">
            <text:p>4.87</text:p>
          </table:table-cell>
          <table:table-cell table:formula="of:=[.R124]+([.J124]-[.J$164])*1/3" office:value-type="float" office:value="-2.79130859375">
            <text:p>-2.79</text:p>
          </table:table-cell>
          <table:table-cell table:formula="of:=[.S124]+([.K124]-[.K$164])*1/3" office:value-type="float" office:value="-2.60050862630208">
            <text:p>-2.60</text:p>
          </table:table-cell>
          <table:table-cell table:formula="of:=[.L125]" office:value-type="float" office:value="22.93">
            <text:p>22.93</text:p>
          </table:table-cell>
          <table:table-cell table:formula="of:=[.U124]+[.M124]-[.M$164]" office:value-type="float" office:value="6.34657099236641">
            <text:p>6.35</text:p>
          </table:table-cell>
          <table:table-cell table:formula="of:=[.V124]+[.N124]-[.N$164]" office:value-type="float" office:value="-2.12237557251908">
            <text:p>-2.12</text:p>
          </table:table-cell>
          <table:table-cell table:formula="of:=[.W124]+[.O124]-[.O$164]" office:value-type="float" office:value="1.18624122137404">
            <text:p>1.19</text:p>
          </table:table-cell>
          <table:table-cell/>
          <table:table-cell table:formula="of:=[.Y124]+[.Q125]+0.5*([.Q125]-[.Q124])" office:value-type="float" office:value="240.136871337891">
            <text:p>240.1</text:p>
          </table:table-cell>
          <table:table-cell table:formula="of:=[.Z124]+[.R125]+0.5*([.R125]-[.R124])" office:value-type="float" office:value="-144.604410807292">
            <text:p>-144.6</text:p>
          </table:table-cell>
          <table:table-cell table:formula="of:=[.AA124]+[.S125]+0.5*([.S125]-[.S124])" office:value-type="float" office:value="-113.467803955078">
            <text:p>-113.5</text:p>
          </table:table-cell>
          <table:table-cell/>
          <table:table-cell table:formula="of:=MOD([.AC124]+[.U125]+0.5*([.U125]-[.U124]);360)" office:value-type="float" office:value="197.258091603053">
            <text:p>197.3</text:p>
          </table:table-cell>
          <table:table-cell table:formula="of:=MOD([.AD124]+[.V125]+0.5*([.V125]-[.V124]);360)" office:value-type="float" office:value="258.667343511451">
            <text:p>258.7</text:p>
          </table:table-cell>
          <table:table-cell table:formula="of:=MOD([.AE124]+[.W125]+0.5*([.W125]-[.W124]);360)" office:value-type="float" office:value="66.619709923664">
            <text:p>66.6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-9016">
            <text:p>-9016</text:p>
          </table:table-cell>
          <table:table-cell office:value-type="float" office:value="2400">
            <text:p>2400</text:p>
          </table:table-cell>
          <table:table-cell office:value-type="float" office:value="22.93">
            <text:p>22.93</text:p>
          </table:table-cell>
          <table:table-cell office:value-type="float" office:value="24844">
            <text:p>24844</text:p>
          </table:table-cell>
          <table:table-cell office:value-type="float" office:value="-1953">
            <text:p>-1953</text:p>
          </table:table-cell>
          <table:table-cell office:value-type="float" office:value="1206">
            <text:p>1206</text:p>
          </table:table-cell>
          <table:table-cell/>
          <table:table-cell table:formula="of:=[.A126]/16384" office:value-type="float" office:value="0.732421875">
            <text:p>0.73</text:p>
          </table:table-cell>
          <table:table-cell table:formula="of:=[.B126]/16384" office:value-type="float" office:value="-0.55029296875">
            <text:p>-0.55</text:p>
          </table:table-cell>
          <table:table-cell table:formula="of:=[.C126]/16384" office:value-type="float" office:value="0.146484375">
            <text:p>0.15</text:p>
          </table:table-cell>
          <table:table-cell table:formula="of:=[.D126]" office:value-type="float" office:value="22.93">
            <text:p>22.93</text:p>
          </table:table-cell>
          <table:table-cell table:formula="of:=[.E126]/(131*250)" office:value-type="float" office:value="0.758595419847328">
            <text:p>0.76</text:p>
          </table:table-cell>
          <table:table-cell table:formula="of:=[.F126]/(131*250)" office:value-type="float" office:value="-0.0596335877862595">
            <text:p>-0.06</text:p>
          </table:table-cell>
          <table:table-cell table:formula="of:=[.G126]/(131*250)" office:value-type="float" office:value="0.036824427480916">
            <text:p>0.04</text:p>
          </table:table-cell>
          <table:table-cell/>
          <table:table-cell table:formula="of:=[.Q125]+([.I125]-[.I$164])*1/3" office:value-type="float" office:value="4.87577175564236">
            <text:p>4.88</text:p>
          </table:table-cell>
          <table:table-cell table:formula="of:=[.R125]+([.J125]-[.J$164])*1/3" office:value-type="float" office:value="-2.79731987847222">
            <text:p>-2.80</text:p>
          </table:table-cell>
          <table:table-cell table:formula="of:=[.S125]+([.K125]-[.K$164])*1/3" office:value-type="float" office:value="-2.60264621310764">
            <text:p>-2.60</text:p>
          </table:table-cell>
          <table:table-cell table:formula="of:=[.L126]" office:value-type="float" office:value="22.93">
            <text:p>22.93</text:p>
          </table:table-cell>
          <table:table-cell table:formula="of:=[.U125]+[.M125]-[.M$164]" office:value-type="float" office:value="6.35143816793893">
            <text:p>6.35</text:p>
          </table:table-cell>
          <table:table-cell table:formula="of:=[.V125]+[.N125]-[.N$164]" office:value-type="float" office:value="-2.28391043256997">
            <text:p>-2.28</text:p>
          </table:table-cell>
          <table:table-cell table:formula="of:=[.W125]+[.O125]-[.O$164]" office:value-type="float" office:value="1.06872875318066">
            <text:p>1.07</text:p>
          </table:table-cell>
          <table:table-cell/>
          <table:table-cell table:formula="of:=[.Y125]+[.Q126]+0.5*([.Q126]-[.Q125])" office:value-type="float" office:value="245.015244547526">
            <text:p>245.0</text:p>
          </table:table-cell>
          <table:table-cell table:formula="of:=[.Z125]+[.R126]+0.5*([.R126]-[.R125])" office:value-type="float" office:value="-147.404736328125">
            <text:p>-147.4</text:p>
          </table:table-cell>
          <table:table-cell table:formula="of:=[.AA125]+[.S126]+0.5*([.S126]-[.S125])" office:value-type="float" office:value="-116.071518961589">
            <text:p>-116.1</text:p>
          </table:table-cell>
          <table:table-cell/>
          <table:table-cell table:formula="of:=MOD([.AC125]+[.U126]+0.5*([.U126]-[.U125]);360)" office:value-type="float" office:value="203.611963358779">
            <text:p>203.6</text:p>
          </table:table-cell>
          <table:table-cell table:formula="of:=MOD([.AD125]+[.V126]+0.5*([.V126]-[.V125]);360)" office:value-type="float" office:value="256.302665648855">
            <text:p>256.3</text:p>
          </table:table-cell>
          <table:table-cell table:formula="of:=MOD([.AE125]+[.W126]+0.5*([.W126]-[.W125]);360)" office:value-type="float" office:value="67.629682442748">
            <text:p>67.6</text:p>
          </table:table-cell>
        </table:table-row>
        <table:table-row table:style-name="ro1">
          <table:table-cell office:value-type="float" office:value="17956">
            <text:p>17956</text:p>
          </table:table-cell>
          <table:table-cell office:value-type="float" office:value="-9216">
            <text:p>-9216</text:p>
          </table:table-cell>
          <table:table-cell office:value-type="float" office:value="-10204">
            <text:p>-10204</text:p>
          </table:table-cell>
          <table:table-cell office:value-type="float" office:value="22.88">
            <text:p>22.88</text:p>
          </table:table-cell>
          <table:table-cell office:value-type="float" office:value="-445">
            <text:p>-445</text:p>
          </table:table-cell>
          <table:table-cell office:value-type="float" office:value="16457">
            <text:p>16457</text:p>
          </table:table-cell>
          <table:table-cell office:value-type="float" office:value="11488">
            <text:p>11488</text:p>
          </table:table-cell>
          <table:table-cell/>
          <table:table-cell table:formula="of:=[.A127]/16384" office:value-type="float" office:value="1.095947265625">
            <text:p>1.10</text:p>
          </table:table-cell>
          <table:table-cell table:formula="of:=[.B127]/16384" office:value-type="float" office:value="-0.5625">
            <text:p>-0.56</text:p>
          </table:table-cell>
          <table:table-cell table:formula="of:=[.C127]/16384" office:value-type="float" office:value="-0.622802734375">
            <text:p>-0.62</text:p>
          </table:table-cell>
          <table:table-cell table:formula="of:=[.D127]" office:value-type="float" office:value="22.88">
            <text:p>22.88</text:p>
          </table:table-cell>
          <table:table-cell table:formula="of:=[.E127]/(131*250)" office:value-type="float" office:value="-0.013587786259542">
            <text:p>-0.01</text:p>
          </table:table-cell>
          <table:table-cell table:formula="of:=[.F127]/(131*250)" office:value-type="float" office:value="0.502503816793893">
            <text:p>0.50</text:p>
          </table:table-cell>
          <table:table-cell table:formula="of:=[.G127]/(131*250)" office:value-type="float" office:value="0.350778625954198">
            <text:p>0.35</text:p>
          </table:table-cell>
          <table:table-cell/>
          <table:table-cell table:formula="of:=[.Q126]+([.I126]-[.I$164])*1/3" office:value-type="float" office:value="4.80374484592014">
            <text:p>4.80</text:p>
          </table:table-cell>
          <table:table-cell table:formula="of:=[.R126]+([.J126]-[.J$164])*1/3" office:value-type="float" office:value="-2.90985785590278">
            <text:p>-2.91</text:p>
          </table:table-cell>
          <table:table-cell table:formula="of:=[.S126]+([.K126]-[.K$164])*1/3" office:value-type="float" office:value="-2.62154812282986">
            <text:p>-2.62</text:p>
          </table:table-cell>
          <table:table-cell table:formula="of:=[.L127]" office:value-type="float" office:value="22.88">
            <text:p>22.88</text:p>
          </table:table-cell>
          <table:table-cell table:formula="of:=[.U126]+[.M126]-[.M$164]" office:value-type="float" office:value="7.10235114503817">
            <text:p>7.10</text:p>
          </table:table-cell>
          <table:table-cell table:formula="of:=[.V126]+[.N126]-[.N$164]" office:value-type="float" office:value="-2.34510941475827">
            <text:p>-2.35</text:p>
          </table:table-cell>
          <table:table-cell table:formula="of:=[.W126]+[.O126]-[.O$164]" office:value-type="float" office:value="1.10046819338422">
            <text:p>1.10</text:p>
          </table:table-cell>
          <table:table-cell/>
          <table:table-cell table:formula="of:=[.Y126]+[.Q127]+0.5*([.Q127]-[.Q126])" office:value-type="float" office:value="249.782975938585">
            <text:p>249.8</text:p>
          </table:table-cell>
          <table:table-cell table:formula="of:=[.Z126]+[.R127]+0.5*([.R127]-[.R126])" office:value-type="float" office:value="-150.370863172743">
            <text:p>-150.4</text:p>
          </table:table-cell>
          <table:table-cell table:formula="of:=[.AA126]+[.S127]+0.5*([.S127]-[.S126])" office:value-type="float" office:value="-118.70251803928">
            <text:p>-118.7</text:p>
          </table:table-cell>
          <table:table-cell/>
          <table:table-cell table:formula="of:=MOD([.AC126]+[.U127]+0.5*([.U127]-[.U126]);360)" office:value-type="float" office:value="211.089770992366">
            <text:p>211.1</text:p>
          </table:table-cell>
          <table:table-cell table:formula="of:=MOD([.AD126]+[.V127]+0.5*([.V127]-[.V126]);360)" office:value-type="float" office:value="253.926956743003">
            <text:p>253.9</text:p>
          </table:table-cell>
          <table:table-cell table:formula="of:=MOD([.AE126]+[.W127]+0.5*([.W127]-[.W126]);360)" office:value-type="float" office:value="68.746020356234">
            <text:p>68.7</text:p>
          </table:table-cell>
        </table:table-row>
        <table:table-row table:style-name="ro1">
          <table:table-cell office:value-type="float" office:value="14684">
            <text:p>14684</text:p>
          </table:table-cell>
          <table:table-cell office:value-type="float" office:value="-6620">
            <text:p>-6620</text:p>
          </table:table-cell>
          <table:table-cell office:value-type="float" office:value="4104">
            <text:p>4104</text:p>
          </table:table-cell>
          <table:table-cell office:value-type="float" office:value="22.93">
            <text:p>22.93</text:p>
          </table:table-cell>
          <table:table-cell office:value-type="float" office:value="-822">
            <text:p>-822</text:p>
          </table:table-cell>
          <table:table-cell office:value-type="float" office:value="-3731">
            <text:p>-3731</text:p>
          </table:table-cell>
          <table:table-cell office:value-type="float" office:value="-1351">
            <text:p>-1351</text:p>
          </table:table-cell>
          <table:table-cell/>
          <table:table-cell table:formula="of:=[.A128]/16384" office:value-type="float" office:value="0.896240234375">
            <text:p>0.90</text:p>
          </table:table-cell>
          <table:table-cell table:formula="of:=[.B128]/16384" office:value-type="float" office:value="-0.404052734375">
            <text:p>-0.40</text:p>
          </table:table-cell>
          <table:table-cell table:formula="of:=[.C128]/16384" office:value-type="float" office:value="0.25048828125">
            <text:p>0.25</text:p>
          </table:table-cell>
          <table:table-cell table:formula="of:=[.D128]" office:value-type="float" office:value="22.93">
            <text:p>22.93</text:p>
          </table:table-cell>
          <table:table-cell table:formula="of:=[.E128]/(131*250)" office:value-type="float" office:value="-0.0250992366412214">
            <text:p>-0.03</text:p>
          </table:table-cell>
          <table:table-cell table:formula="of:=[.F128]/(131*250)" office:value-type="float" office:value="-0.113923664122137">
            <text:p>-0.11</text:p>
          </table:table-cell>
          <table:table-cell table:formula="of:=[.G128]/(131*250)" office:value-type="float" office:value="-0.0412519083969466">
            <text:p>-0.04</text:p>
          </table:table-cell>
          <table:table-cell/>
          <table:table-cell table:formula="of:=[.Q127]+([.I127]-[.I$164])*1/3" office:value-type="float" office:value="4.85289306640625">
            <text:p>4.85</text:p>
          </table:table-cell>
          <table:table-cell table:formula="of:=[.R127]+([.J127]-[.J$164])*1/3" office:value-type="float" office:value="-3.02646484375">
            <text:p>-3.03</text:p>
          </table:table-cell>
          <table:table-cell table:formula="of:=[.S127]+([.K127]-[.K$164])*1/3" office:value-type="float" office:value="-2.89687906901042">
            <text:p>-2.90</text:p>
          </table:table-cell>
          <table:table-cell table:formula="of:=[.L128]" office:value-type="float" office:value="22.93">
            <text:p>22.93</text:p>
          </table:table-cell>
          <table:table-cell table:formula="of:=[.U127]+[.M127]-[.M$164]" office:value-type="float" office:value="7.08108091603054">
            <text:p>7.08</text:p>
          </table:table-cell>
          <table:table-cell table:formula="of:=[.V127]+[.N127]-[.N$164]" office:value-type="float" office:value="-1.84417099236641">
            <text:p>-1.84</text:p>
          </table:table-cell>
          <table:table-cell table:formula="of:=[.W127]+[.O127]-[.O$164]" office:value-type="float" office:value="1.44616183206107">
            <text:p>1.45</text:p>
          </table:table-cell>
          <table:table-cell/>
          <table:table-cell table:formula="of:=[.Y127]+[.Q128]+0.5*([.Q128]-[.Q127])" office:value-type="float" office:value="254.660443115234">
            <text:p>254.7</text:p>
          </table:table-cell>
          <table:table-cell table:formula="of:=[.Z127]+[.R128]+0.5*([.R128]-[.R127])" office:value-type="float" office:value="-153.455631510417">
            <text:p>-153.5</text:p>
          </table:table-cell>
          <table:table-cell table:formula="of:=[.AA127]+[.S128]+0.5*([.S128]-[.S127])" office:value-type="float" office:value="-121.73706258138">
            <text:p>-121.7</text:p>
          </table:table-cell>
          <table:table-cell/>
          <table:table-cell table:formula="of:=MOD([.AC127]+[.U128]+0.5*([.U128]-[.U127]);360)" office:value-type="float" office:value="218.160216793893">
            <text:p>218.2</text:p>
          </table:table-cell>
          <table:table-cell table:formula="of:=MOD([.AD127]+[.V128]+0.5*([.V128]-[.V127]);360)" office:value-type="float" office:value="252.333254961832">
            <text:p>252.3</text:p>
          </table:table-cell>
          <table:table-cell table:formula="of:=MOD([.AE127]+[.W128]+0.5*([.W128]-[.W127]);360)" office:value-type="float" office:value="70.3650290076335">
            <text:p>70.4</text:p>
          </table:table-cell>
        </table:table-row>
        <table:table-row table:style-name="ro1">
          <table:table-cell office:value-type="float" office:value="19032">
            <text:p>19032</text:p>
          </table:table-cell>
          <table:table-cell office:value-type="float" office:value="-7484">
            <text:p>-7484</text:p>
          </table:table-cell>
          <table:table-cell office:value-type="float" office:value="4484">
            <text:p>4484</text:p>
          </table:table-cell>
          <table:table-cell office:value-type="float" office:value="22.84">
            <text:p>22.84</text:p>
          </table:table-cell>
          <table:table-cell office:value-type="float" office:value="-1600">
            <text:p>-1600</text:p>
          </table:table-cell>
          <table:table-cell office:value-type="float" office:value="-13614">
            <text:p>-13614</text:p>
          </table:table-cell>
          <table:table-cell office:value-type="float" office:value="-9506">
            <text:p>-9506</text:p>
          </table:table-cell>
          <table:table-cell/>
          <table:table-cell table:formula="of:=[.A129]/16384" office:value-type="float" office:value="1.16162109375">
            <text:p>1.16</text:p>
          </table:table-cell>
          <table:table-cell table:formula="of:=[.B129]/16384" office:value-type="float" office:value="-0.456787109375">
            <text:p>-0.46</text:p>
          </table:table-cell>
          <table:table-cell table:formula="of:=[.C129]/16384" office:value-type="float" office:value="0.273681640625">
            <text:p>0.27</text:p>
          </table:table-cell>
          <table:table-cell table:formula="of:=[.D129]" office:value-type="float" office:value="22.84">
            <text:p>22.84</text:p>
          </table:table-cell>
          <table:table-cell table:formula="of:=[.E129]/(131*250)" office:value-type="float" office:value="-0.0488549618320611">
            <text:p>-0.05</text:p>
          </table:table-cell>
          <table:table-cell table:formula="of:=[.F129]/(131*250)" office:value-type="float" office:value="-0.41569465648855">
            <text:p>-0.42</text:p>
          </table:table-cell>
          <table:table-cell table:formula="of:=[.G129]/(131*250)" office:value-type="float" office:value="-0.290259541984733">
            <text:p>-0.29</text:p>
          </table:table-cell>
          <table:table-cell/>
          <table:table-cell table:formula="of:=[.Q128]+([.I128]-[.I$164])*1/3" office:value-type="float" office:value="4.83547227647569">
            <text:p>4.84</text:p>
          </table:table-cell>
          <table:table-cell table:formula="of:=[.R128]+([.J128]-[.J$164])*1/3" office:value-type="float" office:value="-3.09025607638889">
            <text:p>-3.09</text:p>
          </table:table-cell>
          <table:table-cell table:formula="of:=[.S128]+([.K128]-[.K$164])*1/3" office:value-type="float" office:value="-2.88111300998264">
            <text:p>-2.88</text:p>
          </table:table-cell>
          <table:table-cell table:formula="of:=[.L129]" office:value-type="float" office:value="22.84">
            <text:p>22.84</text:p>
          </table:table-cell>
          <table:table-cell table:formula="of:=[.U128]+[.M128]-[.M$164]" office:value-type="float" office:value="7.04829923664122">
            <text:p>7.05</text:p>
          </table:table-cell>
          <table:table-cell table:formula="of:=[.V128]+[.N128]-[.N$164]" office:value-type="float" office:value="-1.95966005089058">
            <text:p>-1.96</text:p>
          </table:table-cell>
          <table:table-cell table:formula="of:=[.W128]+[.O128]-[.O$164]" office:value-type="float" office:value="1.39982493638677">
            <text:p>1.40</text:p>
          </table:table-cell>
          <table:table-cell/>
          <table:table-cell table:formula="of:=[.Y128]+[.Q129]+0.5*([.Q129]-[.Q128])" office:value-type="float" office:value="259.487204996745">
            <text:p>259.5</text:p>
          </table:table-cell>
          <table:table-cell table:formula="of:=[.Z128]+[.R129]+0.5*([.R129]-[.R128])" office:value-type="float" office:value="-156.577783203125">
            <text:p>-156.6</text:p>
          </table:table-cell>
          <table:table-cell table:formula="of:=[.AA128]+[.S129]+0.5*([.S129]-[.S128])" office:value-type="float" office:value="-124.610292561849">
            <text:p>-124.6</text:p>
          </table:table-cell>
          <table:table-cell/>
          <table:table-cell table:formula="of:=MOD([.AC128]+[.U129]+0.5*([.U129]-[.U128]);360)" office:value-type="float" office:value="225.19212519084">
            <text:p>225.2</text:p>
          </table:table-cell>
          <table:table-cell table:formula="of:=MOD([.AD128]+[.V129]+0.5*([.V129]-[.V128]);360)" office:value-type="float" office:value="250.31585038168">
            <text:p>250.3</text:p>
          </table:table-cell>
          <table:table-cell table:formula="of:=MOD([.AE128]+[.W129]+0.5*([.W129]-[.W128]);360)" office:value-type="float" office:value="71.7416854961831">
            <text:p>71.7</text:p>
          </table:table-cell>
        </table:table-row>
        <table:table-row table:style-name="ro1">
          <table:table-cell office:value-type="float" office:value="15964">
            <text:p>15964</text:p>
          </table:table-cell>
          <table:table-cell office:value-type="float" office:value="-3352">
            <text:p>-3352</text:p>
          </table:table-cell>
          <table:table-cell office:value-type="float" office:value="-1184">
            <text:p>-1184</text:p>
          </table:table-cell>
          <table:table-cell office:value-type="float" office:value="22.88">
            <text:p>22.88</text:p>
          </table:table-cell>
          <table:table-cell office:value-type="float" office:value="12365">
            <text:p>12365</text:p>
          </table:table-cell>
          <table:table-cell office:value-type="float" office:value="26301">
            <text:p>26301</text:p>
          </table:table-cell>
          <table:table-cell office:value-type="float" office:value="7544">
            <text:p>7544</text:p>
          </table:table-cell>
          <table:table-cell/>
          <table:table-cell table:formula="of:=[.A130]/16384" office:value-type="float" office:value="0.974365234375">
            <text:p>0.97</text:p>
          </table:table-cell>
          <table:table-cell table:formula="of:=[.B130]/16384" office:value-type="float" office:value="-0.20458984375">
            <text:p>-0.20</text:p>
          </table:table-cell>
          <table:table-cell table:formula="of:=[.C130]/16384" office:value-type="float" office:value="-0.072265625">
            <text:p>-0.07</text:p>
          </table:table-cell>
          <table:table-cell table:formula="of:=[.D130]" office:value-type="float" office:value="22.88">
            <text:p>22.88</text:p>
          </table:table-cell>
          <table:table-cell table:formula="of:=[.E130]/(131*250)" office:value-type="float" office:value="0.377557251908397">
            <text:p>0.38</text:p>
          </table:table-cell>
          <table:table-cell table:formula="of:=[.F130]/(131*250)" office:value-type="float" office:value="0.803083969465649">
            <text:p>0.80</text:p>
          </table:table-cell>
          <table:table-cell table:formula="of:=[.G130]/(131*250)" office:value-type="float" office:value="0.230351145038168">
            <text:p>0.23</text:p>
          </table:table-cell>
          <table:table-cell/>
          <table:table-cell table:formula="of:=[.Q129]+([.I129]-[.I$164])*1/3" office:value-type="float" office:value="4.90651177300347">
            <text:p>4.91</text:p>
          </table:table-cell>
          <table:table-cell table:formula="of:=[.R129]+([.J129]-[.J$164])*1/3" office:value-type="float" office:value="-3.17162543402778">
            <text:p>-3.17</text:p>
          </table:table-cell>
          <table:table-cell table:formula="of:=[.S129]+([.K129]-[.K$164])*1/3" office:value-type="float" office:value="-2.85761583116319">
            <text:p>-2.86</text:p>
          </table:table-cell>
          <table:table-cell table:formula="of:=[.L130]" office:value-type="float" office:value="22.88">
            <text:p>22.88</text:p>
          </table:table-cell>
          <table:table-cell table:formula="of:=[.U129]+[.M129]-[.M$164]" office:value-type="float" office:value="6.99176183206107">
            <text:p>6.99</text:p>
          </table:table-cell>
          <table:table-cell table:formula="of:=[.V129]+[.N129]-[.N$164]" office:value-type="float" office:value="-2.37692010178117">
            <text:p>-2.38</text:p>
          </table:table-cell>
          <table:table-cell table:formula="of:=[.W129]+[.O129]-[.O$164]" office:value-type="float" office:value="1.10448040712468">
            <text:p>1.10</text:p>
          </table:table-cell>
          <table:table-cell/>
          <table:table-cell table:formula="of:=[.Y129]+[.Q130]+0.5*([.Q130]-[.Q129])" office:value-type="float" office:value="264.429236518012">
            <text:p>264.4</text:p>
          </table:table-cell>
          <table:table-cell table:formula="of:=[.Z129]+[.R130]+0.5*([.R130]-[.R129])" office:value-type="float" office:value="-159.790093315972">
            <text:p>-159.8</text:p>
          </table:table-cell>
          <table:table-cell table:formula="of:=[.AA129]+[.S130]+0.5*([.S130]-[.S129])" office:value-type="float" office:value="-127.456159803602">
            <text:p>-127.5</text:p>
          </table:table-cell>
          <table:table-cell/>
          <table:table-cell table:formula="of:=MOD([.AC129]+[.U130]+0.5*([.U130]-[.U129]);360)" office:value-type="float" office:value="232.155618320611">
            <text:p>232.2</text:p>
          </table:table-cell>
          <table:table-cell table:formula="of:=MOD([.AD129]+[.V130]+0.5*([.V130]-[.V129]);360)" office:value-type="float" office:value="247.730300254453">
            <text:p>247.7</text:p>
          </table:table-cell>
          <table:table-cell table:formula="of:=MOD([.AE129]+[.W130]+0.5*([.W130]-[.W129]);360)" office:value-type="float" office:value="72.6984936386767">
            <text:p>72.7</text:p>
          </table:table-cell>
        </table:table-row>
        <table:table-row table:style-name="ro1">
          <table:table-cell office:value-type="float" office:value="22780">
            <text:p>22780</text:p>
          </table:table-cell>
          <table:table-cell office:value-type="float" office:value="-320">
            <text:p>-320</text:p>
          </table:table-cell>
          <table:table-cell office:value-type="float" office:value="2904">
            <text:p>2904</text:p>
          </table:table-cell>
          <table:table-cell office:value-type="float" office:value="22.88">
            <text:p>22.88</text:p>
          </table:table-cell>
          <table:table-cell office:value-type="float" office:value="-834">
            <text:p>-834</text:p>
          </table:table-cell>
          <table:table-cell office:value-type="float" office:value="-15409">
            <text:p>-15409</text:p>
          </table:table-cell>
          <table:table-cell office:value-type="float" office:value="-1588">
            <text:p>-1588</text:p>
          </table:table-cell>
          <table:table-cell/>
          <table:table-cell table:formula="of:=[.A131]/16384" office:value-type="float" office:value="1.390380859375">
            <text:p>1.39</text:p>
          </table:table-cell>
          <table:table-cell table:formula="of:=[.B131]/16384" office:value-type="float" office:value="-0.01953125">
            <text:p>-0.02</text:p>
          </table:table-cell>
          <table:table-cell table:formula="of:=[.C131]/16384" office:value-type="float" office:value="0.17724609375">
            <text:p>0.18</text:p>
          </table:table-cell>
          <table:table-cell table:formula="of:=[.D131]" office:value-type="float" office:value="22.88">
            <text:p>22.88</text:p>
          </table:table-cell>
          <table:table-cell table:formula="of:=[.E131]/(131*250)" office:value-type="float" office:value="-0.0254656488549618">
            <text:p>-0.03</text:p>
          </table:table-cell>
          <table:table-cell table:formula="of:=[.F131]/(131*250)" office:value-type="float" office:value="-0.470503816793893">
            <text:p>-0.47</text:p>
          </table:table-cell>
          <table:table-cell table:formula="of:=[.G131]/(131*250)" office:value-type="float" office:value="-0.0484885496183206">
            <text:p>-0.05</text:p>
          </table:table-cell>
          <table:table-cell/>
          <table:table-cell table:formula="of:=[.Q130]+([.I130]-[.I$164])*1/3" office:value-type="float" office:value="4.91513264973958">
            <text:p>4.92</text:p>
          </table:table-cell>
          <table:table-cell table:formula="of:=[.R130]+([.J130]-[.J$164])*1/3" office:value-type="float" office:value="-3.16892903645833">
            <text:p>-3.17</text:p>
          </table:table-cell>
          <table:table-cell table:formula="of:=[.S130]+([.K130]-[.K$164])*1/3" office:value-type="float" office:value="-2.94943440755208">
            <text:p>-2.95</text:p>
          </table:table-cell>
          <table:table-cell table:formula="of:=[.L131]" office:value-type="float" office:value="22.88">
            <text:p>22.88</text:p>
          </table:table-cell>
          <table:table-cell table:formula="of:=[.U130]+[.M130]-[.M$164]" office:value-type="float" office:value="7.36163664122138">
            <text:p>7.36</text:p>
          </table:table-cell>
          <table:table-cell table:formula="of:=[.V130]+[.N130]-[.N$164]" office:value-type="float" office:value="-1.57540152671756">
            <text:p>-1.58</text:p>
          </table:table-cell>
          <table:table-cell table:formula="of:=[.W130]+[.O130]-[.O$164]" office:value-type="float" office:value="1.32974656488549">
            <text:p>1.33</text:p>
          </table:table-cell>
          <table:table-cell/>
          <table:table-cell table:formula="of:=[.Y130]+[.Q131]+0.5*([.Q131]-[.Q130])" office:value-type="float" office:value="269.34867960612">
            <text:p>269.3</text:p>
          </table:table-cell>
          <table:table-cell table:formula="of:=[.Z130]+[.R131]+0.5*([.R131]-[.R130])" office:value-type="float" office:value="-162.957674153646">
            <text:p>-163.0</text:p>
          </table:table-cell>
          <table:table-cell table:formula="of:=[.AA130]+[.S131]+0.5*([.S131]-[.S130])" office:value-type="float" office:value="-130.451503499349">
            <text:p>-130.5</text:p>
          </table:table-cell>
          <table:table-cell/>
          <table:table-cell table:formula="of:=MOD([.AC130]+[.U131]+0.5*([.U131]-[.U130]);360)" office:value-type="float" office:value="239.702192366412">
            <text:p>239.7</text:p>
          </table:table-cell>
          <table:table-cell table:formula="of:=MOD([.AD130]+[.V131]+0.5*([.V131]-[.V130]);360)" office:value-type="float" office:value="246.555658015267">
            <text:p>246.6</text:p>
          </table:table-cell>
          <table:table-cell table:formula="of:=MOD([.AE130]+[.W131]+0.5*([.W131]-[.W130]);360)" office:value-type="float" office:value="74.1408732824426">
            <text:p>74.1</text:p>
          </table:table-cell>
        </table:table-row>
        <table:table-row table:style-name="ro1">
          <table:table-cell office:value-type="float" office:value="15860">
            <text:p>15860</text:p>
          </table:table-cell>
          <table:table-cell office:value-type="float" office:value="-4684">
            <text:p>-4684</text:p>
          </table:table-cell>
          <table:table-cell office:value-type="float" office:value="2900">
            <text:p>2900</text:p>
          </table:table-cell>
          <table:table-cell office:value-type="float" office:value="22.93">
            <text:p>22.93</text:p>
          </table:table-cell>
          <table:table-cell office:value-type="float" office:value="211">
            <text:p>211</text:p>
          </table:table-cell>
          <table:table-cell office:value-type="float" office:value="-3807">
            <text:p>-3807</text:p>
          </table:table-cell>
          <table:table-cell office:value-type="float" office:value="-2197">
            <text:p>-2197</text:p>
          </table:table-cell>
          <table:table-cell/>
          <table:table-cell table:formula="of:=[.A132]/16384" office:value-type="float" office:value="0.968017578125">
            <text:p>0.97</text:p>
          </table:table-cell>
          <table:table-cell table:formula="of:=[.B132]/16384" office:value-type="float" office:value="-0.285888671875">
            <text:p>-0.29</text:p>
          </table:table-cell>
          <table:table-cell table:formula="of:=[.C132]/16384" office:value-type="float" office:value="0.177001953125">
            <text:p>0.18</text:p>
          </table:table-cell>
          <table:table-cell table:formula="of:=[.D132]" office:value-type="float" office:value="22.93">
            <text:p>22.93</text:p>
          </table:table-cell>
          <table:table-cell table:formula="of:=[.E132]/(131*250)" office:value-type="float" office:value="0.00644274809160305">
            <text:p>0.01</text:p>
          </table:table-cell>
          <table:table-cell table:formula="of:=[.F132]/(131*250)" office:value-type="float" office:value="-0.11624427480916">
            <text:p>-0.12</text:p>
          </table:table-cell>
          <table:table-cell table:formula="of:=[.G132]/(131*250)" office:value-type="float" office:value="-0.0670839694656489">
            <text:p>-0.07</text:p>
          </table:table-cell>
          <table:table-cell/>
          <table:table-cell table:formula="of:=[.Q131]+([.I131]-[.I$164])*1/3" office:value-type="float" office:value="5.06242540147569">
            <text:p>5.06</text:p>
          </table:table-cell>
          <table:table-cell table:formula="of:=[.R131]+([.J131]-[.J$164])*1/3" office:value-type="float" office:value="-3.10454644097222">
            <text:p>-3.10</text:p>
          </table:table-cell>
          <table:table-cell table:formula="of:=[.S131]+([.K131]-[.K$164])*1/3" office:value-type="float" office:value="-2.9580824110243">
            <text:p>-2.96</text:p>
          </table:table-cell>
          <table:table-cell table:formula="of:=[.L132]" office:value-type="float" office:value="22.93">
            <text:p>22.93</text:p>
          </table:table-cell>
          <table:table-cell table:formula="of:=[.U131]+[.M131]-[.M$164]" office:value-type="float" office:value="7.32848854961832">
            <text:p>7.33</text:p>
          </table:table-cell>
          <table:table-cell table:formula="of:=[.V131]+[.N131]-[.N$164]" office:value-type="float" office:value="-2.04747073791349">
            <text:p>-2.05</text:p>
          </table:table-cell>
          <table:table-cell table:formula="of:=[.W131]+[.O131]-[.O$164]" office:value-type="float" office:value="1.27617302798982">
            <text:p>1.28</text:p>
          </table:table-cell>
          <table:table-cell/>
          <table:table-cell table:formula="of:=[.Y131]+[.Q132]+0.5*([.Q132]-[.Q131])" office:value-type="float" office:value="274.484751383464">
            <text:p>274.5</text:p>
          </table:table-cell>
          <table:table-cell table:formula="of:=[.Z131]+[.R132]+0.5*([.R132]-[.R131])" office:value-type="float" office:value="-166.030029296875">
            <text:p>-166.0</text:p>
          </table:table-cell>
          <table:table-cell table:formula="of:=[.AA131]+[.S132]+0.5*([.S132]-[.S131])" office:value-type="float" office:value="-133.413909912109">
            <text:p>-133.4</text:p>
          </table:table-cell>
          <table:table-cell/>
          <table:table-cell table:formula="of:=MOD([.AC131]+[.U132]+0.5*([.U132]-[.U131]);360)" office:value-type="float" office:value="247.014106870229">
            <text:p>247.0</text:p>
          </table:table-cell>
          <table:table-cell table:formula="of:=MOD([.AD131]+[.V132]+0.5*([.V132]-[.V131]);360)" office:value-type="float" office:value="244.272152671756">
            <text:p>244.3</text:p>
          </table:table-cell>
          <table:table-cell table:formula="of:=MOD([.AE131]+[.W132]+0.5*([.W132]-[.W131]);360)" office:value-type="float" office:value="75.3902595419846">
            <text:p>75.4</text:p>
          </table:table-cell>
        </table:table-row>
        <table:table-row table:style-name="ro1">
          <table:table-cell office:value-type="float" office:value="18184">
            <text:p>18184</text:p>
          </table:table-cell>
          <table:table-cell office:value-type="float" office:value="-18908">
            <text:p>-18908</text:p>
          </table:table-cell>
          <table:table-cell office:value-type="float" office:value="2560">
            <text:p>2560</text:p>
          </table:table-cell>
          <table:table-cell office:value-type="float" office:value="22.93">
            <text:p>22.93</text:p>
          </table:table-cell>
          <table:table-cell office:value-type="float" office:value="-2999">
            <text:p>-2999</text:p>
          </table:table-cell>
          <table:table-cell office:value-type="float" office:value="-13117">
            <text:p>-13117</text:p>
          </table:table-cell>
          <table:table-cell office:value-type="float" office:value="-15565">
            <text:p>-15565</text:p>
          </table:table-cell>
          <table:table-cell/>
          <table:table-cell table:formula="of:=[.A133]/16384" office:value-type="float" office:value="1.10986328125">
            <text:p>1.11</text:p>
          </table:table-cell>
          <table:table-cell table:formula="of:=[.B133]/16384" office:value-type="float" office:value="-1.154052734375">
            <text:p>-1.15</text:p>
          </table:table-cell>
          <table:table-cell table:formula="of:=[.C133]/16384" office:value-type="float" office:value="0.15625">
            <text:p>0.16</text:p>
          </table:table-cell>
          <table:table-cell table:formula="of:=[.D133]" office:value-type="float" office:value="22.93">
            <text:p>22.93</text:p>
          </table:table-cell>
          <table:table-cell table:formula="of:=[.E133]/(131*250)" office:value-type="float" office:value="-0.0915725190839695">
            <text:p>-0.09</text:p>
          </table:table-cell>
          <table:table-cell table:formula="of:=[.F133]/(131*250)" office:value-type="float" office:value="-0.400519083969466">
            <text:p>-0.40</text:p>
          </table:table-cell>
          <table:table-cell table:formula="of:=[.G133]/(131*250)" office:value-type="float" office:value="-0.475267175572519">
            <text:p>-0.48</text:p>
          </table:table-cell>
          <table:table-cell/>
          <table:table-cell table:formula="of:=[.Q132]+([.I132]-[.I$164])*1/3" office:value-type="float" office:value="5.06893039279514">
            <text:p>5.07</text:p>
          </table:table-cell>
          <table:table-cell table:formula="of:=[.R132]+([.J132]-[.J$164])*1/3" office:value-type="float" office:value="-3.12894965277778">
            <text:p>-3.13</text:p>
          </table:table-cell>
          <table:table-cell table:formula="of:=[.S132]+([.K132]-[.K$164])*1/3" office:value-type="float" office:value="-2.96681179470486">
            <text:p>-2.97</text:p>
          </table:table-cell>
          <table:table-cell table:formula="of:=[.L133]" office:value-type="float" office:value="22.93">
            <text:p>22.93</text:p>
          </table:table-cell>
          <table:table-cell table:formula="of:=[.U132]+[.M132]-[.M$164]" office:value-type="float" office:value="7.32724885496183">
            <text:p>7.33</text:p>
          </table:table-cell>
          <table:table-cell table:formula="of:=[.V132]+[.N132]-[.N$164]" office:value-type="float" office:value="-2.16528040712468">
            <text:p>-2.17</text:p>
          </table:table-cell>
          <table:table-cell table:formula="of:=[.W132]+[.O132]-[.O$164]" office:value-type="float" office:value="1.20400407124682">
            <text:p>1.20</text:p>
          </table:table-cell>
          <table:table-cell/>
          <table:table-cell table:formula="of:=[.Y132]+[.Q133]+0.5*([.Q133]-[.Q132])" office:value-type="float" office:value="279.556934271918">
            <text:p>279.6</text:p>
          </table:table-cell>
          <table:table-cell table:formula="of:=[.Z132]+[.R133]+0.5*([.R133]-[.R132])" office:value-type="float" office:value="-169.171180555556">
            <text:p>-169.2</text:p>
          </table:table-cell>
          <table:table-cell table:formula="of:=[.AA132]+[.S133]+0.5*([.S133]-[.S132])" office:value-type="float" office:value="-136.385086398655">
            <text:p>-136.4</text:p>
          </table:table-cell>
          <table:table-cell/>
          <table:table-cell table:formula="of:=MOD([.AC132]+[.U133]+0.5*([.U133]-[.U132]);360)" office:value-type="float" office:value="254.340735877863">
            <text:p>254.3</text:p>
          </table:table-cell>
          <table:table-cell table:formula="of:=MOD([.AD132]+[.V133]+0.5*([.V133]-[.V132]);360)" office:value-type="float" office:value="242.047967430026">
            <text:p>242.0</text:p>
          </table:table-cell>
          <table:table-cell table:formula="of:=MOD([.AE132]+[.W133]+0.5*([.W133]-[.W132]);360)" office:value-type="float" office:value="76.5581791348599">
            <text:p>76.6</text:p>
          </table:table-cell>
        </table:table-row>
        <table:table-row table:style-name="ro1">
          <table:table-cell office:value-type="float" office:value="22384">
            <text:p>22384</text:p>
          </table:table-cell>
          <table:table-cell office:value-type="float" office:value="-9128">
            <text:p>-9128</text:p>
          </table:table-cell>
          <table:table-cell office:value-type="float" office:value="-2512">
            <text:p>-2512</text:p>
          </table:table-cell>
          <table:table-cell office:value-type="float" office:value="22.88">
            <text:p>22.88</text:p>
          </table:table-cell>
          <table:table-cell office:value-type="float" office:value="6228">
            <text:p>6228</text:p>
          </table:table-cell>
          <table:table-cell office:value-type="float" office:value="28410">
            <text:p>28410</text:p>
          </table:table-cell>
          <table:table-cell office:value-type="float" office:value="20025">
            <text:p>20025</text:p>
          </table:table-cell>
          <table:table-cell/>
          <table:table-cell table:formula="of:=[.A134]/16384" office:value-type="float" office:value="1.3662109375">
            <text:p>1.37</text:p>
          </table:table-cell>
          <table:table-cell table:formula="of:=[.B134]/16384" office:value-type="float" office:value="-0.55712890625">
            <text:p>-0.56</text:p>
          </table:table-cell>
          <table:table-cell table:formula="of:=[.C134]/16384" office:value-type="float" office:value="-0.1533203125">
            <text:p>-0.15</text:p>
          </table:table-cell>
          <table:table-cell table:formula="of:=[.D134]" office:value-type="float" office:value="22.88">
            <text:p>22.88</text:p>
          </table:table-cell>
          <table:table-cell table:formula="of:=[.E134]/(131*250)" office:value-type="float" office:value="0.190167938931298">
            <text:p>0.19</text:p>
          </table:table-cell>
          <table:table-cell table:formula="of:=[.F134]/(131*250)" office:value-type="float" office:value="0.867480916030534">
            <text:p>0.87</text:p>
          </table:table-cell>
          <table:table-cell table:formula="of:=[.G134]/(131*250)" office:value-type="float" office:value="0.611450381679389">
            <text:p>0.61</text:p>
          </table:table-cell>
          <table:table-cell/>
          <table:table-cell table:formula="of:=[.Q133]+([.I133]-[.I$164])*1/3" office:value-type="float" office:value="5.12271728515625">
            <text:p>5.12</text:p>
          </table:table-cell>
          <table:table-cell table:formula="of:=[.R133]+([.J133]-[.J$164])*1/3" office:value-type="float" office:value="-3.44274088541667">
            <text:p>-3.44</text:p>
          </table:table-cell>
          <table:table-cell table:formula="of:=[.S133]+([.K133]-[.K$164])*1/3" office:value-type="float" office:value="-2.98245849609375">
            <text:p>-2.98</text:p>
          </table:table-cell>
          <table:table-cell table:formula="of:=[.L134]" office:value-type="float" office:value="22.88">
            <text:p>22.88</text:p>
          </table:table-cell>
          <table:table-cell table:formula="of:=[.U133]+[.M133]-[.M$164]" office:value-type="float" office:value="7.22799389312977">
            <text:p>7.23</text:p>
          </table:table-cell>
          <table:table-cell table:formula="of:=[.V133]+[.N133]-[.N$164]" office:value-type="float" office:value="-2.56736488549618">
            <text:p>-2.57</text:p>
          </table:table-cell>
          <table:table-cell table:formula="of:=[.W133]+[.O133]-[.O$164]" office:value-type="float" office:value="0.723651908396943">
            <text:p>0.72</text:p>
          </table:table-cell>
          <table:table-cell/>
          <table:table-cell table:formula="of:=[.Y133]+[.Q134]+0.5*([.Q134]-[.Q133])" office:value-type="float" office:value="284.706545003255">
            <text:p>284.7</text:p>
          </table:table-cell>
          <table:table-cell table:formula="of:=[.Z133]+[.R134]+0.5*([.R134]-[.R133])" office:value-type="float" office:value="-172.770817057292">
            <text:p>-172.8</text:p>
          </table:table-cell>
          <table:table-cell table:formula="of:=[.AA133]+[.S134]+0.5*([.S134]-[.S133])" office:value-type="float" office:value="-139.375368245443">
            <text:p>-139.4</text:p>
          </table:table-cell>
          <table:table-cell/>
          <table:table-cell table:formula="of:=MOD([.AC133]+[.U134]+0.5*([.U134]-[.U133]);360)" office:value-type="float" office:value="261.519102290076">
            <text:p>261.5</text:p>
          </table:table-cell>
          <table:table-cell table:formula="of:=MOD([.AD133]+[.V134]+0.5*([.V134]-[.V133]);360)" office:value-type="float" office:value="239.279560305344">
            <text:p>239.3</text:p>
          </table:table-cell>
          <table:table-cell table:formula="of:=MOD([.AE133]+[.W134]+0.5*([.W134]-[.W133]);360)" office:value-type="float" office:value="77.0416549618319">
            <text:p>77.0</text:p>
          </table:table-cell>
        </table:table-row>
        <table:table-row table:style-name="ro1">
          <table:table-cell office:value-type="float" office:value="18332">
            <text:p>18332</text:p>
          </table:table-cell>
          <table:table-cell office:value-type="float" office:value="-1388">
            <text:p>-1388</text:p>
          </table:table-cell>
          <table:table-cell office:value-type="float" office:value="3472">
            <text:p>3472</text:p>
          </table:table-cell>
          <table:table-cell office:value-type="float" office:value="22.84">
            <text:p>22.84</text:p>
          </table:table-cell>
          <table:table-cell office:value-type="float" office:value="2497">
            <text:p>2497</text:p>
          </table:table-cell>
          <table:table-cell office:value-type="float" office:value="-10083">
            <text:p>-10083</text:p>
          </table:table-cell>
          <table:table-cell office:value-type="float" office:value="-535">
            <text:p>-535</text:p>
          </table:table-cell>
          <table:table-cell/>
          <table:table-cell table:formula="of:=[.A135]/16384" office:value-type="float" office:value="1.118896484375">
            <text:p>1.12</text:p>
          </table:table-cell>
          <table:table-cell table:formula="of:=[.B135]/16384" office:value-type="float" office:value="-0.084716796875">
            <text:p>-0.08</text:p>
          </table:table-cell>
          <table:table-cell table:formula="of:=[.C135]/16384" office:value-type="float" office:value="0.2119140625">
            <text:p>0.21</text:p>
          </table:table-cell>
          <table:table-cell table:formula="of:=[.D135]" office:value-type="float" office:value="22.84">
            <text:p>22.84</text:p>
          </table:table-cell>
          <table:table-cell table:formula="of:=[.E135]/(131*250)" office:value-type="float" office:value="0.0762442748091603">
            <text:p>0.08</text:p>
          </table:table-cell>
          <table:table-cell table:formula="of:=[.F135]/(131*250)" office:value-type="float" office:value="-0.30787786259542">
            <text:p>-0.31</text:p>
          </table:table-cell>
          <table:table-cell table:formula="of:=[.G135]/(131*250)" office:value-type="float" office:value="-0.0163358778625954">
            <text:p>-0.02</text:p>
          </table:table-cell>
          <table:table-cell/>
          <table:table-cell table:formula="of:=[.Q134]+([.I134]-[.I$164])*1/3" office:value-type="float" office:value="5.26195339626736">
            <text:p>5.26</text:p>
          </table:table-cell>
          <table:table-cell table:formula="of:=[.R134]+([.J134]-[.J$164])*1/3" office:value-type="float" office:value="-3.55755750868056">
            <text:p>-3.56</text:p>
          </table:table-cell>
          <table:table-cell table:formula="of:=[.S134]+([.K134]-[.K$164])*1/3" office:value-type="float" office:value="-3.1012953016493">
            <text:p>-3.10</text:p>
          </table:table-cell>
          <table:table-cell table:formula="of:=[.L135]" office:value-type="float" office:value="22.84">
            <text:p>22.84</text:p>
          </table:table-cell>
          <table:table-cell table:formula="of:=[.U134]+[.M134]-[.M$164]" office:value-type="float" office:value="7.41047938931298">
            <text:p>7.41</text:p>
          </table:table-cell>
          <table:table-cell table:formula="of:=[.V134]+[.N134]-[.N$164]" office:value-type="float" office:value="-1.70144936386768">
            <text:p>-1.70</text:p>
          </table:table-cell>
          <table:table-cell table:formula="of:=[.W134]+[.O134]-[.O$164]" office:value-type="float" office:value="1.33001730279898">
            <text:p>1.33</text:p>
          </table:table-cell>
          <table:table-cell/>
          <table:table-cell table:formula="of:=[.Y134]+[.Q135]+0.5*([.Q135]-[.Q134])" office:value-type="float" office:value="290.038116455078">
            <text:p>290.0</text:p>
          </table:table-cell>
          <table:table-cell table:formula="of:=[.Z134]+[.R135]+0.5*([.R135]-[.R134])" office:value-type="float" office:value="-176.385782877604">
            <text:p>-176.4</text:p>
          </table:table-cell>
          <table:table-cell table:formula="of:=[.AA134]+[.S135]+0.5*([.S135]-[.S134])" office:value-type="float" office:value="-142.53608194987">
            <text:p>-142.5</text:p>
          </table:table-cell>
          <table:table-cell/>
          <table:table-cell table:formula="of:=MOD([.AC134]+[.U135]+0.5*([.U135]-[.U134]);360)" office:value-type="float" office:value="269.020824427481">
            <text:p>269.0</text:p>
          </table:table-cell>
          <table:table-cell table:formula="of:=MOD([.AD134]+[.V135]+0.5*([.V135]-[.V134]);360)" office:value-type="float" office:value="238.01106870229">
            <text:p>238.0</text:p>
          </table:table-cell>
          <table:table-cell table:formula="of:=MOD([.AE134]+[.W135]+0.5*([.W135]-[.W134]);360)" office:value-type="float" office:value="78.6748549618319">
            <text:p>78.7</text:p>
          </table:table-cell>
        </table:table-row>
        <table:table-row table:style-name="ro1">
          <table:table-cell office:value-type="float" office:value="15220">
            <text:p>15220</text:p>
          </table:table-cell>
          <table:table-cell office:value-type="float" office:value="-5036">
            <text:p>-5036</text:p>
          </table:table-cell>
          <table:table-cell office:value-type="float" office:value="3376">
            <text:p>3376</text:p>
          </table:table-cell>
          <table:table-cell office:value-type="float" office:value="22.79">
            <text:p>22.79</text:p>
          </table:table-cell>
          <table:table-cell office:value-type="float" office:value="717">
            <text:p>717</text:p>
          </table:table-cell>
          <table:table-cell office:value-type="float" office:value="-12121">
            <text:p>-12121</text:p>
          </table:table-cell>
          <table:table-cell office:value-type="float" office:value="-5730">
            <text:p>-5730</text:p>
          </table:table-cell>
          <table:table-cell/>
          <table:table-cell table:formula="of:=[.A136]/16384" office:value-type="float" office:value="0.928955078125">
            <text:p>0.93</text:p>
          </table:table-cell>
          <table:table-cell table:formula="of:=[.B136]/16384" office:value-type="float" office:value="-0.307373046875">
            <text:p>-0.31</text:p>
          </table:table-cell>
          <table:table-cell table:formula="of:=[.C136]/16384" office:value-type="float" office:value="0.2060546875">
            <text:p>0.21</text:p>
          </table:table-cell>
          <table:table-cell table:formula="of:=[.D136]" office:value-type="float" office:value="22.79">
            <text:p>22.79</text:p>
          </table:table-cell>
          <table:table-cell table:formula="of:=[.E136]/(131*250)" office:value-type="float" office:value="0.0218931297709924">
            <text:p>0.02</text:p>
          </table:table-cell>
          <table:table-cell table:formula="of:=[.F136]/(131*250)" office:value-type="float" office:value="-0.370106870229008">
            <text:p>-0.37</text:p>
          </table:table-cell>
          <table:table-cell table:formula="of:=[.G136]/(131*250)" office:value-type="float" office:value="-0.174961832061069">
            <text:p>-0.17</text:p>
          </table:table-cell>
          <table:table-cell/>
          <table:table-cell table:formula="of:=[.Q135]+([.I135]-[.I$164])*1/3" office:value-type="float" office:value="5.3187513563368">
            <text:p>5.32</text:p>
          </table:table-cell>
          <table:table-cell table:formula="of:=[.R135]+([.J135]-[.J$164])*1/3" office:value-type="float" office:value="-3.51490342881944">
            <text:p>-3.51</text:p>
          </table:table-cell>
          <table:table-cell table:formula="of:=[.S135]+([.K135]-[.K$164])*1/3" office:value-type="float" office:value="-3.09838731553819">
            <text:p>-3.10</text:p>
          </table:table-cell>
          <table:table-cell table:formula="of:=[.L136]" office:value-type="float" office:value="22.79">
            <text:p>22.79</text:p>
          </table:table-cell>
          <table:table-cell table:formula="of:=[.U135]+[.M135]-[.M$164]" office:value-type="float" office:value="7.47904122137405">
            <text:p>7.48</text:p>
          </table:table-cell>
          <table:table-cell table:formula="of:=[.V135]+[.N135]-[.N$164]" office:value-type="float" office:value="-2.01089262086514">
            <text:p>-2.01</text:p>
          </table:table-cell>
          <table:table-cell table:formula="of:=[.W135]+[.O135]-[.O$164]" office:value-type="float" office:value="1.30859643765903">
            <text:p>1.31</text:p>
          </table:table-cell>
          <table:table-cell/>
          <table:table-cell table:formula="of:=[.Y135]+[.Q136]+0.5*([.Q136]-[.Q135])" office:value-type="float" office:value="295.38526679145">
            <text:p>295.4</text:p>
          </table:table-cell>
          <table:table-cell table:formula="of:=[.Z135]+[.R136]+0.5*([.R136]-[.R135])" office:value-type="float" office:value="-179.879359266493">
            <text:p>-179.9</text:p>
          </table:table-cell>
          <table:table-cell table:formula="of:=[.AA135]+[.S136]+0.5*([.S136]-[.S135])" office:value-type="float" office:value="-145.633015272352">
            <text:p>-145.6</text:p>
          </table:table-cell>
          <table:table-cell/>
          <table:table-cell table:formula="of:=MOD([.AC135]+[.U136]+0.5*([.U136]-[.U135]);360)" office:value-type="float" office:value="276.534146564885">
            <text:p>276.5</text:p>
          </table:table-cell>
          <table:table-cell table:formula="of:=MOD([.AD135]+[.V136]+0.5*([.V136]-[.V135]);360)" office:value-type="float" office:value="235.845454452926">
            <text:p>235.8</text:p>
          </table:table-cell>
          <table:table-cell table:formula="of:=MOD([.AE135]+[.W136]+0.5*([.W136]-[.W135]);360)" office:value-type="float" office:value="79.972740966921">
            <text:p>80.0</text:p>
          </table:table-cell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-8564">
            <text:p>-8564</text:p>
          </table:table-cell>
          <table:table-cell office:value-type="float" office:value="-1712">
            <text:p>-1712</text:p>
          </table:table-cell>
          <table:table-cell office:value-type="float" office:value="22.98">
            <text:p>22.98</text:p>
          </table:table-cell>
          <table:table-cell office:value-type="float" office:value="18923">
            <text:p>18923</text:p>
          </table:table-cell>
          <table:table-cell office:value-type="float" office:value="8935">
            <text:p>8935</text:p>
          </table:table-cell>
          <table:table-cell office:value-type="float" office:value="-409">
            <text:p>-409</text:p>
          </table:table-cell>
          <table:table-cell/>
          <table:table-cell table:formula="of:=[.A137]/16384" office:value-type="float" office:value="0.41064453125">
            <text:p>0.41</text:p>
          </table:table-cell>
          <table:table-cell table:formula="of:=[.B137]/16384" office:value-type="float" office:value="-0.522705078125">
            <text:p>-0.52</text:p>
          </table:table-cell>
          <table:table-cell table:formula="of:=[.C137]/16384" office:value-type="float" office:value="-0.1044921875">
            <text:p>-0.10</text:p>
          </table:table-cell>
          <table:table-cell table:formula="of:=[.D137]" office:value-type="float" office:value="22.98">
            <text:p>22.98</text:p>
          </table:table-cell>
          <table:table-cell table:formula="of:=[.E137]/(131*250)" office:value-type="float" office:value="0.577801526717557">
            <text:p>0.58</text:p>
          </table:table-cell>
          <table:table-cell table:formula="of:=[.F137]/(131*250)" office:value-type="float" office:value="0.272824427480916">
            <text:p>0.27</text:p>
          </table:table-cell>
          <table:table-cell table:formula="of:=[.G137]/(131*250)" office:value-type="float" office:value="-0.0124885496183206">
            <text:p>-0.01</text:p>
          </table:table-cell>
          <table:table-cell/>
          <table:table-cell table:formula="of:=[.Q136]+([.I136]-[.I$164])*1/3" office:value-type="float" office:value="5.31223551432292">
            <text:p>5.31</text:p>
          </table:table-cell>
          <table:table-cell table:formula="of:=[.R136]+([.J136]-[.J$164])*1/3" office:value-type="float" office:value="-3.54646809895833">
            <text:p>-3.55</text:p>
          </table:table-cell>
          <table:table-cell table:formula="of:=[.S136]+([.K136]-[.K$164])*1/3" office:value-type="float" office:value="-3.09743245442708">
            <text:p>-3.10</text:p>
          </table:table-cell>
          <table:table-cell table:formula="of:=[.L137]" office:value-type="float" office:value="22.98">
            <text:p>22.98</text:p>
          </table:table-cell>
          <table:table-cell table:formula="of:=[.U136]+[.M136]-[.M$164]" office:value-type="float" office:value="7.49325190839695">
            <text:p>7.49</text:p>
          </table:table-cell>
          <table:table-cell table:formula="of:=[.V136]+[.N136]-[.N$164]" office:value-type="float" office:value="-2.38256488549618">
            <text:p>-2.38</text:p>
          </table:table-cell>
          <table:table-cell table:formula="of:=[.W136]+[.O136]-[.O$164]" office:value-type="float" office:value="1.12854961832061">
            <text:p>1.13</text:p>
          </table:table-cell>
          <table:table-cell/>
          <table:table-cell table:formula="of:=[.Y136]+[.Q137]+0.5*([.Q137]-[.Q136])" office:value-type="float" office:value="300.694244384766">
            <text:p>300.7</text:p>
          </table:table-cell>
          <table:table-cell table:formula="of:=[.Z136]+[.R137]+0.5*([.R137]-[.R136])" office:value-type="float" office:value="-183.441609700521">
            <text:p>-183.4</text:p>
          </table:table-cell>
          <table:table-cell table:formula="of:=[.AA136]+[.S137]+0.5*([.S137]-[.S136])" office:value-type="float" office:value="-148.729970296224">
            <text:p>-148.7</text:p>
          </table:table-cell>
          <table:table-cell/>
          <table:table-cell table:formula="of:=MOD([.AC136]+[.U137]+0.5*([.U137]-[.U136]);360)" office:value-type="float" office:value="284.034503816794">
            <text:p>284.0</text:p>
          </table:table-cell>
          <table:table-cell table:formula="of:=MOD([.AD136]+[.V137]+0.5*([.V137]-[.V136]);360)" office:value-type="float" office:value="233.277053435115">
            <text:p>233.3</text:p>
          </table:table-cell>
          <table:table-cell table:formula="of:=MOD([.AE136]+[.W137]+0.5*([.W137]-[.W136]);360)" office:value-type="float" office:value="81.0112671755724">
            <text:p>81.0</text:p>
          </table:table-cell>
        </table:table-row>
        <table:table-row table:style-name="ro1">
          <table:table-cell office:value-type="float" office:value="16024">
            <text:p>16024</text:p>
          </table:table-cell>
          <table:table-cell office:value-type="float" office:value="-2652">
            <text:p>-2652</text:p>
          </table:table-cell>
          <table:table-cell office:value-type="float" office:value="-10624">
            <text:p>-10624</text:p>
          </table:table-cell>
          <table:table-cell office:value-type="float" office:value="22.88">
            <text:p>22.88</text:p>
          </table:table-cell>
          <table:table-cell office:value-type="float" office:value="637">
            <text:p>637</text:p>
          </table:table-cell>
          <table:table-cell office:value-type="float" office:value="-13940">
            <text:p>-13940</text:p>
          </table:table-cell>
          <table:table-cell office:value-type="float" office:value="1811">
            <text:p>1811</text:p>
          </table:table-cell>
          <table:table-cell/>
          <table:table-cell table:formula="of:=[.A138]/16384" office:value-type="float" office:value="0.97802734375">
            <text:p>0.98</text:p>
          </table:table-cell>
          <table:table-cell table:formula="of:=[.B138]/16384" office:value-type="float" office:value="-0.161865234375">
            <text:p>-0.16</text:p>
          </table:table-cell>
          <table:table-cell table:formula="of:=[.C138]/16384" office:value-type="float" office:value="-0.6484375">
            <text:p>-0.65</text:p>
          </table:table-cell>
          <table:table-cell table:formula="of:=[.D138]" office:value-type="float" office:value="22.88">
            <text:p>22.88</text:p>
          </table:table-cell>
          <table:table-cell table:formula="of:=[.E138]/(131*250)" office:value-type="float" office:value="0.0194503816793893">
            <text:p>0.02</text:p>
          </table:table-cell>
          <table:table-cell table:formula="of:=[.F138]/(131*250)" office:value-type="float" office:value="-0.425648854961832">
            <text:p>-0.43</text:p>
          </table:table-cell>
          <table:table-cell table:formula="of:=[.G138]/(131*250)" office:value-type="float" office:value="0.0552977099236641">
            <text:p>0.06</text:p>
          </table:table-cell>
          <table:table-cell/>
          <table:table-cell table:formula="of:=[.Q137]+([.I137]-[.I$164])*1/3" office:value-type="float" office:value="5.13294949001736">
            <text:p>5.13</text:p>
          </table:table-cell>
          <table:table-cell table:formula="of:=[.R137]+([.J137]-[.J$164])*1/3" office:value-type="float" office:value="-3.64981011284722">
            <text:p>-3.65</text:p>
          </table:table-cell>
          <table:table-cell table:formula="of:=[.S137]+([.K137]-[.K$164])*1/3" office:value-type="float" office:value="-3.19999321831597">
            <text:p>-3.20</text:p>
          </table:table-cell>
          <table:table-cell table:formula="of:=[.L138]" office:value-type="float" office:value="22.88">
            <text:p>22.88</text:p>
          </table:table-cell>
          <table:table-cell table:formula="of:=[.U137]+[.M137]-[.M$164]" office:value-type="float" office:value="8.06337099236641">
            <text:p>8.06</text:p>
          </table:table-cell>
          <table:table-cell table:formula="of:=[.V137]+[.N137]-[.N$164]" office:value-type="float" office:value="-2.1113058524173">
            <text:p>-2.11</text:p>
          </table:table-cell>
          <table:table-cell table:formula="of:=[.W137]+[.O137]-[.O$164]" office:value-type="float" office:value="1.11097608142493">
            <text:p>1.11</text:p>
          </table:table-cell>
          <table:table-cell/>
          <table:table-cell table:formula="of:=[.Y137]+[.Q138]+0.5*([.Q138]-[.Q137])" office:value-type="float" office:value="305.73755086263">
            <text:p>305.7</text:p>
          </table:table-cell>
          <table:table-cell table:formula="of:=[.Z137]+[.R138]+0.5*([.R138]-[.R137])" office:value-type="float" office:value="-187.143090820313">
            <text:p>-187.1</text:p>
          </table:table-cell>
          <table:table-cell table:formula="of:=[.AA137]+[.S138]+0.5*([.S138]-[.S137])" office:value-type="float" office:value="-151.981243896484">
            <text:p>-152.0</text:p>
          </table:table-cell>
          <table:table-cell/>
          <table:table-cell table:formula="of:=MOD([.AC137]+[.U138]+0.5*([.U138]-[.U137]);360)" office:value-type="float" office:value="292.382934351145">
            <text:p>292.4</text:p>
          </table:table-cell>
          <table:table-cell table:formula="of:=MOD([.AD137]+[.V138]+0.5*([.V138]-[.V137]);360)" office:value-type="float" office:value="231.301377099237">
            <text:p>231.3</text:p>
          </table:table-cell>
          <table:table-cell table:formula="of:=MOD([.AE137]+[.W138]+0.5*([.W138]-[.W137]);360)" office:value-type="float" office:value="82.1134564885495">
            <text:p>82.1</text:p>
          </table:table-cell>
        </table:table-row>
        <table:table-row table:style-name="ro1">
          <table:table-cell office:value-type="float" office:value="15776">
            <text:p>15776</text:p>
          </table:table-cell>
          <table:table-cell office:value-type="float" office:value="-4312">
            <text:p>-4312</text:p>
          </table:table-cell>
          <table:table-cell office:value-type="float" office:value="3616">
            <text:p>3616</text:p>
          </table:table-cell>
          <table:table-cell office:value-type="float" office:value="22.88">
            <text:p>22.88</text:p>
          </table:table-cell>
          <table:table-cell office:value-type="float" office:value="515">
            <text:p>515</text:p>
          </table:table-cell>
          <table:table-cell office:value-type="float" office:value="-2577">
            <text:p>-2577</text:p>
          </table:table-cell>
          <table:table-cell office:value-type="float" office:value="-785">
            <text:p>-785</text:p>
          </table:table-cell>
          <table:table-cell/>
          <table:table-cell table:formula="of:=[.A139]/16384" office:value-type="float" office:value="0.962890625">
            <text:p>0.96</text:p>
          </table:table-cell>
          <table:table-cell table:formula="of:=[.B139]/16384" office:value-type="float" office:value="-0.26318359375">
            <text:p>-0.26</text:p>
          </table:table-cell>
          <table:table-cell table:formula="of:=[.C139]/16384" office:value-type="float" office:value="0.220703125">
            <text:p>0.22</text:p>
          </table:table-cell>
          <table:table-cell table:formula="of:=[.D139]" office:value-type="float" office:value="22.88">
            <text:p>22.88</text:p>
          </table:table-cell>
          <table:table-cell table:formula="of:=[.E139]/(131*250)" office:value-type="float" office:value="0.0157251908396947">
            <text:p>0.02</text:p>
          </table:table-cell>
          <table:table-cell table:formula="of:=[.F139]/(131*250)" office:value-type="float" office:value="-0.0786870229007634">
            <text:p>-0.08</text:p>
          </table:table-cell>
          <table:table-cell table:formula="of:=[.G139]/(131*250)" office:value-type="float" office:value="-0.023969465648855">
            <text:p>-0.02</text:p>
          </table:table-cell>
          <table:table-cell/>
          <table:table-cell table:formula="of:=[.Q138]+([.I138]-[.I$164])*1/3" office:value-type="float" office:value="5.14279106987847">
            <text:p>5.14</text:p>
          </table:table-cell>
          <table:table-cell table:formula="of:=[.R138]+([.J138]-[.J$164])*1/3" office:value-type="float" office:value="-3.63287217881944">
            <text:p>-3.63</text:p>
          </table:table-cell>
          <table:table-cell table:formula="of:=[.S138]+([.K138]-[.K$164])*1/3" office:value-type="float" office:value="-3.48386908637153">
            <text:p>-3.48</text:p>
          </table:table-cell>
          <table:table-cell table:formula="of:=[.L139]" office:value-type="float" office:value="22.88">
            <text:p>22.88</text:p>
          </table:table-cell>
          <table:table-cell table:formula="of:=[.U138]+[.M138]-[.M$164]" office:value-type="float" office:value="8.07513893129771">
            <text:p>8.08</text:p>
          </table:table-cell>
          <table:table-cell table:formula="of:=[.V138]+[.N138]-[.N$164]" office:value-type="float" office:value="-2.53852010178117">
            <text:p>-2.54</text:p>
          </table:table-cell>
          <table:table-cell table:formula="of:=[.W138]+[.O138]-[.O$164]" office:value-type="float" office:value="1.16118880407124">
            <text:p>1.16</text:p>
          </table:table-cell>
          <table:table-cell/>
          <table:table-cell table:formula="of:=[.Y138]+[.Q139]+0.5*([.Q139]-[.Q138])" office:value-type="float" office:value="310.885262722439">
            <text:p>310.9</text:p>
          </table:table-cell>
          <table:table-cell table:formula="of:=[.Z138]+[.R139]+0.5*([.R139]-[.R138])" office:value-type="float" office:value="-190.767494032118">
            <text:p>-190.8</text:p>
          </table:table-cell>
          <table:table-cell table:formula="of:=[.AA138]+[.S139]+0.5*([.S139]-[.S138])" office:value-type="float" office:value="-155.607050916884">
            <text:p>-155.6</text:p>
          </table:table-cell>
          <table:table-cell/>
          <table:table-cell table:formula="of:=MOD([.AC138]+[.U139]+0.5*([.U139]-[.U138]);360)" office:value-type="float" office:value="300.463957251908">
            <text:p>300.5</text:p>
          </table:table-cell>
          <table:table-cell table:formula="of:=MOD([.AD138]+[.V139]+0.5*([.V139]-[.V138]);360)" office:value-type="float" office:value="228.549249872774">
            <text:p>228.5</text:p>
          </table:table-cell>
          <table:table-cell table:formula="of:=MOD([.AE138]+[.W139]+0.5*([.W139]-[.W138]);360)" office:value-type="float" office:value="83.2997516539439">
            <text:p>83.3</text:p>
          </table:table-cell>
        </table:table-row>
        <table:table-row table:style-name="ro1">
          <table:table-cell office:value-type="float" office:value="25944">
            <text:p>25944</text:p>
          </table:table-cell>
          <table:table-cell office:value-type="float" office:value="-1848">
            <text:p>-1848</text:p>
          </table:table-cell>
          <table:table-cell office:value-type="float" office:value="9748">
            <text:p>9748</text:p>
          </table:table-cell>
          <table:table-cell office:value-type="float" office:value="22.84">
            <text:p>22.84</text:p>
          </table:table-cell>
          <table:table-cell office:value-type="float" office:value="-8457">
            <text:p>-8457</text:p>
          </table:table-cell>
          <table:table-cell office:value-type="float" office:value="-17800">
            <text:p>-17800</text:p>
          </table:table-cell>
          <table:table-cell office:value-type="float" office:value="-14667">
            <text:p>-14667</text:p>
          </table:table-cell>
          <table:table-cell/>
          <table:table-cell table:formula="of:=[.A140]/16384" office:value-type="float" office:value="1.58349609375">
            <text:p>1.58</text:p>
          </table:table-cell>
          <table:table-cell table:formula="of:=[.B140]/16384" office:value-type="float" office:value="-0.11279296875">
            <text:p>-0.11</text:p>
          </table:table-cell>
          <table:table-cell table:formula="of:=[.C140]/16384" office:value-type="float" office:value="0.594970703125">
            <text:p>0.59</text:p>
          </table:table-cell>
          <table:table-cell table:formula="of:=[.D140]" office:value-type="float" office:value="22.84">
            <text:p>22.84</text:p>
          </table:table-cell>
          <table:table-cell table:formula="of:=[.E140]/(131*250)" office:value-type="float" office:value="-0.258229007633588">
            <text:p>-0.26</text:p>
          </table:table-cell>
          <table:table-cell table:formula="of:=[.F140]/(131*250)" office:value-type="float" office:value="-0.543511450381679">
            <text:p>-0.54</text:p>
          </table:table-cell>
          <table:table-cell table:formula="of:=[.G140]/(131*250)" office:value-type="float" office:value="-0.447847328244275">
            <text:p>-0.45</text:p>
          </table:table-cell>
          <table:table-cell/>
          <table:table-cell table:formula="of:=[.Q139]+([.I139]-[.I$164])*1/3" office:value-type="float" office:value="5.14758707682292">
            <text:p>5.15</text:p>
          </table:table-cell>
          <table:table-cell table:formula="of:=[.R139]+([.J139]-[.J$164])*1/3" office:value-type="float" office:value="-3.64970703125">
            <text:p>-3.65</text:p>
          </table:table-cell>
          <table:table-cell table:formula="of:=[.S139]+([.K139]-[.K$164])*1/3" office:value-type="float" office:value="-3.47803141276042">
            <text:p>-3.48</text:p>
          </table:table-cell>
          <table:table-cell table:formula="of:=[.L140]" office:value-type="float" office:value="22.84">
            <text:p>22.84</text:p>
          </table:table-cell>
          <table:table-cell table:formula="of:=[.U139]+[.M139]-[.M$164]" office:value-type="float" office:value="8.08318167938931">
            <text:p>8.08</text:p>
          </table:table-cell>
          <table:table-cell table:formula="of:=[.V139]+[.N139]-[.N$164]" office:value-type="float" office:value="-2.61877251908397">
            <text:p>-2.62</text:p>
          </table:table-cell>
          <table:table-cell table:formula="of:=[.W139]+[.O139]-[.O$164]" office:value-type="float" office:value="1.13213435114503">
            <text:p>1.13</text:p>
          </table:table-cell>
          <table:table-cell/>
          <table:table-cell table:formula="of:=[.Y139]+[.Q140]+0.5*([.Q140]-[.Q139])" office:value-type="float" office:value="316.035247802734">
            <text:p>316.0</text:p>
          </table:table-cell>
          <table:table-cell table:formula="of:=[.Z139]+[.R140]+0.5*([.R140]-[.R139])" office:value-type="float" office:value="-194.425618489583">
            <text:p>-194.4</text:p>
          </table:table-cell>
          <table:table-cell table:formula="of:=[.AA139]+[.S140]+0.5*([.S140]-[.S139])" office:value-type="float" office:value="-159.082163492839">
            <text:p>-159.1</text:p>
          </table:table-cell>
          <table:table-cell/>
          <table:table-cell table:formula="of:=MOD([.AC139]+[.U140]+0.5*([.U140]-[.U139]);360)" office:value-type="float" office:value="308.551160305343">
            <text:p>308.6</text:p>
          </table:table-cell>
          <table:table-cell table:formula="of:=MOD([.AD139]+[.V140]+0.5*([.V140]-[.V139]);360)" office:value-type="float" office:value="225.890351145038">
            <text:p>225.9</text:p>
          </table:table-cell>
          <table:table-cell table:formula="of:=MOD([.AE139]+[.W140]+0.5*([.W140]-[.W139]);360)" office:value-type="float" office:value="84.4173587786258">
            <text:p>84.4</text:p>
          </table:table-cell>
        </table:table-row>
        <table:table-row table:style-name="ro1">
          <table:table-cell office:value-type="float" office:value="26736">
            <text:p>26736</text:p>
          </table:table-cell>
          <table:table-cell office:value-type="float" office:value="-9504">
            <text:p>-9504</text:p>
          </table:table-cell>
          <table:table-cell office:value-type="float" office:value="-2880">
            <text:p>-2880</text:p>
          </table:table-cell>
          <table:table-cell office:value-type="float" office:value="22.88">
            <text:p>22.88</text:p>
          </table:table-cell>
          <table:table-cell office:value-type="float" office:value="6861">
            <text:p>6861</text:p>
          </table:table-cell>
          <table:table-cell office:value-type="float" office:value="32767">
            <text:p>32767</text:p>
          </table:table-cell>
          <table:table-cell office:value-type="float" office:value="20176">
            <text:p>20176</text:p>
          </table:table-cell>
          <table:table-cell/>
          <table:table-cell table:formula="of:=[.A141]/16384" office:value-type="float" office:value="1.6318359375">
            <text:p>1.63</text:p>
          </table:table-cell>
          <table:table-cell table:formula="of:=[.B141]/16384" office:value-type="float" office:value="-0.580078125">
            <text:p>-0.58</text:p>
          </table:table-cell>
          <table:table-cell table:formula="of:=[.C141]/16384" office:value-type="float" office:value="-0.17578125">
            <text:p>-0.18</text:p>
          </table:table-cell>
          <table:table-cell table:formula="of:=[.D141]" office:value-type="float" office:value="22.88">
            <text:p>22.88</text:p>
          </table:table-cell>
          <table:table-cell table:formula="of:=[.E141]/(131*250)" office:value-type="float" office:value="0.209496183206107">
            <text:p>0.21</text:p>
          </table:table-cell>
          <table:table-cell table:formula="of:=[.F141]/(131*250)" office:value-type="float" office:value="1.00051908396947">
            <text:p>1.00</text:p>
          </table:table-cell>
          <table:table-cell table:formula="of:=[.G141]/(131*250)" office:value-type="float" office:value="0.61606106870229">
            <text:p>0.62</text:p>
          </table:table-cell>
          <table:table-cell/>
          <table:table-cell table:formula="of:=[.Q140]+([.I140]-[.I$164])*1/3" office:value-type="float" office:value="5.35925157335069">
            <text:p>5.36</text:p>
          </table:table-cell>
          <table:table-cell table:formula="of:=[.R140]+([.J140]-[.J$164])*1/3" office:value-type="float" office:value="-3.61641167534722">
            <text:p>-3.62</text:p>
          </table:table-cell>
          <table:table-cell table:formula="of:=[.S140]+([.K140]-[.K$164])*1/3" office:value-type="float" office:value="-3.3474378797743">
            <text:p>-3.35</text:p>
          </table:table-cell>
          <table:table-cell table:formula="of:=[.L141]" office:value-type="float" office:value="22.88">
            <text:p>22.88</text:p>
          </table:table-cell>
          <table:table-cell table:formula="of:=[.U140]+[.M140]-[.M$164]" office:value-type="float" office:value="7.81727022900764">
            <text:p>7.82</text:p>
          </table:table-cell>
          <table:table-cell table:formula="of:=[.V140]+[.N140]-[.N$164]" office:value-type="float" office:value="-3.16384936386769">
            <text:p>-3.16</text:p>
          </table:table-cell>
          <table:table-cell table:formula="of:=[.W140]+[.O140]-[.O$164]" office:value-type="float" office:value="0.679202035623406">
            <text:p>0.68</text:p>
          </table:table-cell>
          <table:table-cell/>
          <table:table-cell table:formula="of:=[.Y140]+[.Q141]+0.5*([.Q141]-[.Q140])" office:value-type="float" office:value="321.500331624349">
            <text:p>321.5</text:p>
          </table:table-cell>
          <table:table-cell table:formula="of:=[.Z140]+[.R141]+0.5*([.R141]-[.R140])" office:value-type="float" office:value="-198.025382486979">
            <text:p>-198.0</text:p>
          </table:table-cell>
          <table:table-cell table:formula="of:=[.AA140]+[.S141]+0.5*([.S141]-[.S140])" office:value-type="float" office:value="-162.36430460612">
            <text:p>-162.4</text:p>
          </table:table-cell>
          <table:table-cell/>
          <table:table-cell table:formula="of:=MOD([.AC140]+[.U141]+0.5*([.U141]-[.U140]);360)" office:value-type="float" office:value="316.23547480916">
            <text:p>316.2</text:p>
          </table:table-cell>
          <table:table-cell table:formula="of:=MOD([.AD140]+[.V141]+0.5*([.V141]-[.V140]);360)" office:value-type="float" office:value="222.453963358779">
            <text:p>222.5</text:p>
          </table:table-cell>
          <table:table-cell table:formula="of:=MOD([.AE140]+[.W141]+0.5*([.W141]-[.W140]);360)" office:value-type="float" office:value="84.8700946564884">
            <text:p>84.9</text:p>
          </table:table-cell>
        </table:table-row>
        <table:table-row table:style-name="ro1">
          <table:table-cell office:value-type="float" office:value="17124">
            <text:p>17124</text:p>
          </table:table-cell>
          <table:table-cell office:value-type="float" office:value="-4300">
            <text:p>-4300</text:p>
          </table:table-cell>
          <table:table-cell office:value-type="float" office:value="2812">
            <text:p>2812</text:p>
          </table:table-cell>
          <table:table-cell office:value-type="float" office:value="22.79">
            <text:p>22.79</text:p>
          </table:table-cell>
          <table:table-cell office:value-type="float" office:value="3332">
            <text:p>3332</text:p>
          </table:table-cell>
          <table:table-cell office:value-type="float" office:value="-9653">
            <text:p>-9653</text:p>
          </table:table-cell>
          <table:table-cell office:value-type="float" office:value="501">
            <text:p>501</text:p>
          </table:table-cell>
          <table:table-cell/>
          <table:table-cell table:formula="of:=[.A142]/16384" office:value-type="float" office:value="1.045166015625">
            <text:p>1.05</text:p>
          </table:table-cell>
          <table:table-cell table:formula="of:=[.B142]/16384" office:value-type="float" office:value="-0.262451171875">
            <text:p>-0.26</text:p>
          </table:table-cell>
          <table:table-cell table:formula="of:=[.C142]/16384" office:value-type="float" office:value="0.171630859375">
            <text:p>0.17</text:p>
          </table:table-cell>
          <table:table-cell table:formula="of:=[.D142]" office:value-type="float" office:value="22.79">
            <text:p>22.79</text:p>
          </table:table-cell>
          <table:table-cell table:formula="of:=[.E142]/(131*250)" office:value-type="float" office:value="0.101740458015267">
            <text:p>0.10</text:p>
          </table:table-cell>
          <table:table-cell table:formula="of:=[.F142]/(131*250)" office:value-type="float" office:value="-0.294748091603053">
            <text:p>-0.29</text:p>
          </table:table-cell>
          <table:table-cell table:formula="of:=[.G142]/(131*250)" office:value-type="float" office:value="0.0152977099236641">
            <text:p>0.02</text:p>
          </table:table-cell>
          <table:table-cell/>
          <table:table-cell table:formula="of:=[.Q141]+([.I141]-[.I$164])*1/3" office:value-type="float" office:value="5.58702935112847">
            <text:p>5.59</text:p>
          </table:table-cell>
          <table:table-cell table:formula="of:=[.R141]+([.J141]-[.J$164])*1/3" office:value-type="float" office:value="-3.73887803819444">
            <text:p>-3.74</text:p>
          </table:table-cell>
          <table:table-cell table:formula="of:=[.S141]+([.K141]-[.K$164])*1/3" office:value-type="float" office:value="-3.47376166449653">
            <text:p>-3.47</text:p>
          </table:table-cell>
          <table:table-cell table:formula="of:=[.L142]" office:value-type="float" office:value="22.79">
            <text:p>22.79</text:p>
          </table:table-cell>
          <table:table-cell table:formula="of:=[.U141]+[.M141]-[.M$164]" office:value-type="float" office:value="8.01908396946565">
            <text:p>8.02</text:p>
          </table:table-cell>
          <table:table-cell table:formula="of:=[.V141]+[.N141]-[.N$164]" office:value-type="float" office:value="-2.16489567430026">
            <text:p>-2.16</text:p>
          </table:table-cell>
          <table:table-cell table:formula="of:=[.W141]+[.O141]-[.O$164]" office:value-type="float" office:value="1.29017811704834">
            <text:p>1.29</text:p>
          </table:table-cell>
          <table:table-cell/>
          <table:table-cell table:formula="of:=[.Y141]+[.Q142]+0.5*([.Q142]-[.Q141])" office:value-type="float" office:value="327.201249864366">
            <text:p>327.2</text:p>
          </table:table-cell>
          <table:table-cell table:formula="of:=[.Z141]+[.R142]+0.5*([.R142]-[.R141])" office:value-type="float" office:value="-201.825493706597">
            <text:p>-201.8</text:p>
          </table:table-cell>
          <table:table-cell table:formula="of:=[.AA141]+[.S142]+0.5*([.S142]-[.S141])" office:value-type="float" office:value="-165.901228162977">
            <text:p>-165.9</text:p>
          </table:table-cell>
          <table:table-cell/>
          <table:table-cell table:formula="of:=MOD([.AC141]+[.U142]+0.5*([.U142]-[.U141]);360)" office:value-type="float" office:value="324.355465648855">
            <text:p>324.4</text:p>
          </table:table-cell>
          <table:table-cell table:formula="of:=MOD([.AD141]+[.V142]+0.5*([.V142]-[.V141]);360)" office:value-type="float" office:value="220.788544529262">
            <text:p>220.8</text:p>
          </table:table-cell>
          <table:table-cell table:formula="of:=MOD([.AE141]+[.W142]+0.5*([.W142]-[.W141]);360)" office:value-type="float" office:value="86.4657608142492">
            <text:p>86.5</text:p>
          </table:table-cell>
        </table:table-row>
        <table:table-row table:style-name="ro1">
          <table:table-cell office:value-type="float" office:value="17504">
            <text:p>17504</text:p>
          </table:table-cell>
          <table:table-cell office:value-type="float" office:value="-3368">
            <text:p>-3368</text:p>
          </table:table-cell>
          <table:table-cell office:value-type="float" office:value="5384">
            <text:p>5384</text:p>
          </table:table-cell>
          <table:table-cell office:value-type="float" office:value="22.88">
            <text:p>22.88</text:p>
          </table:table-cell>
          <table:table-cell office:value-type="float" office:value="-2075">
            <text:p>-2075</text:p>
          </table:table-cell>
          <table:table-cell office:value-type="float" office:value="-14014">
            <text:p>-14014</text:p>
          </table:table-cell>
          <table:table-cell office:value-type="float" office:value="-6794">
            <text:p>-6794</text:p>
          </table:table-cell>
          <table:table-cell/>
          <table:table-cell table:formula="of:=[.A143]/16384" office:value-type="float" office:value="1.068359375">
            <text:p>1.07</text:p>
          </table:table-cell>
          <table:table-cell table:formula="of:=[.B143]/16384" office:value-type="float" office:value="-0.20556640625">
            <text:p>-0.21</text:p>
          </table:table-cell>
          <table:table-cell table:formula="of:=[.C143]/16384" office:value-type="float" office:value="0.32861328125">
            <text:p>0.33</text:p>
          </table:table-cell>
          <table:table-cell table:formula="of:=[.D143]" office:value-type="float" office:value="22.88">
            <text:p>22.88</text:p>
          </table:table-cell>
          <table:table-cell table:formula="of:=[.E143]/(131*250)" office:value-type="float" office:value="-0.0633587786259542">
            <text:p>-0.06</text:p>
          </table:table-cell>
          <table:table-cell table:formula="of:=[.F143]/(131*250)" office:value-type="float" office:value="-0.427908396946565">
            <text:p>-0.43</text:p>
          </table:table-cell>
          <table:table-cell table:formula="of:=[.G143]/(131*250)" office:value-type="float" office:value="-0.207450381679389">
            <text:p>-0.21</text:p>
          </table:table-cell>
          <table:table-cell/>
          <table:table-cell table:formula="of:=[.Q142]+([.I142]-[.I$164])*1/3" office:value-type="float" office:value="5.61925048828125">
            <text:p>5.62</text:p>
          </table:table-cell>
          <table:table-cell table:formula="of:=[.R142]+([.J142]-[.J$164])*1/3" office:value-type="float" office:value="-3.75546875">
            <text:p>-3.76</text:p>
          </table:table-cell>
          <table:table-cell table:formula="of:=[.S142]+([.K142]-[.K$164])*1/3" office:value-type="float" office:value="-3.48428141276042">
            <text:p>-3.48</text:p>
          </table:table-cell>
          <table:table-cell table:formula="of:=[.L143]" office:value-type="float" office:value="22.88">
            <text:p>22.88</text:p>
          </table:table-cell>
          <table:table-cell table:formula="of:=[.U142]+[.M142]-[.M$164]" office:value-type="float" office:value="8.11314198473283">
            <text:p>8.11</text:p>
          </table:table-cell>
          <table:table-cell table:formula="of:=[.V142]+[.N142]-[.N$164]" office:value-type="float" office:value="-2.46120916030535">
            <text:p>-2.46</text:p>
          </table:table-cell>
          <table:table-cell table:formula="of:=[.W142]+[.O142]-[.O$164]" office:value-type="float" office:value="1.30039083969465">
            <text:p>1.30</text:p>
          </table:table-cell>
          <table:table-cell/>
          <table:table-cell table:formula="of:=[.Y142]+[.Q143]+0.5*([.Q143]-[.Q142])" office:value-type="float" office:value="332.836610921224">
            <text:p>332.8</text:p>
          </table:table-cell>
          <table:table-cell table:formula="of:=[.Z142]+[.R143]+0.5*([.R143]-[.R142])" office:value-type="float" office:value="-205.5892578125">
            <text:p>-205.6</text:p>
          </table:table-cell>
          <table:table-cell table:formula="of:=[.AA142]+[.S143]+0.5*([.S143]-[.S142])" office:value-type="float" office:value="-169.39076944987">
            <text:p>-169.4</text:p>
          </table:table-cell>
          <table:table-cell/>
          <table:table-cell table:formula="of:=MOD([.AC142]+[.U143]+0.5*([.U143]-[.U142]);360)" office:value-type="float" office:value="332.515636641221">
            <text:p>332.5</text:p>
          </table:table-cell>
          <table:table-cell table:formula="of:=MOD([.AD142]+[.V143]+0.5*([.V143]-[.V142]);360)" office:value-type="float" office:value="218.179178625954">
            <text:p>218.2</text:p>
          </table:table-cell>
          <table:table-cell table:formula="of:=MOD([.AE142]+[.W143]+0.5*([.W143]-[.W142]);360)" office:value-type="float" office:value="87.771258015267">
            <text:p>87.8</text:p>
          </table:table-cell>
        </table:table-row>
        <table:table-row table:style-name="ro1">
          <table:table-cell office:value-type="float" office:value="14080">
            <text:p>14080</text:p>
          </table:table-cell>
          <table:table-cell office:value-type="float" office:value="-6944">
            <text:p>-6944</text:p>
          </table:table-cell>
          <table:table-cell office:value-type="float" office:value="-3908">
            <text:p>-3908</text:p>
          </table:table-cell>
          <table:table-cell office:value-type="float" office:value="22.79">
            <text:p>22.79</text:p>
          </table:table-cell>
          <table:table-cell office:value-type="float" office:value="16437">
            <text:p>16437</text:p>
          </table:table-cell>
          <table:table-cell office:value-type="float" office:value="28978">
            <text:p>28978</text:p>
          </table:table-cell>
          <table:table-cell office:value-type="float" office:value="7262">
            <text:p>7262</text:p>
          </table:table-cell>
          <table:table-cell/>
          <table:table-cell table:formula="of:=[.A144]/16384" office:value-type="float" office:value="0.859375">
            <text:p>0.86</text:p>
          </table:table-cell>
          <table:table-cell table:formula="of:=[.B144]/16384" office:value-type="float" office:value="-0.423828125">
            <text:p>-0.42</text:p>
          </table:table-cell>
          <table:table-cell table:formula="of:=[.C144]/16384" office:value-type="float" office:value="-0.238525390625">
            <text:p>-0.24</text:p>
          </table:table-cell>
          <table:table-cell table:formula="of:=[.D144]" office:value-type="float" office:value="22.79">
            <text:p>22.79</text:p>
          </table:table-cell>
          <table:table-cell table:formula="of:=[.E144]/(131*250)" office:value-type="float" office:value="0.501893129770992">
            <text:p>0.50</text:p>
          </table:table-cell>
          <table:table-cell table:formula="of:=[.F144]/(131*250)" office:value-type="float" office:value="0.884824427480916">
            <text:p>0.88</text:p>
          </table:table-cell>
          <table:table-cell table:formula="of:=[.G144]/(131*250)" office:value-type="float" office:value="0.221740458015267">
            <text:p>0.22</text:p>
          </table:table-cell>
          <table:table-cell/>
          <table:table-cell table:formula="of:=[.Q143]+([.I143]-[.I$164])*1/3" office:value-type="float" office:value="5.65920274522569">
            <text:p>5.66</text:p>
          </table:table-cell>
          <table:table-cell table:formula="of:=[.R143]+([.J143]-[.J$164])*1/3" office:value-type="float" office:value="-3.75309787326389">
            <text:p>-3.75</text:p>
          </table:table-cell>
          <table:table-cell table:formula="of:=[.S143]+([.K143]-[.K$164])*1/3" office:value-type="float" office:value="-3.44247368706597">
            <text:p>-3.44</text:p>
          </table:table-cell>
          <table:table-cell table:formula="of:=[.L144]" office:value-type="float" office:value="22.79">
            <text:p>22.79</text:p>
          </table:table-cell>
          <table:table-cell table:formula="of:=[.U143]+[.M143]-[.M$164]" office:value-type="float" office:value="8.04210076335878">
            <text:p>8.04</text:p>
          </table:table-cell>
          <table:table-cell table:formula="of:=[.V143]+[.N143]-[.N$164]" office:value-type="float" office:value="-2.89068295165395">
            <text:p>-2.89</text:p>
          </table:table-cell>
          <table:table-cell table:formula="of:=[.W143]+[.O143]-[.O$164]" office:value-type="float" office:value="1.08785547073791">
            <text:p>1.09</text:p>
          </table:table-cell>
          <table:table-cell/>
          <table:table-cell table:formula="of:=[.Y143]+[.Q144]+0.5*([.Q144]-[.Q143])" office:value-type="float" office:value="338.515789794922">
            <text:p>338.5</text:p>
          </table:table-cell>
          <table:table-cell table:formula="of:=[.Z143]+[.R144]+0.5*([.R144]-[.R143])" office:value-type="float" office:value="-209.341170247396">
            <text:p>-209.3</text:p>
          </table:table-cell>
          <table:table-cell table:formula="of:=[.AA143]+[.S144]+0.5*([.S144]-[.S143])" office:value-type="float" office:value="-172.812339274089">
            <text:p>-172.8</text:p>
          </table:table-cell>
          <table:table-cell/>
          <table:table-cell table:formula="of:=MOD([.AC143]+[.U144]+0.5*([.U144]-[.U143]);360)" office:value-type="float" office:value="340.522216793893">
            <text:p>340.5</text:p>
          </table:table-cell>
          <table:table-cell table:formula="of:=MOD([.AD143]+[.V144]+0.5*([.V144]-[.V143]);360)" office:value-type="float" office:value="215.073758778626">
            <text:p>215.1</text:p>
          </table:table-cell>
          <table:table-cell table:formula="of:=MOD([.AE143]+[.W144]+0.5*([.W144]-[.W143]);360)" office:value-type="float" office:value="88.7528458015266">
            <text:p>88.8</text:p>
          </table:table-cell>
        </table:table-row>
        <table:table-row table:style-name="ro1">
          <table:table-cell office:value-type="float" office:value="16124">
            <text:p>16124</text:p>
          </table:table-cell>
          <table:table-cell office:value-type="float" office:value="-6796">
            <text:p>-6796</text:p>
          </table:table-cell>
          <table:table-cell office:value-type="float" office:value="1792">
            <text:p>1792</text:p>
          </table:table-cell>
          <table:table-cell office:value-type="float" office:value="22.74">
            <text:p>22.74</text:p>
          </table:table-cell>
          <table:table-cell office:value-type="float" office:value="840">
            <text:p>840</text:p>
          </table:table-cell>
          <table:table-cell office:value-type="float" office:value="-14919">
            <text:p>-14919</text:p>
          </table:table-cell>
          <table:table-cell office:value-type="float" office:value="-2179">
            <text:p>-2179</text:p>
          </table:table-cell>
          <table:table-cell/>
          <table:table-cell table:formula="of:=[.A145]/16384" office:value-type="float" office:value="0.984130859375">
            <text:p>0.98</text:p>
          </table:table-cell>
          <table:table-cell table:formula="of:=[.B145]/16384" office:value-type="float" office:value="-0.414794921875">
            <text:p>-0.41</text:p>
          </table:table-cell>
          <table:table-cell table:formula="of:=[.C145]/16384" office:value-type="float" office:value="0.109375">
            <text:p>0.11</text:p>
          </table:table-cell>
          <table:table-cell table:formula="of:=[.D145]" office:value-type="float" office:value="22.74">
            <text:p>22.74</text:p>
          </table:table-cell>
          <table:table-cell table:formula="of:=[.E145]/(131*250)" office:value-type="float" office:value="0.0256488549618321">
            <text:p>0.03</text:p>
          </table:table-cell>
          <table:table-cell table:formula="of:=[.F145]/(131*250)" office:value-type="float" office:value="-0.455541984732824">
            <text:p>-0.46</text:p>
          </table:table-cell>
          <table:table-cell table:formula="of:=[.G145]/(131*250)" office:value-type="float" office:value="-0.0665343511450382">
            <text:p>-0.07</text:p>
          </table:table-cell>
          <table:table-cell/>
          <table:table-cell table:formula="of:=[.Q144]+([.I144]-[.I$164])*1/3" office:value-type="float" office:value="5.62949354383681">
            <text:p>5.63</text:p>
          </table:table-cell>
          <table:table-cell table:formula="of:=[.R144]+([.J144]-[.J$164])*1/3" office:value-type="float" office:value="-3.82348090277778">
            <text:p>-3.82</text:p>
          </table:table-cell>
          <table:table-cell table:formula="of:=[.S144]+([.K144]-[.K$164])*1/3" office:value-type="float" office:value="-3.58971218532986">
            <text:p>-3.59</text:p>
          </table:table-cell>
          <table:table-cell table:formula="of:=[.L145]" office:value-type="float" office:value="22.74">
            <text:p>22.74</text:p>
          </table:table-cell>
          <table:table-cell table:formula="of:=[.U144]+[.M144]-[.M$164]" office:value-type="float" office:value="8.53631145038168">
            <text:p>8.54</text:p>
          </table:table-cell>
          <table:table-cell table:formula="of:=[.V144]+[.N144]-[.N$164]" office:value-type="float" office:value="-2.00742391857507">
            <text:p>-2.01</text:p>
          </table:table-cell>
          <table:table-cell table:formula="of:=[.W144]+[.O144]-[.O$164]" office:value-type="float" office:value="1.30451094147582">
            <text:p>1.30</text:p>
          </table:table-cell>
          <table:table-cell/>
          <table:table-cell table:formula="of:=[.Y144]+[.Q145]+0.5*([.Q145]-[.Q144])" office:value-type="float" office:value="344.130428738064">
            <text:p>344.1</text:p>
          </table:table-cell>
          <table:table-cell table:formula="of:=[.Z144]+[.R145]+0.5*([.R145]-[.R144])" office:value-type="float" office:value="-213.199842664931">
            <text:p>-213.2</text:p>
          </table:table-cell>
          <table:table-cell table:formula="of:=[.AA144]+[.S145]+0.5*([.S145]-[.S144])" office:value-type="float" office:value="-176.47567070855">
            <text:p>-176.5</text:p>
          </table:table-cell>
          <table:table-cell/>
          <table:table-cell table:formula="of:=MOD([.AC144]+[.U145]+0.5*([.U145]-[.U144]);360)" office:value-type="float" office:value="349.305633587786">
            <text:p>349.3</text:p>
          </table:table-cell>
          <table:table-cell table:formula="of:=MOD([.AD144]+[.V145]+0.5*([.V145]-[.V144]);360)" office:value-type="float" office:value="213.507964376591">
            <text:p>213.5</text:p>
          </table:table-cell>
          <table:table-cell table:formula="of:=MOD([.AE144]+[.W145]+0.5*([.W145]-[.W144]);360)" office:value-type="float" office:value="90.1656844783713">
            <text:p>90.2</text:p>
          </table:table-cell>
        </table:table-row>
        <table:table-row table:style-name="ro1">
          <table:table-cell office:value-type="float" office:value="13892">
            <text:p>13892</text:p>
          </table:table-cell>
          <table:table-cell office:value-type="float" office:value="-5744">
            <text:p>-5744</text:p>
          </table:table-cell>
          <table:table-cell office:value-type="float" office:value="3972">
            <text:p>3972</text:p>
          </table:table-cell>
          <table:table-cell office:value-type="float" office:value="22.84">
            <text:p>22.84</text:p>
          </table:table-cell>
          <table:table-cell office:value-type="float" office:value="113">
            <text:p>113</text:p>
          </table:table-cell>
          <table:table-cell office:value-type="float" office:value="-8128">
            <text:p>-8128</text:p>
          </table:table-cell>
          <table:table-cell office:value-type="float" office:value="-4072">
            <text:p>-4072</text:p>
          </table:table-cell>
          <table:table-cell/>
          <table:table-cell table:formula="of:=[.A146]/16384" office:value-type="float" office:value="0.847900390625">
            <text:p>0.85</text:p>
          </table:table-cell>
          <table:table-cell table:formula="of:=[.B146]/16384" office:value-type="float" office:value="-0.3505859375">
            <text:p>-0.35</text:p>
          </table:table-cell>
          <table:table-cell table:formula="of:=[.C146]/16384" office:value-type="float" office:value="0.242431640625">
            <text:p>0.24</text:p>
          </table:table-cell>
          <table:table-cell table:formula="of:=[.D146]" office:value-type="float" office:value="22.84">
            <text:p>22.84</text:p>
          </table:table-cell>
          <table:table-cell table:formula="of:=[.E146]/(131*250)" office:value-type="float" office:value="0.00345038167938931">
            <text:p>0.00</text:p>
          </table:table-cell>
          <table:table-cell table:formula="of:=[.F146]/(131*250)" office:value-type="float" office:value="-0.24818320610687">
            <text:p>-0.25</text:p>
          </table:table-cell>
          <table:table-cell table:formula="of:=[.G146]/(131*250)" office:value-type="float" office:value="-0.124335877862595">
            <text:p>-0.12</text:p>
          </table:table-cell>
          <table:table-cell/>
          <table:table-cell table:formula="of:=[.Q145]+([.I145]-[.I$164])*1/3" office:value-type="float" office:value="5.64136962890625">
            <text:p>5.64</text:p>
          </table:table-cell>
          <table:table-cell table:formula="of:=[.R145]+([.J145]-[.J$164])*1/3" office:value-type="float" office:value="-3.89085286458333">
            <text:p>-3.89</text:p>
          </table:table-cell>
          <table:table-cell table:formula="of:=[.S145]+([.K145]-[.K$164])*1/3" office:value-type="float" office:value="-3.62098388671875">
            <text:p>-3.62</text:p>
          </table:table-cell>
          <table:table-cell table:formula="of:=[.L146]" office:value-type="float" office:value="22.84">
            <text:p>22.84</text:p>
          </table:table-cell>
          <table:table-cell table:formula="of:=[.U145]+[.M145]-[.M$164]" office:value-type="float" office:value="8.55427786259542">
            <text:p>8.55</text:p>
          </table:table-cell>
          <table:table-cell table:formula="of:=[.V145]+[.N145]-[.N$164]" office:value-type="float" office:value="-2.46453129770993">
            <text:p>-2.46</text:p>
          </table:table-cell>
          <table:table-cell table:formula="of:=[.W145]+[.O145]-[.O$164]" office:value-type="float" office:value="1.23289160305343">
            <text:p>1.23</text:p>
          </table:table-cell>
          <table:table-cell/>
          <table:table-cell table:formula="of:=[.Y145]+[.Q146]+0.5*([.Q146]-[.Q145])" office:value-type="float" office:value="349.777736409505">
            <text:p>349.8</text:p>
          </table:table-cell>
          <table:table-cell table:formula="of:=[.Z145]+[.R146]+0.5*([.R146]-[.R145])" office:value-type="float" office:value="-217.124381510417">
            <text:p>-217.1</text:p>
          </table:table-cell>
          <table:table-cell table:formula="of:=[.AA145]+[.S146]+0.5*([.S146]-[.S145])" office:value-type="float" office:value="-180.112290445964">
            <text:p>-180.1</text:p>
          </table:table-cell>
          <table:table-cell/>
          <table:table-cell table:formula="of:=MOD([.AC145]+[.U146]+0.5*([.U146]-[.U145]);360)" office:value-type="float" office:value="357.868894656488">
            <text:p>357.9</text:p>
          </table:table-cell>
          <table:table-cell table:formula="of:=MOD([.AD145]+[.V146]+0.5*([.V146]-[.V145]);360)" office:value-type="float" office:value="210.814879389313">
            <text:p>210.8</text:p>
          </table:table-cell>
          <table:table-cell table:formula="of:=MOD([.AE145]+[.W146]+0.5*([.W146]-[.W145]);360)" office:value-type="float" office:value="91.3627664122136">
            <text:p>91.4</text:p>
          </table:table-cell>
        </table:table-row>
        <table:table-row table:style-name="ro1">
          <table:table-cell office:value-type="float" office:value="13776">
            <text:p>13776</text:p>
          </table:table-cell>
          <table:table-cell office:value-type="float" office:value="-9656">
            <text:p>-9656</text:p>
          </table:table-cell>
          <table:table-cell office:value-type="float" office:value="4364">
            <text:p>4364</text:p>
          </table:table-cell>
          <table:table-cell office:value-type="float" office:value="22.93">
            <text:p>22.93</text:p>
          </table:table-cell>
          <table:table-cell office:value-type="float" office:value="18201">
            <text:p>18201</text:p>
          </table:table-cell>
          <table:table-cell office:value-type="float" office:value="7004">
            <text:p>7004</text:p>
          </table:table-cell>
          <table:table-cell office:value-type="float" office:value="-5899">
            <text:p>-5899</text:p>
          </table:table-cell>
          <table:table-cell/>
          <table:table-cell table:formula="of:=[.A147]/16384" office:value-type="float" office:value="0.8408203125">
            <text:p>0.84</text:p>
          </table:table-cell>
          <table:table-cell table:formula="of:=[.B147]/16384" office:value-type="float" office:value="-0.58935546875">
            <text:p>-0.59</text:p>
          </table:table-cell>
          <table:table-cell table:formula="of:=[.C147]/16384" office:value-type="float" office:value="0.266357421875">
            <text:p>0.27</text:p>
          </table:table-cell>
          <table:table-cell table:formula="of:=[.D147]" office:value-type="float" office:value="22.93">
            <text:p>22.93</text:p>
          </table:table-cell>
          <table:table-cell table:formula="of:=[.E147]/(131*250)" office:value-type="float" office:value="0.55575572519084">
            <text:p>0.56</text:p>
          </table:table-cell>
          <table:table-cell table:formula="of:=[.F147]/(131*250)" office:value-type="float" office:value="0.213862595419847">
            <text:p>0.21</text:p>
          </table:table-cell>
          <table:table-cell table:formula="of:=[.G147]/(131*250)" office:value-type="float" office:value="-0.18012213740458">
            <text:p>-0.18</text:p>
          </table:table-cell>
          <table:table-cell/>
          <table:table-cell table:formula="of:=[.Q146]+([.I146]-[.I$164])*1/3" office:value-type="float" office:value="5.60783555772569">
            <text:p>5.61</text:p>
          </table:table-cell>
          <table:table-cell table:formula="of:=[.R146]+([.J146]-[.J$164])*1/3" office:value-type="float" office:value="-3.93682183159722">
            <text:p>-3.94</text:p>
          </table:table-cell>
          <table:table-cell table:formula="of:=[.S146]+([.K146]-[.K$164])*1/3" office:value-type="float" office:value="-3.60790337456597">
            <text:p>-3.61</text:p>
          </table:table-cell>
          <table:table-cell table:formula="of:=[.L147]" office:value-type="float" office:value="22.93">
            <text:p>22.93</text:p>
          </table:table-cell>
          <table:table-cell table:formula="of:=[.U146]+[.M146]-[.M$164]" office:value-type="float" office:value="8.55004580152672">
            <text:p>8.55</text:p>
          </table:table-cell>
          <table:table-cell table:formula="of:=[.V146]+[.N146]-[.N$164]" office:value-type="float" office:value="-2.71427989821883">
            <text:p>-2.71</text:p>
          </table:table-cell>
          <table:table-cell table:formula="of:=[.W146]+[.O146]-[.O$164]" office:value-type="float" office:value="1.10347073791348">
            <text:p>1.10</text:p>
          </table:table-cell>
          <table:table-cell/>
          <table:table-cell table:formula="of:=[.Y146]+[.Q147]+0.5*([.Q147]-[.Q146])" office:value-type="float" office:value="355.36880493164">
            <text:p>355.4</text:p>
          </table:table-cell>
          <table:table-cell table:formula="of:=[.Z146]+[.R147]+0.5*([.R147]-[.R146])" office:value-type="float" office:value="-221.084187825521">
            <text:p>-221.1</text:p>
          </table:table-cell>
          <table:table-cell table:formula="of:=[.AA146]+[.S147]+0.5*([.S147]-[.S146])" office:value-type="float" office:value="-183.713653564453">
            <text:p>-183.7</text:p>
          </table:table-cell>
          <table:table-cell/>
          <table:table-cell table:formula="of:=MOD([.AC146]+[.U147]+0.5*([.U147]-[.U146]);360)" office:value-type="float" office:value="6.41682442748083">
            <text:p>6.4</text:p>
          </table:table-cell>
          <table:table-cell table:formula="of:=MOD([.AD146]+[.V147]+0.5*([.V147]-[.V146]);360)" office:value-type="float" office:value="207.97572519084">
            <text:p>208.0</text:p>
          </table:table-cell>
          <table:table-cell table:formula="of:=MOD([.AE146]+[.W147]+0.5*([.W147]-[.W146]);360)" office:value-type="float" office:value="92.4015267175571">
            <text:p>92.4</text:p>
          </table:table-cell>
        </table:table-row>
        <table:table-row table:style-name="ro1">
          <table:table-cell office:value-type="float" office:value="14688">
            <text:p>14688</text:p>
          </table:table-cell>
          <table:table-cell office:value-type="float" office:value="152">
            <text:p>152</text:p>
          </table:table-cell>
          <table:table-cell office:value-type="float" office:value="-8168">
            <text:p>-8168</text:p>
          </table:table-cell>
          <table:table-cell office:value-type="float" office:value="22.69">
            <text:p>22.69</text:p>
          </table:table-cell>
          <table:table-cell office:value-type="float" office:value="576">
            <text:p>576</text:p>
          </table:table-cell>
          <table:table-cell office:value-type="float" office:value="-10796">
            <text:p>-10796</text:p>
          </table:table-cell>
          <table:table-cell office:value-type="float" office:value="3503">
            <text:p>3503</text:p>
          </table:table-cell>
          <table:table-cell/>
          <table:table-cell table:formula="of:=[.A148]/16384" office:value-type="float" office:value="0.896484375">
            <text:p>0.90</text:p>
          </table:table-cell>
          <table:table-cell table:formula="of:=[.B148]/16384" office:value-type="float" office:value="0.00927734375">
            <text:p>0.01</text:p>
          </table:table-cell>
          <table:table-cell table:formula="of:=[.C148]/16384" office:value-type="float" office:value="-0.49853515625">
            <text:p>-0.50</text:p>
          </table:table-cell>
          <table:table-cell table:formula="of:=[.D148]" office:value-type="float" office:value="22.69">
            <text:p>22.69</text:p>
          </table:table-cell>
          <table:table-cell table:formula="of:=[.E148]/(131*250)" office:value-type="float" office:value="0.017587786259542">
            <text:p>0.02</text:p>
          </table:table-cell>
          <table:table-cell table:formula="of:=[.F148]/(131*250)" office:value-type="float" office:value="-0.329648854961832">
            <text:p>-0.33</text:p>
          </table:table-cell>
          <table:table-cell table:formula="of:=[.G148]/(131*250)" office:value-type="float" office:value="0.106961832061069">
            <text:p>0.11</text:p>
          </table:table-cell>
          <table:table-cell/>
          <table:table-cell table:formula="of:=[.Q147]+([.I147]-[.I$164])*1/3" office:value-type="float" office:value="5.57194146050347">
            <text:p>5.57</text:p>
          </table:table-cell>
          <table:table-cell table:formula="of:=[.R147]+([.J147]-[.J$164])*1/3" office:value-type="float" office:value="-4.06238064236111">
            <text:p>-4.06</text:p>
          </table:table-cell>
          <table:table-cell table:formula="of:=[.S147]+([.K147]-[.K$164])*1/3" office:value-type="float" office:value="-3.58684760199653">
            <text:p>-3.59</text:p>
          </table:table-cell>
          <table:table-cell table:formula="of:=[.L148]" office:value-type="float" office:value="22.69">
            <text:p>22.69</text:p>
          </table:table-cell>
          <table:table-cell table:formula="of:=[.U147]+[.M147]-[.M$164]" office:value-type="float" office:value="9.09811908396947">
            <text:p>9.10</text:p>
          </table:table-cell>
          <table:table-cell table:formula="of:=[.V147]+[.N147]-[.N$164]" office:value-type="float" office:value="-2.50198269720102">
            <text:p>-2.50</text:p>
          </table:table-cell>
          <table:table-cell table:formula="of:=[.W147]+[.O147]-[.O$164]" office:value-type="float" office:value="0.918263613231548">
            <text:p>0.92</text:p>
          </table:table-cell>
          <table:table-cell/>
          <table:table-cell table:formula="of:=[.Y147]+[.Q148]+0.5*([.Q148]-[.Q147])" office:value-type="float" office:value="360.922799343533">
            <text:p>360.9</text:p>
          </table:table-cell>
          <table:table-cell table:formula="of:=[.Z147]+[.R148]+0.5*([.R148]-[.R147])" office:value-type="float" office:value="-225.209347873264">
            <text:p>-225.2</text:p>
          </table:table-cell>
          <table:table-cell table:formula="of:=[.AA147]+[.S148]+0.5*([.S148]-[.S147])" office:value-type="float" office:value="-187.289973280165">
            <text:p>-187.3</text:p>
          </table:table-cell>
          <table:table-cell/>
          <table:table-cell table:formula="of:=MOD([.AC147]+[.U148]+0.5*([.U148]-[.U147]);360)" office:value-type="float" office:value="15.7889801526717">
            <text:p>15.8</text:p>
          </table:table-cell>
          <table:table-cell table:formula="of:=MOD([.AD147]+[.V148]+0.5*([.V148]-[.V147]);360)" office:value-type="float" office:value="205.579891094148">
            <text:p>205.6</text:p>
          </table:table-cell>
          <table:table-cell table:formula="of:=MOD([.AE147]+[.W148]+0.5*([.W148]-[.W147]);360)" office:value-type="float" office:value="93.2271867684477">
            <text:p>93.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-5460">
            <text:p>-5460</text:p>
          </table:table-cell>
          <table:table-cell office:value-type="float" office:value="3372">
            <text:p>3372</text:p>
          </table:table-cell>
          <table:table-cell office:value-type="float" office:value="22.74">
            <text:p>22.74</text:p>
          </table:table-cell>
          <table:table-cell office:value-type="float" office:value="-36">
            <text:p>-36</text:p>
          </table:table-cell>
          <table:table-cell office:value-type="float" office:value="-3794">
            <text:p>-3794</text:p>
          </table:table-cell>
          <table:table-cell office:value-type="float" office:value="-1605">
            <text:p>-1605</text:p>
          </table:table-cell>
          <table:table-cell/>
          <table:table-cell table:formula="of:=[.A149]/16384" office:value-type="float" office:value="0.9375">
            <text:p>0.94</text:p>
          </table:table-cell>
          <table:table-cell table:formula="of:=[.B149]/16384" office:value-type="float" office:value="-0.333251953125">
            <text:p>-0.33</text:p>
          </table:table-cell>
          <table:table-cell table:formula="of:=[.C149]/16384" office:value-type="float" office:value="0.205810546875">
            <text:p>0.21</text:p>
          </table:table-cell>
          <table:table-cell table:formula="of:=[.D149]" office:value-type="float" office:value="22.74">
            <text:p>22.74</text:p>
          </table:table-cell>
          <table:table-cell table:formula="of:=[.E149]/(131*250)" office:value-type="float" office:value="-0.00109923664122137">
            <text:p>0.00</text:p>
          </table:table-cell>
          <table:table-cell table:formula="of:=[.F149]/(131*250)" office:value-type="float" office:value="-0.115847328244275">
            <text:p>-0.12</text:p>
          </table:table-cell>
          <table:table-cell table:formula="of:=[.G149]/(131*250)" office:value-type="float" office:value="-0.0490076335877863">
            <text:p>-0.05</text:p>
          </table:table-cell>
          <table:table-cell/>
          <table:table-cell table:formula="of:=[.Q148]+([.I148]-[.I$164])*1/3" office:value-type="float" office:value="5.55460205078125">
            <text:p>5.55</text:p>
          </table:table-cell>
          <table:table-cell table:formula="of:=[.R148]+([.J148]-[.J$164])*1/3" office:value-type="float" office:value="-3.98839518229167">
            <text:p>-3.99</text:p>
          </table:table-cell>
          <table:table-cell table:formula="of:=[.S148]+([.K148]-[.K$164])*1/3" office:value-type="float" office:value="-3.82075602213542">
            <text:p>-3.82</text:p>
          </table:table-cell>
          <table:table-cell table:formula="of:=[.L149]" office:value-type="float" office:value="22.74">
            <text:p>22.74</text:p>
          </table:table-cell>
          <table:table-cell table:formula="of:=[.U148]+[.M148]-[.M$164]" office:value-type="float" office:value="9.10802442748092">
            <text:p>9.11</text:p>
          </table:table-cell>
          <table:table-cell table:formula="of:=[.V148]+[.N148]-[.N$164]" office:value-type="float" office:value="-2.83319694656489">
            <text:p>-2.83</text:p>
          </table:table-cell>
          <table:table-cell table:formula="of:=[.W148]+[.O148]-[.O$164]" office:value-type="float" office:value="1.02014045801526">
            <text:p>1.02</text:p>
          </table:table-cell>
          <table:table-cell/>
          <table:table-cell table:formula="of:=[.Y148]+[.Q149]+0.5*([.Q149]-[.Q148])" office:value-type="float" office:value="366.468731689453">
            <text:p>366.5</text:p>
          </table:table-cell>
          <table:table-cell table:formula="of:=[.Z148]+[.R149]+0.5*([.R149]-[.R148])" office:value-type="float" office:value="-229.160750325521">
            <text:p>-229.2</text:p>
          </table:table-cell>
          <table:table-cell table:formula="of:=[.AA148]+[.S149]+0.5*([.S149]-[.S148])" office:value-type="float" office:value="-191.22768351237">
            <text:p>-191.2</text:p>
          </table:table-cell>
          <table:table-cell/>
          <table:table-cell table:formula="of:=MOD([.AC148]+[.U149]+0.5*([.U149]-[.U148]);360)" office:value-type="float" office:value="24.9019572519083">
            <text:p>24.9</text:p>
          </table:table-cell>
          <table:table-cell table:formula="of:=MOD([.AD148]+[.V149]+0.5*([.V149]-[.V148]);360)" office:value-type="float" office:value="202.581087022901">
            <text:p>202.6</text:p>
          </table:table-cell>
          <table:table-cell table:formula="of:=MOD([.AE148]+[.W149]+0.5*([.W149]-[.W148]);360)" office:value-type="float" office:value="94.2982656488548">
            <text:p>94.3</text:p>
          </table:table-cell>
        </table:table-row>
        <table:table-row table:style-name="ro1">
          <table:table-cell office:value-type="float" office:value="25020">
            <text:p>25020</text:p>
          </table:table-cell>
          <table:table-cell office:value-type="float" office:value="-15108">
            <text:p>-15108</text:p>
          </table:table-cell>
          <table:table-cell office:value-type="float" office:value="5716">
            <text:p>5716</text:p>
          </table:table-cell>
          <table:table-cell office:value-type="float" office:value="22.74">
            <text:p>22.74</text:p>
          </table:table-cell>
          <table:table-cell office:value-type="float" office:value="-7719">
            <text:p>-7719</text:p>
          </table:table-cell>
          <table:table-cell office:value-type="float" office:value="-18306">
            <text:p>-18306</text:p>
          </table:table-cell>
          <table:table-cell office:value-type="float" office:value="-11126">
            <text:p>-11126</text:p>
          </table:table-cell>
          <table:table-cell/>
          <table:table-cell table:formula="of:=[.A150]/16384" office:value-type="float" office:value="1.527099609375">
            <text:p>1.53</text:p>
          </table:table-cell>
          <table:table-cell table:formula="of:=[.B150]/16384" office:value-type="float" office:value="-0.922119140625">
            <text:p>-0.92</text:p>
          </table:table-cell>
          <table:table-cell table:formula="of:=[.C150]/16384" office:value-type="float" office:value="0.348876953125">
            <text:p>0.35</text:p>
          </table:table-cell>
          <table:table-cell table:formula="of:=[.D150]" office:value-type="float" office:value="22.74">
            <text:p>22.74</text:p>
          </table:table-cell>
          <table:table-cell table:formula="of:=[.E150]/(131*250)" office:value-type="float" office:value="-0.23569465648855">
            <text:p>-0.24</text:p>
          </table:table-cell>
          <table:table-cell table:formula="of:=[.F150]/(131*250)" office:value-type="float" office:value="-0.558961832061069">
            <text:p>-0.56</text:p>
          </table:table-cell>
          <table:table-cell table:formula="of:=[.G150]/(131*250)" office:value-type="float" office:value="-0.339725190839695">
            <text:p>-0.34</text:p>
          </table:table-cell>
          <table:table-cell/>
          <table:table-cell table:formula="of:=[.Q149]+([.I149]-[.I$164])*1/3" office:value-type="float" office:value="5.55093451605903">
            <text:p>5.55</text:p>
          </table:table-cell>
          <table:table-cell table:formula="of:=[.R149]+([.J149]-[.J$164])*1/3" office:value-type="float" office:value="-4.02858615451389">
            <text:p>-4.03</text:p>
          </table:table-cell>
          <table:table-cell table:formula="of:=[.S149]+([.K149]-[.K$164])*1/3" office:value-type="float" office:value="-3.81988254123264">
            <text:p>-3.82</text:p>
          </table:table-cell>
          <table:table-cell table:formula="of:=[.L150]" office:value-type="float" office:value="22.74">
            <text:p>22.74</text:p>
          </table:table-cell>
          <table:table-cell table:formula="of:=[.U149]+[.M149]-[.M$164]" office:value-type="float" office:value="9.09924274809161">
            <text:p>9.10</text:p>
          </table:table-cell>
          <table:table-cell table:formula="of:=[.V149]+[.N149]-[.N$164]" office:value-type="float" office:value="-2.9506096692112">
            <text:p>-2.95</text:p>
          </table:table-cell>
          <table:table-cell table:formula="of:=[.W149]+[.O149]-[.O$164]" office:value-type="float" office:value="0.966047837150123">
            <text:p>0.97</text:p>
          </table:table-cell>
          <table:table-cell/>
          <table:table-cell table:formula="of:=[.Y149]+[.Q150]+0.5*([.Q150]-[.Q149])" office:value-type="float" office:value="372.017832438151">
            <text:p>372.0</text:p>
          </table:table-cell>
          <table:table-cell table:formula="of:=[.Z149]+[.R150]+0.5*([.R150]-[.R149])" office:value-type="float" office:value="-233.209431966146">
            <text:p>-233.2</text:p>
          </table:table-cell>
          <table:table-cell table:formula="of:=[.AA149]+[.S150]+0.5*([.S150]-[.S149])" office:value-type="float" office:value="-195.047129313151">
            <text:p>-195.0</text:p>
          </table:table-cell>
          <table:table-cell/>
          <table:table-cell table:formula="of:=MOD([.AC149]+[.U150]+0.5*([.U150]-[.U149]);360)" office:value-type="float" office:value="33.9968091603053">
            <text:p>34.0</text:p>
          </table:table-cell>
          <table:table-cell table:formula="of:=MOD([.AD149]+[.V150]+0.5*([.V150]-[.V149]);360)" office:value-type="float" office:value="199.571770992367">
            <text:p>199.6</text:p>
          </table:table-cell>
          <table:table-cell table:formula="of:=MOD([.AE149]+[.W150]+0.5*([.W150]-[.W149]);360)" office:value-type="float" office:value="95.2372671755724">
            <text:p>95.2</text:p>
          </table:table-cell>
        </table:table-row>
        <table:table-row table:style-name="ro1">
          <table:table-cell office:value-type="float" office:value="25444">
            <text:p>25444</text:p>
          </table:table-cell>
          <table:table-cell office:value-type="float" office:value="-9468">
            <text:p>-9468</text:p>
          </table:table-cell>
          <table:table-cell office:value-type="float" office:value="-3144">
            <text:p>-3144</text:p>
          </table:table-cell>
          <table:table-cell office:value-type="float" office:value="22.69">
            <text:p>22.69</text:p>
          </table:table-cell>
          <table:table-cell office:value-type="float" office:value="10066">
            <text:p>10066</text:p>
          </table:table-cell>
          <table:table-cell office:value-type="float" office:value="32767">
            <text:p>32767</text:p>
          </table:table-cell>
          <table:table-cell office:value-type="float" office:value="21026">
            <text:p>21026</text:p>
          </table:table-cell>
          <table:table-cell/>
          <table:table-cell table:formula="of:=[.A151]/16384" office:value-type="float" office:value="1.552978515625">
            <text:p>1.55</text:p>
          </table:table-cell>
          <table:table-cell table:formula="of:=[.B151]/16384" office:value-type="float" office:value="-0.577880859375">
            <text:p>-0.58</text:p>
          </table:table-cell>
          <table:table-cell table:formula="of:=[.C151]/16384" office:value-type="float" office:value="-0.19189453125">
            <text:p>-0.19</text:p>
          </table:table-cell>
          <table:table-cell table:formula="of:=[.D151]" office:value-type="float" office:value="22.69">
            <text:p>22.69</text:p>
          </table:table-cell>
          <table:table-cell table:formula="of:=[.E151]/(131*250)" office:value-type="float" office:value="0.307358778625954">
            <text:p>0.31</text:p>
          </table:table-cell>
          <table:table-cell table:formula="of:=[.F151]/(131*250)" office:value-type="float" office:value="1.00051908396947">
            <text:p>1.00</text:p>
          </table:table-cell>
          <table:table-cell table:formula="of:=[.G151]/(131*250)" office:value-type="float" office:value="0.642015267175573">
            <text:p>0.64</text:p>
          </table:table-cell>
          <table:table-cell/>
          <table:table-cell table:formula="of:=[.Q150]+([.I150]-[.I$164])*1/3" office:value-type="float" office:value="5.74380018446181">
            <text:p>5.74</text:p>
          </table:table-cell>
          <table:table-cell table:formula="of:=[.R150]+([.J150]-[.J$164])*1/3" office:value-type="float" office:value="-4.26506618923611">
            <text:p>-4.27</text:p>
          </table:table-cell>
          <table:table-cell table:formula="of:=[.S150]+([.K150]-[.K$164])*1/3" office:value-type="float" office:value="-3.77132025824653">
            <text:p>-3.77</text:p>
          </table:table-cell>
          <table:table-cell table:formula="of:=[.L151]" office:value-type="float" office:value="22.69">
            <text:p>22.69</text:p>
          </table:table-cell>
          <table:table-cell table:formula="of:=[.U150]+[.M150]-[.M$164]" office:value-type="float" office:value="8.85586564885497">
            <text:p>8.86</text:p>
          </table:table-cell>
          <table:table-cell table:formula="of:=[.V150]+[.N150]-[.N$164]" office:value-type="float" office:value="-3.5111368956743">
            <text:p>-3.51</text:p>
          </table:table-cell>
          <table:table-cell table:formula="of:=[.W150]+[.O150]-[.O$164]" office:value-type="float" office:value="0.621237659033074">
            <text:p>0.62</text:p>
          </table:table-cell>
          <table:table-cell/>
          <table:table-cell table:formula="of:=[.Y150]+[.Q151]+0.5*([.Q151]-[.Q150])" office:value-type="float" office:value="377.858065456814">
            <text:p>377.9</text:p>
          </table:table-cell>
          <table:table-cell table:formula="of:=[.Z150]+[.R151]+0.5*([.R151]-[.R150])" office:value-type="float" office:value="-237.592738172743">
            <text:p>-237.6</text:p>
          </table:table-cell>
          <table:table-cell table:formula="of:=[.AA150]+[.S151]+0.5*([.S151]-[.S150])" office:value-type="float" office:value="-198.794168429905">
            <text:p>-198.8</text:p>
          </table:table-cell>
          <table:table-cell/>
          <table:table-cell table:formula="of:=MOD([.AC150]+[.U151]+0.5*([.U151]-[.U150]);360)" office:value-type="float" office:value="42.7309862595419">
            <text:p>42.7</text:p>
          </table:table-cell>
          <table:table-cell table:formula="of:=MOD([.AD150]+[.V151]+0.5*([.V151]-[.V150]);360)" office:value-type="float" office:value="195.780370483461">
            <text:p>195.8</text:p>
          </table:table-cell>
          <table:table-cell table:formula="of:=MOD([.AE150]+[.W151]+0.5*([.W151]-[.W150]);360)" office:value-type="float" office:value="95.6860997455469">
            <text:p>95.7</text:p>
          </table:table-cell>
        </table:table-row>
        <table:table-row table:style-name="ro1">
          <table:table-cell office:value-type="float" office:value="16880">
            <text:p>16880</text:p>
          </table:table-cell>
          <table:table-cell office:value-type="float" office:value="-6936">
            <text:p>-6936</text:p>
          </table:table-cell>
          <table:table-cell office:value-type="float" office:value="508">
            <text:p>508</text:p>
          </table:table-cell>
          <table:table-cell office:value-type="float" office:value="22.84">
            <text:p>22.84</text:p>
          </table:table-cell>
          <table:table-cell office:value-type="float" office:value="-4048">
            <text:p>-4048</text:p>
          </table:table-cell>
          <table:table-cell office:value-type="float" office:value="-9243">
            <text:p>-9243</text:p>
          </table:table-cell>
          <table:table-cell office:value-type="float" office:value="-718">
            <text:p>-718</text:p>
          </table:table-cell>
          <table:table-cell/>
          <table:table-cell table:formula="of:=[.A152]/16384" office:value-type="float" office:value="1.0302734375">
            <text:p>1.03</text:p>
          </table:table-cell>
          <table:table-cell table:formula="of:=[.B152]/16384" office:value-type="float" office:value="-0.42333984375">
            <text:p>-0.42</text:p>
          </table:table-cell>
          <table:table-cell table:formula="of:=[.C152]/16384" office:value-type="float" office:value="0.031005859375">
            <text:p>0.03</text:p>
          </table:table-cell>
          <table:table-cell table:formula="of:=[.D152]" office:value-type="float" office:value="22.84">
            <text:p>22.84</text:p>
          </table:table-cell>
          <table:table-cell table:formula="of:=[.E152]/(131*250)" office:value-type="float" office:value="-0.123603053435115">
            <text:p>-0.12</text:p>
          </table:table-cell>
          <table:table-cell table:formula="of:=[.F152]/(131*250)" office:value-type="float" office:value="-0.282229007633588">
            <text:p>-0.28</text:p>
          </table:table-cell>
          <table:table-cell table:formula="of:=[.G152]/(131*250)" office:value-type="float" office:value="-0.0219236641221374">
            <text:p>-0.02</text:p>
          </table:table-cell>
          <table:table-cell/>
          <table:table-cell table:formula="of:=[.Q151]+([.I151]-[.I$164])*1/3" office:value-type="float" office:value="5.94529215494792">
            <text:p>5.95</text:p>
          </table:table-cell>
          <table:table-cell table:formula="of:=[.R151]+([.J151]-[.J$164])*1/3" office:value-type="float" office:value="-4.38680013020833">
            <text:p>-4.39</text:p>
          </table:table-cell>
          <table:table-cell table:formula="of:=[.S151]+([.K151]-[.K$164])*1/3" office:value-type="float" office:value="-3.90301513671875">
            <text:p>-3.90</text:p>
          </table:table-cell>
          <table:table-cell table:formula="of:=[.L152]" office:value-type="float" office:value="22.84">
            <text:p>22.84</text:p>
          </table:table-cell>
          <table:table-cell table:formula="of:=[.U151]+[.M151]-[.M$164]" office:value-type="float" office:value="9.15554198473283">
            <text:p>9.16</text:p>
          </table:table-cell>
          <table:table-cell table:formula="of:=[.V151]+[.N151]-[.N$164]" office:value-type="float" office:value="-2.51218320610687">
            <text:p>-2.51</text:p>
          </table:table-cell>
          <table:table-cell table:formula="of:=[.W151]+[.O151]-[.O$164]" office:value-type="float" office:value="1.25816793893129">
            <text:p>1.26</text:p>
          </table:table-cell>
          <table:table-cell/>
          <table:table-cell table:formula="of:=[.Y151]+[.Q152]+0.5*([.Q152]-[.Q151])" office:value-type="float" office:value="383.904103597005">
            <text:p>383.9</text:p>
          </table:table-cell>
          <table:table-cell table:formula="of:=[.Z151]+[.R152]+0.5*([.R152]-[.R151])" office:value-type="float" office:value="-242.040405273438">
            <text:p>-242.0</text:p>
          </table:table-cell>
          <table:table-cell table:formula="of:=[.AA151]+[.S152]+0.5*([.S152]-[.S151])" office:value-type="float" office:value="-202.763031005859">
            <text:p>-202.8</text:p>
          </table:table-cell>
          <table:table-cell/>
          <table:table-cell table:formula="of:=MOD([.AC151]+[.U152]+0.5*([.U152]-[.U151]);360)" office:value-type="float" office:value="52.0363664122137">
            <text:p>52.0</text:p>
          </table:table-cell>
          <table:table-cell table:formula="of:=MOD([.AD151]+[.V152]+0.5*([.V152]-[.V151]);360)" office:value-type="float" office:value="193.767664122138">
            <text:p>193.8</text:p>
          </table:table-cell>
          <table:table-cell table:formula="of:=MOD([.AE151]+[.W152]+0.5*([.W152]-[.W151]);360)" office:value-type="float" office:value="97.2627328244273">
            <text:p>97.3</text:p>
          </table:table-cell>
        </table:table-row>
        <table:table-row table:style-name="ro1">
          <table:table-cell office:value-type="float" office:value="18056">
            <text:p>18056</text:p>
          </table:table-cell>
          <table:table-cell office:value-type="float" office:value="-3700">
            <text:p>-3700</text:p>
          </table:table-cell>
          <table:table-cell office:value-type="float" office:value="5308">
            <text:p>5308</text:p>
          </table:table-cell>
          <table:table-cell office:value-type="float" office:value="22.74">
            <text:p>22.74</text:p>
          </table:table-cell>
          <table:table-cell office:value-type="float" office:value="-4353">
            <text:p>-4353</text:p>
          </table:table-cell>
          <table:table-cell office:value-type="float" office:value="-11642">
            <text:p>-11642</text:p>
          </table:table-cell>
          <table:table-cell office:value-type="float" office:value="-6031">
            <text:p>-6031</text:p>
          </table:table-cell>
          <table:table-cell/>
          <table:table-cell table:formula="of:=[.A153]/16384" office:value-type="float" office:value="1.10205078125">
            <text:p>1.10</text:p>
          </table:table-cell>
          <table:table-cell table:formula="of:=[.B153]/16384" office:value-type="float" office:value="-0.225830078125">
            <text:p>-0.23</text:p>
          </table:table-cell>
          <table:table-cell table:formula="of:=[.C153]/16384" office:value-type="float" office:value="0.323974609375">
            <text:p>0.32</text:p>
          </table:table-cell>
          <table:table-cell table:formula="of:=[.D153]" office:value-type="float" office:value="22.74">
            <text:p>22.74</text:p>
          </table:table-cell>
          <table:table-cell table:formula="of:=[.E153]/(131*250)" office:value-type="float" office:value="-0.132916030534351">
            <text:p>-0.13</text:p>
          </table:table-cell>
          <table:table-cell table:formula="of:=[.F153]/(131*250)" office:value-type="float" office:value="-0.355480916030534">
            <text:p>-0.36</text:p>
          </table:table-cell>
          <table:table-cell table:formula="of:=[.G153]/(131*250)" office:value-type="float" office:value="-0.184152671755725">
            <text:p>-0.18</text:p>
          </table:table-cell>
          <table:table-cell/>
          <table:table-cell table:formula="of:=[.Q152]+([.I152]-[.I$164])*1/3" office:value-type="float" office:value="5.97254909939236">
            <text:p>5.97</text:p>
          </table:table-cell>
          <table:table-cell table:formula="of:=[.R152]+([.J152]-[.J$164])*1/3" office:value-type="float" office:value="-4.45702039930555">
            <text:p>-4.46</text:p>
          </table:table-cell>
          <table:table-cell table:formula="of:=[.S152]+([.K152]-[.K$164])*1/3" office:value-type="float" office:value="-3.96040988498264">
            <text:p>-3.96</text:p>
          </table:table-cell>
          <table:table-cell table:formula="of:=[.L153]" office:value-type="float" office:value="22.74">
            <text:p>22.74</text:p>
          </table:table-cell>
          <table:table-cell table:formula="of:=[.U152]+[.M152]-[.M$164]" office:value-type="float" office:value="9.02425648854962">
            <text:p>9.02</text:p>
          </table:table-cell>
          <table:table-cell table:formula="of:=[.V152]+[.N152]-[.N$164]" office:value-type="float" office:value="-2.7959776081425">
            <text:p>-2.80</text:p>
          </table:table-cell>
          <table:table-cell table:formula="of:=[.W152]+[.O152]-[.O$164]" office:value-type="float" office:value="1.2311592875318">
            <text:p>1.23</text:p>
          </table:table-cell>
          <table:table-cell/>
          <table:table-cell table:formula="of:=[.Y152]+[.Q153]+0.5*([.Q153]-[.Q152])" office:value-type="float" office:value="389.89028116862">
            <text:p>389.9</text:p>
          </table:table-cell>
          <table:table-cell table:formula="of:=[.Z152]+[.R153]+0.5*([.R153]-[.R152])" office:value-type="float" office:value="-246.532535807292">
            <text:p>-246.5</text:p>
          </table:table-cell>
          <table:table-cell table:formula="of:=[.AA152]+[.S153]+0.5*([.S153]-[.S152])" office:value-type="float" office:value="-206.752138264974">
            <text:p>-206.8</text:p>
          </table:table-cell>
          <table:table-cell/>
          <table:table-cell table:formula="of:=MOD([.AC152]+[.U153]+0.5*([.U153]-[.U152]);360)" office:value-type="float" office:value="60.9949801526717">
            <text:p>61.0</text:p>
          </table:table-cell>
          <table:table-cell table:formula="of:=MOD([.AD152]+[.V153]+0.5*([.V153]-[.V152]);360)" office:value-type="float" office:value="190.829789312977">
            <text:p>190.8</text:p>
          </table:table-cell>
          <table:table-cell table:formula="of:=MOD([.AE152]+[.W153]+0.5*([.W153]-[.W152]);360)" office:value-type="float" office:value="98.4803877862593">
            <text:p>98.5</text:p>
          </table:table-cell>
        </table:table-row>
        <table:table-row table:style-name="ro1">
          <table:table-cell office:value-type="float" office:value="10356">
            <text:p>10356</text:p>
          </table:table-cell>
          <table:table-cell office:value-type="float" office:value="-2556">
            <text:p>-2556</text:p>
          </table:table-cell>
          <table:table-cell office:value-type="float" office:value="-2600">
            <text:p>-2600</text:p>
          </table:table-cell>
          <table:table-cell office:value-type="float" office:value="22.65">
            <text:p>22.65</text:p>
          </table:table-cell>
          <table:table-cell office:value-type="float" office:value="12159">
            <text:p>12159</text:p>
          </table:table-cell>
          <table:table-cell office:value-type="float" office:value="19054">
            <text:p>19054</text:p>
          </table:table-cell>
          <table:table-cell office:value-type="float" office:value="8697">
            <text:p>8697</text:p>
          </table:table-cell>
          <table:table-cell/>
          <table:table-cell table:formula="of:=[.A154]/16384" office:value-type="float" office:value="0.632080078125">
            <text:p>0.63</text:p>
          </table:table-cell>
          <table:table-cell table:formula="of:=[.B154]/16384" office:value-type="float" office:value="-0.156005859375">
            <text:p>-0.16</text:p>
          </table:table-cell>
          <table:table-cell table:formula="of:=[.C154]/16384" office:value-type="float" office:value="-0.15869140625">
            <text:p>-0.16</text:p>
          </table:table-cell>
          <table:table-cell table:formula="of:=[.D154]" office:value-type="float" office:value="22.65">
            <text:p>22.65</text:p>
          </table:table-cell>
          <table:table-cell table:formula="of:=[.E154]/(131*250)" office:value-type="float" office:value="0.371267175572519">
            <text:p>0.37</text:p>
          </table:table-cell>
          <table:table-cell table:formula="of:=[.F154]/(131*250)" office:value-type="float" office:value="0.581801526717557">
            <text:p>0.58</text:p>
          </table:table-cell>
          <table:table-cell table:formula="of:=[.G154]/(131*250)" office:value-type="float" office:value="0.265557251908397">
            <text:p>0.27</text:p>
          </table:table-cell>
          <table:table-cell/>
          <table:table-cell table:formula="of:=[.Q153]+([.I153]-[.I$164])*1/3" office:value-type="float" office:value="6.02373182508681">
            <text:p>6.02</text:p>
          </table:table-cell>
          <table:table-cell table:formula="of:=[.R153]+([.J153]-[.J$164])*1/3" office:value-type="float" office:value="-4.46140407986111">
            <text:p>-4.46</text:p>
          </table:table-cell>
          <table:table-cell table:formula="of:=[.S153]+([.K153]-[.K$164])*1/3" office:value-type="float" office:value="-3.92014838324653">
            <text:p>-3.92</text:p>
          </table:table-cell>
          <table:table-cell table:formula="of:=[.L154]" office:value-type="float" office:value="22.65">
            <text:p>22.65</text:p>
          </table:table-cell>
          <table:table-cell table:formula="of:=[.U153]+[.M153]-[.M$164]" office:value-type="float" office:value="8.88365801526718">
            <text:p>8.88</text:p>
          </table:table-cell>
          <table:table-cell table:formula="of:=[.V153]+[.N153]-[.N$164]" office:value-type="float" office:value="-3.15302391857507">
            <text:p>-3.15</text:p>
          </table:table-cell>
          <table:table-cell table:formula="of:=[.W153]+[.O153]-[.O$164]" office:value-type="float" office:value="1.04192162849872">
            <text:p>1.04</text:p>
          </table:table-cell>
          <table:table-cell/>
          <table:table-cell table:formula="of:=[.Y153]+[.Q154]+0.5*([.Q154]-[.Q153])" office:value-type="float" office:value="395.939604356554">
            <text:p>395.9</text:p>
          </table:table-cell>
          <table:table-cell table:formula="of:=[.Z153]+[.R154]+0.5*([.R154]-[.R153])" office:value-type="float" office:value="-250.996131727431">
            <text:p>-251.0</text:p>
          </table:table-cell>
          <table:table-cell table:formula="of:=[.AA153]+[.S154]+0.5*([.S154]-[.S153])" office:value-type="float" office:value="-210.652155897352">
            <text:p>-210.7</text:p>
          </table:table-cell>
          <table:table-cell/>
          <table:table-cell table:formula="of:=MOD([.AC153]+[.U154]+0.5*([.U154]-[.U153]);360)" office:value-type="float" office:value="69.8083389312976">
            <text:p>69.8</text:p>
          </table:table-cell>
          <table:table-cell table:formula="of:=MOD([.AD153]+[.V154]+0.5*([.V154]-[.V153]);360)" office:value-type="float" office:value="187.498242239186">
            <text:p>187.5</text:p>
          </table:table-cell>
          <table:table-cell table:formula="of:=MOD([.AE153]+[.W154]+0.5*([.W154]-[.W153]);360)" office:value-type="float" office:value="99.4276905852415">
            <text:p>99.4</text:p>
          </table:table-cell>
        </table:table-row>
        <table:table-row table:style-name="ro1">
          <table:table-cell office:value-type="float" office:value="22584">
            <text:p>22584</text:p>
          </table:table-cell>
          <table:table-cell office:value-type="float" office:value="10980">
            <text:p>10980</text:p>
          </table:table-cell>
          <table:table-cell office:value-type="float" office:value="4560">
            <text:p>4560</text:p>
          </table:table-cell>
          <table:table-cell office:value-type="float" office:value="22.65">
            <text:p>22.65</text:p>
          </table:table-cell>
          <table:table-cell office:value-type="float" office:value="16915">
            <text:p>16915</text:p>
          </table:table-cell>
          <table:table-cell office:value-type="float" office:value="-15774">
            <text:p>-15774</text:p>
          </table:table-cell>
          <table:table-cell office:value-type="float" office:value="-608">
            <text:p>-608</text:p>
          </table:table-cell>
          <table:table-cell/>
          <table:table-cell table:formula="of:=[.A155]/16384" office:value-type="float" office:value="1.37841796875">
            <text:p>1.38</text:p>
          </table:table-cell>
          <table:table-cell table:formula="of:=[.B155]/16384" office:value-type="float" office:value="0.670166015625">
            <text:p>0.67</text:p>
          </table:table-cell>
          <table:table-cell table:formula="of:=[.C155]/16384" office:value-type="float" office:value="0.2783203125">
            <text:p>0.28</text:p>
          </table:table-cell>
          <table:table-cell table:formula="of:=[.D155]" office:value-type="float" office:value="22.65">
            <text:p>22.65</text:p>
          </table:table-cell>
          <table:table-cell table:formula="of:=[.E155]/(131*250)" office:value-type="float" office:value="0.516488549618321">
            <text:p>0.52</text:p>
          </table:table-cell>
          <table:table-cell table:formula="of:=[.F155]/(131*250)" office:value-type="float" office:value="-0.481648854961832">
            <text:p>-0.48</text:p>
          </table:table-cell>
          <table:table-cell table:formula="of:=[.G155]/(131*250)" office:value-type="float" office:value="-0.0185648854961832">
            <text:p>-0.02</text:p>
          </table:table-cell>
          <table:table-cell/>
          <table:table-cell table:formula="of:=[.Q154]+([.I154]-[.I$164])*1/3" office:value-type="float" office:value="5.91825764973958">
            <text:p>5.92</text:p>
          </table:table-cell>
          <table:table-cell table:formula="of:=[.R154]+([.J154]-[.J$164])*1/3" office:value-type="float" office:value="-4.44251302083333">
            <text:p>-4.44</text:p>
          </table:table-cell>
          <table:table-cell table:formula="of:=[.S154]+([.K154]-[.K$164])*1/3" office:value-type="float" office:value="-4.04077555338542">
            <text:p>-4.04</text:p>
          </table:table-cell>
          <table:table-cell table:formula="of:=[.L155]" office:value-type="float" office:value="22.65">
            <text:p>22.65</text:p>
          </table:table-cell>
          <table:table-cell table:formula="of:=[.U154]+[.M154]-[.M$164]" office:value-type="float" office:value="9.24724274809161">
            <text:p>9.25</text:p>
          </table:table-cell>
          <table:table-cell table:formula="of:=[.V154]+[.N154]-[.N$164]" office:value-type="float" office:value="-2.57278778625955">
            <text:p>-2.57</text:p>
          </table:table-cell>
          <table:table-cell table:formula="of:=[.W154]+[.O154]-[.O$164]" office:value-type="float" office:value="1.30239389312977">
            <text:p>1.30</text:p>
          </table:table-cell>
          <table:table-cell/>
          <table:table-cell table:formula="of:=[.Y154]+[.Q155]+0.5*([.Q155]-[.Q154])" office:value-type="float" office:value="401.80512491862">
            <text:p>401.8</text:p>
          </table:table-cell>
          <table:table-cell table:formula="of:=[.Z154]+[.R155]+0.5*([.R155]-[.R154])" office:value-type="float" office:value="-255.42919921875">
            <text:p>-255.4</text:p>
          </table:table-cell>
          <table:table-cell table:formula="of:=[.AA154]+[.S155]+0.5*([.S155]-[.S154])" office:value-type="float" office:value="-214.753245035807">
            <text:p>-214.8</text:p>
          </table:table-cell>
          <table:table-cell/>
          <table:table-cell table:formula="of:=MOD([.AC154]+[.U155]+0.5*([.U155]-[.U154]);360)" office:value-type="float" office:value="79.2373740458015">
            <text:p>79.2</text:p>
          </table:table-cell>
          <table:table-cell table:formula="of:=MOD([.AD154]+[.V155]+0.5*([.V155]-[.V154]);360)" office:value-type="float" office:value="185.215572519084">
            <text:p>185.2</text:p>
          </table:table-cell>
          <table:table-cell table:formula="of:=MOD([.AE154]+[.W155]+0.5*([.W155]-[.W154]);360)" office:value-type="float" office:value="100.860320610687">
            <text:p>100.9</text:p>
          </table:table-cell>
        </table:table-row>
        <table:table-row table:style-name="ro1">
          <table:table-cell office:value-type="float" office:value="13868">
            <text:p>13868</text:p>
          </table:table-cell>
          <table:table-cell office:value-type="float" office:value="-7092">
            <text:p>-7092</text:p>
          </table:table-cell>
          <table:table-cell office:value-type="float" office:value="5736">
            <text:p>5736</text:p>
          </table:table-cell>
          <table:table-cell office:value-type="float" office:value="22.74">
            <text:p>22.74</text:p>
          </table:table-cell>
          <table:table-cell office:value-type="float" office:value="-726">
            <text:p>-726</text:p>
          </table:table-cell>
          <table:table-cell office:value-type="float" office:value="-638">
            <text:p>-638</text:p>
          </table:table-cell>
          <table:table-cell office:value-type="float" office:value="-1320">
            <text:p>-1320</text:p>
          </table:table-cell>
          <table:table-cell/>
          <table:table-cell table:formula="of:=[.A156]/16384" office:value-type="float" office:value="0.846435546875">
            <text:p>0.85</text:p>
          </table:table-cell>
          <table:table-cell table:formula="of:=[.B156]/16384" office:value-type="float" office:value="-0.432861328125">
            <text:p>-0.43</text:p>
          </table:table-cell>
          <table:table-cell table:formula="of:=[.C156]/16384" office:value-type="float" office:value="0.35009765625">
            <text:p>0.35</text:p>
          </table:table-cell>
          <table:table-cell table:formula="of:=[.D156]" office:value-type="float" office:value="22.74">
            <text:p>22.74</text:p>
          </table:table-cell>
          <table:table-cell table:formula="of:=[.E156]/(131*250)" office:value-type="float" office:value="-0.0221679389312977">
            <text:p>-0.02</text:p>
          </table:table-cell>
          <table:table-cell table:formula="of:=[.F156]/(131*250)" office:value-type="float" office:value="-0.0194809160305344">
            <text:p>-0.02</text:p>
          </table:table-cell>
          <table:table-cell table:formula="of:=[.G156]/(131*250)" office:value-type="float" office:value="-0.0403053435114504">
            <text:p>-0.04</text:p>
          </table:table-cell>
          <table:table-cell/>
          <table:table-cell table:formula="of:=[.Q155]+([.I155]-[.I$164])*1/3" office:value-type="float" office:value="6.06156277126736">
            <text:p>6.06</text:p>
          </table:table-cell>
          <table:table-cell table:formula="of:=[.R155]+([.J155]-[.J$164])*1/3" office:value-type="float" office:value="-4.14823133680555">
            <text:p>-4.15</text:p>
          </table:table-cell>
          <table:table-cell table:formula="of:=[.S155]+([.K155]-[.K$164])*1/3" office:value-type="float" office:value="-4.01573215060764">
            <text:p>-4.02</text:p>
          </table:table-cell>
          <table:table-cell table:formula="of:=[.L156]" office:value-type="float" office:value="22.74">
            <text:p>22.74</text:p>
          </table:table-cell>
          <table:table-cell table:formula="of:=[.U155]+[.M155]-[.M$164]" office:value-type="float" office:value="9.75604885496184">
            <text:p>9.76</text:p>
          </table:table-cell>
          <table:table-cell table:formula="of:=[.V155]+[.N155]-[.N$164]" office:value-type="float" office:value="-3.05600203562341">
            <text:p>-3.06</text:p>
          </table:table-cell>
          <table:table-cell table:formula="of:=[.W155]+[.O155]-[.O$164]" office:value-type="float" office:value="1.27874402035623">
            <text:p>1.28</text:p>
          </table:table-cell>
          <table:table-cell/>
          <table:table-cell table:formula="of:=[.Y155]+[.Q156]+0.5*([.Q156]-[.Q155])" office:value-type="float" office:value="407.938340250651">
            <text:p>407.9</text:p>
          </table:table-cell>
          <table:table-cell table:formula="of:=[.Z155]+[.R156]+0.5*([.R156]-[.R155])" office:value-type="float" office:value="-259.430289713542">
            <text:p>-259.4</text:p>
          </table:table-cell>
          <table:table-cell table:formula="of:=[.AA155]+[.S156]+0.5*([.S156]-[.S155])" office:value-type="float" office:value="-218.756455485026">
            <text:p>-218.8</text:p>
          </table:table-cell>
          <table:table-cell/>
          <table:table-cell table:formula="of:=MOD([.AC155]+[.U156]+0.5*([.U156]-[.U155]);360)" office:value-type="float" office:value="89.2478259541984">
            <text:p>89.2</text:p>
          </table:table-cell>
          <table:table-cell table:formula="of:=MOD([.AD155]+[.V156]+0.5*([.V156]-[.V155]);360)" office:value-type="float" office:value="181.917963358779">
            <text:p>181.9</text:p>
          </table:table-cell>
          <table:table-cell table:formula="of:=MOD([.AE155]+[.W156]+0.5*([.W156]-[.W155]);360)" office:value-type="float" office:value="102.127239694656">
            <text:p>102.1</text:p>
          </table:table-cell>
        </table:table-row>
        <table:table-row table:style-name="ro1">
          <table:table-cell office:value-type="float" office:value="14688">
            <text:p>14688</text:p>
          </table:table-cell>
          <table:table-cell office:value-type="float" office:value="-6304">
            <text:p>-6304</text:p>
          </table:table-cell>
          <table:table-cell office:value-type="float" office:value="2724">
            <text:p>2724</text:p>
          </table:table-cell>
          <table:table-cell office:value-type="float" office:value="22.65">
            <text:p>22.65</text:p>
          </table:table-cell>
          <table:table-cell office:value-type="float" office:value="621">
            <text:p>621</text:p>
          </table:table-cell>
          <table:table-cell office:value-type="float" office:value="1469">
            <text:p>1469</text:p>
          </table:table-cell>
          <table:table-cell office:value-type="float" office:value="-2166">
            <text:p>-2166</text:p>
          </table:table-cell>
          <table:table-cell/>
          <table:table-cell table:formula="of:=[.A157]/16384" office:value-type="float" office:value="0.896484375">
            <text:p>0.90</text:p>
          </table:table-cell>
          <table:table-cell table:formula="of:=[.B157]/16384" office:value-type="float" office:value="-0.384765625">
            <text:p>-0.38</text:p>
          </table:table-cell>
          <table:table-cell table:formula="of:=[.C157]/16384" office:value-type="float" office:value="0.166259765625">
            <text:p>0.17</text:p>
          </table:table-cell>
          <table:table-cell table:formula="of:=[.D157]" office:value-type="float" office:value="22.65">
            <text:p>22.65</text:p>
          </table:table-cell>
          <table:table-cell table:formula="of:=[.E157]/(131*250)" office:value-type="float" office:value="0.0189618320610687">
            <text:p>0.02</text:p>
          </table:table-cell>
          <table:table-cell table:formula="of:=[.F157]/(131*250)" office:value-type="float" office:value="0.0448549618320611">
            <text:p>0.04</text:p>
          </table:table-cell>
          <table:table-cell table:formula="of:=[.G157]/(131*250)" office:value-type="float" office:value="-0.0661374045801527">
            <text:p>-0.07</text:p>
          </table:table-cell>
          <table:table-cell/>
          <table:table-cell table:formula="of:=[.Q156]+([.I156]-[.I$164])*1/3" office:value-type="float" office:value="6.02754041883681">
            <text:p>6.03</text:p>
          </table:table-cell>
          <table:table-cell table:formula="of:=[.R156]+([.J156]-[.J$164])*1/3" office:value-type="float" office:value="-4.22162543402778">
            <text:p>-4.22</text:p>
          </table:table-cell>
          <table:table-cell table:formula="of:=[.S156]+([.K156]-[.K$164])*1/3" office:value-type="float" office:value="-3.96676296657986">
            <text:p>-3.97</text:p>
          </table:table-cell>
          <table:table-cell table:formula="of:=[.L157]" office:value-type="float" office:value="22.65">
            <text:p>22.65</text:p>
          </table:table-cell>
          <table:table-cell table:formula="of:=[.U156]+[.M156]-[.M$164]" office:value-type="float" office:value="9.72619847328245">
            <text:p>9.73</text:p>
          </table:table-cell>
          <table:table-cell table:formula="of:=[.V156]+[.N156]-[.N$164]" office:value-type="float" office:value="-3.07704834605598">
            <text:p>-3.08</text:p>
          </table:table-cell>
          <table:table-cell table:formula="of:=[.W156]+[.O156]-[.O$164]" office:value-type="float" office:value="1.23335368956743">
            <text:p>1.23</text:p>
          </table:table-cell>
          <table:table-cell/>
          <table:table-cell table:formula="of:=[.Y156]+[.Q157]+0.5*([.Q157]-[.Q156])" office:value-type="float" office:value="413.948869493272">
            <text:p>413.9</text:p>
          </table:table-cell>
          <table:table-cell table:formula="of:=[.Z156]+[.R157]+0.5*([.R157]-[.R156])" office:value-type="float" office:value="-263.688612196181">
            <text:p>-263.7</text:p>
          </table:table-cell>
          <table:table-cell table:formula="of:=[.AA156]+[.S157]+0.5*([.S157]-[.S156])" office:value-type="float" office:value="-222.698733859592">
            <text:p>-222.7</text:p>
          </table:table-cell>
          <table:table-cell/>
          <table:table-cell table:formula="of:=MOD([.AC156]+[.U157]+0.5*([.U157]-[.U156]);360)" office:value-type="float" office:value="98.9590992366412">
            <text:p>99.0</text:p>
          </table:table-cell>
          <table:table-cell table:formula="of:=MOD([.AD156]+[.V157]+0.5*([.V157]-[.V156]);360)" office:value-type="float" office:value="178.830391857507">
            <text:p>178.8</text:p>
          </table:table-cell>
          <table:table-cell table:formula="of:=MOD([.AE156]+[.W157]+0.5*([.W157]-[.W156]);360)" office:value-type="float" office:value="103.337898218829">
            <text:p>103.3</text:p>
          </table:table-cell>
        </table:table-row>
        <table:table-row table:style-name="ro1">
          <table:table-cell office:value-type="float" office:value="15884">
            <text:p>15884</text:p>
          </table:table-cell>
          <table:table-cell office:value-type="float" office:value="-4796">
            <text:p>-4796</text:p>
          </table:table-cell>
          <table:table-cell office:value-type="float" office:value="4560">
            <text:p>4560</text:p>
          </table:table-cell>
          <table:table-cell office:value-type="float" office:value="22.69">
            <text:p>22.69</text:p>
          </table:table-cell>
          <table:table-cell office:value-type="float" office:value="295">
            <text:p>295</text:p>
          </table:table-cell>
          <table:table-cell office:value-type="float" office:value="41">
            <text:p>41</text:p>
          </table:table-cell>
          <table:table-cell office:value-type="float" office:value="-600">
            <text:p>-600</text:p>
          </table:table-cell>
          <table:table-cell/>
          <table:table-cell table:formula="of:=[.A158]/16384" office:value-type="float" office:value="0.969482421875">
            <text:p>0.97</text:p>
          </table:table-cell>
          <table:table-cell table:formula="of:=[.B158]/16384" office:value-type="float" office:value="-0.292724609375">
            <text:p>-0.29</text:p>
          </table:table-cell>
          <table:table-cell table:formula="of:=[.C158]/16384" office:value-type="float" office:value="0.2783203125">
            <text:p>0.28</text:p>
          </table:table-cell>
          <table:table-cell table:formula="of:=[.D158]" office:value-type="float" office:value="22.69">
            <text:p>22.69</text:p>
          </table:table-cell>
          <table:table-cell table:formula="of:=[.E158]/(131*250)" office:value-type="float" office:value="0.00900763358778626">
            <text:p>0.01</text:p>
          </table:table-cell>
          <table:table-cell table:formula="of:=[.F158]/(131*250)" office:value-type="float" office:value="0.00125190839694657">
            <text:p>0.00</text:p>
          </table:table-cell>
          <table:table-cell table:formula="of:=[.G158]/(131*250)" office:value-type="float" office:value="-0.0183206106870229">
            <text:p>-0.02</text:p>
          </table:table-cell>
          <table:table-cell/>
          <table:table-cell table:formula="of:=[.Q157]+([.I157]-[.I$164])*1/3" office:value-type="float" office:value="6.01020100911459">
            <text:p>6.01</text:p>
          </table:table-cell>
          <table:table-cell table:formula="of:=[.R157]+([.J157]-[.J$164])*1/3" office:value-type="float" office:value="-4.27898763020833">
            <text:p>-4.28</text:p>
          </table:table-cell>
          <table:table-cell table:formula="of:=[.S157]+([.K157]-[.K$164])*1/3" office:value-type="float" office:value="-3.97907307942708">
            <text:p>-3.98</text:p>
          </table:table-cell>
          <table:table-cell table:formula="of:=[.L158]" office:value-type="float" office:value="22.69">
            <text:p>22.69</text:p>
          </table:table-cell>
          <table:table-cell table:formula="of:=[.U157]+[.M157]-[.M$164]" office:value-type="float" office:value="9.73747786259542">
            <text:p>9.74</text:p>
          </table:table-cell>
          <table:table-cell table:formula="of:=[.V157]+[.N157]-[.N$164]" office:value-type="float" office:value="-3.03375877862596">
            <text:p>-3.03</text:p>
          </table:table-cell>
          <table:table-cell table:formula="of:=[.W157]+[.O157]-[.O$164]" office:value-type="float" office:value="1.16213129770992">
            <text:p>1.16</text:p>
          </table:table-cell>
          <table:table-cell/>
          <table:table-cell table:formula="of:=[.Y157]+[.Q158]+0.5*([.Q158]-[.Q157])" office:value-type="float" office:value="419.950400797526">
            <text:p>420.0</text:p>
          </table:table-cell>
          <table:table-cell table:formula="of:=[.Z157]+[.R158]+0.5*([.R158]-[.R157])" office:value-type="float" office:value="-267.996280924479">
            <text:p>-268.0</text:p>
          </table:table-cell>
          <table:table-cell table:formula="of:=[.AA157]+[.S158]+0.5*([.S158]-[.S157])" office:value-type="float" office:value="-226.683961995443">
            <text:p>-226.7</text:p>
          </table:table-cell>
          <table:table-cell/>
          <table:table-cell table:formula="of:=MOD([.AC157]+[.U158]+0.5*([.U158]-[.U157]);360)" office:value-type="float" office:value="108.702216793893">
            <text:p>108.7</text:p>
          </table:table-cell>
          <table:table-cell table:formula="of:=MOD([.AD157]+[.V158]+0.5*([.V158]-[.V157]);360)" office:value-type="float" office:value="175.818277862596">
            <text:p>175.8</text:p>
          </table:table-cell>
          <table:table-cell table:formula="of:=MOD([.AE157]+[.W158]+0.5*([.W158]-[.W157]);360)" office:value-type="float" office:value="104.46441832061">
            <text:p>104.5</text:p>
          </table:table-cell>
        </table:table-row>
        <table:table-row table:style-name="ro1">
          <table:table-cell office:value-type="float" office:value="18284">
            <text:p>18284</text:p>
          </table:table-cell>
          <table:table-cell office:value-type="float" office:value="-6356">
            <text:p>-6356</text:p>
          </table:table-cell>
          <table:table-cell office:value-type="float" office:value="6204">
            <text:p>6204</text:p>
          </table:table-cell>
          <table:table-cell office:value-type="float" office:value="22.74">
            <text:p>22.74</text:p>
          </table:table-cell>
          <table:table-cell office:value-type="float" office:value="-1330">
            <text:p>-1330</text:p>
          </table:table-cell>
          <table:table-cell office:value-type="float" office:value="1563">
            <text:p>1563</text:p>
          </table:table-cell>
          <table:table-cell office:value-type="float" office:value="231">
            <text:p>231</text:p>
          </table:table-cell>
          <table:table-cell/>
          <table:table-cell table:formula="of:=[.A159]/16384" office:value-type="float" office:value="1.115966796875">
            <text:p>1.12</text:p>
          </table:table-cell>
          <table:table-cell table:formula="of:=[.B159]/16384" office:value-type="float" office:value="-0.387939453125">
            <text:p>-0.39</text:p>
          </table:table-cell>
          <table:table-cell table:formula="of:=[.C159]/16384" office:value-type="float" office:value="0.378662109375">
            <text:p>0.38</text:p>
          </table:table-cell>
          <table:table-cell table:formula="of:=[.D159]" office:value-type="float" office:value="22.74">
            <text:p>22.74</text:p>
          </table:table-cell>
          <table:table-cell table:formula="of:=[.E159]/(131*250)" office:value-type="float" office:value="-0.0406106870229008">
            <text:p>-0.04</text:p>
          </table:table-cell>
          <table:table-cell table:formula="of:=[.F159]/(131*250)" office:value-type="float" office:value="0.0477251908396947">
            <text:p>0.05</text:p>
          </table:table-cell>
          <table:table-cell table:formula="of:=[.G159]/(131*250)" office:value-type="float" office:value="0.00705343511450382">
            <text:p>0.01</text:p>
          </table:table-cell>
          <table:table-cell/>
          <table:table-cell table:formula="of:=[.Q158]+([.I158]-[.I$164])*1/3" office:value-type="float" office:value="6.01719428168403">
            <text:p>6.02</text:p>
          </table:table-cell>
          <table:table-cell table:formula="of:=[.R158]+([.J158]-[.J$164])*1/3" office:value-type="float" office:value="-4.30566948784722">
            <text:p>-4.31</text:p>
          </table:table-cell>
          <table:table-cell table:formula="of:=[.S158]+([.K158]-[.K$164])*1/3" office:value-type="float" office:value="-3.9540296766493">
            <text:p>-3.95</text:p>
          </table:table-cell>
          <table:table-cell table:formula="of:=[.L159]" office:value-type="float" office:value="22.74">
            <text:p>22.74</text:p>
          </table:table-cell>
          <table:table-cell table:formula="of:=[.U158]+[.M158]-[.M$164]" office:value-type="float" office:value="9.73880305343512">
            <text:p>9.74</text:p>
          </table:table-cell>
          <table:table-cell table:formula="of:=[.V158]+[.N158]-[.N$164]" office:value-type="float" office:value="-3.03407226463105">
            <text:p>-3.03</text:p>
          </table:table-cell>
          <table:table-cell table:formula="of:=[.W158]+[.O158]-[.O$164]" office:value-type="float" office:value="1.13872569974554">
            <text:p>1.14</text:p>
          </table:table-cell>
          <table:table-cell/>
          <table:table-cell table:formula="of:=[.Y158]+[.Q159]+0.5*([.Q159]-[.Q158])" office:value-type="float" office:value="425.971091715495">
            <text:p>426.0</text:p>
          </table:table-cell>
          <table:table-cell table:formula="of:=[.Z158]+[.R159]+0.5*([.R159]-[.R158])" office:value-type="float" office:value="-272.315291341146">
            <text:p>-272.3</text:p>
          </table:table-cell>
          <table:table-cell table:formula="of:=[.AA158]+[.S159]+0.5*([.S159]-[.S158])" office:value-type="float" office:value="-230.625469970703">
            <text:p>-230.6</text:p>
          </table:table-cell>
          <table:table-cell/>
          <table:table-cell table:formula="of:=MOD([.AC158]+[.U159]+0.5*([.U159]-[.U158]);360)" office:value-type="float" office:value="118.441682442748">
            <text:p>118.4</text:p>
          </table:table-cell>
          <table:table-cell table:formula="of:=MOD([.AD158]+[.V159]+0.5*([.V159]-[.V158]);360)" office:value-type="float" office:value="172.784048854962">
            <text:p>172.8</text:p>
          </table:table-cell>
          <table:table-cell table:formula="of:=MOD([.AE158]+[.W159]+0.5*([.W159]-[.W158]);360)" office:value-type="float" office:value="105.591441221374">
            <text:p>105.6</text:p>
          </table:table-cell>
        </table:table-row>
        <table:table-row table:style-name="ro1">
          <table:table-cell office:value-type="float" office:value="14548">
            <text:p>14548</text:p>
          </table:table-cell>
          <table:table-cell office:value-type="float" office:value="-5720">
            <text:p>-5720</text:p>
          </table:table-cell>
          <table:table-cell office:value-type="float" office:value="5868">
            <text:p>5868</text:p>
          </table:table-cell>
          <table:table-cell office:value-type="float" office:value="22.6">
            <text:p>22.6</text:p>
          </table:table-cell>
          <table:table-cell office:value-type="float" office:value="-257">
            <text:p>-257</text:p>
          </table:table-cell>
          <table:table-cell office:value-type="float" office:value="568">
            <text:p>568</text:p>
          </table:table-cell>
          <table:table-cell office:value-type="float" office:value="397">
            <text:p>397</text:p>
          </table:table-cell>
          <table:table-cell/>
          <table:table-cell table:formula="of:=[.A160]/16384" office:value-type="float" office:value="0.887939453125">
            <text:p>0.89</text:p>
          </table:table-cell>
          <table:table-cell table:formula="of:=[.B160]/16384" office:value-type="float" office:value="-0.34912109375">
            <text:p>-0.35</text:p>
          </table:table-cell>
          <table:table-cell table:formula="of:=[.C160]/16384" office:value-type="float" office:value="0.358154296875">
            <text:p>0.36</text:p>
          </table:table-cell>
          <table:table-cell table:formula="of:=[.D160]" office:value-type="float" office:value="22.6">
            <text:p>22.60</text:p>
          </table:table-cell>
          <table:table-cell table:formula="of:=[.E160]/(131*250)" office:value-type="float" office:value="-0.00784732824427481">
            <text:p>-0.01</text:p>
          </table:table-cell>
          <table:table-cell table:formula="of:=[.F160]/(131*250)" office:value-type="float" office:value="0.0173435114503817">
            <text:p>0.02</text:p>
          </table:table-cell>
          <table:table-cell table:formula="of:=[.G160]/(131*250)" office:value-type="float" office:value="0.0121221374045802">
            <text:p>0.01</text:p>
          </table:table-cell>
          <table:table-cell/>
          <table:table-cell table:formula="of:=[.Q159]+([.I159]-[.I$164])*1/3" office:value-type="float" office:value="6.07301567925347">
            <text:p>6.07</text:p>
          </table:table-cell>
          <table:table-cell table:formula="of:=[.R159]+([.J159]-[.J$164])*1/3" office:value-type="float" office:value="-4.36408962673611">
            <text:p>-4.36</text:p>
          </table:table-cell>
          <table:table-cell table:formula="of:=[.S159]+([.K159]-[.K$164])*1/3" office:value-type="float" office:value="-3.89553900824653">
            <text:p>-3.90</text:p>
          </table:table-cell>
          <table:table-cell table:formula="of:=[.L160]" office:value-type="float" office:value="22.6">
            <text:p>22.60</text:p>
          </table:table-cell>
          <table:table-cell table:formula="of:=[.U159]+[.M159]-[.M$164]" office:value-type="float" office:value="9.69050992366413">
            <text:p>9.69</text:p>
          </table:table-cell>
          <table:table-cell table:formula="of:=[.V159]+[.N159]-[.N$164]" office:value-type="float" office:value="-2.98791246819339">
            <text:p>-2.99</text:p>
          </table:table-cell>
          <table:table-cell table:formula="of:=[.W159]+[.O159]-[.O$164]" office:value-type="float" office:value="1.14069414758269">
            <text:p>1.14</text:p>
          </table:table-cell>
          <table:table-cell/>
          <table:table-cell table:formula="of:=[.Y159]+[.Q160]+0.5*([.Q160]-[.Q159])" office:value-type="float" office:value="432.072018093533">
            <text:p>432.1</text:p>
          </table:table-cell>
          <table:table-cell table:formula="of:=[.Z159]+[.R160]+0.5*([.R160]-[.R159])" office:value-type="float" office:value="-276.708591037327">
            <text:p>-276.7</text:p>
          </table:table-cell>
          <table:table-cell table:formula="of:=[.AA159]+[.S160]+0.5*([.S160]-[.S159])" office:value-type="float" office:value="-234.491763644748">
            <text:p>-234.5</text:p>
          </table:table-cell>
          <table:table-cell/>
          <table:table-cell table:formula="of:=MOD([.AC159]+[.U160]+0.5*([.U160]-[.U159]);360)" office:value-type="float" office:value="128.108045801527">
            <text:p>128.1</text:p>
          </table:table-cell>
          <table:table-cell table:formula="of:=MOD([.AD159]+[.V160]+0.5*([.V160]-[.V159]);360)" office:value-type="float" office:value="169.819216284988">
            <text:p>169.8</text:p>
          </table:table-cell>
          <table:table-cell table:formula="of:=MOD([.AE159]+[.W160]+0.5*([.W160]-[.W159]);360)" office:value-type="float" office:value="106.733119592875">
            <text:p>106.7</text:p>
          </table:table-cell>
        </table:table-row>
        <table:table-row table:style-name="ro1">
          <table:table-cell office:value-type="float" office:value="14668">
            <text:p>14668</text:p>
          </table:table-cell>
          <table:table-cell office:value-type="float" office:value="-5244">
            <text:p>-5244</text:p>
          </table:table-cell>
          <table:table-cell office:value-type="float" office:value="5816">
            <text:p>5816</text:p>
          </table:table-cell>
          <table:table-cell office:value-type="float" office:value="22.79">
            <text:p>22.79</text:p>
          </table:table-cell>
          <table:table-cell office:value-type="float" office:value="72">
            <text:p>72</text:p>
          </table:table-cell>
          <table:table-cell office:value-type="float" office:value="-187">
            <text:p>-187</text:p>
          </table:table-cell>
          <table:table-cell office:value-type="float" office:value="140">
            <text:p>140</text:p>
          </table:table-cell>
          <table:table-cell/>
          <table:table-cell table:formula="of:=[.A161]/16384" office:value-type="float" office:value="0.895263671875">
            <text:p>0.90</text:p>
          </table:table-cell>
          <table:table-cell table:formula="of:=[.B161]/16384" office:value-type="float" office:value="-0.320068359375">
            <text:p>-0.32</text:p>
          </table:table-cell>
          <table:table-cell table:formula="of:=[.C161]/16384" office:value-type="float" office:value="0.35498046875">
            <text:p>0.35</text:p>
          </table:table-cell>
          <table:table-cell table:formula="of:=[.D161]" office:value-type="float" office:value="22.79">
            <text:p>22.79</text:p>
          </table:table-cell>
          <table:table-cell table:formula="of:=[.E161]/(131*250)" office:value-type="float" office:value="0.00219847328244275">
            <text:p>0.00</text:p>
          </table:table-cell>
          <table:table-cell table:formula="of:=[.F161]/(131*250)" office:value-type="float" office:value="-0.00570992366412214">
            <text:p>-0.01</text:p>
          </table:table-cell>
          <table:table-cell table:formula="of:=[.G161]/(131*250)" office:value-type="float" office:value="0.00427480916030534">
            <text:p>0.00</text:p>
          </table:table-cell>
          <table:table-cell/>
          <table:table-cell table:formula="of:=[.Q160]+([.I160]-[.I$164])*1/3" office:value-type="float" office:value="6.05282796223959">
            <text:p>6.05</text:p>
          </table:table-cell>
          <table:table-cell table:formula="of:=[.R160]+([.J160]-[.J$164])*1/3" office:value-type="float" office:value="-4.4095703125">
            <text:p>-4.41</text:p>
          </table:table-cell>
          <table:table-cell table:formula="of:=[.S160]+([.K160]-[.K$164])*1/3" office:value-type="float" office:value="-3.84388427734375">
            <text:p>-3.84</text:p>
          </table:table-cell>
          <table:table-cell table:formula="of:=[.L161]" office:value-type="float" office:value="22.79">
            <text:p>22.79</text:p>
          </table:table-cell>
          <table:table-cell table:formula="of:=[.U160]+[.M160]-[.M$164]" office:value-type="float" office:value="9.67498015267176">
            <text:p>9.67</text:p>
          </table:table-cell>
          <table:table-cell table:formula="of:=[.V160]+[.N160]-[.N$164]" office:value-type="float" office:value="-2.97213435114504">
            <text:p>-2.97</text:p>
          </table:table-cell>
          <table:table-cell table:formula="of:=[.W160]+[.O160]-[.O$164]" office:value-type="float" office:value="1.14773129770992">
            <text:p>1.15</text:p>
          </table:table-cell>
          <table:table-cell/>
          <table:table-cell table:formula="of:=[.Y160]+[.Q161]+0.5*([.Q161]-[.Q160])" office:value-type="float" office:value="438.114752197265">
            <text:p>438.1</text:p>
          </table:table-cell>
          <table:table-cell table:formula="of:=[.Z160]+[.R161]+0.5*([.R161]-[.R160])" office:value-type="float" office:value="-281.140901692708">
            <text:p>-281.1</text:p>
          </table:table-cell>
          <table:table-cell table:formula="of:=[.AA160]+[.S161]+0.5*([.S161]-[.S160])" office:value-type="float" office:value="-238.309820556641">
            <text:p>-238.3</text:p>
          </table:table-cell>
          <table:table-cell/>
          <table:table-cell table:formula="of:=MOD([.AC160]+[.U161]+0.5*([.U161]-[.U160]);360)" office:value-type="float" office:value="137.775261068702">
            <text:p>137.8</text:p>
          </table:table-cell>
          <table:table-cell table:formula="of:=MOD([.AD160]+[.V161]+0.5*([.V161]-[.V160]);360)" office:value-type="float" office:value="166.854970992367">
            <text:p>166.9</text:p>
          </table:table-cell>
          <table:table-cell table:formula="of:=MOD([.AE160]+[.W161]+0.5*([.W161]-[.W160]);360)" office:value-type="float" office:value="107.884369465649">
            <text:p>107.9</text:p>
          </table:table-cell>
        </table:table-row>
        <table:table-row table:style-name="ro2">
          <table:table-cell office:value-type="float" office:value="14848">
            <text:p>14848</text:p>
          </table:table-cell>
          <table:table-cell office:value-type="float" office:value="-5340">
            <text:p>-5340</text:p>
          </table:table-cell>
          <table:table-cell office:value-type="float" office:value="5436">
            <text:p>5436</text:p>
          </table:table-cell>
          <table:table-cell office:value-type="float" office:value="22.65">
            <text:p>22.65</text:p>
          </table:table-cell>
          <table:table-cell office:value-type="float" office:value="96">
            <text:p>96</text:p>
          </table:table-cell>
          <table:table-cell office:value-type="float" office:value="-472">
            <text:p>-472</text:p>
          </table:table-cell>
          <table:table-cell office:value-type="float" office:value="236">
            <text:p>236</text:p>
          </table:table-cell>
          <table:table-cell/>
          <table:table-cell table:formula="of:=[.A162]/16384" office:value-type="float" office:value="0.90625">
            <text:p>0.91</text:p>
          </table:table-cell>
          <table:table-cell table:formula="of:=[.B162]/16384" office:value-type="float" office:value="-0.325927734375">
            <text:p>-0.33</text:p>
          </table:table-cell>
          <table:table-cell table:formula="of:=[.C162]/16384" office:value-type="float" office:value="0.331787109375">
            <text:p>0.33</text:p>
          </table:table-cell>
          <table:table-cell table:formula="of:=[.D162]" office:value-type="float" office:value="22.65">
            <text:p>22.65</text:p>
          </table:table-cell>
          <table:table-cell table:formula="of:=[.E162]/(131*250)" office:value-type="float" office:value="0.00293129770992366">
            <text:p>0.00</text:p>
          </table:table-cell>
          <table:table-cell table:formula="of:=[.F162]/(131*250)" office:value-type="float" office:value="-0.014412213740458">
            <text:p>-0.01</text:p>
          </table:table-cell>
          <table:table-cell table:formula="of:=[.G162]/(131*250)" office:value-type="float" office:value="0.00720610687022901">
            <text:p>0.01</text:p>
          </table:table-cell>
          <table:table-cell/>
          <table:table-cell table:formula="of:=[.Q161]+([.I161]-[.I$164])*1/3" office:value-type="float" office:value="6.0350816514757">
            <text:p>6.04</text:p>
          </table:table-cell>
          <table:table-cell table:formula="of:=[.R161]+([.J161]-[.J$164])*1/3" office:value-type="float" office:value="-4.44536675347222">
            <text:p>-4.45</text:p>
          </table:table-cell>
          <table:table-cell table:formula="of:=[.S161]+([.K161]-[.K$164])*1/3" office:value-type="float" office:value="-3.7932874891493">
            <text:p>-3.79</text:p>
          </table:table-cell>
          <table:table-cell table:formula="of:=[.L162]" office:value-type="float" office:value="22.65">
            <text:p>22.65</text:p>
          </table:table-cell>
          <table:table-cell table:formula="of:=[.U161]+[.M161]-[.M$164]" office:value-type="float" office:value="9.66949618320611">
            <text:p>9.67</text:p>
          </table:table-cell>
          <table:table-cell table:formula="of:=[.V161]+[.N161]-[.N$164]" office:value-type="float" office:value="-2.9794096692112">
            <text:p>-2.98</text:p>
          </table:table-cell>
          <table:table-cell table:formula="of:=[.W161]+[.O161]-[.O$164]" office:value-type="float" office:value="1.14692111959287">
            <text:p>1.15</text:p>
          </table:table-cell>
          <table:table-cell/>
          <table:table-cell table:formula="of:=[.Y161]+[.Q162]+0.5*([.Q162]-[.Q161])" office:value-type="float" office:value="444.140960693359">
            <text:p>444.1</text:p>
          </table:table-cell>
          <table:table-cell table:formula="of:=[.Z161]+[.R162]+0.5*([.R162]-[.R161])" office:value-type="float" office:value="-285.604166666667">
            <text:p>-285.6</text:p>
          </table:table-cell>
          <table:table-cell table:formula="of:=[.AA161]+[.S162]+0.5*([.S162]-[.S161])" office:value-type="float" office:value="-242.077809651693">
            <text:p>-242.1</text:p>
          </table:table-cell>
          <table:table-cell/>
          <table:table-cell table:formula="of:=MOD([.AC161]+[.U162]+0.5*([.U162]-[.U161]);360)" office:value-type="float" office:value="147.442015267176">
            <text:p>147.4</text:p>
          </table:table-cell>
          <table:table-cell table:formula="of:=MOD([.AD161]+[.V162]+0.5*([.V162]-[.V161]);360)" office:value-type="float" office:value="163.871923664122">
            <text:p>163.9</text:p>
          </table:table-cell>
          <table:table-cell table:formula="of:=MOD([.AE161]+[.W162]+0.5*([.W162]-[.W161]);360)" office:value-type="float" office:value="109.030885496183">
            <text:p>109.0</text:p>
          </table:table-cell>
        </table:table-row>
        <table:table-row table:style-name="ro1">
          <table:table-cell table:number-columns-repeated="8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number-columns-repeated="8"/>
          <table:table-cell table:style-name="Default" table:formula="of:=AVERAGE([.I2:.I16])" office:value-type="float" office:value="0.948502604166667">
            <text:p>0.9485026042</text:p>
          </table:table-cell>
          <table:table-cell table:style-name="Default" table:formula="of:=AVERAGE([.J2:.J16])" office:value-type="float" office:value="-0.212679036458333">
            <text:p>-0.2126790365</text:p>
          </table:table-cell>
          <table:table-cell table:style-name="Default" table:formula="of:=AVERAGE([.K2:.K16])" office:value-type="float" office:value="0.203190104166667">
            <text:p>0.2031901042</text:p>
          </table:table-cell>
          <table:table-cell table:style-name="Default"/>
          <table:table-cell table:style-name="Default" table:formula="of:=AVERAGE([.M2:.M16])" office:value-type="float" office:value="0.0076824427480916">
            <text:p>0.0076824427</text:p>
          </table:table-cell>
          <table:table-cell table:style-name="Default" table:formula="of:=AVERAGE([.N2:.N16])" office:value-type="float" office:value="0.00156539440203562">
            <text:p>0.0015653944</text:p>
          </table:table-cell>
          <table:table-cell table:style-name="Default" table:formula="of:=AVERAGE([.O2:.O16])" office:value-type="float" office:value="0.00508498727735369">
            <text:p>0.0050849873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</table:table-row>
      </table:table>
      <table:table table:name="LP" table:style-name="ta1" table:print="false">
        <table:table-column table:style-name="co1" table:number-columns-repeated="7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Default"/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number-columns-repeated="3" table:default-cell-style-name="ce1"/>
        <table:table-row table:style-name="ro1"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aZ</text:p>
          </table:table-cell>
          <table:table-cell office:value-type="string">
            <text:p>gX</text:p>
          </table:table-cell>
          <table:table-cell office:value-type="string">
            <text:p>gY</text:p>
          </table:table-cell>
          <table:table-cell office:value-type="string">
            <text:p>gZ</text:p>
          </table:table-cell>
          <table:table-cell/>
          <table:table-cell table:style-name="Default" office:value-type="string">
            <text:p>aX</text:p>
          </table:table-cell>
          <table:table-cell table:style-name="Default" office:value-type="string">
            <text:p>aY</text:p>
          </table:table-cell>
          <table:table-cell table:style-name="Default" office:value-type="string">
            <text:p>aZ</text:p>
          </table:table-cell>
          <table:table-cell table:style-name="Default" office:value-type="string">
            <text:p>gX</text:p>
          </table:table-cell>
          <table:table-cell table:style-name="Default" office:value-type="string">
            <text:p>gY</text:p>
          </table:table-cell>
          <table:table-cell table:style-name="Default" office:value-type="string">
            <text:p>gZ</text:p>
          </table:table-cell>
          <table:table-cell/>
          <table:table-cell table:style-name="Default" office:value-type="string">
            <text:p>aX</text:p>
          </table:table-cell>
          <table:table-cell table:style-name="Default" office:value-type="string">
            <text:p>aY</text:p>
          </table:table-cell>
          <table:table-cell table:style-name="Default" office:value-type="string">
            <text:p>aZ</text:p>
          </table:table-cell>
          <table:table-cell table:style-name="Default" office:value-type="string">
            <text:p>gX</text:p>
          </table:table-cell>
          <table:table-cell table:style-name="Default" office:value-type="string">
            <text:p>gY</text:p>
          </table:table-cell>
          <table:table-cell table:style-name="Default" office:value-type="string">
            <text:p>gZ</text:p>
          </table:table-cell>
          <table:table-cell office:value-type="string">
            <text:p>dT</text:p>
          </table:table-cell>
          <table:table-cell table:style-name="Default" office:value-type="string">
            <text:p>vX</text:p>
          </table:table-cell>
          <table:table-cell table:style-name="Default" office:value-type="string">
            <text:p>vY</text:p>
          </table:table-cell>
          <table:table-cell table:style-name="Default" office:value-type="string">
            <text:p>vZ</text:p>
          </table:table-cell>
          <table:table-cell table:style-name="Default" office:value-type="string">
            <text:p>wX</text:p>
          </table:table-cell>
          <table:table-cell table:style-name="Default" office:value-type="string">
            <text:p>wY</text:p>
          </table:table-cell>
          <table:table-cell table:style-name="Default" office:value-type="string">
            <text:p>wZ</text:p>
          </table:table-cell>
          <table:table-cell table:number-columns-repeated="2"/>
          <table:table-cell table:style-name="Default" office:value-type="string">
            <text:p>dX</text:p>
          </table:table-cell>
          <table:table-cell table:style-name="Default" office:value-type="string">
            <text:p>dY</text:p>
          </table:table-cell>
          <table:table-cell table:style-name="Default" office:value-type="string">
            <text:p>dZ</text:p>
          </table:table-cell>
          <table:table-cell table:style-name="Default" office:value-type="string">
            <text:p>tX</text:p>
          </table:table-cell>
          <table:table-cell table:style-name="Default" office:value-type="string">
            <text:p>tY</text:p>
          </table:table-cell>
          <table:table-cell table:style-name="Default" office:value-type="string">
            <text:p>tZ</text:p>
          </table:table-cell>
        </table:table-row>
        <table:table-row table:style-name="ro1">
          <table:table-cell office:value-type="float" office:value="12976">
            <text:p>12976</text:p>
          </table:table-cell>
          <table:table-cell office:value-type="float" office:value="-2808">
            <text:p>-2808</text:p>
          </table:table-cell>
          <table:table-cell office:value-type="float" office:value="-10708">
            <text:p>-10708</text:p>
          </table:table-cell>
          <table:table-cell office:value-type="float" office:value="-135">
            <text:p>-135</text:p>
          </table:table-cell>
          <table:table-cell office:value-type="float" office:value="-136">
            <text:p>-136</text:p>
          </table:table-cell>
          <table:table-cell office:value-type="float" office:value="-143">
            <text:p>-143</text:p>
          </table:table-cell>
          <table:table-cell/>
          <table:table-cell table:formula="of:=[.A2]/16384-[.H$164]" office:value-type="float" office:value="-0.156636555989583">
            <text:p>-0.16</text:p>
          </table:table-cell>
          <table:table-cell table:formula="of:=[.B2]/16384-[.I$164]" office:value-type="float" office:value="0.0624898274739583">
            <text:p>0.06</text:p>
          </table:table-cell>
          <table:table-cell office:value-type="float" office:value="0">
            <text:p>0.00</text:p>
          </table:table-cell>
          <table:table-cell table:formula="of:=[.D2]/131" office:value-type="float" office:value="-1.03053435114504">
            <text:p>-1.0</text:p>
          </table:table-cell>
          <table:table-cell table:formula="of:=[.E2]/131" office:value-type="float" office:value="-1.0381679389313">
            <text:p>-1.0</text:p>
          </table:table-cell>
          <table:table-cell table:formula="of:=[.F2]/131" office:value-type="float" office:value="-1.09160305343511">
            <text:p>-1.1</text:p>
          </table:table-cell>
          <table:table-cell/>
          <table:table-cell table:formula="of:=[.H2]-AVERAGE([.H$2:.H2])" office:value-type="float" office:value="0">
            <text:p>0.00</text:p>
          </table:table-cell>
          <table:table-cell table:formula="of:=[.I2]-AVERAGE([.I$2:.I2])" office:value-type="float" office:value="0">
            <text:p>0.00</text:p>
          </table:table-cell>
          <table:table-cell table:formula="of:=[.J2]-AVERAGE([.J$2:.J2])" office:value-type="float" office:value="0">
            <text:p>0.00</text:p>
          </table:table-cell>
          <table:table-cell table:formula="of:=IF(ABS([.K2]-AVERAGE([.K$2:.K2])) &gt; 20;[.K2]-AVERAGE([.K$2:.K2]);0)" office:value-type="float" office:value="0">
            <text:p>0.00</text:p>
          </table:table-cell>
          <table:table-cell table:formula="of:=[.L2]-AVERAGE([.L$2:.L2])" office:value-type="float" office:value="0">
            <text:p>0.00</text:p>
          </table:table-cell>
          <table:table-cell table:formula="of:=[.M2]-AVERAGE([.M$2:.M2])" office:value-type="float" office:value="0">
            <text:p>0.00</text:p>
          </table:table-cell>
          <table:table-cell table:style-name="ce3" table:formula="of:=1/3" office:value-type="date" office:date-value="1899-12-30T08:00:00">
            <text:p>12/30/99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2"/>
          <table:table-cell table:number-columns-repeated="6" table:style-name="Default" office:value-type="float" office:value="0">
            <text:p>0</text:p>
          </table:table-cell>
        </table:table-row>
        <table:table-row table:style-name="ro1">
          <table:table-cell office:value-type="float" office:value="15588">
            <text:p>15588</text:p>
          </table:table-cell>
          <table:table-cell office:value-type="float" office:value="-3476">
            <text:p>-3476</text:p>
          </table:table-cell>
          <table:table-cell office:value-type="float" office:value="6252">
            <text:p>6252</text:p>
          </table:table-cell>
          <table:table-cell office:value-type="float" office:value="1224">
            <text:p>1224</text:p>
          </table:table-cell>
          <table:table-cell office:value-type="float" office:value="3682">
            <text:p>3682</text:p>
          </table:table-cell>
          <table:table-cell office:value-type="float" office:value="-921">
            <text:p>-921</text:p>
          </table:table-cell>
          <table:table-cell table:style-name="ce1"/>
          <table:table-cell table:formula="of:=[.A3]/16384-[.H$164]" office:value-type="float" office:value="0.00278727213541663">
            <text:p>0.00</text:p>
          </table:table-cell>
          <table:table-cell table:formula="of:=[.B3]/16384-[.I$164]" office:value-type="float" office:value="0.0217183430989583">
            <text:p>0.02</text:p>
          </table:table-cell>
          <table:table-cell table:formula="of:=[.C3]/16384-[.J$164]" office:value-type="float" office:value="0.162506103515625">
            <text:p>0.16</text:p>
          </table:table-cell>
          <table:table-cell table:formula="of:=[.D3]/131" office:value-type="float" office:value="9.34351145038168">
            <text:p>9.3</text:p>
          </table:table-cell>
          <table:table-cell table:formula="of:=[.E3]/131" office:value-type="float" office:value="28.1068702290076">
            <text:p>28.1</text:p>
          </table:table-cell>
          <table:table-cell table:formula="of:=[.F3]/131" office:value-type="float" office:value="-7.03053435114504">
            <text:p>-7.0</text:p>
          </table:table-cell>
          <table:table-cell/>
          <table:table-cell table:formula="of:=[.H3]-AVERAGE([.H$2:.H$25])" office:value-type="float" office:value="0.00278727213541667">
            <text:p>0.00</text:p>
          </table:table-cell>
          <table:table-cell table:formula="of:=[.I3]-AVERAGE([.I$2:.I$25])" office:value-type="float" office:value="0.0217183430989583">
            <text:p>0.02</text:p>
          </table:table-cell>
          <table:table-cell table:formula="of:=[.J3]-AVERAGE([.J$2:.J$25])" office:value-type="float" office:value="0.126145680745443">
            <text:p>0.13</text:p>
          </table:table-cell>
          <table:table-cell table:formula="of:=IF(ABS([.K3]-AVERAGE([.K$2:.K3])) &gt; 20;[.K3]-AVERAGE([.K$2:.K3]);0)" office:value-type="float" office:value="0">
            <text:p>0.00</text:p>
          </table:table-cell>
          <table:table-cell table:formula="of:=[.L3]-AVERAGE([.L$2:.L3])" office:value-type="float" office:value="14.5725190839695">
            <text:p>14.57</text:p>
          </table:table-cell>
          <table:table-cell table:formula="of:=[.M3]-AVERAGE([.M$2:.M3])" office:value-type="float" office:value="-2.96946564885496">
            <text:p>-2.97</text:p>
          </table:table-cell>
          <table:table-cell/>
          <table:table-cell table:formula="of:=[.V2]+[.O3]*[.$U$2]" office:value-type="float" office:value="0.000929090711805556">
            <text:p>0.00</text:p>
          </table:table-cell>
          <table:table-cell table:formula="of:=[.W2]+[.P3]*[.$U$2]" office:value-type="float" office:value="0.00723944769965277">
            <text:p>0.01</text:p>
          </table:table-cell>
          <table:table-cell table:formula="of:=[.X2]+[.Q3]*[.$U$2]" office:value-type="float" office:value="0.0420485602484809">
            <text:p>0.04</text:p>
          </table:table-cell>
          <table:table-cell table:formula="of:=[.R3]" office:value-type="float" office:value="0">
            <text:p>0.0</text:p>
          </table:table-cell>
          <table:table-cell table:formula="of:=[.S3]" office:value-type="float" office:value="14.5725190839695">
            <text:p>14.6</text:p>
          </table:table-cell>
          <table:table-cell table:formula="of:=[.T3]" office:value-type="float" office:value="-2.96946564885496">
            <text:p>-3.0</text:p>
          </table:table-cell>
          <table:table-cell table:number-columns-repeated="2"/>
          <table:table-cell table:formula="of:=[.V3]*[.$U$2]+0.5*[.O2]*POWER([.$U$2];2)+[.AD2]" office:value-type="float" office:value="0.000309696903935185">
            <text:p>0.0003096969</text:p>
          </table:table-cell>
          <table:table-cell table:formula="of:=[.W3]*[.$U$2]+0.5*[.P2]*POWER([.$U$2];2)+[.AE2]" office:value-type="float" office:value="0.00241314923321759">
            <text:p>0.0024131492</text:p>
          </table:table-cell>
          <table:table-cell table:formula="of:=[.X3]*[.$U$2]+0.5*[.Q2]*POWER([.$U$2];2)+[.AF2]" office:value-type="float" office:value="0.0140161867494936">
            <text:p>0.0140161867</text:p>
          </table:table-cell>
          <table:table-cell table:formula="of:=[.AG2]+[.Y3]*[.$U$2]" office:value-type="float" office:value="0">
            <text:p>0.00</text:p>
          </table:table-cell>
          <table:table-cell table:formula="of:=[.AH2]+[.Z3]*[.$U$2]" office:value-type="float" office:value="4.85750636132316">
            <text:p>4.86</text:p>
          </table:table-cell>
          <table:table-cell table:formula="of:=[.AI2]+[.AA3]*[.$U$2]" office:value-type="float" office:value="-0.989821882951654">
            <text:p>-0.99</text:p>
          </table:table-cell>
        </table:table-row>
        <table:table-row table:style-name="ro1">
          <table:table-cell office:value-type="float" office:value="15548">
            <text:p>15548</text:p>
          </table:table-cell>
          <table:table-cell office:value-type="float" office:value="-616">
            <text:p>-616</text:p>
          </table:table-cell>
          <table:table-cell office:value-type="float" office:value="3156">
            <text:p>3156</text:p>
          </table:table-cell>
          <table:table-cell office:value-type="float" office:value="-211">
            <text:p>-211</text:p>
          </table:table-cell>
          <table:table-cell office:value-type="float" office:value="-4838">
            <text:p>-4838</text:p>
          </table:table-cell>
          <table:table-cell office:value-type="float" office:value="2417">
            <text:p>2417</text:p>
          </table:table-cell>
          <table:table-cell/>
          <table:table-cell table:formula="of:=[.A4]/16384-[.H$164]" office:value-type="float" office:value="0.00034586588541663">
            <text:p>0.00</text:p>
          </table:table-cell>
          <table:table-cell table:formula="of:=[.B4]/16384-[.I$164]" office:value-type="float" office:value="0.196278889973958">
            <text:p>0.20</text:p>
          </table:table-cell>
          <table:table-cell table:formula="of:=[.C4]/16384-[.J$164]" office:value-type="float" office:value="-0.026458740234375">
            <text:p>-0.03</text:p>
          </table:table-cell>
          <table:table-cell table:formula="of:=[.D4]/131" office:value-type="float" office:value="-1.61068702290076">
            <text:p>-1.6</text:p>
          </table:table-cell>
          <table:table-cell table:formula="of:=[.E4]/131" office:value-type="float" office:value="-36.9312977099237">
            <text:p>-36.9</text:p>
          </table:table-cell>
          <table:table-cell table:formula="of:=[.F4]/131" office:value-type="float" office:value="18.4503816793893">
            <text:p>18.5</text:p>
          </table:table-cell>
          <table:table-cell/>
          <table:table-cell table:formula="of:=[.H4]-AVERAGE([.H$2:.H$25])" office:value-type="float" office:value="0.000345865885416667">
            <text:p>0.00</text:p>
          </table:table-cell>
          <table:table-cell table:formula="of:=[.I4]-AVERAGE([.I$2:.I$25])" office:value-type="float" office:value="0.196278889973958">
            <text:p>0.20</text:p>
          </table:table-cell>
          <table:table-cell table:formula="of:=[.J4]-AVERAGE([.J$2:.J$25])" office:value-type="float" office:value="-0.0628191630045573">
            <text:p>-0.06</text:p>
          </table:table-cell>
          <table:table-cell table:formula="of:=IF(ABS([.K4]-AVERAGE([.K$2:.K4])) &gt; 20;[.K4]-AVERAGE([.K$2:.K4]);0)" office:value-type="float" office:value="0">
            <text:p>0.00</text:p>
          </table:table-cell>
          <table:table-cell table:formula="of:=[.L4]-AVERAGE([.L$2:.L4])" office:value-type="float" office:value="-33.6437659033079">
            <text:p>-33.64</text:p>
          </table:table-cell>
          <table:table-cell table:formula="of:=[.M4]-AVERAGE([.M$2:.M4])" office:value-type="float" office:value="15.0076335877863">
            <text:p>15.01</text:p>
          </table:table-cell>
          <table:table-cell/>
          <table:table-cell table:formula="of:=[.V3]+[.O4]*[.$U$2]" office:value-type="float" office:value="0.00104437934027778">
            <text:p>0.00</text:p>
          </table:table-cell>
          <table:table-cell table:formula="of:=[.W3]+[.P4]*[.$U$2]" office:value-type="float" office:value="0.0726657443576389">
            <text:p>0.07</text:p>
          </table:table-cell>
          <table:table-cell table:formula="of:=[.X3]+[.Q4]*[.$U$2]" office:value-type="float" office:value="0.0211088392469618">
            <text:p>0.02</text:p>
          </table:table-cell>
          <table:table-cell table:formula="of:=[.R4]" office:value-type="float" office:value="0">
            <text:p>0.0</text:p>
          </table:table-cell>
          <table:table-cell table:formula="of:=[.S4]" office:value-type="float" office:value="-33.6437659033079">
            <text:p>-33.6</text:p>
          </table:table-cell>
          <table:table-cell table:formula="of:=[.T4]" office:value-type="float" office:value="15.0076335877863">
            <text:p>15.0</text:p>
          </table:table-cell>
          <table:table-cell table:number-columns-repeated="2"/>
          <table:table-cell table:formula="of:=[.V4]*[.$U$2]+0.5*[.O3]*POWER([.$U$2];2)+[.AD3]" office:value-type="float" office:value="0.000812671802662037">
            <text:p>0.0008126718</text:p>
          </table:table-cell>
          <table:table-cell table:formula="of:=[.W4]*[.$U$2]+0.5*[.P3]*POWER([.$U$2];2)+[.AE3]" office:value-type="float" office:value="0.027841638635706">
            <text:p>0.0278416386</text:p>
          </table:table-cell>
          <table:table-cell table:formula="of:=[.X4]*[.$U$2]+0.5*[.Q3]*POWER([.$U$2];2)+[.AF3]" office:value-type="float" office:value="0.0280605598732277">
            <text:p>0.0280605599</text:p>
          </table:table-cell>
          <table:table-cell table:formula="of:=[.AG3]+[.Y4]*[.$U$2]" office:value-type="float" office:value="0">
            <text:p>0.00</text:p>
          </table:table-cell>
          <table:table-cell table:formula="of:=[.AH3]+[.Z4]*[.$U$2]" office:value-type="float" office:value="-6.35708227311281">
            <text:p>-6.36</text:p>
          </table:table-cell>
          <table:table-cell table:formula="of:=[.AI3]+[.AA4]*[.$U$2]" office:value-type="float" office:value="4.01272264631043">
            <text:p>4.01</text:p>
          </table:table-cell>
        </table:table-row>
        <table:table-row table:style-name="ro1">
          <table:table-cell office:value-type="float" office:value="15768">
            <text:p>15768</text:p>
          </table:table-cell>
          <table:table-cell office:value-type="float" office:value="-4124">
            <text:p>-4124</text:p>
          </table:table-cell>
          <table:table-cell office:value-type="float" office:value="4452">
            <text:p>4452</text:p>
          </table:table-cell>
          <table:table-cell office:value-type="float" office:value="2289">
            <text:p>2289</text:p>
          </table:table-cell>
          <table:table-cell office:value-type="float" office:value="1145">
            <text:p>1145</text:p>
          </table:table-cell>
          <table:table-cell office:value-type="float" office:value="1809">
            <text:p>1809</text:p>
          </table:table-cell>
          <table:table-cell/>
          <table:table-cell table:formula="of:=[.A5]/16384-[.H$164]" office:value-type="float" office:value="0.0137736002604166">
            <text:p>0.01</text:p>
          </table:table-cell>
          <table:table-cell table:formula="of:=[.B5]/16384-[.I$164]" office:value-type="float" office:value="-0.0178324381510417">
            <text:p>-0.02</text:p>
          </table:table-cell>
          <table:table-cell table:formula="of:=[.C5]/16384-[.J$164]" office:value-type="float" office:value="0.052642822265625">
            <text:p>0.05</text:p>
          </table:table-cell>
          <table:table-cell table:formula="of:=[.D5]/131" office:value-type="float" office:value="17.4732824427481">
            <text:p>17.5</text:p>
          </table:table-cell>
          <table:table-cell table:formula="of:=[.E5]/131" office:value-type="float" office:value="8.74045801526718">
            <text:p>8.7</text:p>
          </table:table-cell>
          <table:table-cell table:formula="of:=[.F5]/131" office:value-type="float" office:value="13.8091603053435">
            <text:p>13.8</text:p>
          </table:table-cell>
          <table:table-cell/>
          <table:table-cell table:formula="of:=[.H5]-AVERAGE([.H$2:.H$25])" office:value-type="float" office:value="0.0137736002604167">
            <text:p>0.01</text:p>
          </table:table-cell>
          <table:table-cell table:formula="of:=[.I5]-AVERAGE([.I$2:.I$25])" office:value-type="float" office:value="-0.0178324381510417">
            <text:p>-0.02</text:p>
          </table:table-cell>
          <table:table-cell table:formula="of:=[.J5]-AVERAGE([.J$2:.J$25])" office:value-type="float" office:value="0.0162823994954427">
            <text:p>0.02</text:p>
          </table:table-cell>
          <table:table-cell table:formula="of:=IF(ABS([.K5]-AVERAGE([.K$2:.K5])) &gt; 20;[.K5]-AVERAGE([.K$2:.K5]);0)" office:value-type="float" office:value="0">
            <text:p>0.00</text:p>
          </table:table-cell>
          <table:table-cell table:formula="of:=[.L5]-AVERAGE([.L$2:.L5])" office:value-type="float" office:value="9.02099236641221">
            <text:p>9.02</text:p>
          </table:table-cell>
          <table:table-cell table:formula="of:=[.M5]-AVERAGE([.M$2:.M5])" office:value-type="float" office:value="7.77480916030534">
            <text:p>7.77</text:p>
          </table:table-cell>
          <table:table-cell/>
          <table:table-cell table:formula="of:=[.V4]+[.O5]*[.$U$2]" office:value-type="float" office:value="0.00563557942708333">
            <text:p>0.01</text:p>
          </table:table-cell>
          <table:table-cell table:formula="of:=[.W4]+[.P5]*[.$U$2]" office:value-type="float" office:value="0.0667215983072917">
            <text:p>0.07</text:p>
          </table:table-cell>
          <table:table-cell table:formula="of:=[.X4]+[.Q5]*[.$U$2]" office:value-type="float" office:value="0.0265363057454427">
            <text:p>0.03</text:p>
          </table:table-cell>
          <table:table-cell table:formula="of:=[.R5]" office:value-type="float" office:value="0">
            <text:p>0.0</text:p>
          </table:table-cell>
          <table:table-cell table:formula="of:=[.S5]" office:value-type="float" office:value="9.02099236641221">
            <text:p>9.0</text:p>
          </table:table-cell>
          <table:table-cell table:formula="of:=[.T5]" office:value-type="float" office:value="7.77480916030534">
            <text:p>7.8</text:p>
          </table:table-cell>
          <table:table-cell table:number-columns-repeated="2"/>
          <table:table-cell table:formula="of:=[.V5]*[.$U$2]+0.5*[.O4]*POWER([.$U$2];2)+[.AD4]" office:value-type="float" office:value="0.00271041304976852">
            <text:p>0.002710413</text:p>
          </table:table-cell>
          <table:table-cell table:formula="of:=[.W5]*[.$U$2]+0.5*[.P4]*POWER([.$U$2];2)+[.AE4]" office:value-type="float" office:value="0.0609865541811343">
            <text:p>0.0609865542</text:p>
          </table:table-cell>
          <table:table-cell table:formula="of:=[.X5]*[.$U$2]+0.5*[.Q4]*POWER([.$U$2];2)+[.AF4]" office:value-type="float" office:value="0.0334160416214554">
            <text:p>0.0334160416</text:p>
          </table:table-cell>
          <table:table-cell table:formula="of:=[.AG4]+[.Y5]*[.$U$2]" office:value-type="float" office:value="0">
            <text:p>0.00</text:p>
          </table:table-cell>
          <table:table-cell table:formula="of:=[.AH4]+[.Z5]*[.$U$2]" office:value-type="float" office:value="-3.35008481764207">
            <text:p>-3.35</text:p>
          </table:table-cell>
          <table:table-cell table:formula="of:=[.AI4]+[.AA5]*[.$U$2]" office:value-type="float" office:value="6.60432569974555">
            <text:p>6.60</text:p>
          </table:table-cell>
        </table:table-row>
        <table:table-row table:style-name="ro1">
          <table:table-cell office:value-type="float" office:value="16776">
            <text:p>16776</text:p>
          </table:table-cell>
          <table:table-cell office:value-type="float" office:value="-3436">
            <text:p>-3436</text:p>
          </table:table-cell>
          <table:table-cell office:value-type="float" office:value="2404">
            <text:p>2404</text:p>
          </table:table-cell>
          <table:table-cell office:value-type="float" office:value="-1113">
            <text:p>-1113</text:p>
          </table:table-cell>
          <table:table-cell office:value-type="float" office:value="212">
            <text:p>212</text:p>
          </table:table-cell>
          <table:table-cell office:value-type="float" office:value="-2181">
            <text:p>-2181</text:p>
          </table:table-cell>
          <table:table-cell/>
          <table:table-cell table:formula="of:=[.A6]/16384-[.H$164]" office:value-type="float" office:value="0.0752970377604166">
            <text:p>0.08</text:p>
          </table:table-cell>
          <table:table-cell table:formula="of:=[.B6]/16384-[.I$164]" office:value-type="float" office:value="0.0241597493489583">
            <text:p>0.02</text:p>
          </table:table-cell>
          <table:table-cell table:formula="of:=[.C6]/16384-[.J$164]" office:value-type="float" office:value="-0.072357177734375">
            <text:p>-0.07</text:p>
          </table:table-cell>
          <table:table-cell table:formula="of:=[.D6]/131" office:value-type="float" office:value="-8.49618320610687">
            <text:p>-8.5</text:p>
          </table:table-cell>
          <table:table-cell table:formula="of:=[.E6]/131" office:value-type="float" office:value="1.61832061068702">
            <text:p>1.6</text:p>
          </table:table-cell>
          <table:table-cell table:formula="of:=[.F6]/131" office:value-type="float" office:value="-16.6488549618321">
            <text:p>-16.6</text:p>
          </table:table-cell>
          <table:table-cell/>
          <table:table-cell table:formula="of:=[.H6]-AVERAGE([.H$2:.H$25])" office:value-type="float" office:value="0.0752970377604167">
            <text:p>0.08</text:p>
          </table:table-cell>
          <table:table-cell table:formula="of:=[.I6]-AVERAGE([.I$2:.I$25])" office:value-type="float" office:value="0.0241597493489583">
            <text:p>0.02</text:p>
          </table:table-cell>
          <table:table-cell table:formula="of:=[.J6]-AVERAGE([.J$2:.J$25])" office:value-type="float" office:value="-0.108717600504557">
            <text:p>-0.11</text:p>
          </table:table-cell>
          <table:table-cell table:formula="of:=IF(ABS([.K6]-AVERAGE([.K$2:.K6])) &gt; 20;[.K6]-AVERAGE([.K$2:.K6]);0)" office:value-type="float" office:value="0">
            <text:p>0.00</text:p>
          </table:table-cell>
          <table:table-cell table:formula="of:=[.L6]-AVERAGE([.L$2:.L6])" office:value-type="float" office:value="1.51908396946565">
            <text:p>1.52</text:p>
          </table:table-cell>
          <table:table-cell table:formula="of:=[.M6]-AVERAGE([.M$2:.M6])" office:value-type="float" office:value="-18.1465648854962">
            <text:p>-18.15</text:p>
          </table:table-cell>
          <table:table-cell/>
          <table:table-cell table:formula="of:=[.V5]+[.O6]*[.$U$2]" office:value-type="float" office:value="0.0307345920138889">
            <text:p>0.03</text:p>
          </table:table-cell>
          <table:table-cell table:formula="of:=[.W5]+[.P6]*[.$U$2]" office:value-type="float" office:value="0.0747748480902778">
            <text:p>0.07</text:p>
          </table:table-cell>
          <table:table-cell table:formula="of:=[.X5]+[.Q6]*[.$U$2]" office:value-type="float" office:value="-0.00970289442274305">
            <text:p>-0.01</text:p>
          </table:table-cell>
          <table:table-cell table:formula="of:=[.R6]" office:value-type="float" office:value="0">
            <text:p>0.0</text:p>
          </table:table-cell>
          <table:table-cell table:formula="of:=[.S6]" office:value-type="float" office:value="1.51908396946565">
            <text:p>1.5</text:p>
          </table:table-cell>
          <table:table-cell table:formula="of:=[.T6]" office:value-type="float" office:value="-18.1465648854962">
            <text:p>-18.1</text:p>
          </table:table-cell>
          <table:table-cell table:number-columns-repeated="2"/>
          <table:table-cell table:formula="of:=[.V6]*[.$U$2]+0.5*[.O5]*POWER([.$U$2];2)+[.AD5]" office:value-type="float" office:value="0.0137204770688657">
            <text:p>0.0137204771</text:p>
          </table:table-cell>
          <table:table-cell table:formula="of:=[.W6]*[.$U$2]+0.5*[.P5]*POWER([.$U$2];2)+[.AE5]" office:value-type="float" office:value="0.084920812536169">
            <text:p>0.0849208125</text:p>
          </table:table-cell>
          <table:table-cell table:formula="of:=[.X6]*[.$U$2]+0.5*[.Q5]*POWER([.$U$2];2)+[.AF5]" office:value-type="float" office:value="0.0310863212302879">
            <text:p>0.0310863212</text:p>
          </table:table-cell>
          <table:table-cell table:formula="of:=[.AG5]+[.Y6]*[.$U$2]" office:value-type="float" office:value="0">
            <text:p>0.00</text:p>
          </table:table-cell>
          <table:table-cell table:formula="of:=[.AH5]+[.Z6]*[.$U$2]" office:value-type="float" office:value="-2.84372349448685">
            <text:p>-2.84</text:p>
          </table:table-cell>
          <table:table-cell table:formula="of:=[.AI5]+[.AA6]*[.$U$2]" office:value-type="float" office:value="0.555470737913486">
            <text:p>0.56</text:p>
          </table:table-cell>
        </table:table-row>
        <table:table-row table:style-name="ro1">
          <table:table-cell office:value-type="float" office:value="15960">
            <text:p>15960</text:p>
          </table:table-cell>
          <table:table-cell office:value-type="float" office:value="-3288">
            <text:p>-3288</text:p>
          </table:table-cell>
          <table:table-cell office:value-type="float" office:value="4008">
            <text:p>4008</text:p>
          </table:table-cell>
          <table:table-cell office:value-type="float" office:value="186">
            <text:p>186</text:p>
          </table:table-cell>
          <table:table-cell office:value-type="float" office:value="478">
            <text:p>478</text:p>
          </table:table-cell>
          <table:table-cell office:value-type="float" office:value="-410">
            <text:p>-410</text:p>
          </table:table-cell>
          <table:table-cell/>
          <table:table-cell table:formula="of:=[.A7]/16384-[.H$164]" office:value-type="float" office:value="0.0254923502604166">
            <text:p>0.03</text:p>
          </table:table-cell>
          <table:table-cell table:formula="of:=[.B7]/16384-[.I$164]" office:value-type="float" office:value="0.0331929524739583">
            <text:p>0.03</text:p>
          </table:table-cell>
          <table:table-cell table:formula="of:=[.C7]/16384-[.J$164]" office:value-type="float" office:value="0.025543212890625">
            <text:p>0.03</text:p>
          </table:table-cell>
          <table:table-cell table:formula="of:=[.D7]/131" office:value-type="float" office:value="1.41984732824427">
            <text:p>1.4</text:p>
          </table:table-cell>
          <table:table-cell table:formula="of:=[.E7]/131" office:value-type="float" office:value="3.64885496183206">
            <text:p>3.6</text:p>
          </table:table-cell>
          <table:table-cell table:formula="of:=[.F7]/131" office:value-type="float" office:value="-3.12977099236641">
            <text:p>-3.1</text:p>
          </table:table-cell>
          <table:table-cell/>
          <table:table-cell table:formula="of:=[.H7]-AVERAGE([.H$2:.H$25])" office:value-type="float" office:value="0.0254923502604167">
            <text:p>0.03</text:p>
          </table:table-cell>
          <table:table-cell table:formula="of:=[.I7]-AVERAGE([.I$2:.I$25])" office:value-type="float" office:value="0.0331929524739583">
            <text:p>0.03</text:p>
          </table:table-cell>
          <table:table-cell table:formula="of:=[.J7]-AVERAGE([.J$2:.J$25])" office:value-type="float" office:value="-0.0108172098795573">
            <text:p>-0.01</text:p>
          </table:table-cell>
          <table:table-cell table:formula="of:=IF(ABS([.K7]-AVERAGE([.K$2:.K7])) &gt; 20;[.K7]-AVERAGE([.K$2:.K7]);0)" office:value-type="float" office:value="0">
            <text:p>0.00</text:p>
          </table:table-cell>
          <table:table-cell table:formula="of:=[.L7]-AVERAGE([.L$2:.L7])" office:value-type="float" office:value="2.95801526717557">
            <text:p>2.96</text:p>
          </table:table-cell>
          <table:table-cell table:formula="of:=[.M7]-AVERAGE([.M$2:.M7])" office:value-type="float" office:value="-3.85623409669211">
            <text:p>-3.86</text:p>
          </table:table-cell>
          <table:table-cell/>
          <table:table-cell table:formula="of:=[.V6]+[.O7]*[.$U$2]" office:value-type="float" office:value="0.0392320421006944">
            <text:p>0.04</text:p>
          </table:table-cell>
          <table:table-cell table:formula="of:=[.W6]+[.P7]*[.$U$2]" office:value-type="float" office:value="0.0858391655815972">
            <text:p>0.09</text:p>
          </table:table-cell>
          <table:table-cell table:formula="of:=[.X6]+[.Q7]*[.$U$2]" office:value-type="float" office:value="-0.0133086310492621">
            <text:p>-0.01</text:p>
          </table:table-cell>
          <table:table-cell table:formula="of:=[.R7]" office:value-type="float" office:value="0">
            <text:p>0.0</text:p>
          </table:table-cell>
          <table:table-cell table:formula="of:=[.S7]" office:value-type="float" office:value="2.95801526717557">
            <text:p>3.0</text:p>
          </table:table-cell>
          <table:table-cell table:formula="of:=[.T7]" office:value-type="float" office:value="-3.85623409669211">
            <text:p>-3.9</text:p>
          </table:table-cell>
          <table:table-cell table:number-columns-repeated="2"/>
          <table:table-cell table:formula="of:=[.V7]*[.$U$2]+0.5*[.O6]*POWER([.$U$2];2)+[.AD6]" office:value-type="float" office:value="0.0309809932002315">
            <text:p>0.0309809932</text:p>
          </table:table-cell>
          <table:table-cell table:formula="of:=[.W7]*[.$U$2]+0.5*[.P6]*POWER([.$U$2];2)+[.AE6]" office:value-type="float" office:value="0.114876076027199">
            <text:p>0.114876076</text:p>
          </table:table-cell>
          <table:table-cell table:formula="of:=[.X7]*[.$U$2]+0.5*[.Q6]*POWER([.$U$2];2)+[.AF6]" office:value-type="float" office:value="0.0206102441858362">
            <text:p>0.0206102442</text:p>
          </table:table-cell>
          <table:table-cell table:formula="of:=[.AG6]+[.Y7]*[.$U$2]" office:value-type="float" office:value="0">
            <text:p>0.00</text:p>
          </table:table-cell>
          <table:table-cell table:formula="of:=[.AH6]+[.Z7]*[.$U$2]" office:value-type="float" office:value="-1.85771840542833">
            <text:p>-1.86</text:p>
          </table:table-cell>
          <table:table-cell table:formula="of:=[.AI6]+[.AA7]*[.$U$2]" office:value-type="float" office:value="-0.729940627650552">
            <text:p>-0.73</text:p>
          </table:table-cell>
        </table:table-row>
        <table:table-row table:style-name="ro1">
          <table:table-cell office:value-type="float" office:value="15584">
            <text:p>15584</text:p>
          </table:table-cell>
          <table:table-cell office:value-type="float" office:value="-3692">
            <text:p>-3692</text:p>
          </table:table-cell>
          <table:table-cell office:value-type="float" office:value="4524">
            <text:p>4524</text:p>
          </table:table-cell>
          <table:table-cell office:value-type="float" office:value="234">
            <text:p>234</text:p>
          </table:table-cell>
          <table:table-cell office:value-type="float" office:value="378">
            <text:p>378</text:p>
          </table:table-cell>
          <table:table-cell office:value-type="float" office:value="554">
            <text:p>554</text:p>
          </table:table-cell>
          <table:table-cell/>
          <table:table-cell table:formula="of:=[.A8]/16384-[.H$164]" office:value-type="float" office:value="0.00254313151041663">
            <text:p>0.00</text:p>
          </table:table-cell>
          <table:table-cell table:formula="of:=[.B8]/16384-[.I$164]" office:value-type="float" office:value="0.00853474934895834">
            <text:p>0.01</text:p>
          </table:table-cell>
          <table:table-cell table:formula="of:=[.C8]/16384-[.J$164]" office:value-type="float" office:value="0.057037353515625">
            <text:p>0.06</text:p>
          </table:table-cell>
          <table:table-cell table:formula="of:=[.D8]/131" office:value-type="float" office:value="1.78625954198473">
            <text:p>1.8</text:p>
          </table:table-cell>
          <table:table-cell table:formula="of:=[.E8]/131" office:value-type="float" office:value="2.88549618320611">
            <text:p>2.9</text:p>
          </table:table-cell>
          <table:table-cell table:formula="of:=[.F8]/131" office:value-type="float" office:value="4.22900763358779">
            <text:p>4.2</text:p>
          </table:table-cell>
          <table:table-cell/>
          <table:table-cell table:formula="of:=[.H8]-AVERAGE([.H$2:.H$25])" office:value-type="float" office:value="0.00254313151041667">
            <text:p>0.00</text:p>
          </table:table-cell>
          <table:table-cell table:formula="of:=[.I8]-AVERAGE([.I$2:.I$25])" office:value-type="float" office:value="0.00853474934895832">
            <text:p>0.01</text:p>
          </table:table-cell>
          <table:table-cell table:formula="of:=[.J8]-AVERAGE([.J$2:.J$25])" office:value-type="float" office:value="0.0206769307454427">
            <text:p>0.02</text:p>
          </table:table-cell>
          <table:table-cell table:formula="of:=IF(ABS([.K8]-AVERAGE([.K$2:.K8])) &gt; 20;[.K8]-AVERAGE([.K$2:.K8]);0)" office:value-type="float" office:value="0">
            <text:p>0.00</text:p>
          </table:table-cell>
          <table:table-cell table:formula="of:=[.L8]-AVERAGE([.L$2:.L8])" office:value-type="float" office:value="1.88113413304253">
            <text:p>1.88</text:p>
          </table:table-cell>
          <table:table-cell table:formula="of:=[.M8]-AVERAGE([.M$2:.M8])" office:value-type="float" office:value="3.00218102508179">
            <text:p>3.00</text:p>
          </table:table-cell>
          <table:table-cell/>
          <table:table-cell table:formula="of:=[.V7]+[.O8]*[.$U$2]" office:value-type="float" office:value="0.0400797526041667">
            <text:p>0.04</text:p>
          </table:table-cell>
          <table:table-cell table:formula="of:=[.W7]+[.P8]*[.$U$2]" office:value-type="float" office:value="0.08868408203125">
            <text:p>0.09</text:p>
          </table:table-cell>
          <table:table-cell table:formula="of:=[.X7]+[.Q8]*[.$U$2]" office:value-type="float" office:value="-0.00641632080078124">
            <text:p>-0.01</text:p>
          </table:table-cell>
          <table:table-cell table:formula="of:=[.R8]" office:value-type="float" office:value="0">
            <text:p>0.0</text:p>
          </table:table-cell>
          <table:table-cell table:formula="of:=[.S8]" office:value-type="float" office:value="1.88113413304253">
            <text:p>1.9</text:p>
          </table:table-cell>
          <table:table-cell table:formula="of:=[.T8]" office:value-type="float" office:value="3.00218102508179">
            <text:p>3.0</text:p>
          </table:table-cell>
          <table:table-cell table:number-columns-repeated="2"/>
          <table:table-cell table:formula="of:=[.V8]*[.$U$2]+0.5*[.O7]*POWER([.$U$2];2)+[.AD7]" office:value-type="float" office:value="0.045757152416088">
            <text:p>0.0457571524</text:p>
          </table:table-cell>
          <table:table-cell table:formula="of:=[.W8]*[.$U$2]+0.5*[.P7]*POWER([.$U$2];2)+[.AE7]" office:value-type="float" office:value="0.146281489619502">
            <text:p>0.1462814896</text:p>
          </table:table-cell>
          <table:table-cell table:formula="of:=[.X8]*[.$U$2]+0.5*[.Q7]*POWER([.$U$2];2)+[.AF7]" office:value-type="float" office:value="0.017870514481156">
            <text:p>0.0178705145</text:p>
          </table:table-cell>
          <table:table-cell table:formula="of:=[.AG7]+[.Y8]*[.$U$2]" office:value-type="float" office:value="0">
            <text:p>0.00</text:p>
          </table:table-cell>
          <table:table-cell table:formula="of:=[.AH7]+[.Z8]*[.$U$2]" office:value-type="float" office:value="-1.23067369441415">
            <text:p>-1.23</text:p>
          </table:table-cell>
          <table:table-cell table:formula="of:=[.AI7]+[.AA8]*[.$U$2]" office:value-type="float" office:value="0.270786380710045">
            <text:p>0.27</text:p>
          </table:table-cell>
        </table:table-row>
        <table:table-row table:style-name="ro1">
          <table:table-cell office:value-type="float" office:value="15652">
            <text:p>15652</text:p>
          </table:table-cell>
          <table:table-cell office:value-type="float" office:value="-3948">
            <text:p>-3948</text:p>
          </table:table-cell>
          <table:table-cell office:value-type="float" office:value="4448">
            <text:p>4448</text:p>
          </table:table-cell>
          <table:table-cell office:value-type="float" office:value="199">
            <text:p>199</text:p>
          </table:table-cell>
          <table:table-cell office:value-type="float" office:value="126">
            <text:p>126</text:p>
          </table:table-cell>
          <table:table-cell office:value-type="float" office:value="335">
            <text:p>335</text:p>
          </table:table-cell>
          <table:table-cell/>
          <table:table-cell table:formula="of:=[.A9]/16384-[.H$164]" office:value-type="float" office:value="0.00669352213541663">
            <text:p>0.01</text:p>
          </table:table-cell>
          <table:table-cell table:formula="of:=[.B9]/16384-[.I$164]" office:value-type="float" office:value="-0.00709025065104166">
            <text:p>-0.01</text:p>
          </table:table-cell>
          <table:table-cell table:formula="of:=[.C9]/16384-[.J$164]" office:value-type="float" office:value="0.052398681640625">
            <text:p>0.05</text:p>
          </table:table-cell>
          <table:table-cell table:formula="of:=[.D9]/131" office:value-type="float" office:value="1.51908396946565">
            <text:p>1.5</text:p>
          </table:table-cell>
          <table:table-cell table:formula="of:=[.E9]/131" office:value-type="float" office:value="0.961832061068702">
            <text:p>1.0</text:p>
          </table:table-cell>
          <table:table-cell table:formula="of:=[.F9]/131" office:value-type="float" office:value="2.55725190839695">
            <text:p>2.6</text:p>
          </table:table-cell>
          <table:table-cell/>
          <table:table-cell table:formula="of:=[.H9]-AVERAGE([.H$2:.H$25])" office:value-type="float" office:value="0.00669352213541667">
            <text:p>0.01</text:p>
          </table:table-cell>
          <table:table-cell table:formula="of:=[.I9]-AVERAGE([.I$2:.I$25])" office:value-type="float" office:value="-0.00709025065104168">
            <text:p>-0.01</text:p>
          </table:table-cell>
          <table:table-cell table:formula="of:=[.J9]-AVERAGE([.J$2:.J$25])" office:value-type="float" office:value="0.0160382588704427">
            <text:p>0.02</text:p>
          </table:table-cell>
          <table:table-cell table:formula="of:=IF(ABS([.K9]-AVERAGE([.K$2:.K9])) &gt; 20;[.K9]-AVERAGE([.K$2:.K9]);0)" office:value-type="float" office:value="0">
            <text:p>0.00</text:p>
          </table:table-cell>
          <table:table-cell table:formula="of:=[.L9]-AVERAGE([.L$2:.L9])" office:value-type="float" office:value="-0.0372137404580154">
            <text:p>-0.04</text:p>
          </table:table-cell>
          <table:table-cell table:formula="of:=[.M9]-AVERAGE([.M$2:.M9])" office:value-type="float" office:value="1.16412213740458">
            <text:p>1.16</text:p>
          </table:table-cell>
          <table:table-cell/>
          <table:table-cell table:formula="of:=[.V8]+[.O9]*[.$U$2]" office:value-type="float" office:value="0.0423109266493056">
            <text:p>0.04</text:p>
          </table:table-cell>
          <table:table-cell table:formula="of:=[.W8]+[.P9]*[.$U$2]" office:value-type="float" office:value="0.0863206651475694">
            <text:p>0.09</text:p>
          </table:table-cell>
          <table:table-cell table:formula="of:=[.X8]+[.Q9]*[.$U$2]" office:value-type="float" office:value="-0.00107023451063367">
            <text:p>0.00</text:p>
          </table:table-cell>
          <table:table-cell table:formula="of:=[.R9]" office:value-type="float" office:value="0">
            <text:p>0.0</text:p>
          </table:table-cell>
          <table:table-cell table:formula="of:=[.S9]" office:value-type="float" office:value="-0.0372137404580154">
            <text:p>0.0</text:p>
          </table:table-cell>
          <table:table-cell table:formula="of:=[.T9]" office:value-type="float" office:value="1.16412213740458">
            <text:p>1.2</text:p>
          </table:table-cell>
          <table:table-cell table:number-columns-repeated="2"/>
          <table:table-cell table:formula="of:=[.V9]*[.$U$2]+0.5*[.O8]*POWER([.$U$2];2)+[.AD8]" office:value-type="float" office:value="0.0600020797164352">
            <text:p>0.0600020797</text:p>
          </table:table-cell>
          <table:table-cell table:formula="of:=[.W9]*[.$U$2]+0.5*[.P8]*POWER([.$U$2];2)+[.AE8]" office:value-type="float" office:value="0.175529197410301">
            <text:p>0.1755291974</text:p>
          </table:table-cell>
          <table:table-cell table:formula="of:=[.X9]*[.$U$2]+0.5*[.Q8]*POWER([.$U$2];2)+[.AF8]" office:value-type="float" office:value="0.0186624880190249">
            <text:p>0.018662488</text:p>
          </table:table-cell>
          <table:table-cell table:formula="of:=[.AG8]+[.Y9]*[.$U$2]" office:value-type="float" office:value="0">
            <text:p>0.00</text:p>
          </table:table-cell>
          <table:table-cell table:formula="of:=[.AH8]+[.Z9]*[.$U$2]" office:value-type="float" office:value="-1.24307827456682">
            <text:p>-1.24</text:p>
          </table:table-cell>
          <table:table-cell table:formula="of:=[.AI8]+[.AA9]*[.$U$2]" office:value-type="float" office:value="0.658827093178238">
            <text:p>0.66</text:p>
          </table:table-cell>
        </table:table-row>
        <table:table-row table:style-name="ro1">
          <table:table-cell office:value-type="float" office:value="15616">
            <text:p>15616</text:p>
          </table:table-cell>
          <table:table-cell office:value-type="float" office:value="-3676">
            <text:p>-3676</text:p>
          </table:table-cell>
          <table:table-cell office:value-type="float" office:value="4380">
            <text:p>4380</text:p>
          </table:table-cell>
          <table:table-cell office:value-type="float" office:value="116">
            <text:p>116</text:p>
          </table:table-cell>
          <table:table-cell office:value-type="float" office:value="-105">
            <text:p>-105</text:p>
          </table:table-cell>
          <table:table-cell office:value-type="float" office:value="37">
            <text:p>37</text:p>
          </table:table-cell>
          <table:table-cell/>
          <table:table-cell table:formula="of:=[.A10]/16384-[.H$164]" office:value-type="float" office:value="0.00449625651041663">
            <text:p>0.00</text:p>
          </table:table-cell>
          <table:table-cell table:formula="of:=[.B10]/16384-[.I$164]" office:value-type="float" office:value="0.00951131184895834">
            <text:p>0.01</text:p>
          </table:table-cell>
          <table:table-cell table:formula="of:=[.C10]/16384-[.J$164]" office:value-type="float" office:value="0.048248291015625">
            <text:p>0.05</text:p>
          </table:table-cell>
          <table:table-cell table:formula="of:=[.D10]/131" office:value-type="float" office:value="0.885496183206107">
            <text:p>0.9</text:p>
          </table:table-cell>
          <table:table-cell table:formula="of:=[.E10]/131" office:value-type="float" office:value="-0.801526717557252">
            <text:p>-0.8</text:p>
          </table:table-cell>
          <table:table-cell table:formula="of:=[.F10]/131" office:value-type="float" office:value="0.282442748091603">
            <text:p>0.3</text:p>
          </table:table-cell>
          <table:table-cell/>
          <table:table-cell table:formula="of:=[.H10]-AVERAGE([.H$2:.H$25])" office:value-type="float" office:value="0.00449625651041667">
            <text:p>0.00</text:p>
          </table:table-cell>
          <table:table-cell table:formula="of:=[.I10]-AVERAGE([.I$2:.I$25])" office:value-type="float" office:value="0.00951131184895832">
            <text:p>0.01</text:p>
          </table:table-cell>
          <table:table-cell table:formula="of:=[.J10]-AVERAGE([.J$2:.J$25])" office:value-type="float" office:value="0.0118878682454427">
            <text:p>0.01</text:p>
          </table:table-cell>
          <table:table-cell table:formula="of:=IF(ABS([.K10]-AVERAGE([.K$2:.K10])) &gt; 20;[.K10]-AVERAGE([.K$2:.K10]);0)" office:value-type="float" office:value="0">
            <text:p>0.00</text:p>
          </table:table-cell>
          <table:table-cell table:formula="of:=[.L10]-AVERAGE([.L$2:.L10])" office:value-type="float" office:value="-1.60050890585242">
            <text:p>-1.60</text:p>
          </table:table-cell>
          <table:table-cell table:formula="of:=[.M10]-AVERAGE([.M$2:.M10])" office:value-type="float" office:value="-0.987277353689567">
            <text:p>-0.99</text:p>
          </table:table-cell>
          <table:table-cell/>
          <table:table-cell table:formula="of:=[.V9]+[.O10]*[.$U$2]" office:value-type="float" office:value="0.0438096788194444">
            <text:p>0.04</text:p>
          </table:table-cell>
          <table:table-cell table:formula="of:=[.W9]+[.P10]*[.$U$2]" office:value-type="float" office:value="0.0894911024305555">
            <text:p>0.09</text:p>
          </table:table-cell>
          <table:table-cell table:formula="of:=[.X9]+[.Q10]*[.$U$2]" office:value-type="float" office:value="0.00289238823784724">
            <text:p>0.00</text:p>
          </table:table-cell>
          <table:table-cell table:formula="of:=[.R10]" office:value-type="float" office:value="0">
            <text:p>0.0</text:p>
          </table:table-cell>
          <table:table-cell table:formula="of:=[.S10]" office:value-type="float" office:value="-1.60050890585242">
            <text:p>-1.6</text:p>
          </table:table-cell>
          <table:table-cell table:formula="of:=[.T10]" office:value-type="float" office:value="-0.987277353689567">
            <text:p>-1.0</text:p>
          </table:table-cell>
          <table:table-cell table:number-columns-repeated="2"/>
          <table:table-cell table:formula="of:=[.V10]*[.$U$2]+0.5*[.O9]*POWER([.$U$2];2)+[.AD9]" office:value-type="float" office:value="0.0749771683304398">
            <text:p>0.0749771683</text:p>
          </table:table-cell>
          <table:table-cell table:formula="of:=[.W10]*[.$U$2]+0.5*[.P9]*POWER([.$U$2];2)+[.AE9]" office:value-type="float" office:value="0.204965662073206">
            <text:p>0.2049656621</text:p>
          </table:table-cell>
          <table:table-cell table:formula="of:=[.X10]*[.$U$2]+0.5*[.Q9]*POWER([.$U$2];2)+[.AF9]" office:value-type="float" office:value="0.0205176318133319">
            <text:p>0.0205176318</text:p>
          </table:table-cell>
          <table:table-cell table:formula="of:=[.AG9]+[.Y10]*[.$U$2]" office:value-type="float" office:value="0">
            <text:p>0.00</text:p>
          </table:table-cell>
          <table:table-cell table:formula="of:=[.AH9]+[.Z10]*[.$U$2]" office:value-type="float" office:value="-1.7765812431843">
            <text:p>-1.78</text:p>
          </table:table-cell>
          <table:table-cell table:formula="of:=[.AI9]+[.AA10]*[.$U$2]" office:value-type="float" office:value="0.329734641948382">
            <text:p>0.33</text:p>
          </table:table-cell>
        </table:table-row>
        <table:table-row table:style-name="ro1">
          <table:table-cell office:value-type="float" office:value="15632">
            <text:p>15632</text:p>
          </table:table-cell>
          <table:table-cell office:value-type="float" office:value="-3692">
            <text:p>-3692</text:p>
          </table:table-cell>
          <table:table-cell office:value-type="float" office:value="4580">
            <text:p>4580</text:p>
          </table:table-cell>
          <table:table-cell office:value-type="float" office:value="225">
            <text:p>225</text:p>
          </table:table-cell>
          <table:table-cell office:value-type="float" office:value="-115">
            <text:p>-115</text:p>
          </table:table-cell>
          <table:table-cell office:value-type="float" office:value="170">
            <text:p>170</text:p>
          </table:table-cell>
          <table:table-cell/>
          <table:table-cell table:formula="of:=[.A11]/16384-[.H$164]" office:value-type="float" office:value="0.00547281901041663">
            <text:p>0.01</text:p>
          </table:table-cell>
          <table:table-cell table:formula="of:=[.B11]/16384-[.I$164]" office:value-type="float" office:value="0.00853474934895834">
            <text:p>0.01</text:p>
          </table:table-cell>
          <table:table-cell table:formula="of:=[.C11]/16384-[.J$164]" office:value-type="float" office:value="0.060455322265625">
            <text:p>0.06</text:p>
          </table:table-cell>
          <table:table-cell table:formula="of:=[.D11]/131" office:value-type="float" office:value="1.7175572519084">
            <text:p>1.7</text:p>
          </table:table-cell>
          <table:table-cell table:formula="of:=[.E11]/131" office:value-type="float" office:value="-0.877862595419847">
            <text:p>-0.9</text:p>
          </table:table-cell>
          <table:table-cell table:formula="of:=[.F11]/131" office:value-type="float" office:value="1.29770992366412">
            <text:p>1.3</text:p>
          </table:table-cell>
          <table:table-cell/>
          <table:table-cell table:formula="of:=[.H11]-AVERAGE([.H$2:.H$25])" office:value-type="float" office:value="0.00547281901041667">
            <text:p>0.01</text:p>
          </table:table-cell>
          <table:table-cell table:formula="of:=[.I11]-AVERAGE([.I$2:.I$25])" office:value-type="float" office:value="0.00853474934895832">
            <text:p>0.01</text:p>
          </table:table-cell>
          <table:table-cell table:formula="of:=[.J11]-AVERAGE([.J$2:.J$25])" office:value-type="float" office:value="0.0240948994954427">
            <text:p>0.02</text:p>
          </table:table-cell>
          <table:table-cell table:formula="of:=IF(ABS([.K11]-AVERAGE([.K$2:.K11])) &gt; 20;[.K11]-AVERAGE([.K$2:.K11]);0)" office:value-type="float" office:value="0">
            <text:p>0.00</text:p>
          </table:table-cell>
          <table:table-cell table:formula="of:=[.L11]-AVERAGE([.L$2:.L11])" office:value-type="float" office:value="-1.50916030534351">
            <text:p>-1.51</text:p>
          </table:table-cell>
          <table:table-cell table:formula="of:=[.M11]-AVERAGE([.M$2:.M11])" office:value-type="float" office:value="0.0251908396946567">
            <text:p>0.03</text:p>
          </table:table-cell>
          <table:table-cell/>
          <table:table-cell table:formula="of:=[.V10]+[.O11]*[.$U$2]" office:value-type="float" office:value="0.0456339518229167">
            <text:p>0.05</text:p>
          </table:table-cell>
          <table:table-cell table:formula="of:=[.W10]+[.P11]*[.$U$2]" office:value-type="float" office:value="0.0923360188802083">
            <text:p>0.09</text:p>
          </table:table-cell>
          <table:table-cell table:formula="of:=[.X10]+[.Q11]*[.$U$2]" office:value-type="float" office:value="0.0109240214029948">
            <text:p>0.01</text:p>
          </table:table-cell>
          <table:table-cell table:formula="of:=[.R11]" office:value-type="float" office:value="0">
            <text:p>0.0</text:p>
          </table:table-cell>
          <table:table-cell table:formula="of:=[.S11]" office:value-type="float" office:value="-1.50916030534351">
            <text:p>-1.5</text:p>
          </table:table-cell>
          <table:table-cell table:formula="of:=[.T11]" office:value-type="float" office:value="0.0251908396946567">
            <text:p>0.0</text:p>
          </table:table-cell>
          <table:table-cell table:number-columns-repeated="2"/>
          <table:table-cell table:formula="of:=[.V11]*[.$U$2]+0.5*[.O10]*POWER([.$U$2];2)+[.AD10]" office:value-type="float" office:value="0.0904382776331019">
            <text:p>0.0904382776</text:p>
          </table:table-cell>
          <table:table-cell table:formula="of:=[.W11]*[.$U$2]+0.5*[.P10]*POWER([.$U$2];2)+[.AE10]" office:value-type="float" office:value="0.236272741247106">
            <text:p>0.2362727412</text:p>
          </table:table-cell>
          <table:table-cell table:formula="of:=[.X11]*[.$U$2]+0.5*[.Q10]*POWER([.$U$2];2)+[.AF10]" office:value-type="float" office:value="0.0248194094057437">
            <text:p>0.0248194094</text:p>
          </table:table-cell>
          <table:table-cell table:formula="of:=[.AG10]+[.Y11]*[.$U$2]" office:value-type="float" office:value="0">
            <text:p>0.00</text:p>
          </table:table-cell>
          <table:table-cell table:formula="of:=[.AH10]+[.Z11]*[.$U$2]" office:value-type="float" office:value="-2.2796346782988">
            <text:p>-2.28</text:p>
          </table:table-cell>
          <table:table-cell table:formula="of:=[.AI10]+[.AA11]*[.$U$2]" office:value-type="float" office:value="0.338131588513268">
            <text:p>0.34</text:p>
          </table:table-cell>
        </table:table-row>
        <table:table-row table:style-name="ro1">
          <table:table-cell office:value-type="float" office:value="15592">
            <text:p>15592</text:p>
          </table:table-cell>
          <table:table-cell office:value-type="float" office:value="-3872">
            <text:p>-3872</text:p>
          </table:table-cell>
          <table:table-cell office:value-type="float" office:value="4360">
            <text:p>4360</text:p>
          </table:table-cell>
          <table:table-cell office:value-type="float" office:value="174">
            <text:p>174</text:p>
          </table:table-cell>
          <table:table-cell office:value-type="float" office:value="-102">
            <text:p>-102</text:p>
          </table:table-cell>
          <table:table-cell office:value-type="float" office:value="83">
            <text:p>83</text:p>
          </table:table-cell>
          <table:table-cell/>
          <table:table-cell table:formula="of:=[.A12]/16384-[.H$164]" office:value-type="float" office:value="0.00303141276041663">
            <text:p>0.00</text:p>
          </table:table-cell>
          <table:table-cell table:formula="of:=[.B12]/16384-[.I$164]" office:value-type="float" office:value="-0.00245157877604166">
            <text:p>0.00</text:p>
          </table:table-cell>
          <table:table-cell table:formula="of:=[.C12]/16384-[.J$164]" office:value-type="float" office:value="0.047027587890625">
            <text:p>0.05</text:p>
          </table:table-cell>
          <table:table-cell table:formula="of:=[.D12]/131" office:value-type="float" office:value="1.32824427480916">
            <text:p>1.3</text:p>
          </table:table-cell>
          <table:table-cell table:formula="of:=[.E12]/131" office:value-type="float" office:value="-0.778625954198473">
            <text:p>-0.8</text:p>
          </table:table-cell>
          <table:table-cell table:formula="of:=[.F12]/131" office:value-type="float" office:value="0.633587786259542">
            <text:p>0.6</text:p>
          </table:table-cell>
          <table:table-cell/>
          <table:table-cell table:formula="of:=[.H12]-AVERAGE([.H$2:.H$25])" office:value-type="float" office:value="0.00303141276041667">
            <text:p>0.00</text:p>
          </table:table-cell>
          <table:table-cell table:formula="of:=[.I12]-AVERAGE([.I$2:.I$25])" office:value-type="float" office:value="-0.00245157877604168">
            <text:p>0.00</text:p>
          </table:table-cell>
          <table:table-cell table:formula="of:=[.J12]-AVERAGE([.J$2:.J$25])" office:value-type="float" office:value="0.0106671651204427">
            <text:p>0.01</text:p>
          </table:table-cell>
          <table:table-cell table:formula="of:=IF(ABS([.K12]-AVERAGE([.K$2:.K12])) &gt; 20;[.K12]-AVERAGE([.K$2:.K12]);0)" office:value-type="float" office:value="0">
            <text:p>0.00</text:p>
          </table:table-cell>
          <table:table-cell table:formula="of:=[.L12]-AVERAGE([.L$2:.L12])" office:value-type="float" office:value="-1.28174878556558">
            <text:p>-1.28</text:p>
          </table:table-cell>
          <table:table-cell table:formula="of:=[.M12]-AVERAGE([.M$2:.M12])" office:value-type="float" office:value="-0.580846634281749">
            <text:p>-0.58</text:p>
          </table:table-cell>
          <table:table-cell/>
          <table:table-cell table:formula="of:=[.V11]+[.O12]*[.$U$2]" office:value-type="float" office:value="0.0466444227430556">
            <text:p>0.05</text:p>
          </table:table-cell>
          <table:table-cell table:formula="of:=[.W11]+[.P12]*[.$U$2]" office:value-type="float" office:value="0.0915188259548611">
            <text:p>0.09</text:p>
          </table:table-cell>
          <table:table-cell table:formula="of:=[.X11]+[.Q12]*[.$U$2]" office:value-type="float" office:value="0.014479743109809">
            <text:p>0.01</text:p>
          </table:table-cell>
          <table:table-cell table:formula="of:=[.R12]" office:value-type="float" office:value="0">
            <text:p>0.0</text:p>
          </table:table-cell>
          <table:table-cell table:formula="of:=[.S12]" office:value-type="float" office:value="-1.28174878556558">
            <text:p>-1.3</text:p>
          </table:table-cell>
          <table:table-cell table:formula="of:=[.T12]" office:value-type="float" office:value="-0.580846634281749">
            <text:p>-0.6</text:p>
          </table:table-cell>
          <table:table-cell table:number-columns-repeated="2"/>
          <table:table-cell table:formula="of:=[.V12]*[.$U$2]+0.5*[.O11]*POWER([.$U$2];2)+[.AD11]" office:value-type="float" office:value="0.106290464048032">
            <text:p>0.106290464</text:p>
          </table:table-cell>
          <table:table-cell table:formula="of:=[.W12]*[.$U$2]+0.5*[.P11]*POWER([.$U$2];2)+[.AE11]" office:value-type="float" office:value="0.267253169307002">
            <text:p>0.2672531693</text:p>
          </table:table-cell>
          <table:table-cell table:formula="of:=[.X12]*[.$U$2]+0.5*[.Q11]*POWER([.$U$2];2)+[.AF11]" office:value-type="float" office:value="0.0309845959698713">
            <text:p>0.030984596</text:p>
          </table:table-cell>
          <table:table-cell table:formula="of:=[.AG11]+[.Y12]*[.$U$2]" office:value-type="float" office:value="0">
            <text:p>0.00</text:p>
          </table:table-cell>
          <table:table-cell table:formula="of:=[.AH11]+[.Z12]*[.$U$2]" office:value-type="float" office:value="-2.70688427348733">
            <text:p>-2.71</text:p>
          </table:table-cell>
          <table:table-cell table:formula="of:=[.AI11]+[.AA12]*[.$U$2]" office:value-type="float" office:value="0.144516043752685">
            <text:p>0.14</text:p>
          </table:table-cell>
        </table:table-row>
        <table:table-row table:style-name="ro1">
          <table:table-cell office:value-type="float" office:value="15588">
            <text:p>15588</text:p>
          </table:table-cell>
          <table:table-cell office:value-type="float" office:value="-3820">
            <text:p>-3820</text:p>
          </table:table-cell>
          <table:table-cell office:value-type="float" office:value="4536">
            <text:p>4536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271">
            <text:p>271</text:p>
          </table:table-cell>
          <table:table-cell/>
          <table:table-cell table:formula="of:=[.A13]/16384-[.H$164]" office:value-type="float" office:value="0.00278727213541663">
            <text:p>0.00</text:p>
          </table:table-cell>
          <table:table-cell table:formula="of:=[.B13]/16384-[.I$164]" office:value-type="float" office:value="0.000722249348958343">
            <text:p>0.00</text:p>
          </table:table-cell>
          <table:table-cell table:formula="of:=[.C13]/16384-[.J$164]" office:value-type="float" office:value="0.057769775390625">
            <text:p>0.06</text:p>
          </table:table-cell>
          <table:table-cell table:formula="of:=[.D13]/131" office:value-type="float" office:value="1.18320610687023">
            <text:p>1.2</text:p>
          </table:table-cell>
          <table:table-cell table:formula="of:=[.E13]/131" office:value-type="float" office:value="1.14503816793893">
            <text:p>1.1</text:p>
          </table:table-cell>
          <table:table-cell table:formula="of:=[.F13]/131" office:value-type="float" office:value="2.06870229007634">
            <text:p>2.1</text:p>
          </table:table-cell>
          <table:table-cell/>
          <table:table-cell table:formula="of:=[.H13]-AVERAGE([.H$2:.H$25])" office:value-type="float" office:value="0.00278727213541667">
            <text:p>0.00</text:p>
          </table:table-cell>
          <table:table-cell table:formula="of:=[.I13]-AVERAGE([.I$2:.I$25])" office:value-type="float" office:value="0.000722249348958322">
            <text:p>0.00</text:p>
          </table:table-cell>
          <table:table-cell table:formula="of:=[.J13]-AVERAGE([.J$2:.J$25])" office:value-type="float" office:value="0.0214093526204427">
            <text:p>0.02</text:p>
          </table:table-cell>
          <table:table-cell table:formula="of:=IF(ABS([.K13]-AVERAGE([.K$2:.K13])) &gt; 20;[.K13]-AVERAGE([.K$2:.K13]);0)" office:value-type="float" office:value="0">
            <text:p>0.00</text:p>
          </table:table-cell>
          <table:table-cell table:formula="of:=[.L13]-AVERAGE([.L$2:.L13])" office:value-type="float" office:value="0.588422391857506">
            <text:p>0.59</text:p>
          </table:table-cell>
          <table:table-cell table:formula="of:=[.M13]-AVERAGE([.M$2:.M13])" office:value-type="float" office:value="0.783078880407125">
            <text:p>0.78</text:p>
          </table:table-cell>
          <table:table-cell/>
          <table:table-cell table:formula="of:=[.V12]+[.O13]*[.$U$2]" office:value-type="float" office:value="0.0475735134548611">
            <text:p>0.05</text:p>
          </table:table-cell>
          <table:table-cell table:formula="of:=[.W12]+[.P13]*[.$U$2]" office:value-type="float" office:value="0.0917595757378472">
            <text:p>0.09</text:p>
          </table:table-cell>
          <table:table-cell table:formula="of:=[.X12]+[.Q13]*[.$U$2]" office:value-type="float" office:value="0.0216161939832899">
            <text:p>0.02</text:p>
          </table:table-cell>
          <table:table-cell table:formula="of:=[.R13]" office:value-type="float" office:value="0">
            <text:p>0.0</text:p>
          </table:table-cell>
          <table:table-cell table:formula="of:=[.S13]" office:value-type="float" office:value="0.588422391857506">
            <text:p>0.6</text:p>
          </table:table-cell>
          <table:table-cell table:formula="of:=[.T13]" office:value-type="float" office:value="0.783078880407125">
            <text:p>0.8</text:p>
          </table:table-cell>
          <table:table-cell table:number-columns-repeated="2"/>
          <table:table-cell table:formula="of:=[.V13]*[.$U$2]+0.5*[.O12]*POWER([.$U$2];2)+[.AD12]" office:value-type="float" office:value="0.122316713686343">
            <text:p>0.1223167137</text:p>
          </table:table-cell>
          <table:table-cell table:formula="of:=[.W13]*[.$U$2]+0.5*[.P12]*POWER([.$U$2];2)+[.AE12]" office:value-type="float" office:value="0.29770349573206">
            <text:p>0.2977034957</text:p>
          </table:table-cell>
          <table:table-cell table:formula="of:=[.X13]*[.$U$2]+0.5*[.Q12]*POWER([.$U$2];2)+[.AF12]" office:value-type="float" office:value="0.0387826142487703">
            <text:p>0.0387826142</text:p>
          </table:table-cell>
          <table:table-cell table:formula="of:=[.AG12]+[.Y13]*[.$U$2]" office:value-type="float" office:value="0">
            <text:p>0.00</text:p>
          </table:table-cell>
          <table:table-cell table:formula="of:=[.AH12]+[.Z13]*[.$U$2]" office:value-type="float" office:value="-2.51074347620149">
            <text:p>-2.51</text:p>
          </table:table-cell>
          <table:table-cell table:formula="of:=[.AI12]+[.AA13]*[.$U$2]" office:value-type="float" office:value="0.405542337221727">
            <text:p>0.41</text:p>
          </table:table-cell>
        </table:table-row>
        <table:table-row table:style-name="ro1">
          <table:table-cell office:value-type="float" office:value="15600">
            <text:p>15600</text:p>
          </table:table-cell>
          <table:table-cell office:value-type="float" office:value="-3904">
            <text:p>-3904</text:p>
          </table:table-cell>
          <table:table-cell office:value-type="float" office:value="4416">
            <text:p>4416</text:p>
          </table:table-cell>
          <table:table-cell office:value-type="float" office:value="106">
            <text:p>106</text:p>
          </table:table-cell>
          <table:table-cell office:value-type="float" office:value="-38">
            <text:p>-38</text:p>
          </table:table-cell>
          <table:table-cell office:value-type="float" office:value="196">
            <text:p>196</text:p>
          </table:table-cell>
          <table:table-cell/>
          <table:table-cell table:formula="of:=[.A14]/16384-[.H$164]" office:value-type="float" office:value="0.00351969401041663">
            <text:p>0.00</text:p>
          </table:table-cell>
          <table:table-cell table:formula="of:=[.B14]/16384-[.I$164]" office:value-type="float" office:value="-0.00440470377604166">
            <text:p>0.00</text:p>
          </table:table-cell>
          <table:table-cell table:formula="of:=[.C14]/16384-[.J$164]" office:value-type="float" office:value="0.050445556640625">
            <text:p>0.05</text:p>
          </table:table-cell>
          <table:table-cell table:formula="of:=[.D14]/131" office:value-type="float" office:value="0.809160305343511">
            <text:p>0.8</text:p>
          </table:table-cell>
          <table:table-cell table:formula="of:=[.E14]/131" office:value-type="float" office:value="-0.290076335877863">
            <text:p>-0.3</text:p>
          </table:table-cell>
          <table:table-cell table:formula="of:=[.F14]/131" office:value-type="float" office:value="1.49618320610687">
            <text:p>1.5</text:p>
          </table:table-cell>
          <table:table-cell/>
          <table:table-cell table:formula="of:=[.H14]-AVERAGE([.H$2:.H$25])" office:value-type="float" office:value="0.00351969401041667">
            <text:p>0.00</text:p>
          </table:table-cell>
          <table:table-cell table:formula="of:=[.I14]-AVERAGE([.I$2:.I$25])" office:value-type="float" office:value="-0.00440470377604168">
            <text:p>0.00</text:p>
          </table:table-cell>
          <table:table-cell table:formula="of:=[.J14]-AVERAGE([.J$2:.J$25])" office:value-type="float" office:value="0.0140851338704427">
            <text:p>0.01</text:p>
          </table:table-cell>
          <table:table-cell table:formula="of:=IF(ABS([.K14]-AVERAGE([.K$2:.K14])) &gt; 20;[.K14]-AVERAGE([.K$2:.K14]);0)" office:value-type="float" office:value="0">
            <text:p>0.00</text:p>
          </table:table-cell>
          <table:table-cell table:formula="of:=[.L14]-AVERAGE([.L$2:.L14])" office:value-type="float" office:value="-0.781561949500881">
            <text:p>-0.78</text:p>
          </table:table-cell>
          <table:table-cell table:formula="of:=[.M14]-AVERAGE([.M$2:.M14])" office:value-type="float" office:value="0.194362889019378">
            <text:p>0.19</text:p>
          </table:table-cell>
          <table:table-cell/>
          <table:table-cell table:formula="of:=[.V13]+[.O14]*[.$U$2]" office:value-type="float" office:value="0.0487467447916667">
            <text:p>0.05</text:p>
          </table:table-cell>
          <table:table-cell table:formula="of:=[.W13]+[.P14]*[.$U$2]" office:value-type="float" office:value="0.0902913411458333">
            <text:p>0.09</text:p>
          </table:table-cell>
          <table:table-cell table:formula="of:=[.X13]+[.Q14]*[.$U$2]" office:value-type="float" office:value="0.0263112386067708">
            <text:p>0.03</text:p>
          </table:table-cell>
          <table:table-cell table:formula="of:=[.R14]" office:value-type="float" office:value="0">
            <text:p>0.0</text:p>
          </table:table-cell>
          <table:table-cell table:formula="of:=[.S14]" office:value-type="float" office:value="-0.781561949500881">
            <text:p>-0.8</text:p>
          </table:table-cell>
          <table:table-cell table:formula="of:=[.T14]" office:value-type="float" office:value="0.194362889019378">
            <text:p>0.2</text:p>
          </table:table-cell>
          <table:table-cell table:number-columns-repeated="2"/>
          <table:table-cell table:formula="of:=[.V14]*[.$U$2]+0.5*[.O13]*POWER([.$U$2];2)+[.AD13]" office:value-type="float" office:value="0.138720477068866">
            <text:p>0.1387204771</text:p>
          </table:table-cell>
          <table:table-cell table:formula="of:=[.W14]*[.$U$2]+0.5*[.P13]*POWER([.$U$2];2)+[.AE13]" office:value-type="float" office:value="0.327840734411169">
            <text:p>0.3278407344</text:p>
          </table:table-cell>
          <table:table-cell table:formula="of:=[.X14]*[.$U$2]+0.5*[.Q13]*POWER([.$U$2];2)+[.AF13]" office:value-type="float" office:value="0.0487424355966074">
            <text:p>0.0487424356</text:p>
          </table:table-cell>
          <table:table-cell table:formula="of:=[.AG13]+[.Y14]*[.$U$2]" office:value-type="float" office:value="0">
            <text:p>0.00</text:p>
          </table:table-cell>
          <table:table-cell table:formula="of:=[.AH13]+[.Z14]*[.$U$2]" office:value-type="float" office:value="-2.77126412603512">
            <text:p>-2.77</text:p>
          </table:table-cell>
          <table:table-cell table:formula="of:=[.AI13]+[.AA14]*[.$U$2]" office:value-type="float" office:value="0.470329966894853">
            <text:p>0.47</text:p>
          </table:table-cell>
        </table:table-row>
        <table:table-row table:style-name="ro1">
          <table:table-cell office:value-type="float" office:value="15624">
            <text:p>15624</text:p>
          </table:table-cell>
          <table:table-cell office:value-type="float" office:value="-3928">
            <text:p>-3928</text:p>
          </table:table-cell>
          <table:table-cell office:value-type="float" office:value="4616">
            <text:p>4616</text:p>
          </table:table-cell>
          <table:table-cell office:value-type="float" office:value="155">
            <text:p>155</text:p>
          </table:table-cell>
          <table:table-cell office:value-type="float" office:value="-65">
            <text:p>-65</text:p>
          </table:table-cell>
          <table:table-cell office:value-type="float" office:value="136">
            <text:p>136</text:p>
          </table:table-cell>
          <table:table-cell/>
          <table:table-cell table:formula="of:=[.A15]/16384-[.H$164]" office:value-type="float" office:value="0.00498453776041663">
            <text:p>0.00</text:p>
          </table:table-cell>
          <table:table-cell table:formula="of:=[.B15]/16384-[.I$164]" office:value-type="float" office:value="-0.00586954752604166">
            <text:p>-0.01</text:p>
          </table:table-cell>
          <table:table-cell table:formula="of:=[.C15]/16384-[.J$164]" office:value-type="float" office:value="0.062652587890625">
            <text:p>0.06</text:p>
          </table:table-cell>
          <table:table-cell table:formula="of:=[.D15]/131" office:value-type="float" office:value="1.18320610687023">
            <text:p>1.2</text:p>
          </table:table-cell>
          <table:table-cell table:formula="of:=[.E15]/131" office:value-type="float" office:value="-0.49618320610687">
            <text:p>-0.5</text:p>
          </table:table-cell>
          <table:table-cell table:formula="of:=[.F15]/131" office:value-type="float" office:value="1.0381679389313">
            <text:p>1.0</text:p>
          </table:table-cell>
          <table:table-cell/>
          <table:table-cell table:formula="of:=[.H15]-AVERAGE([.H$2:.H$25])" office:value-type="float" office:value="0.00498453776041667">
            <text:p>0.00</text:p>
          </table:table-cell>
          <table:table-cell table:formula="of:=[.I15]-AVERAGE([.I$2:.I$25])" office:value-type="float" office:value="-0.00586954752604168">
            <text:p>-0.01</text:p>
          </table:table-cell>
          <table:table-cell table:formula="of:=[.J15]-AVERAGE([.J$2:.J$25])" office:value-type="float" office:value="0.0262921651204427">
            <text:p>0.03</text:p>
          </table:table-cell>
          <table:table-cell table:formula="of:=IF(ABS([.K15]-AVERAGE([.K$2:.K15])) &gt; 20;[.K15]-AVERAGE([.K$2:.K15]);0)" office:value-type="float" office:value="0">
            <text:p>0.00</text:p>
          </table:table-cell>
          <table:table-cell table:formula="of:=[.L15]-AVERAGE([.L$2:.L15])" office:value-type="float" office:value="-0.917121046892039">
            <text:p>-0.92</text:p>
          </table:table-cell>
          <table:table-cell table:formula="of:=[.M15]-AVERAGE([.M$2:.M15])" office:value-type="float" office:value="-0.244820065430752">
            <text:p>-0.24</text:p>
          </table:table-cell>
          <table:table-cell/>
          <table:table-cell table:formula="of:=[.V14]+[.O15]*[.$U$2]" office:value-type="float" office:value="0.0504082573784722">
            <text:p>0.05</text:p>
          </table:table-cell>
          <table:table-cell table:formula="of:=[.W14]+[.P15]*[.$U$2]" office:value-type="float" office:value="0.0883348253038194">
            <text:p>0.09</text:p>
          </table:table-cell>
          <table:table-cell table:formula="of:=[.X14]+[.Q15]*[.$U$2]" office:value-type="float" office:value="0.0350752936469184">
            <text:p>0.04</text:p>
          </table:table-cell>
          <table:table-cell table:formula="of:=[.R15]" office:value-type="float" office:value="0">
            <text:p>0.0</text:p>
          </table:table-cell>
          <table:table-cell table:formula="of:=[.S15]" office:value-type="float" office:value="-0.917121046892039">
            <text:p>-0.9</text:p>
          </table:table-cell>
          <table:table-cell table:formula="of:=[.T15]" office:value-type="float" office:value="-0.244820065430752">
            <text:p>-0.2</text:p>
          </table:table-cell>
          <table:table-cell table:number-columns-repeated="2"/>
          <table:table-cell table:formula="of:=[.V15]*[.$U$2]+0.5*[.O14]*POWER([.$U$2];2)+[.AD14]" office:value-type="float" office:value="0.155718768084491">
            <text:p>0.1557187681</text:p>
          </table:table-cell>
          <table:table-cell table:formula="of:=[.W15]*[.$U$2]+0.5*[.P14]*POWER([.$U$2];2)+[.AE14]" office:value-type="float" office:value="0.357040970413773">
            <text:p>0.3570409704</text:p>
          </table:table-cell>
          <table:table-cell table:formula="of:=[.X15]*[.$U$2]+0.5*[.Q14]*POWER([.$U$2];2)+[.AF14]" office:value-type="float" office:value="0.061216707582827">
            <text:p>0.0612167076</text:p>
          </table:table-cell>
          <table:table-cell table:formula="of:=[.AG14]+[.Y15]*[.$U$2]" office:value-type="float" office:value="0">
            <text:p>0.00</text:p>
          </table:table-cell>
          <table:table-cell table:formula="of:=[.AH14]+[.Z15]*[.$U$2]" office:value-type="float" office:value="-3.0769711416658">
            <text:p>-3.08</text:p>
          </table:table-cell>
          <table:table-cell table:formula="of:=[.AI14]+[.AA15]*[.$U$2]" office:value-type="float" office:value="0.388723278417936">
            <text:p>0.39</text:p>
          </table:table-cell>
        </table:table-row>
        <table:table-row table:style-name="ro1">
          <table:table-cell office:value-type="float" office:value="15600">
            <text:p>15600</text:p>
          </table:table-cell>
          <table:table-cell office:value-type="float" office:value="-3988">
            <text:p>-3988</text:p>
          </table:table-cell>
          <table:table-cell office:value-type="float" office:value="4512">
            <text:p>4512</text:p>
          </table:table-cell>
          <table:table-cell office:value-type="float" office:value="170">
            <text:p>170</text:p>
          </table:table-cell>
          <table:table-cell office:value-type="float" office:value="-3">
            <text:p>-3</text:p>
          </table:table-cell>
          <table:table-cell office:value-type="float" office:value="145">
            <text:p>145</text:p>
          </table:table-cell>
          <table:table-cell/>
          <table:table-cell table:formula="of:=[.A16]/16384-[.H$164]" office:value-type="float" office:value="0.00351969401041663">
            <text:p>0.00</text:p>
          </table:table-cell>
          <table:table-cell table:formula="of:=[.B16]/16384-[.I$164]" office:value-type="float" office:value="-0.00953165690104166">
            <text:p>-0.01</text:p>
          </table:table-cell>
          <table:table-cell table:formula="of:=[.C16]/16384-[.J$164]" office:value-type="float" office:value="0.056304931640625">
            <text:p>0.06</text:p>
          </table:table-cell>
          <table:table-cell table:formula="of:=[.D16]/131" office:value-type="float" office:value="1.29770992366412">
            <text:p>1.3</text:p>
          </table:table-cell>
          <table:table-cell table:formula="of:=[.E16]/131" office:value-type="float" office:value="-0.0229007633587786">
            <text:p>0.0</text:p>
          </table:table-cell>
          <table:table-cell table:formula="of:=[.F16]/131" office:value-type="float" office:value="1.10687022900763">
            <text:p>1.1</text:p>
          </table:table-cell>
          <table:table-cell/>
          <table:table-cell table:formula="of:=[.H16]-AVERAGE([.H$2:.H$25])" office:value-type="float" office:value="0.00351969401041667">
            <text:p>0.00</text:p>
          </table:table-cell>
          <table:table-cell table:formula="of:=[.I16]-AVERAGE([.I$2:.I$25])" office:value-type="float" office:value="-0.00953165690104168">
            <text:p>-0.01</text:p>
          </table:table-cell>
          <table:table-cell table:formula="of:=[.J16]-AVERAGE([.J$2:.J$25])" office:value-type="float" office:value="0.0199445088704427">
            <text:p>0.02</text:p>
          </table:table-cell>
          <table:table-cell table:formula="of:=IF(ABS([.K16]-AVERAGE([.K$2:.K16])) &gt; 20;[.K16]-AVERAGE([.K$2:.K16]);0)" office:value-type="float" office:value="0">
            <text:p>0.00</text:p>
          </table:table-cell>
          <table:table-cell table:formula="of:=[.L16]-AVERAGE([.L$2:.L16])" office:value-type="float" office:value="-0.414249363867685">
            <text:p>-0.41</text:p>
          </table:table-cell>
          <table:table-cell table:formula="of:=[.M16]-AVERAGE([.M$2:.M16])" office:value-type="float" office:value="-0.164376590330789">
            <text:p>-0.16</text:p>
          </table:table-cell>
          <table:table-cell/>
          <table:table-cell table:formula="of:=[.V15]+[.O16]*[.$U$2]" office:value-type="float" office:value="0.0515814887152778">
            <text:p>0.05</text:p>
          </table:table-cell>
          <table:table-cell table:formula="of:=[.W15]+[.P16]*[.$U$2]" office:value-type="float" office:value="0.0851576063368055">
            <text:p>0.09</text:p>
          </table:table-cell>
          <table:table-cell table:formula="of:=[.X15]+[.Q16]*[.$U$2]" office:value-type="float" office:value="0.0417234632703993">
            <text:p>0.04</text:p>
          </table:table-cell>
          <table:table-cell table:formula="of:=[.R16]" office:value-type="float" office:value="0">
            <text:p>0.0</text:p>
          </table:table-cell>
          <table:table-cell table:formula="of:=[.S16]" office:value-type="float" office:value="-0.414249363867685">
            <text:p>-0.4</text:p>
          </table:table-cell>
          <table:table-cell table:formula="of:=[.T16]" office:value-type="float" office:value="-0.164376590330789">
            <text:p>-0.2</text:p>
          </table:table-cell>
          <table:table-cell table:number-columns-repeated="2"/>
          <table:table-cell table:formula="of:=[.V16]*[.$U$2]+0.5*[.O15]*POWER([.$U$2];2)+[.AD15]" office:value-type="float" office:value="0.173189516420718">
            <text:p>0.1731895164</text:p>
          </table:table-cell>
          <table:table-cell table:formula="of:=[.W16]*[.$U$2]+0.5*[.P15]*POWER([.$U$2];2)+[.AE15]" office:value-type="float" office:value="0.385100753219039">
            <text:p>0.3851007532</text:p>
          </table:table-cell>
          <table:table-cell table:formula="of:=[.X16]*[.$U$2]+0.5*[.Q15]*POWER([.$U$2];2)+[.AF15]" office:value-type="float" office:value="0.0765852045129847">
            <text:p>0.0765852045</text:p>
          </table:table-cell>
          <table:table-cell table:formula="of:=[.AG15]+[.Y16]*[.$U$2]" office:value-type="float" office:value="0">
            <text:p>0.00</text:p>
          </table:table-cell>
          <table:table-cell table:formula="of:=[.AH15]+[.Z16]*[.$U$2]" office:value-type="float" office:value="-3.21505426295503">
            <text:p>-3.22</text:p>
          </table:table-cell>
          <table:table-cell table:formula="of:=[.AI15]+[.AA16]*[.$U$2]" office:value-type="float" office:value="0.333931081641006">
            <text:p>0.33</text:p>
          </table:table-cell>
        </table:table-row>
        <table:table-row table:style-name="ro1">
          <table:table-cell office:value-type="float" office:value="15544">
            <text:p>15544</text:p>
          </table:table-cell>
          <table:table-cell office:value-type="float" office:value="-3952">
            <text:p>-3952</text:p>
          </table:table-cell>
          <table:table-cell office:value-type="float" office:value="4772">
            <text:p>4772</text:p>
          </table:table-cell>
          <table:table-cell office:value-type="float" office:value="154">
            <text:p>154</text:p>
          </table:table-cell>
          <table:table-cell office:value-type="float" office:value="58">
            <text:p>58</text:p>
          </table:table-cell>
          <table:table-cell office:value-type="float" office:value="207">
            <text:p>207</text:p>
          </table:table-cell>
          <table:table-cell/>
          <table:table-cell table:formula="of:=[.A17]/16384-[.H$164]" office:value-type="float" office:value="0.00010172526041663">
            <text:p>0.00</text:p>
          </table:table-cell>
          <table:table-cell table:formula="of:=[.B17]/16384-[.I$164]" office:value-type="float" office:value="-0.00733439127604166">
            <text:p>-0.01</text:p>
          </table:table-cell>
          <table:table-cell table:formula="of:=[.C17]/16384-[.J$164]" office:value-type="float" office:value="0.072174072265625">
            <text:p>0.07</text:p>
          </table:table-cell>
          <table:table-cell table:formula="of:=[.D17]/131" office:value-type="float" office:value="1.17557251908397">
            <text:p>1.2</text:p>
          </table:table-cell>
          <table:table-cell table:formula="of:=[.E17]/131" office:value-type="float" office:value="0.442748091603053">
            <text:p>0.4</text:p>
          </table:table-cell>
          <table:table-cell table:formula="of:=[.F17]/131" office:value-type="float" office:value="1.58015267175573">
            <text:p>1.6</text:p>
          </table:table-cell>
          <table:table-cell/>
          <table:table-cell table:formula="of:=[.H17]-AVERAGE([.H$2:.H$25])" office:value-type="float" office:value="0.000101725260416667">
            <text:p>0.00</text:p>
          </table:table-cell>
          <table:table-cell table:formula="of:=[.I17]-AVERAGE([.I$2:.I$25])" office:value-type="float" office:value="-0.00733439127604168">
            <text:p>-0.01</text:p>
          </table:table-cell>
          <table:table-cell table:formula="of:=[.J17]-AVERAGE([.J$2:.J$25])" office:value-type="float" office:value="0.0358136494954427">
            <text:p>0.04</text:p>
          </table:table-cell>
          <table:table-cell table:formula="of:=IF(ABS([.K17]-AVERAGE([.K$2:.K17])) &gt; 20;[.K17]-AVERAGE([.K$2:.K17]);0)" office:value-type="float" office:value="0">
            <text:p>0.00</text:p>
          </table:table-cell>
          <table:table-cell table:formula="of:=[.L17]-AVERAGE([.L$2:.L17])" office:value-type="float" office:value="0.0481870229007633">
            <text:p>0.05</text:p>
          </table:table-cell>
          <table:table-cell table:formula="of:=[.M17]-AVERAGE([.M$2:.M17])" office:value-type="float" office:value="0.289599236641222">
            <text:p>0.29</text:p>
          </table:table-cell>
          <table:table-cell/>
          <table:table-cell table:formula="of:=[.V16]+[.O17]*[.$U$2]" office:value-type="float" office:value="0.0516153971354167">
            <text:p>0.05</text:p>
          </table:table-cell>
          <table:table-cell table:formula="of:=[.W16]+[.P17]*[.$U$2]" office:value-type="float" office:value="0.0827128092447916">
            <text:p>0.08</text:p>
          </table:table-cell>
          <table:table-cell table:formula="of:=[.X16]+[.Q17]*[.$U$2]" office:value-type="float" office:value="0.0536613464355469">
            <text:p>0.05</text:p>
          </table:table-cell>
          <table:table-cell table:formula="of:=[.R17]" office:value-type="float" office:value="0">
            <text:p>0.0</text:p>
          </table:table-cell>
          <table:table-cell table:formula="of:=[.S17]" office:value-type="float" office:value="0.0481870229007633">
            <text:p>0.0</text:p>
          </table:table-cell>
          <table:table-cell table:formula="of:=[.T17]" office:value-type="float" office:value="0.289599236641222">
            <text:p>0.3</text:p>
          </table:table-cell>
          <table:table-cell table:number-columns-repeated="2"/>
          <table:table-cell table:formula="of:=[.V17]*[.$U$2]+0.5*[.O16]*POWER([.$U$2];2)+[.AD16]" office:value-type="float" office:value="0.190590187355324">
            <text:p>0.1905901874</text:p>
          </table:table-cell>
          <table:table-cell table:formula="of:=[.W17]*[.$U$2]+0.5*[.P16]*POWER([.$U$2];2)+[.AE16]" office:value-type="float" office:value="0.412142153139467">
            <text:p>0.4121421531</text:p>
          </table:table-cell>
          <table:table-cell table:formula="of:=[.X17]*[.$U$2]+0.5*[.Q16]*POWER([.$U$2];2)+[.AF16]" office:value-type="float" office:value="0.0955803482620805">
            <text:p>0.0955803483</text:p>
          </table:table-cell>
          <table:table-cell table:formula="of:=[.AG16]+[.Y17]*[.$U$2]" office:value-type="float" office:value="0">
            <text:p>0.00</text:p>
          </table:table-cell>
          <table:table-cell table:formula="of:=[.AH16]+[.Z17]*[.$U$2]" office:value-type="float" office:value="-3.19899192198811">
            <text:p>-3.20</text:p>
          </table:table-cell>
          <table:table-cell table:formula="of:=[.AI16]+[.AA17]*[.$U$2]" office:value-type="float" office:value="0.430464160521413">
            <text:p>0.43</text:p>
          </table:table-cell>
        </table:table-row>
        <table:table-row table:style-name="ro1">
          <table:table-cell office:value-type="float" office:value="15572">
            <text:p>15572</text:p>
          </table:table-cell>
          <table:table-cell office:value-type="float" office:value="-3984">
            <text:p>-3984</text:p>
          </table:table-cell>
          <table:table-cell office:value-type="float" office:value="4672">
            <text:p>4672</text:p>
          </table:table-cell>
          <table:table-cell office:value-type="float" office:value="91">
            <text:p>91</text:p>
          </table:table-cell>
          <table:table-cell office:value-type="float" office:value="80">
            <text:p>80</text:p>
          </table:table-cell>
          <table:table-cell office:value-type="float" office:value="186">
            <text:p>186</text:p>
          </table:table-cell>
          <table:table-cell/>
          <table:table-cell table:formula="of:=[.A18]/16384-[.H$164]" office:value-type="float" office:value="0.00181070963541663">
            <text:p>0.00</text:p>
          </table:table-cell>
          <table:table-cell table:formula="of:=[.B18]/16384-[.I$164]" office:value-type="float" office:value="-0.00928751627604166">
            <text:p>-0.01</text:p>
          </table:table-cell>
          <table:table-cell table:formula="of:=[.C18]/16384-[.J$164]" office:value-type="float" office:value="0.066070556640625">
            <text:p>0.07</text:p>
          </table:table-cell>
          <table:table-cell table:formula="of:=[.D18]/131" office:value-type="float" office:value="0.694656488549618">
            <text:p>0.7</text:p>
          </table:table-cell>
          <table:table-cell table:formula="of:=[.E18]/131" office:value-type="float" office:value="0.610687022900763">
            <text:p>0.6</text:p>
          </table:table-cell>
          <table:table-cell table:formula="of:=[.F18]/131" office:value-type="float" office:value="1.41984732824427">
            <text:p>1.4</text:p>
          </table:table-cell>
          <table:table-cell/>
          <table:table-cell table:formula="of:=[.H18]-AVERAGE([.H$2:.H$25])" office:value-type="float" office:value="0.00181070963541667">
            <text:p>0.00</text:p>
          </table:table-cell>
          <table:table-cell table:formula="of:=[.I18]-AVERAGE([.I$2:.I$25])" office:value-type="float" office:value="-0.00928751627604168">
            <text:p>-0.01</text:p>
          </table:table-cell>
          <table:table-cell table:formula="of:=[.J18]-AVERAGE([.J$2:.J$25])" office:value-type="float" office:value="0.0297101338704427">
            <text:p>0.03</text:p>
          </table:table-cell>
          <table:table-cell table:formula="of:=IF(ABS([.K18]-AVERAGE([.K$2:.K18])) &gt; 20;[.K18]-AVERAGE([.K$2:.K18]);0)" office:value-type="float" office:value="0">
            <text:p>0.00</text:p>
          </table:table-cell>
          <table:table-cell table:formula="of:=[.L18]-AVERAGE([.L$2:.L18])" office:value-type="float" office:value="0.203412662775034">
            <text:p>0.20</text:p>
          </table:table-cell>
          <table:table-cell table:formula="of:=[.M18]-AVERAGE([.M$2:.M18])" office:value-type="float" office:value="0.121688370004491">
            <text:p>0.12</text:p>
          </table:table-cell>
          <table:table-cell/>
          <table:table-cell table:formula="of:=[.V17]+[.O18]*[.$U$2]" office:value-type="float" office:value="0.0522189670138889">
            <text:p>0.05</text:p>
          </table:table-cell>
          <table:table-cell table:formula="of:=[.W17]+[.P18]*[.$U$2]" office:value-type="float" office:value="0.079616970486111">
            <text:p>0.08</text:p>
          </table:table-cell>
          <table:table-cell table:formula="of:=[.X17]+[.Q18]*[.$U$2]" office:value-type="float" office:value="0.0635647243923611">
            <text:p>0.06</text:p>
          </table:table-cell>
          <table:table-cell table:formula="of:=[.R18]" office:value-type="float" office:value="0">
            <text:p>0.0</text:p>
          </table:table-cell>
          <table:table-cell table:formula="of:=[.S18]" office:value-type="float" office:value="0.203412662775034">
            <text:p>0.2</text:p>
          </table:table-cell>
          <table:table-cell table:formula="of:=[.T18]" office:value-type="float" office:value="0.121688370004491">
            <text:p>0.1</text:p>
          </table:table-cell>
          <table:table-cell table:number-columns-repeated="2"/>
          <table:table-cell table:formula="of:=[.V18]*[.$U$2]+0.5*[.O17]*POWER([.$U$2];2)+[.AD17]" office:value-type="float" office:value="0.208002161096643">
            <text:p>0.2080021611</text:p>
          </table:table-cell>
          <table:table-cell table:formula="of:=[.W18]*[.$U$2]+0.5*[.P17]*POWER([.$U$2];2)+[.AE17]" office:value-type="float" office:value="0.438273677119502">
            <text:p>0.4382736771</text:p>
          </table:table-cell>
          <table:table-cell table:formula="of:=[.X18]*[.$U$2]+0.5*[.Q17]*POWER([.$U$2];2)+[.AF17]" office:value-type="float" office:value="0.118758236920392">
            <text:p>0.1187582369</text:p>
          </table:table-cell>
          <table:table-cell table:formula="of:=[.AG17]+[.Y18]*[.$U$2]" office:value-type="float" office:value="0">
            <text:p>0.00</text:p>
          </table:table-cell>
          <table:table-cell table:formula="of:=[.AH17]+[.Z18]*[.$U$2]" office:value-type="float" office:value="-3.1311877010631">
            <text:p>-3.13</text:p>
          </table:table-cell>
          <table:table-cell table:formula="of:=[.AI17]+[.AA18]*[.$U$2]" office:value-type="float" office:value="0.47102695052291">
            <text:p>0.47</text:p>
          </table:table-cell>
        </table:table-row>
        <table:table-row table:style-name="ro1">
          <table:table-cell office:value-type="float" office:value="15520">
            <text:p>15520</text:p>
          </table:table-cell>
          <table:table-cell office:value-type="float" office:value="-4120">
            <text:p>-4120</text:p>
          </table:table-cell>
          <table:table-cell office:value-type="float" office:value="4568">
            <text:p>4568</text:p>
          </table:table-cell>
          <table:table-cell office:value-type="float" office:value="208">
            <text:p>208</text:p>
          </table:table-cell>
          <table:table-cell office:value-type="float" office:value="-82">
            <text:p>-82</text:p>
          </table:table-cell>
          <table:table-cell office:value-type="float" office:value="259">
            <text:p>259</text:p>
          </table:table-cell>
          <table:table-cell/>
          <table:table-cell table:formula="of:=[.A19]/16384-[.H$164]" office:value-type="float" office:value="-0.00136311848958337">
            <text:p>0.00</text:p>
          </table:table-cell>
          <table:table-cell table:formula="of:=[.B19]/16384-[.I$164]" office:value-type="float" office:value="-0.0175882975260417">
            <text:p>-0.02</text:p>
          </table:table-cell>
          <table:table-cell table:formula="of:=[.C19]/16384-[.J$164]" office:value-type="float" office:value="0.059722900390625">
            <text:p>0.06</text:p>
          </table:table-cell>
          <table:table-cell table:formula="of:=[.D19]/131" office:value-type="float" office:value="1.58778625954198">
            <text:p>1.6</text:p>
          </table:table-cell>
          <table:table-cell table:formula="of:=[.E19]/131" office:value-type="float" office:value="-0.625954198473282">
            <text:p>-0.6</text:p>
          </table:table-cell>
          <table:table-cell table:formula="of:=[.F19]/131" office:value-type="float" office:value="1.97709923664122">
            <text:p>2.0</text:p>
          </table:table-cell>
          <table:table-cell/>
          <table:table-cell table:formula="of:=[.H19]-AVERAGE([.H$2:.H$25])" office:value-type="float" office:value="-0.00136311848958333">
            <text:p>0.00</text:p>
          </table:table-cell>
          <table:table-cell table:formula="of:=[.I19]-AVERAGE([.I$2:.I$25])" office:value-type="float" office:value="-0.0175882975260417">
            <text:p>-0.02</text:p>
          </table:table-cell>
          <table:table-cell table:formula="of:=[.J19]-AVERAGE([.J$2:.J$25])" office:value-type="float" office:value="0.0233624776204427">
            <text:p>0.02</text:p>
          </table:table-cell>
          <table:table-cell table:formula="of:=IF(ABS([.K19]-AVERAGE([.K$2:.K19])) &gt; 20;[.K19]-AVERAGE([.K$2:.K19]);0)" office:value-type="float" office:value="0">
            <text:p>0.00</text:p>
          </table:table-cell>
          <table:table-cell table:formula="of:=[.L19]-AVERAGE([.L$2:.L19])" office:value-type="float" office:value="-0.975826972010178">
            <text:p>-0.98</text:p>
          </table:table-cell>
          <table:table-cell table:formula="of:=[.M19]-AVERAGE([.M$2:.M19])" office:value-type="float" office:value="0.641221374045802">
            <text:p>0.64</text:p>
          </table:table-cell>
          <table:table-cell/>
          <table:table-cell table:formula="of:=[.V18]+[.O19]*[.$U$2]" office:value-type="float" office:value="0.0517645941840278">
            <text:p>0.05</text:p>
          </table:table-cell>
          <table:table-cell table:formula="of:=[.W18]+[.P19]*[.$U$2]" office:value-type="float" office:value="0.0737542046440972">
            <text:p>0.07</text:p>
          </table:table-cell>
          <table:table-cell table:formula="of:=[.X18]+[.Q19]*[.$U$2]" office:value-type="float" office:value="0.0713522169325087">
            <text:p>0.07</text:p>
          </table:table-cell>
          <table:table-cell table:formula="of:=[.R19]" office:value-type="float" office:value="0">
            <text:p>0.0</text:p>
          </table:table-cell>
          <table:table-cell table:formula="of:=[.S19]" office:value-type="float" office:value="-0.975826972010178">
            <text:p>-1.0</text:p>
          </table:table-cell>
          <table:table-cell table:formula="of:=[.T19]" office:value-type="float" office:value="0.641221374045802">
            <text:p>0.6</text:p>
          </table:table-cell>
          <table:table-cell table:number-columns-repeated="2"/>
          <table:table-cell table:formula="of:=[.V19]*[.$U$2]+0.5*[.O18]*POWER([.$U$2];2)+[.AD18]" office:value-type="float" office:value="0.225357620804398">
            <text:p>0.2253576208</text:p>
          </table:table-cell>
          <table:table-cell table:formula="of:=[.W19]*[.$U$2]+0.5*[.P18]*POWER([.$U$2];2)+[.AE18]" office:value-type="float" office:value="0.462342438874421">
            <text:p>0.4623424389</text:p>
          </table:table-cell>
          <table:table-cell table:formula="of:=[.X19]*[.$U$2]+0.5*[.Q18]*POWER([.$U$2];2)+[.AF18]" office:value-type="float" office:value="0.144192872224031">
            <text:p>0.1441928722</text:p>
          </table:table-cell>
          <table:table-cell table:formula="of:=[.AG18]+[.Y19]*[.$U$2]" office:value-type="float" office:value="0">
            <text:p>0.00</text:p>
          </table:table-cell>
          <table:table-cell table:formula="of:=[.AH18]+[.Z19]*[.$U$2]" office:value-type="float" office:value="-3.45646335839982">
            <text:p>-3.46</text:p>
          </table:table-cell>
          <table:table-cell table:formula="of:=[.AI18]+[.AA19]*[.$U$2]" office:value-type="float" office:value="0.684767408538177">
            <text:p>0.68</text:p>
          </table:table-cell>
        </table:table-row>
        <table:table-row table:style-name="ro1">
          <table:table-cell office:value-type="float" office:value="15436">
            <text:p>15436</text:p>
          </table:table-cell>
          <table:table-cell office:value-type="float" office:value="-4052">
            <text:p>-4052</text:p>
          </table:table-cell>
          <table:table-cell office:value-type="float" office:value="4492">
            <text:p>4492</text:p>
          </table:table-cell>
          <table:table-cell office:value-type="float" office:value="163">
            <text:p>163</text:p>
          </table:table-cell>
          <table:table-cell office:value-type="float" office:value="-252">
            <text:p>-252</text:p>
          </table:table-cell>
          <table:table-cell office:value-type="float" office:value="1">
            <text:p>1</text:p>
          </table:table-cell>
          <table:table-cell/>
          <table:table-cell table:formula="of:=[.A20]/16384-[.H$164]" office:value-type="float" office:value="-0.00649007161458337">
            <text:p>-0.01</text:p>
          </table:table-cell>
          <table:table-cell table:formula="of:=[.B20]/16384-[.I$164]" office:value-type="float" office:value="-0.0134379069010417">
            <text:p>-0.01</text:p>
          </table:table-cell>
          <table:table-cell table:formula="of:=[.C20]/16384-[.J$164]" office:value-type="float" office:value="0.055084228515625">
            <text:p>0.06</text:p>
          </table:table-cell>
          <table:table-cell table:formula="of:=[.D20]/131" office:value-type="float" office:value="1.24427480916031">
            <text:p>1.2</text:p>
          </table:table-cell>
          <table:table-cell table:formula="of:=[.E20]/131" office:value-type="float" office:value="-1.9236641221374">
            <text:p>-1.9</text:p>
          </table:table-cell>
          <table:table-cell table:formula="of:=[.F20]/131" office:value-type="float" office:value="0.00763358778625954">
            <text:p>0.0</text:p>
          </table:table-cell>
          <table:table-cell/>
          <table:table-cell table:formula="of:=[.H20]-AVERAGE([.H$2:.H$25])" office:value-type="float" office:value="-0.00649007161458333">
            <text:p>-0.01</text:p>
          </table:table-cell>
          <table:table-cell table:formula="of:=[.I20]-AVERAGE([.I$2:.I$25])" office:value-type="float" office:value="-0.0134379069010417">
            <text:p>-0.01</text:p>
          </table:table-cell>
          <table:table-cell table:formula="of:=[.J20]-AVERAGE([.J$2:.J$25])" office:value-type="float" office:value="0.0187238057454427">
            <text:p>0.02</text:p>
          </table:table-cell>
          <table:table-cell table:formula="of:=IF(ABS([.K20]-AVERAGE([.K$2:.K20])) &gt; 20;[.K20]-AVERAGE([.K$2:.K20]);0)" office:value-type="float" office:value="0">
            <text:p>0.00</text:p>
          </table:table-cell>
          <table:table-cell table:formula="of:=[.L20]-AVERAGE([.L$2:.L20])" office:value-type="float" office:value="-2.15387705905986">
            <text:p>-2.15</text:p>
          </table:table-cell>
          <table:table-cell table:formula="of:=[.M20]-AVERAGE([.M$2:.M20])" office:value-type="float" office:value="-1.25833668139815">
            <text:p>-1.26</text:p>
          </table:table-cell>
          <table:table-cell/>
          <table:table-cell table:formula="of:=[.V19]+[.O20]*[.$U$2]" office:value-type="float" office:value="0.0496012369791667">
            <text:p>0.05</text:p>
          </table:table-cell>
          <table:table-cell table:formula="of:=[.W19]+[.P20]*[.$U$2]" office:value-type="float" office:value="0.0692749023437499">
            <text:p>0.07</text:p>
          </table:table-cell>
          <table:table-cell table:formula="of:=[.X19]+[.Q20]*[.$U$2]" office:value-type="float" office:value="0.0775934855143229">
            <text:p>0.08</text:p>
          </table:table-cell>
          <table:table-cell table:formula="of:=[.R20]" office:value-type="float" office:value="0">
            <text:p>0.0</text:p>
          </table:table-cell>
          <table:table-cell table:formula="of:=[.S20]" office:value-type="float" office:value="-2.15387705905986">
            <text:p>-2.2</text:p>
          </table:table-cell>
          <table:table-cell table:formula="of:=[.T20]" office:value-type="float" office:value="-1.25833668139815">
            <text:p>-1.3</text:p>
          </table:table-cell>
          <table:table-cell table:number-columns-repeated="2"/>
          <table:table-cell table:formula="of:=[.V20]*[.$U$2]+0.5*[.O19]*POWER([.$U$2];2)+[.AD19]" office:value-type="float" office:value="0.241815637659143">
            <text:p>0.2418156377</text:p>
          </table:table-cell>
          <table:table-cell table:formula="of:=[.W20]*[.$U$2]+0.5*[.P19]*POWER([.$U$2];2)+[.AE19]" office:value-type="float" office:value="0.484456945348669">
            <text:p>0.4844569453</text:p>
          </table:table-cell>
          <table:table-cell table:formula="of:=[.X20]*[.$U$2]+0.5*[.Q19]*POWER([.$U$2];2)+[.AF19]" office:value-type="float" office:value="0.17135528281883">
            <text:p>0.1713552828</text:p>
          </table:table-cell>
          <table:table-cell table:formula="of:=[.AG19]+[.Y20]*[.$U$2]" office:value-type="float" office:value="0">
            <text:p>0.00</text:p>
          </table:table-cell>
          <table:table-cell table:formula="of:=[.AH19]+[.Z20]*[.$U$2]" office:value-type="float" office:value="-4.17442237808644">
            <text:p>-4.17</text:p>
          </table:table-cell>
          <table:table-cell table:formula="of:=[.AI19]+[.AA20]*[.$U$2]" office:value-type="float" office:value="0.265321848072127">
            <text:p>0.27</text:p>
          </table:table-cell>
        </table:table-row>
        <table:table-row table:style-name="ro1">
          <table:table-cell office:value-type="float" office:value="15512">
            <text:p>15512</text:p>
          </table:table-cell>
          <table:table-cell office:value-type="float" office:value="-4120">
            <text:p>-4120</text:p>
          </table:table-cell>
          <table:table-cell office:value-type="float" office:value="4560">
            <text:p>4560</text:p>
          </table:table-cell>
          <table:table-cell office:value-type="float" office:value="138">
            <text:p>138</text:p>
          </table:table-cell>
          <table:table-cell office:value-type="float" office:value="-94">
            <text:p>-94</text:p>
          </table:table-cell>
          <table:table-cell office:value-type="float" office:value="8">
            <text:p>8</text:p>
          </table:table-cell>
          <table:table-cell/>
          <table:table-cell table:formula="of:=[.A21]/16384-[.H$164]" office:value-type="float" office:value="-0.00185139973958337">
            <text:p>0.00</text:p>
          </table:table-cell>
          <table:table-cell table:formula="of:=[.B21]/16384-[.I$164]" office:value-type="float" office:value="-0.0175882975260417">
            <text:p>-0.02</text:p>
          </table:table-cell>
          <table:table-cell table:formula="of:=[.C21]/16384-[.J$164]" office:value-type="float" office:value="0.059234619140625">
            <text:p>0.06</text:p>
          </table:table-cell>
          <table:table-cell table:formula="of:=[.D21]/131" office:value-type="float" office:value="1.05343511450382">
            <text:p>1.1</text:p>
          </table:table-cell>
          <table:table-cell table:formula="of:=[.E21]/131" office:value-type="float" office:value="-0.717557251908397">
            <text:p>-0.7</text:p>
          </table:table-cell>
          <table:table-cell table:formula="of:=[.F21]/131" office:value-type="float" office:value="0.0610687022900763">
            <text:p>0.1</text:p>
          </table:table-cell>
          <table:table-cell/>
          <table:table-cell table:formula="of:=[.H21]-AVERAGE([.H$2:.H$25])" office:value-type="float" office:value="-0.00185139973958333">
            <text:p>0.00</text:p>
          </table:table-cell>
          <table:table-cell table:formula="of:=[.I21]-AVERAGE([.I$2:.I$25])" office:value-type="float" office:value="-0.0175882975260417">
            <text:p>-0.02</text:p>
          </table:table-cell>
          <table:table-cell table:formula="of:=[.J21]-AVERAGE([.J$2:.J$25])" office:value-type="float" office:value="0.0228741963704427">
            <text:p>0.02</text:p>
          </table:table-cell>
          <table:table-cell table:formula="of:=IF(ABS([.K21]-AVERAGE([.K$2:.K21])) &gt; 20;[.K21]-AVERAGE([.K$2:.K21]);0)" office:value-type="float" office:value="0">
            <text:p>0.00</text:p>
          </table:table-cell>
          <table:table-cell table:formula="of:=[.L21]-AVERAGE([.L$2:.L21])" office:value-type="float" office:value="-0.900381679389313">
            <text:p>-0.90</text:p>
          </table:table-cell>
          <table:table-cell table:formula="of:=[.M21]-AVERAGE([.M$2:.M21])" office:value-type="float" office:value="-1.14465648854962">
            <text:p>-1.14</text:p>
          </table:table-cell>
          <table:table-cell/>
          <table:table-cell table:formula="of:=[.V20]+[.O21]*[.$U$2]" office:value-type="float" office:value="0.0489841037326389">
            <text:p>0.05</text:p>
          </table:table-cell>
          <table:table-cell table:formula="of:=[.W20]+[.P21]*[.$U$2]" office:value-type="float" office:value="0.063412136501736">
            <text:p>0.06</text:p>
          </table:table-cell>
          <table:table-cell table:formula="of:=[.X20]+[.Q21]*[.$U$2]" office:value-type="float" office:value="0.0852182176378038">
            <text:p>0.09</text:p>
          </table:table-cell>
          <table:table-cell table:formula="of:=[.R21]" office:value-type="float" office:value="0">
            <text:p>0.0</text:p>
          </table:table-cell>
          <table:table-cell table:formula="of:=[.S21]" office:value-type="float" office:value="-0.900381679389313">
            <text:p>-0.9</text:p>
          </table:table-cell>
          <table:table-cell table:formula="of:=[.T21]" office:value-type="float" office:value="-1.14465648854962">
            <text:p>-1.1</text:p>
          </table:table-cell>
          <table:table-cell table:number-columns-repeated="2"/>
          <table:table-cell table:formula="of:=[.V21]*[.$U$2]+0.5*[.O20]*POWER([.$U$2];2)+[.AD20]" office:value-type="float" office:value="0.257783112702546">
            <text:p>0.2577831127</text:p>
          </table:table-cell>
          <table:table-cell table:formula="of:=[.W21]*[.$U$2]+0.5*[.P20]*POWER([.$U$2];2)+[.AE20]" office:value-type="float" office:value="0.504847773799189">
            <text:p>0.5048477738</text:p>
          </table:table-cell>
          <table:table-cell table:formula="of:=[.X21]*[.$U$2]+0.5*[.Q20]*POWER([.$U$2];2)+[.AF20]" office:value-type="float" office:value="0.200801566795067">
            <text:p>0.2008015668</text:p>
          </table:table-cell>
          <table:table-cell table:formula="of:=[.AG20]+[.Y21]*[.$U$2]" office:value-type="float" office:value="0">
            <text:p>0.00</text:p>
          </table:table-cell>
          <table:table-cell table:formula="of:=[.AH20]+[.Z21]*[.$U$2]" office:value-type="float" office:value="-4.47454960454955">
            <text:p>-4.47</text:p>
          </table:table-cell>
          <table:table-cell table:formula="of:=[.AI20]+[.AA21]*[.$U$2]" office:value-type="float" office:value="-0.116230314777746">
            <text:p>-0.12</text:p>
          </table:table-cell>
        </table:table-row>
        <table:table-row table:style-name="ro1">
          <table:table-cell office:value-type="float" office:value="15580">
            <text:p>15580</text:p>
          </table:table-cell>
          <table:table-cell office:value-type="float" office:value="-3984">
            <text:p>-3984</text:p>
          </table:table-cell>
          <table:table-cell office:value-type="float" office:value="4700">
            <text:p>4700</text:p>
          </table:table-cell>
          <table:table-cell office:value-type="float" office:value="198">
            <text:p>198</text:p>
          </table:table-cell>
          <table:table-cell office:value-type="float" office:value="-259">
            <text:p>-259</text:p>
          </table:table-cell>
          <table:table-cell office:value-type="float" office:value="325">
            <text:p>325</text:p>
          </table:table-cell>
          <table:table-cell/>
          <table:table-cell table:formula="of:=[.A22]/16384-[.H$164]" office:value-type="float" office:value="0.00229899088541663">
            <text:p>0.00</text:p>
          </table:table-cell>
          <table:table-cell table:formula="of:=[.B22]/16384-[.I$164]" office:value-type="float" office:value="-0.00928751627604166">
            <text:p>-0.01</text:p>
          </table:table-cell>
          <table:table-cell table:formula="of:=[.C22]/16384-[.J$164]" office:value-type="float" office:value="0.067779541015625">
            <text:p>0.07</text:p>
          </table:table-cell>
          <table:table-cell table:formula="of:=[.D22]/131" office:value-type="float" office:value="1.51145038167939">
            <text:p>1.5</text:p>
          </table:table-cell>
          <table:table-cell table:formula="of:=[.E22]/131" office:value-type="float" office:value="-1.97709923664122">
            <text:p>-2.0</text:p>
          </table:table-cell>
          <table:table-cell table:formula="of:=[.F22]/131" office:value-type="float" office:value="2.48091603053435">
            <text:p>2.5</text:p>
          </table:table-cell>
          <table:table-cell/>
          <table:table-cell table:formula="of:=[.H22]-AVERAGE([.H$2:.H$25])" office:value-type="float" office:value="0.00229899088541667">
            <text:p>0.00</text:p>
          </table:table-cell>
          <table:table-cell table:formula="of:=[.I22]-AVERAGE([.I$2:.I$25])" office:value-type="float" office:value="-0.00928751627604168">
            <text:p>-0.01</text:p>
          </table:table-cell>
          <table:table-cell table:formula="of:=[.J22]-AVERAGE([.J$2:.J$25])" office:value-type="float" office:value="0.0314191182454427">
            <text:p>0.03</text:p>
          </table:table-cell>
          <table:table-cell table:formula="of:=IF(ABS([.K22]-AVERAGE([.K$2:.K22])) &gt; 20;[.K22]-AVERAGE([.K$2:.K22]);0)" office:value-type="float" office:value="0">
            <text:p>0.00</text:p>
          </table:table-cell>
          <table:table-cell table:formula="of:=[.L22]-AVERAGE([.L$2:.L22])" office:value-type="float" office:value="-2.0570701563068">
            <text:p>-2.06</text:p>
          </table:table-cell>
          <table:table-cell table:formula="of:=[.M22]-AVERAGE([.M$2:.M22])" office:value-type="float" office:value="1.21446746637586">
            <text:p>1.21</text:p>
          </table:table-cell>
          <table:table-cell/>
          <table:table-cell table:formula="of:=[.V21]+[.O22]*[.$U$2]" office:value-type="float" office:value="0.0497504340277778">
            <text:p>0.05</text:p>
          </table:table-cell>
          <table:table-cell table:formula="of:=[.W21]+[.P22]*[.$U$2]" office:value-type="float" office:value="0.0603162977430555">
            <text:p>0.06</text:p>
          </table:table-cell>
          <table:table-cell table:formula="of:=[.X21]+[.Q22]*[.$U$2]" office:value-type="float" office:value="0.0956912570529514">
            <text:p>0.10</text:p>
          </table:table-cell>
          <table:table-cell table:formula="of:=[.R22]" office:value-type="float" office:value="0">
            <text:p>0.0</text:p>
          </table:table-cell>
          <table:table-cell table:formula="of:=[.S22]" office:value-type="float" office:value="-2.0570701563068">
            <text:p>-2.1</text:p>
          </table:table-cell>
          <table:table-cell table:formula="of:=[.T22]" office:value-type="float" office:value="1.21446746637586">
            <text:p>1.2</text:p>
          </table:table-cell>
          <table:table-cell table:number-columns-repeated="2"/>
          <table:table-cell table:formula="of:=[.V22]*[.$U$2]+0.5*[.O21]*POWER([.$U$2];2)+[.AD21]" office:value-type="float" office:value="0.274263735170718">
            <text:p>0.2742637352</text:p>
          </table:table-cell>
          <table:table-cell table:formula="of:=[.W22]*[.$U$2]+0.5*[.P21]*POWER([.$U$2];2)+[.AE21]" office:value-type="float" office:value="0.523976078739872">
            <text:p>0.5239760787</text:p>
          </table:table-cell>
          <table:table-cell table:formula="of:=[.X22]*[.$U$2]+0.5*[.Q21]*POWER([.$U$2];2)+[.AF21]" office:value-type="float" office:value="0.233969441166631">
            <text:p>0.2339694412</text:p>
          </table:table-cell>
          <table:table-cell table:formula="of:=[.AG21]+[.Y22]*[.$U$2]" office:value-type="float" office:value="0">
            <text:p>0.00</text:p>
          </table:table-cell>
          <table:table-cell table:formula="of:=[.AH21]+[.Z22]*[.$U$2]" office:value-type="float" office:value="-5.16023965665181">
            <text:p>-5.16</text:p>
          </table:table-cell>
          <table:table-cell table:formula="of:=[.AI21]+[.AA22]*[.$U$2]" office:value-type="float" office:value="0.288592174014209">
            <text:p>0.29</text:p>
          </table:table-cell>
        </table:table-row>
        <table:table-row table:style-name="ro1">
          <table:table-cell office:value-type="float" office:value="15236">
            <text:p>15236</text:p>
          </table:table-cell>
          <table:table-cell office:value-type="float" office:value="-4268">
            <text:p>-4268</text:p>
          </table:table-cell>
          <table:table-cell office:value-type="float" office:value="4536">
            <text:p>4536</text:p>
          </table:table-cell>
          <table:table-cell office:value-type="float" office:value="-47">
            <text:p>-47</text:p>
          </table:table-cell>
          <table:table-cell office:value-type="float" office:value="-396">
            <text:p>-396</text:p>
          </table:table-cell>
          <table:table-cell office:value-type="float" office:value="1395">
            <text:p>1395</text:p>
          </table:table-cell>
          <table:table-cell/>
          <table:table-cell table:formula="of:=[.A23]/16384-[.H$164]" office:value-type="float" office:value="-0.0186971028645834">
            <text:p>-0.02</text:p>
          </table:table-cell>
          <table:table-cell table:formula="of:=[.B23]/16384-[.I$164]" office:value-type="float" office:value="-0.0266215006510417">
            <text:p>-0.03</text:p>
          </table:table-cell>
          <table:table-cell table:formula="of:=[.C23]/16384-[.J$164]" office:value-type="float" office:value="0.057769775390625">
            <text:p>0.06</text:p>
          </table:table-cell>
          <table:table-cell table:formula="of:=[.D23]/131" office:value-type="float" office:value="-0.358778625954198">
            <text:p>-0.4</text:p>
          </table:table-cell>
          <table:table-cell table:formula="of:=[.E23]/131" office:value-type="float" office:value="-3.02290076335878">
            <text:p>-3.0</text:p>
          </table:table-cell>
          <table:table-cell table:formula="of:=[.F23]/131" office:value-type="float" office:value="10.6488549618321">
            <text:p>10.6</text:p>
          </table:table-cell>
          <table:table-cell/>
          <table:table-cell table:formula="of:=[.H23]-AVERAGE([.H$2:.H$25])" office:value-type="float" office:value="-0.0186971028645833">
            <text:p>-0.02</text:p>
          </table:table-cell>
          <table:table-cell table:formula="of:=[.I23]-AVERAGE([.I$2:.I$25])" office:value-type="float" office:value="-0.0266215006510417">
            <text:p>-0.03</text:p>
          </table:table-cell>
          <table:table-cell table:formula="of:=[.J23]-AVERAGE([.J$2:.J$25])" office:value-type="float" office:value="0.0214093526204427">
            <text:p>0.02</text:p>
          </table:table-cell>
          <table:table-cell table:formula="of:=IF(ABS([.K23]-AVERAGE([.K$2:.K23])) &gt; 20;[.K23]-AVERAGE([.K$2:.K23]);0)" office:value-type="float" office:value="0">
            <text:p>0.00</text:p>
          </table:table-cell>
          <table:table-cell table:formula="of:=[.L23]-AVERAGE([.L$2:.L23])" office:value-type="float" office:value="-2.9618320610687">
            <text:p>-2.96</text:p>
          </table:table-cell>
          <table:table-cell table:formula="of:=[.M23]-AVERAGE([.M$2:.M23])" office:value-type="float" office:value="8.9559333795975">
            <text:p>8.96</text:p>
          </table:table-cell>
          <table:table-cell/>
          <table:table-cell table:formula="of:=[.V22]+[.O23]*[.$U$2]" office:value-type="float" office:value="0.04351806640625">
            <text:p>0.04</text:p>
          </table:table-cell>
          <table:table-cell table:formula="of:=[.W22]+[.P23]*[.$U$2]" office:value-type="float" office:value="0.0514424641927083">
            <text:p>0.05</text:p>
          </table:table-cell>
          <table:table-cell table:formula="of:=[.X22]+[.Q23]*[.$U$2]" office:value-type="float" office:value="0.102827707926432">
            <text:p>0.10</text:p>
          </table:table-cell>
          <table:table-cell table:formula="of:=[.R23]" office:value-type="float" office:value="0">
            <text:p>0.0</text:p>
          </table:table-cell>
          <table:table-cell table:formula="of:=[.S23]" office:value-type="float" office:value="-2.9618320610687">
            <text:p>-3.0</text:p>
          </table:table-cell>
          <table:table-cell table:formula="of:=[.T23]" office:value-type="float" office:value="8.9559333795975">
            <text:p>9.0</text:p>
          </table:table-cell>
          <table:table-cell table:number-columns-repeated="2"/>
          <table:table-cell table:formula="of:=[.V23]*[.$U$2]+0.5*[.O22]*POWER([.$U$2];2)+[.AD22]" office:value-type="float" office:value="0.288897479021991">
            <text:p>0.288897479</text:p>
          </table:table-cell>
          <table:table-cell table:formula="of:=[.W23]*[.$U$2]+0.5*[.P22]*POWER([.$U$2];2)+[.AE22]" office:value-type="float" office:value="0.540607593677662">
            <text:p>0.5406075937</text:p>
          </table:table-cell>
          <table:table-cell table:formula="of:=[.X23]*[.$U$2]+0.5*[.Q22]*POWER([.$U$2];2)+[.AF22]" office:value-type="float" office:value="0.269990850377966">
            <text:p>0.2699908504</text:p>
          </table:table-cell>
          <table:table-cell table:formula="of:=[.AG22]+[.Y23]*[.$U$2]" office:value-type="float" office:value="0">
            <text:p>0.00</text:p>
          </table:table-cell>
          <table:table-cell table:formula="of:=[.AH22]+[.Z23]*[.$U$2]" office:value-type="float" office:value="-6.14751701034138">
            <text:p>-6.15</text:p>
          </table:table-cell>
          <table:table-cell table:formula="of:=[.AI22]+[.AA23]*[.$U$2]" office:value-type="float" office:value="3.27390330054671">
            <text:p>3.27</text:p>
          </table:table-cell>
        </table:table-row>
        <table:table-row table:style-name="ro1">
          <table:table-cell office:value-type="float" office:value="15812">
            <text:p>15812</text:p>
          </table:table-cell>
          <table:table-cell office:value-type="float" office:value="-5728">
            <text:p>-5728</text:p>
          </table:table-cell>
          <table:table-cell office:value-type="float" office:value="2104">
            <text:p>2104</text:p>
          </table:table-cell>
          <table:table-cell office:value-type="float" office:value="42">
            <text:p>42</text:p>
          </table:table-cell>
          <table:table-cell office:value-type="float" office:value="-2841">
            <text:p>-2841</text:p>
          </table:table-cell>
          <table:table-cell office:value-type="float" office:value="449">
            <text:p>449</text:p>
          </table:table-cell>
          <table:table-cell/>
          <table:table-cell table:formula="of:=[.A24]/16384-[.H$164]" office:value-type="float" office:value="0.0164591471354166">
            <text:p>0.02</text:p>
          </table:table-cell>
          <table:table-cell table:formula="of:=[.B24]/16384-[.I$164]" office:value-type="float" office:value="-0.115732828776042">
            <text:p>-0.12</text:p>
          </table:table-cell>
          <table:table-cell table:formula="of:=[.C24]/16384-[.J$164]" office:value-type="float" office:value="-0.090667724609375">
            <text:p>-0.09</text:p>
          </table:table-cell>
          <table:table-cell table:formula="of:=[.D24]/131" office:value-type="float" office:value="0.320610687022901">
            <text:p>0.3</text:p>
          </table:table-cell>
          <table:table-cell table:formula="of:=[.E24]/131" office:value-type="float" office:value="-21.6870229007634">
            <text:p>-21.7</text:p>
          </table:table-cell>
          <table:table-cell table:formula="of:=[.F24]/131" office:value-type="float" office:value="3.42748091603053">
            <text:p>3.4</text:p>
          </table:table-cell>
          <table:table-cell/>
          <table:table-cell table:formula="of:=[.H24]-AVERAGE([.H$2:.H$25])" office:value-type="float" office:value="0.0164591471354167">
            <text:p>0.02</text:p>
          </table:table-cell>
          <table:table-cell table:formula="of:=[.I24]-AVERAGE([.I$2:.I$25])" office:value-type="float" office:value="-0.115732828776042">
            <text:p>-0.12</text:p>
          </table:table-cell>
          <table:table-cell table:formula="of:=[.J24]-AVERAGE([.J$2:.J$25])" office:value-type="float" office:value="-0.127028147379557">
            <text:p>-0.13</text:p>
          </table:table-cell>
          <table:table-cell table:formula="of:=IF(ABS([.K24]-AVERAGE([.K$2:.K24])) &gt; 20;[.K24]-AVERAGE([.K$2:.K24]);0)" office:value-type="float" office:value="0">
            <text:p>0.00</text:p>
          </table:table-cell>
          <table:table-cell table:formula="of:=[.L24]-AVERAGE([.L$2:.L24])" office:value-type="float" office:value="-20.6856953202788">
            <text:p>-20.69</text:p>
          </table:table-cell>
          <table:table-cell table:formula="of:=[.M24]-AVERAGE([.M$2:.M24])" office:value-type="float" office:value="1.65914371058745">
            <text:p>1.66</text:p>
          </table:table-cell>
          <table:table-cell/>
          <table:table-cell table:formula="of:=[.V23]+[.O24]*[.$U$2]" office:value-type="float" office:value="0.0490044487847222">
            <text:p>0.05</text:p>
          </table:table-cell>
          <table:table-cell table:formula="of:=[.W23]+[.P24]*[.$U$2]" office:value-type="float" office:value="0.0128648546006944">
            <text:p>0.01</text:p>
          </table:table-cell>
          <table:table-cell table:formula="of:=[.X23]+[.Q24]*[.$U$2]" office:value-type="float" office:value="0.0604849921332466">
            <text:p>0.06</text:p>
          </table:table-cell>
          <table:table-cell table:formula="of:=[.R24]" office:value-type="float" office:value="0">
            <text:p>0.0</text:p>
          </table:table-cell>
          <table:table-cell table:formula="of:=[.S24]" office:value-type="float" office:value="-20.6856953202788">
            <text:p>-20.7</text:p>
          </table:table-cell>
          <table:table-cell table:formula="of:=[.T24]" office:value-type="float" office:value="1.65914371058745">
            <text:p>1.7</text:p>
          </table:table-cell>
          <table:table-cell table:number-columns-repeated="2"/>
          <table:table-cell table:formula="of:=[.V24]*[.$U$2]+0.5*[.O23]*POWER([.$U$2];2)+[.AD23]" office:value-type="float" office:value="0.304193567346643">
            <text:p>0.3041935673</text:p>
          </table:table-cell>
          <table:table-cell table:formula="of:=[.W24]*[.$U$2]+0.5*[.P23]*POWER([.$U$2];2)+[.AE23]" office:value-type="float" office:value="0.543416906286169">
            <text:p>0.5434169063</text:p>
          </table:table-cell>
          <table:table-cell table:formula="of:=[.X24]*[.$U$2]+0.5*[.Q23]*POWER([.$U$2];2)+[.AF23]" office:value-type="float" office:value="0.291341922901295">
            <text:p>0.2913419229</text:p>
          </table:table-cell>
          <table:table-cell table:formula="of:=[.AG23]+[.Y24]*[.$U$2]" office:value-type="float" office:value="0">
            <text:p>0.00</text:p>
          </table:table-cell>
          <table:table-cell table:formula="of:=[.AH23]+[.Z24]*[.$U$2]" office:value-type="float" office:value="-13.0427487837676">
            <text:p>-13.04</text:p>
          </table:table-cell>
          <table:table-cell table:formula="of:=[.AI23]+[.AA24]*[.$U$2]" office:value-type="float" office:value="3.82695120407586">
            <text:p>3.83</text:p>
          </table:table-cell>
        </table:table-row>
        <table:table-row table:style-name="ro1">
          <table:table-cell office:value-type="float" office:value="15700">
            <text:p>15700</text:p>
          </table:table-cell>
          <table:table-cell office:value-type="float" office:value="-5488">
            <text:p>-5488</text:p>
          </table:table-cell>
          <table:table-cell office:value-type="float" office:value="1808">
            <text:p>1808</text:p>
          </table:table-cell>
          <table:table-cell office:value-type="float" office:value="-585">
            <text:p>-585</text:p>
          </table:table-cell>
          <table:table-cell office:value-type="float" office:value="-1295">
            <text:p>-1295</text:p>
          </table:table-cell>
          <table:table-cell office:value-type="float" office:value="-652">
            <text:p>-652</text:p>
          </table:table-cell>
          <table:table-cell/>
          <table:table-cell table:formula="of:=[.A25]/16384-[.H$164]" office:value-type="float" office:value="0.00962320963541663">
            <text:p>0.01</text:p>
          </table:table-cell>
          <table:table-cell table:formula="of:=[.B25]/16384-[.I$164]" office:value-type="float" office:value="-0.101084391276042">
            <text:p>-0.10</text:p>
          </table:table-cell>
          <table:table-cell table:formula="of:=[.C25]/16384-[.J$164]" office:value-type="float" office:value="-0.108734130859375">
            <text:p>-0.11</text:p>
          </table:table-cell>
          <table:table-cell table:formula="of:=[.D25]/131" office:value-type="float" office:value="-4.46564885496183">
            <text:p>-4.5</text:p>
          </table:table-cell>
          <table:table-cell table:formula="of:=[.E25]/131" office:value-type="float" office:value="-9.88549618320611">
            <text:p>-9.9</text:p>
          </table:table-cell>
          <table:table-cell table:formula="of:=[.F25]/131" office:value-type="float" office:value="-4.97709923664122">
            <text:p>-5.0</text:p>
          </table:table-cell>
          <table:table-cell/>
          <table:table-cell table:formula="of:=[.H25]-AVERAGE([.H$2:.H$25])" office:value-type="float" office:value="0.00962320963541667">
            <text:p>0.01</text:p>
          </table:table-cell>
          <table:table-cell table:formula="of:=[.I25]-AVERAGE([.I$2:.I$25])" office:value-type="float" office:value="-0.101084391276042">
            <text:p>-0.10</text:p>
          </table:table-cell>
          <table:table-cell table:formula="of:=[.J25]-AVERAGE([.J$2:.J$25])" office:value-type="float" office:value="-0.145094553629557">
            <text:p>-0.15</text:p>
          </table:table-cell>
          <table:table-cell table:formula="of:=IF(ABS([.K25]-AVERAGE([.K$2:.K25])) &gt; 20;[.K25]-AVERAGE([.K$2:.K25]);0)" office:value-type="float" office:value="0">
            <text:p>0.00</text:p>
          </table:table-cell>
          <table:table-cell table:formula="of:=[.L25]-AVERAGE([.L$2:.L25])" office:value-type="float" office:value="-8.51399491094148">
            <text:p>-8.51</text:p>
          </table:table-cell>
          <table:table-cell table:formula="of:=[.M25]-AVERAGE([.M$2:.M25])" office:value-type="float" office:value="-6.46437659033079">
            <text:p>-6.46</text:p>
          </table:table-cell>
          <table:table-cell/>
          <table:table-cell table:formula="of:=[.V24]+[.O25]*[.$U$2]" office:value-type="float" office:value="0.0522121853298611">
            <text:p>0.05</text:p>
          </table:table-cell>
          <table:table-cell table:formula="of:=[.W24]+[.P25]*[.$U$2]" office:value-type="float" office:value="-0.0208299424913195">
            <text:p>-0.02</text:p>
          </table:table-cell>
          <table:table-cell table:formula="of:=[.X24]+[.Q25]*[.$U$2]" office:value-type="float" office:value="0.0121201409233941">
            <text:p>0.01</text:p>
          </table:table-cell>
          <table:table-cell table:formula="of:=[.R25]" office:value-type="float" office:value="0">
            <text:p>0.0</text:p>
          </table:table-cell>
          <table:table-cell table:formula="of:=[.S25]" office:value-type="float" office:value="-8.51399491094148">
            <text:p>-8.5</text:p>
          </table:table-cell>
          <table:table-cell table:formula="of:=[.T25]" office:value-type="float" office:value="-6.46437659033079">
            <text:p>-6.5</text:p>
          </table:table-cell>
          <table:table-cell table:number-columns-repeated="2"/>
          <table:table-cell table:formula="of:=[.V25]*[.$U$2]+0.5*[.O24]*POWER([.$U$2];2)+[.AD24]" office:value-type="float" office:value="0.322512026186343">
            <text:p>0.3225120262</text:p>
          </table:table-cell>
          <table:table-cell table:formula="of:=[.W25]*[.$U$2]+0.5*[.P24]*POWER([.$U$2];2)+[.AE24]" office:value-type="float" office:value="0.530043990523726">
            <text:p>0.5300439905</text:p>
          </table:table-cell>
          <table:table-cell table:formula="of:=[.X25]*[.$U$2]+0.5*[.Q24]*POWER([.$U$2];2)+[.AF24]" office:value-type="float" office:value="0.288324850576895">
            <text:p>0.2883248506</text:p>
          </table:table-cell>
          <table:table-cell table:formula="of:=[.AG24]+[.Y25]*[.$U$2]" office:value-type="float" office:value="0">
            <text:p>0.00</text:p>
          </table:table-cell>
          <table:table-cell table:formula="of:=[.AH24]+[.Z25]*[.$U$2]" office:value-type="float" office:value="-15.8807470874148">
            <text:p>-15.88</text:p>
          </table:table-cell>
          <table:table-cell table:formula="of:=[.AI24]+[.AA25]*[.$U$2]" office:value-type="float" office:value="1.67215900729893">
            <text:p>1.67</text:p>
          </table:table-cell>
        </table:table-row>
        <table:table-row table:style-name="ro1">
          <table:table-cell office:value-type="float" office:value="20216">
            <text:p>20216</text:p>
          </table:table-cell>
          <table:table-cell office:value-type="float" office:value="-3012">
            <text:p>-3012</text:p>
          </table:table-cell>
          <table:table-cell office:value-type="float" office:value="4000">
            <text:p>4000</text:p>
          </table:table-cell>
          <table:table-cell office:value-type="float" office:value="-7015">
            <text:p>-7015</text:p>
          </table:table-cell>
          <table:table-cell office:value-type="float" office:value="-11664">
            <text:p>-11664</text:p>
          </table:table-cell>
          <table:table-cell office:value-type="float" office:value="-6337">
            <text:p>-6337</text:p>
          </table:table-cell>
          <table:table-cell/>
          <table:table-cell table:formula="of:=[.A26]/16384-[.H$164]" office:value-type="float" office:value="0.285257975260417">
            <text:p>0.29</text:p>
          </table:table-cell>
          <table:table-cell table:formula="of:=[.B26]/16384-[.I$164]" office:value-type="float" office:value="0.0500386555989583">
            <text:p>0.05</text:p>
          </table:table-cell>
          <table:table-cell table:formula="of:=[.C26]/16384-[.J$164]" office:value-type="float" office:value="0.025054931640625">
            <text:p>0.03</text:p>
          </table:table-cell>
          <table:table-cell table:formula="of:=[.D26]/131" office:value-type="float" office:value="-53.5496183206107">
            <text:p>-53.5</text:p>
          </table:table-cell>
          <table:table-cell table:formula="of:=[.E26]/131" office:value-type="float" office:value="-89.0381679389313">
            <text:p>-89.0</text:p>
          </table:table-cell>
          <table:table-cell table:formula="of:=[.F26]/131" office:value-type="float" office:value="-48.3740458015267">
            <text:p>-48.4</text:p>
          </table:table-cell>
          <table:table-cell/>
          <table:table-cell table:formula="of:=[.H26]-AVERAGE([.H2:.H26])" office:value-type="float" office:value="0.27384765625">
            <text:p>0.27</text:p>
          </table:table-cell>
          <table:table-cell table:formula="of:=[.I26]-AVERAGE([.I2:.I26])" office:value-type="float" office:value="0.048037109375">
            <text:p>0.05</text:p>
          </table:table-cell>
          <table:table-cell table:formula="of:=[.J26]-AVERAGE([.J2:.J26])" office:value-type="float" office:value="-0.010853271484375">
            <text:p>-0.01</text:p>
          </table:table-cell>
          <table:table-cell table:formula="of:=IF(ABS([.K26]-AVERAGE([.K$2:.K26])) &gt; 20;[.K26]-AVERAGE([.K$2:.K26]);0)" office:value-type="float" office:value="-52.670534351145">
            <text:p>-52.67</text:p>
          </table:table-cell>
          <table:table-cell table:formula="of:=[.L26]-AVERAGE([.L2:.L26])" office:value-type="float" office:value="-84.16">
            <text:p>-84.16</text:p>
          </table:table-cell>
          <table:table-cell table:formula="of:=[.M26]-AVERAGE([.M2:.M26])" office:value-type="float" office:value="-47.8668702290076">
            <text:p>-47.87</text:p>
          </table:table-cell>
          <table:table-cell/>
          <table:table-cell table:formula="of:=[.V25]+[.O26]*[.$U$2]" office:value-type="float" office:value="0.143494737413194">
            <text:p>0.14</text:p>
          </table:table-cell>
          <table:table-cell table:formula="of:=[.W25]+[.P26]*[.$U$2]" office:value-type="float" office:value="-0.00481757269965288">
            <text:p>0.00</text:p>
          </table:table-cell>
          <table:table-cell table:formula="of:=[.X25]+[.Q26]*[.$U$2]" office:value-type="float" office:value="0.00850238376193579">
            <text:p>0.01</text:p>
          </table:table-cell>
          <table:table-cell table:formula="of:=[.R26]" office:value-type="float" office:value="-52.670534351145">
            <text:p>-52.7</text:p>
          </table:table-cell>
          <table:table-cell table:formula="of:=[.S26]" office:value-type="float" office:value="-84.16">
            <text:p>-84.2</text:p>
          </table:table-cell>
          <table:table-cell table:formula="of:=[.T26]" office:value-type="float" office:value="-47.8668702290076">
            <text:p>-47.9</text:p>
          </table:table-cell>
          <table:table-cell table:number-columns-repeated="2"/>
          <table:table-cell table:formula="of:=[.V26]*[.$U$2]+0.5*[.O25]*POWER([.$U$2];2)+[.AD25]" office:value-type="float" office:value="0.370878228081597">
            <text:p>0.3708782281</text:p>
          </table:table-cell>
          <table:table-cell table:formula="of:=[.W26]*[.$U$2]+0.5*[.P25]*POWER([.$U$2];2)+[.AE25]" office:value-type="float" office:value="0.52282233344184">
            <text:p>0.5228223334</text:p>
          </table:table-cell>
          <table:table-cell table:formula="of:=[.X26]*[.$U$2]+0.5*[.Q25]*POWER([.$U$2];2)+[.AF25]" office:value-type="float" office:value="0.283098169962565">
            <text:p>0.28309817</text:p>
          </table:table-cell>
          <table:table-cell table:formula="of:=[.AG25]+[.Y26]*[.$U$2]" office:value-type="float" office:value="-17.556844783715">
            <text:p>-17.56</text:p>
          </table:table-cell>
          <table:table-cell table:formula="of:=[.AH25]+[.Z26]*[.$U$2]" office:value-type="float" office:value="-43.9340804207481">
            <text:p>-43.93</text:p>
          </table:table-cell>
          <table:table-cell table:formula="of:=[.AI25]+[.AA26]*[.$U$2]" office:value-type="float" office:value="-14.2834644023703">
            <text:p>-14.28</text:p>
          </table:table-cell>
        </table:table-row>
        <table:table-row table:style-name="ro1">
          <table:table-cell office:value-type="float" office:value="17260">
            <text:p>17260</text:p>
          </table:table-cell>
          <table:table-cell office:value-type="float" office:value="-1856">
            <text:p>-1856</text:p>
          </table:table-cell>
          <table:table-cell office:value-type="float" office:value="-220">
            <text:p>-220</text:p>
          </table:table-cell>
          <table:table-cell office:value-type="float" office:value="5118">
            <text:p>5118</text:p>
          </table:table-cell>
          <table:table-cell office:value-type="float" office:value="26757">
            <text:p>26757</text:p>
          </table:table-cell>
          <table:table-cell office:value-type="float" office:value="11567">
            <text:p>11567</text:p>
          </table:table-cell>
          <table:table-cell/>
          <table:table-cell table:formula="of:=[.A27]/16384-[.H$164]" office:value-type="float" office:value="0.104838053385417">
            <text:p>0.10</text:p>
          </table:table-cell>
          <table:table-cell table:formula="of:=[.B27]/16384-[.I$164]" office:value-type="float" office:value="0.120595296223958">
            <text:p>0.12</text:p>
          </table:table-cell>
          <table:table-cell table:formula="of:=[.C27]/16384-[.J$164]" office:value-type="float" office:value="-0.232513427734375">
            <text:p>-0.23</text:p>
          </table:table-cell>
          <table:table-cell table:formula="of:=[.D27]/131" office:value-type="float" office:value="39.0687022900763">
            <text:p>39.1</text:p>
          </table:table-cell>
          <table:table-cell table:formula="of:=[.E27]/131" office:value-type="float" office:value="204.251908396947">
            <text:p>204.3</text:p>
          </table:table-cell>
          <table:table-cell table:formula="of:=[.F27]/131" office:value-type="float" office:value="88.2977099236641">
            <text:p>88.3</text:p>
          </table:table-cell>
          <table:table-cell/>
          <table:table-cell table:formula="of:=[.H27]-AVERAGE([.H3:.H27])" office:value-type="float" office:value="0.08296875">
            <text:p>0.08</text:p>
          </table:table-cell>
          <table:table-cell table:formula="of:=[.I27]-AVERAGE([.I3:.I27])" office:value-type="float" office:value="0.11626953125">
            <text:p>0.12</text:p>
          </table:table-cell>
          <table:table-cell table:formula="of:=[.J27]-AVERAGE([.J3:.J27])" office:value-type="float" office:value="-0.25912109375">
            <text:p>-0.26</text:p>
          </table:table-cell>
          <table:table-cell table:formula="of:=IF(ABS([.K27]-AVERAGE([.K$2:.K27])) &gt; 20;[.K27]-AVERAGE([.K$2:.K27]);0)" office:value-type="float" office:value="38.4113329418673">
            <text:p>38.41</text:p>
          </table:table-cell>
          <table:table-cell table:formula="of:=[.L27]-AVERAGE([.L3:.L27])" office:value-type="float" office:value="200.918473282443">
            <text:p>200.92</text:p>
          </table:table-cell>
          <table:table-cell table:formula="of:=[.M27]-AVERAGE([.M3:.M27])" office:value-type="float" office:value="85.2293129770992">
            <text:p>85.23</text:p>
          </table:table-cell>
          <table:table-cell/>
          <table:table-cell table:formula="of:=[.V26]+[.O27]*[.$U$2]" office:value-type="float" office:value="0.171150987413194">
            <text:p>0.17</text:p>
          </table:table-cell>
          <table:table-cell table:formula="of:=[.W26]+[.P27]*[.$U$2]" office:value-type="float" office:value="0.0339389377170138">
            <text:p>0.03</text:p>
          </table:table-cell>
          <table:table-cell table:formula="of:=[.X26]+[.Q27]*[.$U$2]" office:value-type="float" office:value="-0.0778713141547309">
            <text:p>-0.08</text:p>
          </table:table-cell>
          <table:table-cell table:formula="of:=[.R27]" office:value-type="float" office:value="38.4113329418673">
            <text:p>38.4</text:p>
          </table:table-cell>
          <table:table-cell table:formula="of:=[.S27]" office:value-type="float" office:value="200.918473282443">
            <text:p>200.9</text:p>
          </table:table-cell>
          <table:table-cell table:formula="of:=[.T27]" office:value-type="float" office:value="85.2293129770992">
            <text:p>85.2</text:p>
          </table:table-cell>
          <table:table-cell table:number-columns-repeated="2"/>
          <table:table-cell table:formula="of:=[.V27]*[.$U$2]+0.5*[.O26]*POWER([.$U$2];2)+[.AD26]" office:value-type="float" office:value="0.443142315899884">
            <text:p>0.4431423159</text:p>
          </table:table-cell>
          <table:table-cell table:formula="of:=[.W27]*[.$U$2]+0.5*[.P26]*POWER([.$U$2];2)+[.AE26]" office:value-type="float" office:value="0.536804040979456">
            <text:p>0.536804041</text:p>
          </table:table-cell>
          <table:table-cell table:formula="of:=[.X27]*[.$U$2]+0.5*[.Q26]*POWER([.$U$2];2)+[.AF26]" office:value-type="float" office:value="0.256538105717412">
            <text:p>0.2565381057</text:p>
          </table:table-cell>
          <table:table-cell table:formula="of:=[.AG26]+[.Y27]*[.$U$2]" office:value-type="float" office:value="-4.75306713642591">
            <text:p>-4.75</text:p>
          </table:table-cell>
          <table:table-cell table:formula="of:=[.AH26]+[.Z27]*[.$U$2]" office:value-type="float" office:value="23.0387440067328">
            <text:p>23.04</text:p>
          </table:table-cell>
          <table:table-cell table:formula="of:=[.AI26]+[.AA27]*[.$U$2]" office:value-type="float" office:value="14.1263065899961">
            <text:p>14.13</text:p>
          </table:table-cell>
        </table:table-row>
        <table:table-row table:style-name="ro1">
          <table:table-cell office:value-type="float" office:value="21760">
            <text:p>21760</text:p>
          </table:table-cell>
          <table:table-cell office:value-type="float" office:value="2844">
            <text:p>2844</text:p>
          </table:table-cell>
          <table:table-cell office:value-type="float" office:value="9392">
            <text:p>9392</text:p>
          </table:table-cell>
          <table:table-cell office:value-type="float" office:value="11500">
            <text:p>11500</text:p>
          </table:table-cell>
          <table:table-cell office:value-type="float" office:value="-13730">
            <text:p>-13730</text:p>
          </table:table-cell>
          <table:table-cell office:value-type="float" office:value="584">
            <text:p>584</text:p>
          </table:table-cell>
          <table:table-cell/>
          <table:table-cell table:formula="of:=[.A28]/16384-[.H$164]" office:value-type="float" office:value="0.379496256510417">
            <text:p>0.38</text:p>
          </table:table-cell>
          <table:table-cell table:formula="of:=[.B28]/16384-[.I$164]" office:value-type="float" office:value="0.407460530598958">
            <text:p>0.41</text:p>
          </table:table-cell>
          <table:table-cell table:formula="of:=[.C28]/16384-[.J$164]" office:value-type="float" office:value="0.354156494140625">
            <text:p>0.35</text:p>
          </table:table-cell>
          <table:table-cell table:formula="of:=[.D28]/131" office:value-type="float" office:value="87.7862595419847">
            <text:p>87.8</text:p>
          </table:table-cell>
          <table:table-cell table:formula="of:=[.E28]/131" office:value-type="float" office:value="-104.809160305344">
            <text:p>-104.8</text:p>
          </table:table-cell>
          <table:table-cell table:formula="of:=[.F28]/131" office:value-type="float" office:value="4.45801526717557">
            <text:p>4.5</text:p>
          </table:table-cell>
          <table:table-cell/>
          <table:table-cell table:formula="of:=[.H28]-AVERAGE([.H4:.H28])" office:value-type="float" office:value="0.34255859375">
            <text:p>0.34</text:p>
          </table:table-cell>
          <table:table-cell table:formula="of:=[.I28]-AVERAGE([.I4:.I28])" office:value-type="float" office:value="0.387705078125">
            <text:p>0.39</text:p>
          </table:table-cell>
          <table:table-cell table:formula="of:=[.J28]-AVERAGE([.J4:.J28])" office:value-type="float" office:value="0.3198828125">
            <text:p>0.32</text:p>
          </table:table-cell>
          <table:table-cell table:formula="of:=IF(ABS([.K28]-AVERAGE([.K$2:.K28])) &gt; 20;[.K28]-AVERAGE([.K$2:.K28]);0)" office:value-type="float" office:value="83.9018942606729">
            <text:p>83.90</text:p>
          </table:table-cell>
          <table:table-cell table:formula="of:=[.L28]-AVERAGE([.L4:.L28])" office:value-type="float" office:value="-102.825954198473">
            <text:p>-102.83</text:p>
          </table:table-cell>
          <table:table-cell table:formula="of:=[.M28]-AVERAGE([.M4:.M28])" office:value-type="float" office:value="0.930076335877864">
            <text:p>0.93</text:p>
          </table:table-cell>
          <table:table-cell/>
          <table:table-cell table:formula="of:=[.V27]+[.O28]*[.$U$2]" office:value-type="float" office:value="0.285337185329861">
            <text:p>0.29</text:p>
          </table:table-cell>
          <table:table-cell table:formula="of:=[.W27]+[.P28]*[.$U$2]" office:value-type="float" office:value="0.16317396375868">
            <text:p>0.16</text:p>
          </table:table-cell>
          <table:table-cell table:formula="of:=[.X27]+[.Q28]*[.$U$2]" office:value-type="float" office:value="0.0287562900119358">
            <text:p>0.03</text:p>
          </table:table-cell>
          <table:table-cell table:formula="of:=[.R28]" office:value-type="float" office:value="83.9018942606729">
            <text:p>83.9</text:p>
          </table:table-cell>
          <table:table-cell table:formula="of:=[.S28]" office:value-type="float" office:value="-102.825954198473">
            <text:p>-102.8</text:p>
          </table:table-cell>
          <table:table-cell table:formula="of:=[.T28]" office:value-type="float" office:value="0.930076335877864">
            <text:p>0.9</text:p>
          </table:table-cell>
          <table:table-cell table:number-columns-repeated="2"/>
          <table:table-cell table:formula="of:=[.V28]*[.$U$2]+0.5*[.O27]*POWER([.$U$2];2)+[.AD27]" office:value-type="float" office:value="0.542864086009838">
            <text:p>0.542864086</text:p>
          </table:table-cell>
          <table:table-cell table:formula="of:=[.W28]*[.$U$2]+0.5*[.P27]*POWER([.$U$2];2)+[.AE27]" office:value-type="float" office:value="0.597654780635127">
            <text:p>0.5976547806</text:p>
          </table:table-cell>
          <table:table-cell table:formula="of:=[.X28]*[.$U$2]+0.5*[.Q27]*POWER([.$U$2];2)+[.AF27]" office:value-type="float" office:value="0.251727919401946">
            <text:p>0.2517279194</text:p>
          </table:table-cell>
          <table:table-cell table:formula="of:=[.AG27]+[.Y28]*[.$U$2]" office:value-type="float" office:value="23.2142309504651">
            <text:p>23.21</text:p>
          </table:table-cell>
          <table:table-cell table:formula="of:=[.AH27]+[.Z28]*[.$U$2]" office:value-type="float" office:value="-11.236574059425">
            <text:p>-11.24</text:p>
          </table:table-cell>
          <table:table-cell table:formula="of:=[.AI27]+[.AA28]*[.$U$2]" office:value-type="float" office:value="14.4363320352887">
            <text:p>14.44</text:p>
          </table:table-cell>
        </table:table-row>
        <table:table-row table:style-name="ro1">
          <table:table-cell office:value-type="float" office:value="15496">
            <text:p>15496</text:p>
          </table:table-cell>
          <table:table-cell office:value-type="float" office:value="-6352">
            <text:p>-6352</text:p>
          </table:table-cell>
          <table:table-cell office:value-type="float" office:value="2264">
            <text:p>2264</text:p>
          </table:table-cell>
          <table:table-cell office:value-type="float" office:value="-1314">
            <text:p>-1314</text:p>
          </table:table-cell>
          <table:table-cell office:value-type="float" office:value="-2882">
            <text:p>-2882</text:p>
          </table:table-cell>
          <table:table-cell office:value-type="float" office:value="-462">
            <text:p>-462</text:p>
          </table:table-cell>
          <table:table-cell/>
          <table:table-cell table:formula="of:=[.A29]/16384-[.H$164]" office:value-type="float" office:value="-0.00282796223958337">
            <text:p>0.00</text:p>
          </table:table-cell>
          <table:table-cell table:formula="of:=[.B29]/16384-[.I$164]" office:value-type="float" office:value="-0.153818766276042">
            <text:p>-0.15</text:p>
          </table:table-cell>
          <table:table-cell table:formula="of:=[.C29]/16384-[.J$164]" office:value-type="float" office:value="-0.080902099609375">
            <text:p>-0.08</text:p>
          </table:table-cell>
          <table:table-cell table:formula="of:=[.D29]/131" office:value-type="float" office:value="-10.030534351145">
            <text:p>-10.0</text:p>
          </table:table-cell>
          <table:table-cell table:formula="of:=[.E29]/131" office:value-type="float" office:value="-22">
            <text:p>-22.0</text:p>
          </table:table-cell>
          <table:table-cell table:formula="of:=[.F29]/131" office:value-type="float" office:value="-3.52671755725191">
            <text:p>-3.5</text:p>
          </table:table-cell>
          <table:table-cell/>
          <table:table-cell table:formula="of:=[.H29]-AVERAGE([.H5:.H29])" office:value-type="float" office:value="-0.039638671875">
            <text:p>-0.04</text:p>
          </table:table-cell>
          <table:table-cell table:formula="of:=[.I29]-AVERAGE([.I5:.I29])" office:value-type="float" office:value="-0.1595703125">
            <text:p>-0.16</text:p>
          </table:table-cell>
          <table:table-cell table:formula="of:=[.J29]-AVERAGE([.J5:.J29])" office:value-type="float" office:value="-0.112998046875">
            <text:p>-0.11</text:p>
          </table:table-cell>
          <table:table-cell table:formula="of:=IF(ABS([.K29]-AVERAGE([.K$2:.K29])) &gt; 20;[.K29]-AVERAGE([.K$2:.K29]);0)" office:value-type="float" office:value="0">
            <text:p>0.00</text:p>
          </table:table-cell>
          <table:table-cell table:formula="of:=[.L29]-AVERAGE([.L5:.L29])" office:value-type="float" office:value="-20.6140458015267">
            <text:p>-20.61</text:p>
          </table:table-cell>
          <table:table-cell table:formula="of:=[.M29]-AVERAGE([.M5:.M29])" office:value-type="float" office:value="-6.17557251908397">
            <text:p>-6.18</text:p>
          </table:table-cell>
          <table:table-cell/>
          <table:table-cell table:formula="of:=[.V28]+[.O29]*[.$U$2]" office:value-type="float" office:value="0.272124294704861">
            <text:p>0.27</text:p>
          </table:table-cell>
          <table:table-cell table:formula="of:=[.W28]+[.P29]*[.$U$2]" office:value-type="float" office:value="0.109983859592014">
            <text:p>0.11</text:p>
          </table:table-cell>
          <table:table-cell table:formula="of:=[.X28]+[.Q29]*[.$U$2]" office:value-type="float" office:value="-0.0089097256130642">
            <text:p>-0.01</text:p>
          </table:table-cell>
          <table:table-cell table:formula="of:=[.R29]" office:value-type="float" office:value="0">
            <text:p>0.0</text:p>
          </table:table-cell>
          <table:table-cell table:formula="of:=[.S29]" office:value-type="float" office:value="-20.6140458015267">
            <text:p>-20.6</text:p>
          </table:table-cell>
          <table:table-cell table:formula="of:=[.T29]" office:value-type="float" office:value="-6.17557251908397">
            <text:p>-6.2</text:p>
          </table:table-cell>
          <table:table-cell table:number-columns-repeated="2"/>
          <table:table-cell table:formula="of:=[.V29]*[.$U$2]+0.5*[.O28]*POWER([.$U$2];2)+[.AD28]" office:value-type="float" office:value="0.652603217230903">
            <text:p>0.6526032172</text:p>
          </table:table-cell>
          <table:table-cell table:formula="of:=[.W29]*[.$U$2]+0.5*[.P28]*POWER([.$U$2];2)+[.AE28]" office:value-type="float" office:value="0.655855238172742">
            <text:p>0.6558552382</text:p>
          </table:table-cell>
          <table:table-cell table:formula="of:=[.X29]*[.$U$2]+0.5*[.Q28]*POWER([.$U$2];2)+[.AF28]" office:value-type="float" office:value="0.266529278225369">
            <text:p>0.2665292782</text:p>
          </table:table-cell>
          <table:table-cell table:formula="of:=[.AG28]+[.Y29]*[.$U$2]" office:value-type="float" office:value="23.2142309504651">
            <text:p>23.21</text:p>
          </table:table-cell>
          <table:table-cell table:formula="of:=[.AH28]+[.Z29]*[.$U$2]" office:value-type="float" office:value="-18.1079226599339">
            <text:p>-18.11</text:p>
          </table:table-cell>
          <table:table-cell table:formula="of:=[.AI28]+[.AA29]*[.$U$2]" office:value-type="float" office:value="12.3778078622608">
            <text:p>12.38</text:p>
          </table:table-cell>
        </table:table-row>
        <table:table-row table:style-name="ro1">
          <table:table-cell office:value-type="float" office:value="20384">
            <text:p>20384</text:p>
          </table:table-cell>
          <table:table-cell office:value-type="float" office:value="-5872">
            <text:p>-5872</text:p>
          </table:table-cell>
          <table:table-cell office:value-type="float" office:value="8272">
            <text:p>8272</text:p>
          </table:table-cell>
          <table:table-cell office:value-type="float" office:value="-13494">
            <text:p>-13494</text:p>
          </table:table-cell>
          <table:table-cell office:value-type="float" office:value="-16333">
            <text:p>-16333</text:p>
          </table:table-cell>
          <table:table-cell office:value-type="float" office:value="-6815">
            <text:p>-6815</text:p>
          </table:table-cell>
          <table:table-cell/>
          <table:table-cell table:formula="of:=[.A30]/16384-[.H$164]" office:value-type="float" office:value="0.295511881510417">
            <text:p>0.30</text:p>
          </table:table-cell>
          <table:table-cell table:formula="of:=[.B30]/16384-[.I$164]" office:value-type="float" office:value="-0.124521891276042">
            <text:p>-0.12</text:p>
          </table:table-cell>
          <table:table-cell table:formula="of:=[.C30]/16384-[.J$164]" office:value-type="float" office:value="0.285797119140625">
            <text:p>0.29</text:p>
          </table:table-cell>
          <table:table-cell table:formula="of:=[.D30]/131" office:value-type="float" office:value="-103.007633587786">
            <text:p>-103.0</text:p>
          </table:table-cell>
          <table:table-cell table:formula="of:=[.E30]/131" office:value-type="float" office:value="-124.679389312977">
            <text:p>-124.7</text:p>
          </table:table-cell>
          <table:table-cell table:formula="of:=[.F30]/131" office:value-type="float" office:value="-52.0229007633588">
            <text:p>-52.0</text:p>
          </table:table-cell>
          <table:table-cell/>
          <table:table-cell table:formula="of:=[.H30]-AVERAGE([.H6:.H30])" office:value-type="float" office:value="0.247431640625">
            <text:p>0.25</text:p>
          </table:table-cell>
          <table:table-cell table:formula="of:=[.I30]-AVERAGE([.I6:.I30])" office:value-type="float" office:value="-0.126005859375">
            <text:p>-0.13</text:p>
          </table:table-cell>
          <table:table-cell table:formula="of:=[.J30]-AVERAGE([.J6:.J30])" office:value-type="float" office:value="0.244375">
            <text:p>0.24</text:p>
          </table:table-cell>
          <table:table-cell table:formula="of:=IF(ABS([.K30]-AVERAGE([.K$2:.K30])) &gt; 20;[.K30]-AVERAGE([.K$2:.K30]);0)" office:value-type="float" office:value="-102.726243748355">
            <text:p>-102.73</text:p>
          </table:table-cell>
          <table:table-cell table:formula="of:=[.L30]-AVERAGE([.L6:.L30])" office:value-type="float" office:value="-117.956641221374">
            <text:p>-117.96</text:p>
          </table:table-cell>
          <table:table-cell table:formula="of:=[.M30]-AVERAGE([.M6:.M30])" office:value-type="float" office:value="-52.0384732824427">
            <text:p>-52.04</text:p>
          </table:table-cell>
          <table:table-cell/>
          <table:table-cell table:formula="of:=[.V29]+[.O30]*[.$U$2]" office:value-type="float" office:value="0.354601508246528">
            <text:p>0.35</text:p>
          </table:table-cell>
          <table:table-cell table:formula="of:=[.W29]+[.P30]*[.$U$2]" office:value-type="float" office:value="0.0679819064670138">
            <text:p>0.07</text:p>
          </table:table-cell>
          <table:table-cell table:formula="of:=[.X29]+[.Q30]*[.$U$2]" office:value-type="float" office:value="0.0725486077202691">
            <text:p>0.07</text:p>
          </table:table-cell>
          <table:table-cell table:formula="of:=[.R30]" office:value-type="float" office:value="-102.726243748355">
            <text:p>-102.7</text:p>
          </table:table-cell>
          <table:table-cell table:formula="of:=[.S30]" office:value-type="float" office:value="-117.956641221374">
            <text:p>-118.0</text:p>
          </table:table-cell>
          <table:table-cell table:formula="of:=[.T30]" office:value-type="float" office:value="-52.0384732824427">
            <text:p>-52.0</text:p>
          </table:table-cell>
          <table:table-cell table:number-columns-repeated="2"/>
          <table:table-cell table:formula="of:=[.V30]*[.$U$2]+0.5*[.O29]*POWER([.$U$2];2)+[.AD29]" office:value-type="float" office:value="0.768601571542245">
            <text:p>0.7686015715</text:p>
          </table:table-cell>
          <table:table-cell table:formula="of:=[.W30]*[.$U$2]+0.5*[.P29]*POWER([.$U$2];2)+[.AE29]" office:value-type="float" office:value="0.669650856300636">
            <text:p>0.6696508563</text:p>
          </table:table-cell>
          <table:table-cell table:formula="of:=[.X30]*[.$U$2]+0.5*[.Q29]*POWER([.$U$2];2)+[.AF29]" office:value-type="float" office:value="0.284434478194625">
            <text:p>0.2844344782</text:p>
          </table:table-cell>
          <table:table-cell table:formula="of:=[.AG29]+[.Y30]*[.$U$2]" office:value-type="float" office:value="-11.0278502989866">
            <text:p>-11.03</text:p>
          </table:table-cell>
          <table:table-cell table:formula="of:=[.AH29]+[.Z30]*[.$U$2]" office:value-type="float" office:value="-57.4268030670586">
            <text:p>-57.43</text:p>
          </table:table-cell>
          <table:table-cell table:formula="of:=[.AI29]+[.AA30]*[.$U$2]" office:value-type="float" office:value="-4.96834989855349">
            <text:p>-4.97</text:p>
          </table:table-cell>
        </table:table-row>
        <table:table-row table:style-name="ro1">
          <table:table-cell office:value-type="float" office:value="21296">
            <text:p>21296</text:p>
          </table:table-cell>
          <table:table-cell office:value-type="float" office:value="-4572">
            <text:p>-4572</text:p>
          </table:table-cell>
          <table:table-cell office:value-type="float" office:value="-1320">
            <text:p>-1320</text:p>
          </table:table-cell>
          <table:table-cell office:value-type="float" office:value="5791">
            <text:p>5791</text:p>
          </table:table-cell>
          <table:table-cell office:value-type="float" office:value="32767">
            <text:p>32767</text:p>
          </table:table-cell>
          <table:table-cell office:value-type="float" office:value="17751">
            <text:p>17751</text:p>
          </table:table-cell>
          <table:table-cell/>
          <table:table-cell table:formula="of:=[.A31]/16384-[.H$164]" office:value-type="float" office:value="0.351175944010417">
            <text:p>0.35</text:p>
          </table:table-cell>
          <table:table-cell table:formula="of:=[.B31]/16384-[.I$164]" office:value-type="float" office:value="-0.0451761881510417">
            <text:p>-0.05</text:p>
          </table:table-cell>
          <table:table-cell table:formula="of:=[.C31]/16384-[.J$164]" office:value-type="float" office:value="-0.299652099609375">
            <text:p>-0.30</text:p>
          </table:table-cell>
          <table:table-cell table:formula="of:=[.D31]/131" office:value-type="float" office:value="44.206106870229">
            <text:p>44.2</text:p>
          </table:table-cell>
          <table:table-cell table:formula="of:=[.E31]/131" office:value-type="float" office:value="250.129770992366">
            <text:p>250.1</text:p>
          </table:table-cell>
          <table:table-cell table:formula="of:=[.F31]/131" office:value-type="float" office:value="135.503816793893">
            <text:p>135.5</text:p>
          </table:table-cell>
          <table:table-cell/>
          <table:table-cell table:formula="of:=[.H31]-AVERAGE([.H7:.H31])" office:value-type="float" office:value="0.292060546875">
            <text:p>0.29</text:p>
          </table:table-cell>
          <table:table-cell table:formula="of:=[.I31]-AVERAGE([.I7:.I31])" office:value-type="float" office:value="-0.04388671875">
            <text:p>-0.04</text:p>
          </table:table-cell>
          <table:table-cell table:formula="of:=[.J31]-AVERAGE([.J7:.J31])" office:value-type="float" office:value="-0.331982421875">
            <text:p>-0.33</text:p>
          </table:table-cell>
          <table:table-cell table:formula="of:=IF(ABS([.K31]-AVERAGE([.K$2:.K31])) &gt; 20;[.K31]-AVERAGE([.K$2:.K31]);0)" office:value-type="float" office:value="43.0045801526718">
            <text:p>43.00</text:p>
          </table:table-cell>
          <table:table-cell table:formula="of:=[.L31]-AVERAGE([.L7:.L31])" office:value-type="float" office:value="246.912061068702">
            <text:p>246.91</text:p>
          </table:table-cell>
          <table:table-cell table:formula="of:=[.M31]-AVERAGE([.M7:.M31])" office:value-type="float" office:value="129.40213740458">
            <text:p>129.40</text:p>
          </table:table-cell>
          <table:table-cell/>
          <table:table-cell table:formula="of:=[.V30]+[.O31]*[.$U$2]" office:value-type="float" office:value="0.451955023871528">
            <text:p>0.45</text:p>
          </table:table-cell>
          <table:table-cell table:formula="of:=[.W30]+[.P31]*[.$U$2]" office:value-type="float" office:value="0.0533530002170138">
            <text:p>0.05</text:p>
          </table:table-cell>
          <table:table-cell table:formula="of:=[.X30]+[.Q31]*[.$U$2]" office:value-type="float" office:value="-0.0381121995713975">
            <text:p>-0.04</text:p>
          </table:table-cell>
          <table:table-cell table:formula="of:=[.R31]" office:value-type="float" office:value="43.0045801526718">
            <text:p>43.0</text:p>
          </table:table-cell>
          <table:table-cell table:formula="of:=[.S31]" office:value-type="float" office:value="246.912061068702">
            <text:p>246.9</text:p>
          </table:table-cell>
          <table:table-cell table:formula="of:=[.T31]" office:value-type="float" office:value="129.40213740458">
            <text:p>129.4</text:p>
          </table:table-cell>
          <table:table-cell table:number-columns-repeated="2"/>
          <table:table-cell table:formula="of:=[.V31]*[.$U$2]+0.5*[.O30]*POWER([.$U$2];2)+[.AD30]" office:value-type="float" office:value="0.932999448423032">
            <text:p>0.9329994484</text:p>
          </table:table-cell>
          <table:table-cell table:formula="of:=[.W31]*[.$U$2]+0.5*[.P30]*POWER([.$U$2];2)+[.AE30]" office:value-type="float" office:value="0.680434864185474">
            <text:p>0.6804348642</text:p>
          </table:table-cell>
          <table:table-cell table:formula="of:=[.X31]*[.$U$2]+0.5*[.Q30]*POWER([.$U$2];2)+[.AF30]" office:value-type="float" office:value="0.285306800559715">
            <text:p>0.2853068006</text:p>
          </table:table-cell>
          <table:table-cell table:formula="of:=[.AG30]+[.Y31]*[.$U$2]" office:value-type="float" office:value="3.30700975190403">
            <text:p>3.31</text:p>
          </table:table-cell>
          <table:table-cell table:formula="of:=[.AH30]+[.Z31]*[.$U$2]" office:value-type="float" office:value="24.8772172891755">
            <text:p>24.88</text:p>
          </table:table-cell>
          <table:table-cell table:formula="of:=[.AI30]+[.AA31]*[.$U$2]" office:value-type="float" office:value="38.1656959029732">
            <text:p>38.17</text:p>
          </table:table-cell>
        </table:table-row>
        <table:table-row table:style-name="ro1">
          <table:table-cell office:value-type="float" office:value="19892">
            <text:p>19892</text:p>
          </table:table-cell>
          <table:table-cell office:value-type="float" office:value="108">
            <text:p>108</text:p>
          </table:table-cell>
          <table:table-cell office:value-type="float" office:value="368">
            <text:p>368</text:p>
          </table:table-cell>
          <table:table-cell office:value-type="float" office:value="-2147">
            <text:p>-2147</text:p>
          </table:table-cell>
          <table:table-cell office:value-type="float" office:value="-12511">
            <text:p>-12511</text:p>
          </table:table-cell>
          <table:table-cell office:value-type="float" office:value="29">
            <text:p>29</text:p>
          </table:table-cell>
          <table:table-cell/>
          <table:table-cell table:formula="of:=[.A32]/16384-[.H$164]" office:value-type="float" office:value="0.265482584635417">
            <text:p>0.27</text:p>
          </table:table-cell>
          <table:table-cell table:formula="of:=[.B32]/16384-[.I$164]" office:value-type="float" office:value="0.240468343098958">
            <text:p>0.24</text:p>
          </table:table-cell>
          <table:table-cell table:formula="of:=[.C32]/16384-[.J$164]" office:value-type="float" office:value="-0.196624755859375">
            <text:p>-0.20</text:p>
          </table:table-cell>
          <table:table-cell table:formula="of:=[.D32]/131" office:value-type="float" office:value="-16.3893129770992">
            <text:p>-16.4</text:p>
          </table:table-cell>
          <table:table-cell table:formula="of:=[.E32]/131" office:value-type="float" office:value="-95.5038167938931">
            <text:p>-95.5</text:p>
          </table:table-cell>
          <table:table-cell table:formula="of:=[.F32]/131" office:value-type="float" office:value="0.221374045801527">
            <text:p>0.2</text:p>
          </table:table-cell>
          <table:table-cell/>
          <table:table-cell table:formula="of:=[.H32]-AVERAGE([.H8:.H32])" office:value-type="float" office:value="0.196767578125">
            <text:p>0.20</text:p>
          </table:table-cell>
          <table:table-cell table:formula="of:=[.I32]-AVERAGE([.I8:.I32])" office:value-type="float" office:value="0.233466796875">
            <text:p>0.23</text:p>
          </table:table-cell>
          <table:table-cell table:formula="of:=[.J32]-AVERAGE([.J8:.J32])" office:value-type="float" office:value="-0.220068359375">
            <text:p>-0.22</text:p>
          </table:table-cell>
          <table:table-cell table:formula="of:=IF(ABS([.K32]-AVERAGE([.K$2:.K32])) &gt; 20;[.K32]-AVERAGE([.K$2:.K32]);0)" office:value-type="float" office:value="0">
            <text:p>0.00</text:p>
          </table:table-cell>
          <table:table-cell table:formula="of:=[.L32]-AVERAGE([.L8:.L32])" office:value-type="float" office:value="-94.7554198473283">
            <text:p>-94.76</text:p>
          </table:table-cell>
          <table:table-cell table:formula="of:=[.M32]-AVERAGE([.M8:.M32])" office:value-type="float" office:value="-6.01435114503817">
            <text:p>-6.01</text:p>
          </table:table-cell>
          <table:table-cell/>
          <table:table-cell table:formula="of:=[.V31]+[.O32]*[.$U$2]" office:value-type="float" office:value="0.517544216579861">
            <text:p>0.52</text:p>
          </table:table-cell>
          <table:table-cell table:formula="of:=[.W31]+[.P32]*[.$U$2]" office:value-type="float" office:value="0.131175265842014">
            <text:p>0.13</text:p>
          </table:table-cell>
          <table:table-cell table:formula="of:=[.X31]+[.Q32]*[.$U$2]" office:value-type="float" office:value="-0.111468319363064">
            <text:p>-0.11</text:p>
          </table:table-cell>
          <table:table-cell table:formula="of:=[.R32]" office:value-type="float" office:value="0">
            <text:p>0.0</text:p>
          </table:table-cell>
          <table:table-cell table:formula="of:=[.S32]" office:value-type="float" office:value="-94.7554198473283">
            <text:p>-94.8</text:p>
          </table:table-cell>
          <table:table-cell table:formula="of:=[.T32]" office:value-type="float" office:value="-6.01435114503817">
            <text:p>-6.0</text:p>
          </table:table-cell>
          <table:table-cell table:number-columns-repeated="2"/>
          <table:table-cell table:formula="of:=[.V32]*[.$U$2]+0.5*[.O31]*POWER([.$U$2];2)+[.AD31]" office:value-type="float" office:value="1.12173977322049">
            <text:p>1.1217397732</text:p>
          </table:table-cell>
          <table:table-cell table:formula="of:=[.W32]*[.$U$2]+0.5*[.P31]*POWER([.$U$2];2)+[.AE31]" office:value-type="float" office:value="0.721721801757812">
            <text:p>0.7217218018</text:p>
          </table:table-cell>
          <table:table-cell table:formula="of:=[.X32]*[.$U$2]+0.5*[.Q31]*POWER([.$U$2];2)+[.AF31]" office:value-type="float" office:value="0.229707226223416">
            <text:p>0.2297072262</text:p>
          </table:table-cell>
          <table:table-cell table:formula="of:=[.AG31]+[.Y32]*[.$U$2]" office:value-type="float" office:value="3.30700975190403">
            <text:p>3.31</text:p>
          </table:table-cell>
          <table:table-cell table:formula="of:=[.AH31]+[.Z32]*[.$U$2]" office:value-type="float" office:value="-6.7079226599339">
            <text:p>-6.71</text:p>
          </table:table-cell>
          <table:table-cell table:formula="of:=[.AI31]+[.AA32]*[.$U$2]" office:value-type="float" office:value="36.1609121879605">
            <text:p>36.16</text:p>
          </table:table-cell>
        </table:table-row>
        <table:table-row table:style-name="ro1">
          <table:table-cell office:value-type="float" office:value="14840">
            <text:p>14840</text:p>
          </table:table-cell>
          <table:table-cell office:value-type="float" office:value="-6104">
            <text:p>-6104</text:p>
          </table:table-cell>
          <table:table-cell office:value-type="float" office:value="2840">
            <text:p>2840</text:p>
          </table:table-cell>
          <table:table-cell office:value-type="float" office:value="-3416">
            <text:p>-3416</text:p>
          </table:table-cell>
          <table:table-cell office:value-type="float" office:value="-8530">
            <text:p>-8530</text:p>
          </table:table-cell>
          <table:table-cell office:value-type="float" office:value="-2032">
            <text:p>-2032</text:p>
          </table:table-cell>
          <table:table-cell/>
          <table:table-cell table:formula="of:=[.A33]/16384-[.H$164]" office:value-type="float" office:value="-0.0428670247395834">
            <text:p>-0.04</text:p>
          </table:table-cell>
          <table:table-cell table:formula="of:=[.B33]/16384-[.I$164]" office:value-type="float" office:value="-0.138682047526042">
            <text:p>-0.14</text:p>
          </table:table-cell>
          <table:table-cell table:formula="of:=[.C33]/16384-[.J$164]" office:value-type="float" office:value="-0.045745849609375">
            <text:p>-0.05</text:p>
          </table:table-cell>
          <table:table-cell table:formula="of:=[.D33]/131" office:value-type="float" office:value="-26.0763358778626">
            <text:p>-26.1</text:p>
          </table:table-cell>
          <table:table-cell table:formula="of:=[.E33]/131" office:value-type="float" office:value="-65.1145038167939">
            <text:p>-65.1</text:p>
          </table:table-cell>
          <table:table-cell table:formula="of:=[.F33]/131" office:value-type="float" office:value="-15.5114503816794">
            <text:p>-15.5</text:p>
          </table:table-cell>
          <table:table-cell/>
          <table:table-cell table:formula="of:=[.H33]-AVERAGE([.H9:.H33])" office:value-type="float" office:value="-0.109765625">
            <text:p>-0.11</text:p>
          </table:table-cell>
          <table:table-cell table:formula="of:=[.I33]-AVERAGE([.I9:.I33])" office:value-type="float" office:value="-0.139794921875">
            <text:p>-0.14</text:p>
          </table:table-cell>
          <table:table-cell table:formula="of:=[.J33]-AVERAGE([.J9:.J33])" office:value-type="float" office:value="-0.065078125">
            <text:p>-0.07</text:p>
          </table:table-cell>
          <table:table-cell table:formula="of:=IF(ABS([.K33]-AVERAGE([.K$2:.K33])) &gt; 20;[.K33]-AVERAGE([.K$2:.K33]);0)" office:value-type="float" office:value="-25.875715648855">
            <text:p>-25.88</text:p>
          </table:table-cell>
          <table:table-cell table:formula="of:=[.L33]-AVERAGE([.L9:.L33])" office:value-type="float" office:value="-61.646106870229">
            <text:p>-61.65</text:p>
          </table:table-cell>
          <table:table-cell table:formula="of:=[.M33]-AVERAGE([.M9:.M33])" office:value-type="float" office:value="-20.9575572519084">
            <text:p>-20.96</text:p>
          </table:table-cell>
          <table:table-cell/>
          <table:table-cell table:formula="of:=[.V32]+[.O33]*[.$U$2]" office:value-type="float" office:value="0.480955674913194">
            <text:p>0.48</text:p>
          </table:table-cell>
          <table:table-cell table:formula="of:=[.W32]+[.P33]*[.$U$2]" office:value-type="float" office:value="0.0845769585503471">
            <text:p>0.08</text:p>
          </table:table-cell>
          <table:table-cell table:formula="of:=[.X32]+[.Q33]*[.$U$2]" office:value-type="float" office:value="-0.133161027696398">
            <text:p>-0.13</text:p>
          </table:table-cell>
          <table:table-cell table:formula="of:=[.R33]" office:value-type="float" office:value="-25.875715648855">
            <text:p>-25.9</text:p>
          </table:table-cell>
          <table:table-cell table:formula="of:=[.S33]" office:value-type="float" office:value="-61.646106870229">
            <text:p>-61.6</text:p>
          </table:table-cell>
          <table:table-cell table:formula="of:=[.T33]" office:value-type="float" office:value="-20.9575572519084">
            <text:p>-21.0</text:p>
          </table:table-cell>
          <table:table-cell table:number-columns-repeated="2"/>
          <table:table-cell table:formula="of:=[.V33]*[.$U$2]+0.5*[.O32]*POWER([.$U$2];2)+[.AD32]" office:value-type="float" office:value="1.29298986364294">
            <text:p>1.2929898636</text:p>
          </table:table-cell>
          <table:table-cell table:formula="of:=[.W33]*[.$U$2]+0.5*[.P32]*POWER([.$U$2];2)+[.AE32]" office:value-type="float" office:value="0.762884498878761">
            <text:p>0.7628844989</text:p>
          </table:table-cell>
          <table:table-cell table:formula="of:=[.X33]*[.$U$2]+0.5*[.Q32]*POWER([.$U$2];2)+[.AF32]" office:value-type="float" office:value="0.173094197026006">
            <text:p>0.173094197</text:p>
          </table:table-cell>
          <table:table-cell table:formula="of:=[.AG32]+[.Y33]*[.$U$2]" office:value-type="float" office:value="-5.31822879771429">
            <text:p>-5.32</text:p>
          </table:table-cell>
          <table:table-cell table:formula="of:=[.AH32]+[.Z33]*[.$U$2]" office:value-type="float" office:value="-27.2566249500102">
            <text:p>-27.26</text:p>
          </table:table-cell>
          <table:table-cell table:formula="of:=[.AI32]+[.AA33]*[.$U$2]" office:value-type="float" office:value="29.1750597706577">
            <text:p>29.18</text:p>
          </table:table-cell>
        </table:table-row>
        <table:table-row table:style-name="ro1">
          <table:table-cell office:value-type="float" office:value="5228">
            <text:p>5228</text:p>
          </table:table-cell>
          <table:table-cell office:value-type="float" office:value="-2436">
            <text:p>-2436</text:p>
          </table:table-cell>
          <table:table-cell office:value-type="float" office:value="4232">
            <text:p>4232</text:p>
          </table:table-cell>
          <table:table-cell office:value-type="float" office:value="2493">
            <text:p>2493</text:p>
          </table:table-cell>
          <table:table-cell office:value-type="float" office:value="9459">
            <text:p>9459</text:p>
          </table:table-cell>
          <table:table-cell office:value-type="float" office:value="1734">
            <text:p>1734</text:p>
          </table:table-cell>
          <table:table-cell/>
          <table:table-cell table:formula="of:=[.A34]/16384-[.H$164]" office:value-type="float" office:value="-0.629536946614583">
            <text:p>-0.63</text:p>
          </table:table-cell>
          <table:table-cell table:formula="of:=[.B34]/16384-[.I$164]" office:value-type="float" office:value="0.0851949055989583">
            <text:p>0.09</text:p>
          </table:table-cell>
          <table:table-cell table:formula="of:=[.C34]/16384-[.J$164]" office:value-type="float" office:value="0.039215087890625">
            <text:p>0.04</text:p>
          </table:table-cell>
          <table:table-cell table:formula="of:=[.D34]/131" office:value-type="float" office:value="19.030534351145">
            <text:p>19.0</text:p>
          </table:table-cell>
          <table:table-cell table:formula="of:=[.E34]/131" office:value-type="float" office:value="72.206106870229">
            <text:p>72.2</text:p>
          </table:table-cell>
          <table:table-cell table:formula="of:=[.F34]/131" office:value-type="float" office:value="13.236641221374">
            <text:p>13.2</text:p>
          </table:table-cell>
          <table:table-cell/>
          <table:table-cell table:formula="of:=[.H34]-AVERAGE([.H10:.H34])" office:value-type="float" office:value="-0.670986328125">
            <text:p>-0.67</text:p>
          </table:table-cell>
          <table:table-cell table:formula="of:=[.I34]-AVERAGE([.I10:.I34])" office:value-type="float" office:value="0.080390625">
            <text:p>0.08</text:p>
          </table:table-cell>
          <table:table-cell table:formula="of:=[.J34]-AVERAGE([.J10:.J34])" office:value-type="float" office:value="0.02041015625">
            <text:p>0.02</text:p>
          </table:table-cell>
          <table:table-cell table:formula="of:=IF(ABS([.K34]-AVERAGE([.K$2:.K34])) &gt; 20;[.K34]-AVERAGE([.K$2:.K34]);0)" office:value-type="float" office:value="0">
            <text:p>0.00</text:p>
          </table:table-cell>
          <table:table-cell table:formula="of:=[.L34]-AVERAGE([.L10:.L34])" office:value-type="float" office:value="72.8247328244275">
            <text:p>72.82</text:p>
          </table:table-cell>
          <table:table-cell table:formula="of:=[.M34]-AVERAGE([.M10:.M34])" office:value-type="float" office:value="7.36335877862596">
            <text:p>7.36</text:p>
          </table:table-cell>
          <table:table-cell/>
          <table:table-cell table:formula="of:=[.V33]+[.O34]*[.$U$2]" office:value-type="float" office:value="0.257293565538194">
            <text:p>0.26</text:p>
          </table:table-cell>
          <table:table-cell table:formula="of:=[.W33]+[.P34]*[.$U$2]" office:value-type="float" office:value="0.111373833550347">
            <text:p>0.11</text:p>
          </table:table-cell>
          <table:table-cell table:formula="of:=[.X33]+[.Q34]*[.$U$2]" office:value-type="float" office:value="-0.126357642279731">
            <text:p>-0.13</text:p>
          </table:table-cell>
          <table:table-cell table:formula="of:=[.R34]" office:value-type="float" office:value="0">
            <text:p>0.0</text:p>
          </table:table-cell>
          <table:table-cell table:formula="of:=[.S34]" office:value-type="float" office:value="72.8247328244275">
            <text:p>72.8</text:p>
          </table:table-cell>
          <table:table-cell table:formula="of:=[.T34]" office:value-type="float" office:value="7.36335877862596">
            <text:p>7.4</text:p>
          </table:table-cell>
          <table:table-cell table:number-columns-repeated="2"/>
          <table:table-cell table:formula="of:=[.V34]*[.$U$2]+0.5*[.O33]*POWER([.$U$2];2)+[.AD33]" office:value-type="float" office:value="1.37265629521123">
            <text:p>1.3726562952</text:p>
          </table:table-cell>
          <table:table-cell table:formula="of:=[.W34]*[.$U$2]+0.5*[.P33]*POWER([.$U$2];2)+[.AE33]" office:value-type="float" office:value="0.792242725513599">
            <text:p>0.7922427255</text:p>
          </table:table-cell>
          <table:table-cell table:formula="of:=[.X34]*[.$U$2]+0.5*[.Q33]*POWER([.$U$2];2)+[.AF33]" office:value-type="float" office:value="0.127359531543873">
            <text:p>0.1273595315</text:p>
          </table:table-cell>
          <table:table-cell table:formula="of:=[.AG33]+[.Y34]*[.$U$2]" office:value-type="float" office:value="-5.31822879771429">
            <text:p>-5.32</text:p>
          </table:table-cell>
          <table:table-cell table:formula="of:=[.AH33]+[.Z34]*[.$U$2]" office:value-type="float" office:value="-2.98171400853441">
            <text:p>-2.98</text:p>
          </table:table-cell>
          <table:table-cell table:formula="of:=[.AI33]+[.AA34]*[.$U$2]" office:value-type="float" office:value="31.6295126968664">
            <text:p>31.63</text:p>
          </table:table-cell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-7600">
            <text:p>-7600</text:p>
          </table:table-cell>
          <table:table-cell office:value-type="float" office:value="6608">
            <text:p>6608</text:p>
          </table:table-cell>
          <table:table-cell office:value-type="float" office:value="-1039">
            <text:p>-1039</text:p>
          </table:table-cell>
          <table:table-cell office:value-type="float" office:value="-10521">
            <text:p>-10521</text:p>
          </table:table-cell>
          <table:table-cell office:value-type="float" office:value="4126">
            <text:p>4126</text:p>
          </table:table-cell>
          <table:table-cell/>
          <table:table-cell table:formula="of:=[.A35]/16384-[.H$164]" office:value-type="float" office:value="1.05131022135417">
            <text:p>1.05</text:p>
          </table:table-cell>
          <table:table-cell table:formula="of:=[.B35]/16384-[.I$164]" office:value-type="float" office:value="-0.229990641276042">
            <text:p>-0.23</text:p>
          </table:table-cell>
          <table:table-cell table:formula="of:=[.C35]/16384-[.J$164]" office:value-type="float" office:value="0.184234619140625">
            <text:p>0.18</text:p>
          </table:table-cell>
          <table:table-cell table:formula="of:=[.D35]/131" office:value-type="float" office:value="-7.93129770992366">
            <text:p>-7.9</text:p>
          </table:table-cell>
          <table:table-cell table:formula="of:=[.E35]/131" office:value-type="float" office:value="-80.3129770992367">
            <text:p>-80.3</text:p>
          </table:table-cell>
          <table:table-cell table:formula="of:=[.F35]/131" office:value-type="float" office:value="31.4961832061069">
            <text:p>31.5</text:p>
          </table:table-cell>
          <table:table-cell/>
          <table:table-cell table:formula="of:=[.H35]-AVERAGE([.H11:.H35])" office:value-type="float" office:value="0.96798828125">
            <text:p>0.97</text:p>
          </table:table-cell>
          <table:table-cell table:formula="of:=[.I35]-AVERAGE([.I11:.I35])" office:value-type="float" office:value="-0.22521484375">
            <text:p>-0.23</text:p>
          </table:table-cell>
          <table:table-cell table:formula="of:=[.J35]-AVERAGE([.J11:.J35])" office:value-type="float" office:value="0.159990234375">
            <text:p>0.16</text:p>
          </table:table-cell>
          <table:table-cell table:formula="of:=IF(ABS([.K35]-AVERAGE([.K$2:.K35])) &gt; 20;[.K35]-AVERAGE([.K$2:.K35]);0)" office:value-type="float" office:value="0">
            <text:p>0.00</text:p>
          </table:table-cell>
          <table:table-cell table:formula="of:=[.L35]-AVERAGE([.L11:.L35])" office:value-type="float" office:value="-76.513893129771">
            <text:p>-76.51</text:p>
          </table:table-cell>
          <table:table-cell table:formula="of:=[.M35]-AVERAGE([.M11:.M35])" office:value-type="float" office:value="24.3743511450382">
            <text:p>24.37</text:p>
          </table:table-cell>
          <table:table-cell/>
          <table:table-cell table:formula="of:=[.V34]+[.O35]*[.$U$2]" office:value-type="float" office:value="0.579956325954861">
            <text:p>0.58</text:p>
          </table:table-cell>
          <table:table-cell table:formula="of:=[.W34]+[.P35]*[.$U$2]" office:value-type="float" office:value="0.0363022189670138">
            <text:p>0.04</text:p>
          </table:table-cell>
          <table:table-cell table:formula="of:=[.X34]+[.Q35]*[.$U$2]" office:value-type="float" office:value="-0.0730275641547309">
            <text:p>-0.07</text:p>
          </table:table-cell>
          <table:table-cell table:formula="of:=[.R35]" office:value-type="float" office:value="0">
            <text:p>0.0</text:p>
          </table:table-cell>
          <table:table-cell table:formula="of:=[.S35]" office:value-type="float" office:value="-76.513893129771">
            <text:p>-76.5</text:p>
          </table:table-cell>
          <table:table-cell table:formula="of:=[.T35]" office:value-type="float" office:value="24.3743511450382">
            <text:p>24.4</text:p>
          </table:table-cell>
          <table:table-cell table:number-columns-repeated="2"/>
          <table:table-cell table:formula="of:=[.V35]*[.$U$2]+0.5*[.O34]*POWER([.$U$2];2)+[.AD34]" office:value-type="float" office:value="1.52869805230035">
            <text:p>1.5286980523</text:p>
          </table:table-cell>
          <table:table-cell table:formula="of:=[.W35]*[.$U$2]+0.5*[.P34]*POWER([.$U$2];2)+[.AE34]" office:value-type="float" office:value="0.808809611002603">
            <text:p>0.808809611</text:p>
          </table:table-cell>
          <table:table-cell table:formula="of:=[.X35]*[.$U$2]+0.5*[.Q34]*POWER([.$U$2];2)+[.AF34]" office:value-type="float" office:value="0.104150907728407">
            <text:p>0.1041509077</text:p>
          </table:table-cell>
          <table:table-cell table:formula="of:=[.AG34]+[.Y35]*[.$U$2]" office:value-type="float" office:value="-5.31822879771429">
            <text:p>-5.32</text:p>
          </table:table-cell>
          <table:table-cell table:formula="of:=[.AH34]+[.Z35]*[.$U$2]" office:value-type="float" office:value="-28.4863450517914">
            <text:p>-28.49</text:p>
          </table:table-cell>
          <table:table-cell table:formula="of:=[.AI34]+[.AA35]*[.$U$2]" office:value-type="float" office:value="39.7542964118791">
            <text:p>39.75</text:p>
          </table:table-cell>
        </table:table-row>
        <table:table-row table:style-name="ro1">
          <table:table-cell office:value-type="float" office:value="15820">
            <text:p>15820</text:p>
          </table:table-cell>
          <table:table-cell office:value-type="float" office:value="-4844">
            <text:p>-4844</text:p>
          </table:table-cell>
          <table:table-cell office:value-type="float" office:value="2244">
            <text:p>2244</text:p>
          </table:table-cell>
          <table:table-cell office:value-type="float" office:value="-536">
            <text:p>-536</text:p>
          </table:table-cell>
          <table:table-cell office:value-type="float" office:value="-4393">
            <text:p>-4393</text:p>
          </table:table-cell>
          <table:table-cell office:value-type="float" office:value="-1687">
            <text:p>-1687</text:p>
          </table:table-cell>
          <table:table-cell/>
          <table:table-cell table:formula="of:=[.A36]/16384-[.H$164]" office:value-type="float" office:value="0.0169474283854166">
            <text:p>0.02</text:p>
          </table:table-cell>
          <table:table-cell table:formula="of:=[.B36]/16384-[.I$164]" office:value-type="float" office:value="-0.0617777506510417">
            <text:p>-0.06</text:p>
          </table:table-cell>
          <table:table-cell table:formula="of:=[.C36]/16384-[.J$164]" office:value-type="float" office:value="-0.082122802734375">
            <text:p>-0.08</text:p>
          </table:table-cell>
          <table:table-cell table:formula="of:=[.D36]/131" office:value-type="float" office:value="-4.09160305343511">
            <text:p>-4.1</text:p>
          </table:table-cell>
          <table:table-cell table:formula="of:=[.E36]/131" office:value-type="float" office:value="-33.5343511450382">
            <text:p>-33.5</text:p>
          </table:table-cell>
          <table:table-cell table:formula="of:=[.F36]/131" office:value-type="float" office:value="-12.8778625954198">
            <text:p>-12.9</text:p>
          </table:table-cell>
          <table:table-cell/>
          <table:table-cell table:formula="of:=[.H36]-AVERAGE([.H12:.H36])" office:value-type="float" office:value="-0.06683349609375">
            <text:p>-0.07</text:p>
          </table:table-cell>
          <table:table-cell table:formula="of:=[.I36]-AVERAGE([.I12:.I36])" office:value-type="float" office:value="-0.054189453125">
            <text:p>-0.05</text:p>
          </table:table-cell>
          <table:table-cell table:formula="of:=[.J36]-AVERAGE([.J12:.J36])" office:value-type="float" office:value="-0.1006640625">
            <text:p>-0.10</text:p>
          </table:table-cell>
          <table:table-cell table:formula="of:=IF(ABS([.K36]-AVERAGE([.K$2:.K36])) &gt; 20;[.K36]-AVERAGE([.K$2:.K36]);0)" office:value-type="float" office:value="0">
            <text:p>0.00</text:p>
          </table:table-cell>
          <table:table-cell table:formula="of:=[.L36]-AVERAGE([.L12:.L36])" office:value-type="float" office:value="-28.4290076335878">
            <text:p>-28.43</text:p>
          </table:table-cell>
          <table:table-cell table:formula="of:=[.M36]-AVERAGE([.M12:.M36])" office:value-type="float" office:value="-19.4326717557252">
            <text:p>-19.43</text:p>
          </table:table-cell>
          <table:table-cell/>
          <table:table-cell table:formula="of:=[.V35]+[.O36]*[.$U$2]" office:value-type="float" office:value="0.557678493923611">
            <text:p>0.56</text:p>
          </table:table-cell>
          <table:table-cell table:formula="of:=[.W35]+[.P36]*[.$U$2]" office:value-type="float" office:value="0.0182390679253471">
            <text:p>0.02</text:p>
          </table:table-cell>
          <table:table-cell table:formula="of:=[.X35]+[.Q36]*[.$U$2]" office:value-type="float" office:value="-0.106582251654731">
            <text:p>-0.11</text:p>
          </table:table-cell>
          <table:table-cell table:formula="of:=[.R36]" office:value-type="float" office:value="0">
            <text:p>0.0</text:p>
          </table:table-cell>
          <table:table-cell table:formula="of:=[.S36]" office:value-type="float" office:value="-28.4290076335878">
            <text:p>-28.4</text:p>
          </table:table-cell>
          <table:table-cell table:formula="of:=[.T36]" office:value-type="float" office:value="-19.4326717557252">
            <text:p>-19.4</text:p>
          </table:table-cell>
          <table:table-cell table:number-columns-repeated="2"/>
          <table:table-cell table:formula="of:=[.V36]*[.$U$2]+0.5*[.O35]*POWER([.$U$2];2)+[.AD35]" office:value-type="float" office:value="1.76836801034433">
            <text:p>1.7683680103</text:p>
          </table:table-cell>
          <table:table-cell table:formula="of:=[.W36]*[.$U$2]+0.5*[.P35]*POWER([.$U$2];2)+[.AE35]" office:value-type="float" office:value="0.802377364547164">
            <text:p>0.8023773645</text:p>
          </table:table-cell>
          <table:table-cell table:formula="of:=[.X36]*[.$U$2]+0.5*[.Q35]*POWER([.$U$2];2)+[.AF35]" office:value-type="float" office:value="0.0775118368643305">
            <text:p>0.0775118369</text:p>
          </table:table-cell>
          <table:table-cell table:formula="of:=[.AG35]+[.Y36]*[.$U$2]" office:value-type="float" office:value="-5.31822879771429">
            <text:p>-5.32</text:p>
          </table:table-cell>
          <table:table-cell table:formula="of:=[.AH35]+[.Z36]*[.$U$2]" office:value-type="float" office:value="-37.962680929654">
            <text:p>-37.96</text:p>
          </table:table-cell>
          <table:table-cell table:formula="of:=[.AI35]+[.AA36]*[.$U$2]" office:value-type="float" office:value="33.2767391599707">
            <text:p>33.28</text:p>
          </table:table-cell>
        </table:table-row>
        <table:table-row table:style-name="ro1">
          <table:table-cell office:value-type="float" office:value="26728">
            <text:p>26728</text:p>
          </table:table-cell>
          <table:table-cell office:value-type="float" office:value="-6000">
            <text:p>-6000</text:p>
          </table:table-cell>
          <table:table-cell office:value-type="float" office:value="3884">
            <text:p>3884</text:p>
          </table:table-cell>
          <table:table-cell office:value-type="float" office:value="-14664">
            <text:p>-14664</text:p>
          </table:table-cell>
          <table:table-cell office:value-type="float" office:value="-12240">
            <text:p>-12240</text:p>
          </table:table-cell>
          <table:table-cell office:value-type="float" office:value="-17930">
            <text:p>-17930</text:p>
          </table:table-cell>
          <table:table-cell/>
          <table:table-cell table:formula="of:=[.A37]/16384-[.H$164]" office:value-type="float" office:value="0.682718912760417">
            <text:p>0.68</text:p>
          </table:table-cell>
          <table:table-cell table:formula="of:=[.B37]/16384-[.I$164]" office:value-type="float" office:value="-0.132334391276042">
            <text:p>-0.13</text:p>
          </table:table-cell>
          <table:table-cell table:formula="of:=[.C37]/16384-[.J$164]" office:value-type="float" office:value="0.017974853515625">
            <text:p>0.02</text:p>
          </table:table-cell>
          <table:table-cell table:formula="of:=[.D37]/131" office:value-type="float" office:value="-111.93893129771">
            <text:p>-111.9</text:p>
          </table:table-cell>
          <table:table-cell table:formula="of:=[.E37]/131" office:value-type="float" office:value="-93.4351145038168">
            <text:p>-93.4</text:p>
          </table:table-cell>
          <table:table-cell table:formula="of:=[.F37]/131" office:value-type="float" office:value="-136.870229007634">
            <text:p>-136.9</text:p>
          </table:table-cell>
          <table:table-cell/>
          <table:table-cell table:formula="of:=[.H37]-AVERAGE([.H13:.H37])" office:value-type="float" office:value="0.57175048828125">
            <text:p>0.57</text:p>
          </table:table-cell>
          <table:table-cell table:formula="of:=[.I37]-AVERAGE([.I13:.I37])" office:value-type="float" office:value="-0.11955078125">
            <text:p>-0.12</text:p>
          </table:table-cell>
          <table:table-cell table:formula="of:=[.J37]-AVERAGE([.J13:.J37])" office:value-type="float" office:value="0.000595703124999999">
            <text:p>0.00</text:p>
          </table:table-cell>
          <table:table-cell table:formula="of:=IF(ABS([.K37]-AVERAGE([.K$2:.K37])) &gt; 20;[.K37]-AVERAGE([.K$2:.K37]);0)" office:value-type="float" office:value="-108.845843935539">
            <text:p>-108.85</text:p>
          </table:table-cell>
          <table:table-cell table:formula="of:=[.L37]-AVERAGE([.L13:.L37])" office:value-type="float" office:value="-84.6235114503817">
            <text:p>-84.62</text:p>
          </table:table-cell>
          <table:table-cell table:formula="of:=[.M37]-AVERAGE([.M13:.M37])" office:value-type="float" office:value="-137.924885496183">
            <text:p>-137.92</text:p>
          </table:table-cell>
          <table:table-cell/>
          <table:table-cell table:formula="of:=[.V36]+[.O37]*[.$U$2]" office:value-type="float" office:value="0.748261990017361">
            <text:p>0.75</text:p>
          </table:table-cell>
          <table:table-cell table:formula="of:=[.W36]+[.P37]*[.$U$2]" office:value-type="float" office:value="-0.0216111924913195">
            <text:p>-0.02</text:p>
          </table:table-cell>
          <table:table-cell table:formula="of:=[.X36]+[.Q37]*[.$U$2]" office:value-type="float" office:value="-0.106383683946398">
            <text:p>-0.11</text:p>
          </table:table-cell>
          <table:table-cell table:formula="of:=[.R37]" office:value-type="float" office:value="-108.845843935539">
            <text:p>-108.8</text:p>
          </table:table-cell>
          <table:table-cell table:formula="of:=[.S37]" office:value-type="float" office:value="-84.6235114503817">
            <text:p>-84.6</text:p>
          </table:table-cell>
          <table:table-cell table:formula="of:=[.T37]" office:value-type="float" office:value="-137.924885496183">
            <text:p>-137.9</text:p>
          </table:table-cell>
          <table:table-cell table:number-columns-repeated="2"/>
          <table:table-cell table:formula="of:=[.V37]*[.$U$2]+0.5*[.O36]*POWER([.$U$2];2)+[.AD36]" office:value-type="float" office:value="2.01407570167824">
            <text:p>2.0140757017</text:p>
          </table:table-cell>
          <table:table-cell table:formula="of:=[.W37]*[.$U$2]+0.5*[.P36]*POWER([.$U$2];2)+[.AE36]" office:value-type="float" office:value="0.792163108543113">
            <text:p>0.7921631085</text:p>
          </table:table-cell>
          <table:table-cell table:formula="of:=[.X37]*[.$U$2]+0.5*[.Q36]*POWER([.$U$2];2)+[.AF36]" office:value-type="float" office:value="0.0364581609655313">
            <text:p>0.036458161</text:p>
          </table:table-cell>
          <table:table-cell table:formula="of:=[.AG36]+[.Y37]*[.$U$2]" office:value-type="float" office:value="-41.6001767762272">
            <text:p>-41.60</text:p>
          </table:table-cell>
          <table:table-cell table:formula="of:=[.AH36]+[.Z37]*[.$U$2]" office:value-type="float" office:value="-66.1705180797812">
            <text:p>-66.17</text:p>
          </table:table-cell>
          <table:table-cell table:formula="of:=[.AI36]+[.AA37]*[.$U$2]" office:value-type="float" office:value="-12.6982226720904">
            <text:p>-12.70</text:p>
          </table:table-cell>
        </table:table-row>
        <table:table-row table:style-name="ro1">
          <table:table-cell office:value-type="float" office:value="26604">
            <text:p>26604</text:p>
          </table:table-cell>
          <table:table-cell office:value-type="float" office:value="-8024">
            <text:p>-8024</text:p>
          </table:table-cell>
          <table:table-cell office:value-type="float" office:value="-3768">
            <text:p>-3768</text:p>
          </table:table-cell>
          <table:table-cell office:value-type="float" office:value="3200">
            <text:p>3200</text:p>
          </table:table-cell>
          <table:table-cell office:value-type="float" office:value="32767">
            <text:p>32767</text:p>
          </table:table-cell>
          <table:table-cell office:value-type="float" office:value="19456">
            <text:p>19456</text:p>
          </table:table-cell>
          <table:table-cell/>
          <table:table-cell table:formula="of:=[.A38]/16384-[.H$164]" office:value-type="float" office:value="0.675150553385417">
            <text:p>0.68</text:p>
          </table:table-cell>
          <table:table-cell table:formula="of:=[.B38]/16384-[.I$164]" office:value-type="float" office:value="-0.255869547526042">
            <text:p>-0.26</text:p>
          </table:table-cell>
          <table:table-cell table:formula="of:=[.C38]/16384-[.J$164]" office:value-type="float" office:value="-0.449066162109375">
            <text:p>-0.45</text:p>
          </table:table-cell>
          <table:table-cell table:formula="of:=[.D38]/131" office:value-type="float" office:value="24.4274809160305">
            <text:p>24.4</text:p>
          </table:table-cell>
          <table:table-cell table:formula="of:=[.E38]/131" office:value-type="float" office:value="250.129770992366">
            <text:p>250.1</text:p>
          </table:table-cell>
          <table:table-cell table:formula="of:=[.F38]/131" office:value-type="float" office:value="148.519083969466">
            <text:p>148.5</text:p>
          </table:table-cell>
          <table:table-cell/>
          <table:table-cell table:formula="of:=[.H38]-AVERAGE([.H14:.H38])" office:value-type="float" office:value="0.53728759765625">
            <text:p>0.54</text:p>
          </table:table-cell>
          <table:table-cell table:formula="of:=[.I38]-AVERAGE([.I14:.I38])" office:value-type="float" office:value="-0.232822265625">
            <text:p>-0.23</text:p>
          </table:table-cell>
          <table:table-cell table:formula="of:=[.J38]-AVERAGE([.J14:.J38])" office:value-type="float" office:value="-0.446171875">
            <text:p>-0.45</text:p>
          </table:table-cell>
          <table:table-cell table:formula="of:=IF(ABS([.K38]-AVERAGE([.K$2:.K38])) &gt; 20;[.K38]-AVERAGE([.K$2:.K38]);0)" office:value-type="float" office:value="26.7767691355478">
            <text:p>26.78</text:p>
          </table:table-cell>
          <table:table-cell table:formula="of:=[.L38]-AVERAGE([.L14:.L38])" office:value-type="float" office:value="248.981984732824">
            <text:p>248.98</text:p>
          </table:table-cell>
          <table:table-cell table:formula="of:=[.M38]-AVERAGE([.M14:.M38])" office:value-type="float" office:value="141.60641221374">
            <text:p>141.61</text:p>
          </table:table-cell>
          <table:table-cell/>
          <table:table-cell table:formula="of:=[.V37]+[.O38]*[.$U$2]" office:value-type="float" office:value="0.927357855902778">
            <text:p>0.93</text:p>
          </table:table-cell>
          <table:table-cell table:formula="of:=[.W37]+[.P38]*[.$U$2]" office:value-type="float" office:value="-0.0992186143663195">
            <text:p>-0.10</text:p>
          </table:table-cell>
          <table:table-cell table:formula="of:=[.X37]+[.Q38]*[.$U$2]" office:value-type="float" office:value="-0.255107642279731">
            <text:p>-0.26</text:p>
          </table:table-cell>
          <table:table-cell table:formula="of:=[.R38]" office:value-type="float" office:value="26.7767691355478">
            <text:p>26.8</text:p>
          </table:table-cell>
          <table:table-cell table:formula="of:=[.S38]" office:value-type="float" office:value="248.981984732824">
            <text:p>249.0</text:p>
          </table:table-cell>
          <table:table-cell table:formula="of:=[.T38]" office:value-type="float" office:value="141.60641221374">
            <text:p>141.6</text:p>
          </table:table-cell>
          <table:table-cell table:number-columns-repeated="2"/>
          <table:table-cell table:formula="of:=[.V38]*[.$U$2]+0.5*[.O37]*POWER([.$U$2];2)+[.AD37]" office:value-type="float" office:value="2.35495890299479">
            <text:p>2.354958903</text:p>
          </table:table-cell>
          <table:table-cell table:formula="of:=[.W38]*[.$U$2]+0.5*[.P37]*POWER([.$U$2];2)+[.AE37]" office:value-type="float" office:value="0.752448527018228">
            <text:p>0.752448527</text:p>
          </table:table-cell>
          <table:table-cell table:formula="of:=[.X38]*[.$U$2]+0.5*[.Q37]*POWER([.$U$2];2)+[.AF37]" office:value-type="float" office:value="-0.0485446251763234">
            <text:p>-0.0485446252</text:p>
          </table:table-cell>
          <table:table-cell table:formula="of:=[.AG37]+[.Y38]*[.$U$2]" office:value-type="float" office:value="-32.6745870643779">
            <text:p>-32.67</text:p>
          </table:table-cell>
          <table:table-cell table:formula="of:=[.AH37]+[.Z38]*[.$U$2]" office:value-type="float" office:value="16.8234768311603">
            <text:p>16.82</text:p>
          </table:table-cell>
          <table:table-cell table:formula="of:=[.AI37]+[.AA38]*[.$U$2]" office:value-type="float" office:value="34.5039147324898">
            <text:p>34.50</text:p>
          </table:table-cell>
        </table:table-row>
        <table:table-row table:style-name="ro1">
          <table:table-cell office:value-type="float" office:value="15004">
            <text:p>15004</text:p>
          </table:table-cell>
          <table:table-cell office:value-type="float" office:value="-8604">
            <text:p>-8604</text:p>
          </table:table-cell>
          <table:table-cell office:value-type="float" office:value="2340">
            <text:p>2340</text:p>
          </table:table-cell>
          <table:table-cell office:value-type="float" office:value="1105">
            <text:p>1105</text:p>
          </table:table-cell>
          <table:table-cell office:value-type="float" office:value="-7516">
            <text:p>-7516</text:p>
          </table:table-cell>
          <table:table-cell office:value-type="float" office:value="-265">
            <text:p>-265</text:p>
          </table:table-cell>
          <table:table-cell/>
          <table:table-cell table:formula="of:=[.A39]/16384-[.H$164]" office:value-type="float" office:value="-0.0328572591145834">
            <text:p>-0.03</text:p>
          </table:table-cell>
          <table:table-cell table:formula="of:=[.B39]/16384-[.I$164]" office:value-type="float" office:value="-0.291269938151042">
            <text:p>-0.29</text:p>
          </table:table-cell>
          <table:table-cell table:formula="of:=[.C39]/16384-[.J$164]" office:value-type="float" office:value="-0.076263427734375">
            <text:p>-0.08</text:p>
          </table:table-cell>
          <table:table-cell table:formula="of:=[.D39]/131" office:value-type="float" office:value="8.43511450381679">
            <text:p>8.4</text:p>
          </table:table-cell>
          <table:table-cell table:formula="of:=[.E39]/131" office:value-type="float" office:value="-57.3740458015267">
            <text:p>-57.4</text:p>
          </table:table-cell>
          <table:table-cell table:formula="of:=[.F39]/131" office:value-type="float" office:value="-2.02290076335878">
            <text:p>-2.0</text:p>
          </table:table-cell>
          <table:table-cell/>
          <table:table-cell table:formula="of:=[.H39]-AVERAGE([.H15:.H39])" office:value-type="float" office:value="-0.16926513671875">
            <text:p>-0.17</text:p>
          </table:table-cell>
          <table:table-cell table:formula="of:=[.I39]-AVERAGE([.I15:.I39])" office:value-type="float" office:value="-0.256748046875">
            <text:p>-0.26</text:p>
          </table:table-cell>
          <table:table-cell table:formula="of:=[.J39]-AVERAGE([.J15:.J39])" office:value-type="float" office:value="-0.06830078125">
            <text:p>-0.07</text:p>
          </table:table-cell>
          <table:table-cell table:formula="of:=IF(ABS([.K39]-AVERAGE([.K$2:.K39])) &gt; 20;[.K39]-AVERAGE([.K$2:.K39]);0)" office:value-type="float" office:value="0">
            <text:p>0.00</text:p>
          </table:table-cell>
          <table:table-cell table:formula="of:=[.L39]-AVERAGE([.L15:.L39])" office:value-type="float" office:value="-56.2384732824428">
            <text:p>-56.24</text:p>
          </table:table-cell>
          <table:table-cell table:formula="of:=[.M39]-AVERAGE([.M15:.M39])" office:value-type="float" office:value="-8.79480916030534">
            <text:p>-8.79</text:p>
          </table:table-cell>
          <table:table-cell/>
          <table:table-cell table:formula="of:=[.V38]+[.O39]*[.$U$2]" office:value-type="float" office:value="0.870936143663194">
            <text:p>0.87</text:p>
          </table:table-cell>
          <table:table-cell table:formula="of:=[.W38]+[.P39]*[.$U$2]" office:value-type="float" office:value="-0.184801296657986">
            <text:p>-0.18</text:p>
          </table:table-cell>
          <table:table-cell table:formula="of:=[.X38]+[.Q39]*[.$U$2]" office:value-type="float" office:value="-0.277874569363064">
            <text:p>-0.28</text:p>
          </table:table-cell>
          <table:table-cell table:formula="of:=[.R39]" office:value-type="float" office:value="0">
            <text:p>0.0</text:p>
          </table:table-cell>
          <table:table-cell table:formula="of:=[.S39]" office:value-type="float" office:value="-56.2384732824428">
            <text:p>-56.2</text:p>
          </table:table-cell>
          <table:table-cell table:formula="of:=[.T39]" office:value-type="float" office:value="-8.79480916030534">
            <text:p>-8.8</text:p>
          </table:table-cell>
          <table:table-cell table:number-columns-repeated="2"/>
          <table:table-cell table:formula="of:=[.V39]*[.$U$2]+0.5*[.O38]*POWER([.$U$2];2)+[.AD38]" office:value-type="float" office:value="2.67512026186343">
            <text:p>2.6751202619</text:p>
          </table:table-cell>
          <table:table-cell table:formula="of:=[.W39]*[.$U$2]+0.5*[.P38]*POWER([.$U$2];2)+[.AE38]" office:value-type="float" office:value="0.6779135244864">
            <text:p>0.6779135245</text:p>
          </table:table-cell>
          <table:table-cell table:formula="of:=[.X39]*[.$U$2]+0.5*[.Q38]*POWER([.$U$2];2)+[.AF38]" office:value-type="float" office:value="-0.165956808019567">
            <text:p>-0.165956808</text:p>
          </table:table-cell>
          <table:table-cell table:formula="of:=[.AG38]+[.Y39]*[.$U$2]" office:value-type="float" office:value="-32.6745870643779">
            <text:p>-32.67</text:p>
          </table:table-cell>
          <table:table-cell table:formula="of:=[.AH38]+[.Z39]*[.$U$2]" office:value-type="float" office:value="-1.922680929654">
            <text:p>-1.92</text:p>
          </table:table-cell>
          <table:table-cell table:formula="of:=[.AI38]+[.AA39]*[.$U$2]" office:value-type="float" office:value="31.5723116790546">
            <text:p>31.57</text:p>
          </table:table-cell>
        </table:table-row>
        <table:table-row table:style-name="ro1">
          <table:table-cell office:value-type="float" office:value="18236">
            <text:p>18236</text:p>
          </table:table-cell>
          <table:table-cell office:value-type="float" office:value="-3044">
            <text:p>-3044</text:p>
          </table:table-cell>
          <table:table-cell office:value-type="float" office:value="4844">
            <text:p>4844</text:p>
          </table:table-cell>
          <table:table-cell office:value-type="float" office:value="-1065">
            <text:p>-1065</text:p>
          </table:table-cell>
          <table:table-cell office:value-type="float" office:value="-11100">
            <text:p>-11100</text:p>
          </table:table-cell>
          <table:table-cell office:value-type="float" office:value="-6356">
            <text:p>-6356</text:p>
          </table:table-cell>
          <table:table-cell/>
          <table:table-cell table:formula="of:=[.A40]/16384-[.H$164]" office:value-type="float" office:value="0.164408365885417">
            <text:p>0.16</text:p>
          </table:table-cell>
          <table:table-cell table:formula="of:=[.B40]/16384-[.I$164]" office:value-type="float" office:value="0.0480855305989583">
            <text:p>0.05</text:p>
          </table:table-cell>
          <table:table-cell table:formula="of:=[.C40]/16384-[.J$164]" office:value-type="float" office:value="0.076568603515625">
            <text:p>0.08</text:p>
          </table:table-cell>
          <table:table-cell table:formula="of:=[.D40]/131" office:value-type="float" office:value="-8.12977099236641">
            <text:p>-8.1</text:p>
          </table:table-cell>
          <table:table-cell table:formula="of:=[.E40]/131" office:value-type="float" office:value="-84.7328244274809">
            <text:p>-84.7</text:p>
          </table:table-cell>
          <table:table-cell table:formula="of:=[.F40]/131" office:value-type="float" office:value="-48.5190839694656">
            <text:p>-48.5</text:p>
          </table:table-cell>
          <table:table-cell/>
          <table:table-cell table:formula="of:=[.H40]-AVERAGE([.H16:.H40])" office:value-type="float" office:value="0.02162353515625">
            <text:p>0.02</text:p>
          </table:table-cell>
          <table:table-cell table:formula="of:=[.I40]-AVERAGE([.I16:.I40])" office:value-type="float" office:value="0.08044921875">
            <text:p>0.08</text:p>
          </table:table-cell>
          <table:table-cell table:formula="of:=[.J40]-AVERAGE([.J16:.J40])" office:value-type="float" office:value="0.083974609375">
            <text:p>0.08</text:p>
          </table:table-cell>
          <table:table-cell table:formula="of:=IF(ABS([.K40]-AVERAGE([.K$2:.K40])) &gt; 20;[.K40]-AVERAGE([.K$2:.K40]);0)" office:value-type="float" office:value="0">
            <text:p>0.00</text:p>
          </table:table-cell>
          <table:table-cell table:formula="of:=[.L40]-AVERAGE([.L16:.L40])" office:value-type="float" office:value="-80.227786259542">
            <text:p>-80.23</text:p>
          </table:table-cell>
          <table:table-cell table:formula="of:=[.M40]-AVERAGE([.M16:.M40])" office:value-type="float" office:value="-53.3087022900763">
            <text:p>-53.31</text:p>
          </table:table-cell>
          <table:table-cell/>
          <table:table-cell table:formula="of:=[.V39]+[.O40]*[.$U$2]" office:value-type="float" office:value="0.878143988715278">
            <text:p>0.88</text:p>
          </table:table-cell>
          <table:table-cell table:formula="of:=[.W39]+[.P40]*[.$U$2]" office:value-type="float" office:value="-0.157984890407986">
            <text:p>-0.16</text:p>
          </table:table-cell>
          <table:table-cell table:formula="of:=[.X39]+[.Q40]*[.$U$2]" office:value-type="float" office:value="-0.249883032904731">
            <text:p>-0.25</text:p>
          </table:table-cell>
          <table:table-cell table:formula="of:=[.R40]" office:value-type="float" office:value="0">
            <text:p>0.0</text:p>
          </table:table-cell>
          <table:table-cell table:formula="of:=[.S40]" office:value-type="float" office:value="-80.227786259542">
            <text:p>-80.2</text:p>
          </table:table-cell>
          <table:table-cell table:formula="of:=[.T40]" office:value-type="float" office:value="-53.3087022900763">
            <text:p>-53.3</text:p>
          </table:table-cell>
          <table:table-cell table:number-columns-repeated="2"/>
          <table:table-cell table:formula="of:=[.V40]*[.$U$2]+0.5*[.O39]*POWER([.$U$2];2)+[.AD39]" office:value-type="float" office:value="2.95843130606192">
            <text:p>2.9584313061</text:p>
          </table:table-cell>
          <table:table-cell table:formula="of:=[.W40]*[.$U$2]+0.5*[.P39]*POWER([.$U$2];2)+[.AE39]" office:value-type="float" office:value="0.61098811396846">
            <text:p>0.610988114</text:p>
          </table:table-cell>
          <table:table-cell table:formula="of:=[.X40]*[.$U$2]+0.5*[.Q39]*POWER([.$U$2];2)+[.AF39]" office:value-type="float" office:value="-0.253045640168366">
            <text:p>-0.2530456402</text:p>
          </table:table-cell>
          <table:table-cell table:formula="of:=[.AG39]+[.Y40]*[.$U$2]" office:value-type="float" office:value="-32.6745870643779">
            <text:p>-32.67</text:p>
          </table:table-cell>
          <table:table-cell table:formula="of:=[.AH39]+[.Z40]*[.$U$2]" office:value-type="float" office:value="-28.6652763495013">
            <text:p>-28.67</text:p>
          </table:table-cell>
          <table:table-cell table:formula="of:=[.AI39]+[.AA40]*[.$U$2]" office:value-type="float" office:value="13.8027442490292">
            <text:p>13.80</text:p>
          </table:table-cell>
        </table:table-row>
        <table:table-row table:style-name="ro1">
          <table:table-cell office:value-type="float" office:value="8132">
            <text:p>8132</text:p>
          </table:table-cell>
          <table:table-cell office:value-type="float" office:value="-4212">
            <text:p>-4212</text:p>
          </table:table-cell>
          <table:table-cell office:value-type="float" office:value="-1528">
            <text:p>-1528</text:p>
          </table:table-cell>
          <table:table-cell office:value-type="float" office:value="20609">
            <text:p>20609</text:p>
          </table:table-cell>
          <table:table-cell office:value-type="float" office:value="15032">
            <text:p>15032</text:p>
          </table:table-cell>
          <table:table-cell office:value-type="float" office:value="-4930">
            <text:p>-4930</text:p>
          </table:table-cell>
          <table:table-cell/>
          <table:table-cell table:formula="of:=[.A41]/16384-[.H$164]" office:value-type="float" office:value="-0.452290852864583">
            <text:p>-0.45</text:p>
          </table:table-cell>
          <table:table-cell table:formula="of:=[.B41]/16384-[.I$164]" office:value-type="float" office:value="-0.0232035319010417">
            <text:p>-0.02</text:p>
          </table:table-cell>
          <table:table-cell table:formula="of:=[.C41]/16384-[.J$164]" office:value-type="float" office:value="-0.312347412109375">
            <text:p>-0.31</text:p>
          </table:table-cell>
          <table:table-cell table:formula="of:=[.D41]/131" office:value-type="float" office:value="157.320610687023">
            <text:p>157.3</text:p>
          </table:table-cell>
          <table:table-cell table:formula="of:=[.E41]/131" office:value-type="float" office:value="114.748091603053">
            <text:p>114.7</text:p>
          </table:table-cell>
          <table:table-cell table:formula="of:=[.F41]/131" office:value-type="float" office:value="-37.6335877862595">
            <text:p>-37.6</text:p>
          </table:table-cell>
          <table:table-cell/>
          <table:table-cell table:formula="of:=[.H41]-AVERAGE([.H17:.H41])" office:value-type="float" office:value="-0.57684326171875">
            <text:p>-0.58</text:p>
          </table:table-cell>
          <table:table-cell table:formula="of:=[.I41]-AVERAGE([.I17:.I41])" office:value-type="float" office:value="0.00970703124999999">
            <text:p>0.01</text:p>
          </table:table-cell>
          <table:table-cell table:formula="of:=[.J41]-AVERAGE([.J17:.J41])" office:value-type="float" office:value="-0.2901953125">
            <text:p>-0.29</text:p>
          </table:table-cell>
          <table:table-cell table:formula="of:=IF(ABS([.K41]-AVERAGE([.K$2:.K41])) &gt; 20;[.K41]-AVERAGE([.K$2:.K41]);0)" office:value-type="float" office:value="155.553053435115">
            <text:p>155.55</text:p>
          </table:table-cell>
          <table:table-cell table:formula="of:=[.L41]-AVERAGE([.L17:.L41])" office:value-type="float" office:value="114.662290076336">
            <text:p>114.66</text:p>
          </table:table-cell>
          <table:table-cell table:formula="of:=[.M41]-AVERAGE([.M17:.M41])" office:value-type="float" office:value="-40.8735877862595">
            <text:p>-40.87</text:p>
          </table:table-cell>
          <table:table-cell/>
          <table:table-cell table:formula="of:=[.V40]+[.O41]*[.$U$2]" office:value-type="float" office:value="0.685862901475694">
            <text:p>0.69</text:p>
          </table:table-cell>
          <table:table-cell table:formula="of:=[.W40]+[.P41]*[.$U$2]" office:value-type="float" office:value="-0.154749213324653">
            <text:p>-0.15</text:p>
          </table:table-cell>
          <table:table-cell table:formula="of:=[.X40]+[.Q41]*[.$U$2]" office:value-type="float" office:value="-0.346614803738064">
            <text:p>-0.35</text:p>
          </table:table-cell>
          <table:table-cell table:formula="of:=[.R41]" office:value-type="float" office:value="155.553053435115">
            <text:p>155.6</text:p>
          </table:table-cell>
          <table:table-cell table:formula="of:=[.S41]" office:value-type="float" office:value="114.662290076336">
            <text:p>114.7</text:p>
          </table:table-cell>
          <table:table-cell table:formula="of:=[.T41]" office:value-type="float" office:value="-40.8735877862595">
            <text:p>-40.9</text:p>
          </table:table-cell>
          <table:table-cell table:number-columns-repeated="2"/>
          <table:table-cell table:formula="of:=[.V41]*[.$U$2]+0.5*[.O40]*POWER([.$U$2];2)+[.AD40]" office:value-type="float" office:value="3.18825358072917">
            <text:p>3.1882535807</text:p>
          </table:table-cell>
          <table:table-cell table:formula="of:=[.W41]*[.$U$2]+0.5*[.P40]*POWER([.$U$2];2)+[.AE40]" office:value-type="float" office:value="0.563874443901909">
            <text:p>0.5638744439</text:p>
          </table:table-cell>
          <table:table-cell table:formula="of:=[.X41]*[.$U$2]+0.5*[.Q40]*POWER([.$U$2];2)+[.AF40]" office:value-type="float" office:value="-0.363918652004665">
            <text:p>-0.363918652</text:p>
          </table:table-cell>
          <table:table-cell table:formula="of:=[.AG40]+[.Y41]*[.$U$2]" office:value-type="float" office:value="19.1764307473269">
            <text:p>19.18</text:p>
          </table:table-cell>
          <table:table-cell table:formula="of:=[.AH40]+[.Z41]*[.$U$2]" office:value-type="float" office:value="9.5554870092773">
            <text:p>9.56</text:p>
          </table:table-cell>
          <table:table-cell table:formula="of:=[.AI40]+[.AA41]*[.$U$2]" office:value-type="float" office:value="0.17821498694269">
            <text:p>0.18</text:p>
          </table:table-cell>
        </table:table-row>
        <table:table-row table:style-name="ro1">
          <table:table-cell office:value-type="float" office:value="15544">
            <text:p>15544</text:p>
          </table:table-cell>
          <table:table-cell office:value-type="float" office:value="-4524">
            <text:p>-4524</text:p>
          </table:table-cell>
          <table:table-cell office:value-type="float" office:value="-7164">
            <text:p>-7164</text:p>
          </table:table-cell>
          <table:table-cell office:value-type="float" office:value="-6712">
            <text:p>-6712</text:p>
          </table:table-cell>
          <table:table-cell office:value-type="float" office:value="-10457">
            <text:p>-10457</text:p>
          </table:table-cell>
          <table:table-cell office:value-type="float" office:value="-167">
            <text:p>-167</text:p>
          </table:table-cell>
          <table:table-cell/>
          <table:table-cell table:formula="of:=[.A42]/16384-[.H$164]" office:value-type="float" office:value="0.00010172526041663">
            <text:p>0.00</text:p>
          </table:table-cell>
          <table:table-cell table:formula="of:=[.B42]/16384-[.I$164]" office:value-type="float" office:value="-0.0422465006510417">
            <text:p>-0.04</text:p>
          </table:table-cell>
          <table:table-cell table:formula="of:=[.C42]/16384-[.J$164]" office:value-type="float" office:value="-0.656341552734375">
            <text:p>-0.66</text:p>
          </table:table-cell>
          <table:table-cell table:formula="of:=[.D42]/131" office:value-type="float" office:value="-51.236641221374">
            <text:p>-51.2</text:p>
          </table:table-cell>
          <table:table-cell table:formula="of:=[.E42]/131" office:value-type="float" office:value="-79.824427480916">
            <text:p>-79.8</text:p>
          </table:table-cell>
          <table:table-cell table:formula="of:=[.F42]/131" office:value-type="float" office:value="-1.27480916030534">
            <text:p>-1.3</text:p>
          </table:table-cell>
          <table:table-cell/>
          <table:table-cell table:formula="of:=[.H42]-AVERAGE([.H18:.H42])" office:value-type="float" office:value="-0.12445068359375">
            <text:p>-0.12</text:p>
          </table:table-cell>
          <table:table-cell table:formula="of:=[.I42]-AVERAGE([.I18:.I42])" office:value-type="float" office:value="-0.00793945312500001">
            <text:p>-0.01</text:p>
          </table:table-cell>
          <table:table-cell table:formula="of:=[.J42]-AVERAGE([.J18:.J42])" office:value-type="float" office:value="-0.605048828125">
            <text:p>-0.61</text:p>
          </table:table-cell>
          <table:table-cell table:formula="of:=IF(ABS([.K42]-AVERAGE([.K$2:.K42])) &gt; 20;[.K42]-AVERAGE([.K$2:.K42]);0)" office:value-type="float" office:value="-51.7114131446658">
            <text:p>-51.71</text:p>
          </table:table-cell>
          <table:table-cell table:formula="of:=[.L42]-AVERAGE([.L18:.L42])" office:value-type="float" office:value="-76.6995419847328">
            <text:p>-76.70</text:p>
          </table:table-cell>
          <table:table-cell table:formula="of:=[.M42]-AVERAGE([.M18:.M42])" office:value-type="float" office:value="-4.4006106870229">
            <text:p>-4.40</text:p>
          </table:table-cell>
          <table:table-cell/>
          <table:table-cell table:formula="of:=[.V41]+[.O42]*[.$U$2]" office:value-type="float" office:value="0.644379340277778">
            <text:p>0.64</text:p>
          </table:table-cell>
          <table:table-cell table:formula="of:=[.W41]+[.P42]*[.$U$2]" office:value-type="float" office:value="-0.157395697699653">
            <text:p>-0.16</text:p>
          </table:table-cell>
          <table:table-cell table:formula="of:=[.X41]+[.Q42]*[.$U$2]" office:value-type="float" office:value="-0.548297746446398">
            <text:p>-0.55</text:p>
          </table:table-cell>
          <table:table-cell table:formula="of:=[.R42]" office:value-type="float" office:value="-51.7114131446658">
            <text:p>-51.7</text:p>
          </table:table-cell>
          <table:table-cell table:formula="of:=[.S42]" office:value-type="float" office:value="-76.6995419847328">
            <text:p>-76.7</text:p>
          </table:table-cell>
          <table:table-cell table:formula="of:=[.T42]" office:value-type="float" office:value="-4.4006106870229">
            <text:p>-4.4</text:p>
          </table:table-cell>
          <table:table-cell table:number-columns-repeated="2"/>
          <table:table-cell table:formula="of:=[.V42]*[.$U$2]+0.5*[.O41]*POWER([.$U$2];2)+[.AD41]" office:value-type="float" office:value="3.37099984628183">
            <text:p>3.3709998463</text:p>
          </table:table-cell>
          <table:table-cell table:formula="of:=[.W42]*[.$U$2]+0.5*[.P41]*POWER([.$U$2];2)+[.AE41]" office:value-type="float" office:value="0.511948490849247">
            <text:p>0.5119484908</text:p>
          </table:table-cell>
          <table:table-cell table:formula="of:=[.X42]*[.$U$2]+0.5*[.Q41]*POWER([.$U$2];2)+[.AF41]" office:value-type="float" office:value="-0.562806529292353">
            <text:p>-0.5628065293</text:p>
          </table:table-cell>
          <table:table-cell table:formula="of:=[.AG41]+[.Y42]*[.$U$2]" office:value-type="float" office:value="1.93929303243834">
            <text:p>1.94</text:p>
          </table:table-cell>
          <table:table-cell table:formula="of:=[.AH41]+[.Z42]*[.$U$2]" office:value-type="float" office:value="-16.0110269856336">
            <text:p>-16.01</text:p>
          </table:table-cell>
          <table:table-cell table:formula="of:=[.AI41]+[.AA42]*[.$U$2]" office:value-type="float" office:value="-1.28865524206494">
            <text:p>-1.29</text:p>
          </table:table-cell>
        </table:table-row>
        <table:table-row table:style-name="ro1">
          <table:table-cell office:value-type="float" office:value="14512">
            <text:p>14512</text:p>
          </table:table-cell>
          <table:table-cell office:value-type="float" office:value="-7208">
            <text:p>-7208</text:p>
          </table:table-cell>
          <table:table-cell office:value-type="float" office:value="2608">
            <text:p>2608</text:p>
          </table:table-cell>
          <table:table-cell office:value-type="float" office:value="-1261">
            <text:p>-1261</text:p>
          </table:table-cell>
          <table:table-cell office:value-type="float" office:value="-4361">
            <text:p>-4361</text:p>
          </table:table-cell>
          <table:table-cell office:value-type="float" office:value="-1122">
            <text:p>-1122</text:p>
          </table:table-cell>
          <table:table-cell/>
          <table:table-cell table:formula="of:=[.A43]/16384-[.H$164]" office:value-type="float" office:value="-0.0628865559895834">
            <text:p>-0.06</text:p>
          </table:table-cell>
          <table:table-cell table:formula="of:=[.B43]/16384-[.I$164]" office:value-type="float" office:value="-0.206064860026042">
            <text:p>-0.21</text:p>
          </table:table-cell>
          <table:table-cell table:formula="of:=[.C43]/16384-[.J$164]" office:value-type="float" office:value="-0.059906005859375">
            <text:p>-0.06</text:p>
          </table:table-cell>
          <table:table-cell table:formula="of:=[.D43]/131" office:value-type="float" office:value="-9.62595419847328">
            <text:p>-9.6</text:p>
          </table:table-cell>
          <table:table-cell table:formula="of:=[.E43]/131" office:value-type="float" office:value="-33.2900763358779">
            <text:p>-33.3</text:p>
          </table:table-cell>
          <table:table-cell table:formula="of:=[.F43]/131" office:value-type="float" office:value="-8.56488549618321">
            <text:p>-8.6</text:p>
          </table:table-cell>
          <table:table-cell/>
          <table:table-cell table:formula="of:=[.H43]-AVERAGE([.H19:.H43])" office:value-type="float" office:value="-0.18485107421875">
            <text:p>-0.18</text:p>
          </table:table-cell>
          <table:table-cell table:formula="of:=[.I43]-AVERAGE([.I19:.I43])" office:value-type="float" office:value="-0.16388671875">
            <text:p>-0.16</text:p>
          </table:table-cell>
          <table:table-cell table:formula="of:=[.J43]-AVERAGE([.J19:.J43])" office:value-type="float" office:value="-0.00357421875">
            <text:p>0.00</text:p>
          </table:table-cell>
          <table:table-cell table:formula="of:=IF(ABS([.K43]-AVERAGE([.K$2:.K43])) &gt; 20;[.K43]-AVERAGE([.K$2:.K43]);0)" office:value-type="float" office:value="0">
            <text:p>0.00</text:p>
          </table:table-cell>
          <table:table-cell table:formula="of:=[.L43]-AVERAGE([.L19:.L43])" office:value-type="float" office:value="-28.8091603053435">
            <text:p>-28.81</text:p>
          </table:table-cell>
          <table:table-cell table:formula="of:=[.M43]-AVERAGE([.M19:.M43])" office:value-type="float" office:value="-11.2912977099237">
            <text:p>-11.29</text:p>
          </table:table-cell>
          <table:table-cell/>
          <table:table-cell table:formula="of:=[.V42]+[.O43]*[.$U$2]" office:value-type="float" office:value="0.582762315538195">
            <text:p>0.58</text:p>
          </table:table-cell>
          <table:table-cell table:formula="of:=[.W42]+[.P43]*[.$U$2]" office:value-type="float" office:value="-0.212024603949653">
            <text:p>-0.21</text:p>
          </table:table-cell>
          <table:table-cell table:formula="of:=[.X42]+[.Q43]*[.$U$2]" office:value-type="float" office:value="-0.549489152696397">
            <text:p>-0.55</text:p>
          </table:table-cell>
          <table:table-cell table:formula="of:=[.R43]" office:value-type="float" office:value="0">
            <text:p>0.0</text:p>
          </table:table-cell>
          <table:table-cell table:formula="of:=[.S43]" office:value-type="float" office:value="-28.8091603053435">
            <text:p>-28.8</text:p>
          </table:table-cell>
          <table:table-cell table:formula="of:=[.T43]" office:value-type="float" office:value="-11.2912977099237">
            <text:p>-11.3</text:p>
          </table:table-cell>
          <table:table-cell table:number-columns-repeated="2"/>
          <table:table-cell table:formula="of:=[.V43]*[.$U$2]+0.5*[.O42]*POWER([.$U$2];2)+[.AD42]" office:value-type="float" office:value="3.55834002459491">
            <text:p>3.5583400246</text:p>
          </table:table-cell>
          <table:table-cell table:formula="of:=[.W43]*[.$U$2]+0.5*[.P42]*POWER([.$U$2];2)+[.AE42]" office:value-type="float" office:value="0.440832542136863">
            <text:p>0.4408325421</text:p>
          </table:table-cell>
          <table:table-cell table:formula="of:=[.X43]*[.$U$2]+0.5*[.Q42]*POWER([.$U$2];2)+[.AF42]" office:value-type="float" office:value="-0.779583403975875">
            <text:p>-0.779583404</text:p>
          </table:table-cell>
          <table:table-cell table:formula="of:=[.AG42]+[.Y43]*[.$U$2]" office:value-type="float" office:value="1.93929303243834">
            <text:p>1.94</text:p>
          </table:table-cell>
          <table:table-cell table:formula="of:=[.AH42]+[.Z43]*[.$U$2]" office:value-type="float" office:value="-25.6140804207481">
            <text:p>-25.61</text:p>
          </table:table-cell>
          <table:table-cell table:formula="of:=[.AI42]+[.AA43]*[.$U$2]" office:value-type="float" office:value="-5.05242114537283">
            <text:p>-5.05</text:p>
          </table:table-cell>
        </table:table-row>
        <table:table-row table:style-name="ro1">
          <table:table-cell office:value-type="float" office:value="20972">
            <text:p>20972</text:p>
          </table:table-cell>
          <table:table-cell office:value-type="float" office:value="-9536">
            <text:p>-9536</text:p>
          </table:table-cell>
          <table:table-cell office:value-type="float" office:value="6412">
            <text:p>6412</text:p>
          </table:table-cell>
          <table:table-cell office:value-type="float" office:value="-10506">
            <text:p>-10506</text:p>
          </table:table-cell>
          <table:table-cell office:value-type="float" office:value="-13388">
            <text:p>-13388</text:p>
          </table:table-cell>
          <table:table-cell office:value-type="float" office:value="-7639">
            <text:p>-7639</text:p>
          </table:table-cell>
          <table:table-cell/>
          <table:table-cell table:formula="of:=[.A44]/16384-[.H$164]" office:value-type="float" office:value="0.331400553385417">
            <text:p>0.33</text:p>
          </table:table-cell>
          <table:table-cell table:formula="of:=[.B44]/16384-[.I$164]" office:value-type="float" office:value="-0.348154703776042">
            <text:p>-0.35</text:p>
          </table:table-cell>
          <table:table-cell table:formula="of:=[.C44]/16384-[.J$164]" office:value-type="float" office:value="0.172271728515625">
            <text:p>0.17</text:p>
          </table:table-cell>
          <table:table-cell table:formula="of:=[.D44]/131" office:value-type="float" office:value="-80.1984732824428">
            <text:p>-80.2</text:p>
          </table:table-cell>
          <table:table-cell table:formula="of:=[.E44]/131" office:value-type="float" office:value="-102.198473282443">
            <text:p>-102.2</text:p>
          </table:table-cell>
          <table:table-cell table:formula="of:=[.F44]/131" office:value-type="float" office:value="-58.3129770992366">
            <text:p>-58.3</text:p>
          </table:table-cell>
          <table:table-cell/>
          <table:table-cell table:formula="of:=[.H44]-AVERAGE([.H20:.H44])" office:value-type="float" office:value="0.19612548828125">
            <text:p>0.20</text:p>
          </table:table-cell>
          <table:table-cell table:formula="of:=[.I44]-AVERAGE([.I20:.I44])" office:value-type="float" office:value="-0.29275390625">
            <text:p>-0.29</text:p>
          </table:table-cell>
          <table:table-cell table:formula="of:=[.J44]-AVERAGE([.J20:.J44])" office:value-type="float" office:value="0.2241015625">
            <text:p>0.22</text:p>
          </table:table-cell>
          <table:table-cell table:formula="of:=IF(ABS([.K44]-AVERAGE([.K$2:.K44])) &gt; 20;[.K44]-AVERAGE([.K$2:.K44]);0)" office:value-type="float" office:value="-78.5622226167229">
            <text:p>-78.56</text:p>
          </table:table-cell>
          <table:table-cell table:formula="of:=[.L44]-AVERAGE([.L20:.L44])" office:value-type="float" office:value="-93.6546564885496">
            <text:p>-93.65</text:p>
          </table:table-cell>
          <table:table-cell table:formula="of:=[.M44]-AVERAGE([.M20:.M44])" office:value-type="float" office:value="-58.627786259542">
            <text:p>-58.63</text:p>
          </table:table-cell>
          <table:table-cell/>
          <table:table-cell table:formula="of:=[.V43]+[.O44]*[.$U$2]" office:value-type="float" office:value="0.648137478298611">
            <text:p>0.65</text:p>
          </table:table-cell>
          <table:table-cell table:formula="of:=[.W43]+[.P44]*[.$U$2]" office:value-type="float" office:value="-0.309609239366319">
            <text:p>-0.31</text:p>
          </table:table-cell>
          <table:table-cell table:formula="of:=[.X43]+[.Q44]*[.$U$2]" office:value-type="float" office:value="-0.474788631863064">
            <text:p>-0.47</text:p>
          </table:table-cell>
          <table:table-cell table:formula="of:=[.R44]" office:value-type="float" office:value="-78.5622226167229">
            <text:p>-78.6</text:p>
          </table:table-cell>
          <table:table-cell table:formula="of:=[.S44]" office:value-type="float" office:value="-93.6546564885496">
            <text:p>-93.7</text:p>
          </table:table-cell>
          <table:table-cell table:formula="of:=[.T44]" office:value-type="float" office:value="-58.627786259542">
            <text:p>-58.6</text:p>
          </table:table-cell>
          <table:table-cell table:number-columns-repeated="2"/>
          <table:table-cell table:formula="of:=[.V44]*[.$U$2]+0.5*[.O43]*POWER([.$U$2];2)+[.AD43]" office:value-type="float" office:value="3.76411634657118">
            <text:p>3.7641163466</text:p>
          </table:table-cell>
          <table:table-cell table:formula="of:=[.W44]*[.$U$2]+0.5*[.P43]*POWER([.$U$2];2)+[.AE43]" office:value-type="float" office:value="0.328524644639756">
            <text:p>0.3285246446</text:p>
          </table:table-cell>
          <table:table-cell table:formula="of:=[.X44]*[.$U$2]+0.5*[.Q43]*POWER([.$U$2];2)+[.AF43]" office:value-type="float" office:value="-0.938044848971896">
            <text:p>-0.938044849</text:p>
          </table:table-cell>
          <table:table-cell table:formula="of:=[.AG43]+[.Y44]*[.$U$2]" office:value-type="float" office:value="-24.2481145064693">
            <text:p>-24.25</text:p>
          </table:table-cell>
          <table:table-cell table:formula="of:=[.AH43]+[.Z44]*[.$U$2]" office:value-type="float" office:value="-56.8322992502647">
            <text:p>-56.83</text:p>
          </table:table-cell>
          <table:table-cell table:formula="of:=[.AI43]+[.AA44]*[.$U$2]" office:value-type="float" office:value="-24.5950165652202">
            <text:p>-24.60</text:p>
          </table:table-cell>
        </table:table-row>
        <table:table-row table:style-name="ro1">
          <table:table-cell office:value-type="float" office:value="19704">
            <text:p>19704</text:p>
          </table:table-cell>
          <table:table-cell office:value-type="float" office:value="-5960">
            <text:p>-5960</text:p>
          </table:table-cell>
          <table:table-cell office:value-type="float" office:value="-4172">
            <text:p>-4172</text:p>
          </table:table-cell>
          <table:table-cell office:value-type="float" office:value="3017">
            <text:p>3017</text:p>
          </table:table-cell>
          <table:table-cell office:value-type="float" office:value="32767">
            <text:p>32767</text:p>
          </table:table-cell>
          <table:table-cell office:value-type="float" office:value="15591">
            <text:p>15591</text:p>
          </table:table-cell>
          <table:table-cell/>
          <table:table-cell table:formula="of:=[.A45]/16384-[.H$164]" office:value-type="float" office:value="0.254007975260417">
            <text:p>0.25</text:p>
          </table:table-cell>
          <table:table-cell table:formula="of:=[.B45]/16384-[.I$164]" office:value-type="float" office:value="-0.129892985026042">
            <text:p>-0.13</text:p>
          </table:table-cell>
          <table:table-cell table:formula="of:=[.C45]/16384-[.J$164]" office:value-type="float" office:value="-0.473724365234375">
            <text:p>-0.47</text:p>
          </table:table-cell>
          <table:table-cell table:formula="of:=[.D45]/131" office:value-type="float" office:value="23.030534351145">
            <text:p>23.0</text:p>
          </table:table-cell>
          <table:table-cell table:formula="of:=[.E45]/131" office:value-type="float" office:value="250.129770992366">
            <text:p>250.1</text:p>
          </table:table-cell>
          <table:table-cell table:formula="of:=[.F45]/131" office:value-type="float" office:value="119.015267175573">
            <text:p>119.0</text:p>
          </table:table-cell>
          <table:table-cell/>
          <table:table-cell table:formula="of:=[.H45]-AVERAGE([.H21:.H45])" office:value-type="float" office:value="0.10831298828125">
            <text:p>0.11</text:p>
          </table:table-cell>
          <table:table-cell table:formula="of:=[.I45]-AVERAGE([.I21:.I45])" office:value-type="float" office:value="-0.069833984375">
            <text:p>-0.07</text:p>
          </table:table-cell>
          <table:table-cell table:formula="of:=[.J45]-AVERAGE([.J21:.J45])" office:value-type="float" office:value="-0.4007421875">
            <text:p>-0.40</text:p>
          </table:table-cell>
          <table:table-cell table:formula="of:=IF(ABS([.K45]-AVERAGE([.K$2:.K45])) &gt; 20;[.K45]-AVERAGE([.K$2:.K45]);0)" office:value-type="float" office:value="24.1061762664816">
            <text:p>24.11</text:p>
          </table:table-cell>
          <table:table-cell table:formula="of:=[.L45]-AVERAGE([.L21:.L45])" office:value-type="float" office:value="248.591450381679">
            <text:p>248.59</text:p>
          </table:table-cell>
          <table:table-cell table:formula="of:=[.M45]-AVERAGE([.M21:.M45])" office:value-type="float" office:value="113.940152671756">
            <text:p>113.94</text:p>
          </table:table-cell>
          <table:table-cell/>
          <table:table-cell table:formula="of:=[.V44]+[.O45]*[.$U$2]" office:value-type="float" office:value="0.684241807725695">
            <text:p>0.68</text:p>
          </table:table-cell>
          <table:table-cell table:formula="of:=[.W44]+[.P45]*[.$U$2]" office:value-type="float" office:value="-0.332887234157986">
            <text:p>-0.33</text:p>
          </table:table-cell>
          <table:table-cell table:formula="of:=[.X44]+[.Q45]*[.$U$2]" office:value-type="float" office:value="-0.608369361029731">
            <text:p>-0.61</text:p>
          </table:table-cell>
          <table:table-cell table:formula="of:=[.R45]" office:value-type="float" office:value="24.1061762664816">
            <text:p>24.1</text:p>
          </table:table-cell>
          <table:table-cell table:formula="of:=[.S45]" office:value-type="float" office:value="248.591450381679">
            <text:p>248.6</text:p>
          </table:table-cell>
          <table:table-cell table:formula="of:=[.T45]" office:value-type="float" office:value="113.940152671756">
            <text:p>113.9</text:p>
          </table:table-cell>
          <table:table-cell table:number-columns-repeated="2"/>
          <table:table-cell table:formula="of:=[.V45]*[.$U$2]+0.5*[.O44]*POWER([.$U$2];2)+[.AD44]" office:value-type="float" office:value="4.00309280960648">
            <text:p>4.0030928096</text:p>
          </table:table-cell>
          <table:table-cell table:formula="of:=[.W45]*[.$U$2]+0.5*[.P44]*POWER([.$U$2];2)+[.AE44]" office:value-type="float" office:value="0.201298127350983">
            <text:p>0.2012981274</text:p>
          </table:table-cell>
          <table:table-cell table:formula="of:=[.X45]*[.$U$2]+0.5*[.Q44]*POWER([.$U$2];2)+[.AF44]" office:value-type="float" office:value="-1.12838454917625">
            <text:p>-1.1283845492</text:p>
          </table:table-cell>
          <table:table-cell table:formula="of:=[.AG44]+[.Y45]*[.$U$2]" office:value-type="float" office:value="-16.2127224176421">
            <text:p>-16.21</text:p>
          </table:table-cell>
          <table:table-cell table:formula="of:=[.AH44]+[.Z45]*[.$U$2]" office:value-type="float" office:value="26.0315175436284">
            <text:p>26.03</text:p>
          </table:table-cell>
          <table:table-cell table:formula="of:=[.AI44]+[.AA45]*[.$U$2]" office:value-type="float" office:value="13.3850343253651">
            <text:p>13.39</text:p>
          </table:table-cell>
        </table:table-row>
        <table:table-row table:style-name="ro1">
          <table:table-cell office:value-type="float" office:value="14276">
            <text:p>14276</text:p>
          </table:table-cell>
          <table:table-cell office:value-type="float" office:value="-13096">
            <text:p>-13096</text:p>
          </table:table-cell>
          <table:table-cell office:value-type="float" office:value="144">
            <text:p>144</text:p>
          </table:table-cell>
          <table:table-cell office:value-type="float" office:value="955">
            <text:p>955</text:p>
          </table:table-cell>
          <table:table-cell office:value-type="float" office:value="-15361">
            <text:p>-15361</text:p>
          </table:table-cell>
          <table:table-cell office:value-type="float" office:value="-539">
            <text:p>-539</text:p>
          </table:table-cell>
          <table:table-cell/>
          <table:table-cell table:formula="of:=[.A46]/16384-[.H$164]" office:value-type="float" office:value="-0.0772908528645834">
            <text:p>-0.08</text:p>
          </table:table-cell>
          <table:table-cell table:formula="of:=[.B46]/16384-[.I$164]" office:value-type="float" office:value="-0.565439860026042">
            <text:p>-0.57</text:p>
          </table:table-cell>
          <table:table-cell table:formula="of:=[.C46]/16384-[.J$164]" office:value-type="float" office:value="-0.210296630859375">
            <text:p>-0.21</text:p>
          </table:table-cell>
          <table:table-cell table:formula="of:=[.D46]/131" office:value-type="float" office:value="7.29007633587786">
            <text:p>7.3</text:p>
          </table:table-cell>
          <table:table-cell table:formula="of:=[.E46]/131" office:value-type="float" office:value="-117.259541984733">
            <text:p>-117.3</text:p>
          </table:table-cell>
          <table:table-cell table:formula="of:=[.F46]/131" office:value-type="float" office:value="-4.11450381679389">
            <text:p>-4.1</text:p>
          </table:table-cell>
          <table:table-cell/>
          <table:table-cell table:formula="of:=[.H46]-AVERAGE([.H22:.H46])" office:value-type="float" office:value="-0.21996826171875">
            <text:p>-0.22</text:p>
          </table:table-cell>
          <table:table-cell table:formula="of:=[.I46]-AVERAGE([.I22:.I46])" office:value-type="float" office:value="-0.483466796875">
            <text:p>-0.48</text:p>
          </table:table-cell>
          <table:table-cell table:formula="of:=[.J46]-AVERAGE([.J22:.J46])" office:value-type="float" office:value="-0.126533203125">
            <text:p>-0.13</text:p>
          </table:table-cell>
          <table:table-cell table:formula="of:=IF(ABS([.K46]-AVERAGE([.K$2:.K46])) &gt; 20;[.K46]-AVERAGE([.K$2:.K46]);0)" office:value-type="float" office:value="0">
            <text:p>0.00</text:p>
          </table:table-cell>
          <table:table-cell table:formula="of:=[.L46]-AVERAGE([.L22:.L46])" office:value-type="float" office:value="-114.136183206107">
            <text:p>-114.14</text:p>
          </table:table-cell>
          <table:table-cell table:formula="of:=[.M46]-AVERAGE([.M22:.M46])" office:value-type="float" office:value="-9.02259541984733">
            <text:p>-9.02</text:p>
          </table:table-cell>
          <table:table-cell/>
          <table:table-cell table:formula="of:=[.V45]+[.O46]*[.$U$2]" office:value-type="float" office:value="0.610919053819445">
            <text:p>0.61</text:p>
          </table:table-cell>
          <table:table-cell table:formula="of:=[.W45]+[.P46]*[.$U$2]" office:value-type="float" office:value="-0.494042833116319">
            <text:p>-0.49</text:p>
          </table:table-cell>
          <table:table-cell table:formula="of:=[.X45]+[.Q46]*[.$U$2]" office:value-type="float" office:value="-0.650547095404731">
            <text:p>-0.65</text:p>
          </table:table-cell>
          <table:table-cell table:formula="of:=[.R46]" office:value-type="float" office:value="0">
            <text:p>0.0</text:p>
          </table:table-cell>
          <table:table-cell table:formula="of:=[.S46]" office:value-type="float" office:value="-114.136183206107">
            <text:p>-114.1</text:p>
          </table:table-cell>
          <table:table-cell table:formula="of:=[.T46]" office:value-type="float" office:value="-9.02259541984733">
            <text:p>-9.0</text:p>
          </table:table-cell>
          <table:table-cell table:number-columns-repeated="2"/>
          <table:table-cell table:formula="of:=[.V46]*[.$U$2]+0.5*[.O45]*POWER([.$U$2];2)+[.AD45]" office:value-type="float" office:value="4.21274988245081">
            <text:p>4.2127498825</text:p>
          </table:table-cell>
          <table:table-cell table:formula="of:=[.W46]*[.$U$2]+0.5*[.P45]*POWER([.$U$2];2)+[.AE45]" office:value-type="float" office:value="0.0327375171802655">
            <text:p>0.0327375172</text:p>
          </table:table-cell>
          <table:table-cell table:formula="of:=[.X46]*[.$U$2]+0.5*[.Q45]*POWER([.$U$2];2)+[.AF45]" office:value-type="float" office:value="-1.36749703583894">
            <text:p>-1.3674970358</text:p>
          </table:table-cell>
          <table:table-cell table:formula="of:=[.AG45]+[.Y46]*[.$U$2]" office:value-type="float" office:value="-16.2127224176421">
            <text:p>-16.21</text:p>
          </table:table-cell>
          <table:table-cell table:formula="of:=[.AH45]+[.Z46]*[.$U$2]" office:value-type="float" office:value="-12.0138768584072">
            <text:p>-12.01</text:p>
          </table:table-cell>
          <table:table-cell table:formula="of:=[.AI45]+[.AA46]*[.$U$2]" office:value-type="float" office:value="10.3775025187493">
            <text:p>10.38</text:p>
          </table:table-cell>
        </table:table-row>
        <table:table-row table:style-name="ro1">
          <table:table-cell office:value-type="float" office:value="14796">
            <text:p>14796</text:p>
          </table:table-cell>
          <table:table-cell office:value-type="float" office:value="-5748">
            <text:p>-5748</text:p>
          </table:table-cell>
          <table:table-cell office:value-type="float" office:value="3600">
            <text:p>3600</text:p>
          </table:table-cell>
          <table:table-cell office:value-type="float" office:value="-1029">
            <text:p>-1029</text:p>
          </table:table-cell>
          <table:table-cell office:value-type="float" office:value="-5608">
            <text:p>-5608</text:p>
          </table:table-cell>
          <table:table-cell office:value-type="float" office:value="-3360">
            <text:p>-3360</text:p>
          </table:table-cell>
          <table:table-cell/>
          <table:table-cell table:formula="of:=[.A47]/16384-[.H$164]" office:value-type="float" office:value="-0.0455525716145834">
            <text:p>-0.05</text:p>
          </table:table-cell>
          <table:table-cell table:formula="of:=[.B47]/16384-[.I$164]" office:value-type="float" office:value="-0.116953531901042">
            <text:p>-0.12</text:p>
          </table:table-cell>
          <table:table-cell table:formula="of:=[.C47]/16384-[.J$164]" office:value-type="float" office:value="0.000640869140625">
            <text:p>0.00</text:p>
          </table:table-cell>
          <table:table-cell table:formula="of:=[.D47]/131" office:value-type="float" office:value="-7.85496183206107">
            <text:p>-7.9</text:p>
          </table:table-cell>
          <table:table-cell table:formula="of:=[.E47]/131" office:value-type="float" office:value="-42.8091603053435">
            <text:p>-42.8</text:p>
          </table:table-cell>
          <table:table-cell table:formula="of:=[.F47]/131" office:value-type="float" office:value="-25.6488549618321">
            <text:p>-25.6</text:p>
          </table:table-cell>
          <table:table-cell/>
          <table:table-cell table:formula="of:=[.H47]-AVERAGE([.H23:.H47])" office:value-type="float" office:value="-0.18631591796875">
            <text:p>-0.19</text:p>
          </table:table-cell>
          <table:table-cell table:formula="of:=[.I47]-AVERAGE([.I23:.I47])" office:value-type="float" office:value="-0.030673828125">
            <text:p>-0.03</text:p>
          </table:table-cell>
          <table:table-cell table:formula="of:=[.J47]-AVERAGE([.J23:.J47])" office:value-type="float" office:value="0.08708984375">
            <text:p>0.09</text:p>
          </table:table-cell>
          <table:table-cell table:formula="of:=IF(ABS([.K47]-AVERAGE([.K$2:.K47])) &gt; 20;[.K47]-AVERAGE([.K$2:.K47]);0)" office:value-type="float" office:value="0">
            <text:p>0.00</text:p>
          </table:table-cell>
          <table:table-cell table:formula="of:=[.L47]-AVERAGE([.L23:.L47])" office:value-type="float" office:value="-38.0525190839695">
            <text:p>-38.05</text:p>
          </table:table-cell>
          <table:table-cell table:formula="of:=[.M47]-AVERAGE([.M23:.M47])" office:value-type="float" office:value="-29.4317557251908">
            <text:p>-29.43</text:p>
          </table:table-cell>
          <table:table-cell/>
          <table:table-cell table:formula="of:=[.V46]+[.O47]*[.$U$2]" office:value-type="float" office:value="0.548813747829861">
            <text:p>0.55</text:p>
          </table:table-cell>
          <table:table-cell table:formula="of:=[.W46]+[.P47]*[.$U$2]" office:value-type="float" office:value="-0.504267442491319">
            <text:p>-0.50</text:p>
          </table:table-cell>
          <table:table-cell table:formula="of:=[.X46]+[.Q47]*[.$U$2]" office:value-type="float" office:value="-0.621517147488064">
            <text:p>-0.62</text:p>
          </table:table-cell>
          <table:table-cell table:formula="of:=[.R47]" office:value-type="float" office:value="0">
            <text:p>0.0</text:p>
          </table:table-cell>
          <table:table-cell table:formula="of:=[.S47]" office:value-type="float" office:value="-38.0525190839695">
            <text:p>-38.1</text:p>
          </table:table-cell>
          <table:table-cell table:formula="of:=[.T47]" office:value-type="float" office:value="-29.4317557251908">
            <text:p>-29.4</text:p>
          </table:table-cell>
          <table:table-cell table:number-columns-repeated="2"/>
          <table:table-cell table:formula="of:=[.V47]*[.$U$2]+0.5*[.O46]*POWER([.$U$2];2)+[.AD46]" office:value-type="float" office:value="4.38346733940972">
            <text:p>4.3834673394</text:p>
          </table:table-cell>
          <table:table-cell table:formula="of:=[.W47]*[.$U$2]+0.5*[.P46]*POWER([.$U$2];2)+[.AE46]" office:value-type="float" office:value="-0.162210896809897">
            <text:p>-0.1622108968</text:p>
          </table:table-cell>
          <table:table-cell table:formula="of:=[.X47]*[.$U$2]+0.5*[.Q46]*POWER([.$U$2];2)+[.AF46]" office:value-type="float" office:value="-1.58169904073079">
            <text:p>-1.5816990407</text:p>
          </table:table-cell>
          <table:table-cell table:formula="of:=[.AG46]+[.Y47]*[.$U$2]" office:value-type="float" office:value="-16.2127224176421">
            <text:p>-16.21</text:p>
          </table:table-cell>
          <table:table-cell table:formula="of:=[.AH46]+[.Z47]*[.$U$2]" office:value-type="float" office:value="-24.698049886397">
            <text:p>-24.70</text:p>
          </table:table-cell>
          <table:table-cell table:formula="of:=[.AI46]+[.AA47]*[.$U$2]" office:value-type="float" office:value="0.566917277019028">
            <text:p>0.57</text:p>
          </table:table-cell>
        </table:table-row>
        <table:table-row table:style-name="ro1">
          <table:table-cell office:value-type="float" office:value="13128">
            <text:p>13128</text:p>
          </table:table-cell>
          <table:table-cell office:value-type="float" office:value="10400">
            <text:p>10400</text:p>
          </table:table-cell>
          <table:table-cell office:value-type="float" office:value="-23388">
            <text:p>-23388</text:p>
          </table:table-cell>
          <table:table-cell office:value-type="float" office:value="28997">
            <text:p>28997</text:p>
          </table:table-cell>
          <table:table-cell office:value-type="float" office:value="-6599">
            <text:p>-6599</text:p>
          </table:table-cell>
          <table:table-cell office:value-type="float" office:value="-3562">
            <text:p>-3562</text:p>
          </table:table-cell>
          <table:table-cell/>
          <table:table-cell table:formula="of:=[.A48]/16384-[.H$164]" office:value-type="float" office:value="-0.147359212239583">
            <text:p>-0.15</text:p>
          </table:table-cell>
          <table:table-cell table:formula="of:=[.B48]/16384-[.I$164]" office:value-type="float" office:value="0.868642171223958">
            <text:p>0.87</text:p>
          </table:table-cell>
          <table:table-cell table:formula="of:=[.C48]/16384-[.J$164]" office:value-type="float" office:value="-1.64657592773438">
            <text:p>-1.65</text:p>
          </table:table-cell>
          <table:table-cell table:formula="of:=[.D48]/131" office:value-type="float" office:value="221.351145038168">
            <text:p>221.4</text:p>
          </table:table-cell>
          <table:table-cell table:formula="of:=[.E48]/131" office:value-type="float" office:value="-50.3740458015267">
            <text:p>-50.4</text:p>
          </table:table-cell>
          <table:table-cell table:formula="of:=[.F48]/131" office:value-type="float" office:value="-27.1908396946565">
            <text:p>-27.2</text:p>
          </table:table-cell>
          <table:table-cell/>
          <table:table-cell table:formula="of:=[.H48]-AVERAGE([.H24:.H48])" office:value-type="float" office:value="-0.28297607421875">
            <text:p>-0.28</text:p>
          </table:table-cell>
          <table:table-cell table:formula="of:=[.I48]-AVERAGE([.I24:.I48])" office:value-type="float" office:value="0.919111328125">
            <text:p>0.92</text:p>
          </table:table-cell>
          <table:table-cell table:formula="of:=[.J48]-AVERAGE([.J24:.J48])" office:value-type="float" office:value="-1.491953125">
            <text:p>-1.49</text:p>
          </table:table-cell>
          <table:table-cell table:formula="of:=IF(ABS([.K48]-AVERAGE([.K$2:.K48])) &gt; 20;[.K48]-AVERAGE([.K$2:.K48]);0)" office:value-type="float" office:value="217.660548968654">
            <text:p>217.66</text:p>
          </table:table-cell>
          <table:table-cell table:formula="of:=[.L48]-AVERAGE([.L24:.L48])" office:value-type="float" office:value="-43.723358778626">
            <text:p>-43.72</text:p>
          </table:table-cell>
          <table:table-cell table:formula="of:=[.M48]-AVERAGE([.M24:.M48])" office:value-type="float" office:value="-29.4601526717557">
            <text:p>-29.46</text:p>
          </table:table-cell>
          <table:table-cell/>
          <table:table-cell table:formula="of:=[.V47]+[.O48]*[.$U$2]" office:value-type="float" office:value="0.454488389756945">
            <text:p>0.45</text:p>
          </table:table-cell>
          <table:table-cell table:formula="of:=[.W47]+[.P48]*[.$U$2]" office:value-type="float" office:value="-0.197896999782986">
            <text:p>-0.20</text:p>
          </table:table-cell>
          <table:table-cell table:formula="of:=[.X47]+[.Q48]*[.$U$2]" office:value-type="float" office:value="-1.1188348558214">
            <text:p>-1.12</text:p>
          </table:table-cell>
          <table:table-cell table:formula="of:=[.R48]" office:value-type="float" office:value="217.660548968654">
            <text:p>217.7</text:p>
          </table:table-cell>
          <table:table-cell table:formula="of:=[.S48]" office:value-type="float" office:value="-43.723358778626">
            <text:p>-43.7</text:p>
          </table:table-cell>
          <table:table-cell table:formula="of:=[.T48]" office:value-type="float" office:value="-29.4601526717557">
            <text:p>-29.5</text:p>
          </table:table-cell>
          <table:table-cell table:number-columns-repeated="2"/>
          <table:table-cell table:formula="of:=[.V48]*[.$U$2]+0.5*[.O47]*POWER([.$U$2];2)+[.AD47]" office:value-type="float" office:value="4.52461258499711">
            <text:p>4.524612585</text:p>
          </table:table-cell>
          <table:table-cell table:formula="of:=[.W48]*[.$U$2]+0.5*[.P47]*POWER([.$U$2];2)+[.AE47]" office:value-type="float" office:value="-0.229880664966725">
            <text:p>-0.229880665</text:p>
          </table:table-cell>
          <table:table-cell table:formula="of:=[.X48]*[.$U$2]+0.5*[.Q47]*POWER([.$U$2];2)+[.AF47]" office:value-type="float" office:value="-1.94980566801848">
            <text:p>-1.949805668</text:p>
          </table:table-cell>
          <table:table-cell table:formula="of:=[.AG47]+[.Y48]*[.$U$2]" office:value-type="float" office:value="56.3407939052424">
            <text:p>56.34</text:p>
          </table:table-cell>
          <table:table-cell table:formula="of:=[.AH47]+[.Z48]*[.$U$2]" office:value-type="float" office:value="-39.2725028126056">
            <text:p>-39.27</text:p>
          </table:table-cell>
          <table:table-cell table:formula="of:=[.AI47]+[.AA48]*[.$U$2]" office:value-type="float" office:value="-9.25313361356621">
            <text:p>-9.25</text:p>
          </table:table-cell>
        </table:table-row>
        <table:table-row table:style-name="ro1">
          <table:table-cell office:value-type="float" office:value="23240">
            <text:p>23240</text:p>
          </table:table-cell>
          <table:table-cell office:value-type="float" office:value="-4592">
            <text:p>-4592</text:p>
          </table:table-cell>
          <table:table-cell office:value-type="float" office:value="-1452">
            <text:p>-1452</text:p>
          </table:table-cell>
          <table:table-cell office:value-type="float" office:value="5371">
            <text:p>5371</text:p>
          </table:table-cell>
          <table:table-cell office:value-type="float" office:value="24110">
            <text:p>24110</text:p>
          </table:table-cell>
          <table:table-cell office:value-type="float" office:value="16382">
            <text:p>16382</text:p>
          </table:table-cell>
          <table:table-cell/>
          <table:table-cell table:formula="of:=[.A49]/16384-[.H$164]" office:value-type="float" office:value="0.469828287760417">
            <text:p>0.47</text:p>
          </table:table-cell>
          <table:table-cell table:formula="of:=[.B49]/16384-[.I$164]" office:value-type="float" office:value="-0.0463968912760417">
            <text:p>-0.05</text:p>
          </table:table-cell>
          <table:table-cell table:formula="of:=[.C49]/16384-[.J$164]" office:value-type="float" office:value="-0.307708740234375">
            <text:p>-0.31</text:p>
          </table:table-cell>
          <table:table-cell table:formula="of:=[.D49]/131" office:value-type="float" office:value="41">
            <text:p>41.0</text:p>
          </table:table-cell>
          <table:table-cell table:formula="of:=[.E49]/131" office:value-type="float" office:value="184.045801526718">
            <text:p>184.0</text:p>
          </table:table-cell>
          <table:table-cell table:formula="of:=[.F49]/131" office:value-type="float" office:value="125.053435114504">
            <text:p>125.1</text:p>
          </table:table-cell>
          <table:table-cell/>
          <table:table-cell table:formula="of:=[.H49]-AVERAGE([.H25:.H49])" office:value-type="float" office:value="0.31607666015625">
            <text:p>0.32</text:p>
          </table:table-cell>
          <table:table-cell table:formula="of:=[.I49]-AVERAGE([.I25:.I49])" office:value-type="float" office:value="0.00129882812500001">
            <text:p>0.00</text:p>
          </table:table-cell>
          <table:table-cell table:formula="of:=[.J49]-AVERAGE([.J25:.J49])" office:value-type="float" office:value="-0.144404296875">
            <text:p>-0.14</text:p>
          </table:table-cell>
          <table:table-cell table:formula="of:=IF(ABS([.K49]-AVERAGE([.K$2:.K49])) &gt; 20;[.K49]-AVERAGE([.K$2:.K49]);0)" office:value-type="float" office:value="36.5321246819338">
            <text:p>36.53</text:p>
          </table:table-cell>
          <table:table-cell table:formula="of:=[.L49]-AVERAGE([.L25:.L49])" office:value-type="float" office:value="182.467175572519">
            <text:p>182.47</text:p>
          </table:table-cell>
          <table:table-cell table:formula="of:=[.M49]-AVERAGE([.M25:.M49])" office:value-type="float" office:value="117.919083969466">
            <text:p>117.92</text:p>
          </table:table-cell>
          <table:table-cell/>
          <table:table-cell table:formula="of:=[.V48]+[.O49]*[.$U$2]" office:value-type="float" office:value="0.559847276475695">
            <text:p>0.56</text:p>
          </table:table-cell>
          <table:table-cell table:formula="of:=[.W48]+[.P49]*[.$U$2]" office:value-type="float" office:value="-0.197464057074653">
            <text:p>-0.20</text:p>
          </table:table-cell>
          <table:table-cell table:formula="of:=[.X48]+[.Q49]*[.$U$2]" office:value-type="float" office:value="-1.1669696214464">
            <text:p>-1.17</text:p>
          </table:table-cell>
          <table:table-cell table:formula="of:=[.R49]" office:value-type="float" office:value="36.5321246819338">
            <text:p>36.5</text:p>
          </table:table-cell>
          <table:table-cell table:formula="of:=[.S49]" office:value-type="float" office:value="182.467175572519">
            <text:p>182.5</text:p>
          </table:table-cell>
          <table:table-cell table:formula="of:=[.T49]" office:value-type="float" office:value="117.919083969466">
            <text:p>117.9</text:p>
          </table:table-cell>
          <table:table-cell table:number-columns-repeated="2"/>
          <table:table-cell table:formula="of:=[.V49]*[.$U$2]+0.5*[.O48]*POWER([.$U$2];2)+[.AD48]" office:value-type="float" office:value="4.69550745081019">
            <text:p>4.6955074508</text:p>
          </table:table-cell>
          <table:table-cell table:formula="of:=[.W49]*[.$U$2]+0.5*[.P48]*POWER([.$U$2];2)+[.AE48]" office:value-type="float" office:value="-0.244640276873554">
            <text:p>-0.2446402769</text:p>
          </table:table-cell>
          <table:table-cell table:formula="of:=[.X49]*[.$U$2]+0.5*[.Q48]*POWER([.$U$2];2)+[.AF48]" office:value-type="float" office:value="-2.42168182655617">
            <text:p>-2.4216818266</text:p>
          </table:table-cell>
          <table:table-cell table:formula="of:=[.AG48]+[.Y49]*[.$U$2]" office:value-type="float" office:value="68.5181687992204">
            <text:p>68.52</text:p>
          </table:table-cell>
          <table:table-cell table:formula="of:=[.AH48]+[.Z49]*[.$U$2]" office:value-type="float" office:value="21.5498890449007">
            <text:p>21.55</text:p>
          </table:table-cell>
          <table:table-cell table:formula="of:=[.AI48]+[.AA49]*[.$U$2]" office:value-type="float" office:value="30.053227709589">
            <text:p>30.05</text:p>
          </table:table-cell>
        </table:table-row>
        <table:table-row table:style-name="ro1">
          <table:table-cell office:value-type="float" office:value="16316">
            <text:p>16316</text:p>
          </table:table-cell>
          <table:table-cell office:value-type="float" office:value="-5256">
            <text:p>-5256</text:p>
          </table:table-cell>
          <table:table-cell office:value-type="float" office:value="2500">
            <text:p>2500</text:p>
          </table:table-cell>
          <table:table-cell office:value-type="float" office:value="1041">
            <text:p>1041</text:p>
          </table:table-cell>
          <table:table-cell office:value-type="float" office:value="-4621">
            <text:p>-4621</text:p>
          </table:table-cell>
          <table:table-cell office:value-type="float" office:value="-538">
            <text:p>-538</text:p>
          </table:table-cell>
          <table:table-cell/>
          <table:table-cell table:formula="of:=[.A50]/16384-[.H$164]" office:value-type="float" office:value="0.0472208658854166">
            <text:p>0.05</text:p>
          </table:table-cell>
          <table:table-cell table:formula="of:=[.B50]/16384-[.I$164]" office:value-type="float" office:value="-0.0869242350260417">
            <text:p>-0.09</text:p>
          </table:table-cell>
          <table:table-cell table:formula="of:=[.C50]/16384-[.J$164]" office:value-type="float" office:value="-0.066497802734375">
            <text:p>-0.07</text:p>
          </table:table-cell>
          <table:table-cell table:formula="of:=[.D50]/131" office:value-type="float" office:value="7.94656488549618">
            <text:p>7.9</text:p>
          </table:table-cell>
          <table:table-cell table:formula="of:=[.E50]/131" office:value-type="float" office:value="-35.2748091603053">
            <text:p>-35.3</text:p>
          </table:table-cell>
          <table:table-cell table:formula="of:=[.F50]/131" office:value-type="float" office:value="-4.10687022900763">
            <text:p>-4.1</text:p>
          </table:table-cell>
          <table:table-cell/>
          <table:table-cell table:formula="of:=[.H50]-AVERAGE([.H26:.H50])" office:value-type="float" office:value="-0.10803466796875">
            <text:p>-0.11</text:p>
          </table:table-cell>
          <table:table-cell table:formula="of:=[.I50]-AVERAGE([.I26:.I50])" office:value-type="float" office:value="-0.039794921875">
            <text:p>-0.04</text:p>
          </table:table-cell>
          <table:table-cell table:formula="of:=[.J50]-AVERAGE([.J26:.J50])" office:value-type="float" office:value="0.0951171875">
            <text:p>0.10</text:p>
          </table:table-cell>
          <table:table-cell table:formula="of:=IF(ABS([.K50]-AVERAGE([.K$2:.K50])) &gt; 20;[.K50]-AVERAGE([.K$2:.K50]);0)" office:value-type="float" office:value="0">
            <text:p>0.00</text:p>
          </table:table-cell>
          <table:table-cell table:formula="of:=[.L50]-AVERAGE([.L26:.L50])" office:value-type="float" office:value="-35.8378625954199">
            <text:p>-35.84</text:p>
          </table:table-cell>
          <table:table-cell table:formula="of:=[.M50]-AVERAGE([.M26:.M50])" office:value-type="float" office:value="-11.2760305343511">
            <text:p>-11.28</text:p>
          </table:table-cell>
          <table:table-cell/>
          <table:table-cell table:formula="of:=[.V49]+[.O50]*[.$U$2]" office:value-type="float" office:value="0.523835720486111">
            <text:p>0.52</text:p>
          </table:table-cell>
          <table:table-cell table:formula="of:=[.W49]+[.P50]*[.$U$2]" office:value-type="float" office:value="-0.210729031032986">
            <text:p>-0.21</text:p>
          </table:table-cell>
          <table:table-cell table:formula="of:=[.X49]+[.Q50]*[.$U$2]" office:value-type="float" office:value="-1.13526389227973">
            <text:p>-1.14</text:p>
          </table:table-cell>
          <table:table-cell table:formula="of:=[.R50]" office:value-type="float" office:value="0">
            <text:p>0.0</text:p>
          </table:table-cell>
          <table:table-cell table:formula="of:=[.S50]" office:value-type="float" office:value="-35.8378625954199">
            <text:p>-35.8</text:p>
          </table:table-cell>
          <table:table-cell table:formula="of:=[.T50]" office:value-type="float" office:value="-11.2760305343511">
            <text:p>-11.3</text:p>
          </table:table-cell>
          <table:table-cell table:number-columns-repeated="2"/>
          <table:table-cell table:formula="of:=[.V50]*[.$U$2]+0.5*[.O49]*POWER([.$U$2];2)+[.AD49]" office:value-type="float" office:value="4.88767917209201">
            <text:p>4.8876791721</text:p>
          </table:table-cell>
          <table:table-cell table:formula="of:=[.W50]*[.$U$2]+0.5*[.P49]*POWER([.$U$2];2)+[.AE49]" office:value-type="float" office:value="-0.314811130099827">
            <text:p>-0.3148111301</text:p>
          </table:table-cell>
          <table:table-cell table:formula="of:=[.X50]*[.$U$2]+0.5*[.Q49]*POWER([.$U$2];2)+[.AF49]" office:value-type="float" office:value="-2.80812558492025">
            <text:p>-2.8081255849</text:p>
          </table:table-cell>
          <table:table-cell table:formula="of:=[.AG49]+[.Y50]*[.$U$2]" office:value-type="float" office:value="68.5181687992204">
            <text:p>68.52</text:p>
          </table:table-cell>
          <table:table-cell table:formula="of:=[.AH49]+[.Z50]*[.$U$2]" office:value-type="float" office:value="9.60393484642742">
            <text:p>9.60</text:p>
          </table:table-cell>
          <table:table-cell table:formula="of:=[.AI49]+[.AA50]*[.$U$2]" office:value-type="float" office:value="26.2945508648053">
            <text:p>26.29</text:p>
          </table:table-cell>
        </table:table-row>
        <table:table-row table:style-name="ro1">
          <table:table-cell office:value-type="float" office:value="17312">
            <text:p>17312</text:p>
          </table:table-cell>
          <table:table-cell office:value-type="float" office:value="-4132">
            <text:p>-4132</text:p>
          </table:table-cell>
          <table:table-cell office:value-type="float" office:value="3272">
            <text:p>3272</text:p>
          </table:table-cell>
          <table:table-cell office:value-type="float" office:value="-3643">
            <text:p>-3643</text:p>
          </table:table-cell>
          <table:table-cell office:value-type="float" office:value="-12794">
            <text:p>-12794</text:p>
          </table:table-cell>
          <table:table-cell office:value-type="float" office:value="-6241">
            <text:p>-6241</text:p>
          </table:table-cell>
          <table:table-cell/>
          <table:table-cell table:formula="of:=[.A51]/16384-[.H$164]" office:value-type="float" office:value="0.108011881510417">
            <text:p>0.11</text:p>
          </table:table-cell>
          <table:table-cell table:formula="of:=[.B51]/16384-[.I$164]" office:value-type="float" office:value="-0.0183207194010417">
            <text:p>-0.02</text:p>
          </table:table-cell>
          <table:table-cell table:formula="of:=[.C51]/16384-[.J$164]" office:value-type="float" office:value="-0.019378662109375">
            <text:p>-0.02</text:p>
          </table:table-cell>
          <table:table-cell table:formula="of:=[.D51]/131" office:value-type="float" office:value="-27.8091603053435">
            <text:p>-27.8</text:p>
          </table:table-cell>
          <table:table-cell table:formula="of:=[.E51]/131" office:value-type="float" office:value="-97.6641221374046">
            <text:p>-97.7</text:p>
          </table:table-cell>
          <table:table-cell table:formula="of:=[.F51]/131" office:value-type="float" office:value="-47.6412213740458">
            <text:p>-47.6</text:p>
          </table:table-cell>
          <table:table-cell/>
          <table:table-cell table:formula="of:=[.H51]-AVERAGE([.H27:.H51])" office:value-type="float" office:value="-0.0401538085937499">
            <text:p>-0.04</text:p>
          </table:table-cell>
          <table:table-cell table:formula="of:=[.I51]-AVERAGE([.I27:.I51])" office:value-type="float" office:value="0.03154296875">
            <text:p>0.03</text:p>
          </table:table-cell>
          <table:table-cell table:formula="of:=[.J51]-AVERAGE([.J27:.J51])" office:value-type="float" office:value="0.144013671875">
            <text:p>0.14</text:p>
          </table:table-cell>
          <table:table-cell table:formula="of:=IF(ABS([.K51]-AVERAGE([.K$2:.K51])) &gt; 20;[.K51]-AVERAGE([.K$2:.K51]);0)" office:value-type="float" office:value="-31.7010687022901">
            <text:p>-31.70</text:p>
          </table:table-cell>
          <table:table-cell table:formula="of:=[.L51]-AVERAGE([.L27:.L51])" office:value-type="float" office:value="-97.8821374045802">
            <text:p>-97.88</text:p>
          </table:table-cell>
          <table:table-cell table:formula="of:=[.M51]-AVERAGE([.M27:.M51])" office:value-type="float" office:value="-54.8396946564886">
            <text:p>-54.84</text:p>
          </table:table-cell>
          <table:table-cell/>
          <table:table-cell table:formula="of:=[.V50]+[.O51]*[.$U$2]" office:value-type="float" office:value="0.510451117621528">
            <text:p>0.51</text:p>
          </table:table-cell>
          <table:table-cell table:formula="of:=[.W50]+[.P51]*[.$U$2]" office:value-type="float" office:value="-0.200214708116319">
            <text:p>-0.20</text:p>
          </table:table-cell>
          <table:table-cell table:formula="of:=[.X50]+[.Q51]*[.$U$2]" office:value-type="float" office:value="-1.08725933498806">
            <text:p>-1.09</text:p>
          </table:table-cell>
          <table:table-cell table:formula="of:=[.R51]" office:value-type="float" office:value="-31.7010687022901">
            <text:p>-31.7</text:p>
          </table:table-cell>
          <table:table-cell table:formula="of:=[.S51]" office:value-type="float" office:value="-97.8821374045802">
            <text:p>-97.9</text:p>
          </table:table-cell>
          <table:table-cell table:formula="of:=[.T51]" office:value-type="float" office:value="-54.8396946564886">
            <text:p>-54.8</text:p>
          </table:table-cell>
          <table:table-cell table:number-columns-repeated="2"/>
          <table:table-cell table:formula="of:=[.V51]*[.$U$2]+0.5*[.O50]*POWER([.$U$2];2)+[.AD50]" office:value-type="float" office:value="5.05182761863426">
            <text:p>5.0518276186</text:p>
          </table:table-cell>
          <table:table-cell table:formula="of:=[.W51]*[.$U$2]+0.5*[.P50]*POWER([.$U$2];2)+[.AE50]" office:value-type="float" office:value="-0.383760195131656">
            <text:p>-0.3837601951</text:p>
          </table:table-cell>
          <table:table-cell table:formula="of:=[.X51]*[.$U$2]+0.5*[.Q50]*POWER([.$U$2];2)+[.AF50]" office:value-type="float" office:value="-3.16526107505516">
            <text:p>-3.1652610751</text:p>
          </table:table-cell>
          <table:table-cell table:formula="of:=[.AG50]+[.Y51]*[.$U$2]" office:value-type="float" office:value="57.951145898457">
            <text:p>57.95</text:p>
          </table:table-cell>
          <table:table-cell table:formula="of:=[.AH50]+[.Z51]*[.$U$2]" office:value-type="float" office:value="-23.0234442884326">
            <text:p>-23.02</text:p>
          </table:table-cell>
          <table:table-cell table:formula="of:=[.AI50]+[.AA51]*[.$U$2]" office:value-type="float" office:value="8.01465264597577">
            <text:p>8.01</text:p>
          </table:table-cell>
        </table:table-row>
        <table:table-row table:style-name="ro1">
          <table:table-cell office:value-type="float" office:value="12008">
            <text:p>12008</text:p>
          </table:table-cell>
          <table:table-cell office:value-type="float" office:value="-4172">
            <text:p>-4172</text:p>
          </table:table-cell>
          <table:table-cell office:value-type="float" office:value="-4204">
            <text:p>-4204</text:p>
          </table:table-cell>
          <table:table-cell office:value-type="float" office:value="15309">
            <text:p>15309</text:p>
          </table:table-cell>
          <table:table-cell office:value-type="float" office:value="19959">
            <text:p>19959</text:p>
          </table:table-cell>
          <table:table-cell office:value-type="float" office:value="10415">
            <text:p>10415</text:p>
          </table:table-cell>
          <table:table-cell/>
          <table:table-cell table:formula="of:=[.A52]/16384-[.H$164]" office:value-type="float" office:value="-0.215718587239583">
            <text:p>-0.22</text:p>
          </table:table-cell>
          <table:table-cell table:formula="of:=[.B52]/16384-[.I$164]" office:value-type="float" office:value="-0.0207621256510417">
            <text:p>-0.02</text:p>
          </table:table-cell>
          <table:table-cell table:formula="of:=[.C52]/16384-[.J$164]" office:value-type="float" office:value="-0.475677490234375">
            <text:p>-0.48</text:p>
          </table:table-cell>
          <table:table-cell table:formula="of:=[.D52]/131" office:value-type="float" office:value="116.862595419847">
            <text:p>116.9</text:p>
          </table:table-cell>
          <table:table-cell table:formula="of:=[.E52]/131" office:value-type="float" office:value="152.358778625954">
            <text:p>152.4</text:p>
          </table:table-cell>
          <table:table-cell table:formula="of:=[.F52]/131" office:value-type="float" office:value="79.5038167938931">
            <text:p>79.5</text:p>
          </table:table-cell>
          <table:table-cell/>
          <table:table-cell table:formula="of:=[.H52]-AVERAGE([.H28:.H52])" office:value-type="float" office:value="-0.35106201171875">
            <text:p>-0.35</text:p>
          </table:table-cell>
          <table:table-cell table:formula="of:=[.I52]-AVERAGE([.I28:.I52])" office:value-type="float" office:value="0.034755859375">
            <text:p>0.03</text:p>
          </table:table-cell>
          <table:table-cell table:formula="of:=[.J52]-AVERAGE([.J28:.J52])" office:value-type="float" office:value="-0.30255859375">
            <text:p>-0.30</text:p>
          </table:table-cell>
          <table:table-cell table:formula="of:=IF(ABS([.K52]-AVERAGE([.K$2:.K52])) &gt; 20;[.K52]-AVERAGE([.K$2:.K52]);0)" office:value-type="float" office:value="110.755575512648">
            <text:p>110.76</text:p>
          </table:table-cell>
          <table:table-cell table:formula="of:=[.L52]-AVERAGE([.L28:.L52])" office:value-type="float" office:value="154.216488549618">
            <text:p>154.22</text:p>
          </table:table-cell>
          <table:table-cell table:formula="of:=[.M52]-AVERAGE([.M28:.M52])" office:value-type="float" office:value="72.6570992366412">
            <text:p>72.66</text:p>
          </table:table-cell>
          <table:table-cell/>
          <table:table-cell table:formula="of:=[.V51]+[.O52]*[.$U$2]" office:value-type="float" office:value="0.393430447048611">
            <text:p>0.39</text:p>
          </table:table-cell>
          <table:table-cell table:formula="of:=[.W51]+[.P52]*[.$U$2]" office:value-type="float" office:value="-0.188629421657986">
            <text:p>-0.19</text:p>
          </table:table-cell>
          <table:table-cell table:formula="of:=[.X51]+[.Q52]*[.$U$2]" office:value-type="float" office:value="-1.1881121995714">
            <text:p>-1.19</text:p>
          </table:table-cell>
          <table:table-cell table:formula="of:=[.R52]" office:value-type="float" office:value="110.755575512648">
            <text:p>110.8</text:p>
          </table:table-cell>
          <table:table-cell table:formula="of:=[.S52]" office:value-type="float" office:value="154.216488549618">
            <text:p>154.2</text:p>
          </table:table-cell>
          <table:table-cell table:formula="of:=[.T52]" office:value-type="float" office:value="72.6570992366412">
            <text:p>72.7</text:p>
          </table:table-cell>
          <table:table-cell table:number-columns-repeated="2"/>
          <table:table-cell table:formula="of:=[.V52]*[.$U$2]+0.5*[.O51]*POWER([.$U$2];2)+[.AD51]" office:value-type="float" office:value="5.1807403338397">
            <text:p>5.1807403338</text:p>
          </table:table-cell>
          <table:table-cell table:formula="of:=[.W52]*[.$U$2]+0.5*[.P51]*POWER([.$U$2];2)+[.AE51]" office:value-type="float" office:value="-0.444884281864873">
            <text:p>-0.4448842819</text:p>
          </table:table-cell>
          <table:table-cell table:formula="of:=[.X52]*[.$U$2]+0.5*[.Q51]*POWER([.$U$2];2)+[.AF51]" office:value-type="float" office:value="-3.55329771536368">
            <text:p>-3.5532977154</text:p>
          </table:table-cell>
          <table:table-cell table:formula="of:=[.AG51]+[.Y52]*[.$U$2]" office:value-type="float" office:value="94.8696710693396">
            <text:p>94.87</text:p>
          </table:table-cell>
          <table:table-cell table:formula="of:=[.AH51]+[.Z52]*[.$U$2]" office:value-type="float" office:value="28.3820518947735">
            <text:p>28.38</text:p>
          </table:table-cell>
          <table:table-cell table:formula="of:=[.AI51]+[.AA52]*[.$U$2]" office:value-type="float" office:value="32.2336857248562">
            <text:p>32.23</text:p>
          </table:table-cell>
        </table:table-row>
        <table:table-row table:style-name="ro1">
          <table:table-cell office:value-type="float" office:value="29596">
            <text:p>29596</text:p>
          </table:table-cell>
          <table:table-cell office:value-type="float" office:value="8384">
            <text:p>8384</text:p>
          </table:table-cell>
          <table:table-cell office:value-type="float" office:value="5452">
            <text:p>5452</text:p>
          </table:table-cell>
          <table:table-cell office:value-type="float" office:value="11222">
            <text:p>11222</text:p>
          </table:table-cell>
          <table:table-cell office:value-type="float" office:value="-16963">
            <text:p>-16963</text:p>
          </table:table-cell>
          <table:table-cell office:value-type="float" office:value="-2498">
            <text:p>-2498</text:p>
          </table:table-cell>
          <table:table-cell/>
          <table:table-cell table:formula="of:=[.A53]/16384-[.H$164]" office:value-type="float" office:value="0.857767740885417">
            <text:p>0.86</text:p>
          </table:table-cell>
          <table:table-cell table:formula="of:=[.B53]/16384-[.I$164]" office:value-type="float" office:value="0.745595296223958">
            <text:p>0.75</text:p>
          </table:table-cell>
          <table:table-cell table:formula="of:=[.C53]/16384-[.J$164]" office:value-type="float" office:value="0.113677978515625">
            <text:p>0.11</text:p>
          </table:table-cell>
          <table:table-cell table:formula="of:=[.D53]/131" office:value-type="float" office:value="85.6641221374046">
            <text:p>85.7</text:p>
          </table:table-cell>
          <table:table-cell table:formula="of:=[.E53]/131" office:value-type="float" office:value="-129.488549618321">
            <text:p>-129.5</text:p>
          </table:table-cell>
          <table:table-cell table:formula="of:=[.F53]/131" office:value-type="float" office:value="-19.0687022900763">
            <text:p>-19.1</text:p>
          </table:table-cell>
          <table:table-cell/>
          <table:table-cell table:formula="of:=[.H53]-AVERAGE([.H29:.H53])" office:value-type="float" office:value="0.70329345703125">
            <text:p>0.70</text:p>
          </table:table-cell>
          <table:table-cell table:formula="of:=[.I53]-AVERAGE([.I29:.I53])" office:value-type="float" office:value="0.787587890625">
            <text:p>0.79</text:p>
          </table:table-cell>
          <table:table-cell table:formula="of:=[.J53]-AVERAGE([.J29:.J53])" office:value-type="float" office:value="0.296416015625">
            <text:p>0.30</text:p>
          </table:table-cell>
          <table:table-cell table:formula="of:=IF(ABS([.K53]-AVERAGE([.K$2:.K53])) &gt; 20;[.K53]-AVERAGE([.K$2:.K53]);0)" office:value-type="float" office:value="78.0271579565473">
            <text:p>78.03</text:p>
          </table:table-cell>
          <table:table-cell table:formula="of:=[.L53]-AVERAGE([.L29:.L53])" office:value-type="float" office:value="-126.643664122137">
            <text:p>-126.64</text:p>
          </table:table-cell>
          <table:table-cell table:formula="of:=[.M53]-AVERAGE([.M29:.M53])" office:value-type="float" office:value="-24.9743511450382">
            <text:p>-24.97</text:p>
          </table:table-cell>
          <table:table-cell/>
          <table:table-cell table:formula="of:=[.V52]+[.O53]*[.$U$2]" office:value-type="float" office:value="0.627861599392362">
            <text:p>0.63</text:p>
          </table:table-cell>
          <table:table-cell table:formula="of:=[.W52]+[.P53]*[.$U$2]" office:value-type="float" office:value="0.073899875217014">
            <text:p>0.07</text:p>
          </table:table-cell>
          <table:table-cell table:formula="of:=[.X52]+[.Q53]*[.$U$2]" office:value-type="float" office:value="-1.08930686102973">
            <text:p>-1.09</text:p>
          </table:table-cell>
          <table:table-cell table:formula="of:=[.R53]" office:value-type="float" office:value="78.0271579565473">
            <text:p>78.0</text:p>
          </table:table-cell>
          <table:table-cell table:formula="of:=[.S53]" office:value-type="float" office:value="-126.643664122137">
            <text:p>-126.6</text:p>
          </table:table-cell>
          <table:table-cell table:formula="of:=[.T53]" office:value-type="float" office:value="-24.9743511450382">
            <text:p>-25.0</text:p>
          </table:table-cell>
          <table:table-cell table:number-columns-repeated="2"/>
          <table:table-cell table:formula="of:=[.V53]*[.$U$2]+0.5*[.O52]*POWER([.$U$2];2)+[.AD52]" office:value-type="float" office:value="5.37052408854167">
            <text:p>5.3705240885</text:p>
          </table:table-cell>
          <table:table-cell table:formula="of:=[.W53]*[.$U$2]+0.5*[.P52]*POWER([.$U$2];2)+[.AE52]" office:value-type="float" office:value="-0.41832010904948">
            <text:p>-0.418320109</text:p>
          </table:table-cell>
          <table:table-cell table:formula="of:=[.X53]*[.$U$2]+0.5*[.Q52]*POWER([.$U$2];2)+[.AF52]" office:value-type="float" office:value="-3.93320881313748">
            <text:p>-3.9332088131</text:p>
          </table:table-cell>
          <table:table-cell table:formula="of:=[.AG52]+[.Y53]*[.$U$2]" office:value-type="float" office:value="120.878723721522">
            <text:p>120.88</text:p>
          </table:table-cell>
          <table:table-cell table:formula="of:=[.AH52]+[.Z53]*[.$U$2]" office:value-type="float" office:value="-13.8325028126057">
            <text:p>-13.83</text:p>
          </table:table-cell>
          <table:table-cell table:formula="of:=[.AI52]+[.AA53]*[.$U$2]" office:value-type="float" office:value="23.9089020098435">
            <text:p>23.91</text:p>
          </table:table-cell>
        </table:table-row>
        <table:table-row table:style-name="ro1">
          <table:table-cell office:value-type="float" office:value="15504">
            <text:p>15504</text:p>
          </table:table-cell>
          <table:table-cell office:value-type="float" office:value="-5616">
            <text:p>-5616</text:p>
          </table:table-cell>
          <table:table-cell office:value-type="float" office:value="2060">
            <text:p>2060</text:p>
          </table:table-cell>
          <table:table-cell office:value-type="float" office:value="-992">
            <text:p>-992</text:p>
          </table:table-cell>
          <table:table-cell office:value-type="float" office:value="-3528">
            <text:p>-3528</text:p>
          </table:table-cell>
          <table:table-cell office:value-type="float" office:value="-1129">
            <text:p>-1129</text:p>
          </table:table-cell>
          <table:table-cell/>
          <table:table-cell table:formula="of:=[.A54]/16384-[.H$164]" office:value-type="float" office:value="-0.00233968098958337">
            <text:p>0.00</text:p>
          </table:table-cell>
          <table:table-cell table:formula="of:=[.B54]/16384-[.I$164]" office:value-type="float" office:value="-0.108896891276042">
            <text:p>-0.11</text:p>
          </table:table-cell>
          <table:table-cell table:formula="of:=[.C54]/16384-[.J$164]" office:value-type="float" office:value="-0.093353271484375">
            <text:p>-0.09</text:p>
          </table:table-cell>
          <table:table-cell table:formula="of:=[.D54]/131" office:value-type="float" office:value="-7.57251908396947">
            <text:p>-7.6</text:p>
          </table:table-cell>
          <table:table-cell table:formula="of:=[.E54]/131" office:value-type="float" office:value="-26.9312977099237">
            <text:p>-26.9</text:p>
          </table:table-cell>
          <table:table-cell table:formula="of:=[.F54]/131" office:value-type="float" office:value="-8.61832061068702">
            <text:p>-8.6</text:p>
          </table:table-cell>
          <table:table-cell/>
          <table:table-cell table:formula="of:=[.H54]-AVERAGE([.H30:.H54])" office:value-type="float" office:value="-0.15683349609375">
            <text:p>-0.16</text:p>
          </table:table-cell>
          <table:table-cell table:formula="of:=[.I54]-AVERAGE([.I30:.I54])" office:value-type="float" office:value="-0.068701171875">
            <text:p>-0.07</text:p>
          </table:table-cell>
          <table:table-cell table:formula="of:=[.J54]-AVERAGE([.J30:.J54])" office:value-type="float" office:value="0.0898828125">
            <text:p>0.09</text:p>
          </table:table-cell>
          <table:table-cell table:formula="of:=IF(ABS([.K54]-AVERAGE([.K$2:.K54])) &gt; 20;[.K54]-AVERAGE([.K$2:.K54]);0)" office:value-type="float" office:value="0">
            <text:p>0.00</text:p>
          </table:table-cell>
          <table:table-cell table:formula="of:=[.L54]-AVERAGE([.L30:.L54])" office:value-type="float" office:value="-23.8891603053435">
            <text:p>-23.89</text:p>
          </table:table-cell>
          <table:table-cell table:formula="of:=[.M54]-AVERAGE([.M30:.M54])" office:value-type="float" office:value="-14.3203053435115">
            <text:p>-14.32</text:p>
          </table:table-cell>
          <table:table-cell/>
          <table:table-cell table:formula="of:=[.V53]+[.O54]*[.$U$2]" office:value-type="float" office:value="0.575583767361112">
            <text:p>0.58</text:p>
          </table:table-cell>
          <table:table-cell table:formula="of:=[.W53]+[.P54]*[.$U$2]" office:value-type="float" office:value="0.050999484592014">
            <text:p>0.05</text:p>
          </table:table-cell>
          <table:table-cell table:formula="of:=[.X53]+[.Q54]*[.$U$2]" office:value-type="float" office:value="-1.05934592352973">
            <text:p>-1.06</text:p>
          </table:table-cell>
          <table:table-cell table:formula="of:=[.R54]" office:value-type="float" office:value="0">
            <text:p>0.0</text:p>
          </table:table-cell>
          <table:table-cell table:formula="of:=[.S54]" office:value-type="float" office:value="-23.8891603053435">
            <text:p>-23.9</text:p>
          </table:table-cell>
          <table:table-cell table:formula="of:=[.T54]" office:value-type="float" office:value="-14.3203053435115">
            <text:p>-14.3</text:p>
          </table:table-cell>
          <table:table-cell table:number-columns-repeated="2"/>
          <table:table-cell table:formula="of:=[.V54]*[.$U$2]+0.5*[.O53]*POWER([.$U$2];2)+[.AD53]" office:value-type="float" office:value="5.60145720305266">
            <text:p>5.6014572031</text:p>
          </table:table-cell>
          <table:table-cell table:formula="of:=[.W54]*[.$U$2]+0.5*[.P53]*POWER([.$U$2];2)+[.AE53]" office:value-type="float" office:value="-0.357565398039642">
            <text:p>-0.357565398</text:p>
          </table:table-cell>
          <table:table-cell table:formula="of:=[.X54]*[.$U$2]+0.5*[.Q53]*POWER([.$U$2];2)+[.AF53]" office:value-type="float" office:value="-4.26985656455711">
            <text:p>-4.2698565646</text:p>
          </table:table-cell>
          <table:table-cell table:formula="of:=[.AG53]+[.Y54]*[.$U$2]" office:value-type="float" office:value="120.878723721522">
            <text:p>120.88</text:p>
          </table:table-cell>
          <table:table-cell table:formula="of:=[.AH53]+[.Z54]*[.$U$2]" office:value-type="float" office:value="-21.7955562477202">
            <text:p>-21.80</text:p>
          </table:table-cell>
          <table:table-cell table:formula="of:=[.AI53]+[.AA54]*[.$U$2]" office:value-type="float" office:value="19.1354668953396">
            <text:p>19.14</text:p>
          </table:table-cell>
        </table:table-row>
        <table:table-row table:style-name="ro1">
          <table:table-cell office:value-type="float" office:value="20428">
            <text:p>20428</text:p>
          </table:table-cell>
          <table:table-cell office:value-type="float" office:value="-13604">
            <text:p>-13604</text:p>
          </table:table-cell>
          <table:table-cell office:value-type="float" office:value="2660">
            <text:p>2660</text:p>
          </table:table-cell>
          <table:table-cell office:value-type="float" office:value="-27995">
            <text:p>-27995</text:p>
          </table:table-cell>
          <table:table-cell office:value-type="float" office:value="-9686">
            <text:p>-9686</text:p>
          </table:table-cell>
          <table:table-cell office:value-type="float" office:value="-15750">
            <text:p>-15750</text:p>
          </table:table-cell>
          <table:table-cell/>
          <table:table-cell table:formula="of:=[.A55]/16384-[.H$164]" office:value-type="float" office:value="0.298197428385417">
            <text:p>0.30</text:p>
          </table:table-cell>
          <table:table-cell table:formula="of:=[.B55]/16384-[.I$164]" office:value-type="float" office:value="-0.596445719401042">
            <text:p>-0.60</text:p>
          </table:table-cell>
          <table:table-cell table:formula="of:=[.C55]/16384-[.J$164]" office:value-type="float" office:value="-0.056732177734375">
            <text:p>-0.06</text:p>
          </table:table-cell>
          <table:table-cell table:formula="of:=[.D55]/131" office:value-type="float" office:value="-213.702290076336">
            <text:p>-213.7</text:p>
          </table:table-cell>
          <table:table-cell table:formula="of:=[.E55]/131" office:value-type="float" office:value="-73.9389312977099">
            <text:p>-73.9</text:p>
          </table:table-cell>
          <table:table-cell table:formula="of:=[.F55]/131" office:value-type="float" office:value="-120.229007633588">
            <text:p>-120.2</text:p>
          </table:table-cell>
          <table:table-cell/>
          <table:table-cell table:formula="of:=[.H55]-AVERAGE([.H31:.H55])" office:value-type="float" office:value="0.14359619140625">
            <text:p>0.14</text:p>
          </table:table-cell>
          <table:table-cell table:formula="of:=[.I55]-AVERAGE([.I31:.I55])" office:value-type="float" office:value="-0.537373046875">
            <text:p>-0.54</text:p>
          </table:table-cell>
          <table:table-cell table:formula="of:=[.J55]-AVERAGE([.J31:.J55])" office:value-type="float" office:value="0.140205078125">
            <text:p>0.14</text:p>
          </table:table-cell>
          <table:table-cell table:formula="of:=IF(ABS([.K55]-AVERAGE([.K$2:.K55])) &gt; 20;[.K55]-AVERAGE([.K$2:.K55]);0)" office:value-type="float" office:value="-216.958722080859">
            <text:p>-216.96</text:p>
          </table:table-cell>
          <table:table-cell table:formula="of:=[.L55]-AVERAGE([.L31:.L55])" office:value-type="float" office:value="-72.9264122137405">
            <text:p>-72.93</text:p>
          </table:table-cell>
          <table:table-cell table:formula="of:=[.M55]-AVERAGE([.M31:.M55])" office:value-type="float" office:value="-123.202748091603">
            <text:p>-123.20</text:p>
          </table:table-cell>
          <table:table-cell/>
          <table:table-cell table:formula="of:=[.V54]+[.O55]*[.$U$2]" office:value-type="float" office:value="0.623449164496528">
            <text:p>0.62</text:p>
          </table:table-cell>
          <table:table-cell table:formula="of:=[.W54]+[.P55]*[.$U$2]" office:value-type="float" office:value="-0.128124864366319">
            <text:p>-0.13</text:p>
          </table:table-cell>
          <table:table-cell table:formula="of:=[.X54]+[.Q55]*[.$U$2]" office:value-type="float" office:value="-1.01261089748806">
            <text:p>-1.01</text:p>
          </table:table-cell>
          <table:table-cell table:formula="of:=[.R55]" office:value-type="float" office:value="-216.958722080859">
            <text:p>-217.0</text:p>
          </table:table-cell>
          <table:table-cell table:formula="of:=[.S55]" office:value-type="float" office:value="-72.9264122137405">
            <text:p>-72.9</text:p>
          </table:table-cell>
          <table:table-cell table:formula="of:=[.T55]" office:value-type="float" office:value="-123.202748091603">
            <text:p>-123.2</text:p>
          </table:table-cell>
          <table:table-cell table:number-columns-repeated="2"/>
          <table:table-cell table:formula="of:=[.V55]*[.$U$2]+0.5*[.O54]*POWER([.$U$2];2)+[.AD54]" office:value-type="float" office:value="5.80056061921296">
            <text:p>5.8005606192</text:p>
          </table:table-cell>
          <table:table-cell table:formula="of:=[.W55]*[.$U$2]+0.5*[.P54]*POWER([.$U$2];2)+[.AE54]" office:value-type="float" office:value="-0.404090417932581">
            <text:p>-0.4040904179</text:p>
          </table:table-cell>
          <table:table-cell table:formula="of:=[.X55]*[.$U$2]+0.5*[.Q54]*POWER([.$U$2];2)+[.AF54]" office:value-type="float" office:value="-4.60240004080313">
            <text:p>-4.6024000408</text:p>
          </table:table-cell>
          <table:table-cell table:formula="of:=[.AG54]+[.Y55]*[.$U$2]" office:value-type="float" office:value="48.5591496945689">
            <text:p>48.56</text:p>
          </table:table-cell>
          <table:table-cell table:formula="of:=[.AH54]+[.Z55]*[.$U$2]" office:value-type="float" office:value="-46.104360318967">
            <text:p>-46.10</text:p>
          </table:table-cell>
          <table:table-cell table:formula="of:=[.AI54]+[.AA55]*[.$U$2]" office:value-type="float" office:value="-21.9321158018614">
            <text:p>-21.93</text:p>
          </table:table-cell>
        </table:table-row>
        <table:table-row table:style-name="ro1">
          <table:table-cell office:value-type="float" office:value="24920">
            <text:p>24920</text:p>
          </table:table-cell>
          <table:table-cell office:value-type="float" office:value="-3940">
            <text:p>-3940</text:p>
          </table:table-cell>
          <table:table-cell office:value-type="float" office:value="-2188">
            <text:p>-2188</text:p>
          </table:table-cell>
          <table:table-cell office:value-type="float" office:value="41">
            <text:p>41</text:p>
          </table:table-cell>
          <table:table-cell office:value-type="float" office:value="31322">
            <text:p>31322</text:p>
          </table:table-cell>
          <table:table-cell office:value-type="float" office:value="14588">
            <text:p>14588</text:p>
          </table:table-cell>
          <table:table-cell/>
          <table:table-cell table:formula="of:=[.A56]/16384-[.H$164]" office:value-type="float" office:value="0.572367350260417">
            <text:p>0.57</text:p>
          </table:table-cell>
          <table:table-cell table:formula="of:=[.B56]/16384-[.I$164]" office:value-type="float" office:value="-0.00660196940104166">
            <text:p>-0.01</text:p>
          </table:table-cell>
          <table:table-cell table:formula="of:=[.C56]/16384-[.J$164]" office:value-type="float" office:value="-0.352630615234375">
            <text:p>-0.35</text:p>
          </table:table-cell>
          <table:table-cell table:formula="of:=[.D56]/131" office:value-type="float" office:value="0.312977099236641">
            <text:p>0.3</text:p>
          </table:table-cell>
          <table:table-cell table:formula="of:=[.E56]/131" office:value-type="float" office:value="239.099236641221">
            <text:p>239.1</text:p>
          </table:table-cell>
          <table:table-cell table:formula="of:=[.F56]/131" office:value-type="float" office:value="111.358778625954">
            <text:p>111.4</text:p>
          </table:table-cell>
          <table:table-cell/>
          <table:table-cell table:formula="of:=[.H56]-AVERAGE([.H32:.H56])" office:value-type="float" office:value="0.40891845703125">
            <text:p>0.41</text:p>
          </table:table-cell>
          <table:table-cell table:formula="of:=[.I56]-AVERAGE([.I32:.I56])" office:value-type="float" office:value="0.050927734375">
            <text:p>0.05</text:p>
          </table:table-cell>
          <table:table-cell table:formula="of:=[.J56]-AVERAGE([.J32:.J56])" office:value-type="float" office:value="-0.15357421875">
            <text:p>-0.15</text:p>
          </table:table-cell>
          <table:table-cell table:formula="of:=IF(ABS([.K56]-AVERAGE([.K$2:.K56])) &gt; 20;[.K56]-AVERAGE([.K$2:.K56]);0)" office:value-type="float" office:value="0">
            <text:p>0.00</text:p>
          </table:table-cell>
          <table:table-cell table:formula="of:=[.L56]-AVERAGE([.L32:.L56])" office:value-type="float" office:value="240.552977099237">
            <text:p>240.55</text:p>
          </table:table-cell>
          <table:table-cell table:formula="of:=[.M56]-AVERAGE([.M32:.M56])" office:value-type="float" office:value="109.350839694656">
            <text:p>109.35</text:p>
          </table:table-cell>
          <table:table-cell/>
          <table:table-cell table:formula="of:=[.V55]+[.O56]*[.$U$2]" office:value-type="float" office:value="0.759755316840278">
            <text:p>0.76</text:p>
          </table:table-cell>
          <table:table-cell table:formula="of:=[.W55]+[.P56]*[.$U$2]" office:value-type="float" office:value="-0.111148952907986">
            <text:p>-0.11</text:p>
          </table:table-cell>
          <table:table-cell table:formula="of:=[.X55]+[.Q56]*[.$U$2]" office:value-type="float" office:value="-1.06380230373806">
            <text:p>-1.06</text:p>
          </table:table-cell>
          <table:table-cell table:formula="of:=[.R56]" office:value-type="float" office:value="0">
            <text:p>0.0</text:p>
          </table:table-cell>
          <table:table-cell table:formula="of:=[.S56]" office:value-type="float" office:value="240.552977099237">
            <text:p>240.6</text:p>
          </table:table-cell>
          <table:table-cell table:formula="of:=[.T56]" office:value-type="float" office:value="109.350839694656">
            <text:p>109.4</text:p>
          </table:table-cell>
          <table:table-cell table:number-columns-repeated="2"/>
          <table:table-cell table:formula="of:=[.V56]*[.$U$2]+0.5*[.O55]*POWER([.$U$2];2)+[.AD55]" office:value-type="float" office:value="6.06178995768229">
            <text:p>6.0617899577</text:p>
          </table:table-cell>
          <table:table-cell table:formula="of:=[.W56]*[.$U$2]+0.5*[.P55]*POWER([.$U$2];2)+[.AE55]" office:value-type="float" office:value="-0.470994127061632">
            <text:p>-0.4709941271</text:p>
          </table:table-cell>
          <table:table-cell table:formula="of:=[.X56]*[.$U$2]+0.5*[.Q55]*POWER([.$U$2];2)+[.AF55]" office:value-type="float" office:value="-4.94921163770887">
            <text:p>-4.9492116377</text:p>
          </table:table-cell>
          <table:table-cell table:formula="of:=[.AG55]+[.Y56]*[.$U$2]" office:value-type="float" office:value="48.5591496945689">
            <text:p>48.56</text:p>
          </table:table-cell>
          <table:table-cell table:formula="of:=[.AH55]+[.Z56]*[.$U$2]" office:value-type="float" office:value="34.0799653807786">
            <text:p>34.08</text:p>
          </table:table-cell>
          <table:table-cell table:formula="of:=[.AI55]+[.AA56]*[.$U$2]" office:value-type="float" office:value="14.5181640963574">
            <text:p>14.52</text:p>
          </table:table-cell>
        </table:table-row>
        <table:table-row table:style-name="ro1">
          <table:table-cell office:value-type="float" office:value="15740">
            <text:p>15740</text:p>
          </table:table-cell>
          <table:table-cell office:value-type="float" office:value="-6668">
            <text:p>-6668</text:p>
          </table:table-cell>
          <table:table-cell office:value-type="float" office:value="3140">
            <text:p>3140</text:p>
          </table:table-cell>
          <table:table-cell office:value-type="float" office:value="41">
            <text:p>41</text:p>
          </table:table-cell>
          <table:table-cell office:value-type="float" office:value="-4427">
            <text:p>-4427</text:p>
          </table:table-cell>
          <table:table-cell office:value-type="float" office:value="-1373">
            <text:p>-1373</text:p>
          </table:table-cell>
          <table:table-cell/>
          <table:table-cell table:formula="of:=[.A57]/16384-[.H$164]" office:value-type="float" office:value="0.0120646158854166">
            <text:p>0.01</text:p>
          </table:table-cell>
          <table:table-cell table:formula="of:=[.B57]/16384-[.I$164]" office:value-type="float" office:value="-0.173105875651042">
            <text:p>-0.17</text:p>
          </table:table-cell>
          <table:table-cell table:formula="of:=[.C57]/16384-[.J$164]" office:value-type="float" office:value="-0.027435302734375">
            <text:p>-0.03</text:p>
          </table:table-cell>
          <table:table-cell table:formula="of:=[.D57]/131" office:value-type="float" office:value="0.312977099236641">
            <text:p>0.3</text:p>
          </table:table-cell>
          <table:table-cell table:formula="of:=[.E57]/131" office:value-type="float" office:value="-33.793893129771">
            <text:p>-33.8</text:p>
          </table:table-cell>
          <table:table-cell table:formula="of:=[.F57]/131" office:value-type="float" office:value="-10.4809160305344">
            <text:p>-10.5</text:p>
          </table:table-cell>
          <table:table-cell/>
          <table:table-cell table:formula="of:=[.H57]-AVERAGE([.H33:.H57])" office:value-type="float" office:value="-0.14124755859375">
            <text:p>-0.14</text:p>
          </table:table-cell>
          <table:table-cell table:formula="of:=[.I57]-AVERAGE([.I33:.I57])" office:value-type="float" office:value="-0.099033203125">
            <text:p>-0.10</text:p>
          </table:table-cell>
          <table:table-cell table:formula="of:=[.J57]-AVERAGE([.J33:.J57])" office:value-type="float" office:value="0.164853515625">
            <text:p>0.16</text:p>
          </table:table-cell>
          <table:table-cell table:formula="of:=IF(ABS([.K57]-AVERAGE([.K$2:.K57])) &gt; 20;[.K57]-AVERAGE([.K$2:.K57]);0)" office:value-type="float" office:value="0">
            <text:p>0.00</text:p>
          </table:table-cell>
          <table:table-cell table:formula="of:=[.L57]-AVERAGE([.L33:.L57])" office:value-type="float" office:value="-34.8085496183206">
            <text:p>-34.81</text:p>
          </table:table-cell>
          <table:table-cell table:formula="of:=[.M57]-AVERAGE([.M33:.M57])" office:value-type="float" office:value="-12.0607633587786">
            <text:p>-12.06</text:p>
          </table:table-cell>
          <table:table-cell/>
          <table:table-cell table:formula="of:=[.V56]+[.O57]*[.$U$2]" office:value-type="float" office:value="0.712672797309028">
            <text:p>0.71</text:p>
          </table:table-cell>
          <table:table-cell table:formula="of:=[.W56]+[.P57]*[.$U$2]" office:value-type="float" office:value="-0.144160020616319">
            <text:p>-0.14</text:p>
          </table:table-cell>
          <table:table-cell table:formula="of:=[.X56]+[.Q57]*[.$U$2]" office:value-type="float" office:value="-1.00885113186306">
            <text:p>-1.01</text:p>
          </table:table-cell>
          <table:table-cell table:formula="of:=[.R57]" office:value-type="float" office:value="0">
            <text:p>0.0</text:p>
          </table:table-cell>
          <table:table-cell table:formula="of:=[.S57]" office:value-type="float" office:value="-34.8085496183206">
            <text:p>-34.8</text:p>
          </table:table-cell>
          <table:table-cell table:formula="of:=[.T57]" office:value-type="float" office:value="-12.0607633587786">
            <text:p>-12.1</text:p>
          </table:table-cell>
          <table:table-cell table:number-columns-repeated="2"/>
          <table:table-cell table:formula="of:=[.V57]*[.$U$2]+0.5*[.O56]*POWER([.$U$2];2)+[.AD56]" office:value-type="float" office:value="6.3220652488426">
            <text:p>6.3220652488</text:p>
          </table:table-cell>
          <table:table-cell table:formula="of:=[.W57]*[.$U$2]+0.5*[.P56]*POWER([.$U$2];2)+[.AE56]" office:value-type="float" office:value="-0.516218148690683">
            <text:p>-0.5162181487</text:p>
          </table:table-cell>
          <table:table-cell table:formula="of:=[.X57]*[.$U$2]+0.5*[.Q56]*POWER([.$U$2];2)+[.AF56]" office:value-type="float" office:value="-5.29402724937156">
            <text:p>-5.2940272494</text:p>
          </table:table-cell>
          <table:table-cell table:formula="of:=[.AG56]+[.Y57]*[.$U$2]" office:value-type="float" office:value="48.5591496945689">
            <text:p>48.56</text:p>
          </table:table-cell>
          <table:table-cell table:formula="of:=[.AH56]+[.Z57]*[.$U$2]" office:value-type="float" office:value="22.477115508005">
            <text:p>22.48</text:p>
          </table:table-cell>
          <table:table-cell table:formula="of:=[.AI56]+[.AA57]*[.$U$2]" office:value-type="float" office:value="10.4979096434312">
            <text:p>10.50</text:p>
          </table:table-cell>
        </table:table-row>
        <table:table-row table:style-name="ro1">
          <table:table-cell office:value-type="float" office:value="18376">
            <text:p>18376</text:p>
          </table:table-cell>
          <table:table-cell office:value-type="float" office:value="-9844">
            <text:p>-9844</text:p>
          </table:table-cell>
          <table:table-cell office:value-type="float" office:value="1460">
            <text:p>1460</text:p>
          </table:table-cell>
          <table:table-cell office:value-type="float" office:value="-5060">
            <text:p>-5060</text:p>
          </table:table-cell>
          <table:table-cell office:value-type="float" office:value="-11676">
            <text:p>-11676</text:p>
          </table:table-cell>
          <table:table-cell office:value-type="float" office:value="-4793">
            <text:p>-4793</text:p>
          </table:table-cell>
          <table:table-cell/>
          <table:table-cell table:formula="of:=[.A58]/16384-[.H$164]" office:value-type="float" office:value="0.172953287760417">
            <text:p>0.17</text:p>
          </table:table-cell>
          <table:table-cell table:formula="of:=[.B58]/16384-[.I$164]" office:value-type="float" office:value="-0.366953531901042">
            <text:p>-0.37</text:p>
          </table:table-cell>
          <table:table-cell table:formula="of:=[.C58]/16384-[.J$164]" office:value-type="float" office:value="-0.129974365234375">
            <text:p>-0.13</text:p>
          </table:table-cell>
          <table:table-cell table:formula="of:=[.D58]/131" office:value-type="float" office:value="-38.6259541984733">
            <text:p>-38.6</text:p>
          </table:table-cell>
          <table:table-cell table:formula="of:=[.E58]/131" office:value-type="float" office:value="-89.1297709923664">
            <text:p>-89.1</text:p>
          </table:table-cell>
          <table:table-cell table:formula="of:=[.F58]/131" office:value-type="float" office:value="-36.587786259542">
            <text:p>-36.6</text:p>
          </table:table-cell>
          <table:table-cell/>
          <table:table-cell table:formula="of:=[.H58]-AVERAGE([.H34:.H58])" office:value-type="float" office:value="0.0110083007812501">
            <text:p>0.01</text:p>
          </table:table-cell>
          <table:table-cell table:formula="of:=[.I58]-AVERAGE([.I34:.I58])" office:value-type="float" office:value="-0.28375">
            <text:p>-0.28</text:p>
          </table:table-cell>
          <table:table-cell table:formula="of:=[.J58]-AVERAGE([.J34:.J58])" office:value-type="float" office:value="0.06568359375">
            <text:p>0.07</text:p>
          </table:table-cell>
          <table:table-cell table:formula="of:=IF(ABS([.K58]-AVERAGE([.K$2:.K58])) &gt; 20;[.K58]-AVERAGE([.K$2:.K58]);0)" office:value-type="float" office:value="-41.0443283781974">
            <text:p>-41.04</text:p>
          </table:table-cell>
          <table:table-cell table:formula="of:=[.L58]-AVERAGE([.L34:.L58])" office:value-type="float" office:value="-89.1838167938931">
            <text:p>-89.18</text:p>
          </table:table-cell>
          <table:table-cell table:formula="of:=[.M58]-AVERAGE([.M34:.M58])" office:value-type="float" office:value="-37.3245801526718">
            <text:p>-37.32</text:p>
          </table:table-cell>
          <table:table-cell/>
          <table:table-cell table:formula="of:=[.V57]+[.O58]*[.$U$2]" office:value-type="float" office:value="0.716342230902778">
            <text:p>0.72</text:p>
          </table:table-cell>
          <table:table-cell table:formula="of:=[.W57]+[.P58]*[.$U$2]" office:value-type="float" office:value="-0.238743353949653">
            <text:p>-0.24</text:p>
          </table:table-cell>
          <table:table-cell table:formula="of:=[.X57]+[.Q58]*[.$U$2]" office:value-type="float" office:value="-0.986956600613064">
            <text:p>-0.99</text:p>
          </table:table-cell>
          <table:table-cell table:formula="of:=[.R58]" office:value-type="float" office:value="-41.0443283781974">
            <text:p>-41.0</text:p>
          </table:table-cell>
          <table:table-cell table:formula="of:=[.S58]" office:value-type="float" office:value="-89.1838167938931">
            <text:p>-89.2</text:p>
          </table:table-cell>
          <table:table-cell table:formula="of:=[.T58]" office:value-type="float" office:value="-37.3245801526718">
            <text:p>-37.3</text:p>
          </table:table-cell>
          <table:table-cell table:number-columns-repeated="2"/>
          <table:table-cell table:formula="of:=[.V58]*[.$U$2]+0.5*[.O57]*POWER([.$U$2];2)+[.AD57]" office:value-type="float" office:value="6.55299890588831">
            <text:p>6.5529989059</text:p>
          </table:table-cell>
          <table:table-cell table:formula="of:=[.W58]*[.$U$2]+0.5*[.P57]*POWER([.$U$2];2)+[.AE57]" office:value-type="float" office:value="-0.601301111291956">
            <text:p>-0.6013011113</text:p>
          </table:table-cell>
          <table:table-cell table:formula="of:=[.X58]*[.$U$2]+0.5*[.Q57]*POWER([.$U$2];2)+[.AF57]" office:value-type="float" office:value="-5.61385425426342">
            <text:p>-5.6138542543</text:p>
          </table:table-cell>
          <table:table-cell table:formula="of:=[.AG57]+[.Y58]*[.$U$2]" office:value-type="float" office:value="34.8777069018364">
            <text:p>34.88</text:p>
          </table:table-cell>
          <table:table-cell table:formula="of:=[.AH57]+[.Z58]*[.$U$2]" office:value-type="float" office:value="-7.25082342329268">
            <text:p>-7.25</text:p>
          </table:table-cell>
          <table:table-cell table:formula="of:=[.AI57]+[.AA58]*[.$U$2]" office:value-type="float" office:value="-1.94361707412602">
            <text:p>-1.94</text:p>
          </table:table-cell>
        </table:table-row>
        <table:table-row table:style-name="ro1">
          <table:table-cell office:value-type="float" office:value="10664">
            <text:p>10664</text:p>
          </table:table-cell>
          <table:table-cell office:value-type="float" office:value="-6848">
            <text:p>-6848</text:p>
          </table:table-cell>
          <table:table-cell office:value-type="float" office:value="-4428">
            <text:p>-4428</text:p>
          </table:table-cell>
          <table:table-cell office:value-type="float" office:value="9993">
            <text:p>9993</text:p>
          </table:table-cell>
          <table:table-cell office:value-type="float" office:value="20683">
            <text:p>20683</text:p>
          </table:table-cell>
          <table:table-cell office:value-type="float" office:value="2431">
            <text:p>2431</text:p>
          </table:table-cell>
          <table:table-cell/>
          <table:table-cell table:formula="of:=[.A59]/16384-[.H$164]" office:value-type="float" office:value="-0.297749837239583">
            <text:p>-0.30</text:p>
          </table:table-cell>
          <table:table-cell table:formula="of:=[.B59]/16384-[.I$164]" office:value-type="float" office:value="-0.184092203776042">
            <text:p>-0.18</text:p>
          </table:table-cell>
          <table:table-cell table:formula="of:=[.C59]/16384-[.J$164]" office:value-type="float" office:value="-0.489349365234375">
            <text:p>-0.49</text:p>
          </table:table-cell>
          <table:table-cell table:formula="of:=[.D59]/131" office:value-type="float" office:value="76.2824427480916">
            <text:p>76.3</text:p>
          </table:table-cell>
          <table:table-cell table:formula="of:=[.E59]/131" office:value-type="float" office:value="157.885496183206">
            <text:p>157.9</text:p>
          </table:table-cell>
          <table:table-cell table:formula="of:=[.F59]/131" office:value-type="float" office:value="18.5572519083969">
            <text:p>18.6</text:p>
          </table:table-cell>
          <table:table-cell/>
          <table:table-cell table:formula="of:=[.H59]-AVERAGE([.H35:.H59])" office:value-type="float" office:value="-0.47296630859375">
            <text:p>-0.47</text:p>
          </table:table-cell>
          <table:table-cell table:formula="of:=[.I59]-AVERAGE([.I35:.I59])" office:value-type="float" office:value="-0.0901171875">
            <text:p>-0.09</text:p>
          </table:table-cell>
          <table:table-cell table:formula="of:=[.J59]-AVERAGE([.J35:.J59])" office:value-type="float" office:value="-0.272548828125">
            <text:p>-0.27</text:p>
          </table:table-cell>
          <table:table-cell table:formula="of:=IF(ABS([.K59]-AVERAGE([.K$2:.K59])) &gt; 20;[.K59]-AVERAGE([.K$2:.K59]);0)" office:value-type="float" office:value="72.5905501447749">
            <text:p>72.59</text:p>
          </table:table-cell>
          <table:table-cell table:formula="of:=[.L59]-AVERAGE([.L35:.L59])" office:value-type="float" office:value="154.40427480916">
            <text:p>154.40</text:p>
          </table:table-cell>
          <table:table-cell table:formula="of:=[.M59]-AVERAGE([.M35:.M59])" office:value-type="float" office:value="17.6076335877863">
            <text:p>17.61</text:p>
          </table:table-cell>
          <table:table-cell/>
          <table:table-cell table:formula="of:=[.V58]+[.O59]*[.$U$2]" office:value-type="float" office:value="0.558686794704862">
            <text:p>0.56</text:p>
          </table:table-cell>
          <table:table-cell table:formula="of:=[.W58]+[.P59]*[.$U$2]" office:value-type="float" office:value="-0.268782416449653">
            <text:p>-0.27</text:p>
          </table:table-cell>
          <table:table-cell table:formula="of:=[.X58]+[.Q59]*[.$U$2]" office:value-type="float" office:value="-1.07780620998806">
            <text:p>-1.08</text:p>
          </table:table-cell>
          <table:table-cell table:formula="of:=[.R59]" office:value-type="float" office:value="72.5905501447749">
            <text:p>72.6</text:p>
          </table:table-cell>
          <table:table-cell table:formula="of:=[.S59]" office:value-type="float" office:value="154.40427480916">
            <text:p>154.4</text:p>
          </table:table-cell>
          <table:table-cell table:formula="of:=[.T59]" office:value-type="float" office:value="17.6076335877863">
            <text:p>17.6</text:p>
          </table:table-cell>
          <table:table-cell table:number-columns-repeated="2"/>
          <table:table-cell table:formula="of:=[.V59]*[.$U$2]+0.5*[.O58]*POWER([.$U$2];2)+[.AD58]" office:value-type="float" office:value="6.73983940972223">
            <text:p>6.7398394097</text:p>
          </table:table-cell>
          <table:table-cell table:formula="of:=[.W59]*[.$U$2]+0.5*[.P58]*POWER([.$U$2];2)+[.AE58]" office:value-type="float" office:value="-0.706659138997396">
            <text:p>-0.706659139</text:p>
          </table:table-cell>
          <table:table-cell table:formula="of:=[.X59]*[.$U$2]+0.5*[.Q58]*POWER([.$U$2];2)+[.AF58]" office:value-type="float" office:value="-5.96947390238444">
            <text:p>-5.9694739024</text:p>
          </table:table-cell>
          <table:table-cell table:formula="of:=[.AG58]+[.Y59]*[.$U$2]" office:value-type="float" office:value="59.0745569500947">
            <text:p>59.07</text:p>
          </table:table-cell>
          <table:table-cell table:formula="of:=[.AH58]+[.Z59]*[.$U$2]" office:value-type="float" office:value="44.2172681797608">
            <text:p>44.22</text:p>
          </table:table-cell>
          <table:table-cell table:formula="of:=[.AI58]+[.AA59]*[.$U$2]" office:value-type="float" office:value="3.92559412180274">
            <text:p>3.93</text:p>
          </table:table-cell>
        </table:table-row>
        <table:table-row table:style-name="ro1">
          <table:table-cell office:value-type="float" office:value="23608">
            <text:p>23608</text:p>
          </table:table-cell>
          <table:table-cell office:value-type="float" office:value="8636">
            <text:p>8636</text:p>
          </table:table-cell>
          <table:table-cell office:value-type="float" office:value="32767">
            <text:p>32767</text:p>
          </table:table-cell>
          <table:table-cell office:value-type="float" office:value="15177">
            <text:p>15177</text:p>
          </table:table-cell>
          <table:table-cell office:value-type="float" office:value="-16323">
            <text:p>-16323</text:p>
          </table:table-cell>
          <table:table-cell office:value-type="float" office:value="15">
            <text:p>15</text:p>
          </table:table-cell>
          <table:table-cell/>
          <table:table-cell table:formula="of:=[.A60]/16384-[.H$164]" office:value-type="float" office:value="0.492289225260417">
            <text:p>0.49</text:p>
          </table:table-cell>
          <table:table-cell table:formula="of:=[.B60]/16384-[.I$164]" office:value-type="float" office:value="0.760976155598958">
            <text:p>0.76</text:p>
          </table:table-cell>
          <table:table-cell table:formula="of:=[.C60]/16384-[.J$164]" office:value-type="float" office:value="1.78085327148438">
            <text:p>1.78</text:p>
          </table:table-cell>
          <table:table-cell table:formula="of:=[.D60]/131" office:value-type="float" office:value="115.854961832061">
            <text:p>115.9</text:p>
          </table:table-cell>
          <table:table-cell table:formula="of:=[.E60]/131" office:value-type="float" office:value="-124.603053435115">
            <text:p>-124.6</text:p>
          </table:table-cell>
          <table:table-cell table:formula="of:=[.F60]/131" office:value-type="float" office:value="0.114503816793893">
            <text:p>0.1</text:p>
          </table:table-cell>
          <table:table-cell/>
          <table:table-cell table:formula="of:=[.H60]-AVERAGE([.H36:.H60])" office:value-type="float" office:value="0.33943359375">
            <text:p>0.34</text:p>
          </table:table-cell>
          <table:table-cell table:formula="of:=[.I60]-AVERAGE([.I36:.I60])" office:value-type="float" office:value="0.8153125">
            <text:p>0.82</text:p>
          </table:table-cell>
          <table:table-cell table:formula="of:=[.J60]-AVERAGE([.J36:.J60])" office:value-type="float" office:value="1.9337890625">
            <text:p>1.93</text:p>
          </table:table-cell>
          <table:table-cell table:formula="of:=IF(ABS([.K60]-AVERAGE([.K$2:.K60])) &gt; 20;[.K60]-AVERAGE([.K$2:.K60]);0)" office:value-type="float" office:value="110.262000258766">
            <text:p>110.26</text:p>
          </table:table-cell>
          <table:table-cell table:formula="of:=[.L60]-AVERAGE([.L36:.L60])" office:value-type="float" office:value="-126.312671755725">
            <text:p>-126.31</text:p>
          </table:table-cell>
          <table:table-cell table:formula="of:=[.M60]-AVERAGE([.M36:.M60])" office:value-type="float" office:value="0.420152671755725">
            <text:p>0.42</text:p>
          </table:table-cell>
          <table:table-cell/>
          <table:table-cell table:formula="of:=[.V59]+[.O60]*[.$U$2]" office:value-type="float" office:value="0.671831325954862">
            <text:p>0.67</text:p>
          </table:table-cell>
          <table:table-cell table:formula="of:=[.W59]+[.P60]*[.$U$2]" office:value-type="float" office:value="0.00298841688368068">
            <text:p>0.00</text:p>
          </table:table-cell>
          <table:table-cell table:formula="of:=[.X59]+[.Q60]*[.$U$2]" office:value-type="float" office:value="-0.433209855821398">
            <text:p>-0.43</text:p>
          </table:table-cell>
          <table:table-cell table:formula="of:=[.R60]" office:value-type="float" office:value="110.262000258766">
            <text:p>110.3</text:p>
          </table:table-cell>
          <table:table-cell table:formula="of:=[.S60]" office:value-type="float" office:value="-126.312671755725">
            <text:p>-126.3</text:p>
          </table:table-cell>
          <table:table-cell table:formula="of:=[.T60]" office:value-type="float" office:value="0.420152671755725">
            <text:p>0.4</text:p>
          </table:table-cell>
          <table:table-cell table:number-columns-repeated="2"/>
          <table:table-cell table:formula="of:=[.V60]*[.$U$2]+0.5*[.O59]*POWER([.$U$2];2)+[.AD59]" office:value-type="float" office:value="6.93750727900753">
            <text:p>6.937507279</text:p>
          </table:table-cell>
          <table:table-cell table:formula="of:=[.W60]*[.$U$2]+0.5*[.P59]*POWER([.$U$2];2)+[.AE59]" office:value-type="float" office:value="-0.710669510452836">
            <text:p>-0.7106695105</text:p>
          </table:table-cell>
          <table:table-cell table:formula="of:=[.X60]*[.$U$2]+0.5*[.Q59]*POWER([.$U$2];2)+[.AF59]" office:value-type="float" office:value="-6.12901878922074">
            <text:p>-6.1290187892</text:p>
          </table:table-cell>
          <table:table-cell table:formula="of:=[.AG59]+[.Y60]*[.$U$2]" office:value-type="float" office:value="95.82855703635">
            <text:p>95.83</text:p>
          </table:table-cell>
          <table:table-cell table:formula="of:=[.AH59]+[.Z60]*[.$U$2]" office:value-type="float" office:value="2.11304426118569">
            <text:p>2.11</text:p>
          </table:table-cell>
          <table:table-cell table:formula="of:=[.AI59]+[.AA60]*[.$U$2]" office:value-type="float" office:value="4.06564501238798">
            <text:p>4.07</text:p>
          </table:table-cell>
        </table:table-row>
        <table:table-row table:style-name="ro1">
          <table:table-cell office:value-type="float" office:value="16508">
            <text:p>16508</text:p>
          </table:table-cell>
          <table:table-cell office:value-type="float" office:value="-3464">
            <text:p>-3464</text:p>
          </table:table-cell>
          <table:table-cell office:value-type="float" office:value="2572">
            <text:p>2572</text:p>
          </table:table-cell>
          <table:table-cell office:value-type="float" office:value="2311">
            <text:p>2311</text:p>
          </table:table-cell>
          <table:table-cell office:value-type="float" office:value="-4151">
            <text:p>-4151</text:p>
          </table:table-cell>
          <table:table-cell office:value-type="float" office:value="214">
            <text:p>214</text:p>
          </table:table-cell>
          <table:table-cell/>
          <table:table-cell table:formula="of:=[.A61]/16384-[.H$164]" office:value-type="float" office:value="0.0589396158854166">
            <text:p>0.06</text:p>
          </table:table-cell>
          <table:table-cell table:formula="of:=[.B61]/16384-[.I$164]" office:value-type="float" office:value="0.0224507649739583">
            <text:p>0.02</text:p>
          </table:table-cell>
          <table:table-cell table:formula="of:=[.C61]/16384-[.J$164]" office:value-type="float" office:value="-0.062103271484375">
            <text:p>-0.06</text:p>
          </table:table-cell>
          <table:table-cell table:formula="of:=[.D61]/131" office:value-type="float" office:value="17.6412213740458">
            <text:p>17.6</text:p>
          </table:table-cell>
          <table:table-cell table:formula="of:=[.E61]/131" office:value-type="float" office:value="-31.6870229007634">
            <text:p>-31.7</text:p>
          </table:table-cell>
          <table:table-cell table:formula="of:=[.F61]/131" office:value-type="float" office:value="1.63358778625954">
            <text:p>1.6</text:p>
          </table:table-cell>
          <table:table-cell/>
          <table:table-cell table:formula="of:=[.H61]-AVERAGE([.H37:.H61])" office:value-type="float" office:value="-0.0955957031249999">
            <text:p>-0.10</text:p>
          </table:table-cell>
          <table:table-cell table:formula="of:=[.I61]-AVERAGE([.I37:.I61])" office:value-type="float" office:value="0.07341796875">
            <text:p>0.07</text:p>
          </table:table-cell>
          <table:table-cell table:formula="of:=[.J61]-AVERAGE([.J37:.J61])" office:value-type="float" office:value="0.09003173828125">
            <text:p>0.09</text:p>
          </table:table-cell>
          <table:table-cell table:formula="of:=IF(ABS([.K61]-AVERAGE([.K$2:.K61])) &gt; 20;[.K61]-AVERAGE([.K$2:.K61]);0)" office:value-type="float" office:value="0">
            <text:p>0.00</text:p>
          </table:table-cell>
          <table:table-cell table:formula="of:=[.L61]-AVERAGE([.L37:.L61])" office:value-type="float" office:value="-33.470534351145">
            <text:p>-33.47</text:p>
          </table:table-cell>
          <table:table-cell table:formula="of:=[.M61]-AVERAGE([.M37:.M61])" office:value-type="float" office:value="1.3587786259542">
            <text:p>1.36</text:p>
          </table:table-cell>
          <table:table-cell/>
          <table:table-cell table:formula="of:=[.V60]+[.O61]*[.$U$2]" office:value-type="float" office:value="0.639966091579862">
            <text:p>0.64</text:p>
          </table:table-cell>
          <table:table-cell table:formula="of:=[.W60]+[.P61]*[.$U$2]" office:value-type="float" office:value="0.0274610731336807">
            <text:p>0.03</text:p>
          </table:table-cell>
          <table:table-cell table:formula="of:=[.X60]+[.Q61]*[.$U$2]" office:value-type="float" office:value="-0.403199276394314">
            <text:p>-0.40</text:p>
          </table:table-cell>
          <table:table-cell table:formula="of:=[.R61]" office:value-type="float" office:value="0">
            <text:p>0.0</text:p>
          </table:table-cell>
          <table:table-cell table:formula="of:=[.S61]" office:value-type="float" office:value="-33.470534351145">
            <text:p>-33.5</text:p>
          </table:table-cell>
          <table:table-cell table:formula="of:=[.T61]" office:value-type="float" office:value="1.3587786259542">
            <text:p>1.4</text:p>
          </table:table-cell>
          <table:table-cell table:number-columns-repeated="2"/>
          <table:table-cell table:formula="of:=[.V61]*[.$U$2]+0.5*[.O60]*POWER([.$U$2];2)+[.AD60]" office:value-type="float" office:value="7.16968673140915">
            <text:p>7.1696867314</text:p>
          </table:table-cell>
          <table:table-cell table:formula="of:=[.W61]*[.$U$2]+0.5*[.P60]*POWER([.$U$2];2)+[.AE60]" office:value-type="float" office:value="-0.656220680519387">
            <text:p>-0.6562206805</text:p>
          </table:table-cell>
          <table:table-cell table:formula="of:=[.X61]*[.$U$2]+0.5*[.Q60]*POWER([.$U$2];2)+[.AF60]" office:value-type="float" office:value="-6.1559858223244">
            <text:p>-6.1559858223</text:p>
          </table:table-cell>
          <table:table-cell table:formula="of:=[.AG60]+[.Y61]*[.$U$2]" office:value-type="float" office:value="95.82855703635">
            <text:p>95.83</text:p>
          </table:table-cell>
          <table:table-cell table:formula="of:=[.AH60]+[.Z61]*[.$U$2]" office:value-type="float" office:value="-9.04380052252932">
            <text:p>-9.04</text:p>
          </table:table-cell>
          <table:table-cell table:formula="of:=[.AI60]+[.AA61]*[.$U$2]" office:value-type="float" office:value="4.51857122103938">
            <text:p>4.52</text:p>
          </table:table-cell>
        </table:table-row>
        <table:table-row table:style-name="ro1">
          <table:table-cell office:value-type="float" office:value="20556">
            <text:p>20556</text:p>
          </table:table-cell>
          <table:table-cell office:value-type="float" office:value="-9880">
            <text:p>-9880</text:p>
          </table:table-cell>
          <table:table-cell office:value-type="float" office:value="8852">
            <text:p>8852</text:p>
          </table:table-cell>
          <table:table-cell office:value-type="float" office:value="-7582">
            <text:p>-7582</text:p>
          </table:table-cell>
          <table:table-cell office:value-type="float" office:value="-15931">
            <text:p>-15931</text:p>
          </table:table-cell>
          <table:table-cell office:value-type="float" office:value="-11049">
            <text:p>-11049</text:p>
          </table:table-cell>
          <table:table-cell/>
          <table:table-cell table:formula="of:=[.A62]/16384-[.H$164]" office:value-type="float" office:value="0.306009928385417">
            <text:p>0.31</text:p>
          </table:table-cell>
          <table:table-cell table:formula="of:=[.B62]/16384-[.I$164]" office:value-type="float" office:value="-0.369150797526042">
            <text:p>-0.37</text:p>
          </table:table-cell>
          <table:table-cell table:formula="of:=[.C62]/16384-[.J$164]" office:value-type="float" office:value="0.321197509765625">
            <text:p>0.32</text:p>
          </table:table-cell>
          <table:table-cell table:formula="of:=[.D62]/131" office:value-type="float" office:value="-57.8778625954199">
            <text:p>-57.9</text:p>
          </table:table-cell>
          <table:table-cell table:formula="of:=[.E62]/131" office:value-type="float" office:value="-121.610687022901">
            <text:p>-121.6</text:p>
          </table:table-cell>
          <table:table-cell table:formula="of:=[.F62]/131" office:value-type="float" office:value="-84.3435114503817">
            <text:p>-84.3</text:p>
          </table:table-cell>
          <table:table-cell/>
          <table:table-cell table:formula="of:=[.H62]-AVERAGE([.H38:.H62])" office:value-type="float" office:value="0.16654296875">
            <text:p>0.17</text:p>
          </table:table-cell>
          <table:table-cell table:formula="of:=[.I62]-AVERAGE([.I38:.I62])" office:value-type="float" office:value="-0.3087109375">
            <text:p>-0.31</text:p>
          </table:table-cell>
          <table:table-cell table:formula="of:=[.J62]-AVERAGE([.J38:.J62])" office:value-type="float" office:value="0.46120361328125">
            <text:p>0.46</text:p>
          </table:table-cell>
          <table:table-cell table:formula="of:=IF(ABS([.K62]-AVERAGE([.K$2:.K62])) &gt; 20;[.K62]-AVERAGE([.K$2:.K62]);0)" office:value-type="float" office:value="-62.627831310224">
            <text:p>-62.63</text:p>
          </table:table-cell>
          <table:table-cell table:formula="of:=[.L62]-AVERAGE([.L38:.L62])" office:value-type="float" office:value="-122.267175572519">
            <text:p>-122.27</text:p>
          </table:table-cell>
          <table:table-cell table:formula="of:=[.M62]-AVERAGE([.M38:.M62])" office:value-type="float" office:value="-86.7193893129771">
            <text:p>-86.72</text:p>
          </table:table-cell>
          <table:table-cell/>
          <table:table-cell table:formula="of:=[.V61]+[.O62]*[.$U$2]" office:value-type="float" office:value="0.695480414496528">
            <text:p>0.70</text:p>
          </table:table-cell>
          <table:table-cell table:formula="of:=[.W61]+[.P62]*[.$U$2]" office:value-type="float" office:value="-0.0754425726996527">
            <text:p>-0.08</text:p>
          </table:table-cell>
          <table:table-cell table:formula="of:=[.X61]+[.Q62]*[.$U$2]" office:value-type="float" office:value="-0.249464738633897">
            <text:p>-0.25</text:p>
          </table:table-cell>
          <table:table-cell table:formula="of:=[.R62]" office:value-type="float" office:value="-62.627831310224">
            <text:p>-62.6</text:p>
          </table:table-cell>
          <table:table-cell table:formula="of:=[.S62]" office:value-type="float" office:value="-122.267175572519">
            <text:p>-122.3</text:p>
          </table:table-cell>
          <table:table-cell table:formula="of:=[.T62]" office:value-type="float" office:value="-86.7193893129771">
            <text:p>-86.7</text:p>
          </table:table-cell>
          <table:table-cell table:number-columns-repeated="2"/>
          <table:table-cell table:formula="of:=[.V62]*[.$U$2]+0.5*[.O61]*POWER([.$U$2];2)+[.AD61]" office:value-type="float" office:value="7.39620266384549">
            <text:p>7.3962026638</text:p>
          </table:table-cell>
          <table:table-cell table:formula="of:=[.W62]*[.$U$2]+0.5*[.P61]*POWER([.$U$2];2)+[.AE61]" office:value-type="float" office:value="-0.677289428710938">
            <text:p>-0.6772894287</text:p>
          </table:table-cell>
          <table:table-cell table:formula="of:=[.X62]*[.$U$2]+0.5*[.Q61]*POWER([.$U$2];2)+[.AF61]" office:value-type="float" office:value="-6.23413897196452">
            <text:p>-6.234138972</text:p>
          </table:table-cell>
          <table:table-cell table:formula="of:=[.AG61]+[.Y62]*[.$U$2]" office:value-type="float" office:value="74.9526132662753">
            <text:p>74.95</text:p>
          </table:table-cell>
          <table:table-cell table:formula="of:=[.AH61]+[.Z62]*[.$U$2]" office:value-type="float" office:value="-49.799525713369">
            <text:p>-49.80</text:p>
          </table:table-cell>
          <table:table-cell table:formula="of:=[.AI61]+[.AA62]*[.$U$2]" office:value-type="float" office:value="-24.3878918832863">
            <text:p>-24.39</text:p>
          </table:table-cell>
        </table:table-row>
        <table:table-row table:style-name="ro1">
          <table:table-cell office:value-type="float" office:value="22416">
            <text:p>22416</text:p>
          </table:table-cell>
          <table:table-cell office:value-type="float" office:value="-7308">
            <text:p>-7308</text:p>
          </table:table-cell>
          <table:table-cell office:value-type="float" office:value="-2440">
            <text:p>-2440</text:p>
          </table:table-cell>
          <table:table-cell office:value-type="float" office:value="6061">
            <text:p>6061</text:p>
          </table:table-cell>
          <table:table-cell office:value-type="float" office:value="32767">
            <text:p>32767</text:p>
          </table:table-cell>
          <table:table-cell office:value-type="float" office:value="15254">
            <text:p>15254</text:p>
          </table:table-cell>
          <table:table-cell/>
          <table:table-cell table:formula="of:=[.A63]/16384-[.H$164]" office:value-type="float" office:value="0.419535319010417">
            <text:p>0.42</text:p>
          </table:table-cell>
          <table:table-cell table:formula="of:=[.B63]/16384-[.I$164]" office:value-type="float" office:value="-0.212168375651042">
            <text:p>-0.21</text:p>
          </table:table-cell>
          <table:table-cell table:formula="of:=[.C63]/16384-[.J$164]" office:value-type="float" office:value="-0.368011474609375">
            <text:p>-0.37</text:p>
          </table:table-cell>
          <table:table-cell table:formula="of:=[.D63]/131" office:value-type="float" office:value="46.2671755725191">
            <text:p>46.3</text:p>
          </table:table-cell>
          <table:table-cell table:formula="of:=[.E63]/131" office:value-type="float" office:value="250.129770992366">
            <text:p>250.1</text:p>
          </table:table-cell>
          <table:table-cell table:formula="of:=[.F63]/131" office:value-type="float" office:value="116.442748091603">
            <text:p>116.4</text:p>
          </table:table-cell>
          <table:table-cell/>
          <table:table-cell table:formula="of:=[.H63]-AVERAGE([.H39:.H63])" office:value-type="float" office:value="0.29029296875">
            <text:p>0.29</text:p>
          </table:table-cell>
          <table:table-cell table:formula="of:=[.I63]-AVERAGE([.I39:.I63])" office:value-type="float" office:value="-0.1534765625">
            <text:p>-0.15</text:p>
          </table:table-cell>
          <table:table-cell table:formula="of:=[.J63]-AVERAGE([.J39:.J63])" office:value-type="float" office:value="-0.23124755859375">
            <text:p>-0.23</text:p>
          </table:table-cell>
          <table:table-cell table:formula="of:=IF(ABS([.K63]-AVERAGE([.K$2:.K63])) &gt; 20;[.K63]-AVERAGE([.K$2:.K63]);0)" office:value-type="float" office:value="40.8475744890421">
            <text:p>40.85</text:p>
          </table:table-cell>
          <table:table-cell table:formula="of:=[.L63]-AVERAGE([.L39:.L63])" office:value-type="float" office:value="249.473282442748">
            <text:p>249.47</text:p>
          </table:table-cell>
          <table:table-cell table:formula="of:=[.M63]-AVERAGE([.M39:.M63])" office:value-type="float" office:value="115.349923664122">
            <text:p>115.35</text:p>
          </table:table-cell>
          <table:table-cell/>
          <table:table-cell table:formula="of:=[.V62]+[.O63]*[.$U$2]" office:value-type="float" office:value="0.792244737413195">
            <text:p>0.79</text:p>
          </table:table-cell>
          <table:table-cell table:formula="of:=[.W62]+[.P63]*[.$U$2]" office:value-type="float" office:value="-0.126601426866319">
            <text:p>-0.13</text:p>
          </table:table-cell>
          <table:table-cell table:formula="of:=[.X62]+[.Q63]*[.$U$2]" office:value-type="float" office:value="-0.326547258165147">
            <text:p>-0.33</text:p>
          </table:table-cell>
          <table:table-cell table:formula="of:=[.R63]" office:value-type="float" office:value="40.8475744890421">
            <text:p>40.8</text:p>
          </table:table-cell>
          <table:table-cell table:formula="of:=[.S63]" office:value-type="float" office:value="249.473282442748">
            <text:p>249.5</text:p>
          </table:table-cell>
          <table:table-cell table:formula="of:=[.T63]" office:value-type="float" office:value="115.349923664122">
            <text:p>115.3</text:p>
          </table:table-cell>
          <table:table-cell table:number-columns-repeated="2"/>
          <table:table-cell table:formula="of:=[.V63]*[.$U$2]+0.5*[.O62]*POWER([.$U$2];2)+[.AD62]" office:value-type="float" office:value="7.669536630136">
            <text:p>7.6695366301</text:p>
          </table:table-cell>
          <table:table-cell table:formula="of:=[.W63]*[.$U$2]+0.5*[.P62]*POWER([.$U$2];2)+[.AE62]" office:value-type="float" office:value="-0.736640511971933">
            <text:p>-0.736640512</text:p>
          </table:table-cell>
          <table:table-cell table:formula="of:=[.X63]*[.$U$2]+0.5*[.Q62]*POWER([.$U$2];2)+[.AF62]" office:value-type="float" office:value="-6.3173656350595">
            <text:p>-6.3173656351</text:p>
          </table:table-cell>
          <table:table-cell table:formula="of:=[.AG62]+[.Y63]*[.$U$2]" office:value-type="float" office:value="88.5684714292893">
            <text:p>88.57</text:p>
          </table:table-cell>
          <table:table-cell table:formula="of:=[.AH62]+[.Z63]*[.$U$2]" office:value-type="float" office:value="33.3582351008803">
            <text:p>33.36</text:p>
          </table:table-cell>
          <table:table-cell table:formula="of:=[.AI62]+[.AA63]*[.$U$2]" office:value-type="float" office:value="14.0620826714211">
            <text:p>14.06</text:p>
          </table:table-cell>
        </table:table-row>
        <table:table-row table:style-name="ro1">
          <table:table-cell office:value-type="float" office:value="17724">
            <text:p>17724</text:p>
          </table:table-cell>
          <table:table-cell office:value-type="float" office:value="-2068">
            <text:p>-2068</text:p>
          </table:table-cell>
          <table:table-cell office:value-type="float" office:value="4296">
            <text:p>4296</text:p>
          </table:table-cell>
          <table:table-cell office:value-type="float" office:value="2289">
            <text:p>2289</text:p>
          </table:table-cell>
          <table:table-cell office:value-type="float" office:value="-12598">
            <text:p>-12598</text:p>
          </table:table-cell>
          <table:table-cell office:value-type="float" office:value="-2661">
            <text:p>-2661</text:p>
          </table:table-cell>
          <table:table-cell/>
          <table:table-cell table:formula="of:=[.A64]/16384-[.H$164]" office:value-type="float" office:value="0.133158365885417">
            <text:p>0.13</text:p>
          </table:table-cell>
          <table:table-cell table:formula="of:=[.B64]/16384-[.I$164]" office:value-type="float" office:value="0.107655843098958">
            <text:p>0.11</text:p>
          </table:table-cell>
          <table:table-cell table:formula="of:=[.C64]/16384-[.J$164]" office:value-type="float" office:value="0.043121337890625">
            <text:p>0.04</text:p>
          </table:table-cell>
          <table:table-cell table:formula="of:=[.D64]/131" office:value-type="float" office:value="17.4732824427481">
            <text:p>17.5</text:p>
          </table:table-cell>
          <table:table-cell table:formula="of:=[.E64]/131" office:value-type="float" office:value="-96.1679389312977">
            <text:p>-96.2</text:p>
          </table:table-cell>
          <table:table-cell table:formula="of:=[.F64]/131" office:value-type="float" office:value="-20.3129770992366">
            <text:p>-20.3</text:p>
          </table:table-cell>
          <table:table-cell/>
          <table:table-cell table:formula="of:=[.H64]-AVERAGE([.H40:.H64])" office:value-type="float" office:value="-0.00272460937499994">
            <text:p>0.00</text:p>
          </table:table-cell>
          <table:table-cell table:formula="of:=[.I64]-AVERAGE([.I40:.I64])" office:value-type="float" office:value="0.150390625">
            <text:p>0.15</text:p>
          </table:table-cell>
          <table:table-cell table:formula="of:=[.J64]-AVERAGE([.J40:.J64])" office:value-type="float" office:value="0.17510986328125">
            <text:p>0.18</text:p>
          </table:table-cell>
          <table:table-cell table:formula="of:=IF(ABS([.K64]-AVERAGE([.K$2:.K64])) &gt; 20;[.K64]-AVERAGE([.K$2:.K64]);0)" office:value-type="float" office:value="0">
            <text:p>0.00</text:p>
          </table:table-cell>
          <table:table-cell table:formula="of:=[.L64]-AVERAGE([.L40:.L64])" office:value-type="float" office:value="-95.2726717557252">
            <text:p>-95.27</text:p>
          </table:table-cell>
          <table:table-cell table:formula="of:=[.M64]-AVERAGE([.M40:.M64])" office:value-type="float" office:value="-20.6741984732824">
            <text:p>-20.67</text:p>
          </table:table-cell>
          <table:table-cell/>
          <table:table-cell table:formula="of:=[.V63]+[.O64]*[.$U$2]" office:value-type="float" office:value="0.791336534288195">
            <text:p>0.79</text:p>
          </table:table-cell>
          <table:table-cell table:formula="of:=[.W63]+[.P64]*[.$U$2]" office:value-type="float" office:value="-0.076471218532986">
            <text:p>-0.08</text:p>
          </table:table-cell>
          <table:table-cell table:formula="of:=[.X63]+[.Q64]*[.$U$2]" office:value-type="float" office:value="-0.268177303738064">
            <text:p>-0.27</text:p>
          </table:table-cell>
          <table:table-cell table:formula="of:=[.R64]" office:value-type="float" office:value="0">
            <text:p>0.0</text:p>
          </table:table-cell>
          <table:table-cell table:formula="of:=[.S64]" office:value-type="float" office:value="-95.2726717557252">
            <text:p>-95.3</text:p>
          </table:table-cell>
          <table:table-cell table:formula="of:=[.T64]" office:value-type="float" office:value="-20.6741984732824">
            <text:p>-20.7</text:p>
          </table:table-cell>
          <table:table-cell table:number-columns-repeated="2"/>
          <table:table-cell table:formula="of:=[.V64]*[.$U$2]+0.5*[.O63]*POWER([.$U$2];2)+[.AD63]" office:value-type="float" office:value="7.94944286205151">
            <text:p>7.9494428621</text:p>
          </table:table-cell>
          <table:table-cell table:formula="of:=[.W64]*[.$U$2]+0.5*[.P63]*POWER([.$U$2];2)+[.AE63]" office:value-type="float" office:value="-0.77065739384404">
            <text:p>-0.7706573938</text:p>
          </table:table-cell>
          <table:table-cell table:formula="of:=[.X64]*[.$U$2]+0.5*[.Q63]*POWER([.$U$2];2)+[.AF63]" office:value-type="float" office:value="-6.41960515622739">
            <text:p>-6.4196051562</text:p>
          </table:table-cell>
          <table:table-cell table:formula="of:=[.AG63]+[.Y64]*[.$U$2]" office:value-type="float" office:value="88.5684714292893">
            <text:p>88.57</text:p>
          </table:table-cell>
          <table:table-cell table:formula="of:=[.AH63]+[.Z64]*[.$U$2]" office:value-type="float" office:value="1.60067784897195">
            <text:p>1.60</text:p>
          </table:table-cell>
          <table:table-cell table:formula="of:=[.AI63]+[.AA64]*[.$U$2]" office:value-type="float" office:value="7.17068318032691">
            <text:p>7.17</text:p>
          </table:table-cell>
        </table:table-row>
        <table:table-row table:style-name="ro1">
          <table:table-cell office:value-type="float" office:value="15412">
            <text:p>15412</text:p>
          </table:table-cell>
          <table:table-cell office:value-type="float" office:value="-5512">
            <text:p>-5512</text:p>
          </table:table-cell>
          <table:table-cell office:value-type="float" office:value="2312">
            <text:p>2312</text:p>
          </table:table-cell>
          <table:table-cell office:value-type="float" office:value="-967">
            <text:p>-967</text:p>
          </table:table-cell>
          <table:table-cell office:value-type="float" office:value="-3578">
            <text:p>-3578</text:p>
          </table:table-cell>
          <table:table-cell office:value-type="float" office:value="-823">
            <text:p>-823</text:p>
          </table:table-cell>
          <table:table-cell/>
          <table:table-cell table:formula="of:=[.A65]/16384-[.H$164]" office:value-type="float" office:value="-0.00795491536458337">
            <text:p>-0.01</text:p>
          </table:table-cell>
          <table:table-cell table:formula="of:=[.B65]/16384-[.I$164]" office:value-type="float" office:value="-0.102549235026042">
            <text:p>-0.10</text:p>
          </table:table-cell>
          <table:table-cell table:formula="of:=[.C65]/16384-[.J$164]" office:value-type="float" office:value="-0.077972412109375">
            <text:p>-0.08</text:p>
          </table:table-cell>
          <table:table-cell table:formula="of:=[.D65]/131" office:value-type="float" office:value="-7.38167938931298">
            <text:p>-7.4</text:p>
          </table:table-cell>
          <table:table-cell table:formula="of:=[.E65]/131" office:value-type="float" office:value="-27.3129770992366">
            <text:p>-27.3</text:p>
          </table:table-cell>
          <table:table-cell table:formula="of:=[.F65]/131" office:value-type="float" office:value="-6.2824427480916">
            <text:p>-6.3</text:p>
          </table:table-cell>
          <table:table-cell/>
          <table:table-cell table:formula="of:=[.H65]-AVERAGE([.H41:.H65])" office:value-type="float" office:value="-0.136943359375">
            <text:p>-0.14</text:p>
          </table:table-cell>
          <table:table-cell table:formula="of:=[.I65]-AVERAGE([.I41:.I65])" office:value-type="float" office:value="-0.0537890625">
            <text:p>-0.05</text:p>
          </table:table-cell>
          <table:table-cell table:formula="of:=[.J65]-AVERAGE([.J41:.J65])" office:value-type="float" office:value="0.06019775390625">
            <text:p>0.06</text:p>
          </table:table-cell>
          <table:table-cell table:formula="of:=IF(ABS([.K65]-AVERAGE([.K$2:.K65])) &gt; 20;[.K65]-AVERAGE([.K$2:.K65]);0)" office:value-type="float" office:value="0">
            <text:p>0.00</text:p>
          </table:table-cell>
          <table:table-cell table:formula="of:=[.L65]-AVERAGE([.L41:.L65])" office:value-type="float" office:value="-28.7145038167939">
            <text:p>-28.71</text:p>
          </table:table-cell>
          <table:table-cell table:formula="of:=[.M65]-AVERAGE([.M41:.M65])" office:value-type="float" office:value="-8.33312977099237">
            <text:p>-8.33</text:p>
          </table:table-cell>
          <table:table-cell/>
          <table:table-cell table:formula="of:=[.V64]+[.O65]*[.$U$2]" office:value-type="float" office:value="0.745688747829862">
            <text:p>0.75</text:p>
          </table:table-cell>
          <table:table-cell table:formula="of:=[.W64]+[.P65]*[.$U$2]" office:value-type="float" office:value="-0.094400906032986">
            <text:p>-0.09</text:p>
          </table:table-cell>
          <table:table-cell table:formula="of:=[.X64]+[.Q65]*[.$U$2]" office:value-type="float" office:value="-0.248111385769314">
            <text:p>-0.25</text:p>
          </table:table-cell>
          <table:table-cell table:formula="of:=[.R65]" office:value-type="float" office:value="0">
            <text:p>0.0</text:p>
          </table:table-cell>
          <table:table-cell table:formula="of:=[.S65]" office:value-type="float" office:value="-28.7145038167939">
            <text:p>-28.7</text:p>
          </table:table-cell>
          <table:table-cell table:formula="of:=[.T65]" office:value-type="float" office:value="-8.33312977099237">
            <text:p>-8.3</text:p>
          </table:table-cell>
          <table:table-cell table:number-columns-repeated="2"/>
          <table:table-cell table:formula="of:=[.V65]*[.$U$2]+0.5*[.O64]*POWER([.$U$2];2)+[.AD64]" office:value-type="float" office:value="8.19785441080729">
            <text:p>8.1978544108</text:p>
          </table:table-cell>
          <table:table-cell table:formula="of:=[.W65]*[.$U$2]+0.5*[.P64]*POWER([.$U$2];2)+[.AE64]" office:value-type="float" office:value="-0.793769327799479">
            <text:p>-0.7937693278</text:p>
          </table:table-cell>
          <table:table-cell table:formula="of:=[.X65]*[.$U$2]+0.5*[.Q64]*POWER([.$U$2];2)+[.AF64]" office:value-type="float" office:value="-6.49258062574598">
            <text:p>-6.4925806257</text:p>
          </table:table-cell>
          <table:table-cell table:formula="of:=[.AG64]+[.Y65]*[.$U$2]" office:value-type="float" office:value="88.5684714292893">
            <text:p>88.57</text:p>
          </table:table-cell>
          <table:table-cell table:formula="of:=[.AH64]+[.Z65]*[.$U$2]" office:value-type="float" office:value="-7.97082342329268">
            <text:p>-7.97</text:p>
          </table:table-cell>
          <table:table-cell table:formula="of:=[.AI64]+[.AA65]*[.$U$2]" office:value-type="float" office:value="4.39297325666279">
            <text:p>4.39</text:p>
          </table:table-cell>
        </table:table-row>
        <table:table-row table:style-name="ro1">
          <table:table-cell office:value-type="float" office:value="17440">
            <text:p>17440</text:p>
          </table:table-cell>
          <table:table-cell office:value-type="float" office:value="-18556">
            <text:p>-18556</text:p>
          </table:table-cell>
          <table:table-cell office:value-type="float" office:value="-2880">
            <text:p>-2880</text:p>
          </table:table-cell>
          <table:table-cell office:value-type="float" office:value="-21995">
            <text:p>-21995</text:p>
          </table:table-cell>
          <table:table-cell office:value-type="float" office:value="-9466">
            <text:p>-9466</text:p>
          </table:table-cell>
          <table:table-cell office:value-type="float" office:value="-14897">
            <text:p>-14897</text:p>
          </table:table-cell>
          <table:table-cell/>
          <table:table-cell table:formula="of:=[.A66]/16384-[.H$164]" office:value-type="float" office:value="0.115824381510417">
            <text:p>0.12</text:p>
          </table:table-cell>
          <table:table-cell table:formula="of:=[.B66]/16384-[.I$164]" office:value-type="float" office:value="-0.898691813151042">
            <text:p>-0.90</text:p>
          </table:table-cell>
          <table:table-cell table:formula="of:=[.C66]/16384-[.J$164]" office:value-type="float" office:value="-0.394866943359375">
            <text:p>-0.39</text:p>
          </table:table-cell>
          <table:table-cell table:formula="of:=[.D66]/131" office:value-type="float" office:value="-167.900763358779">
            <text:p>-167.9</text:p>
          </table:table-cell>
          <table:table-cell table:formula="of:=[.E66]/131" office:value-type="float" office:value="-72.2595419847328">
            <text:p>-72.3</text:p>
          </table:table-cell>
          <table:table-cell table:formula="of:=[.F66]/131" office:value-type="float" office:value="-113.717557251908">
            <text:p>-113.7</text:p>
          </table:table-cell>
          <table:table-cell/>
          <table:table-cell table:formula="of:=[.H66]-AVERAGE([.H42:.H66])" office:value-type="float" office:value="-0.0358886718749999">
            <text:p>-0.04</text:p>
          </table:table-cell>
          <table:table-cell table:formula="of:=[.I66]-AVERAGE([.I42:.I66])" office:value-type="float" office:value="-0.814912109375">
            <text:p>-0.81</text:p>
          </table:table-cell>
          <table:table-cell table:formula="of:=[.J66]-AVERAGE([.J42:.J66])" office:value-type="float" office:value="-0.25339599609375">
            <text:p>-0.25</text:p>
          </table:table-cell>
          <table:table-cell table:formula="of:=IF(ABS([.K66]-AVERAGE([.K$2:.K66])) &gt; 20;[.K66]-AVERAGE([.K$2:.K66]);0)" office:value-type="float" office:value="-170.642395772167">
            <text:p>-170.64</text:p>
          </table:table-cell>
          <table:table-cell table:formula="of:=[.L66]-AVERAGE([.L42:.L66])" office:value-type="float" office:value="-66.1807633587786">
            <text:p>-66.18</text:p>
          </table:table-cell>
          <table:table-cell table:formula="of:=[.M66]-AVERAGE([.M42:.M66])" office:value-type="float" office:value="-112.724885496183">
            <text:p>-112.72</text:p>
          </table:table-cell>
          <table:table-cell/>
          <table:table-cell table:formula="of:=[.V65]+[.O66]*[.$U$2]" office:value-type="float" office:value="0.733725857204862">
            <text:p>0.73</text:p>
          </table:table-cell>
          <table:table-cell table:formula="of:=[.W65]+[.P66]*[.$U$2]" office:value-type="float" office:value="-0.366038275824653">
            <text:p>-0.37</text:p>
          </table:table-cell>
          <table:table-cell table:formula="of:=[.X65]+[.Q66]*[.$U$2]" office:value-type="float" office:value="-0.332576717800564">
            <text:p>-0.33</text:p>
          </table:table-cell>
          <table:table-cell table:formula="of:=[.R66]" office:value-type="float" office:value="-170.642395772167">
            <text:p>-170.6</text:p>
          </table:table-cell>
          <table:table-cell table:formula="of:=[.S66]" office:value-type="float" office:value="-66.1807633587786">
            <text:p>-66.2</text:p>
          </table:table-cell>
          <table:table-cell table:formula="of:=[.T66]" office:value-type="float" office:value="-112.724885496183">
            <text:p>-112.7</text:p>
          </table:table-cell>
          <table:table-cell table:number-columns-repeated="2"/>
          <table:table-cell table:formula="of:=[.V66]*[.$U$2]+0.5*[.O65]*POWER([.$U$2];2)+[.AD65]" office:value-type="float" office:value="8.43482173213253">
            <text:p>8.4348217321</text:p>
          </table:table-cell>
          <table:table-cell table:formula="of:=[.W66]*[.$U$2]+0.5*[.P65]*POWER([.$U$2];2)+[.AE65]" office:value-type="float" office:value="-0.918770367657697">
            <text:p>-0.9187703677</text:p>
          </table:table-cell>
          <table:table-cell table:formula="of:=[.X66]*[.$U$2]+0.5*[.Q65]*POWER([.$U$2];2)+[.AF65]" office:value-type="float" office:value="-6.60009521201805">
            <text:p>-6.600095212</text:p>
          </table:table-cell>
          <table:table-cell table:formula="of:=[.AG65]+[.Y66]*[.$U$2]" office:value-type="float" office:value="31.6876728385671">
            <text:p>31.69</text:p>
          </table:table-cell>
          <table:table-cell table:formula="of:=[.AH65]+[.Z66]*[.$U$2]" office:value-type="float" office:value="-30.0310778762189">
            <text:p>-30.03</text:p>
          </table:table-cell>
          <table:table-cell table:formula="of:=[.AI65]+[.AA66]*[.$U$2]" office:value-type="float" office:value="-33.1819885753983">
            <text:p>-33.18</text:p>
          </table:table-cell>
        </table:table-row>
        <table:table-row table:style-name="ro1">
          <table:table-cell office:value-type="float" office:value="22812">
            <text:p>22812</text:p>
          </table:table-cell>
          <table:table-cell office:value-type="float" office:value="-7288">
            <text:p>-7288</text:p>
          </table:table-cell>
          <table:table-cell office:value-type="float" office:value="-148">
            <text:p>-148</text:p>
          </table:table-cell>
          <table:table-cell office:value-type="float" office:value="14074">
            <text:p>14074</text:p>
          </table:table-cell>
          <table:table-cell office:value-type="float" office:value="23211">
            <text:p>23211</text:p>
          </table:table-cell>
          <table:table-cell office:value-type="float" office:value="17916">
            <text:p>17916</text:p>
          </table:table-cell>
          <table:table-cell/>
          <table:table-cell table:formula="of:=[.A67]/16384-[.H$164]" office:value-type="float" office:value="0.443705240885417">
            <text:p>0.44</text:p>
          </table:table-cell>
          <table:table-cell table:formula="of:=[.B67]/16384-[.I$164]" office:value-type="float" office:value="-0.210947672526042">
            <text:p>-0.21</text:p>
          </table:table-cell>
          <table:table-cell table:formula="of:=[.C67]/16384-[.J$164]" office:value-type="float" office:value="-0.228118896484375">
            <text:p>-0.23</text:p>
          </table:table-cell>
          <table:table-cell table:formula="of:=[.D67]/131" office:value-type="float" office:value="107.435114503817">
            <text:p>107.4</text:p>
          </table:table-cell>
          <table:table-cell table:formula="of:=[.E67]/131" office:value-type="float" office:value="177.18320610687">
            <text:p>177.2</text:p>
          </table:table-cell>
          <table:table-cell table:formula="of:=[.F67]/131" office:value-type="float" office:value="136.763358778626">
            <text:p>136.8</text:p>
          </table:table-cell>
          <table:table-cell/>
          <table:table-cell table:formula="of:=[.H67]-AVERAGE([.H43:.H67])" office:value-type="float" office:value="0.274248046875">
            <text:p>0.27</text:p>
          </table:table-cell>
          <table:table-cell table:formula="of:=[.I67]-AVERAGE([.I43:.I67])" office:value-type="float" office:value="-0.120419921875">
            <text:p>-0.12</text:p>
          </table:table-cell>
          <table:table-cell table:formula="of:=[.J67]-AVERAGE([.J43:.J67])" office:value-type="float" office:value="-0.10377685546875">
            <text:p>-0.10</text:p>
          </table:table-cell>
          <table:table-cell table:formula="of:=IF(ABS([.K67]-AVERAGE([.K$2:.K67])) &gt; 20;[.K67]-AVERAGE([.K$2:.K67]);0)" office:value-type="float" office:value="103.107217210271">
            <text:p>103.11</text:p>
          </table:table-cell>
          <table:table-cell table:formula="of:=[.L67]-AVERAGE([.L43:.L67])" office:value-type="float" office:value="172.981679389313">
            <text:p>172.98</text:p>
          </table:table-cell>
          <table:table-cell table:formula="of:=[.M67]-AVERAGE([.M43:.M67])" office:value-type="float" office:value="132.234503816794">
            <text:p>132.23</text:p>
          </table:table-cell>
          <table:table-cell/>
          <table:table-cell table:formula="of:=[.V66]+[.O67]*[.$U$2]" office:value-type="float" office:value="0.825141872829862">
            <text:p>0.83</text:p>
          </table:table-cell>
          <table:table-cell table:formula="of:=[.W66]+[.P67]*[.$U$2]" office:value-type="float" office:value="-0.406178249782986">
            <text:p>-0.41</text:p>
          </table:table-cell>
          <table:table-cell table:formula="of:=[.X66]+[.Q67]*[.$U$2]" office:value-type="float" office:value="-0.367169002956814">
            <text:p>-0.37</text:p>
          </table:table-cell>
          <table:table-cell table:formula="of:=[.R67]" office:value-type="float" office:value="103.107217210271">
            <text:p>103.1</text:p>
          </table:table-cell>
          <table:table-cell table:formula="of:=[.S67]" office:value-type="float" office:value="172.981679389313">
            <text:p>173.0</text:p>
          </table:table-cell>
          <table:table-cell table:formula="of:=[.T67]" office:value-type="float" office:value="132.234503816794">
            <text:p>132.2</text:p>
          </table:table-cell>
          <table:table-cell table:number-columns-repeated="2"/>
          <table:table-cell table:formula="of:=[.V67]*[.$U$2]+0.5*[.O66]*POWER([.$U$2];2)+[.AD66]" office:value-type="float" office:value="8.70787520797165">
            <text:p>8.707875208</text:p>
          </table:table-cell>
          <table:table-cell table:formula="of:=[.W67]*[.$U$2]+0.5*[.P66]*POWER([.$U$2];2)+[.AE66]" office:value-type="float" office:value="-1.09943601255064">
            <text:p>-1.0994360126</text:p>
          </table:table-cell>
          <table:table-cell table:formula="of:=[.X67]*[.$U$2]+0.5*[.Q66]*POWER([.$U$2];2)+[.AF66]" office:value-type="float" office:value="-6.73656243500886">
            <text:p>-6.736562435</text:p>
          </table:table-cell>
          <table:table-cell table:formula="of:=[.AG66]+[.Y67]*[.$U$2]" office:value-type="float" office:value="66.0567452419906">
            <text:p>66.06</text:p>
          </table:table-cell>
          <table:table-cell table:formula="of:=[.AH66]+[.Z67]*[.$U$2]" office:value-type="float" office:value="27.6294819202188">
            <text:p>27.63</text:p>
          </table:table-cell>
          <table:table-cell table:formula="of:=[.AI66]+[.AA67]*[.$U$2]" office:value-type="float" office:value="10.896179363533">
            <text:p>10.90</text:p>
          </table:table-cell>
        </table:table-row>
        <table:table-row table:style-name="ro1">
          <table:table-cell office:value-type="float" office:value="15676">
            <text:p>15676</text:p>
          </table:table-cell>
          <table:table-cell office:value-type="float" office:value="-6288">
            <text:p>-6288</text:p>
          </table:table-cell>
          <table:table-cell office:value-type="float" office:value="5352">
            <text:p>5352</text:p>
          </table:table-cell>
          <table:table-cell office:value-type="float" office:value="4941">
            <text:p>4941</text:p>
          </table:table-cell>
          <table:table-cell office:value-type="float" office:value="-12302">
            <text:p>-12302</text:p>
          </table:table-cell>
          <table:table-cell office:value-type="float" office:value="4966">
            <text:p>4966</text:p>
          </table:table-cell>
          <table:table-cell/>
          <table:table-cell table:formula="of:=[.A68]/16384-[.H$164]" office:value-type="float" office:value="0.00815836588541663">
            <text:p>0.01</text:p>
          </table:table-cell>
          <table:table-cell table:formula="of:=[.B68]/16384-[.I$164]" office:value-type="float" office:value="-0.149912516276042">
            <text:p>-0.15</text:p>
          </table:table-cell>
          <table:table-cell table:formula="of:=[.C68]/16384-[.J$164]" office:value-type="float" office:value="0.107574462890625">
            <text:p>0.11</text:p>
          </table:table-cell>
          <table:table-cell table:formula="of:=[.D68]/131" office:value-type="float" office:value="37.7175572519084">
            <text:p>37.7</text:p>
          </table:table-cell>
          <table:table-cell table:formula="of:=[.E68]/131" office:value-type="float" office:value="-93.9083969465649">
            <text:p>-93.9</text:p>
          </table:table-cell>
          <table:table-cell table:formula="of:=[.F68]/131" office:value-type="float" office:value="37.9083969465649">
            <text:p>37.9</text:p>
          </table:table-cell>
          <table:table-cell/>
          <table:table-cell table:formula="of:=[.H68]-AVERAGE([.H44:.H68])" office:value-type="float" office:value="-0.164140625">
            <text:p>-0.16</text:p>
          </table:table-cell>
          <table:table-cell table:formula="of:=[.I68]-AVERAGE([.I44:.I68])" office:value-type="float" office:value="-0.061630859375">
            <text:p>-0.06</text:p>
          </table:table-cell>
          <table:table-cell table:formula="of:=[.J68]-AVERAGE([.J44:.J68])" office:value-type="float" office:value="0.22521728515625">
            <text:p>0.23</text:p>
          </table:table-cell>
          <table:table-cell table:formula="of:=IF(ABS([.K68]-AVERAGE([.K$2:.K68])) &gt; 20;[.K68]-AVERAGE([.K$2:.K68]);0)" office:value-type="float" office:value="32.8913068246553">
            <text:p>32.89</text:p>
          </table:table-cell>
          <table:table-cell table:formula="of:=[.L68]-AVERAGE([.L44:.L68])" office:value-type="float" office:value="-95.6851908396947">
            <text:p>-95.69</text:p>
          </table:table-cell>
          <table:table-cell table:formula="of:=[.M68]-AVERAGE([.M44:.M68])" office:value-type="float" office:value="31.5206106870229">
            <text:p>31.52</text:p>
          </table:table-cell>
          <table:table-cell/>
          <table:table-cell table:formula="of:=[.V67]+[.O68]*[.$U$2]" office:value-type="float" office:value="0.770428331163195">
            <text:p>0.77</text:p>
          </table:table-cell>
          <table:table-cell table:formula="of:=[.W67]+[.P68]*[.$U$2]" office:value-type="float" office:value="-0.426721869574653">
            <text:p>-0.43</text:p>
          </table:table-cell>
          <table:table-cell table:formula="of:=[.X67]+[.Q68]*[.$U$2]" office:value-type="float" office:value="-0.292096574571397">
            <text:p>-0.29</text:p>
          </table:table-cell>
          <table:table-cell table:formula="of:=[.R68]" office:value-type="float" office:value="32.8913068246553">
            <text:p>32.9</text:p>
          </table:table-cell>
          <table:table-cell table:formula="of:=[.S68]" office:value-type="float" office:value="-95.6851908396947">
            <text:p>-95.7</text:p>
          </table:table-cell>
          <table:table-cell table:formula="of:=[.T68]" office:value-type="float" office:value="31.5206106870229">
            <text:p>31.5</text:p>
          </table:table-cell>
          <table:table-cell table:number-columns-repeated="2"/>
          <table:table-cell table:formula="of:=[.V68]*[.$U$2]+0.5*[.O67]*POWER([.$U$2];2)+[.AD67]" office:value-type="float" office:value="8.97992065429688">
            <text:p>8.9799206543</text:p>
          </table:table-cell>
          <table:table-cell table:formula="of:=[.W68]*[.$U$2]+0.5*[.P67]*POWER([.$U$2];2)+[.AE67]" office:value-type="float" office:value="-1.24836663140191">
            <text:p>-1.2483666314</text:p>
          </table:table-cell>
          <table:table-cell table:formula="of:=[.X68]*[.$U$2]+0.5*[.Q67]*POWER([.$U$2];2)+[.AF67]" office:value-type="float" office:value="-6.83969334072537">
            <text:p>-6.8396933407</text:p>
          </table:table-cell>
          <table:table-cell table:formula="of:=[.AG67]+[.Y68]*[.$U$2]" office:value-type="float" office:value="77.0205141835424">
            <text:p>77.02</text:p>
          </table:table-cell>
          <table:table-cell table:formula="of:=[.AH67]+[.Z68]*[.$U$2]" office:value-type="float" office:value="-4.26558169301278">
            <text:p>-4.27</text:p>
          </table:table-cell>
          <table:table-cell table:formula="of:=[.AI67]+[.AA68]*[.$U$2]" office:value-type="float" office:value="21.4030495925406">
            <text:p>21.40</text:p>
          </table:table-cell>
        </table:table-row>
        <table:table-row table:style-name="ro1">
          <table:table-cell office:value-type="float" office:value="18892">
            <text:p>18892</text:p>
          </table:table-cell>
          <table:table-cell office:value-type="float" office:value="-1368">
            <text:p>-1368</text:p>
          </table:table-cell>
          <table:table-cell office:value-type="float" office:value="2768">
            <text:p>2768</text:p>
          </table:table-cell>
          <table:table-cell office:value-type="float" office:value="32767">
            <text:p>32767</text:p>
          </table:table-cell>
          <table:table-cell office:value-type="float" office:value="-17606">
            <text:p>-17606</text:p>
          </table:table-cell>
          <table:table-cell office:value-type="float" office:value="1839">
            <text:p>1839</text:p>
          </table:table-cell>
          <table:table-cell/>
          <table:table-cell table:formula="of:=[.A69]/16384-[.H$164]" office:value-type="float" office:value="0.204447428385417">
            <text:p>0.20</text:p>
          </table:table-cell>
          <table:table-cell table:formula="of:=[.B69]/16384-[.I$164]" office:value-type="float" office:value="0.150380452473958">
            <text:p>0.15</text:p>
          </table:table-cell>
          <table:table-cell table:formula="of:=[.C69]/16384-[.J$164]" office:value-type="float" office:value="-0.050140380859375">
            <text:p>-0.05</text:p>
          </table:table-cell>
          <table:table-cell table:formula="of:=[.D69]/131" office:value-type="float" office:value="250.129770992366">
            <text:p>250.1</text:p>
          </table:table-cell>
          <table:table-cell table:formula="of:=[.E69]/131" office:value-type="float" office:value="-134.396946564886">
            <text:p>-134.4</text:p>
          </table:table-cell>
          <table:table-cell table:formula="of:=[.F69]/131" office:value-type="float" office:value="14.0381679389313">
            <text:p>14.0</text:p>
          </table:table-cell>
          <table:table-cell/>
          <table:table-cell table:formula="of:=[.H69]-AVERAGE([.H45:.H69])" office:value-type="float" office:value="0.0372265625000001">
            <text:p>0.04</text:p>
          </table:table-cell>
          <table:table-cell table:formula="of:=[.I69]-AVERAGE([.I45:.I69])" office:value-type="float" office:value="0.218720703125">
            <text:p>0.22</text:p>
          </table:table-cell>
          <table:table-cell table:formula="of:=[.J69]-AVERAGE([.J45:.J69])" office:value-type="float" office:value="0.07639892578125">
            <text:p>0.08</text:p>
          </table:table-cell>
          <table:table-cell table:formula="of:=IF(ABS([.K69]-AVERAGE([.K$2:.K69])) &gt; 20;[.K69]-AVERAGE([.K$2:.K69]);0)" office:value-type="float" office:value="241.696115850921">
            <text:p>241.70</text:p>
          </table:table-cell>
          <table:table-cell table:formula="of:=[.L69]-AVERAGE([.L45:.L69])" office:value-type="float" office:value="-134.885801526718">
            <text:p>-134.89</text:p>
          </table:table-cell>
          <table:table-cell table:formula="of:=[.M69]-AVERAGE([.M45:.M69])" office:value-type="float" office:value="4.7563358778626">
            <text:p>4.76</text:p>
          </table:table-cell>
          <table:table-cell/>
          <table:table-cell table:formula="of:=[.V68]+[.O69]*[.$U$2]" office:value-type="float" office:value="0.782837185329862">
            <text:p>0.78</text:p>
          </table:table-cell>
          <table:table-cell table:formula="of:=[.W68]+[.P69]*[.$U$2]" office:value-type="float" office:value="-0.353814968532986">
            <text:p>-0.35</text:p>
          </table:table-cell>
          <table:table-cell table:formula="of:=[.X68]+[.Q69]*[.$U$2]" office:value-type="float" office:value="-0.266630265977647">
            <text:p>-0.27</text:p>
          </table:table-cell>
          <table:table-cell table:formula="of:=[.R69]" office:value-type="float" office:value="241.696115850921">
            <text:p>241.7</text:p>
          </table:table-cell>
          <table:table-cell table:formula="of:=[.S69]" office:value-type="float" office:value="-134.885801526718">
            <text:p>-134.9</text:p>
          </table:table-cell>
          <table:table-cell table:formula="of:=[.T69]" office:value-type="float" office:value="4.7563358778626">
            <text:p>4.8</text:p>
          </table:table-cell>
          <table:table-cell table:number-columns-repeated="2"/>
          <table:table-cell table:formula="of:=[.V69]*[.$U$2]+0.5*[.O68]*POWER([.$U$2];2)+[.AD68]" office:value-type="float" office:value="9.23174745912905">
            <text:p>9.2317474591</text:p>
          </table:table-cell>
          <table:table-cell table:formula="of:=[.W69]*[.$U$2]+0.5*[.P68]*POWER([.$U$2];2)+[.AE68]" office:value-type="float" office:value="-1.36972889087818">
            <text:p>-1.3697288909</text:p>
          </table:table-cell>
          <table:table-cell table:formula="of:=[.X69]*[.$U$2]+0.5*[.Q68]*POWER([.$U$2];2)+[.AF68]" office:value-type="float" office:value="-6.91605802465368">
            <text:p>-6.9160580247</text:p>
          </table:table-cell>
          <table:table-cell table:formula="of:=[.AG68]+[.Y69]*[.$U$2]" office:value-type="float" office:value="157.585886133849">
            <text:p>157.59</text:p>
          </table:table-cell>
          <table:table-cell table:formula="of:=[.AH68]+[.Z69]*[.$U$2]" office:value-type="float" office:value="-49.227515535252">
            <text:p>-49.23</text:p>
          </table:table-cell>
          <table:table-cell table:formula="of:=[.AI68]+[.AA69]*[.$U$2]" office:value-type="float" office:value="22.9884948851615">
            <text:p>22.99</text:p>
          </table:table-cell>
        </table:table-row>
        <table:table-row table:style-name="ro1">
          <table:table-cell office:value-type="float" office:value="15964">
            <text:p>15964</text:p>
          </table:table-cell>
          <table:table-cell office:value-type="float" office:value="-4284">
            <text:p>-4284</text:p>
          </table:table-cell>
          <table:table-cell office:value-type="float" office:value="3744">
            <text:p>3744</text:p>
          </table:table-cell>
          <table:table-cell office:value-type="float" office:value="122">
            <text:p>122</text:p>
          </table:table-cell>
          <table:table-cell office:value-type="float" office:value="-8">
            <text:p>-8</text:p>
          </table:table-cell>
          <table:table-cell office:value-type="float" office:value="453">
            <text:p>453</text:p>
          </table:table-cell>
          <table:table-cell/>
          <table:table-cell table:formula="of:=[.A70]/16384-[.H$164]" office:value-type="float" office:value="0.0257364908854166">
            <text:p>0.03</text:p>
          </table:table-cell>
          <table:table-cell table:formula="of:=[.B70]/16384-[.I$164]" office:value-type="float" office:value="-0.0275980631510417">
            <text:p>-0.03</text:p>
          </table:table-cell>
          <table:table-cell table:formula="of:=[.C70]/16384-[.J$164]" office:value-type="float" office:value="0.009429931640625">
            <text:p>0.01</text:p>
          </table:table-cell>
          <table:table-cell table:formula="of:=[.D70]/131" office:value-type="float" office:value="0.931297709923664">
            <text:p>0.9</text:p>
          </table:table-cell>
          <table:table-cell table:formula="of:=[.E70]/131" office:value-type="float" office:value="-0.0610687022900763">
            <text:p>-0.1</text:p>
          </table:table-cell>
          <table:table-cell table:formula="of:=[.F70]/131" office:value-type="float" office:value="3.45801526717557">
            <text:p>3.5</text:p>
          </table:table-cell>
          <table:table-cell/>
          <table:table-cell table:formula="of:=[.H70]-AVERAGE([.H46:.H70])" office:value-type="float" office:value="-0.132353515625">
            <text:p>-0.13</text:p>
          </table:table-cell>
          <table:table-cell table:formula="of:=[.I70]-AVERAGE([.I46:.I70])" office:value-type="float" office:value="0.036650390625">
            <text:p>0.04</text:p>
          </table:table-cell>
          <table:table-cell table:formula="of:=[.J70]-AVERAGE([.J46:.J70])" office:value-type="float" office:value="0.11664306640625">
            <text:p>0.12</text:p>
          </table:table-cell>
          <table:table-cell table:formula="of:=IF(ABS([.K70]-AVERAGE([.K$2:.K70])) &gt; 20;[.K70]-AVERAGE([.K$2:.K70]);0)" office:value-type="float" office:value="0">
            <text:p>0.00</text:p>
          </table:table-cell>
          <table:table-cell table:formula="of:=[.L70]-AVERAGE([.L46:.L70])" office:value-type="float" office:value="9.45770992366412">
            <text:p>9.46</text:p>
          </table:table-cell>
          <table:table-cell table:formula="of:=[.M70]-AVERAGE([.M46:.M70])" office:value-type="float" office:value="-1.20152671755725">
            <text:p>-1.20</text:p>
          </table:table-cell>
          <table:table-cell/>
          <table:table-cell table:formula="of:=[.V69]+[.O70]*[.$U$2]" office:value-type="float" office:value="0.738719346788195">
            <text:p>0.74</text:p>
          </table:table-cell>
          <table:table-cell table:formula="of:=[.W69]+[.P70]*[.$U$2]" office:value-type="float" office:value="-0.341598171657986">
            <text:p>-0.34</text:p>
          </table:table-cell>
          <table:table-cell table:formula="of:=[.X69]+[.Q70]*[.$U$2]" office:value-type="float" office:value="-0.227749243842231">
            <text:p>-0.23</text:p>
          </table:table-cell>
          <table:table-cell table:formula="of:=[.R70]" office:value-type="float" office:value="0">
            <text:p>0.0</text:p>
          </table:table-cell>
          <table:table-cell table:formula="of:=[.S70]" office:value-type="float" office:value="9.45770992366412">
            <text:p>9.5</text:p>
          </table:table-cell>
          <table:table-cell table:formula="of:=[.T70]" office:value-type="float" office:value="-1.20152671755725">
            <text:p>-1.2</text:p>
          </table:table-cell>
          <table:table-cell table:number-columns-repeated="2"/>
          <table:table-cell table:formula="of:=[.V70]*[.$U$2]+0.5*[.O69]*POWER([.$U$2];2)+[.AD69]" office:value-type="float" office:value="9.48005538375289">
            <text:p>9.4800553838</text:p>
          </table:table-cell>
          <table:table-cell table:formula="of:=[.W70]*[.$U$2]+0.5*[.P69]*POWER([.$U$2];2)+[.AE69]" office:value-type="float" office:value="-1.4714437979239">
            <text:p>-1.4714437979</text:p>
          </table:table-cell>
          <table:table-cell table:formula="of:=[.X70]*[.$U$2]+0.5*[.Q69]*POWER([.$U$2];2)+[.AF69]" office:value-type="float" office:value="-6.98773005450213">
            <text:p>-6.9877300545</text:p>
          </table:table-cell>
          <table:table-cell table:formula="of:=[.AG69]+[.Y70]*[.$U$2]" office:value-type="float" office:value="157.585886133849">
            <text:p>157.59</text:p>
          </table:table-cell>
          <table:table-cell table:formula="of:=[.AH69]+[.Z70]*[.$U$2]" office:value-type="float" office:value="-46.0749455606973">
            <text:p>-46.07</text:p>
          </table:table-cell>
          <table:table-cell table:formula="of:=[.AI69]+[.AA70]*[.$U$2]" office:value-type="float" office:value="22.5879859793091">
            <text:p>22.59</text:p>
          </table:table-cell>
        </table:table-row>
        <table:table-row table:style-name="ro1">
          <table:table-cell office:value-type="float" office:value="15616">
            <text:p>15616</text:p>
          </table:table-cell>
          <table:table-cell office:value-type="float" office:value="-4308">
            <text:p>-4308</text:p>
          </table:table-cell>
          <table:table-cell office:value-type="float" office:value="4076">
            <text:p>4076</text:p>
          </table:table-cell>
          <table:table-cell office:value-type="float" office:value="581">
            <text:p>581</text:p>
          </table:table-cell>
          <table:table-cell office:value-type="float" office:value="534">
            <text:p>534</text:p>
          </table:table-cell>
          <table:table-cell office:value-type="float" office:value="218">
            <text:p>218</text:p>
          </table:table-cell>
          <table:table-cell/>
          <table:table-cell table:formula="of:=[.A71]/16384-[.H$164]" office:value-type="float" office:value="0.00449625651041663">
            <text:p>0.00</text:p>
          </table:table-cell>
          <table:table-cell table:formula="of:=[.B71]/16384-[.I$164]" office:value-type="float" office:value="-0.0290629069010417">
            <text:p>-0.03</text:p>
          </table:table-cell>
          <table:table-cell table:formula="of:=[.C71]/16384-[.J$164]" office:value-type="float" office:value="0.029693603515625">
            <text:p>0.03</text:p>
          </table:table-cell>
          <table:table-cell table:formula="of:=[.D71]/131" office:value-type="float" office:value="4.43511450381679">
            <text:p>4.4</text:p>
          </table:table-cell>
          <table:table-cell table:formula="of:=[.E71]/131" office:value-type="float" office:value="4.0763358778626">
            <text:p>4.1</text:p>
          </table:table-cell>
          <table:table-cell table:formula="of:=[.F71]/131" office:value-type="float" office:value="1.66412213740458">
            <text:p>1.7</text:p>
          </table:table-cell>
          <table:table-cell/>
          <table:table-cell table:formula="of:=[.H71]-AVERAGE([.H47:.H71])" office:value-type="float" office:value="-0.156865234375">
            <text:p>-0.16</text:p>
          </table:table-cell>
          <table:table-cell table:formula="of:=[.I71]-AVERAGE([.I47:.I71])" office:value-type="float" office:value="0.01373046875">
            <text:p>0.01</text:p>
          </table:table-cell>
          <table:table-cell table:formula="of:=[.J71]-AVERAGE([.J47:.J71])" office:value-type="float" office:value="0.12730712890625">
            <text:p>0.13</text:p>
          </table:table-cell>
          <table:table-cell table:formula="of:=IF(ABS([.K71]-AVERAGE([.K$2:.K71])) &gt; 20;[.K71]-AVERAGE([.K$2:.K71]);0)" office:value-type="float" office:value="0">
            <text:p>0.00</text:p>
          </table:table-cell>
          <table:table-cell table:formula="of:=[.L71]-AVERAGE([.L47:.L71])" office:value-type="float" office:value="8.74167938931298">
            <text:p>8.74</text:p>
          </table:table-cell>
          <table:table-cell table:formula="of:=[.M71]-AVERAGE([.M47:.M71])" office:value-type="float" office:value="-3.22656488549618">
            <text:p>-3.23</text:p>
          </table:table-cell>
          <table:table-cell/>
          <table:table-cell table:formula="of:=[.V70]+[.O71]*[.$U$2]" office:value-type="float" office:value="0.686430935329862">
            <text:p>0.69</text:p>
          </table:table-cell>
          <table:table-cell table:formula="of:=[.W70]+[.P71]*[.$U$2]" office:value-type="float" office:value="-0.337021348741319">
            <text:p>-0.34</text:p>
          </table:table-cell>
          <table:table-cell table:formula="of:=[.X70]+[.Q71]*[.$U$2]" office:value-type="float" office:value="-0.185313534206814">
            <text:p>-0.19</text:p>
          </table:table-cell>
          <table:table-cell table:formula="of:=[.R71]" office:value-type="float" office:value="0">
            <text:p>0.0</text:p>
          </table:table-cell>
          <table:table-cell table:formula="of:=[.S71]" office:value-type="float" office:value="8.74167938931298">
            <text:p>8.7</text:p>
          </table:table-cell>
          <table:table-cell table:formula="of:=[.T71]" office:value-type="float" office:value="-3.22656488549618">
            <text:p>-3.2</text:p>
          </table:table-cell>
          <table:table-cell table:number-columns-repeated="2"/>
          <table:table-cell table:formula="of:=[.V71]*[.$U$2]+0.5*[.O70]*POWER([.$U$2];2)+[.AD70]" office:value-type="float" office:value="9.70151272243924">
            <text:p>9.7015127224</text:p>
          </table:table-cell>
          <table:table-cell table:formula="of:=[.W71]*[.$U$2]+0.5*[.P70]*POWER([.$U$2];2)+[.AE70]" office:value-type="float" office:value="-1.58174811469184">
            <text:p>-1.5817481147</text:p>
          </table:table-cell>
          <table:table-cell table:formula="of:=[.X71]*[.$U$2]+0.5*[.Q70]*POWER([.$U$2];2)+[.AF70]" office:value-type="float" office:value="-7.04302106221517">
            <text:p>-7.0430210622</text:p>
          </table:table-cell>
          <table:table-cell table:formula="of:=[.AG70]+[.Y71]*[.$U$2]" office:value-type="float" office:value="157.585886133849">
            <text:p>157.59</text:p>
          </table:table-cell>
          <table:table-cell table:formula="of:=[.AH70]+[.Z71]*[.$U$2]" office:value-type="float" office:value="-43.1610524309263">
            <text:p>-43.16</text:p>
          </table:table-cell>
          <table:table-cell table:formula="of:=[.AI70]+[.AA71]*[.$U$2]" office:value-type="float" office:value="21.5124643508104">
            <text:p>21.51</text:p>
          </table:table-cell>
        </table:table-row>
        <table:table-row table:style-name="ro1">
          <table:table-cell office:value-type="float" office:value="15500">
            <text:p>15500</text:p>
          </table:table-cell>
          <table:table-cell office:value-type="float" office:value="-4332">
            <text:p>-4332</text:p>
          </table:table-cell>
          <table:table-cell office:value-type="float" office:value="4208">
            <text:p>4208</text:p>
          </table:table-cell>
          <table:table-cell office:value-type="float" office:value="185">
            <text:p>185</text:p>
          </table:table-cell>
          <table:table-cell office:value-type="float" office:value="-92">
            <text:p>-92</text:p>
          </table:table-cell>
          <table:table-cell office:value-type="float" office:value="84">
            <text:p>84</text:p>
          </table:table-cell>
          <table:table-cell/>
          <table:table-cell table:formula="of:=[.A72]/16384-[.H$164]" office:value-type="float" office:value="-0.00258382161458337">
            <text:p>0.00</text:p>
          </table:table-cell>
          <table:table-cell table:formula="of:=[.B72]/16384-[.I$164]" office:value-type="float" office:value="-0.0305277506510417">
            <text:p>-0.03</text:p>
          </table:table-cell>
          <table:table-cell table:formula="of:=[.C72]/16384-[.J$164]" office:value-type="float" office:value="0.037750244140625">
            <text:p>0.04</text:p>
          </table:table-cell>
          <table:table-cell table:formula="of:=[.D72]/131" office:value-type="float" office:value="1.41221374045802">
            <text:p>1.4</text:p>
          </table:table-cell>
          <table:table-cell table:formula="of:=[.E72]/131" office:value-type="float" office:value="-0.702290076335878">
            <text:p>-0.7</text:p>
          </table:table-cell>
          <table:table-cell table:formula="of:=[.F72]/131" office:value-type="float" office:value="0.641221374045801">
            <text:p>0.6</text:p>
          </table:table-cell>
          <table:table-cell/>
          <table:table-cell table:formula="of:=[.H72]-AVERAGE([.H48:.H72])" office:value-type="float" office:value="-0.1656640625">
            <text:p>-0.17</text:p>
          </table:table-cell>
          <table:table-cell table:formula="of:=[.I72]-AVERAGE([.I48:.I72])" office:value-type="float" office:value="0.00880859375000001">
            <text:p>0.01</text:p>
          </table:table-cell>
          <table:table-cell table:formula="of:=[.J72]-AVERAGE([.J48:.J72])" office:value-type="float" office:value="0.13387939453125">
            <text:p>0.13</text:p>
          </table:table-cell>
          <table:table-cell table:formula="of:=IF(ABS([.K72]-AVERAGE([.K$2:.K72])) &gt; 20;[.K72]-AVERAGE([.K$2:.K72]);0)" office:value-type="float" office:value="0">
            <text:p>0.00</text:p>
          </table:table-cell>
          <table:table-cell table:formula="of:=[.L72]-AVERAGE([.L48:.L72])" office:value-type="float" office:value="2.2787786259542">
            <text:p>2.28</text:p>
          </table:table-cell>
          <table:table-cell table:formula="of:=[.M72]-AVERAGE([.M48:.M72])" office:value-type="float" office:value="-5.30106870229008">
            <text:p>-5.30</text:p>
          </table:table-cell>
          <table:table-cell/>
          <table:table-cell table:formula="of:=[.V71]+[.O72]*[.$U$2]" office:value-type="float" office:value="0.631209581163195">
            <text:p>0.63</text:p>
          </table:table-cell>
          <table:table-cell table:formula="of:=[.W71]+[.P72]*[.$U$2]" office:value-type="float" office:value="-0.334085150824653">
            <text:p>-0.33</text:p>
          </table:table-cell>
          <table:table-cell table:formula="of:=[.X71]+[.Q72]*[.$U$2]" office:value-type="float" office:value="-0.140687069363064">
            <text:p>-0.14</text:p>
          </table:table-cell>
          <table:table-cell table:formula="of:=[.R72]" office:value-type="float" office:value="0">
            <text:p>0.0</text:p>
          </table:table-cell>
          <table:table-cell table:formula="of:=[.S72]" office:value-type="float" office:value="2.2787786259542">
            <text:p>2.3</text:p>
          </table:table-cell>
          <table:table-cell table:formula="of:=[.T72]" office:value-type="float" office:value="-5.30106870229008">
            <text:p>-5.3</text:p>
          </table:table-cell>
          <table:table-cell table:number-columns-repeated="2"/>
          <table:table-cell table:formula="of:=[.V72]*[.$U$2]+0.5*[.O71]*POWER([.$U$2];2)+[.AD71]" office:value-type="float" office:value="9.90320118091725">
            <text:p>9.9032011809</text:p>
          </table:table-cell>
          <table:table-cell table:formula="of:=[.W72]*[.$U$2]+0.5*[.P71]*POWER([.$U$2];2)+[.AE71]" office:value-type="float" office:value="-1.69234702781395">
            <text:p>-1.6923470278</text:p>
          </table:table-cell>
          <table:table-cell table:formula="of:=[.X72]*[.$U$2]+0.5*[.Q71]*POWER([.$U$2];2)+[.AF71]" office:value-type="float" office:value="-7.08284413373029">
            <text:p>-7.0828441337</text:p>
          </table:table-cell>
          <table:table-cell table:formula="of:=[.AG71]+[.Y72]*[.$U$2]" office:value-type="float" office:value="157.585886133849">
            <text:p>157.59</text:p>
          </table:table-cell>
          <table:table-cell table:formula="of:=[.AH71]+[.Z72]*[.$U$2]" office:value-type="float" office:value="-42.4014595556082">
            <text:p>-42.40</text:p>
          </table:table-cell>
          <table:table-cell table:formula="of:=[.AI71]+[.AA72]*[.$U$2]" office:value-type="float" office:value="19.745441450047">
            <text:p>19.75</text:p>
          </table:table-cell>
        </table:table-row>
        <table:table-row table:style-name="ro1">
          <table:table-cell office:value-type="float" office:value="15644">
            <text:p>15644</text:p>
          </table:table-cell>
          <table:table-cell office:value-type="float" office:value="-4216">
            <text:p>-4216</text:p>
          </table:table-cell>
          <table:table-cell office:value-type="float" office:value="4060">
            <text:p>4060</text:p>
          </table:table-cell>
          <table:table-cell office:value-type="float" office:value="183">
            <text:p>183</text:p>
          </table:table-cell>
          <table:table-cell office:value-type="float" office:value="-38">
            <text:p>-38</text:p>
          </table:table-cell>
          <table:table-cell office:value-type="float" office:value="166">
            <text:p>166</text:p>
          </table:table-cell>
          <table:table-cell/>
          <table:table-cell table:formula="of:=[.A73]/16384-[.H$164]" office:value-type="float" office:value="0.00620524088541663">
            <text:p>0.01</text:p>
          </table:table-cell>
          <table:table-cell table:formula="of:=[.B73]/16384-[.I$164]" office:value-type="float" office:value="-0.0234476725260417">
            <text:p>-0.02</text:p>
          </table:table-cell>
          <table:table-cell table:formula="of:=[.C73]/16384-[.J$164]" office:value-type="float" office:value="0.028717041015625">
            <text:p>0.03</text:p>
          </table:table-cell>
          <table:table-cell table:formula="of:=[.D73]/131" office:value-type="float" office:value="1.3969465648855">
            <text:p>1.4</text:p>
          </table:table-cell>
          <table:table-cell table:formula="of:=[.E73]/131" office:value-type="float" office:value="-0.290076335877863">
            <text:p>-0.3</text:p>
          </table:table-cell>
          <table:table-cell table:formula="of:=[.F73]/131" office:value-type="float" office:value="1.26717557251908">
            <text:p>1.3</text:p>
          </table:table-cell>
          <table:table-cell/>
          <table:table-cell table:formula="of:=[.H73]-AVERAGE([.H49:.H73])" office:value-type="float" office:value="-0.163017578125">
            <text:p>-0.16</text:p>
          </table:table-cell>
          <table:table-cell table:formula="of:=[.I73]-AVERAGE([.I49:.I73])" office:value-type="float" office:value="0.051572265625">
            <text:p>0.05</text:p>
          </table:table-cell>
          <table:table-cell table:formula="of:=[.J73]-AVERAGE([.J49:.J73])" office:value-type="float" office:value="0.05783447265625">
            <text:p>0.06</text:p>
          </table:table-cell>
          <table:table-cell table:formula="of:=IF(ABS([.K73]-AVERAGE([.K$2:.K73])) &gt; 20;[.K73]-AVERAGE([.K$2:.K73]);0)" office:value-type="float" office:value="0">
            <text:p>0.00</text:p>
          </table:table-cell>
          <table:table-cell table:formula="of:=[.L73]-AVERAGE([.L49:.L73])" office:value-type="float" office:value="0.687633587786263">
            <text:p>0.69</text:p>
          </table:table-cell>
          <table:table-cell table:formula="of:=[.M73]-AVERAGE([.M49:.M73])" office:value-type="float" office:value="-5.81343511450382">
            <text:p>-5.81</text:p>
          </table:table-cell>
          <table:table-cell/>
          <table:table-cell table:formula="of:=[.V72]+[.O73]*[.$U$2]" office:value-type="float" office:value="0.576870388454862">
            <text:p>0.58</text:p>
          </table:table-cell>
          <table:table-cell table:formula="of:=[.W72]+[.P73]*[.$U$2]" office:value-type="float" office:value="-0.316894395616319">
            <text:p>-0.32</text:p>
          </table:table-cell>
          <table:table-cell table:formula="of:=[.X72]+[.Q73]*[.$U$2]" office:value-type="float" office:value="-0.121408911810981">
            <text:p>-0.12</text:p>
          </table:table-cell>
          <table:table-cell table:formula="of:=[.R73]" office:value-type="float" office:value="0">
            <text:p>0.0</text:p>
          </table:table-cell>
          <table:table-cell table:formula="of:=[.S73]" office:value-type="float" office:value="0.687633587786263">
            <text:p>0.7</text:p>
          </table:table-cell>
          <table:table-cell table:formula="of:=[.T73]" office:value-type="float" office:value="-5.81343511450382">
            <text:p>-5.8</text:p>
          </table:table-cell>
          <table:table-cell table:number-columns-repeated="2"/>
          <table:table-cell table:formula="of:=[.V73]*[.$U$2]+0.5*[.O72]*POWER([.$U$2];2)+[.AD72]" office:value-type="float" office:value="10.0862877513744">
            <text:p>10.0862877514</text:p>
          </table:table-cell>
          <table:table-cell table:formula="of:=[.W73]*[.$U$2]+0.5*[.P72]*POWER([.$U$2];2)+[.AE72]" office:value-type="float" office:value="-1.79748912669994">
            <text:p>-1.7974891267</text:p>
          </table:table-cell>
          <table:table-cell table:formula="of:=[.X73]*[.$U$2]+0.5*[.Q72]*POWER([.$U$2];2)+[.AF72]" office:value-type="float" office:value="-7.11587602685999">
            <text:p>-7.1158760269</text:p>
          </table:table-cell>
          <table:table-cell table:formula="of:=[.AG72]+[.Y73]*[.$U$2]" office:value-type="float" office:value="157.585886133849">
            <text:p>157.59</text:p>
          </table:table-cell>
          <table:table-cell table:formula="of:=[.AH72]+[.Z73]*[.$U$2]" office:value-type="float" office:value="-42.1722483596794">
            <text:p>-42.17</text:p>
          </table:table-cell>
          <table:table-cell table:formula="of:=[.AI72]+[.AA73]*[.$U$2]" office:value-type="float" office:value="17.8076297452124">
            <text:p>17.81</text:p>
          </table:table-cell>
        </table:table-row>
        <table:table-row table:style-name="ro1">
          <table:table-cell office:value-type="float" office:value="15616">
            <text:p>15616</text:p>
          </table:table-cell>
          <table:table-cell office:value-type="float" office:value="-4288">
            <text:p>-4288</text:p>
          </table:table-cell>
          <table:table-cell office:value-type="float" office:value="4216">
            <text:p>4216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/>
          <table:table-cell table:formula="of:=[.A74]/16384-[.H$164]" office:value-type="float" office:value="0.00449625651041663">
            <text:p>0.00</text:p>
          </table:table-cell>
          <table:table-cell table:formula="of:=[.B74]/16384-[.I$164]" office:value-type="float" office:value="-0.0278422037760417">
            <text:p>-0.03</text:p>
          </table:table-cell>
          <table:table-cell table:formula="of:=[.C74]/16384-[.J$164]" office:value-type="float" office:value="0.038238525390625">
            <text:p>0.04</text:p>
          </table:table-cell>
          <table:table-cell table:formula="of:=[.D74]/131" office:value-type="float" office:value="1.79389312977099">
            <text:p>1.8</text:p>
          </table:table-cell>
          <table:table-cell table:formula="of:=[.E74]/131" office:value-type="float" office:value="0.00763358778625954">
            <text:p>0.0</text:p>
          </table:table-cell>
          <table:table-cell table:formula="of:=[.F74]/131" office:value-type="float" office:value="1.43511450381679">
            <text:p>1.4</text:p>
          </table:table-cell>
          <table:table-cell/>
          <table:table-cell table:formula="of:=[.H74]-AVERAGE([.H50:.H74])" office:value-type="float" office:value="-0.14611328125">
            <text:p>-0.15</text:p>
          </table:table-cell>
          <table:table-cell table:formula="of:=[.I74]-AVERAGE([.I50:.I74])" office:value-type="float" office:value="0.046435546875">
            <text:p>0.05</text:p>
          </table:table-cell>
          <table:table-cell table:formula="of:=[.J74]-AVERAGE([.J50:.J74])" office:value-type="float" office:value="0.05351806640625">
            <text:p>0.05</text:p>
          </table:table-cell>
          <table:table-cell table:formula="of:=IF(ABS([.K74]-AVERAGE([.K$2:.K74])) &gt; 20;[.K74]-AVERAGE([.K$2:.K74]);0)" office:value-type="float" office:value="0">
            <text:p>0.00</text:p>
          </table:table-cell>
          <table:table-cell table:formula="of:=[.L74]-AVERAGE([.L50:.L74])" office:value-type="float" office:value="8.34687022900764">
            <text:p>8.35</text:p>
          </table:table-cell>
          <table:table-cell table:formula="of:=[.M74]-AVERAGE([.M50:.M74])" office:value-type="float" office:value="-0.700763358778626">
            <text:p>-0.70</text:p>
          </table:table-cell>
          <table:table-cell/>
          <table:table-cell table:formula="of:=[.V73]+[.O74]*[.$U$2]" office:value-type="float" office:value="0.528165961371529">
            <text:p>0.53</text:p>
          </table:table-cell>
          <table:table-cell table:formula="of:=[.W73]+[.P74]*[.$U$2]" office:value-type="float" office:value="-0.301415879991319">
            <text:p>-0.30</text:p>
          </table:table-cell>
          <table:table-cell table:formula="of:=[.X73]+[.Q74]*[.$U$2]" office:value-type="float" office:value="-0.103569556342231">
            <text:p>-0.10</text:p>
          </table:table-cell>
          <table:table-cell table:formula="of:=[.R74]" office:value-type="float" office:value="0">
            <text:p>0.0</text:p>
          </table:table-cell>
          <table:table-cell table:formula="of:=[.S74]" office:value-type="float" office:value="8.34687022900764">
            <text:p>8.3</text:p>
          </table:table-cell>
          <table:table-cell table:formula="of:=[.T74]" office:value-type="float" office:value="-0.700763358778626">
            <text:p>-0.7</text:p>
          </table:table-cell>
          <table:table-cell table:number-columns-repeated="2"/>
          <table:table-cell table:formula="of:=[.V74]*[.$U$2]+0.5*[.O73]*POWER([.$U$2];2)+[.AD73]" office:value-type="float" office:value="10.2532865397135">
            <text:p>10.2532865397</text:p>
          </table:table-cell>
          <table:table-cell table:formula="of:=[.W74]*[.$U$2]+0.5*[.P73]*POWER([.$U$2];2)+[.AE73]" office:value-type="float" office:value="-1.89509596082899">
            <text:p>-1.8950959608</text:p>
          </table:table-cell>
          <table:table-cell table:formula="of:=[.X74]*[.$U$2]+0.5*[.Q73]*POWER([.$U$2];2)+[.AF73]" office:value-type="float" office:value="-7.14718618604872">
            <text:p>-7.147186186</text:p>
          </table:table-cell>
          <table:table-cell table:formula="of:=[.AG73]+[.Y74]*[.$U$2]" office:value-type="float" office:value="157.585886133849">
            <text:p>157.59</text:p>
          </table:table-cell>
          <table:table-cell table:formula="of:=[.AH73]+[.Z74]*[.$U$2]" office:value-type="float" office:value="-39.3899582833436">
            <text:p>-39.39</text:p>
          </table:table-cell>
          <table:table-cell table:formula="of:=[.AI73]+[.AA74]*[.$U$2]" office:value-type="float" office:value="17.5740419589529">
            <text:p>17.57</text:p>
          </table:table-cell>
        </table:table-row>
        <table:table-row table:style-name="ro1">
          <table:table-cell office:value-type="float" office:value="15692">
            <text:p>15692</text:p>
          </table:table-cell>
          <table:table-cell office:value-type="float" office:value="-4324">
            <text:p>-4324</text:p>
          </table:table-cell>
          <table:table-cell office:value-type="float" office:value="4244">
            <text:p>4244</text:p>
          </table:table-cell>
          <table:table-cell office:value-type="float" office:value="194">
            <text:p>194</text:p>
          </table:table-cell>
          <table:table-cell office:value-type="float" office:value="-36">
            <text:p>-36</text:p>
          </table:table-cell>
          <table:table-cell office:value-type="float" office:value="185">
            <text:p>185</text:p>
          </table:table-cell>
          <table:table-cell/>
          <table:table-cell table:formula="of:=[.A75]/16384-[.H$164]" office:value-type="float" office:value="0.00913492838541663">
            <text:p>0.01</text:p>
          </table:table-cell>
          <table:table-cell table:formula="of:=[.B75]/16384-[.I$164]" office:value-type="float" office:value="-0.0300394694010417">
            <text:p>-0.03</text:p>
          </table:table-cell>
          <table:table-cell table:formula="of:=[.C75]/16384-[.J$164]" office:value-type="float" office:value="0.039947509765625">
            <text:p>0.04</text:p>
          </table:table-cell>
          <table:table-cell table:formula="of:=[.D75]/131" office:value-type="float" office:value="1.48091603053435">
            <text:p>1.5</text:p>
          </table:table-cell>
          <table:table-cell table:formula="of:=[.E75]/131" office:value-type="float" office:value="-0.274809160305344">
            <text:p>-0.3</text:p>
          </table:table-cell>
          <table:table-cell table:formula="of:=[.F75]/131" office:value-type="float" office:value="1.41221374045802">
            <text:p>1.4</text:p>
          </table:table-cell>
          <table:table-cell/>
          <table:table-cell table:formula="of:=[.H75]-AVERAGE([.H51:.H75])" office:value-type="float" office:value="-0.139951171875">
            <text:p>-0.14</text:p>
          </table:table-cell>
          <table:table-cell table:formula="of:=[.I75]-AVERAGE([.I51:.I75])" office:value-type="float" office:value="0.041962890625">
            <text:p>0.04</text:p>
          </table:table-cell>
          <table:table-cell table:formula="of:=[.J75]-AVERAGE([.J51:.J75])" office:value-type="float" office:value="0.05096923828125">
            <text:p>0.05</text:p>
          </table:table-cell>
          <table:table-cell table:formula="of:=IF(ABS([.K75]-AVERAGE([.K$2:.K75])) &gt; 20;[.K75]-AVERAGE([.K$2:.K75]);0)" office:value-type="float" office:value="0">
            <text:p>0.00</text:p>
          </table:table-cell>
          <table:table-cell table:formula="of:=[.L75]-AVERAGE([.L51:.L75])" office:value-type="float" office:value="6.66442748091603">
            <text:p>6.66</text:p>
          </table:table-cell>
          <table:table-cell table:formula="of:=[.M75]-AVERAGE([.M51:.M75])" office:value-type="float" office:value="-0.94442748091603">
            <text:p>-0.94</text:p>
          </table:table-cell>
          <table:table-cell/>
          <table:table-cell table:formula="of:=[.V74]+[.O75]*[.$U$2]" office:value-type="float" office:value="0.481515570746529">
            <text:p>0.48</text:p>
          </table:table-cell>
          <table:table-cell table:formula="of:=[.W74]+[.P75]*[.$U$2]" office:value-type="float" office:value="-0.287428249782986">
            <text:p>-0.29</text:p>
          </table:table-cell>
          <table:table-cell table:formula="of:=[.X74]+[.Q75]*[.$U$2]" office:value-type="float" office:value="-0.0865798102484808">
            <text:p>-0.09</text:p>
          </table:table-cell>
          <table:table-cell table:formula="of:=[.R75]" office:value-type="float" office:value="0">
            <text:p>0.0</text:p>
          </table:table-cell>
          <table:table-cell table:formula="of:=[.S75]" office:value-type="float" office:value="6.66442748091603">
            <text:p>6.7</text:p>
          </table:table-cell>
          <table:table-cell table:formula="of:=[.T75]" office:value-type="float" office:value="-0.94442748091603">
            <text:p>-0.9</text:p>
          </table:table-cell>
          <table:table-cell table:number-columns-repeated="2"/>
          <table:table-cell table:formula="of:=[.V75]*[.$U$2]+0.5*[.O74]*POWER([.$U$2];2)+[.AD74]" office:value-type="float" office:value="10.4056743254485">
            <text:p>10.4056743254</text:p>
          </table:table-cell>
          <table:table-cell table:formula="of:=[.W75]*[.$U$2]+0.5*[.P74]*POWER([.$U$2];2)+[.AE74]" office:value-type="float" office:value="-1.98832562481915">
            <text:p>-1.9883256248</text:p>
          </table:table-cell>
          <table:table-cell table:formula="of:=[.X75]*[.$U$2]+0.5*[.Q74]*POWER([.$U$2];2)+[.AF74]" office:value-type="float" office:value="-7.17307289688675">
            <text:p>-7.1730728969</text:p>
          </table:table-cell>
          <table:table-cell table:formula="of:=[.AG74]+[.Y75]*[.$U$2]" office:value-type="float" office:value="157.585886133849">
            <text:p>157.59</text:p>
          </table:table-cell>
          <table:table-cell table:formula="of:=[.AH74]+[.Z75]*[.$U$2]" office:value-type="float" office:value="-37.1684824563716">
            <text:p>-37.17</text:p>
          </table:table-cell>
          <table:table-cell table:formula="of:=[.AI74]+[.AA75]*[.$U$2]" office:value-type="float" office:value="17.2592327986475">
            <text:p>17.26</text:p>
          </table:table-cell>
        </table:table-row>
        <table:table-row table:style-name="ro1">
          <table:table-cell office:value-type="float" office:value="15600">
            <text:p>15600</text:p>
          </table:table-cell>
          <table:table-cell office:value-type="float" office:value="-4268">
            <text:p>-4268</text:p>
          </table:table-cell>
          <table:table-cell office:value-type="float" office:value="4120">
            <text:p>4120</text:p>
          </table:table-cell>
          <table:table-cell office:value-type="float" office:value="164">
            <text:p>164</text:p>
          </table:table-cell>
          <table:table-cell office:value-type="float" office:value="-37">
            <text:p>-37</text:p>
          </table:table-cell>
          <table:table-cell office:value-type="float" office:value="162">
            <text:p>162</text:p>
          </table:table-cell>
          <table:table-cell/>
          <table:table-cell table:formula="of:=[.A76]/16384-[.H$164]" office:value-type="float" office:value="0.00351969401041663">
            <text:p>0.00</text:p>
          </table:table-cell>
          <table:table-cell table:formula="of:=[.B76]/16384-[.I$164]" office:value-type="float" office:value="-0.0266215006510417">
            <text:p>-0.03</text:p>
          </table:table-cell>
          <table:table-cell table:formula="of:=[.C76]/16384-[.J$164]" office:value-type="float" office:value="0.032379150390625">
            <text:p>0.03</text:p>
          </table:table-cell>
          <table:table-cell table:formula="of:=[.D76]/131" office:value-type="float" office:value="1.25190839694657">
            <text:p>1.3</text:p>
          </table:table-cell>
          <table:table-cell table:formula="of:=[.E76]/131" office:value-type="float" office:value="-0.282442748091603">
            <text:p>-0.3</text:p>
          </table:table-cell>
          <table:table-cell table:formula="of:=[.F76]/131" office:value-type="float" office:value="1.23664122137405">
            <text:p>1.2</text:p>
          </table:table-cell>
          <table:table-cell/>
          <table:table-cell table:formula="of:=[.H76]-AVERAGE([.H52:.H76])" office:value-type="float" office:value="-0.14138671875">
            <text:p>-0.14</text:p>
          </table:table-cell>
          <table:table-cell table:formula="of:=[.I76]-AVERAGE([.I52:.I76])" office:value-type="float" office:value="0.045712890625">
            <text:p>0.05</text:p>
          </table:table-cell>
          <table:table-cell table:formula="of:=[.J76]-AVERAGE([.J52:.J76])" office:value-type="float" office:value="0.04133056640625">
            <text:p>0.04</text:p>
          </table:table-cell>
          <table:table-cell table:formula="of:=IF(ABS([.K76]-AVERAGE([.K$2:.K76])) &gt; 20;[.K76]-AVERAGE([.K$2:.K76]);0)" office:value-type="float" office:value="0">
            <text:p>0.00</text:p>
          </table:table-cell>
          <table:table-cell table:formula="of:=[.L76]-AVERAGE([.L52:.L76])" office:value-type="float" office:value="2.76152671755725">
            <text:p>2.76</text:p>
          </table:table-cell>
          <table:table-cell table:formula="of:=[.M76]-AVERAGE([.M52:.M76])" office:value-type="float" office:value="-3.07511450381679">
            <text:p>-3.08</text:p>
          </table:table-cell>
          <table:table-cell/>
          <table:table-cell table:formula="of:=[.V75]+[.O76]*[.$U$2]" office:value-type="float" office:value="0.434386664496529">
            <text:p>0.43</text:p>
          </table:table-cell>
          <table:table-cell table:formula="of:=[.W75]+[.P76]*[.$U$2]" office:value-type="float" office:value="-0.272190619574653">
            <text:p>-0.27</text:p>
          </table:table-cell>
          <table:table-cell table:formula="of:=[.X75]+[.Q76]*[.$U$2]" office:value-type="float" office:value="-0.0728029547797308">
            <text:p>-0.07</text:p>
          </table:table-cell>
          <table:table-cell table:formula="of:=[.R76]" office:value-type="float" office:value="0">
            <text:p>0.0</text:p>
          </table:table-cell>
          <table:table-cell table:formula="of:=[.S76]" office:value-type="float" office:value="2.76152671755725">
            <text:p>2.8</text:p>
          </table:table-cell>
          <table:table-cell table:formula="of:=[.T76]" office:value-type="float" office:value="-3.07511450381679">
            <text:p>-3.1</text:p>
          </table:table-cell>
          <table:table-cell table:number-columns-repeated="2"/>
          <table:table-cell table:formula="of:=[.V76]*[.$U$2]+0.5*[.O75]*POWER([.$U$2];2)+[.AD75]" office:value-type="float" office:value="10.5426948151765">
            <text:p>10.5426948152</text:p>
          </table:table-cell>
          <table:table-cell table:formula="of:=[.W76]*[.$U$2]+0.5*[.P75]*POWER([.$U$2];2)+[.AE75]" office:value-type="float" office:value="-2.07672455964265">
            <text:p>-2.0767245596</text:p>
          </table:table-cell>
          <table:table-cell table:formula="of:=[.X76]*[.$U$2]+0.5*[.Q75]*POWER([.$U$2];2)+[.AF75]" office:value-type="float" office:value="-7.19450892413104">
            <text:p>-7.1945089241</text:p>
          </table:table-cell>
          <table:table-cell table:formula="of:=[.AG75]+[.Y76]*[.$U$2]" office:value-type="float" office:value="157.585886133849">
            <text:p>157.59</text:p>
          </table:table-cell>
          <table:table-cell table:formula="of:=[.AH75]+[.Z76]*[.$U$2]" office:value-type="float" office:value="-36.2479735505191">
            <text:p>-36.25</text:p>
          </table:table-cell>
          <table:table-cell table:formula="of:=[.AI75]+[.AA76]*[.$U$2]" office:value-type="float" office:value="16.2341946307086">
            <text:p>16.23</text:p>
          </table:table-cell>
        </table:table-row>
        <table:table-row table:style-name="ro1">
          <table:table-cell office:value-type="float" office:value="15532">
            <text:p>15532</text:p>
          </table:table-cell>
          <table:table-cell office:value-type="float" office:value="-4356">
            <text:p>-4356</text:p>
          </table:table-cell>
          <table:table-cell office:value-type="float" office:value="4244">
            <text:p>4244</text:p>
          </table:table-cell>
          <table:table-cell office:value-type="float" office:value="221">
            <text:p>221</text:p>
          </table:table-cell>
          <table:table-cell office:value-type="float" office:value="194">
            <text:p>194</text:p>
          </table:table-cell>
          <table:table-cell office:value-type="float" office:value="176">
            <text:p>176</text:p>
          </table:table-cell>
          <table:table-cell/>
          <table:table-cell table:formula="of:=[.A77]/16384-[.H$164]" office:value-type="float" office:value="-0.00063069661458337">
            <text:p>0.00</text:p>
          </table:table-cell>
          <table:table-cell table:formula="of:=[.B77]/16384-[.I$164]" office:value-type="float" office:value="-0.0319925944010417">
            <text:p>-0.03</text:p>
          </table:table-cell>
          <table:table-cell table:formula="of:=[.C77]/16384-[.J$164]" office:value-type="float" office:value="0.039947509765625">
            <text:p>0.04</text:p>
          </table:table-cell>
          <table:table-cell table:formula="of:=[.D77]/131" office:value-type="float" office:value="1.68702290076336">
            <text:p>1.7</text:p>
          </table:table-cell>
          <table:table-cell table:formula="of:=[.E77]/131" office:value-type="float" office:value="1.48091603053435">
            <text:p>1.5</text:p>
          </table:table-cell>
          <table:table-cell table:formula="of:=[.F77]/131" office:value-type="float" office:value="1.34351145038168">
            <text:p>1.3</text:p>
          </table:table-cell>
          <table:table-cell/>
          <table:table-cell table:formula="of:=[.H77]-AVERAGE([.H53:.H77])" office:value-type="float" office:value="-0.154140625">
            <text:p>-0.15</text:p>
          </table:table-cell>
          <table:table-cell table:formula="of:=[.I77]-AVERAGE([.I53:.I77])" office:value-type="float" office:value="0.0407910156249999">
            <text:p>0.04</text:p>
          </table:table-cell>
          <table:table-cell table:formula="of:=[.J77]-AVERAGE([.J53:.J77])" office:value-type="float" office:value="0.02827392578125">
            <text:p>0.03</text:p>
          </table:table-cell>
          <table:table-cell table:formula="of:=IF(ABS([.K77]-AVERAGE([.K$2:.K77])) &gt; 20;[.K77]-AVERAGE([.K$2:.K77]);0)" office:value-type="float" office:value="0">
            <text:p>0.00</text:p>
          </table:table-cell>
          <table:table-cell table:formula="of:=[.L77]-AVERAGE([.L53:.L77])" office:value-type="float" office:value="10.56">
            <text:p>10.56</text:p>
          </table:table-cell>
          <table:table-cell table:formula="of:=[.M77]-AVERAGE([.M53:.M77])" office:value-type="float" office:value="0.158167938931298">
            <text:p>0.16</text:p>
          </table:table-cell>
          <table:table-cell/>
          <table:table-cell table:formula="of:=[.V76]+[.O77]*[.$U$2]" office:value-type="float" office:value="0.383006456163195">
            <text:p>0.38</text:p>
          </table:table-cell>
          <table:table-cell table:formula="of:=[.W76]+[.P77]*[.$U$2]" office:value-type="float" office:value="-0.258593614366319">
            <text:p>-0.26</text:p>
          </table:table-cell>
          <table:table-cell table:formula="of:=[.X76]+[.Q77]*[.$U$2]" office:value-type="float" office:value="-0.0633783128526475">
            <text:p>-0.06</text:p>
          </table:table-cell>
          <table:table-cell table:formula="of:=[.R77]" office:value-type="float" office:value="0">
            <text:p>0.0</text:p>
          </table:table-cell>
          <table:table-cell table:formula="of:=[.S77]" office:value-type="float" office:value="10.56">
            <text:p>10.6</text:p>
          </table:table-cell>
          <table:table-cell table:formula="of:=[.T77]" office:value-type="float" office:value="0.158167938931298">
            <text:p>0.2</text:p>
          </table:table-cell>
          <table:table-cell table:number-columns-repeated="2"/>
          <table:table-cell table:formula="of:=[.V77]*[.$U$2]+0.5*[.O76]*POWER([.$U$2];2)+[.AD76]" office:value-type="float" office:value="10.6625088161892">
            <text:p>10.6625088162</text:p>
          </table:table-cell>
          <table:table-cell table:formula="of:=[.W77]*[.$U$2]+0.5*[.P76]*POWER([.$U$2];2)+[.AE76]" office:value-type="float" office:value="-2.16038282606337">
            <text:p>-2.1603828261</text:p>
          </table:table-cell>
          <table:table-cell table:formula="of:=[.X77]*[.$U$2]+0.5*[.Q76]*POWER([.$U$2];2)+[.AF76]" office:value-type="float" office:value="-7.21333888583713">
            <text:p>-7.2133388858</text:p>
          </table:table-cell>
          <table:table-cell table:formula="of:=[.AG76]+[.Y77]*[.$U$2]" office:value-type="float" office:value="157.585886133849">
            <text:p>157.59</text:p>
          </table:table-cell>
          <table:table-cell table:formula="of:=[.AH76]+[.Z77]*[.$U$2]" office:value-type="float" office:value="-32.7279735505191">
            <text:p>-32.73</text:p>
          </table:table-cell>
          <table:table-cell table:formula="of:=[.AI76]+[.AA77]*[.$U$2]" office:value-type="float" office:value="16.286917277019">
            <text:p>16.29</text:p>
          </table:table-cell>
        </table:table-row>
        <table:table-row table:style-name="ro1">
          <table:table-cell office:value-type="float" office:value="15420">
            <text:p>15420</text:p>
          </table:table-cell>
          <table:table-cell office:value-type="float" office:value="-4324">
            <text:p>-4324</text:p>
          </table:table-cell>
          <table:table-cell office:value-type="float" office:value="4268">
            <text:p>4268</text:p>
          </table:table-cell>
          <table:table-cell office:value-type="float" office:value="178">
            <text:p>178</text:p>
          </table:table-cell>
          <table:table-cell office:value-type="float" office:value="-154">
            <text:p>-154</text:p>
          </table:table-cell>
          <table:table-cell office:value-type="float" office:value="255">
            <text:p>255</text:p>
          </table:table-cell>
          <table:table-cell/>
          <table:table-cell table:formula="of:=[.A78]/16384-[.H$164]" office:value-type="float" office:value="-0.00746663411458337">
            <text:p>-0.01</text:p>
          </table:table-cell>
          <table:table-cell table:formula="of:=[.B78]/16384-[.I$164]" office:value-type="float" office:value="-0.0300394694010417">
            <text:p>-0.03</text:p>
          </table:table-cell>
          <table:table-cell table:formula="of:=[.C78]/16384-[.J$164]" office:value-type="float" office:value="0.041412353515625">
            <text:p>0.04</text:p>
          </table:table-cell>
          <table:table-cell table:formula="of:=[.D78]/131" office:value-type="float" office:value="1.3587786259542">
            <text:p>1.4</text:p>
          </table:table-cell>
          <table:table-cell table:formula="of:=[.E78]/131" office:value-type="float" office:value="-1.17557251908397">
            <text:p>-1.2</text:p>
          </table:table-cell>
          <table:table-cell table:formula="of:=[.F78]/131" office:value-type="float" office:value="1.94656488549618">
            <text:p>1.9</text:p>
          </table:table-cell>
          <table:table-cell/>
          <table:table-cell table:formula="of:=[.H78]-AVERAGE([.H54:.H78])" office:value-type="float" office:value="-0.1263671875">
            <text:p>-0.13</text:p>
          </table:table-cell>
          <table:table-cell table:formula="of:=[.I78]-AVERAGE([.I54:.I78])" office:value-type="float" office:value="0.0737695312499999">
            <text:p>0.07</text:p>
          </table:table-cell>
          <table:table-cell table:formula="of:=[.J78]-AVERAGE([.J54:.J78])" office:value-type="float" office:value="0.03262939453125">
            <text:p>0.03</text:p>
          </table:table-cell>
          <table:table-cell table:formula="of:=IF(ABS([.K78]-AVERAGE([.K$2:.K78])) &gt; 20;[.K78]-AVERAGE([.K$2:.K78]);0)" office:value-type="float" office:value="0">
            <text:p>0.00</text:p>
          </table:table-cell>
          <table:table-cell table:formula="of:=[.L78]-AVERAGE([.L54:.L78])" office:value-type="float" office:value="2.77099236641221">
            <text:p>2.77</text:p>
          </table:table-cell>
          <table:table-cell table:formula="of:=[.M78]-AVERAGE([.M54:.M78])" office:value-type="float" office:value="-0.0793893129770986">
            <text:p>-0.08</text:p>
          </table:table-cell>
          <table:table-cell/>
          <table:table-cell table:formula="of:=[.V77]+[.O78]*[.$U$2]" office:value-type="float" office:value="0.340884060329862">
            <text:p>0.34</text:p>
          </table:table-cell>
          <table:table-cell table:formula="of:=[.W77]+[.P78]*[.$U$2]" office:value-type="float" office:value="-0.234003770616319">
            <text:p>-0.23</text:p>
          </table:table-cell>
          <table:table-cell table:formula="of:=[.X77]+[.Q78]*[.$U$2]" office:value-type="float" office:value="-0.0525018480088975">
            <text:p>-0.05</text:p>
          </table:table-cell>
          <table:table-cell table:formula="of:=[.R78]" office:value-type="float" office:value="0">
            <text:p>0.0</text:p>
          </table:table-cell>
          <table:table-cell table:formula="of:=[.S78]" office:value-type="float" office:value="2.77099236641221">
            <text:p>2.8</text:p>
          </table:table-cell>
          <table:table-cell table:formula="of:=[.T78]" office:value-type="float" office:value="-0.0793893129770986">
            <text:p>-0.1</text:p>
          </table:table-cell>
          <table:table-cell table:number-columns-repeated="2"/>
          <table:table-cell table:formula="of:=[.V78]*[.$U$2]+0.5*[.O77]*POWER([.$U$2];2)+[.AD77]" office:value-type="float" office:value="10.7675734682436">
            <text:p>10.7675734682</text:p>
          </table:table-cell>
          <table:table-cell table:formula="of:=[.W78]*[.$U$2]+0.5*[.P77]*POWER([.$U$2];2)+[.AE77]" office:value-type="float" office:value="-2.23611791540075">
            <text:p>-2.2361179154</text:p>
          </table:table-cell>
          <table:table-cell table:formula="of:=[.X78]*[.$U$2]+0.5*[.Q77]*POWER([.$U$2];2)+[.AF77]" office:value-type="float" office:value="-7.22926872818558">
            <text:p>-7.2292687282</text:p>
          </table:table-cell>
          <table:table-cell table:formula="of:=[.AG77]+[.Y78]*[.$U$2]" office:value-type="float" office:value="157.585886133849">
            <text:p>157.59</text:p>
          </table:table-cell>
          <table:table-cell table:formula="of:=[.AH77]+[.Z78]*[.$U$2]" office:value-type="float" office:value="-31.8043094283817">
            <text:p>-31.80</text:p>
          </table:table-cell>
          <table:table-cell table:formula="of:=[.AI77]+[.AA78]*[.$U$2]" office:value-type="float" office:value="16.2604541726933">
            <text:p>16.26</text:p>
          </table:table-cell>
        </table:table-row>
        <table:table-row table:style-name="ro1">
          <table:table-cell office:value-type="float" office:value="15480">
            <text:p>15480</text:p>
          </table:table-cell>
          <table:table-cell office:value-type="float" office:value="-4756">
            <text:p>-4756</text:p>
          </table:table-cell>
          <table:table-cell office:value-type="float" office:value="4432">
            <text:p>4432</text:p>
          </table:table-cell>
          <table:table-cell office:value-type="float" office:value="170">
            <text:p>170</text:p>
          </table:table-cell>
          <table:table-cell office:value-type="float" office:value="-62">
            <text:p>-62</text:p>
          </table:table-cell>
          <table:table-cell office:value-type="float" office:value="347">
            <text:p>347</text:p>
          </table:table-cell>
          <table:table-cell/>
          <table:table-cell table:formula="of:=[.A79]/16384-[.H$164]" office:value-type="float" office:value="-0.00380452473958337">
            <text:p>0.00</text:p>
          </table:table-cell>
          <table:table-cell table:formula="of:=[.B79]/16384-[.I$164]" office:value-type="float" office:value="-0.0564066569010417">
            <text:p>-0.06</text:p>
          </table:table-cell>
          <table:table-cell table:formula="of:=[.C79]/16384-[.J$164]" office:value-type="float" office:value="0.051422119140625">
            <text:p>0.05</text:p>
          </table:table-cell>
          <table:table-cell table:formula="of:=[.D79]/131" office:value-type="float" office:value="1.29770992366412">
            <text:p>1.3</text:p>
          </table:table-cell>
          <table:table-cell table:formula="of:=[.E79]/131" office:value-type="float" office:value="-0.473282442748092">
            <text:p>-0.5</text:p>
          </table:table-cell>
          <table:table-cell table:formula="of:=[.F79]/131" office:value-type="float" office:value="2.64885496183206">
            <text:p>2.6</text:p>
          </table:table-cell>
          <table:table-cell/>
          <table:table-cell table:formula="of:=[.H79]-AVERAGE([.H55:.H79])" office:value-type="float" office:value="-0.122646484375">
            <text:p>-0.12</text:p>
          </table:table-cell>
          <table:table-cell table:formula="of:=[.I79]-AVERAGE([.I55:.I79])" office:value-type="float" office:value="0.045302734375">
            <text:p>0.05</text:p>
          </table:table-cell>
          <table:table-cell table:formula="of:=[.J79]-AVERAGE([.J55:.J79])" office:value-type="float" office:value="0.03684814453125">
            <text:p>0.04</text:p>
          </table:table-cell>
          <table:table-cell table:formula="of:=IF(ABS([.K79]-AVERAGE([.K$2:.K79])) &gt; 20;[.K79]-AVERAGE([.K$2:.K79]);0)" office:value-type="float" office:value="0">
            <text:p>0.00</text:p>
          </table:table-cell>
          <table:table-cell table:formula="of:=[.L79]-AVERAGE([.L55:.L79])" office:value-type="float" office:value="2.41496183206107">
            <text:p>2.41</text:p>
          </table:table-cell>
          <table:table-cell table:formula="of:=[.M79]-AVERAGE([.M55:.M79])" office:value-type="float" office:value="0.172213740458015">
            <text:p>0.17</text:p>
          </table:table-cell>
          <table:table-cell/>
          <table:table-cell table:formula="of:=[.V78]+[.O79]*[.$U$2]" office:value-type="float" office:value="0.300001898871529">
            <text:p>0.30</text:p>
          </table:table-cell>
          <table:table-cell table:formula="of:=[.W78]+[.P79]*[.$U$2]" office:value-type="float" office:value="-0.218902859157986">
            <text:p>-0.22</text:p>
          </table:table-cell>
          <table:table-cell table:formula="of:=[.X78]+[.Q79]*[.$U$2]" office:value-type="float" office:value="-0.0402191331651475">
            <text:p>-0.04</text:p>
          </table:table-cell>
          <table:table-cell table:formula="of:=[.R79]" office:value-type="float" office:value="0">
            <text:p>0.0</text:p>
          </table:table-cell>
          <table:table-cell table:formula="of:=[.S79]" office:value-type="float" office:value="2.41496183206107">
            <text:p>2.4</text:p>
          </table:table-cell>
          <table:table-cell table:formula="of:=[.T79]" office:value-type="float" office:value="0.172213740458015">
            <text:p>0.2</text:p>
          </table:table-cell>
          <table:table-cell table:number-columns-repeated="2"/>
          <table:table-cell table:formula="of:=[.V79]*[.$U$2]+0.5*[.O78]*POWER([.$U$2];2)+[.AD78]" office:value-type="float" office:value="10.8605537018953">
            <text:p>10.8605537019</text:p>
          </table:table-cell>
          <table:table-cell table:formula="of:=[.W79]*[.$U$2]+0.5*[.P78]*POWER([.$U$2];2)+[.AE78]" office:value-type="float" office:value="-2.30498722782841">
            <text:p>-2.3049872278</text:p>
          </table:table-cell>
          <table:table-cell table:formula="of:=[.X79]*[.$U$2]+0.5*[.Q78]*POWER([.$U$2];2)+[.AF78]" office:value-type="float" office:value="-7.24086236176667">
            <text:p>-7.2408623618</text:p>
          </table:table-cell>
          <table:table-cell table:formula="of:=[.AG78]+[.Y79]*[.$U$2]" office:value-type="float" office:value="157.585886133849">
            <text:p>157.59</text:p>
          </table:table-cell>
          <table:table-cell table:formula="of:=[.AH78]+[.Z79]*[.$U$2]" office:value-type="float" office:value="-30.999322151028">
            <text:p>-31.00</text:p>
          </table:table-cell>
          <table:table-cell table:formula="of:=[.AI78]+[.AA79]*[.$U$2]" office:value-type="float" office:value="16.317858752846">
            <text:p>16.32</text:p>
          </table:table-cell>
        </table:table-row>
        <table:table-row table:style-name="ro1">
          <table:table-cell office:value-type="float" office:value="15496">
            <text:p>15496</text:p>
          </table:table-cell>
          <table:table-cell office:value-type="float" office:value="-4448">
            <text:p>-4448</text:p>
          </table:table-cell>
          <table:table-cell office:value-type="float" office:value="4236">
            <text:p>4236</text:p>
          </table:table-cell>
          <table:table-cell office:value-type="float" office:value="138">
            <text:p>138</text:p>
          </table:table-cell>
          <table:table-cell office:value-type="float" office:value="-43">
            <text:p>-43</text:p>
          </table:table-cell>
          <table:table-cell office:value-type="float" office:value="125">
            <text:p>125</text:p>
          </table:table-cell>
          <table:table-cell/>
          <table:table-cell table:formula="of:=[.A80]/16384-[.H$164]" office:value-type="float" office:value="-0.00282796223958337">
            <text:p>0.00</text:p>
          </table:table-cell>
          <table:table-cell table:formula="of:=[.B80]/16384-[.I$164]" office:value-type="float" office:value="-0.0376078287760417">
            <text:p>-0.04</text:p>
          </table:table-cell>
          <table:table-cell table:formula="of:=[.C80]/16384-[.J$164]" office:value-type="float" office:value="0.039459228515625">
            <text:p>0.04</text:p>
          </table:table-cell>
          <table:table-cell table:formula="of:=[.D80]/131" office:value-type="float" office:value="1.05343511450382">
            <text:p>1.1</text:p>
          </table:table-cell>
          <table:table-cell table:formula="of:=[.E80]/131" office:value-type="float" office:value="-0.32824427480916">
            <text:p>-0.3</text:p>
          </table:table-cell>
          <table:table-cell table:formula="of:=[.F80]/131" office:value-type="float" office:value="0.954198473282443">
            <text:p>1.0</text:p>
          </table:table-cell>
          <table:table-cell/>
          <table:table-cell table:formula="of:=[.H80]-AVERAGE([.H56:.H80])" office:value-type="float" office:value="-0.10962890625">
            <text:p>-0.11</text:p>
          </table:table-cell>
          <table:table-cell table:formula="of:=[.I80]-AVERAGE([.I56:.I80])" office:value-type="float" office:value="0.041748046875">
            <text:p>0.04</text:p>
          </table:table-cell>
          <table:table-cell table:formula="of:=[.J80]-AVERAGE([.J56:.J80])" office:value-type="float" office:value="0.02103759765625">
            <text:p>0.02</text:p>
          </table:table-cell>
          <table:table-cell table:formula="of:=IF(ABS([.K80]-AVERAGE([.K$2:.K80])) &gt; 20;[.K80]-AVERAGE([.K$2:.K80]);0)" office:value-type="float" office:value="0">
            <text:p>0.00</text:p>
          </table:table-cell>
          <table:table-cell table:formula="of:=[.L80]-AVERAGE([.L56:.L80])" office:value-type="float" office:value="-0.38442748091603">
            <text:p>-0.38</text:p>
          </table:table-cell>
          <table:table-cell table:formula="of:=[.M80]-AVERAGE([.M56:.M80])" office:value-type="float" office:value="-6.36977099236641">
            <text:p>-6.37</text:p>
          </table:table-cell>
          <table:table-cell/>
          <table:table-cell table:formula="of:=[.V79]+[.O80]*[.$U$2]" office:value-type="float" office:value="0.263458930121529">
            <text:p>0.26</text:p>
          </table:table-cell>
          <table:table-cell table:formula="of:=[.W79]+[.P80]*[.$U$2]" office:value-type="float" office:value="-0.204986843532986">
            <text:p>-0.20</text:p>
          </table:table-cell>
          <table:table-cell table:formula="of:=[.X79]+[.Q80]*[.$U$2]" office:value-type="float" office:value="-0.0332066006130641">
            <text:p>-0.03</text:p>
          </table:table-cell>
          <table:table-cell table:formula="of:=[.R80]" office:value-type="float" office:value="0">
            <text:p>0.0</text:p>
          </table:table-cell>
          <table:table-cell table:formula="of:=[.S80]" office:value-type="float" office:value="-0.38442748091603">
            <text:p>-0.4</text:p>
          </table:table-cell>
          <table:table-cell table:formula="of:=[.T80]" office:value-type="float" office:value="-6.36977099236641">
            <text:p>-6.4</text:p>
          </table:table-cell>
          <table:table-cell table:number-columns-repeated="2"/>
          <table:table-cell table:formula="of:=[.V80]*[.$U$2]+0.5*[.O79]*POWER([.$U$2];2)+[.AD79]" office:value-type="float" office:value="10.9415596516927">
            <text:p>10.9415596517</text:p>
          </table:table-cell>
          <table:table-cell table:formula="of:=[.W80]*[.$U$2]+0.5*[.P79]*POWER([.$U$2];2)+[.AE79]" office:value-type="float" office:value="-2.37079935709635">
            <text:p>-2.3707993571</text:p>
          </table:table-cell>
          <table:table-cell table:formula="of:=[.X80]*[.$U$2]+0.5*[.Q79]*POWER([.$U$2];2)+[.AF79]" office:value-type="float" office:value="-7.24988410949707">
            <text:p>-7.2498841095</text:p>
          </table:table-cell>
          <table:table-cell table:formula="of:=[.AG79]+[.Y80]*[.$U$2]" office:value-type="float" office:value="157.585886133849">
            <text:p>157.59</text:p>
          </table:table-cell>
          <table:table-cell table:formula="of:=[.AH79]+[.Z80]*[.$U$2]" office:value-type="float" office:value="-31.1274646446667">
            <text:p>-31.13</text:p>
          </table:table-cell>
          <table:table-cell table:formula="of:=[.AI79]+[.AA80]*[.$U$2]" office:value-type="float" office:value="14.1946017553905">
            <text:p>14.19</text:p>
          </table:table-cell>
        </table:table-row>
        <table:table-row table:style-name="ro1">
          <table:table-cell office:value-type="float" office:value="15444">
            <text:p>15444</text:p>
          </table:table-cell>
          <table:table-cell office:value-type="float" office:value="-4608">
            <text:p>-4608</text:p>
          </table:table-cell>
          <table:table-cell office:value-type="float" office:value="4112">
            <text:p>4112</text:p>
          </table:table-cell>
          <table:table-cell office:value-type="float" office:value="152">
            <text:p>152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/>
          <table:table-cell table:formula="of:=[.A81]/16384-[.H$164]" office:value-type="float" office:value="-0.00600179036458337">
            <text:p>-0.01</text:p>
          </table:table-cell>
          <table:table-cell table:formula="of:=[.B81]/16384-[.I$164]" office:value-type="float" office:value="-0.0473734537760417">
            <text:p>-0.05</text:p>
          </table:table-cell>
          <table:table-cell table:formula="of:=[.C81]/16384-[.J$164]" office:value-type="float" office:value="0.031890869140625">
            <text:p>0.03</text:p>
          </table:table-cell>
          <table:table-cell table:formula="of:=[.D81]/131" office:value-type="float" office:value="1.16030534351145">
            <text:p>1.2</text:p>
          </table:table-cell>
          <table:table-cell table:formula="of:=[.E81]/131" office:value-type="float" office:value="0.0687022900763359">
            <text:p>0.1</text:p>
          </table:table-cell>
          <table:table-cell table:formula="of:=[.F81]/131" office:value-type="float" office:value="0.824427480916031">
            <text:p>0.8</text:p>
          </table:table-cell>
          <table:table-cell/>
          <table:table-cell table:formula="of:=[.H81]-AVERAGE([.H57:.H81])" office:value-type="float" office:value="-0.0896679687499999">
            <text:p>-0.09</text:p>
          </table:table-cell>
          <table:table-cell table:formula="of:=[.I81]-AVERAGE([.I57:.I81])" office:value-type="float" office:value="0.03361328125">
            <text:p>0.03</text:p>
          </table:table-cell>
          <table:table-cell table:formula="of:=[.J81]-AVERAGE([.J57:.J81])" office:value-type="float" office:value="-0.00191162109375">
            <text:p>0.00</text:p>
          </table:table-cell>
          <table:table-cell table:formula="of:=IF(ABS([.K81]-AVERAGE([.K$2:.K81])) &gt; 20;[.K81]-AVERAGE([.K$2:.K81]);0)" office:value-type="float" office:value="0">
            <text:p>0.00</text:p>
          </table:table-cell>
          <table:table-cell table:formula="of:=[.L81]-AVERAGE([.L57:.L81])" office:value-type="float" office:value="9.57374045801527">
            <text:p>9.57</text:p>
          </table:table-cell>
          <table:table-cell table:formula="of:=[.M81]-AVERAGE([.M57:.M81])" office:value-type="float" office:value="-2.0781679389313">
            <text:p>-2.08</text:p>
          </table:table-cell>
          <table:table-cell/>
          <table:table-cell table:formula="of:=[.V80]+[.O81]*[.$U$2]" office:value-type="float" office:value="0.233569607204862">
            <text:p>0.23</text:p>
          </table:table-cell>
          <table:table-cell table:formula="of:=[.W80]+[.P81]*[.$U$2]" office:value-type="float" office:value="-0.193782416449653">
            <text:p>-0.19</text:p>
          </table:table-cell>
          <table:table-cell table:formula="of:=[.X80]+[.Q81]*[.$U$2]" office:value-type="float" office:value="-0.0338438076443141">
            <text:p>-0.03</text:p>
          </table:table-cell>
          <table:table-cell table:formula="of:=[.R81]" office:value-type="float" office:value="0">
            <text:p>0.0</text:p>
          </table:table-cell>
          <table:table-cell table:formula="of:=[.S81]" office:value-type="float" office:value="9.57374045801527">
            <text:p>9.6</text:p>
          </table:table-cell>
          <table:table-cell table:formula="of:=[.T81]" office:value-type="float" office:value="-2.0781679389313">
            <text:p>-2.1</text:p>
          </table:table-cell>
          <table:table-cell table:number-columns-repeated="2"/>
          <table:table-cell table:formula="of:=[.V81]*[.$U$2]+0.5*[.O80]*POWER([.$U$2];2)+[.AD80]" office:value-type="float" office:value="11.013325692636">
            <text:p>11.0133256926</text:p>
          </table:table-cell>
          <table:table-cell table:formula="of:=[.W81]*[.$U$2]+0.5*[.P80]*POWER([.$U$2];2)+[.AE80]" office:value-type="float" office:value="-2.4330741599754">
            <text:p>-2.43307416</text:p>
          </table:table-cell>
          <table:table-cell table:formula="of:=[.X81]*[.$U$2]+0.5*[.Q80]*POWER([.$U$2];2)+[.AF80]" office:value-type="float" office:value="-7.25999662328649">
            <text:p>-7.2599966233</text:p>
          </table:table-cell>
          <table:table-cell table:formula="of:=[.AG80]+[.Y81]*[.$U$2]" office:value-type="float" office:value="157.585886133849">
            <text:p>157.59</text:p>
          </table:table-cell>
          <table:table-cell table:formula="of:=[.AH80]+[.Z81]*[.$U$2]" office:value-type="float" office:value="-27.9362178253283">
            <text:p>-27.94</text:p>
          </table:table-cell>
          <table:table-cell table:formula="of:=[.AI80]+[.AA81]*[.$U$2]" office:value-type="float" office:value="13.5018791090801">
            <text:p>13.50</text:p>
          </table:table-cell>
        </table:table-row>
        <table:table-row table:style-name="ro1">
          <table:table-cell office:value-type="float" office:value="15408">
            <text:p>15408</text:p>
          </table:table-cell>
          <table:table-cell office:value-type="float" office:value="-4380">
            <text:p>-4380</text:p>
          </table:table-cell>
          <table:table-cell office:value-type="float" office:value="4248">
            <text:p>4248</text:p>
          </table:table-cell>
          <table:table-cell office:value-type="float" office:value="134">
            <text:p>134</text:p>
          </table:table-cell>
          <table:table-cell office:value-type="float" office:value="-102">
            <text:p>-102</text:p>
          </table:table-cell>
          <table:table-cell office:value-type="float" office:value="102">
            <text:p>102</text:p>
          </table:table-cell>
          <table:table-cell/>
          <table:table-cell table:formula="of:=[.A82]/16384-[.H$164]" office:value-type="float" office:value="-0.00819905598958337">
            <text:p>-0.01</text:p>
          </table:table-cell>
          <table:table-cell table:formula="of:=[.B82]/16384-[.I$164]" office:value-type="float" office:value="-0.0334574381510417">
            <text:p>-0.03</text:p>
          </table:table-cell>
          <table:table-cell table:formula="of:=[.C82]/16384-[.J$164]" office:value-type="float" office:value="0.040191650390625">
            <text:p>0.04</text:p>
          </table:table-cell>
          <table:table-cell table:formula="of:=[.D82]/131" office:value-type="float" office:value="1.02290076335878">
            <text:p>1.0</text:p>
          </table:table-cell>
          <table:table-cell table:formula="of:=[.E82]/131" office:value-type="float" office:value="-0.778625954198473">
            <text:p>-0.8</text:p>
          </table:table-cell>
          <table:table-cell table:formula="of:=[.F82]/131" office:value-type="float" office:value="0.778625954198473">
            <text:p>0.8</text:p>
          </table:table-cell>
          <table:table-cell/>
          <table:table-cell table:formula="of:=[.H82]-AVERAGE([.H58:.H82])" office:value-type="float" office:value="-0.0910546874999999">
            <text:p>-0.09</text:p>
          </table:table-cell>
          <table:table-cell table:formula="of:=[.I82]-AVERAGE([.I58:.I82])" office:value-type="float" office:value="0.041943359375">
            <text:p>0.04</text:p>
          </table:table-cell>
          <table:table-cell table:formula="of:=[.J82]-AVERAGE([.J58:.J82])" office:value-type="float" office:value="0.00368408203125">
            <text:p>0.00</text:p>
          </table:table-cell>
          <table:table-cell table:formula="of:=IF(ABS([.K82]-AVERAGE([.K$2:.K82])) &gt; 20;[.K82]-AVERAGE([.K$2:.K82]);0)" office:value-type="float" office:value="0">
            <text:p>0.00</text:p>
          </table:table-cell>
          <table:table-cell table:formula="of:=[.L82]-AVERAGE([.L58:.L82])" office:value-type="float" office:value="7.40580152671756">
            <text:p>7.41</text:p>
          </table:table-cell>
          <table:table-cell table:formula="of:=[.M82]-AVERAGE([.M58:.M82])" office:value-type="float" office:value="-2.57435114503817">
            <text:p>-2.57</text:p>
          </table:table-cell>
          <table:table-cell/>
          <table:table-cell table:formula="of:=[.V81]+[.O82]*[.$U$2]" office:value-type="float" office:value="0.203218044704862">
            <text:p>0.20</text:p>
          </table:table-cell>
          <table:table-cell table:formula="of:=[.W81]+[.P82]*[.$U$2]" office:value-type="float" office:value="-0.179801296657986">
            <text:p>-0.18</text:p>
          </table:table-cell>
          <table:table-cell table:formula="of:=[.X81]+[.Q82]*[.$U$2]" office:value-type="float" office:value="-0.0326157803005641">
            <text:p>-0.03</text:p>
          </table:table-cell>
          <table:table-cell table:formula="of:=[.R82]" office:value-type="float" office:value="0">
            <text:p>0.0</text:p>
          </table:table-cell>
          <table:table-cell table:formula="of:=[.S82]" office:value-type="float" office:value="7.40580152671756">
            <text:p>7.4</text:p>
          </table:table-cell>
          <table:table-cell table:formula="of:=[.T82]" office:value-type="float" office:value="-2.57435114503817">
            <text:p>-2.6</text:p>
          </table:table-cell>
          <table:table-cell table:number-columns-repeated="2"/>
          <table:table-cell table:formula="of:=[.V82]*[.$U$2]+0.5*[.O81]*POWER([.$U$2];2)+[.AD81]" office:value-type="float" office:value="11.0760834870515">
            <text:p>11.0760834871</text:p>
          </table:table-cell>
          <table:table-cell table:formula="of:=[.W82]*[.$U$2]+0.5*[.P81]*POWER([.$U$2];2)+[.AE81]" office:value-type="float" office:value="-2.49114052101418">
            <text:p>-2.491140521</text:p>
          </table:table-cell>
          <table:table-cell table:formula="of:=[.X82]*[.$U$2]+0.5*[.Q81]*POWER([.$U$2];2)+[.AF81]" office:value-type="float" office:value="-7.27097475122522">
            <text:p>-7.2709747512</text:p>
          </table:table-cell>
          <table:table-cell table:formula="of:=[.AG81]+[.Y82]*[.$U$2]" office:value-type="float" office:value="157.585886133849">
            <text:p>157.59</text:p>
          </table:table-cell>
          <table:table-cell table:formula="of:=[.AH81]+[.Z82]*[.$U$2]" office:value-type="float" office:value="-25.4676173164224">
            <text:p>-25.47</text:p>
          </table:table-cell>
          <table:table-cell table:formula="of:=[.AI81]+[.AA82]*[.$U$2]" office:value-type="float" office:value="12.643762060734">
            <text:p>12.64</text:p>
          </table:table-cell>
        </table:table-row>
        <table:table-row table:style-name="ro1">
          <table:table-cell office:value-type="float" office:value="15440">
            <text:p>15440</text:p>
          </table:table-cell>
          <table:table-cell office:value-type="float" office:value="-4504">
            <text:p>-4504</text:p>
          </table:table-cell>
          <table:table-cell office:value-type="float" office:value="4216">
            <text:p>4216</text:p>
          </table:table-cell>
          <table:table-cell office:value-type="float" office:value="143">
            <text:p>143</text:p>
          </table:table-cell>
          <table:table-cell office:value-type="float" office:value="-117">
            <text:p>-117</text:p>
          </table:table-cell>
          <table:table-cell office:value-type="float" office:value="179">
            <text:p>179</text:p>
          </table:table-cell>
          <table:table-cell/>
          <table:table-cell table:formula="of:=[.A83]/16384-[.H$164]" office:value-type="float" office:value="-0.00624593098958337">
            <text:p>-0.01</text:p>
          </table:table-cell>
          <table:table-cell table:formula="of:=[.B83]/16384-[.I$164]" office:value-type="float" office:value="-0.0410257975260417">
            <text:p>-0.04</text:p>
          </table:table-cell>
          <table:table-cell table:formula="of:=[.C83]/16384-[.J$164]" office:value-type="float" office:value="0.038238525390625">
            <text:p>0.04</text:p>
          </table:table-cell>
          <table:table-cell table:formula="of:=[.D83]/131" office:value-type="float" office:value="1.09160305343511">
            <text:p>1.1</text:p>
          </table:table-cell>
          <table:table-cell table:formula="of:=[.E83]/131" office:value-type="float" office:value="-0.893129770992366">
            <text:p>-0.9</text:p>
          </table:table-cell>
          <table:table-cell table:formula="of:=[.F83]/131" office:value-type="float" office:value="1.36641221374046">
            <text:p>1.4</text:p>
          </table:table-cell>
          <table:table-cell/>
          <table:table-cell table:formula="of:=[.H83]-AVERAGE([.H59:.H83])" office:value-type="float" office:value="-0.0819335937499999">
            <text:p>-0.08</text:p>
          </table:table-cell>
          <table:table-cell table:formula="of:=[.I83]-AVERAGE([.I59:.I83])" office:value-type="float" office:value="0.021337890625">
            <text:p>0.02</text:p>
          </table:table-cell>
          <table:table-cell table:formula="of:=[.J83]-AVERAGE([.J59:.J83])" office:value-type="float" office:value="-0.00499755859375">
            <text:p>0.00</text:p>
          </table:table-cell>
          <table:table-cell table:formula="of:=IF(ABS([.K83]-AVERAGE([.K$2:.K83])) &gt; 20;[.K83]-AVERAGE([.K$2:.K83]);0)" office:value-type="float" office:value="0">
            <text:p>0.00</text:p>
          </table:table-cell>
          <table:table-cell table:formula="of:=[.L83]-AVERAGE([.L59:.L83])" office:value-type="float" office:value="3.7618320610687">
            <text:p>3.76</text:p>
          </table:table-cell>
          <table:table-cell table:formula="of:=[.M83]-AVERAGE([.M59:.M83])" office:value-type="float" office:value="-3.50473282442748">
            <text:p>-3.50</text:p>
          </table:table-cell>
          <table:table-cell/>
          <table:table-cell table:formula="of:=[.V82]+[.O83]*[.$U$2]" office:value-type="float" office:value="0.175906846788196">
            <text:p>0.18</text:p>
          </table:table-cell>
          <table:table-cell table:formula="of:=[.W82]+[.P83]*[.$U$2]" office:value-type="float" office:value="-0.172688666449653">
            <text:p>-0.17</text:p>
          </table:table-cell>
          <table:table-cell table:formula="of:=[.X82]+[.Q83]*[.$U$2]" office:value-type="float" office:value="-0.0342816331651475">
            <text:p>-0.03</text:p>
          </table:table-cell>
          <table:table-cell table:formula="of:=[.R83]" office:value-type="float" office:value="0">
            <text:p>0.0</text:p>
          </table:table-cell>
          <table:table-cell table:formula="of:=[.S83]" office:value-type="float" office:value="3.7618320610687">
            <text:p>3.8</text:p>
          </table:table-cell>
          <table:table-cell table:formula="of:=[.T83]" office:value-type="float" office:value="-3.50473282442748">
            <text:p>-3.5</text:p>
          </table:table-cell>
          <table:table-cell table:number-columns-repeated="2"/>
          <table:table-cell table:formula="of:=[.V83]*[.$U$2]+0.5*[.O82]*POWER([.$U$2];2)+[.AD82]" office:value-type="float" office:value="11.1296605088976">
            <text:p>11.1296605089</text:p>
          </table:table-cell>
          <table:table-cell table:formula="of:=[.W83]*[.$U$2]+0.5*[.P82]*POWER([.$U$2];2)+[.AE82]" office:value-type="float" office:value="-2.54637322319878">
            <text:p>-2.5463732232</text:p>
          </table:table-cell>
          <table:table-cell table:formula="of:=[.X83]*[.$U$2]+0.5*[.Q82]*POWER([.$U$2];2)+[.AF82]" office:value-type="float" office:value="-7.28219729105631">
            <text:p>-7.2821972911</text:p>
          </table:table-cell>
          <table:table-cell table:formula="of:=[.AG82]+[.Y83]*[.$U$2]" office:value-type="float" office:value="157.585886133849">
            <text:p>157.59</text:p>
          </table:table-cell>
          <table:table-cell table:formula="of:=[.AH82]+[.Z83]*[.$U$2]" office:value-type="float" office:value="-24.2136732960662">
            <text:p>-24.21</text:p>
          </table:table-cell>
          <table:table-cell table:formula="of:=[.AI82]+[.AA83]*[.$U$2]" office:value-type="float" office:value="11.4755177859249">
            <text:p>11.4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-4428">
            <text:p>-4428</text:p>
          </table:table-cell>
          <table:table-cell office:value-type="float" office:value="4252">
            <text:p>4252</text:p>
          </table:table-cell>
          <table:table-cell office:value-type="float" office:value="23">
            <text:p>23</text:p>
          </table:table-cell>
          <table:table-cell office:value-type="float" office:value="-269">
            <text:p>-269</text:p>
          </table:table-cell>
          <table:table-cell office:value-type="float" office:value="112">
            <text:p>112</text:p>
          </table:table-cell>
          <table:table-cell/>
          <table:table-cell table:formula="of:=[.A84]/16384-[.H$164]" office:value-type="float" office:value="-0.0111287434895834">
            <text:p>-0.01</text:p>
          </table:table-cell>
          <table:table-cell table:formula="of:=[.B84]/16384-[.I$164]" office:value-type="float" office:value="-0.0363871256510417">
            <text:p>-0.04</text:p>
          </table:table-cell>
          <table:table-cell table:formula="of:=[.C84]/16384-[.J$164]" office:value-type="float" office:value="0.040435791015625">
            <text:p>0.04</text:p>
          </table:table-cell>
          <table:table-cell table:formula="of:=[.D84]/131" office:value-type="float" office:value="0.175572519083969">
            <text:p>0.2</text:p>
          </table:table-cell>
          <table:table-cell table:formula="of:=[.E84]/131" office:value-type="float" office:value="-2.05343511450382">
            <text:p>-2.1</text:p>
          </table:table-cell>
          <table:table-cell table:formula="of:=[.F84]/131" office:value-type="float" office:value="0.854961832061069">
            <text:p>0.9</text:p>
          </table:table-cell>
          <table:table-cell/>
          <table:table-cell table:formula="of:=[.H84]-AVERAGE([.H60:.H84])" office:value-type="float" office:value="-0.0982812499999999">
            <text:p>-0.10</text:p>
          </table:table-cell>
          <table:table-cell table:formula="of:=[.I84]-AVERAGE([.I60:.I84])" office:value-type="float" office:value="0.020068359375">
            <text:p>0.02</text:p>
          </table:table-cell>
          <table:table-cell table:formula="of:=[.J84]-AVERAGE([.J60:.J84])" office:value-type="float" office:value="-0.02399169921875">
            <text:p>-0.02</text:p>
          </table:table-cell>
          <table:table-cell table:formula="of:=IF(ABS([.K84]-AVERAGE([.K$2:.K84])) &gt; 20;[.K84]-AVERAGE([.K$2:.K84]);0)" office:value-type="float" office:value="0">
            <text:p>0.00</text:p>
          </table:table-cell>
          <table:table-cell table:formula="of:=[.L84]-AVERAGE([.L60:.L84])" office:value-type="float" office:value="8.99908396946565">
            <text:p>9.00</text:p>
          </table:table-cell>
          <table:table-cell table:formula="of:=[.M84]-AVERAGE([.M60:.M84])" office:value-type="float" office:value="-3.30809160305343">
            <text:p>-3.31</text:p>
          </table:table-cell>
          <table:table-cell/>
          <table:table-cell table:formula="of:=[.V83]+[.O84]*[.$U$2]" office:value-type="float" office:value="0.143146430121529">
            <text:p>0.14</text:p>
          </table:table-cell>
          <table:table-cell table:formula="of:=[.W83]+[.P84]*[.$U$2]" office:value-type="float" office:value="-0.165999213324653">
            <text:p>-0.17</text:p>
          </table:table-cell>
          <table:table-cell table:formula="of:=[.X83]+[.Q84]*[.$U$2]" office:value-type="float" office:value="-0.0422788662380641">
            <text:p>-0.04</text:p>
          </table:table-cell>
          <table:table-cell table:formula="of:=[.R84]" office:value-type="float" office:value="0">
            <text:p>0.0</text:p>
          </table:table-cell>
          <table:table-cell table:formula="of:=[.S84]" office:value-type="float" office:value="8.99908396946565">
            <text:p>9.0</text:p>
          </table:table-cell>
          <table:table-cell table:formula="of:=[.T84]" office:value-type="float" office:value="-3.30809160305343">
            <text:p>-3.3</text:p>
          </table:table-cell>
          <table:table-cell table:number-columns-repeated="2"/>
          <table:table-cell table:formula="of:=[.V84]*[.$U$2]+0.5*[.O83]*POWER([.$U$2];2)+[.AD83]" office:value-type="float" office:value="11.1728241192853">
            <text:p>11.1728241193</text:p>
          </table:table-cell>
          <table:table-cell table:formula="of:=[.W84]*[.$U$2]+0.5*[.P83]*POWER([.$U$2];2)+[.AE83]" office:value-type="float" office:value="-2.60052085593895">
            <text:p>-2.6005208559</text:p>
          </table:table-cell>
          <table:table-cell table:formula="of:=[.X84]*[.$U$2]+0.5*[.Q83]*POWER([.$U$2];2)+[.AF83]" office:value-type="float" office:value="-7.2965678886131">
            <text:p>-7.2965678886</text:p>
          </table:table-cell>
          <table:table-cell table:formula="of:=[.AG83]+[.Y84]*[.$U$2]" office:value-type="float" office:value="157.585886133849">
            <text:p>157.59</text:p>
          </table:table-cell>
          <table:table-cell table:formula="of:=[.AH83]+[.Z84]*[.$U$2]" office:value-type="float" office:value="-21.2139786395777">
            <text:p>-21.21</text:p>
          </table:table-cell>
          <table:table-cell table:formula="of:=[.AI83]+[.AA84]*[.$U$2]" office:value-type="float" office:value="10.3728205849071">
            <text:p>10.37</text:p>
          </table:table-cell>
        </table:table-row>
        <table:table-row table:style-name="ro1">
          <table:table-cell office:value-type="float" office:value="15608">
            <text:p>15608</text:p>
          </table:table-cell>
          <table:table-cell office:value-type="float" office:value="-4568">
            <text:p>-4568</text:p>
          </table:table-cell>
          <table:table-cell office:value-type="float" office:value="3776">
            <text:p>3776</text:p>
          </table:table-cell>
          <table:table-cell office:value-type="float" office:value="-11">
            <text:p>-11</text:p>
          </table:table-cell>
          <table:table-cell office:value-type="float" office:value="-421">
            <text:p>-421</text:p>
          </table:table-cell>
          <table:table-cell office:value-type="float" office:value="717">
            <text:p>717</text:p>
          </table:table-cell>
          <table:table-cell/>
          <table:table-cell table:formula="of:=[.A85]/16384-[.H$164]" office:value-type="float" office:value="0.00400797526041663">
            <text:p>0.00</text:p>
          </table:table-cell>
          <table:table-cell table:formula="of:=[.B85]/16384-[.I$164]" office:value-type="float" office:value="-0.0449320475260417">
            <text:p>-0.04</text:p>
          </table:table-cell>
          <table:table-cell table:formula="of:=[.C85]/16384-[.J$164]" office:value-type="float" office:value="0.011383056640625">
            <text:p>0.01</text:p>
          </table:table-cell>
          <table:table-cell table:formula="of:=[.D85]/131" office:value-type="float" office:value="-0.083969465648855">
            <text:p>-0.1</text:p>
          </table:table-cell>
          <table:table-cell table:formula="of:=[.E85]/131" office:value-type="float" office:value="-3.21374045801527">
            <text:p>-3.2</text:p>
          </table:table-cell>
          <table:table-cell table:formula="of:=[.F85]/131" office:value-type="float" office:value="5.47328244274809">
            <text:p>5.5</text:p>
          </table:table-cell>
          <table:table-cell/>
          <table:table-cell table:formula="of:=[.H85]-AVERAGE([.H61:.H85])" office:value-type="float" office:value="-0.0636132812499999">
            <text:p>-0.06</text:p>
          </table:table-cell>
          <table:table-cell table:formula="of:=[.I85]-AVERAGE([.I61:.I85])" office:value-type="float" office:value="0.043759765625">
            <text:p>0.04</text:p>
          </table:table-cell>
          <table:table-cell table:formula="of:=[.J85]-AVERAGE([.J61:.J85])" office:value-type="float" office:value="0.017734375">
            <text:p>0.02</text:p>
          </table:table-cell>
          <table:table-cell table:formula="of:=IF(ABS([.K85]-AVERAGE([.K$2:.K85])) &gt; 20;[.K85]-AVERAGE([.K$2:.K85]);0)" office:value-type="float" office:value="0">
            <text:p>0.00</text:p>
          </table:table-cell>
          <table:table-cell table:formula="of:=[.L85]-AVERAGE([.L61:.L85])" office:value-type="float" office:value="2.98320610687023">
            <text:p>2.98</text:p>
          </table:table-cell>
          <table:table-cell table:formula="of:=[.M85]-AVERAGE([.M61:.M85])" office:value-type="float" office:value="1.09587786259542">
            <text:p>1.10</text:p>
          </table:table-cell>
          <table:table-cell/>
          <table:table-cell table:formula="of:=[.V84]+[.O85]*[.$U$2]" office:value-type="float" office:value="0.121942003038196">
            <text:p>0.12</text:p>
          </table:table-cell>
          <table:table-cell table:formula="of:=[.W84]+[.P85]*[.$U$2]" office:value-type="float" office:value="-0.151412624782986">
            <text:p>-0.15</text:p>
          </table:table-cell>
          <table:table-cell table:formula="of:=[.X84]+[.Q85]*[.$U$2]" office:value-type="float" office:value="-0.0363674079047308">
            <text:p>-0.04</text:p>
          </table:table-cell>
          <table:table-cell table:formula="of:=[.R85]" office:value-type="float" office:value="0">
            <text:p>0.0</text:p>
          </table:table-cell>
          <table:table-cell table:formula="of:=[.S85]" office:value-type="float" office:value="2.98320610687023">
            <text:p>3.0</text:p>
          </table:table-cell>
          <table:table-cell table:formula="of:=[.T85]" office:value-type="float" office:value="1.09587786259542">
            <text:p>1.1</text:p>
          </table:table-cell>
          <table:table-cell table:number-columns-repeated="2"/>
          <table:table-cell table:formula="of:=[.V85]*[.$U$2]+0.5*[.O84]*POWER([.$U$2];2)+[.AD84]" office:value-type="float" office:value="11.2080113841869">
            <text:p>11.2080113842</text:p>
          </table:table-cell>
          <table:table-cell table:formula="of:=[.W85]*[.$U$2]+0.5*[.P84]*POWER([.$U$2];2)+[.AE84]" office:value-type="float" office:value="-2.64987682201244">
            <text:p>-2.649876822</text:p>
          </table:table-cell>
          <table:table-cell table:formula="of:=[.X85]*[.$U$2]+0.5*[.Q84]*POWER([.$U$2];2)+[.AF84]" office:value-type="float" office:value="-7.31002323009349">
            <text:p>-7.3100232301</text:p>
          </table:table-cell>
          <table:table-cell table:formula="of:=[.AG84]+[.Y85]*[.$U$2]" office:value-type="float" office:value="157.585886133849">
            <text:p>157.59</text:p>
          </table:table-cell>
          <table:table-cell table:formula="of:=[.AH84]+[.Z85]*[.$U$2]" office:value-type="float" office:value="-20.2195766039543">
            <text:p>-20.22</text:p>
          </table:table-cell>
          <table:table-cell table:formula="of:=[.AI84]+[.AA85]*[.$U$2]" office:value-type="float" office:value="10.7381132057722">
            <text:p>10.74</text:p>
          </table:table-cell>
        </table:table-row>
        <table:table-row table:style-name="ro1">
          <table:table-cell office:value-type="float" office:value="15240">
            <text:p>15240</text:p>
          </table:table-cell>
          <table:table-cell office:value-type="float" office:value="-5476">
            <text:p>-5476</text:p>
          </table:table-cell>
          <table:table-cell office:value-type="float" office:value="3188">
            <text:p>3188</text:p>
          </table:table-cell>
          <table:table-cell office:value-type="float" office:value="171">
            <text:p>171</text:p>
          </table:table-cell>
          <table:table-cell office:value-type="float" office:value="-2348">
            <text:p>-2348</text:p>
          </table:table-cell>
          <table:table-cell office:value-type="float" office:value="1414">
            <text:p>1414</text:p>
          </table:table-cell>
          <table:table-cell/>
          <table:table-cell table:formula="of:=[.A86]/16384-[.H$164]" office:value-type="float" office:value="-0.0184529622395834">
            <text:p>-0.02</text:p>
          </table:table-cell>
          <table:table-cell table:formula="of:=[.B86]/16384-[.I$164]" office:value-type="float" office:value="-0.100351969401042">
            <text:p>-0.10</text:p>
          </table:table-cell>
          <table:table-cell table:formula="of:=[.C86]/16384-[.J$164]" office:value-type="float" office:value="-0.024505615234375">
            <text:p>-0.02</text:p>
          </table:table-cell>
          <table:table-cell table:formula="of:=[.D86]/131" office:value-type="float" office:value="1.30534351145038">
            <text:p>1.3</text:p>
          </table:table-cell>
          <table:table-cell table:formula="of:=[.E86]/131" office:value-type="float" office:value="-17.9236641221374">
            <text:p>-17.9</text:p>
          </table:table-cell>
          <table:table-cell table:formula="of:=[.F86]/131" office:value-type="float" office:value="10.793893129771">
            <text:p>10.8</text:p>
          </table:table-cell>
          <table:table-cell/>
          <table:table-cell table:formula="of:=[.H86]-AVERAGE([.H62:.H86])" office:value-type="float" office:value="-0.0829785156249999">
            <text:p>-0.08</text:p>
          </table:table-cell>
          <table:table-cell table:formula="of:=[.I86]-AVERAGE([.I62:.I86])" office:value-type="float" office:value="-0.00674804687499994">
            <text:p>-0.01</text:p>
          </table:table-cell>
          <table:table-cell table:formula="of:=[.J86]-AVERAGE([.J62:.J86])" office:value-type="float" office:value="-0.019658203125">
            <text:p>-0.02</text:p>
          </table:table-cell>
          <table:table-cell table:formula="of:=IF(ABS([.K86]-AVERAGE([.K$2:.K86])) &gt; 20;[.K86]-AVERAGE([.K$2:.K86]);0)" office:value-type="float" office:value="0">
            <text:p>0.00</text:p>
          </table:table-cell>
          <table:table-cell table:formula="of:=[.L86]-AVERAGE([.L62:.L86])" office:value-type="float" office:value="-12.2772519083969">
            <text:p>-12.28</text:p>
          </table:table-cell>
          <table:table-cell table:formula="of:=[.M86]-AVERAGE([.M62:.M86])" office:value-type="float" office:value="6.05007633587786">
            <text:p>6.05</text:p>
          </table:table-cell>
          <table:table-cell/>
          <table:table-cell table:formula="of:=[.V85]+[.O86]*[.$U$2]" office:value-type="float" office:value="0.0942824978298623">
            <text:p>0.09</text:p>
          </table:table-cell>
          <table:table-cell table:formula="of:=[.W85]+[.P86]*[.$U$2]" office:value-type="float" office:value="-0.153661973741319">
            <text:p>-0.15</text:p>
          </table:table-cell>
          <table:table-cell table:formula="of:=[.X85]+[.Q86]*[.$U$2]" office:value-type="float" office:value="-0.0429201422797308">
            <text:p>-0.04</text:p>
          </table:table-cell>
          <table:table-cell table:formula="of:=[.R86]" office:value-type="float" office:value="0">
            <text:p>0.0</text:p>
          </table:table-cell>
          <table:table-cell table:formula="of:=[.S86]" office:value-type="float" office:value="-12.2772519083969">
            <text:p>-12.3</text:p>
          </table:table-cell>
          <table:table-cell table:formula="of:=[.T86]" office:value-type="float" office:value="6.05007633587786">
            <text:p>6.1</text:p>
          </table:table-cell>
          <table:table-cell table:number-columns-repeated="2"/>
          <table:table-cell table:formula="of:=[.V86]*[.$U$2]+0.5*[.O85]*POWER([.$U$2];2)+[.AD85]" office:value-type="float" office:value="11.235904812283">
            <text:p>11.2359048123</text:p>
          </table:table-cell>
          <table:table-cell table:formula="of:=[.W86]*[.$U$2]+0.5*[.P85]*POWER([.$U$2];2)+[.AE85]" office:value-type="float" office:value="-2.69866638183594">
            <text:p>-2.6986663818</text:p>
          </table:table-cell>
          <table:table-cell table:formula="of:=[.X86]*[.$U$2]+0.5*[.Q85]*POWER([.$U$2];2)+[.AF85]" office:value-type="float" office:value="-7.32334470113118">
            <text:p>-7.3233447011</text:p>
          </table:table-cell>
          <table:table-cell table:formula="of:=[.AG85]+[.Y86]*[.$U$2]" office:value-type="float" office:value="157.585886133849">
            <text:p>157.59</text:p>
          </table:table-cell>
          <table:table-cell table:formula="of:=[.AH85]+[.Z86]*[.$U$2]" office:value-type="float" office:value="-24.3119939067532">
            <text:p>-24.31</text:p>
          </table:table-cell>
          <table:table-cell table:formula="of:=[.AI85]+[.AA86]*[.$U$2]" office:value-type="float" office:value="12.7548053177315">
            <text:p>12.75</text:p>
          </table:table-cell>
        </table:table-row>
        <table:table-row table:style-name="ro1">
          <table:table-cell office:value-type="float" office:value="15228">
            <text:p>15228</text:p>
          </table:table-cell>
          <table:table-cell office:value-type="float" office:value="-5868">
            <text:p>-5868</text:p>
          </table:table-cell>
          <table:table-cell office:value-type="float" office:value="1756">
            <text:p>1756</text:p>
          </table:table-cell>
          <table:table-cell office:value-type="float" office:value="-1127">
            <text:p>-1127</text:p>
          </table:table-cell>
          <table:table-cell office:value-type="float" office:value="-3296">
            <text:p>-3296</text:p>
          </table:table-cell>
          <table:table-cell office:value-type="float" office:value="-1025">
            <text:p>-1025</text:p>
          </table:table-cell>
          <table:table-cell/>
          <table:table-cell table:formula="of:=[.A87]/16384-[.H$164]" office:value-type="float" office:value="-0.0191853841145834">
            <text:p>-0.02</text:p>
          </table:table-cell>
          <table:table-cell table:formula="of:=[.B87]/16384-[.I$164]" office:value-type="float" office:value="-0.124277750651042">
            <text:p>-0.12</text:p>
          </table:table-cell>
          <table:table-cell table:formula="of:=[.C87]/16384-[.J$164]" office:value-type="float" office:value="-0.111907958984375">
            <text:p>-0.11</text:p>
          </table:table-cell>
          <table:table-cell table:formula="of:=[.D87]/131" office:value-type="float" office:value="-8.6030534351145">
            <text:p>-8.6</text:p>
          </table:table-cell>
          <table:table-cell table:formula="of:=[.E87]/131" office:value-type="float" office:value="-25.1603053435114">
            <text:p>-25.2</text:p>
          </table:table-cell>
          <table:table-cell table:formula="of:=[.F87]/131" office:value-type="float" office:value="-7.82442748091603">
            <text:p>-7.8</text:p>
          </table:table-cell>
          <table:table-cell/>
          <table:table-cell table:formula="of:=[.H87]-AVERAGE([.H63:.H87])" office:value-type="float" office:value="-0.070703125">
            <text:p>-0.07</text:p>
          </table:table-cell>
          <table:table-cell table:formula="of:=[.I87]-AVERAGE([.I63:.I87])" office:value-type="float" office:value="-0.0404687499999999">
            <text:p>-0.04</text:p>
          </table:table-cell>
          <table:table-cell table:formula="of:=[.J87]-AVERAGE([.J63:.J87])" office:value-type="float" office:value="-0.089736328125">
            <text:p>-0.09</text:p>
          </table:table-cell>
          <table:table-cell table:formula="of:=IF(ABS([.K87]-AVERAGE([.K$2:.K87])) &gt; 20;[.K87]-AVERAGE([.K$2:.K87]);0)" office:value-type="float" office:value="0">
            <text:p>0.00</text:p>
          </table:table-cell>
          <table:table-cell table:formula="of:=[.L87]-AVERAGE([.L63:.L87])" office:value-type="float" office:value="-23.3719083969466">
            <text:p>-23.37</text:p>
          </table:table-cell>
          <table:table-cell table:formula="of:=[.M87]-AVERAGE([.M63:.M87])" office:value-type="float" office:value="-15.6290076335878">
            <text:p>-15.63</text:p>
          </table:table-cell>
          <table:table-cell/>
          <table:table-cell table:formula="of:=[.V86]+[.O87]*[.$U$2]" office:value-type="float" office:value="0.070714789496529">
            <text:p>0.07</text:p>
          </table:table-cell>
          <table:table-cell table:formula="of:=[.W86]+[.P87]*[.$U$2]" office:value-type="float" office:value="-0.167151557074653">
            <text:p>-0.17</text:p>
          </table:table-cell>
          <table:table-cell table:formula="of:=[.X86]+[.Q87]*[.$U$2]" office:value-type="float" office:value="-0.0728322516547308">
            <text:p>-0.07</text:p>
          </table:table-cell>
          <table:table-cell table:formula="of:=[.R87]" office:value-type="float" office:value="0">
            <text:p>0.0</text:p>
          </table:table-cell>
          <table:table-cell table:formula="of:=[.S87]" office:value-type="float" office:value="-23.3719083969466">
            <text:p>-23.4</text:p>
          </table:table-cell>
          <table:table-cell table:formula="of:=[.T87]" office:value-type="float" office:value="-15.6290076335878">
            <text:p>-15.6</text:p>
          </table:table-cell>
          <table:table-cell table:number-columns-repeated="2"/>
          <table:table-cell table:formula="of:=[.V87]*[.$U$2]+0.5*[.O86]*POWER([.$U$2];2)+[.AD86]" office:value-type="float" office:value="11.2548664912471">
            <text:p>11.2548664912</text:p>
          </table:table-cell>
          <table:table-cell table:formula="of:=[.W87]*[.$U$2]+0.5*[.P86]*POWER([.$U$2];2)+[.AE86]" office:value-type="float" office:value="-2.75475845902054">
            <text:p>-2.754758459</text:p>
          </table:table-cell>
          <table:table-cell table:formula="of:=[.X87]*[.$U$2]+0.5*[.Q86]*POWER([.$U$2];2)+[.AF86]" office:value-type="float" office:value="-7.34871424074526">
            <text:p>-7.3487142407</text:p>
          </table:table-cell>
          <table:table-cell table:formula="of:=[.AG86]+[.Y87]*[.$U$2]" office:value-type="float" office:value="157.585886133849">
            <text:p>157.59</text:p>
          </table:table-cell>
          <table:table-cell table:formula="of:=[.AH86]+[.Z87]*[.$U$2]" office:value-type="float" office:value="-32.1026300390688">
            <text:p>-32.10</text:p>
          </table:table-cell>
          <table:table-cell table:formula="of:=[.AI86]+[.AA87]*[.$U$2]" office:value-type="float" office:value="7.54513610653556">
            <text:p>7.55</text:p>
          </table:table-cell>
        </table:table-row>
        <table:table-row table:style-name="ro1">
          <table:table-cell office:value-type="float" office:value="17444">
            <text:p>17444</text:p>
          </table:table-cell>
          <table:table-cell office:value-type="float" office:value="-5448">
            <text:p>-5448</text:p>
          </table:table-cell>
          <table:table-cell office:value-type="float" office:value="116">
            <text:p>116</text:p>
          </table:table-cell>
          <table:table-cell office:value-type="float" office:value="-3542">
            <text:p>-3542</text:p>
          </table:table-cell>
          <table:table-cell office:value-type="float" office:value="-10235">
            <text:p>-10235</text:p>
          </table:table-cell>
          <table:table-cell office:value-type="float" office:value="-5733">
            <text:p>-5733</text:p>
          </table:table-cell>
          <table:table-cell/>
          <table:table-cell table:formula="of:=[.A88]/16384-[.H$164]" office:value-type="float" office:value="0.116068522135417">
            <text:p>0.12</text:p>
          </table:table-cell>
          <table:table-cell table:formula="of:=[.B88]/16384-[.I$164]" office:value-type="float" office:value="-0.0986429850260417">
            <text:p>-0.10</text:p>
          </table:table-cell>
          <table:table-cell table:formula="of:=[.C88]/16384-[.J$164]" office:value-type="float" office:value="-0.212005615234375">
            <text:p>-0.21</text:p>
          </table:table-cell>
          <table:table-cell table:formula="of:=[.D88]/131" office:value-type="float" office:value="-27.0381679389313">
            <text:p>-27.0</text:p>
          </table:table-cell>
          <table:table-cell table:formula="of:=[.E88]/131" office:value-type="float" office:value="-78.1297709923664">
            <text:p>-78.1</text:p>
          </table:table-cell>
          <table:table-cell table:formula="of:=[.F88]/131" office:value-type="float" office:value="-43.763358778626">
            <text:p>-43.8</text:p>
          </table:table-cell>
          <table:table-cell/>
          <table:table-cell table:formula="of:=[.H88]-AVERAGE([.H64:.H88])" office:value-type="float" office:value="0.076689453125">
            <text:p>0.08</text:p>
          </table:table-cell>
          <table:table-cell table:formula="of:=[.I88]-AVERAGE([.I64:.I88])" office:value-type="float" office:value="-0.0193749999999999">
            <text:p>-0.02</text:p>
          </table:table-cell>
          <table:table-cell table:formula="of:=[.J88]-AVERAGE([.J64:.J88])" office:value-type="float" office:value="-0.19607421875">
            <text:p>-0.20</text:p>
          </table:table-cell>
          <table:table-cell table:formula="of:=IF(ABS([.K88]-AVERAGE([.K$2:.K88])) &gt; 20;[.K88]-AVERAGE([.K$2:.K88]);0)" office:value-type="float" office:value="-33.4820566815829">
            <text:p>-33.48</text:p>
          </table:table-cell>
          <table:table-cell table:formula="of:=[.L88]-AVERAGE([.L64:.L88])" office:value-type="float" office:value="-63.2109923664122">
            <text:p>-63.21</text:p>
          </table:table-cell>
          <table:table-cell table:formula="of:=[.M88]-AVERAGE([.M64:.M88])" office:value-type="float" office:value="-45.1596946564886">
            <text:p>-45.16</text:p>
          </table:table-cell>
          <table:table-cell/>
          <table:table-cell table:formula="of:=[.V87]+[.O88]*[.$U$2]" office:value-type="float" office:value="0.0962779405381956">
            <text:p>0.10</text:p>
          </table:table-cell>
          <table:table-cell table:formula="of:=[.W87]+[.P88]*[.$U$2]" office:value-type="float" office:value="-0.173609890407986">
            <text:p>-0.17</text:p>
          </table:table-cell>
          <table:table-cell table:formula="of:=[.X87]+[.Q88]*[.$U$2]" office:value-type="float" office:value="-0.138190324571397">
            <text:p>-0.14</text:p>
          </table:table-cell>
          <table:table-cell table:formula="of:=[.R88]" office:value-type="float" office:value="-33.4820566815829">
            <text:p>-33.5</text:p>
          </table:table-cell>
          <table:table-cell table:formula="of:=[.S88]" office:value-type="float" office:value="-63.2109923664122">
            <text:p>-63.2</text:p>
          </table:table-cell>
          <table:table-cell table:formula="of:=[.T88]" office:value-type="float" office:value="-45.1596946564886">
            <text:p>-45.2</text:p>
          </table:table-cell>
          <table:table-cell table:number-columns-repeated="2"/>
          <table:table-cell table:formula="of:=[.V88]*[.$U$2]+0.5*[.O87]*POWER([.$U$2];2)+[.AD87]" office:value-type="float" office:value="11.2830311867043">
            <text:p>11.2830311867</text:p>
          </table:table-cell>
          <table:table-cell table:formula="of:=[.W88]*[.$U$2]+0.5*[.P87]*POWER([.$U$2];2)+[.AE87]" office:value-type="float" office:value="-2.81487668637876">
            <text:p>-2.8148766864</text:p>
          </table:table-cell>
          <table:table-cell table:formula="of:=[.X88]*[.$U$2]+0.5*[.Q87]*POWER([.$U$2];2)+[.AF87]" office:value-type="float" office:value="-7.39976303383156">
            <text:p>-7.3997630338</text:p>
          </table:table-cell>
          <table:table-cell table:formula="of:=[.AG87]+[.Y88]*[.$U$2]" office:value-type="float" office:value="146.425200573322">
            <text:p>146.43</text:p>
          </table:table-cell>
          <table:table-cell table:formula="of:=[.AH87]+[.Z88]*[.$U$2]" office:value-type="float" office:value="-53.1729608278728">
            <text:p>-53.17</text:p>
          </table:table-cell>
          <table:table-cell table:formula="of:=[.AI87]+[.AA88]*[.$U$2]" office:value-type="float" office:value="-7.50809544562729">
            <text:p>-7.51</text:p>
          </table:table-cell>
        </table:table-row>
        <table:table-row table:style-name="ro1">
          <table:table-cell office:value-type="float" office:value="15692">
            <text:p>15692</text:p>
          </table:table-cell>
          <table:table-cell office:value-type="float" office:value="-2376">
            <text:p>-2376</text:p>
          </table:table-cell>
          <table:table-cell office:value-type="float" office:value="-720">
            <text:p>-720</text:p>
          </table:table-cell>
          <table:table-cell office:value-type="float" office:value="9630">
            <text:p>9630</text:p>
          </table:table-cell>
          <table:table-cell office:value-type="float" office:value="27752">
            <text:p>27752</text:p>
          </table:table-cell>
          <table:table-cell office:value-type="float" office:value="14382">
            <text:p>14382</text:p>
          </table:table-cell>
          <table:table-cell/>
          <table:table-cell table:formula="of:=[.A89]/16384-[.H$164]" office:value-type="float" office:value="0.00913492838541663">
            <text:p>0.01</text:p>
          </table:table-cell>
          <table:table-cell table:formula="of:=[.B89]/16384-[.I$164]" office:value-type="float" office:value="0.0888570149739583">
            <text:p>0.09</text:p>
          </table:table-cell>
          <table:table-cell table:formula="of:=[.C89]/16384-[.J$164]" office:value-type="float" office:value="-0.263031005859375">
            <text:p>-0.26</text:p>
          </table:table-cell>
          <table:table-cell table:formula="of:=[.D89]/131" office:value-type="float" office:value="73.5114503816794">
            <text:p>73.5</text:p>
          </table:table-cell>
          <table:table-cell table:formula="of:=[.E89]/131" office:value-type="float" office:value="211.847328244275">
            <text:p>211.8</text:p>
          </table:table-cell>
          <table:table-cell table:formula="of:=[.F89]/131" office:value-type="float" office:value="109.786259541985">
            <text:p>109.8</text:p>
          </table:table-cell>
          <table:table-cell/>
          <table:table-cell table:formula="of:=[.H89]-AVERAGE([.H65:.H89])" office:value-type="float" office:value="-0.025283203125">
            <text:p>-0.03</text:p>
          </table:table-cell>
          <table:table-cell table:formula="of:=[.I89]-AVERAGE([.I65:.I89])" office:value-type="float" office:value="0.168876953125">
            <text:p>0.17</text:p>
          </table:table-cell>
          <table:table-cell table:formula="of:=[.J89]-AVERAGE([.J65:.J89])" office:value-type="float" office:value="-0.234853515625">
            <text:p>-0.23</text:p>
          </table:table-cell>
          <table:table-cell table:formula="of:=IF(ABS([.K89]-AVERAGE([.K$2:.K89])) &gt; 20;[.K89]-AVERAGE([.K$2:.K89]);0)" office:value-type="float" office:value="66.3054302567661">
            <text:p>66.31</text:p>
          </table:table-cell>
          <table:table-cell table:formula="of:=[.L89]-AVERAGE([.L65:.L89])" office:value-type="float" office:value="214.445496183206">
            <text:p>214.45</text:p>
          </table:table-cell>
          <table:table-cell table:formula="of:=[.M89]-AVERAGE([.M65:.M89])" office:value-type="float" office:value="103.185954198473">
            <text:p>103.19</text:p>
          </table:table-cell>
          <table:table-cell/>
          <table:table-cell table:formula="of:=[.V88]+[.O89]*[.$U$2]" office:value-type="float" office:value="0.0878502061631956">
            <text:p>0.09</text:p>
          </table:table-cell>
          <table:table-cell table:formula="of:=[.W88]+[.P89]*[.$U$2]" office:value-type="float" office:value="-0.117317572699653">
            <text:p>-0.12</text:p>
          </table:table-cell>
          <table:table-cell table:formula="of:=[.X88]+[.Q89]*[.$U$2]" office:value-type="float" office:value="-0.216474829779731">
            <text:p>-0.22</text:p>
          </table:table-cell>
          <table:table-cell table:formula="of:=[.R89]" office:value-type="float" office:value="66.3054302567661">
            <text:p>66.3</text:p>
          </table:table-cell>
          <table:table-cell table:formula="of:=[.S89]" office:value-type="float" office:value="214.445496183206">
            <text:p>214.4</text:p>
          </table:table-cell>
          <table:table-cell table:formula="of:=[.T89]" office:value-type="float" office:value="103.185954198473">
            <text:p>103.2</text:p>
          </table:table-cell>
          <table:table-cell table:number-columns-repeated="2"/>
          <table:table-cell table:formula="of:=[.V89]*[.$U$2]+0.5*[.O88]*POWER([.$U$2];2)+[.AD88]" office:value-type="float" office:value="11.3165751139323">
            <text:p>11.3165751139</text:p>
          </table:table-cell>
          <table:table-cell table:formula="of:=[.W89]*[.$U$2]+0.5*[.P88]*POWER([.$U$2];2)+[.AE88]" office:value-type="float" office:value="-2.8550589328342">
            <text:p>-2.8550589328</text:p>
          </table:table-cell>
          <table:table-cell table:formula="of:=[.X89]*[.$U$2]+0.5*[.Q88]*POWER([.$U$2];2)+[.AF88]" office:value-type="float" office:value="-7.48281432257758">
            <text:p>-7.4828143226</text:p>
          </table:table-cell>
          <table:table-cell table:formula="of:=[.AG88]+[.Y89]*[.$U$2]" office:value-type="float" office:value="168.52701065891">
            <text:p>168.53</text:p>
          </table:table-cell>
          <table:table-cell table:formula="of:=[.AH88]+[.Z89]*[.$U$2]" office:value-type="float" office:value="18.3088712331959">
            <text:p>18.31</text:p>
          </table:table-cell>
          <table:table-cell table:formula="of:=[.AI88]+[.AA89]*[.$U$2]" office:value-type="float" office:value="26.8872226205305">
            <text:p>26.89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-9768">
            <text:p>-9768</text:p>
          </table:table-cell>
          <table:table-cell office:value-type="float" office:value="-1428">
            <text:p>-1428</text:p>
          </table:table-cell>
          <table:table-cell office:value-type="float" office:value="-6111">
            <text:p>-6111</text:p>
          </table:table-cell>
          <table:table-cell office:value-type="float" office:value="-16455">
            <text:p>-16455</text:p>
          </table:table-cell>
          <table:table-cell office:value-type="float" office:value="-1512">
            <text:p>-1512</text:p>
          </table:table-cell>
          <table:table-cell/>
          <table:table-cell table:formula="of:=[.A90]/16384-[.H$164]" office:value-type="float" office:value="0.150004069010417">
            <text:p>0.15</text:p>
          </table:table-cell>
          <table:table-cell table:formula="of:=[.B90]/16384-[.I$164]" office:value-type="float" office:value="-0.362314860026042">
            <text:p>-0.36</text:p>
          </table:table-cell>
          <table:table-cell table:formula="of:=[.C90]/16384-[.J$164]" office:value-type="float" office:value="-0.306243896484375">
            <text:p>-0.31</text:p>
          </table:table-cell>
          <table:table-cell table:formula="of:=[.D90]/131" office:value-type="float" office:value="-46.6488549618321">
            <text:p>-46.6</text:p>
          </table:table-cell>
          <table:table-cell table:formula="of:=[.E90]/131" office:value-type="float" office:value="-125.610687022901">
            <text:p>-125.6</text:p>
          </table:table-cell>
          <table:table-cell table:formula="of:=[.F90]/131" office:value-type="float" office:value="-11.5419847328244">
            <text:p>-11.5</text:p>
          </table:table-cell>
          <table:table-cell/>
          <table:table-cell table:formula="of:=[.H90]-AVERAGE([.H66:.H90])" office:value-type="float" office:value="0.109267578125">
            <text:p>0.11</text:p>
          </table:table-cell>
          <table:table-cell table:formula="of:=[.I90]-AVERAGE([.I66:.I90])" office:value-type="float" office:value="-0.271904296875">
            <text:p>-0.27</text:p>
          </table:table-cell>
          <table:table-cell table:formula="of:=[.J90]-AVERAGE([.J66:.J90])" office:value-type="float" office:value="-0.268935546875">
            <text:p>-0.27</text:p>
          </table:table-cell>
          <table:table-cell table:formula="of:=IF(ABS([.K90]-AVERAGE([.K$2:.K90])) &gt; 20;[.K90]-AVERAGE([.K$2:.K90]);0)" office:value-type="float" office:value="-53.2497641307145">
            <text:p>-53.25</text:p>
          </table:table-cell>
          <table:table-cell table:formula="of:=[.L90]-AVERAGE([.L66:.L90])" office:value-type="float" office:value="-119.080610687023">
            <text:p>-119.08</text:p>
          </table:table-cell>
          <table:table-cell table:formula="of:=[.M90]-AVERAGE([.M66:.M90])" office:value-type="float" office:value="-17.9319083969466">
            <text:p>-17.93</text:p>
          </table:table-cell>
          <table:table-cell/>
          <table:table-cell table:formula="of:=[.V89]+[.O90]*[.$U$2]" office:value-type="float" office:value="0.124272732204862">
            <text:p>0.12</text:p>
          </table:table-cell>
          <table:table-cell table:formula="of:=[.W89]+[.P90]*[.$U$2]" office:value-type="float" office:value="-0.207952338324653">
            <text:p>-0.21</text:p>
          </table:table-cell>
          <table:table-cell table:formula="of:=[.X89]+[.Q90]*[.$U$2]" office:value-type="float" office:value="-0.306120012071397">
            <text:p>-0.31</text:p>
          </table:table-cell>
          <table:table-cell table:formula="of:=[.R90]" office:value-type="float" office:value="-53.2497641307145">
            <text:p>-53.2</text:p>
          </table:table-cell>
          <table:table-cell table:formula="of:=[.S90]" office:value-type="float" office:value="-119.080610687023">
            <text:p>-119.1</text:p>
          </table:table-cell>
          <table:table-cell table:formula="of:=[.T90]" office:value-type="float" office:value="-17.9319083969466">
            <text:p>-17.9</text:p>
          </table:table-cell>
          <table:table-cell table:number-columns-repeated="2"/>
          <table:table-cell table:formula="of:=[.V90]*[.$U$2]+0.5*[.O89]*POWER([.$U$2];2)+[.AD89]" office:value-type="float" office:value="11.3565947356048">
            <text:p>11.3565947356</text:p>
          </table:table-cell>
          <table:table-cell table:formula="of:=[.W90]*[.$U$2]+0.5*[.P89]*POWER([.$U$2];2)+[.AE89]" office:value-type="float" office:value="-2.91499432599103">
            <text:p>-2.914994326</text:p>
          </table:table-cell>
          <table:table-cell table:formula="of:=[.X90]*[.$U$2]+0.5*[.Q89]*POWER([.$U$2];2)+[.AF89]" office:value-type="float" office:value="-7.5979017441361">
            <text:p>-7.5979017441</text:p>
          </table:table-cell>
          <table:table-cell table:formula="of:=[.AG89]+[.Y90]*[.$U$2]" office:value-type="float" office:value="150.777089282005">
            <text:p>150.78</text:p>
          </table:table-cell>
          <table:table-cell table:formula="of:=[.AH89]+[.Z90]*[.$U$2]" office:value-type="float" office:value="-21.3846656624784">
            <text:p>-21.38</text:p>
          </table:table-cell>
          <table:table-cell table:formula="of:=[.AI89]+[.AA90]*[.$U$2]" office:value-type="float" office:value="20.9099198215483">
            <text:p>20.91</text:p>
          </table:table-cell>
        </table:table-row>
        <table:table-row table:style-name="ro1">
          <table:table-cell office:value-type="float" office:value="14372">
            <text:p>14372</text:p>
          </table:table-cell>
          <table:table-cell office:value-type="float" office:value="-5592">
            <text:p>-5592</text:p>
          </table:table-cell>
          <table:table-cell office:value-type="float" office:value="4708">
            <text:p>4708</text:p>
          </table:table-cell>
          <table:table-cell office:value-type="float" office:value="-1271">
            <text:p>-1271</text:p>
          </table:table-cell>
          <table:table-cell office:value-type="float" office:value="-6826">
            <text:p>-6826</text:p>
          </table:table-cell>
          <table:table-cell office:value-type="float" office:value="-3937">
            <text:p>-3937</text:p>
          </table:table-cell>
          <table:table-cell/>
          <table:table-cell table:formula="of:=[.A91]/16384-[.H$164]" office:value-type="float" office:value="-0.0714314778645834">
            <text:p>-0.07</text:p>
          </table:table-cell>
          <table:table-cell table:formula="of:=[.B91]/16384-[.I$164]" office:value-type="float" office:value="-0.107432047526042">
            <text:p>-0.11</text:p>
          </table:table-cell>
          <table:table-cell table:formula="of:=[.C91]/16384-[.J$164]" office:value-type="float" office:value="0.068267822265625">
            <text:p>0.07</text:p>
          </table:table-cell>
          <table:table-cell table:formula="of:=[.D91]/131" office:value-type="float" office:value="-9.70229007633588">
            <text:p>-9.7</text:p>
          </table:table-cell>
          <table:table-cell table:formula="of:=[.E91]/131" office:value-type="float" office:value="-52.1068702290076">
            <text:p>-52.1</text:p>
          </table:table-cell>
          <table:table-cell table:formula="of:=[.F91]/131" office:value-type="float" office:value="-30.0534351145038">
            <text:p>-30.1</text:p>
          </table:table-cell>
          <table:table-cell/>
          <table:table-cell table:formula="of:=[.H91]-AVERAGE([.H67:.H91])" office:value-type="float" office:value="-0.104677734375">
            <text:p>-0.10</text:p>
          </table:table-cell>
          <table:table-cell table:formula="of:=[.I91]-AVERAGE([.I67:.I91])" office:value-type="float" office:value="-0.048671875">
            <text:p>-0.05</text:p>
          </table:table-cell>
          <table:table-cell table:formula="of:=[.J91]-AVERAGE([.J67:.J91])" office:value-type="float" office:value="0.08705078125">
            <text:p>0.09</text:p>
          </table:table-cell>
          <table:table-cell table:formula="of:=IF(ABS([.K91]-AVERAGE([.K$2:.K91])) &gt; 20;[.K91]-AVERAGE([.K$2:.K91]);0)" office:value-type="float" office:value="0">
            <text:p>0.00</text:p>
          </table:table-cell>
          <table:table-cell table:formula="of:=[.L91]-AVERAGE([.L67:.L91])" office:value-type="float" office:value="-46.3829007633588">
            <text:p>-46.38</text:p>
          </table:table-cell>
          <table:table-cell table:formula="of:=[.M91]-AVERAGE([.M67:.M91])" office:value-type="float" office:value="-39.7899236641221">
            <text:p>-39.79</text:p>
          </table:table-cell>
          <table:table-cell/>
          <table:table-cell table:formula="of:=[.V90]+[.O91]*[.$U$2]" office:value-type="float" office:value="0.0893801540798623">
            <text:p>0.09</text:p>
          </table:table-cell>
          <table:table-cell table:formula="of:=[.W90]+[.P91]*[.$U$2]" office:value-type="float" office:value="-0.224176296657986">
            <text:p>-0.22</text:p>
          </table:table-cell>
          <table:table-cell table:formula="of:=[.X90]+[.Q91]*[.$U$2]" office:value-type="float" office:value="-0.277103084988064">
            <text:p>-0.28</text:p>
          </table:table-cell>
          <table:table-cell table:formula="of:=[.R91]" office:value-type="float" office:value="0">
            <text:p>0.0</text:p>
          </table:table-cell>
          <table:table-cell table:formula="of:=[.S91]" office:value-type="float" office:value="-46.3829007633588">
            <text:p>-46.4</text:p>
          </table:table-cell>
          <table:table-cell table:formula="of:=[.T91]" office:value-type="float" office:value="-39.7899236641221">
            <text:p>-39.8</text:p>
          </table:table-cell>
          <table:table-cell table:number-columns-repeated="2"/>
          <table:table-cell table:formula="of:=[.V91]*[.$U$2]+0.5*[.O90]*POWER([.$U$2];2)+[.AD90]" office:value-type="float" office:value="11.392458541305">
            <text:p>11.3924585413</text:p>
          </table:table-cell>
          <table:table-cell table:formula="of:=[.W91]*[.$U$2]+0.5*[.P90]*POWER([.$U$2];2)+[.AE90]" office:value-type="float" office:value="-3.00482555248119">
            <text:p>-3.0048255525</text:p>
          </table:table-cell>
          <table:table-cell table:formula="of:=[.X91]*[.$U$2]+0.5*[.Q90]*POWER([.$U$2];2)+[.AF90]" office:value-type="float" office:value="-7.7052103028474">
            <text:p>-7.7052103028</text:p>
          </table:table-cell>
          <table:table-cell table:formula="of:=[.AG90]+[.Y91]*[.$U$2]" office:value-type="float" office:value="150.777089282005">
            <text:p>150.78</text:p>
          </table:table-cell>
          <table:table-cell table:formula="of:=[.AH90]+[.Z91]*[.$U$2]" office:value-type="float" office:value="-36.845632583598">
            <text:p>-36.85</text:p>
          </table:table-cell>
          <table:table-cell table:formula="of:=[.AI90]+[.AA91]*[.$U$2]" office:value-type="float" office:value="7.64661193350757">
            <text:p>7.65</text:p>
          </table:table-cell>
        </table:table-row>
        <table:table-row table:style-name="ro1">
          <table:table-cell office:value-type="float" office:value="12088">
            <text:p>12088</text:p>
          </table:table-cell>
          <table:table-cell office:value-type="float" office:value="-11100">
            <text:p>-11100</text:p>
          </table:table-cell>
          <table:table-cell office:value-type="float" office:value="4992">
            <text:p>4992</text:p>
          </table:table-cell>
          <table:table-cell office:value-type="float" office:value="12721">
            <text:p>12721</text:p>
          </table:table-cell>
          <table:table-cell office:value-type="float" office:value="3803">
            <text:p>3803</text:p>
          </table:table-cell>
          <table:table-cell office:value-type="float" office:value="711">
            <text:p>711</text:p>
          </table:table-cell>
          <table:table-cell/>
          <table:table-cell table:formula="of:=[.A92]/16384-[.H$164]" office:value-type="float" office:value="-0.210835774739583">
            <text:p>-0.21</text:p>
          </table:table-cell>
          <table:table-cell table:formula="of:=[.B92]/16384-[.I$164]" office:value-type="float" office:value="-0.443613688151042">
            <text:p>-0.44</text:p>
          </table:table-cell>
          <table:table-cell table:formula="of:=[.C92]/16384-[.J$164]" office:value-type="float" office:value="0.085601806640625">
            <text:p>0.09</text:p>
          </table:table-cell>
          <table:table-cell table:formula="of:=[.D92]/131" office:value-type="float" office:value="97.1068702290076">
            <text:p>97.1</text:p>
          </table:table-cell>
          <table:table-cell table:formula="of:=[.E92]/131" office:value-type="float" office:value="29.030534351145">
            <text:p>29.0</text:p>
          </table:table-cell>
          <table:table-cell table:formula="of:=[.F92]/131" office:value-type="float" office:value="5.42748091603053">
            <text:p>5.4</text:p>
          </table:table-cell>
          <table:table-cell/>
          <table:table-cell table:formula="of:=[.H92]-AVERAGE([.H68:.H92])" office:value-type="float" office:value="-0.217900390625">
            <text:p>-0.22</text:p>
          </table:table-cell>
          <table:table-cell table:formula="of:=[.I92]-AVERAGE([.I68:.I92])" office:value-type="float" office:value="-0.375546875">
            <text:p>-0.38</text:p>
          </table:table-cell>
          <table:table-cell table:formula="of:=[.J92]-AVERAGE([.J68:.J92])" office:value-type="float" office:value="0.0918359375">
            <text:p>0.09</text:p>
          </table:table-cell>
          <table:table-cell table:formula="of:=IF(ABS([.K92]-AVERAGE([.K$2:.K92])) &gt; 20;[.K92]-AVERAGE([.K$2:.K92]);0)" office:value-type="float" office:value="89.6905460951263">
            <text:p>89.69</text:p>
          </table:table-cell>
          <table:table-cell table:formula="of:=[.L92]-AVERAGE([.L68:.L92])" office:value-type="float" office:value="40.6806106870229">
            <text:p>40.68</text:p>
          </table:table-cell>
          <table:table-cell table:formula="of:=[.M92]-AVERAGE([.M68:.M92])" office:value-type="float" office:value="0.944427480916031">
            <text:p>0.94</text:p>
          </table:table-cell>
          <table:table-cell/>
          <table:table-cell table:formula="of:=[.V91]+[.O92]*[.$U$2]" office:value-type="float" office:value="0.0167466905381956">
            <text:p>0.02</text:p>
          </table:table-cell>
          <table:table-cell table:formula="of:=[.W91]+[.P92]*[.$U$2]" office:value-type="float" office:value="-0.349358588324653">
            <text:p>-0.35</text:p>
          </table:table-cell>
          <table:table-cell table:formula="of:=[.X91]+[.Q92]*[.$U$2]" office:value-type="float" office:value="-0.246491105821397">
            <text:p>-0.25</text:p>
          </table:table-cell>
          <table:table-cell table:formula="of:=[.R92]" office:value-type="float" office:value="89.6905460951263">
            <text:p>89.7</text:p>
          </table:table-cell>
          <table:table-cell table:formula="of:=[.S92]" office:value-type="float" office:value="40.6806106870229">
            <text:p>40.7</text:p>
          </table:table-cell>
          <table:table-cell table:formula="of:=[.T92]" office:value-type="float" office:value="0.944427480916031">
            <text:p>0.9</text:p>
          </table:table-cell>
          <table:table-cell table:number-columns-repeated="2"/>
          <table:table-cell table:formula="of:=[.V92]*[.$U$2]+0.5*[.O91]*POWER([.$U$2];2)+[.AD91]" office:value-type="float" office:value="11.3922253417969">
            <text:p>11.3922253418</text:p>
          </table:table-cell>
          <table:table-cell table:formula="of:=[.W92]*[.$U$2]+0.5*[.P91]*POWER([.$U$2];2)+[.AE91]" office:value-type="float" office:value="-3.12398240831163">
            <text:p>-3.1239824083</text:p>
          </table:table-cell>
          <table:table-cell table:formula="of:=[.X92]*[.$U$2]+0.5*[.Q91]*POWER([.$U$2];2)+[.AF91]" office:value-type="float" office:value="-7.78253785027398">
            <text:p>-7.7825378503</text:p>
          </table:table-cell>
          <table:table-cell table:formula="of:=[.AG91]+[.Y92]*[.$U$2]" office:value-type="float" office:value="180.673937980381">
            <text:p>180.67</text:p>
          </table:table-cell>
          <table:table-cell table:formula="of:=[.AH91]+[.Z92]*[.$U$2]" office:value-type="float" office:value="-23.2854290212571">
            <text:p>-23.29</text:p>
          </table:table-cell>
          <table:table-cell table:formula="of:=[.AI91]+[.AA92]*[.$U$2]" office:value-type="float" office:value="7.96142109381291">
            <text:p>7.96</text:p>
          </table:table-cell>
        </table:table-row>
        <table:table-row table:style-name="ro1">
          <table:table-cell office:value-type="float" office:value="31012">
            <text:p>31012</text:p>
          </table:table-cell>
          <table:table-cell office:value-type="float" office:value="-3160">
            <text:p>-3160</text:p>
          </table:table-cell>
          <table:table-cell office:value-type="float" office:value="5208">
            <text:p>5208</text:p>
          </table:table-cell>
          <table:table-cell office:value-type="float" office:value="17067">
            <text:p>17067</text:p>
          </table:table-cell>
          <table:table-cell office:value-type="float" office:value="-15526">
            <text:p>-15526</text:p>
          </table:table-cell>
          <table:table-cell office:value-type="float" office:value="6185">
            <text:p>6185</text:p>
          </table:table-cell>
          <table:table-cell/>
          <table:table-cell table:formula="of:=[.A93]/16384-[.H$164]" office:value-type="float" office:value="0.944193522135417">
            <text:p>0.94</text:p>
          </table:table-cell>
          <table:table-cell table:formula="of:=[.B93]/16384-[.I$164]" office:value-type="float" office:value="0.0410054524739583">
            <text:p>0.04</text:p>
          </table:table-cell>
          <table:table-cell table:formula="of:=[.C93]/16384-[.J$164]" office:value-type="float" office:value="0.098785400390625">
            <text:p>0.10</text:p>
          </table:table-cell>
          <table:table-cell table:formula="of:=[.D93]/131" office:value-type="float" office:value="130.282442748092">
            <text:p>130.3</text:p>
          </table:table-cell>
          <table:table-cell table:formula="of:=[.E93]/131" office:value-type="float" office:value="-118.519083969466">
            <text:p>-118.5</text:p>
          </table:table-cell>
          <table:table-cell table:formula="of:=[.F93]/131" office:value-type="float" office:value="47.2137404580153">
            <text:p>47.2</text:p>
          </table:table-cell>
          <table:table-cell/>
          <table:table-cell table:formula="of:=[.H93]-AVERAGE([.H69:.H93])" office:value-type="float" office:value="0.8996875">
            <text:p>0.90</text:p>
          </table:table-cell>
          <table:table-cell table:formula="of:=[.I93]-AVERAGE([.I69:.I93])" office:value-type="float" office:value="0.101435546875">
            <text:p>0.10</text:p>
          </table:table-cell>
          <table:table-cell table:formula="of:=[.J93]-AVERAGE([.J69:.J93])" office:value-type="float" office:value="0.10537109375">
            <text:p>0.11</text:p>
          </table:table-cell>
          <table:table-cell table:formula="of:=IF(ABS([.K93]-AVERAGE([.K$2:.K93])) &gt; 20;[.K93]-AVERAGE([.K$2:.K93]);0)" office:value-type="float" office:value="121.530617324925">
            <text:p>121.53</text:p>
          </table:table-cell>
          <table:table-cell table:formula="of:=[.L93]-AVERAGE([.L69:.L93])" office:value-type="float" office:value="-105.884580152672">
            <text:p>-105.88</text:p>
          </table:table-cell>
          <table:table-cell table:formula="of:=[.M93]-AVERAGE([.M69:.M93])" office:value-type="float" office:value="42.3584732824427">
            <text:p>42.36</text:p>
          </table:table-cell>
          <table:table-cell/>
          <table:table-cell table:formula="of:=[.V92]+[.O93]*[.$U$2]" office:value-type="float" office:value="0.316642523871529">
            <text:p>0.32</text:p>
          </table:table-cell>
          <table:table-cell table:formula="of:=[.W92]+[.P93]*[.$U$2]" office:value-type="float" office:value="-0.315546739366319">
            <text:p>-0.32</text:p>
          </table:table-cell>
          <table:table-cell table:formula="of:=[.X92]+[.Q93]*[.$U$2]" office:value-type="float" office:value="-0.211367407904731">
            <text:p>-0.21</text:p>
          </table:table-cell>
          <table:table-cell table:formula="of:=[.R93]" office:value-type="float" office:value="121.530617324925">
            <text:p>121.5</text:p>
          </table:table-cell>
          <table:table-cell table:formula="of:=[.S93]" office:value-type="float" office:value="-105.884580152672">
            <text:p>-105.9</text:p>
          </table:table-cell>
          <table:table-cell table:formula="of:=[.T93]" office:value-type="float" office:value="42.3584732824427">
            <text:p>42.4</text:p>
          </table:table-cell>
          <table:table-cell table:number-columns-repeated="2"/>
          <table:table-cell table:formula="of:=[.V93]*[.$U$2]+0.5*[.O92]*POWER([.$U$2];2)+[.AD92]" office:value-type="float" office:value="11.4856672724971">
            <text:p>11.4856672725</text:p>
          </table:table-cell>
          <table:table-cell table:formula="of:=[.W93]*[.$U$2]+0.5*[.P92]*POWER([.$U$2];2)+[.AE92]" office:value-type="float" office:value="-3.25002837004485">
            <text:p>-3.25002837</text:p>
          </table:table-cell>
          <table:table-cell table:formula="of:=[.X93]*[.$U$2]+0.5*[.Q92]*POWER([.$U$2];2)+[.AF92]" office:value-type="float" office:value="-7.84789165638111">
            <text:p>-7.8478916564</text:p>
          </table:table-cell>
          <table:table-cell table:formula="of:=[.AG92]+[.Y93]*[.$U$2]" office:value-type="float" office:value="221.184143755356">
            <text:p>221.18</text:p>
          </table:table-cell>
          <table:table-cell table:formula="of:=[.AH92]+[.Z93]*[.$U$2]" office:value-type="float" office:value="-58.5802890721476">
            <text:p>-58.58</text:p>
          </table:table-cell>
          <table:table-cell table:formula="of:=[.AI92]+[.AA93]*[.$U$2]" office:value-type="float" office:value="22.0809121879605">
            <text:p>22.08</text:p>
          </table:table-cell>
        </table:table-row>
        <table:table-row table:style-name="ro1">
          <table:table-cell office:value-type="float" office:value="17248">
            <text:p>17248</text:p>
          </table:table-cell>
          <table:table-cell office:value-type="float" office:value="-1604">
            <text:p>-1604</text:p>
          </table:table-cell>
          <table:table-cell office:value-type="float" office:value="4832">
            <text:p>4832</text:p>
          </table:table-cell>
          <table:table-cell office:value-type="float" office:value="2116">
            <text:p>2116</text:p>
          </table:table-cell>
          <table:table-cell office:value-type="float" office:value="-4531">
            <text:p>-4531</text:p>
          </table:table-cell>
          <table:table-cell office:value-type="float" office:value="-1282">
            <text:p>-1282</text:p>
          </table:table-cell>
          <table:table-cell/>
          <table:table-cell table:formula="of:=[.A94]/16384-[.H$164]" office:value-type="float" office:value="0.104105631510417">
            <text:p>0.10</text:p>
          </table:table-cell>
          <table:table-cell table:formula="of:=[.B94]/16384-[.I$164]" office:value-type="float" office:value="0.135976155598958">
            <text:p>0.14</text:p>
          </table:table-cell>
          <table:table-cell table:formula="of:=[.C94]/16384-[.J$164]" office:value-type="float" office:value="0.075836181640625">
            <text:p>0.08</text:p>
          </table:table-cell>
          <table:table-cell table:formula="of:=[.D94]/131" office:value-type="float" office:value="16.1526717557252">
            <text:p>16.2</text:p>
          </table:table-cell>
          <table:table-cell table:formula="of:=[.E94]/131" office:value-type="float" office:value="-34.587786259542">
            <text:p>-34.6</text:p>
          </table:table-cell>
          <table:table-cell table:formula="of:=[.F94]/131" office:value-type="float" office:value="-9.78625954198473">
            <text:p>-9.8</text:p>
          </table:table-cell>
          <table:table-cell/>
          <table:table-cell table:formula="of:=[.H94]-AVERAGE([.H70:.H94])" office:value-type="float" office:value="0.06361328125">
            <text:p>0.06</text:p>
          </table:table-cell>
          <table:table-cell table:formula="of:=[.I94]-AVERAGE([.I70:.I94])" office:value-type="float" office:value="0.196982421875">
            <text:p>0.20</text:p>
          </table:table-cell>
          <table:table-cell table:formula="of:=[.J94]-AVERAGE([.J70:.J94])" office:value-type="float" office:value="0.0773828125">
            <text:p>0.08</text:p>
          </table:table-cell>
          <table:table-cell table:formula="of:=IF(ABS([.K94]-AVERAGE([.K$2:.K94])) &gt; 20;[.K94]-AVERAGE([.K$2:.K94]);0)" office:value-type="float" office:value="0">
            <text:p>0.00</text:p>
          </table:table-cell>
          <table:table-cell table:formula="of:=[.L94]-AVERAGE([.L70:.L94])" office:value-type="float" office:value="-25.9456488549618">
            <text:p>-25.95</text:p>
          </table:table-cell>
          <table:table-cell table:formula="of:=[.M94]-AVERAGE([.M70:.M94])" office:value-type="float" office:value="-13.6885496183206">
            <text:p>-13.69</text:p>
          </table:table-cell>
          <table:table-cell/>
          <table:table-cell table:formula="of:=[.V93]+[.O94]*[.$U$2]" office:value-type="float" office:value="0.337846950954862">
            <text:p>0.34</text:p>
          </table:table-cell>
          <table:table-cell table:formula="of:=[.W93]+[.P94]*[.$U$2]" office:value-type="float" office:value="-0.249885932074653">
            <text:p>-0.25</text:p>
          </table:table-cell>
          <table:table-cell table:formula="of:=[.X93]+[.Q94]*[.$U$2]" office:value-type="float" office:value="-0.185573137071397">
            <text:p>-0.19</text:p>
          </table:table-cell>
          <table:table-cell table:formula="of:=[.R94]" office:value-type="float" office:value="0">
            <text:p>0.0</text:p>
          </table:table-cell>
          <table:table-cell table:formula="of:=[.S94]" office:value-type="float" office:value="-25.9456488549618">
            <text:p>-25.9</text:p>
          </table:table-cell>
          <table:table-cell table:formula="of:=[.T94]" office:value-type="float" office:value="-13.6885496183206">
            <text:p>-13.7</text:p>
          </table:table-cell>
          <table:table-cell table:number-columns-repeated="2"/>
          <table:table-cell table:formula="of:=[.V94]*[.$U$2]+0.5*[.O93]*POWER([.$U$2];2)+[.AD93]" office:value-type="float" office:value="11.6482655617043">
            <text:p>11.6482655617</text:p>
          </table:table-cell>
          <table:table-cell table:formula="of:=[.W94]*[.$U$2]+0.5*[.P93]*POWER([.$U$2];2)+[.AE93]" office:value-type="float" office:value="-3.32768837257668">
            <text:p>-3.3276883726</text:p>
          </table:table-cell>
          <table:table-cell table:formula="of:=[.X94]*[.$U$2]+0.5*[.Q93]*POWER([.$U$2];2)+[.AF93]" office:value-type="float" office:value="-7.90389541908546">
            <text:p>-7.9038954191</text:p>
          </table:table-cell>
          <table:table-cell table:formula="of:=[.AG93]+[.Y94]*[.$U$2]" office:value-type="float" office:value="221.184143755356">
            <text:p>221.18</text:p>
          </table:table-cell>
          <table:table-cell table:formula="of:=[.AH93]+[.Z94]*[.$U$2]" office:value-type="float" office:value="-67.2288386904683">
            <text:p>-67.23</text:p>
          </table:table-cell>
          <table:table-cell table:formula="of:=[.AI93]+[.AA94]*[.$U$2]" office:value-type="float" office:value="17.518062315187">
            <text:p>17.52</text:p>
          </table:table-cell>
        </table:table-row>
        <table:table-row table:style-name="ro1">
          <table:table-cell office:value-type="float" office:value="24508">
            <text:p>24508</text:p>
          </table:table-cell>
          <table:table-cell office:value-type="float" office:value="-7968">
            <text:p>-7968</text:p>
          </table:table-cell>
          <table:table-cell office:value-type="float" office:value="5880">
            <text:p>5880</text:p>
          </table:table-cell>
          <table:table-cell office:value-type="float" office:value="-9174">
            <text:p>-9174</text:p>
          </table:table-cell>
          <table:table-cell office:value-type="float" office:value="-13689">
            <text:p>-13689</text:p>
          </table:table-cell>
          <table:table-cell office:value-type="float" office:value="-16682">
            <text:p>-16682</text:p>
          </table:table-cell>
          <table:table-cell/>
          <table:table-cell table:formula="of:=[.A95]/16384-[.H$164]" office:value-type="float" office:value="0.547220865885417">
            <text:p>0.55</text:p>
          </table:table-cell>
          <table:table-cell table:formula="of:=[.B95]/16384-[.I$164]" office:value-type="float" office:value="-0.252451578776042">
            <text:p>-0.25</text:p>
          </table:table-cell>
          <table:table-cell table:formula="of:=[.C95]/16384-[.J$164]" office:value-type="float" office:value="0.139801025390625">
            <text:p>0.14</text:p>
          </table:table-cell>
          <table:table-cell table:formula="of:=[.D95]/131" office:value-type="float" office:value="-70.030534351145">
            <text:p>-70.0</text:p>
          </table:table-cell>
          <table:table-cell table:formula="of:=[.E95]/131" office:value-type="float" office:value="-104.496183206107">
            <text:p>-104.5</text:p>
          </table:table-cell>
          <table:table-cell table:formula="of:=[.F95]/131" office:value-type="float" office:value="-127.343511450382">
            <text:p>-127.3</text:p>
          </table:table-cell>
          <table:table-cell/>
          <table:table-cell table:formula="of:=[.H95]-AVERAGE([.H71:.H95])" office:value-type="float" office:value="0.485869140625">
            <text:p>0.49</text:p>
          </table:table-cell>
          <table:table-cell table:formula="of:=[.I95]-AVERAGE([.I71:.I95])" office:value-type="float" office:value="-0.182451171875">
            <text:p>-0.18</text:p>
          </table:table-cell>
          <table:table-cell table:formula="of:=[.J95]-AVERAGE([.J71:.J95])" office:value-type="float" office:value="0.1361328125">
            <text:p>0.14</text:p>
          </table:table-cell>
          <table:table-cell table:formula="of:=IF(ABS([.K95]-AVERAGE([.K$2:.K95])) &gt; 20;[.K95]-AVERAGE([.K$2:.K95]);0)" office:value-type="float" office:value="-78.0229819717395">
            <text:p>-78.02</text:p>
          </table:table-cell>
          <table:table-cell table:formula="of:=[.L95]-AVERAGE([.L71:.L95])" office:value-type="float" office:value="-91.676641221374">
            <text:p>-91.68</text:p>
          </table:table-cell>
          <table:table-cell table:formula="of:=[.M95]-AVERAGE([.M71:.M95])" office:value-type="float" office:value="-126.013740458015">
            <text:p>-126.01</text:p>
          </table:table-cell>
          <table:table-cell/>
          <table:table-cell table:formula="of:=[.V94]+[.O95]*[.$U$2]" office:value-type="float" office:value="0.499803331163196">
            <text:p>0.50</text:p>
          </table:table-cell>
          <table:table-cell table:formula="of:=[.W94]+[.P95]*[.$U$2]" office:value-type="float" office:value="-0.310702989366319">
            <text:p>-0.31</text:p>
          </table:table-cell>
          <table:table-cell table:formula="of:=[.X94]+[.Q95]*[.$U$2]" office:value-type="float" office:value="-0.140195532904731">
            <text:p>-0.14</text:p>
          </table:table-cell>
          <table:table-cell table:formula="of:=[.R95]" office:value-type="float" office:value="-78.0229819717395">
            <text:p>-78.0</text:p>
          </table:table-cell>
          <table:table-cell table:formula="of:=[.S95]" office:value-type="float" office:value="-91.676641221374">
            <text:p>-91.7</text:p>
          </table:table-cell>
          <table:table-cell table:formula="of:=[.T95]" office:value-type="float" office:value="-126.013740458015">
            <text:p>-126.0</text:p>
          </table:table-cell>
          <table:table-cell table:number-columns-repeated="2"/>
          <table:table-cell table:formula="of:=[.V95]*[.$U$2]+0.5*[.O94]*POWER([.$U$2];2)+[.AD94]" office:value-type="float" office:value="11.8184007432726">
            <text:p>11.8184007433</text:p>
          </table:table-cell>
          <table:table-cell table:formula="of:=[.W95]*[.$U$2]+0.5*[.P94]*POWER([.$U$2];2)+[.AE94]" office:value-type="float" office:value="-3.42031256781684">
            <text:p>-3.4203125678</text:p>
          </table:table-cell>
          <table:table-cell table:formula="of:=[.X95]*[.$U$2]+0.5*[.Q94]*POWER([.$U$2];2)+[.AF94]" office:value-type="float" office:value="-7.94632821824815">
            <text:p>-7.9463282182</text:p>
          </table:table-cell>
          <table:table-cell table:formula="of:=[.AG94]+[.Y95]*[.$U$2]" office:value-type="float" office:value="195.176483098109">
            <text:p>195.18</text:p>
          </table:table-cell>
          <table:table-cell table:formula="of:=[.AH94]+[.Z95]*[.$U$2]" office:value-type="float" office:value="-97.7877190975929">
            <text:p>-97.79</text:p>
          </table:table-cell>
          <table:table-cell table:formula="of:=[.AI94]+[.AA95]*[.$U$2]" office:value-type="float" office:value="-24.4865178374848">
            <text:p>-24.49</text:p>
          </table:table-cell>
        </table:table-row>
        <table:table-row table:style-name="ro1">
          <table:table-cell office:value-type="float" office:value="26780">
            <text:p>26780</text:p>
          </table:table-cell>
          <table:table-cell office:value-type="float" office:value="-7544">
            <text:p>-7544</text:p>
          </table:table-cell>
          <table:table-cell office:value-type="float" office:value="-5596">
            <text:p>-5596</text:p>
          </table:table-cell>
          <table:table-cell office:value-type="float" office:value="7218">
            <text:p>7218</text:p>
          </table:table-cell>
          <table:table-cell office:value-type="float" office:value="29225">
            <text:p>29225</text:p>
          </table:table-cell>
          <table:table-cell office:value-type="float" office:value="17432">
            <text:p>17432</text:p>
          </table:table-cell>
          <table:table-cell/>
          <table:table-cell table:formula="of:=[.A96]/16384-[.H$164]" office:value-type="float" office:value="0.685892740885417">
            <text:p>0.69</text:p>
          </table:table-cell>
          <table:table-cell table:formula="of:=[.B96]/16384-[.I$164]" office:value-type="float" office:value="-0.226572672526042">
            <text:p>-0.23</text:p>
          </table:table-cell>
          <table:table-cell table:formula="of:=[.C96]/16384-[.J$164]" office:value-type="float" office:value="-0.560638427734375">
            <text:p>-0.56</text:p>
          </table:table-cell>
          <table:table-cell table:formula="of:=[.D96]/131" office:value-type="float" office:value="55.0992366412214">
            <text:p>55.1</text:p>
          </table:table-cell>
          <table:table-cell table:formula="of:=[.E96]/131" office:value-type="float" office:value="223.091603053435">
            <text:p>223.1</text:p>
          </table:table-cell>
          <table:table-cell table:formula="of:=[.F96]/131" office:value-type="float" office:value="133.068702290076">
            <text:p>133.1</text:p>
          </table:table-cell>
          <table:table-cell/>
          <table:table-cell table:formula="of:=[.H96]-AVERAGE([.H72:.H96])" office:value-type="float" office:value="0.59728515625">
            <text:p>0.60</text:p>
          </table:table-cell>
          <table:table-cell table:formula="of:=[.I96]-AVERAGE([.I72:.I96])" office:value-type="float" office:value="-0.148671875">
            <text:p>-0.15</text:p>
          </table:table-cell>
          <table:table-cell table:formula="of:=[.J96]-AVERAGE([.J72:.J96])" office:value-type="float" office:value="-0.540693359375">
            <text:p>-0.54</text:p>
          </table:table-cell>
          <table:table-cell table:formula="of:=IF(ABS([.K96]-AVERAGE([.K$2:.K96])) &gt; 20;[.K96]-AVERAGE([.K$2:.K96]);0)" office:value-type="float" office:value="46.6109280835677">
            <text:p>46.61</text:p>
          </table:table-cell>
          <table:table-cell table:formula="of:=[.L96]-AVERAGE([.L72:.L96])" office:value-type="float" office:value="227.150534351145">
            <text:p>227.15</text:p>
          </table:table-cell>
          <table:table-cell table:formula="of:=[.M96]-AVERAGE([.M72:.M96])" office:value-type="float" office:value="129.142290076336">
            <text:p>129.14</text:p>
          </table:table-cell>
          <table:table-cell/>
          <table:table-cell table:formula="of:=[.V95]+[.O96]*[.$U$2]" office:value-type="float" office:value="0.698898383246529">
            <text:p>0.70</text:p>
          </table:table-cell>
          <table:table-cell table:formula="of:=[.W95]+[.P96]*[.$U$2]" office:value-type="float" office:value="-0.360260281032986">
            <text:p>-0.36</text:p>
          </table:table-cell>
          <table:table-cell table:formula="of:=[.X95]+[.Q96]*[.$U$2]" office:value-type="float" office:value="-0.320426652696397">
            <text:p>-0.32</text:p>
          </table:table-cell>
          <table:table-cell table:formula="of:=[.R96]" office:value-type="float" office:value="46.6109280835677">
            <text:p>46.6</text:p>
          </table:table-cell>
          <table:table-cell table:formula="of:=[.S96]" office:value-type="float" office:value="227.150534351145">
            <text:p>227.2</text:p>
          </table:table-cell>
          <table:table-cell table:formula="of:=[.T96]" office:value-type="float" office:value="129.142290076336">
            <text:p>129.1</text:p>
          </table:table-cell>
          <table:table-cell table:number-columns-repeated="2"/>
          <table:table-cell table:formula="of:=[.V96]*[.$U$2]+0.5*[.O95]*POWER([.$U$2];2)+[.AD95]" office:value-type="float" office:value="12.0783596010561">
            <text:p>12.0783596011</text:p>
          </table:table-cell>
          <table:table-cell table:formula="of:=[.W96]*[.$U$2]+0.5*[.P95]*POWER([.$U$2];2)+[.AE95]" office:value-type="float" office:value="-3.55053550437645">
            <text:p>-3.5505355044</text:p>
          </table:table-cell>
          <table:table-cell table:formula="of:=[.X96]*[.$U$2]+0.5*[.Q95]*POWER([.$U$2];2)+[.AF95]" office:value-type="float" office:value="-8.04557416845251">
            <text:p>-8.0455741685</text:p>
          </table:table-cell>
          <table:table-cell table:formula="of:=[.AG95]+[.Y96]*[.$U$2]" office:value-type="float" office:value="210.713459125965">
            <text:p>210.71</text:p>
          </table:table-cell>
          <table:table-cell table:formula="of:=[.AH95]+[.Z96]*[.$U$2]" office:value-type="float" office:value="-22.0708743138779">
            <text:p>-22.07</text:p>
          </table:table-cell>
          <table:table-cell table:formula="of:=[.AI95]+[.AA96]*[.$U$2]" office:value-type="float" office:value="18.5609121879605">
            <text:p>18.56</text:p>
          </table:table-cell>
        </table:table-row>
        <table:table-row table:style-name="ro1">
          <table:table-cell office:value-type="float" office:value="17200">
            <text:p>17200</text:p>
          </table:table-cell>
          <table:table-cell office:value-type="float" office:value="-3976">
            <text:p>-3976</text:p>
          </table:table-cell>
          <table:table-cell office:value-type="float" office:value="2212">
            <text:p>2212</text:p>
          </table:table-cell>
          <table:table-cell office:value-type="float" office:value="39">
            <text:p>39</text:p>
          </table:table-cell>
          <table:table-cell office:value-type="float" office:value="-4769">
            <text:p>-4769</text:p>
          </table:table-cell>
          <table:table-cell office:value-type="float" office:value="-449">
            <text:p>-449</text:p>
          </table:table-cell>
          <table:table-cell/>
          <table:table-cell table:formula="of:=[.A97]/16384-[.H$164]" office:value-type="float" office:value="0.101175944010417">
            <text:p>0.10</text:p>
          </table:table-cell>
          <table:table-cell table:formula="of:=[.B97]/16384-[.I$164]" office:value-type="float" office:value="-0.00879923502604166">
            <text:p>-0.01</text:p>
          </table:table-cell>
          <table:table-cell table:formula="of:=[.C97]/16384-[.J$164]" office:value-type="float" office:value="-0.084075927734375">
            <text:p>-0.08</text:p>
          </table:table-cell>
          <table:table-cell table:formula="of:=[.D97]/131" office:value-type="float" office:value="0.297709923664122">
            <text:p>0.3</text:p>
          </table:table-cell>
          <table:table-cell table:formula="of:=[.E97]/131" office:value-type="float" office:value="-36.4045801526718">
            <text:p>-36.4</text:p>
          </table:table-cell>
          <table:table-cell table:formula="of:=[.F97]/131" office:value-type="float" office:value="-3.42748091603053">
            <text:p>-3.4</text:p>
          </table:table-cell>
          <table:table-cell/>
          <table:table-cell table:formula="of:=[.H97]-AVERAGE([.H73:.H97])" office:value-type="float" office:value="0.00841796875">
            <text:p>0.01</text:p>
          </table:table-cell>
          <table:table-cell table:formula="of:=[.I97]-AVERAGE([.I73:.I97])" office:value-type="float" office:value="0.068232421875">
            <text:p>0.07</text:p>
          </table:table-cell>
          <table:table-cell table:formula="of:=[.J97]-AVERAGE([.J73:.J97])" office:value-type="float" office:value="-0.0592578125">
            <text:p>-0.06</text:p>
          </table:table-cell>
          <table:table-cell table:formula="of:=IF(ABS([.K97]-AVERAGE([.K$2:.K97])) &gt; 20;[.K97]-AVERAGE([.K$2:.K97]);0)" office:value-type="float" office:value="0">
            <text:p>0.00</text:p>
          </table:table-cell>
          <table:table-cell table:formula="of:=[.L97]-AVERAGE([.L73:.L97])" office:value-type="float" office:value="-30.9175572519084">
            <text:p>-30.92</text:p>
          </table:table-cell>
          <table:table-cell table:formula="of:=[.M97]-AVERAGE([.M73:.M97])" office:value-type="float" office:value="-7.19114503816794">
            <text:p>-7.19</text:p>
          </table:table-cell>
          <table:table-cell/>
          <table:table-cell table:formula="of:=[.V96]+[.O97]*[.$U$2]" office:value-type="float" office:value="0.701704372829862">
            <text:p>0.70</text:p>
          </table:table-cell>
          <table:table-cell table:formula="of:=[.W96]+[.P97]*[.$U$2]" office:value-type="float" office:value="-0.337516140407986">
            <text:p>-0.34</text:p>
          </table:table-cell>
          <table:table-cell table:formula="of:=[.X96]+[.Q97]*[.$U$2]" office:value-type="float" office:value="-0.340179256863064">
            <text:p>-0.34</text:p>
          </table:table-cell>
          <table:table-cell table:formula="of:=[.R97]" office:value-type="float" office:value="0">
            <text:p>0.0</text:p>
          </table:table-cell>
          <table:table-cell table:formula="of:=[.S97]" office:value-type="float" office:value="-30.9175572519084">
            <text:p>-30.9</text:p>
          </table:table-cell>
          <table:table-cell table:formula="of:=[.T97]" office:value-type="float" office:value="-7.19114503816794">
            <text:p>-7.2</text:p>
          </table:table-cell>
          <table:table-cell table:number-columns-repeated="2"/>
          <table:table-cell table:formula="of:=[.V97]*[.$U$2]+0.5*[.O96]*POWER([.$U$2];2)+[.AD96]" office:value-type="float" office:value="12.3454435673467">
            <text:p>12.3454435673</text:p>
          </table:table-cell>
          <table:table-cell table:formula="of:=[.W97]*[.$U$2]+0.5*[.P96]*POWER([.$U$2];2)+[.AE96]" office:value-type="float" office:value="-3.67130043312355">
            <text:p>-3.6713004331</text:p>
          </table:table-cell>
          <table:table-cell table:formula="of:=[.X97]*[.$U$2]+0.5*[.Q96]*POWER([.$U$2];2)+[.AF96]" office:value-type="float" office:value="-8.18900577403881">
            <text:p>-8.189005774</text:p>
          </table:table-cell>
          <table:table-cell table:formula="of:=[.AG96]+[.Y97]*[.$U$2]" office:value-type="float" office:value="210.713459125965">
            <text:p>210.71</text:p>
          </table:table-cell>
          <table:table-cell table:formula="of:=[.AH96]+[.Z97]*[.$U$2]" office:value-type="float" office:value="-32.3767267311807">
            <text:p>-32.38</text:p>
          </table:table-cell>
          <table:table-cell table:formula="of:=[.AI96]+[.AA97]*[.$U$2]" office:value-type="float" office:value="16.1638638419045">
            <text:p>16.16</text:p>
          </table:table-cell>
        </table:table-row>
        <table:table-row table:style-name="ro1">
          <table:table-cell office:value-type="float" office:value="17896">
            <text:p>17896</text:p>
          </table:table-cell>
          <table:table-cell office:value-type="float" office:value="-5596">
            <text:p>-5596</text:p>
          </table:table-cell>
          <table:table-cell office:value-type="float" office:value="3396">
            <text:p>3396</text:p>
          </table:table-cell>
          <table:table-cell office:value-type="float" office:value="-2583">
            <text:p>-2583</text:p>
          </table:table-cell>
          <table:table-cell office:value-type="float" office:value="-14957">
            <text:p>-14957</text:p>
          </table:table-cell>
          <table:table-cell office:value-type="float" office:value="-7715">
            <text:p>-7715</text:p>
          </table:table-cell>
          <table:table-cell/>
          <table:table-cell table:formula="of:=[.A98]/16384-[.H$164]" office:value-type="float" office:value="0.143656412760417">
            <text:p>0.14</text:p>
          </table:table-cell>
          <table:table-cell table:formula="of:=[.B98]/16384-[.I$164]" office:value-type="float" office:value="-0.107676188151042">
            <text:p>-0.11</text:p>
          </table:table-cell>
          <table:table-cell table:formula="of:=[.C98]/16384-[.J$164]" office:value-type="float" office:value="-0.011810302734375">
            <text:p>-0.01</text:p>
          </table:table-cell>
          <table:table-cell table:formula="of:=[.D98]/131" office:value-type="float" office:value="-19.7175572519084">
            <text:p>-19.7</text:p>
          </table:table-cell>
          <table:table-cell table:formula="of:=[.E98]/131" office:value-type="float" office:value="-114.175572519084">
            <text:p>-114.2</text:p>
          </table:table-cell>
          <table:table-cell table:formula="of:=[.F98]/131" office:value-type="float" office:value="-58.8931297709924">
            <text:p>-58.9</text:p>
          </table:table-cell>
          <table:table-cell/>
          <table:table-cell table:formula="of:=[.H98]-AVERAGE([.H74:.H98])" office:value-type="float" office:value="0.045400390625">
            <text:p>0.05</text:p>
          </table:table-cell>
          <table:table-cell table:formula="of:=[.I98]-AVERAGE([.I74:.I98])" office:value-type="float" office:value="-0.027275390625">
            <text:p>-0.03</text:p>
          </table:table-cell>
          <table:table-cell table:formula="of:=[.J98]-AVERAGE([.J74:.J98])" office:value-type="float" office:value="0.01462890625">
            <text:p>0.01</text:p>
          </table:table-cell>
          <table:table-cell table:formula="of:=IF(ABS([.K98]-AVERAGE([.K$2:.K98])) &gt; 20;[.K98]-AVERAGE([.K$2:.K98]);0)" office:value-type="float" office:value="-27.8306445266389">
            <text:p>-27.83</text:p>
          </table:table-cell>
          <table:table-cell table:formula="of:=[.L98]-AVERAGE([.L74:.L98])" office:value-type="float" office:value="-104.133129770992">
            <text:p>-104.13</text:p>
          </table:table-cell>
          <table:table-cell table:formula="of:=[.M98]-AVERAGE([.M74:.M98])" office:value-type="float" office:value="-60.2503816793893">
            <text:p>-60.25</text:p>
          </table:table-cell>
          <table:table-cell/>
          <table:table-cell table:formula="of:=[.V97]+[.O98]*[.$U$2]" office:value-type="float" office:value="0.716837836371529">
            <text:p>0.72</text:p>
          </table:table-cell>
          <table:table-cell table:formula="of:=[.W97]+[.P98]*[.$U$2]" office:value-type="float" office:value="-0.346607937282986">
            <text:p>-0.35</text:p>
          </table:table-cell>
          <table:table-cell table:formula="of:=[.X97]+[.Q98]*[.$U$2]" office:value-type="float" office:value="-0.335302954779731">
            <text:p>-0.34</text:p>
          </table:table-cell>
          <table:table-cell table:formula="of:=[.R98]" office:value-type="float" office:value="-27.8306445266389">
            <text:p>-27.8</text:p>
          </table:table-cell>
          <table:table-cell table:formula="of:=[.S98]" office:value-type="float" office:value="-104.133129770992">
            <text:p>-104.1</text:p>
          </table:table-cell>
          <table:table-cell table:formula="of:=[.T98]" office:value-type="float" office:value="-60.2503816793893">
            <text:p>-60.3</text:p>
          </table:table-cell>
          <table:table-cell table:number-columns-repeated="2"/>
          <table:table-cell table:formula="of:=[.V98]*[.$U$2]+0.5*[.O97]*POWER([.$U$2];2)+[.AD97]" office:value-type="float" office:value="12.5848571777344">
            <text:p>12.5848571777</text:p>
          </table:table-cell>
          <table:table-cell table:formula="of:=[.W98]*[.$U$2]+0.5*[.P97]*POWER([.$U$2];2)+[.AE97]" office:value-type="float" office:value="-3.78304572211371">
            <text:p>-3.7830457221</text:p>
          </table:table-cell>
          <table:table-cell table:formula="of:=[.X98]*[.$U$2]+0.5*[.Q97]*POWER([.$U$2];2)+[.AF97]" office:value-type="float" office:value="-8.3040655263265">
            <text:p>-8.3040655263</text:p>
          </table:table-cell>
          <table:table-cell table:formula="of:=[.AG97]+[.Y98]*[.$U$2]" office:value-type="float" office:value="201.436577617086">
            <text:p>201.44</text:p>
          </table:table-cell>
          <table:table-cell table:formula="of:=[.AH97]+[.Z98]*[.$U$2]" office:value-type="float" office:value="-67.0877699881782">
            <text:p>-67.09</text:p>
          </table:table-cell>
          <table:table-cell table:formula="of:=[.AI97]+[.AA98]*[.$U$2]" office:value-type="float" office:value="-3.91959671789192">
            <text:p>-3.92</text:p>
          </table:table-cell>
        </table:table-row>
        <table:table-row table:style-name="ro1">
          <table:table-cell office:value-type="float" office:value="15512">
            <text:p>15512</text:p>
          </table:table-cell>
          <table:table-cell office:value-type="float" office:value="-9888">
            <text:p>-9888</text:p>
          </table:table-cell>
          <table:table-cell office:value-type="float" office:value="-5096">
            <text:p>-5096</text:p>
          </table:table-cell>
          <table:table-cell office:value-type="float" office:value="20329">
            <text:p>20329</text:p>
          </table:table-cell>
          <table:table-cell office:value-type="float" office:value="27015">
            <text:p>27015</text:p>
          </table:table-cell>
          <table:table-cell office:value-type="float" office:value="7961">
            <text:p>7961</text:p>
          </table:table-cell>
          <table:table-cell/>
          <table:table-cell table:formula="of:=[.A99]/16384-[.H$164]" office:value-type="float" office:value="-0.00185139973958337">
            <text:p>0.00</text:p>
          </table:table-cell>
          <table:table-cell table:formula="of:=[.B99]/16384-[.I$164]" office:value-type="float" office:value="-0.369639078776042">
            <text:p>-0.37</text:p>
          </table:table-cell>
          <table:table-cell table:formula="of:=[.C99]/16384-[.J$164]" office:value-type="float" office:value="-0.530120849609375">
            <text:p>-0.53</text:p>
          </table:table-cell>
          <table:table-cell table:formula="of:=[.D99]/131" office:value-type="float" office:value="155.18320610687">
            <text:p>155.2</text:p>
          </table:table-cell>
          <table:table-cell table:formula="of:=[.E99]/131" office:value-type="float" office:value="206.221374045802">
            <text:p>206.2</text:p>
          </table:table-cell>
          <table:table-cell table:formula="of:=[.F99]/131" office:value-type="float" office:value="60.7709923664122">
            <text:p>60.8</text:p>
          </table:table-cell>
          <table:table-cell/>
          <table:table-cell table:formula="of:=[.H99]-AVERAGE([.H75:.H99])" office:value-type="float" office:value="-0.099853515625">
            <text:p>-0.10</text:p>
          </table:table-cell>
          <table:table-cell table:formula="of:=[.I99]-AVERAGE([.I75:.I99])" office:value-type="float" office:value="-0.27556640625">
            <text:p>-0.28</text:p>
          </table:table-cell>
          <table:table-cell table:formula="of:=[.J99]-AVERAGE([.J75:.J99])" office:value-type="float" office:value="-0.480947265625">
            <text:p>-0.48</text:p>
          </table:table-cell>
          <table:table-cell table:formula="of:=IF(ABS([.K99]-AVERAGE([.K$2:.K99])) &gt; 20;[.K99]-AVERAGE([.K$2:.K99]);0)" office:value-type="float" office:value="145.569403333853">
            <text:p>145.57</text:p>
          </table:table-cell>
          <table:table-cell table:formula="of:=[.L99]-AVERAGE([.L75:.L99])" office:value-type="float" office:value="208.015267175573">
            <text:p>208.02</text:p>
          </table:table-cell>
          <table:table-cell table:formula="of:=[.M99]-AVERAGE([.M75:.M99])" office:value-type="float" office:value="57.0403053435115">
            <text:p>57.04</text:p>
          </table:table-cell>
          <table:table-cell/>
          <table:table-cell table:formula="of:=[.V98]+[.O99]*[.$U$2]" office:value-type="float" office:value="0.683553331163196">
            <text:p>0.68</text:p>
          </table:table-cell>
          <table:table-cell table:formula="of:=[.W98]+[.P99]*[.$U$2]" office:value-type="float" office:value="-0.438463406032986">
            <text:p>-0.44</text:p>
          </table:table-cell>
          <table:table-cell table:formula="of:=[.X98]+[.Q99]*[.$U$2]" office:value-type="float" office:value="-0.495618709988064">
            <text:p>-0.50</text:p>
          </table:table-cell>
          <table:table-cell table:formula="of:=[.R99]" office:value-type="float" office:value="145.569403333853">
            <text:p>145.6</text:p>
          </table:table-cell>
          <table:table-cell table:formula="of:=[.S99]" office:value-type="float" office:value="208.015267175573">
            <text:p>208.0</text:p>
          </table:table-cell>
          <table:table-cell table:formula="of:=[.T99]" office:value-type="float" office:value="57.0403053435115">
            <text:p>57.0</text:p>
          </table:table-cell>
          <table:table-cell table:number-columns-repeated="2"/>
          <table:table-cell table:formula="of:=[.V99]*[.$U$2]+0.5*[.O98]*POWER([.$U$2];2)+[.AD98]" office:value-type="float" office:value="12.8152305320457">
            <text:p>12.815230532</text:p>
          </table:table-cell>
          <table:table-cell table:formula="of:=[.W99]*[.$U$2]+0.5*[.P98]*POWER([.$U$2];2)+[.AE98]" office:value-type="float" office:value="-3.93071549027054">
            <text:p>-3.9307154903</text:p>
          </table:table-cell>
          <table:table-cell table:formula="of:=[.X99]*[.$U$2]+0.5*[.Q98]*POWER([.$U$2];2)+[.AF98]" office:value-type="float" office:value="-8.46845904597529">
            <text:p>-8.468459046</text:p>
          </table:table-cell>
          <table:table-cell table:formula="of:=[.AG98]+[.Y99]*[.$U$2]" office:value-type="float" office:value="249.959712061703">
            <text:p>249.96</text:p>
          </table:table-cell>
          <table:table-cell table:formula="of:=[.AH98]+[.Z99]*[.$U$2]" office:value-type="float" office:value="2.25065240367933">
            <text:p>2.25</text:p>
          </table:table-cell>
          <table:table-cell table:formula="of:=[.AI98]+[.AA99]*[.$U$2]" office:value-type="float" office:value="15.0938383966119">
            <text:p>15.09</text:p>
          </table:table-cell>
        </table:table-row>
        <table:table-row table:style-name="ro1">
          <table:table-cell office:value-type="float" office:value="18340">
            <text:p>18340</text:p>
          </table:table-cell>
          <table:table-cell office:value-type="float" office:value="-1856">
            <text:p>-1856</text:p>
          </table:table-cell>
          <table:table-cell office:value-type="float" office:value="4008">
            <text:p>4008</text:p>
          </table:table-cell>
          <table:table-cell office:value-type="float" office:value="1864">
            <text:p>1864</text:p>
          </table:table-cell>
          <table:table-cell office:value-type="float" office:value="-17608">
            <text:p>-17608</text:p>
          </table:table-cell>
          <table:table-cell office:value-type="float" office:value="-3425">
            <text:p>-3425</text:p>
          </table:table-cell>
          <table:table-cell/>
          <table:table-cell table:formula="of:=[.A100]/16384-[.H$164]" office:value-type="float" office:value="0.170756022135417">
            <text:p>0.17</text:p>
          </table:table-cell>
          <table:table-cell table:formula="of:=[.B100]/16384-[.I$164]" office:value-type="float" office:value="0.120595296223958">
            <text:p>0.12</text:p>
          </table:table-cell>
          <table:table-cell table:formula="of:=[.C100]/16384-[.J$164]" office:value-type="float" office:value="0.025543212890625">
            <text:p>0.03</text:p>
          </table:table-cell>
          <table:table-cell table:formula="of:=[.D100]/131" office:value-type="float" office:value="14.2290076335878">
            <text:p>14.2</text:p>
          </table:table-cell>
          <table:table-cell table:formula="of:=[.E100]/131" office:value-type="float" office:value="-134.412213740458">
            <text:p>-134.4</text:p>
          </table:table-cell>
          <table:table-cell table:formula="of:=[.F100]/131" office:value-type="float" office:value="-26.1450381679389">
            <text:p>-26.1</text:p>
          </table:table-cell>
          <table:table-cell/>
          <table:table-cell table:formula="of:=[.H100]-AVERAGE([.H76:.H100])" office:value-type="float" office:value="0.0662890625">
            <text:p>0.07</text:p>
          </table:table-cell>
          <table:table-cell table:formula="of:=[.I100]-AVERAGE([.I76:.I100])" office:value-type="float" office:value="0.208642578125">
            <text:p>0.21</text:p>
          </table:table-cell>
          <table:table-cell table:formula="of:=[.J100]-AVERAGE([.J76:.J100])" office:value-type="float" office:value="0.07529296875">
            <text:p>0.08</text:p>
          </table:table-cell>
          <table:table-cell table:formula="of:=IF(ABS([.K100]-AVERAGE([.K$2:.K100])) &gt; 20;[.K100]-AVERAGE([.K$2:.K100]);0)" office:value-type="float" office:value="0">
            <text:p>0.00</text:p>
          </table:table-cell>
          <table:table-cell table:formula="of:=[.L100]-AVERAGE([.L76:.L100])" office:value-type="float" office:value="-127.252824427481">
            <text:p>-127.25</text:p>
          </table:table-cell>
          <table:table-cell table:formula="of:=[.M100]-AVERAGE([.M76:.M100])" office:value-type="float" office:value="-28.7734351145038">
            <text:p>-28.77</text:p>
          </table:table-cell>
          <table:table-cell/>
          <table:table-cell table:formula="of:=[.V99]+[.O100]*[.$U$2]" office:value-type="float" office:value="0.705649685329862">
            <text:p>0.71</text:p>
          </table:table-cell>
          <table:table-cell table:formula="of:=[.W99]+[.P100]*[.$U$2]" office:value-type="float" office:value="-0.368915879991319">
            <text:p>-0.37</text:p>
          </table:table-cell>
          <table:table-cell table:formula="of:=[.X99]+[.Q100]*[.$U$2]" office:value-type="float" office:value="-0.470521053738064">
            <text:p>-0.47</text:p>
          </table:table-cell>
          <table:table-cell table:formula="of:=[.R100]" office:value-type="float" office:value="0">
            <text:p>0.0</text:p>
          </table:table-cell>
          <table:table-cell table:formula="of:=[.S100]" office:value-type="float" office:value="-127.252824427481">
            <text:p>-127.3</text:p>
          </table:table-cell>
          <table:table-cell table:formula="of:=[.T100]" office:value-type="float" office:value="-28.7734351145038">
            <text:p>-28.8</text:p>
          </table:table-cell>
          <table:table-cell table:number-columns-repeated="2"/>
          <table:table-cell table:formula="of:=[.V100]*[.$U$2]+0.5*[.O99]*POWER([.$U$2];2)+[.AD99]" office:value-type="float" office:value="13.0448996762876">
            <text:p>13.0448996763</text:p>
          </table:table-cell>
          <table:table-cell table:formula="of:=[.W100]*[.$U$2]+0.5*[.P99]*POWER([.$U$2];2)+[.AE99]" office:value-type="float" office:value="-4.06899669505932">
            <text:p>-4.0689966951</text:p>
          </table:table-cell>
          <table:table-cell table:formula="of:=[.X100]*[.$U$2]+0.5*[.Q99]*POWER([.$U$2];2)+[.AF99]" office:value-type="float" office:value="-8.65201868975604">
            <text:p>-8.6520186898</text:p>
          </table:table-cell>
          <table:table-cell table:formula="of:=[.AG99]+[.Y100]*[.$U$2]" office:value-type="float" office:value="249.959712061703">
            <text:p>249.96</text:p>
          </table:table-cell>
          <table:table-cell table:formula="of:=[.AH99]+[.Z100]*[.$U$2]" office:value-type="float" office:value="-40.1669557388143">
            <text:p>-40.17</text:p>
          </table:table-cell>
          <table:table-cell table:formula="of:=[.AI99]+[.AA100]*[.$U$2]" office:value-type="float" office:value="5.50269335844396">
            <text:p>5.50</text:p>
          </table:table-cell>
        </table:table-row>
        <table:table-row table:style-name="ro1">
          <table:table-cell office:value-type="float" office:value="13768">
            <text:p>13768</text:p>
          </table:table-cell>
          <table:table-cell office:value-type="float" office:value="-5668">
            <text:p>-5668</text:p>
          </table:table-cell>
          <table:table-cell office:value-type="float" office:value="5028">
            <text:p>5028</text:p>
          </table:table-cell>
          <table:table-cell office:value-type="float" office:value="-764">
            <text:p>-764</text:p>
          </table:table-cell>
          <table:table-cell office:value-type="float" office:value="-5346">
            <text:p>-5346</text:p>
          </table:table-cell>
          <table:table-cell office:value-type="float" office:value="-3817">
            <text:p>-3817</text:p>
          </table:table-cell>
          <table:table-cell/>
          <table:table-cell table:formula="of:=[.A101]/16384-[.H$164]" office:value-type="float" office:value="-0.108296712239583">
            <text:p>-0.11</text:p>
          </table:table-cell>
          <table:table-cell table:formula="of:=[.B101]/16384-[.I$164]" office:value-type="float" office:value="-0.112070719401042">
            <text:p>-0.11</text:p>
          </table:table-cell>
          <table:table-cell table:formula="of:=[.C101]/16384-[.J$164]" office:value-type="float" office:value="0.087799072265625">
            <text:p>0.09</text:p>
          </table:table-cell>
          <table:table-cell table:formula="of:=[.D101]/131" office:value-type="float" office:value="-5.83206106870229">
            <text:p>-5.8</text:p>
          </table:table-cell>
          <table:table-cell table:formula="of:=[.E101]/131" office:value-type="float" office:value="-40.8091603053435">
            <text:p>-40.8</text:p>
          </table:table-cell>
          <table:table-cell table:formula="of:=[.F101]/131" office:value-type="float" office:value="-29.1374045801527">
            <text:p>-29.1</text:p>
          </table:table-cell>
          <table:table-cell/>
          <table:table-cell table:formula="of:=[.H101]-AVERAGE([.H77:.H101])" office:value-type="float" office:value="-0.208291015625">
            <text:p>-0.21</text:p>
          </table:table-cell>
          <table:table-cell table:formula="of:=[.I101]-AVERAGE([.I77:.I101])" office:value-type="float" office:value="-0.02060546875">
            <text:p>-0.02</text:p>
          </table:table-cell>
          <table:table-cell table:formula="of:=[.J101]-AVERAGE([.J77:.J101])" office:value-type="float" office:value="0.13533203125">
            <text:p>0.14</text:p>
          </table:table-cell>
          <table:table-cell table:formula="of:=IF(ABS([.K101]-AVERAGE([.K$2:.K101])) &gt; 20;[.K101]-AVERAGE([.K$2:.K101]);0)" office:value-type="float" office:value="0">
            <text:p>0.00</text:p>
          </table:table-cell>
          <table:table-cell table:formula="of:=[.L101]-AVERAGE([.L77:.L101])" office:value-type="float" office:value="-32.0287022900763">
            <text:p>-32.03</text:p>
          </table:table-cell>
          <table:table-cell table:formula="of:=[.M101]-AVERAGE([.M77:.M101])" office:value-type="float" office:value="-30.5508396946565">
            <text:p>-30.55</text:p>
          </table:table-cell>
          <table:table-cell/>
          <table:table-cell table:formula="of:=[.V100]+[.O101]*[.$U$2]" office:value-type="float" office:value="0.636219346788196">
            <text:p>0.64</text:p>
          </table:table-cell>
          <table:table-cell table:formula="of:=[.W100]+[.P101]*[.$U$2]" office:value-type="float" office:value="-0.375784369574652">
            <text:p>-0.38</text:p>
          </table:table-cell>
          <table:table-cell table:formula="of:=[.X100]+[.Q101]*[.$U$2]" office:value-type="float" office:value="-0.425410376654731">
            <text:p>-0.43</text:p>
          </table:table-cell>
          <table:table-cell table:formula="of:=[.R101]" office:value-type="float" office:value="0">
            <text:p>0.0</text:p>
          </table:table-cell>
          <table:table-cell table:formula="of:=[.S101]" office:value-type="float" office:value="-32.0287022900763">
            <text:p>-32.0</text:p>
          </table:table-cell>
          <table:table-cell table:formula="of:=[.T101]" office:value-type="float" office:value="-30.5508396946565">
            <text:p>-30.6</text:p>
          </table:table-cell>
          <table:table-cell table:number-columns-repeated="2"/>
          <table:table-cell table:formula="of:=[.V101]*[.$U$2]+0.5*[.O100]*POWER([.$U$2];2)+[.AD100]" office:value-type="float" office:value="13.2606555175781">
            <text:p>13.2606555176</text:p>
          </table:table-cell>
          <table:table-cell table:formula="of:=[.W101]*[.$U$2]+0.5*[.P100]*POWER([.$U$2];2)+[.AE100]" office:value-type="float" office:value="-4.18266689724392">
            <text:p>-4.1826668972</text:p>
          </table:table-cell>
          <table:table-cell table:formula="of:=[.X101]*[.$U$2]+0.5*[.Q100]*POWER([.$U$2];2)+[.AF100]" office:value-type="float" office:value="-8.78963920593261">
            <text:p>-8.7896392059</text:p>
          </table:table-cell>
          <table:table-cell table:formula="of:=[.AG100]+[.Y101]*[.$U$2]" office:value-type="float" office:value="249.959712061703">
            <text:p>249.96</text:p>
          </table:table-cell>
          <table:table-cell table:formula="of:=[.AH100]+[.Z101]*[.$U$2]" office:value-type="float" office:value="-50.8431898355064">
            <text:p>-50.84</text:p>
          </table:table-cell>
          <table:table-cell table:formula="of:=[.AI100]+[.AA101]*[.$U$2]" office:value-type="float" office:value="-4.6809198731082">
            <text:p>-4.68</text:p>
          </table:table-cell>
        </table:table-row>
        <table:table-row table:style-name="ro1">
          <table:table-cell office:value-type="float" office:value="19900">
            <text:p>19900</text:p>
          </table:table-cell>
          <table:table-cell office:value-type="float" office:value="6072">
            <text:p>6072</text:p>
          </table:table-cell>
          <table:table-cell office:value-type="float" office:value="-20328">
            <text:p>-20328</text:p>
          </table:table-cell>
          <table:table-cell office:value-type="float" office:value="19083">
            <text:p>19083</text:p>
          </table:table-cell>
          <table:table-cell office:value-type="float" office:value="-10003">
            <text:p>-10003</text:p>
          </table:table-cell>
          <table:table-cell office:value-type="float" office:value="-6288">
            <text:p>-6288</text:p>
          </table:table-cell>
          <table:table-cell/>
          <table:table-cell table:formula="of:=[.A102]/16384-[.H$164]" office:value-type="float" office:value="0.265970865885417">
            <text:p>0.27</text:p>
          </table:table-cell>
          <table:table-cell table:formula="of:=[.B102]/16384-[.I$164]" office:value-type="float" office:value="0.604482014973958">
            <text:p>0.60</text:p>
          </table:table-cell>
          <table:table-cell table:formula="of:=[.C102]/16384-[.J$164]" office:value-type="float" office:value="-1.45980834960938">
            <text:p>-1.46</text:p>
          </table:table-cell>
          <table:table-cell table:formula="of:=[.D102]/131" office:value-type="float" office:value="145.671755725191">
            <text:p>145.7</text:p>
          </table:table-cell>
          <table:table-cell table:formula="of:=[.E102]/131" office:value-type="float" office:value="-76.3587786259542">
            <text:p>-76.4</text:p>
          </table:table-cell>
          <table:table-cell table:formula="of:=[.F102]/131" office:value-type="float" office:value="-48">
            <text:p>-48.0</text:p>
          </table:table-cell>
          <table:table-cell/>
          <table:table-cell table:formula="of:=[.H102]-AVERAGE([.H78:.H102])" office:value-type="float" office:value="0.1553125">
            <text:p>0.16</text:p>
          </table:table-cell>
          <table:table-cell table:formula="of:=[.I102]-AVERAGE([.I78:.I102])" office:value-type="float" office:value="0.67048828125">
            <text:p>0.67</text:p>
          </table:table-cell>
          <table:table-cell table:formula="of:=[.J102]-AVERAGE([.J78:.J102])" office:value-type="float" office:value="-1.35228515625">
            <text:p>-1.35</text:p>
          </table:table-cell>
          <table:table-cell table:formula="of:=IF(ABS([.K102]-AVERAGE([.K$2:.K102])) &gt; 20;[.K102]-AVERAGE([.K$2:.K102]);0)" office:value-type="float" office:value="134.81807875444">
            <text:p>134.82</text:p>
          </table:table-cell>
          <table:table-cell table:formula="of:=[.L102]-AVERAGE([.L78:.L102])" office:value-type="float" office:value="-64.4647328244275">
            <text:p>-64.46</text:p>
          </table:table-cell>
          <table:table-cell table:formula="of:=[.M102]-AVERAGE([.M78:.M102])" office:value-type="float" office:value="-47.4396946564885">
            <text:p>-47.44</text:p>
          </table:table-cell>
          <table:table-cell/>
          <table:table-cell table:formula="of:=[.V101]+[.O102]*[.$U$2]" office:value-type="float" office:value="0.687990180121529">
            <text:p>0.69</text:p>
          </table:table-cell>
          <table:table-cell table:formula="of:=[.W101]+[.P102]*[.$U$2]" office:value-type="float" office:value="-0.152288275824652">
            <text:p>-0.15</text:p>
          </table:table-cell>
          <table:table-cell table:formula="of:=[.X101]+[.Q102]*[.$U$2]" office:value-type="float" office:value="-0.876172095404731">
            <text:p>-0.88</text:p>
          </table:table-cell>
          <table:table-cell table:formula="of:=[.R102]" office:value-type="float" office:value="134.81807875444">
            <text:p>134.8</text:p>
          </table:table-cell>
          <table:table-cell table:formula="of:=[.S102]" office:value-type="float" office:value="-64.4647328244275">
            <text:p>-64.5</text:p>
          </table:table-cell>
          <table:table-cell table:formula="of:=[.T102]" office:value-type="float" office:value="-47.4396946564885">
            <text:p>-47.4</text:p>
          </table:table-cell>
          <table:table-cell table:number-columns-repeated="2"/>
          <table:table-cell table:formula="of:=[.V102]*[.$U$2]+0.5*[.O101]*POWER([.$U$2];2)+[.AD101]" office:value-type="float" office:value="13.4784138545284">
            <text:p>13.4784138545</text:p>
          </table:table-cell>
          <table:table-cell table:formula="of:=[.W102]*[.$U$2]+0.5*[.P101]*POWER([.$U$2];2)+[.AE101]" office:value-type="float" office:value="-4.23457440411603">
            <text:p>-4.2345744041</text:p>
          </table:table-cell>
          <table:table-cell table:formula="of:=[.X102]*[.$U$2]+0.5*[.Q101]*POWER([.$U$2];2)+[.AF101]" office:value-type="float" office:value="-9.07417812488697">
            <text:p>-9.0741781249</text:p>
          </table:table-cell>
          <table:table-cell table:formula="of:=[.AG101]+[.Y102]*[.$U$2]" office:value-type="float" office:value="294.899071646517">
            <text:p>294.90</text:p>
          </table:table-cell>
          <table:table-cell table:formula="of:=[.AH101]+[.Z102]*[.$U$2]" office:value-type="float" office:value="-72.3314341103156">
            <text:p>-72.33</text:p>
          </table:table-cell>
          <table:table-cell table:formula="of:=[.AI101]+[.AA102]*[.$U$2]" office:value-type="float" office:value="-20.494151425271">
            <text:p>-20.49</text:p>
          </table:table-cell>
        </table:table-row>
        <table:table-row table:style-name="ro1">
          <table:table-cell office:value-type="float" office:value="18484">
            <text:p>18484</text:p>
          </table:table-cell>
          <table:table-cell office:value-type="float" office:value="-3672">
            <text:p>-3672</text:p>
          </table:table-cell>
          <table:table-cell office:value-type="float" office:value="-12360">
            <text:p>-12360</text:p>
          </table:table-cell>
          <table:table-cell office:value-type="float" office:value="27496">
            <text:p>27496</text:p>
          </table:table-cell>
          <table:table-cell office:value-type="float" office:value="7409">
            <text:p>7409</text:p>
          </table:table-cell>
          <table:table-cell office:value-type="float" office:value="20209">
            <text:p>20209</text:p>
          </table:table-cell>
          <table:table-cell/>
          <table:table-cell table:formula="of:=[.A103]/16384-[.H$164]" office:value-type="float" office:value="0.179545084635417">
            <text:p>0.18</text:p>
          </table:table-cell>
          <table:table-cell table:formula="of:=[.B103]/16384-[.I$164]" office:value-type="float" office:value="0.00975545247395834">
            <text:p>0.01</text:p>
          </table:table-cell>
          <table:table-cell table:formula="of:=[.C103]/16384-[.J$164]" office:value-type="float" office:value="-0.973480224609375">
            <text:p>-0.97</text:p>
          </table:table-cell>
          <table:table-cell table:formula="of:=[.D103]/131" office:value-type="float" office:value="209.893129770992">
            <text:p>209.9</text:p>
          </table:table-cell>
          <table:table-cell table:formula="of:=[.E103]/131" office:value-type="float" office:value="56.5572519083969">
            <text:p>56.6</text:p>
          </table:table-cell>
          <table:table-cell table:formula="of:=[.F103]/131" office:value-type="float" office:value="154.267175572519">
            <text:p>154.3</text:p>
          </table:table-cell>
          <table:table-cell/>
          <table:table-cell table:formula="of:=[.H103]-AVERAGE([.H79:.H103])" office:value-type="float" office:value="0.06140625">
            <text:p>0.06</text:p>
          </table:table-cell>
          <table:table-cell table:formula="of:=[.I103]-AVERAGE([.I79:.I103])" office:value-type="float" office:value="0.074169921875">
            <text:p>0.07</text:p>
          </table:table-cell>
          <table:table-cell table:formula="of:=[.J103]-AVERAGE([.J79:.J103])" office:value-type="float" office:value="-0.825361328125">
            <text:p>-0.83</text:p>
          </table:table-cell>
          <table:table-cell table:formula="of:=IF(ABS([.K103]-AVERAGE([.K$2:.K103])) &gt; 20;[.K103]-AVERAGE([.K$2:.K103]);0)" office:value-type="float" office:value="197.088085615926">
            <text:p>197.09</text:p>
          </table:table-cell>
          <table:table-cell table:formula="of:=[.L103]-AVERAGE([.L79:.L103])" office:value-type="float" office:value="66.1419847328244">
            <text:p>66.14</text:p>
          </table:table-cell>
          <table:table-cell table:formula="of:=[.M103]-AVERAGE([.M79:.M103])" office:value-type="float" office:value="148.73465648855">
            <text:p>148.73</text:p>
          </table:table-cell>
          <table:table-cell/>
          <table:table-cell table:formula="of:=[.V102]+[.O103]*[.$U$2]" office:value-type="float" office:value="0.708458930121529">
            <text:p>0.71</text:p>
          </table:table-cell>
          <table:table-cell table:formula="of:=[.W102]+[.P103]*[.$U$2]" office:value-type="float" office:value="-0.127564968532986">
            <text:p>-0.13</text:p>
          </table:table-cell>
          <table:table-cell table:formula="of:=[.X102]+[.Q103]*[.$U$2]" office:value-type="float" office:value="-1.15129253811306">
            <text:p>-1.15</text:p>
          </table:table-cell>
          <table:table-cell table:formula="of:=[.R103]" office:value-type="float" office:value="197.088085615926">
            <text:p>197.1</text:p>
          </table:table-cell>
          <table:table-cell table:formula="of:=[.S103]" office:value-type="float" office:value="66.1419847328244">
            <text:p>66.1</text:p>
          </table:table-cell>
          <table:table-cell table:formula="of:=[.T103]" office:value-type="float" office:value="148.73465648855">
            <text:p>148.7</text:p>
          </table:table-cell>
          <table:table-cell table:number-columns-repeated="2"/>
          <table:table-cell table:formula="of:=[.V103]*[.$U$2]+0.5*[.O102]*POWER([.$U$2];2)+[.AD102]" office:value-type="float" office:value="13.7231953034578">
            <text:p>13.7231953035</text:p>
          </table:table-cell>
          <table:table-cell table:formula="of:=[.W103]*[.$U$2]+0.5*[.P102]*POWER([.$U$2];2)+[.AE102]" office:value-type="float" office:value="-4.23984671133536">
            <text:p>-4.2398467113</text:p>
          </table:table-cell>
          <table:table-cell table:formula="of:=[.X103]*[.$U$2]+0.5*[.Q102]*POWER([.$U$2];2)+[.AF102]" office:value-type="float" office:value="-9.53306925738299">
            <text:p>-9.5330692574</text:p>
          </table:table-cell>
          <table:table-cell table:formula="of:=[.AG102]+[.Y103]*[.$U$2]" office:value-type="float" office:value="360.595100185159">
            <text:p>360.60</text:p>
          </table:table-cell>
          <table:table-cell table:formula="of:=[.AH102]+[.Z103]*[.$U$2]" office:value-type="float" office:value="-50.2841058660408">
            <text:p>-50.28</text:p>
          </table:table-cell>
          <table:table-cell table:formula="of:=[.AI102]+[.AA103]*[.$U$2]" office:value-type="float" office:value="29.0840674042455">
            <text:p>29.08</text:p>
          </table:table-cell>
        </table:table-row>
        <table:table-row table:style-name="ro1">
          <table:table-cell office:value-type="float" office:value="15400">
            <text:p>15400</text:p>
          </table:table-cell>
          <table:table-cell office:value-type="float" office:value="-4752">
            <text:p>-4752</text:p>
          </table:table-cell>
          <table:table-cell office:value-type="float" office:value="3136">
            <text:p>3136</text:p>
          </table:table-cell>
          <table:table-cell office:value-type="float" office:value="803">
            <text:p>803</text:p>
          </table:table-cell>
          <table:table-cell office:value-type="float" office:value="-4014">
            <text:p>-4014</text:p>
          </table:table-cell>
          <table:table-cell office:value-type="float" office:value="-1265">
            <text:p>-1265</text:p>
          </table:table-cell>
          <table:table-cell/>
          <table:table-cell table:formula="of:=[.A104]/16384-[.H$164]" office:value-type="float" office:value="-0.00868733723958337">
            <text:p>-0.01</text:p>
          </table:table-cell>
          <table:table-cell table:formula="of:=[.B104]/16384-[.I$164]" office:value-type="float" office:value="-0.0561625162760417">
            <text:p>-0.06</text:p>
          </table:table-cell>
          <table:table-cell table:formula="of:=[.C104]/16384-[.J$164]" office:value-type="float" office:value="-0.027679443359375">
            <text:p>-0.03</text:p>
          </table:table-cell>
          <table:table-cell table:formula="of:=[.D104]/131" office:value-type="float" office:value="6.12977099236641">
            <text:p>6.1</text:p>
          </table:table-cell>
          <table:table-cell table:formula="of:=[.E104]/131" office:value-type="float" office:value="-30.6412213740458">
            <text:p>-30.6</text:p>
          </table:table-cell>
          <table:table-cell table:formula="of:=[.F104]/131" office:value-type="float" office:value="-9.65648854961832">
            <text:p>-9.7</text:p>
          </table:table-cell>
          <table:table-cell/>
          <table:table-cell table:formula="of:=[.H104]-AVERAGE([.H80:.H104])" office:value-type="float" office:value="-0.126630859375">
            <text:p>-0.13</text:p>
          </table:table-cell>
          <table:table-cell table:formula="of:=[.I104]-AVERAGE([.I80:.I104])" office:value-type="float" office:value="0.00824218750000001">
            <text:p>0.01</text:p>
          </table:table-cell>
          <table:table-cell table:formula="of:=[.J104]-AVERAGE([.J80:.J104])" office:value-type="float" office:value="0.123603515625">
            <text:p>0.12</text:p>
          </table:table-cell>
          <table:table-cell table:formula="of:=IF(ABS([.K104]-AVERAGE([.K$2:.K104])) &gt; 20;[.K104]-AVERAGE([.K$2:.K104]);0)" office:value-type="float" office:value="0">
            <text:p>0.00</text:p>
          </table:table-cell>
          <table:table-cell table:formula="of:=[.L104]-AVERAGE([.L80:.L104])" office:value-type="float" office:value="-19.8497709923664">
            <text:p>-19.85</text:p>
          </table:table-cell>
          <table:table-cell table:formula="of:=[.M104]-AVERAGE([.M80:.M104])" office:value-type="float" office:value="-14.6967938931298">
            <text:p>-14.70</text:p>
          </table:table-cell>
          <table:table-cell/>
          <table:table-cell table:formula="of:=[.V103]+[.O104]*[.$U$2]" office:value-type="float" office:value="0.666248643663196">
            <text:p>0.67</text:p>
          </table:table-cell>
          <table:table-cell table:formula="of:=[.W103]+[.P104]*[.$U$2]" office:value-type="float" office:value="-0.124817572699652">
            <text:p>-0.12</text:p>
          </table:table-cell>
          <table:table-cell table:formula="of:=[.X103]+[.Q104]*[.$U$2]" office:value-type="float" office:value="-1.11009136623806">
            <text:p>-1.11</text:p>
          </table:table-cell>
          <table:table-cell table:formula="of:=[.R104]" office:value-type="float" office:value="0">
            <text:p>0.0</text:p>
          </table:table-cell>
          <table:table-cell table:formula="of:=[.S104]" office:value-type="float" office:value="-19.8497709923664">
            <text:p>-19.8</text:p>
          </table:table-cell>
          <table:table-cell table:formula="of:=[.T104]" office:value-type="float" office:value="-14.6967938931298">
            <text:p>-14.7</text:p>
          </table:table-cell>
          <table:table-cell table:number-columns-repeated="2"/>
          <table:table-cell table:formula="of:=[.V104]*[.$U$2]+0.5*[.O103]*POWER([.$U$2];2)+[.AD103]" office:value-type="float" office:value="13.9486896430122">
            <text:p>13.948689643</text:p>
          </table:table-cell>
          <table:table-cell table:formula="of:=[.W104]*[.$U$2]+0.5*[.P103]*POWER([.$U$2];2)+[.AE103]" office:value-type="float" office:value="-4.27733201768663">
            <text:p>-4.2773320177</text:p>
          </table:table-cell>
          <table:table-cell table:formula="of:=[.X104]*[.$U$2]+0.5*[.Q103]*POWER([.$U$2];2)+[.AF103]" office:value-type="float" office:value="-9.94895311991373">
            <text:p>-9.9489531199</text:p>
          </table:table-cell>
          <table:table-cell table:formula="of:=[.AG103]+[.Y104]*[.$U$2]" office:value-type="float" office:value="360.595100185159">
            <text:p>360.60</text:p>
          </table:table-cell>
          <table:table-cell table:formula="of:=[.AH103]+[.Z104]*[.$U$2]" office:value-type="float" office:value="-56.9006961968296">
            <text:p>-56.90</text:p>
          </table:table-cell>
          <table:table-cell table:formula="of:=[.AI103]+[.AA104]*[.$U$2]" office:value-type="float" office:value="24.1851361065356">
            <text:p>24.19</text:p>
          </table:table-cell>
        </table:table-row>
        <table:table-row table:style-name="ro1">
          <table:table-cell office:value-type="float" office:value="23272">
            <text:p>23272</text:p>
          </table:table-cell>
          <table:table-cell office:value-type="float" office:value="-3624">
            <text:p>-3624</text:p>
          </table:table-cell>
          <table:table-cell office:value-type="float" office:value="10220">
            <text:p>10220</text:p>
          </table:table-cell>
          <table:table-cell office:value-type="float" office:value="-5130">
            <text:p>-5130</text:p>
          </table:table-cell>
          <table:table-cell office:value-type="float" office:value="-15732">
            <text:p>-15732</text:p>
          </table:table-cell>
          <table:table-cell office:value-type="float" office:value="-12583">
            <text:p>-12583</text:p>
          </table:table-cell>
          <table:table-cell/>
          <table:table-cell table:formula="of:=[.A105]/16384-[.H$164]" office:value-type="float" office:value="0.471781412760417">
            <text:p>0.47</text:p>
          </table:table-cell>
          <table:table-cell table:formula="of:=[.B105]/16384-[.I$164]" office:value-type="float" office:value="0.0126851399739583">
            <text:p>0.01</text:p>
          </table:table-cell>
          <table:table-cell table:formula="of:=[.C105]/16384-[.J$164]" office:value-type="float" office:value="0.404693603515625">
            <text:p>0.40</text:p>
          </table:table-cell>
          <table:table-cell table:formula="of:=[.D105]/131" office:value-type="float" office:value="-39.1603053435115">
            <text:p>-39.2</text:p>
          </table:table-cell>
          <table:table-cell table:formula="of:=[.E105]/131" office:value-type="float" office:value="-120.091603053435">
            <text:p>-120.1</text:p>
          </table:table-cell>
          <table:table-cell table:formula="of:=[.F105]/131" office:value-type="float" office:value="-96.0534351145038">
            <text:p>-96.1</text:p>
          </table:table-cell>
          <table:table-cell/>
          <table:table-cell table:formula="of:=[.H105]-AVERAGE([.H81:.H105])" office:value-type="float" office:value="0.334853515625">
            <text:p>0.33</text:p>
          </table:table-cell>
          <table:table-cell table:formula="of:=[.I105]-AVERAGE([.I81:.I105])" office:value-type="float" office:value="0.075078125">
            <text:p>0.08</text:p>
          </table:table-cell>
          <table:table-cell table:formula="of:=[.J105]-AVERAGE([.J81:.J105])" office:value-type="float" office:value="0.5413671875">
            <text:p>0.54</text:p>
          </table:table-cell>
          <table:table-cell table:formula="of:=IF(ABS([.K105]-AVERAGE([.K$2:.K105])) &gt; 20;[.K105]-AVERAGE([.K$2:.K105]);0)" office:value-type="float" office:value="-51.4014973576042">
            <text:p>-51.40</text:p>
          </table:table-cell>
          <table:table-cell table:formula="of:=[.L105]-AVERAGE([.L81:.L105])" office:value-type="float" office:value="-104.509618320611">
            <text:p>-104.51</text:p>
          </table:table-cell>
          <table:table-cell table:formula="of:=[.M105]-AVERAGE([.M81:.M105])" office:value-type="float" office:value="-97.2134351145038">
            <text:p>-97.21</text:p>
          </table:table-cell>
          <table:table-cell/>
          <table:table-cell table:formula="of:=[.V104]+[.O105]*[.$U$2]" office:value-type="float" office:value="0.777866482204862">
            <text:p>0.78</text:p>
          </table:table-cell>
          <table:table-cell table:formula="of:=[.W104]+[.P105]*[.$U$2]" office:value-type="float" office:value="-0.0997915310329858">
            <text:p>-0.10</text:p>
          </table:table-cell>
          <table:table-cell table:formula="of:=[.X104]+[.Q105]*[.$U$2]" office:value-type="float" office:value="-0.929635637071397">
            <text:p>-0.93</text:p>
          </table:table-cell>
          <table:table-cell table:formula="of:=[.R105]" office:value-type="float" office:value="-51.4014973576042">
            <text:p>-51.4</text:p>
          </table:table-cell>
          <table:table-cell table:formula="of:=[.S105]" office:value-type="float" office:value="-104.509618320611">
            <text:p>-104.5</text:p>
          </table:table-cell>
          <table:table-cell table:formula="of:=[.T105]" office:value-type="float" office:value="-97.2134351145038">
            <text:p>-97.2</text:p>
          </table:table-cell>
          <table:table-cell table:number-columns-repeated="2"/>
          <table:table-cell table:formula="of:=[.V105]*[.$U$2]+0.5*[.O104]*POWER([.$U$2];2)+[.AD104]" office:value-type="float" office:value="14.2009434226707">
            <text:p>14.2009434227</text:p>
          </table:table-cell>
          <table:table-cell table:formula="of:=[.W105]*[.$U$2]+0.5*[.P104]*POWER([.$U$2];2)+[.AE104]" office:value-type="float" office:value="-4.31013796205874">
            <text:p>-4.3101379621</text:p>
          </table:table-cell>
          <table:table-cell table:formula="of:=[.X105]*[.$U$2]+0.5*[.Q104]*POWER([.$U$2];2)+[.AF104]" office:value-type="float" office:value="-10.251964803625">
            <text:p>-10.2519648036</text:p>
          </table:table-cell>
          <table:table-cell table:formula="of:=[.AG104]+[.Y105]*[.$U$2]" office:value-type="float" office:value="343.461267732624">
            <text:p>343.46</text:p>
          </table:table-cell>
          <table:table-cell table:formula="of:=[.AH104]+[.Z105]*[.$U$2]" office:value-type="float" office:value="-91.7372356370331">
            <text:p>-91.74</text:p>
          </table:table-cell>
          <table:table-cell table:formula="of:=[.AI104]+[.AA105]*[.$U$2]" office:value-type="float" office:value="-8.21934226496571">
            <text:p>-8.2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-8452">
            <text:p>-8452</text:p>
          </table:table-cell>
          <table:table-cell office:value-type="float" office:value="-4140">
            <text:p>-4140</text:p>
          </table:table-cell>
          <table:table-cell office:value-type="float" office:value="15772">
            <text:p>15772</text:p>
          </table:table-cell>
          <table:table-cell office:value-type="float" office:value="32767">
            <text:p>32767</text:p>
          </table:table-cell>
          <table:table-cell office:value-type="float" office:value="13662">
            <text:p>13662</text:p>
          </table:table-cell>
          <table:table-cell/>
          <table:table-cell table:formula="of:=[.A106]/16384-[.H$164]" office:value-type="float" office:value="0.301371256510417">
            <text:p>0.30</text:p>
          </table:table-cell>
          <table:table-cell table:formula="of:=[.B106]/16384-[.I$164]" office:value-type="float" office:value="-0.281992594401042">
            <text:p>-0.28</text:p>
          </table:table-cell>
          <table:table-cell table:formula="of:=[.C106]/16384-[.J$164]" office:value-type="float" office:value="-0.471771240234375">
            <text:p>-0.47</text:p>
          </table:table-cell>
          <table:table-cell table:formula="of:=[.D106]/131" office:value-type="float" office:value="120.396946564885">
            <text:p>120.4</text:p>
          </table:table-cell>
          <table:table-cell table:formula="of:=[.E106]/131" office:value-type="float" office:value="250.129770992366">
            <text:p>250.1</text:p>
          </table:table-cell>
          <table:table-cell table:formula="of:=[.F106]/131" office:value-type="float" office:value="104.290076335878">
            <text:p>104.3</text:p>
          </table:table-cell>
          <table:table-cell/>
          <table:table-cell table:formula="of:=[.H106]-AVERAGE([.H82:.H106])" office:value-type="float" office:value="0.1521484375">
            <text:p>0.15</text:p>
          </table:table-cell>
          <table:table-cell table:formula="of:=[.I106]-AVERAGE([.I82:.I106])" office:value-type="float" office:value="-0.21021484375">
            <text:p>-0.21</text:p>
          </table:table-cell>
          <table:table-cell table:formula="of:=[.J106]-AVERAGE([.J82:.J106])" office:value-type="float" office:value="-0.314951171875">
            <text:p>-0.31</text:p>
          </table:table-cell>
          <table:table-cell table:formula="of:=IF(ABS([.K106]-AVERAGE([.K$2:.K106])) &gt; 20;[.K106]-AVERAGE([.K$2:.K106]);0)" office:value-type="float" office:value="107.125699745547">
            <text:p>107.13</text:p>
          </table:table-cell>
          <table:table-cell table:formula="of:=[.L106]-AVERAGE([.L82:.L106])" office:value-type="float" office:value="255.709312977099">
            <text:p>255.71</text:p>
          </table:table-cell>
          <table:table-cell table:formula="of:=[.M106]-AVERAGE([.M82:.M106])" office:value-type="float" office:value="98.9914503816794">
            <text:p>98.99</text:p>
          </table:table-cell>
          <table:table-cell/>
          <table:table-cell table:formula="of:=[.V105]+[.O106]*[.$U$2]" office:value-type="float" office:value="0.828582628038196">
            <text:p>0.83</text:p>
          </table:table-cell>
          <table:table-cell table:formula="of:=[.W105]+[.P106]*[.$U$2]" office:value-type="float" office:value="-0.169863145616319">
            <text:p>-0.17</text:p>
          </table:table-cell>
          <table:table-cell table:formula="of:=[.X105]+[.Q106]*[.$U$2]" office:value-type="float" office:value="-1.03461936102973">
            <text:p>-1.03</text:p>
          </table:table-cell>
          <table:table-cell table:formula="of:=[.R106]" office:value-type="float" office:value="107.125699745547">
            <text:p>107.1</text:p>
          </table:table-cell>
          <table:table-cell table:formula="of:=[.S106]" office:value-type="float" office:value="255.709312977099">
            <text:p>255.7</text:p>
          </table:table-cell>
          <table:table-cell table:formula="of:=[.T106]" office:value-type="float" office:value="98.9914503816794">
            <text:p>99.0</text:p>
          </table:table-cell>
          <table:table-cell table:number-columns-repeated="2"/>
          <table:table-cell table:formula="of:=[.V106]*[.$U$2]+0.5*[.O105]*POWER([.$U$2];2)+[.AD105]" office:value-type="float" office:value="14.4957406051071">
            <text:p>14.4957406051</text:p>
          </table:table-cell>
          <table:table-cell table:formula="of:=[.W106]*[.$U$2]+0.5*[.P105]*POWER([.$U$2];2)+[.AE105]" office:value-type="float" office:value="-4.36258800365307">
            <text:p>-4.3625880037</text:p>
          </table:table-cell>
          <table:table-cell table:formula="of:=[.X106]*[.$U$2]+0.5*[.Q105]*POWER([.$U$2];2)+[.AF105]" office:value-type="float" office:value="-10.5667619691072">
            <text:p>-10.5667619691</text:p>
          </table:table-cell>
          <table:table-cell table:formula="of:=[.AG105]+[.Y106]*[.$U$2]" office:value-type="float" office:value="379.169834314473">
            <text:p>379.17</text:p>
          </table:table-cell>
          <table:table-cell table:formula="of:=[.AH105]+[.Z106]*[.$U$2]" office:value-type="float" office:value="-6.50079797800007">
            <text:p>-6.50</text:p>
          </table:table-cell>
          <table:table-cell table:formula="of:=[.AI105]+[.AA106]*[.$U$2]" office:value-type="float" office:value="24.7778078622607">
            <text:p>24.78</text:p>
          </table:table-cell>
        </table:table-row>
        <table:table-row table:style-name="ro1">
          <table:table-cell office:value-type="float" office:value="20400">
            <text:p>20400</text:p>
          </table:table-cell>
          <table:table-cell office:value-type="float" office:value="2196">
            <text:p>2196</text:p>
          </table:table-cell>
          <table:table-cell office:value-type="float" office:value="520">
            <text:p>520</text:p>
          </table:table-cell>
          <table:table-cell office:value-type="float" office:value="-1228">
            <text:p>-1228</text:p>
          </table:table-cell>
          <table:table-cell office:value-type="float" office:value="-13062">
            <text:p>-13062</text:p>
          </table:table-cell>
          <table:table-cell office:value-type="float" office:value="1061">
            <text:p>1061</text:p>
          </table:table-cell>
          <table:table-cell/>
          <table:table-cell table:formula="of:=[.A107]/16384-[.H$164]" office:value-type="float" office:value="0.296488444010417">
            <text:p>0.30</text:p>
          </table:table-cell>
          <table:table-cell table:formula="of:=[.B107]/16384-[.I$164]" office:value-type="float" office:value="0.367909749348958">
            <text:p>0.37</text:p>
          </table:table-cell>
          <table:table-cell table:formula="of:=[.C107]/16384-[.J$164]" office:value-type="float" office:value="-0.187347412109375">
            <text:p>-0.19</text:p>
          </table:table-cell>
          <table:table-cell table:formula="of:=[.D107]/131" office:value-type="float" office:value="-9.37404580152672">
            <text:p>-9.4</text:p>
          </table:table-cell>
          <table:table-cell table:formula="of:=[.E107]/131" office:value-type="float" office:value="-99.7099236641222">
            <text:p>-99.7</text:p>
          </table:table-cell>
          <table:table-cell table:formula="of:=[.F107]/131" office:value-type="float" office:value="8.09923664122137">
            <text:p>8.1</text:p>
          </table:table-cell>
          <table:table-cell/>
          <table:table-cell table:formula="of:=[.H107]-AVERAGE([.H83:.H107])" office:value-type="float" office:value="0.135078125">
            <text:p>0.14</text:p>
          </table:table-cell>
          <table:table-cell table:formula="of:=[.I107]-AVERAGE([.I83:.I107])" office:value-type="float" office:value="0.4236328125">
            <text:p>0.42</text:p>
          </table:table-cell>
          <table:table-cell table:formula="of:=[.J107]-AVERAGE([.J83:.J107])" office:value-type="float" office:value="-0.02142578125">
            <text:p>-0.02</text:p>
          </table:table-cell>
          <table:table-cell table:formula="of:=IF(ABS([.K107]-AVERAGE([.K$2:.K107])) &gt; 20;[.K107]-AVERAGE([.K$2:.K107]);0)" office:value-type="float" office:value="-22.4316577848192">
            <text:p>-22.43</text:p>
          </table:table-cell>
          <table:table-cell table:formula="of:=[.L107]-AVERAGE([.L83:.L107])" office:value-type="float" office:value="-90.1731297709924">
            <text:p>-90.17</text:p>
          </table:table-cell>
          <table:table-cell table:formula="of:=[.M107]-AVERAGE([.M83:.M107])" office:value-type="float" office:value="2.50778625954198">
            <text:p>2.51</text:p>
          </table:table-cell>
          <table:table-cell/>
          <table:table-cell table:formula="of:=[.V106]+[.O107]*[.$U$2]" office:value-type="float" office:value="0.873608669704862">
            <text:p>0.87</text:p>
          </table:table-cell>
          <table:table-cell table:formula="of:=[.W106]+[.P107]*[.$U$2]" office:value-type="float" office:value="-0.0286522081163191">
            <text:p>-0.03</text:p>
          </table:table-cell>
          <table:table-cell table:formula="of:=[.X106]+[.Q107]*[.$U$2]" office:value-type="float" office:value="-1.04176128811306">
            <text:p>-1.04</text:p>
          </table:table-cell>
          <table:table-cell table:formula="of:=[.R107]" office:value-type="float" office:value="-22.4316577848192">
            <text:p>-22.4</text:p>
          </table:table-cell>
          <table:table-cell table:formula="of:=[.S107]" office:value-type="float" office:value="-90.1731297709924">
            <text:p>-90.2</text:p>
          </table:table-cell>
          <table:table-cell table:formula="of:=[.T107]" office:value-type="float" office:value="2.50778625954198">
            <text:p>2.5</text:p>
          </table:table-cell>
          <table:table-cell table:number-columns-repeated="2"/>
          <table:table-cell table:formula="of:=[.V107]*[.$U$2]+0.5*[.O106]*POWER([.$U$2];2)+[.AD106]" office:value-type="float" office:value="14.7953961859809">
            <text:p>14.795396186</text:p>
          </table:table-cell>
          <table:table-cell table:formula="of:=[.W107]*[.$U$2]+0.5*[.P106]*POWER([.$U$2];2)+[.AE106]" office:value-type="float" office:value="-4.38381734212239">
            <text:p>-4.3838173421</text:p>
          </table:table-cell>
          <table:table-cell table:formula="of:=[.X107]*[.$U$2]+0.5*[.Q106]*POWER([.$U$2];2)+[.AF106]" office:value-type="float" office:value="-10.9315130191379">
            <text:p>-10.9315130191</text:p>
          </table:table-cell>
          <table:table-cell table:formula="of:=[.AG106]+[.Y107]*[.$U$2]" office:value-type="float" office:value="371.692615052867">
            <text:p>371.69</text:p>
          </table:table-cell>
          <table:table-cell table:formula="of:=[.AH106]+[.Z107]*[.$U$2]" office:value-type="float" office:value="-36.5585079016642">
            <text:p>-36.56</text:p>
          </table:table-cell>
          <table:table-cell table:formula="of:=[.AI106]+[.AA107]*[.$U$2]" office:value-type="float" office:value="25.6137366154414">
            <text:p>25.61</text:p>
          </table:table-cell>
        </table:table-row>
        <table:table-row table:style-name="ro1">
          <table:table-cell office:value-type="float" office:value="14776">
            <text:p>14776</text:p>
          </table:table-cell>
          <table:table-cell office:value-type="float" office:value="-5720">
            <text:p>-5720</text:p>
          </table:table-cell>
          <table:table-cell office:value-type="float" office:value="3316">
            <text:p>3316</text:p>
          </table:table-cell>
          <table:table-cell office:value-type="float" office:value="-957">
            <text:p>-957</text:p>
          </table:table-cell>
          <table:table-cell office:value-type="float" office:value="-8955">
            <text:p>-8955</text:p>
          </table:table-cell>
          <table:table-cell office:value-type="float" office:value="-3518">
            <text:p>-3518</text:p>
          </table:table-cell>
          <table:table-cell/>
          <table:table-cell table:formula="of:=[.A108]/16384-[.H$164]" office:value-type="float" office:value="-0.0467732747395834">
            <text:p>-0.05</text:p>
          </table:table-cell>
          <table:table-cell table:formula="of:=[.B108]/16384-[.I$164]" office:value-type="float" office:value="-0.115244547526042">
            <text:p>-0.12</text:p>
          </table:table-cell>
          <table:table-cell table:formula="of:=[.C108]/16384-[.J$164]" office:value-type="float" office:value="-0.016693115234375">
            <text:p>-0.02</text:p>
          </table:table-cell>
          <table:table-cell table:formula="of:=[.D108]/131" office:value-type="float" office:value="-7.30534351145038">
            <text:p>-7.3</text:p>
          </table:table-cell>
          <table:table-cell table:formula="of:=[.E108]/131" office:value-type="float" office:value="-68.3587786259542">
            <text:p>-68.4</text:p>
          </table:table-cell>
          <table:table-cell table:formula="of:=[.F108]/131" office:value-type="float" office:value="-26.8549618320611">
            <text:p>-26.9</text:p>
          </table:table-cell>
          <table:table-cell/>
          <table:table-cell table:formula="of:=[.H108]-AVERAGE([.H84:.H108])" office:value-type="float" office:value="-0.2065625">
            <text:p>-0.21</text:p>
          </table:table-cell>
          <table:table-cell table:formula="of:=[.I108]-AVERAGE([.I84:.I108])" office:value-type="float" office:value="-0.056552734375">
            <text:p>-0.06</text:p>
          </table:table-cell>
          <table:table-cell table:formula="of:=[.J108]-AVERAGE([.J84:.J108])" office:value-type="float" office:value="0.15142578125">
            <text:p>0.15</text:p>
          </table:table-cell>
          <table:table-cell table:formula="of:=IF(ABS([.K108]-AVERAGE([.K$2:.K108])) &gt; 20;[.K108]-AVERAGE([.K$2:.K108]);0)" office:value-type="float" office:value="-20.1726474994649">
            <text:p>-20.17</text:p>
          </table:table-cell>
          <table:table-cell table:formula="of:=[.L108]-AVERAGE([.L84:.L108])" office:value-type="float" office:value="-56.123358778626">
            <text:p>-56.12</text:p>
          </table:table-cell>
          <table:table-cell table:formula="of:=[.M108]-AVERAGE([.M84:.M108])" office:value-type="float" office:value="-31.3175572519084">
            <text:p>-31.32</text:p>
          </table:table-cell>
          <table:table-cell/>
          <table:table-cell table:formula="of:=[.V107]+[.O108]*[.$U$2]" office:value-type="float" office:value="0.804754503038196">
            <text:p>0.80</text:p>
          </table:table-cell>
          <table:table-cell table:formula="of:=[.W107]+[.P108]*[.$U$2]" office:value-type="float" office:value="-0.0475031195746524">
            <text:p>-0.05</text:p>
          </table:table-cell>
          <table:table-cell table:formula="of:=[.X107]+[.Q108]*[.$U$2]" office:value-type="float" office:value="-0.991286027696397">
            <text:p>-0.99</text:p>
          </table:table-cell>
          <table:table-cell table:formula="of:=[.R108]" office:value-type="float" office:value="-20.1726474994649">
            <text:p>-20.2</text:p>
          </table:table-cell>
          <table:table-cell table:formula="of:=[.S108]" office:value-type="float" office:value="-56.123358778626">
            <text:p>-56.1</text:p>
          </table:table-cell>
          <table:table-cell table:formula="of:=[.T108]" office:value-type="float" office:value="-31.3175572519084">
            <text:p>-31.3</text:p>
          </table:table-cell>
          <table:table-cell table:number-columns-repeated="2"/>
          <table:table-cell table:formula="of:=[.V108]*[.$U$2]+0.5*[.O107]*POWER([.$U$2];2)+[.AD107]" office:value-type="float" office:value="15.0711520272714">
            <text:p>15.0711520273</text:p>
          </table:table-cell>
          <table:table-cell table:formula="of:=[.W108]*[.$U$2]+0.5*[.P107]*POWER([.$U$2];2)+[.AE107]" office:value-type="float" office:value="-4.37611655906395">
            <text:p>-4.3761165591</text:p>
          </table:table-cell>
          <table:table-cell table:formula="of:=[.X108]*[.$U$2]+0.5*[.Q107]*POWER([.$U$2];2)+[.AF107]" office:value-type="float" office:value="-11.2631320162173">
            <text:p>-11.2631320162</text:p>
          </table:table-cell>
          <table:table-cell table:formula="of:=[.AG107]+[.Y108]*[.$U$2]" office:value-type="float" office:value="364.968399219712">
            <text:p>364.97</text:p>
          </table:table-cell>
          <table:table-cell table:formula="of:=[.AH107]+[.Z108]*[.$U$2]" office:value-type="float" office:value="-55.2662941612062">
            <text:p>-55.27</text:p>
          </table:table-cell>
          <table:table-cell table:formula="of:=[.AI107]+[.AA108]*[.$U$2]" office:value-type="float" office:value="15.1745508648053">
            <text:p>15.17</text:p>
          </table:table-cell>
        </table:table-row>
        <table:table-row table:style-name="ro1">
          <table:table-cell office:value-type="float" office:value="5172">
            <text:p>5172</text:p>
          </table:table-cell>
          <table:table-cell office:value-type="float" office:value="-8536">
            <text:p>-8536</text:p>
          </table:table-cell>
          <table:table-cell office:value-type="float" office:value="1528">
            <text:p>1528</text:p>
          </table:table-cell>
          <table:table-cell office:value-type="float" office:value="11404">
            <text:p>11404</text:p>
          </table:table-cell>
          <table:table-cell office:value-type="float" office:value="9846">
            <text:p>9846</text:p>
          </table:table-cell>
          <table:table-cell office:value-type="float" office:value="-1751">
            <text:p>-1751</text:p>
          </table:table-cell>
          <table:table-cell/>
          <table:table-cell table:formula="of:=[.A109]/16384-[.H$164]" office:value-type="float" office:value="-0.632954915364583">
            <text:p>-0.63</text:p>
          </table:table-cell>
          <table:table-cell table:formula="of:=[.B109]/16384-[.I$164]" office:value-type="float" office:value="-0.287119547526042">
            <text:p>-0.29</text:p>
          </table:table-cell>
          <table:table-cell table:formula="of:=[.C109]/16384-[.J$164]" office:value-type="float" office:value="-0.125823974609375">
            <text:p>-0.13</text:p>
          </table:table-cell>
          <table:table-cell table:formula="of:=[.D109]/131" office:value-type="float" office:value="87.0534351145038">
            <text:p>87.1</text:p>
          </table:table-cell>
          <table:table-cell table:formula="of:=[.E109]/131" office:value-type="float" office:value="75.1603053435115">
            <text:p>75.2</text:p>
          </table:table-cell>
          <table:table-cell table:formula="of:=[.F109]/131" office:value-type="float" office:value="-13.3664122137405">
            <text:p>-13.4</text:p>
          </table:table-cell>
          <table:table-cell/>
          <table:table-cell table:formula="of:=[.H109]-AVERAGE([.H85:.H109])" office:value-type="float" office:value="-0.76787109375">
            <text:p>-0.77</text:p>
          </table:table-cell>
          <table:table-cell table:formula="of:=[.I109]-AVERAGE([.I85:.I109])" office:value-type="float" office:value="-0.2183984375">
            <text:p>-0.22</text:p>
          </table:table-cell>
          <table:table-cell table:formula="of:=[.J109]-AVERAGE([.J85:.J109])" office:value-type="float" office:value="0.0489453125">
            <text:p>0.05</text:p>
          </table:table-cell>
          <table:table-cell table:formula="of:=IF(ABS([.K109]-AVERAGE([.K$2:.K109])) &gt; 20;[.K109]-AVERAGE([.K$2:.K109]);0)" office:value-type="float" office:value="73.4992225049477">
            <text:p>73.50</text:p>
          </table:table-cell>
          <table:table-cell table:formula="of:=[.L109]-AVERAGE([.L85:.L109])" office:value-type="float" office:value="84.3071755725191">
            <text:p>84.31</text:p>
          </table:table-cell>
          <table:table-cell table:formula="of:=[.M109]-AVERAGE([.M85:.M109])" office:value-type="float" office:value="-17.2601526717557">
            <text:p>-17.26</text:p>
          </table:table-cell>
          <table:table-cell/>
          <table:table-cell table:formula="of:=[.V108]+[.O109]*[.$U$2]" office:value-type="float" office:value="0.548797471788196">
            <text:p>0.55</text:p>
          </table:table-cell>
          <table:table-cell table:formula="of:=[.W108]+[.P109]*[.$U$2]" office:value-type="float" office:value="-0.120302598741319">
            <text:p>-0.12</text:p>
          </table:table-cell>
          <table:table-cell table:formula="of:=[.X108]+[.Q109]*[.$U$2]" office:value-type="float" office:value="-0.97497092352973">
            <text:p>-0.97</text:p>
          </table:table-cell>
          <table:table-cell table:formula="of:=[.R109]" office:value-type="float" office:value="73.4992225049477">
            <text:p>73.5</text:p>
          </table:table-cell>
          <table:table-cell table:formula="of:=[.S109]" office:value-type="float" office:value="84.3071755725191">
            <text:p>84.3</text:p>
          </table:table-cell>
          <table:table-cell table:formula="of:=[.T109]" office:value-type="float" office:value="-17.2601526717557">
            <text:p>-17.3</text:p>
          </table:table-cell>
          <table:table-cell table:number-columns-repeated="2"/>
          <table:table-cell table:formula="of:=[.V109]*[.$U$2]+0.5*[.O108]*POWER([.$U$2];2)+[.AD108]" office:value-type="float" office:value="15.242608823423">
            <text:p>15.2426088234</text:p>
          </table:table-cell>
          <table:table-cell table:formula="of:=[.W109]*[.$U$2]+0.5*[.P108]*POWER([.$U$2];2)+[.AE108]" office:value-type="float" office:value="-4.41935924388744">
            <text:p>-4.4193592439</text:p>
          </table:table-cell>
          <table:table-cell table:formula="of:=[.X109]*[.$U$2]+0.5*[.Q108]*POWER([.$U$2];2)+[.AF108]" office:value-type="float" office:value="-11.5797097806577">
            <text:p>-11.5797097807</text:p>
          </table:table-cell>
          <table:table-cell table:formula="of:=[.AG108]+[.Y109]*[.$U$2]" office:value-type="float" office:value="389.468140054694">
            <text:p>389.47</text:p>
          </table:table-cell>
          <table:table-cell table:formula="of:=[.AH108]+[.Z109]*[.$U$2]" office:value-type="float" office:value="-27.1639023036998">
            <text:p>-27.16</text:p>
          </table:table-cell>
          <table:table-cell table:formula="of:=[.AI108]+[.AA109]*[.$U$2]" office:value-type="float" office:value="9.42116664088671">
            <text:p>9.42</text:p>
          </table:table-cell>
        </table:table-row>
        <table:table-row table:style-name="ro1">
          <table:table-cell office:value-type="float" office:value="14352">
            <text:p>14352</text:p>
          </table:table-cell>
          <table:table-cell office:value-type="float" office:value="6568">
            <text:p>6568</text:p>
          </table:table-cell>
          <table:table-cell office:value-type="float" office:value="-5820">
            <text:p>-5820</text:p>
          </table:table-cell>
          <table:table-cell office:value-type="float" office:value="9652">
            <text:p>9652</text:p>
          </table:table-cell>
          <table:table-cell office:value-type="float" office:value="-8331">
            <text:p>-8331</text:p>
          </table:table-cell>
          <table:table-cell office:value-type="float" office:value="8698">
            <text:p>8698</text:p>
          </table:table-cell>
          <table:table-cell/>
          <table:table-cell table:formula="of:=[.A110]/16384-[.H$164]" office:value-type="float" office:value="-0.0726521809895834">
            <text:p>-0.07</text:p>
          </table:table-cell>
          <table:table-cell table:formula="of:=[.B110]/16384-[.I$164]" office:value-type="float" office:value="0.634755452473958">
            <text:p>0.63</text:p>
          </table:table-cell>
          <table:table-cell table:formula="of:=[.C110]/16384-[.J$164]" office:value-type="float" office:value="-0.574310302734375">
            <text:p>-0.57</text:p>
          </table:table-cell>
          <table:table-cell table:formula="of:=[.D110]/131" office:value-type="float" office:value="73.6793893129771">
            <text:p>73.7</text:p>
          </table:table-cell>
          <table:table-cell table:formula="of:=[.E110]/131" office:value-type="float" office:value="-63.5954198473282">
            <text:p>-63.6</text:p>
          </table:table-cell>
          <table:table-cell table:formula="of:=[.F110]/131" office:value-type="float" office:value="66.3969465648855">
            <text:p>66.4</text:p>
          </table:table-cell>
          <table:table-cell/>
          <table:table-cell table:formula="of:=[.H110]-AVERAGE([.H86:.H110])" office:value-type="float" office:value="-0.204501953125">
            <text:p>-0.20</text:p>
          </table:table-cell>
          <table:table-cell table:formula="of:=[.I110]-AVERAGE([.I86:.I110])" office:value-type="float" office:value="0.6762890625">
            <text:p>0.68</text:p>
          </table:table-cell>
          <table:table-cell table:formula="of:=[.J110]-AVERAGE([.J86:.J110])" office:value-type="float" office:value="-0.37611328125">
            <text:p>-0.38</text:p>
          </table:table-cell>
          <table:table-cell table:formula="of:=IF(ABS([.K110]-AVERAGE([.K$2:.K110])) &gt; 20;[.K110]-AVERAGE([.K$2:.K110]);0)" office:value-type="float" office:value="59.5735695777015">
            <text:p>59.57</text:p>
          </table:table-cell>
          <table:table-cell table:formula="of:=[.L110]-AVERAGE([.L86:.L110])" office:value-type="float" office:value="-52.0332824427481">
            <text:p>-52.03</text:p>
          </table:table-cell>
          <table:table-cell table:formula="of:=[.M110]-AVERAGE([.M86:.M110])" office:value-type="float" office:value="60.0662595419847">
            <text:p>60.07</text:p>
          </table:table-cell>
          <table:table-cell/>
          <table:table-cell table:formula="of:=[.V109]+[.O110]*[.$U$2]" office:value-type="float" office:value="0.480630154079862">
            <text:p>0.48</text:p>
          </table:table-cell>
          <table:table-cell table:formula="of:=[.W109]+[.P110]*[.$U$2]" office:value-type="float" office:value="0.105127088758681">
            <text:p>0.11</text:p>
          </table:table-cell>
          <table:table-cell table:formula="of:=[.X109]+[.Q110]*[.$U$2]" office:value-type="float" office:value="-1.10034201727973">
            <text:p>-1.10</text:p>
          </table:table-cell>
          <table:table-cell table:formula="of:=[.R110]" office:value-type="float" office:value="59.5735695777015">
            <text:p>59.6</text:p>
          </table:table-cell>
          <table:table-cell table:formula="of:=[.S110]" office:value-type="float" office:value="-52.0332824427481">
            <text:p>-52.0</text:p>
          </table:table-cell>
          <table:table-cell table:formula="of:=[.T110]" office:value-type="float" office:value="60.0662595419847">
            <text:p>60.1</text:p>
          </table:table-cell>
          <table:table-cell table:number-columns-repeated="2"/>
          <table:table-cell table:formula="of:=[.V110]*[.$U$2]+0.5*[.O109]*POWER([.$U$2];2)+[.AD109]" office:value-type="float" office:value="15.3601593695747">
            <text:p>15.3601593696</text:p>
          </table:table-cell>
          <table:table-cell table:formula="of:=[.W110]*[.$U$2]+0.5*[.P109]*POWER([.$U$2];2)+[.AE109]" office:value-type="float" office:value="-4.39645012749566">
            <text:p>-4.3964501275</text:p>
          </table:table-cell>
          <table:table-cell table:formula="of:=[.X110]*[.$U$2]+0.5*[.Q109]*POWER([.$U$2];2)+[.AF109]" office:value-type="float" office:value="-11.9437712690565">
            <text:p>-11.9437712691</text:p>
          </table:table-cell>
          <table:table-cell table:formula="of:=[.AG109]+[.Y110]*[.$U$2]" office:value-type="float" office:value="409.325996580595">
            <text:p>409.33</text:p>
          </table:table-cell>
          <table:table-cell table:formula="of:=[.AH109]+[.Z110]*[.$U$2]" office:value-type="float" office:value="-44.5083297846158">
            <text:p>-44.51</text:p>
          </table:table-cell>
          <table:table-cell table:formula="of:=[.AI109]+[.AA110]*[.$U$2]" office:value-type="float" office:value="29.4432531548816">
            <text:p>29.44</text:p>
          </table:table-cell>
        </table:table-row>
        <table:table-row table:style-name="ro1">
          <table:table-cell office:value-type="float" office:value="16576">
            <text:p>16576</text:p>
          </table:table-cell>
          <table:table-cell office:value-type="float" office:value="-1948">
            <text:p>-1948</text:p>
          </table:table-cell>
          <table:table-cell office:value-type="float" office:value="4056">
            <text:p>4056</text:p>
          </table:table-cell>
          <table:table-cell office:value-type="float" office:value="1417">
            <text:p>1417</text:p>
          </table:table-cell>
          <table:table-cell office:value-type="float" office:value="-4159">
            <text:p>-4159</text:p>
          </table:table-cell>
          <table:table-cell office:value-type="float" office:value="-1898">
            <text:p>-1898</text:p>
          </table:table-cell>
          <table:table-cell/>
          <table:table-cell table:formula="of:=[.A111]/16384-[.H$164]" office:value-type="float" office:value="0.0630900065104166">
            <text:p>0.06</text:p>
          </table:table-cell>
          <table:table-cell table:formula="of:=[.B111]/16384-[.I$164]" office:value-type="float" office:value="0.114980061848958">
            <text:p>0.11</text:p>
          </table:table-cell>
          <table:table-cell table:formula="of:=[.C111]/16384-[.J$164]" office:value-type="float" office:value="0.028472900390625">
            <text:p>0.03</text:p>
          </table:table-cell>
          <table:table-cell table:formula="of:=[.D111]/131" office:value-type="float" office:value="10.8167938931298">
            <text:p>10.8</text:p>
          </table:table-cell>
          <table:table-cell table:formula="of:=[.E111]/131" office:value-type="float" office:value="-31.7480916030534">
            <text:p>-31.7</text:p>
          </table:table-cell>
          <table:table-cell table:formula="of:=[.F111]/131" office:value-type="float" office:value="-14.4885496183206">
            <text:p>-14.5</text:p>
          </table:table-cell>
          <table:table-cell/>
          <table:table-cell table:formula="of:=[.H111]-AVERAGE([.H87:.H111])" office:value-type="float" office:value="-0.072021484375">
            <text:p>-0.07</text:p>
          </table:table-cell>
          <table:table-cell table:formula="of:=[.I111]-AVERAGE([.I87:.I111])" office:value-type="float" office:value="0.147900390625">
            <text:p>0.15</text:p>
          </table:table-cell>
          <table:table-cell table:formula="of:=[.J111]-AVERAGE([.J87:.J111])" office:value-type="float" office:value="0.22455078125">
            <text:p>0.22</text:p>
          </table:table-cell>
          <table:table-cell table:formula="of:=IF(ABS([.K111]-AVERAGE([.K$2:.K111])) &gt; 20;[.K111]-AVERAGE([.K$2:.K111]);0)" office:value-type="float" office:value="0">
            <text:p>0.00</text:p>
          </table:table-cell>
          <table:table-cell table:formula="of:=[.L111]-AVERAGE([.L87:.L111])" office:value-type="float" office:value="-19.6329770992366">
            <text:p>-19.63</text:p>
          </table:table-cell>
          <table:table-cell table:formula="of:=[.M111]-AVERAGE([.M87:.M111])" office:value-type="float" office:value="-19.8079389312977">
            <text:p>-19.81</text:p>
          </table:table-cell>
          <table:table-cell/>
          <table:table-cell table:formula="of:=[.V110]+[.O111]*[.$U$2]" office:value-type="float" office:value="0.456622992621529">
            <text:p>0.46</text:p>
          </table:table-cell>
          <table:table-cell table:formula="of:=[.W110]+[.P111]*[.$U$2]" office:value-type="float" office:value="0.154427218967014">
            <text:p>0.15</text:p>
          </table:table-cell>
          <table:table-cell table:formula="of:=[.X110]+[.Q111]*[.$U$2]" office:value-type="float" office:value="-1.02549175686306">
            <text:p>-1.03</text:p>
          </table:table-cell>
          <table:table-cell table:formula="of:=[.R111]" office:value-type="float" office:value="0">
            <text:p>0.0</text:p>
          </table:table-cell>
          <table:table-cell table:formula="of:=[.S111]" office:value-type="float" office:value="-19.6329770992366">
            <text:p>-19.6</text:p>
          </table:table-cell>
          <table:table-cell table:formula="of:=[.T111]" office:value-type="float" office:value="-19.8079389312977">
            <text:p>-19.8</text:p>
          </table:table-cell>
          <table:table-cell table:number-columns-repeated="2"/>
          <table:table-cell table:formula="of:=[.V111]*[.$U$2]+0.5*[.O110]*POWER([.$U$2];2)+[.AD110]" office:value-type="float" office:value="15.5010058141638">
            <text:p>15.5010058142</text:p>
          </table:table-cell>
          <table:table-cell table:formula="of:=[.W111]*[.$U$2]+0.5*[.P110]*POWER([.$U$2];2)+[.AE110]" office:value-type="float" office:value="-4.30740277325665">
            <text:p>-4.3074027733</text:p>
          </table:table-cell>
          <table:table-cell table:formula="of:=[.X111]*[.$U$2]+0.5*[.Q110]*POWER([.$U$2];2)+[.AF110]" office:value-type="float" office:value="-12.3064970369692">
            <text:p>-12.306497037</text:p>
          </table:table-cell>
          <table:table-cell table:formula="of:=[.AG110]+[.Y111]*[.$U$2]" office:value-type="float" office:value="409.325996580595">
            <text:p>409.33</text:p>
          </table:table-cell>
          <table:table-cell table:formula="of:=[.AH110]+[.Z111]*[.$U$2]" office:value-type="float" office:value="-51.0526554843614">
            <text:p>-51.05</text:p>
          </table:table-cell>
          <table:table-cell table:formula="of:=[.AI110]+[.AA111]*[.$U$2]" office:value-type="float" office:value="22.840606844449">
            <text:p>22.84</text:p>
          </table:table-cell>
        </table:table-row>
        <table:table-row table:style-name="ro1">
          <table:table-cell office:value-type="float" office:value="23776">
            <text:p>23776</text:p>
          </table:table-cell>
          <table:table-cell office:value-type="float" office:value="-6968">
            <text:p>-6968</text:p>
          </table:table-cell>
          <table:table-cell office:value-type="float" office:value="13124">
            <text:p>13124</text:p>
          </table:table-cell>
          <table:table-cell office:value-type="float" office:value="-7475">
            <text:p>-7475</text:p>
          </table:table-cell>
          <table:table-cell office:value-type="float" office:value="-17345">
            <text:p>-17345</text:p>
          </table:table-cell>
          <table:table-cell office:value-type="float" office:value="-12653">
            <text:p>-12653</text:p>
          </table:table-cell>
          <table:table-cell/>
          <table:table-cell table:formula="of:=[.A112]/16384-[.H$164]" office:value-type="float" office:value="0.502543131510417">
            <text:p>0.50</text:p>
          </table:table-cell>
          <table:table-cell table:formula="of:=[.B112]/16384-[.I$164]" office:value-type="float" office:value="-0.191416422526042">
            <text:p>-0.19</text:p>
          </table:table-cell>
          <table:table-cell table:formula="of:=[.C112]/16384-[.J$164]" office:value-type="float" office:value="0.581939697265625">
            <text:p>0.58</text:p>
          </table:table-cell>
          <table:table-cell table:formula="of:=[.D112]/131" office:value-type="float" office:value="-57.0610687022901">
            <text:p>-57.1</text:p>
          </table:table-cell>
          <table:table-cell table:formula="of:=[.E112]/131" office:value-type="float" office:value="-132.404580152672">
            <text:p>-132.4</text:p>
          </table:table-cell>
          <table:table-cell table:formula="of:=[.F112]/131" office:value-type="float" office:value="-96.587786259542">
            <text:p>-96.6</text:p>
          </table:table-cell>
          <table:table-cell/>
          <table:table-cell table:formula="of:=[.H112]-AVERAGE([.H88:.H112])" office:value-type="float" office:value="0.3465625">
            <text:p>0.35</text:p>
          </table:table-cell>
          <table:table-cell table:formula="of:=[.I112]-AVERAGE([.I88:.I112])" office:value-type="float" office:value="-0.155810546875">
            <text:p>-0.16</text:p>
          </table:table-cell>
          <table:table-cell table:formula="of:=[.J112]-AVERAGE([.J88:.J112])" office:value-type="float" office:value="0.750263671875">
            <text:p>0.75</text:p>
          </table:table-cell>
          <table:table-cell table:formula="of:=IF(ABS([.K112]-AVERAGE([.K$2:.K112])) &gt; 20;[.K112]-AVERAGE([.K$2:.K112]);0)" office:value-type="float" office:value="-70.4961144350457">
            <text:p>-70.50</text:p>
          </table:table-cell>
          <table:table-cell table:formula="of:=[.L112]-AVERAGE([.L88:.L112])" office:value-type="float" office:value="-115.999694656489">
            <text:p>-116.00</text:p>
          </table:table-cell>
          <table:table-cell table:formula="of:=[.M112]-AVERAGE([.M88:.M112])" office:value-type="float" office:value="-98.3566412213741">
            <text:p>-98.36</text:p>
          </table:table-cell>
          <table:table-cell/>
          <table:table-cell table:formula="of:=[.V111]+[.O112]*[.$U$2]" office:value-type="float" office:value="0.572143825954862">
            <text:p>0.57</text:p>
          </table:table-cell>
          <table:table-cell table:formula="of:=[.W111]+[.P112]*[.$U$2]" office:value-type="float" office:value="0.102490370008681">
            <text:p>0.10</text:p>
          </table:table-cell>
          <table:table-cell table:formula="of:=[.X111]+[.Q112]*[.$U$2]" office:value-type="float" office:value="-0.775403866238064">
            <text:p>-0.78</text:p>
          </table:table-cell>
          <table:table-cell table:formula="of:=[.R112]" office:value-type="float" office:value="-70.4961144350457">
            <text:p>-70.5</text:p>
          </table:table-cell>
          <table:table-cell table:formula="of:=[.S112]" office:value-type="float" office:value="-115.999694656489">
            <text:p>-116.0</text:p>
          </table:table-cell>
          <table:table-cell table:formula="of:=[.T112]" office:value-type="float" office:value="-98.3566412213741">
            <text:p>-98.4</text:p>
          </table:table-cell>
          <table:table-cell table:number-columns-repeated="2"/>
          <table:table-cell table:formula="of:=[.V112]*[.$U$2]+0.5*[.O111]*POWER([.$U$2];2)+[.AD111]" office:value-type="float" office:value="15.687719229239">
            <text:p>15.6877192292</text:p>
          </table:table-cell>
          <table:table-cell table:formula="of:=[.W112]*[.$U$2]+0.5*[.P111]*POWER([.$U$2];2)+[.AE111]" office:value-type="float" office:value="-4.26502262821904">
            <text:p>-4.2650226282</text:p>
          </table:table-cell>
          <table:table-cell table:formula="of:=[.X112]*[.$U$2]+0.5*[.Q111]*POWER([.$U$2];2)+[.AF111]" office:value-type="float" office:value="-12.5524899489791">
            <text:p>-12.552489949</text:p>
          </table:table-cell>
          <table:table-cell table:formula="of:=[.AG111]+[.Y112]*[.$U$2]" office:value-type="float" office:value="385.827291768913">
            <text:p>385.83</text:p>
          </table:table-cell>
          <table:table-cell table:formula="of:=[.AH111]+[.Z112]*[.$U$2]" office:value-type="float" office:value="-89.7192203698576">
            <text:p>-89.72</text:p>
          </table:table-cell>
          <table:table-cell table:formula="of:=[.AI111]+[.AA112]*[.$U$2]" office:value-type="float" office:value="-9.9449402293423">
            <text:p>-9.94</text:p>
          </table:table-cell>
        </table:table-row>
        <table:table-row table:style-name="ro1">
          <table:table-cell office:value-type="float" office:value="23744">
            <text:p>23744</text:p>
          </table:table-cell>
          <table:table-cell office:value-type="float" office:value="-10944">
            <text:p>-10944</text:p>
          </table:table-cell>
          <table:table-cell office:value-type="float" office:value="-4180">
            <text:p>-4180</text:p>
          </table:table-cell>
          <table:table-cell office:value-type="float" office:value="7622">
            <text:p>7622</text:p>
          </table:table-cell>
          <table:table-cell office:value-type="float" office:value="32767">
            <text:p>32767</text:p>
          </table:table-cell>
          <table:table-cell office:value-type="float" office:value="18761">
            <text:p>18761</text:p>
          </table:table-cell>
          <table:table-cell/>
          <table:table-cell table:formula="of:=[.A113]/16384-[.H$164]" office:value-type="float" office:value="0.500590006510417">
            <text:p>0.50</text:p>
          </table:table-cell>
          <table:table-cell table:formula="of:=[.B113]/16384-[.I$164]" office:value-type="float" office:value="-0.434092203776042">
            <text:p>-0.43</text:p>
          </table:table-cell>
          <table:table-cell table:formula="of:=[.C113]/16384-[.J$164]" office:value-type="float" office:value="-0.474212646484375">
            <text:p>-0.47</text:p>
          </table:table-cell>
          <table:table-cell table:formula="of:=[.D113]/131" office:value-type="float" office:value="58.1832061068702">
            <text:p>58.2</text:p>
          </table:table-cell>
          <table:table-cell table:formula="of:=[.E113]/131" office:value-type="float" office:value="250.129770992366">
            <text:p>250.1</text:p>
          </table:table-cell>
          <table:table-cell table:formula="of:=[.F113]/131" office:value-type="float" office:value="143.213740458015">
            <text:p>143.2</text:p>
          </table:table-cell>
          <table:table-cell/>
          <table:table-cell table:formula="of:=[.H113]-AVERAGE([.H89:.H113])" office:value-type="float" office:value="0.329228515625">
            <text:p>0.33</text:p>
          </table:table-cell>
          <table:table-cell table:formula="of:=[.I113]-AVERAGE([.I89:.I113])" office:value-type="float" office:value="-0.385068359375">
            <text:p>-0.39</text:p>
          </table:table-cell>
          <table:table-cell table:formula="of:=[.J113]-AVERAGE([.J89:.J113])" office:value-type="float" office:value="-0.295400390625">
            <text:p>-0.30</text:p>
          </table:table-cell>
          <table:table-cell table:formula="of:=IF(ABS([.K113]-AVERAGE([.K$2:.K113])) &gt; 20;[.K113]-AVERAGE([.K$2:.K113]);0)" office:value-type="float" office:value="44.3486232279171">
            <text:p>44.35</text:p>
          </table:table-cell>
          <table:table-cell table:formula="of:=[.L113]-AVERAGE([.L89:.L113])" office:value-type="float" office:value="253.40427480916">
            <text:p>253.40</text:p>
          </table:table-cell>
          <table:table-cell table:formula="of:=[.M113]-AVERAGE([.M89:.M113])" office:value-type="float" office:value="133.965801526718">
            <text:p>133.97</text:p>
          </table:table-cell>
          <table:table-cell/>
          <table:table-cell table:formula="of:=[.V112]+[.O113]*[.$U$2]" office:value-type="float" office:value="0.681886664496529">
            <text:p>0.68</text:p>
          </table:table-cell>
          <table:table-cell table:formula="of:=[.W112]+[.P113]*[.$U$2]" office:value-type="float" office:value="-0.0258657497829857">
            <text:p>-0.03</text:p>
          </table:table-cell>
          <table:table-cell table:formula="of:=[.X112]+[.Q113]*[.$U$2]" office:value-type="float" office:value="-0.873870663113064">
            <text:p>-0.87</text:p>
          </table:table-cell>
          <table:table-cell table:formula="of:=[.R113]" office:value-type="float" office:value="44.3486232279171">
            <text:p>44.3</text:p>
          </table:table-cell>
          <table:table-cell table:formula="of:=[.S113]" office:value-type="float" office:value="253.40427480916">
            <text:p>253.4</text:p>
          </table:table-cell>
          <table:table-cell table:formula="of:=[.T113]" office:value-type="float" office:value="133.965801526718">
            <text:p>134.0</text:p>
          </table:table-cell>
          <table:table-cell table:number-columns-repeated="2"/>
          <table:table-cell table:formula="of:=[.V113]*[.$U$2]+0.5*[.O112]*POWER([.$U$2];2)+[.AD112]" office:value-type="float" office:value="15.9342682562934">
            <text:p>15.9342682563</text:p>
          </table:table-cell>
          <table:table-cell table:formula="of:=[.W113]*[.$U$2]+0.5*[.P112]*POWER([.$U$2];2)+[.AE112]" office:value-type="float" office:value="-4.28230068630642">
            <text:p>-4.2823006863</text:p>
          </table:table-cell>
          <table:table-cell table:formula="of:=[.X113]*[.$U$2]+0.5*[.Q112]*POWER([.$U$2];2)+[.AF112]" office:value-type="float" office:value="-12.8020988549126">
            <text:p>-12.8020988549</text:p>
          </table:table-cell>
          <table:table-cell table:formula="of:=[.AG112]+[.Y113]*[.$U$2]" office:value-type="float" office:value="400.610166178218">
            <text:p>400.61</text:p>
          </table:table-cell>
          <table:table-cell table:formula="of:=[.AH112]+[.Z113]*[.$U$2]" office:value-type="float" office:value="-5.25112876680413">
            <text:p>-5.25</text:p>
          </table:table-cell>
          <table:table-cell table:formula="of:=[.AI112]+[.AA113]*[.$U$2]" office:value-type="float" office:value="34.7103269462302">
            <text:p>34.71</text:p>
          </table:table-cell>
        </table:table-row>
        <table:table-row table:style-name="ro1">
          <table:table-cell office:value-type="float" office:value="18796">
            <text:p>18796</text:p>
          </table:table-cell>
          <table:table-cell office:value-type="float" office:value="-596">
            <text:p>-596</text:p>
          </table:table-cell>
          <table:table-cell office:value-type="float" office:value="4340">
            <text:p>4340</text:p>
          </table:table-cell>
          <table:table-cell office:value-type="float" office:value="257">
            <text:p>257</text:p>
          </table:table-cell>
          <table:table-cell office:value-type="float" office:value="-10329">
            <text:p>-10329</text:p>
          </table:table-cell>
          <table:table-cell office:value-type="float" office:value="-977">
            <text:p>-977</text:p>
          </table:table-cell>
          <table:table-cell/>
          <table:table-cell table:formula="of:=[.A114]/16384-[.H$164]" office:value-type="float" office:value="0.198588053385417">
            <text:p>0.20</text:p>
          </table:table-cell>
          <table:table-cell table:formula="of:=[.B114]/16384-[.I$164]" office:value-type="float" office:value="0.197499593098958">
            <text:p>0.20</text:p>
          </table:table-cell>
          <table:table-cell table:formula="of:=[.C114]/16384-[.J$164]" office:value-type="float" office:value="0.045806884765625">
            <text:p>0.05</text:p>
          </table:table-cell>
          <table:table-cell table:formula="of:=[.D114]/131" office:value-type="float" office:value="1.9618320610687">
            <text:p>2.0</text:p>
          </table:table-cell>
          <table:table-cell table:formula="of:=[.E114]/131" office:value-type="float" office:value="-78.8473282442748">
            <text:p>-78.8</text:p>
          </table:table-cell>
          <table:table-cell table:formula="of:=[.F114]/131" office:value-type="float" office:value="-7.45801526717557">
            <text:p>-7.5</text:p>
          </table:table-cell>
          <table:table-cell/>
          <table:table-cell table:formula="of:=[.H114]-AVERAGE([.H90:.H114])" office:value-type="float" office:value="0.0196484375000001">
            <text:p>0.02</text:p>
          </table:table-cell>
          <table:table-cell table:formula="of:=[.I114]-AVERAGE([.I90:.I114])" office:value-type="float" office:value="0.242177734375">
            <text:p>0.24</text:p>
          </table:table-cell>
          <table:table-cell table:formula="of:=[.J114]-AVERAGE([.J90:.J114])" office:value-type="float" office:value="0.212265625">
            <text:p>0.21</text:p>
          </table:table-cell>
          <table:table-cell table:formula="of:=IF(ABS([.K114]-AVERAGE([.K$2:.K114])) &gt; 20;[.K114]-AVERAGE([.K$2:.K114]);0)" office:value-type="float" office:value="0">
            <text:p>0.00</text:p>
          </table:table-cell>
          <table:table-cell table:formula="of:=[.L114]-AVERAGE([.L90:.L114])" office:value-type="float" office:value="-63.9450381679389">
            <text:p>-63.95</text:p>
          </table:table-cell>
          <table:table-cell table:formula="of:=[.M114]-AVERAGE([.M90:.M114])" office:value-type="float" office:value="-12.0161832061069">
            <text:p>-12.02</text:p>
          </table:table-cell>
          <table:table-cell/>
          <table:table-cell table:formula="of:=[.V113]+[.O114]*[.$U$2]" office:value-type="float" office:value="0.688436143663196">
            <text:p>0.69</text:p>
          </table:table-cell>
          <table:table-cell table:formula="of:=[.W113]+[.P114]*[.$U$2]" office:value-type="float" office:value="0.0548601616753476">
            <text:p>0.05</text:p>
          </table:table-cell>
          <table:table-cell table:formula="of:=[.X113]+[.Q114]*[.$U$2]" office:value-type="float" office:value="-0.80311545477973">
            <text:p>-0.80</text:p>
          </table:table-cell>
          <table:table-cell table:formula="of:=[.R114]" office:value-type="float" office:value="0">
            <text:p>0.0</text:p>
          </table:table-cell>
          <table:table-cell table:formula="of:=[.S114]" office:value-type="float" office:value="-63.9450381679389">
            <text:p>-63.9</text:p>
          </table:table-cell>
          <table:table-cell table:formula="of:=[.T114]" office:value-type="float" office:value="-12.0161832061069">
            <text:p>-12.0</text:p>
          </table:table-cell>
          <table:table-cell table:number-columns-repeated="2"/>
          <table:table-cell table:formula="of:=[.V114]*[.$U$2]+0.5*[.O113]*POWER([.$U$2];2)+[.AD113]" office:value-type="float" office:value="16.1820374439381">
            <text:p>16.1820374439</text:p>
          </table:table-cell>
          <table:table-cell table:formula="of:=[.W114]*[.$U$2]+0.5*[.P113]*POWER([.$U$2];2)+[.AE113]" office:value-type="float" office:value="-4.28540665237992">
            <text:p>-4.2854066524</text:p>
          </table:table-cell>
          <table:table-cell table:formula="of:=[.X114]*[.$U$2]+0.5*[.Q113]*POWER([.$U$2];2)+[.AF113]" office:value-type="float" office:value="-13.0862151393184">
            <text:p>-13.0862151393</text:p>
          </table:table-cell>
          <table:table-cell table:formula="of:=[.AG113]+[.Y114]*[.$U$2]" office:value-type="float" office:value="400.610166178218">
            <text:p>400.61</text:p>
          </table:table-cell>
          <table:table-cell table:formula="of:=[.AH113]+[.Z114]*[.$U$2]" office:value-type="float" office:value="-26.5661414894504">
            <text:p>-26.57</text:p>
          </table:table-cell>
          <table:table-cell table:formula="of:=[.AI113]+[.AA114]*[.$U$2]" office:value-type="float" office:value="30.7049325441946">
            <text:p>30.70</text:p>
          </table:table-cell>
        </table:table-row>
        <table:table-row table:style-name="ro1">
          <table:table-cell office:value-type="float" office:value="15092">
            <text:p>15092</text:p>
          </table:table-cell>
          <table:table-cell office:value-type="float" office:value="-4712">
            <text:p>-4712</text:p>
          </table:table-cell>
          <table:table-cell office:value-type="float" office:value="4244">
            <text:p>4244</text:p>
          </table:table-cell>
          <table:table-cell office:value-type="float" office:value="960">
            <text:p>960</text:p>
          </table:table-cell>
          <table:table-cell office:value-type="float" office:value="-11001">
            <text:p>-11001</text:p>
          </table:table-cell>
          <table:table-cell office:value-type="float" office:value="-4605">
            <text:p>-4605</text:p>
          </table:table-cell>
          <table:table-cell/>
          <table:table-cell table:formula="of:=[.A115]/16384-[.H$164]" office:value-type="float" office:value="-0.0274861653645834">
            <text:p>-0.03</text:p>
          </table:table-cell>
          <table:table-cell table:formula="of:=[.B115]/16384-[.I$164]" office:value-type="float" office:value="-0.0537211100260417">
            <text:p>-0.05</text:p>
          </table:table-cell>
          <table:table-cell table:formula="of:=[.C115]/16384-[.J$164]" office:value-type="float" office:value="0.039947509765625">
            <text:p>0.04</text:p>
          </table:table-cell>
          <table:table-cell table:formula="of:=[.D115]/131" office:value-type="float" office:value="7.32824427480916">
            <text:p>7.3</text:p>
          </table:table-cell>
          <table:table-cell table:formula="of:=[.E115]/131" office:value-type="float" office:value="-83.9770992366412">
            <text:p>-84.0</text:p>
          </table:table-cell>
          <table:table-cell table:formula="of:=[.F115]/131" office:value-type="float" office:value="-35.1526717557252">
            <text:p>-35.2</text:p>
          </table:table-cell>
          <table:table-cell/>
          <table:table-cell table:formula="of:=[.H115]-AVERAGE([.H91:.H115])" office:value-type="float" office:value="-0.199326171875">
            <text:p>-0.20</text:p>
          </table:table-cell>
          <table:table-cell table:formula="of:=[.I115]-AVERAGE([.I91:.I115])" office:value-type="float" office:value="-0.02138671875">
            <text:p>-0.02</text:p>
          </table:table-cell>
          <table:table-cell table:formula="of:=[.J115]-AVERAGE([.J91:.J115])" office:value-type="float" office:value="0.19255859375">
            <text:p>0.19</text:p>
          </table:table-cell>
          <table:table-cell table:formula="of:=IF(ABS([.K115]-AVERAGE([.K$2:.K115])) &gt; 20;[.K115]-AVERAGE([.K$2:.K115]);0)" office:value-type="float" office:value="0">
            <text:p>0.00</text:p>
          </table:table-cell>
          <table:table-cell table:formula="of:=[.L115]-AVERAGE([.L91:.L115])" office:value-type="float" office:value="-70.7401526717557">
            <text:p>-70.74</text:p>
          </table:table-cell>
          <table:table-cell table:formula="of:=[.M115]-AVERAGE([.M91:.M115])" office:value-type="float" office:value="-38.7664122137405">
            <text:p>-38.77</text:p>
          </table:table-cell>
          <table:table-cell/>
          <table:table-cell table:formula="of:=[.V114]+[.O115]*[.$U$2]" office:value-type="float" office:value="0.621994086371529">
            <text:p>0.62</text:p>
          </table:table-cell>
          <table:table-cell table:formula="of:=[.W114]+[.P115]*[.$U$2]" office:value-type="float" office:value="0.0477312554253476">
            <text:p>0.05</text:p>
          </table:table-cell>
          <table:table-cell table:formula="of:=[.X114]+[.Q115]*[.$U$2]" office:value-type="float" office:value="-0.738929256863064">
            <text:p>-0.74</text:p>
          </table:table-cell>
          <table:table-cell table:formula="of:=[.R115]" office:value-type="float" office:value="0">
            <text:p>0.0</text:p>
          </table:table-cell>
          <table:table-cell table:formula="of:=[.S115]" office:value-type="float" office:value="-70.7401526717557">
            <text:p>-70.7</text:p>
          </table:table-cell>
          <table:table-cell table:formula="of:=[.T115]" office:value-type="float" office:value="-38.7664122137405">
            <text:p>-38.8</text:p>
          </table:table-cell>
          <table:table-cell table:number-columns-repeated="2"/>
          <table:table-cell table:formula="of:=[.V115]*[.$U$2]+0.5*[.O114]*POWER([.$U$2];2)+[.AD114]" office:value-type="float" office:value="16.390460385923">
            <text:p>16.3904603859</text:p>
          </table:table-cell>
          <table:table-cell table:formula="of:=[.W115]*[.$U$2]+0.5*[.P114]*POWER([.$U$2];2)+[.AE114]" office:value-type="float" office:value="-4.25604191532841">
            <text:p>-4.2560419153</text:p>
          </table:table-cell>
          <table:table-cell table:formula="of:=[.X115]*[.$U$2]+0.5*[.Q114]*POWER([.$U$2];2)+[.AF114]" office:value-type="float" office:value="-13.3207323568839">
            <text:p>-13.3207323569</text:p>
          </table:table-cell>
          <table:table-cell table:formula="of:=[.AG114]+[.Y115]*[.$U$2]" office:value-type="float" office:value="400.610166178218">
            <text:p>400.61</text:p>
          </table:table-cell>
          <table:table-cell table:formula="of:=[.AH114]+[.Z115]*[.$U$2]" office:value-type="float" office:value="-50.1461923800357">
            <text:p>-50.15</text:p>
          </table:table-cell>
          <table:table-cell table:formula="of:=[.AI114]+[.AA115]*[.$U$2]" office:value-type="float" office:value="17.7827951396144">
            <text:p>17.78</text:p>
          </table:table-cell>
        </table:table-row>
        <table:table-row table:style-name="ro1">
          <table:table-cell office:value-type="float" office:value="7080">
            <text:p>7080</text:p>
          </table:table-cell>
          <table:table-cell office:value-type="float" office:value="-7768">
            <text:p>-7768</text:p>
          </table:table-cell>
          <table:table-cell office:value-type="float" office:value="-444">
            <text:p>-444</text:p>
          </table:table-cell>
          <table:table-cell office:value-type="float" office:value="17173">
            <text:p>17173</text:p>
          </table:table-cell>
          <table:table-cell office:value-type="float" office:value="13244">
            <text:p>13244</text:p>
          </table:table-cell>
          <table:table-cell office:value-type="float" office:value="-720">
            <text:p>-720</text:p>
          </table:table-cell>
          <table:table-cell/>
          <table:table-cell table:formula="of:=[.A116]/16384-[.H$164]" office:value-type="float" office:value="-0.516499837239583">
            <text:p>-0.52</text:p>
          </table:table-cell>
          <table:table-cell table:formula="of:=[.B116]/16384-[.I$164]" office:value-type="float" office:value="-0.240244547526042">
            <text:p>-0.24</text:p>
          </table:table-cell>
          <table:table-cell table:formula="of:=[.C116]/16384-[.J$164]" office:value-type="float" office:value="-0.246185302734375">
            <text:p>-0.25</text:p>
          </table:table-cell>
          <table:table-cell table:formula="of:=[.D116]/131" office:value-type="float" office:value="131.091603053435">
            <text:p>131.1</text:p>
          </table:table-cell>
          <table:table-cell table:formula="of:=[.E116]/131" office:value-type="float" office:value="101.099236641221">
            <text:p>101.1</text:p>
          </table:table-cell>
          <table:table-cell table:formula="of:=[.F116]/131" office:value-type="float" office:value="-5.49618320610687">
            <text:p>-5.5</text:p>
          </table:table-cell>
          <table:table-cell/>
          <table:table-cell table:formula="of:=[.H116]-AVERAGE([.H92:.H116])" office:value-type="float" office:value="-0.670537109375">
            <text:p>-0.67</text:p>
          </table:table-cell>
          <table:table-cell table:formula="of:=[.I116]-AVERAGE([.I92:.I116])" office:value-type="float" office:value="-0.20259765625">
            <text:p>-0.20</text:p>
          </table:table-cell>
          <table:table-cell table:formula="of:=[.J116]-AVERAGE([.J92:.J116])" office:value-type="float" office:value="-0.08099609375">
            <text:p>-0.08</text:p>
          </table:table-cell>
          <table:table-cell table:formula="of:=IF(ABS([.K116]-AVERAGE([.K$2:.K116])) &gt; 20;[.K116]-AVERAGE([.K$2:.K116]);0)" office:value-type="float" office:value="116.397212080982">
            <text:p>116.40</text:p>
          </table:table-cell>
          <table:table-cell table:formula="of:=[.L116]-AVERAGE([.L92:.L116])" office:value-type="float" office:value="108.207938931298">
            <text:p>108.21</text:p>
          </table:table-cell>
          <table:table-cell table:formula="of:=[.M116]-AVERAGE([.M92:.M116])" office:value-type="float" office:value="-10.092213740458">
            <text:p>-10.09</text:p>
          </table:table-cell>
          <table:table-cell/>
          <table:table-cell table:formula="of:=[.V115]+[.O116]*[.$U$2]" office:value-type="float" office:value="0.398481716579862">
            <text:p>0.40</text:p>
          </table:table-cell>
          <table:table-cell table:formula="of:=[.W115]+[.P116]*[.$U$2]" office:value-type="float" office:value="-0.0198012966579857">
            <text:p>-0.02</text:p>
          </table:table-cell>
          <table:table-cell table:formula="of:=[.X115]+[.Q116]*[.$U$2]" office:value-type="float" office:value="-0.76592795477973">
            <text:p>-0.77</text:p>
          </table:table-cell>
          <table:table-cell table:formula="of:=[.R116]" office:value-type="float" office:value="116.397212080982">
            <text:p>116.4</text:p>
          </table:table-cell>
          <table:table-cell table:formula="of:=[.S116]" office:value-type="float" office:value="108.207938931298">
            <text:p>108.2</text:p>
          </table:table-cell>
          <table:table-cell table:formula="of:=[.T116]" office:value-type="float" office:value="-10.092213740458">
            <text:p>-10.1</text:p>
          </table:table-cell>
          <table:table-cell table:number-columns-repeated="2"/>
          <table:table-cell table:formula="of:=[.V116]*[.$U$2]+0.5*[.O115]*POWER([.$U$2];2)+[.AD115]" office:value-type="float" office:value="16.5122139485677">
            <text:p>16.5122139486</text:p>
          </table:table-cell>
          <table:table-cell table:formula="of:=[.W116]*[.$U$2]+0.5*[.P115]*POWER([.$U$2];2)+[.AE115]" office:value-type="float" office:value="-4.26383049858941">
            <text:p>-4.2638304986</text:p>
          </table:table-cell>
          <table:table-cell table:formula="of:=[.X116]*[.$U$2]+0.5*[.Q115]*POWER([.$U$2];2)+[.AF115]" office:value-type="float" office:value="-13.565343975491">
            <text:p>-13.5653439755</text:p>
          </table:table-cell>
          <table:table-cell table:formula="of:=[.AG115]+[.Y116]*[.$U$2]" office:value-type="float" office:value="439.409236871879">
            <text:p>439.41</text:p>
          </table:table-cell>
          <table:table-cell table:formula="of:=[.AH115]+[.Z116]*[.$U$2]" office:value-type="float" office:value="-14.0768794029365">
            <text:p>-14.08</text:p>
          </table:table-cell>
          <table:table-cell table:formula="of:=[.AI115]+[.AA116]*[.$U$2]" office:value-type="float" office:value="14.4187238927951">
            <text:p>14.42</text:p>
          </table:table-cell>
        </table:table-row>
        <table:table-row table:style-name="ro1">
          <table:table-cell office:value-type="float" office:value="32148">
            <text:p>32148</text:p>
          </table:table-cell>
          <table:table-cell office:value-type="float" office:value="-6196">
            <text:p>-6196</text:p>
          </table:table-cell>
          <table:table-cell office:value-type="float" office:value="5348">
            <text:p>5348</text:p>
          </table:table-cell>
          <table:table-cell office:value-type="float" office:value="6235">
            <text:p>6235</text:p>
          </table:table-cell>
          <table:table-cell office:value-type="float" office:value="-9717">
            <text:p>-9717</text:p>
          </table:table-cell>
          <table:table-cell office:value-type="float" office:value="4966">
            <text:p>4966</text:p>
          </table:table-cell>
          <table:table-cell/>
          <table:table-cell table:formula="of:=[.A117]/16384-[.H$164]" office:value-type="float" office:value="1.01352945963542">
            <text:p>1.01</text:p>
          </table:table-cell>
          <table:table-cell table:formula="of:=[.B117]/16384-[.I$164]" office:value-type="float" office:value="-0.144297281901042">
            <text:p>-0.14</text:p>
          </table:table-cell>
          <table:table-cell table:formula="of:=[.C117]/16384-[.J$164]" office:value-type="float" office:value="0.107330322265625">
            <text:p>0.11</text:p>
          </table:table-cell>
          <table:table-cell table:formula="of:=[.D117]/131" office:value-type="float" office:value="47.5954198473282">
            <text:p>47.6</text:p>
          </table:table-cell>
          <table:table-cell table:formula="of:=[.E117]/131" office:value-type="float" office:value="-74.175572519084">
            <text:p>-74.2</text:p>
          </table:table-cell>
          <table:table-cell table:formula="of:=[.F117]/131" office:value-type="float" office:value="37.9083969465649">
            <text:p>37.9</text:p>
          </table:table-cell>
          <table:table-cell/>
          <table:table-cell table:formula="of:=[.H117]-AVERAGE([.H93:.H117])" office:value-type="float" office:value="0.810517578125">
            <text:p>0.81</text:p>
          </table:table-cell>
          <table:table-cell table:formula="of:=[.I117]-AVERAGE([.I93:.I117])" office:value-type="float" office:value="-0.118623046875">
            <text:p>-0.12</text:p>
          </table:table-cell>
          <table:table-cell table:formula="of:=[.J117]-AVERAGE([.J93:.J117])" office:value-type="float" office:value="0.271650390625">
            <text:p>0.27</text:p>
          </table:table-cell>
          <table:table-cell table:formula="of:=IF(ABS([.K117]-AVERAGE([.K$2:.K117])) &gt; 20;[.K117]-AVERAGE([.K$2:.K117]);0)" office:value-type="float" office:value="32.6173993156094">
            <text:p>32.62</text:p>
          </table:table-cell>
          <table:table-cell table:formula="of:=[.L117]-AVERAGE([.L93:.L117])" office:value-type="float" office:value="-62.9386259541985">
            <text:p>-62.94</text:p>
          </table:table-cell>
          <table:table-cell table:formula="of:=[.M117]-AVERAGE([.M93:.M117])" office:value-type="float" office:value="32.0131297709924">
            <text:p>32.01</text:p>
          </table:table-cell>
          <table:table-cell/>
          <table:table-cell table:formula="of:=[.V116]+[.O117]*[.$U$2]" office:value-type="float" office:value="0.668654242621529">
            <text:p>0.67</text:p>
          </table:table-cell>
          <table:table-cell table:formula="of:=[.W116]+[.P117]*[.$U$2]" office:value-type="float" office:value="-0.0593423122829857">
            <text:p>-0.06</text:p>
          </table:table-cell>
          <table:table-cell table:formula="of:=[.X116]+[.Q117]*[.$U$2]" office:value-type="float" office:value="-0.675377824571397">
            <text:p>-0.68</text:p>
          </table:table-cell>
          <table:table-cell table:formula="of:=[.R117]" office:value-type="float" office:value="32.6173993156094">
            <text:p>32.6</text:p>
          </table:table-cell>
          <table:table-cell table:formula="of:=[.S117]" office:value-type="float" office:value="-62.9386259541985">
            <text:p>-62.9</text:p>
          </table:table-cell>
          <table:table-cell table:formula="of:=[.T117]" office:value-type="float" office:value="32.0131297709924">
            <text:p>32.0</text:p>
          </table:table-cell>
          <table:table-cell table:number-columns-repeated="2"/>
          <table:table-cell table:formula="of:=[.V117]*[.$U$2]+0.5*[.O116]*POWER([.$U$2];2)+[.AD116]" office:value-type="float" office:value="16.6978466344763">
            <text:p>16.6978466345</text:p>
          </table:table-cell>
          <table:table-cell table:formula="of:=[.W117]*[.$U$2]+0.5*[.P116]*POWER([.$U$2];2)+[.AE116]" office:value-type="float" office:value="-4.29486669469762">
            <text:p>-4.2948666947</text:p>
          </table:table-cell>
          <table:table-cell table:formula="of:=[.X117]*[.$U$2]+0.5*[.Q116]*POWER([.$U$2];2)+[.AF116]" office:value-type="float" office:value="-13.7949697000009">
            <text:p>-13.7949697</text:p>
          </table:table-cell>
          <table:table-cell table:formula="of:=[.AG116]+[.Y117]*[.$U$2]" office:value-type="float" office:value="450.281703310416">
            <text:p>450.28</text:p>
          </table:table-cell>
          <table:table-cell table:formula="of:=[.AH116]+[.Z117]*[.$U$2]" office:value-type="float" office:value="-35.0564213876693">
            <text:p>-35.06</text:p>
          </table:table-cell>
          <table:table-cell table:formula="of:=[.AI116]+[.AA117]*[.$U$2]" office:value-type="float" office:value="25.0897671497926">
            <text:p>25.09</text:p>
          </table:table-cell>
        </table:table-row>
        <table:table-row table:style-name="ro1">
          <table:table-cell office:value-type="float" office:value="15708">
            <text:p>15708</text:p>
          </table:table-cell>
          <table:table-cell office:value-type="float" office:value="-4032">
            <text:p>-4032</text:p>
          </table:table-cell>
          <table:table-cell office:value-type="float" office:value="2756">
            <text:p>2756</text:p>
          </table:table-cell>
          <table:table-cell office:value-type="float" office:value="-981">
            <text:p>-981</text:p>
          </table:table-cell>
          <table:table-cell office:value-type="float" office:value="-2564">
            <text:p>-2564</text:p>
          </table:table-cell>
          <table:table-cell office:value-type="float" office:value="-827">
            <text:p>-827</text:p>
          </table:table-cell>
          <table:table-cell/>
          <table:table-cell table:formula="of:=[.A118]/16384-[.H$164]" office:value-type="float" office:value="0.0101114908854166">
            <text:p>0.01</text:p>
          </table:table-cell>
          <table:table-cell table:formula="of:=[.B118]/16384-[.I$164]" office:value-type="float" office:value="-0.0122172037760417">
            <text:p>-0.01</text:p>
          </table:table-cell>
          <table:table-cell table:formula="of:=[.C118]/16384-[.J$164]" office:value-type="float" office:value="-0.050872802734375">
            <text:p>-0.05</text:p>
          </table:table-cell>
          <table:table-cell table:formula="of:=[.D118]/131" office:value-type="float" office:value="-7.48854961832061">
            <text:p>-7.5</text:p>
          </table:table-cell>
          <table:table-cell table:formula="of:=[.E118]/131" office:value-type="float" office:value="-19.5725190839695">
            <text:p>-19.6</text:p>
          </table:table-cell>
          <table:table-cell table:formula="of:=[.F118]/131" office:value-type="float" office:value="-6.31297709923664">
            <text:p>-6.3</text:p>
          </table:table-cell>
          <table:table-cell/>
          <table:table-cell table:formula="of:=[.H118]-AVERAGE([.H94:.H118])" office:value-type="float" office:value="-0.155537109375">
            <text:p>-0.16</text:p>
          </table:table-cell>
          <table:table-cell table:formula="of:=[.I118]-AVERAGE([.I94:.I118])" office:value-type="float" office:value="0.0155859375">
            <text:p>0.02</text:p>
          </table:table-cell>
          <table:table-cell table:formula="of:=[.J118]-AVERAGE([.J94:.J118])" office:value-type="float" office:value="0.11943359375">
            <text:p>0.12</text:p>
          </table:table-cell>
          <table:table-cell table:formula="of:=IF(ABS([.K118]-AVERAGE([.K$2:.K118])) &gt; 20;[.K118]-AVERAGE([.K$2:.K118]);0)" office:value-type="float" office:value="-22.2745481829451">
            <text:p>-22.27</text:p>
          </table:table-cell>
          <table:table-cell table:formula="of:=[.L118]-AVERAGE([.L94:.L118])" office:value-type="float" office:value="-12.2934351145038">
            <text:p>-12.29</text:p>
          </table:table-cell>
          <table:table-cell table:formula="of:=[.M118]-AVERAGE([.M94:.M118])" office:value-type="float" office:value="-10.0671755725191">
            <text:p>-10.07</text:p>
          </table:table-cell>
          <table:table-cell/>
          <table:table-cell table:formula="of:=[.V117]+[.O118]*[.$U$2]" office:value-type="float" office:value="0.616808539496529">
            <text:p>0.62</text:p>
          </table:table-cell>
          <table:table-cell table:formula="of:=[.W117]+[.P118]*[.$U$2]" office:value-type="float" office:value="-0.0541469997829857">
            <text:p>-0.05</text:p>
          </table:table-cell>
          <table:table-cell table:formula="of:=[.X117]+[.Q118]*[.$U$2]" office:value-type="float" office:value="-0.63556662665473">
            <text:p>-0.64</text:p>
          </table:table-cell>
          <table:table-cell table:formula="of:=[.R118]" office:value-type="float" office:value="-22.2745481829451">
            <text:p>-22.3</text:p>
          </table:table-cell>
          <table:table-cell table:formula="of:=[.S118]" office:value-type="float" office:value="-12.2934351145038">
            <text:p>-12.3</text:p>
          </table:table-cell>
          <table:table-cell table:formula="of:=[.T118]" office:value-type="float" office:value="-10.0671755725191">
            <text:p>-10.1</text:p>
          </table:table-cell>
          <table:table-cell table:number-columns-repeated="2"/>
          <table:table-cell table:formula="of:=[.V118]*[.$U$2]+0.5*[.O117]*POWER([.$U$2];2)+[.AD117]" office:value-type="float" office:value="16.9484782353154">
            <text:p>16.9484782353</text:p>
          </table:table-cell>
          <table:table-cell table:formula="of:=[.W118]*[.$U$2]+0.5*[.P117]*POWER([.$U$2];2)+[.AE117]" office:value-type="float" office:value="-4.31950586389612">
            <text:p>-4.3195058639</text:p>
          </table:table-cell>
          <table:table-cell table:formula="of:=[.X118]*[.$U$2]+0.5*[.Q117]*POWER([.$U$2];2)+[.AF117]" office:value-type="float" office:value="-13.9917335538511">
            <text:p>-13.9917335539</text:p>
          </table:table-cell>
          <table:table-cell table:formula="of:=[.AG117]+[.Y118]*[.$U$2]" office:value-type="float" office:value="442.856853916101">
            <text:p>442.86</text:p>
          </table:table-cell>
          <table:table-cell table:formula="of:=[.AH117]+[.Z118]*[.$U$2]" office:value-type="float" office:value="-39.1542330925039">
            <text:p>-39.15</text:p>
          </table:table-cell>
          <table:table-cell table:formula="of:=[.AI117]+[.AA118]*[.$U$2]" office:value-type="float" office:value="21.7340419589529">
            <text:p>21.73</text:p>
          </table:table-cell>
        </table:table-row>
        <table:table-row table:style-name="ro1">
          <table:table-cell office:value-type="float" office:value="29664">
            <text:p>29664</text:p>
          </table:table-cell>
          <table:table-cell office:value-type="float" office:value="-8468">
            <text:p>-8468</text:p>
          </table:table-cell>
          <table:table-cell office:value-type="float" office:value="6240">
            <text:p>6240</text:p>
          </table:table-cell>
          <table:table-cell office:value-type="float" office:value="-11940">
            <text:p>-11940</text:p>
          </table:table-cell>
          <table:table-cell office:value-type="float" office:value="-12830">
            <text:p>-12830</text:p>
          </table:table-cell>
          <table:table-cell office:value-type="float" office:value="-20296">
            <text:p>-20296</text:p>
          </table:table-cell>
          <table:table-cell/>
          <table:table-cell table:formula="of:=[.A119]/16384-[.H$164]" office:value-type="float" office:value="0.861918131510417">
            <text:p>0.86</text:p>
          </table:table-cell>
          <table:table-cell table:formula="of:=[.B119]/16384-[.I$164]" office:value-type="float" office:value="-0.282969156901042">
            <text:p>-0.28</text:p>
          </table:table-cell>
          <table:table-cell table:formula="of:=[.C119]/16384-[.J$164]" office:value-type="float" office:value="0.161773681640625">
            <text:p>0.16</text:p>
          </table:table-cell>
          <table:table-cell table:formula="of:=[.D119]/131" office:value-type="float" office:value="-91.1450381679389">
            <text:p>-91.1</text:p>
          </table:table-cell>
          <table:table-cell table:formula="of:=[.E119]/131" office:value-type="float" office:value="-97.9389312977099">
            <text:p>-97.9</text:p>
          </table:table-cell>
          <table:table-cell table:formula="of:=[.F119]/131" office:value-type="float" office:value="-154.931297709924">
            <text:p>-154.9</text:p>
          </table:table-cell>
          <table:table-cell/>
          <table:table-cell table:formula="of:=[.H119]-AVERAGE([.H95:.H119])" office:value-type="float" office:value="0.66595703125">
            <text:p>0.67</text:p>
          </table:table-cell>
          <table:table-cell table:formula="of:=[.I119]-AVERAGE([.I95:.I119])" office:value-type="float" office:value="-0.238408203125">
            <text:p>-0.24</text:p>
          </table:table-cell>
          <table:table-cell table:formula="of:=[.J119]-AVERAGE([.J95:.J119])" office:value-type="float" office:value="0.328642578125">
            <text:p>0.33</text:p>
          </table:table-cell>
          <table:table-cell table:formula="of:=IF(ABS([.K119]-AVERAGE([.K$2:.K119])) &gt; 20;[.K119]-AVERAGE([.K$2:.K119]);0)" office:value-type="float" office:value="-105.033316082287">
            <text:p>-105.03</text:p>
          </table:table-cell>
          <table:table-cell table:formula="of:=[.L119]-AVERAGE([.L95:.L119])" office:value-type="float" office:value="-88.1258015267176">
            <text:p>-88.13</text:p>
          </table:table-cell>
          <table:table-cell table:formula="of:=[.M119]-AVERAGE([.M95:.M119])" office:value-type="float" office:value="-152.879694656489">
            <text:p>-152.88</text:p>
          </table:table-cell>
          <table:table-cell/>
          <table:table-cell table:formula="of:=[.V118]+[.O119]*[.$U$2]" office:value-type="float" office:value="0.838794216579862">
            <text:p>0.84</text:p>
          </table:table-cell>
          <table:table-cell table:formula="of:=[.W118]+[.P119]*[.$U$2]" office:value-type="float" office:value="-0.133616400824652">
            <text:p>-0.13</text:p>
          </table:table-cell>
          <table:table-cell table:formula="of:=[.X118]+[.Q119]*[.$U$2]" office:value-type="float" office:value="-0.526019100613064">
            <text:p>-0.53</text:p>
          </table:table-cell>
          <table:table-cell table:formula="of:=[.R119]" office:value-type="float" office:value="-105.033316082287">
            <text:p>-105.0</text:p>
          </table:table-cell>
          <table:table-cell table:formula="of:=[.S119]" office:value-type="float" office:value="-88.1258015267176">
            <text:p>-88.1</text:p>
          </table:table-cell>
          <table:table-cell table:formula="of:=[.T119]" office:value-type="float" office:value="-152.879694656489">
            <text:p>-152.9</text:p>
          </table:table-cell>
          <table:table-cell table:number-columns-repeated="2"/>
          <table:table-cell table:formula="of:=[.V119]*[.$U$2]+0.5*[.O118]*POWER([.$U$2];2)+[.AD118]" office:value-type="float" office:value="17.2194353569879">
            <text:p>17.219435357</text:p>
          </table:table-cell>
          <table:table-cell table:formula="of:=[.W119]*[.$U$2]+0.5*[.P118]*POWER([.$U$2];2)+[.AE118]" office:value-type="float" office:value="-4.36317877875434">
            <text:p>-4.3631787788</text:p>
          </table:table-cell>
          <table:table-cell table:formula="of:=[.X119]*[.$U$2]+0.5*[.Q118]*POWER([.$U$2];2)+[.AF118]" office:value-type="float" office:value="-14.1604380544027">
            <text:p>-14.1604380544</text:p>
          </table:table-cell>
          <table:table-cell table:formula="of:=[.AG118]+[.Y119]*[.$U$2]" office:value-type="float" office:value="407.845748555338">
            <text:p>407.85</text:p>
          </table:table-cell>
          <table:table-cell table:formula="of:=[.AH118]+[.Z119]*[.$U$2]" office:value-type="float" office:value="-68.5295002680764">
            <text:p>-68.53</text:p>
          </table:table-cell>
          <table:table-cell table:formula="of:=[.AI118]+[.AA119]*[.$U$2]" office:value-type="float" office:value="-29.2258562598766">
            <text:p>-29.23</text:p>
          </table:table-cell>
        </table:table-row>
        <table:table-row table:style-name="ro1">
          <table:table-cell office:value-type="float" office:value="26344">
            <text:p>26344</text:p>
          </table:table-cell>
          <table:table-cell office:value-type="float" office:value="-4476">
            <text:p>-4476</text:p>
          </table:table-cell>
          <table:table-cell office:value-type="float" office:value="-4560">
            <text:p>-4560</text:p>
          </table:table-cell>
          <table:table-cell office:value-type="float" office:value="8522">
            <text:p>8522</text:p>
          </table:table-cell>
          <table:table-cell office:value-type="float" office:value="31395">
            <text:p>31395</text:p>
          </table:table-cell>
          <table:table-cell office:value-type="float" office:value="18564">
            <text:p>18564</text:p>
          </table:table-cell>
          <table:table-cell/>
          <table:table-cell table:formula="of:=[.A120]/16384-[.H$164]" office:value-type="float" office:value="0.659281412760417">
            <text:p>0.66</text:p>
          </table:table-cell>
          <table:table-cell table:formula="of:=[.B120]/16384-[.I$164]" office:value-type="float" office:value="-0.0393168131510417">
            <text:p>-0.04</text:p>
          </table:table-cell>
          <table:table-cell table:formula="of:=[.C120]/16384-[.J$164]" office:value-type="float" office:value="-0.497406005859375">
            <text:p>-0.50</text:p>
          </table:table-cell>
          <table:table-cell table:formula="of:=[.D120]/131" office:value-type="float" office:value="65.0534351145038">
            <text:p>65.1</text:p>
          </table:table-cell>
          <table:table-cell table:formula="of:=[.E120]/131" office:value-type="float" office:value="239.656488549618">
            <text:p>239.7</text:p>
          </table:table-cell>
          <table:table-cell table:formula="of:=[.F120]/131" office:value-type="float" office:value="141.709923664122">
            <text:p>141.7</text:p>
          </table:table-cell>
          <table:table-cell/>
          <table:table-cell table:formula="of:=[.H120]-AVERAGE([.H96:.H120])" office:value-type="float" office:value="0.458837890625">
            <text:p>0.46</text:p>
          </table:table-cell>
          <table:table-cell table:formula="of:=[.I120]-AVERAGE([.I96:.I120])" office:value-type="float" office:value="-0.00328125000000001">
            <text:p>0.00</text:p>
          </table:table-cell>
          <table:table-cell table:formula="of:=[.J120]-AVERAGE([.J96:.J120])" office:value-type="float" office:value="-0.305048828125">
            <text:p>-0.31</text:p>
          </table:table-cell>
          <table:table-cell table:formula="of:=IF(ABS([.K120]-AVERAGE([.K$2:.K120])) &gt; 20;[.K120]-AVERAGE([.K$2:.K120]);0)" office:value-type="float" office:value="50.7351978959523">
            <text:p>50.74</text:p>
          </table:table-cell>
          <table:table-cell table:formula="of:=[.L120]-AVERAGE([.L96:.L120])" office:value-type="float" office:value="235.703511450382">
            <text:p>235.70</text:p>
          </table:table-cell>
          <table:table-cell table:formula="of:=[.M120]-AVERAGE([.M96:.M120])" office:value-type="float" office:value="132.999389312977">
            <text:p>133.00</text:p>
          </table:table-cell>
          <table:table-cell/>
          <table:table-cell table:formula="of:=[.V119]+[.O120]*[.$U$2]" office:value-type="float" office:value="0.991740180121529">
            <text:p>0.99</text:p>
          </table:table-cell>
          <table:table-cell table:formula="of:=[.W119]+[.P120]*[.$U$2]" office:value-type="float" office:value="-0.134710150824652">
            <text:p>-0.13</text:p>
          </table:table-cell>
          <table:table-cell table:formula="of:=[.X119]+[.Q120]*[.$U$2]" office:value-type="float" office:value="-0.627702043321397">
            <text:p>-0.63</text:p>
          </table:table-cell>
          <table:table-cell table:formula="of:=[.R120]" office:value-type="float" office:value="50.7351978959523">
            <text:p>50.7</text:p>
          </table:table-cell>
          <table:table-cell table:formula="of:=[.S120]" office:value-type="float" office:value="235.703511450382">
            <text:p>235.7</text:p>
          </table:table-cell>
          <table:table-cell table:formula="of:=[.T120]" office:value-type="float" office:value="132.999389312977">
            <text:p>133.0</text:p>
          </table:table-cell>
          <table:table-cell table:number-columns-repeated="2"/>
          <table:table-cell table:formula="of:=[.V120]*[.$U$2]+0.5*[.O119]*POWER([.$U$2];2)+[.AD119]" office:value-type="float" office:value="17.5870130298756">
            <text:p>17.5870130299</text:p>
          </table:table-cell>
          <table:table-cell table:formula="of:=[.W120]*[.$U$2]+0.5*[.P119]*POWER([.$U$2];2)+[.AE119]" office:value-type="float" office:value="-4.42132706253616">
            <text:p>-4.4213270625</text:p>
          </table:table-cell>
          <table:table-cell table:formula="of:=[.X120]*[.$U$2]+0.5*[.Q119]*POWER([.$U$2];2)+[.AF119]" office:value-type="float" office:value="-14.3514141478362">
            <text:p>-14.3514141478</text:p>
          </table:table-cell>
          <table:table-cell table:formula="of:=[.AG119]+[.Y120]*[.$U$2]" office:value-type="float" office:value="424.757481187322">
            <text:p>424.76</text:p>
          </table:table-cell>
          <table:table-cell table:formula="of:=[.AH119]+[.Z120]*[.$U$2]" office:value-type="float" office:value="10.0383368820508">
            <text:p>10.04</text:p>
          </table:table-cell>
          <table:table-cell table:formula="of:=[.AI119]+[.AA120]*[.$U$2]" office:value-type="float" office:value="15.1072735111157">
            <text:p>15.11</text:p>
          </table:table-cell>
        </table:table-row>
        <table:table-row table:style-name="ro1">
          <table:table-cell office:value-type="float" office:value="17304">
            <text:p>17304</text:p>
          </table:table-cell>
          <table:table-cell office:value-type="float" office:value="-3800">
            <text:p>-3800</text:p>
          </table:table-cell>
          <table:table-cell office:value-type="float" office:value="2656">
            <text:p>2656</text:p>
          </table:table-cell>
          <table:table-cell office:value-type="float" office:value="1247">
            <text:p>1247</text:p>
          </table:table-cell>
          <table:table-cell office:value-type="float" office:value="-5679">
            <text:p>-5679</text:p>
          </table:table-cell>
          <table:table-cell office:value-type="float" office:value="-858">
            <text:p>-858</text:p>
          </table:table-cell>
          <table:table-cell/>
          <table:table-cell table:formula="of:=[.A121]/16384-[.H$164]" office:value-type="float" office:value="0.107523600260417">
            <text:p>0.11</text:p>
          </table:table-cell>
          <table:table-cell table:formula="of:=[.B121]/16384-[.I$164]" office:value-type="float" office:value="0.00194295247395834">
            <text:p>0.00</text:p>
          </table:table-cell>
          <table:table-cell table:formula="of:=[.C121]/16384-[.J$164]" office:value-type="float" office:value="-0.056976318359375">
            <text:p>-0.06</text:p>
          </table:table-cell>
          <table:table-cell table:formula="of:=[.D121]/131" office:value-type="float" office:value="9.51908396946565">
            <text:p>9.5</text:p>
          </table:table-cell>
          <table:table-cell table:formula="of:=[.E121]/131" office:value-type="float" office:value="-43.3511450381679">
            <text:p>-43.4</text:p>
          </table:table-cell>
          <table:table-cell table:formula="of:=[.F121]/131" office:value-type="float" office:value="-6.54961832061069">
            <text:p>-6.5</text:p>
          </table:table-cell>
          <table:table-cell/>
          <table:table-cell table:formula="of:=[.H121]-AVERAGE([.H97:.H121])" office:value-type="float" office:value="-0.06978515625">
            <text:p>-0.07</text:p>
          </table:table-cell>
          <table:table-cell table:formula="of:=[.I121]-AVERAGE([.I97:.I121])" office:value-type="float" office:value="0.028837890625">
            <text:p>0.03</text:p>
          </table:table-cell>
          <table:table-cell table:formula="of:=[.J121]-AVERAGE([.J97:.J121])" office:value-type="float" office:value="0.115234375">
            <text:p>0.12</text:p>
          </table:table-cell>
          <table:table-cell table:formula="of:=IF(ABS([.K121]-AVERAGE([.K$2:.K121])) &gt; 20;[.K121]-AVERAGE([.K$2:.K121]);0)" office:value-type="float" office:value="0">
            <text:p>0.00</text:p>
          </table:table-cell>
          <table:table-cell table:formula="of:=[.L121]-AVERAGE([.L97:.L121])" office:value-type="float" office:value="-36.6464122137405">
            <text:p>-36.65</text:p>
          </table:table-cell>
          <table:table-cell table:formula="of:=[.M121]-AVERAGE([.M97:.M121])" office:value-type="float" office:value="-9.67541984732825">
            <text:p>-9.68</text:p>
          </table:table-cell>
          <table:table-cell/>
          <table:table-cell table:formula="of:=[.V120]+[.O121]*[.$U$2]" office:value-type="float" office:value="0.968478461371529">
            <text:p>0.97</text:p>
          </table:table-cell>
          <table:table-cell table:formula="of:=[.W120]+[.P121]*[.$U$2]" office:value-type="float" office:value="-0.125097520616319">
            <text:p>-0.13</text:p>
          </table:table-cell>
          <table:table-cell table:formula="of:=[.X120]+[.Q121]*[.$U$2]" office:value-type="float" office:value="-0.589290584988064">
            <text:p>-0.59</text:p>
          </table:table-cell>
          <table:table-cell table:formula="of:=[.R121]" office:value-type="float" office:value="0">
            <text:p>0.0</text:p>
          </table:table-cell>
          <table:table-cell table:formula="of:=[.S121]" office:value-type="float" office:value="-36.6464122137405">
            <text:p>-36.6</text:p>
          </table:table-cell>
          <table:table-cell table:formula="of:=[.T121]" office:value-type="float" office:value="-9.67541984732825">
            <text:p>-9.7</text:p>
          </table:table-cell>
          <table:table-cell table:number-columns-repeated="2"/>
          <table:table-cell table:formula="of:=[.V121]*[.$U$2]+0.5*[.O120]*POWER([.$U$2];2)+[.AD120]" office:value-type="float" office:value="17.9353301775897">
            <text:p>17.9353301776</text:p>
          </table:table-cell>
          <table:table-cell table:formula="of:=[.W121]*[.$U$2]+0.5*[.P120]*POWER([.$U$2];2)+[.AE120]" office:value-type="float" office:value="-4.4632085277416">
            <text:p>-4.4632085277</text:p>
          </table:table-cell>
          <table:table-cell table:formula="of:=[.X121]*[.$U$2]+0.5*[.Q120]*POWER([.$U$2];2)+[.AF120]" office:value-type="float" office:value="-14.5647914999503">
            <text:p>-14.5647915</text:p>
          </table:table-cell>
          <table:table-cell table:formula="of:=[.AG120]+[.Y121]*[.$U$2]" office:value-type="float" office:value="424.757481187322">
            <text:p>424.76</text:p>
          </table:table-cell>
          <table:table-cell table:formula="of:=[.AH120]+[.Z121]*[.$U$2]" office:value-type="float" office:value="-2.17713385586267">
            <text:p>-2.18</text:p>
          </table:table-cell>
          <table:table-cell table:formula="of:=[.AI120]+[.AA121]*[.$U$2]" office:value-type="float" office:value="11.8821335620063">
            <text:p>11.88</text:p>
          </table:table-cell>
        </table:table-row>
        <table:table-row table:style-name="ro1">
          <table:table-cell office:value-type="float" office:value="19728">
            <text:p>19728</text:p>
          </table:table-cell>
          <table:table-cell office:value-type="float" office:value="-6284">
            <text:p>-6284</text:p>
          </table:table-cell>
          <table:table-cell office:value-type="float" office:value="3492">
            <text:p>3492</text:p>
          </table:table-cell>
          <table:table-cell office:value-type="float" office:value="70">
            <text:p>70</text:p>
          </table:table-cell>
          <table:table-cell office:value-type="float" office:value="-15443">
            <text:p>-15443</text:p>
          </table:table-cell>
          <table:table-cell office:value-type="float" office:value="-9196">
            <text:p>-9196</text:p>
          </table:table-cell>
          <table:table-cell/>
          <table:table-cell table:formula="of:=[.A122]/16384-[.H$164]" office:value-type="float" office:value="0.255472819010417">
            <text:p>0.26</text:p>
          </table:table-cell>
          <table:table-cell table:formula="of:=[.B122]/16384-[.I$164]" office:value-type="float" office:value="-0.149668375651042">
            <text:p>-0.15</text:p>
          </table:table-cell>
          <table:table-cell table:formula="of:=[.C122]/16384-[.J$164]" office:value-type="float" office:value="-0.005950927734375">
            <text:p>-0.01</text:p>
          </table:table-cell>
          <table:table-cell table:formula="of:=[.D122]/131" office:value-type="float" office:value="0.534351145038168">
            <text:p>0.5</text:p>
          </table:table-cell>
          <table:table-cell table:formula="of:=[.E122]/131" office:value-type="float" office:value="-117.885496183206">
            <text:p>-117.9</text:p>
          </table:table-cell>
          <table:table-cell table:formula="of:=[.F122]/131" office:value-type="float" office:value="-70.1984732824428">
            <text:p>-70.2</text:p>
          </table:table-cell>
          <table:table-cell/>
          <table:table-cell table:formula="of:=[.H122]-AVERAGE([.H98:.H122])" office:value-type="float" office:value="0.0719921875">
            <text:p>0.07</text:p>
          </table:table-cell>
          <table:table-cell table:formula="of:=[.I122]-AVERAGE([.I98:.I122])" office:value-type="float" office:value="-0.117138671875">
            <text:p>-0.12</text:p>
          </table:table-cell>
          <table:table-cell table:formula="of:=[.J122]-AVERAGE([.J98:.J122])" office:value-type="float" office:value="0.163134765625">
            <text:p>0.16</text:p>
          </table:table-cell>
          <table:table-cell table:formula="of:=IF(ABS([.K122]-AVERAGE([.K$2:.K122])) &gt; 20;[.K122]-AVERAGE([.K$2:.K122]);0)" office:value-type="float" office:value="0">
            <text:p>0.00</text:p>
          </table:table-cell>
          <table:table-cell table:formula="of:=[.L122]-AVERAGE([.L98:.L122])" office:value-type="float" office:value="-107.921526717557">
            <text:p>-107.92</text:p>
          </table:table-cell>
          <table:table-cell table:formula="of:=[.M122]-AVERAGE([.M98:.M122])" office:value-type="float" office:value="-70.6534351145038">
            <text:p>-70.65</text:p>
          </table:table-cell>
          <table:table-cell/>
          <table:table-cell table:formula="of:=[.V121]+[.O122]*[.$U$2]" office:value-type="float" office:value="0.992475857204862">
            <text:p>0.99</text:p>
          </table:table-cell>
          <table:table-cell table:formula="of:=[.W121]+[.P122]*[.$U$2]" office:value-type="float" office:value="-0.164143744574652">
            <text:p>-0.16</text:p>
          </table:table-cell>
          <table:table-cell table:formula="of:=[.X121]+[.Q122]*[.$U$2]" office:value-type="float" office:value="-0.53491232977973">
            <text:p>-0.53</text:p>
          </table:table-cell>
          <table:table-cell table:formula="of:=[.R122]" office:value-type="float" office:value="0">
            <text:p>0.0</text:p>
          </table:table-cell>
          <table:table-cell table:formula="of:=[.S122]" office:value-type="float" office:value="-107.921526717557">
            <text:p>-107.9</text:p>
          </table:table-cell>
          <table:table-cell table:formula="of:=[.T122]" office:value-type="float" office:value="-70.6534351145038">
            <text:p>-70.7</text:p>
          </table:table-cell>
          <table:table-cell table:number-columns-repeated="2"/>
          <table:table-cell table:formula="of:=[.V122]*[.$U$2]+0.5*[.O121]*POWER([.$U$2];2)+[.AD121]" office:value-type="float" office:value="18.2622785101997">
            <text:p>18.2622785102</text:p>
          </table:table-cell>
          <table:table-cell table:formula="of:=[.W122]*[.$U$2]+0.5*[.P121]*POWER([.$U$2];2)+[.AE121]" office:value-type="float" office:value="-4.51632100423177">
            <text:p>-4.5163210042</text:p>
          </table:table-cell>
          <table:table-cell table:formula="of:=[.X122]*[.$U$2]+0.5*[.Q121]*POWER([.$U$2];2)+[.AF121]" office:value-type="float" office:value="-14.7366937001546">
            <text:p>-14.7366937002</text:p>
          </table:table-cell>
          <table:table-cell table:formula="of:=[.AG121]+[.Y122]*[.$U$2]" office:value-type="float" office:value="424.757481187322">
            <text:p>424.76</text:p>
          </table:table-cell>
          <table:table-cell table:formula="of:=[.AH121]+[.Z122]*[.$U$2]" office:value-type="float" office:value="-38.1509760950484">
            <text:p>-38.15</text:p>
          </table:table-cell>
          <table:table-cell table:formula="of:=[.AI121]+[.AA122]*[.$U$2]" office:value-type="float" office:value="-11.6690114761616">
            <text:p>-11.67</text:p>
          </table:table-cell>
        </table:table-row>
        <table:table-row table:style-name="ro1">
          <table:table-cell office:value-type="float" office:value="15552">
            <text:p>15552</text:p>
          </table:table-cell>
          <table:table-cell office:value-type="float" office:value="-4292">
            <text:p>-4292</text:p>
          </table:table-cell>
          <table:table-cell office:value-type="float" office:value="-3088">
            <text:p>-3088</text:p>
          </table:table-cell>
          <table:table-cell office:value-type="float" office:value="12494">
            <text:p>12494</text:p>
          </table:table-cell>
          <table:table-cell office:value-type="float" office:value="28440">
            <text:p>28440</text:p>
          </table:table-cell>
          <table:table-cell office:value-type="float" office:value="9589">
            <text:p>9589</text:p>
          </table:table-cell>
          <table:table-cell/>
          <table:table-cell table:formula="of:=[.A123]/16384-[.H$164]" office:value-type="float" office:value="0.00059000651041663">
            <text:p>0.00</text:p>
          </table:table-cell>
          <table:table-cell table:formula="of:=[.B123]/16384-[.I$164]" office:value-type="float" office:value="-0.0280863444010417">
            <text:p>-0.03</text:p>
          </table:table-cell>
          <table:table-cell table:formula="of:=[.C123]/16384-[.J$164]" office:value-type="float" office:value="-0.407562255859375">
            <text:p>-0.41</text:p>
          </table:table-cell>
          <table:table-cell table:formula="of:=[.D123]/131" office:value-type="float" office:value="95.3740458015267">
            <text:p>95.4</text:p>
          </table:table-cell>
          <table:table-cell table:formula="of:=[.E123]/131" office:value-type="float" office:value="217.099236641221">
            <text:p>217.1</text:p>
          </table:table-cell>
          <table:table-cell table:formula="of:=[.F123]/131" office:value-type="float" office:value="73.1984732824427">
            <text:p>73.2</text:p>
          </table:table-cell>
          <table:table-cell/>
          <table:table-cell table:formula="of:=[.H123]-AVERAGE([.H99:.H123])" office:value-type="float" office:value="-0.17716796875">
            <text:p>-0.18</text:p>
          </table:table-cell>
          <table:table-cell table:formula="of:=[.I123]-AVERAGE([.I99:.I123])" office:value-type="float" office:value="0.00125976562499999">
            <text:p>0.00</text:p>
          </table:table-cell>
          <table:table-cell table:formula="of:=[.J123]-AVERAGE([.J99:.J123])" office:value-type="float" office:value="-0.222646484375">
            <text:p>-0.22</text:p>
          </table:table-cell>
          <table:table-cell table:formula="of:=IF(ABS([.K123]-AVERAGE([.K$2:.K123])) &gt; 20;[.K123]-AVERAGE([.K$2:.K123]);0)" office:value-type="float" office:value="80.5437367037918">
            <text:p>80.54</text:p>
          </table:table-cell>
          <table:table-cell table:formula="of:=[.L123]-AVERAGE([.L99:.L123])" office:value-type="float" office:value="213.812213740458">
            <text:p>213.81</text:p>
          </table:table-cell>
          <table:table-cell table:formula="of:=[.M123]-AVERAGE([.M99:.M123])" office:value-type="float" office:value="67.4598473282443">
            <text:p>67.46</text:p>
          </table:table-cell>
          <table:table-cell/>
          <table:table-cell table:formula="of:=[.V122]+[.O123]*[.$U$2]" office:value-type="float" office:value="0.933419867621529">
            <text:p>0.93</text:p>
          </table:table-cell>
          <table:table-cell table:formula="of:=[.W122]+[.P123]*[.$U$2]" office:value-type="float" office:value="-0.163723822699652">
            <text:p>-0.16</text:p>
          </table:table-cell>
          <table:table-cell table:formula="of:=[.X122]+[.Q123]*[.$U$2]" office:value-type="float" office:value="-0.609127824571397">
            <text:p>-0.61</text:p>
          </table:table-cell>
          <table:table-cell table:formula="of:=[.R123]" office:value-type="float" office:value="80.5437367037918">
            <text:p>80.5</text:p>
          </table:table-cell>
          <table:table-cell table:formula="of:=[.S123]" office:value-type="float" office:value="213.812213740458">
            <text:p>213.8</text:p>
          </table:table-cell>
          <table:table-cell table:formula="of:=[.T123]" office:value-type="float" office:value="67.4598473282443">
            <text:p>67.5</text:p>
          </table:table-cell>
          <table:table-cell table:number-columns-repeated="2"/>
          <table:table-cell table:formula="of:=[.V123]*[.$U$2]+0.5*[.O122]*POWER([.$U$2];2)+[.AD122]" office:value-type="float" office:value="18.5774180320457">
            <text:p>18.577418032</text:p>
          </table:table-cell>
          <table:table-cell table:formula="of:=[.W123]*[.$U$2]+0.5*[.P122]*POWER([.$U$2];2)+[.AE122]" office:value-type="float" office:value="-4.57740331579137">
            <text:p>-4.5774033158</text:p>
          </table:table-cell>
          <table:table-cell table:formula="of:=[.X123]*[.$U$2]+0.5*[.Q122]*POWER([.$U$2];2)+[.AF122]" office:value-type="float" office:value="-14.9306732658104">
            <text:p>-14.9306732658</text:p>
          </table:table-cell>
          <table:table-cell table:formula="of:=[.AG122]+[.Y123]*[.$U$2]" office:value-type="float" office:value="451.605393421919">
            <text:p>451.61</text:p>
          </table:table-cell>
          <table:table-cell table:formula="of:=[.AH122]+[.Z123]*[.$U$2]" office:value-type="float" office:value="33.1197618184376">
            <text:p>33.12</text:p>
          </table:table-cell>
          <table:table-cell table:formula="of:=[.AI122]+[.AA123]*[.$U$2]" office:value-type="float" office:value="10.8176042999198">
            <text:p>10.82</text:p>
          </table:table-cell>
        </table:table-row>
        <table:table-row table:style-name="ro1">
          <table:table-cell office:value-type="float" office:value="17196">
            <text:p>17196</text:p>
          </table:table-cell>
          <table:table-cell office:value-type="float" office:value="-5512">
            <text:p>-5512</text:p>
          </table:table-cell>
          <table:table-cell office:value-type="float" office:value="2300">
            <text:p>2300</text:p>
          </table:table-cell>
          <table:table-cell office:value-type="float" office:value="1779">
            <text:p>1779</text:p>
          </table:table-cell>
          <table:table-cell office:value-type="float" office:value="-15919">
            <text:p>-15919</text:p>
          </table:table-cell>
          <table:table-cell office:value-type="float" office:value="594">
            <text:p>594</text:p>
          </table:table-cell>
          <table:table-cell/>
          <table:table-cell table:formula="of:=[.A124]/16384-[.H$164]" office:value-type="float" office:value="0.100931803385417">
            <text:p>0.10</text:p>
          </table:table-cell>
          <table:table-cell table:formula="of:=[.B124]/16384-[.I$164]" office:value-type="float" office:value="-0.102549235026042">
            <text:p>-0.10</text:p>
          </table:table-cell>
          <table:table-cell table:formula="of:=[.C124]/16384-[.J$164]" office:value-type="float" office:value="-0.078704833984375">
            <text:p>-0.08</text:p>
          </table:table-cell>
          <table:table-cell table:formula="of:=[.D124]/131" office:value-type="float" office:value="13.5801526717557">
            <text:p>13.6</text:p>
          </table:table-cell>
          <table:table-cell table:formula="of:=[.E124]/131" office:value-type="float" office:value="-121.519083969466">
            <text:p>-121.5</text:p>
          </table:table-cell>
          <table:table-cell table:formula="of:=[.F124]/131" office:value-type="float" office:value="4.53435114503817">
            <text:p>4.5</text:p>
          </table:table-cell>
          <table:table-cell/>
          <table:table-cell table:formula="of:=[.H124]-AVERAGE([.H100:.H124])" office:value-type="float" office:value="-0.0809375">
            <text:p>-0.08</text:p>
          </table:table-cell>
          <table:table-cell table:formula="of:=[.I124]-AVERAGE([.I100:.I124])" office:value-type="float" office:value="-0.08388671875">
            <text:p>-0.08</text:p>
          </table:table-cell>
          <table:table-cell table:formula="of:=[.J124]-AVERAGE([.J100:.J124])" office:value-type="float" office:value="0.088154296875">
            <text:p>0.09</text:p>
          </table:table-cell>
          <table:table-cell table:formula="of:=IF(ABS([.K124]-AVERAGE([.K$2:.K124])) &gt; 20;[.K124]-AVERAGE([.K$2:.K124]);0)" office:value-type="float" office:value="0">
            <text:p>0.00</text:p>
          </table:table-cell>
          <table:table-cell table:formula="of:=[.L124]-AVERAGE([.L100:.L124])" office:value-type="float" office:value="-111.696488549618">
            <text:p>-111.70</text:p>
          </table:table-cell>
          <table:table-cell table:formula="of:=[.M124]-AVERAGE([.M100:.M124])" office:value-type="float" office:value="1.04519083969466">
            <text:p>1.05</text:p>
          </table:table-cell>
          <table:table-cell/>
          <table:table-cell table:formula="of:=[.V123]+[.O124]*[.$U$2]" office:value-type="float" office:value="0.906440700954862">
            <text:p>0.91</text:p>
          </table:table-cell>
          <table:table-cell table:formula="of:=[.W123]+[.P124]*[.$U$2]" office:value-type="float" office:value="-0.191686062282986">
            <text:p>-0.19</text:p>
          </table:table-cell>
          <table:table-cell table:formula="of:=[.X123]+[.Q124]*[.$U$2]" office:value-type="float" office:value="-0.579743058946397">
            <text:p>-0.58</text:p>
          </table:table-cell>
          <table:table-cell table:formula="of:=[.R124]" office:value-type="float" office:value="0">
            <text:p>0.0</text:p>
          </table:table-cell>
          <table:table-cell table:formula="of:=[.S124]" office:value-type="float" office:value="-111.696488549618">
            <text:p>-111.7</text:p>
          </table:table-cell>
          <table:table-cell table:formula="of:=[.T124]" office:value-type="float" office:value="1.04519083969466">
            <text:p>1.0</text:p>
          </table:table-cell>
          <table:table-cell table:number-columns-repeated="2"/>
          <table:table-cell table:formula="of:=[.V124]*[.$U$2]+0.5*[.O123]*POWER([.$U$2];2)+[.AD123]" office:value-type="float" office:value="18.8697222674335">
            <text:p>18.8697222674</text:p>
          </table:table-cell>
          <table:table-cell table:formula="of:=[.W124]*[.$U$2]+0.5*[.P123]*POWER([.$U$2];2)+[.AE123]" office:value-type="float" office:value="-4.64122868290653">
            <text:p>-4.6412286829</text:p>
          </table:table-cell>
          <table:table-cell table:formula="of:=[.X124]*[.$U$2]+0.5*[.Q123]*POWER([.$U$2];2)+[.AF123]" office:value-type="float" office:value="-15.1362902012578">
            <text:p>-15.1362902013</text:p>
          </table:table-cell>
          <table:table-cell table:formula="of:=[.AG123]+[.Y124]*[.$U$2]" office:value-type="float" office:value="451.605393421919">
            <text:p>451.61</text:p>
          </table:table-cell>
          <table:table-cell table:formula="of:=[.AH123]+[.Z124]*[.$U$2]" office:value-type="float" office:value="-4.11240103143518">
            <text:p>-4.11</text:p>
          </table:table-cell>
          <table:table-cell table:formula="of:=[.AI123]+[.AA124]*[.$U$2]" office:value-type="float" office:value="11.1660012464847">
            <text:p>11.17</text:p>
          </table:table-cell>
        </table:table-row>
        <table:table-row table:style-name="ro1">
          <table:table-cell office:value-type="float" office:value="15796">
            <text:p>15796</text:p>
          </table:table-cell>
          <table:table-cell office:value-type="float" office:value="-3780">
            <text:p>-3780</text:p>
          </table:table-cell>
          <table:table-cell office:value-type="float" office:value="3224">
            <text:p>3224</text:p>
          </table:table-cell>
          <table:table-cell office:value-type="float" office:value="411">
            <text:p>411</text:p>
          </table:table-cell>
          <table:table-cell office:value-type="float" office:value="-5239">
            <text:p>-5239</text:p>
          </table:table-cell>
          <table:table-cell office:value-type="float" office:value="-3682">
            <text:p>-3682</text:p>
          </table:table-cell>
          <table:table-cell/>
          <table:table-cell table:formula="of:=[.A125]/16384-[.H$164]" office:value-type="float" office:value="0.0154825846354166">
            <text:p>0.02</text:p>
          </table:table-cell>
          <table:table-cell table:formula="of:=[.B125]/16384-[.I$164]" office:value-type="float" office:value="0.00316365559895834">
            <text:p>0.00</text:p>
          </table:table-cell>
          <table:table-cell table:formula="of:=[.C125]/16384-[.J$164]" office:value-type="float" office:value="-0.022308349609375">
            <text:p>-0.02</text:p>
          </table:table-cell>
          <table:table-cell table:formula="of:=[.D125]/131" office:value-type="float" office:value="3.13740458015267">
            <text:p>3.1</text:p>
          </table:table-cell>
          <table:table-cell table:formula="of:=[.E125]/131" office:value-type="float" office:value="-39.9923664122137">
            <text:p>-40.0</text:p>
          </table:table-cell>
          <table:table-cell table:formula="of:=[.F125]/131" office:value-type="float" office:value="-28.1068702290076">
            <text:p>-28.1</text:p>
          </table:table-cell>
          <table:table-cell/>
          <table:table-cell table:formula="of:=[.H125]-AVERAGE([.H101:.H125])" office:value-type="float" office:value="-0.16017578125">
            <text:p>-0.16</text:p>
          </table:table-cell>
          <table:table-cell table:formula="of:=[.I125]-AVERAGE([.I101:.I125])" office:value-type="float" office:value="0.0265234375">
            <text:p>0.03</text:p>
          </table:table-cell>
          <table:table-cell table:formula="of:=[.J125]-AVERAGE([.J101:.J125])" office:value-type="float" office:value="0.14646484375">
            <text:p>0.15</text:p>
          </table:table-cell>
          <table:table-cell table:formula="of:=IF(ABS([.K125]-AVERAGE([.K$2:.K125])) &gt; 20;[.K125]-AVERAGE([.K$2:.K125]);0)" office:value-type="float" office:value="0">
            <text:p>0.00</text:p>
          </table:table-cell>
          <table:table-cell table:formula="of:=[.L125]-AVERAGE([.L101:.L125])" office:value-type="float" office:value="-33.9465648854962">
            <text:p>-33.95</text:p>
          </table:table-cell>
          <table:table-cell table:formula="of:=[.M125]-AVERAGE([.M101:.M125])" office:value-type="float" office:value="-31.5175572519084">
            <text:p>-31.52</text:p>
          </table:table-cell>
          <table:table-cell/>
          <table:table-cell table:formula="of:=[.V124]+[.O125]*[.$U$2]" office:value-type="float" office:value="0.853048773871529">
            <text:p>0.85</text:p>
          </table:table-cell>
          <table:table-cell table:formula="of:=[.W124]+[.P125]*[.$U$2]" office:value-type="float" office:value="-0.182844916449652">
            <text:p>-0.18</text:p>
          </table:table-cell>
          <table:table-cell table:formula="of:=[.X124]+[.Q125]*[.$U$2]" office:value-type="float" office:value="-0.530921444363064">
            <text:p>-0.53</text:p>
          </table:table-cell>
          <table:table-cell table:formula="of:=[.R125]" office:value-type="float" office:value="0">
            <text:p>0.0</text:p>
          </table:table-cell>
          <table:table-cell table:formula="of:=[.S125]" office:value-type="float" office:value="-33.9465648854962">
            <text:p>-33.9</text:p>
          </table:table-cell>
          <table:table-cell table:formula="of:=[.T125]" office:value-type="float" office:value="-31.5175572519084">
            <text:p>-31.5</text:p>
          </table:table-cell>
          <table:table-cell table:number-columns-repeated="2"/>
          <table:table-cell table:formula="of:=[.V125]*[.$U$2]+0.5*[.O124]*POWER([.$U$2];2)+[.AD124]" office:value-type="float" office:value="19.1495753309462">
            <text:p>19.1495753309</text:p>
          </table:table-cell>
          <table:table-cell table:formula="of:=[.W125]*[.$U$2]+0.5*[.P124]*POWER([.$U$2];2)+[.AE124]" office:value-type="float" office:value="-4.70683736165364">
            <text:p>-4.7068373617</text:p>
          </table:table-cell>
          <table:table-cell table:formula="of:=[.X125]*[.$U$2]+0.5*[.Q124]*POWER([.$U$2];2)+[.AF124]" office:value-type="float" office:value="-15.308366555108">
            <text:p>-15.3083665551</text:p>
          </table:table-cell>
          <table:table-cell table:formula="of:=[.AG124]+[.Y125]*[.$U$2]" office:value-type="float" office:value="451.605393421919">
            <text:p>451.61</text:p>
          </table:table-cell>
          <table:table-cell table:formula="of:=[.AH124]+[.Z125]*[.$U$2]" office:value-type="float" office:value="-15.4279226599339">
            <text:p>-15.43</text:p>
          </table:table-cell>
          <table:table-cell table:formula="of:=[.AI124]+[.AA125]*[.$U$2]" office:value-type="float" office:value="0.660148829181871">
            <text:p>0.66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-9016">
            <text:p>-9016</text:p>
          </table:table-cell>
          <table:table-cell office:value-type="float" office:value="2400">
            <text:p>2400</text:p>
          </table:table-cell>
          <table:table-cell office:value-type="float" office:value="24844">
            <text:p>24844</text:p>
          </table:table-cell>
          <table:table-cell office:value-type="float" office:value="-1953">
            <text:p>-1953</text:p>
          </table:table-cell>
          <table:table-cell office:value-type="float" office:value="1206">
            <text:p>1206</text:p>
          </table:table-cell>
          <table:table-cell/>
          <table:table-cell table:formula="of:=[.A126]/16384-[.H$164]" office:value-type="float" office:value="-0.216206868489583">
            <text:p>-0.22</text:p>
          </table:table-cell>
          <table:table-cell table:formula="of:=[.B126]/16384-[.I$164]" office:value-type="float" office:value="-0.316416422526042">
            <text:p>-0.32</text:p>
          </table:table-cell>
          <table:table-cell table:formula="of:=[.C126]/16384-[.J$164]" office:value-type="float" office:value="-0.072601318359375">
            <text:p>-0.07</text:p>
          </table:table-cell>
          <table:table-cell table:formula="of:=[.D126]/131" office:value-type="float" office:value="189.648854961832">
            <text:p>189.6</text:p>
          </table:table-cell>
          <table:table-cell table:formula="of:=[.E126]/131" office:value-type="float" office:value="-14.9083969465649">
            <text:p>-14.9</text:p>
          </table:table-cell>
          <table:table-cell table:formula="of:=[.F126]/131" office:value-type="float" office:value="9.20610687022901">
            <text:p>9.2</text:p>
          </table:table-cell>
          <table:table-cell/>
          <table:table-cell table:formula="of:=[.H126]-AVERAGE([.H102:.H126])" office:value-type="float" office:value="-0.387548828125">
            <text:p>-0.39</text:p>
          </table:table-cell>
          <table:table-cell table:formula="of:=[.I126]-AVERAGE([.I102:.I126])" office:value-type="float" office:value="-0.2848828125">
            <text:p>-0.28</text:p>
          </table:table-cell>
          <table:table-cell table:formula="of:=[.J126]-AVERAGE([.J102:.J126])" office:value-type="float" office:value="0.102587890625">
            <text:p>0.10</text:p>
          </table:table-cell>
          <table:table-cell table:formula="of:=IF(ABS([.K126]-AVERAGE([.K$2:.K126])) &gt; 20;[.K126]-AVERAGE([.K$2:.K126]);0)" office:value-type="float" office:value="173.523541984733">
            <text:p>173.52</text:p>
          </table:table-cell>
          <table:table-cell table:formula="of:=[.L126]-AVERAGE([.L102:.L126])" office:value-type="float" office:value="-9.89862595419847">
            <text:p>-9.90</text:p>
          </table:table-cell>
          <table:table-cell table:formula="of:=[.M126]-AVERAGE([.M102:.M126])" office:value-type="float" office:value="4.26167938931298">
            <text:p>4.26</text:p>
          </table:table-cell>
          <table:table-cell/>
          <table:table-cell table:formula="of:=[.V125]+[.O126]*[.$U$2]" office:value-type="float" office:value="0.723865831163196">
            <text:p>0.72</text:p>
          </table:table-cell>
          <table:table-cell table:formula="of:=[.W125]+[.P126]*[.$U$2]" office:value-type="float" office:value="-0.277805853949652">
            <text:p>-0.28</text:p>
          </table:table-cell>
          <table:table-cell table:formula="of:=[.X125]+[.Q126]*[.$U$2]" office:value-type="float" office:value="-0.496725480821397">
            <text:p>-0.50</text:p>
          </table:table-cell>
          <table:table-cell table:formula="of:=[.R126]" office:value-type="float" office:value="173.523541984733">
            <text:p>173.5</text:p>
          </table:table-cell>
          <table:table-cell table:formula="of:=[.S126]" office:value-type="float" office:value="-9.89862595419847">
            <text:p>-9.9</text:p>
          </table:table-cell>
          <table:table-cell table:formula="of:=[.T126]" office:value-type="float" office:value="4.26167938931298">
            <text:p>4.3</text:p>
          </table:table-cell>
          <table:table-cell table:number-columns-repeated="2"/>
          <table:table-cell table:formula="of:=[.V126]*[.$U$2]+0.5*[.O125]*POWER([.$U$2];2)+[.AD125]" office:value-type="float" office:value="19.38196528682">
            <text:p>19.3819652868</text:p>
          </table:table-cell>
          <table:table-cell table:formula="of:=[.W126]*[.$U$2]+0.5*[.P125]*POWER([.$U$2];2)+[.AE125]" office:value-type="float" office:value="-4.79796578866464">
            <text:p>-4.7979657887</text:p>
          </table:table-cell>
          <table:table-cell table:formula="of:=[.X126]*[.$U$2]+0.5*[.Q125]*POWER([.$U$2];2)+[.AF125]" office:value-type="float" office:value="-15.4658047796179">
            <text:p>-15.4658047796</text:p>
          </table:table-cell>
          <table:table-cell table:formula="of:=[.AG125]+[.Y126]*[.$U$2]" office:value-type="float" office:value="509.446574083497">
            <text:p>509.45</text:p>
          </table:table-cell>
          <table:table-cell table:formula="of:=[.AH125]+[.Z126]*[.$U$2]" office:value-type="float" office:value="-18.7274646446667">
            <text:p>-18.73</text:p>
          </table:table-cell>
          <table:table-cell table:formula="of:=[.AI125]+[.AA126]*[.$U$2]" office:value-type="float" office:value="2.08070862561953">
            <text:p>2.08</text:p>
          </table:table-cell>
        </table:table-row>
        <table:table-row table:style-name="ro1">
          <table:table-cell office:value-type="float" office:value="17956">
            <text:p>17956</text:p>
          </table:table-cell>
          <table:table-cell office:value-type="float" office:value="-9216">
            <text:p>-9216</text:p>
          </table:table-cell>
          <table:table-cell office:value-type="float" office:value="-10204">
            <text:p>-10204</text:p>
          </table:table-cell>
          <table:table-cell office:value-type="float" office:value="-445">
            <text:p>-445</text:p>
          </table:table-cell>
          <table:table-cell office:value-type="float" office:value="16457">
            <text:p>16457</text:p>
          </table:table-cell>
          <table:table-cell office:value-type="float" office:value="11488">
            <text:p>11488</text:p>
          </table:table-cell>
          <table:table-cell/>
          <table:table-cell table:formula="of:=[.A127]/16384-[.H$164]" office:value-type="float" office:value="0.147318522135417">
            <text:p>0.15</text:p>
          </table:table-cell>
          <table:table-cell table:formula="of:=[.B127]/16384-[.I$164]" office:value-type="float" office:value="-0.328623453776042">
            <text:p>-0.33</text:p>
          </table:table-cell>
          <table:table-cell table:formula="of:=[.C127]/16384-[.J$164]" office:value-type="float" office:value="-0.841888427734375">
            <text:p>-0.84</text:p>
          </table:table-cell>
          <table:table-cell table:formula="of:=[.D127]/131" office:value-type="float" office:value="-3.3969465648855">
            <text:p>-3.4</text:p>
          </table:table-cell>
          <table:table-cell table:formula="of:=[.E127]/131" office:value-type="float" office:value="125.625954198473">
            <text:p>125.6</text:p>
          </table:table-cell>
          <table:table-cell table:formula="of:=[.F127]/131" office:value-type="float" office:value="87.6946564885496">
            <text:p>87.7</text:p>
          </table:table-cell>
          <table:table-cell/>
          <table:table-cell table:formula="of:=[.H127]-AVERAGE([.H103:.H127])" office:value-type="float" office:value="-0.01927734375">
            <text:p>-0.02</text:p>
          </table:table-cell>
          <table:table-cell table:formula="of:=[.I127]-AVERAGE([.I103:.I127])" office:value-type="float" office:value="-0.259765625">
            <text:p>-0.26</text:p>
          </table:table-cell>
          <table:table-cell table:formula="of:=[.J127]-AVERAGE([.J103:.J127])" office:value-type="float" office:value="-0.691416015625">
            <text:p>-0.69</text:p>
          </table:table-cell>
          <table:table-cell table:formula="of:=IF(ABS([.K127]-AVERAGE([.K$2:.K127])) &gt; 20;[.K127]-AVERAGE([.K$2:.K127]);0)" office:value-type="float" office:value="0">
            <text:p>0.00</text:p>
          </table:table-cell>
          <table:table-cell table:formula="of:=[.L127]-AVERAGE([.L103:.L127])" office:value-type="float" office:value="122.556335877863">
            <text:p>122.56</text:p>
          </table:table-cell>
          <table:table-cell table:formula="of:=[.M127]-AVERAGE([.M103:.M127])" office:value-type="float" office:value="77.3224427480916">
            <text:p>77.32</text:p>
          </table:table-cell>
          <table:table-cell/>
          <table:table-cell table:formula="of:=[.V126]+[.O127]*[.$U$2]" office:value-type="float" office:value="0.717440049913196">
            <text:p>0.72</text:p>
          </table:table-cell>
          <table:table-cell table:formula="of:=[.W126]+[.P127]*[.$U$2]" office:value-type="float" office:value="-0.364394395616319">
            <text:p>-0.36</text:p>
          </table:table-cell>
          <table:table-cell table:formula="of:=[.X126]+[.Q127]*[.$U$2]" office:value-type="float" office:value="-0.72719748602973">
            <text:p>-0.73</text:p>
          </table:table-cell>
          <table:table-cell table:formula="of:=[.R127]" office:value-type="float" office:value="0">
            <text:p>0.0</text:p>
          </table:table-cell>
          <table:table-cell table:formula="of:=[.S127]" office:value-type="float" office:value="122.556335877863">
            <text:p>122.6</text:p>
          </table:table-cell>
          <table:table-cell table:formula="of:=[.T127]" office:value-type="float" office:value="77.3224427480916">
            <text:p>77.3</text:p>
          </table:table-cell>
          <table:table-cell table:number-columns-repeated="2"/>
          <table:table-cell table:formula="of:=[.V127]*[.$U$2]+0.5*[.O126]*POWER([.$U$2];2)+[.AD126]" office:value-type="float" office:value="19.5995814796731">
            <text:p>19.5995814797</text:p>
          </table:table-cell>
          <table:table-cell table:formula="of:=[.W127]*[.$U$2]+0.5*[.P126]*POWER([.$U$2];2)+[.AE126]" office:value-type="float" office:value="-4.93525741012008">
            <text:p>-4.9352574101</text:p>
          </table:table-cell>
          <table:table-cell table:formula="of:=[.X127]*[.$U$2]+0.5*[.Q126]*POWER([.$U$2];2)+[.AF126]" office:value-type="float" office:value="-15.7025046143708">
            <text:p>-15.7025046144</text:p>
          </table:table-cell>
          <table:table-cell table:formula="of:=[.AG126]+[.Y127]*[.$U$2]" office:value-type="float" office:value="509.446574083497">
            <text:p>509.45</text:p>
          </table:table-cell>
          <table:table-cell table:formula="of:=[.AH126]+[.Z127]*[.$U$2]" office:value-type="float" office:value="22.1246473146208">
            <text:p>22.12</text:p>
          </table:table-cell>
          <table:table-cell table:formula="of:=[.AI126]+[.AA127]*[.$U$2]" office:value-type="float" office:value="27.8548562083167">
            <text:p>27.85</text:p>
          </table:table-cell>
        </table:table-row>
        <table:table-row table:style-name="ro1">
          <table:table-cell office:value-type="float" office:value="14684">
            <text:p>14684</text:p>
          </table:table-cell>
          <table:table-cell office:value-type="float" office:value="-6620">
            <text:p>-6620</text:p>
          </table:table-cell>
          <table:table-cell office:value-type="float" office:value="4104">
            <text:p>4104</text:p>
          </table:table-cell>
          <table:table-cell office:value-type="float" office:value="-822">
            <text:p>-822</text:p>
          </table:table-cell>
          <table:table-cell office:value-type="float" office:value="-3731">
            <text:p>-3731</text:p>
          </table:table-cell>
          <table:table-cell office:value-type="float" office:value="-1351">
            <text:p>-1351</text:p>
          </table:table-cell>
          <table:table-cell/>
          <table:table-cell table:formula="of:=[.A128]/16384-[.H$164]" office:value-type="float" office:value="-0.0523885091145834">
            <text:p>-0.05</text:p>
          </table:table-cell>
          <table:table-cell table:formula="of:=[.B128]/16384-[.I$164]" office:value-type="float" office:value="-0.170176188151042">
            <text:p>-0.17</text:p>
          </table:table-cell>
          <table:table-cell table:formula="of:=[.C128]/16384-[.J$164]" office:value-type="float" office:value="0.031402587890625">
            <text:p>0.03</text:p>
          </table:table-cell>
          <table:table-cell table:formula="of:=[.D128]/131" office:value-type="float" office:value="-6.27480916030534">
            <text:p>-6.3</text:p>
          </table:table-cell>
          <table:table-cell table:formula="of:=[.E128]/131" office:value-type="float" office:value="-28.4809160305344">
            <text:p>-28.5</text:p>
          </table:table-cell>
          <table:table-cell table:formula="of:=[.F128]/131" office:value-type="float" office:value="-10.3129770992366">
            <text:p>-10.3</text:p>
          </table:table-cell>
          <table:table-cell/>
          <table:table-cell table:formula="of:=[.H128]-AVERAGE([.H104:.H128])" office:value-type="float" office:value="-0.20970703125">
            <text:p>-0.21</text:p>
          </table:table-cell>
          <table:table-cell table:formula="of:=[.I128]-AVERAGE([.I104:.I128])" office:value-type="float" office:value="-0.09412109375">
            <text:p>-0.09</text:p>
          </table:table-cell>
          <table:table-cell table:formula="of:=[.J128]-AVERAGE([.J104:.J128])" office:value-type="float" office:value="0.1416796875">
            <text:p>0.14</text:p>
          </table:table-cell>
          <table:table-cell table:formula="of:=IF(ABS([.K128]-AVERAGE([.K$2:.K128])) &gt; 20;[.K128]-AVERAGE([.K$2:.K128]);0)" office:value-type="float" office:value="-22.0700246438661">
            <text:p>-22.07</text:p>
          </table:table-cell>
          <table:table-cell table:formula="of:=[.L128]-AVERAGE([.L104:.L128])" office:value-type="float" office:value="-28.1490076335878">
            <text:p>-28.15</text:p>
          </table:table-cell>
          <table:table-cell table:formula="of:=[.M128]-AVERAGE([.M104:.M128])" office:value-type="float" office:value="-14.1019847328244">
            <text:p>-14.10</text:p>
          </table:table-cell>
          <table:table-cell/>
          <table:table-cell table:formula="of:=[.V127]+[.O128]*[.$U$2]" office:value-type="float" office:value="0.647537706163195">
            <text:p>0.65</text:p>
          </table:table-cell>
          <table:table-cell table:formula="of:=[.W127]+[.P128]*[.$U$2]" office:value-type="float" office:value="-0.395768093532986">
            <text:p>-0.40</text:p>
          </table:table-cell>
          <table:table-cell table:formula="of:=[.X127]+[.Q128]*[.$U$2]" office:value-type="float" office:value="-0.67997092352973">
            <text:p>-0.68</text:p>
          </table:table-cell>
          <table:table-cell table:formula="of:=[.R128]" office:value-type="float" office:value="-22.0700246438661">
            <text:p>-22.1</text:p>
          </table:table-cell>
          <table:table-cell table:formula="of:=[.S128]" office:value-type="float" office:value="-28.1490076335878">
            <text:p>-28.1</text:p>
          </table:table-cell>
          <table:table-cell table:formula="of:=[.T128]" office:value-type="float" office:value="-14.1019847328244">
            <text:p>-14.1</text:p>
          </table:table-cell>
          <table:table-cell table:number-columns-repeated="2"/>
          <table:table-cell table:formula="of:=[.V128]*[.$U$2]+0.5*[.O127]*POWER([.$U$2];2)+[.AD127]" office:value-type="float" office:value="19.8143564181858">
            <text:p>19.8143564182</text:p>
          </table:table-cell>
          <table:table-cell table:formula="of:=[.W128]*[.$U$2]+0.5*[.P127]*POWER([.$U$2];2)+[.AE127]" office:value-type="float" office:value="-5.08161153157552">
            <text:p>-5.0816115316</text:p>
          </table:table-cell>
          <table:table-cell table:formula="of:=[.X128]*[.$U$2]+0.5*[.Q127]*POWER([.$U$2];2)+[.AF127]" office:value-type="float" office:value="-15.9675735897488">
            <text:p>-15.9675735897</text:p>
          </table:table-cell>
          <table:table-cell table:formula="of:=[.AG127]+[.Y128]*[.$U$2]" office:value-type="float" office:value="502.089899202208">
            <text:p>502.09</text:p>
          </table:table-cell>
          <table:table-cell table:formula="of:=[.AH127]+[.Z128]*[.$U$2]" office:value-type="float" office:value="12.7416447700915">
            <text:p>12.74</text:p>
          </table:table-cell>
          <table:table-cell table:formula="of:=[.AI127]+[.AA128]*[.$U$2]" office:value-type="float" office:value="23.1541946307086">
            <text:p>23.15</text:p>
          </table:table-cell>
        </table:table-row>
        <table:table-row table:style-name="ro1">
          <table:table-cell office:value-type="float" office:value="19032">
            <text:p>19032</text:p>
          </table:table-cell>
          <table:table-cell office:value-type="float" office:value="-7484">
            <text:p>-7484</text:p>
          </table:table-cell>
          <table:table-cell office:value-type="float" office:value="4484">
            <text:p>4484</text:p>
          </table:table-cell>
          <table:table-cell office:value-type="float" office:value="-1600">
            <text:p>-1600</text:p>
          </table:table-cell>
          <table:table-cell office:value-type="float" office:value="-13614">
            <text:p>-13614</text:p>
          </table:table-cell>
          <table:table-cell office:value-type="float" office:value="-9506">
            <text:p>-9506</text:p>
          </table:table-cell>
          <table:table-cell/>
          <table:table-cell table:formula="of:=[.A129]/16384-[.H$164]" office:value-type="float" office:value="0.212992350260417">
            <text:p>0.21</text:p>
          </table:table-cell>
          <table:table-cell table:formula="of:=[.B129]/16384-[.I$164]" office:value-type="float" office:value="-0.222910563151042">
            <text:p>-0.22</text:p>
          </table:table-cell>
          <table:table-cell table:formula="of:=[.C129]/16384-[.J$164]" office:value-type="float" office:value="0.054595947265625">
            <text:p>0.05</text:p>
          </table:table-cell>
          <table:table-cell table:formula="of:=[.D129]/131" office:value-type="float" office:value="-12.2137404580153">
            <text:p>-12.2</text:p>
          </table:table-cell>
          <table:table-cell table:formula="of:=[.E129]/131" office:value-type="float" office:value="-103.923664122137">
            <text:p>-103.9</text:p>
          </table:table-cell>
          <table:table-cell table:formula="of:=[.F129]/131" office:value-type="float" office:value="-72.5648854961832">
            <text:p>-72.6</text:p>
          </table:table-cell>
          <table:table-cell/>
          <table:table-cell table:formula="of:=[.H129]-AVERAGE([.H105:.H129])" office:value-type="float" office:value="0.0468066406250001">
            <text:p>0.05</text:p>
          </table:table-cell>
          <table:table-cell table:formula="of:=[.I129]-AVERAGE([.I105:.I129])" office:value-type="float" office:value="-0.140185546875">
            <text:p>-0.14</text:p>
          </table:table-cell>
          <table:table-cell table:formula="of:=[.J129]-AVERAGE([.J105:.J129])" office:value-type="float" office:value="0.16158203125">
            <text:p>0.16</text:p>
          </table:table-cell>
          <table:table-cell table:formula="of:=IF(ABS([.K129]-AVERAGE([.K$2:.K129])) &gt; 20;[.K129]-AVERAGE([.K$2:.K129]);0)" office:value-type="float" office:value="-27.7901359732824">
            <text:p>-27.79</text:p>
          </table:table-cell>
          <table:table-cell table:formula="of:=[.L129]-AVERAGE([.L105:.L129])" office:value-type="float" office:value="-100.660458015267">
            <text:p>-100.66</text:p>
          </table:table-cell>
          <table:table-cell table:formula="of:=[.M129]-AVERAGE([.M105:.M129])" office:value-type="float" office:value="-73.8375572519084">
            <text:p>-73.84</text:p>
          </table:table-cell>
          <table:table-cell/>
          <table:table-cell table:formula="of:=[.V128]+[.O129]*[.$U$2]" office:value-type="float" office:value="0.663139919704862">
            <text:p>0.66</text:p>
          </table:table-cell>
          <table:table-cell table:formula="of:=[.W128]+[.P129]*[.$U$2]" office:value-type="float" office:value="-0.442496609157986">
            <text:p>-0.44</text:p>
          </table:table-cell>
          <table:table-cell table:formula="of:=[.X128]+[.Q129]*[.$U$2]" office:value-type="float" office:value="-0.626110246446397">
            <text:p>-0.63</text:p>
          </table:table-cell>
          <table:table-cell table:formula="of:=[.R129]" office:value-type="float" office:value="-27.7901359732824">
            <text:p>-27.8</text:p>
          </table:table-cell>
          <table:table-cell table:formula="of:=[.S129]" office:value-type="float" office:value="-100.660458015267">
            <text:p>-100.7</text:p>
          </table:table-cell>
          <table:table-cell table:formula="of:=[.T129]" office:value-type="float" office:value="-73.8375572519084">
            <text:p>-73.8</text:p>
          </table:table-cell>
          <table:table-cell table:number-columns-repeated="2"/>
          <table:table-cell table:formula="of:=[.V129]*[.$U$2]+0.5*[.O128]*POWER([.$U$2];2)+[.AD128]" office:value-type="float" office:value="20.0237526674624">
            <text:p>20.0237526675</text:p>
          </table:table-cell>
          <table:table-cell table:formula="of:=[.W129]*[.$U$2]+0.5*[.P128]*POWER([.$U$2];2)+[.AE128]" office:value-type="float" office:value="-5.23433935094762">
            <text:p>-5.2343393509</text:p>
          </table:table-cell>
          <table:table-cell table:formula="of:=[.X129]*[.$U$2]+0.5*[.Q128]*POWER([.$U$2];2)+[.AF128]" office:value-type="float" office:value="-16.1684059114809">
            <text:p>-16.1684059115</text:p>
          </table:table-cell>
          <table:table-cell table:formula="of:=[.AG128]+[.Y129]*[.$U$2]" office:value-type="float" office:value="492.826520544447">
            <text:p>492.83</text:p>
          </table:table-cell>
          <table:table-cell table:formula="of:=[.AH128]+[.Z129]*[.$U$2]" office:value-type="float" office:value="-20.8118412349975">
            <text:p>-20.81</text:p>
          </table:table-cell>
          <table:table-cell table:formula="of:=[.AI128]+[.AA129]*[.$U$2]" office:value-type="float" office:value="-1.45832445326088">
            <text:p>-1.46</text:p>
          </table:table-cell>
        </table:table-row>
        <table:table-row table:style-name="ro1">
          <table:table-cell office:value-type="float" office:value="15964">
            <text:p>15964</text:p>
          </table:table-cell>
          <table:table-cell office:value-type="float" office:value="-3352">
            <text:p>-3352</text:p>
          </table:table-cell>
          <table:table-cell office:value-type="float" office:value="-1184">
            <text:p>-1184</text:p>
          </table:table-cell>
          <table:table-cell office:value-type="float" office:value="12365">
            <text:p>12365</text:p>
          </table:table-cell>
          <table:table-cell office:value-type="float" office:value="26301">
            <text:p>26301</text:p>
          </table:table-cell>
          <table:table-cell office:value-type="float" office:value="7544">
            <text:p>7544</text:p>
          </table:table-cell>
          <table:table-cell/>
          <table:table-cell table:formula="of:=[.A130]/16384-[.H$164]" office:value-type="float" office:value="0.0257364908854166">
            <text:p>0.03</text:p>
          </table:table-cell>
          <table:table-cell table:formula="of:=[.B130]/16384-[.I$164]" office:value-type="float" office:value="0.0292867024739583">
            <text:p>0.03</text:p>
          </table:table-cell>
          <table:table-cell table:formula="of:=[.C130]/16384-[.J$164]" office:value-type="float" office:value="-0.291351318359375">
            <text:p>-0.29</text:p>
          </table:table-cell>
          <table:table-cell table:formula="of:=[.D130]/131" office:value-type="float" office:value="94.3893129770992">
            <text:p>94.4</text:p>
          </table:table-cell>
          <table:table-cell table:formula="of:=[.E130]/131" office:value-type="float" office:value="200.770992366412">
            <text:p>200.8</text:p>
          </table:table-cell>
          <table:table-cell table:formula="of:=[.F130]/131" office:value-type="float" office:value="57.587786259542">
            <text:p>57.6</text:p>
          </table:table-cell>
          <table:table-cell/>
          <table:table-cell table:formula="of:=[.H130]-AVERAGE([.H106:.H130])" office:value-type="float" office:value="-0.122607421875">
            <text:p>-0.12</text:p>
          </table:table-cell>
          <table:table-cell table:formula="of:=[.I130]-AVERAGE([.I106:.I130])" office:value-type="float" office:value="0.11134765625">
            <text:p>0.11</text:p>
          </table:table-cell>
          <table:table-cell table:formula="of:=[.J130]-AVERAGE([.J106:.J130])" office:value-type="float" office:value="-0.1565234375">
            <text:p>-0.16</text:p>
          </table:table-cell>
          <table:table-cell table:formula="of:=IF(ABS([.K130]-AVERAGE([.K$2:.K130])) &gt; 20;[.K130]-AVERAGE([.K$2:.K130]);0)" office:value-type="float" office:value="78.2019646132907">
            <text:p>78.20</text:p>
          </table:table-cell>
          <table:table-cell table:formula="of:=[.L130]-AVERAGE([.L106:.L130])" office:value-type="float" office:value="191.199694656489">
            <text:p>191.20</text:p>
          </table:table-cell>
          <table:table-cell table:formula="of:=[.M130]-AVERAGE([.M106:.M130])" office:value-type="float" office:value="50.169465648855">
            <text:p>50.17</text:p>
          </table:table-cell>
          <table:table-cell/>
          <table:table-cell table:formula="of:=[.V129]+[.O130]*[.$U$2]" office:value-type="float" office:value="0.622270779079862">
            <text:p>0.62</text:p>
          </table:table-cell>
          <table:table-cell table:formula="of:=[.W129]+[.P130]*[.$U$2]" office:value-type="float" office:value="-0.405380723741319">
            <text:p>-0.41</text:p>
          </table:table-cell>
          <table:table-cell table:formula="of:=[.X129]+[.Q130]*[.$U$2]" office:value-type="float" office:value="-0.678284725613064">
            <text:p>-0.68</text:p>
          </table:table-cell>
          <table:table-cell table:formula="of:=[.R130]" office:value-type="float" office:value="78.2019646132907">
            <text:p>78.2</text:p>
          </table:table-cell>
          <table:table-cell table:formula="of:=[.S130]" office:value-type="float" office:value="191.199694656489">
            <text:p>191.2</text:p>
          </table:table-cell>
          <table:table-cell table:formula="of:=[.T130]" office:value-type="float" office:value="50.169465648855">
            <text:p>50.2</text:p>
          </table:table-cell>
          <table:table-cell table:number-columns-repeated="2"/>
          <table:table-cell table:formula="of:=[.V130]*[.$U$2]+0.5*[.O129]*POWER([.$U$2];2)+[.AD129]" office:value-type="float" office:value="20.2337766294126">
            <text:p>20.2337766294</text:p>
          </table:table-cell>
          <table:table-cell table:formula="of:=[.W130]*[.$U$2]+0.5*[.P129]*POWER([.$U$2];2)+[.AE129]" office:value-type="float" office:value="-5.37725434479889">
            <text:p>-5.3772543448</text:p>
          </table:table-cell>
          <table:table-cell table:formula="of:=[.X130]*[.$U$2]+0.5*[.Q129]*POWER([.$U$2];2)+[.AF129]" office:value-type="float" office:value="-16.3855240405047">
            <text:p>-16.3855240405</text:p>
          </table:table-cell>
          <table:table-cell table:formula="of:=[.AG129]+[.Y130]*[.$U$2]" office:value-type="float" office:value="518.893842082211">
            <text:p>518.89</text:p>
          </table:table-cell>
          <table:table-cell table:formula="of:=[.AH129]+[.Z130]*[.$U$2]" office:value-type="float" office:value="42.9213903171653">
            <text:p>42.92</text:p>
          </table:table-cell>
          <table:table-cell table:formula="of:=[.AI129]+[.AA130]*[.$U$2]" office:value-type="float" office:value="15.2648307630241">
            <text:p>15.26</text:p>
          </table:table-cell>
        </table:table-row>
        <table:table-row table:style-name="ro1">
          <table:table-cell office:value-type="float" office:value="22780">
            <text:p>22780</text:p>
          </table:table-cell>
          <table:table-cell office:value-type="float" office:value="-320">
            <text:p>-320</text:p>
          </table:table-cell>
          <table:table-cell office:value-type="float" office:value="2904">
            <text:p>2904</text:p>
          </table:table-cell>
          <table:table-cell office:value-type="float" office:value="-834">
            <text:p>-834</text:p>
          </table:table-cell>
          <table:table-cell office:value-type="float" office:value="-15409">
            <text:p>-15409</text:p>
          </table:table-cell>
          <table:table-cell office:value-type="float" office:value="-1588">
            <text:p>-1588</text:p>
          </table:table-cell>
          <table:table-cell/>
          <table:table-cell table:formula="of:=[.A131]/16384-[.H$164]" office:value-type="float" office:value="0.441752115885417">
            <text:p>0.44</text:p>
          </table:table-cell>
          <table:table-cell table:formula="of:=[.B131]/16384-[.I$164]" office:value-type="float" office:value="0.214345296223958">
            <text:p>0.21</text:p>
          </table:table-cell>
          <table:table-cell table:formula="of:=[.C131]/16384-[.J$164]" office:value-type="float" office:value="-0.041839599609375">
            <text:p>-0.04</text:p>
          </table:table-cell>
          <table:table-cell table:formula="of:=[.D131]/131" office:value-type="float" office:value="-6.36641221374046">
            <text:p>-6.4</text:p>
          </table:table-cell>
          <table:table-cell table:formula="of:=[.E131]/131" office:value-type="float" office:value="-117.625954198473">
            <text:p>-117.6</text:p>
          </table:table-cell>
          <table:table-cell table:formula="of:=[.F131]/131" office:value-type="float" office:value="-12.1221374045802">
            <text:p>-12.1</text:p>
          </table:table-cell>
          <table:table-cell/>
          <table:table-cell table:formula="of:=[.H131]-AVERAGE([.H107:.H131])" office:value-type="float" office:value="0.28779296875">
            <text:p>0.29</text:p>
          </table:table-cell>
          <table:table-cell table:formula="of:=[.I131]-AVERAGE([.I107:.I131])" office:value-type="float" office:value="0.276552734375">
            <text:p>0.28</text:p>
          </table:table-cell>
          <table:table-cell table:formula="of:=[.J131]-AVERAGE([.J107:.J131])" office:value-type="float" office:value="0.075791015625">
            <text:p>0.08</text:p>
          </table:table-cell>
          <table:table-cell table:formula="of:=IF(ABS([.K131]-AVERAGE([.K$2:.K131])) &gt; 20;[.K131]-AVERAGE([.K$2:.K131]);0)" office:value-type="float" office:value="-22.3802701115678">
            <text:p>-22.38</text:p>
          </table:table-cell>
          <table:table-cell table:formula="of:=[.L131]-AVERAGE([.L107:.L131])" office:value-type="float" office:value="-112.487022900763">
            <text:p>-112.49</text:p>
          </table:table-cell>
          <table:table-cell table:formula="of:=[.M131]-AVERAGE([.M107:.M131])" office:value-type="float" office:value="-14.8839694656489">
            <text:p>-14.88</text:p>
          </table:table-cell>
          <table:table-cell/>
          <table:table-cell table:formula="of:=[.V130]+[.O131]*[.$U$2]" office:value-type="float" office:value="0.718201768663196">
            <text:p>0.72</text:p>
          </table:table-cell>
          <table:table-cell table:formula="of:=[.W130]+[.P131]*[.$U$2]" office:value-type="float" office:value="-0.313196478949652">
            <text:p>-0.31</text:p>
          </table:table-cell>
          <table:table-cell table:formula="of:=[.X130]+[.Q131]*[.$U$2]" office:value-type="float" office:value="-0.653021053738064">
            <text:p>-0.65</text:p>
          </table:table-cell>
          <table:table-cell table:formula="of:=[.R131]" office:value-type="float" office:value="-22.3802701115678">
            <text:p>-22.4</text:p>
          </table:table-cell>
          <table:table-cell table:formula="of:=[.S131]" office:value-type="float" office:value="-112.487022900763">
            <text:p>-112.5</text:p>
          </table:table-cell>
          <table:table-cell table:formula="of:=[.T131]" office:value-type="float" office:value="-14.8839694656489">
            <text:p>-14.9</text:p>
          </table:table-cell>
          <table:table-cell table:number-columns-repeated="2"/>
          <table:table-cell table:formula="of:=[.V131]*[.$U$2]+0.5*[.O130]*POWER([.$U$2];2)+[.AD130]" office:value-type="float" office:value="20.4663656955295">
            <text:p>20.4663656955</text:p>
          </table:table-cell>
          <table:table-cell table:formula="of:=[.W131]*[.$U$2]+0.5*[.P130]*POWER([.$U$2];2)+[.AE130]" office:value-type="float" office:value="-5.47546719021267">
            <text:p>-5.4754671902</text:p>
          </table:table-cell>
          <table:table-cell table:formula="of:=[.X131]*[.$U$2]+0.5*[.Q130]*POWER([.$U$2];2)+[.AF130]" office:value-type="float" office:value="-16.6118934716119">
            <text:p>-16.6118934716</text:p>
          </table:table-cell>
          <table:table-cell table:formula="of:=[.AG130]+[.Y131]*[.$U$2]" office:value-type="float" office:value="511.433752045022">
            <text:p>511.43</text:p>
          </table:table-cell>
          <table:table-cell table:formula="of:=[.AH130]+[.Z131]*[.$U$2]" office:value-type="float" office:value="5.42571601691087">
            <text:p>5.43</text:p>
          </table:table-cell>
          <table:table-cell table:formula="of:=[.AI130]+[.AA131]*[.$U$2]" office:value-type="float" office:value="10.3035076078078">
            <text:p>10.30</text:p>
          </table:table-cell>
        </table:table-row>
        <table:table-row table:style-name="ro1">
          <table:table-cell office:value-type="float" office:value="15860">
            <text:p>15860</text:p>
          </table:table-cell>
          <table:table-cell office:value-type="float" office:value="-4684">
            <text:p>-4684</text:p>
          </table:table-cell>
          <table:table-cell office:value-type="float" office:value="2900">
            <text:p>2900</text:p>
          </table:table-cell>
          <table:table-cell office:value-type="float" office:value="211">
            <text:p>211</text:p>
          </table:table-cell>
          <table:table-cell office:value-type="float" office:value="-3807">
            <text:p>-3807</text:p>
          </table:table-cell>
          <table:table-cell office:value-type="float" office:value="-2197">
            <text:p>-2197</text:p>
          </table:table-cell>
          <table:table-cell/>
          <table:table-cell table:formula="of:=[.A132]/16384-[.H$164]" office:value-type="float" office:value="0.0193888346354166">
            <text:p>0.02</text:p>
          </table:table-cell>
          <table:table-cell table:formula="of:=[.B132]/16384-[.I$164]" office:value-type="float" office:value="-0.0520121256510417">
            <text:p>-0.05</text:p>
          </table:table-cell>
          <table:table-cell table:formula="of:=[.C132]/16384-[.J$164]" office:value-type="float" office:value="-0.042083740234375">
            <text:p>-0.04</text:p>
          </table:table-cell>
          <table:table-cell table:formula="of:=[.D132]/131" office:value-type="float" office:value="1.61068702290076">
            <text:p>1.6</text:p>
          </table:table-cell>
          <table:table-cell table:formula="of:=[.E132]/131" office:value-type="float" office:value="-29.0610687022901">
            <text:p>-29.1</text:p>
          </table:table-cell>
          <table:table-cell table:formula="of:=[.F132]/131" office:value-type="float" office:value="-16.7709923664122">
            <text:p>-16.8</text:p>
          </table:table-cell>
          <table:table-cell/>
          <table:table-cell table:formula="of:=[.H132]-AVERAGE([.H108:.H132])" office:value-type="float" office:value="-0.123486328125">
            <text:p>-0.12</text:p>
          </table:table-cell>
          <table:table-cell table:formula="of:=[.I132]-AVERAGE([.I108:.I132])" office:value-type="float" office:value="0.0269921875">
            <text:p>0.03</text:p>
          </table:table-cell>
          <table:table-cell table:formula="of:=[.J132]-AVERAGE([.J108:.J132])" office:value-type="float" office:value="0.069736328125">
            <text:p>0.07</text:p>
          </table:table-cell>
          <table:table-cell table:formula="of:=IF(ABS([.K132]-AVERAGE([.K$2:.K132])) &gt; 20;[.K132]-AVERAGE([.K$2:.K132]);0)" office:value-type="float" office:value="0">
            <text:p>0.00</text:p>
          </table:table-cell>
          <table:table-cell table:formula="of:=[.L132]-AVERAGE([.L108:.L132])" office:value-type="float" office:value="-26.7480916030534">
            <text:p>-26.75</text:p>
          </table:table-cell>
          <table:table-cell table:formula="of:=[.M132]-AVERAGE([.M108:.M132])" office:value-type="float" office:value="-18.5380152671756">
            <text:p>-18.54</text:p>
          </table:table-cell>
          <table:table-cell/>
          <table:table-cell table:formula="of:=[.V131]+[.O132]*[.$U$2]" office:value-type="float" office:value="0.677039659288196">
            <text:p>0.68</text:p>
          </table:table-cell>
          <table:table-cell table:formula="of:=[.W131]+[.P132]*[.$U$2]" office:value-type="float" office:value="-0.304199083116319">
            <text:p>-0.30</text:p>
          </table:table-cell>
          <table:table-cell table:formula="of:=[.X131]+[.Q132]*[.$U$2]" office:value-type="float" office:value="-0.62977561102973">
            <text:p>-0.63</text:p>
          </table:table-cell>
          <table:table-cell table:formula="of:=[.R132]" office:value-type="float" office:value="0">
            <text:p>0.0</text:p>
          </table:table-cell>
          <table:table-cell table:formula="of:=[.S132]" office:value-type="float" office:value="-26.7480916030534">
            <text:p>-26.7</text:p>
          </table:table-cell>
          <table:table-cell table:formula="of:=[.T132]" office:value-type="float" office:value="-18.5380152671756">
            <text:p>-18.5</text:p>
          </table:table-cell>
          <table:table-cell table:number-columns-repeated="2"/>
          <table:table-cell table:formula="of:=[.V132]*[.$U$2]+0.5*[.O131]*POWER([.$U$2];2)+[.AD131]" office:value-type="float" office:value="20.7080340802228">
            <text:p>20.7080340802</text:p>
          </table:table-cell>
          <table:table-cell table:formula="of:=[.W132]*[.$U$2]+0.5*[.P131]*POWER([.$U$2];2)+[.AE131]" office:value-type="float" office:value="-5.56150284378616">
            <text:p>-5.5615028438</text:p>
          </table:table-cell>
          <table:table-cell table:formula="of:=[.X132]*[.$U$2]+0.5*[.Q131]*POWER([.$U$2];2)+[.AF131]" office:value-type="float" office:value="-16.8176080633093">
            <text:p>-16.8176080633</text:p>
          </table:table-cell>
          <table:table-cell table:formula="of:=[.AG131]+[.Y132]*[.$U$2]" office:value-type="float" office:value="511.433752045022">
            <text:p>511.43</text:p>
          </table:table-cell>
          <table:table-cell table:formula="of:=[.AH131]+[.Z132]*[.$U$2]" office:value-type="float" office:value="-3.49031451744028">
            <text:p>-3.49</text:p>
          </table:table-cell>
          <table:table-cell table:formula="of:=[.AI131]+[.AA132]*[.$U$2]" office:value-type="float" office:value="4.12416918541596">
            <text:p>4.12</text:p>
          </table:table-cell>
        </table:table-row>
        <table:table-row table:style-name="ro1">
          <table:table-cell office:value-type="float" office:value="18184">
            <text:p>18184</text:p>
          </table:table-cell>
          <table:table-cell office:value-type="float" office:value="-18908">
            <text:p>-18908</text:p>
          </table:table-cell>
          <table:table-cell office:value-type="float" office:value="2560">
            <text:p>2560</text:p>
          </table:table-cell>
          <table:table-cell office:value-type="float" office:value="-2999">
            <text:p>-2999</text:p>
          </table:table-cell>
          <table:table-cell office:value-type="float" office:value="-13117">
            <text:p>-13117</text:p>
          </table:table-cell>
          <table:table-cell office:value-type="float" office:value="-15565">
            <text:p>-15565</text:p>
          </table:table-cell>
          <table:table-cell/>
          <table:table-cell table:formula="of:=[.A133]/16384-[.H$164]" office:value-type="float" office:value="0.161234537760417">
            <text:p>0.16</text:p>
          </table:table-cell>
          <table:table-cell table:formula="of:=[.B133]/16384-[.I$164]" office:value-type="float" office:value="-0.920176188151042">
            <text:p>-0.92</text:p>
          </table:table-cell>
          <table:table-cell table:formula="of:=[.C133]/16384-[.J$164]" office:value-type="float" office:value="-0.062835693359375">
            <text:p>-0.06</text:p>
          </table:table-cell>
          <table:table-cell table:formula="of:=[.D133]/131" office:value-type="float" office:value="-22.8931297709924">
            <text:p>-22.9</text:p>
          </table:table-cell>
          <table:table-cell table:formula="of:=[.E133]/131" office:value-type="float" office:value="-100.129770992366">
            <text:p>-100.1</text:p>
          </table:table-cell>
          <table:table-cell table:formula="of:=[.F133]/131" office:value-type="float" office:value="-118.81679389313">
            <text:p>-118.8</text:p>
          </table:table-cell>
          <table:table-cell/>
          <table:table-cell table:formula="of:=[.H133]-AVERAGE([.H109:.H133])" office:value-type="float" office:value="0.0100390625">
            <text:p>0.01</text:p>
          </table:table-cell>
          <table:table-cell table:formula="of:=[.I133]-AVERAGE([.I109:.I133])" office:value-type="float" office:value="-0.808974609375">
            <text:p>-0.81</text:p>
          </table:table-cell>
          <table:table-cell table:formula="of:=[.J133]-AVERAGE([.J109:.J133])" office:value-type="float" office:value="0.050830078125">
            <text:p>0.05</text:p>
          </table:table-cell>
          <table:table-cell table:formula="of:=IF(ABS([.K133]-AVERAGE([.K$2:.K133])) &gt; 20;[.K133]-AVERAGE([.K$2:.K133]);0)" office:value-type="float" office:value="-38.5031228313671">
            <text:p>-38.50</text:p>
          </table:table-cell>
          <table:table-cell table:formula="of:=[.L133]-AVERAGE([.L109:.L133])" office:value-type="float" office:value="-96.5459541984733">
            <text:p>-96.55</text:p>
          </table:table-cell>
          <table:table-cell table:formula="of:=[.M133]-AVERAGE([.M109:.M133])" office:value-type="float" office:value="-116.90534351145">
            <text:p>-116.91</text:p>
          </table:table-cell>
          <table:table-cell/>
          <table:table-cell table:formula="of:=[.V132]+[.O133]*[.$U$2]" office:value-type="float" office:value="0.680386013454862">
            <text:p>0.68</text:p>
          </table:table-cell>
          <table:table-cell table:formula="of:=[.W132]+[.P133]*[.$U$2]" office:value-type="float" office:value="-0.573857286241319">
            <text:p>-0.57</text:p>
          </table:table-cell>
          <table:table-cell table:formula="of:=[.X132]+[.Q133]*[.$U$2]" office:value-type="float" office:value="-0.61283225165473">
            <text:p>-0.61</text:p>
          </table:table-cell>
          <table:table-cell table:formula="of:=[.R133]" office:value-type="float" office:value="-38.5031228313671">
            <text:p>-38.5</text:p>
          </table:table-cell>
          <table:table-cell table:formula="of:=[.S133]" office:value-type="float" office:value="-96.5459541984733">
            <text:p>-96.5</text:p>
          </table:table-cell>
          <table:table-cell table:formula="of:=[.T133]" office:value-type="float" office:value="-116.90534351145">
            <text:p>-116.9</text:p>
          </table:table-cell>
          <table:table-cell table:number-columns-repeated="2"/>
          <table:table-cell table:formula="of:=[.V133]*[.$U$2]+0.5*[.O132]*POWER([.$U$2];2)+[.AD132]" office:value-type="float" office:value="20.9279690664786">
            <text:p>20.9279690665</text:p>
          </table:table-cell>
          <table:table-cell table:formula="of:=[.W133]*[.$U$2]+0.5*[.P132]*POWER([.$U$2];2)+[.AE132]" office:value-type="float" office:value="-5.75128903989438">
            <text:p>-5.7512890399</text:p>
          </table:table-cell>
          <table:table-cell table:formula="of:=[.X133]*[.$U$2]+0.5*[.Q132]*POWER([.$U$2];2)+[.AF132]" office:value-type="float" office:value="-17.0180112400761">
            <text:p>-17.0180112401</text:p>
          </table:table-cell>
          <table:table-cell table:formula="of:=[.AG132]+[.Y133]*[.$U$2]" office:value-type="float" office:value="498.599377767899">
            <text:p>498.60</text:p>
          </table:table-cell>
          <table:table-cell table:formula="of:=[.AH132]+[.Z133]*[.$U$2]" office:value-type="float" office:value="-35.6722992502647">
            <text:p>-35.67</text:p>
          </table:table-cell>
          <table:table-cell table:formula="of:=[.AI132]+[.AA133]*[.$U$2]" office:value-type="float" office:value="-34.8442786517342">
            <text:p>-34.84</text:p>
          </table:table-cell>
        </table:table-row>
        <table:table-row table:style-name="ro1">
          <table:table-cell office:value-type="float" office:value="22384">
            <text:p>22384</text:p>
          </table:table-cell>
          <table:table-cell office:value-type="float" office:value="-9128">
            <text:p>-9128</text:p>
          </table:table-cell>
          <table:table-cell office:value-type="float" office:value="-2512">
            <text:p>-2512</text:p>
          </table:table-cell>
          <table:table-cell office:value-type="float" office:value="6228">
            <text:p>6228</text:p>
          </table:table-cell>
          <table:table-cell office:value-type="float" office:value="28410">
            <text:p>28410</text:p>
          </table:table-cell>
          <table:table-cell office:value-type="float" office:value="20025">
            <text:p>20025</text:p>
          </table:table-cell>
          <table:table-cell/>
          <table:table-cell table:formula="of:=[.A134]/16384-[.H$164]" office:value-type="float" office:value="0.417582194010417">
            <text:p>0.42</text:p>
          </table:table-cell>
          <table:table-cell table:formula="of:=[.B134]/16384-[.I$164]" office:value-type="float" office:value="-0.323252360026042">
            <text:p>-0.32</text:p>
          </table:table-cell>
          <table:table-cell table:formula="of:=[.C134]/16384-[.J$164]" office:value-type="float" office:value="-0.372406005859375">
            <text:p>-0.37</text:p>
          </table:table-cell>
          <table:table-cell table:formula="of:=[.D134]/131" office:value-type="float" office:value="47.5419847328244">
            <text:p>47.5</text:p>
          </table:table-cell>
          <table:table-cell table:formula="of:=[.E134]/131" office:value-type="float" office:value="216.870229007634">
            <text:p>216.9</text:p>
          </table:table-cell>
          <table:table-cell table:formula="of:=[.F134]/131" office:value-type="float" office:value="152.862595419847">
            <text:p>152.9</text:p>
          </table:table-cell>
          <table:table-cell/>
          <table:table-cell table:formula="of:=[.H134]-AVERAGE([.H110:.H134])" office:value-type="float" office:value="0.224365234375">
            <text:p>0.22</text:p>
          </table:table-cell>
          <table:table-cell table:formula="of:=[.I134]-AVERAGE([.I110:.I134])" office:value-type="float" office:value="-0.21060546875">
            <text:p>-0.21</text:p>
          </table:table-cell>
          <table:table-cell table:formula="of:=[.J134]-AVERAGE([.J110:.J134])" office:value-type="float" office:value="-0.248876953125">
            <text:p>-0.25</text:p>
          </table:table-cell>
          <table:table-cell table:formula="of:=IF(ABS([.K134]-AVERAGE([.K$2:.K134])) &gt; 20;[.K134]-AVERAGE([.K$2:.K134]);0)" office:value-type="float" office:value="31.6919015094989">
            <text:p>31.69</text:p>
          </table:table-cell>
          <table:table-cell table:formula="of:=[.L134]-AVERAGE([.L110:.L134])" office:value-type="float" office:value="214.785648854962">
            <text:p>214.79</text:p>
          </table:table-cell>
          <table:table-cell table:formula="of:=[.M134]-AVERAGE([.M110:.M134])" office:value-type="float" office:value="148.124885496183">
            <text:p>148.12</text:p>
          </table:table-cell>
          <table:table-cell/>
          <table:table-cell table:formula="of:=[.V133]+[.O134]*[.$U$2]" office:value-type="float" office:value="0.755174424913196">
            <text:p>0.76</text:p>
          </table:table-cell>
          <table:table-cell table:formula="of:=[.W133]+[.P134]*[.$U$2]" office:value-type="float" office:value="-0.644059109157986">
            <text:p>-0.64</text:p>
          </table:table-cell>
          <table:table-cell table:formula="of:=[.X133]+[.Q134]*[.$U$2]" office:value-type="float" office:value="-0.69579123602973">
            <text:p>-0.70</text:p>
          </table:table-cell>
          <table:table-cell table:formula="of:=[.R134]" office:value-type="float" office:value="31.6919015094989">
            <text:p>31.7</text:p>
          </table:table-cell>
          <table:table-cell table:formula="of:=[.S134]" office:value-type="float" office:value="214.785648854962">
            <text:p>214.8</text:p>
          </table:table-cell>
          <table:table-cell table:formula="of:=[.T134]" office:value-type="float" office:value="148.124885496183">
            <text:p>148.1</text:p>
          </table:table-cell>
          <table:table-cell table:number-columns-repeated="2"/>
          <table:table-cell table:formula="of:=[.V134]*[.$U$2]+0.5*[.O133]*POWER([.$U$2];2)+[.AD133]" office:value-type="float" office:value="21.1802516004774">
            <text:p>21.1802516005</text:p>
          </table:table-cell>
          <table:table-cell table:formula="of:=[.W134]*[.$U$2]+0.5*[.P133]*POWER([.$U$2];2)+[.AE133]" office:value-type="float" office:value="-6.01091844346788">
            <text:p>-6.0109184435</text:p>
          </table:table-cell>
          <table:table-cell table:formula="of:=[.X134]*[.$U$2]+0.5*[.Q133]*POWER([.$U$2];2)+[.AF133]" office:value-type="float" office:value="-17.2471177588569">
            <text:p>-17.2471177589</text:p>
          </table:table-cell>
          <table:table-cell table:formula="of:=[.AG133]+[.Y134]*[.$U$2]" office:value-type="float" office:value="509.163344937732">
            <text:p>509.16</text:p>
          </table:table-cell>
          <table:table-cell table:formula="of:=[.AH133]+[.Z134]*[.$U$2]" office:value-type="float" office:value="35.9229170347226">
            <text:p>35.92</text:p>
          </table:table-cell>
          <table:table-cell table:formula="of:=[.AI133]+[.AA134]*[.$U$2]" office:value-type="float" office:value="14.5306831803269">
            <text:p>14.53</text:p>
          </table:table-cell>
        </table:table-row>
        <table:table-row table:style-name="ro1">
          <table:table-cell office:value-type="float" office:value="18332">
            <text:p>18332</text:p>
          </table:table-cell>
          <table:table-cell office:value-type="float" office:value="-1388">
            <text:p>-1388</text:p>
          </table:table-cell>
          <table:table-cell office:value-type="float" office:value="3472">
            <text:p>3472</text:p>
          </table:table-cell>
          <table:table-cell office:value-type="float" office:value="2497">
            <text:p>2497</text:p>
          </table:table-cell>
          <table:table-cell office:value-type="float" office:value="-10083">
            <text:p>-10083</text:p>
          </table:table-cell>
          <table:table-cell office:value-type="float" office:value="-535">
            <text:p>-535</text:p>
          </table:table-cell>
          <table:table-cell/>
          <table:table-cell table:formula="of:=[.A135]/16384-[.H$164]" office:value-type="float" office:value="0.170267740885417">
            <text:p>0.17</text:p>
          </table:table-cell>
          <table:table-cell table:formula="of:=[.B135]/16384-[.I$164]" office:value-type="float" office:value="0.149159749348958">
            <text:p>0.15</text:p>
          </table:table-cell>
          <table:table-cell table:formula="of:=[.C135]/16384-[.J$164]" office:value-type="float" office:value="-0.007171630859375">
            <text:p>-0.01</text:p>
          </table:table-cell>
          <table:table-cell table:formula="of:=[.D135]/131" office:value-type="float" office:value="19.0610687022901">
            <text:p>19.1</text:p>
          </table:table-cell>
          <table:table-cell table:formula="of:=[.E135]/131" office:value-type="float" office:value="-76.969465648855">
            <text:p>-77.0</text:p>
          </table:table-cell>
          <table:table-cell table:formula="of:=[.F135]/131" office:value-type="float" office:value="-4.08396946564886">
            <text:p>-4.1</text:p>
          </table:table-cell>
          <table:table-cell/>
          <table:table-cell table:formula="of:=[.H135]-AVERAGE([.H111:.H135])" office:value-type="float" office:value="-0.032666015625">
            <text:p>-0.03</text:p>
          </table:table-cell>
          <table:table-cell table:formula="of:=[.I135]-AVERAGE([.I111:.I135])" office:value-type="float" office:value="0.28123046875">
            <text:p>0.28</text:p>
          </table:table-cell>
          <table:table-cell table:formula="of:=[.J135]-AVERAGE([.J111:.J135])" office:value-type="float" office:value="0.093671875">
            <text:p>0.09</text:p>
          </table:table-cell>
          <table:table-cell table:formula="of:=IF(ABS([.K135]-AVERAGE([.K$2:.K135])) &gt; 20;[.K135]-AVERAGE([.K$2:.K135]);0)" office:value-type="float" office:value="0">
            <text:p>0.00</text:p>
          </table:table-cell>
          <table:table-cell table:formula="of:=[.L135]-AVERAGE([.L111:.L135])" office:value-type="float" office:value="-78.5190839694657">
            <text:p>-78.52</text:p>
          </table:table-cell>
          <table:table-cell table:formula="of:=[.M135]-AVERAGE([.M111:.M135])" office:value-type="float" office:value="-6.0024427480916">
            <text:p>-6.00</text:p>
          </table:table-cell>
          <table:table-cell/>
          <table:table-cell table:formula="of:=[.V134]+[.O135]*[.$U$2]" office:value-type="float" office:value="0.744285753038196">
            <text:p>0.74</text:p>
          </table:table-cell>
          <table:table-cell table:formula="of:=[.W134]+[.P135]*[.$U$2]" office:value-type="float" office:value="-0.550315619574652">
            <text:p>-0.55</text:p>
          </table:table-cell>
          <table:table-cell table:formula="of:=[.X134]+[.Q135]*[.$U$2]" office:value-type="float" office:value="-0.664567277696397">
            <text:p>-0.66</text:p>
          </table:table-cell>
          <table:table-cell table:formula="of:=[.R135]" office:value-type="float" office:value="0">
            <text:p>0.0</text:p>
          </table:table-cell>
          <table:table-cell table:formula="of:=[.S135]" office:value-type="float" office:value="-78.5190839694657">
            <text:p>-78.5</text:p>
          </table:table-cell>
          <table:table-cell table:formula="of:=[.T135]" office:value-type="float" office:value="-6.0024427480916">
            <text:p>-6.0</text:p>
          </table:table-cell>
          <table:table-cell table:number-columns-repeated="2"/>
          <table:table-cell table:formula="of:=[.V135]*[.$U$2]+0.5*[.O134]*POWER([.$U$2];2)+[.AD134]" office:value-type="float" office:value="21.4408115867332">
            <text:p>21.4408115867</text:p>
          </table:table-cell>
          <table:table-cell table:formula="of:=[.W135]*[.$U$2]+0.5*[.P134]*POWER([.$U$2];2)+[.AE134]" office:value-type="float" office:value="-6.20605728714554">
            <text:p>-6.2060572871</text:p>
          </table:table-cell>
          <table:table-cell table:formula="of:=[.X135]*[.$U$2]+0.5*[.Q134]*POWER([.$U$2];2)+[.AF134]" office:value-type="float" office:value="-17.4824666821515">
            <text:p>-17.4824666822</text:p>
          </table:table-cell>
          <table:table-cell table:formula="of:=[.AG134]+[.Y135]*[.$U$2]" office:value-type="float" office:value="509.163344937732">
            <text:p>509.16</text:p>
          </table:table-cell>
          <table:table-cell table:formula="of:=[.AH134]+[.Z135]*[.$U$2]" office:value-type="float" office:value="9.74988904490069">
            <text:p>9.75</text:p>
          </table:table-cell>
          <table:table-cell table:formula="of:=[.AI134]+[.AA135]*[.$U$2]" office:value-type="float" office:value="12.5298689309631">
            <text:p>12.53</text:p>
          </table:table-cell>
        </table:table-row>
        <table:table-row table:style-name="ro1">
          <table:table-cell office:value-type="float" office:value="15220">
            <text:p>15220</text:p>
          </table:table-cell>
          <table:table-cell office:value-type="float" office:value="-5036">
            <text:p>-5036</text:p>
          </table:table-cell>
          <table:table-cell office:value-type="float" office:value="3376">
            <text:p>3376</text:p>
          </table:table-cell>
          <table:table-cell office:value-type="float" office:value="717">
            <text:p>717</text:p>
          </table:table-cell>
          <table:table-cell office:value-type="float" office:value="-12121">
            <text:p>-12121</text:p>
          </table:table-cell>
          <table:table-cell office:value-type="float" office:value="-5730">
            <text:p>-5730</text:p>
          </table:table-cell>
          <table:table-cell/>
          <table:table-cell table:formula="of:=[.A136]/16384-[.H$164]" office:value-type="float" office:value="-0.0196736653645834">
            <text:p>-0.02</text:p>
          </table:table-cell>
          <table:table-cell table:formula="of:=[.B136]/16384-[.I$164]" office:value-type="float" office:value="-0.0734965006510417">
            <text:p>-0.07</text:p>
          </table:table-cell>
          <table:table-cell table:formula="of:=[.C136]/16384-[.J$164]" office:value-type="float" office:value="-0.013031005859375">
            <text:p>-0.01</text:p>
          </table:table-cell>
          <table:table-cell table:formula="of:=[.D136]/131" office:value-type="float" office:value="5.47328244274809">
            <text:p>5.5</text:p>
          </table:table-cell>
          <table:table-cell table:formula="of:=[.E136]/131" office:value-type="float" office:value="-92.5267175572519">
            <text:p>-92.5</text:p>
          </table:table-cell>
          <table:table-cell table:formula="of:=[.F136]/131" office:value-type="float" office:value="-43.7404580152672">
            <text:p>-43.7</text:p>
          </table:table-cell>
          <table:table-cell/>
          <table:table-cell table:formula="of:=[.H136]-AVERAGE([.H112:.H136])" office:value-type="float" office:value="-0.219296875">
            <text:p>-0.22</text:p>
          </table:table-cell>
          <table:table-cell table:formula="of:=[.I136]-AVERAGE([.I112:.I136])" office:value-type="float" office:value="0.06611328125">
            <text:p>0.07</text:p>
          </table:table-cell>
          <table:table-cell table:formula="of:=[.J136]-AVERAGE([.J112:.J136])" office:value-type="float" office:value="0.08947265625">
            <text:p>0.09</text:p>
          </table:table-cell>
          <table:table-cell table:formula="of:=IF(ABS([.K136]-AVERAGE([.K$2:.K136])) &gt; 20;[.K136]-AVERAGE([.K$2:.K136]);0)" office:value-type="float" office:value="0">
            <text:p>0.00</text:p>
          </table:table-cell>
          <table:table-cell table:formula="of:=[.L136]-AVERAGE([.L112:.L136])" office:value-type="float" office:value="-91.6451908396947">
            <text:p>-91.65</text:p>
          </table:table-cell>
          <table:table-cell table:formula="of:=[.M136]-AVERAGE([.M112:.M136])" office:value-type="float" office:value="-44.4888549618321">
            <text:p>-44.49</text:p>
          </table:table-cell>
          <table:table-cell/>
          <table:table-cell table:formula="of:=[.V135]+[.O136]*[.$U$2]" office:value-type="float" office:value="0.671186794704862">
            <text:p>0.67</text:p>
          </table:table-cell>
          <table:table-cell table:formula="of:=[.W135]+[.P136]*[.$U$2]" office:value-type="float" office:value="-0.528277859157986">
            <text:p>-0.53</text:p>
          </table:table-cell>
          <table:table-cell table:formula="of:=[.X135]+[.Q136]*[.$U$2]" office:value-type="float" office:value="-0.634743058946397">
            <text:p>-0.63</text:p>
          </table:table-cell>
          <table:table-cell table:formula="of:=[.R136]" office:value-type="float" office:value="0">
            <text:p>0.0</text:p>
          </table:table-cell>
          <table:table-cell table:formula="of:=[.S136]" office:value-type="float" office:value="-91.6451908396947">
            <text:p>-91.6</text:p>
          </table:table-cell>
          <table:table-cell table:formula="of:=[.T136]" office:value-type="float" office:value="-44.4888549618321">
            <text:p>-44.5</text:p>
          </table:table-cell>
          <table:table-cell table:number-columns-repeated="2"/>
          <table:table-cell table:formula="of:=[.V136]*[.$U$2]+0.5*[.O135]*POWER([.$U$2];2)+[.AD135]" office:value-type="float" office:value="21.6627257396557">
            <text:p>21.6627257397</text:p>
          </table:table-cell>
          <table:table-cell table:formula="of:=[.W136]*[.$U$2]+0.5*[.P135]*POWER([.$U$2];2)+[.AE135]" office:value-type="float" office:value="-6.36652599193431">
            <text:p>-6.3665259919</text:p>
          </table:table-cell>
          <table:table-cell table:formula="of:=[.X136]*[.$U$2]+0.5*[.Q135]*POWER([.$U$2];2)+[.AF135]" office:value-type="float" office:value="-17.6888437087447">
            <text:p>-17.6888437087</text:p>
          </table:table-cell>
          <table:table-cell table:formula="of:=[.AG135]+[.Y136]*[.$U$2]" office:value-type="float" office:value="509.163344937732">
            <text:p>509.16</text:p>
          </table:table-cell>
          <table:table-cell table:formula="of:=[.AH135]+[.Z136]*[.$U$2]" office:value-type="float" office:value="-20.7985079016642">
            <text:p>-20.80</text:p>
          </table:table-cell>
          <table:table-cell table:formula="of:=[.AI135]+[.AA136]*[.$U$2]" office:value-type="float" office:value="-2.29974938964764">
            <text:p>-2.30</text:p>
          </table:table-cell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-8564">
            <text:p>-8564</text:p>
          </table:table-cell>
          <table:table-cell office:value-type="float" office:value="-1712">
            <text:p>-1712</text:p>
          </table:table-cell>
          <table:table-cell office:value-type="float" office:value="18923">
            <text:p>18923</text:p>
          </table:table-cell>
          <table:table-cell office:value-type="float" office:value="8935">
            <text:p>8935</text:p>
          </table:table-cell>
          <table:table-cell office:value-type="float" office:value="-409">
            <text:p>-409</text:p>
          </table:table-cell>
          <table:table-cell/>
          <table:table-cell table:formula="of:=[.A137]/16384-[.H$164]" office:value-type="float" office:value="-0.537984212239583">
            <text:p>-0.54</text:p>
          </table:table-cell>
          <table:table-cell table:formula="of:=[.B137]/16384-[.I$164]" office:value-type="float" office:value="-0.288828531901042">
            <text:p>-0.29</text:p>
          </table:table-cell>
          <table:table-cell table:formula="of:=[.C137]/16384-[.J$164]" office:value-type="float" office:value="-0.323577880859375">
            <text:p>-0.32</text:p>
          </table:table-cell>
          <table:table-cell table:formula="of:=[.D137]/131" office:value-type="float" office:value="144.450381679389">
            <text:p>144.5</text:p>
          </table:table-cell>
          <table:table-cell table:formula="of:=[.E137]/131" office:value-type="float" office:value="68.206106870229">
            <text:p>68.2</text:p>
          </table:table-cell>
          <table:table-cell table:formula="of:=[.F137]/131" office:value-type="float" office:value="-3.12213740458015">
            <text:p>-3.1</text:p>
          </table:table-cell>
          <table:table-cell/>
          <table:table-cell table:formula="of:=[.H137]-AVERAGE([.H113:.H137])" office:value-type="float" office:value="-0.695986328125">
            <text:p>-0.70</text:p>
          </table:table-cell>
          <table:table-cell table:formula="of:=[.I137]-AVERAGE([.I113:.I137])" office:value-type="float" office:value="-0.145322265625">
            <text:p>-0.15</text:p>
          </table:table-cell>
          <table:table-cell table:formula="of:=[.J137]-AVERAGE([.J113:.J137])" office:value-type="float" office:value="-0.184853515625">
            <text:p>-0.18</text:p>
          </table:table-cell>
          <table:table-cell table:formula="of:=IF(ABS([.K137]-AVERAGE([.K$2:.K137])) &gt; 20;[.K137]-AVERAGE([.K$2:.K137]);0)" office:value-type="float" office:value="127.707397844634">
            <text:p>127.71</text:p>
          </table:table-cell>
          <table:table-cell table:formula="of:=[.L137]-AVERAGE([.L113:.L137])" office:value-type="float" office:value="61.0632061068702">
            <text:p>61.06</text:p>
          </table:table-cell>
          <table:table-cell table:formula="of:=[.M137]-AVERAGE([.M113:.M137])" office:value-type="float" office:value="-7.60916030534351">
            <text:p>-7.61</text:p>
          </table:table-cell>
          <table:table-cell/>
          <table:table-cell table:formula="of:=[.V136]+[.O137]*[.$U$2]" office:value-type="float" office:value="0.439191351996529">
            <text:p>0.44</text:p>
          </table:table-cell>
          <table:table-cell table:formula="of:=[.W136]+[.P137]*[.$U$2]" office:value-type="float" office:value="-0.576718614366319">
            <text:p>-0.58</text:p>
          </table:table-cell>
          <table:table-cell table:formula="of:=[.X136]+[.Q137]*[.$U$2]" office:value-type="float" office:value="-0.696360897488064">
            <text:p>-0.70</text:p>
          </table:table-cell>
          <table:table-cell table:formula="of:=[.R137]" office:value-type="float" office:value="127.707397844634">
            <text:p>127.7</text:p>
          </table:table-cell>
          <table:table-cell table:formula="of:=[.S137]" office:value-type="float" office:value="61.0632061068702">
            <text:p>61.1</text:p>
          </table:table-cell>
          <table:table-cell table:formula="of:=[.T137]" office:value-type="float" office:value="-7.60916030534351">
            <text:p>-7.6</text:p>
          </table:table-cell>
          <table:table-cell table:number-columns-repeated="2"/>
          <table:table-cell table:formula="of:=[.V137]*[.$U$2]+0.5*[.O136]*POWER([.$U$2];2)+[.AD136]" office:value-type="float" office:value="21.7969396972657">
            <text:p>21.7969396973</text:p>
          </table:table-cell>
          <table:table-cell table:formula="of:=[.W137]*[.$U$2]+0.5*[.P136]*POWER([.$U$2];2)+[.AE136]" office:value-type="float" office:value="-6.55509256998697">
            <text:p>-6.55509257</text:p>
          </table:table-cell>
          <table:table-cell table:formula="of:=[.X137]*[.$U$2]+0.5*[.Q136]*POWER([.$U$2];2)+[.AF136]" office:value-type="float" office:value="-17.9159933047824">
            <text:p>-17.9159933048</text:p>
          </table:table-cell>
          <table:table-cell table:formula="of:=[.AG136]+[.Y137]*[.$U$2]" office:value-type="float" office:value="551.73247755261">
            <text:p>551.73</text:p>
          </table:table-cell>
          <table:table-cell table:formula="of:=[.AH136]+[.Z137]*[.$U$2]" office:value-type="float" office:value="-0.444105866040786">
            <text:p>-0.44</text:p>
          </table:table-cell>
          <table:table-cell table:formula="of:=[.AI136]+[.AA137]*[.$U$2]" office:value-type="float" office:value="-4.83613615809547">
            <text:p>-4.84</text:p>
          </table:table-cell>
        </table:table-row>
        <table:table-row table:style-name="ro1">
          <table:table-cell office:value-type="float" office:value="16024">
            <text:p>16024</text:p>
          </table:table-cell>
          <table:table-cell office:value-type="float" office:value="-2652">
            <text:p>-2652</text:p>
          </table:table-cell>
          <table:table-cell office:value-type="float" office:value="-10624">
            <text:p>-10624</text:p>
          </table:table-cell>
          <table:table-cell office:value-type="float" office:value="637">
            <text:p>637</text:p>
          </table:table-cell>
          <table:table-cell office:value-type="float" office:value="-13940">
            <text:p>-13940</text:p>
          </table:table-cell>
          <table:table-cell office:value-type="float" office:value="1811">
            <text:p>1811</text:p>
          </table:table-cell>
          <table:table-cell/>
          <table:table-cell table:formula="of:=[.A138]/16384-[.H$164]" office:value-type="float" office:value="0.0293986002604166">
            <text:p>0.03</text:p>
          </table:table-cell>
          <table:table-cell table:formula="of:=[.B138]/16384-[.I$164]" office:value-type="float" office:value="0.0720113118489583">
            <text:p>0.07</text:p>
          </table:table-cell>
          <table:table-cell table:formula="of:=[.C138]/16384-[.J$164]" office:value-type="float" office:value="-0.867523193359375">
            <text:p>-0.87</text:p>
          </table:table-cell>
          <table:table-cell table:formula="of:=[.D138]/131" office:value-type="float" office:value="4.86259541984733">
            <text:p>4.9</text:p>
          </table:table-cell>
          <table:table-cell table:formula="of:=[.E138]/131" office:value-type="float" office:value="-106.412213740458">
            <text:p>-106.4</text:p>
          </table:table-cell>
          <table:table-cell table:formula="of:=[.F138]/131" office:value-type="float" office:value="13.824427480916">
            <text:p>13.8</text:p>
          </table:table-cell>
          <table:table-cell/>
          <table:table-cell table:formula="of:=[.H138]-AVERAGE([.H114:.H138])" office:value-type="float" office:value="-0.109755859375">
            <text:p>-0.11</text:p>
          </table:table-cell>
          <table:table-cell table:formula="of:=[.I138]-AVERAGE([.I114:.I138])" office:value-type="float" office:value="0.1952734375">
            <text:p>0.20</text:p>
          </table:table-cell>
          <table:table-cell table:formula="of:=[.J138]-AVERAGE([.J114:.J138])" office:value-type="float" office:value="-0.71306640625">
            <text:p>-0.71</text:p>
          </table:table-cell>
          <table:table-cell table:formula="of:=IF(ABS([.K138]-AVERAGE([.K$2:.K138])) &gt; 20;[.K138]-AVERAGE([.K$2:.K138]);0)" office:value-type="float" office:value="0">
            <text:p>0.00</text:p>
          </table:table-cell>
          <table:table-cell table:formula="of:=[.L138]-AVERAGE([.L114:.L138])" office:value-type="float" office:value="-99.2934351145038">
            <text:p>-99.29</text:p>
          </table:table-cell>
          <table:table-cell table:formula="of:=[.M138]-AVERAGE([.M114:.M138])" office:value-type="float" office:value="14.5129770992366">
            <text:p>14.51</text:p>
          </table:table-cell>
          <table:table-cell/>
          <table:table-cell table:formula="of:=[.V137]+[.O138]*[.$U$2]" office:value-type="float" office:value="0.402606065538196">
            <text:p>0.40</text:p>
          </table:table-cell>
          <table:table-cell table:formula="of:=[.W137]+[.P138]*[.$U$2]" office:value-type="float" office:value="-0.511627468532986">
            <text:p>-0.51</text:p>
          </table:table-cell>
          <table:table-cell table:formula="of:=[.X137]+[.Q138]*[.$U$2]" office:value-type="float" office:value="-0.934049699571397">
            <text:p>-0.93</text:p>
          </table:table-cell>
          <table:table-cell table:formula="of:=[.R138]" office:value-type="float" office:value="0">
            <text:p>0.0</text:p>
          </table:table-cell>
          <table:table-cell table:formula="of:=[.S138]" office:value-type="float" office:value="-99.2934351145038">
            <text:p>-99.3</text:p>
          </table:table-cell>
          <table:table-cell table:formula="of:=[.T138]" office:value-type="float" office:value="14.5129770992366">
            <text:p>14.5</text:p>
          </table:table-cell>
          <table:table-cell table:number-columns-repeated="2"/>
          <table:table-cell table:formula="of:=[.V138]*[.$U$2]+0.5*[.O137]*POWER([.$U$2];2)+[.AD137]" office:value-type="float" office:value="21.8924758119937">
            <text:p>21.892475812</text:p>
          </table:table-cell>
          <table:table-cell table:formula="of:=[.W138]*[.$U$2]+0.5*[.P137]*POWER([.$U$2];2)+[.AE137]" office:value-type="float" office:value="-6.73370851869936">
            <text:p>-6.7337085187</text:p>
          </table:table-cell>
          <table:table-cell table:formula="of:=[.X138]*[.$U$2]+0.5*[.Q137]*POWER([.$U$2];2)+[.AF137]" office:value-type="float" office:value="-18.2376128443965">
            <text:p>-18.2376128444</text:p>
          </table:table-cell>
          <table:table-cell table:formula="of:=[.AG137]+[.Y138]*[.$U$2]" office:value-type="float" office:value="551.73247755261">
            <text:p>551.73</text:p>
          </table:table-cell>
          <table:table-cell table:formula="of:=[.AH137]+[.Z138]*[.$U$2]" office:value-type="float" office:value="-33.5419175708754">
            <text:p>-33.54</text:p>
          </table:table-cell>
          <table:table-cell table:formula="of:=[.AI137]+[.AA138]*[.$U$2]" office:value-type="float" office:value="0.00152287498340797">
            <text:p>0.00</text:p>
          </table:table-cell>
        </table:table-row>
        <table:table-row table:style-name="ro1">
          <table:table-cell office:value-type="float" office:value="15776">
            <text:p>15776</text:p>
          </table:table-cell>
          <table:table-cell office:value-type="float" office:value="-4312">
            <text:p>-4312</text:p>
          </table:table-cell>
          <table:table-cell office:value-type="float" office:value="3616">
            <text:p>3616</text:p>
          </table:table-cell>
          <table:table-cell office:value-type="float" office:value="515">
            <text:p>515</text:p>
          </table:table-cell>
          <table:table-cell office:value-type="float" office:value="-2577">
            <text:p>-2577</text:p>
          </table:table-cell>
          <table:table-cell office:value-type="float" office:value="-785">
            <text:p>-785</text:p>
          </table:table-cell>
          <table:table-cell/>
          <table:table-cell table:formula="of:=[.A139]/16384-[.H$164]" office:value-type="float" office:value="0.0142618815104166">
            <text:p>0.01</text:p>
          </table:table-cell>
          <table:table-cell table:formula="of:=[.B139]/16384-[.I$164]" office:value-type="float" office:value="-0.0293070475260417">
            <text:p>-0.03</text:p>
          </table:table-cell>
          <table:table-cell table:formula="of:=[.C139]/16384-[.J$164]" office:value-type="float" office:value="0.001617431640625">
            <text:p>0.00</text:p>
          </table:table-cell>
          <table:table-cell table:formula="of:=[.D139]/131" office:value-type="float" office:value="3.93129770992366">
            <text:p>3.9</text:p>
          </table:table-cell>
          <table:table-cell table:formula="of:=[.E139]/131" office:value-type="float" office:value="-19.6717557251908">
            <text:p>-19.7</text:p>
          </table:table-cell>
          <table:table-cell table:formula="of:=[.F139]/131" office:value-type="float" office:value="-5.99236641221374">
            <text:p>-6.0</text:p>
          </table:table-cell>
          <table:table-cell/>
          <table:table-cell table:formula="of:=[.H139]-AVERAGE([.H115:.H139])" office:value-type="float" office:value="-0.11751953125">
            <text:p>-0.12</text:p>
          </table:table-cell>
          <table:table-cell table:formula="of:=[.I139]-AVERAGE([.I115:.I139])" office:value-type="float" office:value="0.10302734375">
            <text:p>0.10</text:p>
          </table:table-cell>
          <table:table-cell table:formula="of:=[.J139]-AVERAGE([.J115:.J139])" office:value-type="float" office:value="0.157841796875">
            <text:p>0.16</text:p>
          </table:table-cell>
          <table:table-cell table:formula="of:=IF(ABS([.K139]-AVERAGE([.K$2:.K139])) &gt; 20;[.K139]-AVERAGE([.K$2:.K139]);0)" office:value-type="float" office:value="0">
            <text:p>0.00</text:p>
          </table:table-cell>
          <table:table-cell table:formula="of:=[.L139]-AVERAGE([.L115:.L139])" office:value-type="float" office:value="-14.92">
            <text:p>-14.92</text:p>
          </table:table-cell>
          <table:table-cell table:formula="of:=[.M139]-AVERAGE([.M115:.M139])" office:value-type="float" office:value="-5.3624427480916">
            <text:p>-5.36</text:p>
          </table:table-cell>
          <table:table-cell/>
          <table:table-cell table:formula="of:=[.V138]+[.O139]*[.$U$2]" office:value-type="float" office:value="0.363432888454862">
            <text:p>0.36</text:p>
          </table:table-cell>
          <table:table-cell table:formula="of:=[.W138]+[.P139]*[.$U$2]" office:value-type="float" office:value="-0.477285020616319">
            <text:p>-0.48</text:p>
          </table:table-cell>
          <table:table-cell table:formula="of:=[.X138]+[.Q139]*[.$U$2]" office:value-type="float" office:value="-0.881435767279731">
            <text:p>-0.88</text:p>
          </table:table-cell>
          <table:table-cell table:formula="of:=[.R139]" office:value-type="float" office:value="0">
            <text:p>0.0</text:p>
          </table:table-cell>
          <table:table-cell table:formula="of:=[.S139]" office:value-type="float" office:value="-14.92">
            <text:p>-14.9</text:p>
          </table:table-cell>
          <table:table-cell table:formula="of:=[.T139]" office:value-type="float" office:value="-5.3624427480916">
            <text:p>-5.4</text:p>
          </table:table-cell>
          <table:table-cell table:number-columns-repeated="2"/>
          <table:table-cell table:formula="of:=[.V139]*[.$U$2]+0.5*[.O138]*POWER([.$U$2];2)+[.AD138]" office:value-type="float" office:value="22.0075225604022">
            <text:p>22.0075225604</text:p>
          </table:table-cell>
          <table:table-cell table:formula="of:=[.W139]*[.$U$2]+0.5*[.P138]*POWER([.$U$2];2)+[.AE138]" office:value-type="float" office:value="-6.88195500126591">
            <text:p>-6.8819550013</text:p>
          </table:table-cell>
          <table:table-cell table:formula="of:=[.X139]*[.$U$2]+0.5*[.Q138]*POWER([.$U$2];2)+[.AF138]" office:value-type="float" office:value="-18.5710395671703">
            <text:p>-18.5710395672</text:p>
          </table:table-cell>
          <table:table-cell table:formula="of:=[.AG138]+[.Y139]*[.$U$2]" office:value-type="float" office:value="551.73247755261">
            <text:p>551.73</text:p>
          </table:table-cell>
          <table:table-cell table:formula="of:=[.AH138]+[.Z139]*[.$U$2]" office:value-type="float" office:value="-38.5152509042087">
            <text:p>-38.52</text:p>
          </table:table-cell>
          <table:table-cell table:formula="of:=[.AI138]+[.AA139]*[.$U$2]" office:value-type="float" office:value="-1.78595804104713">
            <text:p>-1.79</text:p>
          </table:table-cell>
        </table:table-row>
        <table:table-row table:style-name="ro1">
          <table:table-cell office:value-type="float" office:value="25944">
            <text:p>25944</text:p>
          </table:table-cell>
          <table:table-cell office:value-type="float" office:value="-1848">
            <text:p>-1848</text:p>
          </table:table-cell>
          <table:table-cell office:value-type="float" office:value="9748">
            <text:p>9748</text:p>
          </table:table-cell>
          <table:table-cell office:value-type="float" office:value="-8457">
            <text:p>-8457</text:p>
          </table:table-cell>
          <table:table-cell office:value-type="float" office:value="-17800">
            <text:p>-17800</text:p>
          </table:table-cell>
          <table:table-cell office:value-type="float" office:value="-14667">
            <text:p>-14667</text:p>
          </table:table-cell>
          <table:table-cell/>
          <table:table-cell table:formula="of:=[.A140]/16384-[.H$164]" office:value-type="float" office:value="0.634867350260417">
            <text:p>0.63</text:p>
          </table:table-cell>
          <table:table-cell table:formula="of:=[.B140]/16384-[.I$164]" office:value-type="float" office:value="0.121083577473958">
            <text:p>0.12</text:p>
          </table:table-cell>
          <table:table-cell table:formula="of:=[.C140]/16384-[.J$164]" office:value-type="float" office:value="0.375885009765625">
            <text:p>0.38</text:p>
          </table:table-cell>
          <table:table-cell table:formula="of:=[.D140]/131" office:value-type="float" office:value="-64.557251908397">
            <text:p>-64.6</text:p>
          </table:table-cell>
          <table:table-cell table:formula="of:=[.E140]/131" office:value-type="float" office:value="-135.87786259542">
            <text:p>-135.9</text:p>
          </table:table-cell>
          <table:table-cell table:formula="of:=[.F140]/131" office:value-type="float" office:value="-111.961832061069">
            <text:p>-112.0</text:p>
          </table:table-cell>
          <table:table-cell/>
          <table:table-cell table:formula="of:=[.H140]-AVERAGE([.H116:.H140])" office:value-type="float" office:value="0.476591796875">
            <text:p>0.48</text:p>
          </table:table-cell>
          <table:table-cell table:formula="of:=[.I140]-AVERAGE([.I116:.I140])" office:value-type="float" office:value="0.24642578125">
            <text:p>0.25</text:p>
          </table:table-cell>
          <table:table-cell table:formula="of:=[.J140]-AVERAGE([.J116:.J140])" office:value-type="float" office:value="0.518671875">
            <text:p>0.52</text:p>
          </table:table-cell>
          <table:table-cell table:formula="of:=IF(ABS([.K140]-AVERAGE([.K$2:.K140])) &gt; 20;[.K140]-AVERAGE([.K$2:.K140]);0)" office:value-type="float" office:value="-80.5377011368005">
            <text:p>-80.54</text:p>
          </table:table-cell>
          <table:table-cell table:formula="of:=[.L140]-AVERAGE([.L116:.L140])" office:value-type="float" office:value="-129.050076335878">
            <text:p>-129.05</text:p>
          </table:table-cell>
          <table:table-cell table:formula="of:=[.M140]-AVERAGE([.M116:.M140])" office:value-type="float" office:value="-108.259541984733">
            <text:p>-108.26</text:p>
          </table:table-cell>
          <table:table-cell/>
          <table:table-cell table:formula="of:=[.V139]+[.O140]*[.$U$2]" office:value-type="float" office:value="0.522296820746529">
            <text:p>0.52</text:p>
          </table:table-cell>
          <table:table-cell table:formula="of:=[.W139]+[.P140]*[.$U$2]" office:value-type="float" office:value="-0.395143093532986">
            <text:p>-0.40</text:p>
          </table:table-cell>
          <table:table-cell table:formula="of:=[.X139]+[.Q140]*[.$U$2]" office:value-type="float" office:value="-0.70854514227973">
            <text:p>-0.71</text:p>
          </table:table-cell>
          <table:table-cell table:formula="of:=[.R140]" office:value-type="float" office:value="-80.5377011368005">
            <text:p>-80.5</text:p>
          </table:table-cell>
          <table:table-cell table:formula="of:=[.S140]" office:value-type="float" office:value="-129.050076335878">
            <text:p>-129.1</text:p>
          </table:table-cell>
          <table:table-cell table:formula="of:=[.T140]" office:value-type="float" office:value="-108.259541984733">
            <text:p>-108.3</text:p>
          </table:table-cell>
          <table:table-cell table:number-columns-repeated="2"/>
          <table:table-cell table:formula="of:=[.V140]*[.$U$2]+0.5*[.O139]*POWER([.$U$2];2)+[.AD139]" office:value-type="float" office:value="22.1750926378038">
            <text:p>22.1750926378</text:p>
          </table:table-cell>
          <table:table-cell table:formula="of:=[.W140]*[.$U$2]+0.5*[.P139]*POWER([.$U$2];2)+[.AE139]" office:value-type="float" office:value="-7.00794562445746">
            <text:p>-7.0079456245</text:p>
          </table:table-cell>
          <table:table-cell table:formula="of:=[.X140]*[.$U$2]+0.5*[.Q139]*POWER([.$U$2];2)+[.AF139]" office:value-type="float" office:value="-18.7984522925483">
            <text:p>-18.7984522925</text:p>
          </table:table-cell>
          <table:table-cell table:formula="of:=[.AG139]+[.Y140]*[.$U$2]" office:value-type="float" office:value="524.886577173677">
            <text:p>524.89</text:p>
          </table:table-cell>
          <table:table-cell table:formula="of:=[.AH139]+[.Z140]*[.$U$2]" office:value-type="float" office:value="-81.531943016168">
            <text:p>-81.53</text:p>
          </table:table-cell>
          <table:table-cell table:formula="of:=[.AI139]+[.AA140]*[.$U$2]" office:value-type="float" office:value="-37.8724720359581">
            <text:p>-37.87</text:p>
          </table:table-cell>
        </table:table-row>
        <table:table-row table:style-name="ro1">
          <table:table-cell office:value-type="float" office:value="26736">
            <text:p>26736</text:p>
          </table:table-cell>
          <table:table-cell office:value-type="float" office:value="-9504">
            <text:p>-9504</text:p>
          </table:table-cell>
          <table:table-cell office:value-type="float" office:value="-2880">
            <text:p>-2880</text:p>
          </table:table-cell>
          <table:table-cell office:value-type="float" office:value="6861">
            <text:p>6861</text:p>
          </table:table-cell>
          <table:table-cell office:value-type="float" office:value="32767">
            <text:p>32767</text:p>
          </table:table-cell>
          <table:table-cell office:value-type="float" office:value="20176">
            <text:p>20176</text:p>
          </table:table-cell>
          <table:table-cell/>
          <table:table-cell table:formula="of:=[.A141]/16384-[.H$164]" office:value-type="float" office:value="0.683207194010417">
            <text:p>0.68</text:p>
          </table:table-cell>
          <table:table-cell table:formula="of:=[.B141]/16384-[.I$164]" office:value-type="float" office:value="-0.346201578776042">
            <text:p>-0.35</text:p>
          </table:table-cell>
          <table:table-cell table:formula="of:=[.C141]/16384-[.J$164]" office:value-type="float" office:value="-0.394866943359375">
            <text:p>-0.39</text:p>
          </table:table-cell>
          <table:table-cell table:formula="of:=[.D141]/131" office:value-type="float" office:value="52.3740458015267">
            <text:p>52.4</text:p>
          </table:table-cell>
          <table:table-cell table:formula="of:=[.E141]/131" office:value-type="float" office:value="250.129770992366">
            <text:p>250.1</text:p>
          </table:table-cell>
          <table:table-cell table:formula="of:=[.F141]/131" office:value-type="float" office:value="154.015267175573">
            <text:p>154.0</text:p>
          </table:table-cell>
          <table:table-cell/>
          <table:table-cell table:formula="of:=[.H141]-AVERAGE([.H117:.H141])" office:value-type="float" office:value="0.476943359375">
            <text:p>0.48</text:p>
          </table:table-cell>
          <table:table-cell table:formula="of:=[.I141]-AVERAGE([.I117:.I141])" office:value-type="float" office:value="-0.21662109375">
            <text:p>-0.22</text:p>
          </table:table-cell>
          <table:table-cell table:formula="of:=[.J141]-AVERAGE([.J117:.J141])" office:value-type="float" office:value="-0.2461328125">
            <text:p>-0.25</text:p>
          </table:table-cell>
          <table:table-cell table:formula="of:=IF(ABS([.K141]-AVERAGE([.K$2:.K141])) &gt; 20;[.K141]-AVERAGE([.K$2:.K141]);0)" office:value-type="float" office:value="36.1336423118866">
            <text:p>36.13</text:p>
          </table:table-cell>
          <table:table-cell table:formula="of:=[.L141]-AVERAGE([.L117:.L141])" office:value-type="float" office:value="250.996335877863">
            <text:p>251.00</text:p>
          </table:table-cell>
          <table:table-cell table:formula="of:=[.M141]-AVERAGE([.M117:.M141])" office:value-type="float" office:value="151.337099236641">
            <text:p>151.34</text:p>
          </table:table-cell>
          <table:table-cell/>
          <table:table-cell table:formula="of:=[.V140]+[.O141]*[.$U$2]" office:value-type="float" office:value="0.681277940538196">
            <text:p>0.68</text:p>
          </table:table-cell>
          <table:table-cell table:formula="of:=[.W140]+[.P141]*[.$U$2]" office:value-type="float" office:value="-0.467350124782986">
            <text:p>-0.47</text:p>
          </table:table-cell>
          <table:table-cell table:formula="of:=[.X140]+[.Q141]*[.$U$2]" office:value-type="float" office:value="-0.790589413113064">
            <text:p>-0.79</text:p>
          </table:table-cell>
          <table:table-cell table:formula="of:=[.R141]" office:value-type="float" office:value="36.1336423118866">
            <text:p>36.1</text:p>
          </table:table-cell>
          <table:table-cell table:formula="of:=[.S141]" office:value-type="float" office:value="250.996335877863">
            <text:p>251.0</text:p>
          </table:table-cell>
          <table:table-cell table:formula="of:=[.T141]" office:value-type="float" office:value="151.337099236641">
            <text:p>151.3</text:p>
          </table:table-cell>
          <table:table-cell table:number-columns-repeated="2"/>
          <table:table-cell table:formula="of:=[.V141]*[.$U$2]+0.5*[.O140]*POWER([.$U$2];2)+[.AD140]" office:value-type="float" office:value="22.4286626066985">
            <text:p>22.4286626067</text:p>
          </table:table-cell>
          <table:table-cell table:formula="of:=[.W141]*[.$U$2]+0.5*[.P140]*POWER([.$U$2];2)+[.AE140]" office:value-type="float" office:value="-7.15003867820456">
            <text:p>-7.1500386782</text:p>
          </table:table-cell>
          <table:table-cell table:formula="of:=[.X141]*[.$U$2]+0.5*[.Q140]*POWER([.$U$2];2)+[.AF140]" office:value-type="float" office:value="-19.0331669927526">
            <text:p>-19.0331669928</text:p>
          </table:table-cell>
          <table:table-cell table:formula="of:=[.AG140]+[.Y141]*[.$U$2]" office:value-type="float" office:value="536.931124610972">
            <text:p>536.93</text:p>
          </table:table-cell>
          <table:table-cell table:formula="of:=[.AH140]+[.Z141]*[.$U$2]" office:value-type="float" office:value="2.13350227645286">
            <text:p>2.13</text:p>
          </table:table-cell>
          <table:table-cell table:formula="of:=[.AI140]+[.AA141]*[.$U$2]" office:value-type="float" office:value="12.573227709589">
            <text:p>12.57</text:p>
          </table:table-cell>
        </table:table-row>
        <table:table-row table:style-name="ro1">
          <table:table-cell office:value-type="float" office:value="17124">
            <text:p>17124</text:p>
          </table:table-cell>
          <table:table-cell office:value-type="float" office:value="-4300">
            <text:p>-4300</text:p>
          </table:table-cell>
          <table:table-cell office:value-type="float" office:value="2812">
            <text:p>2812</text:p>
          </table:table-cell>
          <table:table-cell office:value-type="float" office:value="3332">
            <text:p>3332</text:p>
          </table:table-cell>
          <table:table-cell office:value-type="float" office:value="-9653">
            <text:p>-9653</text:p>
          </table:table-cell>
          <table:table-cell office:value-type="float" office:value="501">
            <text:p>501</text:p>
          </table:table-cell>
          <table:table-cell/>
          <table:table-cell table:formula="of:=[.A142]/16384-[.H$164]" office:value-type="float" office:value="0.0965372721354166">
            <text:p>0.10</text:p>
          </table:table-cell>
          <table:table-cell table:formula="of:=[.B142]/16384-[.I$164]" office:value-type="float" office:value="-0.0285746256510417">
            <text:p>-0.03</text:p>
          </table:table-cell>
          <table:table-cell table:formula="of:=[.C142]/16384-[.J$164]" office:value-type="float" office:value="-0.047454833984375">
            <text:p>-0.05</text:p>
          </table:table-cell>
          <table:table-cell table:formula="of:=[.D142]/131" office:value-type="float" office:value="25.4351145038168">
            <text:p>25.4</text:p>
          </table:table-cell>
          <table:table-cell table:formula="of:=[.E142]/131" office:value-type="float" office:value="-73.6870229007634">
            <text:p>-73.7</text:p>
          </table:table-cell>
          <table:table-cell table:formula="of:=[.F142]/131" office:value-type="float" office:value="3.82442748091603">
            <text:p>3.8</text:p>
          </table:table-cell>
          <table:table-cell/>
          <table:table-cell table:formula="of:=[.H142]-AVERAGE([.H118:.H142])" office:value-type="float" office:value="-0.073046875">
            <text:p>-0.07</text:p>
          </table:table-cell>
          <table:table-cell table:formula="of:=[.I142]-AVERAGE([.I118:.I142])" office:value-type="float" office:value="0.096376953125">
            <text:p>0.10</text:p>
          </table:table-cell>
          <table:table-cell table:formula="of:=[.J142]-AVERAGE([.J118:.J142])" office:value-type="float" office:value="0.107470703125">
            <text:p>0.11</text:p>
          </table:table-cell>
          <table:table-cell table:formula="of:=IF(ABS([.K142]-AVERAGE([.K$2:.K142])) &gt; 20;[.K142]-AVERAGE([.K$2:.K142]);0)" office:value-type="float" office:value="0">
            <text:p>0.00</text:p>
          </table:table-cell>
          <table:table-cell table:formula="of:=[.L142]-AVERAGE([.L118:.L142])" office:value-type="float" office:value="-72.84">
            <text:p>-72.84</text:p>
          </table:table-cell>
          <table:table-cell table:formula="of:=[.M142]-AVERAGE([.M118:.M142])" office:value-type="float" office:value="2.50961832061069">
            <text:p>2.51</text:p>
          </table:table-cell>
          <table:table-cell/>
          <table:table-cell table:formula="of:=[.V141]+[.O142]*[.$U$2]" office:value-type="float" office:value="0.656928982204862">
            <text:p>0.66</text:p>
          </table:table-cell>
          <table:table-cell table:formula="of:=[.W141]+[.P142]*[.$U$2]" office:value-type="float" office:value="-0.435224473741319">
            <text:p>-0.44</text:p>
          </table:table-cell>
          <table:table-cell table:formula="of:=[.X141]+[.Q142]*[.$U$2]" office:value-type="float" office:value="-0.754765845404731">
            <text:p>-0.75</text:p>
          </table:table-cell>
          <table:table-cell table:formula="of:=[.R142]" office:value-type="float" office:value="0">
            <text:p>0.0</text:p>
          </table:table-cell>
          <table:table-cell table:formula="of:=[.S142]" office:value-type="float" office:value="-72.84">
            <text:p>-72.8</text:p>
          </table:table-cell>
          <table:table-cell table:formula="of:=[.T142]" office:value-type="float" office:value="2.50961832061069">
            <text:p>2.5</text:p>
          </table:table-cell>
          <table:table-cell table:number-columns-repeated="2"/>
          <table:table-cell table:formula="of:=[.V142]*[.$U$2]+0.5*[.O141]*POWER([.$U$2];2)+[.AD141]" office:value-type="float" office:value="22.6741357873988">
            <text:p>22.6741357874</text:p>
          </table:table-cell>
          <table:table-cell table:formula="of:=[.W142]*[.$U$2]+0.5*[.P141]*POWER([.$U$2];2)+[.AE141]" office:value-type="float" office:value="-7.30714800799334">
            <text:p>-7.307148008</text:p>
          </table:table-cell>
          <table:table-cell table:formula="of:=[.X142]*[.$U$2]+0.5*[.Q141]*POWER([.$U$2];2)+[.AF141]" office:value-type="float" office:value="-19.2984296530264">
            <text:p>-19.298429653</text:p>
          </table:table-cell>
          <table:table-cell table:formula="of:=[.AG141]+[.Y142]*[.$U$2]" office:value-type="float" office:value="536.931124610972">
            <text:p>536.93</text:p>
          </table:table-cell>
          <table:table-cell table:formula="of:=[.AH141]+[.Z142]*[.$U$2]" office:value-type="float" office:value="-22.1464977235471">
            <text:p>-22.15</text:p>
          </table:table-cell>
          <table:table-cell table:formula="of:=[.AI141]+[.AA142]*[.$U$2]" office:value-type="float" office:value="13.4097671497926">
            <text:p>13.41</text:p>
          </table:table-cell>
        </table:table-row>
        <table:table-row table:style-name="ro1">
          <table:table-cell office:value-type="float" office:value="17504">
            <text:p>17504</text:p>
          </table:table-cell>
          <table:table-cell office:value-type="float" office:value="-3368">
            <text:p>-3368</text:p>
          </table:table-cell>
          <table:table-cell office:value-type="float" office:value="5384">
            <text:p>5384</text:p>
          </table:table-cell>
          <table:table-cell office:value-type="float" office:value="-2075">
            <text:p>-2075</text:p>
          </table:table-cell>
          <table:table-cell office:value-type="float" office:value="-14014">
            <text:p>-14014</text:p>
          </table:table-cell>
          <table:table-cell office:value-type="float" office:value="-6794">
            <text:p>-6794</text:p>
          </table:table-cell>
          <table:table-cell/>
          <table:table-cell table:formula="of:=[.A143]/16384-[.H$164]" office:value-type="float" office:value="0.119730631510417">
            <text:p>0.12</text:p>
          </table:table-cell>
          <table:table-cell table:formula="of:=[.B143]/16384-[.I$164]" office:value-type="float" office:value="0.0283101399739583">
            <text:p>0.03</text:p>
          </table:table-cell>
          <table:table-cell table:formula="of:=[.C143]/16384-[.J$164]" office:value-type="float" office:value="0.109527587890625">
            <text:p>0.11</text:p>
          </table:table-cell>
          <table:table-cell table:formula="of:=[.D143]/131" office:value-type="float" office:value="-15.8396946564886">
            <text:p>-15.8</text:p>
          </table:table-cell>
          <table:table-cell table:formula="of:=[.E143]/131" office:value-type="float" office:value="-106.977099236641">
            <text:p>-107.0</text:p>
          </table:table-cell>
          <table:table-cell table:formula="of:=[.F143]/131" office:value-type="float" office:value="-51.8625954198473">
            <text:p>-51.9</text:p>
          </table:table-cell>
          <table:table-cell/>
          <table:table-cell table:formula="of:=[.H143]-AVERAGE([.H119:.H143])" office:value-type="float" office:value="-0.0542382812499999">
            <text:p>-0.05</text:p>
          </table:table-cell>
          <table:table-cell table:formula="of:=[.I143]-AVERAGE([.I119:.I143])" office:value-type="float" office:value="0.151640625">
            <text:p>0.15</text:p>
          </table:table-cell>
          <table:table-cell table:formula="of:=[.J143]-AVERAGE([.J119:.J143])" office:value-type="float" office:value="0.258037109375">
            <text:p>0.26</text:p>
          </table:table-cell>
          <table:table-cell table:formula="of:=IF(ABS([.K143]-AVERAGE([.K$2:.K143])) &gt; 20;[.K143]-AVERAGE([.K$2:.K143]);0)" office:value-type="float" office:value="-31.9189334480163">
            <text:p>-31.92</text:p>
          </table:table-cell>
          <table:table-cell table:formula="of:=[.L143]-AVERAGE([.L119:.L143])" office:value-type="float" office:value="-102.633893129771">
            <text:p>-102.63</text:p>
          </table:table-cell>
          <table:table-cell table:formula="of:=[.M143]-AVERAGE([.M119:.M143])" office:value-type="float" office:value="-51.3554198473283">
            <text:p>-51.36</text:p>
          </table:table-cell>
          <table:table-cell/>
          <table:table-cell table:formula="of:=[.V142]+[.O143]*[.$U$2]" office:value-type="float" office:value="0.638849555121529">
            <text:p>0.64</text:p>
          </table:table-cell>
          <table:table-cell table:formula="of:=[.W142]+[.P143]*[.$U$2]" office:value-type="float" office:value="-0.384677598741319">
            <text:p>-0.38</text:p>
          </table:table-cell>
          <table:table-cell table:formula="of:=[.X142]+[.Q143]*[.$U$2]" office:value-type="float" office:value="-0.668753475613064">
            <text:p>-0.67</text:p>
          </table:table-cell>
          <table:table-cell table:formula="of:=[.R143]" office:value-type="float" office:value="-31.9189334480163">
            <text:p>-31.9</text:p>
          </table:table-cell>
          <table:table-cell table:formula="of:=[.S143]" office:value-type="float" office:value="-102.633893129771">
            <text:p>-102.6</text:p>
          </table:table-cell>
          <table:table-cell table:formula="of:=[.T143]" office:value-type="float" office:value="-51.3554198473283">
            <text:p>-51.4</text:p>
          </table:table-cell>
          <table:table-cell table:number-columns-repeated="2"/>
          <table:table-cell table:formula="of:=[.V143]*[.$U$2]+0.5*[.O142]*POWER([.$U$2];2)+[.AD142]" office:value-type="float" office:value="22.8830274793837">
            <text:p>22.8830274794</text:p>
          </table:table-cell>
          <table:table-cell table:formula="of:=[.W143]*[.$U$2]+0.5*[.P142]*POWER([.$U$2];2)+[.AE142]" office:value-type="float" office:value="-7.43001959906683">
            <text:p>-7.4300195991</text:p>
          </table:table-cell>
          <table:table-cell table:formula="of:=[.X143]*[.$U$2]+0.5*[.Q142]*POWER([.$U$2];2)+[.AF142]" office:value-type="float" office:value="-19.5153768836127">
            <text:p>-19.5153768836</text:p>
          </table:table-cell>
          <table:table-cell table:formula="of:=[.AG142]+[.Y143]*[.$U$2]" office:value-type="float" office:value="526.2914801283">
            <text:p>526.29</text:p>
          </table:table-cell>
          <table:table-cell table:formula="of:=[.AH142]+[.Z143]*[.$U$2]" office:value-type="float" office:value="-56.3577954334708">
            <text:p>-56.36</text:p>
          </table:table-cell>
          <table:table-cell table:formula="of:=[.AI142]+[.AA143]*[.$U$2]" office:value-type="float" office:value="-3.70870613265017">
            <text:p>-3.71</text:p>
          </table:table-cell>
        </table:table-row>
        <table:table-row table:style-name="ro1">
          <table:table-cell office:value-type="float" office:value="14080">
            <text:p>14080</text:p>
          </table:table-cell>
          <table:table-cell office:value-type="float" office:value="-6944">
            <text:p>-6944</text:p>
          </table:table-cell>
          <table:table-cell office:value-type="float" office:value="-3908">
            <text:p>-3908</text:p>
          </table:table-cell>
          <table:table-cell office:value-type="float" office:value="16437">
            <text:p>16437</text:p>
          </table:table-cell>
          <table:table-cell office:value-type="float" office:value="28978">
            <text:p>28978</text:p>
          </table:table-cell>
          <table:table-cell office:value-type="float" office:value="7262">
            <text:p>7262</text:p>
          </table:table-cell>
          <table:table-cell/>
          <table:table-cell table:formula="of:=[.A144]/16384-[.H$164]" office:value-type="float" office:value="-0.0892537434895834">
            <text:p>-0.09</text:p>
          </table:table-cell>
          <table:table-cell table:formula="of:=[.B144]/16384-[.I$164]" office:value-type="float" office:value="-0.189951578776042">
            <text:p>-0.19</text:p>
          </table:table-cell>
          <table:table-cell table:formula="of:=[.C144]/16384-[.J$164]" office:value-type="float" office:value="-0.457611083984375">
            <text:p>-0.46</text:p>
          </table:table-cell>
          <table:table-cell table:formula="of:=[.D144]/131" office:value-type="float" office:value="125.473282442748">
            <text:p>125.5</text:p>
          </table:table-cell>
          <table:table-cell table:formula="of:=[.E144]/131" office:value-type="float" office:value="221.206106870229">
            <text:p>221.2</text:p>
          </table:table-cell>
          <table:table-cell table:formula="of:=[.F144]/131" office:value-type="float" office:value="55.4351145038168">
            <text:p>55.4</text:p>
          </table:table-cell>
          <table:table-cell/>
          <table:table-cell table:formula="of:=[.H144]-AVERAGE([.H120:.H144])" office:value-type="float" office:value="-0.22517578125">
            <text:p>-0.23</text:p>
          </table:table-cell>
          <table:table-cell table:formula="of:=[.I144]-AVERAGE([.I120:.I144])" office:value-type="float" office:value="-0.0703417968750001">
            <text:p>-0.07</text:p>
          </table:table-cell>
          <table:table-cell table:formula="of:=[.J144]-AVERAGE([.J120:.J144])" office:value-type="float" office:value="-0.284326171875">
            <text:p>-0.28</text:p>
          </table:table-cell>
          <table:table-cell table:formula="of:=IF(ABS([.K144]-AVERAGE([.K$2:.K144])) &gt; 20;[.K144]-AVERAGE([.K$2:.K144]);0)" office:value-type="float" office:value="108.629050338974">
            <text:p>108.63</text:p>
          </table:table-cell>
          <table:table-cell table:formula="of:=[.L144]-AVERAGE([.L120:.L144])" office:value-type="float" office:value="212.783511450382">
            <text:p>212.78</text:p>
          </table:table-cell>
          <table:table-cell table:formula="of:=[.M144]-AVERAGE([.M120:.M144])" office:value-type="float" office:value="47.5276335877863">
            <text:p>47.53</text:p>
          </table:table-cell>
          <table:table-cell/>
          <table:table-cell table:formula="of:=[.V143]+[.O144]*[.$U$2]" office:value-type="float" office:value="0.563790961371529">
            <text:p>0.56</text:p>
          </table:table-cell>
          <table:table-cell table:formula="of:=[.W143]+[.P144]*[.$U$2]" office:value-type="float" office:value="-0.408124864366319">
            <text:p>-0.41</text:p>
          </table:table-cell>
          <table:table-cell table:formula="of:=[.X143]+[.Q144]*[.$U$2]" office:value-type="float" office:value="-0.763528866238064">
            <text:p>-0.76</text:p>
          </table:table-cell>
          <table:table-cell table:formula="of:=[.R144]" office:value-type="float" office:value="108.629050338974">
            <text:p>108.6</text:p>
          </table:table-cell>
          <table:table-cell table:formula="of:=[.S144]" office:value-type="float" office:value="212.783511450382">
            <text:p>212.8</text:p>
          </table:table-cell>
          <table:table-cell table:formula="of:=[.T144]" office:value-type="float" office:value="47.5276335877863">
            <text:p>47.5</text:p>
          </table:table-cell>
          <table:table-cell table:number-columns-repeated="2"/>
          <table:table-cell table:formula="of:=[.V144]*[.$U$2]+0.5*[.O143]*POWER([.$U$2];2)+[.AD143]" office:value-type="float" office:value="23.0679445619937">
            <text:p>23.067944562</text:p>
          </table:table-cell>
          <table:table-cell table:formula="of:=[.W144]*[.$U$2]+0.5*[.P143]*POWER([.$U$2];2)+[.AE143]" office:value-type="float" office:value="-7.55763674135561">
            <text:p>-7.5576367414</text:p>
          </table:table-cell>
          <table:table-cell table:formula="of:=[.X144]*[.$U$2]+0.5*[.Q143]*POWER([.$U$2];2)+[.AF143]" office:value-type="float" office:value="-19.7555511107268">
            <text:p>-19.7555511107</text:p>
          </table:table-cell>
          <table:table-cell table:formula="of:=[.AG143]+[.Y144]*[.$U$2]" office:value-type="float" office:value="562.501163574625">
            <text:p>562.50</text:p>
          </table:table-cell>
          <table:table-cell table:formula="of:=[.AH143]+[.Z144]*[.$U$2]" office:value-type="float" office:value="14.5700417166564">
            <text:p>14.57</text:p>
          </table:table-cell>
          <table:table-cell table:formula="of:=[.AI143]+[.AA144]*[.$U$2]" office:value-type="float" office:value="12.1338383966119">
            <text:p>12.13</text:p>
          </table:table-cell>
        </table:table-row>
        <table:table-row table:style-name="ro1">
          <table:table-cell office:value-type="float" office:value="16124">
            <text:p>16124</text:p>
          </table:table-cell>
          <table:table-cell office:value-type="float" office:value="-6796">
            <text:p>-6796</text:p>
          </table:table-cell>
          <table:table-cell office:value-type="float" office:value="1792">
            <text:p>1792</text:p>
          </table:table-cell>
          <table:table-cell office:value-type="float" office:value="840">
            <text:p>840</text:p>
          </table:table-cell>
          <table:table-cell office:value-type="float" office:value="-14919">
            <text:p>-14919</text:p>
          </table:table-cell>
          <table:table-cell office:value-type="float" office:value="-2179">
            <text:p>-2179</text:p>
          </table:table-cell>
          <table:table-cell/>
          <table:table-cell table:formula="of:=[.A145]/16384-[.H$164]" office:value-type="float" office:value="0.0355021158854166">
            <text:p>0.04</text:p>
          </table:table-cell>
          <table:table-cell table:formula="of:=[.B145]/16384-[.I$164]" office:value-type="float" office:value="-0.180918375651042">
            <text:p>-0.18</text:p>
          </table:table-cell>
          <table:table-cell table:formula="of:=[.C145]/16384-[.J$164]" office:value-type="float" office:value="-0.109710693359375">
            <text:p>-0.11</text:p>
          </table:table-cell>
          <table:table-cell table:formula="of:=[.D145]/131" office:value-type="float" office:value="6.41221374045802">
            <text:p>6.4</text:p>
          </table:table-cell>
          <table:table-cell table:formula="of:=[.E145]/131" office:value-type="float" office:value="-113.885496183206">
            <text:p>-113.9</text:p>
          </table:table-cell>
          <table:table-cell table:formula="of:=[.F145]/131" office:value-type="float" office:value="-16.6335877862595">
            <text:p>-16.6</text:p>
          </table:table-cell>
          <table:table-cell/>
          <table:table-cell table:formula="of:=[.H145]-AVERAGE([.H121:.H145])" office:value-type="float" office:value="-0.07546875">
            <text:p>-0.08</text:p>
          </table:table-cell>
          <table:table-cell table:formula="of:=[.I145]-AVERAGE([.I121:.I145])" office:value-type="float" office:value="-0.0556445312500001">
            <text:p>-0.06</text:p>
          </table:table-cell>
          <table:table-cell table:formula="of:=[.J145]-AVERAGE([.J121:.J145])" office:value-type="float" office:value="0.04806640625">
            <text:p>0.05</text:p>
          </table:table-cell>
          <table:table-cell table:formula="of:=IF(ABS([.K145]-AVERAGE([.K$2:.K145])) &gt; 20;[.K145]-AVERAGE([.K$2:.K145]);0)" office:value-type="float" office:value="0">
            <text:p>0.00</text:p>
          </table:table-cell>
          <table:table-cell table:formula="of:=[.L145]-AVERAGE([.L121:.L145])" office:value-type="float" office:value="-108.16641221374">
            <text:p>-108.17</text:p>
          </table:table-cell>
          <table:table-cell table:formula="of:=[.M145]-AVERAGE([.M121:.M145])" office:value-type="float" office:value="-18.2073282442748">
            <text:p>-18.21</text:p>
          </table:table-cell>
          <table:table-cell/>
          <table:table-cell table:formula="of:=[.V144]+[.O145]*[.$U$2]" office:value-type="float" office:value="0.538634711371529">
            <text:p>0.54</text:p>
          </table:table-cell>
          <table:table-cell table:formula="of:=[.W144]+[.P145]*[.$U$2]" office:value-type="float" office:value="-0.426673041449653">
            <text:p>-0.43</text:p>
          </table:table-cell>
          <table:table-cell table:formula="of:=[.X144]+[.Q145]*[.$U$2]" office:value-type="float" office:value="-0.747506730821397">
            <text:p>-0.75</text:p>
          </table:table-cell>
          <table:table-cell table:formula="of:=[.R145]" office:value-type="float" office:value="0">
            <text:p>0.0</text:p>
          </table:table-cell>
          <table:table-cell table:formula="of:=[.S145]" office:value-type="float" office:value="-108.16641221374">
            <text:p>-108.2</text:p>
          </table:table-cell>
          <table:table-cell table:formula="of:=[.T145]" office:value-type="float" office:value="-18.2073282442748">
            <text:p>-18.2</text:p>
          </table:table-cell>
          <table:table-cell table:number-columns-repeated="2"/>
          <table:table-cell table:formula="of:=[.V145]*[.$U$2]+0.5*[.O144]*POWER([.$U$2];2)+[.AD144]" office:value-type="float" office:value="23.2349797001592">
            <text:p>23.2349797002</text:p>
          </table:table-cell>
          <table:table-cell table:formula="of:=[.W145]*[.$U$2]+0.5*[.P144]*POWER([.$U$2];2)+[.AE144]" office:value-type="float" office:value="-7.70376896610966">
            <text:p>-7.7037689661</text:p>
          </table:table-cell>
          <table:table-cell table:formula="of:=[.X145]*[.$U$2]+0.5*[.Q144]*POWER([.$U$2];2)+[.AF144]" office:value-type="float" office:value="-20.0205159194381">
            <text:p>-20.0205159194</text:p>
          </table:table-cell>
          <table:table-cell table:formula="of:=[.AG144]+[.Y145]*[.$U$2]" office:value-type="float" office:value="562.501163574625">
            <text:p>562.50</text:p>
          </table:table-cell>
          <table:table-cell table:formula="of:=[.AH144]+[.Z145]*[.$U$2]" office:value-type="float" office:value="-21.4854290212571">
            <text:p>-21.49</text:p>
          </table:table-cell>
          <table:table-cell table:formula="of:=[.AI144]+[.AA145]*[.$U$2]" office:value-type="float" office:value="6.06472898185364">
            <text:p>6.06</text:p>
          </table:table-cell>
        </table:table-row>
        <table:table-row table:style-name="ro1">
          <table:table-cell office:value-type="float" office:value="13892">
            <text:p>13892</text:p>
          </table:table-cell>
          <table:table-cell office:value-type="float" office:value="-5744">
            <text:p>-5744</text:p>
          </table:table-cell>
          <table:table-cell office:value-type="float" office:value="3972">
            <text:p>3972</text:p>
          </table:table-cell>
          <table:table-cell office:value-type="float" office:value="113">
            <text:p>113</text:p>
          </table:table-cell>
          <table:table-cell office:value-type="float" office:value="-8128">
            <text:p>-8128</text:p>
          </table:table-cell>
          <table:table-cell office:value-type="float" office:value="-4072">
            <text:p>-4072</text:p>
          </table:table-cell>
          <table:table-cell/>
          <table:table-cell table:formula="of:=[.A146]/16384-[.H$164]" office:value-type="float" office:value="-0.100728352864583">
            <text:p>-0.10</text:p>
          </table:table-cell>
          <table:table-cell table:formula="of:=[.B146]/16384-[.I$164]" office:value-type="float" office:value="-0.116709391276042">
            <text:p>-0.12</text:p>
          </table:table-cell>
          <table:table-cell table:formula="of:=[.C146]/16384-[.J$164]" office:value-type="float" office:value="0.023345947265625">
            <text:p>0.02</text:p>
          </table:table-cell>
          <table:table-cell table:formula="of:=[.D146]/131" office:value-type="float" office:value="0.862595419847328">
            <text:p>0.9</text:p>
          </table:table-cell>
          <table:table-cell table:formula="of:=[.E146]/131" office:value-type="float" office:value="-62.0458015267176">
            <text:p>-62.0</text:p>
          </table:table-cell>
          <table:table-cell table:formula="of:=[.F146]/131" office:value-type="float" office:value="-31.0839694656489">
            <text:p>-31.1</text:p>
          </table:table-cell>
          <table:table-cell/>
          <table:table-cell table:formula="of:=[.H146]-AVERAGE([.H122:.H146])" office:value-type="float" office:value="-0.203369140625">
            <text:p>-0.20</text:p>
          </table:table-cell>
          <table:table-cell table:formula="of:=[.I146]-AVERAGE([.I122:.I146])" office:value-type="float" office:value="0.0133105468749999">
            <text:p>0.01</text:p>
          </table:table-cell>
          <table:table-cell table:formula="of:=[.J146]-AVERAGE([.J122:.J146])" office:value-type="float" office:value="0.17791015625">
            <text:p>0.18</text:p>
          </table:table-cell>
          <table:table-cell table:formula="of:=IF(ABS([.K146]-AVERAGE([.K$2:.K146])) &gt; 20;[.K146]-AVERAGE([.K$2:.K146]);0)" office:value-type="float" office:value="0">
            <text:p>0.00</text:p>
          </table:table-cell>
          <table:table-cell table:formula="of:=[.L146]-AVERAGE([.L122:.L146])" office:value-type="float" office:value="-55.5789312977099">
            <text:p>-55.58</text:p>
          </table:table-cell>
          <table:table-cell table:formula="of:=[.M146]-AVERAGE([.M122:.M146])" office:value-type="float" office:value="-31.6763358778626">
            <text:p>-31.68</text:p>
          </table:table-cell>
          <table:table-cell/>
          <table:table-cell table:formula="of:=[.V145]+[.O146]*[.$U$2]" office:value-type="float" office:value="0.470844997829862">
            <text:p>0.47</text:p>
          </table:table-cell>
          <table:table-cell table:formula="of:=[.W145]+[.P146]*[.$U$2]" office:value-type="float" office:value="-0.422236192491319">
            <text:p>-0.42</text:p>
          </table:table-cell>
          <table:table-cell table:formula="of:=[.X145]+[.Q146]*[.$U$2]" office:value-type="float" office:value="-0.68820334540473">
            <text:p>-0.69</text:p>
          </table:table-cell>
          <table:table-cell table:formula="of:=[.R146]" office:value-type="float" office:value="0">
            <text:p>0.0</text:p>
          </table:table-cell>
          <table:table-cell table:formula="of:=[.S146]" office:value-type="float" office:value="-55.5789312977099">
            <text:p>-55.6</text:p>
          </table:table-cell>
          <table:table-cell table:formula="of:=[.T146]" office:value-type="float" office:value="-31.6763358778626">
            <text:p>-31.7</text:p>
          </table:table-cell>
          <table:table-cell table:number-columns-repeated="2"/>
          <table:table-cell table:formula="of:=[.V146]*[.$U$2]+0.5*[.O145]*POWER([.$U$2];2)+[.AD145]" office:value-type="float" office:value="23.3877353244358">
            <text:p>23.3877353244</text:p>
          </table:table-cell>
          <table:table-cell table:formula="of:=[.W146]*[.$U$2]+0.5*[.P145]*POWER([.$U$2];2)+[.AE145]" office:value-type="float" office:value="-7.84760572645399">
            <text:p>-7.8476057265</text:p>
          </table:table-cell>
          <table:table-cell table:formula="of:=[.X146]*[.$U$2]+0.5*[.Q145]*POWER([.$U$2];2)+[.AF145]" office:value-type="float" office:value="-20.2472466786702">
            <text:p>-20.2472466787</text:p>
          </table:table-cell>
          <table:table-cell table:formula="of:=[.AG145]+[.Y146]*[.$U$2]" office:value-type="float" office:value="562.501163574625">
            <text:p>562.50</text:p>
          </table:table-cell>
          <table:table-cell table:formula="of:=[.AH145]+[.Z146]*[.$U$2]" office:value-type="float" office:value="-40.011739453827">
            <text:p>-40.01</text:p>
          </table:table-cell>
          <table:table-cell table:formula="of:=[.AI145]+[.AA146]*[.$U$2]" office:value-type="float" office:value="-4.49404964410056">
            <text:p>-4.49</text:p>
          </table:table-cell>
        </table:table-row>
        <table:table-row table:style-name="ro1">
          <table:table-cell office:value-type="float" office:value="13776">
            <text:p>13776</text:p>
          </table:table-cell>
          <table:table-cell office:value-type="float" office:value="-9656">
            <text:p>-9656</text:p>
          </table:table-cell>
          <table:table-cell office:value-type="float" office:value="4364">
            <text:p>4364</text:p>
          </table:table-cell>
          <table:table-cell office:value-type="float" office:value="18201">
            <text:p>18201</text:p>
          </table:table-cell>
          <table:table-cell office:value-type="float" office:value="7004">
            <text:p>7004</text:p>
          </table:table-cell>
          <table:table-cell office:value-type="float" office:value="-5899">
            <text:p>-5899</text:p>
          </table:table-cell>
          <table:table-cell/>
          <table:table-cell table:formula="of:=[.A147]/16384-[.H$164]" office:value-type="float" office:value="-0.107808430989583">
            <text:p>-0.11</text:p>
          </table:table-cell>
          <table:table-cell table:formula="of:=[.B147]/16384-[.I$164]" office:value-type="float" office:value="-0.355478922526042">
            <text:p>-0.36</text:p>
          </table:table-cell>
          <table:table-cell table:formula="of:=[.C147]/16384-[.J$164]" office:value-type="float" office:value="0.047271728515625">
            <text:p>0.05</text:p>
          </table:table-cell>
          <table:table-cell table:formula="of:=[.D147]/131" office:value-type="float" office:value="138.93893129771">
            <text:p>138.9</text:p>
          </table:table-cell>
          <table:table-cell table:formula="of:=[.E147]/131" office:value-type="float" office:value="53.4656488549618">
            <text:p>53.5</text:p>
          </table:table-cell>
          <table:table-cell table:formula="of:=[.F147]/131" office:value-type="float" office:value="-45.030534351145">
            <text:p>-45.0</text:p>
          </table:table-cell>
          <table:table-cell/>
          <table:table-cell table:formula="of:=[.H147]-AVERAGE([.H123:.H147])" office:value-type="float" office:value="-0.19591796875">
            <text:p>-0.20</text:p>
          </table:table-cell>
          <table:table-cell table:formula="of:=[.I147]-AVERAGE([.I123:.I147])" office:value-type="float" office:value="-0.2172265625">
            <text:p>-0.22</text:p>
          </table:table-cell>
          <table:table-cell table:formula="of:=[.J147]-AVERAGE([.J123:.J147])" office:value-type="float" office:value="0.19970703125">
            <text:p>0.20</text:p>
          </table:table-cell>
          <table:table-cell table:formula="of:=IF(ABS([.K147]-AVERAGE([.K$2:.K147])) &gt; 20;[.K147]-AVERAGE([.K$2:.K147]);0)" office:value-type="float" office:value="121.439349576493">
            <text:p>121.44</text:p>
          </table:table-cell>
          <table:table-cell table:formula="of:=[.L147]-AVERAGE([.L123:.L147])" office:value-type="float" office:value="53.0784732824428">
            <text:p>53.08</text:p>
          </table:table-cell>
          <table:table-cell table:formula="of:=[.M147]-AVERAGE([.M123:.M147])" office:value-type="float" office:value="-46.6296183206107">
            <text:p>-46.63</text:p>
          </table:table-cell>
          <table:table-cell/>
          <table:table-cell table:formula="of:=[.V146]+[.O147]*[.$U$2]" office:value-type="float" office:value="0.405539008246529">
            <text:p>0.41</text:p>
          </table:table-cell>
          <table:table-cell table:formula="of:=[.W146]+[.P147]*[.$U$2]" office:value-type="float" office:value="-0.494645046657986">
            <text:p>-0.49</text:p>
          </table:table-cell>
          <table:table-cell table:formula="of:=[.X146]+[.Q147]*[.$U$2]" office:value-type="float" office:value="-0.621634334988064">
            <text:p>-0.62</text:p>
          </table:table-cell>
          <table:table-cell table:formula="of:=[.R147]" office:value-type="float" office:value="121.439349576493">
            <text:p>121.4</text:p>
          </table:table-cell>
          <table:table-cell table:formula="of:=[.S147]" office:value-type="float" office:value="53.0784732824428">
            <text:p>53.1</text:p>
          </table:table-cell>
          <table:table-cell table:formula="of:=[.T147]" office:value-type="float" office:value="-46.6296183206107">
            <text:p>-46.6</text:p>
          </table:table-cell>
          <table:table-cell table:number-columns-repeated="2"/>
          <table:table-cell table:formula="of:=[.V147]*[.$U$2]+0.5*[.O146]*POWER([.$U$2];2)+[.AD146]" office:value-type="float" office:value="23.511616708261">
            <text:p>23.5116167083</text:p>
          </table:table-cell>
          <table:table-cell table:formula="of:=[.W147]*[.$U$2]+0.5*[.P146]*POWER([.$U$2];2)+[.AE146]" office:value-type="float" office:value="-8.01174793384693">
            <text:p>-8.0117479338</text:p>
          </table:table-cell>
          <table:table-cell table:formula="of:=[.X147]*[.$U$2]+0.5*[.Q146]*POWER([.$U$2];2)+[.AF146]" office:value-type="float" office:value="-20.4445742260968">
            <text:p>-20.4445742261</text:p>
          </table:table-cell>
          <table:table-cell table:formula="of:=[.AG146]+[.Y147]*[.$U$2]" office:value-type="float" office:value="602.980946766789">
            <text:p>602.98</text:p>
          </table:table-cell>
          <table:table-cell table:formula="of:=[.AH146]+[.Z147]*[.$U$2]" office:value-type="float" office:value="-22.3189150263461">
            <text:p>-22.32</text:p>
          </table:table-cell>
          <table:table-cell table:formula="of:=[.AI146]+[.AA147]*[.$U$2]" office:value-type="float" office:value="-20.0372557509708">
            <text:p>-20.04</text:p>
          </table:table-cell>
        </table:table-row>
        <table:table-row table:style-name="ro1">
          <table:table-cell office:value-type="float" office:value="14688">
            <text:p>14688</text:p>
          </table:table-cell>
          <table:table-cell office:value-type="float" office:value="152">
            <text:p>152</text:p>
          </table:table-cell>
          <table:table-cell office:value-type="float" office:value="-8168">
            <text:p>-8168</text:p>
          </table:table-cell>
          <table:table-cell office:value-type="float" office:value="576">
            <text:p>576</text:p>
          </table:table-cell>
          <table:table-cell office:value-type="float" office:value="-10796">
            <text:p>-10796</text:p>
          </table:table-cell>
          <table:table-cell office:value-type="float" office:value="3503">
            <text:p>3503</text:p>
          </table:table-cell>
          <table:table-cell/>
          <table:table-cell table:formula="of:=[.A148]/16384-[.H$164]" office:value-type="float" office:value="-0.0521443684895834">
            <text:p>-0.05</text:p>
          </table:table-cell>
          <table:table-cell table:formula="of:=[.B148]/16384-[.I$164]" office:value-type="float" office:value="0.243153889973958">
            <text:p>0.24</text:p>
          </table:table-cell>
          <table:table-cell table:formula="of:=[.C148]/16384-[.J$164]" office:value-type="float" office:value="-0.717620849609375">
            <text:p>-0.72</text:p>
          </table:table-cell>
          <table:table-cell table:formula="of:=[.D148]/131" office:value-type="float" office:value="4.3969465648855">
            <text:p>4.4</text:p>
          </table:table-cell>
          <table:table-cell table:formula="of:=[.E148]/131" office:value-type="float" office:value="-82.412213740458">
            <text:p>-82.4</text:p>
          </table:table-cell>
          <table:table-cell table:formula="of:=[.F148]/131" office:value-type="float" office:value="26.7404580152672">
            <text:p>26.7</text:p>
          </table:table-cell>
          <table:table-cell/>
          <table:table-cell table:formula="of:=[.H148]-AVERAGE([.H124:.H148])" office:value-type="float" office:value="-0.13814453125">
            <text:p>-0.14</text:p>
          </table:table-cell>
          <table:table-cell table:formula="of:=[.I148]-AVERAGE([.I124:.I148])" office:value-type="float" office:value="0.370556640625">
            <text:p>0.37</text:p>
          </table:table-cell>
          <table:table-cell table:formula="of:=[.J148]-AVERAGE([.J124:.J148])" office:value-type="float" office:value="-0.552783203125">
            <text:p>-0.55</text:p>
          </table:table-cell>
          <table:table-cell table:formula="of:=IF(ABS([.K148]-AVERAGE([.K$2:.K148])) &gt; 20;[.K148]-AVERAGE([.K$2:.K148]);0)" office:value-type="float" office:value="0">
            <text:p>0.00</text:p>
          </table:table-cell>
          <table:table-cell table:formula="of:=[.L148]-AVERAGE([.L124:.L148])" office:value-type="float" office:value="-70.8189312977099">
            <text:p>-70.82</text:p>
          </table:table-cell>
          <table:table-cell table:formula="of:=[.M148]-AVERAGE([.M124:.M148])" office:value-type="float" office:value="26.9996946564885">
            <text:p>27.00</text:p>
          </table:table-cell>
          <table:table-cell/>
          <table:table-cell table:formula="of:=[.V147]+[.O148]*[.$U$2]" office:value-type="float" office:value="0.359490831163196">
            <text:p>0.36</text:p>
          </table:table-cell>
          <table:table-cell table:formula="of:=[.W147]+[.P148]*[.$U$2]" office:value-type="float" office:value="-0.371126166449653">
            <text:p>-0.37</text:p>
          </table:table-cell>
          <table:table-cell table:formula="of:=[.X147]+[.Q148]*[.$U$2]" office:value-type="float" office:value="-0.805895402696397">
            <text:p>-0.81</text:p>
          </table:table-cell>
          <table:table-cell table:formula="of:=[.R148]" office:value-type="float" office:value="0">
            <text:p>0.0</text:p>
          </table:table-cell>
          <table:table-cell table:formula="of:=[.S148]" office:value-type="float" office:value="-70.8189312977099">
            <text:p>-70.8</text:p>
          </table:table-cell>
          <table:table-cell table:formula="of:=[.T148]" office:value-type="float" office:value="26.9996946564885">
            <text:p>27.0</text:p>
          </table:table-cell>
          <table:table-cell table:number-columns-repeated="2"/>
          <table:table-cell table:formula="of:=[.V148]*[.$U$2]+0.5*[.O147]*POWER([.$U$2];2)+[.AD147]" office:value-type="float" office:value="23.6205626537182">
            <text:p>23.6205626537</text:p>
          </table:table-cell>
          <table:table-cell table:formula="of:=[.W148]*[.$U$2]+0.5*[.P147]*POWER([.$U$2];2)+[.AE147]" office:value-type="float" office:value="-8.14752479835792">
            <text:p>-8.1475247984</text:p>
          </table:table-cell>
          <table:table-cell table:formula="of:=[.X148]*[.$U$2]+0.5*[.Q147]*POWER([.$U$2];2)+[.AF147]" office:value-type="float" office:value="-20.7021111919262">
            <text:p>-20.7021111919</text:p>
          </table:table-cell>
          <table:table-cell table:formula="of:=[.AG147]+[.Y148]*[.$U$2]" office:value-type="float" office:value="602.980946766789">
            <text:p>602.98</text:p>
          </table:table-cell>
          <table:table-cell table:formula="of:=[.AH147]+[.Z148]*[.$U$2]" office:value-type="float" office:value="-45.9252254589161">
            <text:p>-45.93</text:p>
          </table:table-cell>
          <table:table-cell table:formula="of:=[.AI147]+[.AA148]*[.$U$2]" office:value-type="float" office:value="-11.0373575321413">
            <text:p>-11.0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-5460">
            <text:p>-5460</text:p>
          </table:table-cell>
          <table:table-cell office:value-type="float" office:value="3372">
            <text:p>3372</text:p>
          </table:table-cell>
          <table:table-cell office:value-type="float" office:value="-36">
            <text:p>-36</text:p>
          </table:table-cell>
          <table:table-cell office:value-type="float" office:value="-3794">
            <text:p>-3794</text:p>
          </table:table-cell>
          <table:table-cell office:value-type="float" office:value="-1605">
            <text:p>-1605</text:p>
          </table:table-cell>
          <table:table-cell/>
          <table:table-cell table:formula="of:=[.A149]/16384-[.H$164]" office:value-type="float" office:value="-0.0111287434895834">
            <text:p>-0.01</text:p>
          </table:table-cell>
          <table:table-cell table:formula="of:=[.B149]/16384-[.I$164]" office:value-type="float" office:value="-0.0993754069010417">
            <text:p>-0.10</text:p>
          </table:table-cell>
          <table:table-cell table:formula="of:=[.C149]/16384-[.J$164]" office:value-type="float" office:value="-0.013275146484375">
            <text:p>-0.01</text:p>
          </table:table-cell>
          <table:table-cell table:formula="of:=[.D149]/131" office:value-type="float" office:value="-0.274809160305344">
            <text:p>-0.3</text:p>
          </table:table-cell>
          <table:table-cell table:formula="of:=[.E149]/131" office:value-type="float" office:value="-28.9618320610687">
            <text:p>-29.0</text:p>
          </table:table-cell>
          <table:table-cell table:formula="of:=[.F149]/131" office:value-type="float" office:value="-12.2519083969466">
            <text:p>-12.3</text:p>
          </table:table-cell>
          <table:table-cell/>
          <table:table-cell table:formula="of:=[.H149]-AVERAGE([.H125:.H149])" office:value-type="float" office:value="-0.092646484375">
            <text:p>-0.09</text:p>
          </table:table-cell>
          <table:table-cell table:formula="of:=[.I149]-AVERAGE([.I125:.I149])" office:value-type="float" office:value="0.0279003906249999">
            <text:p>0.03</text:p>
          </table:table-cell>
          <table:table-cell table:formula="of:=[.J149]-AVERAGE([.J125:.J149])" office:value-type="float" office:value="0.1489453125">
            <text:p>0.15</text:p>
          </table:table-cell>
          <table:table-cell table:formula="of:=IF(ABS([.K149]-AVERAGE([.K$2:.K149])) &gt; 20;[.K149]-AVERAGE([.K$2:.K149]);0)" office:value-type="float" office:value="0">
            <text:p>0.00</text:p>
          </table:table-cell>
          <table:table-cell table:formula="of:=[.L149]-AVERAGE([.L125:.L149])" office:value-type="float" office:value="-21.0708396946565">
            <text:p>-21.07</text:p>
          </table:table-cell>
          <table:table-cell table:formula="of:=[.M149]-AVERAGE([.M125:.M149])" office:value-type="float" office:value="-11.3212213740458">
            <text:p>-11.32</text:p>
          </table:table-cell>
          <table:table-cell/>
          <table:table-cell table:formula="of:=[.V148]+[.O149]*[.$U$2]" office:value-type="float" office:value="0.328608669704862">
            <text:p>0.33</text:p>
          </table:table-cell>
          <table:table-cell table:formula="of:=[.W148]+[.P149]*[.$U$2]" office:value-type="float" office:value="-0.361826036241319">
            <text:p>-0.36</text:p>
          </table:table-cell>
          <table:table-cell table:formula="of:=[.X148]+[.Q149]*[.$U$2]" office:value-type="float" office:value="-0.756246965196397">
            <text:p>-0.76</text:p>
          </table:table-cell>
          <table:table-cell table:formula="of:=[.R149]" office:value-type="float" office:value="0">
            <text:p>0.0</text:p>
          </table:table-cell>
          <table:table-cell table:formula="of:=[.S149]" office:value-type="float" office:value="-21.0708396946565">
            <text:p>-21.1</text:p>
          </table:table-cell>
          <table:table-cell table:formula="of:=[.T149]" office:value-type="float" office:value="-11.3212213740458">
            <text:p>-11.3</text:p>
          </table:table-cell>
          <table:table-cell table:number-columns-repeated="2"/>
          <table:table-cell table:formula="of:=[.V149]*[.$U$2]+0.5*[.O148]*POWER([.$U$2];2)+[.AD148]" office:value-type="float" office:value="23.7224241807726">
            <text:p>23.7224241808</text:p>
          </table:table-cell>
          <table:table-cell table:formula="of:=[.W149]*[.$U$2]+0.5*[.P148]*POWER([.$U$2];2)+[.AE148]" office:value-type="float" office:value="-8.24754699707031">
            <text:p>-8.2475469971</text:p>
          </table:table-cell>
          <table:table-cell table:formula="of:=[.X149]*[.$U$2]+0.5*[.Q148]*POWER([.$U$2];2)+[.AF148]" office:value-type="float" office:value="-20.9849036916097">
            <text:p>-20.9849036916</text:p>
          </table:table-cell>
          <table:table-cell table:formula="of:=[.AG148]+[.Y149]*[.$U$2]" office:value-type="float" office:value="602.980946766789">
            <text:p>602.98</text:p>
          </table:table-cell>
          <table:table-cell table:formula="of:=[.AH148]+[.Z149]*[.$U$2]" office:value-type="float" office:value="-52.9488386904683">
            <text:p>-52.95</text:p>
          </table:table-cell>
          <table:table-cell table:formula="of:=[.AI148]+[.AA149]*[.$U$2]" office:value-type="float" office:value="-14.8110979901565">
            <text:p>-14.81</text:p>
          </table:table-cell>
        </table:table-row>
        <table:table-row table:style-name="ro1">
          <table:table-cell office:value-type="float" office:value="25020">
            <text:p>25020</text:p>
          </table:table-cell>
          <table:table-cell office:value-type="float" office:value="-15108">
            <text:p>-15108</text:p>
          </table:table-cell>
          <table:table-cell office:value-type="float" office:value="5716">
            <text:p>5716</text:p>
          </table:table-cell>
          <table:table-cell office:value-type="float" office:value="-7719">
            <text:p>-7719</text:p>
          </table:table-cell>
          <table:table-cell office:value-type="float" office:value="-18306">
            <text:p>-18306</text:p>
          </table:table-cell>
          <table:table-cell office:value-type="float" office:value="-11126">
            <text:p>-11126</text:p>
          </table:table-cell>
          <table:table-cell/>
          <table:table-cell table:formula="of:=[.A150]/16384-[.H$164]" office:value-type="float" office:value="0.578470865885417">
            <text:p>0.58</text:p>
          </table:table-cell>
          <table:table-cell table:formula="of:=[.B150]/16384-[.I$164]" office:value-type="float" office:value="-0.688242594401042">
            <text:p>-0.69</text:p>
          </table:table-cell>
          <table:table-cell table:formula="of:=[.C150]/16384-[.J$164]" office:value-type="float" office:value="0.129791259765625">
            <text:p>0.13</text:p>
          </table:table-cell>
          <table:table-cell table:formula="of:=[.D150]/131" office:value-type="float" office:value="-58.9236641221374">
            <text:p>-58.9</text:p>
          </table:table-cell>
          <table:table-cell table:formula="of:=[.E150]/131" office:value-type="float" office:value="-139.740458015267">
            <text:p>-139.7</text:p>
          </table:table-cell>
          <table:table-cell table:formula="of:=[.F150]/131" office:value-type="float" office:value="-84.9312977099237">
            <text:p>-84.9</text:p>
          </table:table-cell>
          <table:table-cell/>
          <table:table-cell table:formula="of:=[.H150]-AVERAGE([.H126:.H150])" office:value-type="float" office:value="0.47443359375">
            <text:p>0.47</text:p>
          </table:table-cell>
          <table:table-cell table:formula="of:=[.I150]-AVERAGE([.I126:.I150])" office:value-type="float" office:value="-0.533310546875">
            <text:p>-0.53</text:p>
          </table:table-cell>
          <table:table-cell table:formula="of:=[.J150]-AVERAGE([.J126:.J150])" office:value-type="float" office:value="0.285927734375">
            <text:p>0.29</text:p>
          </table:table-cell>
          <table:table-cell table:formula="of:=IF(ABS([.K150]-AVERAGE([.K$2:.K150])) &gt; 20;[.K150]-AVERAGE([.K$2:.K150]);0)" office:value-type="float" office:value="-75.7031097904606">
            <text:p>-75.70</text:p>
          </table:table-cell>
          <table:table-cell table:formula="of:=[.L150]-AVERAGE([.L126:.L150])" office:value-type="float" office:value="-127.859541984733">
            <text:p>-127.86</text:p>
          </table:table-cell>
          <table:table-cell table:formula="of:=[.M150]-AVERAGE([.M126:.M150])" office:value-type="float" office:value="-81.7276335877863">
            <text:p>-81.73</text:p>
          </table:table-cell>
          <table:table-cell/>
          <table:table-cell table:formula="of:=[.V149]+[.O150]*[.$U$2]" office:value-type="float" office:value="0.486753200954863">
            <text:p>0.49</text:p>
          </table:table-cell>
          <table:table-cell table:formula="of:=[.W149]+[.P150]*[.$U$2]" office:value-type="float" office:value="-0.539596218532986">
            <text:p>-0.54</text:p>
          </table:table-cell>
          <table:table-cell table:formula="of:=[.X149]+[.Q150]*[.$U$2]" office:value-type="float" office:value="-0.66093772040473">
            <text:p>-0.66</text:p>
          </table:table-cell>
          <table:table-cell table:formula="of:=[.R150]" office:value-type="float" office:value="-75.7031097904606">
            <text:p>-75.7</text:p>
          </table:table-cell>
          <table:table-cell table:formula="of:=[.S150]" office:value-type="float" office:value="-127.859541984733">
            <text:p>-127.9</text:p>
          </table:table-cell>
          <table:table-cell table:formula="of:=[.T150]" office:value-type="float" office:value="-81.7276335877863">
            <text:p>-81.7</text:p>
          </table:table-cell>
          <table:table-cell table:number-columns-repeated="2"/>
          <table:table-cell table:formula="of:=[.V150]*[.$U$2]+0.5*[.O149]*POWER([.$U$2];2)+[.AD149]" office:value-type="float" office:value="23.8795282208478">
            <text:p>23.8795282208</text:p>
          </table:table-cell>
          <table:table-cell table:formula="of:=[.W150]*[.$U$2]+0.5*[.P149]*POWER([.$U$2];2)+[.AE149]" office:value-type="float" office:value="-8.42586238154658">
            <text:p>-8.4258623815</text:p>
          </table:table-cell>
          <table:table-cell table:formula="of:=[.X150]*[.$U$2]+0.5*[.Q149]*POWER([.$U$2];2)+[.AF149]" office:value-type="float" office:value="-21.1969415254946">
            <text:p>-21.1969415255</text:p>
          </table:table-cell>
          <table:table-cell table:formula="of:=[.AG149]+[.Y150]*[.$U$2]" office:value-type="float" office:value="577.746576836636">
            <text:p>577.75</text:p>
          </table:table-cell>
          <table:table-cell table:formula="of:=[.AH149]+[.Z150]*[.$U$2]" office:value-type="float" office:value="-95.5686860187125">
            <text:p>-95.57</text:p>
          </table:table-cell>
          <table:table-cell table:formula="of:=[.AI149]+[.AA150]*[.$U$2]" office:value-type="float" office:value="-42.0536425194186">
            <text:p>-42.05</text:p>
          </table:table-cell>
        </table:table-row>
        <table:table-row table:style-name="ro1">
          <table:table-cell office:value-type="float" office:value="25444">
            <text:p>25444</text:p>
          </table:table-cell>
          <table:table-cell office:value-type="float" office:value="-9468">
            <text:p>-9468</text:p>
          </table:table-cell>
          <table:table-cell office:value-type="float" office:value="-3144">
            <text:p>-3144</text:p>
          </table:table-cell>
          <table:table-cell office:value-type="float" office:value="10066">
            <text:p>10066</text:p>
          </table:table-cell>
          <table:table-cell office:value-type="float" office:value="32767">
            <text:p>32767</text:p>
          </table:table-cell>
          <table:table-cell office:value-type="float" office:value="21026">
            <text:p>21026</text:p>
          </table:table-cell>
          <table:table-cell/>
          <table:table-cell table:formula="of:=[.A151]/16384-[.H$164]" office:value-type="float" office:value="0.604349772135417">
            <text:p>0.60</text:p>
          </table:table-cell>
          <table:table-cell table:formula="of:=[.B151]/16384-[.I$164]" office:value-type="float" office:value="-0.344004313151042">
            <text:p>-0.34</text:p>
          </table:table-cell>
          <table:table-cell table:formula="of:=[.C151]/16384-[.J$164]" office:value-type="float" office:value="-0.410980224609375">
            <text:p>-0.41</text:p>
          </table:table-cell>
          <table:table-cell table:formula="of:=[.D151]/131" office:value-type="float" office:value="76.8396946564886">
            <text:p>76.8</text:p>
          </table:table-cell>
          <table:table-cell table:formula="of:=[.E151]/131" office:value-type="float" office:value="250.129770992366">
            <text:p>250.1</text:p>
          </table:table-cell>
          <table:table-cell table:formula="of:=[.F151]/131" office:value-type="float" office:value="160.503816793893">
            <text:p>160.5</text:p>
          </table:table-cell>
          <table:table-cell/>
          <table:table-cell table:formula="of:=[.H151]-AVERAGE([.H127:.H151])" office:value-type="float" office:value="0.467490234375">
            <text:p>0.47</text:p>
          </table:table-cell>
          <table:table-cell table:formula="of:=[.I151]-AVERAGE([.I127:.I151])" office:value-type="float" office:value="-0.18796875">
            <text:p>-0.19</text:p>
          </table:table-cell>
          <table:table-cell table:formula="of:=[.J151]-AVERAGE([.J127:.J151])" office:value-type="float" office:value="-0.24130859375">
            <text:p>-0.24</text:p>
          </table:table-cell>
          <table:table-cell table:formula="of:=IF(ABS([.K151]-AVERAGE([.K$2:.K151])) &gt; 20;[.K151]-AVERAGE([.K$2:.K151]);0)" office:value-type="float" office:value="59.6598473282443">
            <text:p>59.66</text:p>
          </table:table-cell>
          <table:table-cell table:formula="of:=[.L151]-AVERAGE([.L127:.L151])" office:value-type="float" office:value="251.409160305344">
            <text:p>251.41</text:p>
          </table:table-cell>
          <table:table-cell table:formula="of:=[.M151]-AVERAGE([.M127:.M151])" office:value-type="float" office:value="157.655572519084">
            <text:p>157.66</text:p>
          </table:table-cell>
          <table:table-cell/>
          <table:table-cell table:formula="of:=[.V150]+[.O151]*[.$U$2]" office:value-type="float" office:value="0.642583279079862">
            <text:p>0.64</text:p>
          </table:table-cell>
          <table:table-cell table:formula="of:=[.W150]+[.P151]*[.$U$2]" office:value-type="float" office:value="-0.602252468532986">
            <text:p>-0.60</text:p>
          </table:table-cell>
          <table:table-cell table:formula="of:=[.X150]+[.Q151]*[.$U$2]" office:value-type="float" office:value="-0.741373918321397">
            <text:p>-0.74</text:p>
          </table:table-cell>
          <table:table-cell table:formula="of:=[.R151]" office:value-type="float" office:value="59.6598473282443">
            <text:p>59.7</text:p>
          </table:table-cell>
          <table:table-cell table:formula="of:=[.S151]" office:value-type="float" office:value="251.409160305344">
            <text:p>251.4</text:p>
          </table:table-cell>
          <table:table-cell table:formula="of:=[.T151]" office:value-type="float" office:value="157.655572519084">
            <text:p>157.7</text:p>
          </table:table-cell>
          <table:table-cell table:number-columns-repeated="2"/>
          <table:table-cell table:formula="of:=[.V151]*[.$U$2]+0.5*[.O150]*POWER([.$U$2];2)+[.AD150]" office:value-type="float" office:value="24.1200800690828">
            <text:p>24.1200800691</text:p>
          </table:table-cell>
          <table:table-cell table:formula="of:=[.W151]*[.$U$2]+0.5*[.P150]*POWER([.$U$2];2)+[.AE150]" office:value-type="float" office:value="-8.65624156810618">
            <text:p>-8.6562415681</text:p>
          </table:table-cell>
          <table:table-cell table:formula="of:=[.X151]*[.$U$2]+0.5*[.Q150]*POWER([.$U$2];2)+[.AF150]" office:value-type="float" office:value="-21.4281812908031">
            <text:p>-21.4281812908</text:p>
          </table:table-cell>
          <table:table-cell table:formula="of:=[.AG150]+[.Y151]*[.$U$2]" office:value-type="float" office:value="597.633192612717">
            <text:p>597.63</text:p>
          </table:table-cell>
          <table:table-cell table:formula="of:=[.AH150]+[.Z151]*[.$U$2]" office:value-type="float" office:value="-11.765632583598">
            <text:p>-11.77</text:p>
          </table:table-cell>
          <table:table-cell table:formula="of:=[.AI150]+[.AA151]*[.$U$2]" office:value-type="float" office:value="10.4982149869427">
            <text:p>10.50</text:p>
          </table:table-cell>
        </table:table-row>
        <table:table-row table:style-name="ro1">
          <table:table-cell office:value-type="float" office:value="16880">
            <text:p>16880</text:p>
          </table:table-cell>
          <table:table-cell office:value-type="float" office:value="-6936">
            <text:p>-6936</text:p>
          </table:table-cell>
          <table:table-cell office:value-type="float" office:value="508">
            <text:p>508</text:p>
          </table:table-cell>
          <table:table-cell office:value-type="float" office:value="-4048">
            <text:p>-4048</text:p>
          </table:table-cell>
          <table:table-cell office:value-type="float" office:value="-9243">
            <text:p>-9243</text:p>
          </table:table-cell>
          <table:table-cell office:value-type="float" office:value="-718">
            <text:p>-718</text:p>
          </table:table-cell>
          <table:table-cell/>
          <table:table-cell table:formula="of:=[.A152]/16384-[.H$164]" office:value-type="float" office:value="0.0816446940104166">
            <text:p>0.08</text:p>
          </table:table-cell>
          <table:table-cell table:formula="of:=[.B152]/16384-[.I$164]" office:value-type="float" office:value="-0.189463297526042">
            <text:p>-0.19</text:p>
          </table:table-cell>
          <table:table-cell table:formula="of:=[.C152]/16384-[.J$164]" office:value-type="float" office:value="-0.188079833984375">
            <text:p>-0.19</text:p>
          </table:table-cell>
          <table:table-cell table:formula="of:=[.D152]/131" office:value-type="float" office:value="-30.9007633587786">
            <text:p>-30.9</text:p>
          </table:table-cell>
          <table:table-cell table:formula="of:=[.E152]/131" office:value-type="float" office:value="-70.557251908397">
            <text:p>-70.6</text:p>
          </table:table-cell>
          <table:table-cell table:formula="of:=[.F152]/131" office:value-type="float" office:value="-5.48091603053435">
            <text:p>-5.5</text:p>
          </table:table-cell>
          <table:table-cell/>
          <table:table-cell table:formula="of:=[.H152]-AVERAGE([.H128:.H152])" office:value-type="float" office:value="-0.0525878906249999">
            <text:p>-0.05</text:p>
          </table:table-cell>
          <table:table-cell table:formula="of:=[.I152]-AVERAGE([.I128:.I152])" office:value-type="float" office:value="-0.038994140625">
            <text:p>-0.04</text:p>
          </table:table-cell>
          <table:table-cell table:formula="of:=[.J152]-AVERAGE([.J128:.J152])" office:value-type="float" office:value="-0.044560546875">
            <text:p>-0.04</text:p>
          </table:table-cell>
          <table:table-cell table:formula="of:=IF(ABS([.K152]-AVERAGE([.K$2:.K152])) &gt; 20;[.K152]-AVERAGE([.K$2:.K152]);0)" office:value-type="float" office:value="-47.7621960467115">
            <text:p>-47.76</text:p>
          </table:table-cell>
          <table:table-cell table:formula="of:=[.L152]-AVERAGE([.L128:.L152])" office:value-type="float" office:value="-61.430534351145">
            <text:p>-61.43</text:p>
          </table:table-cell>
          <table:table-cell table:formula="of:=[.M152]-AVERAGE([.M128:.M152])" office:value-type="float" office:value="-4.60213740458015">
            <text:p>-4.60</text:p>
          </table:table-cell>
          <table:table-cell/>
          <table:table-cell table:formula="of:=[.V151]+[.O152]*[.$U$2]" office:value-type="float" office:value="0.625053982204862">
            <text:p>0.63</text:p>
          </table:table-cell>
          <table:table-cell table:formula="of:=[.W151]+[.P152]*[.$U$2]" office:value-type="float" office:value="-0.615250515407986">
            <text:p>-0.62</text:p>
          </table:table-cell>
          <table:table-cell table:formula="of:=[.X151]+[.Q152]*[.$U$2]" office:value-type="float" office:value="-0.756227433946397">
            <text:p>-0.76</text:p>
          </table:table-cell>
          <table:table-cell table:formula="of:=[.R152]" office:value-type="float" office:value="-47.7621960467115">
            <text:p>-47.8</text:p>
          </table:table-cell>
          <table:table-cell table:formula="of:=[.S152]" office:value-type="float" office:value="-61.430534351145">
            <text:p>-61.4</text:p>
          </table:table-cell>
          <table:table-cell table:formula="of:=[.T152]" office:value-type="float" office:value="-4.60213740458015">
            <text:p>-4.6</text:p>
          </table:table-cell>
          <table:table-cell table:number-columns-repeated="2"/>
          <table:table-cell table:formula="of:=[.V152]*[.$U$2]+0.5*[.O151]*POWER([.$U$2];2)+[.AD151]" office:value-type="float" office:value="24.3544030761719">
            <text:p>24.3544030762</text:p>
          </table:table-cell>
          <table:table-cell table:formula="of:=[.W152]*[.$U$2]+0.5*[.P151]*POWER([.$U$2];2)+[.AE151]" office:value-type="float" office:value="-8.87176778157551">
            <text:p>-8.8717677816</text:p>
          </table:table-cell>
          <table:table-cell table:formula="of:=[.X152]*[.$U$2]+0.5*[.Q151]*POWER([.$U$2];2)+[.AF151]" office:value-type="float" office:value="-21.6936631351047">
            <text:p>-21.6936631351</text:p>
          </table:table-cell>
          <table:table-cell table:formula="of:=[.AG151]+[.Y152]*[.$U$2]" office:value-type="float" office:value="581.712460597147">
            <text:p>581.71</text:p>
          </table:table-cell>
          <table:table-cell table:formula="of:=[.AH151]+[.Z152]*[.$U$2]" office:value-type="float" office:value="-32.242477367313">
            <text:p>-32.24</text:p>
          </table:table-cell>
          <table:table-cell table:formula="of:=[.AI151]+[.AA152]*[.$U$2]" office:value-type="float" office:value="8.96416918541598">
            <text:p>8.96</text:p>
          </table:table-cell>
        </table:table-row>
        <table:table-row table:style-name="ro1">
          <table:table-cell office:value-type="float" office:value="18056">
            <text:p>18056</text:p>
          </table:table-cell>
          <table:table-cell office:value-type="float" office:value="-3700">
            <text:p>-3700</text:p>
          </table:table-cell>
          <table:table-cell office:value-type="float" office:value="5308">
            <text:p>5308</text:p>
          </table:table-cell>
          <table:table-cell office:value-type="float" office:value="-4353">
            <text:p>-4353</text:p>
          </table:table-cell>
          <table:table-cell office:value-type="float" office:value="-11642">
            <text:p>-11642</text:p>
          </table:table-cell>
          <table:table-cell office:value-type="float" office:value="-6031">
            <text:p>-6031</text:p>
          </table:table-cell>
          <table:table-cell/>
          <table:table-cell table:formula="of:=[.A153]/16384-[.H$164]" office:value-type="float" office:value="0.153422037760417">
            <text:p>0.15</text:p>
          </table:table-cell>
          <table:table-cell table:formula="of:=[.B153]/16384-[.I$164]" office:value-type="float" office:value="0.00804646809895834">
            <text:p>0.01</text:p>
          </table:table-cell>
          <table:table-cell table:formula="of:=[.C153]/16384-[.J$164]" office:value-type="float" office:value="0.104888916015625">
            <text:p>0.10</text:p>
          </table:table-cell>
          <table:table-cell table:formula="of:=[.D153]/131" office:value-type="float" office:value="-33.2290076335878">
            <text:p>-33.2</text:p>
          </table:table-cell>
          <table:table-cell table:formula="of:=[.E153]/131" office:value-type="float" office:value="-88.8702290076336">
            <text:p>-88.9</text:p>
          </table:table-cell>
          <table:table-cell table:formula="of:=[.F153]/131" office:value-type="float" office:value="-46.0381679389313">
            <text:p>-46.0</text:p>
          </table:table-cell>
          <table:table-cell/>
          <table:table-cell table:formula="of:=[.H153]-AVERAGE([.H129:.H153])" office:value-type="float" office:value="0.0109570312500001">
            <text:p>0.01</text:p>
          </table:table-cell>
          <table:table-cell table:formula="of:=[.I153]-AVERAGE([.I129:.I153])" office:value-type="float" office:value="0.15138671875">
            <text:p>0.15</text:p>
          </table:table-cell>
          <table:table-cell table:formula="of:=[.J153]-AVERAGE([.J129:.J153])" office:value-type="float" office:value="0.24546875">
            <text:p>0.25</text:p>
          </table:table-cell>
          <table:table-cell table:formula="of:=IF(ABS([.K153]-AVERAGE([.K$2:.K153])) &gt; 20;[.K153]-AVERAGE([.K$2:.K153]);0)" office:value-type="float" office:value="-49.7608979509843">
            <text:p>-49.76</text:p>
          </table:table-cell>
          <table:table-cell table:formula="of:=[.L153]-AVERAGE([.L129:.L153])" office:value-type="float" office:value="-77.3279389312977">
            <text:p>-77.33</text:p>
          </table:table-cell>
          <table:table-cell table:formula="of:=[.M153]-AVERAGE([.M129:.M153])" office:value-type="float" office:value="-43.7303816793893">
            <text:p>-43.73</text:p>
          </table:table-cell>
          <table:table-cell/>
          <table:table-cell table:formula="of:=[.V152]+[.O153]*[.$U$2]" office:value-type="float" office:value="0.628706325954863">
            <text:p>0.63</text:p>
          </table:table-cell>
          <table:table-cell table:formula="of:=[.W152]+[.P153]*[.$U$2]" office:value-type="float" office:value="-0.564788275824653">
            <text:p>-0.56</text:p>
          </table:table-cell>
          <table:table-cell table:formula="of:=[.X152]+[.Q153]*[.$U$2]" office:value-type="float" office:value="-0.67440451727973">
            <text:p>-0.67</text:p>
          </table:table-cell>
          <table:table-cell table:formula="of:=[.R153]" office:value-type="float" office:value="-49.7608979509843">
            <text:p>-49.8</text:p>
          </table:table-cell>
          <table:table-cell table:formula="of:=[.S153]" office:value-type="float" office:value="-77.3279389312977">
            <text:p>-77.3</text:p>
          </table:table-cell>
          <table:table-cell table:formula="of:=[.T153]" office:value-type="float" office:value="-43.7303816793893">
            <text:p>-43.7</text:p>
          </table:table-cell>
          <table:table-cell table:number-columns-repeated="2"/>
          <table:table-cell table:formula="of:=[.V153]*[.$U$2]+0.5*[.O152]*POWER([.$U$2];2)+[.AD152]" office:value-type="float" office:value="24.561050302011">
            <text:p>24.561050302</text:p>
          </table:table-cell>
          <table:table-cell table:formula="of:=[.W153]*[.$U$2]+0.5*[.P152]*POWER([.$U$2];2)+[.AE152]" office:value-type="float" office:value="-9.06219688132956">
            <text:p>-9.0621968813</text:p>
          </table:table-cell>
          <table:table-cell table:formula="of:=[.X153]*[.$U$2]+0.5*[.Q152]*POWER([.$U$2];2)+[.AF152]" office:value-type="float" office:value="-21.9209402268021">
            <text:p>-21.9209402268</text:p>
          </table:table-cell>
          <table:table-cell table:formula="of:=[.AG152]+[.Y153]*[.$U$2]" office:value-type="float" office:value="565.125494613485">
            <text:p>565.13</text:p>
          </table:table-cell>
          <table:table-cell table:formula="of:=[.AH152]+[.Z153]*[.$U$2]" office:value-type="float" office:value="-58.0184570110789">
            <text:p>-58.02</text:p>
          </table:table-cell>
          <table:table-cell table:formula="of:=[.AI152]+[.AA153]*[.$U$2]" office:value-type="float" office:value="-5.61262470771379">
            <text:p>-5.61</text:p>
          </table:table-cell>
        </table:table-row>
        <table:table-row table:style-name="ro1">
          <table:table-cell office:value-type="float" office:value="10356">
            <text:p>10356</text:p>
          </table:table-cell>
          <table:table-cell office:value-type="float" office:value="-2556">
            <text:p>-2556</text:p>
          </table:table-cell>
          <table:table-cell office:value-type="float" office:value="-2600">
            <text:p>-2600</text:p>
          </table:table-cell>
          <table:table-cell office:value-type="float" office:value="12159">
            <text:p>12159</text:p>
          </table:table-cell>
          <table:table-cell office:value-type="float" office:value="19054">
            <text:p>19054</text:p>
          </table:table-cell>
          <table:table-cell office:value-type="float" office:value="8697">
            <text:p>8697</text:p>
          </table:table-cell>
          <table:table-cell/>
          <table:table-cell table:formula="of:=[.A154]/16384-[.H$164]" office:value-type="float" office:value="-0.316548665364583">
            <text:p>-0.32</text:p>
          </table:table-cell>
          <table:table-cell table:formula="of:=[.B154]/16384-[.I$164]" office:value-type="float" office:value="0.0778706868489583">
            <text:p>0.08</text:p>
          </table:table-cell>
          <table:table-cell table:formula="of:=[.C154]/16384-[.J$164]" office:value-type="float" office:value="-0.377777099609375">
            <text:p>-0.38</text:p>
          </table:table-cell>
          <table:table-cell table:formula="of:=[.D154]/131" office:value-type="float" office:value="92.8167938931298">
            <text:p>92.8</text:p>
          </table:table-cell>
          <table:table-cell table:formula="of:=[.E154]/131" office:value-type="float" office:value="145.450381679389">
            <text:p>145.5</text:p>
          </table:table-cell>
          <table:table-cell table:formula="of:=[.F154]/131" office:value-type="float" office:value="66.3893129770992">
            <text:p>66.4</text:p>
          </table:table-cell>
          <table:table-cell/>
          <table:table-cell table:formula="of:=[.H154]-AVERAGE([.H130:.H154])" office:value-type="float" office:value="-0.43783203125">
            <text:p>-0.44</text:p>
          </table:table-cell>
          <table:table-cell table:formula="of:=[.I154]-AVERAGE([.I130:.I154])" office:value-type="float" office:value="0.2091796875">
            <text:p>0.21</text:p>
          </table:table-cell>
          <table:table-cell table:formula="of:=[.J154]-AVERAGE([.J130:.J154])" office:value-type="float" office:value="-0.21990234375">
            <text:p>-0.22</text:p>
          </table:table-cell>
          <table:table-cell table:formula="of:=IF(ABS([.K154]-AVERAGE([.K$2:.K154])) &gt; 20;[.K154]-AVERAGE([.K$2:.K154]);0)" office:value-type="float" office:value="75.7863094347154">
            <text:p>75.79</text:p>
          </table:table-cell>
          <table:table-cell table:formula="of:=[.L154]-AVERAGE([.L130:.L154])" office:value-type="float" office:value="147.017709923664">
            <text:p>147.02</text:p>
          </table:table-cell>
          <table:table-cell table:formula="of:=[.M154]-AVERAGE([.M130:.M154])" office:value-type="float" office:value="63.1389312977099">
            <text:p>63.14</text:p>
          </table:table-cell>
          <table:table-cell/>
          <table:table-cell table:formula="of:=[.V153]+[.O154]*[.$U$2]" office:value-type="float" office:value="0.482762315538196">
            <text:p>0.48</text:p>
          </table:table-cell>
          <table:table-cell table:formula="of:=[.W153]+[.P154]*[.$U$2]" office:value-type="float" office:value="-0.495061713324653">
            <text:p>-0.50</text:p>
          </table:table-cell>
          <table:table-cell table:formula="of:=[.X153]+[.Q154]*[.$U$2]" office:value-type="float" office:value="-0.747705298529731">
            <text:p>-0.75</text:p>
          </table:table-cell>
          <table:table-cell table:formula="of:=[.R154]" office:value-type="float" office:value="75.7863094347154">
            <text:p>75.8</text:p>
          </table:table-cell>
          <table:table-cell table:formula="of:=[.S154]" office:value-type="float" office:value="147.017709923664">
            <text:p>147.0</text:p>
          </table:table-cell>
          <table:table-cell table:formula="of:=[.T154]" office:value-type="float" office:value="63.1389312977099">
            <text:p>63.1</text:p>
          </table:table-cell>
          <table:table-cell table:number-columns-repeated="2"/>
          <table:table-cell table:formula="of:=[.V154]*[.$U$2]+0.5*[.O153]*POWER([.$U$2];2)+[.AD153]" office:value-type="float" office:value="24.7225797978154">
            <text:p>24.7225797978</text:p>
          </table:table-cell>
          <table:table-cell table:formula="of:=[.W154]*[.$U$2]+0.5*[.P153]*POWER([.$U$2];2)+[.AE153]" office:value-type="float" office:value="-9.21880707917389">
            <text:p>-9.2188070792</text:p>
          </table:table-cell>
          <table:table-cell table:formula="of:=[.X154]*[.$U$2]+0.5*[.Q153]*POWER([.$U$2];2)+[.AF153]" office:value-type="float" office:value="-22.1565381735342">
            <text:p>-22.1565381735</text:p>
          </table:table-cell>
          <table:table-cell table:formula="of:=[.AG153]+[.Y154]*[.$U$2]" office:value-type="float" office:value="590.38759775839">
            <text:p>590.39</text:p>
          </table:table-cell>
          <table:table-cell table:formula="of:=[.AH153]+[.Z154]*[.$U$2]" office:value-type="float" office:value="-9.0125537031909">
            <text:p>-9.01</text:p>
          </table:table-cell>
          <table:table-cell table:formula="of:=[.AI153]+[.AA154]*[.$U$2]" office:value-type="float" office:value="15.4336857248562">
            <text:p>15.43</text:p>
          </table:table-cell>
        </table:table-row>
        <table:table-row table:style-name="ro1">
          <table:table-cell office:value-type="float" office:value="22584">
            <text:p>22584</text:p>
          </table:table-cell>
          <table:table-cell office:value-type="float" office:value="10980">
            <text:p>10980</text:p>
          </table:table-cell>
          <table:table-cell office:value-type="float" office:value="4560">
            <text:p>4560</text:p>
          </table:table-cell>
          <table:table-cell office:value-type="float" office:value="16915">
            <text:p>16915</text:p>
          </table:table-cell>
          <table:table-cell office:value-type="float" office:value="-15774">
            <text:p>-15774</text:p>
          </table:table-cell>
          <table:table-cell office:value-type="float" office:value="-608">
            <text:p>-608</text:p>
          </table:table-cell>
          <table:table-cell/>
          <table:table-cell table:formula="of:=[.A155]/16384-[.H$164]" office:value-type="float" office:value="0.429789225260417">
            <text:p>0.43</text:p>
          </table:table-cell>
          <table:table-cell table:formula="of:=[.B155]/16384-[.I$164]" office:value-type="float" office:value="0.904042561848958">
            <text:p>0.90</text:p>
          </table:table-cell>
          <table:table-cell table:formula="of:=[.C155]/16384-[.J$164]" office:value-type="float" office:value="0.059234619140625">
            <text:p>0.06</text:p>
          </table:table-cell>
          <table:table-cell table:formula="of:=[.D155]/131" office:value-type="float" office:value="129.12213740458">
            <text:p>129.1</text:p>
          </table:table-cell>
          <table:table-cell table:formula="of:=[.E155]/131" office:value-type="float" office:value="-120.412213740458">
            <text:p>-120.4</text:p>
          </table:table-cell>
          <table:table-cell table:formula="of:=[.F155]/131" office:value-type="float" office:value="-4.6412213740458">
            <text:p>-4.6</text:p>
          </table:table-cell>
          <table:table-cell/>
          <table:table-cell table:formula="of:=[.H155]-AVERAGE([.H131:.H155])" office:value-type="float" office:value="0.29234375">
            <text:p>0.29</text:p>
          </table:table-cell>
          <table:table-cell table:formula="of:=[.I155]-AVERAGE([.I131:.I155])" office:value-type="float" office:value="1.000361328125">
            <text:p>1.00</text:p>
          </table:table-cell>
          <table:table-cell table:formula="of:=[.J155]-AVERAGE([.J131:.J155])" office:value-type="float" office:value="0.2030859375">
            <text:p>0.20</text:p>
          </table:table-cell>
          <table:table-cell table:formula="of:=IF(ABS([.K155]-AVERAGE([.K$2:.K155])) &gt; 20;[.K155]-AVERAGE([.K$2:.K155]);0)" office:value-type="float" office:value="111.363785069892">
            <text:p>111.36</text:p>
          </table:table-cell>
          <table:table-cell table:formula="of:=[.L155]-AVERAGE([.L131:.L155])" office:value-type="float" office:value="-105.997557251908">
            <text:p>-106.00</text:p>
          </table:table-cell>
          <table:table-cell table:formula="of:=[.M155]-AVERAGE([.M131:.M155])" office:value-type="float" office:value="-5.4024427480916">
            <text:p>-5.40</text:p>
          </table:table-cell>
          <table:table-cell/>
          <table:table-cell table:formula="of:=[.V154]+[.O155]*[.$U$2]" office:value-type="float" office:value="0.580210232204863">
            <text:p>0.58</text:p>
          </table:table-cell>
          <table:table-cell table:formula="of:=[.W154]+[.P155]*[.$U$2]" office:value-type="float" office:value="-0.161607937282986">
            <text:p>-0.16</text:p>
          </table:table-cell>
          <table:table-cell table:formula="of:=[.X154]+[.Q155]*[.$U$2]" office:value-type="float" office:value="-0.680009986029731">
            <text:p>-0.68</text:p>
          </table:table-cell>
          <table:table-cell table:formula="of:=[.R155]" office:value-type="float" office:value="111.363785069892">
            <text:p>111.4</text:p>
          </table:table-cell>
          <table:table-cell table:formula="of:=[.S155]" office:value-type="float" office:value="-105.997557251908">
            <text:p>-106.0</text:p>
          </table:table-cell>
          <table:table-cell table:formula="of:=[.T155]" office:value-type="float" office:value="-5.4024427480916">
            <text:p>-5.4</text:p>
          </table:table-cell>
          <table:table-cell table:number-columns-repeated="2"/>
          <table:table-cell table:formula="of:=[.V155]*[.$U$2]+0.5*[.O154]*POWER([.$U$2];2)+[.AD154]" office:value-type="float" office:value="24.8916592068143">
            <text:p>24.8916592068</text:p>
          </table:table-cell>
          <table:table-cell table:formula="of:=[.W155]*[.$U$2]+0.5*[.P154]*POWER([.$U$2];2)+[.AE154]" office:value-type="float" office:value="-9.26105529785155">
            <text:p>-9.2610552979</text:p>
          </table:table-cell>
          <table:table-cell table:formula="of:=[.X155]*[.$U$2]+0.5*[.Q154]*POWER([.$U$2];2)+[.AF154]" office:value-type="float" office:value="-22.3954249657525">
            <text:p>-22.3954249658</text:p>
          </table:table-cell>
          <table:table-cell table:formula="of:=[.AG154]+[.Y155]*[.$U$2]" office:value-type="float" office:value="627.508859448354">
            <text:p>627.51</text:p>
          </table:table-cell>
          <table:table-cell table:formula="of:=[.AH154]+[.Z155]*[.$U$2]" office:value-type="float" office:value="-44.3450727871604">
            <text:p>-44.35</text:p>
          </table:table-cell>
          <table:table-cell table:formula="of:=[.AI154]+[.AA155]*[.$U$2]" office:value-type="float" office:value="13.6328714754923">
            <text:p>13.63</text:p>
          </table:table-cell>
        </table:table-row>
        <table:table-row table:style-name="ro1">
          <table:table-cell office:value-type="float" office:value="13868">
            <text:p>13868</text:p>
          </table:table-cell>
          <table:table-cell office:value-type="float" office:value="-7092">
            <text:p>-7092</text:p>
          </table:table-cell>
          <table:table-cell office:value-type="float" office:value="5736">
            <text:p>5736</text:p>
          </table:table-cell>
          <table:table-cell office:value-type="float" office:value="-726">
            <text:p>-726</text:p>
          </table:table-cell>
          <table:table-cell office:value-type="float" office:value="-638">
            <text:p>-638</text:p>
          </table:table-cell>
          <table:table-cell office:value-type="float" office:value="-1320">
            <text:p>-1320</text:p>
          </table:table-cell>
          <table:table-cell/>
          <table:table-cell table:formula="of:=[.A156]/16384-[.H$164]" office:value-type="float" office:value="-0.102193196614583">
            <text:p>-0.10</text:p>
          </table:table-cell>
          <table:table-cell table:formula="of:=[.B156]/16384-[.I$164]" office:value-type="float" office:value="-0.198984781901042">
            <text:p>-0.20</text:p>
          </table:table-cell>
          <table:table-cell table:formula="of:=[.C156]/16384-[.J$164]" office:value-type="float" office:value="0.131011962890625">
            <text:p>0.13</text:p>
          </table:table-cell>
          <table:table-cell table:formula="of:=[.D156]/131" office:value-type="float" office:value="-5.54198473282443">
            <text:p>-5.5</text:p>
          </table:table-cell>
          <table:table-cell table:formula="of:=[.E156]/131" office:value-type="float" office:value="-4.87022900763359">
            <text:p>-4.9</text:p>
          </table:table-cell>
          <table:table-cell table:formula="of:=[.F156]/131" office:value-type="float" office:value="-10.0763358778626">
            <text:p>-10.1</text:p>
          </table:table-cell>
          <table:table-cell/>
          <table:table-cell table:formula="of:=[.H156]-AVERAGE([.H132:.H156])" office:value-type="float" office:value="-0.217880859375">
            <text:p>-0.22</text:p>
          </table:table-cell>
          <table:table-cell table:formula="of:=[.I156]-AVERAGE([.I132:.I156])" office:value-type="float" office:value="-0.0861328125">
            <text:p>-0.09</text:p>
          </table:table-cell>
          <table:table-cell table:formula="of:=[.J156]-AVERAGE([.J132:.J156])" office:value-type="float" office:value="0.26794921875">
            <text:p>0.27</text:p>
          </table:table-cell>
          <table:table-cell table:formula="of:=IF(ABS([.K156]-AVERAGE([.K$2:.K156])) &gt; 20;[.K156]-AVERAGE([.K$2:.K156]);0)" office:value-type="float" office:value="-23.1500123122384">
            <text:p>-23.15</text:p>
          </table:table-cell>
          <table:table-cell table:formula="of:=[.L156]-AVERAGE([.L132:.L156])" office:value-type="float" office:value="5.03419847328244">
            <text:p>5.03</text:p>
          </table:table-cell>
          <table:table-cell table:formula="of:=[.M156]-AVERAGE([.M132:.M156])" office:value-type="float" office:value="-10.9193893129771">
            <text:p>-10.92</text:p>
          </table:table-cell>
          <table:table-cell/>
          <table:table-cell table:formula="of:=[.V155]+[.O156]*[.$U$2]" office:value-type="float" office:value="0.507583279079863">
            <text:p>0.51</text:p>
          </table:table-cell>
          <table:table-cell table:formula="of:=[.W155]+[.P156]*[.$U$2]" office:value-type="float" office:value="-0.190318874782986">
            <text:p>-0.19</text:p>
          </table:table-cell>
          <table:table-cell table:formula="of:=[.X155]+[.Q156]*[.$U$2]" office:value-type="float" office:value="-0.590693579779731">
            <text:p>-0.59</text:p>
          </table:table-cell>
          <table:table-cell table:formula="of:=[.R156]" office:value-type="float" office:value="-23.1500123122384">
            <text:p>-23.2</text:p>
          </table:table-cell>
          <table:table-cell table:formula="of:=[.S156]" office:value-type="float" office:value="5.03419847328244">
            <text:p>5.0</text:p>
          </table:table-cell>
          <table:table-cell table:formula="of:=[.T156]" office:value-type="float" office:value="-10.9193893129771">
            <text:p>-10.9</text:p>
          </table:table-cell>
          <table:table-cell table:number-columns-repeated="2"/>
          <table:table-cell table:formula="of:=[.V156]*[.$U$2]+0.5*[.O155]*POWER([.$U$2];2)+[.AD155]" office:value-type="float" office:value="25.0770949526187">
            <text:p>25.0770949526</text:p>
          </table:table-cell>
          <table:table-cell table:formula="of:=[.W156]*[.$U$2]+0.5*[.P155]*POWER([.$U$2];2)+[.AE155]" office:value-type="float" office:value="-9.26891929343894">
            <text:p>-9.2689192934</text:p>
          </table:table-cell>
          <table:table-cell table:formula="of:=[.X156]*[.$U$2]+0.5*[.Q155]*POWER([.$U$2];2)+[.AF155]" office:value-type="float" office:value="-22.5810402735957">
            <text:p>-22.5810402736</text:p>
          </table:table-cell>
          <table:table-cell table:formula="of:=[.AG155]+[.Y156]*[.$U$2]" office:value-type="float" office:value="619.792188677608">
            <text:p>619.79</text:p>
          </table:table-cell>
          <table:table-cell table:formula="of:=[.AH155]+[.Z156]*[.$U$2]" office:value-type="float" office:value="-42.6670066293996">
            <text:p>-42.67</text:p>
          </table:table-cell>
          <table:table-cell table:formula="of:=[.AI155]+[.AA156]*[.$U$2]" office:value-type="float" office:value="9.99307503783329">
            <text:p>9.99</text:p>
          </table:table-cell>
        </table:table-row>
        <table:table-row table:style-name="ro1">
          <table:table-cell office:value-type="float" office:value="14688">
            <text:p>14688</text:p>
          </table:table-cell>
          <table:table-cell office:value-type="float" office:value="-6304">
            <text:p>-6304</text:p>
          </table:table-cell>
          <table:table-cell office:value-type="float" office:value="2724">
            <text:p>2724</text:p>
          </table:table-cell>
          <table:table-cell office:value-type="float" office:value="621">
            <text:p>621</text:p>
          </table:table-cell>
          <table:table-cell office:value-type="float" office:value="1469">
            <text:p>1469</text:p>
          </table:table-cell>
          <table:table-cell office:value-type="float" office:value="-2166">
            <text:p>-2166</text:p>
          </table:table-cell>
          <table:table-cell/>
          <table:table-cell table:formula="of:=[.A157]/16384-[.H$164]" office:value-type="float" office:value="-0.0521443684895834">
            <text:p>-0.05</text:p>
          </table:table-cell>
          <table:table-cell table:formula="of:=[.B157]/16384-[.I$164]" office:value-type="float" office:value="-0.150889078776042">
            <text:p>-0.15</text:p>
          </table:table-cell>
          <table:table-cell table:formula="of:=[.C157]/16384-[.J$164]" office:value-type="float" office:value="-0.052825927734375">
            <text:p>-0.05</text:p>
          </table:table-cell>
          <table:table-cell table:formula="of:=[.D157]/131" office:value-type="float" office:value="4.74045801526718">
            <text:p>4.7</text:p>
          </table:table-cell>
          <table:table-cell table:formula="of:=[.E157]/131" office:value-type="float" office:value="11.2137404580153">
            <text:p>11.2</text:p>
          </table:table-cell>
          <table:table-cell table:formula="of:=[.F157]/131" office:value-type="float" office:value="-16.5343511450382">
            <text:p>-16.5</text:p>
          </table:table-cell>
          <table:table-cell/>
          <table:table-cell table:formula="of:=[.H157]-AVERAGE([.H133:.H157])" office:value-type="float" office:value="-0.164970703125">
            <text:p>-0.16</text:p>
          </table:table-cell>
          <table:table-cell table:formula="of:=[.I157]-AVERAGE([.I133:.I157])" office:value-type="float" office:value="-0.03408203125">
            <text:p>-0.03</text:p>
          </table:table-cell>
          <table:table-cell table:formula="of:=[.J157]-AVERAGE([.J133:.J157])" office:value-type="float" office:value="0.084541015625">
            <text:p>0.08</text:p>
          </table:table-cell>
          <table:table-cell table:formula="of:=IF(ABS([.K157]-AVERAGE([.K$2:.K157])) &gt; 20;[.K157]-AVERAGE([.K$2:.K157]);0)" office:value-type="float" office:value="0">
            <text:p>0.00</text:p>
          </table:table-cell>
          <table:table-cell table:formula="of:=[.L157]-AVERAGE([.L133:.L157])" office:value-type="float" office:value="19.5071755725191">
            <text:p>19.51</text:p>
          </table:table-cell>
          <table:table-cell table:formula="of:=[.M157]-AVERAGE([.M133:.M157])" office:value-type="float" office:value="-17.3868702290076">
            <text:p>-17.39</text:p>
          </table:table-cell>
          <table:table-cell/>
          <table:table-cell table:formula="of:=[.V156]+[.O157]*[.$U$2]" office:value-type="float" office:value="0.452593044704863">
            <text:p>0.45</text:p>
          </table:table-cell>
          <table:table-cell table:formula="of:=[.W156]+[.P157]*[.$U$2]" office:value-type="float" office:value="-0.20167955186632">
            <text:p>-0.20</text:p>
          </table:table-cell>
          <table:table-cell table:formula="of:=[.X156]+[.Q157]*[.$U$2]" office:value-type="float" office:value="-0.562513241238064">
            <text:p>-0.56</text:p>
          </table:table-cell>
          <table:table-cell table:formula="of:=[.R157]" office:value-type="float" office:value="0">
            <text:p>0.0</text:p>
          </table:table-cell>
          <table:table-cell table:formula="of:=[.S157]" office:value-type="float" office:value="19.5071755725191">
            <text:p>19.5</text:p>
          </table:table-cell>
          <table:table-cell table:formula="of:=[.T157]" office:value-type="float" office:value="-17.3868702290076">
            <text:p>-17.4</text:p>
          </table:table-cell>
          <table:table-cell table:number-columns-repeated="2"/>
          <table:table-cell table:formula="of:=[.V157]*[.$U$2]+0.5*[.O156]*POWER([.$U$2];2)+[.AD156]" office:value-type="float" office:value="25.2158548086661">
            <text:p>25.2158548087</text:p>
          </table:table-cell>
          <table:table-cell table:formula="of:=[.W157]*[.$U$2]+0.5*[.P156]*POWER([.$U$2];2)+[.AE156]" office:value-type="float" office:value="-9.34093096697771">
            <text:p>-9.340930967</text:p>
          </table:table-cell>
          <table:table-cell table:formula="of:=[.X157]*[.$U$2]+0.5*[.Q156]*POWER([.$U$2];2)+[.AF156]" office:value-type="float" office:value="-22.7536586196334">
            <text:p>-22.7536586196</text:p>
          </table:table-cell>
          <table:table-cell table:formula="of:=[.AG156]+[.Y157]*[.$U$2]" office:value-type="float" office:value="619.792188677608">
            <text:p>619.79</text:p>
          </table:table-cell>
          <table:table-cell table:formula="of:=[.AH156]+[.Z157]*[.$U$2]" office:value-type="float" office:value="-36.1646147718932">
            <text:p>-36.16</text:p>
          </table:table-cell>
          <table:table-cell table:formula="of:=[.AI156]+[.AA157]*[.$U$2]" office:value-type="float" office:value="4.19745162816407">
            <text:p>4.20</text:p>
          </table:table-cell>
        </table:table-row>
        <table:table-row table:style-name="ro1">
          <table:table-cell office:value-type="float" office:value="15884">
            <text:p>15884</text:p>
          </table:table-cell>
          <table:table-cell office:value-type="float" office:value="-4796">
            <text:p>-4796</text:p>
          </table:table-cell>
          <table:table-cell office:value-type="float" office:value="4560">
            <text:p>4560</text:p>
          </table:table-cell>
          <table:table-cell office:value-type="float" office:value="295">
            <text:p>295</text:p>
          </table:table-cell>
          <table:table-cell office:value-type="float" office:value="41">
            <text:p>41</text:p>
          </table:table-cell>
          <table:table-cell office:value-type="float" office:value="-600">
            <text:p>-600</text:p>
          </table:table-cell>
          <table:table-cell/>
          <table:table-cell table:formula="of:=[.A158]/16384-[.H$164]" office:value-type="float" office:value="0.0208536783854166">
            <text:p>0.02</text:p>
          </table:table-cell>
          <table:table-cell table:formula="of:=[.B158]/16384-[.I$164]" office:value-type="float" office:value="-0.0588480631510417">
            <text:p>-0.06</text:p>
          </table:table-cell>
          <table:table-cell table:formula="of:=[.C158]/16384-[.J$164]" office:value-type="float" office:value="0.059234619140625">
            <text:p>0.06</text:p>
          </table:table-cell>
          <table:table-cell table:formula="of:=[.D158]/131" office:value-type="float" office:value="2.25190839694656">
            <text:p>2.3</text:p>
          </table:table-cell>
          <table:table-cell table:formula="of:=[.E158]/131" office:value-type="float" office:value="0.312977099236641">
            <text:p>0.3</text:p>
          </table:table-cell>
          <table:table-cell table:formula="of:=[.F158]/131" office:value-type="float" office:value="-4.58015267175573">
            <text:p>-4.6</text:p>
          </table:table-cell>
          <table:table-cell/>
          <table:table-cell table:formula="of:=[.H158]-AVERAGE([.H134:.H158])" office:value-type="float" office:value="-0.0863574218749999">
            <text:p>-0.09</text:p>
          </table:table-cell>
          <table:table-cell table:formula="of:=[.I158]-AVERAGE([.I134:.I158])" office:value-type="float" office:value="0.023505859375">
            <text:p>0.02</text:p>
          </table:table-cell>
          <table:table-cell table:formula="of:=[.J158]-AVERAGE([.J134:.J158])" office:value-type="float" office:value="0.19171875">
            <text:p>0.19</text:p>
          </table:table-cell>
          <table:table-cell table:formula="of:=IF(ABS([.K158]-AVERAGE([.K$2:.K158])) &gt; 20;[.K158]-AVERAGE([.K$2:.K158]);0)" office:value-type="float" office:value="0">
            <text:p>0.00</text:p>
          </table:table-cell>
          <table:table-cell table:formula="of:=[.L158]-AVERAGE([.L134:.L158])" office:value-type="float" office:value="4.58870229007634">
            <text:p>4.59</text:p>
          </table:table-cell>
          <table:table-cell table:formula="of:=[.M158]-AVERAGE([.M134:.M158])" office:value-type="float" office:value="-10.0021374045802">
            <text:p>-10.00</text:p>
          </table:table-cell>
          <table:table-cell/>
          <table:table-cell table:formula="of:=[.V157]+[.O158]*[.$U$2]" office:value-type="float" office:value="0.423807237413196">
            <text:p>0.42</text:p>
          </table:table-cell>
          <table:table-cell table:formula="of:=[.W157]+[.P158]*[.$U$2]" office:value-type="float" office:value="-0.193844265407986">
            <text:p>-0.19</text:p>
          </table:table-cell>
          <table:table-cell table:formula="of:=[.X157]+[.Q158]*[.$U$2]" office:value-type="float" office:value="-0.498606991238064">
            <text:p>-0.50</text:p>
          </table:table-cell>
          <table:table-cell table:formula="of:=[.R158]" office:value-type="float" office:value="0">
            <text:p>0.0</text:p>
          </table:table-cell>
          <table:table-cell table:formula="of:=[.S158]" office:value-type="float" office:value="4.58870229007634">
            <text:p>4.6</text:p>
          </table:table-cell>
          <table:table-cell table:formula="of:=[.T158]" office:value-type="float" office:value="-10.0021374045802">
            <text:p>-10.0</text:p>
          </table:table-cell>
          <table:table-cell table:number-columns-repeated="2"/>
          <table:table-cell table:formula="of:=[.V158]*[.$U$2]+0.5*[.O157]*POWER([.$U$2];2)+[.AD157]" office:value-type="float" office:value="25.3479588487413">
            <text:p>25.3479588487</text:p>
          </table:table-cell>
          <table:table-cell table:formula="of:=[.W158]*[.$U$2]+0.5*[.P157]*POWER([.$U$2];2)+[.AE157]" office:value-type="float" office:value="-9.40743916829426">
            <text:p>-9.4074391683</text:p>
          </table:table-cell>
          <table:table-cell table:formula="of:=[.X158]*[.$U$2]+0.5*[.Q157]*POWER([.$U$2];2)+[.AF157]" office:value-type="float" office:value="-22.9151642269558">
            <text:p>-22.915164227</text:p>
          </table:table-cell>
          <table:table-cell table:formula="of:=[.AG157]+[.Y158]*[.$U$2]" office:value-type="float" office:value="619.792188677608">
            <text:p>619.79</text:p>
          </table:table-cell>
          <table:table-cell table:formula="of:=[.AH157]+[.Z158]*[.$U$2]" office:value-type="float" office:value="-34.6350473418677">
            <text:p>-34.64</text:p>
          </table:table-cell>
          <table:table-cell table:formula="of:=[.AI157]+[.AA158]*[.$U$2]" office:value-type="float" office:value="0.863405826637357">
            <text:p>0.86</text:p>
          </table:table-cell>
        </table:table-row>
        <table:table-row table:style-name="ro1">
          <table:table-cell office:value-type="float" office:value="18284">
            <text:p>18284</text:p>
          </table:table-cell>
          <table:table-cell office:value-type="float" office:value="-6356">
            <text:p>-6356</text:p>
          </table:table-cell>
          <table:table-cell office:value-type="float" office:value="6204">
            <text:p>6204</text:p>
          </table:table-cell>
          <table:table-cell office:value-type="float" office:value="-1330">
            <text:p>-1330</text:p>
          </table:table-cell>
          <table:table-cell office:value-type="float" office:value="1563">
            <text:p>1563</text:p>
          </table:table-cell>
          <table:table-cell office:value-type="float" office:value="231">
            <text:p>231</text:p>
          </table:table-cell>
          <table:table-cell/>
          <table:table-cell table:formula="of:=[.A159]/16384-[.H$164]" office:value-type="float" office:value="0.167338053385417">
            <text:p>0.17</text:p>
          </table:table-cell>
          <table:table-cell table:formula="of:=[.B159]/16384-[.I$164]" office:value-type="float" office:value="-0.154062906901042">
            <text:p>-0.15</text:p>
          </table:table-cell>
          <table:table-cell table:formula="of:=[.C159]/16384-[.J$164]" office:value-type="float" office:value="0.159576416015625">
            <text:p>0.16</text:p>
          </table:table-cell>
          <table:table-cell table:formula="of:=[.D159]/131" office:value-type="float" office:value="-10.1526717557252">
            <text:p>-10.2</text:p>
          </table:table-cell>
          <table:table-cell table:formula="of:=[.E159]/131" office:value-type="float" office:value="11.9312977099237">
            <text:p>11.9</text:p>
          </table:table-cell>
          <table:table-cell table:formula="of:=[.F159]/131" office:value-type="float" office:value="1.76335877862595">
            <text:p>1.8</text:p>
          </table:table-cell>
          <table:table-cell/>
          <table:table-cell table:formula="of:=[.H159]-AVERAGE([.H135:.H159])" office:value-type="float" office:value="0.07013671875">
            <text:p>0.07</text:p>
          </table:table-cell>
          <table:table-cell table:formula="of:=[.I159]-AVERAGE([.I135:.I159])" office:value-type="float" office:value="-0.0784765625">
            <text:p>-0.08</text:p>
          </table:table-cell>
          <table:table-cell table:formula="of:=[.J159]-AVERAGE([.J135:.J159])" office:value-type="float" office:value="0.27078125">
            <text:p>0.27</text:p>
          </table:table-cell>
          <table:table-cell table:formula="of:=IF(ABS([.K159]-AVERAGE([.K$2:.K159])) &gt; 20;[.K159]-AVERAGE([.K$2:.K159]);0)" office:value-type="float" office:value="-27.4063677650014">
            <text:p>-27.41</text:p>
          </table:table-cell>
          <table:table-cell table:formula="of:=[.L159]-AVERAGE([.L135:.L159])" office:value-type="float" office:value="24.4045801526718">
            <text:p>24.40</text:p>
          </table:table-cell>
          <table:table-cell table:formula="of:=[.M159]-AVERAGE([.M135:.M159])" office:value-type="float" office:value="2.38534351145038">
            <text:p>2.39</text:p>
          </table:table-cell>
          <table:table-cell/>
          <table:table-cell table:formula="of:=[.V158]+[.O159]*[.$U$2]" office:value-type="float" office:value="0.447186143663196">
            <text:p>0.45</text:p>
          </table:table-cell>
          <table:table-cell table:formula="of:=[.W158]+[.P159]*[.$U$2]" office:value-type="float" office:value="-0.220003119574653">
            <text:p>-0.22</text:p>
          </table:table-cell>
          <table:table-cell table:formula="of:=[.X158]+[.Q159]*[.$U$2]" office:value-type="float" office:value="-0.408346574571397">
            <text:p>-0.41</text:p>
          </table:table-cell>
          <table:table-cell table:formula="of:=[.R159]" office:value-type="float" office:value="-27.4063677650014">
            <text:p>-27.4</text:p>
          </table:table-cell>
          <table:table-cell table:formula="of:=[.S159]" office:value-type="float" office:value="24.4045801526718">
            <text:p>24.4</text:p>
          </table:table-cell>
          <table:table-cell table:formula="of:=[.T159]" office:value-type="float" office:value="2.38534351145038">
            <text:p>2.4</text:p>
          </table:table-cell>
          <table:table-cell table:number-columns-repeated="2"/>
          <table:table-cell table:formula="of:=[.V159]*[.$U$2]+0.5*[.O158]*POWER([.$U$2];2)+[.AD158]" office:value-type="float" office:value="25.4922232620805">
            <text:p>25.4922232621</text:p>
          </table:table-cell>
          <table:table-cell table:formula="of:=[.W159]*[.$U$2]+0.5*[.P158]*POWER([.$U$2];2)+[.AE158]" office:value-type="float" office:value="-9.47946766040942">
            <text:p>-9.4794676604</text:p>
          </table:table-cell>
          <table:table-cell table:formula="of:=[.X159]*[.$U$2]+0.5*[.Q158]*POWER([.$U$2];2)+[.AF158]" office:value-type="float" office:value="-23.0406287101463">
            <text:p>-23.0406287101</text:p>
          </table:table-cell>
          <table:table-cell table:formula="of:=[.AG158]+[.Y159]*[.$U$2]" office:value-type="float" office:value="610.656732755941">
            <text:p>610.66</text:p>
          </table:table-cell>
          <table:table-cell table:formula="of:=[.AH158]+[.Z159]*[.$U$2]" office:value-type="float" office:value="-26.5001872909772">
            <text:p>-26.50</text:p>
          </table:table-cell>
          <table:table-cell table:formula="of:=[.AI158]+[.AA159]*[.$U$2]" office:value-type="float" office:value="1.65852033045415">
            <text:p>1.66</text:p>
          </table:table-cell>
        </table:table-row>
        <table:table-row table:style-name="ro1">
          <table:table-cell office:value-type="float" office:value="14548">
            <text:p>14548</text:p>
          </table:table-cell>
          <table:table-cell office:value-type="float" office:value="-5720">
            <text:p>-5720</text:p>
          </table:table-cell>
          <table:table-cell office:value-type="float" office:value="5868">
            <text:p>5868</text:p>
          </table:table-cell>
          <table:table-cell office:value-type="float" office:value="-257">
            <text:p>-257</text:p>
          </table:table-cell>
          <table:table-cell office:value-type="float" office:value="568">
            <text:p>568</text:p>
          </table:table-cell>
          <table:table-cell office:value-type="float" office:value="397">
            <text:p>397</text:p>
          </table:table-cell>
          <table:table-cell/>
          <table:table-cell table:formula="of:=[.A160]/16384-[.H$164]" office:value-type="float" office:value="-0.0606892903645834">
            <text:p>-0.06</text:p>
          </table:table-cell>
          <table:table-cell table:formula="of:=[.B160]/16384-[.I$164]" office:value-type="float" office:value="-0.115244547526042">
            <text:p>-0.12</text:p>
          </table:table-cell>
          <table:table-cell table:formula="of:=[.C160]/16384-[.J$164]" office:value-type="float" office:value="0.139068603515625">
            <text:p>0.14</text:p>
          </table:table-cell>
          <table:table-cell table:formula="of:=[.D160]/131" office:value-type="float" office:value="-1.9618320610687">
            <text:p>-2.0</text:p>
          </table:table-cell>
          <table:table-cell table:formula="of:=[.E160]/131" office:value-type="float" office:value="4.33587786259542">
            <text:p>4.3</text:p>
          </table:table-cell>
          <table:table-cell table:formula="of:=[.F160]/131" office:value-type="float" office:value="3.03053435114504">
            <text:p>3.0</text:p>
          </table:table-cell>
          <table:table-cell/>
          <table:table-cell table:formula="of:=[.H160]-AVERAGE([.H136:.H160])" office:value-type="float" office:value="-0.14865234375">
            <text:p>-0.15</text:p>
          </table:table-cell>
          <table:table-cell table:formula="of:=[.I160]-AVERAGE([.I136:.I160])" office:value-type="float" office:value="-0.02908203125">
            <text:p>-0.03</text:p>
          </table:table-cell>
          <table:table-cell table:formula="of:=[.J160]-AVERAGE([.J136:.J160])" office:value-type="float" office:value="0.244423828125">
            <text:p>0.24</text:p>
          </table:table-cell>
          <table:table-cell table:formula="of:=IF(ABS([.K160]-AVERAGE([.K$2:.K160])) &gt; 20;[.K160]-AVERAGE([.K$2:.K160]);0)" office:value-type="float" office:value="0">
            <text:p>0.00</text:p>
          </table:table-cell>
          <table:table-cell table:formula="of:=[.L160]-AVERAGE([.L136:.L160])" office:value-type="float" office:value="13.5569465648855">
            <text:p>13.56</text:p>
          </table:table-cell>
          <table:table-cell table:formula="of:=[.M160]-AVERAGE([.M136:.M160])" office:value-type="float" office:value="3.36793893129771">
            <text:p>3.37</text:p>
          </table:table-cell>
          <table:table-cell/>
          <table:table-cell table:formula="of:=[.V159]+[.O160]*[.$U$2]" office:value-type="float" office:value="0.397635362413196">
            <text:p>0.40</text:p>
          </table:table-cell>
          <table:table-cell table:formula="of:=[.W159]+[.P160]*[.$U$2]" office:value-type="float" office:value="-0.22969712999132">
            <text:p>-0.23</text:p>
          </table:table-cell>
          <table:table-cell table:formula="of:=[.X159]+[.Q160]*[.$U$2]" office:value-type="float" office:value="-0.326871965196397">
            <text:p>-0.33</text:p>
          </table:table-cell>
          <table:table-cell table:formula="of:=[.R160]" office:value-type="float" office:value="0">
            <text:p>0.0</text:p>
          </table:table-cell>
          <table:table-cell table:formula="of:=[.S160]" office:value-type="float" office:value="13.5569465648855">
            <text:p>13.6</text:p>
          </table:table-cell>
          <table:table-cell table:formula="of:=[.T160]" office:value-type="float" office:value="3.36793893129771">
            <text:p>3.4</text:p>
          </table:table-cell>
          <table:table-cell table:number-columns-repeated="2"/>
          <table:table-cell table:formula="of:=[.V160]*[.$U$2]+0.5*[.O159]*POWER([.$U$2];2)+[.AD159]" office:value-type="float" office:value="25.6286648672599">
            <text:p>25.6286648673</text:p>
          </table:table-cell>
          <table:table-cell table:formula="of:=[.W160]*[.$U$2]+0.5*[.P159]*POWER([.$U$2];2)+[.AE159]" office:value-type="float" office:value="-9.56039317943431">
            <text:p>-9.5603931794</text:p>
          </table:table-cell>
          <table:table-cell table:formula="of:=[.X160]*[.$U$2]+0.5*[.Q159]*POWER([.$U$2];2)+[.AF159]" office:value-type="float" office:value="-23.1345426291006">
            <text:p>-23.1345426291</text:p>
          </table:table-cell>
          <table:table-cell table:formula="of:=[.AG159]+[.Y160]*[.$U$2]" office:value-type="float" office:value="610.656732755941">
            <text:p>610.66</text:p>
          </table:table-cell>
          <table:table-cell table:formula="of:=[.AH159]+[.Z160]*[.$U$2]" office:value-type="float" office:value="-21.981205102682">
            <text:p>-21.98</text:p>
          </table:table-cell>
          <table:table-cell table:formula="of:=[.AI159]+[.AA160]*[.$U$2]" office:value-type="float" office:value="2.78116664088672">
            <text:p>2.78</text:p>
          </table:table-cell>
        </table:table-row>
        <table:table-row table:style-name="ro1">
          <table:table-cell office:value-type="float" office:value="14668">
            <text:p>14668</text:p>
          </table:table-cell>
          <table:table-cell office:value-type="float" office:value="-5244">
            <text:p>-5244</text:p>
          </table:table-cell>
          <table:table-cell office:value-type="float" office:value="5816">
            <text:p>5816</text:p>
          </table:table-cell>
          <table:table-cell office:value-type="float" office:value="72">
            <text:p>72</text:p>
          </table:table-cell>
          <table:table-cell office:value-type="float" office:value="-187">
            <text:p>-187</text:p>
          </table:table-cell>
          <table:table-cell office:value-type="float" office:value="140">
            <text:p>140</text:p>
          </table:table-cell>
          <table:table-cell/>
          <table:table-cell table:formula="of:=[.A161]/16384-[.H$164]" office:value-type="float" office:value="-0.0533650716145834">
            <text:p>-0.05</text:p>
          </table:table-cell>
          <table:table-cell table:formula="of:=[.B161]/16384-[.I$164]" office:value-type="float" office:value="-0.0861918131510417">
            <text:p>-0.09</text:p>
          </table:table-cell>
          <table:table-cell table:formula="of:=[.C161]/16384-[.J$164]" office:value-type="float" office:value="0.135894775390625">
            <text:p>0.14</text:p>
          </table:table-cell>
          <table:table-cell table:formula="of:=[.D161]/131" office:value-type="float" office:value="0.549618320610687">
            <text:p>0.5</text:p>
          </table:table-cell>
          <table:table-cell table:formula="of:=[.E161]/131" office:value-type="float" office:value="-1.42748091603053">
            <text:p>-1.4</text:p>
          </table:table-cell>
          <table:table-cell table:formula="of:=[.F161]/131" office:value-type="float" office:value="1.06870229007634">
            <text:p>1.1</text:p>
          </table:table-cell>
          <table:table-cell/>
          <table:table-cell table:formula="of:=[.H161]-AVERAGE([.H137:.H161])" office:value-type="float" office:value="-0.13998046875">
            <text:p>-0.14</text:p>
          </table:table-cell>
          <table:table-cell table:formula="of:=[.I161]-AVERAGE([.I137:.I161])" office:value-type="float" office:value="0.000478515624999981">
            <text:p>0.00</text:p>
          </table:table-cell>
          <table:table-cell table:formula="of:=[.J161]-AVERAGE([.J137:.J161])" office:value-type="float" office:value="0.23529296875">
            <text:p>0.24</text:p>
          </table:table-cell>
          <table:table-cell table:formula="of:=IF(ABS([.K161]-AVERAGE([.K$2:.K161])) &gt; 20;[.K161]-AVERAGE([.K$2:.K161]);0)" office:value-type="float" office:value="0">
            <text:p>0.00</text:p>
          </table:table-cell>
          <table:table-cell table:formula="of:=[.L161]-AVERAGE([.L137:.L161])" office:value-type="float" office:value="4.14961832061069">
            <text:p>4.15</text:p>
          </table:table-cell>
          <table:table-cell table:formula="of:=[.M161]-AVERAGE([.M137:.M161])" office:value-type="float" office:value="-0.386259541984732">
            <text:p>-0.39</text:p>
          </table:table-cell>
          <table:table-cell/>
          <table:table-cell table:formula="of:=[.V160]+[.O161]*[.$U$2]" office:value-type="float" office:value="0.350975206163196">
            <text:p>0.35</text:p>
          </table:table-cell>
          <table:table-cell table:formula="of:=[.W160]+[.P161]*[.$U$2]" office:value-type="float" office:value="-0.229537624782986">
            <text:p>-0.23</text:p>
          </table:table-cell>
          <table:table-cell table:formula="of:=[.X160]+[.Q161]*[.$U$2]" office:value-type="float" office:value="-0.248440975613064">
            <text:p>-0.25</text:p>
          </table:table-cell>
          <table:table-cell table:formula="of:=[.R161]" office:value-type="float" office:value="0">
            <text:p>0.0</text:p>
          </table:table-cell>
          <table:table-cell table:formula="of:=[.S161]" office:value-type="float" office:value="4.14961832061069">
            <text:p>4.1</text:p>
          </table:table-cell>
          <table:table-cell table:formula="of:=[.T161]" office:value-type="float" office:value="-0.386259541984732">
            <text:p>-0.4</text:p>
          </table:table-cell>
          <table:table-cell table:number-columns-repeated="2"/>
          <table:table-cell table:formula="of:=[.V161]*[.$U$2]+0.5*[.O160]*POWER([.$U$2];2)+[.AD160]" office:value-type="float" office:value="25.7373981391059">
            <text:p>25.7373981391</text:p>
          </table:table-cell>
          <table:table-cell table:formula="of:=[.W161]*[.$U$2]+0.5*[.P160]*POWER([.$U$2];2)+[.AE160]" office:value-type="float" office:value="-9.63852138943141">
            <text:p>-9.6385213894</text:p>
          </table:table-cell>
          <table:table-cell table:formula="of:=[.X161]*[.$U$2]+0.5*[.Q160]*POWER([.$U$2];2)+[.AF160]" office:value-type="float" office:value="-23.2037771860758">
            <text:p>-23.2037771861</text:p>
          </table:table-cell>
          <table:table-cell table:formula="of:=[.AG160]+[.Y161]*[.$U$2]" office:value-type="float" office:value="610.656732755941">
            <text:p>610.66</text:p>
          </table:table-cell>
          <table:table-cell table:formula="of:=[.AH160]+[.Z161]*[.$U$2]" office:value-type="float" office:value="-20.5979989958118">
            <text:p>-20.60</text:p>
          </table:table-cell>
          <table:table-cell table:formula="of:=[.AI160]+[.AA161]*[.$U$2]" office:value-type="float" office:value="2.65241346022514">
            <text:p>2.65</text:p>
          </table:table-cell>
        </table:table-row>
        <table:table-row table:style-name="ro1">
          <table:table-cell office:value-type="float" office:value="14848">
            <text:p>14848</text:p>
          </table:table-cell>
          <table:table-cell office:value-type="float" office:value="-5340">
            <text:p>-5340</text:p>
          </table:table-cell>
          <table:table-cell office:value-type="float" office:value="5436">
            <text:p>5436</text:p>
          </table:table-cell>
          <table:table-cell office:value-type="float" office:value="96">
            <text:p>96</text:p>
          </table:table-cell>
          <table:table-cell office:value-type="float" office:value="-472">
            <text:p>-472</text:p>
          </table:table-cell>
          <table:table-cell office:value-type="float" office:value="236">
            <text:p>236</text:p>
          </table:table-cell>
          <table:table-cell/>
          <table:table-cell table:formula="of:=[.A162]/16384-[.H$164]" office:value-type="float" office:value="-0.0423787434895834">
            <text:p>-0.04</text:p>
          </table:table-cell>
          <table:table-cell table:formula="of:=[.B162]/16384-[.I$164]" office:value-type="float" office:value="-0.0920511881510417">
            <text:p>-0.09</text:p>
          </table:table-cell>
          <table:table-cell table:formula="of:=[.C162]/16384-[.J$164]" office:value-type="float" office:value="0.112701416015625">
            <text:p>0.11</text:p>
          </table:table-cell>
          <table:table-cell table:formula="of:=[.D162]/131" office:value-type="float" office:value="0.732824427480916">
            <text:p>0.7</text:p>
          </table:table-cell>
          <table:table-cell table:formula="of:=[.E162]/131" office:value-type="float" office:value="-3.6030534351145">
            <text:p>-3.6</text:p>
          </table:table-cell>
          <table:table-cell table:formula="of:=[.F162]/131" office:value-type="float" office:value="1.80152671755725">
            <text:p>1.8</text:p>
          </table:table-cell>
          <table:table-cell/>
          <table:table-cell table:formula="of:=[.H162]-AVERAGE([.H138:.H162])" office:value-type="float" office:value="-0.148818359375">
            <text:p>-0.15</text:p>
          </table:table-cell>
          <table:table-cell table:formula="of:=[.I162]-AVERAGE([.I138:.I162])" office:value-type="float" office:value="-0.013251953125">
            <text:p>-0.01</text:p>
          </table:table-cell>
          <table:table-cell table:formula="of:=[.J162]-AVERAGE([.J138:.J162])" office:value-type="float" office:value="0.1946484375">
            <text:p>0.19</text:p>
          </table:table-cell>
          <table:table-cell table:formula="of:=IF(ABS([.K162]-AVERAGE([.K$2:.K162])) &gt; 20;[.K162]-AVERAGE([.K$2:.K162]);0)" office:value-type="float" office:value="0">
            <text:p>0.00</text:p>
          </table:table-cell>
          <table:table-cell table:formula="of:=[.L162]-AVERAGE([.L138:.L162])" office:value-type="float" office:value="4.84641221374046">
            <text:p>4.85</text:p>
          </table:table-cell>
          <table:table-cell table:formula="of:=[.M162]-AVERAGE([.M138:.M162])" office:value-type="float" office:value="0.149618320610687">
            <text:p>0.15</text:p>
          </table:table-cell>
          <table:table-cell/>
          <table:table-cell table:formula="of:=[.V161]+[.O162]*[.$U$2]" office:value-type="float" office:value="0.301369086371529">
            <text:p>0.30</text:p>
          </table:table-cell>
          <table:table-cell table:formula="of:=[.W161]+[.P162]*[.$U$2]" office:value-type="float" office:value="-0.23395494249132">
            <text:p>-0.23</text:p>
          </table:table-cell>
          <table:table-cell table:formula="of:=[.X161]+[.Q162]*[.$U$2]" office:value-type="float" office:value="-0.183558163113064">
            <text:p>-0.18</text:p>
          </table:table-cell>
          <table:table-cell table:formula="of:=[.R162]" office:value-type="float" office:value="0">
            <text:p>0.0</text:p>
          </table:table-cell>
          <table:table-cell table:formula="of:=[.S162]" office:value-type="float" office:value="4.84641221374046">
            <text:p>4.8</text:p>
          </table:table-cell>
          <table:table-cell table:formula="of:=[.T162]" office:value-type="float" office:value="0.149618320610687">
            <text:p>0.1</text:p>
          </table:table-cell>
          <table:table-cell table:number-columns-repeated="2"/>
          <table:table-cell table:formula="of:=[.V162]*[.$U$2]+0.5*[.O161]*POWER([.$U$2];2)+[.AD161]" office:value-type="float" office:value="25.8300778085214">
            <text:p>25.8300778085</text:p>
          </table:table-cell>
          <table:table-cell table:formula="of:=[.W162]*[.$U$2]+0.5*[.P161]*POWER([.$U$2];2)+[.AE161]" office:value-type="float" office:value="-9.71647978606046">
            <text:p>-9.7164797861</text:p>
          </table:table-cell>
          <table:table-cell table:formula="of:=[.X162]*[.$U$2]+0.5*[.Q161]*POWER([.$U$2];2)+[.AF161]" office:value-type="float" office:value="-23.2518914088496">
            <text:p>-23.2518914088</text:p>
          </table:table-cell>
          <table:table-cell table:formula="of:=[.AG161]+[.Y162]*[.$U$2]" office:value-type="float" office:value="610.656732755941">
            <text:p>610.66</text:p>
          </table:table-cell>
          <table:table-cell table:formula="of:=[.AH161]+[.Z162]*[.$U$2]" office:value-type="float" office:value="-18.9825282578983">
            <text:p>-18.98</text:p>
          </table:table-cell>
          <table:table-cell table:formula="of:=[.AI161]+[.AA162]*[.$U$2]" office:value-type="float" office:value="2.70228623376204">
            <text:p>2.70</text:p>
          </table:table-cell>
        </table:table-row>
        <table:table-row table:style-name="ro1">
          <table:table-cell table:number-columns-repeated="7"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7"/>
          <table:table-cell table:formula="of:=AVERAGE([.A2:.A25])/16384" office:value-type="float" office:value="0.948628743489583">
            <text:p>0.95</text:p>
          </table:table-cell>
          <table:table-cell table:formula="of:=AVERAGE([.B2:.B25])/16384" office:value-type="float" office:value="-0.233876546223958">
            <text:p>-0.23</text:p>
          </table:table-cell>
          <table:table-cell table:formula="of:=AVERAGE([.C2:.C25])/16384" office:value-type="float" office:value="0.219085693359375">
            <text:p>0.22</text:p>
          </table:table-cell>
          <table:table-cell table:style-name="ce1" table:formula="of:=AVERAGE([.K2:.K25])" office:value-type="float" office:value="1.31552162849873">
            <text:p>1.32</text:p>
          </table:table-cell>
          <table:table-cell table:style-name="ce1" table:formula="of:=AVERAGE([.L2:.L25])" office:value-type="float" office:value="-1.37150127226463">
            <text:p>-1.37</text:p>
          </table:table-cell>
          <table:table-cell table:style-name="ce1" table:formula="of:=AVERAGE([.M2:.M25])" office:value-type="float" office:value="1.48727735368957">
            <text:p>1.49</text:p>
          </table:table-cell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12/19/2014</text:date>, <text:time>23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ir Patel</meta:initial-creator>
    <meta:creation-date>2014-12-18T16:38:49</meta:creation-date>
    <dc:date>2014-12-19T23:59:54</dc:date>
    <dc:creator>Samir Patel</dc:creator>
    <meta:editing-duration>PT10H48M37S</meta:editing-duration>
    <meta:editing-cycles>13</meta:editing-cycles>
    <meta:generator>OpenOffice/4.1.1$Unix OpenOffice.org_project/411m6$Build-9775</meta:generator>
    <meta:document-statistic meta:table-count="3" meta:cell-count="9249" meta:object-count="0"/>
  </office:meta>
</office:document-meta>
</file>